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=900" style:apply-style-name="Error" style:base-cell-address="'docker-log-2018-08-27'.B3"/>
      <style:map style:condition="cell-content()=MIN([.$B3:.$F3])" style:apply-style-name="Accent" style:base-cell-address="'docker-log-2018-08-27'.B3"/>
    </style:style>
    <style:style style:name="ce336" style:family="table-cell" style:parent-style-name="Default">
      <style:map style:condition="cell-content()&gt;=900" style:apply-style-name="Error" style:base-cell-address="'docker-log-2018-08-27'.B4"/>
      <style:map style:condition="cell-content()=MIN([.$B4:.$F4])" style:apply-style-name="Accent" style:base-cell-address="'docker-log-2018-08-27'.B4"/>
    </style:style>
    <style:style style:name="ce337" style:family="table-cell" style:parent-style-name="Default">
      <style:map style:condition="cell-content()&gt;=900" style:apply-style-name="Error" style:base-cell-address="'docker-log-2018-08-27'.B5"/>
      <style:map style:condition="cell-content()=MIN([.$B5:.$F5])" style:apply-style-name="Accent" style:base-cell-address="'docker-log-2018-08-27'.B5"/>
    </style:style>
    <style:style style:name="ce338" style:family="table-cell" style:parent-style-name="Default">
      <style:map style:condition="cell-content()&gt;=900" style:apply-style-name="Error" style:base-cell-address="'docker-log-2018-08-27'.B6"/>
      <style:map style:condition="cell-content()=MIN([.$B6:.$F6])" style:apply-style-name="Accent" style:base-cell-address="'docker-log-2018-08-27'.B6"/>
    </style:style>
    <style:style style:name="ce339" style:family="table-cell" style:parent-style-name="Default">
      <style:map style:condition="cell-content()&gt;=900" style:apply-style-name="Error" style:base-cell-address="'docker-log-2018-08-27'.B7"/>
      <style:map style:condition="cell-content()=MIN([.$B7:.$F7])" style:apply-style-name="Accent" style:base-cell-address="'docker-log-2018-08-27'.B7"/>
    </style:style>
    <style:style style:name="ce340" style:family="table-cell" style:parent-style-name="Default">
      <style:map style:condition="cell-content()&gt;=900" style:apply-style-name="Error" style:base-cell-address="'docker-log-2018-08-27'.B8"/>
      <style:map style:condition="cell-content()=MIN([.$B8:.$F8])" style:apply-style-name="Accent" style:base-cell-address="'docker-log-2018-08-27'.B8"/>
    </style:style>
    <style:style style:name="ce341" style:family="table-cell" style:parent-style-name="Default">
      <style:map style:condition="cell-content()&gt;=900" style:apply-style-name="Error" style:base-cell-address="'docker-log-2018-08-27'.B9"/>
      <style:map style:condition="cell-content()=MIN([.$B9:.$F9])" style:apply-style-name="Accent" style:base-cell-address="'docker-log-2018-08-27'.B9"/>
    </style:style>
    <style:style style:name="ce342" style:family="table-cell" style:parent-style-name="Default">
      <style:map style:condition="cell-content()&gt;=900" style:apply-style-name="Error" style:base-cell-address="'docker-log-2018-08-27'.B10"/>
      <style:map style:condition="cell-content()=MIN([.$B10:.$F10])" style:apply-style-name="Accent" style:base-cell-address="'docker-log-2018-08-27'.B10"/>
    </style:style>
    <style:style style:name="ce343" style:family="table-cell" style:parent-style-name="Default">
      <style:map style:condition="cell-content()&gt;=900" style:apply-style-name="Error" style:base-cell-address="'docker-log-2018-08-27'.B11"/>
      <style:map style:condition="cell-content()=MIN([.$B11:.$F11])" style:apply-style-name="Accent" style:base-cell-address="'docker-log-2018-08-27'.B11"/>
    </style:style>
    <style:style style:name="ce344" style:family="table-cell" style:parent-style-name="Default">
      <style:map style:condition="cell-content()&gt;=900" style:apply-style-name="Error" style:base-cell-address="'docker-log-2018-08-27'.B12"/>
      <style:map style:condition="cell-content()=MIN([.$B12:.$F12])" style:apply-style-name="Accent" style:base-cell-address="'docker-log-2018-08-27'.B12"/>
    </style:style>
    <style:style style:name="ce345" style:family="table-cell" style:parent-style-name="Default">
      <style:map style:condition="cell-content()&gt;=900" style:apply-style-name="Error" style:base-cell-address="'docker-log-2018-08-27'.B13"/>
      <style:map style:condition="cell-content()=MIN([.$B13:.$F13])" style:apply-style-name="Accent" style:base-cell-address="'docker-log-2018-08-27'.B13"/>
    </style:style>
    <style:style style:name="ce346" style:family="table-cell" style:parent-style-name="Default">
      <style:map style:condition="cell-content()&gt;=900" style:apply-style-name="Error" style:base-cell-address="'docker-log-2018-08-27'.B14"/>
      <style:map style:condition="cell-content()=MIN([.$B14:.$F14])" style:apply-style-name="Accent" style:base-cell-address="'docker-log-2018-08-27'.B14"/>
    </style:style>
    <style:style style:name="ce347" style:family="table-cell" style:parent-style-name="Default">
      <style:map style:condition="cell-content()&gt;=900" style:apply-style-name="Error" style:base-cell-address="'docker-log-2018-08-27'.B15"/>
      <style:map style:condition="cell-content()=MIN([.$B15:.$F15])" style:apply-style-name="Accent" style:base-cell-address="'docker-log-2018-08-27'.B15"/>
    </style:style>
    <style:style style:name="ce348" style:family="table-cell" style:parent-style-name="Default">
      <style:map style:condition="cell-content()&gt;=900" style:apply-style-name="Error" style:base-cell-address="'docker-log-2018-08-27'.B16"/>
      <style:map style:condition="cell-content()=MIN([.$B16:.$F16])" style:apply-style-name="Accent" style:base-cell-address="'docker-log-2018-08-27'.B16"/>
    </style:style>
    <style:style style:name="ce349" style:family="table-cell" style:parent-style-name="Default">
      <style:map style:condition="cell-content()&gt;=900" style:apply-style-name="Error" style:base-cell-address="'docker-log-2018-08-27'.B17"/>
      <style:map style:condition="cell-content()=MIN([.$B17:.$F17])" style:apply-style-name="Accent" style:base-cell-address="'docker-log-2018-08-27'.B17"/>
    </style:style>
    <style:style style:name="ce350" style:family="table-cell" style:parent-style-name="Default">
      <style:map style:condition="cell-content()&gt;=900" style:apply-style-name="Error" style:base-cell-address="'docker-log-2018-08-27'.B18"/>
      <style:map style:condition="cell-content()=MIN([.$B18:.$F18])" style:apply-style-name="Accent" style:base-cell-address="'docker-log-2018-08-27'.B18"/>
    </style:style>
    <style:style style:name="ce351" style:family="table-cell" style:parent-style-name="Default">
      <style:map style:condition="cell-content()&gt;=900" style:apply-style-name="Error" style:base-cell-address="'docker-log-2018-08-27'.B19"/>
      <style:map style:condition="cell-content()=MIN([.$B19:.$F19])" style:apply-style-name="Accent" style:base-cell-address="'docker-log-2018-08-27'.B19"/>
    </style:style>
    <style:style style:name="ce352" style:family="table-cell" style:parent-style-name="Default">
      <style:map style:condition="cell-content()&gt;=900" style:apply-style-name="Error" style:base-cell-address="'docker-log-2018-08-27'.B20"/>
      <style:map style:condition="cell-content()=MIN([.$B20:.$F20])" style:apply-style-name="Accent" style:base-cell-address="'docker-log-2018-08-27'.B20"/>
    </style:style>
    <style:style style:name="ce353" style:family="table-cell" style:parent-style-name="Default">
      <style:map style:condition="cell-content()&gt;=900" style:apply-style-name="Error" style:base-cell-address="'docker-log-2018-08-27'.B21"/>
      <style:map style:condition="cell-content()=MIN([.$B21:.$F21])" style:apply-style-name="Accent" style:base-cell-address="'docker-log-2018-08-27'.B21"/>
    </style:style>
    <style:style style:name="ce354" style:family="table-cell" style:parent-style-name="Default">
      <style:map style:condition="cell-content()&gt;=900" style:apply-style-name="Error" style:base-cell-address="'docker-log-2018-08-27'.B22"/>
      <style:map style:condition="cell-content()=MIN([.$B22:.$F22])" style:apply-style-name="Accent" style:base-cell-address="'docker-log-2018-08-27'.B22"/>
    </style:style>
    <style:style style:name="ce355" style:family="table-cell" style:parent-style-name="Default">
      <style:map style:condition="cell-content()&gt;=900" style:apply-style-name="Error" style:base-cell-address="'docker-log-2018-08-27'.B23"/>
      <style:map style:condition="cell-content()=MIN([.$B23:.$F23])" style:apply-style-name="Accent" style:base-cell-address="'docker-log-2018-08-27'.B23"/>
    </style:style>
    <style:style style:name="ce356" style:family="table-cell" style:parent-style-name="Default">
      <style:map style:condition="cell-content()&gt;=900" style:apply-style-name="Error" style:base-cell-address="'docker-log-2018-08-27'.B24"/>
      <style:map style:condition="cell-content()=MIN([.$B24:.$F24])" style:apply-style-name="Accent" style:base-cell-address="'docker-log-2018-08-27'.B24"/>
    </style:style>
    <style:style style:name="ce357" style:family="table-cell" style:parent-style-name="Default">
      <style:map style:condition="cell-content()&gt;=900" style:apply-style-name="Error" style:base-cell-address="'docker-log-2018-08-27'.B25"/>
      <style:map style:condition="cell-content()=MIN([.$B25:.$F25])" style:apply-style-name="Accent" style:base-cell-address="'docker-log-2018-08-27'.B25"/>
    </style:style>
    <style:style style:name="ce358" style:family="table-cell" style:parent-style-name="Default">
      <style:map style:condition="cell-content()&gt;=900" style:apply-style-name="Error" style:base-cell-address="'docker-log-2018-08-27'.B26"/>
      <style:map style:condition="cell-content()=MIN([.$B26:.$F26])" style:apply-style-name="Accent" style:base-cell-address="'docker-log-2018-08-27'.B26"/>
    </style:style>
    <style:style style:name="ce359" style:family="table-cell" style:parent-style-name="Default">
      <style:map style:condition="cell-content()&gt;=900" style:apply-style-name="Error" style:base-cell-address="'docker-log-2018-08-27'.B27"/>
      <style:map style:condition="cell-content()=MIN([.$B27:.$F27])" style:apply-style-name="Accent" style:base-cell-address="'docker-log-2018-08-27'.B27"/>
    </style:style>
    <style:style style:name="ce360" style:family="table-cell" style:parent-style-name="Default">
      <style:map style:condition="cell-content()&gt;=900" style:apply-style-name="Error" style:base-cell-address="'docker-log-2018-08-27'.B28"/>
      <style:map style:condition="cell-content()=MIN([.$B28:.$F28])" style:apply-style-name="Accent" style:base-cell-address="'docker-log-2018-08-27'.B28"/>
    </style:style>
    <style:style style:name="ce361" style:family="table-cell" style:parent-style-name="Default">
      <style:map style:condition="cell-content()&gt;=900" style:apply-style-name="Error" style:base-cell-address="'docker-log-2018-08-27'.B29"/>
      <style:map style:condition="cell-content()=MIN([.$B29:.$F29])" style:apply-style-name="Accent" style:base-cell-address="'docker-log-2018-08-27'.B29"/>
    </style:style>
    <style:style style:name="ce362" style:family="table-cell" style:parent-style-name="Default">
      <style:map style:condition="cell-content()&gt;=900" style:apply-style-name="Error" style:base-cell-address="'docker-log-2018-08-27'.B30"/>
      <style:map style:condition="cell-content()=MIN([.$B30:.$F30])" style:apply-style-name="Accent" style:base-cell-address="'docker-log-2018-08-27'.B30"/>
    </style:style>
    <style:style style:name="ce363" style:family="table-cell" style:parent-style-name="Default">
      <style:map style:condition="cell-content()&gt;=900" style:apply-style-name="Error" style:base-cell-address="'docker-log-2018-08-27'.B31"/>
      <style:map style:condition="cell-content()=MIN([.$B31:.$F31])" style:apply-style-name="Accent" style:base-cell-address="'docker-log-2018-08-27'.B31"/>
    </style:style>
    <style:style style:name="ce364" style:family="table-cell" style:parent-style-name="Default">
      <style:map style:condition="cell-content()&gt;=900" style:apply-style-name="Error" style:base-cell-address="'docker-log-2018-08-27'.B32"/>
      <style:map style:condition="cell-content()=MIN([.$B32:.$F32])" style:apply-style-name="Accent" style:base-cell-address="'docker-log-2018-08-27'.B32"/>
    </style:style>
    <style:style style:name="ce365" style:family="table-cell" style:parent-style-name="Default">
      <style:map style:condition="cell-content()&gt;=900" style:apply-style-name="Error" style:base-cell-address="'docker-log-2018-08-27'.B33"/>
      <style:map style:condition="cell-content()=MIN([.$B33:.$F33])" style:apply-style-name="Accent" style:base-cell-address="'docker-log-2018-08-27'.B33"/>
    </style:style>
    <style:style style:name="ce366" style:family="table-cell" style:parent-style-name="Default">
      <style:map style:condition="cell-content()&gt;=900" style:apply-style-name="Error" style:base-cell-address="'docker-log-2018-08-27'.B34"/>
      <style:map style:condition="cell-content()=MIN([.$B34:.$F34])" style:apply-style-name="Accent" style:base-cell-address="'docker-log-2018-08-27'.B34"/>
    </style:style>
    <style:style style:name="ce367" style:family="table-cell" style:parent-style-name="Default">
      <style:map style:condition="cell-content()&gt;=900" style:apply-style-name="Error" style:base-cell-address="'docker-log-2018-08-27'.B35"/>
      <style:map style:condition="cell-content()=MIN([.$B35:.$F35])" style:apply-style-name="Accent" style:base-cell-address="'docker-log-2018-08-27'.B35"/>
    </style:style>
    <style:style style:name="ce368" style:family="table-cell" style:parent-style-name="Default">
      <style:map style:condition="cell-content()&gt;=900" style:apply-style-name="Error" style:base-cell-address="'docker-log-2018-08-27'.B36"/>
      <style:map style:condition="cell-content()=MIN([.$B36:.$F36])" style:apply-style-name="Accent" style:base-cell-address="'docker-log-2018-08-27'.B36"/>
    </style:style>
    <style:style style:name="ce369" style:family="table-cell" style:parent-style-name="Default">
      <style:map style:condition="cell-content()&gt;=900" style:apply-style-name="Error" style:base-cell-address="'docker-log-2018-08-27'.B37"/>
      <style:map style:condition="cell-content()=MIN([.$B37:.$F37])" style:apply-style-name="Accent" style:base-cell-address="'docker-log-2018-08-27'.B37"/>
    </style:style>
    <style:style style:name="ce370" style:family="table-cell" style:parent-style-name="Default">
      <style:map style:condition="cell-content()&gt;=900" style:apply-style-name="Error" style:base-cell-address="'docker-log-2018-08-27'.B38"/>
      <style:map style:condition="cell-content()=MIN([.$B38:.$F38])" style:apply-style-name="Accent" style:base-cell-address="'docker-log-2018-08-27'.B38"/>
    </style:style>
    <style:style style:name="ce371" style:family="table-cell" style:parent-style-name="Default">
      <style:map style:condition="cell-content()&gt;=900" style:apply-style-name="Error" style:base-cell-address="'docker-log-2018-08-27'.B39"/>
      <style:map style:condition="cell-content()=MIN([.$B39:.$F39])" style:apply-style-name="Accent" style:base-cell-address="'docker-log-2018-08-27'.B39"/>
    </style:style>
    <style:style style:name="ce372" style:family="table-cell" style:parent-style-name="Default">
      <style:map style:condition="cell-content()&gt;=900" style:apply-style-name="Error" style:base-cell-address="'docker-log-2018-08-27'.B40"/>
      <style:map style:condition="cell-content()=MIN([.$B40:.$F40])" style:apply-style-name="Accent" style:base-cell-address="'docker-log-2018-08-27'.B40"/>
    </style:style>
    <style:style style:name="ce373" style:family="table-cell" style:parent-style-name="Default">
      <style:map style:condition="cell-content()&gt;=900" style:apply-style-name="Error" style:base-cell-address="'docker-log-2018-08-27'.B41"/>
      <style:map style:condition="cell-content()=MIN([.$B41:.$F41])" style:apply-style-name="Accent" style:base-cell-address="'docker-log-2018-08-27'.B41"/>
    </style:style>
    <style:style style:name="ce374" style:family="table-cell" style:parent-style-name="Default">
      <style:map style:condition="cell-content()&gt;=900" style:apply-style-name="Error" style:base-cell-address="'docker-log-2018-08-27'.B42"/>
      <style:map style:condition="cell-content()=MIN([.$B42:.$F42])" style:apply-style-name="Accent" style:base-cell-address="'docker-log-2018-08-27'.B42"/>
    </style:style>
    <style:style style:name="ce375" style:family="table-cell" style:parent-style-name="Default">
      <style:map style:condition="cell-content()&gt;=900" style:apply-style-name="Error" style:base-cell-address="'docker-log-2018-08-27'.B43"/>
      <style:map style:condition="cell-content()=MIN([.$B43:.$F43])" style:apply-style-name="Accent" style:base-cell-address="'docker-log-2018-08-27'.B43"/>
    </style:style>
    <style:style style:name="ce376" style:family="table-cell" style:parent-style-name="Default">
      <style:map style:condition="cell-content()&gt;=900" style:apply-style-name="Error" style:base-cell-address="'docker-log-2018-08-27'.B44"/>
      <style:map style:condition="cell-content()=MIN([.$B44:.$F44])" style:apply-style-name="Accent" style:base-cell-address="'docker-log-2018-08-27'.B44"/>
    </style:style>
    <style:style style:name="ce377" style:family="table-cell" style:parent-style-name="Default">
      <style:map style:condition="cell-content()&gt;=900" style:apply-style-name="Error" style:base-cell-address="'docker-log-2018-08-27'.B45"/>
      <style:map style:condition="cell-content()=MIN([.$B45:.$F45])" style:apply-style-name="Accent" style:base-cell-address="'docker-log-2018-08-27'.B45"/>
    </style:style>
    <style:style style:name="ce378" style:family="table-cell" style:parent-style-name="Default">
      <style:map style:condition="cell-content()&gt;=900" style:apply-style-name="Error" style:base-cell-address="'docker-log-2018-08-27'.B46"/>
      <style:map style:condition="cell-content()=MIN([.$B46:.$F46])" style:apply-style-name="Accent" style:base-cell-address="'docker-log-2018-08-27'.B46"/>
    </style:style>
    <style:style style:name="ce379" style:family="table-cell" style:parent-style-name="Default">
      <style:map style:condition="cell-content()&gt;=900" style:apply-style-name="Error" style:base-cell-address="'docker-log-2018-08-27'.B47"/>
      <style:map style:condition="cell-content()=MIN([.$B47:.$F47])" style:apply-style-name="Accent" style:base-cell-address="'docker-log-2018-08-27'.B47"/>
    </style:style>
    <style:style style:name="ce380" style:family="table-cell" style:parent-style-name="Default">
      <style:map style:condition="cell-content()&gt;=900" style:apply-style-name="Error" style:base-cell-address="'docker-log-2018-08-27'.B48"/>
      <style:map style:condition="cell-content()=MIN([.$B48:.$F48])" style:apply-style-name="Accent" style:base-cell-address="'docker-log-2018-08-27'.B48"/>
    </style:style>
    <style:style style:name="ce381" style:family="table-cell" style:parent-style-name="Default">
      <style:map style:condition="cell-content()&gt;=900" style:apply-style-name="Error" style:base-cell-address="'docker-log-2018-08-27'.B49"/>
      <style:map style:condition="cell-content()=MIN([.$B49:.$F49])" style:apply-style-name="Accent" style:base-cell-address="'docker-log-2018-08-27'.B49"/>
    </style:style>
    <style:style style:name="ce382" style:family="table-cell" style:parent-style-name="Default">
      <style:map style:condition="cell-content()&gt;=900" style:apply-style-name="Error" style:base-cell-address="'docker-log-2018-08-27'.B50"/>
      <style:map style:condition="cell-content()=MIN([.$B50:.$F50])" style:apply-style-name="Accent" style:base-cell-address="'docker-log-2018-08-27'.B50"/>
    </style:style>
    <style:style style:name="ce383" style:family="table-cell" style:parent-style-name="Default">
      <style:map style:condition="cell-content()&gt;=900" style:apply-style-name="Error" style:base-cell-address="'docker-log-2018-08-27'.B51"/>
      <style:map style:condition="cell-content()=MIN([.$B51:.$F51])" style:apply-style-name="Accent" style:base-cell-address="'docker-log-2018-08-27'.B51"/>
    </style:style>
    <style:style style:name="ce384" style:family="table-cell" style:parent-style-name="Default">
      <style:map style:condition="cell-content()&gt;=900" style:apply-style-name="Error" style:base-cell-address="'docker-log-2018-08-27'.B52"/>
      <style:map style:condition="cell-content()=MIN([.$B52:.$F52])" style:apply-style-name="Accent" style:base-cell-address="'docker-log-2018-08-27'.B52"/>
    </style:style>
    <style:style style:name="ce385" style:family="table-cell" style:parent-style-name="Default">
      <style:map style:condition="cell-content()&gt;=900" style:apply-style-name="Error" style:base-cell-address="'docker-log-2018-08-27'.B53"/>
      <style:map style:condition="cell-content()=MIN([.$B53:.$F53])" style:apply-style-name="Accent" style:base-cell-address="'docker-log-2018-08-27'.B53"/>
    </style:style>
    <style:style style:name="ce386" style:family="table-cell" style:parent-style-name="Default">
      <style:map style:condition="cell-content()&gt;=900" style:apply-style-name="Error" style:base-cell-address="'docker-log-2018-08-27'.B54"/>
      <style:map style:condition="cell-content()=MIN([.$B54:.$F54])" style:apply-style-name="Accent" style:base-cell-address="'docker-log-2018-08-27'.B54"/>
    </style:style>
    <style:style style:name="ce387" style:family="table-cell" style:parent-style-name="Default">
      <style:map style:condition="cell-content()&gt;=900" style:apply-style-name="Error" style:base-cell-address="'docker-log-2018-08-27'.B55"/>
      <style:map style:condition="cell-content()=MIN([.$B55:.$F55])" style:apply-style-name="Accent" style:base-cell-address="'docker-log-2018-08-27'.B55"/>
    </style:style>
    <style:style style:name="ce388" style:family="table-cell" style:parent-style-name="Default">
      <style:map style:condition="cell-content()&gt;=900" style:apply-style-name="Error" style:base-cell-address="'docker-log-2018-08-27'.B56"/>
      <style:map style:condition="cell-content()=MIN([.$B56:.$F56])" style:apply-style-name="Accent" style:base-cell-address="'docker-log-2018-08-27'.B56"/>
    </style:style>
    <style:style style:name="ce389" style:family="table-cell" style:parent-style-name="Default">
      <style:map style:condition="cell-content()&gt;=900" style:apply-style-name="Error" style:base-cell-address="'docker-log-2018-08-27'.B57"/>
      <style:map style:condition="cell-content()=MIN([.$B57:.$F57])" style:apply-style-name="Accent" style:base-cell-address="'docker-log-2018-08-27'.B57"/>
    </style:style>
    <style:style style:name="ce390" style:family="table-cell" style:parent-style-name="Default">
      <style:map style:condition="cell-content()&gt;=900" style:apply-style-name="Error" style:base-cell-address="'docker-log-2018-08-27'.B58"/>
      <style:map style:condition="cell-content()=MIN([.$B58:.$F58])" style:apply-style-name="Accent" style:base-cell-address="'docker-log-2018-08-27'.B58"/>
    </style:style>
    <style:style style:name="ce391" style:family="table-cell" style:parent-style-name="Default">
      <style:map style:condition="cell-content()&gt;=900" style:apply-style-name="Error" style:base-cell-address="'docker-log-2018-08-27'.B59"/>
      <style:map style:condition="cell-content()=MIN([.$B59:.$F59])" style:apply-style-name="Accent" style:base-cell-address="'docker-log-2018-08-27'.B59"/>
    </style:style>
    <style:style style:name="ce392" style:family="table-cell" style:parent-style-name="Default">
      <style:map style:condition="cell-content()&gt;=900" style:apply-style-name="Error" style:base-cell-address="'docker-log-2018-08-27'.B60"/>
      <style:map style:condition="cell-content()=MIN([.$B60:.$F60])" style:apply-style-name="Accent" style:base-cell-address="'docker-log-2018-08-27'.B60"/>
    </style:style>
    <style:style style:name="ce393" style:family="table-cell" style:parent-style-name="Default">
      <style:map style:condition="cell-content()&gt;=900" style:apply-style-name="Error" style:base-cell-address="'docker-log-2018-08-27'.B61"/>
      <style:map style:condition="cell-content()=MIN([.$B61:.$F61])" style:apply-style-name="Accent" style:base-cell-address="'docker-log-2018-08-27'.B61"/>
    </style:style>
    <style:style style:name="ce394" style:family="table-cell" style:parent-style-name="Default">
      <style:map style:condition="cell-content()&gt;=900" style:apply-style-name="Error" style:base-cell-address="'docker-log-2018-08-27'.B62"/>
      <style:map style:condition="cell-content()=MIN([.$B62:.$F62])" style:apply-style-name="Accent" style:base-cell-address="'docker-log-2018-08-27'.B62"/>
    </style:style>
    <style:style style:name="ce395" style:family="table-cell" style:parent-style-name="Default">
      <style:map style:condition="cell-content()&gt;=900" style:apply-style-name="Error" style:base-cell-address="'docker-log-2018-08-27'.B63"/>
      <style:map style:condition="cell-content()=MIN([.$B63:.$F63])" style:apply-style-name="Accent" style:base-cell-address="'docker-log-2018-08-27'.B63"/>
    </style:style>
    <style:style style:name="ce396" style:family="table-cell" style:parent-style-name="Default">
      <style:map style:condition="cell-content()&gt;=900" style:apply-style-name="Error" style:base-cell-address="'docker-log-2018-08-27'.B64"/>
      <style:map style:condition="cell-content()=MIN([.$B64:.$F64])" style:apply-style-name="Accent" style:base-cell-address="'docker-log-2018-08-27'.B64"/>
    </style:style>
    <style:style style:name="ce397" style:family="table-cell" style:parent-style-name="Default">
      <style:map style:condition="cell-content()&gt;=900" style:apply-style-name="Error" style:base-cell-address="'docker-log-2018-08-27'.B65"/>
      <style:map style:condition="cell-content()=MIN([.$B65:.$F65])" style:apply-style-name="Accent" style:base-cell-address="'docker-log-2018-08-27'.B65"/>
    </style:style>
    <style:style style:name="ce398" style:family="table-cell" style:parent-style-name="Default">
      <style:map style:condition="cell-content()&gt;=900" style:apply-style-name="Error" style:base-cell-address="'docker-log-2018-08-27'.B66"/>
      <style:map style:condition="cell-content()=MIN([.$B66:.$F66])" style:apply-style-name="Accent" style:base-cell-address="'docker-log-2018-08-27'.B66"/>
    </style:style>
    <style:style style:name="ce399" style:family="table-cell" style:parent-style-name="Default">
      <style:map style:condition="cell-content()&gt;=900" style:apply-style-name="Error" style:base-cell-address="'docker-log-2018-08-27'.B67"/>
      <style:map style:condition="cell-content()=MIN([.$B67:.$F67])" style:apply-style-name="Accent" style:base-cell-address="'docker-log-2018-08-27'.B67"/>
    </style:style>
    <style:style style:name="ce400" style:family="table-cell" style:parent-style-name="Default">
      <style:map style:condition="cell-content()&gt;=900" style:apply-style-name="Error" style:base-cell-address="'docker-log-2018-08-27'.B68"/>
      <style:map style:condition="cell-content()=MIN([.$B68:.$F68])" style:apply-style-name="Accent" style:base-cell-address="'docker-log-2018-08-27'.B68"/>
    </style:style>
    <style:style style:name="ce401" style:family="table-cell" style:parent-style-name="Default">
      <style:map style:condition="cell-content()&gt;=900" style:apply-style-name="Error" style:base-cell-address="'docker-log-2018-08-27'.B69"/>
      <style:map style:condition="cell-content()=MIN([.$B69:.$F69])" style:apply-style-name="Accent" style:base-cell-address="'docker-log-2018-08-27'.B69"/>
    </style:style>
    <style:style style:name="ce402" style:family="table-cell" style:parent-style-name="Default">
      <style:map style:condition="cell-content()&gt;=900" style:apply-style-name="Error" style:base-cell-address="'docker-log-2018-08-27'.B70"/>
      <style:map style:condition="cell-content()=MIN([.$B70:.$F70])" style:apply-style-name="Accent" style:base-cell-address="'docker-log-2018-08-27'.B70"/>
    </style:style>
    <style:style style:name="ce403" style:family="table-cell" style:parent-style-name="Default">
      <style:map style:condition="cell-content()&gt;=900" style:apply-style-name="Error" style:base-cell-address="'docker-log-2018-08-27'.B71"/>
      <style:map style:condition="cell-content()=MIN([.$B71:.$F71])" style:apply-style-name="Accent" style:base-cell-address="'docker-log-2018-08-27'.B71"/>
    </style:style>
    <style:style style:name="ce404" style:family="table-cell" style:parent-style-name="Default">
      <style:map style:condition="cell-content()&gt;=900" style:apply-style-name="Error" style:base-cell-address="'docker-log-2018-08-27'.B72"/>
      <style:map style:condition="cell-content()=MIN([.$B72:.$F72])" style:apply-style-name="Accent" style:base-cell-address="'docker-log-2018-08-27'.B72"/>
    </style:style>
    <style:style style:name="ce405" style:family="table-cell" style:parent-style-name="Default">
      <style:map style:condition="cell-content()&gt;=900" style:apply-style-name="Error" style:base-cell-address="'docker-log-2018-08-27'.B73"/>
      <style:map style:condition="cell-content()=MIN([.$B73:.$F73])" style:apply-style-name="Accent" style:base-cell-address="'docker-log-2018-08-27'.B73"/>
    </style:style>
    <style:style style:name="ce406" style:family="table-cell" style:parent-style-name="Default">
      <style:map style:condition="cell-content()&gt;=900" style:apply-style-name="Error" style:base-cell-address="'docker-log-2018-08-27'.B74"/>
      <style:map style:condition="cell-content()=MIN([.$B74:.$F74])" style:apply-style-name="Accent" style:base-cell-address="'docker-log-2018-08-27'.B74"/>
    </style:style>
    <style:style style:name="ce407" style:family="table-cell" style:parent-style-name="Default">
      <style:map style:condition="cell-content()&gt;=900" style:apply-style-name="Error" style:base-cell-address="'docker-log-2018-08-27'.B75"/>
      <style:map style:condition="cell-content()=MIN([.$B75:.$F75])" style:apply-style-name="Accent" style:base-cell-address="'docker-log-2018-08-27'.B75"/>
    </style:style>
    <style:style style:name="ce408" style:family="table-cell" style:parent-style-name="Default">
      <style:map style:condition="cell-content()&gt;=900" style:apply-style-name="Error" style:base-cell-address="'docker-log-2018-08-27'.B76"/>
      <style:map style:condition="cell-content()=MIN([.$B76:.$F76])" style:apply-style-name="Accent" style:base-cell-address="'docker-log-2018-08-27'.B76"/>
    </style:style>
    <style:style style:name="ce409" style:family="table-cell" style:parent-style-name="Default">
      <style:map style:condition="cell-content()&gt;=900" style:apply-style-name="Error" style:base-cell-address="'docker-log-2018-08-27'.B77"/>
      <style:map style:condition="cell-content()=MIN([.$B77:.$F77])" style:apply-style-name="Accent" style:base-cell-address="'docker-log-2018-08-27'.B77"/>
    </style:style>
    <style:style style:name="ce410" style:family="table-cell" style:parent-style-name="Default">
      <style:map style:condition="cell-content()&gt;=900" style:apply-style-name="Error" style:base-cell-address="'docker-log-2018-08-27'.B78"/>
      <style:map style:condition="cell-content()=MIN([.$B78:.$F78])" style:apply-style-name="Accent" style:base-cell-address="'docker-log-2018-08-27'.B78"/>
    </style:style>
    <style:style style:name="ce411" style:family="table-cell" style:parent-style-name="Default">
      <style:map style:condition="cell-content()&gt;=900" style:apply-style-name="Error" style:base-cell-address="'docker-log-2018-08-27'.B79"/>
      <style:map style:condition="cell-content()=MIN([.$B79:.$F79])" style:apply-style-name="Accent" style:base-cell-address="'docker-log-2018-08-27'.B79"/>
    </style:style>
    <style:style style:name="ce412" style:family="table-cell" style:parent-style-name="Default">
      <style:map style:condition="cell-content()&gt;=900" style:apply-style-name="Error" style:base-cell-address="'docker-log-2018-08-27'.B80"/>
      <style:map style:condition="cell-content()=MIN([.$B80:.$F80])" style:apply-style-name="Accent" style:base-cell-address="'docker-log-2018-08-27'.B80"/>
    </style:style>
    <style:style style:name="ce413" style:family="table-cell" style:parent-style-name="Default">
      <style:map style:condition="cell-content()&gt;=900" style:apply-style-name="Error" style:base-cell-address="'docker-log-2018-08-27'.B81"/>
      <style:map style:condition="cell-content()=MIN([.$B81:.$F81])" style:apply-style-name="Accent" style:base-cell-address="'docker-log-2018-08-27'.B81"/>
    </style:style>
    <style:style style:name="ce414" style:family="table-cell" style:parent-style-name="Default">
      <style:map style:condition="cell-content()&gt;=900" style:apply-style-name="Error" style:base-cell-address="'docker-log-2018-08-27'.B82"/>
      <style:map style:condition="cell-content()=MIN([.$B82:.$F82])" style:apply-style-name="Accent" style:base-cell-address="'docker-log-2018-08-27'.B82"/>
    </style:style>
    <style:style style:name="ce415" style:family="table-cell" style:parent-style-name="Default">
      <style:map style:condition="cell-content()&gt;=900" style:apply-style-name="Error" style:base-cell-address="'docker-log-2018-08-27'.B83"/>
      <style:map style:condition="cell-content()=MIN([.$B83:.$F83])" style:apply-style-name="Accent" style:base-cell-address="'docker-log-2018-08-27'.B83"/>
    </style:style>
    <style:style style:name="ce416" style:family="table-cell" style:parent-style-name="Default">
      <style:map style:condition="cell-content()&gt;=900" style:apply-style-name="Error" style:base-cell-address="'docker-log-2018-08-27'.B84"/>
      <style:map style:condition="cell-content()=MIN([.$B84:.$F84])" style:apply-style-name="Accent" style:base-cell-address="'docker-log-2018-08-27'.B84"/>
    </style:style>
    <style:style style:name="ce417" style:family="table-cell" style:parent-style-name="Default">
      <style:map style:condition="cell-content()&gt;=900" style:apply-style-name="Error" style:base-cell-address="'docker-log-2018-08-27'.B85"/>
      <style:map style:condition="cell-content()=MIN([.$B85:.$F85])" style:apply-style-name="Accent" style:base-cell-address="'docker-log-2018-08-27'.B85"/>
    </style:style>
    <style:style style:name="ce418" style:family="table-cell" style:parent-style-name="Default">
      <style:map style:condition="cell-content()&gt;=900" style:apply-style-name="Error" style:base-cell-address="'docker-log-2018-08-27'.B86"/>
      <style:map style:condition="cell-content()=MIN([.$B86:.$F86])" style:apply-style-name="Accent" style:base-cell-address="'docker-log-2018-08-27'.B86"/>
    </style:style>
    <style:style style:name="ce419" style:family="table-cell" style:parent-style-name="Default">
      <style:map style:condition="cell-content()&gt;=900" style:apply-style-name="Error" style:base-cell-address="'docker-log-2018-08-27'.B87"/>
      <style:map style:condition="cell-content()=MIN([.$B87:.$F87])" style:apply-style-name="Accent" style:base-cell-address="'docker-log-2018-08-27'.B87"/>
    </style:style>
    <style:style style:name="ce420" style:family="table-cell" style:parent-style-name="Default">
      <style:map style:condition="cell-content()&gt;=900" style:apply-style-name="Error" style:base-cell-address="'docker-log-2018-08-27'.B88"/>
      <style:map style:condition="cell-content()=MIN([.$B88:.$F88])" style:apply-style-name="Accent" style:base-cell-address="'docker-log-2018-08-27'.B88"/>
    </style:style>
    <style:style style:name="ce421" style:family="table-cell" style:parent-style-name="Default">
      <style:map style:condition="cell-content()&gt;=900" style:apply-style-name="Error" style:base-cell-address="'docker-log-2018-08-27'.B89"/>
      <style:map style:condition="cell-content()=MIN([.$B89:.$F89])" style:apply-style-name="Accent" style:base-cell-address="'docker-log-2018-08-27'.B89"/>
    </style:style>
    <style:style style:name="ce422" style:family="table-cell" style:parent-style-name="Default">
      <style:map style:condition="cell-content()&gt;=900" style:apply-style-name="Error" style:base-cell-address="'docker-log-2018-08-27'.B90"/>
      <style:map style:condition="cell-content()=MIN([.$B90:.$F90])" style:apply-style-name="Accent" style:base-cell-address="'docker-log-2018-08-27'.B90"/>
    </style:style>
    <style:style style:name="ce423" style:family="table-cell" style:parent-style-name="Default">
      <style:map style:condition="cell-content()&gt;=900" style:apply-style-name="Error" style:base-cell-address="'docker-log-2018-08-27'.B91"/>
      <style:map style:condition="cell-content()=MIN([.$B91:.$F91])" style:apply-style-name="Accent" style:base-cell-address="'docker-log-2018-08-27'.B91"/>
    </style:style>
    <style:style style:name="ce424" style:family="table-cell" style:parent-style-name="Default">
      <style:map style:condition="cell-content()&gt;=900" style:apply-style-name="Error" style:base-cell-address="'docker-log-2018-08-27'.B92"/>
      <style:map style:condition="cell-content()=MIN([.$B92:.$F92])" style:apply-style-name="Accent" style:base-cell-address="'docker-log-2018-08-27'.B92"/>
    </style:style>
    <style:style style:name="ce425" style:family="table-cell" style:parent-style-name="Default">
      <style:map style:condition="cell-content()&gt;=900" style:apply-style-name="Error" style:base-cell-address="'docker-log-2018-08-27'.B93"/>
      <style:map style:condition="cell-content()=MIN([.$B93:.$F93])" style:apply-style-name="Accent" style:base-cell-address="'docker-log-2018-08-27'.B93"/>
    </style:style>
    <style:style style:name="ce426" style:family="table-cell" style:parent-style-name="Default">
      <style:map style:condition="cell-content()&gt;=900" style:apply-style-name="Error" style:base-cell-address="'docker-log-2018-08-27'.B94"/>
      <style:map style:condition="cell-content()=MIN([.$B94:.$F94])" style:apply-style-name="Accent" style:base-cell-address="'docker-log-2018-08-27'.B94"/>
    </style:style>
    <style:style style:name="ce427" style:family="table-cell" style:parent-style-name="Default">
      <style:map style:condition="cell-content()&gt;=900" style:apply-style-name="Error" style:base-cell-address="'docker-log-2018-08-27'.B95"/>
      <style:map style:condition="cell-content()=MIN([.$B95:.$F95])" style:apply-style-name="Accent" style:base-cell-address="'docker-log-2018-08-27'.B95"/>
    </style:style>
    <style:style style:name="ce428" style:family="table-cell" style:parent-style-name="Default">
      <style:map style:condition="cell-content()&gt;=900" style:apply-style-name="Error" style:base-cell-address="'docker-log-2018-08-27'.B96"/>
      <style:map style:condition="cell-content()=MIN([.$B96:.$F96])" style:apply-style-name="Accent" style:base-cell-address="'docker-log-2018-08-27'.B96"/>
    </style:style>
    <style:style style:name="ce429" style:family="table-cell" style:parent-style-name="Default">
      <style:map style:condition="cell-content()&gt;=900" style:apply-style-name="Error" style:base-cell-address="'docker-log-2018-08-27'.B97"/>
      <style:map style:condition="cell-content()=MIN([.$B97:.$F97])" style:apply-style-name="Accent" style:base-cell-address="'docker-log-2018-08-27'.B97"/>
    </style:style>
    <style:style style:name="ce430" style:family="table-cell" style:parent-style-name="Default">
      <style:map style:condition="cell-content()&gt;=900" style:apply-style-name="Error" style:base-cell-address="'docker-log-2018-08-27'.B98"/>
      <style:map style:condition="cell-content()=MIN([.$B98:.$F98])" style:apply-style-name="Accent" style:base-cell-address="'docker-log-2018-08-27'.B98"/>
    </style:style>
    <style:style style:name="ce431" style:family="table-cell" style:parent-style-name="Default">
      <style:map style:condition="cell-content()&gt;=900" style:apply-style-name="Error" style:base-cell-address="'docker-log-2018-08-27'.B99"/>
      <style:map style:condition="cell-content()=MIN([.$B99:.$F99])" style:apply-style-name="Accent" style:base-cell-address="'docker-log-2018-08-27'.B99"/>
    </style:style>
    <style:style style:name="ce432" style:family="table-cell" style:parent-style-name="Default">
      <style:map style:condition="cell-content()&gt;=900" style:apply-style-name="Error" style:base-cell-address="'docker-log-2018-08-27'.B100"/>
      <style:map style:condition="cell-content()=MIN([.$B100:.$F100])" style:apply-style-name="Accent" style:base-cell-address="'docker-log-2018-08-27'.B100"/>
    </style:style>
    <style:style style:name="ce433" style:family="table-cell" style:parent-style-name="Default">
      <style:map style:condition="cell-content()&gt;=900" style:apply-style-name="Error" style:base-cell-address="'docker-log-2018-08-27'.B101"/>
      <style:map style:condition="cell-content()=MIN([.$B101:.$F101])" style:apply-style-name="Accent" style:base-cell-address="'docker-log-2018-08-27'.B101"/>
    </style:style>
    <style:style style:name="ce434" style:family="table-cell" style:parent-style-name="Default">
      <style:map style:condition="cell-content()&gt;=900" style:apply-style-name="Error" style:base-cell-address="'docker-log-2018-08-27'.B102"/>
      <style:map style:condition="cell-content()=MIN([.$B102:.$F102])" style:apply-style-name="Accent" style:base-cell-address="'docker-log-2018-08-27'.B102"/>
    </style:style>
    <style:style style:name="ce435" style:family="table-cell" style:parent-style-name="Default">
      <style:map style:condition="cell-content()&gt;=900" style:apply-style-name="Error" style:base-cell-address="'docker-log-2018-08-27'.B103"/>
      <style:map style:condition="cell-content()=MIN([.$B103:.$F103])" style:apply-style-name="Accent" style:base-cell-address="'docker-log-2018-08-27'.B103"/>
    </style:style>
    <style:style style:name="ce436" style:family="table-cell" style:parent-style-name="Default">
      <style:map style:condition="cell-content()&gt;=900" style:apply-style-name="Error" style:base-cell-address="'docker-log-2018-08-27'.B104"/>
      <style:map style:condition="cell-content()=MIN([.$B104:.$F104])" style:apply-style-name="Accent" style:base-cell-address="'docker-log-2018-08-27'.B104"/>
    </style:style>
    <style:style style:name="ce437" style:family="table-cell" style:parent-style-name="Default">
      <style:map style:condition="cell-content()&gt;=900" style:apply-style-name="Error" style:base-cell-address="'docker-log-2018-08-27'.B105"/>
      <style:map style:condition="cell-content()=MIN([.$B105:.$F105])" style:apply-style-name="Accent" style:base-cell-address="'docker-log-2018-08-27'.B105"/>
    </style:style>
    <style:style style:name="ce438" style:family="table-cell" style:parent-style-name="Default">
      <style:map style:condition="cell-content()&gt;=900" style:apply-style-name="Error" style:base-cell-address="'docker-log-2018-08-27'.B106"/>
      <style:map style:condition="cell-content()=MIN([.$B106:.$F106])" style:apply-style-name="Accent" style:base-cell-address="'docker-log-2018-08-27'.B106"/>
    </style:style>
    <style:style style:name="ce439" style:family="table-cell" style:parent-style-name="Default">
      <style:map style:condition="cell-content()&gt;=900" style:apply-style-name="Error" style:base-cell-address="'docker-log-2018-08-27'.B107"/>
      <style:map style:condition="cell-content()=MIN([.$B107:.$F107])" style:apply-style-name="Accent" style:base-cell-address="'docker-log-2018-08-27'.B107"/>
    </style:style>
    <style:style style:name="ce440" style:family="table-cell" style:parent-style-name="Default">
      <style:map style:condition="cell-content()&gt;=900" style:apply-style-name="Error" style:base-cell-address="'docker-log-2018-08-27'.B108"/>
      <style:map style:condition="cell-content()=MIN([.$B108:.$F108])" style:apply-style-name="Accent" style:base-cell-address="'docker-log-2018-08-27'.B108"/>
    </style:style>
    <style:style style:name="ce441" style:family="table-cell" style:parent-style-name="Default">
      <style:map style:condition="cell-content()&gt;=900" style:apply-style-name="Error" style:base-cell-address="'docker-log-2018-08-27'.B109"/>
      <style:map style:condition="cell-content()=MIN([.$B109:.$F109])" style:apply-style-name="Accent" style:base-cell-address="'docker-log-2018-08-27'.B109"/>
    </style:style>
    <style:style style:name="ce442" style:family="table-cell" style:parent-style-name="Default">
      <style:map style:condition="cell-content()&gt;=900" style:apply-style-name="Error" style:base-cell-address="'docker-log-2018-08-27'.B110"/>
      <style:map style:condition="cell-content()=MIN([.$B110:.$F110])" style:apply-style-name="Accent" style:base-cell-address="'docker-log-2018-08-27'.B110"/>
    </style:style>
    <style:style style:name="ce443" style:family="table-cell" style:parent-style-name="Default">
      <style:map style:condition="cell-content()&gt;=900" style:apply-style-name="Error" style:base-cell-address="'docker-log-2018-08-27'.B111"/>
      <style:map style:condition="cell-content()=MIN([.$B111:.$F111])" style:apply-style-name="Accent" style:base-cell-address="'docker-log-2018-08-27'.B111"/>
    </style:style>
    <style:style style:name="ce444" style:family="table-cell" style:parent-style-name="Default">
      <style:map style:condition="cell-content()&gt;=900" style:apply-style-name="Error" style:base-cell-address="'docker-log-2018-08-27'.B112"/>
      <style:map style:condition="cell-content()=MIN([.$B112:.$F112])" style:apply-style-name="Accent" style:base-cell-address="'docker-log-2018-08-27'.B112"/>
    </style:style>
    <style:style style:name="ce445" style:family="table-cell" style:parent-style-name="Default">
      <style:map style:condition="cell-content()&gt;=900" style:apply-style-name="Error" style:base-cell-address="'docker-log-2018-08-27'.B113"/>
      <style:map style:condition="cell-content()=MIN([.$B113:.$F113])" style:apply-style-name="Accent" style:base-cell-address="'docker-log-2018-08-27'.B113"/>
    </style:style>
    <style:style style:name="ce446" style:family="table-cell" style:parent-style-name="Default">
      <style:map style:condition="cell-content()&gt;=900" style:apply-style-name="Error" style:base-cell-address="'docker-log-2018-08-27'.B114"/>
      <style:map style:condition="cell-content()=MIN([.$B114:.$F114])" style:apply-style-name="Accent" style:base-cell-address="'docker-log-2018-08-27'.B114"/>
    </style:style>
    <style:style style:name="ce447" style:family="table-cell" style:parent-style-name="Result2">
      <style:map style:condition="cell-content()=MAX([.$B115:.$F115])" style:apply-style-name="Accent_20_2" style:base-cell-address="'docker-log-2018-08-27'.B115"/>
    </style:style>
    <style:style style:name="ce448" style:family="table-cell" style:parent-style-name="Default">
      <style:map style:condition="cell-content()&gt;=900" style:apply-style-name="Error" style:base-cell-address="'docker-log-2018-08-27'.C4"/>
      <style:map style:condition="cell-content()=MIN([.$B4:.$F4])" style:apply-style-name="Accent" style:base-cell-address="'docker-log-2018-08-27'.C4"/>
    </style:style>
    <style:style style:name="ce449" style:family="table-cell" style:parent-style-name="Default">
      <style:map style:condition="cell-content()&gt;=900" style:apply-style-name="Error" style:base-cell-address="'docker-log-2018-08-27'.C5"/>
      <style:map style:condition="cell-content()=MIN([.$B5:.$F5])" style:apply-style-name="Accent" style:base-cell-address="'docker-log-2018-08-27'.C5"/>
    </style:style>
    <style:style style:name="ce450" style:family="table-cell" style:parent-style-name="Default">
      <style:map style:condition="cell-content()&gt;=900" style:apply-style-name="Error" style:base-cell-address="'docker-log-2018-08-27'.C6"/>
      <style:map style:condition="cell-content()=MIN([.$B6:.$F6])" style:apply-style-name="Accent" style:base-cell-address="'docker-log-2018-08-27'.C6"/>
    </style:style>
    <style:style style:name="ce451" style:family="table-cell" style:parent-style-name="Default">
      <style:map style:condition="cell-content()&gt;=900" style:apply-style-name="Error" style:base-cell-address="'docker-log-2018-08-27'.C7"/>
      <style:map style:condition="cell-content()=MIN([.$B7:.$F7])" style:apply-style-name="Accent" style:base-cell-address="'docker-log-2018-08-27'.C7"/>
    </style:style>
    <style:style style:name="ce452" style:family="table-cell" style:parent-style-name="Default">
      <style:map style:condition="cell-content()&gt;=900" style:apply-style-name="Error" style:base-cell-address="'docker-log-2018-08-27'.C8"/>
      <style:map style:condition="cell-content()=MIN([.$B8:.$F8])" style:apply-style-name="Accent" style:base-cell-address="'docker-log-2018-08-27'.C8"/>
    </style:style>
    <style:style style:name="ce453" style:family="table-cell" style:parent-style-name="Default">
      <style:map style:condition="cell-content()&gt;=900" style:apply-style-name="Error" style:base-cell-address="'docker-log-2018-08-27'.C9"/>
      <style:map style:condition="cell-content()=MIN([.$B9:.$F9])" style:apply-style-name="Accent" style:base-cell-address="'docker-log-2018-08-27'.C9"/>
    </style:style>
    <style:style style:name="ce454" style:family="table-cell" style:parent-style-name="Default">
      <style:map style:condition="cell-content()&gt;=900" style:apply-style-name="Error" style:base-cell-address="'docker-log-2018-08-27'.C10"/>
      <style:map style:condition="cell-content()=MIN([.$B10:.$F10])" style:apply-style-name="Accent" style:base-cell-address="'docker-log-2018-08-27'.C10"/>
    </style:style>
    <style:style style:name="ce455" style:family="table-cell" style:parent-style-name="Default">
      <style:map style:condition="cell-content()&gt;=900" style:apply-style-name="Error" style:base-cell-address="'docker-log-2018-08-27'.C11"/>
      <style:map style:condition="cell-content()=MIN([.$B11:.$F11])" style:apply-style-name="Accent" style:base-cell-address="'docker-log-2018-08-27'.C11"/>
    </style:style>
    <style:style style:name="ce456" style:family="table-cell" style:parent-style-name="Default">
      <style:map style:condition="cell-content()&gt;=900" style:apply-style-name="Error" style:base-cell-address="'docker-log-2018-08-27'.C12"/>
      <style:map style:condition="cell-content()=MIN([.$B12:.$F12])" style:apply-style-name="Accent" style:base-cell-address="'docker-log-2018-08-27'.C12"/>
    </style:style>
    <style:style style:name="ce457" style:family="table-cell" style:parent-style-name="Default">
      <style:map style:condition="cell-content()&gt;=900" style:apply-style-name="Error" style:base-cell-address="'docker-log-2018-08-27'.C13"/>
      <style:map style:condition="cell-content()=MIN([.$B13:.$F13])" style:apply-style-name="Accent" style:base-cell-address="'docker-log-2018-08-27'.C13"/>
    </style:style>
    <style:style style:name="ce458" style:family="table-cell" style:parent-style-name="Default">
      <style:map style:condition="cell-content()&gt;=900" style:apply-style-name="Error" style:base-cell-address="'docker-log-2018-08-27'.C14"/>
      <style:map style:condition="cell-content()=MIN([.$B14:.$F14])" style:apply-style-name="Accent" style:base-cell-address="'docker-log-2018-08-27'.C14"/>
    </style:style>
    <style:style style:name="ce459" style:family="table-cell" style:parent-style-name="Default">
      <style:map style:condition="cell-content()&gt;=900" style:apply-style-name="Error" style:base-cell-address="'docker-log-2018-08-27'.C15"/>
      <style:map style:condition="cell-content()=MIN([.$B15:.$F15])" style:apply-style-name="Accent" style:base-cell-address="'docker-log-2018-08-27'.C15"/>
    </style:style>
    <style:style style:name="ce460" style:family="table-cell" style:parent-style-name="Default">
      <style:map style:condition="cell-content()&gt;=900" style:apply-style-name="Error" style:base-cell-address="'docker-log-2018-08-27'.C16"/>
      <style:map style:condition="cell-content()=MIN([.$B16:.$F16])" style:apply-style-name="Accent" style:base-cell-address="'docker-log-2018-08-27'.C16"/>
    </style:style>
    <style:style style:name="ce461" style:family="table-cell" style:parent-style-name="Default">
      <style:map style:condition="cell-content()&gt;=900" style:apply-style-name="Error" style:base-cell-address="'docker-log-2018-08-27'.C17"/>
      <style:map style:condition="cell-content()=MIN([.$B17:.$F17])" style:apply-style-name="Accent" style:base-cell-address="'docker-log-2018-08-27'.C17"/>
    </style:style>
    <style:style style:name="ce462" style:family="table-cell" style:parent-style-name="Default">
      <style:map style:condition="cell-content()&gt;=900" style:apply-style-name="Error" style:base-cell-address="'docker-log-2018-08-27'.C18"/>
      <style:map style:condition="cell-content()=MIN([.$B18:.$F18])" style:apply-style-name="Accent" style:base-cell-address="'docker-log-2018-08-27'.C18"/>
    </style:style>
    <style:style style:name="ce463" style:family="table-cell" style:parent-style-name="Default">
      <style:map style:condition="cell-content()&gt;=900" style:apply-style-name="Error" style:base-cell-address="'docker-log-2018-08-27'.C19"/>
      <style:map style:condition="cell-content()=MIN([.$B19:.$F19])" style:apply-style-name="Accent" style:base-cell-address="'docker-log-2018-08-27'.C19"/>
    </style:style>
    <style:style style:name="ce464" style:family="table-cell" style:parent-style-name="Default">
      <style:map style:condition="cell-content()&gt;=900" style:apply-style-name="Error" style:base-cell-address="'docker-log-2018-08-27'.C20"/>
      <style:map style:condition="cell-content()=MIN([.$B20:.$F20])" style:apply-style-name="Accent" style:base-cell-address="'docker-log-2018-08-27'.C20"/>
    </style:style>
    <style:style style:name="ce465" style:family="table-cell" style:parent-style-name="Default">
      <style:map style:condition="cell-content()&gt;=900" style:apply-style-name="Error" style:base-cell-address="'docker-log-2018-08-27'.C21"/>
      <style:map style:condition="cell-content()=MIN([.$B21:.$F21])" style:apply-style-name="Accent" style:base-cell-address="'docker-log-2018-08-27'.C21"/>
    </style:style>
    <style:style style:name="ce466" style:family="table-cell" style:parent-style-name="Default">
      <style:map style:condition="cell-content()&gt;=900" style:apply-style-name="Error" style:base-cell-address="'docker-log-2018-08-27'.C22"/>
      <style:map style:condition="cell-content()=MIN([.$B22:.$F22])" style:apply-style-name="Accent" style:base-cell-address="'docker-log-2018-08-27'.C22"/>
    </style:style>
    <style:style style:name="ce467" style:family="table-cell" style:parent-style-name="Default">
      <style:map style:condition="cell-content()&gt;=900" style:apply-style-name="Error" style:base-cell-address="'docker-log-2018-08-27'.C23"/>
      <style:map style:condition="cell-content()=MIN([.$B23:.$F23])" style:apply-style-name="Accent" style:base-cell-address="'docker-log-2018-08-27'.C23"/>
    </style:style>
    <style:style style:name="ce468" style:family="table-cell" style:parent-style-name="Default">
      <style:map style:condition="cell-content()&gt;=900" style:apply-style-name="Error" style:base-cell-address="'docker-log-2018-08-27'.C24"/>
      <style:map style:condition="cell-content()=MIN([.$B24:.$F24])" style:apply-style-name="Accent" style:base-cell-address="'docker-log-2018-08-27'.C24"/>
    </style:style>
    <style:style style:name="ce469" style:family="table-cell" style:parent-style-name="Default">
      <style:map style:condition="cell-content()&gt;=900" style:apply-style-name="Error" style:base-cell-address="'docker-log-2018-08-27'.C25"/>
      <style:map style:condition="cell-content()=MIN([.$B25:.$F25])" style:apply-style-name="Accent" style:base-cell-address="'docker-log-2018-08-27'.C25"/>
    </style:style>
    <style:style style:name="ce470" style:family="table-cell" style:parent-style-name="Default">
      <style:map style:condition="cell-content()&gt;=900" style:apply-style-name="Error" style:base-cell-address="'docker-log-2018-08-27'.C26"/>
      <style:map style:condition="cell-content()=MIN([.$B26:.$F26])" style:apply-style-name="Accent" style:base-cell-address="'docker-log-2018-08-27'.C26"/>
    </style:style>
    <style:style style:name="ce471" style:family="table-cell" style:parent-style-name="Default">
      <style:map style:condition="cell-content()&gt;=900" style:apply-style-name="Error" style:base-cell-address="'docker-log-2018-08-27'.C27"/>
      <style:map style:condition="cell-content()=MIN([.$B27:.$F27])" style:apply-style-name="Accent" style:base-cell-address="'docker-log-2018-08-27'.C27"/>
    </style:style>
    <style:style style:name="ce472" style:family="table-cell" style:parent-style-name="Default">
      <style:map style:condition="cell-content()&gt;=900" style:apply-style-name="Error" style:base-cell-address="'docker-log-2018-08-27'.C28"/>
      <style:map style:condition="cell-content()=MIN([.$B28:.$F28])" style:apply-style-name="Accent" style:base-cell-address="'docker-log-2018-08-27'.C28"/>
    </style:style>
    <style:style style:name="ce473" style:family="table-cell" style:parent-style-name="Default">
      <style:map style:condition="cell-content()&gt;=900" style:apply-style-name="Error" style:base-cell-address="'docker-log-2018-08-27'.C29"/>
      <style:map style:condition="cell-content()=MIN([.$B29:.$F29])" style:apply-style-name="Accent" style:base-cell-address="'docker-log-2018-08-27'.C29"/>
    </style:style>
    <style:style style:name="ce474" style:family="table-cell" style:parent-style-name="Default">
      <style:map style:condition="cell-content()&gt;=900" style:apply-style-name="Error" style:base-cell-address="'docker-log-2018-08-27'.C30"/>
      <style:map style:condition="cell-content()=MIN([.$B30:.$F30])" style:apply-style-name="Accent" style:base-cell-address="'docker-log-2018-08-27'.C30"/>
    </style:style>
    <style:style style:name="ce475" style:family="table-cell" style:parent-style-name="Default">
      <style:map style:condition="cell-content()&gt;=900" style:apply-style-name="Error" style:base-cell-address="'docker-log-2018-08-27'.C31"/>
      <style:map style:condition="cell-content()=MIN([.$B31:.$F31])" style:apply-style-name="Accent" style:base-cell-address="'docker-log-2018-08-27'.C31"/>
    </style:style>
    <style:style style:name="ce476" style:family="table-cell" style:parent-style-name="Default">
      <style:map style:condition="cell-content()&gt;=900" style:apply-style-name="Error" style:base-cell-address="'docker-log-2018-08-27'.C32"/>
      <style:map style:condition="cell-content()=MIN([.$B32:.$F32])" style:apply-style-name="Accent" style:base-cell-address="'docker-log-2018-08-27'.C32"/>
    </style:style>
    <style:style style:name="ce477" style:family="table-cell" style:parent-style-name="Default">
      <style:map style:condition="cell-content()&gt;=900" style:apply-style-name="Error" style:base-cell-address="'docker-log-2018-08-27'.C33"/>
      <style:map style:condition="cell-content()=MIN([.$B33:.$F33])" style:apply-style-name="Accent" style:base-cell-address="'docker-log-2018-08-27'.C33"/>
    </style:style>
    <style:style style:name="ce478" style:family="table-cell" style:parent-style-name="Default">
      <style:map style:condition="cell-content()&gt;=900" style:apply-style-name="Error" style:base-cell-address="'docker-log-2018-08-27'.C34"/>
      <style:map style:condition="cell-content()=MIN([.$B34:.$F34])" style:apply-style-name="Accent" style:base-cell-address="'docker-log-2018-08-27'.C34"/>
    </style:style>
    <style:style style:name="ce479" style:family="table-cell" style:parent-style-name="Default">
      <style:map style:condition="cell-content()&gt;=900" style:apply-style-name="Error" style:base-cell-address="'docker-log-2018-08-27'.C35"/>
      <style:map style:condition="cell-content()=MIN([.$B35:.$F35])" style:apply-style-name="Accent" style:base-cell-address="'docker-log-2018-08-27'.C35"/>
    </style:style>
    <style:style style:name="ce480" style:family="table-cell" style:parent-style-name="Default">
      <style:map style:condition="cell-content()&gt;=900" style:apply-style-name="Error" style:base-cell-address="'docker-log-2018-08-27'.C36"/>
      <style:map style:condition="cell-content()=MIN([.$B36:.$F36])" style:apply-style-name="Accent" style:base-cell-address="'docker-log-2018-08-27'.C36"/>
    </style:style>
    <style:style style:name="ce481" style:family="table-cell" style:parent-style-name="Default">
      <style:map style:condition="cell-content()&gt;=900" style:apply-style-name="Error" style:base-cell-address="'docker-log-2018-08-27'.C37"/>
      <style:map style:condition="cell-content()=MIN([.$B37:.$F37])" style:apply-style-name="Accent" style:base-cell-address="'docker-log-2018-08-27'.C37"/>
    </style:style>
    <style:style style:name="ce482" style:family="table-cell" style:parent-style-name="Default">
      <style:map style:condition="cell-content()&gt;=900" style:apply-style-name="Error" style:base-cell-address="'docker-log-2018-08-27'.C38"/>
      <style:map style:condition="cell-content()=MIN([.$B38:.$F38])" style:apply-style-name="Accent" style:base-cell-address="'docker-log-2018-08-27'.C38"/>
    </style:style>
    <style:style style:name="ce483" style:family="table-cell" style:parent-style-name="Default">
      <style:map style:condition="cell-content()&gt;=900" style:apply-style-name="Error" style:base-cell-address="'docker-log-2018-08-27'.C39"/>
      <style:map style:condition="cell-content()=MIN([.$B39:.$F39])" style:apply-style-name="Accent" style:base-cell-address="'docker-log-2018-08-27'.C39"/>
    </style:style>
    <style:style style:name="ce484" style:family="table-cell" style:parent-style-name="Default">
      <style:map style:condition="cell-content()&gt;=900" style:apply-style-name="Error" style:base-cell-address="'docker-log-2018-08-27'.C40"/>
      <style:map style:condition="cell-content()=MIN([.$B40:.$F40])" style:apply-style-name="Accent" style:base-cell-address="'docker-log-2018-08-27'.C40"/>
    </style:style>
    <style:style style:name="ce485" style:family="table-cell" style:parent-style-name="Default">
      <style:map style:condition="cell-content()&gt;=900" style:apply-style-name="Error" style:base-cell-address="'docker-log-2018-08-27'.C41"/>
      <style:map style:condition="cell-content()=MIN([.$B41:.$F41])" style:apply-style-name="Accent" style:base-cell-address="'docker-log-2018-08-27'.C41"/>
    </style:style>
    <style:style style:name="ce486" style:family="table-cell" style:parent-style-name="Default">
      <style:map style:condition="cell-content()&gt;=900" style:apply-style-name="Error" style:base-cell-address="'docker-log-2018-08-27'.C42"/>
      <style:map style:condition="cell-content()=MIN([.$B42:.$F42])" style:apply-style-name="Accent" style:base-cell-address="'docker-log-2018-08-27'.C42"/>
    </style:style>
    <style:style style:name="ce487" style:family="table-cell" style:parent-style-name="Default">
      <style:map style:condition="cell-content()&gt;=900" style:apply-style-name="Error" style:base-cell-address="'docker-log-2018-08-27'.C43"/>
      <style:map style:condition="cell-content()=MIN([.$B43:.$F43])" style:apply-style-name="Accent" style:base-cell-address="'docker-log-2018-08-27'.C43"/>
    </style:style>
    <style:style style:name="ce488" style:family="table-cell" style:parent-style-name="Default">
      <style:map style:condition="cell-content()&gt;=900" style:apply-style-name="Error" style:base-cell-address="'docker-log-2018-08-27'.C44"/>
      <style:map style:condition="cell-content()=MIN([.$B44:.$F44])" style:apply-style-name="Accent" style:base-cell-address="'docker-log-2018-08-27'.C44"/>
    </style:style>
    <style:style style:name="ce489" style:family="table-cell" style:parent-style-name="Default">
      <style:map style:condition="cell-content()&gt;=900" style:apply-style-name="Error" style:base-cell-address="'docker-log-2018-08-27'.C45"/>
      <style:map style:condition="cell-content()=MIN([.$B45:.$F45])" style:apply-style-name="Accent" style:base-cell-address="'docker-log-2018-08-27'.C45"/>
    </style:style>
    <style:style style:name="ce490" style:family="table-cell" style:parent-style-name="Default">
      <style:map style:condition="cell-content()&gt;=900" style:apply-style-name="Error" style:base-cell-address="'docker-log-2018-08-27'.C46"/>
      <style:map style:condition="cell-content()=MIN([.$B46:.$F46])" style:apply-style-name="Accent" style:base-cell-address="'docker-log-2018-08-27'.C46"/>
    </style:style>
    <style:style style:name="ce491" style:family="table-cell" style:parent-style-name="Default">
      <style:map style:condition="cell-content()&gt;=900" style:apply-style-name="Error" style:base-cell-address="'docker-log-2018-08-27'.C47"/>
      <style:map style:condition="cell-content()=MIN([.$B47:.$F47])" style:apply-style-name="Accent" style:base-cell-address="'docker-log-2018-08-27'.C47"/>
    </style:style>
    <style:style style:name="ce492" style:family="table-cell" style:parent-style-name="Default">
      <style:map style:condition="cell-content()&gt;=900" style:apply-style-name="Error" style:base-cell-address="'docker-log-2018-08-27'.C48"/>
      <style:map style:condition="cell-content()=MIN([.$B48:.$F48])" style:apply-style-name="Accent" style:base-cell-address="'docker-log-2018-08-27'.C48"/>
    </style:style>
    <style:style style:name="ce493" style:family="table-cell" style:parent-style-name="Default">
      <style:map style:condition="cell-content()&gt;=900" style:apply-style-name="Error" style:base-cell-address="'docker-log-2018-08-27'.C49"/>
      <style:map style:condition="cell-content()=MIN([.$B49:.$F49])" style:apply-style-name="Accent" style:base-cell-address="'docker-log-2018-08-27'.C49"/>
    </style:style>
    <style:style style:name="ce494" style:family="table-cell" style:parent-style-name="Default">
      <style:map style:condition="cell-content()&gt;=900" style:apply-style-name="Error" style:base-cell-address="'docker-log-2018-08-27'.C50"/>
      <style:map style:condition="cell-content()=MIN([.$B50:.$F50])" style:apply-style-name="Accent" style:base-cell-address="'docker-log-2018-08-27'.C50"/>
    </style:style>
    <style:style style:name="ce495" style:family="table-cell" style:parent-style-name="Default">
      <style:map style:condition="cell-content()&gt;=900" style:apply-style-name="Error" style:base-cell-address="'docker-log-2018-08-27'.C51"/>
      <style:map style:condition="cell-content()=MIN([.$B51:.$F51])" style:apply-style-name="Accent" style:base-cell-address="'docker-log-2018-08-27'.C51"/>
    </style:style>
    <style:style style:name="ce496" style:family="table-cell" style:parent-style-name="Default">
      <style:map style:condition="cell-content()&gt;=900" style:apply-style-name="Error" style:base-cell-address="'docker-log-2018-08-27'.C52"/>
      <style:map style:condition="cell-content()=MIN([.$B52:.$F52])" style:apply-style-name="Accent" style:base-cell-address="'docker-log-2018-08-27'.C52"/>
    </style:style>
    <style:style style:name="ce497" style:family="table-cell" style:parent-style-name="Default">
      <style:map style:condition="cell-content()&gt;=900" style:apply-style-name="Error" style:base-cell-address="'docker-log-2018-08-27'.C53"/>
      <style:map style:condition="cell-content()=MIN([.$B53:.$F53])" style:apply-style-name="Accent" style:base-cell-address="'docker-log-2018-08-27'.C53"/>
    </style:style>
    <style:style style:name="ce498" style:family="table-cell" style:parent-style-name="Default">
      <style:map style:condition="cell-content()&gt;=900" style:apply-style-name="Error" style:base-cell-address="'docker-log-2018-08-27'.C54"/>
      <style:map style:condition="cell-content()=MIN([.$B54:.$F54])" style:apply-style-name="Accent" style:base-cell-address="'docker-log-2018-08-27'.C54"/>
    </style:style>
    <style:style style:name="ce499" style:family="table-cell" style:parent-style-name="Default">
      <style:map style:condition="cell-content()&gt;=900" style:apply-style-name="Error" style:base-cell-address="'docker-log-2018-08-27'.C55"/>
      <style:map style:condition="cell-content()=MIN([.$B55:.$F55])" style:apply-style-name="Accent" style:base-cell-address="'docker-log-2018-08-27'.C55"/>
    </style:style>
    <style:style style:name="ce500" style:family="table-cell" style:parent-style-name="Default">
      <style:map style:condition="cell-content()&gt;=900" style:apply-style-name="Error" style:base-cell-address="'docker-log-2018-08-27'.C56"/>
      <style:map style:condition="cell-content()=MIN([.$B56:.$F56])" style:apply-style-name="Accent" style:base-cell-address="'docker-log-2018-08-27'.C56"/>
    </style:style>
    <style:style style:name="ce501" style:family="table-cell" style:parent-style-name="Default">
      <style:map style:condition="cell-content()&gt;=900" style:apply-style-name="Error" style:base-cell-address="'docker-log-2018-08-27'.C57"/>
      <style:map style:condition="cell-content()=MIN([.$B57:.$F57])" style:apply-style-name="Accent" style:base-cell-address="'docker-log-2018-08-27'.C57"/>
    </style:style>
    <style:style style:name="ce502" style:family="table-cell" style:parent-style-name="Default">
      <style:map style:condition="cell-content()&gt;=900" style:apply-style-name="Error" style:base-cell-address="'docker-log-2018-08-27'.C58"/>
      <style:map style:condition="cell-content()=MIN([.$B58:.$F58])" style:apply-style-name="Accent" style:base-cell-address="'docker-log-2018-08-27'.C58"/>
    </style:style>
    <style:style style:name="ce503" style:family="table-cell" style:parent-style-name="Default">
      <style:map style:condition="cell-content()&gt;=900" style:apply-style-name="Error" style:base-cell-address="'docker-log-2018-08-27'.C59"/>
      <style:map style:condition="cell-content()=MIN([.$B59:.$F59])" style:apply-style-name="Accent" style:base-cell-address="'docker-log-2018-08-27'.C59"/>
    </style:style>
    <style:style style:name="ce504" style:family="table-cell" style:parent-style-name="Default">
      <style:map style:condition="cell-content()&gt;=900" style:apply-style-name="Error" style:base-cell-address="'docker-log-2018-08-27'.C60"/>
      <style:map style:condition="cell-content()=MIN([.$B60:.$F60])" style:apply-style-name="Accent" style:base-cell-address="'docker-log-2018-08-27'.C60"/>
    </style:style>
    <style:style style:name="ce505" style:family="table-cell" style:parent-style-name="Default">
      <style:map style:condition="cell-content()&gt;=900" style:apply-style-name="Error" style:base-cell-address="'docker-log-2018-08-27'.C61"/>
      <style:map style:condition="cell-content()=MIN([.$B61:.$F61])" style:apply-style-name="Accent" style:base-cell-address="'docker-log-2018-08-27'.C61"/>
    </style:style>
    <style:style style:name="ce506" style:family="table-cell" style:parent-style-name="Default">
      <style:map style:condition="cell-content()&gt;=900" style:apply-style-name="Error" style:base-cell-address="'docker-log-2018-08-27'.C62"/>
      <style:map style:condition="cell-content()=MIN([.$B62:.$F62])" style:apply-style-name="Accent" style:base-cell-address="'docker-log-2018-08-27'.C62"/>
    </style:style>
    <style:style style:name="ce507" style:family="table-cell" style:parent-style-name="Default">
      <style:map style:condition="cell-content()&gt;=900" style:apply-style-name="Error" style:base-cell-address="'docker-log-2018-08-27'.C63"/>
      <style:map style:condition="cell-content()=MIN([.$B63:.$F63])" style:apply-style-name="Accent" style:base-cell-address="'docker-log-2018-08-27'.C63"/>
    </style:style>
    <style:style style:name="ce508" style:family="table-cell" style:parent-style-name="Default">
      <style:map style:condition="cell-content()&gt;=900" style:apply-style-name="Error" style:base-cell-address="'docker-log-2018-08-27'.C64"/>
      <style:map style:condition="cell-content()=MIN([.$B64:.$F64])" style:apply-style-name="Accent" style:base-cell-address="'docker-log-2018-08-27'.C64"/>
    </style:style>
    <style:style style:name="ce509" style:family="table-cell" style:parent-style-name="Default">
      <style:map style:condition="cell-content()&gt;=900" style:apply-style-name="Error" style:base-cell-address="'docker-log-2018-08-27'.C65"/>
      <style:map style:condition="cell-content()=MIN([.$B65:.$F65])" style:apply-style-name="Accent" style:base-cell-address="'docker-log-2018-08-27'.C65"/>
    </style:style>
    <style:style style:name="ce510" style:family="table-cell" style:parent-style-name="Default">
      <style:map style:condition="cell-content()&gt;=900" style:apply-style-name="Error" style:base-cell-address="'docker-log-2018-08-27'.C66"/>
      <style:map style:condition="cell-content()=MIN([.$B66:.$F66])" style:apply-style-name="Accent" style:base-cell-address="'docker-log-2018-08-27'.C66"/>
    </style:style>
    <style:style style:name="ce511" style:family="table-cell" style:parent-style-name="Default">
      <style:map style:condition="cell-content()&gt;=900" style:apply-style-name="Error" style:base-cell-address="'docker-log-2018-08-27'.C67"/>
      <style:map style:condition="cell-content()=MIN([.$B67:.$F67])" style:apply-style-name="Accent" style:base-cell-address="'docker-log-2018-08-27'.C67"/>
    </style:style>
    <style:style style:name="ce512" style:family="table-cell" style:parent-style-name="Default">
      <style:map style:condition="cell-content()&gt;=900" style:apply-style-name="Error" style:base-cell-address="'docker-log-2018-08-27'.C68"/>
      <style:map style:condition="cell-content()=MIN([.$B68:.$F68])" style:apply-style-name="Accent" style:base-cell-address="'docker-log-2018-08-27'.C68"/>
    </style:style>
    <style:style style:name="ce513" style:family="table-cell" style:parent-style-name="Default">
      <style:map style:condition="cell-content()&gt;=900" style:apply-style-name="Error" style:base-cell-address="'docker-log-2018-08-27'.C69"/>
      <style:map style:condition="cell-content()=MIN([.$B69:.$F69])" style:apply-style-name="Accent" style:base-cell-address="'docker-log-2018-08-27'.C69"/>
    </style:style>
    <style:style style:name="ce514" style:family="table-cell" style:parent-style-name="Default">
      <style:map style:condition="cell-content()&gt;=900" style:apply-style-name="Error" style:base-cell-address="'docker-log-2018-08-27'.C70"/>
      <style:map style:condition="cell-content()=MIN([.$B70:.$F70])" style:apply-style-name="Accent" style:base-cell-address="'docker-log-2018-08-27'.C70"/>
    </style:style>
    <style:style style:name="ce515" style:family="table-cell" style:parent-style-name="Default">
      <style:map style:condition="cell-content()&gt;=900" style:apply-style-name="Error" style:base-cell-address="'docker-log-2018-08-27'.C71"/>
      <style:map style:condition="cell-content()=MIN([.$B71:.$F71])" style:apply-style-name="Accent" style:base-cell-address="'docker-log-2018-08-27'.C71"/>
    </style:style>
    <style:style style:name="ce516" style:family="table-cell" style:parent-style-name="Default">
      <style:map style:condition="cell-content()&gt;=900" style:apply-style-name="Error" style:base-cell-address="'docker-log-2018-08-27'.C72"/>
      <style:map style:condition="cell-content()=MIN([.$B72:.$F72])" style:apply-style-name="Accent" style:base-cell-address="'docker-log-2018-08-27'.C72"/>
    </style:style>
    <style:style style:name="ce517" style:family="table-cell" style:parent-style-name="Default">
      <style:map style:condition="cell-content()&gt;=900" style:apply-style-name="Error" style:base-cell-address="'docker-log-2018-08-27'.C73"/>
      <style:map style:condition="cell-content()=MIN([.$B73:.$F73])" style:apply-style-name="Accent" style:base-cell-address="'docker-log-2018-08-27'.C73"/>
    </style:style>
    <style:style style:name="ce518" style:family="table-cell" style:parent-style-name="Default">
      <style:map style:condition="cell-content()&gt;=900" style:apply-style-name="Error" style:base-cell-address="'docker-log-2018-08-27'.C74"/>
      <style:map style:condition="cell-content()=MIN([.$B74:.$F74])" style:apply-style-name="Accent" style:base-cell-address="'docker-log-2018-08-27'.C74"/>
    </style:style>
    <style:style style:name="ce519" style:family="table-cell" style:parent-style-name="Default">
      <style:map style:condition="cell-content()&gt;=900" style:apply-style-name="Error" style:base-cell-address="'docker-log-2018-08-27'.C75"/>
      <style:map style:condition="cell-content()=MIN([.$B75:.$F75])" style:apply-style-name="Accent" style:base-cell-address="'docker-log-2018-08-27'.C75"/>
    </style:style>
    <style:style style:name="ce520" style:family="table-cell" style:parent-style-name="Default">
      <style:map style:condition="cell-content()&gt;=900" style:apply-style-name="Error" style:base-cell-address="'docker-log-2018-08-27'.C76"/>
      <style:map style:condition="cell-content()=MIN([.$B76:.$F76])" style:apply-style-name="Accent" style:base-cell-address="'docker-log-2018-08-27'.C76"/>
    </style:style>
    <style:style style:name="ce521" style:family="table-cell" style:parent-style-name="Default">
      <style:map style:condition="cell-content()&gt;=900" style:apply-style-name="Error" style:base-cell-address="'docker-log-2018-08-27'.C77"/>
      <style:map style:condition="cell-content()=MIN([.$B77:.$F77])" style:apply-style-name="Accent" style:base-cell-address="'docker-log-2018-08-27'.C77"/>
    </style:style>
    <style:style style:name="ce522" style:family="table-cell" style:parent-style-name="Default">
      <style:map style:condition="cell-content()&gt;=900" style:apply-style-name="Error" style:base-cell-address="'docker-log-2018-08-27'.C78"/>
      <style:map style:condition="cell-content()=MIN([.$B78:.$F78])" style:apply-style-name="Accent" style:base-cell-address="'docker-log-2018-08-27'.C78"/>
    </style:style>
    <style:style style:name="ce523" style:family="table-cell" style:parent-style-name="Default">
      <style:map style:condition="cell-content()&gt;=900" style:apply-style-name="Error" style:base-cell-address="'docker-log-2018-08-27'.C79"/>
      <style:map style:condition="cell-content()=MIN([.$B79:.$F79])" style:apply-style-name="Accent" style:base-cell-address="'docker-log-2018-08-27'.C79"/>
    </style:style>
    <style:style style:name="ce524" style:family="table-cell" style:parent-style-name="Default">
      <style:map style:condition="cell-content()&gt;=900" style:apply-style-name="Error" style:base-cell-address="'docker-log-2018-08-27'.C80"/>
      <style:map style:condition="cell-content()=MIN([.$B80:.$F80])" style:apply-style-name="Accent" style:base-cell-address="'docker-log-2018-08-27'.C80"/>
    </style:style>
    <style:style style:name="ce525" style:family="table-cell" style:parent-style-name="Default">
      <style:map style:condition="cell-content()&gt;=900" style:apply-style-name="Error" style:base-cell-address="'docker-log-2018-08-27'.C81"/>
      <style:map style:condition="cell-content()=MIN([.$B81:.$F81])" style:apply-style-name="Accent" style:base-cell-address="'docker-log-2018-08-27'.C81"/>
    </style:style>
    <style:style style:name="ce526" style:family="table-cell" style:parent-style-name="Default">
      <style:map style:condition="cell-content()&gt;=900" style:apply-style-name="Error" style:base-cell-address="'docker-log-2018-08-27'.C82"/>
      <style:map style:condition="cell-content()=MIN([.$B82:.$F82])" style:apply-style-name="Accent" style:base-cell-address="'docker-log-2018-08-27'.C82"/>
    </style:style>
    <style:style style:name="ce527" style:family="table-cell" style:parent-style-name="Default">
      <style:map style:condition="cell-content()&gt;=900" style:apply-style-name="Error" style:base-cell-address="'docker-log-2018-08-27'.C83"/>
      <style:map style:condition="cell-content()=MIN([.$B83:.$F83])" style:apply-style-name="Accent" style:base-cell-address="'docker-log-2018-08-27'.C83"/>
    </style:style>
    <style:style style:name="ce528" style:family="table-cell" style:parent-style-name="Default">
      <style:map style:condition="cell-content()&gt;=900" style:apply-style-name="Error" style:base-cell-address="'docker-log-2018-08-27'.C84"/>
      <style:map style:condition="cell-content()=MIN([.$B84:.$F84])" style:apply-style-name="Accent" style:base-cell-address="'docker-log-2018-08-27'.C84"/>
    </style:style>
    <style:style style:name="ce529" style:family="table-cell" style:parent-style-name="Default">
      <style:map style:condition="cell-content()&gt;=900" style:apply-style-name="Error" style:base-cell-address="'docker-log-2018-08-27'.C85"/>
      <style:map style:condition="cell-content()=MIN([.$B85:.$F85])" style:apply-style-name="Accent" style:base-cell-address="'docker-log-2018-08-27'.C85"/>
    </style:style>
    <style:style style:name="ce530" style:family="table-cell" style:parent-style-name="Default">
      <style:map style:condition="cell-content()&gt;=900" style:apply-style-name="Error" style:base-cell-address="'docker-log-2018-08-27'.C86"/>
      <style:map style:condition="cell-content()=MIN([.$B86:.$F86])" style:apply-style-name="Accent" style:base-cell-address="'docker-log-2018-08-27'.C86"/>
    </style:style>
    <style:style style:name="ce531" style:family="table-cell" style:parent-style-name="Default">
      <style:map style:condition="cell-content()&gt;=900" style:apply-style-name="Error" style:base-cell-address="'docker-log-2018-08-27'.C87"/>
      <style:map style:condition="cell-content()=MIN([.$B87:.$F87])" style:apply-style-name="Accent" style:base-cell-address="'docker-log-2018-08-27'.C87"/>
    </style:style>
    <style:style style:name="ce532" style:family="table-cell" style:parent-style-name="Default">
      <style:map style:condition="cell-content()&gt;=900" style:apply-style-name="Error" style:base-cell-address="'docker-log-2018-08-27'.C88"/>
      <style:map style:condition="cell-content()=MIN([.$B88:.$F88])" style:apply-style-name="Accent" style:base-cell-address="'docker-log-2018-08-27'.C88"/>
    </style:style>
    <style:style style:name="ce533" style:family="table-cell" style:parent-style-name="Default">
      <style:map style:condition="cell-content()&gt;=900" style:apply-style-name="Error" style:base-cell-address="'docker-log-2018-08-27'.C89"/>
      <style:map style:condition="cell-content()=MIN([.$B89:.$F89])" style:apply-style-name="Accent" style:base-cell-address="'docker-log-2018-08-27'.C89"/>
    </style:style>
    <style:style style:name="ce534" style:family="table-cell" style:parent-style-name="Default">
      <style:map style:condition="cell-content()&gt;=900" style:apply-style-name="Error" style:base-cell-address="'docker-log-2018-08-27'.C90"/>
      <style:map style:condition="cell-content()=MIN([.$B90:.$F90])" style:apply-style-name="Accent" style:base-cell-address="'docker-log-2018-08-27'.C90"/>
    </style:style>
    <style:style style:name="ce535" style:family="table-cell" style:parent-style-name="Default">
      <style:map style:condition="cell-content()&gt;=900" style:apply-style-name="Error" style:base-cell-address="'docker-log-2018-08-27'.C91"/>
      <style:map style:condition="cell-content()=MIN([.$B91:.$F91])" style:apply-style-name="Accent" style:base-cell-address="'docker-log-2018-08-27'.C91"/>
    </style:style>
    <style:style style:name="ce536" style:family="table-cell" style:parent-style-name="Default">
      <style:map style:condition="cell-content()&gt;=900" style:apply-style-name="Error" style:base-cell-address="'docker-log-2018-08-27'.C92"/>
      <style:map style:condition="cell-content()=MIN([.$B92:.$F92])" style:apply-style-name="Accent" style:base-cell-address="'docker-log-2018-08-27'.C92"/>
    </style:style>
    <style:style style:name="ce537" style:family="table-cell" style:parent-style-name="Default">
      <style:map style:condition="cell-content()&gt;=900" style:apply-style-name="Error" style:base-cell-address="'docker-log-2018-08-27'.C93"/>
      <style:map style:condition="cell-content()=MIN([.$B93:.$F93])" style:apply-style-name="Accent" style:base-cell-address="'docker-log-2018-08-27'.C93"/>
    </style:style>
    <style:style style:name="ce538" style:family="table-cell" style:parent-style-name="Default">
      <style:map style:condition="cell-content()&gt;=900" style:apply-style-name="Error" style:base-cell-address="'docker-log-2018-08-27'.C94"/>
      <style:map style:condition="cell-content()=MIN([.$B94:.$F94])" style:apply-style-name="Accent" style:base-cell-address="'docker-log-2018-08-27'.C94"/>
    </style:style>
    <style:style style:name="ce539" style:family="table-cell" style:parent-style-name="Default">
      <style:map style:condition="cell-content()&gt;=900" style:apply-style-name="Error" style:base-cell-address="'docker-log-2018-08-27'.C95"/>
      <style:map style:condition="cell-content()=MIN([.$B95:.$F95])" style:apply-style-name="Accent" style:base-cell-address="'docker-log-2018-08-27'.C95"/>
    </style:style>
    <style:style style:name="ce540" style:family="table-cell" style:parent-style-name="Default">
      <style:map style:condition="cell-content()&gt;=900" style:apply-style-name="Error" style:base-cell-address="'docker-log-2018-08-27'.C96"/>
      <style:map style:condition="cell-content()=MIN([.$B96:.$F96])" style:apply-style-name="Accent" style:base-cell-address="'docker-log-2018-08-27'.C96"/>
    </style:style>
    <style:style style:name="ce541" style:family="table-cell" style:parent-style-name="Default">
      <style:map style:condition="cell-content()&gt;=900" style:apply-style-name="Error" style:base-cell-address="'docker-log-2018-08-27'.C97"/>
      <style:map style:condition="cell-content()=MIN([.$B97:.$F97])" style:apply-style-name="Accent" style:base-cell-address="'docker-log-2018-08-27'.C97"/>
    </style:style>
    <style:style style:name="ce542" style:family="table-cell" style:parent-style-name="Default">
      <style:map style:condition="cell-content()&gt;=900" style:apply-style-name="Error" style:base-cell-address="'docker-log-2018-08-27'.C98"/>
      <style:map style:condition="cell-content()=MIN([.$B98:.$F98])" style:apply-style-name="Accent" style:base-cell-address="'docker-log-2018-08-27'.C98"/>
    </style:style>
    <style:style style:name="ce543" style:family="table-cell" style:parent-style-name="Default">
      <style:map style:condition="cell-content()&gt;=900" style:apply-style-name="Error" style:base-cell-address="'docker-log-2018-08-27'.C99"/>
      <style:map style:condition="cell-content()=MIN([.$B99:.$F99])" style:apply-style-name="Accent" style:base-cell-address="'docker-log-2018-08-27'.C99"/>
    </style:style>
    <style:style style:name="ce544" style:family="table-cell" style:parent-style-name="Default">
      <style:map style:condition="cell-content()&gt;=900" style:apply-style-name="Error" style:base-cell-address="'docker-log-2018-08-27'.C100"/>
      <style:map style:condition="cell-content()=MIN([.$B100:.$F100])" style:apply-style-name="Accent" style:base-cell-address="'docker-log-2018-08-27'.C100"/>
    </style:style>
    <style:style style:name="ce545" style:family="table-cell" style:parent-style-name="Default">
      <style:map style:condition="cell-content()&gt;=900" style:apply-style-name="Error" style:base-cell-address="'docker-log-2018-08-27'.C101"/>
      <style:map style:condition="cell-content()=MIN([.$B101:.$F101])" style:apply-style-name="Accent" style:base-cell-address="'docker-log-2018-08-27'.C101"/>
    </style:style>
    <style:style style:name="ce546" style:family="table-cell" style:parent-style-name="Default">
      <style:map style:condition="cell-content()&gt;=900" style:apply-style-name="Error" style:base-cell-address="'docker-log-2018-08-27'.C102"/>
      <style:map style:condition="cell-content()=MIN([.$B102:.$F102])" style:apply-style-name="Accent" style:base-cell-address="'docker-log-2018-08-27'.C102"/>
    </style:style>
    <style:style style:name="ce547" style:family="table-cell" style:parent-style-name="Default">
      <style:map style:condition="cell-content()&gt;=900" style:apply-style-name="Error" style:base-cell-address="'docker-log-2018-08-27'.C103"/>
      <style:map style:condition="cell-content()=MIN([.$B103:.$F103])" style:apply-style-name="Accent" style:base-cell-address="'docker-log-2018-08-27'.C103"/>
    </style:style>
    <style:style style:name="ce548" style:family="table-cell" style:parent-style-name="Default">
      <style:map style:condition="cell-content()&gt;=900" style:apply-style-name="Error" style:base-cell-address="'docker-log-2018-08-27'.C104"/>
      <style:map style:condition="cell-content()=MIN([.$B104:.$F104])" style:apply-style-name="Accent" style:base-cell-address="'docker-log-2018-08-27'.C104"/>
    </style:style>
    <style:style style:name="ce549" style:family="table-cell" style:parent-style-name="Default">
      <style:map style:condition="cell-content()&gt;=900" style:apply-style-name="Error" style:base-cell-address="'docker-log-2018-08-27'.C105"/>
      <style:map style:condition="cell-content()=MIN([.$B105:.$F105])" style:apply-style-name="Accent" style:base-cell-address="'docker-log-2018-08-27'.C105"/>
    </style:style>
    <style:style style:name="ce550" style:family="table-cell" style:parent-style-name="Default">
      <style:map style:condition="cell-content()&gt;=900" style:apply-style-name="Error" style:base-cell-address="'docker-log-2018-08-27'.C106"/>
      <style:map style:condition="cell-content()=MIN([.$B106:.$F106])" style:apply-style-name="Accent" style:base-cell-address="'docker-log-2018-08-27'.C106"/>
    </style:style>
    <style:style style:name="ce551" style:family="table-cell" style:parent-style-name="Default">
      <style:map style:condition="cell-content()&gt;=900" style:apply-style-name="Error" style:base-cell-address="'docker-log-2018-08-27'.C107"/>
      <style:map style:condition="cell-content()=MIN([.$B107:.$F107])" style:apply-style-name="Accent" style:base-cell-address="'docker-log-2018-08-27'.C107"/>
    </style:style>
    <style:style style:name="ce552" style:family="table-cell" style:parent-style-name="Default">
      <style:map style:condition="cell-content()&gt;=900" style:apply-style-name="Error" style:base-cell-address="'docker-log-2018-08-27'.C108"/>
      <style:map style:condition="cell-content()=MIN([.$B108:.$F108])" style:apply-style-name="Accent" style:base-cell-address="'docker-log-2018-08-27'.C108"/>
    </style:style>
    <style:style style:name="ce553" style:family="table-cell" style:parent-style-name="Default">
      <style:map style:condition="cell-content()&gt;=900" style:apply-style-name="Error" style:base-cell-address="'docker-log-2018-08-27'.C109"/>
      <style:map style:condition="cell-content()=MIN([.$B109:.$F109])" style:apply-style-name="Accent" style:base-cell-address="'docker-log-2018-08-27'.C109"/>
    </style:style>
    <style:style style:name="ce554" style:family="table-cell" style:parent-style-name="Default">
      <style:map style:condition="cell-content()&gt;=900" style:apply-style-name="Error" style:base-cell-address="'docker-log-2018-08-27'.C110"/>
      <style:map style:condition="cell-content()=MIN([.$B110:.$F110])" style:apply-style-name="Accent" style:base-cell-address="'docker-log-2018-08-27'.C110"/>
    </style:style>
    <style:style style:name="ce555" style:family="table-cell" style:parent-style-name="Default">
      <style:map style:condition="cell-content()&gt;=900" style:apply-style-name="Error" style:base-cell-address="'docker-log-2018-08-27'.C111"/>
      <style:map style:condition="cell-content()=MIN([.$B111:.$F111])" style:apply-style-name="Accent" style:base-cell-address="'docker-log-2018-08-27'.C111"/>
    </style:style>
    <style:style style:name="ce556" style:family="table-cell" style:parent-style-name="Default">
      <style:map style:condition="cell-content()&gt;=900" style:apply-style-name="Error" style:base-cell-address="'docker-log-2018-08-27'.C112"/>
      <style:map style:condition="cell-content()=MIN([.$B112:.$F112])" style:apply-style-name="Accent" style:base-cell-address="'docker-log-2018-08-27'.C112"/>
    </style:style>
    <style:style style:name="ce557" style:family="table-cell" style:parent-style-name="Default">
      <style:map style:condition="cell-content()&gt;=900" style:apply-style-name="Error" style:base-cell-address="'docker-log-2018-08-27'.C113"/>
      <style:map style:condition="cell-content()=MIN([.$B113:.$F113])" style:apply-style-name="Accent" style:base-cell-address="'docker-log-2018-08-27'.C113"/>
    </style:style>
    <style:style style:name="ce558" style:family="table-cell" style:parent-style-name="Default">
      <style:map style:condition="cell-content()&gt;=900" style:apply-style-name="Error" style:base-cell-address="'docker-log-2018-08-27'.C114"/>
      <style:map style:condition="cell-content()=MIN([.$B114:.$F114])" style:apply-style-name="Accent" style:base-cell-address="'docker-log-2018-08-27'.C114"/>
    </style:style>
    <style:style style:name="ce559" style:family="table-cell" style:parent-style-name="Default">
      <style:map style:condition="cell-content()&gt;=900" style:apply-style-name="Error" style:base-cell-address="'docker-log-2018-08-27'.D4"/>
      <style:map style:condition="cell-content()=MIN([.$B4:.$F4])" style:apply-style-name="Accent" style:base-cell-address="'docker-log-2018-08-27'.D4"/>
    </style:style>
    <style:style style:name="ce560" style:family="table-cell" style:parent-style-name="Default">
      <style:map style:condition="cell-content()&gt;=900" style:apply-style-name="Error" style:base-cell-address="'docker-log-2018-08-27'.D5"/>
      <style:map style:condition="cell-content()=MIN([.$B5:.$F5])" style:apply-style-name="Accent" style:base-cell-address="'docker-log-2018-08-27'.D5"/>
    </style:style>
    <style:style style:name="ce561" style:family="table-cell" style:parent-style-name="Default">
      <style:map style:condition="cell-content()&gt;=900" style:apply-style-name="Error" style:base-cell-address="'docker-log-2018-08-27'.D6"/>
      <style:map style:condition="cell-content()=MIN([.$B6:.$F6])" style:apply-style-name="Accent" style:base-cell-address="'docker-log-2018-08-27'.D6"/>
    </style:style>
    <style:style style:name="ce562" style:family="table-cell" style:parent-style-name="Default">
      <style:map style:condition="cell-content()&gt;=900" style:apply-style-name="Error" style:base-cell-address="'docker-log-2018-08-27'.D7"/>
      <style:map style:condition="cell-content()=MIN([.$B7:.$F7])" style:apply-style-name="Accent" style:base-cell-address="'docker-log-2018-08-27'.D7"/>
    </style:style>
    <style:style style:name="ce563" style:family="table-cell" style:parent-style-name="Default">
      <style:map style:condition="cell-content()&gt;=900" style:apply-style-name="Error" style:base-cell-address="'docker-log-2018-08-27'.D8"/>
      <style:map style:condition="cell-content()=MIN([.$B8:.$F8])" style:apply-style-name="Accent" style:base-cell-address="'docker-log-2018-08-27'.D8"/>
    </style:style>
    <style:style style:name="ce564" style:family="table-cell" style:parent-style-name="Default">
      <style:map style:condition="cell-content()&gt;=900" style:apply-style-name="Error" style:base-cell-address="'docker-log-2018-08-27'.D9"/>
      <style:map style:condition="cell-content()=MIN([.$B9:.$F9])" style:apply-style-name="Accent" style:base-cell-address="'docker-log-2018-08-27'.D9"/>
    </style:style>
    <style:style style:name="ce565" style:family="table-cell" style:parent-style-name="Default">
      <style:map style:condition="cell-content()&gt;=900" style:apply-style-name="Error" style:base-cell-address="'docker-log-2018-08-27'.D10"/>
      <style:map style:condition="cell-content()=MIN([.$B10:.$F10])" style:apply-style-name="Accent" style:base-cell-address="'docker-log-2018-08-27'.D10"/>
    </style:style>
    <style:style style:name="ce566" style:family="table-cell" style:parent-style-name="Default">
      <style:map style:condition="cell-content()&gt;=900" style:apply-style-name="Error" style:base-cell-address="'docker-log-2018-08-27'.D11"/>
      <style:map style:condition="cell-content()=MIN([.$B11:.$F11])" style:apply-style-name="Accent" style:base-cell-address="'docker-log-2018-08-27'.D11"/>
    </style:style>
    <style:style style:name="ce567" style:family="table-cell" style:parent-style-name="Default">
      <style:map style:condition="cell-content()&gt;=900" style:apply-style-name="Error" style:base-cell-address="'docker-log-2018-08-27'.D12"/>
      <style:map style:condition="cell-content()=MIN([.$B12:.$F12])" style:apply-style-name="Accent" style:base-cell-address="'docker-log-2018-08-27'.D12"/>
    </style:style>
    <style:style style:name="ce568" style:family="table-cell" style:parent-style-name="Default">
      <style:map style:condition="cell-content()&gt;=900" style:apply-style-name="Error" style:base-cell-address="'docker-log-2018-08-27'.D13"/>
      <style:map style:condition="cell-content()=MIN([.$B13:.$F13])" style:apply-style-name="Accent" style:base-cell-address="'docker-log-2018-08-27'.D13"/>
    </style:style>
    <style:style style:name="ce569" style:family="table-cell" style:parent-style-name="Default">
      <style:map style:condition="cell-content()&gt;=900" style:apply-style-name="Error" style:base-cell-address="'docker-log-2018-08-27'.D14"/>
      <style:map style:condition="cell-content()=MIN([.$B14:.$F14])" style:apply-style-name="Accent" style:base-cell-address="'docker-log-2018-08-27'.D14"/>
    </style:style>
    <style:style style:name="ce570" style:family="table-cell" style:parent-style-name="Default">
      <style:map style:condition="cell-content()&gt;=900" style:apply-style-name="Error" style:base-cell-address="'docker-log-2018-08-27'.D15"/>
      <style:map style:condition="cell-content()=MIN([.$B15:.$F15])" style:apply-style-name="Accent" style:base-cell-address="'docker-log-2018-08-27'.D15"/>
    </style:style>
    <style:style style:name="ce571" style:family="table-cell" style:parent-style-name="Default">
      <style:map style:condition="cell-content()&gt;=900" style:apply-style-name="Error" style:base-cell-address="'docker-log-2018-08-27'.D16"/>
      <style:map style:condition="cell-content()=MIN([.$B16:.$F16])" style:apply-style-name="Accent" style:base-cell-address="'docker-log-2018-08-27'.D16"/>
    </style:style>
    <style:style style:name="ce572" style:family="table-cell" style:parent-style-name="Default">
      <style:map style:condition="cell-content()&gt;=900" style:apply-style-name="Error" style:base-cell-address="'docker-log-2018-08-27'.D17"/>
      <style:map style:condition="cell-content()=MIN([.$B17:.$F17])" style:apply-style-name="Accent" style:base-cell-address="'docker-log-2018-08-27'.D17"/>
    </style:style>
    <style:style style:name="ce573" style:family="table-cell" style:parent-style-name="Default">
      <style:map style:condition="cell-content()&gt;=900" style:apply-style-name="Error" style:base-cell-address="'docker-log-2018-08-27'.D18"/>
      <style:map style:condition="cell-content()=MIN([.$B18:.$F18])" style:apply-style-name="Accent" style:base-cell-address="'docker-log-2018-08-27'.D18"/>
    </style:style>
    <style:style style:name="ce574" style:family="table-cell" style:parent-style-name="Default">
      <style:map style:condition="cell-content()&gt;=900" style:apply-style-name="Error" style:base-cell-address="'docker-log-2018-08-27'.D19"/>
      <style:map style:condition="cell-content()=MIN([.$B19:.$F19])" style:apply-style-name="Accent" style:base-cell-address="'docker-log-2018-08-27'.D19"/>
    </style:style>
    <style:style style:name="ce575" style:family="table-cell" style:parent-style-name="Default">
      <style:map style:condition="cell-content()&gt;=900" style:apply-style-name="Error" style:base-cell-address="'docker-log-2018-08-27'.D20"/>
      <style:map style:condition="cell-content()=MIN([.$B20:.$F20])" style:apply-style-name="Accent" style:base-cell-address="'docker-log-2018-08-27'.D20"/>
    </style:style>
    <style:style style:name="ce576" style:family="table-cell" style:parent-style-name="Default">
      <style:map style:condition="cell-content()&gt;=900" style:apply-style-name="Error" style:base-cell-address="'docker-log-2018-08-27'.D21"/>
      <style:map style:condition="cell-content()=MIN([.$B21:.$F21])" style:apply-style-name="Accent" style:base-cell-address="'docker-log-2018-08-27'.D21"/>
    </style:style>
    <style:style style:name="ce577" style:family="table-cell" style:parent-style-name="Default">
      <style:map style:condition="cell-content()&gt;=900" style:apply-style-name="Error" style:base-cell-address="'docker-log-2018-08-27'.D22"/>
      <style:map style:condition="cell-content()=MIN([.$B22:.$F22])" style:apply-style-name="Accent" style:base-cell-address="'docker-log-2018-08-27'.D22"/>
    </style:style>
    <style:style style:name="ce578" style:family="table-cell" style:parent-style-name="Default">
      <style:map style:condition="cell-content()&gt;=900" style:apply-style-name="Error" style:base-cell-address="'docker-log-2018-08-27'.D23"/>
      <style:map style:condition="cell-content()=MIN([.$B23:.$F23])" style:apply-style-name="Accent" style:base-cell-address="'docker-log-2018-08-27'.D23"/>
    </style:style>
    <style:style style:name="ce579" style:family="table-cell" style:parent-style-name="Default">
      <style:map style:condition="cell-content()&gt;=900" style:apply-style-name="Error" style:base-cell-address="'docker-log-2018-08-27'.D24"/>
      <style:map style:condition="cell-content()=MIN([.$B24:.$F24])" style:apply-style-name="Accent" style:base-cell-address="'docker-log-2018-08-27'.D24"/>
    </style:style>
    <style:style style:name="ce580" style:family="table-cell" style:parent-style-name="Default">
      <style:map style:condition="cell-content()&gt;=900" style:apply-style-name="Error" style:base-cell-address="'docker-log-2018-08-27'.D25"/>
      <style:map style:condition="cell-content()=MIN([.$B25:.$F25])" style:apply-style-name="Accent" style:base-cell-address="'docker-log-2018-08-27'.D25"/>
    </style:style>
    <style:style style:name="ce581" style:family="table-cell" style:parent-style-name="Default">
      <style:map style:condition="cell-content()&gt;=900" style:apply-style-name="Error" style:base-cell-address="'docker-log-2018-08-27'.D26"/>
      <style:map style:condition="cell-content()=MIN([.$B26:.$F26])" style:apply-style-name="Accent" style:base-cell-address="'docker-log-2018-08-27'.D26"/>
    </style:style>
    <style:style style:name="ce582" style:family="table-cell" style:parent-style-name="Default">
      <style:map style:condition="cell-content()&gt;=900" style:apply-style-name="Error" style:base-cell-address="'docker-log-2018-08-27'.D27"/>
      <style:map style:condition="cell-content()=MIN([.$B27:.$F27])" style:apply-style-name="Accent" style:base-cell-address="'docker-log-2018-08-27'.D27"/>
    </style:style>
    <style:style style:name="ce583" style:family="table-cell" style:parent-style-name="Default">
      <style:map style:condition="cell-content()&gt;=900" style:apply-style-name="Error" style:base-cell-address="'docker-log-2018-08-27'.D28"/>
      <style:map style:condition="cell-content()=MIN([.$B28:.$F28])" style:apply-style-name="Accent" style:base-cell-address="'docker-log-2018-08-27'.D28"/>
    </style:style>
    <style:style style:name="ce584" style:family="table-cell" style:parent-style-name="Default">
      <style:map style:condition="cell-content()&gt;=900" style:apply-style-name="Error" style:base-cell-address="'docker-log-2018-08-27'.D29"/>
      <style:map style:condition="cell-content()=MIN([.$B29:.$F29])" style:apply-style-name="Accent" style:base-cell-address="'docker-log-2018-08-27'.D29"/>
    </style:style>
    <style:style style:name="ce585" style:family="table-cell" style:parent-style-name="Default">
      <style:map style:condition="cell-content()&gt;=900" style:apply-style-name="Error" style:base-cell-address="'docker-log-2018-08-27'.D30"/>
      <style:map style:condition="cell-content()=MIN([.$B30:.$F30])" style:apply-style-name="Accent" style:base-cell-address="'docker-log-2018-08-27'.D30"/>
    </style:style>
    <style:style style:name="ce586" style:family="table-cell" style:parent-style-name="Default">
      <style:map style:condition="cell-content()&gt;=900" style:apply-style-name="Error" style:base-cell-address="'docker-log-2018-08-27'.D31"/>
      <style:map style:condition="cell-content()=MIN([.$B31:.$F31])" style:apply-style-name="Accent" style:base-cell-address="'docker-log-2018-08-27'.D31"/>
    </style:style>
    <style:style style:name="ce587" style:family="table-cell" style:parent-style-name="Default">
      <style:map style:condition="cell-content()&gt;=900" style:apply-style-name="Error" style:base-cell-address="'docker-log-2018-08-27'.D32"/>
      <style:map style:condition="cell-content()=MIN([.$B32:.$F32])" style:apply-style-name="Accent" style:base-cell-address="'docker-log-2018-08-27'.D32"/>
    </style:style>
    <style:style style:name="ce588" style:family="table-cell" style:parent-style-name="Default">
      <style:map style:condition="cell-content()&gt;=900" style:apply-style-name="Error" style:base-cell-address="'docker-log-2018-08-27'.D33"/>
      <style:map style:condition="cell-content()=MIN([.$B33:.$F33])" style:apply-style-name="Accent" style:base-cell-address="'docker-log-2018-08-27'.D33"/>
    </style:style>
    <style:style style:name="ce589" style:family="table-cell" style:parent-style-name="Default">
      <style:map style:condition="cell-content()&gt;=900" style:apply-style-name="Error" style:base-cell-address="'docker-log-2018-08-27'.D34"/>
      <style:map style:condition="cell-content()=MIN([.$B34:.$F34])" style:apply-style-name="Accent" style:base-cell-address="'docker-log-2018-08-27'.D34"/>
    </style:style>
    <style:style style:name="ce590" style:family="table-cell" style:parent-style-name="Default">
      <style:map style:condition="cell-content()&gt;=900" style:apply-style-name="Error" style:base-cell-address="'docker-log-2018-08-27'.D35"/>
      <style:map style:condition="cell-content()=MIN([.$B35:.$F35])" style:apply-style-name="Accent" style:base-cell-address="'docker-log-2018-08-27'.D35"/>
    </style:style>
    <style:style style:name="ce591" style:family="table-cell" style:parent-style-name="Default">
      <style:map style:condition="cell-content()&gt;=900" style:apply-style-name="Error" style:base-cell-address="'docker-log-2018-08-27'.D36"/>
      <style:map style:condition="cell-content()=MIN([.$B36:.$F36])" style:apply-style-name="Accent" style:base-cell-address="'docker-log-2018-08-27'.D36"/>
    </style:style>
    <style:style style:name="ce592" style:family="table-cell" style:parent-style-name="Default">
      <style:map style:condition="cell-content()&gt;=900" style:apply-style-name="Error" style:base-cell-address="'docker-log-2018-08-27'.D37"/>
      <style:map style:condition="cell-content()=MIN([.$B37:.$F37])" style:apply-style-name="Accent" style:base-cell-address="'docker-log-2018-08-27'.D37"/>
    </style:style>
    <style:style style:name="ce593" style:family="table-cell" style:parent-style-name="Default">
      <style:map style:condition="cell-content()&gt;=900" style:apply-style-name="Error" style:base-cell-address="'docker-log-2018-08-27'.D38"/>
      <style:map style:condition="cell-content()=MIN([.$B38:.$F38])" style:apply-style-name="Accent" style:base-cell-address="'docker-log-2018-08-27'.D38"/>
    </style:style>
    <style:style style:name="ce594" style:family="table-cell" style:parent-style-name="Default">
      <style:map style:condition="cell-content()&gt;=900" style:apply-style-name="Error" style:base-cell-address="'docker-log-2018-08-27'.D39"/>
      <style:map style:condition="cell-content()=MIN([.$B39:.$F39])" style:apply-style-name="Accent" style:base-cell-address="'docker-log-2018-08-27'.D39"/>
    </style:style>
    <style:style style:name="ce595" style:family="table-cell" style:parent-style-name="Default">
      <style:map style:condition="cell-content()&gt;=900" style:apply-style-name="Error" style:base-cell-address="'docker-log-2018-08-27'.D40"/>
      <style:map style:condition="cell-content()=MIN([.$B40:.$F40])" style:apply-style-name="Accent" style:base-cell-address="'docker-log-2018-08-27'.D40"/>
    </style:style>
    <style:style style:name="ce596" style:family="table-cell" style:parent-style-name="Default">
      <style:map style:condition="cell-content()&gt;=900" style:apply-style-name="Error" style:base-cell-address="'docker-log-2018-08-27'.D41"/>
      <style:map style:condition="cell-content()=MIN([.$B41:.$F41])" style:apply-style-name="Accent" style:base-cell-address="'docker-log-2018-08-27'.D41"/>
    </style:style>
    <style:style style:name="ce597" style:family="table-cell" style:parent-style-name="Default">
      <style:map style:condition="cell-content()&gt;=900" style:apply-style-name="Error" style:base-cell-address="'docker-log-2018-08-27'.D42"/>
      <style:map style:condition="cell-content()=MIN([.$B42:.$F42])" style:apply-style-name="Accent" style:base-cell-address="'docker-log-2018-08-27'.D42"/>
    </style:style>
    <style:style style:name="ce598" style:family="table-cell" style:parent-style-name="Default">
      <style:map style:condition="cell-content()&gt;=900" style:apply-style-name="Error" style:base-cell-address="'docker-log-2018-08-27'.D43"/>
      <style:map style:condition="cell-content()=MIN([.$B43:.$F43])" style:apply-style-name="Accent" style:base-cell-address="'docker-log-2018-08-27'.D43"/>
    </style:style>
    <style:style style:name="ce599" style:family="table-cell" style:parent-style-name="Default">
      <style:map style:condition="cell-content()&gt;=900" style:apply-style-name="Error" style:base-cell-address="'docker-log-2018-08-27'.D44"/>
      <style:map style:condition="cell-content()=MIN([.$B44:.$F44])" style:apply-style-name="Accent" style:base-cell-address="'docker-log-2018-08-27'.D44"/>
    </style:style>
    <style:style style:name="ce600" style:family="table-cell" style:parent-style-name="Default">
      <style:map style:condition="cell-content()&gt;=900" style:apply-style-name="Error" style:base-cell-address="'docker-log-2018-08-27'.D45"/>
      <style:map style:condition="cell-content()=MIN([.$B45:.$F45])" style:apply-style-name="Accent" style:base-cell-address="'docker-log-2018-08-27'.D45"/>
    </style:style>
    <style:style style:name="ce601" style:family="table-cell" style:parent-style-name="Default">
      <style:map style:condition="cell-content()&gt;=900" style:apply-style-name="Error" style:base-cell-address="'docker-log-2018-08-27'.D46"/>
      <style:map style:condition="cell-content()=MIN([.$B46:.$F46])" style:apply-style-name="Accent" style:base-cell-address="'docker-log-2018-08-27'.D46"/>
    </style:style>
    <style:style style:name="ce602" style:family="table-cell" style:parent-style-name="Default">
      <style:map style:condition="cell-content()&gt;=900" style:apply-style-name="Error" style:base-cell-address="'docker-log-2018-08-27'.D47"/>
      <style:map style:condition="cell-content()=MIN([.$B47:.$F47])" style:apply-style-name="Accent" style:base-cell-address="'docker-log-2018-08-27'.D47"/>
    </style:style>
    <style:style style:name="ce603" style:family="table-cell" style:parent-style-name="Default">
      <style:map style:condition="cell-content()&gt;=900" style:apply-style-name="Error" style:base-cell-address="'docker-log-2018-08-27'.D48"/>
      <style:map style:condition="cell-content()=MIN([.$B48:.$F48])" style:apply-style-name="Accent" style:base-cell-address="'docker-log-2018-08-27'.D48"/>
    </style:style>
    <style:style style:name="ce604" style:family="table-cell" style:parent-style-name="Default">
      <style:map style:condition="cell-content()&gt;=900" style:apply-style-name="Error" style:base-cell-address="'docker-log-2018-08-27'.D49"/>
      <style:map style:condition="cell-content()=MIN([.$B49:.$F49])" style:apply-style-name="Accent" style:base-cell-address="'docker-log-2018-08-27'.D49"/>
    </style:style>
    <style:style style:name="ce605" style:family="table-cell" style:parent-style-name="Default">
      <style:map style:condition="cell-content()&gt;=900" style:apply-style-name="Error" style:base-cell-address="'docker-log-2018-08-27'.D50"/>
      <style:map style:condition="cell-content()=MIN([.$B50:.$F50])" style:apply-style-name="Accent" style:base-cell-address="'docker-log-2018-08-27'.D50"/>
    </style:style>
    <style:style style:name="ce606" style:family="table-cell" style:parent-style-name="Default">
      <style:map style:condition="cell-content()&gt;=900" style:apply-style-name="Error" style:base-cell-address="'docker-log-2018-08-27'.D51"/>
      <style:map style:condition="cell-content()=MIN([.$B51:.$F51])" style:apply-style-name="Accent" style:base-cell-address="'docker-log-2018-08-27'.D51"/>
    </style:style>
    <style:style style:name="ce607" style:family="table-cell" style:parent-style-name="Default">
      <style:map style:condition="cell-content()&gt;=900" style:apply-style-name="Error" style:base-cell-address="'docker-log-2018-08-27'.D52"/>
      <style:map style:condition="cell-content()=MIN([.$B52:.$F52])" style:apply-style-name="Accent" style:base-cell-address="'docker-log-2018-08-27'.D52"/>
    </style:style>
    <style:style style:name="ce608" style:family="table-cell" style:parent-style-name="Default">
      <style:map style:condition="cell-content()&gt;=900" style:apply-style-name="Error" style:base-cell-address="'docker-log-2018-08-27'.D53"/>
      <style:map style:condition="cell-content()=MIN([.$B53:.$F53])" style:apply-style-name="Accent" style:base-cell-address="'docker-log-2018-08-27'.D53"/>
    </style:style>
    <style:style style:name="ce609" style:family="table-cell" style:parent-style-name="Default">
      <style:map style:condition="cell-content()&gt;=900" style:apply-style-name="Error" style:base-cell-address="'docker-log-2018-08-27'.D54"/>
      <style:map style:condition="cell-content()=MIN([.$B54:.$F54])" style:apply-style-name="Accent" style:base-cell-address="'docker-log-2018-08-27'.D54"/>
    </style:style>
    <style:style style:name="ce610" style:family="table-cell" style:parent-style-name="Default">
      <style:map style:condition="cell-content()&gt;=900" style:apply-style-name="Error" style:base-cell-address="'docker-log-2018-08-27'.D55"/>
      <style:map style:condition="cell-content()=MIN([.$B55:.$F55])" style:apply-style-name="Accent" style:base-cell-address="'docker-log-2018-08-27'.D55"/>
    </style:style>
    <style:style style:name="ce611" style:family="table-cell" style:parent-style-name="Default">
      <style:map style:condition="cell-content()&gt;=900" style:apply-style-name="Error" style:base-cell-address="'docker-log-2018-08-27'.D56"/>
      <style:map style:condition="cell-content()=MIN([.$B56:.$F56])" style:apply-style-name="Accent" style:base-cell-address="'docker-log-2018-08-27'.D56"/>
    </style:style>
    <style:style style:name="ce612" style:family="table-cell" style:parent-style-name="Default">
      <style:map style:condition="cell-content()&gt;=900" style:apply-style-name="Error" style:base-cell-address="'docker-log-2018-08-27'.D57"/>
      <style:map style:condition="cell-content()=MIN([.$B57:.$F57])" style:apply-style-name="Accent" style:base-cell-address="'docker-log-2018-08-27'.D57"/>
    </style:style>
    <style:style style:name="ce613" style:family="table-cell" style:parent-style-name="Default">
      <style:map style:condition="cell-content()&gt;=900" style:apply-style-name="Error" style:base-cell-address="'docker-log-2018-08-27'.D58"/>
      <style:map style:condition="cell-content()=MIN([.$B58:.$F58])" style:apply-style-name="Accent" style:base-cell-address="'docker-log-2018-08-27'.D58"/>
    </style:style>
    <style:style style:name="ce614" style:family="table-cell" style:parent-style-name="Default">
      <style:map style:condition="cell-content()&gt;=900" style:apply-style-name="Error" style:base-cell-address="'docker-log-2018-08-27'.D59"/>
      <style:map style:condition="cell-content()=MIN([.$B59:.$F59])" style:apply-style-name="Accent" style:base-cell-address="'docker-log-2018-08-27'.D59"/>
    </style:style>
    <style:style style:name="ce615" style:family="table-cell" style:parent-style-name="Default">
      <style:map style:condition="cell-content()&gt;=900" style:apply-style-name="Error" style:base-cell-address="'docker-log-2018-08-27'.D60"/>
      <style:map style:condition="cell-content()=MIN([.$B60:.$F60])" style:apply-style-name="Accent" style:base-cell-address="'docker-log-2018-08-27'.D60"/>
    </style:style>
    <style:style style:name="ce616" style:family="table-cell" style:parent-style-name="Default">
      <style:map style:condition="cell-content()&gt;=900" style:apply-style-name="Error" style:base-cell-address="'docker-log-2018-08-27'.D61"/>
      <style:map style:condition="cell-content()=MIN([.$B61:.$F61])" style:apply-style-name="Accent" style:base-cell-address="'docker-log-2018-08-27'.D61"/>
    </style:style>
    <style:style style:name="ce617" style:family="table-cell" style:parent-style-name="Default">
      <style:map style:condition="cell-content()&gt;=900" style:apply-style-name="Error" style:base-cell-address="'docker-log-2018-08-27'.D62"/>
      <style:map style:condition="cell-content()=MIN([.$B62:.$F62])" style:apply-style-name="Accent" style:base-cell-address="'docker-log-2018-08-27'.D62"/>
    </style:style>
    <style:style style:name="ce618" style:family="table-cell" style:parent-style-name="Default">
      <style:map style:condition="cell-content()&gt;=900" style:apply-style-name="Error" style:base-cell-address="'docker-log-2018-08-27'.D63"/>
      <style:map style:condition="cell-content()=MIN([.$B63:.$F63])" style:apply-style-name="Accent" style:base-cell-address="'docker-log-2018-08-27'.D63"/>
    </style:style>
    <style:style style:name="ce619" style:family="table-cell" style:parent-style-name="Default">
      <style:map style:condition="cell-content()&gt;=900" style:apply-style-name="Error" style:base-cell-address="'docker-log-2018-08-27'.D64"/>
      <style:map style:condition="cell-content()=MIN([.$B64:.$F64])" style:apply-style-name="Accent" style:base-cell-address="'docker-log-2018-08-27'.D64"/>
    </style:style>
    <style:style style:name="ce620" style:family="table-cell" style:parent-style-name="Default">
      <style:map style:condition="cell-content()&gt;=900" style:apply-style-name="Error" style:base-cell-address="'docker-log-2018-08-27'.D65"/>
      <style:map style:condition="cell-content()=MIN([.$B65:.$F65])" style:apply-style-name="Accent" style:base-cell-address="'docker-log-2018-08-27'.D65"/>
    </style:style>
    <style:style style:name="ce621" style:family="table-cell" style:parent-style-name="Default">
      <style:map style:condition="cell-content()&gt;=900" style:apply-style-name="Error" style:base-cell-address="'docker-log-2018-08-27'.D66"/>
      <style:map style:condition="cell-content()=MIN([.$B66:.$F66])" style:apply-style-name="Accent" style:base-cell-address="'docker-log-2018-08-27'.D66"/>
    </style:style>
    <style:style style:name="ce622" style:family="table-cell" style:parent-style-name="Default">
      <style:map style:condition="cell-content()&gt;=900" style:apply-style-name="Error" style:base-cell-address="'docker-log-2018-08-27'.D67"/>
      <style:map style:condition="cell-content()=MIN([.$B67:.$F67])" style:apply-style-name="Accent" style:base-cell-address="'docker-log-2018-08-27'.D67"/>
    </style:style>
    <style:style style:name="ce623" style:family="table-cell" style:parent-style-name="Default">
      <style:map style:condition="cell-content()&gt;=900" style:apply-style-name="Error" style:base-cell-address="'docker-log-2018-08-27'.D68"/>
      <style:map style:condition="cell-content()=MIN([.$B68:.$F68])" style:apply-style-name="Accent" style:base-cell-address="'docker-log-2018-08-27'.D68"/>
    </style:style>
    <style:style style:name="ce624" style:family="table-cell" style:parent-style-name="Default">
      <style:map style:condition="cell-content()&gt;=900" style:apply-style-name="Error" style:base-cell-address="'docker-log-2018-08-27'.D69"/>
      <style:map style:condition="cell-content()=MIN([.$B69:.$F69])" style:apply-style-name="Accent" style:base-cell-address="'docker-log-2018-08-27'.D69"/>
    </style:style>
    <style:style style:name="ce625" style:family="table-cell" style:parent-style-name="Default">
      <style:map style:condition="cell-content()&gt;=900" style:apply-style-name="Error" style:base-cell-address="'docker-log-2018-08-27'.D70"/>
      <style:map style:condition="cell-content()=MIN([.$B70:.$F70])" style:apply-style-name="Accent" style:base-cell-address="'docker-log-2018-08-27'.D70"/>
    </style:style>
    <style:style style:name="ce626" style:family="table-cell" style:parent-style-name="Default">
      <style:map style:condition="cell-content()&gt;=900" style:apply-style-name="Error" style:base-cell-address="'docker-log-2018-08-27'.D71"/>
      <style:map style:condition="cell-content()=MIN([.$B71:.$F71])" style:apply-style-name="Accent" style:base-cell-address="'docker-log-2018-08-27'.D71"/>
    </style:style>
    <style:style style:name="ce627" style:family="table-cell" style:parent-style-name="Default">
      <style:map style:condition="cell-content()&gt;=900" style:apply-style-name="Error" style:base-cell-address="'docker-log-2018-08-27'.D72"/>
      <style:map style:condition="cell-content()=MIN([.$B72:.$F72])" style:apply-style-name="Accent" style:base-cell-address="'docker-log-2018-08-27'.D72"/>
    </style:style>
    <style:style style:name="ce628" style:family="table-cell" style:parent-style-name="Default">
      <style:map style:condition="cell-content()&gt;=900" style:apply-style-name="Error" style:base-cell-address="'docker-log-2018-08-27'.D73"/>
      <style:map style:condition="cell-content()=MIN([.$B73:.$F73])" style:apply-style-name="Accent" style:base-cell-address="'docker-log-2018-08-27'.D73"/>
    </style:style>
    <style:style style:name="ce629" style:family="table-cell" style:parent-style-name="Default">
      <style:map style:condition="cell-content()&gt;=900" style:apply-style-name="Error" style:base-cell-address="'docker-log-2018-08-27'.D74"/>
      <style:map style:condition="cell-content()=MIN([.$B74:.$F74])" style:apply-style-name="Accent" style:base-cell-address="'docker-log-2018-08-27'.D74"/>
    </style:style>
    <style:style style:name="ce630" style:family="table-cell" style:parent-style-name="Default">
      <style:map style:condition="cell-content()&gt;=900" style:apply-style-name="Error" style:base-cell-address="'docker-log-2018-08-27'.D75"/>
      <style:map style:condition="cell-content()=MIN([.$B75:.$F75])" style:apply-style-name="Accent" style:base-cell-address="'docker-log-2018-08-27'.D75"/>
    </style:style>
    <style:style style:name="ce631" style:family="table-cell" style:parent-style-name="Default">
      <style:map style:condition="cell-content()&gt;=900" style:apply-style-name="Error" style:base-cell-address="'docker-log-2018-08-27'.D76"/>
      <style:map style:condition="cell-content()=MIN([.$B76:.$F76])" style:apply-style-name="Accent" style:base-cell-address="'docker-log-2018-08-27'.D76"/>
    </style:style>
    <style:style style:name="ce632" style:family="table-cell" style:parent-style-name="Default">
      <style:map style:condition="cell-content()&gt;=900" style:apply-style-name="Error" style:base-cell-address="'docker-log-2018-08-27'.D77"/>
      <style:map style:condition="cell-content()=MIN([.$B77:.$F77])" style:apply-style-name="Accent" style:base-cell-address="'docker-log-2018-08-27'.D77"/>
    </style:style>
    <style:style style:name="ce633" style:family="table-cell" style:parent-style-name="Default">
      <style:map style:condition="cell-content()&gt;=900" style:apply-style-name="Error" style:base-cell-address="'docker-log-2018-08-27'.D78"/>
      <style:map style:condition="cell-content()=MIN([.$B78:.$F78])" style:apply-style-name="Accent" style:base-cell-address="'docker-log-2018-08-27'.D78"/>
    </style:style>
    <style:style style:name="ce634" style:family="table-cell" style:parent-style-name="Default">
      <style:map style:condition="cell-content()&gt;=900" style:apply-style-name="Error" style:base-cell-address="'docker-log-2018-08-27'.D79"/>
      <style:map style:condition="cell-content()=MIN([.$B79:.$F79])" style:apply-style-name="Accent" style:base-cell-address="'docker-log-2018-08-27'.D79"/>
    </style:style>
    <style:style style:name="ce635" style:family="table-cell" style:parent-style-name="Default">
      <style:map style:condition="cell-content()&gt;=900" style:apply-style-name="Error" style:base-cell-address="'docker-log-2018-08-27'.D80"/>
      <style:map style:condition="cell-content()=MIN([.$B80:.$F80])" style:apply-style-name="Accent" style:base-cell-address="'docker-log-2018-08-27'.D80"/>
    </style:style>
    <style:style style:name="ce636" style:family="table-cell" style:parent-style-name="Default">
      <style:map style:condition="cell-content()&gt;=900" style:apply-style-name="Error" style:base-cell-address="'docker-log-2018-08-27'.D81"/>
      <style:map style:condition="cell-content()=MIN([.$B81:.$F81])" style:apply-style-name="Accent" style:base-cell-address="'docker-log-2018-08-27'.D81"/>
    </style:style>
    <style:style style:name="ce637" style:family="table-cell" style:parent-style-name="Default">
      <style:map style:condition="cell-content()&gt;=900" style:apply-style-name="Error" style:base-cell-address="'docker-log-2018-08-27'.D82"/>
      <style:map style:condition="cell-content()=MIN([.$B82:.$F82])" style:apply-style-name="Accent" style:base-cell-address="'docker-log-2018-08-27'.D82"/>
    </style:style>
    <style:style style:name="ce638" style:family="table-cell" style:parent-style-name="Default">
      <style:map style:condition="cell-content()&gt;=900" style:apply-style-name="Error" style:base-cell-address="'docker-log-2018-08-27'.D83"/>
      <style:map style:condition="cell-content()=MIN([.$B83:.$F83])" style:apply-style-name="Accent" style:base-cell-address="'docker-log-2018-08-27'.D83"/>
    </style:style>
    <style:style style:name="ce639" style:family="table-cell" style:parent-style-name="Default">
      <style:map style:condition="cell-content()&gt;=900" style:apply-style-name="Error" style:base-cell-address="'docker-log-2018-08-27'.D84"/>
      <style:map style:condition="cell-content()=MIN([.$B84:.$F84])" style:apply-style-name="Accent" style:base-cell-address="'docker-log-2018-08-27'.D84"/>
    </style:style>
    <style:style style:name="ce640" style:family="table-cell" style:parent-style-name="Default">
      <style:map style:condition="cell-content()&gt;=900" style:apply-style-name="Error" style:base-cell-address="'docker-log-2018-08-27'.D85"/>
      <style:map style:condition="cell-content()=MIN([.$B85:.$F85])" style:apply-style-name="Accent" style:base-cell-address="'docker-log-2018-08-27'.D85"/>
    </style:style>
    <style:style style:name="ce641" style:family="table-cell" style:parent-style-name="Default">
      <style:map style:condition="cell-content()&gt;=900" style:apply-style-name="Error" style:base-cell-address="'docker-log-2018-08-27'.D86"/>
      <style:map style:condition="cell-content()=MIN([.$B86:.$F86])" style:apply-style-name="Accent" style:base-cell-address="'docker-log-2018-08-27'.D86"/>
    </style:style>
    <style:style style:name="ce642" style:family="table-cell" style:parent-style-name="Default">
      <style:map style:condition="cell-content()&gt;=900" style:apply-style-name="Error" style:base-cell-address="'docker-log-2018-08-27'.D87"/>
      <style:map style:condition="cell-content()=MIN([.$B87:.$F87])" style:apply-style-name="Accent" style:base-cell-address="'docker-log-2018-08-27'.D87"/>
    </style:style>
    <style:style style:name="ce643" style:family="table-cell" style:parent-style-name="Default">
      <style:map style:condition="cell-content()&gt;=900" style:apply-style-name="Error" style:base-cell-address="'docker-log-2018-08-27'.D88"/>
      <style:map style:condition="cell-content()=MIN([.$B88:.$F88])" style:apply-style-name="Accent" style:base-cell-address="'docker-log-2018-08-27'.D88"/>
    </style:style>
    <style:style style:name="ce644" style:family="table-cell" style:parent-style-name="Default">
      <style:map style:condition="cell-content()&gt;=900" style:apply-style-name="Error" style:base-cell-address="'docker-log-2018-08-27'.D89"/>
      <style:map style:condition="cell-content()=MIN([.$B89:.$F89])" style:apply-style-name="Accent" style:base-cell-address="'docker-log-2018-08-27'.D89"/>
    </style:style>
    <style:style style:name="ce645" style:family="table-cell" style:parent-style-name="Default">
      <style:map style:condition="cell-content()&gt;=900" style:apply-style-name="Error" style:base-cell-address="'docker-log-2018-08-27'.D90"/>
      <style:map style:condition="cell-content()=MIN([.$B90:.$F90])" style:apply-style-name="Accent" style:base-cell-address="'docker-log-2018-08-27'.D90"/>
    </style:style>
    <style:style style:name="ce646" style:family="table-cell" style:parent-style-name="Default">
      <style:map style:condition="cell-content()&gt;=900" style:apply-style-name="Error" style:base-cell-address="'docker-log-2018-08-27'.D91"/>
      <style:map style:condition="cell-content()=MIN([.$B91:.$F91])" style:apply-style-name="Accent" style:base-cell-address="'docker-log-2018-08-27'.D91"/>
    </style:style>
    <style:style style:name="ce647" style:family="table-cell" style:parent-style-name="Default">
      <style:map style:condition="cell-content()&gt;=900" style:apply-style-name="Error" style:base-cell-address="'docker-log-2018-08-27'.D92"/>
      <style:map style:condition="cell-content()=MIN([.$B92:.$F92])" style:apply-style-name="Accent" style:base-cell-address="'docker-log-2018-08-27'.D92"/>
    </style:style>
    <style:style style:name="ce648" style:family="table-cell" style:parent-style-name="Default">
      <style:map style:condition="cell-content()&gt;=900" style:apply-style-name="Error" style:base-cell-address="'docker-log-2018-08-27'.D93"/>
      <style:map style:condition="cell-content()=MIN([.$B93:.$F93])" style:apply-style-name="Accent" style:base-cell-address="'docker-log-2018-08-27'.D93"/>
    </style:style>
    <style:style style:name="ce649" style:family="table-cell" style:parent-style-name="Default">
      <style:map style:condition="cell-content()&gt;=900" style:apply-style-name="Error" style:base-cell-address="'docker-log-2018-08-27'.D94"/>
      <style:map style:condition="cell-content()=MIN([.$B94:.$F94])" style:apply-style-name="Accent" style:base-cell-address="'docker-log-2018-08-27'.D94"/>
    </style:style>
    <style:style style:name="ce650" style:family="table-cell" style:parent-style-name="Default">
      <style:map style:condition="cell-content()&gt;=900" style:apply-style-name="Error" style:base-cell-address="'docker-log-2018-08-27'.D95"/>
      <style:map style:condition="cell-content()=MIN([.$B95:.$F95])" style:apply-style-name="Accent" style:base-cell-address="'docker-log-2018-08-27'.D95"/>
    </style:style>
    <style:style style:name="ce651" style:family="table-cell" style:parent-style-name="Default">
      <style:map style:condition="cell-content()&gt;=900" style:apply-style-name="Error" style:base-cell-address="'docker-log-2018-08-27'.D96"/>
      <style:map style:condition="cell-content()=MIN([.$B96:.$F96])" style:apply-style-name="Accent" style:base-cell-address="'docker-log-2018-08-27'.D96"/>
    </style:style>
    <style:style style:name="ce652" style:family="table-cell" style:parent-style-name="Default">
      <style:map style:condition="cell-content()&gt;=900" style:apply-style-name="Error" style:base-cell-address="'docker-log-2018-08-27'.D97"/>
      <style:map style:condition="cell-content()=MIN([.$B97:.$F97])" style:apply-style-name="Accent" style:base-cell-address="'docker-log-2018-08-27'.D97"/>
    </style:style>
    <style:style style:name="ce653" style:family="table-cell" style:parent-style-name="Default">
      <style:map style:condition="cell-content()&gt;=900" style:apply-style-name="Error" style:base-cell-address="'docker-log-2018-08-27'.D98"/>
      <style:map style:condition="cell-content()=MIN([.$B98:.$F98])" style:apply-style-name="Accent" style:base-cell-address="'docker-log-2018-08-27'.D98"/>
    </style:style>
    <style:style style:name="ce654" style:family="table-cell" style:parent-style-name="Default">
      <style:map style:condition="cell-content()&gt;=900" style:apply-style-name="Error" style:base-cell-address="'docker-log-2018-08-27'.D99"/>
      <style:map style:condition="cell-content()=MIN([.$B99:.$F99])" style:apply-style-name="Accent" style:base-cell-address="'docker-log-2018-08-27'.D99"/>
    </style:style>
    <style:style style:name="ce655" style:family="table-cell" style:parent-style-name="Default">
      <style:map style:condition="cell-content()&gt;=900" style:apply-style-name="Error" style:base-cell-address="'docker-log-2018-08-27'.D100"/>
      <style:map style:condition="cell-content()=MIN([.$B100:.$F100])" style:apply-style-name="Accent" style:base-cell-address="'docker-log-2018-08-27'.D100"/>
    </style:style>
    <style:style style:name="ce656" style:family="table-cell" style:parent-style-name="Default">
      <style:map style:condition="cell-content()&gt;=900" style:apply-style-name="Error" style:base-cell-address="'docker-log-2018-08-27'.D101"/>
      <style:map style:condition="cell-content()=MIN([.$B101:.$F101])" style:apply-style-name="Accent" style:base-cell-address="'docker-log-2018-08-27'.D101"/>
    </style:style>
    <style:style style:name="ce657" style:family="table-cell" style:parent-style-name="Default">
      <style:map style:condition="cell-content()&gt;=900" style:apply-style-name="Error" style:base-cell-address="'docker-log-2018-08-27'.D102"/>
      <style:map style:condition="cell-content()=MIN([.$B102:.$F102])" style:apply-style-name="Accent" style:base-cell-address="'docker-log-2018-08-27'.D102"/>
    </style:style>
    <style:style style:name="ce658" style:family="table-cell" style:parent-style-name="Default">
      <style:map style:condition="cell-content()&gt;=900" style:apply-style-name="Error" style:base-cell-address="'docker-log-2018-08-27'.D103"/>
      <style:map style:condition="cell-content()=MIN([.$B103:.$F103])" style:apply-style-name="Accent" style:base-cell-address="'docker-log-2018-08-27'.D103"/>
    </style:style>
    <style:style style:name="ce659" style:family="table-cell" style:parent-style-name="Default">
      <style:map style:condition="cell-content()&gt;=900" style:apply-style-name="Error" style:base-cell-address="'docker-log-2018-08-27'.D104"/>
      <style:map style:condition="cell-content()=MIN([.$B104:.$F104])" style:apply-style-name="Accent" style:base-cell-address="'docker-log-2018-08-27'.D104"/>
    </style:style>
    <style:style style:name="ce660" style:family="table-cell" style:parent-style-name="Default">
      <style:map style:condition="cell-content()&gt;=900" style:apply-style-name="Error" style:base-cell-address="'docker-log-2018-08-27'.D105"/>
      <style:map style:condition="cell-content()=MIN([.$B105:.$F105])" style:apply-style-name="Accent" style:base-cell-address="'docker-log-2018-08-27'.D105"/>
    </style:style>
    <style:style style:name="ce661" style:family="table-cell" style:parent-style-name="Default">
      <style:map style:condition="cell-content()&gt;=900" style:apply-style-name="Error" style:base-cell-address="'docker-log-2018-08-27'.D106"/>
      <style:map style:condition="cell-content()=MIN([.$B106:.$F106])" style:apply-style-name="Accent" style:base-cell-address="'docker-log-2018-08-27'.D106"/>
    </style:style>
    <style:style style:name="ce662" style:family="table-cell" style:parent-style-name="Default">
      <style:map style:condition="cell-content()&gt;=900" style:apply-style-name="Error" style:base-cell-address="'docker-log-2018-08-27'.D107"/>
      <style:map style:condition="cell-content()=MIN([.$B107:.$F107])" style:apply-style-name="Accent" style:base-cell-address="'docker-log-2018-08-27'.D107"/>
    </style:style>
    <style:style style:name="ce663" style:family="table-cell" style:parent-style-name="Default">
      <style:map style:condition="cell-content()&gt;=900" style:apply-style-name="Error" style:base-cell-address="'docker-log-2018-08-27'.D108"/>
      <style:map style:condition="cell-content()=MIN([.$B108:.$F108])" style:apply-style-name="Accent" style:base-cell-address="'docker-log-2018-08-27'.D108"/>
    </style:style>
    <style:style style:name="ce664" style:family="table-cell" style:parent-style-name="Default">
      <style:map style:condition="cell-content()&gt;=900" style:apply-style-name="Error" style:base-cell-address="'docker-log-2018-08-27'.D109"/>
      <style:map style:condition="cell-content()=MIN([.$B109:.$F109])" style:apply-style-name="Accent" style:base-cell-address="'docker-log-2018-08-27'.D109"/>
    </style:style>
    <style:style style:name="ce665" style:family="table-cell" style:parent-style-name="Default">
      <style:map style:condition="cell-content()&gt;=900" style:apply-style-name="Error" style:base-cell-address="'docker-log-2018-08-27'.D110"/>
      <style:map style:condition="cell-content()=MIN([.$B110:.$F110])" style:apply-style-name="Accent" style:base-cell-address="'docker-log-2018-08-27'.D110"/>
    </style:style>
    <style:style style:name="ce666" style:family="table-cell" style:parent-style-name="Default">
      <style:map style:condition="cell-content()&gt;=900" style:apply-style-name="Error" style:base-cell-address="'docker-log-2018-08-27'.D111"/>
      <style:map style:condition="cell-content()=MIN([.$B111:.$F111])" style:apply-style-name="Accent" style:base-cell-address="'docker-log-2018-08-27'.D111"/>
    </style:style>
    <style:style style:name="ce667" style:family="table-cell" style:parent-style-name="Default">
      <style:map style:condition="cell-content()&gt;=900" style:apply-style-name="Error" style:base-cell-address="'docker-log-2018-08-27'.D112"/>
      <style:map style:condition="cell-content()=MIN([.$B112:.$F112])" style:apply-style-name="Accent" style:base-cell-address="'docker-log-2018-08-27'.D112"/>
    </style:style>
    <style:style style:name="ce668" style:family="table-cell" style:parent-style-name="Default">
      <style:map style:condition="cell-content()&gt;=900" style:apply-style-name="Error" style:base-cell-address="'docker-log-2018-08-27'.D113"/>
      <style:map style:condition="cell-content()=MIN([.$B113:.$F113])" style:apply-style-name="Accent" style:base-cell-address="'docker-log-2018-08-27'.D113"/>
    </style:style>
    <style:style style:name="ce669" style:family="table-cell" style:parent-style-name="Default">
      <style:map style:condition="cell-content()&gt;=900" style:apply-style-name="Error" style:base-cell-address="'docker-log-2018-08-27'.D114"/>
      <style:map style:condition="cell-content()=MIN([.$B114:.$F114])" style:apply-style-name="Accent" style:base-cell-address="'docker-log-2018-08-27'.D114"/>
    </style:style>
    <style:style style:name="ce670" style:family="table-cell" style:parent-style-name="Default">
      <style:map style:condition="cell-content()&gt;=900" style:apply-style-name="Error" style:base-cell-address="'docker-log-2018-08-27'.E4"/>
      <style:map style:condition="cell-content()=MIN([.$B4:.$F4])" style:apply-style-name="Accent" style:base-cell-address="'docker-log-2018-08-27'.E4"/>
    </style:style>
    <style:style style:name="ce671" style:family="table-cell" style:parent-style-name="Default">
      <style:map style:condition="cell-content()&gt;=900" style:apply-style-name="Error" style:base-cell-address="'docker-log-2018-08-27'.E5"/>
      <style:map style:condition="cell-content()=MIN([.$B5:.$F5])" style:apply-style-name="Accent" style:base-cell-address="'docker-log-2018-08-27'.E5"/>
    </style:style>
    <style:style style:name="ce672" style:family="table-cell" style:parent-style-name="Default">
      <style:map style:condition="cell-content()&gt;=900" style:apply-style-name="Error" style:base-cell-address="'docker-log-2018-08-27'.E6"/>
      <style:map style:condition="cell-content()=MIN([.$B6:.$F6])" style:apply-style-name="Accent" style:base-cell-address="'docker-log-2018-08-27'.E6"/>
    </style:style>
    <style:style style:name="ce673" style:family="table-cell" style:parent-style-name="Default">
      <style:map style:condition="cell-content()&gt;=900" style:apply-style-name="Error" style:base-cell-address="'docker-log-2018-08-27'.E7"/>
      <style:map style:condition="cell-content()=MIN([.$B7:.$F7])" style:apply-style-name="Accent" style:base-cell-address="'docker-log-2018-08-27'.E7"/>
    </style:style>
    <style:style style:name="ce674" style:family="table-cell" style:parent-style-name="Default">
      <style:map style:condition="cell-content()&gt;=900" style:apply-style-name="Error" style:base-cell-address="'docker-log-2018-08-27'.E8"/>
      <style:map style:condition="cell-content()=MIN([.$B8:.$F8])" style:apply-style-name="Accent" style:base-cell-address="'docker-log-2018-08-27'.E8"/>
    </style:style>
    <style:style style:name="ce675" style:family="table-cell" style:parent-style-name="Default">
      <style:map style:condition="cell-content()&gt;=900" style:apply-style-name="Error" style:base-cell-address="'docker-log-2018-08-27'.E9"/>
      <style:map style:condition="cell-content()=MIN([.$B9:.$F9])" style:apply-style-name="Accent" style:base-cell-address="'docker-log-2018-08-27'.E9"/>
    </style:style>
    <style:style style:name="ce676" style:family="table-cell" style:parent-style-name="Default">
      <style:map style:condition="cell-content()&gt;=900" style:apply-style-name="Error" style:base-cell-address="'docker-log-2018-08-27'.E10"/>
      <style:map style:condition="cell-content()=MIN([.$B10:.$F10])" style:apply-style-name="Accent" style:base-cell-address="'docker-log-2018-08-27'.E10"/>
    </style:style>
    <style:style style:name="ce677" style:family="table-cell" style:parent-style-name="Default">
      <style:map style:condition="cell-content()&gt;=900" style:apply-style-name="Error" style:base-cell-address="'docker-log-2018-08-27'.E11"/>
      <style:map style:condition="cell-content()=MIN([.$B11:.$F11])" style:apply-style-name="Accent" style:base-cell-address="'docker-log-2018-08-27'.E11"/>
    </style:style>
    <style:style style:name="ce678" style:family="table-cell" style:parent-style-name="Default">
      <style:map style:condition="cell-content()&gt;=900" style:apply-style-name="Error" style:base-cell-address="'docker-log-2018-08-27'.E12"/>
      <style:map style:condition="cell-content()=MIN([.$B12:.$F12])" style:apply-style-name="Accent" style:base-cell-address="'docker-log-2018-08-27'.E12"/>
    </style:style>
    <style:style style:name="ce679" style:family="table-cell" style:parent-style-name="Default">
      <style:map style:condition="cell-content()&gt;=900" style:apply-style-name="Error" style:base-cell-address="'docker-log-2018-08-27'.E13"/>
      <style:map style:condition="cell-content()=MIN([.$B13:.$F13])" style:apply-style-name="Accent" style:base-cell-address="'docker-log-2018-08-27'.E13"/>
    </style:style>
    <style:style style:name="ce680" style:family="table-cell" style:parent-style-name="Default">
      <style:map style:condition="cell-content()&gt;=900" style:apply-style-name="Error" style:base-cell-address="'docker-log-2018-08-27'.E14"/>
      <style:map style:condition="cell-content()=MIN([.$B14:.$F14])" style:apply-style-name="Accent" style:base-cell-address="'docker-log-2018-08-27'.E14"/>
    </style:style>
    <style:style style:name="ce681" style:family="table-cell" style:parent-style-name="Default">
      <style:map style:condition="cell-content()&gt;=900" style:apply-style-name="Error" style:base-cell-address="'docker-log-2018-08-27'.E15"/>
      <style:map style:condition="cell-content()=MIN([.$B15:.$F15])" style:apply-style-name="Accent" style:base-cell-address="'docker-log-2018-08-27'.E15"/>
    </style:style>
    <style:style style:name="ce682" style:family="table-cell" style:parent-style-name="Default">
      <style:map style:condition="cell-content()&gt;=900" style:apply-style-name="Error" style:base-cell-address="'docker-log-2018-08-27'.E16"/>
      <style:map style:condition="cell-content()=MIN([.$B16:.$F16])" style:apply-style-name="Accent" style:base-cell-address="'docker-log-2018-08-27'.E16"/>
    </style:style>
    <style:style style:name="ce683" style:family="table-cell" style:parent-style-name="Default">
      <style:map style:condition="cell-content()&gt;=900" style:apply-style-name="Error" style:base-cell-address="'docker-log-2018-08-27'.E17"/>
      <style:map style:condition="cell-content()=MIN([.$B17:.$F17])" style:apply-style-name="Accent" style:base-cell-address="'docker-log-2018-08-27'.E17"/>
    </style:style>
    <style:style style:name="ce684" style:family="table-cell" style:parent-style-name="Default">
      <style:map style:condition="cell-content()&gt;=900" style:apply-style-name="Error" style:base-cell-address="'docker-log-2018-08-27'.E18"/>
      <style:map style:condition="cell-content()=MIN([.$B18:.$F18])" style:apply-style-name="Accent" style:base-cell-address="'docker-log-2018-08-27'.E18"/>
    </style:style>
    <style:style style:name="ce685" style:family="table-cell" style:parent-style-name="Default">
      <style:map style:condition="cell-content()&gt;=900" style:apply-style-name="Error" style:base-cell-address="'docker-log-2018-08-27'.E19"/>
      <style:map style:condition="cell-content()=MIN([.$B19:.$F19])" style:apply-style-name="Accent" style:base-cell-address="'docker-log-2018-08-27'.E19"/>
    </style:style>
    <style:style style:name="ce686" style:family="table-cell" style:parent-style-name="Default">
      <style:map style:condition="cell-content()&gt;=900" style:apply-style-name="Error" style:base-cell-address="'docker-log-2018-08-27'.E20"/>
      <style:map style:condition="cell-content()=MIN([.$B20:.$F20])" style:apply-style-name="Accent" style:base-cell-address="'docker-log-2018-08-27'.E20"/>
    </style:style>
    <style:style style:name="ce687" style:family="table-cell" style:parent-style-name="Default">
      <style:map style:condition="cell-content()&gt;=900" style:apply-style-name="Error" style:base-cell-address="'docker-log-2018-08-27'.E21"/>
      <style:map style:condition="cell-content()=MIN([.$B21:.$F21])" style:apply-style-name="Accent" style:base-cell-address="'docker-log-2018-08-27'.E21"/>
    </style:style>
    <style:style style:name="ce688" style:family="table-cell" style:parent-style-name="Default">
      <style:map style:condition="cell-content()&gt;=900" style:apply-style-name="Error" style:base-cell-address="'docker-log-2018-08-27'.E22"/>
      <style:map style:condition="cell-content()=MIN([.$B22:.$F22])" style:apply-style-name="Accent" style:base-cell-address="'docker-log-2018-08-27'.E22"/>
    </style:style>
    <style:style style:name="ce689" style:family="table-cell" style:parent-style-name="Default">
      <style:map style:condition="cell-content()&gt;=900" style:apply-style-name="Error" style:base-cell-address="'docker-log-2018-08-27'.E23"/>
      <style:map style:condition="cell-content()=MIN([.$B23:.$F23])" style:apply-style-name="Accent" style:base-cell-address="'docker-log-2018-08-27'.E23"/>
    </style:style>
    <style:style style:name="ce690" style:family="table-cell" style:parent-style-name="Default">
      <style:map style:condition="cell-content()&gt;=900" style:apply-style-name="Error" style:base-cell-address="'docker-log-2018-08-27'.E24"/>
      <style:map style:condition="cell-content()=MIN([.$B24:.$F24])" style:apply-style-name="Accent" style:base-cell-address="'docker-log-2018-08-27'.E24"/>
    </style:style>
    <style:style style:name="ce691" style:family="table-cell" style:parent-style-name="Default">
      <style:map style:condition="cell-content()&gt;=900" style:apply-style-name="Error" style:base-cell-address="'docker-log-2018-08-27'.E25"/>
      <style:map style:condition="cell-content()=MIN([.$B25:.$F25])" style:apply-style-name="Accent" style:base-cell-address="'docker-log-2018-08-27'.E25"/>
    </style:style>
    <style:style style:name="ce692" style:family="table-cell" style:parent-style-name="Default">
      <style:map style:condition="cell-content()&gt;=900" style:apply-style-name="Error" style:base-cell-address="'docker-log-2018-08-27'.E26"/>
      <style:map style:condition="cell-content()=MIN([.$B26:.$F26])" style:apply-style-name="Accent" style:base-cell-address="'docker-log-2018-08-27'.E26"/>
    </style:style>
    <style:style style:name="ce693" style:family="table-cell" style:parent-style-name="Default">
      <style:map style:condition="cell-content()&gt;=900" style:apply-style-name="Error" style:base-cell-address="'docker-log-2018-08-27'.E27"/>
      <style:map style:condition="cell-content()=MIN([.$B27:.$F27])" style:apply-style-name="Accent" style:base-cell-address="'docker-log-2018-08-27'.E27"/>
    </style:style>
    <style:style style:name="ce694" style:family="table-cell" style:parent-style-name="Default">
      <style:map style:condition="cell-content()&gt;=900" style:apply-style-name="Error" style:base-cell-address="'docker-log-2018-08-27'.E28"/>
      <style:map style:condition="cell-content()=MIN([.$B28:.$F28])" style:apply-style-name="Accent" style:base-cell-address="'docker-log-2018-08-27'.E28"/>
    </style:style>
    <style:style style:name="ce695" style:family="table-cell" style:parent-style-name="Default">
      <style:map style:condition="cell-content()&gt;=900" style:apply-style-name="Error" style:base-cell-address="'docker-log-2018-08-27'.E29"/>
      <style:map style:condition="cell-content()=MIN([.$B29:.$F29])" style:apply-style-name="Accent" style:base-cell-address="'docker-log-2018-08-27'.E29"/>
    </style:style>
    <style:style style:name="ce696" style:family="table-cell" style:parent-style-name="Default">
      <style:map style:condition="cell-content()&gt;=900" style:apply-style-name="Error" style:base-cell-address="'docker-log-2018-08-27'.E30"/>
      <style:map style:condition="cell-content()=MIN([.$B30:.$F30])" style:apply-style-name="Accent" style:base-cell-address="'docker-log-2018-08-27'.E30"/>
    </style:style>
    <style:style style:name="ce697" style:family="table-cell" style:parent-style-name="Default">
      <style:map style:condition="cell-content()&gt;=900" style:apply-style-name="Error" style:base-cell-address="'docker-log-2018-08-27'.E31"/>
      <style:map style:condition="cell-content()=MIN([.$B31:.$F31])" style:apply-style-name="Accent" style:base-cell-address="'docker-log-2018-08-27'.E31"/>
    </style:style>
    <style:style style:name="ce698" style:family="table-cell" style:parent-style-name="Default">
      <style:map style:condition="cell-content()&gt;=900" style:apply-style-name="Error" style:base-cell-address="'docker-log-2018-08-27'.E32"/>
      <style:map style:condition="cell-content()=MIN([.$B32:.$F32])" style:apply-style-name="Accent" style:base-cell-address="'docker-log-2018-08-27'.E32"/>
    </style:style>
    <style:style style:name="ce699" style:family="table-cell" style:parent-style-name="Default">
      <style:map style:condition="cell-content()&gt;=900" style:apply-style-name="Error" style:base-cell-address="'docker-log-2018-08-27'.E33"/>
      <style:map style:condition="cell-content()=MIN([.$B33:.$F33])" style:apply-style-name="Accent" style:base-cell-address="'docker-log-2018-08-27'.E33"/>
    </style:style>
    <style:style style:name="ce700" style:family="table-cell" style:parent-style-name="Default">
      <style:map style:condition="cell-content()&gt;=900" style:apply-style-name="Error" style:base-cell-address="'docker-log-2018-08-27'.E34"/>
      <style:map style:condition="cell-content()=MIN([.$B34:.$F34])" style:apply-style-name="Accent" style:base-cell-address="'docker-log-2018-08-27'.E34"/>
    </style:style>
    <style:style style:name="ce701" style:family="table-cell" style:parent-style-name="Default">
      <style:map style:condition="cell-content()&gt;=900" style:apply-style-name="Error" style:base-cell-address="'docker-log-2018-08-27'.E35"/>
      <style:map style:condition="cell-content()=MIN([.$B35:.$F35])" style:apply-style-name="Accent" style:base-cell-address="'docker-log-2018-08-27'.E35"/>
    </style:style>
    <style:style style:name="ce702" style:family="table-cell" style:parent-style-name="Default">
      <style:map style:condition="cell-content()&gt;=900" style:apply-style-name="Error" style:base-cell-address="'docker-log-2018-08-27'.E36"/>
      <style:map style:condition="cell-content()=MIN([.$B36:.$F36])" style:apply-style-name="Accent" style:base-cell-address="'docker-log-2018-08-27'.E36"/>
    </style:style>
    <style:style style:name="ce703" style:family="table-cell" style:parent-style-name="Default">
      <style:map style:condition="cell-content()&gt;=900" style:apply-style-name="Error" style:base-cell-address="'docker-log-2018-08-27'.E37"/>
      <style:map style:condition="cell-content()=MIN([.$B37:.$F37])" style:apply-style-name="Accent" style:base-cell-address="'docker-log-2018-08-27'.E37"/>
    </style:style>
    <style:style style:name="ce704" style:family="table-cell" style:parent-style-name="Default">
      <style:map style:condition="cell-content()&gt;=900" style:apply-style-name="Error" style:base-cell-address="'docker-log-2018-08-27'.E38"/>
      <style:map style:condition="cell-content()=MIN([.$B38:.$F38])" style:apply-style-name="Accent" style:base-cell-address="'docker-log-2018-08-27'.E38"/>
    </style:style>
    <style:style style:name="ce705" style:family="table-cell" style:parent-style-name="Default">
      <style:map style:condition="cell-content()&gt;=900" style:apply-style-name="Error" style:base-cell-address="'docker-log-2018-08-27'.E39"/>
      <style:map style:condition="cell-content()=MIN([.$B39:.$F39])" style:apply-style-name="Accent" style:base-cell-address="'docker-log-2018-08-27'.E39"/>
    </style:style>
    <style:style style:name="ce706" style:family="table-cell" style:parent-style-name="Default">
      <style:map style:condition="cell-content()&gt;=900" style:apply-style-name="Error" style:base-cell-address="'docker-log-2018-08-27'.E40"/>
      <style:map style:condition="cell-content()=MIN([.$B40:.$F40])" style:apply-style-name="Accent" style:base-cell-address="'docker-log-2018-08-27'.E40"/>
    </style:style>
    <style:style style:name="ce707" style:family="table-cell" style:parent-style-name="Default">
      <style:map style:condition="cell-content()&gt;=900" style:apply-style-name="Error" style:base-cell-address="'docker-log-2018-08-27'.E41"/>
      <style:map style:condition="cell-content()=MIN([.$B41:.$F41])" style:apply-style-name="Accent" style:base-cell-address="'docker-log-2018-08-27'.E41"/>
    </style:style>
    <style:style style:name="ce708" style:family="table-cell" style:parent-style-name="Default">
      <style:map style:condition="cell-content()&gt;=900" style:apply-style-name="Error" style:base-cell-address="'docker-log-2018-08-27'.E42"/>
      <style:map style:condition="cell-content()=MIN([.$B42:.$F42])" style:apply-style-name="Accent" style:base-cell-address="'docker-log-2018-08-27'.E42"/>
    </style:style>
    <style:style style:name="ce709" style:family="table-cell" style:parent-style-name="Default">
      <style:map style:condition="cell-content()&gt;=900" style:apply-style-name="Error" style:base-cell-address="'docker-log-2018-08-27'.E43"/>
      <style:map style:condition="cell-content()=MIN([.$B43:.$F43])" style:apply-style-name="Accent" style:base-cell-address="'docker-log-2018-08-27'.E43"/>
    </style:style>
    <style:style style:name="ce710" style:family="table-cell" style:parent-style-name="Default">
      <style:map style:condition="cell-content()&gt;=900" style:apply-style-name="Error" style:base-cell-address="'docker-log-2018-08-27'.E44"/>
      <style:map style:condition="cell-content()=MIN([.$B44:.$F44])" style:apply-style-name="Accent" style:base-cell-address="'docker-log-2018-08-27'.E44"/>
    </style:style>
    <style:style style:name="ce711" style:family="table-cell" style:parent-style-name="Default">
      <style:map style:condition="cell-content()&gt;=900" style:apply-style-name="Error" style:base-cell-address="'docker-log-2018-08-27'.E45"/>
      <style:map style:condition="cell-content()=MIN([.$B45:.$F45])" style:apply-style-name="Accent" style:base-cell-address="'docker-log-2018-08-27'.E45"/>
    </style:style>
    <style:style style:name="ce712" style:family="table-cell" style:parent-style-name="Default">
      <style:map style:condition="cell-content()&gt;=900" style:apply-style-name="Error" style:base-cell-address="'docker-log-2018-08-27'.E46"/>
      <style:map style:condition="cell-content()=MIN([.$B46:.$F46])" style:apply-style-name="Accent" style:base-cell-address="'docker-log-2018-08-27'.E46"/>
    </style:style>
    <style:style style:name="ce713" style:family="table-cell" style:parent-style-name="Default">
      <style:map style:condition="cell-content()&gt;=900" style:apply-style-name="Error" style:base-cell-address="'docker-log-2018-08-27'.E47"/>
      <style:map style:condition="cell-content()=MIN([.$B47:.$F47])" style:apply-style-name="Accent" style:base-cell-address="'docker-log-2018-08-27'.E47"/>
    </style:style>
    <style:style style:name="ce714" style:family="table-cell" style:parent-style-name="Default">
      <style:map style:condition="cell-content()&gt;=900" style:apply-style-name="Error" style:base-cell-address="'docker-log-2018-08-27'.E48"/>
      <style:map style:condition="cell-content()=MIN([.$B48:.$F48])" style:apply-style-name="Accent" style:base-cell-address="'docker-log-2018-08-27'.E48"/>
    </style:style>
    <style:style style:name="ce715" style:family="table-cell" style:parent-style-name="Default">
      <style:map style:condition="cell-content()&gt;=900" style:apply-style-name="Error" style:base-cell-address="'docker-log-2018-08-27'.E49"/>
      <style:map style:condition="cell-content()=MIN([.$B49:.$F49])" style:apply-style-name="Accent" style:base-cell-address="'docker-log-2018-08-27'.E49"/>
    </style:style>
    <style:style style:name="ce716" style:family="table-cell" style:parent-style-name="Default">
      <style:map style:condition="cell-content()&gt;=900" style:apply-style-name="Error" style:base-cell-address="'docker-log-2018-08-27'.E50"/>
      <style:map style:condition="cell-content()=MIN([.$B50:.$F50])" style:apply-style-name="Accent" style:base-cell-address="'docker-log-2018-08-27'.E50"/>
    </style:style>
    <style:style style:name="ce717" style:family="table-cell" style:parent-style-name="Default">
      <style:map style:condition="cell-content()&gt;=900" style:apply-style-name="Error" style:base-cell-address="'docker-log-2018-08-27'.E51"/>
      <style:map style:condition="cell-content()=MIN([.$B51:.$F51])" style:apply-style-name="Accent" style:base-cell-address="'docker-log-2018-08-27'.E51"/>
    </style:style>
    <style:style style:name="ce718" style:family="table-cell" style:parent-style-name="Default">
      <style:map style:condition="cell-content()&gt;=900" style:apply-style-name="Error" style:base-cell-address="'docker-log-2018-08-27'.E52"/>
      <style:map style:condition="cell-content()=MIN([.$B52:.$F52])" style:apply-style-name="Accent" style:base-cell-address="'docker-log-2018-08-27'.E52"/>
    </style:style>
    <style:style style:name="ce719" style:family="table-cell" style:parent-style-name="Default">
      <style:map style:condition="cell-content()&gt;=900" style:apply-style-name="Error" style:base-cell-address="'docker-log-2018-08-27'.E53"/>
      <style:map style:condition="cell-content()=MIN([.$B53:.$F53])" style:apply-style-name="Accent" style:base-cell-address="'docker-log-2018-08-27'.E53"/>
    </style:style>
    <style:style style:name="ce720" style:family="table-cell" style:parent-style-name="Default">
      <style:map style:condition="cell-content()&gt;=900" style:apply-style-name="Error" style:base-cell-address="'docker-log-2018-08-27'.E54"/>
      <style:map style:condition="cell-content()=MIN([.$B54:.$F54])" style:apply-style-name="Accent" style:base-cell-address="'docker-log-2018-08-27'.E54"/>
    </style:style>
    <style:style style:name="ce721" style:family="table-cell" style:parent-style-name="Default">
      <style:map style:condition="cell-content()&gt;=900" style:apply-style-name="Error" style:base-cell-address="'docker-log-2018-08-27'.E55"/>
      <style:map style:condition="cell-content()=MIN([.$B55:.$F55])" style:apply-style-name="Accent" style:base-cell-address="'docker-log-2018-08-27'.E55"/>
    </style:style>
    <style:style style:name="ce722" style:family="table-cell" style:parent-style-name="Default">
      <style:map style:condition="cell-content()&gt;=900" style:apply-style-name="Error" style:base-cell-address="'docker-log-2018-08-27'.E56"/>
      <style:map style:condition="cell-content()=MIN([.$B56:.$F56])" style:apply-style-name="Accent" style:base-cell-address="'docker-log-2018-08-27'.E56"/>
    </style:style>
    <style:style style:name="ce723" style:family="table-cell" style:parent-style-name="Default">
      <style:map style:condition="cell-content()&gt;=900" style:apply-style-name="Error" style:base-cell-address="'docker-log-2018-08-27'.E57"/>
      <style:map style:condition="cell-content()=MIN([.$B57:.$F57])" style:apply-style-name="Accent" style:base-cell-address="'docker-log-2018-08-27'.E57"/>
    </style:style>
    <style:style style:name="ce724" style:family="table-cell" style:parent-style-name="Default">
      <style:map style:condition="cell-content()&gt;=900" style:apply-style-name="Error" style:base-cell-address="'docker-log-2018-08-27'.E58"/>
      <style:map style:condition="cell-content()=MIN([.$B58:.$F58])" style:apply-style-name="Accent" style:base-cell-address="'docker-log-2018-08-27'.E58"/>
    </style:style>
    <style:style style:name="ce725" style:family="table-cell" style:parent-style-name="Default">
      <style:map style:condition="cell-content()&gt;=900" style:apply-style-name="Error" style:base-cell-address="'docker-log-2018-08-27'.E59"/>
      <style:map style:condition="cell-content()=MIN([.$B59:.$F59])" style:apply-style-name="Accent" style:base-cell-address="'docker-log-2018-08-27'.E59"/>
    </style:style>
    <style:style style:name="ce726" style:family="table-cell" style:parent-style-name="Default">
      <style:map style:condition="cell-content()&gt;=900" style:apply-style-name="Error" style:base-cell-address="'docker-log-2018-08-27'.E60"/>
      <style:map style:condition="cell-content()=MIN([.$B60:.$F60])" style:apply-style-name="Accent" style:base-cell-address="'docker-log-2018-08-27'.E60"/>
    </style:style>
    <style:style style:name="ce727" style:family="table-cell" style:parent-style-name="Default">
      <style:map style:condition="cell-content()&gt;=900" style:apply-style-name="Error" style:base-cell-address="'docker-log-2018-08-27'.E61"/>
      <style:map style:condition="cell-content()=MIN([.$B61:.$F61])" style:apply-style-name="Accent" style:base-cell-address="'docker-log-2018-08-27'.E61"/>
    </style:style>
    <style:style style:name="ce728" style:family="table-cell" style:parent-style-name="Default">
      <style:map style:condition="cell-content()&gt;=900" style:apply-style-name="Error" style:base-cell-address="'docker-log-2018-08-27'.E62"/>
      <style:map style:condition="cell-content()=MIN([.$B62:.$F62])" style:apply-style-name="Accent" style:base-cell-address="'docker-log-2018-08-27'.E62"/>
    </style:style>
    <style:style style:name="ce729" style:family="table-cell" style:parent-style-name="Default">
      <style:map style:condition="cell-content()&gt;=900" style:apply-style-name="Error" style:base-cell-address="'docker-log-2018-08-27'.E63"/>
      <style:map style:condition="cell-content()=MIN([.$B63:.$F63])" style:apply-style-name="Accent" style:base-cell-address="'docker-log-2018-08-27'.E63"/>
    </style:style>
    <style:style style:name="ce730" style:family="table-cell" style:parent-style-name="Default">
      <style:map style:condition="cell-content()&gt;=900" style:apply-style-name="Error" style:base-cell-address="'docker-log-2018-08-27'.E64"/>
      <style:map style:condition="cell-content()=MIN([.$B64:.$F64])" style:apply-style-name="Accent" style:base-cell-address="'docker-log-2018-08-27'.E64"/>
    </style:style>
    <style:style style:name="ce731" style:family="table-cell" style:parent-style-name="Default">
      <style:map style:condition="cell-content()&gt;=900" style:apply-style-name="Error" style:base-cell-address="'docker-log-2018-08-27'.E65"/>
      <style:map style:condition="cell-content()=MIN([.$B65:.$F65])" style:apply-style-name="Accent" style:base-cell-address="'docker-log-2018-08-27'.E65"/>
    </style:style>
    <style:style style:name="ce732" style:family="table-cell" style:parent-style-name="Default">
      <style:map style:condition="cell-content()&gt;=900" style:apply-style-name="Error" style:base-cell-address="'docker-log-2018-08-27'.E66"/>
      <style:map style:condition="cell-content()=MIN([.$B66:.$F66])" style:apply-style-name="Accent" style:base-cell-address="'docker-log-2018-08-27'.E66"/>
    </style:style>
    <style:style style:name="ce733" style:family="table-cell" style:parent-style-name="Default">
      <style:map style:condition="cell-content()&gt;=900" style:apply-style-name="Error" style:base-cell-address="'docker-log-2018-08-27'.E67"/>
      <style:map style:condition="cell-content()=MIN([.$B67:.$F67])" style:apply-style-name="Accent" style:base-cell-address="'docker-log-2018-08-27'.E67"/>
    </style:style>
    <style:style style:name="ce734" style:family="table-cell" style:parent-style-name="Default">
      <style:map style:condition="cell-content()&gt;=900" style:apply-style-name="Error" style:base-cell-address="'docker-log-2018-08-27'.E68"/>
      <style:map style:condition="cell-content()=MIN([.$B68:.$F68])" style:apply-style-name="Accent" style:base-cell-address="'docker-log-2018-08-27'.E68"/>
    </style:style>
    <style:style style:name="ce735" style:family="table-cell" style:parent-style-name="Default">
      <style:map style:condition="cell-content()&gt;=900" style:apply-style-name="Error" style:base-cell-address="'docker-log-2018-08-27'.E69"/>
      <style:map style:condition="cell-content()=MIN([.$B69:.$F69])" style:apply-style-name="Accent" style:base-cell-address="'docker-log-2018-08-27'.E69"/>
    </style:style>
    <style:style style:name="ce736" style:family="table-cell" style:parent-style-name="Default">
      <style:map style:condition="cell-content()&gt;=900" style:apply-style-name="Error" style:base-cell-address="'docker-log-2018-08-27'.E70"/>
      <style:map style:condition="cell-content()=MIN([.$B70:.$F70])" style:apply-style-name="Accent" style:base-cell-address="'docker-log-2018-08-27'.E70"/>
    </style:style>
    <style:style style:name="ce737" style:family="table-cell" style:parent-style-name="Default">
      <style:map style:condition="cell-content()&gt;=900" style:apply-style-name="Error" style:base-cell-address="'docker-log-2018-08-27'.E71"/>
      <style:map style:condition="cell-content()=MIN([.$B71:.$F71])" style:apply-style-name="Accent" style:base-cell-address="'docker-log-2018-08-27'.E71"/>
    </style:style>
    <style:style style:name="ce738" style:family="table-cell" style:parent-style-name="Default">
      <style:map style:condition="cell-content()&gt;=900" style:apply-style-name="Error" style:base-cell-address="'docker-log-2018-08-27'.E72"/>
      <style:map style:condition="cell-content()=MIN([.$B72:.$F72])" style:apply-style-name="Accent" style:base-cell-address="'docker-log-2018-08-27'.E72"/>
    </style:style>
    <style:style style:name="ce739" style:family="table-cell" style:parent-style-name="Default">
      <style:map style:condition="cell-content()&gt;=900" style:apply-style-name="Error" style:base-cell-address="'docker-log-2018-08-27'.E73"/>
      <style:map style:condition="cell-content()=MIN([.$B73:.$F73])" style:apply-style-name="Accent" style:base-cell-address="'docker-log-2018-08-27'.E73"/>
    </style:style>
    <style:style style:name="ce740" style:family="table-cell" style:parent-style-name="Default">
      <style:map style:condition="cell-content()&gt;=900" style:apply-style-name="Error" style:base-cell-address="'docker-log-2018-08-27'.E74"/>
      <style:map style:condition="cell-content()=MIN([.$B74:.$F74])" style:apply-style-name="Accent" style:base-cell-address="'docker-log-2018-08-27'.E74"/>
    </style:style>
    <style:style style:name="ce741" style:family="table-cell" style:parent-style-name="Default">
      <style:map style:condition="cell-content()&gt;=900" style:apply-style-name="Error" style:base-cell-address="'docker-log-2018-08-27'.E75"/>
      <style:map style:condition="cell-content()=MIN([.$B75:.$F75])" style:apply-style-name="Accent" style:base-cell-address="'docker-log-2018-08-27'.E75"/>
    </style:style>
    <style:style style:name="ce742" style:family="table-cell" style:parent-style-name="Default">
      <style:map style:condition="cell-content()&gt;=900" style:apply-style-name="Error" style:base-cell-address="'docker-log-2018-08-27'.E76"/>
      <style:map style:condition="cell-content()=MIN([.$B76:.$F76])" style:apply-style-name="Accent" style:base-cell-address="'docker-log-2018-08-27'.E76"/>
    </style:style>
    <style:style style:name="ce743" style:family="table-cell" style:parent-style-name="Default">
      <style:map style:condition="cell-content()&gt;=900" style:apply-style-name="Error" style:base-cell-address="'docker-log-2018-08-27'.E77"/>
      <style:map style:condition="cell-content()=MIN([.$B77:.$F77])" style:apply-style-name="Accent" style:base-cell-address="'docker-log-2018-08-27'.E77"/>
    </style:style>
    <style:style style:name="ce744" style:family="table-cell" style:parent-style-name="Default">
      <style:map style:condition="cell-content()&gt;=900" style:apply-style-name="Error" style:base-cell-address="'docker-log-2018-08-27'.E78"/>
      <style:map style:condition="cell-content()=MIN([.$B78:.$F78])" style:apply-style-name="Accent" style:base-cell-address="'docker-log-2018-08-27'.E78"/>
    </style:style>
    <style:style style:name="ce745" style:family="table-cell" style:parent-style-name="Default">
      <style:map style:condition="cell-content()&gt;=900" style:apply-style-name="Error" style:base-cell-address="'docker-log-2018-08-27'.E79"/>
      <style:map style:condition="cell-content()=MIN([.$B79:.$F79])" style:apply-style-name="Accent" style:base-cell-address="'docker-log-2018-08-27'.E79"/>
    </style:style>
    <style:style style:name="ce746" style:family="table-cell" style:parent-style-name="Default">
      <style:map style:condition="cell-content()&gt;=900" style:apply-style-name="Error" style:base-cell-address="'docker-log-2018-08-27'.E80"/>
      <style:map style:condition="cell-content()=MIN([.$B80:.$F80])" style:apply-style-name="Accent" style:base-cell-address="'docker-log-2018-08-27'.E80"/>
    </style:style>
    <style:style style:name="ce747" style:family="table-cell" style:parent-style-name="Default">
      <style:map style:condition="cell-content()&gt;=900" style:apply-style-name="Error" style:base-cell-address="'docker-log-2018-08-27'.E81"/>
      <style:map style:condition="cell-content()=MIN([.$B81:.$F81])" style:apply-style-name="Accent" style:base-cell-address="'docker-log-2018-08-27'.E81"/>
    </style:style>
    <style:style style:name="ce748" style:family="table-cell" style:parent-style-name="Default">
      <style:map style:condition="cell-content()&gt;=900" style:apply-style-name="Error" style:base-cell-address="'docker-log-2018-08-27'.E82"/>
      <style:map style:condition="cell-content()=MIN([.$B82:.$F82])" style:apply-style-name="Accent" style:base-cell-address="'docker-log-2018-08-27'.E82"/>
    </style:style>
    <style:style style:name="ce749" style:family="table-cell" style:parent-style-name="Default">
      <style:map style:condition="cell-content()&gt;=900" style:apply-style-name="Error" style:base-cell-address="'docker-log-2018-08-27'.E83"/>
      <style:map style:condition="cell-content()=MIN([.$B83:.$F83])" style:apply-style-name="Accent" style:base-cell-address="'docker-log-2018-08-27'.E83"/>
    </style:style>
    <style:style style:name="ce750" style:family="table-cell" style:parent-style-name="Default">
      <style:map style:condition="cell-content()&gt;=900" style:apply-style-name="Error" style:base-cell-address="'docker-log-2018-08-27'.E84"/>
      <style:map style:condition="cell-content()=MIN([.$B84:.$F84])" style:apply-style-name="Accent" style:base-cell-address="'docker-log-2018-08-27'.E84"/>
    </style:style>
    <style:style style:name="ce751" style:family="table-cell" style:parent-style-name="Default">
      <style:map style:condition="cell-content()&gt;=900" style:apply-style-name="Error" style:base-cell-address="'docker-log-2018-08-27'.E85"/>
      <style:map style:condition="cell-content()=MIN([.$B85:.$F85])" style:apply-style-name="Accent" style:base-cell-address="'docker-log-2018-08-27'.E85"/>
    </style:style>
    <style:style style:name="ce752" style:family="table-cell" style:parent-style-name="Default">
      <style:map style:condition="cell-content()&gt;=900" style:apply-style-name="Error" style:base-cell-address="'docker-log-2018-08-27'.E86"/>
      <style:map style:condition="cell-content()=MIN([.$B86:.$F86])" style:apply-style-name="Accent" style:base-cell-address="'docker-log-2018-08-27'.E86"/>
    </style:style>
    <style:style style:name="ce753" style:family="table-cell" style:parent-style-name="Default">
      <style:map style:condition="cell-content()&gt;=900" style:apply-style-name="Error" style:base-cell-address="'docker-log-2018-08-27'.E87"/>
      <style:map style:condition="cell-content()=MIN([.$B87:.$F87])" style:apply-style-name="Accent" style:base-cell-address="'docker-log-2018-08-27'.E87"/>
    </style:style>
    <style:style style:name="ce754" style:family="table-cell" style:parent-style-name="Default">
      <style:map style:condition="cell-content()&gt;=900" style:apply-style-name="Error" style:base-cell-address="'docker-log-2018-08-27'.E88"/>
      <style:map style:condition="cell-content()=MIN([.$B88:.$F88])" style:apply-style-name="Accent" style:base-cell-address="'docker-log-2018-08-27'.E88"/>
    </style:style>
    <style:style style:name="ce755" style:family="table-cell" style:parent-style-name="Default">
      <style:map style:condition="cell-content()&gt;=900" style:apply-style-name="Error" style:base-cell-address="'docker-log-2018-08-27'.E89"/>
      <style:map style:condition="cell-content()=MIN([.$B89:.$F89])" style:apply-style-name="Accent" style:base-cell-address="'docker-log-2018-08-27'.E89"/>
    </style:style>
    <style:style style:name="ce756" style:family="table-cell" style:parent-style-name="Default">
      <style:map style:condition="cell-content()&gt;=900" style:apply-style-name="Error" style:base-cell-address="'docker-log-2018-08-27'.E90"/>
      <style:map style:condition="cell-content()=MIN([.$B90:.$F90])" style:apply-style-name="Accent" style:base-cell-address="'docker-log-2018-08-27'.E90"/>
    </style:style>
    <style:style style:name="ce757" style:family="table-cell" style:parent-style-name="Default">
      <style:map style:condition="cell-content()&gt;=900" style:apply-style-name="Error" style:base-cell-address="'docker-log-2018-08-27'.E91"/>
      <style:map style:condition="cell-content()=MIN([.$B91:.$F91])" style:apply-style-name="Accent" style:base-cell-address="'docker-log-2018-08-27'.E91"/>
    </style:style>
    <style:style style:name="ce758" style:family="table-cell" style:parent-style-name="Default">
      <style:map style:condition="cell-content()&gt;=900" style:apply-style-name="Error" style:base-cell-address="'docker-log-2018-08-27'.E92"/>
      <style:map style:condition="cell-content()=MIN([.$B92:.$F92])" style:apply-style-name="Accent" style:base-cell-address="'docker-log-2018-08-27'.E92"/>
    </style:style>
    <style:style style:name="ce759" style:family="table-cell" style:parent-style-name="Default">
      <style:map style:condition="cell-content()&gt;=900" style:apply-style-name="Error" style:base-cell-address="'docker-log-2018-08-27'.E93"/>
      <style:map style:condition="cell-content()=MIN([.$B93:.$F93])" style:apply-style-name="Accent" style:base-cell-address="'docker-log-2018-08-27'.E93"/>
    </style:style>
    <style:style style:name="ce760" style:family="table-cell" style:parent-style-name="Default">
      <style:map style:condition="cell-content()&gt;=900" style:apply-style-name="Error" style:base-cell-address="'docker-log-2018-08-27'.E94"/>
      <style:map style:condition="cell-content()=MIN([.$B94:.$F94])" style:apply-style-name="Accent" style:base-cell-address="'docker-log-2018-08-27'.E94"/>
    </style:style>
    <style:style style:name="ce761" style:family="table-cell" style:parent-style-name="Default">
      <style:map style:condition="cell-content()&gt;=900" style:apply-style-name="Error" style:base-cell-address="'docker-log-2018-08-27'.E95"/>
      <style:map style:condition="cell-content()=MIN([.$B95:.$F95])" style:apply-style-name="Accent" style:base-cell-address="'docker-log-2018-08-27'.E95"/>
    </style:style>
    <style:style style:name="ce762" style:family="table-cell" style:parent-style-name="Default">
      <style:map style:condition="cell-content()&gt;=900" style:apply-style-name="Error" style:base-cell-address="'docker-log-2018-08-27'.E96"/>
      <style:map style:condition="cell-content()=MIN([.$B96:.$F96])" style:apply-style-name="Accent" style:base-cell-address="'docker-log-2018-08-27'.E96"/>
    </style:style>
    <style:style style:name="ce763" style:family="table-cell" style:parent-style-name="Default">
      <style:map style:condition="cell-content()&gt;=900" style:apply-style-name="Error" style:base-cell-address="'docker-log-2018-08-27'.E97"/>
      <style:map style:condition="cell-content()=MIN([.$B97:.$F97])" style:apply-style-name="Accent" style:base-cell-address="'docker-log-2018-08-27'.E97"/>
    </style:style>
    <style:style style:name="ce764" style:family="table-cell" style:parent-style-name="Default">
      <style:map style:condition="cell-content()&gt;=900" style:apply-style-name="Error" style:base-cell-address="'docker-log-2018-08-27'.E98"/>
      <style:map style:condition="cell-content()=MIN([.$B98:.$F98])" style:apply-style-name="Accent" style:base-cell-address="'docker-log-2018-08-27'.E98"/>
    </style:style>
    <style:style style:name="ce765" style:family="table-cell" style:parent-style-name="Default">
      <style:map style:condition="cell-content()&gt;=900" style:apply-style-name="Error" style:base-cell-address="'docker-log-2018-08-27'.E99"/>
      <style:map style:condition="cell-content()=MIN([.$B99:.$F99])" style:apply-style-name="Accent" style:base-cell-address="'docker-log-2018-08-27'.E99"/>
    </style:style>
    <style:style style:name="ce766" style:family="table-cell" style:parent-style-name="Default">
      <style:map style:condition="cell-content()&gt;=900" style:apply-style-name="Error" style:base-cell-address="'docker-log-2018-08-27'.E100"/>
      <style:map style:condition="cell-content()=MIN([.$B100:.$F100])" style:apply-style-name="Accent" style:base-cell-address="'docker-log-2018-08-27'.E100"/>
    </style:style>
    <style:style style:name="ce767" style:family="table-cell" style:parent-style-name="Default">
      <style:map style:condition="cell-content()&gt;=900" style:apply-style-name="Error" style:base-cell-address="'docker-log-2018-08-27'.E101"/>
      <style:map style:condition="cell-content()=MIN([.$B101:.$F101])" style:apply-style-name="Accent" style:base-cell-address="'docker-log-2018-08-27'.E101"/>
    </style:style>
    <style:style style:name="ce768" style:family="table-cell" style:parent-style-name="Default">
      <style:map style:condition="cell-content()&gt;=900" style:apply-style-name="Error" style:base-cell-address="'docker-log-2018-08-27'.E102"/>
      <style:map style:condition="cell-content()=MIN([.$B102:.$F102])" style:apply-style-name="Accent" style:base-cell-address="'docker-log-2018-08-27'.E102"/>
    </style:style>
    <style:style style:name="ce769" style:family="table-cell" style:parent-style-name="Default">
      <style:map style:condition="cell-content()&gt;=900" style:apply-style-name="Error" style:base-cell-address="'docker-log-2018-08-27'.E103"/>
      <style:map style:condition="cell-content()=MIN([.$B103:.$F103])" style:apply-style-name="Accent" style:base-cell-address="'docker-log-2018-08-27'.E103"/>
    </style:style>
    <style:style style:name="ce770" style:family="table-cell" style:parent-style-name="Default">
      <style:map style:condition="cell-content()&gt;=900" style:apply-style-name="Error" style:base-cell-address="'docker-log-2018-08-27'.E104"/>
      <style:map style:condition="cell-content()=MIN([.$B104:.$F104])" style:apply-style-name="Accent" style:base-cell-address="'docker-log-2018-08-27'.E104"/>
    </style:style>
    <style:style style:name="ce771" style:family="table-cell" style:parent-style-name="Default">
      <style:map style:condition="cell-content()&gt;=900" style:apply-style-name="Error" style:base-cell-address="'docker-log-2018-08-27'.E105"/>
      <style:map style:condition="cell-content()=MIN([.$B105:.$F105])" style:apply-style-name="Accent" style:base-cell-address="'docker-log-2018-08-27'.E105"/>
    </style:style>
    <style:style style:name="ce772" style:family="table-cell" style:parent-style-name="Default">
      <style:map style:condition="cell-content()&gt;=900" style:apply-style-name="Error" style:base-cell-address="'docker-log-2018-08-27'.E106"/>
      <style:map style:condition="cell-content()=MIN([.$B106:.$F106])" style:apply-style-name="Accent" style:base-cell-address="'docker-log-2018-08-27'.E106"/>
    </style:style>
    <style:style style:name="ce773" style:family="table-cell" style:parent-style-name="Default">
      <style:map style:condition="cell-content()&gt;=900" style:apply-style-name="Error" style:base-cell-address="'docker-log-2018-08-27'.E107"/>
      <style:map style:condition="cell-content()=MIN([.$B107:.$F107])" style:apply-style-name="Accent" style:base-cell-address="'docker-log-2018-08-27'.E107"/>
    </style:style>
    <style:style style:name="ce774" style:family="table-cell" style:parent-style-name="Default">
      <style:map style:condition="cell-content()&gt;=900" style:apply-style-name="Error" style:base-cell-address="'docker-log-2018-08-27'.E108"/>
      <style:map style:condition="cell-content()=MIN([.$B108:.$F108])" style:apply-style-name="Accent" style:base-cell-address="'docker-log-2018-08-27'.E108"/>
    </style:style>
    <style:style style:name="ce775" style:family="table-cell" style:parent-style-name="Default">
      <style:map style:condition="cell-content()&gt;=900" style:apply-style-name="Error" style:base-cell-address="'docker-log-2018-08-27'.E109"/>
      <style:map style:condition="cell-content()=MIN([.$B109:.$F109])" style:apply-style-name="Accent" style:base-cell-address="'docker-log-2018-08-27'.E109"/>
    </style:style>
    <style:style style:name="ce776" style:family="table-cell" style:parent-style-name="Default">
      <style:map style:condition="cell-content()&gt;=900" style:apply-style-name="Error" style:base-cell-address="'docker-log-2018-08-27'.E110"/>
      <style:map style:condition="cell-content()=MIN([.$B110:.$F110])" style:apply-style-name="Accent" style:base-cell-address="'docker-log-2018-08-27'.E110"/>
    </style:style>
    <style:style style:name="ce777" style:family="table-cell" style:parent-style-name="Default">
      <style:map style:condition="cell-content()&gt;=900" style:apply-style-name="Error" style:base-cell-address="'docker-log-2018-08-27'.E111"/>
      <style:map style:condition="cell-content()=MIN([.$B111:.$F111])" style:apply-style-name="Accent" style:base-cell-address="'docker-log-2018-08-27'.E111"/>
    </style:style>
    <style:style style:name="ce778" style:family="table-cell" style:parent-style-name="Default">
      <style:map style:condition="cell-content()&gt;=900" style:apply-style-name="Error" style:base-cell-address="'docker-log-2018-08-27'.E112"/>
      <style:map style:condition="cell-content()=MIN([.$B112:.$F112])" style:apply-style-name="Accent" style:base-cell-address="'docker-log-2018-08-27'.E112"/>
    </style:style>
    <style:style style:name="ce779" style:family="table-cell" style:parent-style-name="Default">
      <style:map style:condition="cell-content()&gt;=900" style:apply-style-name="Error" style:base-cell-address="'docker-log-2018-08-27'.E113"/>
      <style:map style:condition="cell-content()=MIN([.$B113:.$F113])" style:apply-style-name="Accent" style:base-cell-address="'docker-log-2018-08-27'.E113"/>
    </style:style>
    <style:style style:name="ce780" style:family="table-cell" style:parent-style-name="Default">
      <style:map style:condition="cell-content()&gt;=900" style:apply-style-name="Error" style:base-cell-address="'docker-log-2018-08-27'.E114"/>
      <style:map style:condition="cell-content()=MIN([.$B114:.$F114])" style:apply-style-name="Accent" style:base-cell-address="'docker-log-2018-08-27'.E114"/>
    </style:style>
    <style:style style:name="ce781" style:family="table-cell" style:parent-style-name="Default">
      <style:map style:condition="cell-content()&gt;=900" style:apply-style-name="Error" style:base-cell-address="'docker-log-2018-08-27'.F4"/>
      <style:map style:condition="cell-content()=MIN([.$B4:.$F4])" style:apply-style-name="Accent" style:base-cell-address="'docker-log-2018-08-27'.F4"/>
    </style:style>
    <style:style style:name="ce782" style:family="table-cell" style:parent-style-name="Default">
      <style:map style:condition="cell-content()&gt;=900" style:apply-style-name="Error" style:base-cell-address="'docker-log-2018-08-27'.F5"/>
      <style:map style:condition="cell-content()=MIN([.$B5:.$F5])" style:apply-style-name="Accent" style:base-cell-address="'docker-log-2018-08-27'.F5"/>
    </style:style>
    <style:style style:name="ce783" style:family="table-cell" style:parent-style-name="Default">
      <style:map style:condition="cell-content()&gt;=900" style:apply-style-name="Error" style:base-cell-address="'docker-log-2018-08-27'.F6"/>
      <style:map style:condition="cell-content()=MIN([.$B6:.$F6])" style:apply-style-name="Accent" style:base-cell-address="'docker-log-2018-08-27'.F6"/>
    </style:style>
    <style:style style:name="ce784" style:family="table-cell" style:parent-style-name="Default">
      <style:map style:condition="cell-content()&gt;=900" style:apply-style-name="Error" style:base-cell-address="'docker-log-2018-08-27'.F7"/>
      <style:map style:condition="cell-content()=MIN([.$B7:.$F7])" style:apply-style-name="Accent" style:base-cell-address="'docker-log-2018-08-27'.F7"/>
    </style:style>
    <style:style style:name="ce785" style:family="table-cell" style:parent-style-name="Default">
      <style:map style:condition="cell-content()&gt;=900" style:apply-style-name="Error" style:base-cell-address="'docker-log-2018-08-27'.F8"/>
      <style:map style:condition="cell-content()=MIN([.$B8:.$F8])" style:apply-style-name="Accent" style:base-cell-address="'docker-log-2018-08-27'.F8"/>
    </style:style>
    <style:style style:name="ce786" style:family="table-cell" style:parent-style-name="Default">
      <style:map style:condition="cell-content()&gt;=900" style:apply-style-name="Error" style:base-cell-address="'docker-log-2018-08-27'.F9"/>
      <style:map style:condition="cell-content()=MIN([.$B9:.$F9])" style:apply-style-name="Accent" style:base-cell-address="'docker-log-2018-08-27'.F9"/>
    </style:style>
    <style:style style:name="ce787" style:family="table-cell" style:parent-style-name="Default">
      <style:map style:condition="cell-content()&gt;=900" style:apply-style-name="Error" style:base-cell-address="'docker-log-2018-08-27'.F10"/>
      <style:map style:condition="cell-content()=MIN([.$B10:.$F10])" style:apply-style-name="Accent" style:base-cell-address="'docker-log-2018-08-27'.F10"/>
    </style:style>
    <style:style style:name="ce788" style:family="table-cell" style:parent-style-name="Default">
      <style:map style:condition="cell-content()&gt;=900" style:apply-style-name="Error" style:base-cell-address="'docker-log-2018-08-27'.F11"/>
      <style:map style:condition="cell-content()=MIN([.$B11:.$F11])" style:apply-style-name="Accent" style:base-cell-address="'docker-log-2018-08-27'.F11"/>
    </style:style>
    <style:style style:name="ce789" style:family="table-cell" style:parent-style-name="Default">
      <style:map style:condition="cell-content()&gt;=900" style:apply-style-name="Error" style:base-cell-address="'docker-log-2018-08-27'.F12"/>
      <style:map style:condition="cell-content()=MIN([.$B12:.$F12])" style:apply-style-name="Accent" style:base-cell-address="'docker-log-2018-08-27'.F12"/>
    </style:style>
    <style:style style:name="ce790" style:family="table-cell" style:parent-style-name="Default">
      <style:map style:condition="cell-content()&gt;=900" style:apply-style-name="Error" style:base-cell-address="'docker-log-2018-08-27'.F13"/>
      <style:map style:condition="cell-content()=MIN([.$B13:.$F13])" style:apply-style-name="Accent" style:base-cell-address="'docker-log-2018-08-27'.F13"/>
    </style:style>
    <style:style style:name="ce791" style:family="table-cell" style:parent-style-name="Default">
      <style:map style:condition="cell-content()&gt;=900" style:apply-style-name="Error" style:base-cell-address="'docker-log-2018-08-27'.F14"/>
      <style:map style:condition="cell-content()=MIN([.$B14:.$F14])" style:apply-style-name="Accent" style:base-cell-address="'docker-log-2018-08-27'.F14"/>
    </style:style>
    <style:style style:name="ce792" style:family="table-cell" style:parent-style-name="Default">
      <style:map style:condition="cell-content()&gt;=900" style:apply-style-name="Error" style:base-cell-address="'docker-log-2018-08-27'.F15"/>
      <style:map style:condition="cell-content()=MIN([.$B15:.$F15])" style:apply-style-name="Accent" style:base-cell-address="'docker-log-2018-08-27'.F15"/>
    </style:style>
    <style:style style:name="ce793" style:family="table-cell" style:parent-style-name="Default">
      <style:map style:condition="cell-content()&gt;=900" style:apply-style-name="Error" style:base-cell-address="'docker-log-2018-08-27'.F16"/>
      <style:map style:condition="cell-content()=MIN([.$B16:.$F16])" style:apply-style-name="Accent" style:base-cell-address="'docker-log-2018-08-27'.F16"/>
    </style:style>
    <style:style style:name="ce794" style:family="table-cell" style:parent-style-name="Default">
      <style:map style:condition="cell-content()&gt;=900" style:apply-style-name="Error" style:base-cell-address="'docker-log-2018-08-27'.F17"/>
      <style:map style:condition="cell-content()=MIN([.$B17:.$F17])" style:apply-style-name="Accent" style:base-cell-address="'docker-log-2018-08-27'.F17"/>
    </style:style>
    <style:style style:name="ce795" style:family="table-cell" style:parent-style-name="Default">
      <style:map style:condition="cell-content()&gt;=900" style:apply-style-name="Error" style:base-cell-address="'docker-log-2018-08-27'.F18"/>
      <style:map style:condition="cell-content()=MIN([.$B18:.$F18])" style:apply-style-name="Accent" style:base-cell-address="'docker-log-2018-08-27'.F18"/>
    </style:style>
    <style:style style:name="ce796" style:family="table-cell" style:parent-style-name="Default">
      <style:map style:condition="cell-content()&gt;=900" style:apply-style-name="Error" style:base-cell-address="'docker-log-2018-08-27'.F19"/>
      <style:map style:condition="cell-content()=MIN([.$B19:.$F19])" style:apply-style-name="Accent" style:base-cell-address="'docker-log-2018-08-27'.F19"/>
    </style:style>
    <style:style style:name="ce797" style:family="table-cell" style:parent-style-name="Default">
      <style:map style:condition="cell-content()&gt;=900" style:apply-style-name="Error" style:base-cell-address="'docker-log-2018-08-27'.F20"/>
      <style:map style:condition="cell-content()=MIN([.$B20:.$F20])" style:apply-style-name="Accent" style:base-cell-address="'docker-log-2018-08-27'.F20"/>
    </style:style>
    <style:style style:name="ce798" style:family="table-cell" style:parent-style-name="Default">
      <style:map style:condition="cell-content()&gt;=900" style:apply-style-name="Error" style:base-cell-address="'docker-log-2018-08-27'.F21"/>
      <style:map style:condition="cell-content()=MIN([.$B21:.$F21])" style:apply-style-name="Accent" style:base-cell-address="'docker-log-2018-08-27'.F21"/>
    </style:style>
    <style:style style:name="ce799" style:family="table-cell" style:parent-style-name="Default">
      <style:map style:condition="cell-content()&gt;=900" style:apply-style-name="Error" style:base-cell-address="'docker-log-2018-08-27'.F22"/>
      <style:map style:condition="cell-content()=MIN([.$B22:.$F22])" style:apply-style-name="Accent" style:base-cell-address="'docker-log-2018-08-27'.F22"/>
    </style:style>
    <style:style style:name="ce800" style:family="table-cell" style:parent-style-name="Default">
      <style:map style:condition="cell-content()&gt;=900" style:apply-style-name="Error" style:base-cell-address="'docker-log-2018-08-27'.F23"/>
      <style:map style:condition="cell-content()=MIN([.$B23:.$F23])" style:apply-style-name="Accent" style:base-cell-address="'docker-log-2018-08-27'.F23"/>
    </style:style>
    <style:style style:name="ce801" style:family="table-cell" style:parent-style-name="Default">
      <style:map style:condition="cell-content()&gt;=900" style:apply-style-name="Error" style:base-cell-address="'docker-log-2018-08-27'.F24"/>
      <style:map style:condition="cell-content()=MIN([.$B24:.$F24])" style:apply-style-name="Accent" style:base-cell-address="'docker-log-2018-08-27'.F24"/>
    </style:style>
    <style:style style:name="ce802" style:family="table-cell" style:parent-style-name="Default">
      <style:map style:condition="cell-content()&gt;=900" style:apply-style-name="Error" style:base-cell-address="'docker-log-2018-08-27'.F25"/>
      <style:map style:condition="cell-content()=MIN([.$B25:.$F25])" style:apply-style-name="Accent" style:base-cell-address="'docker-log-2018-08-27'.F25"/>
    </style:style>
    <style:style style:name="ce803" style:family="table-cell" style:parent-style-name="Default">
      <style:map style:condition="cell-content()&gt;=900" style:apply-style-name="Error" style:base-cell-address="'docker-log-2018-08-27'.F26"/>
      <style:map style:condition="cell-content()=MIN([.$B26:.$F26])" style:apply-style-name="Accent" style:base-cell-address="'docker-log-2018-08-27'.F26"/>
    </style:style>
    <style:style style:name="ce804" style:family="table-cell" style:parent-style-name="Default">
      <style:map style:condition="cell-content()&gt;=900" style:apply-style-name="Error" style:base-cell-address="'docker-log-2018-08-27'.F27"/>
      <style:map style:condition="cell-content()=MIN([.$B27:.$F27])" style:apply-style-name="Accent" style:base-cell-address="'docker-log-2018-08-27'.F27"/>
    </style:style>
    <style:style style:name="ce805" style:family="table-cell" style:parent-style-name="Default">
      <style:map style:condition="cell-content()&gt;=900" style:apply-style-name="Error" style:base-cell-address="'docker-log-2018-08-27'.F28"/>
      <style:map style:condition="cell-content()=MIN([.$B28:.$F28])" style:apply-style-name="Accent" style:base-cell-address="'docker-log-2018-08-27'.F28"/>
    </style:style>
    <style:style style:name="ce806" style:family="table-cell" style:parent-style-name="Default">
      <style:map style:condition="cell-content()&gt;=900" style:apply-style-name="Error" style:base-cell-address="'docker-log-2018-08-27'.F29"/>
      <style:map style:condition="cell-content()=MIN([.$B29:.$F29])" style:apply-style-name="Accent" style:base-cell-address="'docker-log-2018-08-27'.F29"/>
    </style:style>
    <style:style style:name="ce807" style:family="table-cell" style:parent-style-name="Default">
      <style:map style:condition="cell-content()&gt;=900" style:apply-style-name="Error" style:base-cell-address="'docker-log-2018-08-27'.F30"/>
      <style:map style:condition="cell-content()=MIN([.$B30:.$F30])" style:apply-style-name="Accent" style:base-cell-address="'docker-log-2018-08-27'.F30"/>
    </style:style>
    <style:style style:name="ce808" style:family="table-cell" style:parent-style-name="Default">
      <style:map style:condition="cell-content()&gt;=900" style:apply-style-name="Error" style:base-cell-address="'docker-log-2018-08-27'.F31"/>
      <style:map style:condition="cell-content()=MIN([.$B31:.$F31])" style:apply-style-name="Accent" style:base-cell-address="'docker-log-2018-08-27'.F31"/>
    </style:style>
    <style:style style:name="ce809" style:family="table-cell" style:parent-style-name="Default">
      <style:map style:condition="cell-content()&gt;=900" style:apply-style-name="Error" style:base-cell-address="'docker-log-2018-08-27'.F32"/>
      <style:map style:condition="cell-content()=MIN([.$B32:.$F32])" style:apply-style-name="Accent" style:base-cell-address="'docker-log-2018-08-27'.F32"/>
    </style:style>
    <style:style style:name="ce810" style:family="table-cell" style:parent-style-name="Default">
      <style:map style:condition="cell-content()&gt;=900" style:apply-style-name="Error" style:base-cell-address="'docker-log-2018-08-27'.F33"/>
      <style:map style:condition="cell-content()=MIN([.$B33:.$F33])" style:apply-style-name="Accent" style:base-cell-address="'docker-log-2018-08-27'.F33"/>
    </style:style>
    <style:style style:name="ce811" style:family="table-cell" style:parent-style-name="Default">
      <style:map style:condition="cell-content()&gt;=900" style:apply-style-name="Error" style:base-cell-address="'docker-log-2018-08-27'.F34"/>
      <style:map style:condition="cell-content()=MIN([.$B34:.$F34])" style:apply-style-name="Accent" style:base-cell-address="'docker-log-2018-08-27'.F34"/>
    </style:style>
    <style:style style:name="ce812" style:family="table-cell" style:parent-style-name="Default">
      <style:map style:condition="cell-content()&gt;=900" style:apply-style-name="Error" style:base-cell-address="'docker-log-2018-08-27'.F35"/>
      <style:map style:condition="cell-content()=MIN([.$B35:.$F35])" style:apply-style-name="Accent" style:base-cell-address="'docker-log-2018-08-27'.F35"/>
    </style:style>
    <style:style style:name="ce813" style:family="table-cell" style:parent-style-name="Default">
      <style:map style:condition="cell-content()&gt;=900" style:apply-style-name="Error" style:base-cell-address="'docker-log-2018-08-27'.F36"/>
      <style:map style:condition="cell-content()=MIN([.$B36:.$F36])" style:apply-style-name="Accent" style:base-cell-address="'docker-log-2018-08-27'.F36"/>
    </style:style>
    <style:style style:name="ce814" style:family="table-cell" style:parent-style-name="Default">
      <style:map style:condition="cell-content()&gt;=900" style:apply-style-name="Error" style:base-cell-address="'docker-log-2018-08-27'.F37"/>
      <style:map style:condition="cell-content()=MIN([.$B37:.$F37])" style:apply-style-name="Accent" style:base-cell-address="'docker-log-2018-08-27'.F37"/>
    </style:style>
    <style:style style:name="ce815" style:family="table-cell" style:parent-style-name="Default">
      <style:map style:condition="cell-content()&gt;=900" style:apply-style-name="Error" style:base-cell-address="'docker-log-2018-08-27'.F38"/>
      <style:map style:condition="cell-content()=MIN([.$B38:.$F38])" style:apply-style-name="Accent" style:base-cell-address="'docker-log-2018-08-27'.F38"/>
    </style:style>
    <style:style style:name="ce816" style:family="table-cell" style:parent-style-name="Default">
      <style:map style:condition="cell-content()&gt;=900" style:apply-style-name="Error" style:base-cell-address="'docker-log-2018-08-27'.F39"/>
      <style:map style:condition="cell-content()=MIN([.$B39:.$F39])" style:apply-style-name="Accent" style:base-cell-address="'docker-log-2018-08-27'.F39"/>
    </style:style>
    <style:style style:name="ce817" style:family="table-cell" style:parent-style-name="Default">
      <style:map style:condition="cell-content()&gt;=900" style:apply-style-name="Error" style:base-cell-address="'docker-log-2018-08-27'.F40"/>
      <style:map style:condition="cell-content()=MIN([.$B40:.$F40])" style:apply-style-name="Accent" style:base-cell-address="'docker-log-2018-08-27'.F40"/>
    </style:style>
    <style:style style:name="ce818" style:family="table-cell" style:parent-style-name="Default">
      <style:map style:condition="cell-content()&gt;=900" style:apply-style-name="Error" style:base-cell-address="'docker-log-2018-08-27'.F41"/>
      <style:map style:condition="cell-content()=MIN([.$B41:.$F41])" style:apply-style-name="Accent" style:base-cell-address="'docker-log-2018-08-27'.F41"/>
    </style:style>
    <style:style style:name="ce819" style:family="table-cell" style:parent-style-name="Default">
      <style:map style:condition="cell-content()&gt;=900" style:apply-style-name="Error" style:base-cell-address="'docker-log-2018-08-27'.F42"/>
      <style:map style:condition="cell-content()=MIN([.$B42:.$F42])" style:apply-style-name="Accent" style:base-cell-address="'docker-log-2018-08-27'.F42"/>
    </style:style>
    <style:style style:name="ce820" style:family="table-cell" style:parent-style-name="Default">
      <style:map style:condition="cell-content()&gt;=900" style:apply-style-name="Error" style:base-cell-address="'docker-log-2018-08-27'.F43"/>
      <style:map style:condition="cell-content()=MIN([.$B43:.$F43])" style:apply-style-name="Accent" style:base-cell-address="'docker-log-2018-08-27'.F43"/>
    </style:style>
    <style:style style:name="ce821" style:family="table-cell" style:parent-style-name="Default">
      <style:map style:condition="cell-content()&gt;=900" style:apply-style-name="Error" style:base-cell-address="'docker-log-2018-08-27'.F44"/>
      <style:map style:condition="cell-content()=MIN([.$B44:.$F44])" style:apply-style-name="Accent" style:base-cell-address="'docker-log-2018-08-27'.F44"/>
    </style:style>
    <style:style style:name="ce822" style:family="table-cell" style:parent-style-name="Default">
      <style:map style:condition="cell-content()&gt;=900" style:apply-style-name="Error" style:base-cell-address="'docker-log-2018-08-27'.F45"/>
      <style:map style:condition="cell-content()=MIN([.$B45:.$F45])" style:apply-style-name="Accent" style:base-cell-address="'docker-log-2018-08-27'.F45"/>
    </style:style>
    <style:style style:name="ce823" style:family="table-cell" style:parent-style-name="Default">
      <style:map style:condition="cell-content()&gt;=900" style:apply-style-name="Error" style:base-cell-address="'docker-log-2018-08-27'.F46"/>
      <style:map style:condition="cell-content()=MIN([.$B46:.$F46])" style:apply-style-name="Accent" style:base-cell-address="'docker-log-2018-08-27'.F46"/>
    </style:style>
    <style:style style:name="ce824" style:family="table-cell" style:parent-style-name="Default">
      <style:map style:condition="cell-content()&gt;=900" style:apply-style-name="Error" style:base-cell-address="'docker-log-2018-08-27'.F47"/>
      <style:map style:condition="cell-content()=MIN([.$B47:.$F47])" style:apply-style-name="Accent" style:base-cell-address="'docker-log-2018-08-27'.F47"/>
    </style:style>
    <style:style style:name="ce825" style:family="table-cell" style:parent-style-name="Default">
      <style:map style:condition="cell-content()&gt;=900" style:apply-style-name="Error" style:base-cell-address="'docker-log-2018-08-27'.F48"/>
      <style:map style:condition="cell-content()=MIN([.$B48:.$F48])" style:apply-style-name="Accent" style:base-cell-address="'docker-log-2018-08-27'.F48"/>
    </style:style>
    <style:style style:name="ce826" style:family="table-cell" style:parent-style-name="Default">
      <style:map style:condition="cell-content()&gt;=900" style:apply-style-name="Error" style:base-cell-address="'docker-log-2018-08-27'.F49"/>
      <style:map style:condition="cell-content()=MIN([.$B49:.$F49])" style:apply-style-name="Accent" style:base-cell-address="'docker-log-2018-08-27'.F49"/>
    </style:style>
    <style:style style:name="ce827" style:family="table-cell" style:parent-style-name="Default">
      <style:map style:condition="cell-content()&gt;=900" style:apply-style-name="Error" style:base-cell-address="'docker-log-2018-08-27'.F50"/>
      <style:map style:condition="cell-content()=MIN([.$B50:.$F50])" style:apply-style-name="Accent" style:base-cell-address="'docker-log-2018-08-27'.F50"/>
    </style:style>
    <style:style style:name="ce828" style:family="table-cell" style:parent-style-name="Default">
      <style:map style:condition="cell-content()&gt;=900" style:apply-style-name="Error" style:base-cell-address="'docker-log-2018-08-27'.F51"/>
      <style:map style:condition="cell-content()=MIN([.$B51:.$F51])" style:apply-style-name="Accent" style:base-cell-address="'docker-log-2018-08-27'.F51"/>
    </style:style>
    <style:style style:name="ce829" style:family="table-cell" style:parent-style-name="Default">
      <style:map style:condition="cell-content()&gt;=900" style:apply-style-name="Error" style:base-cell-address="'docker-log-2018-08-27'.F52"/>
      <style:map style:condition="cell-content()=MIN([.$B52:.$F52])" style:apply-style-name="Accent" style:base-cell-address="'docker-log-2018-08-27'.F52"/>
    </style:style>
    <style:style style:name="ce830" style:family="table-cell" style:parent-style-name="Default">
      <style:map style:condition="cell-content()&gt;=900" style:apply-style-name="Error" style:base-cell-address="'docker-log-2018-08-27'.F53"/>
      <style:map style:condition="cell-content()=MIN([.$B53:.$F53])" style:apply-style-name="Accent" style:base-cell-address="'docker-log-2018-08-27'.F53"/>
    </style:style>
    <style:style style:name="ce831" style:family="table-cell" style:parent-style-name="Default">
      <style:map style:condition="cell-content()&gt;=900" style:apply-style-name="Error" style:base-cell-address="'docker-log-2018-08-27'.F54"/>
      <style:map style:condition="cell-content()=MIN([.$B54:.$F54])" style:apply-style-name="Accent" style:base-cell-address="'docker-log-2018-08-27'.F54"/>
    </style:style>
    <style:style style:name="ce832" style:family="table-cell" style:parent-style-name="Default">
      <style:map style:condition="cell-content()&gt;=900" style:apply-style-name="Error" style:base-cell-address="'docker-log-2018-08-27'.F55"/>
      <style:map style:condition="cell-content()=MIN([.$B55:.$F55])" style:apply-style-name="Accent" style:base-cell-address="'docker-log-2018-08-27'.F55"/>
    </style:style>
    <style:style style:name="ce833" style:family="table-cell" style:parent-style-name="Default">
      <style:map style:condition="cell-content()&gt;=900" style:apply-style-name="Error" style:base-cell-address="'docker-log-2018-08-27'.F56"/>
      <style:map style:condition="cell-content()=MIN([.$B56:.$F56])" style:apply-style-name="Accent" style:base-cell-address="'docker-log-2018-08-27'.F56"/>
    </style:style>
    <style:style style:name="ce834" style:family="table-cell" style:parent-style-name="Default">
      <style:map style:condition="cell-content()&gt;=900" style:apply-style-name="Error" style:base-cell-address="'docker-log-2018-08-27'.F57"/>
      <style:map style:condition="cell-content()=MIN([.$B57:.$F57])" style:apply-style-name="Accent" style:base-cell-address="'docker-log-2018-08-27'.F57"/>
    </style:style>
    <style:style style:name="ce835" style:family="table-cell" style:parent-style-name="Default">
      <style:map style:condition="cell-content()&gt;=900" style:apply-style-name="Error" style:base-cell-address="'docker-log-2018-08-27'.F58"/>
      <style:map style:condition="cell-content()=MIN([.$B58:.$F58])" style:apply-style-name="Accent" style:base-cell-address="'docker-log-2018-08-27'.F58"/>
    </style:style>
    <style:style style:name="ce836" style:family="table-cell" style:parent-style-name="Default">
      <style:map style:condition="cell-content()&gt;=900" style:apply-style-name="Error" style:base-cell-address="'docker-log-2018-08-27'.F59"/>
      <style:map style:condition="cell-content()=MIN([.$B59:.$F59])" style:apply-style-name="Accent" style:base-cell-address="'docker-log-2018-08-27'.F59"/>
    </style:style>
    <style:style style:name="ce837" style:family="table-cell" style:parent-style-name="Default">
      <style:map style:condition="cell-content()&gt;=900" style:apply-style-name="Error" style:base-cell-address="'docker-log-2018-08-27'.F60"/>
      <style:map style:condition="cell-content()=MIN([.$B60:.$F60])" style:apply-style-name="Accent" style:base-cell-address="'docker-log-2018-08-27'.F60"/>
    </style:style>
    <style:style style:name="ce838" style:family="table-cell" style:parent-style-name="Default">
      <style:map style:condition="cell-content()&gt;=900" style:apply-style-name="Error" style:base-cell-address="'docker-log-2018-08-27'.F61"/>
      <style:map style:condition="cell-content()=MIN([.$B61:.$F61])" style:apply-style-name="Accent" style:base-cell-address="'docker-log-2018-08-27'.F61"/>
    </style:style>
    <style:style style:name="ce839" style:family="table-cell" style:parent-style-name="Default">
      <style:map style:condition="cell-content()&gt;=900" style:apply-style-name="Error" style:base-cell-address="'docker-log-2018-08-27'.F62"/>
      <style:map style:condition="cell-content()=MIN([.$B62:.$F62])" style:apply-style-name="Accent" style:base-cell-address="'docker-log-2018-08-27'.F62"/>
    </style:style>
    <style:style style:name="ce840" style:family="table-cell" style:parent-style-name="Default">
      <style:map style:condition="cell-content()&gt;=900" style:apply-style-name="Error" style:base-cell-address="'docker-log-2018-08-27'.F63"/>
      <style:map style:condition="cell-content()=MIN([.$B63:.$F63])" style:apply-style-name="Accent" style:base-cell-address="'docker-log-2018-08-27'.F63"/>
    </style:style>
    <style:style style:name="ce841" style:family="table-cell" style:parent-style-name="Default">
      <style:map style:condition="cell-content()&gt;=900" style:apply-style-name="Error" style:base-cell-address="'docker-log-2018-08-27'.F64"/>
      <style:map style:condition="cell-content()=MIN([.$B64:.$F64])" style:apply-style-name="Accent" style:base-cell-address="'docker-log-2018-08-27'.F64"/>
    </style:style>
    <style:style style:name="ce842" style:family="table-cell" style:parent-style-name="Default">
      <style:map style:condition="cell-content()&gt;=900" style:apply-style-name="Error" style:base-cell-address="'docker-log-2018-08-27'.F65"/>
      <style:map style:condition="cell-content()=MIN([.$B65:.$F65])" style:apply-style-name="Accent" style:base-cell-address="'docker-log-2018-08-27'.F65"/>
    </style:style>
    <style:style style:name="ce843" style:family="table-cell" style:parent-style-name="Default">
      <style:map style:condition="cell-content()&gt;=900" style:apply-style-name="Error" style:base-cell-address="'docker-log-2018-08-27'.F66"/>
      <style:map style:condition="cell-content()=MIN([.$B66:.$F66])" style:apply-style-name="Accent" style:base-cell-address="'docker-log-2018-08-27'.F66"/>
    </style:style>
    <style:style style:name="ce844" style:family="table-cell" style:parent-style-name="Default">
      <style:map style:condition="cell-content()&gt;=900" style:apply-style-name="Error" style:base-cell-address="'docker-log-2018-08-27'.F67"/>
      <style:map style:condition="cell-content()=MIN([.$B67:.$F67])" style:apply-style-name="Accent" style:base-cell-address="'docker-log-2018-08-27'.F67"/>
    </style:style>
    <style:style style:name="ce845" style:family="table-cell" style:parent-style-name="Default">
      <style:map style:condition="cell-content()&gt;=900" style:apply-style-name="Error" style:base-cell-address="'docker-log-2018-08-27'.F68"/>
      <style:map style:condition="cell-content()=MIN([.$B68:.$F68])" style:apply-style-name="Accent" style:base-cell-address="'docker-log-2018-08-27'.F68"/>
    </style:style>
    <style:style style:name="ce846" style:family="table-cell" style:parent-style-name="Default">
      <style:map style:condition="cell-content()&gt;=900" style:apply-style-name="Error" style:base-cell-address="'docker-log-2018-08-27'.F69"/>
      <style:map style:condition="cell-content()=MIN([.$B69:.$F69])" style:apply-style-name="Accent" style:base-cell-address="'docker-log-2018-08-27'.F69"/>
    </style:style>
    <style:style style:name="ce847" style:family="table-cell" style:parent-style-name="Default">
      <style:map style:condition="cell-content()&gt;=900" style:apply-style-name="Error" style:base-cell-address="'docker-log-2018-08-27'.F70"/>
      <style:map style:condition="cell-content()=MIN([.$B70:.$F70])" style:apply-style-name="Accent" style:base-cell-address="'docker-log-2018-08-27'.F70"/>
    </style:style>
    <style:style style:name="ce848" style:family="table-cell" style:parent-style-name="Default">
      <style:map style:condition="cell-content()&gt;=900" style:apply-style-name="Error" style:base-cell-address="'docker-log-2018-08-27'.F71"/>
      <style:map style:condition="cell-content()=MIN([.$B71:.$F71])" style:apply-style-name="Accent" style:base-cell-address="'docker-log-2018-08-27'.F71"/>
    </style:style>
    <style:style style:name="ce849" style:family="table-cell" style:parent-style-name="Default">
      <style:map style:condition="cell-content()&gt;=900" style:apply-style-name="Error" style:base-cell-address="'docker-log-2018-08-27'.F72"/>
      <style:map style:condition="cell-content()=MIN([.$B72:.$F72])" style:apply-style-name="Accent" style:base-cell-address="'docker-log-2018-08-27'.F72"/>
    </style:style>
    <style:style style:name="ce850" style:family="table-cell" style:parent-style-name="Default">
      <style:map style:condition="cell-content()&gt;=900" style:apply-style-name="Error" style:base-cell-address="'docker-log-2018-08-27'.F73"/>
      <style:map style:condition="cell-content()=MIN([.$B73:.$F73])" style:apply-style-name="Accent" style:base-cell-address="'docker-log-2018-08-27'.F73"/>
    </style:style>
    <style:style style:name="ce851" style:family="table-cell" style:parent-style-name="Default">
      <style:map style:condition="cell-content()&gt;=900" style:apply-style-name="Error" style:base-cell-address="'docker-log-2018-08-27'.F74"/>
      <style:map style:condition="cell-content()=MIN([.$B74:.$F74])" style:apply-style-name="Accent" style:base-cell-address="'docker-log-2018-08-27'.F74"/>
    </style:style>
    <style:style style:name="ce852" style:family="table-cell" style:parent-style-name="Default">
      <style:map style:condition="cell-content()&gt;=900" style:apply-style-name="Error" style:base-cell-address="'docker-log-2018-08-27'.F75"/>
      <style:map style:condition="cell-content()=MIN([.$B75:.$F75])" style:apply-style-name="Accent" style:base-cell-address="'docker-log-2018-08-27'.F75"/>
    </style:style>
    <style:style style:name="ce853" style:family="table-cell" style:parent-style-name="Default">
      <style:map style:condition="cell-content()&gt;=900" style:apply-style-name="Error" style:base-cell-address="'docker-log-2018-08-27'.F76"/>
      <style:map style:condition="cell-content()=MIN([.$B76:.$F76])" style:apply-style-name="Accent" style:base-cell-address="'docker-log-2018-08-27'.F76"/>
    </style:style>
    <style:style style:name="ce854" style:family="table-cell" style:parent-style-name="Default">
      <style:map style:condition="cell-content()&gt;=900" style:apply-style-name="Error" style:base-cell-address="'docker-log-2018-08-27'.F77"/>
      <style:map style:condition="cell-content()=MIN([.$B77:.$F77])" style:apply-style-name="Accent" style:base-cell-address="'docker-log-2018-08-27'.F77"/>
    </style:style>
    <style:style style:name="ce855" style:family="table-cell" style:parent-style-name="Default">
      <style:map style:condition="cell-content()&gt;=900" style:apply-style-name="Error" style:base-cell-address="'docker-log-2018-08-27'.F78"/>
      <style:map style:condition="cell-content()=MIN([.$B78:.$F78])" style:apply-style-name="Accent" style:base-cell-address="'docker-log-2018-08-27'.F78"/>
    </style:style>
    <style:style style:name="ce856" style:family="table-cell" style:parent-style-name="Default">
      <style:map style:condition="cell-content()&gt;=900" style:apply-style-name="Error" style:base-cell-address="'docker-log-2018-08-27'.F79"/>
      <style:map style:condition="cell-content()=MIN([.$B79:.$F79])" style:apply-style-name="Accent" style:base-cell-address="'docker-log-2018-08-27'.F79"/>
    </style:style>
    <style:style style:name="ce857" style:family="table-cell" style:parent-style-name="Default">
      <style:map style:condition="cell-content()&gt;=900" style:apply-style-name="Error" style:base-cell-address="'docker-log-2018-08-27'.F80"/>
      <style:map style:condition="cell-content()=MIN([.$B80:.$F80])" style:apply-style-name="Accent" style:base-cell-address="'docker-log-2018-08-27'.F80"/>
    </style:style>
    <style:style style:name="ce858" style:family="table-cell" style:parent-style-name="Default">
      <style:map style:condition="cell-content()&gt;=900" style:apply-style-name="Error" style:base-cell-address="'docker-log-2018-08-27'.F81"/>
      <style:map style:condition="cell-content()=MIN([.$B81:.$F81])" style:apply-style-name="Accent" style:base-cell-address="'docker-log-2018-08-27'.F81"/>
    </style:style>
    <style:style style:name="ce859" style:family="table-cell" style:parent-style-name="Default">
      <style:map style:condition="cell-content()&gt;=900" style:apply-style-name="Error" style:base-cell-address="'docker-log-2018-08-27'.F82"/>
      <style:map style:condition="cell-content()=MIN([.$B82:.$F82])" style:apply-style-name="Accent" style:base-cell-address="'docker-log-2018-08-27'.F82"/>
    </style:style>
    <style:style style:name="ce860" style:family="table-cell" style:parent-style-name="Default">
      <style:map style:condition="cell-content()&gt;=900" style:apply-style-name="Error" style:base-cell-address="'docker-log-2018-08-27'.F83"/>
      <style:map style:condition="cell-content()=MIN([.$B83:.$F83])" style:apply-style-name="Accent" style:base-cell-address="'docker-log-2018-08-27'.F83"/>
    </style:style>
    <style:style style:name="ce861" style:family="table-cell" style:parent-style-name="Default">
      <style:map style:condition="cell-content()&gt;=900" style:apply-style-name="Error" style:base-cell-address="'docker-log-2018-08-27'.F84"/>
      <style:map style:condition="cell-content()=MIN([.$B84:.$F84])" style:apply-style-name="Accent" style:base-cell-address="'docker-log-2018-08-27'.F84"/>
    </style:style>
    <style:style style:name="ce862" style:family="table-cell" style:parent-style-name="Default">
      <style:map style:condition="cell-content()&gt;=900" style:apply-style-name="Error" style:base-cell-address="'docker-log-2018-08-27'.F85"/>
      <style:map style:condition="cell-content()=MIN([.$B85:.$F85])" style:apply-style-name="Accent" style:base-cell-address="'docker-log-2018-08-27'.F85"/>
    </style:style>
    <style:style style:name="ce863" style:family="table-cell" style:parent-style-name="Default">
      <style:map style:condition="cell-content()&gt;=900" style:apply-style-name="Error" style:base-cell-address="'docker-log-2018-08-27'.F86"/>
      <style:map style:condition="cell-content()=MIN([.$B86:.$F86])" style:apply-style-name="Accent" style:base-cell-address="'docker-log-2018-08-27'.F86"/>
    </style:style>
    <style:style style:name="ce864" style:family="table-cell" style:parent-style-name="Default">
      <style:map style:condition="cell-content()&gt;=900" style:apply-style-name="Error" style:base-cell-address="'docker-log-2018-08-27'.F87"/>
      <style:map style:condition="cell-content()=MIN([.$B87:.$F87])" style:apply-style-name="Accent" style:base-cell-address="'docker-log-2018-08-27'.F87"/>
    </style:style>
    <style:style style:name="ce865" style:family="table-cell" style:parent-style-name="Default">
      <style:map style:condition="cell-content()&gt;=900" style:apply-style-name="Error" style:base-cell-address="'docker-log-2018-08-27'.F88"/>
      <style:map style:condition="cell-content()=MIN([.$B88:.$F88])" style:apply-style-name="Accent" style:base-cell-address="'docker-log-2018-08-27'.F88"/>
    </style:style>
    <style:style style:name="ce866" style:family="table-cell" style:parent-style-name="Default">
      <style:map style:condition="cell-content()&gt;=900" style:apply-style-name="Error" style:base-cell-address="'docker-log-2018-08-27'.F89"/>
      <style:map style:condition="cell-content()=MIN([.$B89:.$F89])" style:apply-style-name="Accent" style:base-cell-address="'docker-log-2018-08-27'.F89"/>
    </style:style>
    <style:style style:name="ce867" style:family="table-cell" style:parent-style-name="Default">
      <style:map style:condition="cell-content()&gt;=900" style:apply-style-name="Error" style:base-cell-address="'docker-log-2018-08-27'.F90"/>
      <style:map style:condition="cell-content()=MIN([.$B90:.$F90])" style:apply-style-name="Accent" style:base-cell-address="'docker-log-2018-08-27'.F90"/>
    </style:style>
    <style:style style:name="ce868" style:family="table-cell" style:parent-style-name="Default">
      <style:map style:condition="cell-content()&gt;=900" style:apply-style-name="Error" style:base-cell-address="'docker-log-2018-08-27'.F91"/>
      <style:map style:condition="cell-content()=MIN([.$B91:.$F91])" style:apply-style-name="Accent" style:base-cell-address="'docker-log-2018-08-27'.F91"/>
    </style:style>
    <style:style style:name="ce869" style:family="table-cell" style:parent-style-name="Default">
      <style:map style:condition="cell-content()&gt;=900" style:apply-style-name="Error" style:base-cell-address="'docker-log-2018-08-27'.F92"/>
      <style:map style:condition="cell-content()=MIN([.$B92:.$F92])" style:apply-style-name="Accent" style:base-cell-address="'docker-log-2018-08-27'.F92"/>
    </style:style>
    <style:style style:name="ce870" style:family="table-cell" style:parent-style-name="Default">
      <style:map style:condition="cell-content()&gt;=900" style:apply-style-name="Error" style:base-cell-address="'docker-log-2018-08-27'.F93"/>
      <style:map style:condition="cell-content()=MIN([.$B93:.$F93])" style:apply-style-name="Accent" style:base-cell-address="'docker-log-2018-08-27'.F93"/>
    </style:style>
    <style:style style:name="ce871" style:family="table-cell" style:parent-style-name="Default">
      <style:map style:condition="cell-content()&gt;=900" style:apply-style-name="Error" style:base-cell-address="'docker-log-2018-08-27'.F94"/>
      <style:map style:condition="cell-content()=MIN([.$B94:.$F94])" style:apply-style-name="Accent" style:base-cell-address="'docker-log-2018-08-27'.F94"/>
    </style:style>
    <style:style style:name="ce872" style:family="table-cell" style:parent-style-name="Default">
      <style:map style:condition="cell-content()&gt;=900" style:apply-style-name="Error" style:base-cell-address="'docker-log-2018-08-27'.F95"/>
      <style:map style:condition="cell-content()=MIN([.$B95:.$F95])" style:apply-style-name="Accent" style:base-cell-address="'docker-log-2018-08-27'.F95"/>
    </style:style>
    <style:style style:name="ce873" style:family="table-cell" style:parent-style-name="Default">
      <style:map style:condition="cell-content()&gt;=900" style:apply-style-name="Error" style:base-cell-address="'docker-log-2018-08-27'.F96"/>
      <style:map style:condition="cell-content()=MIN([.$B96:.$F96])" style:apply-style-name="Accent" style:base-cell-address="'docker-log-2018-08-27'.F96"/>
    </style:style>
    <style:style style:name="ce874" style:family="table-cell" style:parent-style-name="Default">
      <style:map style:condition="cell-content()&gt;=900" style:apply-style-name="Error" style:base-cell-address="'docker-log-2018-08-27'.F97"/>
      <style:map style:condition="cell-content()=MIN([.$B97:.$F97])" style:apply-style-name="Accent" style:base-cell-address="'docker-log-2018-08-27'.F97"/>
    </style:style>
    <style:style style:name="ce875" style:family="table-cell" style:parent-style-name="Default">
      <style:map style:condition="cell-content()&gt;=900" style:apply-style-name="Error" style:base-cell-address="'docker-log-2018-08-27'.F98"/>
      <style:map style:condition="cell-content()=MIN([.$B98:.$F98])" style:apply-style-name="Accent" style:base-cell-address="'docker-log-2018-08-27'.F98"/>
    </style:style>
    <style:style style:name="ce876" style:family="table-cell" style:parent-style-name="Default">
      <style:map style:condition="cell-content()&gt;=900" style:apply-style-name="Error" style:base-cell-address="'docker-log-2018-08-27'.F99"/>
      <style:map style:condition="cell-content()=MIN([.$B99:.$F99])" style:apply-style-name="Accent" style:base-cell-address="'docker-log-2018-08-27'.F99"/>
    </style:style>
    <style:style style:name="ce877" style:family="table-cell" style:parent-style-name="Default">
      <style:map style:condition="cell-content()&gt;=900" style:apply-style-name="Error" style:base-cell-address="'docker-log-2018-08-27'.F100"/>
      <style:map style:condition="cell-content()=MIN([.$B100:.$F100])" style:apply-style-name="Accent" style:base-cell-address="'docker-log-2018-08-27'.F100"/>
    </style:style>
    <style:style style:name="ce878" style:family="table-cell" style:parent-style-name="Default">
      <style:map style:condition="cell-content()&gt;=900" style:apply-style-name="Error" style:base-cell-address="'docker-log-2018-08-27'.F101"/>
      <style:map style:condition="cell-content()=MIN([.$B101:.$F101])" style:apply-style-name="Accent" style:base-cell-address="'docker-log-2018-08-27'.F101"/>
    </style:style>
    <style:style style:name="ce879" style:family="table-cell" style:parent-style-name="Default">
      <style:map style:condition="cell-content()&gt;=900" style:apply-style-name="Error" style:base-cell-address="'docker-log-2018-08-27'.F102"/>
      <style:map style:condition="cell-content()=MIN([.$B102:.$F102])" style:apply-style-name="Accent" style:base-cell-address="'docker-log-2018-08-27'.F102"/>
    </style:style>
    <style:style style:name="ce880" style:family="table-cell" style:parent-style-name="Default">
      <style:map style:condition="cell-content()&gt;=900" style:apply-style-name="Error" style:base-cell-address="'docker-log-2018-08-27'.F103"/>
      <style:map style:condition="cell-content()=MIN([.$B103:.$F103])" style:apply-style-name="Accent" style:base-cell-address="'docker-log-2018-08-27'.F103"/>
    </style:style>
    <style:style style:name="ce881" style:family="table-cell" style:parent-style-name="Default">
      <style:map style:condition="cell-content()&gt;=900" style:apply-style-name="Error" style:base-cell-address="'docker-log-2018-08-27'.F104"/>
      <style:map style:condition="cell-content()=MIN([.$B104:.$F104])" style:apply-style-name="Accent" style:base-cell-address="'docker-log-2018-08-27'.F104"/>
    </style:style>
    <style:style style:name="ce882" style:family="table-cell" style:parent-style-name="Default">
      <style:map style:condition="cell-content()&gt;=900" style:apply-style-name="Error" style:base-cell-address="'docker-log-2018-08-27'.F105"/>
      <style:map style:condition="cell-content()=MIN([.$B105:.$F105])" style:apply-style-name="Accent" style:base-cell-address="'docker-log-2018-08-27'.F105"/>
    </style:style>
    <style:style style:name="ce883" style:family="table-cell" style:parent-style-name="Default">
      <style:map style:condition="cell-content()&gt;=900" style:apply-style-name="Error" style:base-cell-address="'docker-log-2018-08-27'.F106"/>
      <style:map style:condition="cell-content()=MIN([.$B106:.$F106])" style:apply-style-name="Accent" style:base-cell-address="'docker-log-2018-08-27'.F106"/>
    </style:style>
    <style:style style:name="ce884" style:family="table-cell" style:parent-style-name="Default">
      <style:map style:condition="cell-content()&gt;=900" style:apply-style-name="Error" style:base-cell-address="'docker-log-2018-08-27'.F107"/>
      <style:map style:condition="cell-content()=MIN([.$B107:.$F107])" style:apply-style-name="Accent" style:base-cell-address="'docker-log-2018-08-27'.F107"/>
    </style:style>
    <style:style style:name="ce885" style:family="table-cell" style:parent-style-name="Default">
      <style:map style:condition="cell-content()&gt;=900" style:apply-style-name="Error" style:base-cell-address="'docker-log-2018-08-27'.F108"/>
      <style:map style:condition="cell-content()=MIN([.$B108:.$F108])" style:apply-style-name="Accent" style:base-cell-address="'docker-log-2018-08-27'.F108"/>
    </style:style>
    <style:style style:name="ce886" style:family="table-cell" style:parent-style-name="Default">
      <style:map style:condition="cell-content()&gt;=900" style:apply-style-name="Error" style:base-cell-address="'docker-log-2018-08-27'.F109"/>
      <style:map style:condition="cell-content()=MIN([.$B109:.$F109])" style:apply-style-name="Accent" style:base-cell-address="'docker-log-2018-08-27'.F109"/>
    </style:style>
    <style:style style:name="ce887" style:family="table-cell" style:parent-style-name="Default">
      <style:map style:condition="cell-content()&gt;=900" style:apply-style-name="Error" style:base-cell-address="'docker-log-2018-08-27'.F110"/>
      <style:map style:condition="cell-content()=MIN([.$B110:.$F110])" style:apply-style-name="Accent" style:base-cell-address="'docker-log-2018-08-27'.F110"/>
    </style:style>
    <style:style style:name="ce888" style:family="table-cell" style:parent-style-name="Default">
      <style:map style:condition="cell-content()&gt;=900" style:apply-style-name="Error" style:base-cell-address="'docker-log-2018-08-27'.F111"/>
      <style:map style:condition="cell-content()=MIN([.$B111:.$F111])" style:apply-style-name="Accent" style:base-cell-address="'docker-log-2018-08-27'.F111"/>
    </style:style>
    <style:style style:name="ce889" style:family="table-cell" style:parent-style-name="Default">
      <style:map style:condition="cell-content()&gt;=900" style:apply-style-name="Error" style:base-cell-address="'docker-log-2018-08-27'.F112"/>
      <style:map style:condition="cell-content()=MIN([.$B112:.$F112])" style:apply-style-name="Accent" style:base-cell-address="'docker-log-2018-08-27'.F112"/>
    </style:style>
    <style:style style:name="ce890" style:family="table-cell" style:parent-style-name="Default">
      <style:map style:condition="cell-content()&gt;=900" style:apply-style-name="Error" style:base-cell-address="'docker-log-2018-08-27'.F113"/>
      <style:map style:condition="cell-content()=MIN([.$B113:.$F113])" style:apply-style-name="Accent" style:base-cell-address="'docker-log-2018-08-27'.F113"/>
    </style:style>
    <style:style style:name="ce891" style:family="table-cell" style:parent-style-name="Default">
      <style:map style:condition="cell-content()&gt;=900" style:apply-style-name="Error" style:base-cell-address="'docker-log-2018-08-27'.F114"/>
      <style:map style:condition="cell-content()=MIN([.$B114:.$F114])" style:apply-style-name="Accent" style:base-cell-address="'docker-log-2018-08-27'.F114"/>
    </style:style>
    <style:style style:name="ce892" style:family="table-cell" style:parent-style-name="Default">
      <style:map style:condition="cell-content()&gt;=900" style:apply-style-name="Error" style:base-cell-address="'docker-log-2018-08-27'.G3"/>
      <style:map style:condition="cell-content()=MIN([.$B3:.$F3])" style:apply-style-name="Accent" style:base-cell-address="'docker-log-2018-08-27'.G3"/>
    </style:style>
    <style:style style:name="ce893" style:family="table-cell" style:parent-style-name="Default">
      <style:map style:condition="cell-content()&gt;=900" style:apply-style-name="Error" style:base-cell-address="'docker-log-2018-08-27'.G4"/>
      <style:map style:condition="cell-content()=MIN([.$B4:.$F4])" style:apply-style-name="Accent" style:base-cell-address="'docker-log-2018-08-27'.G4"/>
    </style:style>
    <style:style style:name="ce894" style:family="table-cell" style:parent-style-name="Default">
      <style:map style:condition="cell-content()&gt;=900" style:apply-style-name="Error" style:base-cell-address="'docker-log-2018-08-27'.G5"/>
      <style:map style:condition="cell-content()=MIN([.$B5:.$F5])" style:apply-style-name="Accent" style:base-cell-address="'docker-log-2018-08-27'.G5"/>
    </style:style>
    <style:style style:name="ce895" style:family="table-cell" style:parent-style-name="Default">
      <style:map style:condition="cell-content()&gt;=900" style:apply-style-name="Error" style:base-cell-address="'docker-log-2018-08-27'.G6"/>
      <style:map style:condition="cell-content()=MIN([.$B6:.$F6])" style:apply-style-name="Accent" style:base-cell-address="'docker-log-2018-08-27'.G6"/>
    </style:style>
    <style:style style:name="ce896" style:family="table-cell" style:parent-style-name="Default">
      <style:map style:condition="cell-content()&gt;=900" style:apply-style-name="Error" style:base-cell-address="'docker-log-2018-08-27'.G7"/>
      <style:map style:condition="cell-content()=MIN([.$B7:.$F7])" style:apply-style-name="Accent" style:base-cell-address="'docker-log-2018-08-27'.G7"/>
    </style:style>
    <style:style style:name="ce897" style:family="table-cell" style:parent-style-name="Default">
      <style:map style:condition="cell-content()&gt;=900" style:apply-style-name="Error" style:base-cell-address="'docker-log-2018-08-27'.G8"/>
      <style:map style:condition="cell-content()=MIN([.$B8:.$F8])" style:apply-style-name="Accent" style:base-cell-address="'docker-log-2018-08-27'.G8"/>
    </style:style>
    <style:style style:name="ce898" style:family="table-cell" style:parent-style-name="Default">
      <style:map style:condition="cell-content()&gt;=900" style:apply-style-name="Error" style:base-cell-address="'docker-log-2018-08-27'.G9"/>
      <style:map style:condition="cell-content()=MIN([.$B9:.$F9])" style:apply-style-name="Accent" style:base-cell-address="'docker-log-2018-08-27'.G9"/>
    </style:style>
    <style:style style:name="ce899" style:family="table-cell" style:parent-style-name="Default">
      <style:map style:condition="cell-content()&gt;=900" style:apply-style-name="Error" style:base-cell-address="'docker-log-2018-08-27'.G10"/>
      <style:map style:condition="cell-content()=MIN([.$B10:.$F10])" style:apply-style-name="Accent" style:base-cell-address="'docker-log-2018-08-27'.G10"/>
    </style:style>
    <style:style style:name="ce900" style:family="table-cell" style:parent-style-name="Default">
      <style:map style:condition="cell-content()&gt;=900" style:apply-style-name="Error" style:base-cell-address="'docker-log-2018-08-27'.G11"/>
      <style:map style:condition="cell-content()=MIN([.$B11:.$F11])" style:apply-style-name="Accent" style:base-cell-address="'docker-log-2018-08-27'.G11"/>
    </style:style>
    <style:style style:name="ce901" style:family="table-cell" style:parent-style-name="Default">
      <style:map style:condition="cell-content()&gt;=900" style:apply-style-name="Error" style:base-cell-address="'docker-log-2018-08-27'.G12"/>
      <style:map style:condition="cell-content()=MIN([.$B12:.$F12])" style:apply-style-name="Accent" style:base-cell-address="'docker-log-2018-08-27'.G12"/>
    </style:style>
    <style:style style:name="ce902" style:family="table-cell" style:parent-style-name="Default">
      <style:map style:condition="cell-content()&gt;=900" style:apply-style-name="Error" style:base-cell-address="'docker-log-2018-08-27'.G13"/>
      <style:map style:condition="cell-content()=MIN([.$B13:.$F13])" style:apply-style-name="Accent" style:base-cell-address="'docker-log-2018-08-27'.G13"/>
    </style:style>
    <style:style style:name="ce903" style:family="table-cell" style:parent-style-name="Default">
      <style:map style:condition="cell-content()&gt;=900" style:apply-style-name="Error" style:base-cell-address="'docker-log-2018-08-27'.G14"/>
      <style:map style:condition="cell-content()=MIN([.$B14:.$F14])" style:apply-style-name="Accent" style:base-cell-address="'docker-log-2018-08-27'.G14"/>
    </style:style>
    <style:style style:name="ce904" style:family="table-cell" style:parent-style-name="Default">
      <style:map style:condition="cell-content()&gt;=900" style:apply-style-name="Error" style:base-cell-address="'docker-log-2018-08-27'.G15"/>
      <style:map style:condition="cell-content()=MIN([.$B15:.$F15])" style:apply-style-name="Accent" style:base-cell-address="'docker-log-2018-08-27'.G15"/>
    </style:style>
    <style:style style:name="ce905" style:family="table-cell" style:parent-style-name="Default">
      <style:map style:condition="cell-content()&gt;=900" style:apply-style-name="Error" style:base-cell-address="'docker-log-2018-08-27'.G16"/>
      <style:map style:condition="cell-content()=MIN([.$B16:.$F16])" style:apply-style-name="Accent" style:base-cell-address="'docker-log-2018-08-27'.G16"/>
    </style:style>
    <style:style style:name="ce906" style:family="table-cell" style:parent-style-name="Default">
      <style:map style:condition="cell-content()&gt;=900" style:apply-style-name="Error" style:base-cell-address="'docker-log-2018-08-27'.G17"/>
      <style:map style:condition="cell-content()=MIN([.$B17:.$F17])" style:apply-style-name="Accent" style:base-cell-address="'docker-log-2018-08-27'.G17"/>
    </style:style>
    <style:style style:name="ce907" style:family="table-cell" style:parent-style-name="Default">
      <style:map style:condition="cell-content()&gt;=900" style:apply-style-name="Error" style:base-cell-address="'docker-log-2018-08-27'.G18"/>
      <style:map style:condition="cell-content()=MIN([.$B18:.$F18])" style:apply-style-name="Accent" style:base-cell-address="'docker-log-2018-08-27'.G18"/>
    </style:style>
    <style:style style:name="ce908" style:family="table-cell" style:parent-style-name="Default">
      <style:map style:condition="cell-content()&gt;=900" style:apply-style-name="Error" style:base-cell-address="'docker-log-2018-08-27'.G19"/>
      <style:map style:condition="cell-content()=MIN([.$B19:.$F19])" style:apply-style-name="Accent" style:base-cell-address="'docker-log-2018-08-27'.G19"/>
    </style:style>
    <style:style style:name="ce909" style:family="table-cell" style:parent-style-name="Default">
      <style:map style:condition="cell-content()&gt;=900" style:apply-style-name="Error" style:base-cell-address="'docker-log-2018-08-27'.G20"/>
      <style:map style:condition="cell-content()=MIN([.$B20:.$F20])" style:apply-style-name="Accent" style:base-cell-address="'docker-log-2018-08-27'.G20"/>
    </style:style>
    <style:style style:name="ce910" style:family="table-cell" style:parent-style-name="Default">
      <style:map style:condition="cell-content()&gt;=900" style:apply-style-name="Error" style:base-cell-address="'docker-log-2018-08-27'.G21"/>
      <style:map style:condition="cell-content()=MIN([.$B21:.$F21])" style:apply-style-name="Accent" style:base-cell-address="'docker-log-2018-08-27'.G21"/>
    </style:style>
    <style:style style:name="ce911" style:family="table-cell" style:parent-style-name="Default">
      <style:map style:condition="cell-content()&gt;=900" style:apply-style-name="Error" style:base-cell-address="'docker-log-2018-08-27'.G22"/>
      <style:map style:condition="cell-content()=MIN([.$B22:.$F22])" style:apply-style-name="Accent" style:base-cell-address="'docker-log-2018-08-27'.G22"/>
    </style:style>
    <style:style style:name="ce912" style:family="table-cell" style:parent-style-name="Default">
      <style:map style:condition="cell-content()&gt;=900" style:apply-style-name="Error" style:base-cell-address="'docker-log-2018-08-27'.G23"/>
      <style:map style:condition="cell-content()=MIN([.$B23:.$F23])" style:apply-style-name="Accent" style:base-cell-address="'docker-log-2018-08-27'.G23"/>
    </style:style>
    <style:style style:name="ce913" style:family="table-cell" style:parent-style-name="Default">
      <style:map style:condition="cell-content()&gt;=900" style:apply-style-name="Error" style:base-cell-address="'docker-log-2018-08-27'.G24"/>
      <style:map style:condition="cell-content()=MIN([.$B24:.$F24])" style:apply-style-name="Accent" style:base-cell-address="'docker-log-2018-08-27'.G24"/>
    </style:style>
    <style:style style:name="ce914" style:family="table-cell" style:parent-style-name="Default">
      <style:map style:condition="cell-content()&gt;=900" style:apply-style-name="Error" style:base-cell-address="'docker-log-2018-08-27'.G25"/>
      <style:map style:condition="cell-content()=MIN([.$B25:.$F25])" style:apply-style-name="Accent" style:base-cell-address="'docker-log-2018-08-27'.G25"/>
    </style:style>
    <style:style style:name="ce915" style:family="table-cell" style:parent-style-name="Default">
      <style:map style:condition="cell-content()&gt;=900" style:apply-style-name="Error" style:base-cell-address="'docker-log-2018-08-27'.G26"/>
      <style:map style:condition="cell-content()=MIN([.$B26:.$F26])" style:apply-style-name="Accent" style:base-cell-address="'docker-log-2018-08-27'.G26"/>
    </style:style>
    <style:style style:name="ce916" style:family="table-cell" style:parent-style-name="Default">
      <style:map style:condition="cell-content()&gt;=900" style:apply-style-name="Error" style:base-cell-address="'docker-log-2018-08-27'.G27"/>
      <style:map style:condition="cell-content()=MIN([.$B27:.$F27])" style:apply-style-name="Accent" style:base-cell-address="'docker-log-2018-08-27'.G27"/>
    </style:style>
    <style:style style:name="ce917" style:family="table-cell" style:parent-style-name="Default">
      <style:map style:condition="cell-content()&gt;=900" style:apply-style-name="Error" style:base-cell-address="'docker-log-2018-08-27'.G28"/>
      <style:map style:condition="cell-content()=MIN([.$B28:.$F28])" style:apply-style-name="Accent" style:base-cell-address="'docker-log-2018-08-27'.G28"/>
    </style:style>
    <style:style style:name="ce918" style:family="table-cell" style:parent-style-name="Default">
      <style:map style:condition="cell-content()&gt;=900" style:apply-style-name="Error" style:base-cell-address="'docker-log-2018-08-27'.G29"/>
      <style:map style:condition="cell-content()=MIN([.$B29:.$F29])" style:apply-style-name="Accent" style:base-cell-address="'docker-log-2018-08-27'.G29"/>
    </style:style>
    <style:style style:name="ce919" style:family="table-cell" style:parent-style-name="Default">
      <style:map style:condition="cell-content()&gt;=900" style:apply-style-name="Error" style:base-cell-address="'docker-log-2018-08-27'.G30"/>
      <style:map style:condition="cell-content()=MIN([.$B30:.$F30])" style:apply-style-name="Accent" style:base-cell-address="'docker-log-2018-08-27'.G30"/>
    </style:style>
    <style:style style:name="ce920" style:family="table-cell" style:parent-style-name="Default">
      <style:map style:condition="cell-content()&gt;=900" style:apply-style-name="Error" style:base-cell-address="'docker-log-2018-08-27'.G31"/>
      <style:map style:condition="cell-content()=MIN([.$B31:.$F31])" style:apply-style-name="Accent" style:base-cell-address="'docker-log-2018-08-27'.G31"/>
    </style:style>
    <style:style style:name="ce921" style:family="table-cell" style:parent-style-name="Default">
      <style:map style:condition="cell-content()&gt;=900" style:apply-style-name="Error" style:base-cell-address="'docker-log-2018-08-27'.G32"/>
      <style:map style:condition="cell-content()=MIN([.$B32:.$F32])" style:apply-style-name="Accent" style:base-cell-address="'docker-log-2018-08-27'.G32"/>
    </style:style>
    <style:style style:name="ce922" style:family="table-cell" style:parent-style-name="Default">
      <style:map style:condition="cell-content()&gt;=900" style:apply-style-name="Error" style:base-cell-address="'docker-log-2018-08-27'.G33"/>
      <style:map style:condition="cell-content()=MIN([.$B33:.$F33])" style:apply-style-name="Accent" style:base-cell-address="'docker-log-2018-08-27'.G33"/>
    </style:style>
    <style:style style:name="ce923" style:family="table-cell" style:parent-style-name="Default">
      <style:map style:condition="cell-content()&gt;=900" style:apply-style-name="Error" style:base-cell-address="'docker-log-2018-08-27'.G34"/>
      <style:map style:condition="cell-content()=MIN([.$B34:.$F34])" style:apply-style-name="Accent" style:base-cell-address="'docker-log-2018-08-27'.G34"/>
    </style:style>
    <style:style style:name="ce924" style:family="table-cell" style:parent-style-name="Default">
      <style:map style:condition="cell-content()&gt;=900" style:apply-style-name="Error" style:base-cell-address="'docker-log-2018-08-27'.G35"/>
      <style:map style:condition="cell-content()=MIN([.$B35:.$F35])" style:apply-style-name="Accent" style:base-cell-address="'docker-log-2018-08-27'.G35"/>
    </style:style>
    <style:style style:name="ce925" style:family="table-cell" style:parent-style-name="Default">
      <style:map style:condition="cell-content()&gt;=900" style:apply-style-name="Error" style:base-cell-address="'docker-log-2018-08-27'.G36"/>
      <style:map style:condition="cell-content()=MIN([.$B36:.$F36])" style:apply-style-name="Accent" style:base-cell-address="'docker-log-2018-08-27'.G36"/>
    </style:style>
    <style:style style:name="ce926" style:family="table-cell" style:parent-style-name="Default">
      <style:map style:condition="cell-content()&gt;=900" style:apply-style-name="Error" style:base-cell-address="'docker-log-2018-08-27'.G37"/>
      <style:map style:condition="cell-content()=MIN([.$B37:.$F37])" style:apply-style-name="Accent" style:base-cell-address="'docker-log-2018-08-27'.G37"/>
    </style:style>
    <style:style style:name="ce927" style:family="table-cell" style:parent-style-name="Default">
      <style:map style:condition="cell-content()&gt;=900" style:apply-style-name="Error" style:base-cell-address="'docker-log-2018-08-27'.G38"/>
      <style:map style:condition="cell-content()=MIN([.$B38:.$F38])" style:apply-style-name="Accent" style:base-cell-address="'docker-log-2018-08-27'.G38"/>
    </style:style>
    <style:style style:name="ce928" style:family="table-cell" style:parent-style-name="Default">
      <style:map style:condition="cell-content()&gt;=900" style:apply-style-name="Error" style:base-cell-address="'docker-log-2018-08-27'.G39"/>
      <style:map style:condition="cell-content()=MIN([.$B39:.$F39])" style:apply-style-name="Accent" style:base-cell-address="'docker-log-2018-08-27'.G39"/>
    </style:style>
    <style:style style:name="ce929" style:family="table-cell" style:parent-style-name="Default">
      <style:map style:condition="cell-content()&gt;=900" style:apply-style-name="Error" style:base-cell-address="'docker-log-2018-08-27'.G40"/>
      <style:map style:condition="cell-content()=MIN([.$B40:.$F40])" style:apply-style-name="Accent" style:base-cell-address="'docker-log-2018-08-27'.G40"/>
    </style:style>
    <style:style style:name="ce930" style:family="table-cell" style:parent-style-name="Default">
      <style:map style:condition="cell-content()&gt;=900" style:apply-style-name="Error" style:base-cell-address="'docker-log-2018-08-27'.G41"/>
      <style:map style:condition="cell-content()=MIN([.$B41:.$F41])" style:apply-style-name="Accent" style:base-cell-address="'docker-log-2018-08-27'.G41"/>
    </style:style>
    <style:style style:name="ce931" style:family="table-cell" style:parent-style-name="Default">
      <style:map style:condition="cell-content()&gt;=900" style:apply-style-name="Error" style:base-cell-address="'docker-log-2018-08-27'.G42"/>
      <style:map style:condition="cell-content()=MIN([.$B42:.$F42])" style:apply-style-name="Accent" style:base-cell-address="'docker-log-2018-08-27'.G42"/>
    </style:style>
    <style:style style:name="ce932" style:family="table-cell" style:parent-style-name="Default">
      <style:map style:condition="cell-content()&gt;=900" style:apply-style-name="Error" style:base-cell-address="'docker-log-2018-08-27'.G43"/>
      <style:map style:condition="cell-content()=MIN([.$B43:.$F43])" style:apply-style-name="Accent" style:base-cell-address="'docker-log-2018-08-27'.G43"/>
    </style:style>
    <style:style style:name="ce933" style:family="table-cell" style:parent-style-name="Default">
      <style:map style:condition="cell-content()&gt;=900" style:apply-style-name="Error" style:base-cell-address="'docker-log-2018-08-27'.G44"/>
      <style:map style:condition="cell-content()=MIN([.$B44:.$F44])" style:apply-style-name="Accent" style:base-cell-address="'docker-log-2018-08-27'.G44"/>
    </style:style>
    <style:style style:name="ce934" style:family="table-cell" style:parent-style-name="Default">
      <style:map style:condition="cell-content()&gt;=900" style:apply-style-name="Error" style:base-cell-address="'docker-log-2018-08-27'.G45"/>
      <style:map style:condition="cell-content()=MIN([.$B45:.$F45])" style:apply-style-name="Accent" style:base-cell-address="'docker-log-2018-08-27'.G45"/>
    </style:style>
    <style:style style:name="ce935" style:family="table-cell" style:parent-style-name="Default">
      <style:map style:condition="cell-content()&gt;=900" style:apply-style-name="Error" style:base-cell-address="'docker-log-2018-08-27'.G46"/>
      <style:map style:condition="cell-content()=MIN([.$B46:.$F46])" style:apply-style-name="Accent" style:base-cell-address="'docker-log-2018-08-27'.G46"/>
    </style:style>
    <style:style style:name="ce936" style:family="table-cell" style:parent-style-name="Default">
      <style:map style:condition="cell-content()&gt;=900" style:apply-style-name="Error" style:base-cell-address="'docker-log-2018-08-27'.G47"/>
      <style:map style:condition="cell-content()=MIN([.$B47:.$F47])" style:apply-style-name="Accent" style:base-cell-address="'docker-log-2018-08-27'.G47"/>
    </style:style>
    <style:style style:name="ce937" style:family="table-cell" style:parent-style-name="Default">
      <style:map style:condition="cell-content()&gt;=900" style:apply-style-name="Error" style:base-cell-address="'docker-log-2018-08-27'.G48"/>
      <style:map style:condition="cell-content()=MIN([.$B48:.$F48])" style:apply-style-name="Accent" style:base-cell-address="'docker-log-2018-08-27'.G48"/>
    </style:style>
    <style:style style:name="ce938" style:family="table-cell" style:parent-style-name="Default">
      <style:map style:condition="cell-content()&gt;=900" style:apply-style-name="Error" style:base-cell-address="'docker-log-2018-08-27'.G49"/>
      <style:map style:condition="cell-content()=MIN([.$B49:.$F49])" style:apply-style-name="Accent" style:base-cell-address="'docker-log-2018-08-27'.G49"/>
    </style:style>
    <style:style style:name="ce939" style:family="table-cell" style:parent-style-name="Default">
      <style:map style:condition="cell-content()&gt;=900" style:apply-style-name="Error" style:base-cell-address="'docker-log-2018-08-27'.G50"/>
      <style:map style:condition="cell-content()=MIN([.$B50:.$F50])" style:apply-style-name="Accent" style:base-cell-address="'docker-log-2018-08-27'.G50"/>
    </style:style>
    <style:style style:name="ce940" style:family="table-cell" style:parent-style-name="Default">
      <style:map style:condition="cell-content()&gt;=900" style:apply-style-name="Error" style:base-cell-address="'docker-log-2018-08-27'.G51"/>
      <style:map style:condition="cell-content()=MIN([.$B51:.$F51])" style:apply-style-name="Accent" style:base-cell-address="'docker-log-2018-08-27'.G51"/>
    </style:style>
    <style:style style:name="ce941" style:family="table-cell" style:parent-style-name="Default">
      <style:map style:condition="cell-content()&gt;=900" style:apply-style-name="Error" style:base-cell-address="'docker-log-2018-08-27'.G52"/>
      <style:map style:condition="cell-content()=MIN([.$B52:.$F52])" style:apply-style-name="Accent" style:base-cell-address="'docker-log-2018-08-27'.G52"/>
    </style:style>
    <style:style style:name="ce942" style:family="table-cell" style:parent-style-name="Default">
      <style:map style:condition="cell-content()&gt;=900" style:apply-style-name="Error" style:base-cell-address="'docker-log-2018-08-27'.G53"/>
      <style:map style:condition="cell-content()=MIN([.$B53:.$F53])" style:apply-style-name="Accent" style:base-cell-address="'docker-log-2018-08-27'.G53"/>
    </style:style>
    <style:style style:name="ce943" style:family="table-cell" style:parent-style-name="Default">
      <style:map style:condition="cell-content()&gt;=900" style:apply-style-name="Error" style:base-cell-address="'docker-log-2018-08-27'.G54"/>
      <style:map style:condition="cell-content()=MIN([.$B54:.$F54])" style:apply-style-name="Accent" style:base-cell-address="'docker-log-2018-08-27'.G54"/>
    </style:style>
    <style:style style:name="ce944" style:family="table-cell" style:parent-style-name="Default">
      <style:map style:condition="cell-content()&gt;=900" style:apply-style-name="Error" style:base-cell-address="'docker-log-2018-08-27'.G55"/>
      <style:map style:condition="cell-content()=MIN([.$B55:.$F55])" style:apply-style-name="Accent" style:base-cell-address="'docker-log-2018-08-27'.G55"/>
    </style:style>
    <style:style style:name="ce945" style:family="table-cell" style:parent-style-name="Default">
      <style:map style:condition="cell-content()&gt;=900" style:apply-style-name="Error" style:base-cell-address="'docker-log-2018-08-27'.G56"/>
      <style:map style:condition="cell-content()=MIN([.$B56:.$F56])" style:apply-style-name="Accent" style:base-cell-address="'docker-log-2018-08-27'.G56"/>
    </style:style>
    <style:style style:name="ce946" style:family="table-cell" style:parent-style-name="Default">
      <style:map style:condition="cell-content()&gt;=900" style:apply-style-name="Error" style:base-cell-address="'docker-log-2018-08-27'.G57"/>
      <style:map style:condition="cell-content()=MIN([.$B57:.$F57])" style:apply-style-name="Accent" style:base-cell-address="'docker-log-2018-08-27'.G57"/>
    </style:style>
    <style:style style:name="ce947" style:family="table-cell" style:parent-style-name="Default">
      <style:map style:condition="cell-content()&gt;=900" style:apply-style-name="Error" style:base-cell-address="'docker-log-2018-08-27'.G58"/>
      <style:map style:condition="cell-content()=MIN([.$B58:.$F58])" style:apply-style-name="Accent" style:base-cell-address="'docker-log-2018-08-27'.G58"/>
    </style:style>
    <style:style style:name="ce948" style:family="table-cell" style:parent-style-name="Default">
      <style:map style:condition="cell-content()&gt;=900" style:apply-style-name="Error" style:base-cell-address="'docker-log-2018-08-27'.G59"/>
      <style:map style:condition="cell-content()=MIN([.$B59:.$F59])" style:apply-style-name="Accent" style:base-cell-address="'docker-log-2018-08-27'.G59"/>
    </style:style>
    <style:style style:name="ce949" style:family="table-cell" style:parent-style-name="Default">
      <style:map style:condition="cell-content()&gt;=900" style:apply-style-name="Error" style:base-cell-address="'docker-log-2018-08-27'.G60"/>
      <style:map style:condition="cell-content()=MIN([.$B60:.$F60])" style:apply-style-name="Accent" style:base-cell-address="'docker-log-2018-08-27'.G60"/>
    </style:style>
    <style:style style:name="ce950" style:family="table-cell" style:parent-style-name="Default">
      <style:map style:condition="cell-content()&gt;=900" style:apply-style-name="Error" style:base-cell-address="'docker-log-2018-08-27'.G61"/>
      <style:map style:condition="cell-content()=MIN([.$B61:.$F61])" style:apply-style-name="Accent" style:base-cell-address="'docker-log-2018-08-27'.G61"/>
    </style:style>
    <style:style style:name="ce951" style:family="table-cell" style:parent-style-name="Default">
      <style:map style:condition="cell-content()&gt;=900" style:apply-style-name="Error" style:base-cell-address="'docker-log-2018-08-27'.G62"/>
      <style:map style:condition="cell-content()=MIN([.$B62:.$F62])" style:apply-style-name="Accent" style:base-cell-address="'docker-log-2018-08-27'.G62"/>
    </style:style>
    <style:style style:name="ce952" style:family="table-cell" style:parent-style-name="Default">
      <style:map style:condition="cell-content()&gt;=900" style:apply-style-name="Error" style:base-cell-address="'docker-log-2018-08-27'.G63"/>
      <style:map style:condition="cell-content()=MIN([.$B63:.$F63])" style:apply-style-name="Accent" style:base-cell-address="'docker-log-2018-08-27'.G63"/>
    </style:style>
    <style:style style:name="ce953" style:family="table-cell" style:parent-style-name="Default">
      <style:map style:condition="cell-content()&gt;=900" style:apply-style-name="Error" style:base-cell-address="'docker-log-2018-08-27'.G64"/>
      <style:map style:condition="cell-content()=MIN([.$B64:.$F64])" style:apply-style-name="Accent" style:base-cell-address="'docker-log-2018-08-27'.G64"/>
    </style:style>
    <style:style style:name="ce954" style:family="table-cell" style:parent-style-name="Default">
      <style:map style:condition="cell-content()&gt;=900" style:apply-style-name="Error" style:base-cell-address="'docker-log-2018-08-27'.G65"/>
      <style:map style:condition="cell-content()=MIN([.$B65:.$F65])" style:apply-style-name="Accent" style:base-cell-address="'docker-log-2018-08-27'.G65"/>
    </style:style>
    <style:style style:name="ce955" style:family="table-cell" style:parent-style-name="Default">
      <style:map style:condition="cell-content()&gt;=900" style:apply-style-name="Error" style:base-cell-address="'docker-log-2018-08-27'.G66"/>
      <style:map style:condition="cell-content()=MIN([.$B66:.$F66])" style:apply-style-name="Accent" style:base-cell-address="'docker-log-2018-08-27'.G66"/>
    </style:style>
    <style:style style:name="ce956" style:family="table-cell" style:parent-style-name="Default">
      <style:map style:condition="cell-content()&gt;=900" style:apply-style-name="Error" style:base-cell-address="'docker-log-2018-08-27'.G67"/>
      <style:map style:condition="cell-content()=MIN([.$B67:.$F67])" style:apply-style-name="Accent" style:base-cell-address="'docker-log-2018-08-27'.G67"/>
    </style:style>
    <style:style style:name="ce957" style:family="table-cell" style:parent-style-name="Default">
      <style:map style:condition="cell-content()&gt;=900" style:apply-style-name="Error" style:base-cell-address="'docker-log-2018-08-27'.G68"/>
      <style:map style:condition="cell-content()=MIN([.$B68:.$F68])" style:apply-style-name="Accent" style:base-cell-address="'docker-log-2018-08-27'.G68"/>
    </style:style>
    <style:style style:name="ce958" style:family="table-cell" style:parent-style-name="Default">
      <style:map style:condition="cell-content()&gt;=900" style:apply-style-name="Error" style:base-cell-address="'docker-log-2018-08-27'.G69"/>
      <style:map style:condition="cell-content()=MIN([.$B69:.$F69])" style:apply-style-name="Accent" style:base-cell-address="'docker-log-2018-08-27'.G69"/>
    </style:style>
    <style:style style:name="ce959" style:family="table-cell" style:parent-style-name="Default">
      <style:map style:condition="cell-content()&gt;=900" style:apply-style-name="Error" style:base-cell-address="'docker-log-2018-08-27'.G70"/>
      <style:map style:condition="cell-content()=MIN([.$B70:.$F70])" style:apply-style-name="Accent" style:base-cell-address="'docker-log-2018-08-27'.G70"/>
    </style:style>
    <style:style style:name="ce960" style:family="table-cell" style:parent-style-name="Default">
      <style:map style:condition="cell-content()&gt;=900" style:apply-style-name="Error" style:base-cell-address="'docker-log-2018-08-27'.G71"/>
      <style:map style:condition="cell-content()=MIN([.$B71:.$F71])" style:apply-style-name="Accent" style:base-cell-address="'docker-log-2018-08-27'.G71"/>
    </style:style>
    <style:style style:name="ce961" style:family="table-cell" style:parent-style-name="Default">
      <style:map style:condition="cell-content()&gt;=900" style:apply-style-name="Error" style:base-cell-address="'docker-log-2018-08-27'.G72"/>
      <style:map style:condition="cell-content()=MIN([.$B72:.$F72])" style:apply-style-name="Accent" style:base-cell-address="'docker-log-2018-08-27'.G72"/>
    </style:style>
    <style:style style:name="ce962" style:family="table-cell" style:parent-style-name="Default">
      <style:map style:condition="cell-content()&gt;=900" style:apply-style-name="Error" style:base-cell-address="'docker-log-2018-08-27'.G73"/>
      <style:map style:condition="cell-content()=MIN([.$B73:.$F73])" style:apply-style-name="Accent" style:base-cell-address="'docker-log-2018-08-27'.G73"/>
    </style:style>
    <style:style style:name="ce963" style:family="table-cell" style:parent-style-name="Default">
      <style:map style:condition="cell-content()&gt;=900" style:apply-style-name="Error" style:base-cell-address="'docker-log-2018-08-27'.G74"/>
      <style:map style:condition="cell-content()=MIN([.$B74:.$F74])" style:apply-style-name="Accent" style:base-cell-address="'docker-log-2018-08-27'.G74"/>
    </style:style>
    <style:style style:name="ce964" style:family="table-cell" style:parent-style-name="Default">
      <style:map style:condition="cell-content()&gt;=900" style:apply-style-name="Error" style:base-cell-address="'docker-log-2018-08-27'.G75"/>
      <style:map style:condition="cell-content()=MIN([.$B75:.$F75])" style:apply-style-name="Accent" style:base-cell-address="'docker-log-2018-08-27'.G75"/>
    </style:style>
    <style:style style:name="ce965" style:family="table-cell" style:parent-style-name="Default">
      <style:map style:condition="cell-content()&gt;=900" style:apply-style-name="Error" style:base-cell-address="'docker-log-2018-08-27'.G76"/>
      <style:map style:condition="cell-content()=MIN([.$B76:.$F76])" style:apply-style-name="Accent" style:base-cell-address="'docker-log-2018-08-27'.G76"/>
    </style:style>
    <style:style style:name="ce966" style:family="table-cell" style:parent-style-name="Default">
      <style:map style:condition="cell-content()&gt;=900" style:apply-style-name="Error" style:base-cell-address="'docker-log-2018-08-27'.G77"/>
      <style:map style:condition="cell-content()=MIN([.$B77:.$F77])" style:apply-style-name="Accent" style:base-cell-address="'docker-log-2018-08-27'.G77"/>
    </style:style>
    <style:style style:name="ce967" style:family="table-cell" style:parent-style-name="Default">
      <style:map style:condition="cell-content()&gt;=900" style:apply-style-name="Error" style:base-cell-address="'docker-log-2018-08-27'.G78"/>
      <style:map style:condition="cell-content()=MIN([.$B78:.$F78])" style:apply-style-name="Accent" style:base-cell-address="'docker-log-2018-08-27'.G78"/>
    </style:style>
    <style:style style:name="ce968" style:family="table-cell" style:parent-style-name="Default">
      <style:map style:condition="cell-content()&gt;=900" style:apply-style-name="Error" style:base-cell-address="'docker-log-2018-08-27'.G79"/>
      <style:map style:condition="cell-content()=MIN([.$B79:.$F79])" style:apply-style-name="Accent" style:base-cell-address="'docker-log-2018-08-27'.G79"/>
    </style:style>
    <style:style style:name="ce969" style:family="table-cell" style:parent-style-name="Default">
      <style:map style:condition="cell-content()&gt;=900" style:apply-style-name="Error" style:base-cell-address="'docker-log-2018-08-27'.G80"/>
      <style:map style:condition="cell-content()=MIN([.$B80:.$F80])" style:apply-style-name="Accent" style:base-cell-address="'docker-log-2018-08-27'.G80"/>
    </style:style>
    <style:style style:name="ce970" style:family="table-cell" style:parent-style-name="Default">
      <style:map style:condition="cell-content()&gt;=900" style:apply-style-name="Error" style:base-cell-address="'docker-log-2018-08-27'.G81"/>
      <style:map style:condition="cell-content()=MIN([.$B81:.$F81])" style:apply-style-name="Accent" style:base-cell-address="'docker-log-2018-08-27'.G81"/>
    </style:style>
    <style:style style:name="ce971" style:family="table-cell" style:parent-style-name="Default">
      <style:map style:condition="cell-content()&gt;=900" style:apply-style-name="Error" style:base-cell-address="'docker-log-2018-08-27'.G82"/>
      <style:map style:condition="cell-content()=MIN([.$B82:.$F82])" style:apply-style-name="Accent" style:base-cell-address="'docker-log-2018-08-27'.G82"/>
    </style:style>
    <style:style style:name="ce972" style:family="table-cell" style:parent-style-name="Default">
      <style:map style:condition="cell-content()&gt;=900" style:apply-style-name="Error" style:base-cell-address="'docker-log-2018-08-27'.G83"/>
      <style:map style:condition="cell-content()=MIN([.$B83:.$F83])" style:apply-style-name="Accent" style:base-cell-address="'docker-log-2018-08-27'.G83"/>
    </style:style>
    <style:style style:name="ce973" style:family="table-cell" style:parent-style-name="Default">
      <style:map style:condition="cell-content()&gt;=900" style:apply-style-name="Error" style:base-cell-address="'docker-log-2018-08-27'.G84"/>
      <style:map style:condition="cell-content()=MIN([.$B84:.$F84])" style:apply-style-name="Accent" style:base-cell-address="'docker-log-2018-08-27'.G84"/>
    </style:style>
    <style:style style:name="ce974" style:family="table-cell" style:parent-style-name="Default">
      <style:map style:condition="cell-content()&gt;=900" style:apply-style-name="Error" style:base-cell-address="'docker-log-2018-08-27'.G85"/>
      <style:map style:condition="cell-content()=MIN([.$B85:.$F85])" style:apply-style-name="Accent" style:base-cell-address="'docker-log-2018-08-27'.G85"/>
    </style:style>
    <style:style style:name="ce975" style:family="table-cell" style:parent-style-name="Default">
      <style:map style:condition="cell-content()&gt;=900" style:apply-style-name="Error" style:base-cell-address="'docker-log-2018-08-27'.G86"/>
      <style:map style:condition="cell-content()=MIN([.$B86:.$F86])" style:apply-style-name="Accent" style:base-cell-address="'docker-log-2018-08-27'.G86"/>
    </style:style>
    <style:style style:name="ce976" style:family="table-cell" style:parent-style-name="Default">
      <style:map style:condition="cell-content()&gt;=900" style:apply-style-name="Error" style:base-cell-address="'docker-log-2018-08-27'.G87"/>
      <style:map style:condition="cell-content()=MIN([.$B87:.$F87])" style:apply-style-name="Accent" style:base-cell-address="'docker-log-2018-08-27'.G87"/>
    </style:style>
    <style:style style:name="ce977" style:family="table-cell" style:parent-style-name="Default">
      <style:map style:condition="cell-content()&gt;=900" style:apply-style-name="Error" style:base-cell-address="'docker-log-2018-08-27'.G88"/>
      <style:map style:condition="cell-content()=MIN([.$B88:.$F88])" style:apply-style-name="Accent" style:base-cell-address="'docker-log-2018-08-27'.G88"/>
    </style:style>
    <style:style style:name="ce978" style:family="table-cell" style:parent-style-name="Default">
      <style:map style:condition="cell-content()&gt;=900" style:apply-style-name="Error" style:base-cell-address="'docker-log-2018-08-27'.G89"/>
      <style:map style:condition="cell-content()=MIN([.$B89:.$F89])" style:apply-style-name="Accent" style:base-cell-address="'docker-log-2018-08-27'.G89"/>
    </style:style>
    <style:style style:name="ce979" style:family="table-cell" style:parent-style-name="Default">
      <style:map style:condition="cell-content()&gt;=900" style:apply-style-name="Error" style:base-cell-address="'docker-log-2018-08-27'.G90"/>
      <style:map style:condition="cell-content()=MIN([.$B90:.$F90])" style:apply-style-name="Accent" style:base-cell-address="'docker-log-2018-08-27'.G90"/>
    </style:style>
    <style:style style:name="ce980" style:family="table-cell" style:parent-style-name="Default">
      <style:map style:condition="cell-content()&gt;=900" style:apply-style-name="Error" style:base-cell-address="'docker-log-2018-08-27'.G91"/>
      <style:map style:condition="cell-content()=MIN([.$B91:.$F91])" style:apply-style-name="Accent" style:base-cell-address="'docker-log-2018-08-27'.G91"/>
    </style:style>
    <style:style style:name="ce981" style:family="table-cell" style:parent-style-name="Default">
      <style:map style:condition="cell-content()&gt;=900" style:apply-style-name="Error" style:base-cell-address="'docker-log-2018-08-27'.G92"/>
      <style:map style:condition="cell-content()=MIN([.$B92:.$F92])" style:apply-style-name="Accent" style:base-cell-address="'docker-log-2018-08-27'.G92"/>
    </style:style>
    <style:style style:name="ce982" style:family="table-cell" style:parent-style-name="Default">
      <style:map style:condition="cell-content()&gt;=900" style:apply-style-name="Error" style:base-cell-address="'docker-log-2018-08-27'.G93"/>
      <style:map style:condition="cell-content()=MIN([.$B93:.$F93])" style:apply-style-name="Accent" style:base-cell-address="'docker-log-2018-08-27'.G93"/>
    </style:style>
    <style:style style:name="ce983" style:family="table-cell" style:parent-style-name="Default">
      <style:map style:condition="cell-content()&gt;=900" style:apply-style-name="Error" style:base-cell-address="'docker-log-2018-08-27'.G94"/>
      <style:map style:condition="cell-content()=MIN([.$B94:.$F94])" style:apply-style-name="Accent" style:base-cell-address="'docker-log-2018-08-27'.G94"/>
    </style:style>
    <style:style style:name="ce984" style:family="table-cell" style:parent-style-name="Default">
      <style:map style:condition="cell-content()&gt;=900" style:apply-style-name="Error" style:base-cell-address="'docker-log-2018-08-27'.G95"/>
      <style:map style:condition="cell-content()=MIN([.$B95:.$F95])" style:apply-style-name="Accent" style:base-cell-address="'docker-log-2018-08-27'.G95"/>
    </style:style>
    <style:style style:name="ce985" style:family="table-cell" style:parent-style-name="Default">
      <style:map style:condition="cell-content()&gt;=900" style:apply-style-name="Error" style:base-cell-address="'docker-log-2018-08-27'.G96"/>
      <style:map style:condition="cell-content()=MIN([.$B96:.$F96])" style:apply-style-name="Accent" style:base-cell-address="'docker-log-2018-08-27'.G96"/>
    </style:style>
    <style:style style:name="ce986" style:family="table-cell" style:parent-style-name="Default">
      <style:map style:condition="cell-content()&gt;=900" style:apply-style-name="Error" style:base-cell-address="'docker-log-2018-08-27'.G97"/>
      <style:map style:condition="cell-content()=MIN([.$B97:.$F97])" style:apply-style-name="Accent" style:base-cell-address="'docker-log-2018-08-27'.G97"/>
    </style:style>
    <style:style style:name="ce987" style:family="table-cell" style:parent-style-name="Default">
      <style:map style:condition="cell-content()&gt;=900" style:apply-style-name="Error" style:base-cell-address="'docker-log-2018-08-27'.G98"/>
      <style:map style:condition="cell-content()=MIN([.$B98:.$F98])" style:apply-style-name="Accent" style:base-cell-address="'docker-log-2018-08-27'.G98"/>
    </style:style>
    <style:style style:name="ce988" style:family="table-cell" style:parent-style-name="Default">
      <style:map style:condition="cell-content()&gt;=900" style:apply-style-name="Error" style:base-cell-address="'docker-log-2018-08-27'.G99"/>
      <style:map style:condition="cell-content()=MIN([.$B99:.$F99])" style:apply-style-name="Accent" style:base-cell-address="'docker-log-2018-08-27'.G99"/>
    </style:style>
    <style:style style:name="ce989" style:family="table-cell" style:parent-style-name="Default">
      <style:map style:condition="cell-content()&gt;=900" style:apply-style-name="Error" style:base-cell-address="'docker-log-2018-08-27'.G100"/>
      <style:map style:condition="cell-content()=MIN([.$B100:.$F100])" style:apply-style-name="Accent" style:base-cell-address="'docker-log-2018-08-27'.G100"/>
    </style:style>
    <style:style style:name="ce990" style:family="table-cell" style:parent-style-name="Default">
      <style:map style:condition="cell-content()&gt;=900" style:apply-style-name="Error" style:base-cell-address="'docker-log-2018-08-27'.G101"/>
      <style:map style:condition="cell-content()=MIN([.$B101:.$F101])" style:apply-style-name="Accent" style:base-cell-address="'docker-log-2018-08-27'.G101"/>
    </style:style>
    <style:style style:name="ce991" style:family="table-cell" style:parent-style-name="Default">
      <style:map style:condition="cell-content()&gt;=900" style:apply-style-name="Error" style:base-cell-address="'docker-log-2018-08-27'.G102"/>
      <style:map style:condition="cell-content()=MIN([.$B102:.$F102])" style:apply-style-name="Accent" style:base-cell-address="'docker-log-2018-08-27'.G102"/>
    </style:style>
    <style:style style:name="ce992" style:family="table-cell" style:parent-style-name="Default">
      <style:map style:condition="cell-content()&gt;=900" style:apply-style-name="Error" style:base-cell-address="'docker-log-2018-08-27'.G103"/>
      <style:map style:condition="cell-content()=MIN([.$B103:.$F103])" style:apply-style-name="Accent" style:base-cell-address="'docker-log-2018-08-27'.G103"/>
    </style:style>
    <style:style style:name="ce993" style:family="table-cell" style:parent-style-name="Default">
      <style:map style:condition="cell-content()&gt;=900" style:apply-style-name="Error" style:base-cell-address="'docker-log-2018-08-27'.G104"/>
      <style:map style:condition="cell-content()=MIN([.$B104:.$F104])" style:apply-style-name="Accent" style:base-cell-address="'docker-log-2018-08-27'.G104"/>
    </style:style>
    <style:style style:name="ce994" style:family="table-cell" style:parent-style-name="Default">
      <style:map style:condition="cell-content()&gt;=900" style:apply-style-name="Error" style:base-cell-address="'docker-log-2018-08-27'.G105"/>
      <style:map style:condition="cell-content()=MIN([.$B105:.$F105])" style:apply-style-name="Accent" style:base-cell-address="'docker-log-2018-08-27'.G105"/>
    </style:style>
    <style:style style:name="ce995" style:family="table-cell" style:parent-style-name="Default">
      <style:map style:condition="cell-content()&gt;=900" style:apply-style-name="Error" style:base-cell-address="'docker-log-2018-08-27'.G106"/>
      <style:map style:condition="cell-content()=MIN([.$B106:.$F106])" style:apply-style-name="Accent" style:base-cell-address="'docker-log-2018-08-27'.G106"/>
    </style:style>
    <style:style style:name="ce996" style:family="table-cell" style:parent-style-name="Default">
      <style:map style:condition="cell-content()&gt;=900" style:apply-style-name="Error" style:base-cell-address="'docker-log-2018-08-27'.G107"/>
      <style:map style:condition="cell-content()=MIN([.$B107:.$F107])" style:apply-style-name="Accent" style:base-cell-address="'docker-log-2018-08-27'.G107"/>
    </style:style>
    <style:style style:name="ce997" style:family="table-cell" style:parent-style-name="Default">
      <style:map style:condition="cell-content()&gt;=900" style:apply-style-name="Error" style:base-cell-address="'docker-log-2018-08-27'.G108"/>
      <style:map style:condition="cell-content()=MIN([.$B108:.$F108])" style:apply-style-name="Accent" style:base-cell-address="'docker-log-2018-08-27'.G108"/>
    </style:style>
    <style:style style:name="ce998" style:family="table-cell" style:parent-style-name="Default">
      <style:map style:condition="cell-content()&gt;=900" style:apply-style-name="Error" style:base-cell-address="'docker-log-2018-08-27'.G109"/>
      <style:map style:condition="cell-content()=MIN([.$B109:.$F109])" style:apply-style-name="Accent" style:base-cell-address="'docker-log-2018-08-27'.G109"/>
    </style:style>
    <style:style style:name="ce999" style:family="table-cell" style:parent-style-name="Default">
      <style:map style:condition="cell-content()&gt;=900" style:apply-style-name="Error" style:base-cell-address="'docker-log-2018-08-27'.G110"/>
      <style:map style:condition="cell-content()=MIN([.$B110:.$F110])" style:apply-style-name="Accent" style:base-cell-address="'docker-log-2018-08-27'.G110"/>
    </style:style>
    <style:style style:name="ce1000" style:family="table-cell" style:parent-style-name="Default">
      <style:map style:condition="cell-content()&gt;=900" style:apply-style-name="Error" style:base-cell-address="'docker-log-2018-08-27'.G111"/>
      <style:map style:condition="cell-content()=MIN([.$B111:.$F111])" style:apply-style-name="Accent" style:base-cell-address="'docker-log-2018-08-27'.G111"/>
    </style:style>
    <style:style style:name="ce1001" style:family="table-cell" style:parent-style-name="Default">
      <style:map style:condition="cell-content()&gt;=900" style:apply-style-name="Error" style:base-cell-address="'docker-log-2018-08-27'.G112"/>
      <style:map style:condition="cell-content()=MIN([.$B112:.$F112])" style:apply-style-name="Accent" style:base-cell-address="'docker-log-2018-08-27'.G112"/>
    </style:style>
    <style:style style:name="ce1002" style:family="table-cell" style:parent-style-name="Default">
      <style:map style:condition="cell-content()&gt;=900" style:apply-style-name="Error" style:base-cell-address="'docker-log-2018-08-27'.G113"/>
      <style:map style:condition="cell-content()=MIN([.$B113:.$F113])" style:apply-style-name="Accent" style:base-cell-address="'docker-log-2018-08-27'.G113"/>
    </style:style>
    <style:style style:name="ce1003" style:family="table-cell" style:parent-style-name="Default">
      <style:map style:condition="cell-content()&gt;=900" style:apply-style-name="Error" style:base-cell-address="'docker-log-2018-08-27'.G4"/>
      <style:map style:condition="cell-content()=MIN([.$B4:.$F4])" style:apply-style-name="Accent" style:base-cell-address="'docker-log-2018-08-27'.G4"/>
    </style:style>
    <style:style style:name="ce1004" style:family="table-cell" style:parent-style-name="Default">
      <style:map style:condition="cell-content()&gt;=900" style:apply-style-name="Error" style:base-cell-address="'docker-log-2018-08-27'.G5"/>
      <style:map style:condition="cell-content()=MIN([.$B5:.$F5])" style:apply-style-name="Accent" style:base-cell-address="'docker-log-2018-08-27'.G5"/>
    </style:style>
    <style:style style:name="ce1005" style:family="table-cell" style:parent-style-name="Default">
      <style:map style:condition="cell-content()&gt;=900" style:apply-style-name="Error" style:base-cell-address="'docker-log-2018-08-27'.G6"/>
      <style:map style:condition="cell-content()=MIN([.$B6:.$F6])" style:apply-style-name="Accent" style:base-cell-address="'docker-log-2018-08-27'.G6"/>
    </style:style>
    <style:style style:name="ce1006" style:family="table-cell" style:parent-style-name="Default">
      <style:map style:condition="cell-content()&gt;=900" style:apply-style-name="Error" style:base-cell-address="'docker-log-2018-08-27'.G7"/>
      <style:map style:condition="cell-content()=MIN([.$B7:.$F7])" style:apply-style-name="Accent" style:base-cell-address="'docker-log-2018-08-27'.G7"/>
    </style:style>
    <style:style style:name="ce1007" style:family="table-cell" style:parent-style-name="Default">
      <style:map style:condition="cell-content()&gt;=900" style:apply-style-name="Error" style:base-cell-address="'docker-log-2018-08-27'.G8"/>
      <style:map style:condition="cell-content()=MIN([.$B8:.$F8])" style:apply-style-name="Accent" style:base-cell-address="'docker-log-2018-08-27'.G8"/>
    </style:style>
    <style:style style:name="ce1008" style:family="table-cell" style:parent-style-name="Default">
      <style:map style:condition="cell-content()&gt;=900" style:apply-style-name="Error" style:base-cell-address="'docker-log-2018-08-27'.G9"/>
      <style:map style:condition="cell-content()=MIN([.$B9:.$F9])" style:apply-style-name="Accent" style:base-cell-address="'docker-log-2018-08-27'.G9"/>
    </style:style>
    <style:style style:name="ce1009" style:family="table-cell" style:parent-style-name="Default">
      <style:map style:condition="cell-content()&gt;=900" style:apply-style-name="Error" style:base-cell-address="'docker-log-2018-08-27'.G10"/>
      <style:map style:condition="cell-content()=MIN([.$B10:.$F10])" style:apply-style-name="Accent" style:base-cell-address="'docker-log-2018-08-27'.G10"/>
    </style:style>
    <style:style style:name="ce1010" style:family="table-cell" style:parent-style-name="Default">
      <style:map style:condition="cell-content()&gt;=900" style:apply-style-name="Error" style:base-cell-address="'docker-log-2018-08-27'.G11"/>
      <style:map style:condition="cell-content()=MIN([.$B11:.$F11])" style:apply-style-name="Accent" style:base-cell-address="'docker-log-2018-08-27'.G11"/>
    </style:style>
    <style:style style:name="ce1011" style:family="table-cell" style:parent-style-name="Default">
      <style:map style:condition="cell-content()&gt;=900" style:apply-style-name="Error" style:base-cell-address="'docker-log-2018-08-27'.G12"/>
      <style:map style:condition="cell-content()=MIN([.$B12:.$F12])" style:apply-style-name="Accent" style:base-cell-address="'docker-log-2018-08-27'.G12"/>
    </style:style>
    <style:style style:name="ce1012" style:family="table-cell" style:parent-style-name="Default">
      <style:map style:condition="cell-content()&gt;=900" style:apply-style-name="Error" style:base-cell-address="'docker-log-2018-08-27'.G13"/>
      <style:map style:condition="cell-content()=MIN([.$B13:.$F13])" style:apply-style-name="Accent" style:base-cell-address="'docker-log-2018-08-27'.G13"/>
    </style:style>
    <style:style style:name="ce1013" style:family="table-cell" style:parent-style-name="Default">
      <style:map style:condition="cell-content()&gt;=900" style:apply-style-name="Error" style:base-cell-address="'docker-log-2018-08-27'.G14"/>
      <style:map style:condition="cell-content()=MIN([.$B14:.$F14])" style:apply-style-name="Accent" style:base-cell-address="'docker-log-2018-08-27'.G14"/>
    </style:style>
    <style:style style:name="ce1014" style:family="table-cell" style:parent-style-name="Default">
      <style:map style:condition="cell-content()&gt;=900" style:apply-style-name="Error" style:base-cell-address="'docker-log-2018-08-27'.G15"/>
      <style:map style:condition="cell-content()=MIN([.$B15:.$F15])" style:apply-style-name="Accent" style:base-cell-address="'docker-log-2018-08-27'.G15"/>
    </style:style>
    <style:style style:name="ce1015" style:family="table-cell" style:parent-style-name="Default">
      <style:map style:condition="cell-content()&gt;=900" style:apply-style-name="Error" style:base-cell-address="'docker-log-2018-08-27'.G16"/>
      <style:map style:condition="cell-content()=MIN([.$B16:.$F16])" style:apply-style-name="Accent" style:base-cell-address="'docker-log-2018-08-27'.G16"/>
    </style:style>
    <style:style style:name="ce1016" style:family="table-cell" style:parent-style-name="Default">
      <style:map style:condition="cell-content()&gt;=900" style:apply-style-name="Error" style:base-cell-address="'docker-log-2018-08-27'.G17"/>
      <style:map style:condition="cell-content()=MIN([.$B17:.$F17])" style:apply-style-name="Accent" style:base-cell-address="'docker-log-2018-08-27'.G17"/>
    </style:style>
    <style:style style:name="ce1017" style:family="table-cell" style:parent-style-name="Default">
      <style:map style:condition="cell-content()&gt;=900" style:apply-style-name="Error" style:base-cell-address="'docker-log-2018-08-27'.G18"/>
      <style:map style:condition="cell-content()=MIN([.$B18:.$F18])" style:apply-style-name="Accent" style:base-cell-address="'docker-log-2018-08-27'.G18"/>
    </style:style>
    <style:style style:name="ce1018" style:family="table-cell" style:parent-style-name="Default">
      <style:map style:condition="cell-content()&gt;=900" style:apply-style-name="Error" style:base-cell-address="'docker-log-2018-08-27'.G19"/>
      <style:map style:condition="cell-content()=MIN([.$B19:.$F19])" style:apply-style-name="Accent" style:base-cell-address="'docker-log-2018-08-27'.G19"/>
    </style:style>
    <style:style style:name="ce1019" style:family="table-cell" style:parent-style-name="Default">
      <style:map style:condition="cell-content()&gt;=900" style:apply-style-name="Error" style:base-cell-address="'docker-log-2018-08-27'.G20"/>
      <style:map style:condition="cell-content()=MIN([.$B20:.$F20])" style:apply-style-name="Accent" style:base-cell-address="'docker-log-2018-08-27'.G20"/>
    </style:style>
    <style:style style:name="ce1020" style:family="table-cell" style:parent-style-name="Default">
      <style:map style:condition="cell-content()&gt;=900" style:apply-style-name="Error" style:base-cell-address="'docker-log-2018-08-27'.G21"/>
      <style:map style:condition="cell-content()=MIN([.$B21:.$F21])" style:apply-style-name="Accent" style:base-cell-address="'docker-log-2018-08-27'.G21"/>
    </style:style>
    <style:style style:name="ce1021" style:family="table-cell" style:parent-style-name="Default">
      <style:map style:condition="cell-content()&gt;=900" style:apply-style-name="Error" style:base-cell-address="'docker-log-2018-08-27'.G22"/>
      <style:map style:condition="cell-content()=MIN([.$B22:.$F22])" style:apply-style-name="Accent" style:base-cell-address="'docker-log-2018-08-27'.G22"/>
    </style:style>
    <style:style style:name="ce1022" style:family="table-cell" style:parent-style-name="Default">
      <style:map style:condition="cell-content()&gt;=900" style:apply-style-name="Error" style:base-cell-address="'docker-log-2018-08-27'.G23"/>
      <style:map style:condition="cell-content()=MIN([.$B23:.$F23])" style:apply-style-name="Accent" style:base-cell-address="'docker-log-2018-08-27'.G23"/>
    </style:style>
    <style:style style:name="ce1023" style:family="table-cell" style:parent-style-name="Default">
      <style:map style:condition="cell-content()&gt;=900" style:apply-style-name="Error" style:base-cell-address="'docker-log-2018-08-27'.G24"/>
      <style:map style:condition="cell-content()=MIN([.$B24:.$F24])" style:apply-style-name="Accent" style:base-cell-address="'docker-log-2018-08-27'.G24"/>
    </style:style>
    <style:style style:name="ce1024" style:family="table-cell" style:parent-style-name="Default">
      <style:map style:condition="cell-content()&gt;=900" style:apply-style-name="Error" style:base-cell-address="'docker-log-2018-08-27'.G25"/>
      <style:map style:condition="cell-content()=MIN([.$B25:.$F25])" style:apply-style-name="Accent" style:base-cell-address="'docker-log-2018-08-27'.G25"/>
    </style:style>
    <style:style style:name="ce1025" style:family="table-cell" style:parent-style-name="Default">
      <style:map style:condition="cell-content()&gt;=900" style:apply-style-name="Error" style:base-cell-address="'docker-log-2018-08-27'.G26"/>
      <style:map style:condition="cell-content()=MIN([.$B26:.$F26])" style:apply-style-name="Accent" style:base-cell-address="'docker-log-2018-08-27'.G26"/>
    </style:style>
    <style:style style:name="ce1026" style:family="table-cell" style:parent-style-name="Default">
      <style:map style:condition="cell-content()&gt;=900" style:apply-style-name="Error" style:base-cell-address="'docker-log-2018-08-27'.G27"/>
      <style:map style:condition="cell-content()=MIN([.$B27:.$F27])" style:apply-style-name="Accent" style:base-cell-address="'docker-log-2018-08-27'.G27"/>
    </style:style>
    <style:style style:name="ce1027" style:family="table-cell" style:parent-style-name="Default">
      <style:map style:condition="cell-content()&gt;=900" style:apply-style-name="Error" style:base-cell-address="'docker-log-2018-08-27'.G28"/>
      <style:map style:condition="cell-content()=MIN([.$B28:.$F28])" style:apply-style-name="Accent" style:base-cell-address="'docker-log-2018-08-27'.G28"/>
    </style:style>
    <style:style style:name="ce1028" style:family="table-cell" style:parent-style-name="Default">
      <style:map style:condition="cell-content()&gt;=900" style:apply-style-name="Error" style:base-cell-address="'docker-log-2018-08-27'.G29"/>
      <style:map style:condition="cell-content()=MIN([.$B29:.$F29])" style:apply-style-name="Accent" style:base-cell-address="'docker-log-2018-08-27'.G29"/>
    </style:style>
    <style:style style:name="ce1029" style:family="table-cell" style:parent-style-name="Default">
      <style:map style:condition="cell-content()&gt;=900" style:apply-style-name="Error" style:base-cell-address="'docker-log-2018-08-27'.G30"/>
      <style:map style:condition="cell-content()=MIN([.$B30:.$F30])" style:apply-style-name="Accent" style:base-cell-address="'docker-log-2018-08-27'.G30"/>
    </style:style>
    <style:style style:name="ce1030" style:family="table-cell" style:parent-style-name="Default">
      <style:map style:condition="cell-content()&gt;=900" style:apply-style-name="Error" style:base-cell-address="'docker-log-2018-08-27'.G31"/>
      <style:map style:condition="cell-content()=MIN([.$B31:.$F31])" style:apply-style-name="Accent" style:base-cell-address="'docker-log-2018-08-27'.G31"/>
    </style:style>
    <style:style style:name="ce1031" style:family="table-cell" style:parent-style-name="Default">
      <style:map style:condition="cell-content()&gt;=900" style:apply-style-name="Error" style:base-cell-address="'docker-log-2018-08-27'.G32"/>
      <style:map style:condition="cell-content()=MIN([.$B32:.$F32])" style:apply-style-name="Accent" style:base-cell-address="'docker-log-2018-08-27'.G32"/>
    </style:style>
    <style:style style:name="ce1032" style:family="table-cell" style:parent-style-name="Default">
      <style:map style:condition="cell-content()&gt;=900" style:apply-style-name="Error" style:base-cell-address="'docker-log-2018-08-27'.G33"/>
      <style:map style:condition="cell-content()=MIN([.$B33:.$F33])" style:apply-style-name="Accent" style:base-cell-address="'docker-log-2018-08-27'.G33"/>
    </style:style>
    <style:style style:name="ce1033" style:family="table-cell" style:parent-style-name="Default">
      <style:map style:condition="cell-content()&gt;=900" style:apply-style-name="Error" style:base-cell-address="'docker-log-2018-08-27'.G34"/>
      <style:map style:condition="cell-content()=MIN([.$B34:.$F34])" style:apply-style-name="Accent" style:base-cell-address="'docker-log-2018-08-27'.G34"/>
    </style:style>
    <style:style style:name="ce1034" style:family="table-cell" style:parent-style-name="Default">
      <style:map style:condition="cell-content()&gt;=900" style:apply-style-name="Error" style:base-cell-address="'docker-log-2018-08-27'.G35"/>
      <style:map style:condition="cell-content()=MIN([.$B35:.$F35])" style:apply-style-name="Accent" style:base-cell-address="'docker-log-2018-08-27'.G35"/>
    </style:style>
    <style:style style:name="ce1035" style:family="table-cell" style:parent-style-name="Default">
      <style:map style:condition="cell-content()&gt;=900" style:apply-style-name="Error" style:base-cell-address="'docker-log-2018-08-27'.G36"/>
      <style:map style:condition="cell-content()=MIN([.$B36:.$F36])" style:apply-style-name="Accent" style:base-cell-address="'docker-log-2018-08-27'.G36"/>
    </style:style>
    <style:style style:name="ce1036" style:family="table-cell" style:parent-style-name="Default">
      <style:map style:condition="cell-content()&gt;=900" style:apply-style-name="Error" style:base-cell-address="'docker-log-2018-08-27'.G37"/>
      <style:map style:condition="cell-content()=MIN([.$B37:.$F37])" style:apply-style-name="Accent" style:base-cell-address="'docker-log-2018-08-27'.G37"/>
    </style:style>
    <style:style style:name="ce1037" style:family="table-cell" style:parent-style-name="Default">
      <style:map style:condition="cell-content()&gt;=900" style:apply-style-name="Error" style:base-cell-address="'docker-log-2018-08-27'.G38"/>
      <style:map style:condition="cell-content()=MIN([.$B38:.$F38])" style:apply-style-name="Accent" style:base-cell-address="'docker-log-2018-08-27'.G38"/>
    </style:style>
    <style:style style:name="ce1038" style:family="table-cell" style:parent-style-name="Default">
      <style:map style:condition="cell-content()&gt;=900" style:apply-style-name="Error" style:base-cell-address="'docker-log-2018-08-27'.G39"/>
      <style:map style:condition="cell-content()=MIN([.$B39:.$F39])" style:apply-style-name="Accent" style:base-cell-address="'docker-log-2018-08-27'.G39"/>
    </style:style>
    <style:style style:name="ce1039" style:family="table-cell" style:parent-style-name="Default">
      <style:map style:condition="cell-content()&gt;=900" style:apply-style-name="Error" style:base-cell-address="'docker-log-2018-08-27'.G40"/>
      <style:map style:condition="cell-content()=MIN([.$B40:.$F40])" style:apply-style-name="Accent" style:base-cell-address="'docker-log-2018-08-27'.G40"/>
    </style:style>
    <style:style style:name="ce1040" style:family="table-cell" style:parent-style-name="Default">
      <style:map style:condition="cell-content()&gt;=900" style:apply-style-name="Error" style:base-cell-address="'docker-log-2018-08-27'.G41"/>
      <style:map style:condition="cell-content()=MIN([.$B41:.$F41])" style:apply-style-name="Accent" style:base-cell-address="'docker-log-2018-08-27'.G41"/>
    </style:style>
    <style:style style:name="ce1041" style:family="table-cell" style:parent-style-name="Default">
      <style:map style:condition="cell-content()&gt;=900" style:apply-style-name="Error" style:base-cell-address="'docker-log-2018-08-27'.G42"/>
      <style:map style:condition="cell-content()=MIN([.$B42:.$F42])" style:apply-style-name="Accent" style:base-cell-address="'docker-log-2018-08-27'.G42"/>
    </style:style>
    <style:style style:name="ce1042" style:family="table-cell" style:parent-style-name="Default">
      <style:map style:condition="cell-content()&gt;=900" style:apply-style-name="Error" style:base-cell-address="'docker-log-2018-08-27'.G43"/>
      <style:map style:condition="cell-content()=MIN([.$B43:.$F43])" style:apply-style-name="Accent" style:base-cell-address="'docker-log-2018-08-27'.G43"/>
    </style:style>
    <style:style style:name="ce1043" style:family="table-cell" style:parent-style-name="Default">
      <style:map style:condition="cell-content()&gt;=900" style:apply-style-name="Error" style:base-cell-address="'docker-log-2018-08-27'.G44"/>
      <style:map style:condition="cell-content()=MIN([.$B44:.$F44])" style:apply-style-name="Accent" style:base-cell-address="'docker-log-2018-08-27'.G44"/>
    </style:style>
    <style:style style:name="ce1044" style:family="table-cell" style:parent-style-name="Default">
      <style:map style:condition="cell-content()&gt;=900" style:apply-style-name="Error" style:base-cell-address="'docker-log-2018-08-27'.G45"/>
      <style:map style:condition="cell-content()=MIN([.$B45:.$F45])" style:apply-style-name="Accent" style:base-cell-address="'docker-log-2018-08-27'.G45"/>
    </style:style>
    <style:style style:name="ce1045" style:family="table-cell" style:parent-style-name="Default">
      <style:map style:condition="cell-content()&gt;=900" style:apply-style-name="Error" style:base-cell-address="'docker-log-2018-08-27'.G46"/>
      <style:map style:condition="cell-content()=MIN([.$B46:.$F46])" style:apply-style-name="Accent" style:base-cell-address="'docker-log-2018-08-27'.G46"/>
    </style:style>
    <style:style style:name="ce1046" style:family="table-cell" style:parent-style-name="Default">
      <style:map style:condition="cell-content()&gt;=900" style:apply-style-name="Error" style:base-cell-address="'docker-log-2018-08-27'.G47"/>
      <style:map style:condition="cell-content()=MIN([.$B47:.$F47])" style:apply-style-name="Accent" style:base-cell-address="'docker-log-2018-08-27'.G47"/>
    </style:style>
    <style:style style:name="ce1047" style:family="table-cell" style:parent-style-name="Default">
      <style:map style:condition="cell-content()&gt;=900" style:apply-style-name="Error" style:base-cell-address="'docker-log-2018-08-27'.G48"/>
      <style:map style:condition="cell-content()=MIN([.$B48:.$F48])" style:apply-style-name="Accent" style:base-cell-address="'docker-log-2018-08-27'.G48"/>
    </style:style>
    <style:style style:name="ce1048" style:family="table-cell" style:parent-style-name="Default">
      <style:map style:condition="cell-content()&gt;=900" style:apply-style-name="Error" style:base-cell-address="'docker-log-2018-08-27'.G49"/>
      <style:map style:condition="cell-content()=MIN([.$B49:.$F49])" style:apply-style-name="Accent" style:base-cell-address="'docker-log-2018-08-27'.G49"/>
    </style:style>
    <style:style style:name="ce1049" style:family="table-cell" style:parent-style-name="Default">
      <style:map style:condition="cell-content()&gt;=900" style:apply-style-name="Error" style:base-cell-address="'docker-log-2018-08-27'.G50"/>
      <style:map style:condition="cell-content()=MIN([.$B50:.$F50])" style:apply-style-name="Accent" style:base-cell-address="'docker-log-2018-08-27'.G50"/>
    </style:style>
    <style:style style:name="ce1050" style:family="table-cell" style:parent-style-name="Default">
      <style:map style:condition="cell-content()&gt;=900" style:apply-style-name="Error" style:base-cell-address="'docker-log-2018-08-27'.G51"/>
      <style:map style:condition="cell-content()=MIN([.$B51:.$F51])" style:apply-style-name="Accent" style:base-cell-address="'docker-log-2018-08-27'.G51"/>
    </style:style>
    <style:style style:name="ce1051" style:family="table-cell" style:parent-style-name="Default">
      <style:map style:condition="cell-content()&gt;=900" style:apply-style-name="Error" style:base-cell-address="'docker-log-2018-08-27'.G52"/>
      <style:map style:condition="cell-content()=MIN([.$B52:.$F52])" style:apply-style-name="Accent" style:base-cell-address="'docker-log-2018-08-27'.G52"/>
    </style:style>
    <style:style style:name="ce1052" style:family="table-cell" style:parent-style-name="Default">
      <style:map style:condition="cell-content()&gt;=900" style:apply-style-name="Error" style:base-cell-address="'docker-log-2018-08-27'.G53"/>
      <style:map style:condition="cell-content()=MIN([.$B53:.$F53])" style:apply-style-name="Accent" style:base-cell-address="'docker-log-2018-08-27'.G53"/>
    </style:style>
    <style:style style:name="ce1053" style:family="table-cell" style:parent-style-name="Default">
      <style:map style:condition="cell-content()&gt;=900" style:apply-style-name="Error" style:base-cell-address="'docker-log-2018-08-27'.G54"/>
      <style:map style:condition="cell-content()=MIN([.$B54:.$F54])" style:apply-style-name="Accent" style:base-cell-address="'docker-log-2018-08-27'.G54"/>
    </style:style>
    <style:style style:name="ce1054" style:family="table-cell" style:parent-style-name="Default">
      <style:map style:condition="cell-content()&gt;=900" style:apply-style-name="Error" style:base-cell-address="'docker-log-2018-08-27'.G55"/>
      <style:map style:condition="cell-content()=MIN([.$B55:.$F55])" style:apply-style-name="Accent" style:base-cell-address="'docker-log-2018-08-27'.G55"/>
    </style:style>
    <style:style style:name="ce1055" style:family="table-cell" style:parent-style-name="Default">
      <style:map style:condition="cell-content()&gt;=900" style:apply-style-name="Error" style:base-cell-address="'docker-log-2018-08-27'.G56"/>
      <style:map style:condition="cell-content()=MIN([.$B56:.$F56])" style:apply-style-name="Accent" style:base-cell-address="'docker-log-2018-08-27'.G56"/>
    </style:style>
    <style:style style:name="ce1056" style:family="table-cell" style:parent-style-name="Default">
      <style:map style:condition="cell-content()&gt;=900" style:apply-style-name="Error" style:base-cell-address="'docker-log-2018-08-27'.G57"/>
      <style:map style:condition="cell-content()=MIN([.$B57:.$F57])" style:apply-style-name="Accent" style:base-cell-address="'docker-log-2018-08-27'.G57"/>
    </style:style>
    <style:style style:name="ce1057" style:family="table-cell" style:parent-style-name="Default">
      <style:map style:condition="cell-content()&gt;=900" style:apply-style-name="Error" style:base-cell-address="'docker-log-2018-08-27'.G58"/>
      <style:map style:condition="cell-content()=MIN([.$B58:.$F58])" style:apply-style-name="Accent" style:base-cell-address="'docker-log-2018-08-27'.G58"/>
    </style:style>
    <style:style style:name="ce1058" style:family="table-cell" style:parent-style-name="Default">
      <style:map style:condition="cell-content()&gt;=900" style:apply-style-name="Error" style:base-cell-address="'docker-log-2018-08-27'.G59"/>
      <style:map style:condition="cell-content()=MIN([.$B59:.$F59])" style:apply-style-name="Accent" style:base-cell-address="'docker-log-2018-08-27'.G59"/>
    </style:style>
    <style:style style:name="ce1059" style:family="table-cell" style:parent-style-name="Default">
      <style:map style:condition="cell-content()&gt;=900" style:apply-style-name="Error" style:base-cell-address="'docker-log-2018-08-27'.G60"/>
      <style:map style:condition="cell-content()=MIN([.$B60:.$F60])" style:apply-style-name="Accent" style:base-cell-address="'docker-log-2018-08-27'.G60"/>
    </style:style>
    <style:style style:name="ce1060" style:family="table-cell" style:parent-style-name="Default">
      <style:map style:condition="cell-content()&gt;=900" style:apply-style-name="Error" style:base-cell-address="'docker-log-2018-08-27'.G61"/>
      <style:map style:condition="cell-content()=MIN([.$B61:.$F61])" style:apply-style-name="Accent" style:base-cell-address="'docker-log-2018-08-27'.G61"/>
    </style:style>
    <style:style style:name="ce1061" style:family="table-cell" style:parent-style-name="Default">
      <style:map style:condition="cell-content()&gt;=900" style:apply-style-name="Error" style:base-cell-address="'docker-log-2018-08-27'.G62"/>
      <style:map style:condition="cell-content()=MIN([.$B62:.$F62])" style:apply-style-name="Accent" style:base-cell-address="'docker-log-2018-08-27'.G62"/>
    </style:style>
    <style:style style:name="ce1062" style:family="table-cell" style:parent-style-name="Default">
      <style:map style:condition="cell-content()&gt;=900" style:apply-style-name="Error" style:base-cell-address="'docker-log-2018-08-27'.G63"/>
      <style:map style:condition="cell-content()=MIN([.$B63:.$F63])" style:apply-style-name="Accent" style:base-cell-address="'docker-log-2018-08-27'.G63"/>
    </style:style>
    <style:style style:name="ce1063" style:family="table-cell" style:parent-style-name="Default">
      <style:map style:condition="cell-content()&gt;=900" style:apply-style-name="Error" style:base-cell-address="'docker-log-2018-08-27'.G64"/>
      <style:map style:condition="cell-content()=MIN([.$B64:.$F64])" style:apply-style-name="Accent" style:base-cell-address="'docker-log-2018-08-27'.G64"/>
    </style:style>
    <style:style style:name="ce1064" style:family="table-cell" style:parent-style-name="Default">
      <style:map style:condition="cell-content()&gt;=900" style:apply-style-name="Error" style:base-cell-address="'docker-log-2018-08-27'.G65"/>
      <style:map style:condition="cell-content()=MIN([.$B65:.$F65])" style:apply-style-name="Accent" style:base-cell-address="'docker-log-2018-08-27'.G65"/>
    </style:style>
    <style:style style:name="ce1065" style:family="table-cell" style:parent-style-name="Default">
      <style:map style:condition="cell-content()&gt;=900" style:apply-style-name="Error" style:base-cell-address="'docker-log-2018-08-27'.G66"/>
      <style:map style:condition="cell-content()=MIN([.$B66:.$F66])" style:apply-style-name="Accent" style:base-cell-address="'docker-log-2018-08-27'.G66"/>
    </style:style>
    <style:style style:name="ce1066" style:family="table-cell" style:parent-style-name="Default">
      <style:map style:condition="cell-content()&gt;=900" style:apply-style-name="Error" style:base-cell-address="'docker-log-2018-08-27'.G67"/>
      <style:map style:condition="cell-content()=MIN([.$B67:.$F67])" style:apply-style-name="Accent" style:base-cell-address="'docker-log-2018-08-27'.G67"/>
    </style:style>
    <style:style style:name="ce1067" style:family="table-cell" style:parent-style-name="Default">
      <style:map style:condition="cell-content()&gt;=900" style:apply-style-name="Error" style:base-cell-address="'docker-log-2018-08-27'.G68"/>
      <style:map style:condition="cell-content()=MIN([.$B68:.$F68])" style:apply-style-name="Accent" style:base-cell-address="'docker-log-2018-08-27'.G68"/>
    </style:style>
    <style:style style:name="ce1068" style:family="table-cell" style:parent-style-name="Default">
      <style:map style:condition="cell-content()&gt;=900" style:apply-style-name="Error" style:base-cell-address="'docker-log-2018-08-27'.G69"/>
      <style:map style:condition="cell-content()=MIN([.$B69:.$F69])" style:apply-style-name="Accent" style:base-cell-address="'docker-log-2018-08-27'.G69"/>
    </style:style>
    <style:style style:name="ce1069" style:family="table-cell" style:parent-style-name="Default">
      <style:map style:condition="cell-content()&gt;=900" style:apply-style-name="Error" style:base-cell-address="'docker-log-2018-08-27'.G70"/>
      <style:map style:condition="cell-content()=MIN([.$B70:.$F70])" style:apply-style-name="Accent" style:base-cell-address="'docker-log-2018-08-27'.G70"/>
    </style:style>
    <style:style style:name="ce1070" style:family="table-cell" style:parent-style-name="Default">
      <style:map style:condition="cell-content()&gt;=900" style:apply-style-name="Error" style:base-cell-address="'docker-log-2018-08-27'.G71"/>
      <style:map style:condition="cell-content()=MIN([.$B71:.$F71])" style:apply-style-name="Accent" style:base-cell-address="'docker-log-2018-08-27'.G71"/>
    </style:style>
    <style:style style:name="ce1071" style:family="table-cell" style:parent-style-name="Default">
      <style:map style:condition="cell-content()&gt;=900" style:apply-style-name="Error" style:base-cell-address="'docker-log-2018-08-27'.G72"/>
      <style:map style:condition="cell-content()=MIN([.$B72:.$F72])" style:apply-style-name="Accent" style:base-cell-address="'docker-log-2018-08-27'.G72"/>
    </style:style>
    <style:style style:name="ce1072" style:family="table-cell" style:parent-style-name="Default">
      <style:map style:condition="cell-content()&gt;=900" style:apply-style-name="Error" style:base-cell-address="'docker-log-2018-08-27'.G73"/>
      <style:map style:condition="cell-content()=MIN([.$B73:.$F73])" style:apply-style-name="Accent" style:base-cell-address="'docker-log-2018-08-27'.G73"/>
    </style:style>
    <style:style style:name="ce1073" style:family="table-cell" style:parent-style-name="Default">
      <style:map style:condition="cell-content()&gt;=900" style:apply-style-name="Error" style:base-cell-address="'docker-log-2018-08-27'.G74"/>
      <style:map style:condition="cell-content()=MIN([.$B74:.$F74])" style:apply-style-name="Accent" style:base-cell-address="'docker-log-2018-08-27'.G74"/>
    </style:style>
    <style:style style:name="ce1074" style:family="table-cell" style:parent-style-name="Default">
      <style:map style:condition="cell-content()&gt;=900" style:apply-style-name="Error" style:base-cell-address="'docker-log-2018-08-27'.G75"/>
      <style:map style:condition="cell-content()=MIN([.$B75:.$F75])" style:apply-style-name="Accent" style:base-cell-address="'docker-log-2018-08-27'.G75"/>
    </style:style>
    <style:style style:name="ce1075" style:family="table-cell" style:parent-style-name="Default">
      <style:map style:condition="cell-content()&gt;=900" style:apply-style-name="Error" style:base-cell-address="'docker-log-2018-08-27'.G76"/>
      <style:map style:condition="cell-content()=MIN([.$B76:.$F76])" style:apply-style-name="Accent" style:base-cell-address="'docker-log-2018-08-27'.G76"/>
    </style:style>
    <style:style style:name="ce1076" style:family="table-cell" style:parent-style-name="Default">
      <style:map style:condition="cell-content()&gt;=900" style:apply-style-name="Error" style:base-cell-address="'docker-log-2018-08-27'.G77"/>
      <style:map style:condition="cell-content()=MIN([.$B77:.$F77])" style:apply-style-name="Accent" style:base-cell-address="'docker-log-2018-08-27'.G77"/>
    </style:style>
    <style:style style:name="ce1077" style:family="table-cell" style:parent-style-name="Default">
      <style:map style:condition="cell-content()&gt;=900" style:apply-style-name="Error" style:base-cell-address="'docker-log-2018-08-27'.G78"/>
      <style:map style:condition="cell-content()=MIN([.$B78:.$F78])" style:apply-style-name="Accent" style:base-cell-address="'docker-log-2018-08-27'.G78"/>
    </style:style>
    <style:style style:name="ce1078" style:family="table-cell" style:parent-style-name="Default">
      <style:map style:condition="cell-content()&gt;=900" style:apply-style-name="Error" style:base-cell-address="'docker-log-2018-08-27'.G79"/>
      <style:map style:condition="cell-content()=MIN([.$B79:.$F79])" style:apply-style-name="Accent" style:base-cell-address="'docker-log-2018-08-27'.G79"/>
    </style:style>
    <style:style style:name="ce1079" style:family="table-cell" style:parent-style-name="Default">
      <style:map style:condition="cell-content()&gt;=900" style:apply-style-name="Error" style:base-cell-address="'docker-log-2018-08-27'.G80"/>
      <style:map style:condition="cell-content()=MIN([.$B80:.$F80])" style:apply-style-name="Accent" style:base-cell-address="'docker-log-2018-08-27'.G80"/>
    </style:style>
    <style:style style:name="ce1080" style:family="table-cell" style:parent-style-name="Default">
      <style:map style:condition="cell-content()&gt;=900" style:apply-style-name="Error" style:base-cell-address="'docker-log-2018-08-27'.G81"/>
      <style:map style:condition="cell-content()=MIN([.$B81:.$F81])" style:apply-style-name="Accent" style:base-cell-address="'docker-log-2018-08-27'.G81"/>
    </style:style>
    <style:style style:name="ce1081" style:family="table-cell" style:parent-style-name="Default">
      <style:map style:condition="cell-content()&gt;=900" style:apply-style-name="Error" style:base-cell-address="'docker-log-2018-08-27'.G82"/>
      <style:map style:condition="cell-content()=MIN([.$B82:.$F82])" style:apply-style-name="Accent" style:base-cell-address="'docker-log-2018-08-27'.G82"/>
    </style:style>
    <style:style style:name="ce1082" style:family="table-cell" style:parent-style-name="Default">
      <style:map style:condition="cell-content()&gt;=900" style:apply-style-name="Error" style:base-cell-address="'docker-log-2018-08-27'.G83"/>
      <style:map style:condition="cell-content()=MIN([.$B83:.$F83])" style:apply-style-name="Accent" style:base-cell-address="'docker-log-2018-08-27'.G83"/>
    </style:style>
    <style:style style:name="ce1083" style:family="table-cell" style:parent-style-name="Default">
      <style:map style:condition="cell-content()&gt;=900" style:apply-style-name="Error" style:base-cell-address="'docker-log-2018-08-27'.G84"/>
      <style:map style:condition="cell-content()=MIN([.$B84:.$F84])" style:apply-style-name="Accent" style:base-cell-address="'docker-log-2018-08-27'.G84"/>
    </style:style>
    <style:style style:name="ce1084" style:family="table-cell" style:parent-style-name="Default">
      <style:map style:condition="cell-content()&gt;=900" style:apply-style-name="Error" style:base-cell-address="'docker-log-2018-08-27'.G85"/>
      <style:map style:condition="cell-content()=MIN([.$B85:.$F85])" style:apply-style-name="Accent" style:base-cell-address="'docker-log-2018-08-27'.G85"/>
    </style:style>
    <style:style style:name="ce1085" style:family="table-cell" style:parent-style-name="Default">
      <style:map style:condition="cell-content()&gt;=900" style:apply-style-name="Error" style:base-cell-address="'docker-log-2018-08-27'.G86"/>
      <style:map style:condition="cell-content()=MIN([.$B86:.$F86])" style:apply-style-name="Accent" style:base-cell-address="'docker-log-2018-08-27'.G86"/>
    </style:style>
    <style:style style:name="ce1086" style:family="table-cell" style:parent-style-name="Default">
      <style:map style:condition="cell-content()&gt;=900" style:apply-style-name="Error" style:base-cell-address="'docker-log-2018-08-27'.G87"/>
      <style:map style:condition="cell-content()=MIN([.$B87:.$F87])" style:apply-style-name="Accent" style:base-cell-address="'docker-log-2018-08-27'.G87"/>
    </style:style>
    <style:style style:name="ce1087" style:family="table-cell" style:parent-style-name="Default">
      <style:map style:condition="cell-content()&gt;=900" style:apply-style-name="Error" style:base-cell-address="'docker-log-2018-08-27'.G88"/>
      <style:map style:condition="cell-content()=MIN([.$B88:.$F88])" style:apply-style-name="Accent" style:base-cell-address="'docker-log-2018-08-27'.G88"/>
    </style:style>
    <style:style style:name="ce1088" style:family="table-cell" style:parent-style-name="Default">
      <style:map style:condition="cell-content()&gt;=900" style:apply-style-name="Error" style:base-cell-address="'docker-log-2018-08-27'.G89"/>
      <style:map style:condition="cell-content()=MIN([.$B89:.$F89])" style:apply-style-name="Accent" style:base-cell-address="'docker-log-2018-08-27'.G89"/>
    </style:style>
    <style:style style:name="ce1089" style:family="table-cell" style:parent-style-name="Default">
      <style:map style:condition="cell-content()&gt;=900" style:apply-style-name="Error" style:base-cell-address="'docker-log-2018-08-27'.G90"/>
      <style:map style:condition="cell-content()=MIN([.$B90:.$F90])" style:apply-style-name="Accent" style:base-cell-address="'docker-log-2018-08-27'.G90"/>
    </style:style>
    <style:style style:name="ce1090" style:family="table-cell" style:parent-style-name="Default">
      <style:map style:condition="cell-content()&gt;=900" style:apply-style-name="Error" style:base-cell-address="'docker-log-2018-08-27'.G91"/>
      <style:map style:condition="cell-content()=MIN([.$B91:.$F91])" style:apply-style-name="Accent" style:base-cell-address="'docker-log-2018-08-27'.G91"/>
    </style:style>
    <style:style style:name="ce1091" style:family="table-cell" style:parent-style-name="Default">
      <style:map style:condition="cell-content()&gt;=900" style:apply-style-name="Error" style:base-cell-address="'docker-log-2018-08-27'.G92"/>
      <style:map style:condition="cell-content()=MIN([.$B92:.$F92])" style:apply-style-name="Accent" style:base-cell-address="'docker-log-2018-08-27'.G92"/>
    </style:style>
    <style:style style:name="ce1092" style:family="table-cell" style:parent-style-name="Default">
      <style:map style:condition="cell-content()&gt;=900" style:apply-style-name="Error" style:base-cell-address="'docker-log-2018-08-27'.G93"/>
      <style:map style:condition="cell-content()=MIN([.$B93:.$F93])" style:apply-style-name="Accent" style:base-cell-address="'docker-log-2018-08-27'.G93"/>
    </style:style>
    <style:style style:name="ce1093" style:family="table-cell" style:parent-style-name="Default">
      <style:map style:condition="cell-content()&gt;=900" style:apply-style-name="Error" style:base-cell-address="'docker-log-2018-08-27'.G94"/>
      <style:map style:condition="cell-content()=MIN([.$B94:.$F94])" style:apply-style-name="Accent" style:base-cell-address="'docker-log-2018-08-27'.G94"/>
    </style:style>
    <style:style style:name="ce1094" style:family="table-cell" style:parent-style-name="Default">
      <style:map style:condition="cell-content()&gt;=900" style:apply-style-name="Error" style:base-cell-address="'docker-log-2018-08-27'.G95"/>
      <style:map style:condition="cell-content()=MIN([.$B95:.$F95])" style:apply-style-name="Accent" style:base-cell-address="'docker-log-2018-08-27'.G95"/>
    </style:style>
    <style:style style:name="ce1095" style:family="table-cell" style:parent-style-name="Default">
      <style:map style:condition="cell-content()&gt;=900" style:apply-style-name="Error" style:base-cell-address="'docker-log-2018-08-27'.G96"/>
      <style:map style:condition="cell-content()=MIN([.$B96:.$F96])" style:apply-style-name="Accent" style:base-cell-address="'docker-log-2018-08-27'.G96"/>
    </style:style>
    <style:style style:name="ce1096" style:family="table-cell" style:parent-style-name="Default">
      <style:map style:condition="cell-content()&gt;=900" style:apply-style-name="Error" style:base-cell-address="'docker-log-2018-08-27'.G97"/>
      <style:map style:condition="cell-content()=MIN([.$B97:.$F97])" style:apply-style-name="Accent" style:base-cell-address="'docker-log-2018-08-27'.G97"/>
    </style:style>
    <style:style style:name="ce1097" style:family="table-cell" style:parent-style-name="Default">
      <style:map style:condition="cell-content()&gt;=900" style:apply-style-name="Error" style:base-cell-address="'docker-log-2018-08-27'.G98"/>
      <style:map style:condition="cell-content()=MIN([.$B98:.$F98])" style:apply-style-name="Accent" style:base-cell-address="'docker-log-2018-08-27'.G98"/>
    </style:style>
    <style:style style:name="ce1098" style:family="table-cell" style:parent-style-name="Default">
      <style:map style:condition="cell-content()&gt;=900" style:apply-style-name="Error" style:base-cell-address="'docker-log-2018-08-27'.G99"/>
      <style:map style:condition="cell-content()=MIN([.$B99:.$F99])" style:apply-style-name="Accent" style:base-cell-address="'docker-log-2018-08-27'.G99"/>
    </style:style>
    <style:style style:name="ce1099" style:family="table-cell" style:parent-style-name="Default">
      <style:map style:condition="cell-content()&gt;=900" style:apply-style-name="Error" style:base-cell-address="'docker-log-2018-08-27'.G100"/>
      <style:map style:condition="cell-content()=MIN([.$B100:.$F100])" style:apply-style-name="Accent" style:base-cell-address="'docker-log-2018-08-27'.G100"/>
    </style:style>
    <style:style style:name="ce1100" style:family="table-cell" style:parent-style-name="Default">
      <style:map style:condition="cell-content()&gt;=900" style:apply-style-name="Error" style:base-cell-address="'docker-log-2018-08-27'.G101"/>
      <style:map style:condition="cell-content()=MIN([.$B101:.$F101])" style:apply-style-name="Accent" style:base-cell-address="'docker-log-2018-08-27'.G101"/>
    </style:style>
    <style:style style:name="ce1101" style:family="table-cell" style:parent-style-name="Default">
      <style:map style:condition="cell-content()&gt;=900" style:apply-style-name="Error" style:base-cell-address="'docker-log-2018-08-27'.G102"/>
      <style:map style:condition="cell-content()=MIN([.$B102:.$F102])" style:apply-style-name="Accent" style:base-cell-address="'docker-log-2018-08-27'.G102"/>
    </style:style>
    <style:style style:name="ce1102" style:family="table-cell" style:parent-style-name="Default">
      <style:map style:condition="cell-content()&gt;=900" style:apply-style-name="Error" style:base-cell-address="'docker-log-2018-08-27'.G103"/>
      <style:map style:condition="cell-content()=MIN([.$B103:.$F103])" style:apply-style-name="Accent" style:base-cell-address="'docker-log-2018-08-27'.G103"/>
    </style:style>
    <style:style style:name="ce1103" style:family="table-cell" style:parent-style-name="Default">
      <style:map style:condition="cell-content()&gt;=900" style:apply-style-name="Error" style:base-cell-address="'docker-log-2018-08-27'.G104"/>
      <style:map style:condition="cell-content()=MIN([.$B104:.$F104])" style:apply-style-name="Accent" style:base-cell-address="'docker-log-2018-08-27'.G104"/>
    </style:style>
    <style:style style:name="ce1104" style:family="table-cell" style:parent-style-name="Default">
      <style:map style:condition="cell-content()&gt;=900" style:apply-style-name="Error" style:base-cell-address="'docker-log-2018-08-27'.G105"/>
      <style:map style:condition="cell-content()=MIN([.$B105:.$F105])" style:apply-style-name="Accent" style:base-cell-address="'docker-log-2018-08-27'.G105"/>
    </style:style>
    <style:style style:name="ce1105" style:family="table-cell" style:parent-style-name="Default">
      <style:map style:condition="cell-content()&gt;=900" style:apply-style-name="Error" style:base-cell-address="'docker-log-2018-08-27'.G106"/>
      <style:map style:condition="cell-content()=MIN([.$B106:.$F106])" style:apply-style-name="Accent" style:base-cell-address="'docker-log-2018-08-27'.G106"/>
    </style:style>
    <style:style style:name="ce1106" style:family="table-cell" style:parent-style-name="Default">
      <style:map style:condition="cell-content()&gt;=900" style:apply-style-name="Error" style:base-cell-address="'docker-log-2018-08-27'.G107"/>
      <style:map style:condition="cell-content()=MIN([.$B107:.$F107])" style:apply-style-name="Accent" style:base-cell-address="'docker-log-2018-08-27'.G107"/>
    </style:style>
    <style:style style:name="ce1107" style:family="table-cell" style:parent-style-name="Default">
      <style:map style:condition="cell-content()&gt;=900" style:apply-style-name="Error" style:base-cell-address="'docker-log-2018-08-27'.G108"/>
      <style:map style:condition="cell-content()=MIN([.$B108:.$F108])" style:apply-style-name="Accent" style:base-cell-address="'docker-log-2018-08-27'.G108"/>
    </style:style>
    <style:style style:name="ce1108" style:family="table-cell" style:parent-style-name="Default">
      <style:map style:condition="cell-content()&gt;=900" style:apply-style-name="Error" style:base-cell-address="'docker-log-2018-08-27'.G109"/>
      <style:map style:condition="cell-content()=MIN([.$B109:.$F109])" style:apply-style-name="Accent" style:base-cell-address="'docker-log-2018-08-27'.G109"/>
    </style:style>
    <style:style style:name="ce1109" style:family="table-cell" style:parent-style-name="Default">
      <style:map style:condition="cell-content()&gt;=900" style:apply-style-name="Error" style:base-cell-address="'docker-log-2018-08-27'.G110"/>
      <style:map style:condition="cell-content()=MIN([.$B110:.$F110])" style:apply-style-name="Accent" style:base-cell-address="'docker-log-2018-08-27'.G110"/>
    </style:style>
    <style:style style:name="ce1110" style:family="table-cell" style:parent-style-name="Default">
      <style:map style:condition="cell-content()&gt;=900" style:apply-style-name="Error" style:base-cell-address="'docker-log-2018-08-27'.G111"/>
      <style:map style:condition="cell-content()=MIN([.$B111:.$F111])" style:apply-style-name="Accent" style:base-cell-address="'docker-log-2018-08-27'.G111"/>
    </style:style>
    <style:style style:name="ce1111" style:family="table-cell" style:parent-style-name="Default">
      <style:map style:condition="cell-content()&gt;=900" style:apply-style-name="Error" style:base-cell-address="'docker-log-2018-08-27'.G112"/>
      <style:map style:condition="cell-content()=MIN([.$B112:.$F112])" style:apply-style-name="Accent" style:base-cell-address="'docker-log-2018-08-27'.G112"/>
    </style:style>
    <style:style style:name="ce1112" style:family="table-cell" style:parent-style-name="Default">
      <style:map style:condition="cell-content()&gt;=900" style:apply-style-name="Error" style:base-cell-address="'docker-log-2018-08-27'.G113"/>
      <style:map style:condition="cell-content()=MIN([.$B113:.$F113])" style:apply-style-name="Accent" style:base-cell-address="'docker-log-2018-08-27'.G113"/>
    </style:style>
    <style:style style:name="ce1113" style:family="table-cell" style:parent-style-name="Default">
      <style:map style:condition="cell-content()&gt;=900" style:apply-style-name="Error" style:base-cell-address="'docker-log-2018-08-27'.H3"/>
      <style:map style:condition="cell-content()=MIN([.$B3:.$F3])" style:apply-style-name="Accent" style:base-cell-address="'docker-log-2018-08-27'.H3"/>
    </style:style>
    <style:style style:name="ce1114" style:family="table-cell" style:parent-style-name="Default">
      <style:map style:condition="cell-content()&gt;=900" style:apply-style-name="Error" style:base-cell-address="'docker-log-2018-08-27'.H4"/>
      <style:map style:condition="cell-content()=MIN([.$B4:.$F4])" style:apply-style-name="Accent" style:base-cell-address="'docker-log-2018-08-27'.H4"/>
    </style:style>
    <style:style style:name="ce1115" style:family="table-cell" style:parent-style-name="Default">
      <style:map style:condition="cell-content()&gt;=900" style:apply-style-name="Error" style:base-cell-address="'docker-log-2018-08-27'.H5"/>
      <style:map style:condition="cell-content()=MIN([.$B5:.$F5])" style:apply-style-name="Accent" style:base-cell-address="'docker-log-2018-08-27'.H5"/>
    </style:style>
    <style:style style:name="ce1116" style:family="table-cell" style:parent-style-name="Default">
      <style:map style:condition="cell-content()&gt;=900" style:apply-style-name="Error" style:base-cell-address="'docker-log-2018-08-27'.H6"/>
      <style:map style:condition="cell-content()=MIN([.$B6:.$F6])" style:apply-style-name="Accent" style:base-cell-address="'docker-log-2018-08-27'.H6"/>
    </style:style>
    <style:style style:name="ce1117" style:family="table-cell" style:parent-style-name="Default">
      <style:map style:condition="cell-content()&gt;=900" style:apply-style-name="Error" style:base-cell-address="'docker-log-2018-08-27'.H7"/>
      <style:map style:condition="cell-content()=MIN([.$B7:.$F7])" style:apply-style-name="Accent" style:base-cell-address="'docker-log-2018-08-27'.H7"/>
    </style:style>
    <style:style style:name="ce1118" style:family="table-cell" style:parent-style-name="Default">
      <style:map style:condition="cell-content()&gt;=900" style:apply-style-name="Error" style:base-cell-address="'docker-log-2018-08-27'.H8"/>
      <style:map style:condition="cell-content()=MIN([.$B8:.$F8])" style:apply-style-name="Accent" style:base-cell-address="'docker-log-2018-08-27'.H8"/>
    </style:style>
    <style:style style:name="ce1119" style:family="table-cell" style:parent-style-name="Default">
      <style:map style:condition="cell-content()&gt;=900" style:apply-style-name="Error" style:base-cell-address="'docker-log-2018-08-27'.H9"/>
      <style:map style:condition="cell-content()=MIN([.$B9:.$F9])" style:apply-style-name="Accent" style:base-cell-address="'docker-log-2018-08-27'.H9"/>
    </style:style>
    <style:style style:name="ce1120" style:family="table-cell" style:parent-style-name="Default">
      <style:map style:condition="cell-content()&gt;=900" style:apply-style-name="Error" style:base-cell-address="'docker-log-2018-08-27'.H10"/>
      <style:map style:condition="cell-content()=MIN([.$B10:.$F10])" style:apply-style-name="Accent" style:base-cell-address="'docker-log-2018-08-27'.H10"/>
    </style:style>
    <style:style style:name="ce1121" style:family="table-cell" style:parent-style-name="Default">
      <style:map style:condition="cell-content()&gt;=900" style:apply-style-name="Error" style:base-cell-address="'docker-log-2018-08-27'.H11"/>
      <style:map style:condition="cell-content()=MIN([.$B11:.$F11])" style:apply-style-name="Accent" style:base-cell-address="'docker-log-2018-08-27'.H11"/>
    </style:style>
    <style:style style:name="ce1122" style:family="table-cell" style:parent-style-name="Default">
      <style:map style:condition="cell-content()&gt;=900" style:apply-style-name="Error" style:base-cell-address="'docker-log-2018-08-27'.H12"/>
      <style:map style:condition="cell-content()=MIN([.$B12:.$F12])" style:apply-style-name="Accent" style:base-cell-address="'docker-log-2018-08-27'.H12"/>
    </style:style>
    <style:style style:name="ce1123" style:family="table-cell" style:parent-style-name="Default">
      <style:map style:condition="cell-content()&gt;=900" style:apply-style-name="Error" style:base-cell-address="'docker-log-2018-08-27'.H13"/>
      <style:map style:condition="cell-content()=MIN([.$B13:.$F13])" style:apply-style-name="Accent" style:base-cell-address="'docker-log-2018-08-27'.H13"/>
    </style:style>
    <style:style style:name="ce1124" style:family="table-cell" style:parent-style-name="Default">
      <style:map style:condition="cell-content()&gt;=900" style:apply-style-name="Error" style:base-cell-address="'docker-log-2018-08-27'.H14"/>
      <style:map style:condition="cell-content()=MIN([.$B14:.$F14])" style:apply-style-name="Accent" style:base-cell-address="'docker-log-2018-08-27'.H14"/>
    </style:style>
    <style:style style:name="ce1125" style:family="table-cell" style:parent-style-name="Default">
      <style:map style:condition="cell-content()&gt;=900" style:apply-style-name="Error" style:base-cell-address="'docker-log-2018-08-27'.H15"/>
      <style:map style:condition="cell-content()=MIN([.$B15:.$F15])" style:apply-style-name="Accent" style:base-cell-address="'docker-log-2018-08-27'.H15"/>
    </style:style>
    <style:style style:name="ce1126" style:family="table-cell" style:parent-style-name="Default">
      <style:map style:condition="cell-content()&gt;=900" style:apply-style-name="Error" style:base-cell-address="'docker-log-2018-08-27'.H16"/>
      <style:map style:condition="cell-content()=MIN([.$B16:.$F16])" style:apply-style-name="Accent" style:base-cell-address="'docker-log-2018-08-27'.H16"/>
    </style:style>
    <style:style style:name="ce1127" style:family="table-cell" style:parent-style-name="Default">
      <style:map style:condition="cell-content()&gt;=900" style:apply-style-name="Error" style:base-cell-address="'docker-log-2018-08-27'.H17"/>
      <style:map style:condition="cell-content()=MIN([.$B17:.$F17])" style:apply-style-name="Accent" style:base-cell-address="'docker-log-2018-08-27'.H17"/>
    </style:style>
    <style:style style:name="ce1128" style:family="table-cell" style:parent-style-name="Default">
      <style:map style:condition="cell-content()&gt;=900" style:apply-style-name="Error" style:base-cell-address="'docker-log-2018-08-27'.H18"/>
      <style:map style:condition="cell-content()=MIN([.$B18:.$F18])" style:apply-style-name="Accent" style:base-cell-address="'docker-log-2018-08-27'.H18"/>
    </style:style>
    <style:style style:name="ce1129" style:family="table-cell" style:parent-style-name="Default">
      <style:map style:condition="cell-content()&gt;=900" style:apply-style-name="Error" style:base-cell-address="'docker-log-2018-08-27'.H19"/>
      <style:map style:condition="cell-content()=MIN([.$B19:.$F19])" style:apply-style-name="Accent" style:base-cell-address="'docker-log-2018-08-27'.H19"/>
    </style:style>
    <style:style style:name="ce1130" style:family="table-cell" style:parent-style-name="Default">
      <style:map style:condition="cell-content()&gt;=900" style:apply-style-name="Error" style:base-cell-address="'docker-log-2018-08-27'.H20"/>
      <style:map style:condition="cell-content()=MIN([.$B20:.$F20])" style:apply-style-name="Accent" style:base-cell-address="'docker-log-2018-08-27'.H20"/>
    </style:style>
    <style:style style:name="ce1131" style:family="table-cell" style:parent-style-name="Default">
      <style:map style:condition="cell-content()&gt;=900" style:apply-style-name="Error" style:base-cell-address="'docker-log-2018-08-27'.H21"/>
      <style:map style:condition="cell-content()=MIN([.$B21:.$F21])" style:apply-style-name="Accent" style:base-cell-address="'docker-log-2018-08-27'.H21"/>
    </style:style>
    <style:style style:name="ce1132" style:family="table-cell" style:parent-style-name="Default">
      <style:map style:condition="cell-content()&gt;=900" style:apply-style-name="Error" style:base-cell-address="'docker-log-2018-08-27'.H22"/>
      <style:map style:condition="cell-content()=MIN([.$B22:.$F22])" style:apply-style-name="Accent" style:base-cell-address="'docker-log-2018-08-27'.H22"/>
    </style:style>
    <style:style style:name="ce1133" style:family="table-cell" style:parent-style-name="Default">
      <style:map style:condition="cell-content()&gt;=900" style:apply-style-name="Error" style:base-cell-address="'docker-log-2018-08-27'.H23"/>
      <style:map style:condition="cell-content()=MIN([.$B23:.$F23])" style:apply-style-name="Accent" style:base-cell-address="'docker-log-2018-08-27'.H23"/>
    </style:style>
    <style:style style:name="ce1134" style:family="table-cell" style:parent-style-name="Default">
      <style:map style:condition="cell-content()&gt;=900" style:apply-style-name="Error" style:base-cell-address="'docker-log-2018-08-27'.H24"/>
      <style:map style:condition="cell-content()=MIN([.$B24:.$F24])" style:apply-style-name="Accent" style:base-cell-address="'docker-log-2018-08-27'.H24"/>
    </style:style>
    <style:style style:name="ce1135" style:family="table-cell" style:parent-style-name="Default">
      <style:map style:condition="cell-content()&gt;=900" style:apply-style-name="Error" style:base-cell-address="'docker-log-2018-08-27'.H25"/>
      <style:map style:condition="cell-content()=MIN([.$B25:.$F25])" style:apply-style-name="Accent" style:base-cell-address="'docker-log-2018-08-27'.H25"/>
    </style:style>
    <style:style style:name="ce1136" style:family="table-cell" style:parent-style-name="Default">
      <style:map style:condition="cell-content()&gt;=900" style:apply-style-name="Error" style:base-cell-address="'docker-log-2018-08-27'.H26"/>
      <style:map style:condition="cell-content()=MIN([.$B26:.$F26])" style:apply-style-name="Accent" style:base-cell-address="'docker-log-2018-08-27'.H26"/>
    </style:style>
    <style:style style:name="ce1137" style:family="table-cell" style:parent-style-name="Default">
      <style:map style:condition="cell-content()&gt;=900" style:apply-style-name="Error" style:base-cell-address="'docker-log-2018-08-27'.H27"/>
      <style:map style:condition="cell-content()=MIN([.$B27:.$F27])" style:apply-style-name="Accent" style:base-cell-address="'docker-log-2018-08-27'.H27"/>
    </style:style>
    <style:style style:name="ce1138" style:family="table-cell" style:parent-style-name="Default">
      <style:map style:condition="cell-content()&gt;=900" style:apply-style-name="Error" style:base-cell-address="'docker-log-2018-08-27'.H28"/>
      <style:map style:condition="cell-content()=MIN([.$B28:.$F28])" style:apply-style-name="Accent" style:base-cell-address="'docker-log-2018-08-27'.H28"/>
    </style:style>
    <style:style style:name="ce1139" style:family="table-cell" style:parent-style-name="Default">
      <style:map style:condition="cell-content()&gt;=900" style:apply-style-name="Error" style:base-cell-address="'docker-log-2018-08-27'.H29"/>
      <style:map style:condition="cell-content()=MIN([.$B29:.$F29])" style:apply-style-name="Accent" style:base-cell-address="'docker-log-2018-08-27'.H29"/>
    </style:style>
    <style:style style:name="ce1140" style:family="table-cell" style:parent-style-name="Default">
      <style:map style:condition="cell-content()&gt;=900" style:apply-style-name="Error" style:base-cell-address="'docker-log-2018-08-27'.H30"/>
      <style:map style:condition="cell-content()=MIN([.$B30:.$F30])" style:apply-style-name="Accent" style:base-cell-address="'docker-log-2018-08-27'.H30"/>
    </style:style>
    <style:style style:name="ce1141" style:family="table-cell" style:parent-style-name="Default">
      <style:map style:condition="cell-content()&gt;=900" style:apply-style-name="Error" style:base-cell-address="'docker-log-2018-08-27'.H31"/>
      <style:map style:condition="cell-content()=MIN([.$B31:.$F31])" style:apply-style-name="Accent" style:base-cell-address="'docker-log-2018-08-27'.H31"/>
    </style:style>
    <style:style style:name="ce1142" style:family="table-cell" style:parent-style-name="Default">
      <style:map style:condition="cell-content()&gt;=900" style:apply-style-name="Error" style:base-cell-address="'docker-log-2018-08-27'.H32"/>
      <style:map style:condition="cell-content()=MIN([.$B32:.$F32])" style:apply-style-name="Accent" style:base-cell-address="'docker-log-2018-08-27'.H32"/>
    </style:style>
    <style:style style:name="ce1143" style:family="table-cell" style:parent-style-name="Default">
      <style:map style:condition="cell-content()&gt;=900" style:apply-style-name="Error" style:base-cell-address="'docker-log-2018-08-27'.H33"/>
      <style:map style:condition="cell-content()=MIN([.$B33:.$F33])" style:apply-style-name="Accent" style:base-cell-address="'docker-log-2018-08-27'.H33"/>
    </style:style>
    <style:style style:name="ce1144" style:family="table-cell" style:parent-style-name="Default">
      <style:map style:condition="cell-content()&gt;=900" style:apply-style-name="Error" style:base-cell-address="'docker-log-2018-08-27'.H34"/>
      <style:map style:condition="cell-content()=MIN([.$B34:.$F34])" style:apply-style-name="Accent" style:base-cell-address="'docker-log-2018-08-27'.H34"/>
    </style:style>
    <style:style style:name="ce1145" style:family="table-cell" style:parent-style-name="Default">
      <style:map style:condition="cell-content()&gt;=900" style:apply-style-name="Error" style:base-cell-address="'docker-log-2018-08-27'.H35"/>
      <style:map style:condition="cell-content()=MIN([.$B35:.$F35])" style:apply-style-name="Accent" style:base-cell-address="'docker-log-2018-08-27'.H35"/>
    </style:style>
    <style:style style:name="ce1146" style:family="table-cell" style:parent-style-name="Default">
      <style:map style:condition="cell-content()&gt;=900" style:apply-style-name="Error" style:base-cell-address="'docker-log-2018-08-27'.H36"/>
      <style:map style:condition="cell-content()=MIN([.$B36:.$F36])" style:apply-style-name="Accent" style:base-cell-address="'docker-log-2018-08-27'.H36"/>
    </style:style>
    <style:style style:name="ce1147" style:family="table-cell" style:parent-style-name="Default">
      <style:map style:condition="cell-content()&gt;=900" style:apply-style-name="Error" style:base-cell-address="'docker-log-2018-08-27'.H37"/>
      <style:map style:condition="cell-content()=MIN([.$B37:.$F37])" style:apply-style-name="Accent" style:base-cell-address="'docker-log-2018-08-27'.H37"/>
    </style:style>
    <style:style style:name="ce1148" style:family="table-cell" style:parent-style-name="Default">
      <style:map style:condition="cell-content()&gt;=900" style:apply-style-name="Error" style:base-cell-address="'docker-log-2018-08-27'.H38"/>
      <style:map style:condition="cell-content()=MIN([.$B38:.$F38])" style:apply-style-name="Accent" style:base-cell-address="'docker-log-2018-08-27'.H38"/>
    </style:style>
    <style:style style:name="ce1149" style:family="table-cell" style:parent-style-name="Default">
      <style:map style:condition="cell-content()&gt;=900" style:apply-style-name="Error" style:base-cell-address="'docker-log-2018-08-27'.H39"/>
      <style:map style:condition="cell-content()=MIN([.$B39:.$F39])" style:apply-style-name="Accent" style:base-cell-address="'docker-log-2018-08-27'.H39"/>
    </style:style>
    <style:style style:name="ce1150" style:family="table-cell" style:parent-style-name="Default">
      <style:map style:condition="cell-content()&gt;=900" style:apply-style-name="Error" style:base-cell-address="'docker-log-2018-08-27'.H40"/>
      <style:map style:condition="cell-content()=MIN([.$B40:.$F40])" style:apply-style-name="Accent" style:base-cell-address="'docker-log-2018-08-27'.H40"/>
    </style:style>
    <style:style style:name="ce1151" style:family="table-cell" style:parent-style-name="Default">
      <style:map style:condition="cell-content()&gt;=900" style:apply-style-name="Error" style:base-cell-address="'docker-log-2018-08-27'.H41"/>
      <style:map style:condition="cell-content()=MIN([.$B41:.$F41])" style:apply-style-name="Accent" style:base-cell-address="'docker-log-2018-08-27'.H41"/>
    </style:style>
    <style:style style:name="ce1152" style:family="table-cell" style:parent-style-name="Default">
      <style:map style:condition="cell-content()&gt;=900" style:apply-style-name="Error" style:base-cell-address="'docker-log-2018-08-27'.H42"/>
      <style:map style:condition="cell-content()=MIN([.$B42:.$F42])" style:apply-style-name="Accent" style:base-cell-address="'docker-log-2018-08-27'.H42"/>
    </style:style>
    <style:style style:name="ce1153" style:family="table-cell" style:parent-style-name="Default">
      <style:map style:condition="cell-content()&gt;=900" style:apply-style-name="Error" style:base-cell-address="'docker-log-2018-08-27'.H43"/>
      <style:map style:condition="cell-content()=MIN([.$B43:.$F43])" style:apply-style-name="Accent" style:base-cell-address="'docker-log-2018-08-27'.H43"/>
    </style:style>
    <style:style style:name="ce1154" style:family="table-cell" style:parent-style-name="Default">
      <style:map style:condition="cell-content()&gt;=900" style:apply-style-name="Error" style:base-cell-address="'docker-log-2018-08-27'.H44"/>
      <style:map style:condition="cell-content()=MIN([.$B44:.$F44])" style:apply-style-name="Accent" style:base-cell-address="'docker-log-2018-08-27'.H44"/>
    </style:style>
    <style:style style:name="ce1155" style:family="table-cell" style:parent-style-name="Default">
      <style:map style:condition="cell-content()&gt;=900" style:apply-style-name="Error" style:base-cell-address="'docker-log-2018-08-27'.H45"/>
      <style:map style:condition="cell-content()=MIN([.$B45:.$F45])" style:apply-style-name="Accent" style:base-cell-address="'docker-log-2018-08-27'.H45"/>
    </style:style>
    <style:style style:name="ce1156" style:family="table-cell" style:parent-style-name="Default">
      <style:map style:condition="cell-content()&gt;=900" style:apply-style-name="Error" style:base-cell-address="'docker-log-2018-08-27'.H46"/>
      <style:map style:condition="cell-content()=MIN([.$B46:.$F46])" style:apply-style-name="Accent" style:base-cell-address="'docker-log-2018-08-27'.H46"/>
    </style:style>
    <style:style style:name="ce1157" style:family="table-cell" style:parent-style-name="Default">
      <style:map style:condition="cell-content()&gt;=900" style:apply-style-name="Error" style:base-cell-address="'docker-log-2018-08-27'.H47"/>
      <style:map style:condition="cell-content()=MIN([.$B47:.$F47])" style:apply-style-name="Accent" style:base-cell-address="'docker-log-2018-08-27'.H47"/>
    </style:style>
    <style:style style:name="ce1158" style:family="table-cell" style:parent-style-name="Default">
      <style:map style:condition="cell-content()&gt;=900" style:apply-style-name="Error" style:base-cell-address="'docker-log-2018-08-27'.H48"/>
      <style:map style:condition="cell-content()=MIN([.$B48:.$F48])" style:apply-style-name="Accent" style:base-cell-address="'docker-log-2018-08-27'.H48"/>
    </style:style>
    <style:style style:name="ce1159" style:family="table-cell" style:parent-style-name="Default">
      <style:map style:condition="cell-content()&gt;=900" style:apply-style-name="Error" style:base-cell-address="'docker-log-2018-08-27'.H49"/>
      <style:map style:condition="cell-content()=MIN([.$B49:.$F49])" style:apply-style-name="Accent" style:base-cell-address="'docker-log-2018-08-27'.H49"/>
    </style:style>
    <style:style style:name="ce1160" style:family="table-cell" style:parent-style-name="Default">
      <style:map style:condition="cell-content()&gt;=900" style:apply-style-name="Error" style:base-cell-address="'docker-log-2018-08-27'.H50"/>
      <style:map style:condition="cell-content()=MIN([.$B50:.$F50])" style:apply-style-name="Accent" style:base-cell-address="'docker-log-2018-08-27'.H50"/>
    </style:style>
    <style:style style:name="ce1161" style:family="table-cell" style:parent-style-name="Default">
      <style:map style:condition="cell-content()&gt;=900" style:apply-style-name="Error" style:base-cell-address="'docker-log-2018-08-27'.H51"/>
      <style:map style:condition="cell-content()=MIN([.$B51:.$F51])" style:apply-style-name="Accent" style:base-cell-address="'docker-log-2018-08-27'.H51"/>
    </style:style>
    <style:style style:name="ce1162" style:family="table-cell" style:parent-style-name="Default">
      <style:map style:condition="cell-content()&gt;=900" style:apply-style-name="Error" style:base-cell-address="'docker-log-2018-08-27'.H52"/>
      <style:map style:condition="cell-content()=MIN([.$B52:.$F52])" style:apply-style-name="Accent" style:base-cell-address="'docker-log-2018-08-27'.H52"/>
    </style:style>
    <style:style style:name="ce1163" style:family="table-cell" style:parent-style-name="Default">
      <style:map style:condition="cell-content()&gt;=900" style:apply-style-name="Error" style:base-cell-address="'docker-log-2018-08-27'.H53"/>
      <style:map style:condition="cell-content()=MIN([.$B53:.$F53])" style:apply-style-name="Accent" style:base-cell-address="'docker-log-2018-08-27'.H53"/>
    </style:style>
    <style:style style:name="ce1164" style:family="table-cell" style:parent-style-name="Default">
      <style:map style:condition="cell-content()&gt;=900" style:apply-style-name="Error" style:base-cell-address="'docker-log-2018-08-27'.H54"/>
      <style:map style:condition="cell-content()=MIN([.$B54:.$F54])" style:apply-style-name="Accent" style:base-cell-address="'docker-log-2018-08-27'.H54"/>
    </style:style>
    <style:style style:name="ce1165" style:family="table-cell" style:parent-style-name="Default">
      <style:map style:condition="cell-content()&gt;=900" style:apply-style-name="Error" style:base-cell-address="'docker-log-2018-08-27'.H55"/>
      <style:map style:condition="cell-content()=MIN([.$B55:.$F55])" style:apply-style-name="Accent" style:base-cell-address="'docker-log-2018-08-27'.H55"/>
    </style:style>
    <style:style style:name="ce1166" style:family="table-cell" style:parent-style-name="Default">
      <style:map style:condition="cell-content()&gt;=900" style:apply-style-name="Error" style:base-cell-address="'docker-log-2018-08-27'.H56"/>
      <style:map style:condition="cell-content()=MIN([.$B56:.$F56])" style:apply-style-name="Accent" style:base-cell-address="'docker-log-2018-08-27'.H56"/>
    </style:style>
    <style:style style:name="ce1167" style:family="table-cell" style:parent-style-name="Default">
      <style:map style:condition="cell-content()&gt;=900" style:apply-style-name="Error" style:base-cell-address="'docker-log-2018-08-27'.H57"/>
      <style:map style:condition="cell-content()=MIN([.$B57:.$F57])" style:apply-style-name="Accent" style:base-cell-address="'docker-log-2018-08-27'.H57"/>
    </style:style>
    <style:style style:name="ce1168" style:family="table-cell" style:parent-style-name="Default">
      <style:map style:condition="cell-content()&gt;=900" style:apply-style-name="Error" style:base-cell-address="'docker-log-2018-08-27'.H58"/>
      <style:map style:condition="cell-content()=MIN([.$B58:.$F58])" style:apply-style-name="Accent" style:base-cell-address="'docker-log-2018-08-27'.H58"/>
    </style:style>
    <style:style style:name="ce1169" style:family="table-cell" style:parent-style-name="Default">
      <style:map style:condition="cell-content()&gt;=900" style:apply-style-name="Error" style:base-cell-address="'docker-log-2018-08-27'.H59"/>
      <style:map style:condition="cell-content()=MIN([.$B59:.$F59])" style:apply-style-name="Accent" style:base-cell-address="'docker-log-2018-08-27'.H59"/>
    </style:style>
    <style:style style:name="ce1170" style:family="table-cell" style:parent-style-name="Default">
      <style:map style:condition="cell-content()&gt;=900" style:apply-style-name="Error" style:base-cell-address="'docker-log-2018-08-27'.H60"/>
      <style:map style:condition="cell-content()=MIN([.$B60:.$F60])" style:apply-style-name="Accent" style:base-cell-address="'docker-log-2018-08-27'.H60"/>
    </style:style>
    <style:style style:name="ce1171" style:family="table-cell" style:parent-style-name="Default">
      <style:map style:condition="cell-content()&gt;=900" style:apply-style-name="Error" style:base-cell-address="'docker-log-2018-08-27'.H61"/>
      <style:map style:condition="cell-content()=MIN([.$B61:.$F61])" style:apply-style-name="Accent" style:base-cell-address="'docker-log-2018-08-27'.H61"/>
    </style:style>
    <style:style style:name="ce1172" style:family="table-cell" style:parent-style-name="Default">
      <style:map style:condition="cell-content()&gt;=900" style:apply-style-name="Error" style:base-cell-address="'docker-log-2018-08-27'.H62"/>
      <style:map style:condition="cell-content()=MIN([.$B62:.$F62])" style:apply-style-name="Accent" style:base-cell-address="'docker-log-2018-08-27'.H62"/>
    </style:style>
    <style:style style:name="ce1173" style:family="table-cell" style:parent-style-name="Default">
      <style:map style:condition="cell-content()&gt;=900" style:apply-style-name="Error" style:base-cell-address="'docker-log-2018-08-27'.H63"/>
      <style:map style:condition="cell-content()=MIN([.$B63:.$F63])" style:apply-style-name="Accent" style:base-cell-address="'docker-log-2018-08-27'.H63"/>
    </style:style>
    <style:style style:name="ce1174" style:family="table-cell" style:parent-style-name="Default">
      <style:map style:condition="cell-content()&gt;=900" style:apply-style-name="Error" style:base-cell-address="'docker-log-2018-08-27'.H64"/>
      <style:map style:condition="cell-content()=MIN([.$B64:.$F64])" style:apply-style-name="Accent" style:base-cell-address="'docker-log-2018-08-27'.H64"/>
    </style:style>
    <style:style style:name="ce1175" style:family="table-cell" style:parent-style-name="Default">
      <style:map style:condition="cell-content()&gt;=900" style:apply-style-name="Error" style:base-cell-address="'docker-log-2018-08-27'.H65"/>
      <style:map style:condition="cell-content()=MIN([.$B65:.$F65])" style:apply-style-name="Accent" style:base-cell-address="'docker-log-2018-08-27'.H65"/>
    </style:style>
    <style:style style:name="ce1176" style:family="table-cell" style:parent-style-name="Default">
      <style:map style:condition="cell-content()&gt;=900" style:apply-style-name="Error" style:base-cell-address="'docker-log-2018-08-27'.H66"/>
      <style:map style:condition="cell-content()=MIN([.$B66:.$F66])" style:apply-style-name="Accent" style:base-cell-address="'docker-log-2018-08-27'.H66"/>
    </style:style>
    <style:style style:name="ce1177" style:family="table-cell" style:parent-style-name="Default">
      <style:map style:condition="cell-content()&gt;=900" style:apply-style-name="Error" style:base-cell-address="'docker-log-2018-08-27'.H67"/>
      <style:map style:condition="cell-content()=MIN([.$B67:.$F67])" style:apply-style-name="Accent" style:base-cell-address="'docker-log-2018-08-27'.H67"/>
    </style:style>
    <style:style style:name="ce1178" style:family="table-cell" style:parent-style-name="Default">
      <style:map style:condition="cell-content()&gt;=900" style:apply-style-name="Error" style:base-cell-address="'docker-log-2018-08-27'.H68"/>
      <style:map style:condition="cell-content()=MIN([.$B68:.$F68])" style:apply-style-name="Accent" style:base-cell-address="'docker-log-2018-08-27'.H68"/>
    </style:style>
    <style:style style:name="ce1179" style:family="table-cell" style:parent-style-name="Default">
      <style:map style:condition="cell-content()&gt;=900" style:apply-style-name="Error" style:base-cell-address="'docker-log-2018-08-27'.H69"/>
      <style:map style:condition="cell-content()=MIN([.$B69:.$F69])" style:apply-style-name="Accent" style:base-cell-address="'docker-log-2018-08-27'.H69"/>
    </style:style>
    <style:style style:name="ce1180" style:family="table-cell" style:parent-style-name="Default">
      <style:map style:condition="cell-content()&gt;=900" style:apply-style-name="Error" style:base-cell-address="'docker-log-2018-08-27'.H70"/>
      <style:map style:condition="cell-content()=MIN([.$B70:.$F70])" style:apply-style-name="Accent" style:base-cell-address="'docker-log-2018-08-27'.H70"/>
    </style:style>
    <style:style style:name="ce1181" style:family="table-cell" style:parent-style-name="Default">
      <style:map style:condition="cell-content()&gt;=900" style:apply-style-name="Error" style:base-cell-address="'docker-log-2018-08-27'.H71"/>
      <style:map style:condition="cell-content()=MIN([.$B71:.$F71])" style:apply-style-name="Accent" style:base-cell-address="'docker-log-2018-08-27'.H71"/>
    </style:style>
    <style:style style:name="ce1182" style:family="table-cell" style:parent-style-name="Default">
      <style:map style:condition="cell-content()&gt;=900" style:apply-style-name="Error" style:base-cell-address="'docker-log-2018-08-27'.H72"/>
      <style:map style:condition="cell-content()=MIN([.$B72:.$F72])" style:apply-style-name="Accent" style:base-cell-address="'docker-log-2018-08-27'.H72"/>
    </style:style>
    <style:style style:name="ce1183" style:family="table-cell" style:parent-style-name="Default">
      <style:map style:condition="cell-content()&gt;=900" style:apply-style-name="Error" style:base-cell-address="'docker-log-2018-08-27'.H73"/>
      <style:map style:condition="cell-content()=MIN([.$B73:.$F73])" style:apply-style-name="Accent" style:base-cell-address="'docker-log-2018-08-27'.H73"/>
    </style:style>
    <style:style style:name="ce1184" style:family="table-cell" style:parent-style-name="Default">
      <style:map style:condition="cell-content()&gt;=900" style:apply-style-name="Error" style:base-cell-address="'docker-log-2018-08-27'.H74"/>
      <style:map style:condition="cell-content()=MIN([.$B74:.$F74])" style:apply-style-name="Accent" style:base-cell-address="'docker-log-2018-08-27'.H74"/>
    </style:style>
    <style:style style:name="ce1185" style:family="table-cell" style:parent-style-name="Default">
      <style:map style:condition="cell-content()&gt;=900" style:apply-style-name="Error" style:base-cell-address="'docker-log-2018-08-27'.H75"/>
      <style:map style:condition="cell-content()=MIN([.$B75:.$F75])" style:apply-style-name="Accent" style:base-cell-address="'docker-log-2018-08-27'.H75"/>
    </style:style>
    <style:style style:name="ce1186" style:family="table-cell" style:parent-style-name="Default">
      <style:map style:condition="cell-content()&gt;=900" style:apply-style-name="Error" style:base-cell-address="'docker-log-2018-08-27'.H76"/>
      <style:map style:condition="cell-content()=MIN([.$B76:.$F76])" style:apply-style-name="Accent" style:base-cell-address="'docker-log-2018-08-27'.H76"/>
    </style:style>
    <style:style style:name="ce1187" style:family="table-cell" style:parent-style-name="Default">
      <style:map style:condition="cell-content()&gt;=900" style:apply-style-name="Error" style:base-cell-address="'docker-log-2018-08-27'.H77"/>
      <style:map style:condition="cell-content()=MIN([.$B77:.$F77])" style:apply-style-name="Accent" style:base-cell-address="'docker-log-2018-08-27'.H77"/>
    </style:style>
    <style:style style:name="ce1188" style:family="table-cell" style:parent-style-name="Default">
      <style:map style:condition="cell-content()&gt;=900" style:apply-style-name="Error" style:base-cell-address="'docker-log-2018-08-27'.H78"/>
      <style:map style:condition="cell-content()=MIN([.$B78:.$F78])" style:apply-style-name="Accent" style:base-cell-address="'docker-log-2018-08-27'.H78"/>
    </style:style>
    <style:style style:name="ce1189" style:family="table-cell" style:parent-style-name="Default">
      <style:map style:condition="cell-content()&gt;=900" style:apply-style-name="Error" style:base-cell-address="'docker-log-2018-08-27'.H79"/>
      <style:map style:condition="cell-content()=MIN([.$B79:.$F79])" style:apply-style-name="Accent" style:base-cell-address="'docker-log-2018-08-27'.H79"/>
    </style:style>
    <style:style style:name="ce1190" style:family="table-cell" style:parent-style-name="Default">
      <style:map style:condition="cell-content()&gt;=900" style:apply-style-name="Error" style:base-cell-address="'docker-log-2018-08-27'.H80"/>
      <style:map style:condition="cell-content()=MIN([.$B80:.$F80])" style:apply-style-name="Accent" style:base-cell-address="'docker-log-2018-08-27'.H80"/>
    </style:style>
    <style:style style:name="ce1191" style:family="table-cell" style:parent-style-name="Default">
      <style:map style:condition="cell-content()&gt;=900" style:apply-style-name="Error" style:base-cell-address="'docker-log-2018-08-27'.H81"/>
      <style:map style:condition="cell-content()=MIN([.$B81:.$F81])" style:apply-style-name="Accent" style:base-cell-address="'docker-log-2018-08-27'.H81"/>
    </style:style>
    <style:style style:name="ce1192" style:family="table-cell" style:parent-style-name="Default">
      <style:map style:condition="cell-content()&gt;=900" style:apply-style-name="Error" style:base-cell-address="'docker-log-2018-08-27'.H82"/>
      <style:map style:condition="cell-content()=MIN([.$B82:.$F82])" style:apply-style-name="Accent" style:base-cell-address="'docker-log-2018-08-27'.H82"/>
    </style:style>
    <style:style style:name="ce1193" style:family="table-cell" style:parent-style-name="Default">
      <style:map style:condition="cell-content()&gt;=900" style:apply-style-name="Error" style:base-cell-address="'docker-log-2018-08-27'.H83"/>
      <style:map style:condition="cell-content()=MIN([.$B83:.$F83])" style:apply-style-name="Accent" style:base-cell-address="'docker-log-2018-08-27'.H83"/>
    </style:style>
    <style:style style:name="ce1194" style:family="table-cell" style:parent-style-name="Default">
      <style:map style:condition="cell-content()&gt;=900" style:apply-style-name="Error" style:base-cell-address="'docker-log-2018-08-27'.H84"/>
      <style:map style:condition="cell-content()=MIN([.$B84:.$F84])" style:apply-style-name="Accent" style:base-cell-address="'docker-log-2018-08-27'.H84"/>
    </style:style>
    <style:style style:name="ce1195" style:family="table-cell" style:parent-style-name="Default">
      <style:map style:condition="cell-content()&gt;=900" style:apply-style-name="Error" style:base-cell-address="'docker-log-2018-08-27'.H85"/>
      <style:map style:condition="cell-content()=MIN([.$B85:.$F85])" style:apply-style-name="Accent" style:base-cell-address="'docker-log-2018-08-27'.H85"/>
    </style:style>
    <style:style style:name="ce1196" style:family="table-cell" style:parent-style-name="Default">
      <style:map style:condition="cell-content()&gt;=900" style:apply-style-name="Error" style:base-cell-address="'docker-log-2018-08-27'.H86"/>
      <style:map style:condition="cell-content()=MIN([.$B86:.$F86])" style:apply-style-name="Accent" style:base-cell-address="'docker-log-2018-08-27'.H86"/>
    </style:style>
    <style:style style:name="ce1197" style:family="table-cell" style:parent-style-name="Default">
      <style:map style:condition="cell-content()&gt;=900" style:apply-style-name="Error" style:base-cell-address="'docker-log-2018-08-27'.H87"/>
      <style:map style:condition="cell-content()=MIN([.$B87:.$F87])" style:apply-style-name="Accent" style:base-cell-address="'docker-log-2018-08-27'.H87"/>
    </style:style>
    <style:style style:name="ce1198" style:family="table-cell" style:parent-style-name="Default">
      <style:map style:condition="cell-content()&gt;=900" style:apply-style-name="Error" style:base-cell-address="'docker-log-2018-08-27'.H88"/>
      <style:map style:condition="cell-content()=MIN([.$B88:.$F88])" style:apply-style-name="Accent" style:base-cell-address="'docker-log-2018-08-27'.H88"/>
    </style:style>
    <style:style style:name="ce1199" style:family="table-cell" style:parent-style-name="Default">
      <style:map style:condition="cell-content()&gt;=900" style:apply-style-name="Error" style:base-cell-address="'docker-log-2018-08-27'.H89"/>
      <style:map style:condition="cell-content()=MIN([.$B89:.$F89])" style:apply-style-name="Accent" style:base-cell-address="'docker-log-2018-08-27'.H89"/>
    </style:style>
    <style:style style:name="ce1200" style:family="table-cell" style:parent-style-name="Default">
      <style:map style:condition="cell-content()&gt;=900" style:apply-style-name="Error" style:base-cell-address="'docker-log-2018-08-27'.H90"/>
      <style:map style:condition="cell-content()=MIN([.$B90:.$F90])" style:apply-style-name="Accent" style:base-cell-address="'docker-log-2018-08-27'.H90"/>
    </style:style>
    <style:style style:name="ce1201" style:family="table-cell" style:parent-style-name="Default">
      <style:map style:condition="cell-content()&gt;=900" style:apply-style-name="Error" style:base-cell-address="'docker-log-2018-08-27'.H91"/>
      <style:map style:condition="cell-content()=MIN([.$B91:.$F91])" style:apply-style-name="Accent" style:base-cell-address="'docker-log-2018-08-27'.H91"/>
    </style:style>
    <style:style style:name="ce1202" style:family="table-cell" style:parent-style-name="Default">
      <style:map style:condition="cell-content()&gt;=900" style:apply-style-name="Error" style:base-cell-address="'docker-log-2018-08-27'.H92"/>
      <style:map style:condition="cell-content()=MIN([.$B92:.$F92])" style:apply-style-name="Accent" style:base-cell-address="'docker-log-2018-08-27'.H92"/>
    </style:style>
    <style:style style:name="ce1203" style:family="table-cell" style:parent-style-name="Default">
      <style:map style:condition="cell-content()&gt;=900" style:apply-style-name="Error" style:base-cell-address="'docker-log-2018-08-27'.H93"/>
      <style:map style:condition="cell-content()=MIN([.$B93:.$F93])" style:apply-style-name="Accent" style:base-cell-address="'docker-log-2018-08-27'.H93"/>
    </style:style>
    <style:style style:name="ce1204" style:family="table-cell" style:parent-style-name="Default">
      <style:map style:condition="cell-content()&gt;=900" style:apply-style-name="Error" style:base-cell-address="'docker-log-2018-08-27'.H94"/>
      <style:map style:condition="cell-content()=MIN([.$B94:.$F94])" style:apply-style-name="Accent" style:base-cell-address="'docker-log-2018-08-27'.H94"/>
    </style:style>
    <style:style style:name="ce1205" style:family="table-cell" style:parent-style-name="Default">
      <style:map style:condition="cell-content()&gt;=900" style:apply-style-name="Error" style:base-cell-address="'docker-log-2018-08-27'.H95"/>
      <style:map style:condition="cell-content()=MIN([.$B95:.$F95])" style:apply-style-name="Accent" style:base-cell-address="'docker-log-2018-08-27'.H95"/>
    </style:style>
    <style:style style:name="ce1206" style:family="table-cell" style:parent-style-name="Default">
      <style:map style:condition="cell-content()&gt;=900" style:apply-style-name="Error" style:base-cell-address="'docker-log-2018-08-27'.H96"/>
      <style:map style:condition="cell-content()=MIN([.$B96:.$F96])" style:apply-style-name="Accent" style:base-cell-address="'docker-log-2018-08-27'.H96"/>
    </style:style>
    <style:style style:name="ce1207" style:family="table-cell" style:parent-style-name="Default">
      <style:map style:condition="cell-content()&gt;=900" style:apply-style-name="Error" style:base-cell-address="'docker-log-2018-08-27'.H97"/>
      <style:map style:condition="cell-content()=MIN([.$B97:.$F97])" style:apply-style-name="Accent" style:base-cell-address="'docker-log-2018-08-27'.H97"/>
    </style:style>
    <style:style style:name="ce1208" style:family="table-cell" style:parent-style-name="Default">
      <style:map style:condition="cell-content()&gt;=900" style:apply-style-name="Error" style:base-cell-address="'docker-log-2018-08-27'.H98"/>
      <style:map style:condition="cell-content()=MIN([.$B98:.$F98])" style:apply-style-name="Accent" style:base-cell-address="'docker-log-2018-08-27'.H98"/>
    </style:style>
    <style:style style:name="ce1209" style:family="table-cell" style:parent-style-name="Default">
      <style:map style:condition="cell-content()&gt;=900" style:apply-style-name="Error" style:base-cell-address="'docker-log-2018-08-27'.H99"/>
      <style:map style:condition="cell-content()=MIN([.$B99:.$F99])" style:apply-style-name="Accent" style:base-cell-address="'docker-log-2018-08-27'.H99"/>
    </style:style>
    <style:style style:name="ce1210" style:family="table-cell" style:parent-style-name="Default">
      <style:map style:condition="cell-content()&gt;=900" style:apply-style-name="Error" style:base-cell-address="'docker-log-2018-08-27'.H100"/>
      <style:map style:condition="cell-content()=MIN([.$B100:.$F100])" style:apply-style-name="Accent" style:base-cell-address="'docker-log-2018-08-27'.H100"/>
    </style:style>
    <style:style style:name="ce1211" style:family="table-cell" style:parent-style-name="Default">
      <style:map style:condition="cell-content()&gt;=900" style:apply-style-name="Error" style:base-cell-address="'docker-log-2018-08-27'.H101"/>
      <style:map style:condition="cell-content()=MIN([.$B101:.$F101])" style:apply-style-name="Accent" style:base-cell-address="'docker-log-2018-08-27'.H101"/>
    </style:style>
    <style:style style:name="ce1212" style:family="table-cell" style:parent-style-name="Default">
      <style:map style:condition="cell-content()&gt;=900" style:apply-style-name="Error" style:base-cell-address="'docker-log-2018-08-27'.H102"/>
      <style:map style:condition="cell-content()=MIN([.$B102:.$F102])" style:apply-style-name="Accent" style:base-cell-address="'docker-log-2018-08-27'.H102"/>
    </style:style>
    <style:style style:name="ce1213" style:family="table-cell" style:parent-style-name="Default">
      <style:map style:condition="cell-content()&gt;=900" style:apply-style-name="Error" style:base-cell-address="'docker-log-2018-08-27'.H103"/>
      <style:map style:condition="cell-content()=MIN([.$B103:.$F103])" style:apply-style-name="Accent" style:base-cell-address="'docker-log-2018-08-27'.H103"/>
    </style:style>
    <style:style style:name="ce1214" style:family="table-cell" style:parent-style-name="Default">
      <style:map style:condition="cell-content()&gt;=900" style:apply-style-name="Error" style:base-cell-address="'docker-log-2018-08-27'.H104"/>
      <style:map style:condition="cell-content()=MIN([.$B104:.$F104])" style:apply-style-name="Accent" style:base-cell-address="'docker-log-2018-08-27'.H104"/>
    </style:style>
    <style:style style:name="ce1215" style:family="table-cell" style:parent-style-name="Default">
      <style:map style:condition="cell-content()&gt;=900" style:apply-style-name="Error" style:base-cell-address="'docker-log-2018-08-27'.H105"/>
      <style:map style:condition="cell-content()=MIN([.$B105:.$F105])" style:apply-style-name="Accent" style:base-cell-address="'docker-log-2018-08-27'.H105"/>
    </style:style>
    <style:style style:name="ce1216" style:family="table-cell" style:parent-style-name="Default">
      <style:map style:condition="cell-content()&gt;=900" style:apply-style-name="Error" style:base-cell-address="'docker-log-2018-08-27'.H106"/>
      <style:map style:condition="cell-content()=MIN([.$B106:.$F106])" style:apply-style-name="Accent" style:base-cell-address="'docker-log-2018-08-27'.H106"/>
    </style:style>
    <style:style style:name="ce1217" style:family="table-cell" style:parent-style-name="Default">
      <style:map style:condition="cell-content()&gt;=900" style:apply-style-name="Error" style:base-cell-address="'docker-log-2018-08-27'.H107"/>
      <style:map style:condition="cell-content()=MIN([.$B107:.$F107])" style:apply-style-name="Accent" style:base-cell-address="'docker-log-2018-08-27'.H107"/>
    </style:style>
    <style:style style:name="ce1218" style:family="table-cell" style:parent-style-name="Default">
      <style:map style:condition="cell-content()&gt;=900" style:apply-style-name="Error" style:base-cell-address="'docker-log-2018-08-27'.H108"/>
      <style:map style:condition="cell-content()=MIN([.$B108:.$F108])" style:apply-style-name="Accent" style:base-cell-address="'docker-log-2018-08-27'.H108"/>
    </style:style>
    <style:style style:name="ce1219" style:family="table-cell" style:parent-style-name="Default">
      <style:map style:condition="cell-content()&gt;=900" style:apply-style-name="Error" style:base-cell-address="'docker-log-2018-08-27'.H109"/>
      <style:map style:condition="cell-content()=MIN([.$B109:.$F109])" style:apply-style-name="Accent" style:base-cell-address="'docker-log-2018-08-27'.H109"/>
    </style:style>
    <style:style style:name="ce1220" style:family="table-cell" style:parent-style-name="Default">
      <style:map style:condition="cell-content()&gt;=900" style:apply-style-name="Error" style:base-cell-address="'docker-log-2018-08-27'.H110"/>
      <style:map style:condition="cell-content()=MIN([.$B110:.$F110])" style:apply-style-name="Accent" style:base-cell-address="'docker-log-2018-08-27'.H110"/>
    </style:style>
    <style:style style:name="ce1221" style:family="table-cell" style:parent-style-name="Default">
      <style:map style:condition="cell-content()&gt;=900" style:apply-style-name="Error" style:base-cell-address="'docker-log-2018-08-27'.H111"/>
      <style:map style:condition="cell-content()=MIN([.$B111:.$F111])" style:apply-style-name="Accent" style:base-cell-address="'docker-log-2018-08-27'.H111"/>
    </style:style>
    <style:style style:name="ce1222" style:family="table-cell" style:parent-style-name="Default">
      <style:map style:condition="cell-content()&gt;=900" style:apply-style-name="Error" style:base-cell-address="'docker-log-2018-08-27'.H112"/>
      <style:map style:condition="cell-content()=MIN([.$B112:.$F112])" style:apply-style-name="Accent" style:base-cell-address="'docker-log-2018-08-27'.H112"/>
    </style:style>
    <style:style style:name="ce1223" style:family="table-cell" style:parent-style-name="Default">
      <style:map style:condition="cell-content()&gt;=900" style:apply-style-name="Error" style:base-cell-address="'docker-log-2018-08-27'.H113"/>
      <style:map style:condition="cell-content()=MIN([.$B113:.$F113])" style:apply-style-name="Accent" style:base-cell-address="'docker-log-2018-08-27'.H113"/>
    </style:style>
    <style:style style:name="ce1224" style:family="table-cell" style:parent-style-name="Default">
      <style:map style:condition="cell-content()&gt;=900" style:apply-style-name="Error" style:base-cell-address="'docker-log-2018-08-27'.H4"/>
      <style:map style:condition="cell-content()=MIN([.$B4:.$F4])" style:apply-style-name="Accent" style:base-cell-address="'docker-log-2018-08-27'.H4"/>
    </style:style>
    <style:style style:name="ce1225" style:family="table-cell" style:parent-style-name="Default">
      <style:map style:condition="cell-content()&gt;=900" style:apply-style-name="Error" style:base-cell-address="'docker-log-2018-08-27'.H5"/>
      <style:map style:condition="cell-content()=MIN([.$B5:.$F5])" style:apply-style-name="Accent" style:base-cell-address="'docker-log-2018-08-27'.H5"/>
    </style:style>
    <style:style style:name="ce1226" style:family="table-cell" style:parent-style-name="Default">
      <style:map style:condition="cell-content()&gt;=900" style:apply-style-name="Error" style:base-cell-address="'docker-log-2018-08-27'.H6"/>
      <style:map style:condition="cell-content()=MIN([.$B6:.$F6])" style:apply-style-name="Accent" style:base-cell-address="'docker-log-2018-08-27'.H6"/>
    </style:style>
    <style:style style:name="ce1227" style:family="table-cell" style:parent-style-name="Default">
      <style:map style:condition="cell-content()&gt;=900" style:apply-style-name="Error" style:base-cell-address="'docker-log-2018-08-27'.H7"/>
      <style:map style:condition="cell-content()=MIN([.$B7:.$F7])" style:apply-style-name="Accent" style:base-cell-address="'docker-log-2018-08-27'.H7"/>
    </style:style>
    <style:style style:name="ce1228" style:family="table-cell" style:parent-style-name="Default">
      <style:map style:condition="cell-content()&gt;=900" style:apply-style-name="Error" style:base-cell-address="'docker-log-2018-08-27'.H8"/>
      <style:map style:condition="cell-content()=MIN([.$B8:.$F8])" style:apply-style-name="Accent" style:base-cell-address="'docker-log-2018-08-27'.H8"/>
    </style:style>
    <style:style style:name="ce1229" style:family="table-cell" style:parent-style-name="Default">
      <style:map style:condition="cell-content()&gt;=900" style:apply-style-name="Error" style:base-cell-address="'docker-log-2018-08-27'.H9"/>
      <style:map style:condition="cell-content()=MIN([.$B9:.$F9])" style:apply-style-name="Accent" style:base-cell-address="'docker-log-2018-08-27'.H9"/>
    </style:style>
    <style:style style:name="ce1230" style:family="table-cell" style:parent-style-name="Default">
      <style:map style:condition="cell-content()&gt;=900" style:apply-style-name="Error" style:base-cell-address="'docker-log-2018-08-27'.H10"/>
      <style:map style:condition="cell-content()=MIN([.$B10:.$F10])" style:apply-style-name="Accent" style:base-cell-address="'docker-log-2018-08-27'.H10"/>
    </style:style>
    <style:style style:name="ce1231" style:family="table-cell" style:parent-style-name="Default">
      <style:map style:condition="cell-content()&gt;=900" style:apply-style-name="Error" style:base-cell-address="'docker-log-2018-08-27'.H11"/>
      <style:map style:condition="cell-content()=MIN([.$B11:.$F11])" style:apply-style-name="Accent" style:base-cell-address="'docker-log-2018-08-27'.H11"/>
    </style:style>
    <style:style style:name="ce1232" style:family="table-cell" style:parent-style-name="Default">
      <style:map style:condition="cell-content()&gt;=900" style:apply-style-name="Error" style:base-cell-address="'docker-log-2018-08-27'.H12"/>
      <style:map style:condition="cell-content()=MIN([.$B12:.$F12])" style:apply-style-name="Accent" style:base-cell-address="'docker-log-2018-08-27'.H12"/>
    </style:style>
    <style:style style:name="ce1233" style:family="table-cell" style:parent-style-name="Default">
      <style:map style:condition="cell-content()&gt;=900" style:apply-style-name="Error" style:base-cell-address="'docker-log-2018-08-27'.H13"/>
      <style:map style:condition="cell-content()=MIN([.$B13:.$F13])" style:apply-style-name="Accent" style:base-cell-address="'docker-log-2018-08-27'.H13"/>
    </style:style>
    <style:style style:name="ce1234" style:family="table-cell" style:parent-style-name="Default">
      <style:map style:condition="cell-content()&gt;=900" style:apply-style-name="Error" style:base-cell-address="'docker-log-2018-08-27'.H14"/>
      <style:map style:condition="cell-content()=MIN([.$B14:.$F14])" style:apply-style-name="Accent" style:base-cell-address="'docker-log-2018-08-27'.H14"/>
    </style:style>
    <style:style style:name="ce1235" style:family="table-cell" style:parent-style-name="Default">
      <style:map style:condition="cell-content()&gt;=900" style:apply-style-name="Error" style:base-cell-address="'docker-log-2018-08-27'.H15"/>
      <style:map style:condition="cell-content()=MIN([.$B15:.$F15])" style:apply-style-name="Accent" style:base-cell-address="'docker-log-2018-08-27'.H15"/>
    </style:style>
    <style:style style:name="ce1236" style:family="table-cell" style:parent-style-name="Default">
      <style:map style:condition="cell-content()&gt;=900" style:apply-style-name="Error" style:base-cell-address="'docker-log-2018-08-27'.H16"/>
      <style:map style:condition="cell-content()=MIN([.$B16:.$F16])" style:apply-style-name="Accent" style:base-cell-address="'docker-log-2018-08-27'.H16"/>
    </style:style>
    <style:style style:name="ce1237" style:family="table-cell" style:parent-style-name="Default">
      <style:map style:condition="cell-content()&gt;=900" style:apply-style-name="Error" style:base-cell-address="'docker-log-2018-08-27'.H17"/>
      <style:map style:condition="cell-content()=MIN([.$B17:.$F17])" style:apply-style-name="Accent" style:base-cell-address="'docker-log-2018-08-27'.H17"/>
    </style:style>
    <style:style style:name="ce1238" style:family="table-cell" style:parent-style-name="Default">
      <style:map style:condition="cell-content()&gt;=900" style:apply-style-name="Error" style:base-cell-address="'docker-log-2018-08-27'.H18"/>
      <style:map style:condition="cell-content()=MIN([.$B18:.$F18])" style:apply-style-name="Accent" style:base-cell-address="'docker-log-2018-08-27'.H18"/>
    </style:style>
    <style:style style:name="ce1239" style:family="table-cell" style:parent-style-name="Default">
      <style:map style:condition="cell-content()&gt;=900" style:apply-style-name="Error" style:base-cell-address="'docker-log-2018-08-27'.H19"/>
      <style:map style:condition="cell-content()=MIN([.$B19:.$F19])" style:apply-style-name="Accent" style:base-cell-address="'docker-log-2018-08-27'.H19"/>
    </style:style>
    <style:style style:name="ce1240" style:family="table-cell" style:parent-style-name="Default">
      <style:map style:condition="cell-content()&gt;=900" style:apply-style-name="Error" style:base-cell-address="'docker-log-2018-08-27'.H20"/>
      <style:map style:condition="cell-content()=MIN([.$B20:.$F20])" style:apply-style-name="Accent" style:base-cell-address="'docker-log-2018-08-27'.H20"/>
    </style:style>
    <style:style style:name="ce1241" style:family="table-cell" style:parent-style-name="Default">
      <style:map style:condition="cell-content()&gt;=900" style:apply-style-name="Error" style:base-cell-address="'docker-log-2018-08-27'.H21"/>
      <style:map style:condition="cell-content()=MIN([.$B21:.$F21])" style:apply-style-name="Accent" style:base-cell-address="'docker-log-2018-08-27'.H21"/>
    </style:style>
    <style:style style:name="ce1242" style:family="table-cell" style:parent-style-name="Default">
      <style:map style:condition="cell-content()&gt;=900" style:apply-style-name="Error" style:base-cell-address="'docker-log-2018-08-27'.H22"/>
      <style:map style:condition="cell-content()=MIN([.$B22:.$F22])" style:apply-style-name="Accent" style:base-cell-address="'docker-log-2018-08-27'.H22"/>
    </style:style>
    <style:style style:name="ce1243" style:family="table-cell" style:parent-style-name="Default">
      <style:map style:condition="cell-content()&gt;=900" style:apply-style-name="Error" style:base-cell-address="'docker-log-2018-08-27'.H23"/>
      <style:map style:condition="cell-content()=MIN([.$B23:.$F23])" style:apply-style-name="Accent" style:base-cell-address="'docker-log-2018-08-27'.H23"/>
    </style:style>
    <style:style style:name="ce1244" style:family="table-cell" style:parent-style-name="Default">
      <style:map style:condition="cell-content()&gt;=900" style:apply-style-name="Error" style:base-cell-address="'docker-log-2018-08-27'.H24"/>
      <style:map style:condition="cell-content()=MIN([.$B24:.$F24])" style:apply-style-name="Accent" style:base-cell-address="'docker-log-2018-08-27'.H24"/>
    </style:style>
    <style:style style:name="ce1245" style:family="table-cell" style:parent-style-name="Default">
      <style:map style:condition="cell-content()&gt;=900" style:apply-style-name="Error" style:base-cell-address="'docker-log-2018-08-27'.H25"/>
      <style:map style:condition="cell-content()=MIN([.$B25:.$F25])" style:apply-style-name="Accent" style:base-cell-address="'docker-log-2018-08-27'.H25"/>
    </style:style>
    <style:style style:name="ce1246" style:family="table-cell" style:parent-style-name="Default">
      <style:map style:condition="cell-content()&gt;=900" style:apply-style-name="Error" style:base-cell-address="'docker-log-2018-08-27'.H26"/>
      <style:map style:condition="cell-content()=MIN([.$B26:.$F26])" style:apply-style-name="Accent" style:base-cell-address="'docker-log-2018-08-27'.H26"/>
    </style:style>
    <style:style style:name="ce1247" style:family="table-cell" style:parent-style-name="Default">
      <style:map style:condition="cell-content()&gt;=900" style:apply-style-name="Error" style:base-cell-address="'docker-log-2018-08-27'.H27"/>
      <style:map style:condition="cell-content()=MIN([.$B27:.$F27])" style:apply-style-name="Accent" style:base-cell-address="'docker-log-2018-08-27'.H27"/>
    </style:style>
    <style:style style:name="ce1248" style:family="table-cell" style:parent-style-name="Default">
      <style:map style:condition="cell-content()&gt;=900" style:apply-style-name="Error" style:base-cell-address="'docker-log-2018-08-27'.H28"/>
      <style:map style:condition="cell-content()=MIN([.$B28:.$F28])" style:apply-style-name="Accent" style:base-cell-address="'docker-log-2018-08-27'.H28"/>
    </style:style>
    <style:style style:name="ce1249" style:family="table-cell" style:parent-style-name="Default">
      <style:map style:condition="cell-content()&gt;=900" style:apply-style-name="Error" style:base-cell-address="'docker-log-2018-08-27'.H29"/>
      <style:map style:condition="cell-content()=MIN([.$B29:.$F29])" style:apply-style-name="Accent" style:base-cell-address="'docker-log-2018-08-27'.H29"/>
    </style:style>
    <style:style style:name="ce1250" style:family="table-cell" style:parent-style-name="Default">
      <style:map style:condition="cell-content()&gt;=900" style:apply-style-name="Error" style:base-cell-address="'docker-log-2018-08-27'.H30"/>
      <style:map style:condition="cell-content()=MIN([.$B30:.$F30])" style:apply-style-name="Accent" style:base-cell-address="'docker-log-2018-08-27'.H30"/>
    </style:style>
    <style:style style:name="ce1251" style:family="table-cell" style:parent-style-name="Default">
      <style:map style:condition="cell-content()&gt;=900" style:apply-style-name="Error" style:base-cell-address="'docker-log-2018-08-27'.H31"/>
      <style:map style:condition="cell-content()=MIN([.$B31:.$F31])" style:apply-style-name="Accent" style:base-cell-address="'docker-log-2018-08-27'.H31"/>
    </style:style>
    <style:style style:name="ce1252" style:family="table-cell" style:parent-style-name="Default">
      <style:map style:condition="cell-content()&gt;=900" style:apply-style-name="Error" style:base-cell-address="'docker-log-2018-08-27'.H32"/>
      <style:map style:condition="cell-content()=MIN([.$B32:.$F32])" style:apply-style-name="Accent" style:base-cell-address="'docker-log-2018-08-27'.H32"/>
    </style:style>
    <style:style style:name="ce1253" style:family="table-cell" style:parent-style-name="Default">
      <style:map style:condition="cell-content()&gt;=900" style:apply-style-name="Error" style:base-cell-address="'docker-log-2018-08-27'.H33"/>
      <style:map style:condition="cell-content()=MIN([.$B33:.$F33])" style:apply-style-name="Accent" style:base-cell-address="'docker-log-2018-08-27'.H33"/>
    </style:style>
    <style:style style:name="ce1254" style:family="table-cell" style:parent-style-name="Default">
      <style:map style:condition="cell-content()&gt;=900" style:apply-style-name="Error" style:base-cell-address="'docker-log-2018-08-27'.H34"/>
      <style:map style:condition="cell-content()=MIN([.$B34:.$F34])" style:apply-style-name="Accent" style:base-cell-address="'docker-log-2018-08-27'.H34"/>
    </style:style>
    <style:style style:name="ce1255" style:family="table-cell" style:parent-style-name="Default">
      <style:map style:condition="cell-content()&gt;=900" style:apply-style-name="Error" style:base-cell-address="'docker-log-2018-08-27'.H35"/>
      <style:map style:condition="cell-content()=MIN([.$B35:.$F35])" style:apply-style-name="Accent" style:base-cell-address="'docker-log-2018-08-27'.H35"/>
    </style:style>
    <style:style style:name="ce1256" style:family="table-cell" style:parent-style-name="Default">
      <style:map style:condition="cell-content()&gt;=900" style:apply-style-name="Error" style:base-cell-address="'docker-log-2018-08-27'.H36"/>
      <style:map style:condition="cell-content()=MIN([.$B36:.$F36])" style:apply-style-name="Accent" style:base-cell-address="'docker-log-2018-08-27'.H36"/>
    </style:style>
    <style:style style:name="ce1257" style:family="table-cell" style:parent-style-name="Default">
      <style:map style:condition="cell-content()&gt;=900" style:apply-style-name="Error" style:base-cell-address="'docker-log-2018-08-27'.H37"/>
      <style:map style:condition="cell-content()=MIN([.$B37:.$F37])" style:apply-style-name="Accent" style:base-cell-address="'docker-log-2018-08-27'.H37"/>
    </style:style>
    <style:style style:name="ce1258" style:family="table-cell" style:parent-style-name="Default">
      <style:map style:condition="cell-content()&gt;=900" style:apply-style-name="Error" style:base-cell-address="'docker-log-2018-08-27'.H38"/>
      <style:map style:condition="cell-content()=MIN([.$B38:.$F38])" style:apply-style-name="Accent" style:base-cell-address="'docker-log-2018-08-27'.H38"/>
    </style:style>
    <style:style style:name="ce1259" style:family="table-cell" style:parent-style-name="Default">
      <style:map style:condition="cell-content()&gt;=900" style:apply-style-name="Error" style:base-cell-address="'docker-log-2018-08-27'.H39"/>
      <style:map style:condition="cell-content()=MIN([.$B39:.$F39])" style:apply-style-name="Accent" style:base-cell-address="'docker-log-2018-08-27'.H39"/>
    </style:style>
    <style:style style:name="ce1260" style:family="table-cell" style:parent-style-name="Default">
      <style:map style:condition="cell-content()&gt;=900" style:apply-style-name="Error" style:base-cell-address="'docker-log-2018-08-27'.H40"/>
      <style:map style:condition="cell-content()=MIN([.$B40:.$F40])" style:apply-style-name="Accent" style:base-cell-address="'docker-log-2018-08-27'.H40"/>
    </style:style>
    <style:style style:name="ce1261" style:family="table-cell" style:parent-style-name="Default">
      <style:map style:condition="cell-content()&gt;=900" style:apply-style-name="Error" style:base-cell-address="'docker-log-2018-08-27'.H41"/>
      <style:map style:condition="cell-content()=MIN([.$B41:.$F41])" style:apply-style-name="Accent" style:base-cell-address="'docker-log-2018-08-27'.H41"/>
    </style:style>
    <style:style style:name="ce1262" style:family="table-cell" style:parent-style-name="Default">
      <style:map style:condition="cell-content()&gt;=900" style:apply-style-name="Error" style:base-cell-address="'docker-log-2018-08-27'.H42"/>
      <style:map style:condition="cell-content()=MIN([.$B42:.$F42])" style:apply-style-name="Accent" style:base-cell-address="'docker-log-2018-08-27'.H42"/>
    </style:style>
    <style:style style:name="ce1263" style:family="table-cell" style:parent-style-name="Default">
      <style:map style:condition="cell-content()&gt;=900" style:apply-style-name="Error" style:base-cell-address="'docker-log-2018-08-27'.H43"/>
      <style:map style:condition="cell-content()=MIN([.$B43:.$F43])" style:apply-style-name="Accent" style:base-cell-address="'docker-log-2018-08-27'.H43"/>
    </style:style>
    <style:style style:name="ce1264" style:family="table-cell" style:parent-style-name="Default">
      <style:map style:condition="cell-content()&gt;=900" style:apply-style-name="Error" style:base-cell-address="'docker-log-2018-08-27'.H44"/>
      <style:map style:condition="cell-content()=MIN([.$B44:.$F44])" style:apply-style-name="Accent" style:base-cell-address="'docker-log-2018-08-27'.H44"/>
    </style:style>
    <style:style style:name="ce1265" style:family="table-cell" style:parent-style-name="Default">
      <style:map style:condition="cell-content()&gt;=900" style:apply-style-name="Error" style:base-cell-address="'docker-log-2018-08-27'.H45"/>
      <style:map style:condition="cell-content()=MIN([.$B45:.$F45])" style:apply-style-name="Accent" style:base-cell-address="'docker-log-2018-08-27'.H45"/>
    </style:style>
    <style:style style:name="ce1266" style:family="table-cell" style:parent-style-name="Default">
      <style:map style:condition="cell-content()&gt;=900" style:apply-style-name="Error" style:base-cell-address="'docker-log-2018-08-27'.H46"/>
      <style:map style:condition="cell-content()=MIN([.$B46:.$F46])" style:apply-style-name="Accent" style:base-cell-address="'docker-log-2018-08-27'.H46"/>
    </style:style>
    <style:style style:name="ce1267" style:family="table-cell" style:parent-style-name="Default">
      <style:map style:condition="cell-content()&gt;=900" style:apply-style-name="Error" style:base-cell-address="'docker-log-2018-08-27'.H47"/>
      <style:map style:condition="cell-content()=MIN([.$B47:.$F47])" style:apply-style-name="Accent" style:base-cell-address="'docker-log-2018-08-27'.H47"/>
    </style:style>
    <style:style style:name="ce1268" style:family="table-cell" style:parent-style-name="Default">
      <style:map style:condition="cell-content()&gt;=900" style:apply-style-name="Error" style:base-cell-address="'docker-log-2018-08-27'.H48"/>
      <style:map style:condition="cell-content()=MIN([.$B48:.$F48])" style:apply-style-name="Accent" style:base-cell-address="'docker-log-2018-08-27'.H48"/>
    </style:style>
    <style:style style:name="ce1269" style:family="table-cell" style:parent-style-name="Default">
      <style:map style:condition="cell-content()&gt;=900" style:apply-style-name="Error" style:base-cell-address="'docker-log-2018-08-27'.H49"/>
      <style:map style:condition="cell-content()=MIN([.$B49:.$F49])" style:apply-style-name="Accent" style:base-cell-address="'docker-log-2018-08-27'.H49"/>
    </style:style>
    <style:style style:name="ce1270" style:family="table-cell" style:parent-style-name="Default">
      <style:map style:condition="cell-content()&gt;=900" style:apply-style-name="Error" style:base-cell-address="'docker-log-2018-08-27'.H50"/>
      <style:map style:condition="cell-content()=MIN([.$B50:.$F50])" style:apply-style-name="Accent" style:base-cell-address="'docker-log-2018-08-27'.H50"/>
    </style:style>
    <style:style style:name="ce1271" style:family="table-cell" style:parent-style-name="Default">
      <style:map style:condition="cell-content()&gt;=900" style:apply-style-name="Error" style:base-cell-address="'docker-log-2018-08-27'.H51"/>
      <style:map style:condition="cell-content()=MIN([.$B51:.$F51])" style:apply-style-name="Accent" style:base-cell-address="'docker-log-2018-08-27'.H51"/>
    </style:style>
    <style:style style:name="ce1272" style:family="table-cell" style:parent-style-name="Default">
      <style:map style:condition="cell-content()&gt;=900" style:apply-style-name="Error" style:base-cell-address="'docker-log-2018-08-27'.H52"/>
      <style:map style:condition="cell-content()=MIN([.$B52:.$F52])" style:apply-style-name="Accent" style:base-cell-address="'docker-log-2018-08-27'.H52"/>
    </style:style>
    <style:style style:name="ce1273" style:family="table-cell" style:parent-style-name="Default">
      <style:map style:condition="cell-content()&gt;=900" style:apply-style-name="Error" style:base-cell-address="'docker-log-2018-08-27'.H53"/>
      <style:map style:condition="cell-content()=MIN([.$B53:.$F53])" style:apply-style-name="Accent" style:base-cell-address="'docker-log-2018-08-27'.H53"/>
    </style:style>
    <style:style style:name="ce1274" style:family="table-cell" style:parent-style-name="Default">
      <style:map style:condition="cell-content()&gt;=900" style:apply-style-name="Error" style:base-cell-address="'docker-log-2018-08-27'.H54"/>
      <style:map style:condition="cell-content()=MIN([.$B54:.$F54])" style:apply-style-name="Accent" style:base-cell-address="'docker-log-2018-08-27'.H54"/>
    </style:style>
    <style:style style:name="ce1275" style:family="table-cell" style:parent-style-name="Default">
      <style:map style:condition="cell-content()&gt;=900" style:apply-style-name="Error" style:base-cell-address="'docker-log-2018-08-27'.H55"/>
      <style:map style:condition="cell-content()=MIN([.$B55:.$F55])" style:apply-style-name="Accent" style:base-cell-address="'docker-log-2018-08-27'.H55"/>
    </style:style>
    <style:style style:name="ce1276" style:family="table-cell" style:parent-style-name="Default">
      <style:map style:condition="cell-content()&gt;=900" style:apply-style-name="Error" style:base-cell-address="'docker-log-2018-08-27'.H56"/>
      <style:map style:condition="cell-content()=MIN([.$B56:.$F56])" style:apply-style-name="Accent" style:base-cell-address="'docker-log-2018-08-27'.H56"/>
    </style:style>
    <style:style style:name="ce1277" style:family="table-cell" style:parent-style-name="Default">
      <style:map style:condition="cell-content()&gt;=900" style:apply-style-name="Error" style:base-cell-address="'docker-log-2018-08-27'.H57"/>
      <style:map style:condition="cell-content()=MIN([.$B57:.$F57])" style:apply-style-name="Accent" style:base-cell-address="'docker-log-2018-08-27'.H57"/>
    </style:style>
    <style:style style:name="ce1278" style:family="table-cell" style:parent-style-name="Default">
      <style:map style:condition="cell-content()&gt;=900" style:apply-style-name="Error" style:base-cell-address="'docker-log-2018-08-27'.H58"/>
      <style:map style:condition="cell-content()=MIN([.$B58:.$F58])" style:apply-style-name="Accent" style:base-cell-address="'docker-log-2018-08-27'.H58"/>
    </style:style>
    <style:style style:name="ce1279" style:family="table-cell" style:parent-style-name="Default">
      <style:map style:condition="cell-content()&gt;=900" style:apply-style-name="Error" style:base-cell-address="'docker-log-2018-08-27'.H59"/>
      <style:map style:condition="cell-content()=MIN([.$B59:.$F59])" style:apply-style-name="Accent" style:base-cell-address="'docker-log-2018-08-27'.H59"/>
    </style:style>
    <style:style style:name="ce1280" style:family="table-cell" style:parent-style-name="Default">
      <style:map style:condition="cell-content()&gt;=900" style:apply-style-name="Error" style:base-cell-address="'docker-log-2018-08-27'.H60"/>
      <style:map style:condition="cell-content()=MIN([.$B60:.$F60])" style:apply-style-name="Accent" style:base-cell-address="'docker-log-2018-08-27'.H60"/>
    </style:style>
    <style:style style:name="ce1281" style:family="table-cell" style:parent-style-name="Default">
      <style:map style:condition="cell-content()&gt;=900" style:apply-style-name="Error" style:base-cell-address="'docker-log-2018-08-27'.H61"/>
      <style:map style:condition="cell-content()=MIN([.$B61:.$F61])" style:apply-style-name="Accent" style:base-cell-address="'docker-log-2018-08-27'.H61"/>
    </style:style>
    <style:style style:name="ce1282" style:family="table-cell" style:parent-style-name="Default">
      <style:map style:condition="cell-content()&gt;=900" style:apply-style-name="Error" style:base-cell-address="'docker-log-2018-08-27'.H62"/>
      <style:map style:condition="cell-content()=MIN([.$B62:.$F62])" style:apply-style-name="Accent" style:base-cell-address="'docker-log-2018-08-27'.H62"/>
    </style:style>
    <style:style style:name="ce1283" style:family="table-cell" style:parent-style-name="Default">
      <style:map style:condition="cell-content()&gt;=900" style:apply-style-name="Error" style:base-cell-address="'docker-log-2018-08-27'.H63"/>
      <style:map style:condition="cell-content()=MIN([.$B63:.$F63])" style:apply-style-name="Accent" style:base-cell-address="'docker-log-2018-08-27'.H63"/>
    </style:style>
    <style:style style:name="ce1284" style:family="table-cell" style:parent-style-name="Default">
      <style:map style:condition="cell-content()&gt;=900" style:apply-style-name="Error" style:base-cell-address="'docker-log-2018-08-27'.H64"/>
      <style:map style:condition="cell-content()=MIN([.$B64:.$F64])" style:apply-style-name="Accent" style:base-cell-address="'docker-log-2018-08-27'.H64"/>
    </style:style>
    <style:style style:name="ce1285" style:family="table-cell" style:parent-style-name="Default">
      <style:map style:condition="cell-content()&gt;=900" style:apply-style-name="Error" style:base-cell-address="'docker-log-2018-08-27'.H65"/>
      <style:map style:condition="cell-content()=MIN([.$B65:.$F65])" style:apply-style-name="Accent" style:base-cell-address="'docker-log-2018-08-27'.H65"/>
    </style:style>
    <style:style style:name="ce1286" style:family="table-cell" style:parent-style-name="Default">
      <style:map style:condition="cell-content()&gt;=900" style:apply-style-name="Error" style:base-cell-address="'docker-log-2018-08-27'.H66"/>
      <style:map style:condition="cell-content()=MIN([.$B66:.$F66])" style:apply-style-name="Accent" style:base-cell-address="'docker-log-2018-08-27'.H66"/>
    </style:style>
    <style:style style:name="ce1287" style:family="table-cell" style:parent-style-name="Default">
      <style:map style:condition="cell-content()&gt;=900" style:apply-style-name="Error" style:base-cell-address="'docker-log-2018-08-27'.H67"/>
      <style:map style:condition="cell-content()=MIN([.$B67:.$F67])" style:apply-style-name="Accent" style:base-cell-address="'docker-log-2018-08-27'.H67"/>
    </style:style>
    <style:style style:name="ce1288" style:family="table-cell" style:parent-style-name="Default">
      <style:map style:condition="cell-content()&gt;=900" style:apply-style-name="Error" style:base-cell-address="'docker-log-2018-08-27'.H68"/>
      <style:map style:condition="cell-content()=MIN([.$B68:.$F68])" style:apply-style-name="Accent" style:base-cell-address="'docker-log-2018-08-27'.H68"/>
    </style:style>
    <style:style style:name="ce1289" style:family="table-cell" style:parent-style-name="Default">
      <style:map style:condition="cell-content()&gt;=900" style:apply-style-name="Error" style:base-cell-address="'docker-log-2018-08-27'.H69"/>
      <style:map style:condition="cell-content()=MIN([.$B69:.$F69])" style:apply-style-name="Accent" style:base-cell-address="'docker-log-2018-08-27'.H69"/>
    </style:style>
    <style:style style:name="ce1290" style:family="table-cell" style:parent-style-name="Default">
      <style:map style:condition="cell-content()&gt;=900" style:apply-style-name="Error" style:base-cell-address="'docker-log-2018-08-27'.H70"/>
      <style:map style:condition="cell-content()=MIN([.$B70:.$F70])" style:apply-style-name="Accent" style:base-cell-address="'docker-log-2018-08-27'.H70"/>
    </style:style>
    <style:style style:name="ce1291" style:family="table-cell" style:parent-style-name="Default">
      <style:map style:condition="cell-content()&gt;=900" style:apply-style-name="Error" style:base-cell-address="'docker-log-2018-08-27'.H71"/>
      <style:map style:condition="cell-content()=MIN([.$B71:.$F71])" style:apply-style-name="Accent" style:base-cell-address="'docker-log-2018-08-27'.H71"/>
    </style:style>
    <style:style style:name="ce1292" style:family="table-cell" style:parent-style-name="Default">
      <style:map style:condition="cell-content()&gt;=900" style:apply-style-name="Error" style:base-cell-address="'docker-log-2018-08-27'.H72"/>
      <style:map style:condition="cell-content()=MIN([.$B72:.$F72])" style:apply-style-name="Accent" style:base-cell-address="'docker-log-2018-08-27'.H72"/>
    </style:style>
    <style:style style:name="ce1293" style:family="table-cell" style:parent-style-name="Default">
      <style:map style:condition="cell-content()&gt;=900" style:apply-style-name="Error" style:base-cell-address="'docker-log-2018-08-27'.H73"/>
      <style:map style:condition="cell-content()=MIN([.$B73:.$F73])" style:apply-style-name="Accent" style:base-cell-address="'docker-log-2018-08-27'.H73"/>
    </style:style>
    <style:style style:name="ce1294" style:family="table-cell" style:parent-style-name="Default">
      <style:map style:condition="cell-content()&gt;=900" style:apply-style-name="Error" style:base-cell-address="'docker-log-2018-08-27'.H74"/>
      <style:map style:condition="cell-content()=MIN([.$B74:.$F74])" style:apply-style-name="Accent" style:base-cell-address="'docker-log-2018-08-27'.H74"/>
    </style:style>
    <style:style style:name="ce1295" style:family="table-cell" style:parent-style-name="Default">
      <style:map style:condition="cell-content()&gt;=900" style:apply-style-name="Error" style:base-cell-address="'docker-log-2018-08-27'.H75"/>
      <style:map style:condition="cell-content()=MIN([.$B75:.$F75])" style:apply-style-name="Accent" style:base-cell-address="'docker-log-2018-08-27'.H75"/>
    </style:style>
    <style:style style:name="ce1296" style:family="table-cell" style:parent-style-name="Default">
      <style:map style:condition="cell-content()&gt;=900" style:apply-style-name="Error" style:base-cell-address="'docker-log-2018-08-27'.H76"/>
      <style:map style:condition="cell-content()=MIN([.$B76:.$F76])" style:apply-style-name="Accent" style:base-cell-address="'docker-log-2018-08-27'.H76"/>
    </style:style>
    <style:style style:name="ce1297" style:family="table-cell" style:parent-style-name="Default">
      <style:map style:condition="cell-content()&gt;=900" style:apply-style-name="Error" style:base-cell-address="'docker-log-2018-08-27'.H77"/>
      <style:map style:condition="cell-content()=MIN([.$B77:.$F77])" style:apply-style-name="Accent" style:base-cell-address="'docker-log-2018-08-27'.H77"/>
    </style:style>
    <style:style style:name="ce1298" style:family="table-cell" style:parent-style-name="Default">
      <style:map style:condition="cell-content()&gt;=900" style:apply-style-name="Error" style:base-cell-address="'docker-log-2018-08-27'.H78"/>
      <style:map style:condition="cell-content()=MIN([.$B78:.$F78])" style:apply-style-name="Accent" style:base-cell-address="'docker-log-2018-08-27'.H78"/>
    </style:style>
    <style:style style:name="ce1299" style:family="table-cell" style:parent-style-name="Default">
      <style:map style:condition="cell-content()&gt;=900" style:apply-style-name="Error" style:base-cell-address="'docker-log-2018-08-27'.H79"/>
      <style:map style:condition="cell-content()=MIN([.$B79:.$F79])" style:apply-style-name="Accent" style:base-cell-address="'docker-log-2018-08-27'.H79"/>
    </style:style>
    <style:style style:name="ce1300" style:family="table-cell" style:parent-style-name="Default">
      <style:map style:condition="cell-content()&gt;=900" style:apply-style-name="Error" style:base-cell-address="'docker-log-2018-08-27'.H80"/>
      <style:map style:condition="cell-content()=MIN([.$B80:.$F80])" style:apply-style-name="Accent" style:base-cell-address="'docker-log-2018-08-27'.H80"/>
    </style:style>
    <style:style style:name="ce1301" style:family="table-cell" style:parent-style-name="Default">
      <style:map style:condition="cell-content()&gt;=900" style:apply-style-name="Error" style:base-cell-address="'docker-log-2018-08-27'.H81"/>
      <style:map style:condition="cell-content()=MIN([.$B81:.$F81])" style:apply-style-name="Accent" style:base-cell-address="'docker-log-2018-08-27'.H81"/>
    </style:style>
    <style:style style:name="ce1302" style:family="table-cell" style:parent-style-name="Default">
      <style:map style:condition="cell-content()&gt;=900" style:apply-style-name="Error" style:base-cell-address="'docker-log-2018-08-27'.H82"/>
      <style:map style:condition="cell-content()=MIN([.$B82:.$F82])" style:apply-style-name="Accent" style:base-cell-address="'docker-log-2018-08-27'.H82"/>
    </style:style>
    <style:style style:name="ce1303" style:family="table-cell" style:parent-style-name="Default">
      <style:map style:condition="cell-content()&gt;=900" style:apply-style-name="Error" style:base-cell-address="'docker-log-2018-08-27'.H83"/>
      <style:map style:condition="cell-content()=MIN([.$B83:.$F83])" style:apply-style-name="Accent" style:base-cell-address="'docker-log-2018-08-27'.H83"/>
    </style:style>
    <style:style style:name="ce1304" style:family="table-cell" style:parent-style-name="Default">
      <style:map style:condition="cell-content()&gt;=900" style:apply-style-name="Error" style:base-cell-address="'docker-log-2018-08-27'.H84"/>
      <style:map style:condition="cell-content()=MIN([.$B84:.$F84])" style:apply-style-name="Accent" style:base-cell-address="'docker-log-2018-08-27'.H84"/>
    </style:style>
    <style:style style:name="ce1305" style:family="table-cell" style:parent-style-name="Default">
      <style:map style:condition="cell-content()&gt;=900" style:apply-style-name="Error" style:base-cell-address="'docker-log-2018-08-27'.H85"/>
      <style:map style:condition="cell-content()=MIN([.$B85:.$F85])" style:apply-style-name="Accent" style:base-cell-address="'docker-log-2018-08-27'.H85"/>
    </style:style>
    <style:style style:name="ce1306" style:family="table-cell" style:parent-style-name="Default">
      <style:map style:condition="cell-content()&gt;=900" style:apply-style-name="Error" style:base-cell-address="'docker-log-2018-08-27'.H86"/>
      <style:map style:condition="cell-content()=MIN([.$B86:.$F86])" style:apply-style-name="Accent" style:base-cell-address="'docker-log-2018-08-27'.H86"/>
    </style:style>
    <style:style style:name="ce1307" style:family="table-cell" style:parent-style-name="Default">
      <style:map style:condition="cell-content()&gt;=900" style:apply-style-name="Error" style:base-cell-address="'docker-log-2018-08-27'.H87"/>
      <style:map style:condition="cell-content()=MIN([.$B87:.$F87])" style:apply-style-name="Accent" style:base-cell-address="'docker-log-2018-08-27'.H87"/>
    </style:style>
    <style:style style:name="ce1308" style:family="table-cell" style:parent-style-name="Default">
      <style:map style:condition="cell-content()&gt;=900" style:apply-style-name="Error" style:base-cell-address="'docker-log-2018-08-27'.H88"/>
      <style:map style:condition="cell-content()=MIN([.$B88:.$F88])" style:apply-style-name="Accent" style:base-cell-address="'docker-log-2018-08-27'.H88"/>
    </style:style>
    <style:style style:name="ce1309" style:family="table-cell" style:parent-style-name="Default">
      <style:map style:condition="cell-content()&gt;=900" style:apply-style-name="Error" style:base-cell-address="'docker-log-2018-08-27'.H89"/>
      <style:map style:condition="cell-content()=MIN([.$B89:.$F89])" style:apply-style-name="Accent" style:base-cell-address="'docker-log-2018-08-27'.H89"/>
    </style:style>
    <style:style style:name="ce1310" style:family="table-cell" style:parent-style-name="Default">
      <style:map style:condition="cell-content()&gt;=900" style:apply-style-name="Error" style:base-cell-address="'docker-log-2018-08-27'.H90"/>
      <style:map style:condition="cell-content()=MIN([.$B90:.$F90])" style:apply-style-name="Accent" style:base-cell-address="'docker-log-2018-08-27'.H90"/>
    </style:style>
    <style:style style:name="ce1311" style:family="table-cell" style:parent-style-name="Default">
      <style:map style:condition="cell-content()&gt;=900" style:apply-style-name="Error" style:base-cell-address="'docker-log-2018-08-27'.H91"/>
      <style:map style:condition="cell-content()=MIN([.$B91:.$F91])" style:apply-style-name="Accent" style:base-cell-address="'docker-log-2018-08-27'.H91"/>
    </style:style>
    <style:style style:name="ce1312" style:family="table-cell" style:parent-style-name="Default">
      <style:map style:condition="cell-content()&gt;=900" style:apply-style-name="Error" style:base-cell-address="'docker-log-2018-08-27'.H92"/>
      <style:map style:condition="cell-content()=MIN([.$B92:.$F92])" style:apply-style-name="Accent" style:base-cell-address="'docker-log-2018-08-27'.H92"/>
    </style:style>
    <style:style style:name="ce1313" style:family="table-cell" style:parent-style-name="Default">
      <style:map style:condition="cell-content()&gt;=900" style:apply-style-name="Error" style:base-cell-address="'docker-log-2018-08-27'.H93"/>
      <style:map style:condition="cell-content()=MIN([.$B93:.$F93])" style:apply-style-name="Accent" style:base-cell-address="'docker-log-2018-08-27'.H93"/>
    </style:style>
    <style:style style:name="ce1314" style:family="table-cell" style:parent-style-name="Default">
      <style:map style:condition="cell-content()&gt;=900" style:apply-style-name="Error" style:base-cell-address="'docker-log-2018-08-27'.H94"/>
      <style:map style:condition="cell-content()=MIN([.$B94:.$F94])" style:apply-style-name="Accent" style:base-cell-address="'docker-log-2018-08-27'.H94"/>
    </style:style>
    <style:style style:name="ce1315" style:family="table-cell" style:parent-style-name="Default">
      <style:map style:condition="cell-content()&gt;=900" style:apply-style-name="Error" style:base-cell-address="'docker-log-2018-08-27'.H95"/>
      <style:map style:condition="cell-content()=MIN([.$B95:.$F95])" style:apply-style-name="Accent" style:base-cell-address="'docker-log-2018-08-27'.H95"/>
    </style:style>
    <style:style style:name="ce1316" style:family="table-cell" style:parent-style-name="Default">
      <style:map style:condition="cell-content()&gt;=900" style:apply-style-name="Error" style:base-cell-address="'docker-log-2018-08-27'.H96"/>
      <style:map style:condition="cell-content()=MIN([.$B96:.$F96])" style:apply-style-name="Accent" style:base-cell-address="'docker-log-2018-08-27'.H96"/>
    </style:style>
    <style:style style:name="ce1317" style:family="table-cell" style:parent-style-name="Default">
      <style:map style:condition="cell-content()&gt;=900" style:apply-style-name="Error" style:base-cell-address="'docker-log-2018-08-27'.H97"/>
      <style:map style:condition="cell-content()=MIN([.$B97:.$F97])" style:apply-style-name="Accent" style:base-cell-address="'docker-log-2018-08-27'.H97"/>
    </style:style>
    <style:style style:name="ce1318" style:family="table-cell" style:parent-style-name="Default">
      <style:map style:condition="cell-content()&gt;=900" style:apply-style-name="Error" style:base-cell-address="'docker-log-2018-08-27'.H98"/>
      <style:map style:condition="cell-content()=MIN([.$B98:.$F98])" style:apply-style-name="Accent" style:base-cell-address="'docker-log-2018-08-27'.H98"/>
    </style:style>
    <style:style style:name="ce1319" style:family="table-cell" style:parent-style-name="Default">
      <style:map style:condition="cell-content()&gt;=900" style:apply-style-name="Error" style:base-cell-address="'docker-log-2018-08-27'.H99"/>
      <style:map style:condition="cell-content()=MIN([.$B99:.$F99])" style:apply-style-name="Accent" style:base-cell-address="'docker-log-2018-08-27'.H99"/>
    </style:style>
    <style:style style:name="ce1320" style:family="table-cell" style:parent-style-name="Default">
      <style:map style:condition="cell-content()&gt;=900" style:apply-style-name="Error" style:base-cell-address="'docker-log-2018-08-27'.H100"/>
      <style:map style:condition="cell-content()=MIN([.$B100:.$F100])" style:apply-style-name="Accent" style:base-cell-address="'docker-log-2018-08-27'.H100"/>
    </style:style>
    <style:style style:name="ce1321" style:family="table-cell" style:parent-style-name="Default">
      <style:map style:condition="cell-content()&gt;=900" style:apply-style-name="Error" style:base-cell-address="'docker-log-2018-08-27'.H101"/>
      <style:map style:condition="cell-content()=MIN([.$B101:.$F101])" style:apply-style-name="Accent" style:base-cell-address="'docker-log-2018-08-27'.H101"/>
    </style:style>
    <style:style style:name="ce1322" style:family="table-cell" style:parent-style-name="Default">
      <style:map style:condition="cell-content()&gt;=900" style:apply-style-name="Error" style:base-cell-address="'docker-log-2018-08-27'.H102"/>
      <style:map style:condition="cell-content()=MIN([.$B102:.$F102])" style:apply-style-name="Accent" style:base-cell-address="'docker-log-2018-08-27'.H102"/>
    </style:style>
    <style:style style:name="ce1323" style:family="table-cell" style:parent-style-name="Default">
      <style:map style:condition="cell-content()&gt;=900" style:apply-style-name="Error" style:base-cell-address="'docker-log-2018-08-27'.H103"/>
      <style:map style:condition="cell-content()=MIN([.$B103:.$F103])" style:apply-style-name="Accent" style:base-cell-address="'docker-log-2018-08-27'.H103"/>
    </style:style>
    <style:style style:name="ce1324" style:family="table-cell" style:parent-style-name="Default">
      <style:map style:condition="cell-content()&gt;=900" style:apply-style-name="Error" style:base-cell-address="'docker-log-2018-08-27'.H104"/>
      <style:map style:condition="cell-content()=MIN([.$B104:.$F104])" style:apply-style-name="Accent" style:base-cell-address="'docker-log-2018-08-27'.H104"/>
    </style:style>
    <style:style style:name="ce1325" style:family="table-cell" style:parent-style-name="Default">
      <style:map style:condition="cell-content()&gt;=900" style:apply-style-name="Error" style:base-cell-address="'docker-log-2018-08-27'.H105"/>
      <style:map style:condition="cell-content()=MIN([.$B105:.$F105])" style:apply-style-name="Accent" style:base-cell-address="'docker-log-2018-08-27'.H105"/>
    </style:style>
    <style:style style:name="ce1326" style:family="table-cell" style:parent-style-name="Default">
      <style:map style:condition="cell-content()&gt;=900" style:apply-style-name="Error" style:base-cell-address="'docker-log-2018-08-27'.H106"/>
      <style:map style:condition="cell-content()=MIN([.$B106:.$F106])" style:apply-style-name="Accent" style:base-cell-address="'docker-log-2018-08-27'.H106"/>
    </style:style>
    <style:style style:name="ce1327" style:family="table-cell" style:parent-style-name="Default">
      <style:map style:condition="cell-content()&gt;=900" style:apply-style-name="Error" style:base-cell-address="'docker-log-2018-08-27'.H107"/>
      <style:map style:condition="cell-content()=MIN([.$B107:.$F107])" style:apply-style-name="Accent" style:base-cell-address="'docker-log-2018-08-27'.H107"/>
    </style:style>
    <style:style style:name="ce1328" style:family="table-cell" style:parent-style-name="Default">
      <style:map style:condition="cell-content()&gt;=900" style:apply-style-name="Error" style:base-cell-address="'docker-log-2018-08-27'.H108"/>
      <style:map style:condition="cell-content()=MIN([.$B108:.$F108])" style:apply-style-name="Accent" style:base-cell-address="'docker-log-2018-08-27'.H108"/>
    </style:style>
    <style:style style:name="ce1329" style:family="table-cell" style:parent-style-name="Default">
      <style:map style:condition="cell-content()&gt;=900" style:apply-style-name="Error" style:base-cell-address="'docker-log-2018-08-27'.H109"/>
      <style:map style:condition="cell-content()=MIN([.$B109:.$F109])" style:apply-style-name="Accent" style:base-cell-address="'docker-log-2018-08-27'.H109"/>
    </style:style>
    <style:style style:name="ce1330" style:family="table-cell" style:parent-style-name="Default">
      <style:map style:condition="cell-content()&gt;=900" style:apply-style-name="Error" style:base-cell-address="'docker-log-2018-08-27'.H110"/>
      <style:map style:condition="cell-content()=MIN([.$B110:.$F110])" style:apply-style-name="Accent" style:base-cell-address="'docker-log-2018-08-27'.H110"/>
    </style:style>
    <style:style style:name="ce1331" style:family="table-cell" style:parent-style-name="Default">
      <style:map style:condition="cell-content()&gt;=900" style:apply-style-name="Error" style:base-cell-address="'docker-log-2018-08-27'.H111"/>
      <style:map style:condition="cell-content()=MIN([.$B111:.$F111])" style:apply-style-name="Accent" style:base-cell-address="'docker-log-2018-08-27'.H111"/>
    </style:style>
    <style:style style:name="ce1332" style:family="table-cell" style:parent-style-name="Default">
      <style:map style:condition="cell-content()&gt;=900" style:apply-style-name="Error" style:base-cell-address="'docker-log-2018-08-27'.H112"/>
      <style:map style:condition="cell-content()=MIN([.$B112:.$F112])" style:apply-style-name="Accent" style:base-cell-address="'docker-log-2018-08-27'.H112"/>
    </style:style>
    <style:style style:name="ce1333" style:family="table-cell" style:parent-style-name="Default">
      <style:map style:condition="cell-content()&gt;=900" style:apply-style-name="Error" style:base-cell-address="'docker-log-2018-08-27'.H113"/>
      <style:map style:condition="cell-content()=MIN([.$B113:.$F113])" style:apply-style-name="Accent" style:base-cell-address="'docker-log-2018-08-27'.H113"/>
    </style:style>
    <style:style style:name="ce1334" style:family="table-cell" style:parent-style-name="Default">
      <style:map style:condition="cell-content()&gt;=900" style:apply-style-name="Error" style:base-cell-address="'docker-log-2018-08-27'.I3"/>
      <style:map style:condition="cell-content()=MIN([.$B3:.$F3])" style:apply-style-name="Accent" style:base-cell-address="'docker-log-2018-08-27'.I3"/>
    </style:style>
    <style:style style:name="ce1335" style:family="table-cell" style:parent-style-name="Default">
      <style:map style:condition="cell-content()&gt;=900" style:apply-style-name="Error" style:base-cell-address="'docker-log-2018-08-27'.I4"/>
      <style:map style:condition="cell-content()=MIN([.$B4:.$F4])" style:apply-style-name="Accent" style:base-cell-address="'docker-log-2018-08-27'.I4"/>
    </style:style>
    <style:style style:name="ce1336" style:family="table-cell" style:parent-style-name="Default">
      <style:map style:condition="cell-content()&gt;=900" style:apply-style-name="Error" style:base-cell-address="'docker-log-2018-08-27'.I5"/>
      <style:map style:condition="cell-content()=MIN([.$B5:.$F5])" style:apply-style-name="Accent" style:base-cell-address="'docker-log-2018-08-27'.I5"/>
    </style:style>
    <style:style style:name="ce1337" style:family="table-cell" style:parent-style-name="Default">
      <style:map style:condition="cell-content()&gt;=900" style:apply-style-name="Error" style:base-cell-address="'docker-log-2018-08-27'.I6"/>
      <style:map style:condition="cell-content()=MIN([.$B6:.$F6])" style:apply-style-name="Accent" style:base-cell-address="'docker-log-2018-08-27'.I6"/>
    </style:style>
    <style:style style:name="ce1338" style:family="table-cell" style:parent-style-name="Default">
      <style:map style:condition="cell-content()&gt;=900" style:apply-style-name="Error" style:base-cell-address="'docker-log-2018-08-27'.I7"/>
      <style:map style:condition="cell-content()=MIN([.$B7:.$F7])" style:apply-style-name="Accent" style:base-cell-address="'docker-log-2018-08-27'.I7"/>
    </style:style>
    <style:style style:name="ce1339" style:family="table-cell" style:parent-style-name="Default">
      <style:map style:condition="cell-content()&gt;=900" style:apply-style-name="Error" style:base-cell-address="'docker-log-2018-08-27'.I8"/>
      <style:map style:condition="cell-content()=MIN([.$B8:.$F8])" style:apply-style-name="Accent" style:base-cell-address="'docker-log-2018-08-27'.I8"/>
    </style:style>
    <style:style style:name="ce1340" style:family="table-cell" style:parent-style-name="Default">
      <style:map style:condition="cell-content()&gt;=900" style:apply-style-name="Error" style:base-cell-address="'docker-log-2018-08-27'.I9"/>
      <style:map style:condition="cell-content()=MIN([.$B9:.$F9])" style:apply-style-name="Accent" style:base-cell-address="'docker-log-2018-08-27'.I9"/>
    </style:style>
    <style:style style:name="ce1341" style:family="table-cell" style:parent-style-name="Default">
      <style:map style:condition="cell-content()&gt;=900" style:apply-style-name="Error" style:base-cell-address="'docker-log-2018-08-27'.I10"/>
      <style:map style:condition="cell-content()=MIN([.$B10:.$F10])" style:apply-style-name="Accent" style:base-cell-address="'docker-log-2018-08-27'.I10"/>
    </style:style>
    <style:style style:name="ce1342" style:family="table-cell" style:parent-style-name="Default">
      <style:map style:condition="cell-content()&gt;=900" style:apply-style-name="Error" style:base-cell-address="'docker-log-2018-08-27'.I11"/>
      <style:map style:condition="cell-content()=MIN([.$B11:.$F11])" style:apply-style-name="Accent" style:base-cell-address="'docker-log-2018-08-27'.I11"/>
    </style:style>
    <style:style style:name="ce1343" style:family="table-cell" style:parent-style-name="Default">
      <style:map style:condition="cell-content()&gt;=900" style:apply-style-name="Error" style:base-cell-address="'docker-log-2018-08-27'.I12"/>
      <style:map style:condition="cell-content()=MIN([.$B12:.$F12])" style:apply-style-name="Accent" style:base-cell-address="'docker-log-2018-08-27'.I12"/>
    </style:style>
    <style:style style:name="ce1344" style:family="table-cell" style:parent-style-name="Default">
      <style:map style:condition="cell-content()&gt;=900" style:apply-style-name="Error" style:base-cell-address="'docker-log-2018-08-27'.I13"/>
      <style:map style:condition="cell-content()=MIN([.$B13:.$F13])" style:apply-style-name="Accent" style:base-cell-address="'docker-log-2018-08-27'.I13"/>
    </style:style>
    <style:style style:name="ce1345" style:family="table-cell" style:parent-style-name="Default">
      <style:map style:condition="cell-content()&gt;=900" style:apply-style-name="Error" style:base-cell-address="'docker-log-2018-08-27'.I14"/>
      <style:map style:condition="cell-content()=MIN([.$B14:.$F14])" style:apply-style-name="Accent" style:base-cell-address="'docker-log-2018-08-27'.I14"/>
    </style:style>
    <style:style style:name="ce1346" style:family="table-cell" style:parent-style-name="Default">
      <style:map style:condition="cell-content()&gt;=900" style:apply-style-name="Error" style:base-cell-address="'docker-log-2018-08-27'.I15"/>
      <style:map style:condition="cell-content()=MIN([.$B15:.$F15])" style:apply-style-name="Accent" style:base-cell-address="'docker-log-2018-08-27'.I15"/>
    </style:style>
    <style:style style:name="ce1347" style:family="table-cell" style:parent-style-name="Default">
      <style:map style:condition="cell-content()&gt;=900" style:apply-style-name="Error" style:base-cell-address="'docker-log-2018-08-27'.I16"/>
      <style:map style:condition="cell-content()=MIN([.$B16:.$F16])" style:apply-style-name="Accent" style:base-cell-address="'docker-log-2018-08-27'.I16"/>
    </style:style>
    <style:style style:name="ce1348" style:family="table-cell" style:parent-style-name="Default">
      <style:map style:condition="cell-content()&gt;=900" style:apply-style-name="Error" style:base-cell-address="'docker-log-2018-08-27'.I17"/>
      <style:map style:condition="cell-content()=MIN([.$B17:.$F17])" style:apply-style-name="Accent" style:base-cell-address="'docker-log-2018-08-27'.I17"/>
    </style:style>
    <style:style style:name="ce1349" style:family="table-cell" style:parent-style-name="Default">
      <style:map style:condition="cell-content()&gt;=900" style:apply-style-name="Error" style:base-cell-address="'docker-log-2018-08-27'.I18"/>
      <style:map style:condition="cell-content()=MIN([.$B18:.$F18])" style:apply-style-name="Accent" style:base-cell-address="'docker-log-2018-08-27'.I18"/>
    </style:style>
    <style:style style:name="ce1350" style:family="table-cell" style:parent-style-name="Default">
      <style:map style:condition="cell-content()&gt;=900" style:apply-style-name="Error" style:base-cell-address="'docker-log-2018-08-27'.I19"/>
      <style:map style:condition="cell-content()=MIN([.$B19:.$F19])" style:apply-style-name="Accent" style:base-cell-address="'docker-log-2018-08-27'.I19"/>
    </style:style>
    <style:style style:name="ce1351" style:family="table-cell" style:parent-style-name="Default">
      <style:map style:condition="cell-content()&gt;=900" style:apply-style-name="Error" style:base-cell-address="'docker-log-2018-08-27'.I20"/>
      <style:map style:condition="cell-content()=MIN([.$B20:.$F20])" style:apply-style-name="Accent" style:base-cell-address="'docker-log-2018-08-27'.I20"/>
    </style:style>
    <style:style style:name="ce1352" style:family="table-cell" style:parent-style-name="Default">
      <style:map style:condition="cell-content()&gt;=900" style:apply-style-name="Error" style:base-cell-address="'docker-log-2018-08-27'.I21"/>
      <style:map style:condition="cell-content()=MIN([.$B21:.$F21])" style:apply-style-name="Accent" style:base-cell-address="'docker-log-2018-08-27'.I21"/>
    </style:style>
    <style:style style:name="ce1353" style:family="table-cell" style:parent-style-name="Default">
      <style:map style:condition="cell-content()&gt;=900" style:apply-style-name="Error" style:base-cell-address="'docker-log-2018-08-27'.I22"/>
      <style:map style:condition="cell-content()=MIN([.$B22:.$F22])" style:apply-style-name="Accent" style:base-cell-address="'docker-log-2018-08-27'.I22"/>
    </style:style>
    <style:style style:name="ce1354" style:family="table-cell" style:parent-style-name="Default">
      <style:map style:condition="cell-content()&gt;=900" style:apply-style-name="Error" style:base-cell-address="'docker-log-2018-08-27'.I23"/>
      <style:map style:condition="cell-content()=MIN([.$B23:.$F23])" style:apply-style-name="Accent" style:base-cell-address="'docker-log-2018-08-27'.I23"/>
    </style:style>
    <style:style style:name="ce1355" style:family="table-cell" style:parent-style-name="Default">
      <style:map style:condition="cell-content()&gt;=900" style:apply-style-name="Error" style:base-cell-address="'docker-log-2018-08-27'.I24"/>
      <style:map style:condition="cell-content()=MIN([.$B24:.$F24])" style:apply-style-name="Accent" style:base-cell-address="'docker-log-2018-08-27'.I24"/>
    </style:style>
    <style:style style:name="ce1356" style:family="table-cell" style:parent-style-name="Default">
      <style:map style:condition="cell-content()&gt;=900" style:apply-style-name="Error" style:base-cell-address="'docker-log-2018-08-27'.I25"/>
      <style:map style:condition="cell-content()=MIN([.$B25:.$F25])" style:apply-style-name="Accent" style:base-cell-address="'docker-log-2018-08-27'.I25"/>
    </style:style>
    <style:style style:name="ce1357" style:family="table-cell" style:parent-style-name="Default">
      <style:map style:condition="cell-content()&gt;=900" style:apply-style-name="Error" style:base-cell-address="'docker-log-2018-08-27'.I26"/>
      <style:map style:condition="cell-content()=MIN([.$B26:.$F26])" style:apply-style-name="Accent" style:base-cell-address="'docker-log-2018-08-27'.I26"/>
    </style:style>
    <style:style style:name="ce1358" style:family="table-cell" style:parent-style-name="Default">
      <style:map style:condition="cell-content()&gt;=900" style:apply-style-name="Error" style:base-cell-address="'docker-log-2018-08-27'.I27"/>
      <style:map style:condition="cell-content()=MIN([.$B27:.$F27])" style:apply-style-name="Accent" style:base-cell-address="'docker-log-2018-08-27'.I27"/>
    </style:style>
    <style:style style:name="ce1359" style:family="table-cell" style:parent-style-name="Default">
      <style:map style:condition="cell-content()&gt;=900" style:apply-style-name="Error" style:base-cell-address="'docker-log-2018-08-27'.I28"/>
      <style:map style:condition="cell-content()=MIN([.$B28:.$F28])" style:apply-style-name="Accent" style:base-cell-address="'docker-log-2018-08-27'.I28"/>
    </style:style>
    <style:style style:name="ce1360" style:family="table-cell" style:parent-style-name="Default">
      <style:map style:condition="cell-content()&gt;=900" style:apply-style-name="Error" style:base-cell-address="'docker-log-2018-08-27'.I29"/>
      <style:map style:condition="cell-content()=MIN([.$B29:.$F29])" style:apply-style-name="Accent" style:base-cell-address="'docker-log-2018-08-27'.I29"/>
    </style:style>
    <style:style style:name="ce1361" style:family="table-cell" style:parent-style-name="Default">
      <style:map style:condition="cell-content()&gt;=900" style:apply-style-name="Error" style:base-cell-address="'docker-log-2018-08-27'.I30"/>
      <style:map style:condition="cell-content()=MIN([.$B30:.$F30])" style:apply-style-name="Accent" style:base-cell-address="'docker-log-2018-08-27'.I30"/>
    </style:style>
    <style:style style:name="ce1362" style:family="table-cell" style:parent-style-name="Default">
      <style:map style:condition="cell-content()&gt;=900" style:apply-style-name="Error" style:base-cell-address="'docker-log-2018-08-27'.I31"/>
      <style:map style:condition="cell-content()=MIN([.$B31:.$F31])" style:apply-style-name="Accent" style:base-cell-address="'docker-log-2018-08-27'.I31"/>
    </style:style>
    <style:style style:name="ce1363" style:family="table-cell" style:parent-style-name="Default">
      <style:map style:condition="cell-content()&gt;=900" style:apply-style-name="Error" style:base-cell-address="'docker-log-2018-08-27'.I32"/>
      <style:map style:condition="cell-content()=MIN([.$B32:.$F32])" style:apply-style-name="Accent" style:base-cell-address="'docker-log-2018-08-27'.I32"/>
    </style:style>
    <style:style style:name="ce1364" style:family="table-cell" style:parent-style-name="Default">
      <style:map style:condition="cell-content()&gt;=900" style:apply-style-name="Error" style:base-cell-address="'docker-log-2018-08-27'.I33"/>
      <style:map style:condition="cell-content()=MIN([.$B33:.$F33])" style:apply-style-name="Accent" style:base-cell-address="'docker-log-2018-08-27'.I33"/>
    </style:style>
    <style:style style:name="ce1365" style:family="table-cell" style:parent-style-name="Default">
      <style:map style:condition="cell-content()&gt;=900" style:apply-style-name="Error" style:base-cell-address="'docker-log-2018-08-27'.I34"/>
      <style:map style:condition="cell-content()=MIN([.$B34:.$F34])" style:apply-style-name="Accent" style:base-cell-address="'docker-log-2018-08-27'.I34"/>
    </style:style>
    <style:style style:name="ce1366" style:family="table-cell" style:parent-style-name="Default">
      <style:map style:condition="cell-content()&gt;=900" style:apply-style-name="Error" style:base-cell-address="'docker-log-2018-08-27'.I35"/>
      <style:map style:condition="cell-content()=MIN([.$B35:.$F35])" style:apply-style-name="Accent" style:base-cell-address="'docker-log-2018-08-27'.I35"/>
    </style:style>
    <style:style style:name="ce1367" style:family="table-cell" style:parent-style-name="Default">
      <style:map style:condition="cell-content()&gt;=900" style:apply-style-name="Error" style:base-cell-address="'docker-log-2018-08-27'.I36"/>
      <style:map style:condition="cell-content()=MIN([.$B36:.$F36])" style:apply-style-name="Accent" style:base-cell-address="'docker-log-2018-08-27'.I36"/>
    </style:style>
    <style:style style:name="ce1368" style:family="table-cell" style:parent-style-name="Default">
      <style:map style:condition="cell-content()&gt;=900" style:apply-style-name="Error" style:base-cell-address="'docker-log-2018-08-27'.I37"/>
      <style:map style:condition="cell-content()=MIN([.$B37:.$F37])" style:apply-style-name="Accent" style:base-cell-address="'docker-log-2018-08-27'.I37"/>
    </style:style>
    <style:style style:name="ce1369" style:family="table-cell" style:parent-style-name="Default">
      <style:map style:condition="cell-content()&gt;=900" style:apply-style-name="Error" style:base-cell-address="'docker-log-2018-08-27'.I38"/>
      <style:map style:condition="cell-content()=MIN([.$B38:.$F38])" style:apply-style-name="Accent" style:base-cell-address="'docker-log-2018-08-27'.I38"/>
    </style:style>
    <style:style style:name="ce1370" style:family="table-cell" style:parent-style-name="Default">
      <style:map style:condition="cell-content()&gt;=900" style:apply-style-name="Error" style:base-cell-address="'docker-log-2018-08-27'.I39"/>
      <style:map style:condition="cell-content()=MIN([.$B39:.$F39])" style:apply-style-name="Accent" style:base-cell-address="'docker-log-2018-08-27'.I39"/>
    </style:style>
    <style:style style:name="ce1371" style:family="table-cell" style:parent-style-name="Default">
      <style:map style:condition="cell-content()&gt;=900" style:apply-style-name="Error" style:base-cell-address="'docker-log-2018-08-27'.I40"/>
      <style:map style:condition="cell-content()=MIN([.$B40:.$F40])" style:apply-style-name="Accent" style:base-cell-address="'docker-log-2018-08-27'.I40"/>
    </style:style>
    <style:style style:name="ce1372" style:family="table-cell" style:parent-style-name="Default">
      <style:map style:condition="cell-content()&gt;=900" style:apply-style-name="Error" style:base-cell-address="'docker-log-2018-08-27'.I41"/>
      <style:map style:condition="cell-content()=MIN([.$B41:.$F41])" style:apply-style-name="Accent" style:base-cell-address="'docker-log-2018-08-27'.I41"/>
    </style:style>
    <style:style style:name="ce1373" style:family="table-cell" style:parent-style-name="Default">
      <style:map style:condition="cell-content()&gt;=900" style:apply-style-name="Error" style:base-cell-address="'docker-log-2018-08-27'.I42"/>
      <style:map style:condition="cell-content()=MIN([.$B42:.$F42])" style:apply-style-name="Accent" style:base-cell-address="'docker-log-2018-08-27'.I42"/>
    </style:style>
    <style:style style:name="ce1374" style:family="table-cell" style:parent-style-name="Default">
      <style:map style:condition="cell-content()&gt;=900" style:apply-style-name="Error" style:base-cell-address="'docker-log-2018-08-27'.I43"/>
      <style:map style:condition="cell-content()=MIN([.$B43:.$F43])" style:apply-style-name="Accent" style:base-cell-address="'docker-log-2018-08-27'.I43"/>
    </style:style>
    <style:style style:name="ce1375" style:family="table-cell" style:parent-style-name="Default">
      <style:map style:condition="cell-content()&gt;=900" style:apply-style-name="Error" style:base-cell-address="'docker-log-2018-08-27'.I44"/>
      <style:map style:condition="cell-content()=MIN([.$B44:.$F44])" style:apply-style-name="Accent" style:base-cell-address="'docker-log-2018-08-27'.I44"/>
    </style:style>
    <style:style style:name="ce1376" style:family="table-cell" style:parent-style-name="Default">
      <style:map style:condition="cell-content()&gt;=900" style:apply-style-name="Error" style:base-cell-address="'docker-log-2018-08-27'.I45"/>
      <style:map style:condition="cell-content()=MIN([.$B45:.$F45])" style:apply-style-name="Accent" style:base-cell-address="'docker-log-2018-08-27'.I45"/>
    </style:style>
    <style:style style:name="ce1377" style:family="table-cell" style:parent-style-name="Default">
      <style:map style:condition="cell-content()&gt;=900" style:apply-style-name="Error" style:base-cell-address="'docker-log-2018-08-27'.I46"/>
      <style:map style:condition="cell-content()=MIN([.$B46:.$F46])" style:apply-style-name="Accent" style:base-cell-address="'docker-log-2018-08-27'.I46"/>
    </style:style>
    <style:style style:name="ce1378" style:family="table-cell" style:parent-style-name="Default">
      <style:map style:condition="cell-content()&gt;=900" style:apply-style-name="Error" style:base-cell-address="'docker-log-2018-08-27'.I47"/>
      <style:map style:condition="cell-content()=MIN([.$B47:.$F47])" style:apply-style-name="Accent" style:base-cell-address="'docker-log-2018-08-27'.I47"/>
    </style:style>
    <style:style style:name="ce1379" style:family="table-cell" style:parent-style-name="Default">
      <style:map style:condition="cell-content()&gt;=900" style:apply-style-name="Error" style:base-cell-address="'docker-log-2018-08-27'.I48"/>
      <style:map style:condition="cell-content()=MIN([.$B48:.$F48])" style:apply-style-name="Accent" style:base-cell-address="'docker-log-2018-08-27'.I48"/>
    </style:style>
    <style:style style:name="ce1380" style:family="table-cell" style:parent-style-name="Default">
      <style:map style:condition="cell-content()&gt;=900" style:apply-style-name="Error" style:base-cell-address="'docker-log-2018-08-27'.I49"/>
      <style:map style:condition="cell-content()=MIN([.$B49:.$F49])" style:apply-style-name="Accent" style:base-cell-address="'docker-log-2018-08-27'.I49"/>
    </style:style>
    <style:style style:name="ce1381" style:family="table-cell" style:parent-style-name="Default">
      <style:map style:condition="cell-content()&gt;=900" style:apply-style-name="Error" style:base-cell-address="'docker-log-2018-08-27'.I50"/>
      <style:map style:condition="cell-content()=MIN([.$B50:.$F50])" style:apply-style-name="Accent" style:base-cell-address="'docker-log-2018-08-27'.I50"/>
    </style:style>
    <style:style style:name="ce1382" style:family="table-cell" style:parent-style-name="Default">
      <style:map style:condition="cell-content()&gt;=900" style:apply-style-name="Error" style:base-cell-address="'docker-log-2018-08-27'.I51"/>
      <style:map style:condition="cell-content()=MIN([.$B51:.$F51])" style:apply-style-name="Accent" style:base-cell-address="'docker-log-2018-08-27'.I51"/>
    </style:style>
    <style:style style:name="ce1383" style:family="table-cell" style:parent-style-name="Default">
      <style:map style:condition="cell-content()&gt;=900" style:apply-style-name="Error" style:base-cell-address="'docker-log-2018-08-27'.I52"/>
      <style:map style:condition="cell-content()=MIN([.$B52:.$F52])" style:apply-style-name="Accent" style:base-cell-address="'docker-log-2018-08-27'.I52"/>
    </style:style>
    <style:style style:name="ce1384" style:family="table-cell" style:parent-style-name="Default">
      <style:map style:condition="cell-content()&gt;=900" style:apply-style-name="Error" style:base-cell-address="'docker-log-2018-08-27'.I53"/>
      <style:map style:condition="cell-content()=MIN([.$B53:.$F53])" style:apply-style-name="Accent" style:base-cell-address="'docker-log-2018-08-27'.I53"/>
    </style:style>
    <style:style style:name="ce1385" style:family="table-cell" style:parent-style-name="Default">
      <style:map style:condition="cell-content()&gt;=900" style:apply-style-name="Error" style:base-cell-address="'docker-log-2018-08-27'.I54"/>
      <style:map style:condition="cell-content()=MIN([.$B54:.$F54])" style:apply-style-name="Accent" style:base-cell-address="'docker-log-2018-08-27'.I54"/>
    </style:style>
    <style:style style:name="ce1386" style:family="table-cell" style:parent-style-name="Default">
      <style:map style:condition="cell-content()&gt;=900" style:apply-style-name="Error" style:base-cell-address="'docker-log-2018-08-27'.I55"/>
      <style:map style:condition="cell-content()=MIN([.$B55:.$F55])" style:apply-style-name="Accent" style:base-cell-address="'docker-log-2018-08-27'.I55"/>
    </style:style>
    <style:style style:name="ce1387" style:family="table-cell" style:parent-style-name="Default">
      <style:map style:condition="cell-content()&gt;=900" style:apply-style-name="Error" style:base-cell-address="'docker-log-2018-08-27'.I56"/>
      <style:map style:condition="cell-content()=MIN([.$B56:.$F56])" style:apply-style-name="Accent" style:base-cell-address="'docker-log-2018-08-27'.I56"/>
    </style:style>
    <style:style style:name="ce1388" style:family="table-cell" style:parent-style-name="Default">
      <style:map style:condition="cell-content()&gt;=900" style:apply-style-name="Error" style:base-cell-address="'docker-log-2018-08-27'.I57"/>
      <style:map style:condition="cell-content()=MIN([.$B57:.$F57])" style:apply-style-name="Accent" style:base-cell-address="'docker-log-2018-08-27'.I57"/>
    </style:style>
    <style:style style:name="ce1389" style:family="table-cell" style:parent-style-name="Default">
      <style:map style:condition="cell-content()&gt;=900" style:apply-style-name="Error" style:base-cell-address="'docker-log-2018-08-27'.I58"/>
      <style:map style:condition="cell-content()=MIN([.$B58:.$F58])" style:apply-style-name="Accent" style:base-cell-address="'docker-log-2018-08-27'.I58"/>
    </style:style>
    <style:style style:name="ce1390" style:family="table-cell" style:parent-style-name="Default">
      <style:map style:condition="cell-content()&gt;=900" style:apply-style-name="Error" style:base-cell-address="'docker-log-2018-08-27'.I59"/>
      <style:map style:condition="cell-content()=MIN([.$B59:.$F59])" style:apply-style-name="Accent" style:base-cell-address="'docker-log-2018-08-27'.I59"/>
    </style:style>
    <style:style style:name="ce1391" style:family="table-cell" style:parent-style-name="Default">
      <style:map style:condition="cell-content()&gt;=900" style:apply-style-name="Error" style:base-cell-address="'docker-log-2018-08-27'.I60"/>
      <style:map style:condition="cell-content()=MIN([.$B60:.$F60])" style:apply-style-name="Accent" style:base-cell-address="'docker-log-2018-08-27'.I60"/>
    </style:style>
    <style:style style:name="ce1392" style:family="table-cell" style:parent-style-name="Default">
      <style:map style:condition="cell-content()&gt;=900" style:apply-style-name="Error" style:base-cell-address="'docker-log-2018-08-27'.I61"/>
      <style:map style:condition="cell-content()=MIN([.$B61:.$F61])" style:apply-style-name="Accent" style:base-cell-address="'docker-log-2018-08-27'.I61"/>
    </style:style>
    <style:style style:name="ce1393" style:family="table-cell" style:parent-style-name="Default">
      <style:map style:condition="cell-content()&gt;=900" style:apply-style-name="Error" style:base-cell-address="'docker-log-2018-08-27'.I62"/>
      <style:map style:condition="cell-content()=MIN([.$B62:.$F62])" style:apply-style-name="Accent" style:base-cell-address="'docker-log-2018-08-27'.I62"/>
    </style:style>
    <style:style style:name="ce1394" style:family="table-cell" style:parent-style-name="Default">
      <style:map style:condition="cell-content()&gt;=900" style:apply-style-name="Error" style:base-cell-address="'docker-log-2018-08-27'.I63"/>
      <style:map style:condition="cell-content()=MIN([.$B63:.$F63])" style:apply-style-name="Accent" style:base-cell-address="'docker-log-2018-08-27'.I63"/>
    </style:style>
    <style:style style:name="ce1395" style:family="table-cell" style:parent-style-name="Default">
      <style:map style:condition="cell-content()&gt;=900" style:apply-style-name="Error" style:base-cell-address="'docker-log-2018-08-27'.I64"/>
      <style:map style:condition="cell-content()=MIN([.$B64:.$F64])" style:apply-style-name="Accent" style:base-cell-address="'docker-log-2018-08-27'.I64"/>
    </style:style>
    <style:style style:name="ce1396" style:family="table-cell" style:parent-style-name="Default">
      <style:map style:condition="cell-content()&gt;=900" style:apply-style-name="Error" style:base-cell-address="'docker-log-2018-08-27'.I65"/>
      <style:map style:condition="cell-content()=MIN([.$B65:.$F65])" style:apply-style-name="Accent" style:base-cell-address="'docker-log-2018-08-27'.I65"/>
    </style:style>
    <style:style style:name="ce1397" style:family="table-cell" style:parent-style-name="Default">
      <style:map style:condition="cell-content()&gt;=900" style:apply-style-name="Error" style:base-cell-address="'docker-log-2018-08-27'.I66"/>
      <style:map style:condition="cell-content()=MIN([.$B66:.$F66])" style:apply-style-name="Accent" style:base-cell-address="'docker-log-2018-08-27'.I66"/>
    </style:style>
    <style:style style:name="ce1398" style:family="table-cell" style:parent-style-name="Default">
      <style:map style:condition="cell-content()&gt;=900" style:apply-style-name="Error" style:base-cell-address="'docker-log-2018-08-27'.I67"/>
      <style:map style:condition="cell-content()=MIN([.$B67:.$F67])" style:apply-style-name="Accent" style:base-cell-address="'docker-log-2018-08-27'.I67"/>
    </style:style>
    <style:style style:name="ce1399" style:family="table-cell" style:parent-style-name="Default">
      <style:map style:condition="cell-content()&gt;=900" style:apply-style-name="Error" style:base-cell-address="'docker-log-2018-08-27'.I68"/>
      <style:map style:condition="cell-content()=MIN([.$B68:.$F68])" style:apply-style-name="Accent" style:base-cell-address="'docker-log-2018-08-27'.I68"/>
    </style:style>
    <style:style style:name="ce1400" style:family="table-cell" style:parent-style-name="Default">
      <style:map style:condition="cell-content()&gt;=900" style:apply-style-name="Error" style:base-cell-address="'docker-log-2018-08-27'.I69"/>
      <style:map style:condition="cell-content()=MIN([.$B69:.$F69])" style:apply-style-name="Accent" style:base-cell-address="'docker-log-2018-08-27'.I69"/>
    </style:style>
    <style:style style:name="ce1401" style:family="table-cell" style:parent-style-name="Default">
      <style:map style:condition="cell-content()&gt;=900" style:apply-style-name="Error" style:base-cell-address="'docker-log-2018-08-27'.I70"/>
      <style:map style:condition="cell-content()=MIN([.$B70:.$F70])" style:apply-style-name="Accent" style:base-cell-address="'docker-log-2018-08-27'.I70"/>
    </style:style>
    <style:style style:name="ce1402" style:family="table-cell" style:parent-style-name="Default">
      <style:map style:condition="cell-content()&gt;=900" style:apply-style-name="Error" style:base-cell-address="'docker-log-2018-08-27'.I71"/>
      <style:map style:condition="cell-content()=MIN([.$B71:.$F71])" style:apply-style-name="Accent" style:base-cell-address="'docker-log-2018-08-27'.I71"/>
    </style:style>
    <style:style style:name="ce1403" style:family="table-cell" style:parent-style-name="Default">
      <style:map style:condition="cell-content()&gt;=900" style:apply-style-name="Error" style:base-cell-address="'docker-log-2018-08-27'.I72"/>
      <style:map style:condition="cell-content()=MIN([.$B72:.$F72])" style:apply-style-name="Accent" style:base-cell-address="'docker-log-2018-08-27'.I72"/>
    </style:style>
    <style:style style:name="ce1404" style:family="table-cell" style:parent-style-name="Default">
      <style:map style:condition="cell-content()&gt;=900" style:apply-style-name="Error" style:base-cell-address="'docker-log-2018-08-27'.I73"/>
      <style:map style:condition="cell-content()=MIN([.$B73:.$F73])" style:apply-style-name="Accent" style:base-cell-address="'docker-log-2018-08-27'.I73"/>
    </style:style>
    <style:style style:name="ce1405" style:family="table-cell" style:parent-style-name="Default">
      <style:map style:condition="cell-content()&gt;=900" style:apply-style-name="Error" style:base-cell-address="'docker-log-2018-08-27'.I74"/>
      <style:map style:condition="cell-content()=MIN([.$B74:.$F74])" style:apply-style-name="Accent" style:base-cell-address="'docker-log-2018-08-27'.I74"/>
    </style:style>
    <style:style style:name="ce1406" style:family="table-cell" style:parent-style-name="Default">
      <style:map style:condition="cell-content()&gt;=900" style:apply-style-name="Error" style:base-cell-address="'docker-log-2018-08-27'.I75"/>
      <style:map style:condition="cell-content()=MIN([.$B75:.$F75])" style:apply-style-name="Accent" style:base-cell-address="'docker-log-2018-08-27'.I75"/>
    </style:style>
    <style:style style:name="ce1407" style:family="table-cell" style:parent-style-name="Default">
      <style:map style:condition="cell-content()&gt;=900" style:apply-style-name="Error" style:base-cell-address="'docker-log-2018-08-27'.I76"/>
      <style:map style:condition="cell-content()=MIN([.$B76:.$F76])" style:apply-style-name="Accent" style:base-cell-address="'docker-log-2018-08-27'.I76"/>
    </style:style>
    <style:style style:name="ce1408" style:family="table-cell" style:parent-style-name="Default">
      <style:map style:condition="cell-content()&gt;=900" style:apply-style-name="Error" style:base-cell-address="'docker-log-2018-08-27'.I77"/>
      <style:map style:condition="cell-content()=MIN([.$B77:.$F77])" style:apply-style-name="Accent" style:base-cell-address="'docker-log-2018-08-27'.I77"/>
    </style:style>
    <style:style style:name="ce1409" style:family="table-cell" style:parent-style-name="Default">
      <style:map style:condition="cell-content()&gt;=900" style:apply-style-name="Error" style:base-cell-address="'docker-log-2018-08-27'.I78"/>
      <style:map style:condition="cell-content()=MIN([.$B78:.$F78])" style:apply-style-name="Accent" style:base-cell-address="'docker-log-2018-08-27'.I78"/>
    </style:style>
    <style:style style:name="ce1410" style:family="table-cell" style:parent-style-name="Default">
      <style:map style:condition="cell-content()&gt;=900" style:apply-style-name="Error" style:base-cell-address="'docker-log-2018-08-27'.I79"/>
      <style:map style:condition="cell-content()=MIN([.$B79:.$F79])" style:apply-style-name="Accent" style:base-cell-address="'docker-log-2018-08-27'.I79"/>
    </style:style>
    <style:style style:name="ce1411" style:family="table-cell" style:parent-style-name="Default">
      <style:map style:condition="cell-content()&gt;=900" style:apply-style-name="Error" style:base-cell-address="'docker-log-2018-08-27'.I80"/>
      <style:map style:condition="cell-content()=MIN([.$B80:.$F80])" style:apply-style-name="Accent" style:base-cell-address="'docker-log-2018-08-27'.I80"/>
    </style:style>
    <style:style style:name="ce1412" style:family="table-cell" style:parent-style-name="Default">
      <style:map style:condition="cell-content()&gt;=900" style:apply-style-name="Error" style:base-cell-address="'docker-log-2018-08-27'.I81"/>
      <style:map style:condition="cell-content()=MIN([.$B81:.$F81])" style:apply-style-name="Accent" style:base-cell-address="'docker-log-2018-08-27'.I81"/>
    </style:style>
    <style:style style:name="ce1413" style:family="table-cell" style:parent-style-name="Default">
      <style:map style:condition="cell-content()&gt;=900" style:apply-style-name="Error" style:base-cell-address="'docker-log-2018-08-27'.I82"/>
      <style:map style:condition="cell-content()=MIN([.$B82:.$F82])" style:apply-style-name="Accent" style:base-cell-address="'docker-log-2018-08-27'.I82"/>
    </style:style>
    <style:style style:name="ce1414" style:family="table-cell" style:parent-style-name="Default">
      <style:map style:condition="cell-content()&gt;=900" style:apply-style-name="Error" style:base-cell-address="'docker-log-2018-08-27'.I83"/>
      <style:map style:condition="cell-content()=MIN([.$B83:.$F83])" style:apply-style-name="Accent" style:base-cell-address="'docker-log-2018-08-27'.I83"/>
    </style:style>
    <style:style style:name="ce1415" style:family="table-cell" style:parent-style-name="Default">
      <style:map style:condition="cell-content()&gt;=900" style:apply-style-name="Error" style:base-cell-address="'docker-log-2018-08-27'.I84"/>
      <style:map style:condition="cell-content()=MIN([.$B84:.$F84])" style:apply-style-name="Accent" style:base-cell-address="'docker-log-2018-08-27'.I84"/>
    </style:style>
    <style:style style:name="ce1416" style:family="table-cell" style:parent-style-name="Default">
      <style:map style:condition="cell-content()&gt;=900" style:apply-style-name="Error" style:base-cell-address="'docker-log-2018-08-27'.I85"/>
      <style:map style:condition="cell-content()=MIN([.$B85:.$F85])" style:apply-style-name="Accent" style:base-cell-address="'docker-log-2018-08-27'.I85"/>
    </style:style>
    <style:style style:name="ce1417" style:family="table-cell" style:parent-style-name="Default">
      <style:map style:condition="cell-content()&gt;=900" style:apply-style-name="Error" style:base-cell-address="'docker-log-2018-08-27'.I86"/>
      <style:map style:condition="cell-content()=MIN([.$B86:.$F86])" style:apply-style-name="Accent" style:base-cell-address="'docker-log-2018-08-27'.I86"/>
    </style:style>
    <style:style style:name="ce1418" style:family="table-cell" style:parent-style-name="Default">
      <style:map style:condition="cell-content()&gt;=900" style:apply-style-name="Error" style:base-cell-address="'docker-log-2018-08-27'.I87"/>
      <style:map style:condition="cell-content()=MIN([.$B87:.$F87])" style:apply-style-name="Accent" style:base-cell-address="'docker-log-2018-08-27'.I87"/>
    </style:style>
    <style:style style:name="ce1419" style:family="table-cell" style:parent-style-name="Default">
      <style:map style:condition="cell-content()&gt;=900" style:apply-style-name="Error" style:base-cell-address="'docker-log-2018-08-27'.I88"/>
      <style:map style:condition="cell-content()=MIN([.$B88:.$F88])" style:apply-style-name="Accent" style:base-cell-address="'docker-log-2018-08-27'.I88"/>
    </style:style>
    <style:style style:name="ce1420" style:family="table-cell" style:parent-style-name="Default">
      <style:map style:condition="cell-content()&gt;=900" style:apply-style-name="Error" style:base-cell-address="'docker-log-2018-08-27'.I89"/>
      <style:map style:condition="cell-content()=MIN([.$B89:.$F89])" style:apply-style-name="Accent" style:base-cell-address="'docker-log-2018-08-27'.I89"/>
    </style:style>
    <style:style style:name="ce1421" style:family="table-cell" style:parent-style-name="Default">
      <style:map style:condition="cell-content()&gt;=900" style:apply-style-name="Error" style:base-cell-address="'docker-log-2018-08-27'.I90"/>
      <style:map style:condition="cell-content()=MIN([.$B90:.$F90])" style:apply-style-name="Accent" style:base-cell-address="'docker-log-2018-08-27'.I90"/>
    </style:style>
    <style:style style:name="ce1422" style:family="table-cell" style:parent-style-name="Default">
      <style:map style:condition="cell-content()&gt;=900" style:apply-style-name="Error" style:base-cell-address="'docker-log-2018-08-27'.I91"/>
      <style:map style:condition="cell-content()=MIN([.$B91:.$F91])" style:apply-style-name="Accent" style:base-cell-address="'docker-log-2018-08-27'.I91"/>
    </style:style>
    <style:style style:name="ce1423" style:family="table-cell" style:parent-style-name="Default">
      <style:map style:condition="cell-content()&gt;=900" style:apply-style-name="Error" style:base-cell-address="'docker-log-2018-08-27'.I92"/>
      <style:map style:condition="cell-content()=MIN([.$B92:.$F92])" style:apply-style-name="Accent" style:base-cell-address="'docker-log-2018-08-27'.I92"/>
    </style:style>
    <style:style style:name="ce1424" style:family="table-cell" style:parent-style-name="Default">
      <style:map style:condition="cell-content()&gt;=900" style:apply-style-name="Error" style:base-cell-address="'docker-log-2018-08-27'.I93"/>
      <style:map style:condition="cell-content()=MIN([.$B93:.$F93])" style:apply-style-name="Accent" style:base-cell-address="'docker-log-2018-08-27'.I93"/>
    </style:style>
    <style:style style:name="ce1425" style:family="table-cell" style:parent-style-name="Default">
      <style:map style:condition="cell-content()&gt;=900" style:apply-style-name="Error" style:base-cell-address="'docker-log-2018-08-27'.I94"/>
      <style:map style:condition="cell-content()=MIN([.$B94:.$F94])" style:apply-style-name="Accent" style:base-cell-address="'docker-log-2018-08-27'.I94"/>
    </style:style>
    <style:style style:name="ce1426" style:family="table-cell" style:parent-style-name="Default">
      <style:map style:condition="cell-content()&gt;=900" style:apply-style-name="Error" style:base-cell-address="'docker-log-2018-08-27'.I95"/>
      <style:map style:condition="cell-content()=MIN([.$B95:.$F95])" style:apply-style-name="Accent" style:base-cell-address="'docker-log-2018-08-27'.I95"/>
    </style:style>
    <style:style style:name="ce1427" style:family="table-cell" style:parent-style-name="Default">
      <style:map style:condition="cell-content()&gt;=900" style:apply-style-name="Error" style:base-cell-address="'docker-log-2018-08-27'.I96"/>
      <style:map style:condition="cell-content()=MIN([.$B96:.$F96])" style:apply-style-name="Accent" style:base-cell-address="'docker-log-2018-08-27'.I96"/>
    </style:style>
    <style:style style:name="ce1428" style:family="table-cell" style:parent-style-name="Default">
      <style:map style:condition="cell-content()&gt;=900" style:apply-style-name="Error" style:base-cell-address="'docker-log-2018-08-27'.I97"/>
      <style:map style:condition="cell-content()=MIN([.$B97:.$F97])" style:apply-style-name="Accent" style:base-cell-address="'docker-log-2018-08-27'.I97"/>
    </style:style>
    <style:style style:name="ce1429" style:family="table-cell" style:parent-style-name="Default">
      <style:map style:condition="cell-content()&gt;=900" style:apply-style-name="Error" style:base-cell-address="'docker-log-2018-08-27'.I98"/>
      <style:map style:condition="cell-content()=MIN([.$B98:.$F98])" style:apply-style-name="Accent" style:base-cell-address="'docker-log-2018-08-27'.I98"/>
    </style:style>
    <style:style style:name="ce1430" style:family="table-cell" style:parent-style-name="Default">
      <style:map style:condition="cell-content()&gt;=900" style:apply-style-name="Error" style:base-cell-address="'docker-log-2018-08-27'.I99"/>
      <style:map style:condition="cell-content()=MIN([.$B99:.$F99])" style:apply-style-name="Accent" style:base-cell-address="'docker-log-2018-08-27'.I99"/>
    </style:style>
    <style:style style:name="ce1431" style:family="table-cell" style:parent-style-name="Default">
      <style:map style:condition="cell-content()&gt;=900" style:apply-style-name="Error" style:base-cell-address="'docker-log-2018-08-27'.I100"/>
      <style:map style:condition="cell-content()=MIN([.$B100:.$F100])" style:apply-style-name="Accent" style:base-cell-address="'docker-log-2018-08-27'.I100"/>
    </style:style>
    <style:style style:name="ce1432" style:family="table-cell" style:parent-style-name="Default">
      <style:map style:condition="cell-content()&gt;=900" style:apply-style-name="Error" style:base-cell-address="'docker-log-2018-08-27'.I101"/>
      <style:map style:condition="cell-content()=MIN([.$B101:.$F101])" style:apply-style-name="Accent" style:base-cell-address="'docker-log-2018-08-27'.I101"/>
    </style:style>
    <style:style style:name="ce1433" style:family="table-cell" style:parent-style-name="Default">
      <style:map style:condition="cell-content()&gt;=900" style:apply-style-name="Error" style:base-cell-address="'docker-log-2018-08-27'.I102"/>
      <style:map style:condition="cell-content()=MIN([.$B102:.$F102])" style:apply-style-name="Accent" style:base-cell-address="'docker-log-2018-08-27'.I102"/>
    </style:style>
    <style:style style:name="ce1434" style:family="table-cell" style:parent-style-name="Default">
      <style:map style:condition="cell-content()&gt;=900" style:apply-style-name="Error" style:base-cell-address="'docker-log-2018-08-27'.I103"/>
      <style:map style:condition="cell-content()=MIN([.$B103:.$F103])" style:apply-style-name="Accent" style:base-cell-address="'docker-log-2018-08-27'.I103"/>
    </style:style>
    <style:style style:name="ce1435" style:family="table-cell" style:parent-style-name="Default">
      <style:map style:condition="cell-content()&gt;=900" style:apply-style-name="Error" style:base-cell-address="'docker-log-2018-08-27'.I104"/>
      <style:map style:condition="cell-content()=MIN([.$B104:.$F104])" style:apply-style-name="Accent" style:base-cell-address="'docker-log-2018-08-27'.I104"/>
    </style:style>
    <style:style style:name="ce1436" style:family="table-cell" style:parent-style-name="Default">
      <style:map style:condition="cell-content()&gt;=900" style:apply-style-name="Error" style:base-cell-address="'docker-log-2018-08-27'.I105"/>
      <style:map style:condition="cell-content()=MIN([.$B105:.$F105])" style:apply-style-name="Accent" style:base-cell-address="'docker-log-2018-08-27'.I105"/>
    </style:style>
    <style:style style:name="ce1437" style:family="table-cell" style:parent-style-name="Default">
      <style:map style:condition="cell-content()&gt;=900" style:apply-style-name="Error" style:base-cell-address="'docker-log-2018-08-27'.I106"/>
      <style:map style:condition="cell-content()=MIN([.$B106:.$F106])" style:apply-style-name="Accent" style:base-cell-address="'docker-log-2018-08-27'.I106"/>
    </style:style>
    <style:style style:name="ce1438" style:family="table-cell" style:parent-style-name="Default">
      <style:map style:condition="cell-content()&gt;=900" style:apply-style-name="Error" style:base-cell-address="'docker-log-2018-08-27'.I107"/>
      <style:map style:condition="cell-content()=MIN([.$B107:.$F107])" style:apply-style-name="Accent" style:base-cell-address="'docker-log-2018-08-27'.I107"/>
    </style:style>
    <style:style style:name="ce1439" style:family="table-cell" style:parent-style-name="Default">
      <style:map style:condition="cell-content()&gt;=900" style:apply-style-name="Error" style:base-cell-address="'docker-log-2018-08-27'.I108"/>
      <style:map style:condition="cell-content()=MIN([.$B108:.$F108])" style:apply-style-name="Accent" style:base-cell-address="'docker-log-2018-08-27'.I108"/>
    </style:style>
    <style:style style:name="ce1440" style:family="table-cell" style:parent-style-name="Default">
      <style:map style:condition="cell-content()&gt;=900" style:apply-style-name="Error" style:base-cell-address="'docker-log-2018-08-27'.I109"/>
      <style:map style:condition="cell-content()=MIN([.$B109:.$F109])" style:apply-style-name="Accent" style:base-cell-address="'docker-log-2018-08-27'.I109"/>
    </style:style>
    <style:style style:name="ce1441" style:family="table-cell" style:parent-style-name="Default">
      <style:map style:condition="cell-content()&gt;=900" style:apply-style-name="Error" style:base-cell-address="'docker-log-2018-08-27'.I110"/>
      <style:map style:condition="cell-content()=MIN([.$B110:.$F110])" style:apply-style-name="Accent" style:base-cell-address="'docker-log-2018-08-27'.I110"/>
    </style:style>
    <style:style style:name="ce1442" style:family="table-cell" style:parent-style-name="Default">
      <style:map style:condition="cell-content()&gt;=900" style:apply-style-name="Error" style:base-cell-address="'docker-log-2018-08-27'.I111"/>
      <style:map style:condition="cell-content()=MIN([.$B111:.$F111])" style:apply-style-name="Accent" style:base-cell-address="'docker-log-2018-08-27'.I111"/>
    </style:style>
    <style:style style:name="ce1443" style:family="table-cell" style:parent-style-name="Default">
      <style:map style:condition="cell-content()&gt;=900" style:apply-style-name="Error" style:base-cell-address="'docker-log-2018-08-27'.I112"/>
      <style:map style:condition="cell-content()=MIN([.$B112:.$F112])" style:apply-style-name="Accent" style:base-cell-address="'docker-log-2018-08-27'.I112"/>
    </style:style>
    <style:style style:name="ce1444" style:family="table-cell" style:parent-style-name="Default">
      <style:map style:condition="cell-content()&gt;=900" style:apply-style-name="Error" style:base-cell-address="'docker-log-2018-08-27'.I113"/>
      <style:map style:condition="cell-content()=MIN([.$B113:.$F113])" style:apply-style-name="Accent" style:base-cell-address="'docker-log-2018-08-27'.I113"/>
    </style:style>
    <style:style style:name="ce1445" style:family="table-cell" style:parent-style-name="Default">
      <style:map style:condition="cell-content()&gt;=900" style:apply-style-name="Error" style:base-cell-address="'docker-log-2018-08-27'.I4"/>
      <style:map style:condition="cell-content()=MIN([.$B4:.$F4])" style:apply-style-name="Accent" style:base-cell-address="'docker-log-2018-08-27'.I4"/>
    </style:style>
    <style:style style:name="ce1446" style:family="table-cell" style:parent-style-name="Default">
      <style:map style:condition="cell-content()&gt;=900" style:apply-style-name="Error" style:base-cell-address="'docker-log-2018-08-27'.I5"/>
      <style:map style:condition="cell-content()=MIN([.$B5:.$F5])" style:apply-style-name="Accent" style:base-cell-address="'docker-log-2018-08-27'.I5"/>
    </style:style>
    <style:style style:name="ce1447" style:family="table-cell" style:parent-style-name="Default">
      <style:map style:condition="cell-content()&gt;=900" style:apply-style-name="Error" style:base-cell-address="'docker-log-2018-08-27'.I6"/>
      <style:map style:condition="cell-content()=MIN([.$B6:.$F6])" style:apply-style-name="Accent" style:base-cell-address="'docker-log-2018-08-27'.I6"/>
    </style:style>
    <style:style style:name="ce1448" style:family="table-cell" style:parent-style-name="Default">
      <style:map style:condition="cell-content()&gt;=900" style:apply-style-name="Error" style:base-cell-address="'docker-log-2018-08-27'.I7"/>
      <style:map style:condition="cell-content()=MIN([.$B7:.$F7])" style:apply-style-name="Accent" style:base-cell-address="'docker-log-2018-08-27'.I7"/>
    </style:style>
    <style:style style:name="ce1449" style:family="table-cell" style:parent-style-name="Default">
      <style:map style:condition="cell-content()&gt;=900" style:apply-style-name="Error" style:base-cell-address="'docker-log-2018-08-27'.I8"/>
      <style:map style:condition="cell-content()=MIN([.$B8:.$F8])" style:apply-style-name="Accent" style:base-cell-address="'docker-log-2018-08-27'.I8"/>
    </style:style>
    <style:style style:name="ce1450" style:family="table-cell" style:parent-style-name="Default">
      <style:map style:condition="cell-content()&gt;=900" style:apply-style-name="Error" style:base-cell-address="'docker-log-2018-08-27'.I9"/>
      <style:map style:condition="cell-content()=MIN([.$B9:.$F9])" style:apply-style-name="Accent" style:base-cell-address="'docker-log-2018-08-27'.I9"/>
    </style:style>
    <style:style style:name="ce1451" style:family="table-cell" style:parent-style-name="Default">
      <style:map style:condition="cell-content()&gt;=900" style:apply-style-name="Error" style:base-cell-address="'docker-log-2018-08-27'.I10"/>
      <style:map style:condition="cell-content()=MIN([.$B10:.$F10])" style:apply-style-name="Accent" style:base-cell-address="'docker-log-2018-08-27'.I10"/>
    </style:style>
    <style:style style:name="ce1452" style:family="table-cell" style:parent-style-name="Default">
      <style:map style:condition="cell-content()&gt;=900" style:apply-style-name="Error" style:base-cell-address="'docker-log-2018-08-27'.I11"/>
      <style:map style:condition="cell-content()=MIN([.$B11:.$F11])" style:apply-style-name="Accent" style:base-cell-address="'docker-log-2018-08-27'.I11"/>
    </style:style>
    <style:style style:name="ce1453" style:family="table-cell" style:parent-style-name="Default">
      <style:map style:condition="cell-content()&gt;=900" style:apply-style-name="Error" style:base-cell-address="'docker-log-2018-08-27'.I12"/>
      <style:map style:condition="cell-content()=MIN([.$B12:.$F12])" style:apply-style-name="Accent" style:base-cell-address="'docker-log-2018-08-27'.I12"/>
    </style:style>
    <style:style style:name="ce1454" style:family="table-cell" style:parent-style-name="Default">
      <style:map style:condition="cell-content()&gt;=900" style:apply-style-name="Error" style:base-cell-address="'docker-log-2018-08-27'.I13"/>
      <style:map style:condition="cell-content()=MIN([.$B13:.$F13])" style:apply-style-name="Accent" style:base-cell-address="'docker-log-2018-08-27'.I13"/>
    </style:style>
    <style:style style:name="ce1455" style:family="table-cell" style:parent-style-name="Default">
      <style:map style:condition="cell-content()&gt;=900" style:apply-style-name="Error" style:base-cell-address="'docker-log-2018-08-27'.I14"/>
      <style:map style:condition="cell-content()=MIN([.$B14:.$F14])" style:apply-style-name="Accent" style:base-cell-address="'docker-log-2018-08-27'.I14"/>
    </style:style>
    <style:style style:name="ce1456" style:family="table-cell" style:parent-style-name="Default">
      <style:map style:condition="cell-content()&gt;=900" style:apply-style-name="Error" style:base-cell-address="'docker-log-2018-08-27'.I15"/>
      <style:map style:condition="cell-content()=MIN([.$B15:.$F15])" style:apply-style-name="Accent" style:base-cell-address="'docker-log-2018-08-27'.I15"/>
    </style:style>
    <style:style style:name="ce1457" style:family="table-cell" style:parent-style-name="Default">
      <style:map style:condition="cell-content()&gt;=900" style:apply-style-name="Error" style:base-cell-address="'docker-log-2018-08-27'.I16"/>
      <style:map style:condition="cell-content()=MIN([.$B16:.$F16])" style:apply-style-name="Accent" style:base-cell-address="'docker-log-2018-08-27'.I16"/>
    </style:style>
    <style:style style:name="ce1458" style:family="table-cell" style:parent-style-name="Default">
      <style:map style:condition="cell-content()&gt;=900" style:apply-style-name="Error" style:base-cell-address="'docker-log-2018-08-27'.I17"/>
      <style:map style:condition="cell-content()=MIN([.$B17:.$F17])" style:apply-style-name="Accent" style:base-cell-address="'docker-log-2018-08-27'.I17"/>
    </style:style>
    <style:style style:name="ce1459" style:family="table-cell" style:parent-style-name="Default">
      <style:map style:condition="cell-content()&gt;=900" style:apply-style-name="Error" style:base-cell-address="'docker-log-2018-08-27'.I18"/>
      <style:map style:condition="cell-content()=MIN([.$B18:.$F18])" style:apply-style-name="Accent" style:base-cell-address="'docker-log-2018-08-27'.I18"/>
    </style:style>
    <style:style style:name="ce1460" style:family="table-cell" style:parent-style-name="Default">
      <style:map style:condition="cell-content()&gt;=900" style:apply-style-name="Error" style:base-cell-address="'docker-log-2018-08-27'.I19"/>
      <style:map style:condition="cell-content()=MIN([.$B19:.$F19])" style:apply-style-name="Accent" style:base-cell-address="'docker-log-2018-08-27'.I19"/>
    </style:style>
    <style:style style:name="ce1461" style:family="table-cell" style:parent-style-name="Default">
      <style:map style:condition="cell-content()&gt;=900" style:apply-style-name="Error" style:base-cell-address="'docker-log-2018-08-27'.I20"/>
      <style:map style:condition="cell-content()=MIN([.$B20:.$F20])" style:apply-style-name="Accent" style:base-cell-address="'docker-log-2018-08-27'.I20"/>
    </style:style>
    <style:style style:name="ce1462" style:family="table-cell" style:parent-style-name="Default">
      <style:map style:condition="cell-content()&gt;=900" style:apply-style-name="Error" style:base-cell-address="'docker-log-2018-08-27'.I21"/>
      <style:map style:condition="cell-content()=MIN([.$B21:.$F21])" style:apply-style-name="Accent" style:base-cell-address="'docker-log-2018-08-27'.I21"/>
    </style:style>
    <style:style style:name="ce1463" style:family="table-cell" style:parent-style-name="Default">
      <style:map style:condition="cell-content()&gt;=900" style:apply-style-name="Error" style:base-cell-address="'docker-log-2018-08-27'.I22"/>
      <style:map style:condition="cell-content()=MIN([.$B22:.$F22])" style:apply-style-name="Accent" style:base-cell-address="'docker-log-2018-08-27'.I22"/>
    </style:style>
    <style:style style:name="ce1464" style:family="table-cell" style:parent-style-name="Default">
      <style:map style:condition="cell-content()&gt;=900" style:apply-style-name="Error" style:base-cell-address="'docker-log-2018-08-27'.I23"/>
      <style:map style:condition="cell-content()=MIN([.$B23:.$F23])" style:apply-style-name="Accent" style:base-cell-address="'docker-log-2018-08-27'.I23"/>
    </style:style>
    <style:style style:name="ce1465" style:family="table-cell" style:parent-style-name="Default">
      <style:map style:condition="cell-content()&gt;=900" style:apply-style-name="Error" style:base-cell-address="'docker-log-2018-08-27'.I24"/>
      <style:map style:condition="cell-content()=MIN([.$B24:.$F24])" style:apply-style-name="Accent" style:base-cell-address="'docker-log-2018-08-27'.I24"/>
    </style:style>
    <style:style style:name="ce1466" style:family="table-cell" style:parent-style-name="Default">
      <style:map style:condition="cell-content()&gt;=900" style:apply-style-name="Error" style:base-cell-address="'docker-log-2018-08-27'.I25"/>
      <style:map style:condition="cell-content()=MIN([.$B25:.$F25])" style:apply-style-name="Accent" style:base-cell-address="'docker-log-2018-08-27'.I25"/>
    </style:style>
    <style:style style:name="ce1467" style:family="table-cell" style:parent-style-name="Default">
      <style:map style:condition="cell-content()&gt;=900" style:apply-style-name="Error" style:base-cell-address="'docker-log-2018-08-27'.I26"/>
      <style:map style:condition="cell-content()=MIN([.$B26:.$F26])" style:apply-style-name="Accent" style:base-cell-address="'docker-log-2018-08-27'.I26"/>
    </style:style>
    <style:style style:name="ce1468" style:family="table-cell" style:parent-style-name="Default">
      <style:map style:condition="cell-content()&gt;=900" style:apply-style-name="Error" style:base-cell-address="'docker-log-2018-08-27'.I27"/>
      <style:map style:condition="cell-content()=MIN([.$B27:.$F27])" style:apply-style-name="Accent" style:base-cell-address="'docker-log-2018-08-27'.I27"/>
    </style:style>
    <style:style style:name="ce1469" style:family="table-cell" style:parent-style-name="Default">
      <style:map style:condition="cell-content()&gt;=900" style:apply-style-name="Error" style:base-cell-address="'docker-log-2018-08-27'.I28"/>
      <style:map style:condition="cell-content()=MIN([.$B28:.$F28])" style:apply-style-name="Accent" style:base-cell-address="'docker-log-2018-08-27'.I28"/>
    </style:style>
    <style:style style:name="ce1470" style:family="table-cell" style:parent-style-name="Default">
      <style:map style:condition="cell-content()&gt;=900" style:apply-style-name="Error" style:base-cell-address="'docker-log-2018-08-27'.I29"/>
      <style:map style:condition="cell-content()=MIN([.$B29:.$F29])" style:apply-style-name="Accent" style:base-cell-address="'docker-log-2018-08-27'.I29"/>
    </style:style>
    <style:style style:name="ce1471" style:family="table-cell" style:parent-style-name="Default">
      <style:map style:condition="cell-content()&gt;=900" style:apply-style-name="Error" style:base-cell-address="'docker-log-2018-08-27'.I30"/>
      <style:map style:condition="cell-content()=MIN([.$B30:.$F30])" style:apply-style-name="Accent" style:base-cell-address="'docker-log-2018-08-27'.I30"/>
    </style:style>
    <style:style style:name="ce1472" style:family="table-cell" style:parent-style-name="Default">
      <style:map style:condition="cell-content()&gt;=900" style:apply-style-name="Error" style:base-cell-address="'docker-log-2018-08-27'.I31"/>
      <style:map style:condition="cell-content()=MIN([.$B31:.$F31])" style:apply-style-name="Accent" style:base-cell-address="'docker-log-2018-08-27'.I31"/>
    </style:style>
    <style:style style:name="ce1473" style:family="table-cell" style:parent-style-name="Default">
      <style:map style:condition="cell-content()&gt;=900" style:apply-style-name="Error" style:base-cell-address="'docker-log-2018-08-27'.I32"/>
      <style:map style:condition="cell-content()=MIN([.$B32:.$F32])" style:apply-style-name="Accent" style:base-cell-address="'docker-log-2018-08-27'.I32"/>
    </style:style>
    <style:style style:name="ce1474" style:family="table-cell" style:parent-style-name="Default">
      <style:map style:condition="cell-content()&gt;=900" style:apply-style-name="Error" style:base-cell-address="'docker-log-2018-08-27'.I33"/>
      <style:map style:condition="cell-content()=MIN([.$B33:.$F33])" style:apply-style-name="Accent" style:base-cell-address="'docker-log-2018-08-27'.I33"/>
    </style:style>
    <style:style style:name="ce1475" style:family="table-cell" style:parent-style-name="Default">
      <style:map style:condition="cell-content()&gt;=900" style:apply-style-name="Error" style:base-cell-address="'docker-log-2018-08-27'.I34"/>
      <style:map style:condition="cell-content()=MIN([.$B34:.$F34])" style:apply-style-name="Accent" style:base-cell-address="'docker-log-2018-08-27'.I34"/>
    </style:style>
    <style:style style:name="ce1476" style:family="table-cell" style:parent-style-name="Default">
      <style:map style:condition="cell-content()&gt;=900" style:apply-style-name="Error" style:base-cell-address="'docker-log-2018-08-27'.I35"/>
      <style:map style:condition="cell-content()=MIN([.$B35:.$F35])" style:apply-style-name="Accent" style:base-cell-address="'docker-log-2018-08-27'.I35"/>
    </style:style>
    <style:style style:name="ce1477" style:family="table-cell" style:parent-style-name="Default">
      <style:map style:condition="cell-content()&gt;=900" style:apply-style-name="Error" style:base-cell-address="'docker-log-2018-08-27'.I36"/>
      <style:map style:condition="cell-content()=MIN([.$B36:.$F36])" style:apply-style-name="Accent" style:base-cell-address="'docker-log-2018-08-27'.I36"/>
    </style:style>
    <style:style style:name="ce1478" style:family="table-cell" style:parent-style-name="Default">
      <style:map style:condition="cell-content()&gt;=900" style:apply-style-name="Error" style:base-cell-address="'docker-log-2018-08-27'.I37"/>
      <style:map style:condition="cell-content()=MIN([.$B37:.$F37])" style:apply-style-name="Accent" style:base-cell-address="'docker-log-2018-08-27'.I37"/>
    </style:style>
    <style:style style:name="ce1479" style:family="table-cell" style:parent-style-name="Default">
      <style:map style:condition="cell-content()&gt;=900" style:apply-style-name="Error" style:base-cell-address="'docker-log-2018-08-27'.I38"/>
      <style:map style:condition="cell-content()=MIN([.$B38:.$F38])" style:apply-style-name="Accent" style:base-cell-address="'docker-log-2018-08-27'.I38"/>
    </style:style>
    <style:style style:name="ce1480" style:family="table-cell" style:parent-style-name="Default">
      <style:map style:condition="cell-content()&gt;=900" style:apply-style-name="Error" style:base-cell-address="'docker-log-2018-08-27'.I39"/>
      <style:map style:condition="cell-content()=MIN([.$B39:.$F39])" style:apply-style-name="Accent" style:base-cell-address="'docker-log-2018-08-27'.I39"/>
    </style:style>
    <style:style style:name="ce1481" style:family="table-cell" style:parent-style-name="Default">
      <style:map style:condition="cell-content()&gt;=900" style:apply-style-name="Error" style:base-cell-address="'docker-log-2018-08-27'.I40"/>
      <style:map style:condition="cell-content()=MIN([.$B40:.$F40])" style:apply-style-name="Accent" style:base-cell-address="'docker-log-2018-08-27'.I40"/>
    </style:style>
    <style:style style:name="ce1482" style:family="table-cell" style:parent-style-name="Default">
      <style:map style:condition="cell-content()&gt;=900" style:apply-style-name="Error" style:base-cell-address="'docker-log-2018-08-27'.I41"/>
      <style:map style:condition="cell-content()=MIN([.$B41:.$F41])" style:apply-style-name="Accent" style:base-cell-address="'docker-log-2018-08-27'.I41"/>
    </style:style>
    <style:style style:name="ce1483" style:family="table-cell" style:parent-style-name="Default">
      <style:map style:condition="cell-content()&gt;=900" style:apply-style-name="Error" style:base-cell-address="'docker-log-2018-08-27'.I42"/>
      <style:map style:condition="cell-content()=MIN([.$B42:.$F42])" style:apply-style-name="Accent" style:base-cell-address="'docker-log-2018-08-27'.I42"/>
    </style:style>
    <style:style style:name="ce1484" style:family="table-cell" style:parent-style-name="Default">
      <style:map style:condition="cell-content()&gt;=900" style:apply-style-name="Error" style:base-cell-address="'docker-log-2018-08-27'.I43"/>
      <style:map style:condition="cell-content()=MIN([.$B43:.$F43])" style:apply-style-name="Accent" style:base-cell-address="'docker-log-2018-08-27'.I43"/>
    </style:style>
    <style:style style:name="ce1485" style:family="table-cell" style:parent-style-name="Default">
      <style:map style:condition="cell-content()&gt;=900" style:apply-style-name="Error" style:base-cell-address="'docker-log-2018-08-27'.I44"/>
      <style:map style:condition="cell-content()=MIN([.$B44:.$F44])" style:apply-style-name="Accent" style:base-cell-address="'docker-log-2018-08-27'.I44"/>
    </style:style>
    <style:style style:name="ce1486" style:family="table-cell" style:parent-style-name="Default">
      <style:map style:condition="cell-content()&gt;=900" style:apply-style-name="Error" style:base-cell-address="'docker-log-2018-08-27'.I45"/>
      <style:map style:condition="cell-content()=MIN([.$B45:.$F45])" style:apply-style-name="Accent" style:base-cell-address="'docker-log-2018-08-27'.I45"/>
    </style:style>
    <style:style style:name="ce1487" style:family="table-cell" style:parent-style-name="Default">
      <style:map style:condition="cell-content()&gt;=900" style:apply-style-name="Error" style:base-cell-address="'docker-log-2018-08-27'.I46"/>
      <style:map style:condition="cell-content()=MIN([.$B46:.$F46])" style:apply-style-name="Accent" style:base-cell-address="'docker-log-2018-08-27'.I46"/>
    </style:style>
    <style:style style:name="ce1488" style:family="table-cell" style:parent-style-name="Default">
      <style:map style:condition="cell-content()&gt;=900" style:apply-style-name="Error" style:base-cell-address="'docker-log-2018-08-27'.I47"/>
      <style:map style:condition="cell-content()=MIN([.$B47:.$F47])" style:apply-style-name="Accent" style:base-cell-address="'docker-log-2018-08-27'.I47"/>
    </style:style>
    <style:style style:name="ce1489" style:family="table-cell" style:parent-style-name="Default">
      <style:map style:condition="cell-content()&gt;=900" style:apply-style-name="Error" style:base-cell-address="'docker-log-2018-08-27'.I48"/>
      <style:map style:condition="cell-content()=MIN([.$B48:.$F48])" style:apply-style-name="Accent" style:base-cell-address="'docker-log-2018-08-27'.I48"/>
    </style:style>
    <style:style style:name="ce1490" style:family="table-cell" style:parent-style-name="Default">
      <style:map style:condition="cell-content()&gt;=900" style:apply-style-name="Error" style:base-cell-address="'docker-log-2018-08-27'.I49"/>
      <style:map style:condition="cell-content()=MIN([.$B49:.$F49])" style:apply-style-name="Accent" style:base-cell-address="'docker-log-2018-08-27'.I49"/>
    </style:style>
    <style:style style:name="ce1491" style:family="table-cell" style:parent-style-name="Default">
      <style:map style:condition="cell-content()&gt;=900" style:apply-style-name="Error" style:base-cell-address="'docker-log-2018-08-27'.I50"/>
      <style:map style:condition="cell-content()=MIN([.$B50:.$F50])" style:apply-style-name="Accent" style:base-cell-address="'docker-log-2018-08-27'.I50"/>
    </style:style>
    <style:style style:name="ce1492" style:family="table-cell" style:parent-style-name="Default">
      <style:map style:condition="cell-content()&gt;=900" style:apply-style-name="Error" style:base-cell-address="'docker-log-2018-08-27'.I51"/>
      <style:map style:condition="cell-content()=MIN([.$B51:.$F51])" style:apply-style-name="Accent" style:base-cell-address="'docker-log-2018-08-27'.I51"/>
    </style:style>
    <style:style style:name="ce1493" style:family="table-cell" style:parent-style-name="Default">
      <style:map style:condition="cell-content()&gt;=900" style:apply-style-name="Error" style:base-cell-address="'docker-log-2018-08-27'.I52"/>
      <style:map style:condition="cell-content()=MIN([.$B52:.$F52])" style:apply-style-name="Accent" style:base-cell-address="'docker-log-2018-08-27'.I52"/>
    </style:style>
    <style:style style:name="ce1494" style:family="table-cell" style:parent-style-name="Default">
      <style:map style:condition="cell-content()&gt;=900" style:apply-style-name="Error" style:base-cell-address="'docker-log-2018-08-27'.I53"/>
      <style:map style:condition="cell-content()=MIN([.$B53:.$F53])" style:apply-style-name="Accent" style:base-cell-address="'docker-log-2018-08-27'.I53"/>
    </style:style>
    <style:style style:name="ce1495" style:family="table-cell" style:parent-style-name="Default">
      <style:map style:condition="cell-content()&gt;=900" style:apply-style-name="Error" style:base-cell-address="'docker-log-2018-08-27'.I54"/>
      <style:map style:condition="cell-content()=MIN([.$B54:.$F54])" style:apply-style-name="Accent" style:base-cell-address="'docker-log-2018-08-27'.I54"/>
    </style:style>
    <style:style style:name="ce1496" style:family="table-cell" style:parent-style-name="Default">
      <style:map style:condition="cell-content()&gt;=900" style:apply-style-name="Error" style:base-cell-address="'docker-log-2018-08-27'.I55"/>
      <style:map style:condition="cell-content()=MIN([.$B55:.$F55])" style:apply-style-name="Accent" style:base-cell-address="'docker-log-2018-08-27'.I55"/>
    </style:style>
    <style:style style:name="ce1497" style:family="table-cell" style:parent-style-name="Default">
      <style:map style:condition="cell-content()&gt;=900" style:apply-style-name="Error" style:base-cell-address="'docker-log-2018-08-27'.I56"/>
      <style:map style:condition="cell-content()=MIN([.$B56:.$F56])" style:apply-style-name="Accent" style:base-cell-address="'docker-log-2018-08-27'.I56"/>
    </style:style>
    <style:style style:name="ce1498" style:family="table-cell" style:parent-style-name="Default">
      <style:map style:condition="cell-content()&gt;=900" style:apply-style-name="Error" style:base-cell-address="'docker-log-2018-08-27'.I57"/>
      <style:map style:condition="cell-content()=MIN([.$B57:.$F57])" style:apply-style-name="Accent" style:base-cell-address="'docker-log-2018-08-27'.I57"/>
    </style:style>
    <style:style style:name="ce1499" style:family="table-cell" style:parent-style-name="Default">
      <style:map style:condition="cell-content()&gt;=900" style:apply-style-name="Error" style:base-cell-address="'docker-log-2018-08-27'.I58"/>
      <style:map style:condition="cell-content()=MIN([.$B58:.$F58])" style:apply-style-name="Accent" style:base-cell-address="'docker-log-2018-08-27'.I58"/>
    </style:style>
    <style:style style:name="ce1500" style:family="table-cell" style:parent-style-name="Default">
      <style:map style:condition="cell-content()&gt;=900" style:apply-style-name="Error" style:base-cell-address="'docker-log-2018-08-27'.I59"/>
      <style:map style:condition="cell-content()=MIN([.$B59:.$F59])" style:apply-style-name="Accent" style:base-cell-address="'docker-log-2018-08-27'.I59"/>
    </style:style>
    <style:style style:name="ce1501" style:family="table-cell" style:parent-style-name="Default">
      <style:map style:condition="cell-content()&gt;=900" style:apply-style-name="Error" style:base-cell-address="'docker-log-2018-08-27'.I60"/>
      <style:map style:condition="cell-content()=MIN([.$B60:.$F60])" style:apply-style-name="Accent" style:base-cell-address="'docker-log-2018-08-27'.I60"/>
    </style:style>
    <style:style style:name="ce1502" style:family="table-cell" style:parent-style-name="Default">
      <style:map style:condition="cell-content()&gt;=900" style:apply-style-name="Error" style:base-cell-address="'docker-log-2018-08-27'.I61"/>
      <style:map style:condition="cell-content()=MIN([.$B61:.$F61])" style:apply-style-name="Accent" style:base-cell-address="'docker-log-2018-08-27'.I61"/>
    </style:style>
    <style:style style:name="ce1503" style:family="table-cell" style:parent-style-name="Default">
      <style:map style:condition="cell-content()&gt;=900" style:apply-style-name="Error" style:base-cell-address="'docker-log-2018-08-27'.I62"/>
      <style:map style:condition="cell-content()=MIN([.$B62:.$F62])" style:apply-style-name="Accent" style:base-cell-address="'docker-log-2018-08-27'.I62"/>
    </style:style>
    <style:style style:name="ce1504" style:family="table-cell" style:parent-style-name="Default">
      <style:map style:condition="cell-content()&gt;=900" style:apply-style-name="Error" style:base-cell-address="'docker-log-2018-08-27'.I63"/>
      <style:map style:condition="cell-content()=MIN([.$B63:.$F63])" style:apply-style-name="Accent" style:base-cell-address="'docker-log-2018-08-27'.I63"/>
    </style:style>
    <style:style style:name="ce1505" style:family="table-cell" style:parent-style-name="Default">
      <style:map style:condition="cell-content()&gt;=900" style:apply-style-name="Error" style:base-cell-address="'docker-log-2018-08-27'.I64"/>
      <style:map style:condition="cell-content()=MIN([.$B64:.$F64])" style:apply-style-name="Accent" style:base-cell-address="'docker-log-2018-08-27'.I64"/>
    </style:style>
    <style:style style:name="ce1506" style:family="table-cell" style:parent-style-name="Default">
      <style:map style:condition="cell-content()&gt;=900" style:apply-style-name="Error" style:base-cell-address="'docker-log-2018-08-27'.I65"/>
      <style:map style:condition="cell-content()=MIN([.$B65:.$F65])" style:apply-style-name="Accent" style:base-cell-address="'docker-log-2018-08-27'.I65"/>
    </style:style>
    <style:style style:name="ce1507" style:family="table-cell" style:parent-style-name="Default">
      <style:map style:condition="cell-content()&gt;=900" style:apply-style-name="Error" style:base-cell-address="'docker-log-2018-08-27'.I66"/>
      <style:map style:condition="cell-content()=MIN([.$B66:.$F66])" style:apply-style-name="Accent" style:base-cell-address="'docker-log-2018-08-27'.I66"/>
    </style:style>
    <style:style style:name="ce1508" style:family="table-cell" style:parent-style-name="Default">
      <style:map style:condition="cell-content()&gt;=900" style:apply-style-name="Error" style:base-cell-address="'docker-log-2018-08-27'.I67"/>
      <style:map style:condition="cell-content()=MIN([.$B67:.$F67])" style:apply-style-name="Accent" style:base-cell-address="'docker-log-2018-08-27'.I67"/>
    </style:style>
    <style:style style:name="ce1509" style:family="table-cell" style:parent-style-name="Default">
      <style:map style:condition="cell-content()&gt;=900" style:apply-style-name="Error" style:base-cell-address="'docker-log-2018-08-27'.I68"/>
      <style:map style:condition="cell-content()=MIN([.$B68:.$F68])" style:apply-style-name="Accent" style:base-cell-address="'docker-log-2018-08-27'.I68"/>
    </style:style>
    <style:style style:name="ce1510" style:family="table-cell" style:parent-style-name="Default">
      <style:map style:condition="cell-content()&gt;=900" style:apply-style-name="Error" style:base-cell-address="'docker-log-2018-08-27'.I69"/>
      <style:map style:condition="cell-content()=MIN([.$B69:.$F69])" style:apply-style-name="Accent" style:base-cell-address="'docker-log-2018-08-27'.I69"/>
    </style:style>
    <style:style style:name="ce1511" style:family="table-cell" style:parent-style-name="Default">
      <style:map style:condition="cell-content()&gt;=900" style:apply-style-name="Error" style:base-cell-address="'docker-log-2018-08-27'.I70"/>
      <style:map style:condition="cell-content()=MIN([.$B70:.$F70])" style:apply-style-name="Accent" style:base-cell-address="'docker-log-2018-08-27'.I70"/>
    </style:style>
    <style:style style:name="ce1512" style:family="table-cell" style:parent-style-name="Default">
      <style:map style:condition="cell-content()&gt;=900" style:apply-style-name="Error" style:base-cell-address="'docker-log-2018-08-27'.I71"/>
      <style:map style:condition="cell-content()=MIN([.$B71:.$F71])" style:apply-style-name="Accent" style:base-cell-address="'docker-log-2018-08-27'.I71"/>
    </style:style>
    <style:style style:name="ce1513" style:family="table-cell" style:parent-style-name="Default">
      <style:map style:condition="cell-content()&gt;=900" style:apply-style-name="Error" style:base-cell-address="'docker-log-2018-08-27'.I72"/>
      <style:map style:condition="cell-content()=MIN([.$B72:.$F72])" style:apply-style-name="Accent" style:base-cell-address="'docker-log-2018-08-27'.I72"/>
    </style:style>
    <style:style style:name="ce1514" style:family="table-cell" style:parent-style-name="Default">
      <style:map style:condition="cell-content()&gt;=900" style:apply-style-name="Error" style:base-cell-address="'docker-log-2018-08-27'.I73"/>
      <style:map style:condition="cell-content()=MIN([.$B73:.$F73])" style:apply-style-name="Accent" style:base-cell-address="'docker-log-2018-08-27'.I73"/>
    </style:style>
    <style:style style:name="ce1515" style:family="table-cell" style:parent-style-name="Default">
      <style:map style:condition="cell-content()&gt;=900" style:apply-style-name="Error" style:base-cell-address="'docker-log-2018-08-27'.I74"/>
      <style:map style:condition="cell-content()=MIN([.$B74:.$F74])" style:apply-style-name="Accent" style:base-cell-address="'docker-log-2018-08-27'.I74"/>
    </style:style>
    <style:style style:name="ce1516" style:family="table-cell" style:parent-style-name="Default">
      <style:map style:condition="cell-content()&gt;=900" style:apply-style-name="Error" style:base-cell-address="'docker-log-2018-08-27'.I75"/>
      <style:map style:condition="cell-content()=MIN([.$B75:.$F75])" style:apply-style-name="Accent" style:base-cell-address="'docker-log-2018-08-27'.I75"/>
    </style:style>
    <style:style style:name="ce1517" style:family="table-cell" style:parent-style-name="Default">
      <style:map style:condition="cell-content()&gt;=900" style:apply-style-name="Error" style:base-cell-address="'docker-log-2018-08-27'.I76"/>
      <style:map style:condition="cell-content()=MIN([.$B76:.$F76])" style:apply-style-name="Accent" style:base-cell-address="'docker-log-2018-08-27'.I76"/>
    </style:style>
    <style:style style:name="ce1518" style:family="table-cell" style:parent-style-name="Default">
      <style:map style:condition="cell-content()&gt;=900" style:apply-style-name="Error" style:base-cell-address="'docker-log-2018-08-27'.I77"/>
      <style:map style:condition="cell-content()=MIN([.$B77:.$F77])" style:apply-style-name="Accent" style:base-cell-address="'docker-log-2018-08-27'.I77"/>
    </style:style>
    <style:style style:name="ce1519" style:family="table-cell" style:parent-style-name="Default">
      <style:map style:condition="cell-content()&gt;=900" style:apply-style-name="Error" style:base-cell-address="'docker-log-2018-08-27'.I78"/>
      <style:map style:condition="cell-content()=MIN([.$B78:.$F78])" style:apply-style-name="Accent" style:base-cell-address="'docker-log-2018-08-27'.I78"/>
    </style:style>
    <style:style style:name="ce1520" style:family="table-cell" style:parent-style-name="Default">
      <style:map style:condition="cell-content()&gt;=900" style:apply-style-name="Error" style:base-cell-address="'docker-log-2018-08-27'.I79"/>
      <style:map style:condition="cell-content()=MIN([.$B79:.$F79])" style:apply-style-name="Accent" style:base-cell-address="'docker-log-2018-08-27'.I79"/>
    </style:style>
    <style:style style:name="ce1521" style:family="table-cell" style:parent-style-name="Default">
      <style:map style:condition="cell-content()&gt;=900" style:apply-style-name="Error" style:base-cell-address="'docker-log-2018-08-27'.I80"/>
      <style:map style:condition="cell-content()=MIN([.$B80:.$F80])" style:apply-style-name="Accent" style:base-cell-address="'docker-log-2018-08-27'.I80"/>
    </style:style>
    <style:style style:name="ce1522" style:family="table-cell" style:parent-style-name="Default">
      <style:map style:condition="cell-content()&gt;=900" style:apply-style-name="Error" style:base-cell-address="'docker-log-2018-08-27'.I81"/>
      <style:map style:condition="cell-content()=MIN([.$B81:.$F81])" style:apply-style-name="Accent" style:base-cell-address="'docker-log-2018-08-27'.I81"/>
    </style:style>
    <style:style style:name="ce1523" style:family="table-cell" style:parent-style-name="Default">
      <style:map style:condition="cell-content()&gt;=900" style:apply-style-name="Error" style:base-cell-address="'docker-log-2018-08-27'.I82"/>
      <style:map style:condition="cell-content()=MIN([.$B82:.$F82])" style:apply-style-name="Accent" style:base-cell-address="'docker-log-2018-08-27'.I82"/>
    </style:style>
    <style:style style:name="ce1524" style:family="table-cell" style:parent-style-name="Default">
      <style:map style:condition="cell-content()&gt;=900" style:apply-style-name="Error" style:base-cell-address="'docker-log-2018-08-27'.I83"/>
      <style:map style:condition="cell-content()=MIN([.$B83:.$F83])" style:apply-style-name="Accent" style:base-cell-address="'docker-log-2018-08-27'.I83"/>
    </style:style>
    <style:style style:name="ce1525" style:family="table-cell" style:parent-style-name="Default">
      <style:map style:condition="cell-content()&gt;=900" style:apply-style-name="Error" style:base-cell-address="'docker-log-2018-08-27'.I84"/>
      <style:map style:condition="cell-content()=MIN([.$B84:.$F84])" style:apply-style-name="Accent" style:base-cell-address="'docker-log-2018-08-27'.I84"/>
    </style:style>
    <style:style style:name="ce1526" style:family="table-cell" style:parent-style-name="Default">
      <style:map style:condition="cell-content()&gt;=900" style:apply-style-name="Error" style:base-cell-address="'docker-log-2018-08-27'.I85"/>
      <style:map style:condition="cell-content()=MIN([.$B85:.$F85])" style:apply-style-name="Accent" style:base-cell-address="'docker-log-2018-08-27'.I85"/>
    </style:style>
    <style:style style:name="ce1527" style:family="table-cell" style:parent-style-name="Default">
      <style:map style:condition="cell-content()&gt;=900" style:apply-style-name="Error" style:base-cell-address="'docker-log-2018-08-27'.I86"/>
      <style:map style:condition="cell-content()=MIN([.$B86:.$F86])" style:apply-style-name="Accent" style:base-cell-address="'docker-log-2018-08-27'.I86"/>
    </style:style>
    <style:style style:name="ce1528" style:family="table-cell" style:parent-style-name="Default">
      <style:map style:condition="cell-content()&gt;=900" style:apply-style-name="Error" style:base-cell-address="'docker-log-2018-08-27'.I87"/>
      <style:map style:condition="cell-content()=MIN([.$B87:.$F87])" style:apply-style-name="Accent" style:base-cell-address="'docker-log-2018-08-27'.I87"/>
    </style:style>
    <style:style style:name="ce1529" style:family="table-cell" style:parent-style-name="Default">
      <style:map style:condition="cell-content()&gt;=900" style:apply-style-name="Error" style:base-cell-address="'docker-log-2018-08-27'.I88"/>
      <style:map style:condition="cell-content()=MIN([.$B88:.$F88])" style:apply-style-name="Accent" style:base-cell-address="'docker-log-2018-08-27'.I88"/>
    </style:style>
    <style:style style:name="ce1530" style:family="table-cell" style:parent-style-name="Default">
      <style:map style:condition="cell-content()&gt;=900" style:apply-style-name="Error" style:base-cell-address="'docker-log-2018-08-27'.I89"/>
      <style:map style:condition="cell-content()=MIN([.$B89:.$F89])" style:apply-style-name="Accent" style:base-cell-address="'docker-log-2018-08-27'.I89"/>
    </style:style>
    <style:style style:name="ce1531" style:family="table-cell" style:parent-style-name="Default">
      <style:map style:condition="cell-content()&gt;=900" style:apply-style-name="Error" style:base-cell-address="'docker-log-2018-08-27'.I90"/>
      <style:map style:condition="cell-content()=MIN([.$B90:.$F90])" style:apply-style-name="Accent" style:base-cell-address="'docker-log-2018-08-27'.I90"/>
    </style:style>
    <style:style style:name="ce1532" style:family="table-cell" style:parent-style-name="Default">
      <style:map style:condition="cell-content()&gt;=900" style:apply-style-name="Error" style:base-cell-address="'docker-log-2018-08-27'.I91"/>
      <style:map style:condition="cell-content()=MIN([.$B91:.$F91])" style:apply-style-name="Accent" style:base-cell-address="'docker-log-2018-08-27'.I91"/>
    </style:style>
    <style:style style:name="ce1533" style:family="table-cell" style:parent-style-name="Default">
      <style:map style:condition="cell-content()&gt;=900" style:apply-style-name="Error" style:base-cell-address="'docker-log-2018-08-27'.I92"/>
      <style:map style:condition="cell-content()=MIN([.$B92:.$F92])" style:apply-style-name="Accent" style:base-cell-address="'docker-log-2018-08-27'.I92"/>
    </style:style>
    <style:style style:name="ce1534" style:family="table-cell" style:parent-style-name="Default">
      <style:map style:condition="cell-content()&gt;=900" style:apply-style-name="Error" style:base-cell-address="'docker-log-2018-08-27'.I93"/>
      <style:map style:condition="cell-content()=MIN([.$B93:.$F93])" style:apply-style-name="Accent" style:base-cell-address="'docker-log-2018-08-27'.I93"/>
    </style:style>
    <style:style style:name="ce1535" style:family="table-cell" style:parent-style-name="Default">
      <style:map style:condition="cell-content()&gt;=900" style:apply-style-name="Error" style:base-cell-address="'docker-log-2018-08-27'.I94"/>
      <style:map style:condition="cell-content()=MIN([.$B94:.$F94])" style:apply-style-name="Accent" style:base-cell-address="'docker-log-2018-08-27'.I94"/>
    </style:style>
    <style:style style:name="ce1536" style:family="table-cell" style:parent-style-name="Default">
      <style:map style:condition="cell-content()&gt;=900" style:apply-style-name="Error" style:base-cell-address="'docker-log-2018-08-27'.I95"/>
      <style:map style:condition="cell-content()=MIN([.$B95:.$F95])" style:apply-style-name="Accent" style:base-cell-address="'docker-log-2018-08-27'.I95"/>
    </style:style>
    <style:style style:name="ce1537" style:family="table-cell" style:parent-style-name="Default">
      <style:map style:condition="cell-content()&gt;=900" style:apply-style-name="Error" style:base-cell-address="'docker-log-2018-08-27'.I96"/>
      <style:map style:condition="cell-content()=MIN([.$B96:.$F96])" style:apply-style-name="Accent" style:base-cell-address="'docker-log-2018-08-27'.I96"/>
    </style:style>
    <style:style style:name="ce1538" style:family="table-cell" style:parent-style-name="Default">
      <style:map style:condition="cell-content()&gt;=900" style:apply-style-name="Error" style:base-cell-address="'docker-log-2018-08-27'.I97"/>
      <style:map style:condition="cell-content()=MIN([.$B97:.$F97])" style:apply-style-name="Accent" style:base-cell-address="'docker-log-2018-08-27'.I97"/>
    </style:style>
    <style:style style:name="ce1539" style:family="table-cell" style:parent-style-name="Default">
      <style:map style:condition="cell-content()&gt;=900" style:apply-style-name="Error" style:base-cell-address="'docker-log-2018-08-27'.I98"/>
      <style:map style:condition="cell-content()=MIN([.$B98:.$F98])" style:apply-style-name="Accent" style:base-cell-address="'docker-log-2018-08-27'.I98"/>
    </style:style>
    <style:style style:name="ce1540" style:family="table-cell" style:parent-style-name="Default">
      <style:map style:condition="cell-content()&gt;=900" style:apply-style-name="Error" style:base-cell-address="'docker-log-2018-08-27'.I99"/>
      <style:map style:condition="cell-content()=MIN([.$B99:.$F99])" style:apply-style-name="Accent" style:base-cell-address="'docker-log-2018-08-27'.I99"/>
    </style:style>
    <style:style style:name="ce1541" style:family="table-cell" style:parent-style-name="Default">
      <style:map style:condition="cell-content()&gt;=900" style:apply-style-name="Error" style:base-cell-address="'docker-log-2018-08-27'.I100"/>
      <style:map style:condition="cell-content()=MIN([.$B100:.$F100])" style:apply-style-name="Accent" style:base-cell-address="'docker-log-2018-08-27'.I100"/>
    </style:style>
    <style:style style:name="ce1542" style:family="table-cell" style:parent-style-name="Default">
      <style:map style:condition="cell-content()&gt;=900" style:apply-style-name="Error" style:base-cell-address="'docker-log-2018-08-27'.I101"/>
      <style:map style:condition="cell-content()=MIN([.$B101:.$F101])" style:apply-style-name="Accent" style:base-cell-address="'docker-log-2018-08-27'.I101"/>
    </style:style>
    <style:style style:name="ce1543" style:family="table-cell" style:parent-style-name="Default">
      <style:map style:condition="cell-content()&gt;=900" style:apply-style-name="Error" style:base-cell-address="'docker-log-2018-08-27'.I102"/>
      <style:map style:condition="cell-content()=MIN([.$B102:.$F102])" style:apply-style-name="Accent" style:base-cell-address="'docker-log-2018-08-27'.I102"/>
    </style:style>
    <style:style style:name="ce1544" style:family="table-cell" style:parent-style-name="Default">
      <style:map style:condition="cell-content()&gt;=900" style:apply-style-name="Error" style:base-cell-address="'docker-log-2018-08-27'.I103"/>
      <style:map style:condition="cell-content()=MIN([.$B103:.$F103])" style:apply-style-name="Accent" style:base-cell-address="'docker-log-2018-08-27'.I103"/>
    </style:style>
    <style:style style:name="ce1545" style:family="table-cell" style:parent-style-name="Default">
      <style:map style:condition="cell-content()&gt;=900" style:apply-style-name="Error" style:base-cell-address="'docker-log-2018-08-27'.I104"/>
      <style:map style:condition="cell-content()=MIN([.$B104:.$F104])" style:apply-style-name="Accent" style:base-cell-address="'docker-log-2018-08-27'.I104"/>
    </style:style>
    <style:style style:name="ce1546" style:family="table-cell" style:parent-style-name="Default">
      <style:map style:condition="cell-content()&gt;=900" style:apply-style-name="Error" style:base-cell-address="'docker-log-2018-08-27'.I105"/>
      <style:map style:condition="cell-content()=MIN([.$B105:.$F105])" style:apply-style-name="Accent" style:base-cell-address="'docker-log-2018-08-27'.I105"/>
    </style:style>
    <style:style style:name="ce1547" style:family="table-cell" style:parent-style-name="Default">
      <style:map style:condition="cell-content()&gt;=900" style:apply-style-name="Error" style:base-cell-address="'docker-log-2018-08-27'.I106"/>
      <style:map style:condition="cell-content()=MIN([.$B106:.$F106])" style:apply-style-name="Accent" style:base-cell-address="'docker-log-2018-08-27'.I106"/>
    </style:style>
    <style:style style:name="ce1548" style:family="table-cell" style:parent-style-name="Default">
      <style:map style:condition="cell-content()&gt;=900" style:apply-style-name="Error" style:base-cell-address="'docker-log-2018-08-27'.I107"/>
      <style:map style:condition="cell-content()=MIN([.$B107:.$F107])" style:apply-style-name="Accent" style:base-cell-address="'docker-log-2018-08-27'.I107"/>
    </style:style>
    <style:style style:name="ce1549" style:family="table-cell" style:parent-style-name="Default">
      <style:map style:condition="cell-content()&gt;=900" style:apply-style-name="Error" style:base-cell-address="'docker-log-2018-08-27'.I108"/>
      <style:map style:condition="cell-content()=MIN([.$B108:.$F108])" style:apply-style-name="Accent" style:base-cell-address="'docker-log-2018-08-27'.I108"/>
    </style:style>
    <style:style style:name="ce1550" style:family="table-cell" style:parent-style-name="Default">
      <style:map style:condition="cell-content()&gt;=900" style:apply-style-name="Error" style:base-cell-address="'docker-log-2018-08-27'.I109"/>
      <style:map style:condition="cell-content()=MIN([.$B109:.$F109])" style:apply-style-name="Accent" style:base-cell-address="'docker-log-2018-08-27'.I109"/>
    </style:style>
    <style:style style:name="ce1551" style:family="table-cell" style:parent-style-name="Default">
      <style:map style:condition="cell-content()&gt;=900" style:apply-style-name="Error" style:base-cell-address="'docker-log-2018-08-27'.I110"/>
      <style:map style:condition="cell-content()=MIN([.$B110:.$F110])" style:apply-style-name="Accent" style:base-cell-address="'docker-log-2018-08-27'.I110"/>
    </style:style>
    <style:style style:name="ce1552" style:family="table-cell" style:parent-style-name="Default">
      <style:map style:condition="cell-content()&gt;=900" style:apply-style-name="Error" style:base-cell-address="'docker-log-2018-08-27'.I111"/>
      <style:map style:condition="cell-content()=MIN([.$B111:.$F111])" style:apply-style-name="Accent" style:base-cell-address="'docker-log-2018-08-27'.I111"/>
    </style:style>
    <style:style style:name="ce1553" style:family="table-cell" style:parent-style-name="Default">
      <style:map style:condition="cell-content()&gt;=900" style:apply-style-name="Error" style:base-cell-address="'docker-log-2018-08-27'.I112"/>
      <style:map style:condition="cell-content()=MIN([.$B112:.$F112])" style:apply-style-name="Accent" style:base-cell-address="'docker-log-2018-08-27'.I112"/>
    </style:style>
    <style:style style:name="ce1554" style:family="table-cell" style:parent-style-name="Default">
      <style:map style:condition="cell-content()&gt;=900" style:apply-style-name="Error" style:base-cell-address="'docker-log-2018-08-27'.I113"/>
      <style:map style:condition="cell-content()=MIN([.$B113:.$F113])" style:apply-style-name="Accent" style:base-cell-address="'docker-log-2018-08-27'.I113"/>
    </style:style>
    <style:style style:name="ce1555" style:family="table-cell" style:parent-style-name="Default">
      <style:map style:condition="cell-content()&gt;=900" style:apply-style-name="Error" style:base-cell-address="'docker-log-2018-08-27'.J3"/>
      <style:map style:condition="cell-content()=MIN([.$B3:.$F3])" style:apply-style-name="Accent" style:base-cell-address="'docker-log-2018-08-27'.J3"/>
    </style:style>
    <style:style style:name="ce1556" style:family="table-cell" style:parent-style-name="Default">
      <style:map style:condition="cell-content()&gt;=900" style:apply-style-name="Error" style:base-cell-address="'docker-log-2018-08-27'.J4"/>
      <style:map style:condition="cell-content()=MIN([.$B4:.$F4])" style:apply-style-name="Accent" style:base-cell-address="'docker-log-2018-08-27'.J4"/>
    </style:style>
    <style:style style:name="ce1557" style:family="table-cell" style:parent-style-name="Default">
      <style:map style:condition="cell-content()&gt;=900" style:apply-style-name="Error" style:base-cell-address="'docker-log-2018-08-27'.J5"/>
      <style:map style:condition="cell-content()=MIN([.$B5:.$F5])" style:apply-style-name="Accent" style:base-cell-address="'docker-log-2018-08-27'.J5"/>
    </style:style>
    <style:style style:name="ce1558" style:family="table-cell" style:parent-style-name="Default">
      <style:map style:condition="cell-content()&gt;=900" style:apply-style-name="Error" style:base-cell-address="'docker-log-2018-08-27'.J6"/>
      <style:map style:condition="cell-content()=MIN([.$B6:.$F6])" style:apply-style-name="Accent" style:base-cell-address="'docker-log-2018-08-27'.J6"/>
    </style:style>
    <style:style style:name="ce1559" style:family="table-cell" style:parent-style-name="Default">
      <style:map style:condition="cell-content()&gt;=900" style:apply-style-name="Error" style:base-cell-address="'docker-log-2018-08-27'.J7"/>
      <style:map style:condition="cell-content()=MIN([.$B7:.$F7])" style:apply-style-name="Accent" style:base-cell-address="'docker-log-2018-08-27'.J7"/>
    </style:style>
    <style:style style:name="ce1560" style:family="table-cell" style:parent-style-name="Default">
      <style:map style:condition="cell-content()&gt;=900" style:apply-style-name="Error" style:base-cell-address="'docker-log-2018-08-27'.J8"/>
      <style:map style:condition="cell-content()=MIN([.$B8:.$F8])" style:apply-style-name="Accent" style:base-cell-address="'docker-log-2018-08-27'.J8"/>
    </style:style>
    <style:style style:name="ce1561" style:family="table-cell" style:parent-style-name="Default">
      <style:map style:condition="cell-content()&gt;=900" style:apply-style-name="Error" style:base-cell-address="'docker-log-2018-08-27'.J9"/>
      <style:map style:condition="cell-content()=MIN([.$B9:.$F9])" style:apply-style-name="Accent" style:base-cell-address="'docker-log-2018-08-27'.J9"/>
    </style:style>
    <style:style style:name="ce1562" style:family="table-cell" style:parent-style-name="Default">
      <style:map style:condition="cell-content()&gt;=900" style:apply-style-name="Error" style:base-cell-address="'docker-log-2018-08-27'.J10"/>
      <style:map style:condition="cell-content()=MIN([.$B10:.$F10])" style:apply-style-name="Accent" style:base-cell-address="'docker-log-2018-08-27'.J10"/>
    </style:style>
    <style:style style:name="ce1563" style:family="table-cell" style:parent-style-name="Default">
      <style:map style:condition="cell-content()&gt;=900" style:apply-style-name="Error" style:base-cell-address="'docker-log-2018-08-27'.J11"/>
      <style:map style:condition="cell-content()=MIN([.$B11:.$F11])" style:apply-style-name="Accent" style:base-cell-address="'docker-log-2018-08-27'.J11"/>
    </style:style>
    <style:style style:name="ce1564" style:family="table-cell" style:parent-style-name="Default">
      <style:map style:condition="cell-content()&gt;=900" style:apply-style-name="Error" style:base-cell-address="'docker-log-2018-08-27'.J12"/>
      <style:map style:condition="cell-content()=MIN([.$B12:.$F12])" style:apply-style-name="Accent" style:base-cell-address="'docker-log-2018-08-27'.J12"/>
    </style:style>
    <style:style style:name="ce1565" style:family="table-cell" style:parent-style-name="Default">
      <style:map style:condition="cell-content()&gt;=900" style:apply-style-name="Error" style:base-cell-address="'docker-log-2018-08-27'.J13"/>
      <style:map style:condition="cell-content()=MIN([.$B13:.$F13])" style:apply-style-name="Accent" style:base-cell-address="'docker-log-2018-08-27'.J13"/>
    </style:style>
    <style:style style:name="ce1566" style:family="table-cell" style:parent-style-name="Default">
      <style:map style:condition="cell-content()&gt;=900" style:apply-style-name="Error" style:base-cell-address="'docker-log-2018-08-27'.J14"/>
      <style:map style:condition="cell-content()=MIN([.$B14:.$F14])" style:apply-style-name="Accent" style:base-cell-address="'docker-log-2018-08-27'.J14"/>
    </style:style>
    <style:style style:name="ce1567" style:family="table-cell" style:parent-style-name="Default">
      <style:map style:condition="cell-content()&gt;=900" style:apply-style-name="Error" style:base-cell-address="'docker-log-2018-08-27'.J15"/>
      <style:map style:condition="cell-content()=MIN([.$B15:.$F15])" style:apply-style-name="Accent" style:base-cell-address="'docker-log-2018-08-27'.J15"/>
    </style:style>
    <style:style style:name="ce1568" style:family="table-cell" style:parent-style-name="Default">
      <style:map style:condition="cell-content()&gt;=900" style:apply-style-name="Error" style:base-cell-address="'docker-log-2018-08-27'.J16"/>
      <style:map style:condition="cell-content()=MIN([.$B16:.$F16])" style:apply-style-name="Accent" style:base-cell-address="'docker-log-2018-08-27'.J16"/>
    </style:style>
    <style:style style:name="ce1569" style:family="table-cell" style:parent-style-name="Default">
      <style:map style:condition="cell-content()&gt;=900" style:apply-style-name="Error" style:base-cell-address="'docker-log-2018-08-27'.J17"/>
      <style:map style:condition="cell-content()=MIN([.$B17:.$F17])" style:apply-style-name="Accent" style:base-cell-address="'docker-log-2018-08-27'.J17"/>
    </style:style>
    <style:style style:name="ce1570" style:family="table-cell" style:parent-style-name="Default">
      <style:map style:condition="cell-content()&gt;=900" style:apply-style-name="Error" style:base-cell-address="'docker-log-2018-08-27'.J18"/>
      <style:map style:condition="cell-content()=MIN([.$B18:.$F18])" style:apply-style-name="Accent" style:base-cell-address="'docker-log-2018-08-27'.J18"/>
    </style:style>
    <style:style style:name="ce1571" style:family="table-cell" style:parent-style-name="Default">
      <style:map style:condition="cell-content()&gt;=900" style:apply-style-name="Error" style:base-cell-address="'docker-log-2018-08-27'.J19"/>
      <style:map style:condition="cell-content()=MIN([.$B19:.$F19])" style:apply-style-name="Accent" style:base-cell-address="'docker-log-2018-08-27'.J19"/>
    </style:style>
    <style:style style:name="ce1572" style:family="table-cell" style:parent-style-name="Default">
      <style:map style:condition="cell-content()&gt;=900" style:apply-style-name="Error" style:base-cell-address="'docker-log-2018-08-27'.J20"/>
      <style:map style:condition="cell-content()=MIN([.$B20:.$F20])" style:apply-style-name="Accent" style:base-cell-address="'docker-log-2018-08-27'.J20"/>
    </style:style>
    <style:style style:name="ce1573" style:family="table-cell" style:parent-style-name="Default">
      <style:map style:condition="cell-content()&gt;=900" style:apply-style-name="Error" style:base-cell-address="'docker-log-2018-08-27'.J21"/>
      <style:map style:condition="cell-content()=MIN([.$B21:.$F21])" style:apply-style-name="Accent" style:base-cell-address="'docker-log-2018-08-27'.J21"/>
    </style:style>
    <style:style style:name="ce1574" style:family="table-cell" style:parent-style-name="Default">
      <style:map style:condition="cell-content()&gt;=900" style:apply-style-name="Error" style:base-cell-address="'docker-log-2018-08-27'.J22"/>
      <style:map style:condition="cell-content()=MIN([.$B22:.$F22])" style:apply-style-name="Accent" style:base-cell-address="'docker-log-2018-08-27'.J22"/>
    </style:style>
    <style:style style:name="ce1575" style:family="table-cell" style:parent-style-name="Default">
      <style:map style:condition="cell-content()&gt;=900" style:apply-style-name="Error" style:base-cell-address="'docker-log-2018-08-27'.J23"/>
      <style:map style:condition="cell-content()=MIN([.$B23:.$F23])" style:apply-style-name="Accent" style:base-cell-address="'docker-log-2018-08-27'.J23"/>
    </style:style>
    <style:style style:name="ce1576" style:family="table-cell" style:parent-style-name="Default">
      <style:map style:condition="cell-content()&gt;=900" style:apply-style-name="Error" style:base-cell-address="'docker-log-2018-08-27'.J24"/>
      <style:map style:condition="cell-content()=MIN([.$B24:.$F24])" style:apply-style-name="Accent" style:base-cell-address="'docker-log-2018-08-27'.J24"/>
    </style:style>
    <style:style style:name="ce1577" style:family="table-cell" style:parent-style-name="Default">
      <style:map style:condition="cell-content()&gt;=900" style:apply-style-name="Error" style:base-cell-address="'docker-log-2018-08-27'.J25"/>
      <style:map style:condition="cell-content()=MIN([.$B25:.$F25])" style:apply-style-name="Accent" style:base-cell-address="'docker-log-2018-08-27'.J25"/>
    </style:style>
    <style:style style:name="ce1578" style:family="table-cell" style:parent-style-name="Default">
      <style:map style:condition="cell-content()&gt;=900" style:apply-style-name="Error" style:base-cell-address="'docker-log-2018-08-27'.J26"/>
      <style:map style:condition="cell-content()=MIN([.$B26:.$F26])" style:apply-style-name="Accent" style:base-cell-address="'docker-log-2018-08-27'.J26"/>
    </style:style>
    <style:style style:name="ce1579" style:family="table-cell" style:parent-style-name="Default">
      <style:map style:condition="cell-content()&gt;=900" style:apply-style-name="Error" style:base-cell-address="'docker-log-2018-08-27'.J27"/>
      <style:map style:condition="cell-content()=MIN([.$B27:.$F27])" style:apply-style-name="Accent" style:base-cell-address="'docker-log-2018-08-27'.J27"/>
    </style:style>
    <style:style style:name="ce1580" style:family="table-cell" style:parent-style-name="Default">
      <style:map style:condition="cell-content()&gt;=900" style:apply-style-name="Error" style:base-cell-address="'docker-log-2018-08-27'.J28"/>
      <style:map style:condition="cell-content()=MIN([.$B28:.$F28])" style:apply-style-name="Accent" style:base-cell-address="'docker-log-2018-08-27'.J28"/>
    </style:style>
    <style:style style:name="ce1581" style:family="table-cell" style:parent-style-name="Default">
      <style:map style:condition="cell-content()&gt;=900" style:apply-style-name="Error" style:base-cell-address="'docker-log-2018-08-27'.J29"/>
      <style:map style:condition="cell-content()=MIN([.$B29:.$F29])" style:apply-style-name="Accent" style:base-cell-address="'docker-log-2018-08-27'.J29"/>
    </style:style>
    <style:style style:name="ce1582" style:family="table-cell" style:parent-style-name="Default">
      <style:map style:condition="cell-content()&gt;=900" style:apply-style-name="Error" style:base-cell-address="'docker-log-2018-08-27'.J30"/>
      <style:map style:condition="cell-content()=MIN([.$B30:.$F30])" style:apply-style-name="Accent" style:base-cell-address="'docker-log-2018-08-27'.J30"/>
    </style:style>
    <style:style style:name="ce1583" style:family="table-cell" style:parent-style-name="Default">
      <style:map style:condition="cell-content()&gt;=900" style:apply-style-name="Error" style:base-cell-address="'docker-log-2018-08-27'.J31"/>
      <style:map style:condition="cell-content()=MIN([.$B31:.$F31])" style:apply-style-name="Accent" style:base-cell-address="'docker-log-2018-08-27'.J31"/>
    </style:style>
    <style:style style:name="ce1584" style:family="table-cell" style:parent-style-name="Default">
      <style:map style:condition="cell-content()&gt;=900" style:apply-style-name="Error" style:base-cell-address="'docker-log-2018-08-27'.J32"/>
      <style:map style:condition="cell-content()=MIN([.$B32:.$F32])" style:apply-style-name="Accent" style:base-cell-address="'docker-log-2018-08-27'.J32"/>
    </style:style>
    <style:style style:name="ce1585" style:family="table-cell" style:parent-style-name="Default">
      <style:map style:condition="cell-content()&gt;=900" style:apply-style-name="Error" style:base-cell-address="'docker-log-2018-08-27'.J33"/>
      <style:map style:condition="cell-content()=MIN([.$B33:.$F33])" style:apply-style-name="Accent" style:base-cell-address="'docker-log-2018-08-27'.J33"/>
    </style:style>
    <style:style style:name="ce1586" style:family="table-cell" style:parent-style-name="Default">
      <style:map style:condition="cell-content()&gt;=900" style:apply-style-name="Error" style:base-cell-address="'docker-log-2018-08-27'.J34"/>
      <style:map style:condition="cell-content()=MIN([.$B34:.$F34])" style:apply-style-name="Accent" style:base-cell-address="'docker-log-2018-08-27'.J34"/>
    </style:style>
    <style:style style:name="ce1587" style:family="table-cell" style:parent-style-name="Default">
      <style:map style:condition="cell-content()&gt;=900" style:apply-style-name="Error" style:base-cell-address="'docker-log-2018-08-27'.J35"/>
      <style:map style:condition="cell-content()=MIN([.$B35:.$F35])" style:apply-style-name="Accent" style:base-cell-address="'docker-log-2018-08-27'.J35"/>
    </style:style>
    <style:style style:name="ce1588" style:family="table-cell" style:parent-style-name="Default">
      <style:map style:condition="cell-content()&gt;=900" style:apply-style-name="Error" style:base-cell-address="'docker-log-2018-08-27'.J36"/>
      <style:map style:condition="cell-content()=MIN([.$B36:.$F36])" style:apply-style-name="Accent" style:base-cell-address="'docker-log-2018-08-27'.J36"/>
    </style:style>
    <style:style style:name="ce1589" style:family="table-cell" style:parent-style-name="Default">
      <style:map style:condition="cell-content()&gt;=900" style:apply-style-name="Error" style:base-cell-address="'docker-log-2018-08-27'.J37"/>
      <style:map style:condition="cell-content()=MIN([.$B37:.$F37])" style:apply-style-name="Accent" style:base-cell-address="'docker-log-2018-08-27'.J37"/>
    </style:style>
    <style:style style:name="ce1590" style:family="table-cell" style:parent-style-name="Default">
      <style:map style:condition="cell-content()&gt;=900" style:apply-style-name="Error" style:base-cell-address="'docker-log-2018-08-27'.J38"/>
      <style:map style:condition="cell-content()=MIN([.$B38:.$F38])" style:apply-style-name="Accent" style:base-cell-address="'docker-log-2018-08-27'.J38"/>
    </style:style>
    <style:style style:name="ce1591" style:family="table-cell" style:parent-style-name="Default">
      <style:map style:condition="cell-content()&gt;=900" style:apply-style-name="Error" style:base-cell-address="'docker-log-2018-08-27'.J39"/>
      <style:map style:condition="cell-content()=MIN([.$B39:.$F39])" style:apply-style-name="Accent" style:base-cell-address="'docker-log-2018-08-27'.J39"/>
    </style:style>
    <style:style style:name="ce1592" style:family="table-cell" style:parent-style-name="Default">
      <style:map style:condition="cell-content()&gt;=900" style:apply-style-name="Error" style:base-cell-address="'docker-log-2018-08-27'.J40"/>
      <style:map style:condition="cell-content()=MIN([.$B40:.$F40])" style:apply-style-name="Accent" style:base-cell-address="'docker-log-2018-08-27'.J40"/>
    </style:style>
    <style:style style:name="ce1593" style:family="table-cell" style:parent-style-name="Default">
      <style:map style:condition="cell-content()&gt;=900" style:apply-style-name="Error" style:base-cell-address="'docker-log-2018-08-27'.J41"/>
      <style:map style:condition="cell-content()=MIN([.$B41:.$F41])" style:apply-style-name="Accent" style:base-cell-address="'docker-log-2018-08-27'.J41"/>
    </style:style>
    <style:style style:name="ce1594" style:family="table-cell" style:parent-style-name="Default">
      <style:map style:condition="cell-content()&gt;=900" style:apply-style-name="Error" style:base-cell-address="'docker-log-2018-08-27'.J42"/>
      <style:map style:condition="cell-content()=MIN([.$B42:.$F42])" style:apply-style-name="Accent" style:base-cell-address="'docker-log-2018-08-27'.J42"/>
    </style:style>
    <style:style style:name="ce1595" style:family="table-cell" style:parent-style-name="Default">
      <style:map style:condition="cell-content()&gt;=900" style:apply-style-name="Error" style:base-cell-address="'docker-log-2018-08-27'.J43"/>
      <style:map style:condition="cell-content()=MIN([.$B43:.$F43])" style:apply-style-name="Accent" style:base-cell-address="'docker-log-2018-08-27'.J43"/>
    </style:style>
    <style:style style:name="ce1596" style:family="table-cell" style:parent-style-name="Default">
      <style:map style:condition="cell-content()&gt;=900" style:apply-style-name="Error" style:base-cell-address="'docker-log-2018-08-27'.J44"/>
      <style:map style:condition="cell-content()=MIN([.$B44:.$F44])" style:apply-style-name="Accent" style:base-cell-address="'docker-log-2018-08-27'.J44"/>
    </style:style>
    <style:style style:name="ce1597" style:family="table-cell" style:parent-style-name="Default">
      <style:map style:condition="cell-content()&gt;=900" style:apply-style-name="Error" style:base-cell-address="'docker-log-2018-08-27'.J45"/>
      <style:map style:condition="cell-content()=MIN([.$B45:.$F45])" style:apply-style-name="Accent" style:base-cell-address="'docker-log-2018-08-27'.J45"/>
    </style:style>
    <style:style style:name="ce1598" style:family="table-cell" style:parent-style-name="Default">
      <style:map style:condition="cell-content()&gt;=900" style:apply-style-name="Error" style:base-cell-address="'docker-log-2018-08-27'.J46"/>
      <style:map style:condition="cell-content()=MIN([.$B46:.$F46])" style:apply-style-name="Accent" style:base-cell-address="'docker-log-2018-08-27'.J46"/>
    </style:style>
    <style:style style:name="ce1599" style:family="table-cell" style:parent-style-name="Default">
      <style:map style:condition="cell-content()&gt;=900" style:apply-style-name="Error" style:base-cell-address="'docker-log-2018-08-27'.J47"/>
      <style:map style:condition="cell-content()=MIN([.$B47:.$F47])" style:apply-style-name="Accent" style:base-cell-address="'docker-log-2018-08-27'.J47"/>
    </style:style>
    <style:style style:name="ce1600" style:family="table-cell" style:parent-style-name="Default">
      <style:map style:condition="cell-content()&gt;=900" style:apply-style-name="Error" style:base-cell-address="'docker-log-2018-08-27'.J48"/>
      <style:map style:condition="cell-content()=MIN([.$B48:.$F48])" style:apply-style-name="Accent" style:base-cell-address="'docker-log-2018-08-27'.J48"/>
    </style:style>
    <style:style style:name="ce1601" style:family="table-cell" style:parent-style-name="Default">
      <style:map style:condition="cell-content()&gt;=900" style:apply-style-name="Error" style:base-cell-address="'docker-log-2018-08-27'.J49"/>
      <style:map style:condition="cell-content()=MIN([.$B49:.$F49])" style:apply-style-name="Accent" style:base-cell-address="'docker-log-2018-08-27'.J49"/>
    </style:style>
    <style:style style:name="ce1602" style:family="table-cell" style:parent-style-name="Default">
      <style:map style:condition="cell-content()&gt;=900" style:apply-style-name="Error" style:base-cell-address="'docker-log-2018-08-27'.J50"/>
      <style:map style:condition="cell-content()=MIN([.$B50:.$F50])" style:apply-style-name="Accent" style:base-cell-address="'docker-log-2018-08-27'.J50"/>
    </style:style>
    <style:style style:name="ce1603" style:family="table-cell" style:parent-style-name="Default">
      <style:map style:condition="cell-content()&gt;=900" style:apply-style-name="Error" style:base-cell-address="'docker-log-2018-08-27'.J51"/>
      <style:map style:condition="cell-content()=MIN([.$B51:.$F51])" style:apply-style-name="Accent" style:base-cell-address="'docker-log-2018-08-27'.J51"/>
    </style:style>
    <style:style style:name="ce1604" style:family="table-cell" style:parent-style-name="Default">
      <style:map style:condition="cell-content()&gt;=900" style:apply-style-name="Error" style:base-cell-address="'docker-log-2018-08-27'.J52"/>
      <style:map style:condition="cell-content()=MIN([.$B52:.$F52])" style:apply-style-name="Accent" style:base-cell-address="'docker-log-2018-08-27'.J52"/>
    </style:style>
    <style:style style:name="ce1605" style:family="table-cell" style:parent-style-name="Default">
      <style:map style:condition="cell-content()&gt;=900" style:apply-style-name="Error" style:base-cell-address="'docker-log-2018-08-27'.J53"/>
      <style:map style:condition="cell-content()=MIN([.$B53:.$F53])" style:apply-style-name="Accent" style:base-cell-address="'docker-log-2018-08-27'.J53"/>
    </style:style>
    <style:style style:name="ce1606" style:family="table-cell" style:parent-style-name="Default">
      <style:map style:condition="cell-content()&gt;=900" style:apply-style-name="Error" style:base-cell-address="'docker-log-2018-08-27'.J54"/>
      <style:map style:condition="cell-content()=MIN([.$B54:.$F54])" style:apply-style-name="Accent" style:base-cell-address="'docker-log-2018-08-27'.J54"/>
    </style:style>
    <style:style style:name="ce1607" style:family="table-cell" style:parent-style-name="Default">
      <style:map style:condition="cell-content()&gt;=900" style:apply-style-name="Error" style:base-cell-address="'docker-log-2018-08-27'.J55"/>
      <style:map style:condition="cell-content()=MIN([.$B55:.$F55])" style:apply-style-name="Accent" style:base-cell-address="'docker-log-2018-08-27'.J55"/>
    </style:style>
    <style:style style:name="ce1608" style:family="table-cell" style:parent-style-name="Default">
      <style:map style:condition="cell-content()&gt;=900" style:apply-style-name="Error" style:base-cell-address="'docker-log-2018-08-27'.J56"/>
      <style:map style:condition="cell-content()=MIN([.$B56:.$F56])" style:apply-style-name="Accent" style:base-cell-address="'docker-log-2018-08-27'.J56"/>
    </style:style>
    <style:style style:name="ce1609" style:family="table-cell" style:parent-style-name="Default">
      <style:map style:condition="cell-content()&gt;=900" style:apply-style-name="Error" style:base-cell-address="'docker-log-2018-08-27'.J57"/>
      <style:map style:condition="cell-content()=MIN([.$B57:.$F57])" style:apply-style-name="Accent" style:base-cell-address="'docker-log-2018-08-27'.J57"/>
    </style:style>
    <style:style style:name="ce1610" style:family="table-cell" style:parent-style-name="Default">
      <style:map style:condition="cell-content()&gt;=900" style:apply-style-name="Error" style:base-cell-address="'docker-log-2018-08-27'.J58"/>
      <style:map style:condition="cell-content()=MIN([.$B58:.$F58])" style:apply-style-name="Accent" style:base-cell-address="'docker-log-2018-08-27'.J58"/>
    </style:style>
    <style:style style:name="ce1611" style:family="table-cell" style:parent-style-name="Default">
      <style:map style:condition="cell-content()&gt;=900" style:apply-style-name="Error" style:base-cell-address="'docker-log-2018-08-27'.J59"/>
      <style:map style:condition="cell-content()=MIN([.$B59:.$F59])" style:apply-style-name="Accent" style:base-cell-address="'docker-log-2018-08-27'.J59"/>
    </style:style>
    <style:style style:name="ce1612" style:family="table-cell" style:parent-style-name="Default">
      <style:map style:condition="cell-content()&gt;=900" style:apply-style-name="Error" style:base-cell-address="'docker-log-2018-08-27'.J60"/>
      <style:map style:condition="cell-content()=MIN([.$B60:.$F60])" style:apply-style-name="Accent" style:base-cell-address="'docker-log-2018-08-27'.J60"/>
    </style:style>
    <style:style style:name="ce1613" style:family="table-cell" style:parent-style-name="Default">
      <style:map style:condition="cell-content()&gt;=900" style:apply-style-name="Error" style:base-cell-address="'docker-log-2018-08-27'.J61"/>
      <style:map style:condition="cell-content()=MIN([.$B61:.$F61])" style:apply-style-name="Accent" style:base-cell-address="'docker-log-2018-08-27'.J61"/>
    </style:style>
    <style:style style:name="ce1614" style:family="table-cell" style:parent-style-name="Default">
      <style:map style:condition="cell-content()&gt;=900" style:apply-style-name="Error" style:base-cell-address="'docker-log-2018-08-27'.J62"/>
      <style:map style:condition="cell-content()=MIN([.$B62:.$F62])" style:apply-style-name="Accent" style:base-cell-address="'docker-log-2018-08-27'.J62"/>
    </style:style>
    <style:style style:name="ce1615" style:family="table-cell" style:parent-style-name="Default">
      <style:map style:condition="cell-content()&gt;=900" style:apply-style-name="Error" style:base-cell-address="'docker-log-2018-08-27'.J63"/>
      <style:map style:condition="cell-content()=MIN([.$B63:.$F63])" style:apply-style-name="Accent" style:base-cell-address="'docker-log-2018-08-27'.J63"/>
    </style:style>
    <style:style style:name="ce1616" style:family="table-cell" style:parent-style-name="Default">
      <style:map style:condition="cell-content()&gt;=900" style:apply-style-name="Error" style:base-cell-address="'docker-log-2018-08-27'.J64"/>
      <style:map style:condition="cell-content()=MIN([.$B64:.$F64])" style:apply-style-name="Accent" style:base-cell-address="'docker-log-2018-08-27'.J64"/>
    </style:style>
    <style:style style:name="ce1617" style:family="table-cell" style:parent-style-name="Default">
      <style:map style:condition="cell-content()&gt;=900" style:apply-style-name="Error" style:base-cell-address="'docker-log-2018-08-27'.J65"/>
      <style:map style:condition="cell-content()=MIN([.$B65:.$F65])" style:apply-style-name="Accent" style:base-cell-address="'docker-log-2018-08-27'.J65"/>
    </style:style>
    <style:style style:name="ce1618" style:family="table-cell" style:parent-style-name="Default">
      <style:map style:condition="cell-content()&gt;=900" style:apply-style-name="Error" style:base-cell-address="'docker-log-2018-08-27'.J66"/>
      <style:map style:condition="cell-content()=MIN([.$B66:.$F66])" style:apply-style-name="Accent" style:base-cell-address="'docker-log-2018-08-27'.J66"/>
    </style:style>
    <style:style style:name="ce1619" style:family="table-cell" style:parent-style-name="Default">
      <style:map style:condition="cell-content()&gt;=900" style:apply-style-name="Error" style:base-cell-address="'docker-log-2018-08-27'.J67"/>
      <style:map style:condition="cell-content()=MIN([.$B67:.$F67])" style:apply-style-name="Accent" style:base-cell-address="'docker-log-2018-08-27'.J67"/>
    </style:style>
    <style:style style:name="ce1620" style:family="table-cell" style:parent-style-name="Default">
      <style:map style:condition="cell-content()&gt;=900" style:apply-style-name="Error" style:base-cell-address="'docker-log-2018-08-27'.J68"/>
      <style:map style:condition="cell-content()=MIN([.$B68:.$F68])" style:apply-style-name="Accent" style:base-cell-address="'docker-log-2018-08-27'.J68"/>
    </style:style>
    <style:style style:name="ce1621" style:family="table-cell" style:parent-style-name="Default">
      <style:map style:condition="cell-content()&gt;=900" style:apply-style-name="Error" style:base-cell-address="'docker-log-2018-08-27'.J69"/>
      <style:map style:condition="cell-content()=MIN([.$B69:.$F69])" style:apply-style-name="Accent" style:base-cell-address="'docker-log-2018-08-27'.J69"/>
    </style:style>
    <style:style style:name="ce1622" style:family="table-cell" style:parent-style-name="Default">
      <style:map style:condition="cell-content()&gt;=900" style:apply-style-name="Error" style:base-cell-address="'docker-log-2018-08-27'.J70"/>
      <style:map style:condition="cell-content()=MIN([.$B70:.$F70])" style:apply-style-name="Accent" style:base-cell-address="'docker-log-2018-08-27'.J70"/>
    </style:style>
    <style:style style:name="ce1623" style:family="table-cell" style:parent-style-name="Default">
      <style:map style:condition="cell-content()&gt;=900" style:apply-style-name="Error" style:base-cell-address="'docker-log-2018-08-27'.J71"/>
      <style:map style:condition="cell-content()=MIN([.$B71:.$F71])" style:apply-style-name="Accent" style:base-cell-address="'docker-log-2018-08-27'.J71"/>
    </style:style>
    <style:style style:name="ce1624" style:family="table-cell" style:parent-style-name="Default">
      <style:map style:condition="cell-content()&gt;=900" style:apply-style-name="Error" style:base-cell-address="'docker-log-2018-08-27'.J72"/>
      <style:map style:condition="cell-content()=MIN([.$B72:.$F72])" style:apply-style-name="Accent" style:base-cell-address="'docker-log-2018-08-27'.J72"/>
    </style:style>
    <style:style style:name="ce1625" style:family="table-cell" style:parent-style-name="Default">
      <style:map style:condition="cell-content()&gt;=900" style:apply-style-name="Error" style:base-cell-address="'docker-log-2018-08-27'.J73"/>
      <style:map style:condition="cell-content()=MIN([.$B73:.$F73])" style:apply-style-name="Accent" style:base-cell-address="'docker-log-2018-08-27'.J73"/>
    </style:style>
    <style:style style:name="ce1626" style:family="table-cell" style:parent-style-name="Default">
      <style:map style:condition="cell-content()&gt;=900" style:apply-style-name="Error" style:base-cell-address="'docker-log-2018-08-27'.J74"/>
      <style:map style:condition="cell-content()=MIN([.$B74:.$F74])" style:apply-style-name="Accent" style:base-cell-address="'docker-log-2018-08-27'.J74"/>
    </style:style>
    <style:style style:name="ce1627" style:family="table-cell" style:parent-style-name="Default">
      <style:map style:condition="cell-content()&gt;=900" style:apply-style-name="Error" style:base-cell-address="'docker-log-2018-08-27'.J75"/>
      <style:map style:condition="cell-content()=MIN([.$B75:.$F75])" style:apply-style-name="Accent" style:base-cell-address="'docker-log-2018-08-27'.J75"/>
    </style:style>
    <style:style style:name="ce1628" style:family="table-cell" style:parent-style-name="Default">
      <style:map style:condition="cell-content()&gt;=900" style:apply-style-name="Error" style:base-cell-address="'docker-log-2018-08-27'.J76"/>
      <style:map style:condition="cell-content()=MIN([.$B76:.$F76])" style:apply-style-name="Accent" style:base-cell-address="'docker-log-2018-08-27'.J76"/>
    </style:style>
    <style:style style:name="ce1629" style:family="table-cell" style:parent-style-name="Default">
      <style:map style:condition="cell-content()&gt;=900" style:apply-style-name="Error" style:base-cell-address="'docker-log-2018-08-27'.J77"/>
      <style:map style:condition="cell-content()=MIN([.$B77:.$F77])" style:apply-style-name="Accent" style:base-cell-address="'docker-log-2018-08-27'.J77"/>
    </style:style>
    <style:style style:name="ce1630" style:family="table-cell" style:parent-style-name="Default">
      <style:map style:condition="cell-content()&gt;=900" style:apply-style-name="Error" style:base-cell-address="'docker-log-2018-08-27'.J78"/>
      <style:map style:condition="cell-content()=MIN([.$B78:.$F78])" style:apply-style-name="Accent" style:base-cell-address="'docker-log-2018-08-27'.J78"/>
    </style:style>
    <style:style style:name="ce1631" style:family="table-cell" style:parent-style-name="Default">
      <style:map style:condition="cell-content()&gt;=900" style:apply-style-name="Error" style:base-cell-address="'docker-log-2018-08-27'.J79"/>
      <style:map style:condition="cell-content()=MIN([.$B79:.$F79])" style:apply-style-name="Accent" style:base-cell-address="'docker-log-2018-08-27'.J79"/>
    </style:style>
    <style:style style:name="ce1632" style:family="table-cell" style:parent-style-name="Default">
      <style:map style:condition="cell-content()&gt;=900" style:apply-style-name="Error" style:base-cell-address="'docker-log-2018-08-27'.J80"/>
      <style:map style:condition="cell-content()=MIN([.$B80:.$F80])" style:apply-style-name="Accent" style:base-cell-address="'docker-log-2018-08-27'.J80"/>
    </style:style>
    <style:style style:name="ce1633" style:family="table-cell" style:parent-style-name="Default">
      <style:map style:condition="cell-content()&gt;=900" style:apply-style-name="Error" style:base-cell-address="'docker-log-2018-08-27'.J81"/>
      <style:map style:condition="cell-content()=MIN([.$B81:.$F81])" style:apply-style-name="Accent" style:base-cell-address="'docker-log-2018-08-27'.J81"/>
    </style:style>
    <style:style style:name="ce1634" style:family="table-cell" style:parent-style-name="Default">
      <style:map style:condition="cell-content()&gt;=900" style:apply-style-name="Error" style:base-cell-address="'docker-log-2018-08-27'.J82"/>
      <style:map style:condition="cell-content()=MIN([.$B82:.$F82])" style:apply-style-name="Accent" style:base-cell-address="'docker-log-2018-08-27'.J82"/>
    </style:style>
    <style:style style:name="ce1635" style:family="table-cell" style:parent-style-name="Default">
      <style:map style:condition="cell-content()&gt;=900" style:apply-style-name="Error" style:base-cell-address="'docker-log-2018-08-27'.J83"/>
      <style:map style:condition="cell-content()=MIN([.$B83:.$F83])" style:apply-style-name="Accent" style:base-cell-address="'docker-log-2018-08-27'.J83"/>
    </style:style>
    <style:style style:name="ce1636" style:family="table-cell" style:parent-style-name="Default">
      <style:map style:condition="cell-content()&gt;=900" style:apply-style-name="Error" style:base-cell-address="'docker-log-2018-08-27'.J84"/>
      <style:map style:condition="cell-content()=MIN([.$B84:.$F84])" style:apply-style-name="Accent" style:base-cell-address="'docker-log-2018-08-27'.J84"/>
    </style:style>
    <style:style style:name="ce1637" style:family="table-cell" style:parent-style-name="Default">
      <style:map style:condition="cell-content()&gt;=900" style:apply-style-name="Error" style:base-cell-address="'docker-log-2018-08-27'.J85"/>
      <style:map style:condition="cell-content()=MIN([.$B85:.$F85])" style:apply-style-name="Accent" style:base-cell-address="'docker-log-2018-08-27'.J85"/>
    </style:style>
    <style:style style:name="ce1638" style:family="table-cell" style:parent-style-name="Default">
      <style:map style:condition="cell-content()&gt;=900" style:apply-style-name="Error" style:base-cell-address="'docker-log-2018-08-27'.J86"/>
      <style:map style:condition="cell-content()=MIN([.$B86:.$F86])" style:apply-style-name="Accent" style:base-cell-address="'docker-log-2018-08-27'.J86"/>
    </style:style>
    <style:style style:name="ce1639" style:family="table-cell" style:parent-style-name="Default">
      <style:map style:condition="cell-content()&gt;=900" style:apply-style-name="Error" style:base-cell-address="'docker-log-2018-08-27'.J87"/>
      <style:map style:condition="cell-content()=MIN([.$B87:.$F87])" style:apply-style-name="Accent" style:base-cell-address="'docker-log-2018-08-27'.J87"/>
    </style:style>
    <style:style style:name="ce1640" style:family="table-cell" style:parent-style-name="Default">
      <style:map style:condition="cell-content()&gt;=900" style:apply-style-name="Error" style:base-cell-address="'docker-log-2018-08-27'.J88"/>
      <style:map style:condition="cell-content()=MIN([.$B88:.$F88])" style:apply-style-name="Accent" style:base-cell-address="'docker-log-2018-08-27'.J88"/>
    </style:style>
    <style:style style:name="ce1641" style:family="table-cell" style:parent-style-name="Default">
      <style:map style:condition="cell-content()&gt;=900" style:apply-style-name="Error" style:base-cell-address="'docker-log-2018-08-27'.J89"/>
      <style:map style:condition="cell-content()=MIN([.$B89:.$F89])" style:apply-style-name="Accent" style:base-cell-address="'docker-log-2018-08-27'.J89"/>
    </style:style>
    <style:style style:name="ce1642" style:family="table-cell" style:parent-style-name="Default">
      <style:map style:condition="cell-content()&gt;=900" style:apply-style-name="Error" style:base-cell-address="'docker-log-2018-08-27'.J90"/>
      <style:map style:condition="cell-content()=MIN([.$B90:.$F90])" style:apply-style-name="Accent" style:base-cell-address="'docker-log-2018-08-27'.J90"/>
    </style:style>
    <style:style style:name="ce1643" style:family="table-cell" style:parent-style-name="Default">
      <style:map style:condition="cell-content()&gt;=900" style:apply-style-name="Error" style:base-cell-address="'docker-log-2018-08-27'.J91"/>
      <style:map style:condition="cell-content()=MIN([.$B91:.$F91])" style:apply-style-name="Accent" style:base-cell-address="'docker-log-2018-08-27'.J91"/>
    </style:style>
    <style:style style:name="ce1644" style:family="table-cell" style:parent-style-name="Default">
      <style:map style:condition="cell-content()&gt;=900" style:apply-style-name="Error" style:base-cell-address="'docker-log-2018-08-27'.J92"/>
      <style:map style:condition="cell-content()=MIN([.$B92:.$F92])" style:apply-style-name="Accent" style:base-cell-address="'docker-log-2018-08-27'.J92"/>
    </style:style>
    <style:style style:name="ce1645" style:family="table-cell" style:parent-style-name="Default">
      <style:map style:condition="cell-content()&gt;=900" style:apply-style-name="Error" style:base-cell-address="'docker-log-2018-08-27'.J93"/>
      <style:map style:condition="cell-content()=MIN([.$B93:.$F93])" style:apply-style-name="Accent" style:base-cell-address="'docker-log-2018-08-27'.J93"/>
    </style:style>
    <style:style style:name="ce1646" style:family="table-cell" style:parent-style-name="Default">
      <style:map style:condition="cell-content()&gt;=900" style:apply-style-name="Error" style:base-cell-address="'docker-log-2018-08-27'.J94"/>
      <style:map style:condition="cell-content()=MIN([.$B94:.$F94])" style:apply-style-name="Accent" style:base-cell-address="'docker-log-2018-08-27'.J94"/>
    </style:style>
    <style:style style:name="ce1647" style:family="table-cell" style:parent-style-name="Default">
      <style:map style:condition="cell-content()&gt;=900" style:apply-style-name="Error" style:base-cell-address="'docker-log-2018-08-27'.J95"/>
      <style:map style:condition="cell-content()=MIN([.$B95:.$F95])" style:apply-style-name="Accent" style:base-cell-address="'docker-log-2018-08-27'.J95"/>
    </style:style>
    <style:style style:name="ce1648" style:family="table-cell" style:parent-style-name="Default">
      <style:map style:condition="cell-content()&gt;=900" style:apply-style-name="Error" style:base-cell-address="'docker-log-2018-08-27'.J96"/>
      <style:map style:condition="cell-content()=MIN([.$B96:.$F96])" style:apply-style-name="Accent" style:base-cell-address="'docker-log-2018-08-27'.J96"/>
    </style:style>
    <style:style style:name="ce1649" style:family="table-cell" style:parent-style-name="Default">
      <style:map style:condition="cell-content()&gt;=900" style:apply-style-name="Error" style:base-cell-address="'docker-log-2018-08-27'.J97"/>
      <style:map style:condition="cell-content()=MIN([.$B97:.$F97])" style:apply-style-name="Accent" style:base-cell-address="'docker-log-2018-08-27'.J97"/>
    </style:style>
    <style:style style:name="ce1650" style:family="table-cell" style:parent-style-name="Default">
      <style:map style:condition="cell-content()&gt;=900" style:apply-style-name="Error" style:base-cell-address="'docker-log-2018-08-27'.J98"/>
      <style:map style:condition="cell-content()=MIN([.$B98:.$F98])" style:apply-style-name="Accent" style:base-cell-address="'docker-log-2018-08-27'.J98"/>
    </style:style>
    <style:style style:name="ce1651" style:family="table-cell" style:parent-style-name="Default">
      <style:map style:condition="cell-content()&gt;=900" style:apply-style-name="Error" style:base-cell-address="'docker-log-2018-08-27'.J99"/>
      <style:map style:condition="cell-content()=MIN([.$B99:.$F99])" style:apply-style-name="Accent" style:base-cell-address="'docker-log-2018-08-27'.J99"/>
    </style:style>
    <style:style style:name="ce1652" style:family="table-cell" style:parent-style-name="Default">
      <style:map style:condition="cell-content()&gt;=900" style:apply-style-name="Error" style:base-cell-address="'docker-log-2018-08-27'.J100"/>
      <style:map style:condition="cell-content()=MIN([.$B100:.$F100])" style:apply-style-name="Accent" style:base-cell-address="'docker-log-2018-08-27'.J100"/>
    </style:style>
    <style:style style:name="ce1653" style:family="table-cell" style:parent-style-name="Default">
      <style:map style:condition="cell-content()&gt;=900" style:apply-style-name="Error" style:base-cell-address="'docker-log-2018-08-27'.J101"/>
      <style:map style:condition="cell-content()=MIN([.$B101:.$F101])" style:apply-style-name="Accent" style:base-cell-address="'docker-log-2018-08-27'.J101"/>
    </style:style>
    <style:style style:name="ce1654" style:family="table-cell" style:parent-style-name="Default">
      <style:map style:condition="cell-content()&gt;=900" style:apply-style-name="Error" style:base-cell-address="'docker-log-2018-08-27'.J102"/>
      <style:map style:condition="cell-content()=MIN([.$B102:.$F102])" style:apply-style-name="Accent" style:base-cell-address="'docker-log-2018-08-27'.J102"/>
    </style:style>
    <style:style style:name="ce1655" style:family="table-cell" style:parent-style-name="Default">
      <style:map style:condition="cell-content()&gt;=900" style:apply-style-name="Error" style:base-cell-address="'docker-log-2018-08-27'.J103"/>
      <style:map style:condition="cell-content()=MIN([.$B103:.$F103])" style:apply-style-name="Accent" style:base-cell-address="'docker-log-2018-08-27'.J103"/>
    </style:style>
    <style:style style:name="ce1656" style:family="table-cell" style:parent-style-name="Default">
      <style:map style:condition="cell-content()&gt;=900" style:apply-style-name="Error" style:base-cell-address="'docker-log-2018-08-27'.J104"/>
      <style:map style:condition="cell-content()=MIN([.$B104:.$F104])" style:apply-style-name="Accent" style:base-cell-address="'docker-log-2018-08-27'.J104"/>
    </style:style>
    <style:style style:name="ce1657" style:family="table-cell" style:parent-style-name="Default">
      <style:map style:condition="cell-content()&gt;=900" style:apply-style-name="Error" style:base-cell-address="'docker-log-2018-08-27'.J105"/>
      <style:map style:condition="cell-content()=MIN([.$B105:.$F105])" style:apply-style-name="Accent" style:base-cell-address="'docker-log-2018-08-27'.J105"/>
    </style:style>
    <style:style style:name="ce1658" style:family="table-cell" style:parent-style-name="Default">
      <style:map style:condition="cell-content()&gt;=900" style:apply-style-name="Error" style:base-cell-address="'docker-log-2018-08-27'.J106"/>
      <style:map style:condition="cell-content()=MIN([.$B106:.$F106])" style:apply-style-name="Accent" style:base-cell-address="'docker-log-2018-08-27'.J106"/>
    </style:style>
    <style:style style:name="ce1659" style:family="table-cell" style:parent-style-name="Default">
      <style:map style:condition="cell-content()&gt;=900" style:apply-style-name="Error" style:base-cell-address="'docker-log-2018-08-27'.J107"/>
      <style:map style:condition="cell-content()=MIN([.$B107:.$F107])" style:apply-style-name="Accent" style:base-cell-address="'docker-log-2018-08-27'.J107"/>
    </style:style>
    <style:style style:name="ce1660" style:family="table-cell" style:parent-style-name="Default">
      <style:map style:condition="cell-content()&gt;=900" style:apply-style-name="Error" style:base-cell-address="'docker-log-2018-08-27'.J108"/>
      <style:map style:condition="cell-content()=MIN([.$B108:.$F108])" style:apply-style-name="Accent" style:base-cell-address="'docker-log-2018-08-27'.J108"/>
    </style:style>
    <style:style style:name="ce1661" style:family="table-cell" style:parent-style-name="Default">
      <style:map style:condition="cell-content()&gt;=900" style:apply-style-name="Error" style:base-cell-address="'docker-log-2018-08-27'.J109"/>
      <style:map style:condition="cell-content()=MIN([.$B109:.$F109])" style:apply-style-name="Accent" style:base-cell-address="'docker-log-2018-08-27'.J109"/>
    </style:style>
    <style:style style:name="ce1662" style:family="table-cell" style:parent-style-name="Default">
      <style:map style:condition="cell-content()&gt;=900" style:apply-style-name="Error" style:base-cell-address="'docker-log-2018-08-27'.J110"/>
      <style:map style:condition="cell-content()=MIN([.$B110:.$F110])" style:apply-style-name="Accent" style:base-cell-address="'docker-log-2018-08-27'.J110"/>
    </style:style>
    <style:style style:name="ce1663" style:family="table-cell" style:parent-style-name="Default">
      <style:map style:condition="cell-content()&gt;=900" style:apply-style-name="Error" style:base-cell-address="'docker-log-2018-08-27'.J111"/>
      <style:map style:condition="cell-content()=MIN([.$B111:.$F111])" style:apply-style-name="Accent" style:base-cell-address="'docker-log-2018-08-27'.J111"/>
    </style:style>
    <style:style style:name="ce1664" style:family="table-cell" style:parent-style-name="Default">
      <style:map style:condition="cell-content()&gt;=900" style:apply-style-name="Error" style:base-cell-address="'docker-log-2018-08-27'.J112"/>
      <style:map style:condition="cell-content()=MIN([.$B112:.$F112])" style:apply-style-name="Accent" style:base-cell-address="'docker-log-2018-08-27'.J112"/>
    </style:style>
    <style:style style:name="ce1665" style:family="table-cell" style:parent-style-name="Default">
      <style:map style:condition="cell-content()&gt;=900" style:apply-style-name="Error" style:base-cell-address="'docker-log-2018-08-27'.J113"/>
      <style:map style:condition="cell-content()=MIN([.$B113:.$F113])" style:apply-style-name="Accent" style:base-cell-address="'docker-log-2018-08-27'.J113"/>
    </style:style>
    <style:style style:name="ce1666" style:family="table-cell" style:parent-style-name="Default">
      <style:map style:condition="cell-content()&gt;=900" style:apply-style-name="Error" style:base-cell-address="'docker-log-2018-08-27'.J4"/>
      <style:map style:condition="cell-content()=MIN([.$B4:.$F4])" style:apply-style-name="Accent" style:base-cell-address="'docker-log-2018-08-27'.J4"/>
    </style:style>
    <style:style style:name="ce1667" style:family="table-cell" style:parent-style-name="Default">
      <style:map style:condition="cell-content()&gt;=900" style:apply-style-name="Error" style:base-cell-address="'docker-log-2018-08-27'.J5"/>
      <style:map style:condition="cell-content()=MIN([.$B5:.$F5])" style:apply-style-name="Accent" style:base-cell-address="'docker-log-2018-08-27'.J5"/>
    </style:style>
    <style:style style:name="ce1668" style:family="table-cell" style:parent-style-name="Default">
      <style:map style:condition="cell-content()&gt;=900" style:apply-style-name="Error" style:base-cell-address="'docker-log-2018-08-27'.J6"/>
      <style:map style:condition="cell-content()=MIN([.$B6:.$F6])" style:apply-style-name="Accent" style:base-cell-address="'docker-log-2018-08-27'.J6"/>
    </style:style>
    <style:style style:name="ce1669" style:family="table-cell" style:parent-style-name="Default">
      <style:map style:condition="cell-content()&gt;=900" style:apply-style-name="Error" style:base-cell-address="'docker-log-2018-08-27'.J7"/>
      <style:map style:condition="cell-content()=MIN([.$B7:.$F7])" style:apply-style-name="Accent" style:base-cell-address="'docker-log-2018-08-27'.J7"/>
    </style:style>
    <style:style style:name="ce1670" style:family="table-cell" style:parent-style-name="Default">
      <style:map style:condition="cell-content()&gt;=900" style:apply-style-name="Error" style:base-cell-address="'docker-log-2018-08-27'.J8"/>
      <style:map style:condition="cell-content()=MIN([.$B8:.$F8])" style:apply-style-name="Accent" style:base-cell-address="'docker-log-2018-08-27'.J8"/>
    </style:style>
    <style:style style:name="ce1671" style:family="table-cell" style:parent-style-name="Default">
      <style:map style:condition="cell-content()&gt;=900" style:apply-style-name="Error" style:base-cell-address="'docker-log-2018-08-27'.J9"/>
      <style:map style:condition="cell-content()=MIN([.$B9:.$F9])" style:apply-style-name="Accent" style:base-cell-address="'docker-log-2018-08-27'.J9"/>
    </style:style>
    <style:style style:name="ce1672" style:family="table-cell" style:parent-style-name="Default">
      <style:map style:condition="cell-content()&gt;=900" style:apply-style-name="Error" style:base-cell-address="'docker-log-2018-08-27'.J10"/>
      <style:map style:condition="cell-content()=MIN([.$B10:.$F10])" style:apply-style-name="Accent" style:base-cell-address="'docker-log-2018-08-27'.J10"/>
    </style:style>
    <style:style style:name="ce1673" style:family="table-cell" style:parent-style-name="Default">
      <style:map style:condition="cell-content()&gt;=900" style:apply-style-name="Error" style:base-cell-address="'docker-log-2018-08-27'.J11"/>
      <style:map style:condition="cell-content()=MIN([.$B11:.$F11])" style:apply-style-name="Accent" style:base-cell-address="'docker-log-2018-08-27'.J11"/>
    </style:style>
    <style:style style:name="ce1674" style:family="table-cell" style:parent-style-name="Default">
      <style:map style:condition="cell-content()&gt;=900" style:apply-style-name="Error" style:base-cell-address="'docker-log-2018-08-27'.J12"/>
      <style:map style:condition="cell-content()=MIN([.$B12:.$F12])" style:apply-style-name="Accent" style:base-cell-address="'docker-log-2018-08-27'.J12"/>
    </style:style>
    <style:style style:name="ce1675" style:family="table-cell" style:parent-style-name="Default">
      <style:map style:condition="cell-content()&gt;=900" style:apply-style-name="Error" style:base-cell-address="'docker-log-2018-08-27'.J13"/>
      <style:map style:condition="cell-content()=MIN([.$B13:.$F13])" style:apply-style-name="Accent" style:base-cell-address="'docker-log-2018-08-27'.J13"/>
    </style:style>
    <style:style style:name="ce1676" style:family="table-cell" style:parent-style-name="Default">
      <style:map style:condition="cell-content()&gt;=900" style:apply-style-name="Error" style:base-cell-address="'docker-log-2018-08-27'.J14"/>
      <style:map style:condition="cell-content()=MIN([.$B14:.$F14])" style:apply-style-name="Accent" style:base-cell-address="'docker-log-2018-08-27'.J14"/>
    </style:style>
    <style:style style:name="ce1677" style:family="table-cell" style:parent-style-name="Default">
      <style:map style:condition="cell-content()&gt;=900" style:apply-style-name="Error" style:base-cell-address="'docker-log-2018-08-27'.J15"/>
      <style:map style:condition="cell-content()=MIN([.$B15:.$F15])" style:apply-style-name="Accent" style:base-cell-address="'docker-log-2018-08-27'.J15"/>
    </style:style>
    <style:style style:name="ce1678" style:family="table-cell" style:parent-style-name="Default">
      <style:map style:condition="cell-content()&gt;=900" style:apply-style-name="Error" style:base-cell-address="'docker-log-2018-08-27'.J16"/>
      <style:map style:condition="cell-content()=MIN([.$B16:.$F16])" style:apply-style-name="Accent" style:base-cell-address="'docker-log-2018-08-27'.J16"/>
    </style:style>
    <style:style style:name="ce1679" style:family="table-cell" style:parent-style-name="Default">
      <style:map style:condition="cell-content()&gt;=900" style:apply-style-name="Error" style:base-cell-address="'docker-log-2018-08-27'.J17"/>
      <style:map style:condition="cell-content()=MIN([.$B17:.$F17])" style:apply-style-name="Accent" style:base-cell-address="'docker-log-2018-08-27'.J17"/>
    </style:style>
    <style:style style:name="ce1680" style:family="table-cell" style:parent-style-name="Default">
      <style:map style:condition="cell-content()&gt;=900" style:apply-style-name="Error" style:base-cell-address="'docker-log-2018-08-27'.J18"/>
      <style:map style:condition="cell-content()=MIN([.$B18:.$F18])" style:apply-style-name="Accent" style:base-cell-address="'docker-log-2018-08-27'.J18"/>
    </style:style>
    <style:style style:name="ce1681" style:family="table-cell" style:parent-style-name="Default">
      <style:map style:condition="cell-content()&gt;=900" style:apply-style-name="Error" style:base-cell-address="'docker-log-2018-08-27'.J19"/>
      <style:map style:condition="cell-content()=MIN([.$B19:.$F19])" style:apply-style-name="Accent" style:base-cell-address="'docker-log-2018-08-27'.J19"/>
    </style:style>
    <style:style style:name="ce1682" style:family="table-cell" style:parent-style-name="Default">
      <style:map style:condition="cell-content()&gt;=900" style:apply-style-name="Error" style:base-cell-address="'docker-log-2018-08-27'.J20"/>
      <style:map style:condition="cell-content()=MIN([.$B20:.$F20])" style:apply-style-name="Accent" style:base-cell-address="'docker-log-2018-08-27'.J20"/>
    </style:style>
    <style:style style:name="ce1683" style:family="table-cell" style:parent-style-name="Default">
      <style:map style:condition="cell-content()&gt;=900" style:apply-style-name="Error" style:base-cell-address="'docker-log-2018-08-27'.J21"/>
      <style:map style:condition="cell-content()=MIN([.$B21:.$F21])" style:apply-style-name="Accent" style:base-cell-address="'docker-log-2018-08-27'.J21"/>
    </style:style>
    <style:style style:name="ce1684" style:family="table-cell" style:parent-style-name="Default">
      <style:map style:condition="cell-content()&gt;=900" style:apply-style-name="Error" style:base-cell-address="'docker-log-2018-08-27'.J22"/>
      <style:map style:condition="cell-content()=MIN([.$B22:.$F22])" style:apply-style-name="Accent" style:base-cell-address="'docker-log-2018-08-27'.J22"/>
    </style:style>
    <style:style style:name="ce1685" style:family="table-cell" style:parent-style-name="Default">
      <style:map style:condition="cell-content()&gt;=900" style:apply-style-name="Error" style:base-cell-address="'docker-log-2018-08-27'.J23"/>
      <style:map style:condition="cell-content()=MIN([.$B23:.$F23])" style:apply-style-name="Accent" style:base-cell-address="'docker-log-2018-08-27'.J23"/>
    </style:style>
    <style:style style:name="ce1686" style:family="table-cell" style:parent-style-name="Default">
      <style:map style:condition="cell-content()&gt;=900" style:apply-style-name="Error" style:base-cell-address="'docker-log-2018-08-27'.J24"/>
      <style:map style:condition="cell-content()=MIN([.$B24:.$F24])" style:apply-style-name="Accent" style:base-cell-address="'docker-log-2018-08-27'.J24"/>
    </style:style>
    <style:style style:name="ce1687" style:family="table-cell" style:parent-style-name="Default">
      <style:map style:condition="cell-content()&gt;=900" style:apply-style-name="Error" style:base-cell-address="'docker-log-2018-08-27'.J25"/>
      <style:map style:condition="cell-content()=MIN([.$B25:.$F25])" style:apply-style-name="Accent" style:base-cell-address="'docker-log-2018-08-27'.J25"/>
    </style:style>
    <style:style style:name="ce1688" style:family="table-cell" style:parent-style-name="Default">
      <style:map style:condition="cell-content()&gt;=900" style:apply-style-name="Error" style:base-cell-address="'docker-log-2018-08-27'.J26"/>
      <style:map style:condition="cell-content()=MIN([.$B26:.$F26])" style:apply-style-name="Accent" style:base-cell-address="'docker-log-2018-08-27'.J26"/>
    </style:style>
    <style:style style:name="ce1689" style:family="table-cell" style:parent-style-name="Default">
      <style:map style:condition="cell-content()&gt;=900" style:apply-style-name="Error" style:base-cell-address="'docker-log-2018-08-27'.J27"/>
      <style:map style:condition="cell-content()=MIN([.$B27:.$F27])" style:apply-style-name="Accent" style:base-cell-address="'docker-log-2018-08-27'.J27"/>
    </style:style>
    <style:style style:name="ce1690" style:family="table-cell" style:parent-style-name="Default">
      <style:map style:condition="cell-content()&gt;=900" style:apply-style-name="Error" style:base-cell-address="'docker-log-2018-08-27'.J28"/>
      <style:map style:condition="cell-content()=MIN([.$B28:.$F28])" style:apply-style-name="Accent" style:base-cell-address="'docker-log-2018-08-27'.J28"/>
    </style:style>
    <style:style style:name="ce1691" style:family="table-cell" style:parent-style-name="Default">
      <style:map style:condition="cell-content()&gt;=900" style:apply-style-name="Error" style:base-cell-address="'docker-log-2018-08-27'.J29"/>
      <style:map style:condition="cell-content()=MIN([.$B29:.$F29])" style:apply-style-name="Accent" style:base-cell-address="'docker-log-2018-08-27'.J29"/>
    </style:style>
    <style:style style:name="ce1692" style:family="table-cell" style:parent-style-name="Default">
      <style:map style:condition="cell-content()&gt;=900" style:apply-style-name="Error" style:base-cell-address="'docker-log-2018-08-27'.J30"/>
      <style:map style:condition="cell-content()=MIN([.$B30:.$F30])" style:apply-style-name="Accent" style:base-cell-address="'docker-log-2018-08-27'.J30"/>
    </style:style>
    <style:style style:name="ce1693" style:family="table-cell" style:parent-style-name="Default">
      <style:map style:condition="cell-content()&gt;=900" style:apply-style-name="Error" style:base-cell-address="'docker-log-2018-08-27'.J31"/>
      <style:map style:condition="cell-content()=MIN([.$B31:.$F31])" style:apply-style-name="Accent" style:base-cell-address="'docker-log-2018-08-27'.J31"/>
    </style:style>
    <style:style style:name="ce1694" style:family="table-cell" style:parent-style-name="Default">
      <style:map style:condition="cell-content()&gt;=900" style:apply-style-name="Error" style:base-cell-address="'docker-log-2018-08-27'.J32"/>
      <style:map style:condition="cell-content()=MIN([.$B32:.$F32])" style:apply-style-name="Accent" style:base-cell-address="'docker-log-2018-08-27'.J32"/>
    </style:style>
    <style:style style:name="ce1695" style:family="table-cell" style:parent-style-name="Default">
      <style:map style:condition="cell-content()&gt;=900" style:apply-style-name="Error" style:base-cell-address="'docker-log-2018-08-27'.J33"/>
      <style:map style:condition="cell-content()=MIN([.$B33:.$F33])" style:apply-style-name="Accent" style:base-cell-address="'docker-log-2018-08-27'.J33"/>
    </style:style>
    <style:style style:name="ce1696" style:family="table-cell" style:parent-style-name="Default">
      <style:map style:condition="cell-content()&gt;=900" style:apply-style-name="Error" style:base-cell-address="'docker-log-2018-08-27'.J34"/>
      <style:map style:condition="cell-content()=MIN([.$B34:.$F34])" style:apply-style-name="Accent" style:base-cell-address="'docker-log-2018-08-27'.J34"/>
    </style:style>
    <style:style style:name="ce1697" style:family="table-cell" style:parent-style-name="Default">
      <style:map style:condition="cell-content()&gt;=900" style:apply-style-name="Error" style:base-cell-address="'docker-log-2018-08-27'.J35"/>
      <style:map style:condition="cell-content()=MIN([.$B35:.$F35])" style:apply-style-name="Accent" style:base-cell-address="'docker-log-2018-08-27'.J35"/>
    </style:style>
    <style:style style:name="ce1698" style:family="table-cell" style:parent-style-name="Default">
      <style:map style:condition="cell-content()&gt;=900" style:apply-style-name="Error" style:base-cell-address="'docker-log-2018-08-27'.J36"/>
      <style:map style:condition="cell-content()=MIN([.$B36:.$F36])" style:apply-style-name="Accent" style:base-cell-address="'docker-log-2018-08-27'.J36"/>
    </style:style>
    <style:style style:name="ce1699" style:family="table-cell" style:parent-style-name="Default">
      <style:map style:condition="cell-content()&gt;=900" style:apply-style-name="Error" style:base-cell-address="'docker-log-2018-08-27'.J37"/>
      <style:map style:condition="cell-content()=MIN([.$B37:.$F37])" style:apply-style-name="Accent" style:base-cell-address="'docker-log-2018-08-27'.J37"/>
    </style:style>
    <style:style style:name="ce1700" style:family="table-cell" style:parent-style-name="Default">
      <style:map style:condition="cell-content()&gt;=900" style:apply-style-name="Error" style:base-cell-address="'docker-log-2018-08-27'.J38"/>
      <style:map style:condition="cell-content()=MIN([.$B38:.$F38])" style:apply-style-name="Accent" style:base-cell-address="'docker-log-2018-08-27'.J38"/>
    </style:style>
    <style:style style:name="ce1701" style:family="table-cell" style:parent-style-name="Default">
      <style:map style:condition="cell-content()&gt;=900" style:apply-style-name="Error" style:base-cell-address="'docker-log-2018-08-27'.J39"/>
      <style:map style:condition="cell-content()=MIN([.$B39:.$F39])" style:apply-style-name="Accent" style:base-cell-address="'docker-log-2018-08-27'.J39"/>
    </style:style>
    <style:style style:name="ce1702" style:family="table-cell" style:parent-style-name="Default">
      <style:map style:condition="cell-content()&gt;=900" style:apply-style-name="Error" style:base-cell-address="'docker-log-2018-08-27'.J40"/>
      <style:map style:condition="cell-content()=MIN([.$B40:.$F40])" style:apply-style-name="Accent" style:base-cell-address="'docker-log-2018-08-27'.J40"/>
    </style:style>
    <style:style style:name="ce1703" style:family="table-cell" style:parent-style-name="Default">
      <style:map style:condition="cell-content()&gt;=900" style:apply-style-name="Error" style:base-cell-address="'docker-log-2018-08-27'.J41"/>
      <style:map style:condition="cell-content()=MIN([.$B41:.$F41])" style:apply-style-name="Accent" style:base-cell-address="'docker-log-2018-08-27'.J41"/>
    </style:style>
    <style:style style:name="ce1704" style:family="table-cell" style:parent-style-name="Default">
      <style:map style:condition="cell-content()&gt;=900" style:apply-style-name="Error" style:base-cell-address="'docker-log-2018-08-27'.J42"/>
      <style:map style:condition="cell-content()=MIN([.$B42:.$F42])" style:apply-style-name="Accent" style:base-cell-address="'docker-log-2018-08-27'.J42"/>
    </style:style>
    <style:style style:name="ce1705" style:family="table-cell" style:parent-style-name="Default">
      <style:map style:condition="cell-content()&gt;=900" style:apply-style-name="Error" style:base-cell-address="'docker-log-2018-08-27'.J43"/>
      <style:map style:condition="cell-content()=MIN([.$B43:.$F43])" style:apply-style-name="Accent" style:base-cell-address="'docker-log-2018-08-27'.J43"/>
    </style:style>
    <style:style style:name="ce1706" style:family="table-cell" style:parent-style-name="Default">
      <style:map style:condition="cell-content()&gt;=900" style:apply-style-name="Error" style:base-cell-address="'docker-log-2018-08-27'.J44"/>
      <style:map style:condition="cell-content()=MIN([.$B44:.$F44])" style:apply-style-name="Accent" style:base-cell-address="'docker-log-2018-08-27'.J44"/>
    </style:style>
    <style:style style:name="ce1707" style:family="table-cell" style:parent-style-name="Default">
      <style:map style:condition="cell-content()&gt;=900" style:apply-style-name="Error" style:base-cell-address="'docker-log-2018-08-27'.J45"/>
      <style:map style:condition="cell-content()=MIN([.$B45:.$F45])" style:apply-style-name="Accent" style:base-cell-address="'docker-log-2018-08-27'.J45"/>
    </style:style>
    <style:style style:name="ce1708" style:family="table-cell" style:parent-style-name="Default">
      <style:map style:condition="cell-content()&gt;=900" style:apply-style-name="Error" style:base-cell-address="'docker-log-2018-08-27'.J46"/>
      <style:map style:condition="cell-content()=MIN([.$B46:.$F46])" style:apply-style-name="Accent" style:base-cell-address="'docker-log-2018-08-27'.J46"/>
    </style:style>
    <style:style style:name="ce1709" style:family="table-cell" style:parent-style-name="Default">
      <style:map style:condition="cell-content()&gt;=900" style:apply-style-name="Error" style:base-cell-address="'docker-log-2018-08-27'.J47"/>
      <style:map style:condition="cell-content()=MIN([.$B47:.$F47])" style:apply-style-name="Accent" style:base-cell-address="'docker-log-2018-08-27'.J47"/>
    </style:style>
    <style:style style:name="ce1710" style:family="table-cell" style:parent-style-name="Default">
      <style:map style:condition="cell-content()&gt;=900" style:apply-style-name="Error" style:base-cell-address="'docker-log-2018-08-27'.J48"/>
      <style:map style:condition="cell-content()=MIN([.$B48:.$F48])" style:apply-style-name="Accent" style:base-cell-address="'docker-log-2018-08-27'.J48"/>
    </style:style>
    <style:style style:name="ce1711" style:family="table-cell" style:parent-style-name="Default">
      <style:map style:condition="cell-content()&gt;=900" style:apply-style-name="Error" style:base-cell-address="'docker-log-2018-08-27'.J49"/>
      <style:map style:condition="cell-content()=MIN([.$B49:.$F49])" style:apply-style-name="Accent" style:base-cell-address="'docker-log-2018-08-27'.J49"/>
    </style:style>
    <style:style style:name="ce1712" style:family="table-cell" style:parent-style-name="Default">
      <style:map style:condition="cell-content()&gt;=900" style:apply-style-name="Error" style:base-cell-address="'docker-log-2018-08-27'.J50"/>
      <style:map style:condition="cell-content()=MIN([.$B50:.$F50])" style:apply-style-name="Accent" style:base-cell-address="'docker-log-2018-08-27'.J50"/>
    </style:style>
    <style:style style:name="ce1713" style:family="table-cell" style:parent-style-name="Default">
      <style:map style:condition="cell-content()&gt;=900" style:apply-style-name="Error" style:base-cell-address="'docker-log-2018-08-27'.J51"/>
      <style:map style:condition="cell-content()=MIN([.$B51:.$F51])" style:apply-style-name="Accent" style:base-cell-address="'docker-log-2018-08-27'.J51"/>
    </style:style>
    <style:style style:name="ce1714" style:family="table-cell" style:parent-style-name="Default">
      <style:map style:condition="cell-content()&gt;=900" style:apply-style-name="Error" style:base-cell-address="'docker-log-2018-08-27'.J52"/>
      <style:map style:condition="cell-content()=MIN([.$B52:.$F52])" style:apply-style-name="Accent" style:base-cell-address="'docker-log-2018-08-27'.J52"/>
    </style:style>
    <style:style style:name="ce1715" style:family="table-cell" style:parent-style-name="Default">
      <style:map style:condition="cell-content()&gt;=900" style:apply-style-name="Error" style:base-cell-address="'docker-log-2018-08-27'.J53"/>
      <style:map style:condition="cell-content()=MIN([.$B53:.$F53])" style:apply-style-name="Accent" style:base-cell-address="'docker-log-2018-08-27'.J53"/>
    </style:style>
    <style:style style:name="ce1716" style:family="table-cell" style:parent-style-name="Default">
      <style:map style:condition="cell-content()&gt;=900" style:apply-style-name="Error" style:base-cell-address="'docker-log-2018-08-27'.J54"/>
      <style:map style:condition="cell-content()=MIN([.$B54:.$F54])" style:apply-style-name="Accent" style:base-cell-address="'docker-log-2018-08-27'.J54"/>
    </style:style>
    <style:style style:name="ce1717" style:family="table-cell" style:parent-style-name="Default">
      <style:map style:condition="cell-content()&gt;=900" style:apply-style-name="Error" style:base-cell-address="'docker-log-2018-08-27'.J55"/>
      <style:map style:condition="cell-content()=MIN([.$B55:.$F55])" style:apply-style-name="Accent" style:base-cell-address="'docker-log-2018-08-27'.J55"/>
    </style:style>
    <style:style style:name="ce1718" style:family="table-cell" style:parent-style-name="Default">
      <style:map style:condition="cell-content()&gt;=900" style:apply-style-name="Error" style:base-cell-address="'docker-log-2018-08-27'.J56"/>
      <style:map style:condition="cell-content()=MIN([.$B56:.$F56])" style:apply-style-name="Accent" style:base-cell-address="'docker-log-2018-08-27'.J56"/>
    </style:style>
    <style:style style:name="ce1719" style:family="table-cell" style:parent-style-name="Default">
      <style:map style:condition="cell-content()&gt;=900" style:apply-style-name="Error" style:base-cell-address="'docker-log-2018-08-27'.J57"/>
      <style:map style:condition="cell-content()=MIN([.$B57:.$F57])" style:apply-style-name="Accent" style:base-cell-address="'docker-log-2018-08-27'.J57"/>
    </style:style>
    <style:style style:name="ce1720" style:family="table-cell" style:parent-style-name="Default">
      <style:map style:condition="cell-content()&gt;=900" style:apply-style-name="Error" style:base-cell-address="'docker-log-2018-08-27'.J58"/>
      <style:map style:condition="cell-content()=MIN([.$B58:.$F58])" style:apply-style-name="Accent" style:base-cell-address="'docker-log-2018-08-27'.J58"/>
    </style:style>
    <style:style style:name="ce1721" style:family="table-cell" style:parent-style-name="Default">
      <style:map style:condition="cell-content()&gt;=900" style:apply-style-name="Error" style:base-cell-address="'docker-log-2018-08-27'.J59"/>
      <style:map style:condition="cell-content()=MIN([.$B59:.$F59])" style:apply-style-name="Accent" style:base-cell-address="'docker-log-2018-08-27'.J59"/>
    </style:style>
    <style:style style:name="ce1722" style:family="table-cell" style:parent-style-name="Default">
      <style:map style:condition="cell-content()&gt;=900" style:apply-style-name="Error" style:base-cell-address="'docker-log-2018-08-27'.J60"/>
      <style:map style:condition="cell-content()=MIN([.$B60:.$F60])" style:apply-style-name="Accent" style:base-cell-address="'docker-log-2018-08-27'.J60"/>
    </style:style>
    <style:style style:name="ce1723" style:family="table-cell" style:parent-style-name="Default">
      <style:map style:condition="cell-content()&gt;=900" style:apply-style-name="Error" style:base-cell-address="'docker-log-2018-08-27'.J61"/>
      <style:map style:condition="cell-content()=MIN([.$B61:.$F61])" style:apply-style-name="Accent" style:base-cell-address="'docker-log-2018-08-27'.J61"/>
    </style:style>
    <style:style style:name="ce1724" style:family="table-cell" style:parent-style-name="Default">
      <style:map style:condition="cell-content()&gt;=900" style:apply-style-name="Error" style:base-cell-address="'docker-log-2018-08-27'.J62"/>
      <style:map style:condition="cell-content()=MIN([.$B62:.$F62])" style:apply-style-name="Accent" style:base-cell-address="'docker-log-2018-08-27'.J62"/>
    </style:style>
    <style:style style:name="ce1725" style:family="table-cell" style:parent-style-name="Default">
      <style:map style:condition="cell-content()&gt;=900" style:apply-style-name="Error" style:base-cell-address="'docker-log-2018-08-27'.J63"/>
      <style:map style:condition="cell-content()=MIN([.$B63:.$F63])" style:apply-style-name="Accent" style:base-cell-address="'docker-log-2018-08-27'.J63"/>
    </style:style>
    <style:style style:name="ce1726" style:family="table-cell" style:parent-style-name="Default">
      <style:map style:condition="cell-content()&gt;=900" style:apply-style-name="Error" style:base-cell-address="'docker-log-2018-08-27'.J64"/>
      <style:map style:condition="cell-content()=MIN([.$B64:.$F64])" style:apply-style-name="Accent" style:base-cell-address="'docker-log-2018-08-27'.J64"/>
    </style:style>
    <style:style style:name="ce1727" style:family="table-cell" style:parent-style-name="Default">
      <style:map style:condition="cell-content()&gt;=900" style:apply-style-name="Error" style:base-cell-address="'docker-log-2018-08-27'.J65"/>
      <style:map style:condition="cell-content()=MIN([.$B65:.$F65])" style:apply-style-name="Accent" style:base-cell-address="'docker-log-2018-08-27'.J65"/>
    </style:style>
    <style:style style:name="ce1728" style:family="table-cell" style:parent-style-name="Default">
      <style:map style:condition="cell-content()&gt;=900" style:apply-style-name="Error" style:base-cell-address="'docker-log-2018-08-27'.J66"/>
      <style:map style:condition="cell-content()=MIN([.$B66:.$F66])" style:apply-style-name="Accent" style:base-cell-address="'docker-log-2018-08-27'.J66"/>
    </style:style>
    <style:style style:name="ce1729" style:family="table-cell" style:parent-style-name="Default">
      <style:map style:condition="cell-content()&gt;=900" style:apply-style-name="Error" style:base-cell-address="'docker-log-2018-08-27'.J67"/>
      <style:map style:condition="cell-content()=MIN([.$B67:.$F67])" style:apply-style-name="Accent" style:base-cell-address="'docker-log-2018-08-27'.J67"/>
    </style:style>
    <style:style style:name="ce1730" style:family="table-cell" style:parent-style-name="Default">
      <style:map style:condition="cell-content()&gt;=900" style:apply-style-name="Error" style:base-cell-address="'docker-log-2018-08-27'.J68"/>
      <style:map style:condition="cell-content()=MIN([.$B68:.$F68])" style:apply-style-name="Accent" style:base-cell-address="'docker-log-2018-08-27'.J68"/>
    </style:style>
    <style:style style:name="ce1731" style:family="table-cell" style:parent-style-name="Default">
      <style:map style:condition="cell-content()&gt;=900" style:apply-style-name="Error" style:base-cell-address="'docker-log-2018-08-27'.J69"/>
      <style:map style:condition="cell-content()=MIN([.$B69:.$F69])" style:apply-style-name="Accent" style:base-cell-address="'docker-log-2018-08-27'.J69"/>
    </style:style>
    <style:style style:name="ce1732" style:family="table-cell" style:parent-style-name="Default">
      <style:map style:condition="cell-content()&gt;=900" style:apply-style-name="Error" style:base-cell-address="'docker-log-2018-08-27'.J70"/>
      <style:map style:condition="cell-content()=MIN([.$B70:.$F70])" style:apply-style-name="Accent" style:base-cell-address="'docker-log-2018-08-27'.J70"/>
    </style:style>
    <style:style style:name="ce1733" style:family="table-cell" style:parent-style-name="Default">
      <style:map style:condition="cell-content()&gt;=900" style:apply-style-name="Error" style:base-cell-address="'docker-log-2018-08-27'.J71"/>
      <style:map style:condition="cell-content()=MIN([.$B71:.$F71])" style:apply-style-name="Accent" style:base-cell-address="'docker-log-2018-08-27'.J71"/>
    </style:style>
    <style:style style:name="ce1734" style:family="table-cell" style:parent-style-name="Default">
      <style:map style:condition="cell-content()&gt;=900" style:apply-style-name="Error" style:base-cell-address="'docker-log-2018-08-27'.J72"/>
      <style:map style:condition="cell-content()=MIN([.$B72:.$F72])" style:apply-style-name="Accent" style:base-cell-address="'docker-log-2018-08-27'.J72"/>
    </style:style>
    <style:style style:name="ce1735" style:family="table-cell" style:parent-style-name="Default">
      <style:map style:condition="cell-content()&gt;=900" style:apply-style-name="Error" style:base-cell-address="'docker-log-2018-08-27'.J73"/>
      <style:map style:condition="cell-content()=MIN([.$B73:.$F73])" style:apply-style-name="Accent" style:base-cell-address="'docker-log-2018-08-27'.J73"/>
    </style:style>
    <style:style style:name="ce1736" style:family="table-cell" style:parent-style-name="Default">
      <style:map style:condition="cell-content()&gt;=900" style:apply-style-name="Error" style:base-cell-address="'docker-log-2018-08-27'.J74"/>
      <style:map style:condition="cell-content()=MIN([.$B74:.$F74])" style:apply-style-name="Accent" style:base-cell-address="'docker-log-2018-08-27'.J74"/>
    </style:style>
    <style:style style:name="ce1737" style:family="table-cell" style:parent-style-name="Default">
      <style:map style:condition="cell-content()&gt;=900" style:apply-style-name="Error" style:base-cell-address="'docker-log-2018-08-27'.J75"/>
      <style:map style:condition="cell-content()=MIN([.$B75:.$F75])" style:apply-style-name="Accent" style:base-cell-address="'docker-log-2018-08-27'.J75"/>
    </style:style>
    <style:style style:name="ce1738" style:family="table-cell" style:parent-style-name="Default">
      <style:map style:condition="cell-content()&gt;=900" style:apply-style-name="Error" style:base-cell-address="'docker-log-2018-08-27'.J76"/>
      <style:map style:condition="cell-content()=MIN([.$B76:.$F76])" style:apply-style-name="Accent" style:base-cell-address="'docker-log-2018-08-27'.J76"/>
    </style:style>
    <style:style style:name="ce1739" style:family="table-cell" style:parent-style-name="Default">
      <style:map style:condition="cell-content()&gt;=900" style:apply-style-name="Error" style:base-cell-address="'docker-log-2018-08-27'.J77"/>
      <style:map style:condition="cell-content()=MIN([.$B77:.$F77])" style:apply-style-name="Accent" style:base-cell-address="'docker-log-2018-08-27'.J77"/>
    </style:style>
    <style:style style:name="ce1740" style:family="table-cell" style:parent-style-name="Default">
      <style:map style:condition="cell-content()&gt;=900" style:apply-style-name="Error" style:base-cell-address="'docker-log-2018-08-27'.J78"/>
      <style:map style:condition="cell-content()=MIN([.$B78:.$F78])" style:apply-style-name="Accent" style:base-cell-address="'docker-log-2018-08-27'.J78"/>
    </style:style>
    <style:style style:name="ce1741" style:family="table-cell" style:parent-style-name="Default">
      <style:map style:condition="cell-content()&gt;=900" style:apply-style-name="Error" style:base-cell-address="'docker-log-2018-08-27'.J79"/>
      <style:map style:condition="cell-content()=MIN([.$B79:.$F79])" style:apply-style-name="Accent" style:base-cell-address="'docker-log-2018-08-27'.J79"/>
    </style:style>
    <style:style style:name="ce1742" style:family="table-cell" style:parent-style-name="Default">
      <style:map style:condition="cell-content()&gt;=900" style:apply-style-name="Error" style:base-cell-address="'docker-log-2018-08-27'.J80"/>
      <style:map style:condition="cell-content()=MIN([.$B80:.$F80])" style:apply-style-name="Accent" style:base-cell-address="'docker-log-2018-08-27'.J80"/>
    </style:style>
    <style:style style:name="ce1743" style:family="table-cell" style:parent-style-name="Default">
      <style:map style:condition="cell-content()&gt;=900" style:apply-style-name="Error" style:base-cell-address="'docker-log-2018-08-27'.J81"/>
      <style:map style:condition="cell-content()=MIN([.$B81:.$F81])" style:apply-style-name="Accent" style:base-cell-address="'docker-log-2018-08-27'.J81"/>
    </style:style>
    <style:style style:name="ce1744" style:family="table-cell" style:parent-style-name="Default">
      <style:map style:condition="cell-content()&gt;=900" style:apply-style-name="Error" style:base-cell-address="'docker-log-2018-08-27'.J82"/>
      <style:map style:condition="cell-content()=MIN([.$B82:.$F82])" style:apply-style-name="Accent" style:base-cell-address="'docker-log-2018-08-27'.J82"/>
    </style:style>
    <style:style style:name="ce1745" style:family="table-cell" style:parent-style-name="Default">
      <style:map style:condition="cell-content()&gt;=900" style:apply-style-name="Error" style:base-cell-address="'docker-log-2018-08-27'.J83"/>
      <style:map style:condition="cell-content()=MIN([.$B83:.$F83])" style:apply-style-name="Accent" style:base-cell-address="'docker-log-2018-08-27'.J83"/>
    </style:style>
    <style:style style:name="ce1746" style:family="table-cell" style:parent-style-name="Default">
      <style:map style:condition="cell-content()&gt;=900" style:apply-style-name="Error" style:base-cell-address="'docker-log-2018-08-27'.J84"/>
      <style:map style:condition="cell-content()=MIN([.$B84:.$F84])" style:apply-style-name="Accent" style:base-cell-address="'docker-log-2018-08-27'.J84"/>
    </style:style>
    <style:style style:name="ce1747" style:family="table-cell" style:parent-style-name="Default">
      <style:map style:condition="cell-content()&gt;=900" style:apply-style-name="Error" style:base-cell-address="'docker-log-2018-08-27'.J85"/>
      <style:map style:condition="cell-content()=MIN([.$B85:.$F85])" style:apply-style-name="Accent" style:base-cell-address="'docker-log-2018-08-27'.J85"/>
    </style:style>
    <style:style style:name="ce1748" style:family="table-cell" style:parent-style-name="Default">
      <style:map style:condition="cell-content()&gt;=900" style:apply-style-name="Error" style:base-cell-address="'docker-log-2018-08-27'.J86"/>
      <style:map style:condition="cell-content()=MIN([.$B86:.$F86])" style:apply-style-name="Accent" style:base-cell-address="'docker-log-2018-08-27'.J86"/>
    </style:style>
    <style:style style:name="ce1749" style:family="table-cell" style:parent-style-name="Default">
      <style:map style:condition="cell-content()&gt;=900" style:apply-style-name="Error" style:base-cell-address="'docker-log-2018-08-27'.J87"/>
      <style:map style:condition="cell-content()=MIN([.$B87:.$F87])" style:apply-style-name="Accent" style:base-cell-address="'docker-log-2018-08-27'.J87"/>
    </style:style>
    <style:style style:name="ce1750" style:family="table-cell" style:parent-style-name="Default">
      <style:map style:condition="cell-content()&gt;=900" style:apply-style-name="Error" style:base-cell-address="'docker-log-2018-08-27'.J88"/>
      <style:map style:condition="cell-content()=MIN([.$B88:.$F88])" style:apply-style-name="Accent" style:base-cell-address="'docker-log-2018-08-27'.J88"/>
    </style:style>
    <style:style style:name="ce1751" style:family="table-cell" style:parent-style-name="Default">
      <style:map style:condition="cell-content()&gt;=900" style:apply-style-name="Error" style:base-cell-address="'docker-log-2018-08-27'.J89"/>
      <style:map style:condition="cell-content()=MIN([.$B89:.$F89])" style:apply-style-name="Accent" style:base-cell-address="'docker-log-2018-08-27'.J89"/>
    </style:style>
    <style:style style:name="ce1752" style:family="table-cell" style:parent-style-name="Default">
      <style:map style:condition="cell-content()&gt;=900" style:apply-style-name="Error" style:base-cell-address="'docker-log-2018-08-27'.J90"/>
      <style:map style:condition="cell-content()=MIN([.$B90:.$F90])" style:apply-style-name="Accent" style:base-cell-address="'docker-log-2018-08-27'.J90"/>
    </style:style>
    <style:style style:name="ce1753" style:family="table-cell" style:parent-style-name="Default">
      <style:map style:condition="cell-content()&gt;=900" style:apply-style-name="Error" style:base-cell-address="'docker-log-2018-08-27'.J91"/>
      <style:map style:condition="cell-content()=MIN([.$B91:.$F91])" style:apply-style-name="Accent" style:base-cell-address="'docker-log-2018-08-27'.J91"/>
    </style:style>
    <style:style style:name="ce1754" style:family="table-cell" style:parent-style-name="Default">
      <style:map style:condition="cell-content()&gt;=900" style:apply-style-name="Error" style:base-cell-address="'docker-log-2018-08-27'.J92"/>
      <style:map style:condition="cell-content()=MIN([.$B92:.$F92])" style:apply-style-name="Accent" style:base-cell-address="'docker-log-2018-08-27'.J92"/>
    </style:style>
    <style:style style:name="ce1755" style:family="table-cell" style:parent-style-name="Default">
      <style:map style:condition="cell-content()&gt;=900" style:apply-style-name="Error" style:base-cell-address="'docker-log-2018-08-27'.J93"/>
      <style:map style:condition="cell-content()=MIN([.$B93:.$F93])" style:apply-style-name="Accent" style:base-cell-address="'docker-log-2018-08-27'.J93"/>
    </style:style>
    <style:style style:name="ce1756" style:family="table-cell" style:parent-style-name="Default">
      <style:map style:condition="cell-content()&gt;=900" style:apply-style-name="Error" style:base-cell-address="'docker-log-2018-08-27'.J94"/>
      <style:map style:condition="cell-content()=MIN([.$B94:.$F94])" style:apply-style-name="Accent" style:base-cell-address="'docker-log-2018-08-27'.J94"/>
    </style:style>
    <style:style style:name="ce1757" style:family="table-cell" style:parent-style-name="Default">
      <style:map style:condition="cell-content()&gt;=900" style:apply-style-name="Error" style:base-cell-address="'docker-log-2018-08-27'.J95"/>
      <style:map style:condition="cell-content()=MIN([.$B95:.$F95])" style:apply-style-name="Accent" style:base-cell-address="'docker-log-2018-08-27'.J95"/>
    </style:style>
    <style:style style:name="ce1758" style:family="table-cell" style:parent-style-name="Default">
      <style:map style:condition="cell-content()&gt;=900" style:apply-style-name="Error" style:base-cell-address="'docker-log-2018-08-27'.J96"/>
      <style:map style:condition="cell-content()=MIN([.$B96:.$F96])" style:apply-style-name="Accent" style:base-cell-address="'docker-log-2018-08-27'.J96"/>
    </style:style>
    <style:style style:name="ce1759" style:family="table-cell" style:parent-style-name="Default">
      <style:map style:condition="cell-content()&gt;=900" style:apply-style-name="Error" style:base-cell-address="'docker-log-2018-08-27'.J97"/>
      <style:map style:condition="cell-content()=MIN([.$B97:.$F97])" style:apply-style-name="Accent" style:base-cell-address="'docker-log-2018-08-27'.J97"/>
    </style:style>
    <style:style style:name="ce1760" style:family="table-cell" style:parent-style-name="Default">
      <style:map style:condition="cell-content()&gt;=900" style:apply-style-name="Error" style:base-cell-address="'docker-log-2018-08-27'.J98"/>
      <style:map style:condition="cell-content()=MIN([.$B98:.$F98])" style:apply-style-name="Accent" style:base-cell-address="'docker-log-2018-08-27'.J98"/>
    </style:style>
    <style:style style:name="ce1761" style:family="table-cell" style:parent-style-name="Default">
      <style:map style:condition="cell-content()&gt;=900" style:apply-style-name="Error" style:base-cell-address="'docker-log-2018-08-27'.J99"/>
      <style:map style:condition="cell-content()=MIN([.$B99:.$F99])" style:apply-style-name="Accent" style:base-cell-address="'docker-log-2018-08-27'.J99"/>
    </style:style>
    <style:style style:name="ce1762" style:family="table-cell" style:parent-style-name="Default">
      <style:map style:condition="cell-content()&gt;=900" style:apply-style-name="Error" style:base-cell-address="'docker-log-2018-08-27'.J100"/>
      <style:map style:condition="cell-content()=MIN([.$B100:.$F100])" style:apply-style-name="Accent" style:base-cell-address="'docker-log-2018-08-27'.J100"/>
    </style:style>
    <style:style style:name="ce1763" style:family="table-cell" style:parent-style-name="Default">
      <style:map style:condition="cell-content()&gt;=900" style:apply-style-name="Error" style:base-cell-address="'docker-log-2018-08-27'.J101"/>
      <style:map style:condition="cell-content()=MIN([.$B101:.$F101])" style:apply-style-name="Accent" style:base-cell-address="'docker-log-2018-08-27'.J101"/>
    </style:style>
    <style:style style:name="ce1764" style:family="table-cell" style:parent-style-name="Default">
      <style:map style:condition="cell-content()&gt;=900" style:apply-style-name="Error" style:base-cell-address="'docker-log-2018-08-27'.J102"/>
      <style:map style:condition="cell-content()=MIN([.$B102:.$F102])" style:apply-style-name="Accent" style:base-cell-address="'docker-log-2018-08-27'.J102"/>
    </style:style>
    <style:style style:name="ce1765" style:family="table-cell" style:parent-style-name="Default">
      <style:map style:condition="cell-content()&gt;=900" style:apply-style-name="Error" style:base-cell-address="'docker-log-2018-08-27'.J103"/>
      <style:map style:condition="cell-content()=MIN([.$B103:.$F103])" style:apply-style-name="Accent" style:base-cell-address="'docker-log-2018-08-27'.J103"/>
    </style:style>
    <style:style style:name="ce1766" style:family="table-cell" style:parent-style-name="Default">
      <style:map style:condition="cell-content()&gt;=900" style:apply-style-name="Error" style:base-cell-address="'docker-log-2018-08-27'.J104"/>
      <style:map style:condition="cell-content()=MIN([.$B104:.$F104])" style:apply-style-name="Accent" style:base-cell-address="'docker-log-2018-08-27'.J104"/>
    </style:style>
    <style:style style:name="ce1767" style:family="table-cell" style:parent-style-name="Default">
      <style:map style:condition="cell-content()&gt;=900" style:apply-style-name="Error" style:base-cell-address="'docker-log-2018-08-27'.J105"/>
      <style:map style:condition="cell-content()=MIN([.$B105:.$F105])" style:apply-style-name="Accent" style:base-cell-address="'docker-log-2018-08-27'.J105"/>
    </style:style>
    <style:style style:name="ce1768" style:family="table-cell" style:parent-style-name="Default">
      <style:map style:condition="cell-content()&gt;=900" style:apply-style-name="Error" style:base-cell-address="'docker-log-2018-08-27'.J106"/>
      <style:map style:condition="cell-content()=MIN([.$B106:.$F106])" style:apply-style-name="Accent" style:base-cell-address="'docker-log-2018-08-27'.J106"/>
    </style:style>
    <style:style style:name="ce1769" style:family="table-cell" style:parent-style-name="Default">
      <style:map style:condition="cell-content()&gt;=900" style:apply-style-name="Error" style:base-cell-address="'docker-log-2018-08-27'.J107"/>
      <style:map style:condition="cell-content()=MIN([.$B107:.$F107])" style:apply-style-name="Accent" style:base-cell-address="'docker-log-2018-08-27'.J107"/>
    </style:style>
    <style:style style:name="ce1770" style:family="table-cell" style:parent-style-name="Default">
      <style:map style:condition="cell-content()&gt;=900" style:apply-style-name="Error" style:base-cell-address="'docker-log-2018-08-27'.J108"/>
      <style:map style:condition="cell-content()=MIN([.$B108:.$F108])" style:apply-style-name="Accent" style:base-cell-address="'docker-log-2018-08-27'.J108"/>
    </style:style>
    <style:style style:name="ce1771" style:family="table-cell" style:parent-style-name="Default">
      <style:map style:condition="cell-content()&gt;=900" style:apply-style-name="Error" style:base-cell-address="'docker-log-2018-08-27'.J109"/>
      <style:map style:condition="cell-content()=MIN([.$B109:.$F109])" style:apply-style-name="Accent" style:base-cell-address="'docker-log-2018-08-27'.J109"/>
    </style:style>
    <style:style style:name="ce1772" style:family="table-cell" style:parent-style-name="Default">
      <style:map style:condition="cell-content()&gt;=900" style:apply-style-name="Error" style:base-cell-address="'docker-log-2018-08-27'.J110"/>
      <style:map style:condition="cell-content()=MIN([.$B110:.$F110])" style:apply-style-name="Accent" style:base-cell-address="'docker-log-2018-08-27'.J110"/>
    </style:style>
    <style:style style:name="ce1773" style:family="table-cell" style:parent-style-name="Default">
      <style:map style:condition="cell-content()&gt;=900" style:apply-style-name="Error" style:base-cell-address="'docker-log-2018-08-27'.J111"/>
      <style:map style:condition="cell-content()=MIN([.$B111:.$F111])" style:apply-style-name="Accent" style:base-cell-address="'docker-log-2018-08-27'.J111"/>
    </style:style>
    <style:style style:name="ce1774" style:family="table-cell" style:parent-style-name="Default">
      <style:map style:condition="cell-content()&gt;=900" style:apply-style-name="Error" style:base-cell-address="'docker-log-2018-08-27'.J112"/>
      <style:map style:condition="cell-content()=MIN([.$B112:.$F112])" style:apply-style-name="Accent" style:base-cell-address="'docker-log-2018-08-27'.J112"/>
    </style:style>
    <style:style style:name="ce1775" style:family="table-cell" style:parent-style-name="Default">
      <style:map style:condition="cell-content()&gt;=900" style:apply-style-name="Error" style:base-cell-address="'docker-log-2018-08-27'.J113"/>
      <style:map style:condition="cell-content()=MIN([.$B113:.$F113])" style:apply-style-name="Accent" style:base-cell-address="'docker-log-2018-08-27'.J113"/>
    </style:style>
    <style:style style:name="ce1776" style:family="table-cell" style:parent-style-name="Default">
      <style:map style:condition="cell-content()&gt;=900" style:apply-style-name="Error" style:base-cell-address="'docker-log-2018-08-27'.K3"/>
      <style:map style:condition="cell-content()=MIN([.$B3:.$F3])" style:apply-style-name="Accent" style:base-cell-address="'docker-log-2018-08-27'.K3"/>
    </style:style>
    <style:style style:name="ce1777" style:family="table-cell" style:parent-style-name="Default">
      <style:map style:condition="cell-content()&gt;=900" style:apply-style-name="Error" style:base-cell-address="'docker-log-2018-08-27'.K4"/>
      <style:map style:condition="cell-content()=MIN([.$B4:.$F4])" style:apply-style-name="Accent" style:base-cell-address="'docker-log-2018-08-27'.K4"/>
    </style:style>
    <style:style style:name="ce1778" style:family="table-cell" style:parent-style-name="Default">
      <style:map style:condition="cell-content()&gt;=900" style:apply-style-name="Error" style:base-cell-address="'docker-log-2018-08-27'.K5"/>
      <style:map style:condition="cell-content()=MIN([.$B5:.$F5])" style:apply-style-name="Accent" style:base-cell-address="'docker-log-2018-08-27'.K5"/>
    </style:style>
    <style:style style:name="ce1779" style:family="table-cell" style:parent-style-name="Default">
      <style:map style:condition="cell-content()&gt;=900" style:apply-style-name="Error" style:base-cell-address="'docker-log-2018-08-27'.K6"/>
      <style:map style:condition="cell-content()=MIN([.$B6:.$F6])" style:apply-style-name="Accent" style:base-cell-address="'docker-log-2018-08-27'.K6"/>
    </style:style>
    <style:style style:name="ce1780" style:family="table-cell" style:parent-style-name="Default">
      <style:map style:condition="cell-content()&gt;=900" style:apply-style-name="Error" style:base-cell-address="'docker-log-2018-08-27'.K7"/>
      <style:map style:condition="cell-content()=MIN([.$B7:.$F7])" style:apply-style-name="Accent" style:base-cell-address="'docker-log-2018-08-27'.K7"/>
    </style:style>
    <style:style style:name="ce1781" style:family="table-cell" style:parent-style-name="Default">
      <style:map style:condition="cell-content()&gt;=900" style:apply-style-name="Error" style:base-cell-address="'docker-log-2018-08-27'.K8"/>
      <style:map style:condition="cell-content()=MIN([.$B8:.$F8])" style:apply-style-name="Accent" style:base-cell-address="'docker-log-2018-08-27'.K8"/>
    </style:style>
    <style:style style:name="ce1782" style:family="table-cell" style:parent-style-name="Default">
      <style:map style:condition="cell-content()&gt;=900" style:apply-style-name="Error" style:base-cell-address="'docker-log-2018-08-27'.K9"/>
      <style:map style:condition="cell-content()=MIN([.$B9:.$F9])" style:apply-style-name="Accent" style:base-cell-address="'docker-log-2018-08-27'.K9"/>
    </style:style>
    <style:style style:name="ce1783" style:family="table-cell" style:parent-style-name="Default">
      <style:map style:condition="cell-content()&gt;=900" style:apply-style-name="Error" style:base-cell-address="'docker-log-2018-08-27'.K10"/>
      <style:map style:condition="cell-content()=MIN([.$B10:.$F10])" style:apply-style-name="Accent" style:base-cell-address="'docker-log-2018-08-27'.K10"/>
    </style:style>
    <style:style style:name="ce1784" style:family="table-cell" style:parent-style-name="Default">
      <style:map style:condition="cell-content()&gt;=900" style:apply-style-name="Error" style:base-cell-address="'docker-log-2018-08-27'.K11"/>
      <style:map style:condition="cell-content()=MIN([.$B11:.$F11])" style:apply-style-name="Accent" style:base-cell-address="'docker-log-2018-08-27'.K11"/>
    </style:style>
    <style:style style:name="ce1785" style:family="table-cell" style:parent-style-name="Default">
      <style:map style:condition="cell-content()&gt;=900" style:apply-style-name="Error" style:base-cell-address="'docker-log-2018-08-27'.K12"/>
      <style:map style:condition="cell-content()=MIN([.$B12:.$F12])" style:apply-style-name="Accent" style:base-cell-address="'docker-log-2018-08-27'.K12"/>
    </style:style>
    <style:style style:name="ce1786" style:family="table-cell" style:parent-style-name="Default">
      <style:map style:condition="cell-content()&gt;=900" style:apply-style-name="Error" style:base-cell-address="'docker-log-2018-08-27'.K13"/>
      <style:map style:condition="cell-content()=MIN([.$B13:.$F13])" style:apply-style-name="Accent" style:base-cell-address="'docker-log-2018-08-27'.K13"/>
    </style:style>
    <style:style style:name="ce1787" style:family="table-cell" style:parent-style-name="Default">
      <style:map style:condition="cell-content()&gt;=900" style:apply-style-name="Error" style:base-cell-address="'docker-log-2018-08-27'.K14"/>
      <style:map style:condition="cell-content()=MIN([.$B14:.$F14])" style:apply-style-name="Accent" style:base-cell-address="'docker-log-2018-08-27'.K14"/>
    </style:style>
    <style:style style:name="ce1788" style:family="table-cell" style:parent-style-name="Default">
      <style:map style:condition="cell-content()&gt;=900" style:apply-style-name="Error" style:base-cell-address="'docker-log-2018-08-27'.K15"/>
      <style:map style:condition="cell-content()=MIN([.$B15:.$F15])" style:apply-style-name="Accent" style:base-cell-address="'docker-log-2018-08-27'.K15"/>
    </style:style>
    <style:style style:name="ce1789" style:family="table-cell" style:parent-style-name="Default">
      <style:map style:condition="cell-content()&gt;=900" style:apply-style-name="Error" style:base-cell-address="'docker-log-2018-08-27'.K16"/>
      <style:map style:condition="cell-content()=MIN([.$B16:.$F16])" style:apply-style-name="Accent" style:base-cell-address="'docker-log-2018-08-27'.K16"/>
    </style:style>
    <style:style style:name="ce1790" style:family="table-cell" style:parent-style-name="Default">
      <style:map style:condition="cell-content()&gt;=900" style:apply-style-name="Error" style:base-cell-address="'docker-log-2018-08-27'.K17"/>
      <style:map style:condition="cell-content()=MIN([.$B17:.$F17])" style:apply-style-name="Accent" style:base-cell-address="'docker-log-2018-08-27'.K17"/>
    </style:style>
    <style:style style:name="ce1791" style:family="table-cell" style:parent-style-name="Default">
      <style:map style:condition="cell-content()&gt;=900" style:apply-style-name="Error" style:base-cell-address="'docker-log-2018-08-27'.K18"/>
      <style:map style:condition="cell-content()=MIN([.$B18:.$F18])" style:apply-style-name="Accent" style:base-cell-address="'docker-log-2018-08-27'.K18"/>
    </style:style>
    <style:style style:name="ce1792" style:family="table-cell" style:parent-style-name="Default">
      <style:map style:condition="cell-content()&gt;=900" style:apply-style-name="Error" style:base-cell-address="'docker-log-2018-08-27'.K19"/>
      <style:map style:condition="cell-content()=MIN([.$B19:.$F19])" style:apply-style-name="Accent" style:base-cell-address="'docker-log-2018-08-27'.K19"/>
    </style:style>
    <style:style style:name="ce1793" style:family="table-cell" style:parent-style-name="Default">
      <style:map style:condition="cell-content()&gt;=900" style:apply-style-name="Error" style:base-cell-address="'docker-log-2018-08-27'.K20"/>
      <style:map style:condition="cell-content()=MIN([.$B20:.$F20])" style:apply-style-name="Accent" style:base-cell-address="'docker-log-2018-08-27'.K20"/>
    </style:style>
    <style:style style:name="ce1794" style:family="table-cell" style:parent-style-name="Default">
      <style:map style:condition="cell-content()&gt;=900" style:apply-style-name="Error" style:base-cell-address="'docker-log-2018-08-27'.K21"/>
      <style:map style:condition="cell-content()=MIN([.$B21:.$F21])" style:apply-style-name="Accent" style:base-cell-address="'docker-log-2018-08-27'.K21"/>
    </style:style>
    <style:style style:name="ce1795" style:family="table-cell" style:parent-style-name="Default">
      <style:map style:condition="cell-content()&gt;=900" style:apply-style-name="Error" style:base-cell-address="'docker-log-2018-08-27'.K22"/>
      <style:map style:condition="cell-content()=MIN([.$B22:.$F22])" style:apply-style-name="Accent" style:base-cell-address="'docker-log-2018-08-27'.K22"/>
    </style:style>
    <style:style style:name="ce1796" style:family="table-cell" style:parent-style-name="Default">
      <style:map style:condition="cell-content()&gt;=900" style:apply-style-name="Error" style:base-cell-address="'docker-log-2018-08-27'.K23"/>
      <style:map style:condition="cell-content()=MIN([.$B23:.$F23])" style:apply-style-name="Accent" style:base-cell-address="'docker-log-2018-08-27'.K23"/>
    </style:style>
    <style:style style:name="ce1797" style:family="table-cell" style:parent-style-name="Default">
      <style:map style:condition="cell-content()&gt;=900" style:apply-style-name="Error" style:base-cell-address="'docker-log-2018-08-27'.K24"/>
      <style:map style:condition="cell-content()=MIN([.$B24:.$F24])" style:apply-style-name="Accent" style:base-cell-address="'docker-log-2018-08-27'.K24"/>
    </style:style>
    <style:style style:name="ce1798" style:family="table-cell" style:parent-style-name="Default">
      <style:map style:condition="cell-content()&gt;=900" style:apply-style-name="Error" style:base-cell-address="'docker-log-2018-08-27'.K25"/>
      <style:map style:condition="cell-content()=MIN([.$B25:.$F25])" style:apply-style-name="Accent" style:base-cell-address="'docker-log-2018-08-27'.K25"/>
    </style:style>
    <style:style style:name="ce1799" style:family="table-cell" style:parent-style-name="Default">
      <style:map style:condition="cell-content()&gt;=900" style:apply-style-name="Error" style:base-cell-address="'docker-log-2018-08-27'.K26"/>
      <style:map style:condition="cell-content()=MIN([.$B26:.$F26])" style:apply-style-name="Accent" style:base-cell-address="'docker-log-2018-08-27'.K26"/>
    </style:style>
    <style:style style:name="ce1800" style:family="table-cell" style:parent-style-name="Default">
      <style:map style:condition="cell-content()&gt;=900" style:apply-style-name="Error" style:base-cell-address="'docker-log-2018-08-27'.K27"/>
      <style:map style:condition="cell-content()=MIN([.$B27:.$F27])" style:apply-style-name="Accent" style:base-cell-address="'docker-log-2018-08-27'.K27"/>
    </style:style>
    <style:style style:name="ce1801" style:family="table-cell" style:parent-style-name="Default">
      <style:map style:condition="cell-content()&gt;=900" style:apply-style-name="Error" style:base-cell-address="'docker-log-2018-08-27'.K28"/>
      <style:map style:condition="cell-content()=MIN([.$B28:.$F28])" style:apply-style-name="Accent" style:base-cell-address="'docker-log-2018-08-27'.K28"/>
    </style:style>
    <style:style style:name="ce1802" style:family="table-cell" style:parent-style-name="Default">
      <style:map style:condition="cell-content()&gt;=900" style:apply-style-name="Error" style:base-cell-address="'docker-log-2018-08-27'.K29"/>
      <style:map style:condition="cell-content()=MIN([.$B29:.$F29])" style:apply-style-name="Accent" style:base-cell-address="'docker-log-2018-08-27'.K29"/>
    </style:style>
    <style:style style:name="ce1803" style:family="table-cell" style:parent-style-name="Default">
      <style:map style:condition="cell-content()&gt;=900" style:apply-style-name="Error" style:base-cell-address="'docker-log-2018-08-27'.K30"/>
      <style:map style:condition="cell-content()=MIN([.$B30:.$F30])" style:apply-style-name="Accent" style:base-cell-address="'docker-log-2018-08-27'.K30"/>
    </style:style>
    <style:style style:name="ce1804" style:family="table-cell" style:parent-style-name="Default">
      <style:map style:condition="cell-content()&gt;=900" style:apply-style-name="Error" style:base-cell-address="'docker-log-2018-08-27'.K31"/>
      <style:map style:condition="cell-content()=MIN([.$B31:.$F31])" style:apply-style-name="Accent" style:base-cell-address="'docker-log-2018-08-27'.K31"/>
    </style:style>
    <style:style style:name="ce1805" style:family="table-cell" style:parent-style-name="Default">
      <style:map style:condition="cell-content()&gt;=900" style:apply-style-name="Error" style:base-cell-address="'docker-log-2018-08-27'.K32"/>
      <style:map style:condition="cell-content()=MIN([.$B32:.$F32])" style:apply-style-name="Accent" style:base-cell-address="'docker-log-2018-08-27'.K32"/>
    </style:style>
    <style:style style:name="ce1806" style:family="table-cell" style:parent-style-name="Default">
      <style:map style:condition="cell-content()&gt;=900" style:apply-style-name="Error" style:base-cell-address="'docker-log-2018-08-27'.K33"/>
      <style:map style:condition="cell-content()=MIN([.$B33:.$F33])" style:apply-style-name="Accent" style:base-cell-address="'docker-log-2018-08-27'.K33"/>
    </style:style>
    <style:style style:name="ce1807" style:family="table-cell" style:parent-style-name="Default">
      <style:map style:condition="cell-content()&gt;=900" style:apply-style-name="Error" style:base-cell-address="'docker-log-2018-08-27'.K34"/>
      <style:map style:condition="cell-content()=MIN([.$B34:.$F34])" style:apply-style-name="Accent" style:base-cell-address="'docker-log-2018-08-27'.K34"/>
    </style:style>
    <style:style style:name="ce1808" style:family="table-cell" style:parent-style-name="Default">
      <style:map style:condition="cell-content()&gt;=900" style:apply-style-name="Error" style:base-cell-address="'docker-log-2018-08-27'.K35"/>
      <style:map style:condition="cell-content()=MIN([.$B35:.$F35])" style:apply-style-name="Accent" style:base-cell-address="'docker-log-2018-08-27'.K35"/>
    </style:style>
    <style:style style:name="ce1809" style:family="table-cell" style:parent-style-name="Default">
      <style:map style:condition="cell-content()&gt;=900" style:apply-style-name="Error" style:base-cell-address="'docker-log-2018-08-27'.K36"/>
      <style:map style:condition="cell-content()=MIN([.$B36:.$F36])" style:apply-style-name="Accent" style:base-cell-address="'docker-log-2018-08-27'.K36"/>
    </style:style>
    <style:style style:name="ce1810" style:family="table-cell" style:parent-style-name="Default">
      <style:map style:condition="cell-content()&gt;=900" style:apply-style-name="Error" style:base-cell-address="'docker-log-2018-08-27'.K37"/>
      <style:map style:condition="cell-content()=MIN([.$B37:.$F37])" style:apply-style-name="Accent" style:base-cell-address="'docker-log-2018-08-27'.K37"/>
    </style:style>
    <style:style style:name="ce1811" style:family="table-cell" style:parent-style-name="Default">
      <style:map style:condition="cell-content()&gt;=900" style:apply-style-name="Error" style:base-cell-address="'docker-log-2018-08-27'.K38"/>
      <style:map style:condition="cell-content()=MIN([.$B38:.$F38])" style:apply-style-name="Accent" style:base-cell-address="'docker-log-2018-08-27'.K38"/>
    </style:style>
    <style:style style:name="ce1812" style:family="table-cell" style:parent-style-name="Default">
      <style:map style:condition="cell-content()&gt;=900" style:apply-style-name="Error" style:base-cell-address="'docker-log-2018-08-27'.K39"/>
      <style:map style:condition="cell-content()=MIN([.$B39:.$F39])" style:apply-style-name="Accent" style:base-cell-address="'docker-log-2018-08-27'.K39"/>
    </style:style>
    <style:style style:name="ce1813" style:family="table-cell" style:parent-style-name="Default">
      <style:map style:condition="cell-content()&gt;=900" style:apply-style-name="Error" style:base-cell-address="'docker-log-2018-08-27'.K40"/>
      <style:map style:condition="cell-content()=MIN([.$B40:.$F40])" style:apply-style-name="Accent" style:base-cell-address="'docker-log-2018-08-27'.K40"/>
    </style:style>
    <style:style style:name="ce1814" style:family="table-cell" style:parent-style-name="Default">
      <style:map style:condition="cell-content()&gt;=900" style:apply-style-name="Error" style:base-cell-address="'docker-log-2018-08-27'.K41"/>
      <style:map style:condition="cell-content()=MIN([.$B41:.$F41])" style:apply-style-name="Accent" style:base-cell-address="'docker-log-2018-08-27'.K41"/>
    </style:style>
    <style:style style:name="ce1815" style:family="table-cell" style:parent-style-name="Default">
      <style:map style:condition="cell-content()&gt;=900" style:apply-style-name="Error" style:base-cell-address="'docker-log-2018-08-27'.K42"/>
      <style:map style:condition="cell-content()=MIN([.$B42:.$F42])" style:apply-style-name="Accent" style:base-cell-address="'docker-log-2018-08-27'.K42"/>
    </style:style>
    <style:style style:name="ce1816" style:family="table-cell" style:parent-style-name="Default">
      <style:map style:condition="cell-content()&gt;=900" style:apply-style-name="Error" style:base-cell-address="'docker-log-2018-08-27'.K43"/>
      <style:map style:condition="cell-content()=MIN([.$B43:.$F43])" style:apply-style-name="Accent" style:base-cell-address="'docker-log-2018-08-27'.K43"/>
    </style:style>
    <style:style style:name="ce1817" style:family="table-cell" style:parent-style-name="Default">
      <style:map style:condition="cell-content()&gt;=900" style:apply-style-name="Error" style:base-cell-address="'docker-log-2018-08-27'.K44"/>
      <style:map style:condition="cell-content()=MIN([.$B44:.$F44])" style:apply-style-name="Accent" style:base-cell-address="'docker-log-2018-08-27'.K44"/>
    </style:style>
    <style:style style:name="ce1818" style:family="table-cell" style:parent-style-name="Default">
      <style:map style:condition="cell-content()&gt;=900" style:apply-style-name="Error" style:base-cell-address="'docker-log-2018-08-27'.K45"/>
      <style:map style:condition="cell-content()=MIN([.$B45:.$F45])" style:apply-style-name="Accent" style:base-cell-address="'docker-log-2018-08-27'.K45"/>
    </style:style>
    <style:style style:name="ce1819" style:family="table-cell" style:parent-style-name="Default">
      <style:map style:condition="cell-content()&gt;=900" style:apply-style-name="Error" style:base-cell-address="'docker-log-2018-08-27'.K46"/>
      <style:map style:condition="cell-content()=MIN([.$B46:.$F46])" style:apply-style-name="Accent" style:base-cell-address="'docker-log-2018-08-27'.K46"/>
    </style:style>
    <style:style style:name="ce1820" style:family="table-cell" style:parent-style-name="Default">
      <style:map style:condition="cell-content()&gt;=900" style:apply-style-name="Error" style:base-cell-address="'docker-log-2018-08-27'.K47"/>
      <style:map style:condition="cell-content()=MIN([.$B47:.$F47])" style:apply-style-name="Accent" style:base-cell-address="'docker-log-2018-08-27'.K47"/>
    </style:style>
    <style:style style:name="ce1821" style:family="table-cell" style:parent-style-name="Default">
      <style:map style:condition="cell-content()&gt;=900" style:apply-style-name="Error" style:base-cell-address="'docker-log-2018-08-27'.K48"/>
      <style:map style:condition="cell-content()=MIN([.$B48:.$F48])" style:apply-style-name="Accent" style:base-cell-address="'docker-log-2018-08-27'.K48"/>
    </style:style>
    <style:style style:name="ce1822" style:family="table-cell" style:parent-style-name="Default">
      <style:map style:condition="cell-content()&gt;=900" style:apply-style-name="Error" style:base-cell-address="'docker-log-2018-08-27'.K49"/>
      <style:map style:condition="cell-content()=MIN([.$B49:.$F49])" style:apply-style-name="Accent" style:base-cell-address="'docker-log-2018-08-27'.K49"/>
    </style:style>
    <style:style style:name="ce1823" style:family="table-cell" style:parent-style-name="Default">
      <style:map style:condition="cell-content()&gt;=900" style:apply-style-name="Error" style:base-cell-address="'docker-log-2018-08-27'.K50"/>
      <style:map style:condition="cell-content()=MIN([.$B50:.$F50])" style:apply-style-name="Accent" style:base-cell-address="'docker-log-2018-08-27'.K50"/>
    </style:style>
    <style:style style:name="ce1824" style:family="table-cell" style:parent-style-name="Default">
      <style:map style:condition="cell-content()&gt;=900" style:apply-style-name="Error" style:base-cell-address="'docker-log-2018-08-27'.K51"/>
      <style:map style:condition="cell-content()=MIN([.$B51:.$F51])" style:apply-style-name="Accent" style:base-cell-address="'docker-log-2018-08-27'.K51"/>
    </style:style>
    <style:style style:name="ce1825" style:family="table-cell" style:parent-style-name="Default">
      <style:map style:condition="cell-content()&gt;=900" style:apply-style-name="Error" style:base-cell-address="'docker-log-2018-08-27'.K52"/>
      <style:map style:condition="cell-content()=MIN([.$B52:.$F52])" style:apply-style-name="Accent" style:base-cell-address="'docker-log-2018-08-27'.K52"/>
    </style:style>
    <style:style style:name="ce1826" style:family="table-cell" style:parent-style-name="Default">
      <style:map style:condition="cell-content()&gt;=900" style:apply-style-name="Error" style:base-cell-address="'docker-log-2018-08-27'.K53"/>
      <style:map style:condition="cell-content()=MIN([.$B53:.$F53])" style:apply-style-name="Accent" style:base-cell-address="'docker-log-2018-08-27'.K53"/>
    </style:style>
    <style:style style:name="ce1827" style:family="table-cell" style:parent-style-name="Default">
      <style:map style:condition="cell-content()&gt;=900" style:apply-style-name="Error" style:base-cell-address="'docker-log-2018-08-27'.K54"/>
      <style:map style:condition="cell-content()=MIN([.$B54:.$F54])" style:apply-style-name="Accent" style:base-cell-address="'docker-log-2018-08-27'.K54"/>
    </style:style>
    <style:style style:name="ce1828" style:family="table-cell" style:parent-style-name="Default">
      <style:map style:condition="cell-content()&gt;=900" style:apply-style-name="Error" style:base-cell-address="'docker-log-2018-08-27'.K55"/>
      <style:map style:condition="cell-content()=MIN([.$B55:.$F55])" style:apply-style-name="Accent" style:base-cell-address="'docker-log-2018-08-27'.K55"/>
    </style:style>
    <style:style style:name="ce1829" style:family="table-cell" style:parent-style-name="Default">
      <style:map style:condition="cell-content()&gt;=900" style:apply-style-name="Error" style:base-cell-address="'docker-log-2018-08-27'.K56"/>
      <style:map style:condition="cell-content()=MIN([.$B56:.$F56])" style:apply-style-name="Accent" style:base-cell-address="'docker-log-2018-08-27'.K56"/>
    </style:style>
    <style:style style:name="ce1830" style:family="table-cell" style:parent-style-name="Default">
      <style:map style:condition="cell-content()&gt;=900" style:apply-style-name="Error" style:base-cell-address="'docker-log-2018-08-27'.K57"/>
      <style:map style:condition="cell-content()=MIN([.$B57:.$F57])" style:apply-style-name="Accent" style:base-cell-address="'docker-log-2018-08-27'.K57"/>
    </style:style>
    <style:style style:name="ce1831" style:family="table-cell" style:parent-style-name="Default">
      <style:map style:condition="cell-content()&gt;=900" style:apply-style-name="Error" style:base-cell-address="'docker-log-2018-08-27'.K58"/>
      <style:map style:condition="cell-content()=MIN([.$B58:.$F58])" style:apply-style-name="Accent" style:base-cell-address="'docker-log-2018-08-27'.K58"/>
    </style:style>
    <style:style style:name="ce1832" style:family="table-cell" style:parent-style-name="Default">
      <style:map style:condition="cell-content()&gt;=900" style:apply-style-name="Error" style:base-cell-address="'docker-log-2018-08-27'.K59"/>
      <style:map style:condition="cell-content()=MIN([.$B59:.$F59])" style:apply-style-name="Accent" style:base-cell-address="'docker-log-2018-08-27'.K59"/>
    </style:style>
    <style:style style:name="ce1833" style:family="table-cell" style:parent-style-name="Default">
      <style:map style:condition="cell-content()&gt;=900" style:apply-style-name="Error" style:base-cell-address="'docker-log-2018-08-27'.K60"/>
      <style:map style:condition="cell-content()=MIN([.$B60:.$F60])" style:apply-style-name="Accent" style:base-cell-address="'docker-log-2018-08-27'.K60"/>
    </style:style>
    <style:style style:name="ce1834" style:family="table-cell" style:parent-style-name="Default">
      <style:map style:condition="cell-content()&gt;=900" style:apply-style-name="Error" style:base-cell-address="'docker-log-2018-08-27'.K61"/>
      <style:map style:condition="cell-content()=MIN([.$B61:.$F61])" style:apply-style-name="Accent" style:base-cell-address="'docker-log-2018-08-27'.K61"/>
    </style:style>
    <style:style style:name="ce1835" style:family="table-cell" style:parent-style-name="Default">
      <style:map style:condition="cell-content()&gt;=900" style:apply-style-name="Error" style:base-cell-address="'docker-log-2018-08-27'.K62"/>
      <style:map style:condition="cell-content()=MIN([.$B62:.$F62])" style:apply-style-name="Accent" style:base-cell-address="'docker-log-2018-08-27'.K62"/>
    </style:style>
    <style:style style:name="ce1836" style:family="table-cell" style:parent-style-name="Default">
      <style:map style:condition="cell-content()&gt;=900" style:apply-style-name="Error" style:base-cell-address="'docker-log-2018-08-27'.K63"/>
      <style:map style:condition="cell-content()=MIN([.$B63:.$F63])" style:apply-style-name="Accent" style:base-cell-address="'docker-log-2018-08-27'.K63"/>
    </style:style>
    <style:style style:name="ce1837" style:family="table-cell" style:parent-style-name="Default">
      <style:map style:condition="cell-content()&gt;=900" style:apply-style-name="Error" style:base-cell-address="'docker-log-2018-08-27'.K64"/>
      <style:map style:condition="cell-content()=MIN([.$B64:.$F64])" style:apply-style-name="Accent" style:base-cell-address="'docker-log-2018-08-27'.K64"/>
    </style:style>
    <style:style style:name="ce1838" style:family="table-cell" style:parent-style-name="Default">
      <style:map style:condition="cell-content()&gt;=900" style:apply-style-name="Error" style:base-cell-address="'docker-log-2018-08-27'.K65"/>
      <style:map style:condition="cell-content()=MIN([.$B65:.$F65])" style:apply-style-name="Accent" style:base-cell-address="'docker-log-2018-08-27'.K65"/>
    </style:style>
    <style:style style:name="ce1839" style:family="table-cell" style:parent-style-name="Default">
      <style:map style:condition="cell-content()&gt;=900" style:apply-style-name="Error" style:base-cell-address="'docker-log-2018-08-27'.K66"/>
      <style:map style:condition="cell-content()=MIN([.$B66:.$F66])" style:apply-style-name="Accent" style:base-cell-address="'docker-log-2018-08-27'.K66"/>
    </style:style>
    <style:style style:name="ce1840" style:family="table-cell" style:parent-style-name="Default">
      <style:map style:condition="cell-content()&gt;=900" style:apply-style-name="Error" style:base-cell-address="'docker-log-2018-08-27'.K67"/>
      <style:map style:condition="cell-content()=MIN([.$B67:.$F67])" style:apply-style-name="Accent" style:base-cell-address="'docker-log-2018-08-27'.K67"/>
    </style:style>
    <style:style style:name="ce1841" style:family="table-cell" style:parent-style-name="Default">
      <style:map style:condition="cell-content()&gt;=900" style:apply-style-name="Error" style:base-cell-address="'docker-log-2018-08-27'.K68"/>
      <style:map style:condition="cell-content()=MIN([.$B68:.$F68])" style:apply-style-name="Accent" style:base-cell-address="'docker-log-2018-08-27'.K68"/>
    </style:style>
    <style:style style:name="ce1842" style:family="table-cell" style:parent-style-name="Default">
      <style:map style:condition="cell-content()&gt;=900" style:apply-style-name="Error" style:base-cell-address="'docker-log-2018-08-27'.K69"/>
      <style:map style:condition="cell-content()=MIN([.$B69:.$F69])" style:apply-style-name="Accent" style:base-cell-address="'docker-log-2018-08-27'.K69"/>
    </style:style>
    <style:style style:name="ce1843" style:family="table-cell" style:parent-style-name="Default">
      <style:map style:condition="cell-content()&gt;=900" style:apply-style-name="Error" style:base-cell-address="'docker-log-2018-08-27'.K70"/>
      <style:map style:condition="cell-content()=MIN([.$B70:.$F70])" style:apply-style-name="Accent" style:base-cell-address="'docker-log-2018-08-27'.K70"/>
    </style:style>
    <style:style style:name="ce1844" style:family="table-cell" style:parent-style-name="Default">
      <style:map style:condition="cell-content()&gt;=900" style:apply-style-name="Error" style:base-cell-address="'docker-log-2018-08-27'.K71"/>
      <style:map style:condition="cell-content()=MIN([.$B71:.$F71])" style:apply-style-name="Accent" style:base-cell-address="'docker-log-2018-08-27'.K71"/>
    </style:style>
    <style:style style:name="ce1845" style:family="table-cell" style:parent-style-name="Default">
      <style:map style:condition="cell-content()&gt;=900" style:apply-style-name="Error" style:base-cell-address="'docker-log-2018-08-27'.K72"/>
      <style:map style:condition="cell-content()=MIN([.$B72:.$F72])" style:apply-style-name="Accent" style:base-cell-address="'docker-log-2018-08-27'.K72"/>
    </style:style>
    <style:style style:name="ce1846" style:family="table-cell" style:parent-style-name="Default">
      <style:map style:condition="cell-content()&gt;=900" style:apply-style-name="Error" style:base-cell-address="'docker-log-2018-08-27'.K73"/>
      <style:map style:condition="cell-content()=MIN([.$B73:.$F73])" style:apply-style-name="Accent" style:base-cell-address="'docker-log-2018-08-27'.K73"/>
    </style:style>
    <style:style style:name="ce1847" style:family="table-cell" style:parent-style-name="Default">
      <style:map style:condition="cell-content()&gt;=900" style:apply-style-name="Error" style:base-cell-address="'docker-log-2018-08-27'.K74"/>
      <style:map style:condition="cell-content()=MIN([.$B74:.$F74])" style:apply-style-name="Accent" style:base-cell-address="'docker-log-2018-08-27'.K74"/>
    </style:style>
    <style:style style:name="ce1848" style:family="table-cell" style:parent-style-name="Default">
      <style:map style:condition="cell-content()&gt;=900" style:apply-style-name="Error" style:base-cell-address="'docker-log-2018-08-27'.K75"/>
      <style:map style:condition="cell-content()=MIN([.$B75:.$F75])" style:apply-style-name="Accent" style:base-cell-address="'docker-log-2018-08-27'.K75"/>
    </style:style>
    <style:style style:name="ce1849" style:family="table-cell" style:parent-style-name="Default">
      <style:map style:condition="cell-content()&gt;=900" style:apply-style-name="Error" style:base-cell-address="'docker-log-2018-08-27'.K76"/>
      <style:map style:condition="cell-content()=MIN([.$B76:.$F76])" style:apply-style-name="Accent" style:base-cell-address="'docker-log-2018-08-27'.K76"/>
    </style:style>
    <style:style style:name="ce1850" style:family="table-cell" style:parent-style-name="Default">
      <style:map style:condition="cell-content()&gt;=900" style:apply-style-name="Error" style:base-cell-address="'docker-log-2018-08-27'.K77"/>
      <style:map style:condition="cell-content()=MIN([.$B77:.$F77])" style:apply-style-name="Accent" style:base-cell-address="'docker-log-2018-08-27'.K77"/>
    </style:style>
    <style:style style:name="ce1851" style:family="table-cell" style:parent-style-name="Default">
      <style:map style:condition="cell-content()&gt;=900" style:apply-style-name="Error" style:base-cell-address="'docker-log-2018-08-27'.K78"/>
      <style:map style:condition="cell-content()=MIN([.$B78:.$F78])" style:apply-style-name="Accent" style:base-cell-address="'docker-log-2018-08-27'.K78"/>
    </style:style>
    <style:style style:name="ce1852" style:family="table-cell" style:parent-style-name="Default">
      <style:map style:condition="cell-content()&gt;=900" style:apply-style-name="Error" style:base-cell-address="'docker-log-2018-08-27'.K79"/>
      <style:map style:condition="cell-content()=MIN([.$B79:.$F79])" style:apply-style-name="Accent" style:base-cell-address="'docker-log-2018-08-27'.K79"/>
    </style:style>
    <style:style style:name="ce1853" style:family="table-cell" style:parent-style-name="Default">
      <style:map style:condition="cell-content()&gt;=900" style:apply-style-name="Error" style:base-cell-address="'docker-log-2018-08-27'.K80"/>
      <style:map style:condition="cell-content()=MIN([.$B80:.$F80])" style:apply-style-name="Accent" style:base-cell-address="'docker-log-2018-08-27'.K80"/>
    </style:style>
    <style:style style:name="ce1854" style:family="table-cell" style:parent-style-name="Default">
      <style:map style:condition="cell-content()&gt;=900" style:apply-style-name="Error" style:base-cell-address="'docker-log-2018-08-27'.K81"/>
      <style:map style:condition="cell-content()=MIN([.$B81:.$F81])" style:apply-style-name="Accent" style:base-cell-address="'docker-log-2018-08-27'.K81"/>
    </style:style>
    <style:style style:name="ce1855" style:family="table-cell" style:parent-style-name="Default">
      <style:map style:condition="cell-content()&gt;=900" style:apply-style-name="Error" style:base-cell-address="'docker-log-2018-08-27'.K82"/>
      <style:map style:condition="cell-content()=MIN([.$B82:.$F82])" style:apply-style-name="Accent" style:base-cell-address="'docker-log-2018-08-27'.K82"/>
    </style:style>
    <style:style style:name="ce1856" style:family="table-cell" style:parent-style-name="Default">
      <style:map style:condition="cell-content()&gt;=900" style:apply-style-name="Error" style:base-cell-address="'docker-log-2018-08-27'.K83"/>
      <style:map style:condition="cell-content()=MIN([.$B83:.$F83])" style:apply-style-name="Accent" style:base-cell-address="'docker-log-2018-08-27'.K83"/>
    </style:style>
    <style:style style:name="ce1857" style:family="table-cell" style:parent-style-name="Default">
      <style:map style:condition="cell-content()&gt;=900" style:apply-style-name="Error" style:base-cell-address="'docker-log-2018-08-27'.K84"/>
      <style:map style:condition="cell-content()=MIN([.$B84:.$F84])" style:apply-style-name="Accent" style:base-cell-address="'docker-log-2018-08-27'.K84"/>
    </style:style>
    <style:style style:name="ce1858" style:family="table-cell" style:parent-style-name="Default">
      <style:map style:condition="cell-content()&gt;=900" style:apply-style-name="Error" style:base-cell-address="'docker-log-2018-08-27'.K85"/>
      <style:map style:condition="cell-content()=MIN([.$B85:.$F85])" style:apply-style-name="Accent" style:base-cell-address="'docker-log-2018-08-27'.K85"/>
    </style:style>
    <style:style style:name="ce1859" style:family="table-cell" style:parent-style-name="Default">
      <style:map style:condition="cell-content()&gt;=900" style:apply-style-name="Error" style:base-cell-address="'docker-log-2018-08-27'.K86"/>
      <style:map style:condition="cell-content()=MIN([.$B86:.$F86])" style:apply-style-name="Accent" style:base-cell-address="'docker-log-2018-08-27'.K86"/>
    </style:style>
    <style:style style:name="ce1860" style:family="table-cell" style:parent-style-name="Default">
      <style:map style:condition="cell-content()&gt;=900" style:apply-style-name="Error" style:base-cell-address="'docker-log-2018-08-27'.K87"/>
      <style:map style:condition="cell-content()=MIN([.$B87:.$F87])" style:apply-style-name="Accent" style:base-cell-address="'docker-log-2018-08-27'.K87"/>
    </style:style>
    <style:style style:name="ce1861" style:family="table-cell" style:parent-style-name="Default">
      <style:map style:condition="cell-content()&gt;=900" style:apply-style-name="Error" style:base-cell-address="'docker-log-2018-08-27'.K88"/>
      <style:map style:condition="cell-content()=MIN([.$B88:.$F88])" style:apply-style-name="Accent" style:base-cell-address="'docker-log-2018-08-27'.K88"/>
    </style:style>
    <style:style style:name="ce1862" style:family="table-cell" style:parent-style-name="Default">
      <style:map style:condition="cell-content()&gt;=900" style:apply-style-name="Error" style:base-cell-address="'docker-log-2018-08-27'.K89"/>
      <style:map style:condition="cell-content()=MIN([.$B89:.$F89])" style:apply-style-name="Accent" style:base-cell-address="'docker-log-2018-08-27'.K89"/>
    </style:style>
    <style:style style:name="ce1863" style:family="table-cell" style:parent-style-name="Default">
      <style:map style:condition="cell-content()&gt;=900" style:apply-style-name="Error" style:base-cell-address="'docker-log-2018-08-27'.K90"/>
      <style:map style:condition="cell-content()=MIN([.$B90:.$F90])" style:apply-style-name="Accent" style:base-cell-address="'docker-log-2018-08-27'.K90"/>
    </style:style>
    <style:style style:name="ce1864" style:family="table-cell" style:parent-style-name="Default">
      <style:map style:condition="cell-content()&gt;=900" style:apply-style-name="Error" style:base-cell-address="'docker-log-2018-08-27'.K91"/>
      <style:map style:condition="cell-content()=MIN([.$B91:.$F91])" style:apply-style-name="Accent" style:base-cell-address="'docker-log-2018-08-27'.K91"/>
    </style:style>
    <style:style style:name="ce1865" style:family="table-cell" style:parent-style-name="Default">
      <style:map style:condition="cell-content()&gt;=900" style:apply-style-name="Error" style:base-cell-address="'docker-log-2018-08-27'.K92"/>
      <style:map style:condition="cell-content()=MIN([.$B92:.$F92])" style:apply-style-name="Accent" style:base-cell-address="'docker-log-2018-08-27'.K92"/>
    </style:style>
    <style:style style:name="ce1866" style:family="table-cell" style:parent-style-name="Default">
      <style:map style:condition="cell-content()&gt;=900" style:apply-style-name="Error" style:base-cell-address="'docker-log-2018-08-27'.K93"/>
      <style:map style:condition="cell-content()=MIN([.$B93:.$F93])" style:apply-style-name="Accent" style:base-cell-address="'docker-log-2018-08-27'.K93"/>
    </style:style>
    <style:style style:name="ce1867" style:family="table-cell" style:parent-style-name="Default">
      <style:map style:condition="cell-content()&gt;=900" style:apply-style-name="Error" style:base-cell-address="'docker-log-2018-08-27'.K94"/>
      <style:map style:condition="cell-content()=MIN([.$B94:.$F94])" style:apply-style-name="Accent" style:base-cell-address="'docker-log-2018-08-27'.K94"/>
    </style:style>
    <style:style style:name="ce1868" style:family="table-cell" style:parent-style-name="Default">
      <style:map style:condition="cell-content()&gt;=900" style:apply-style-name="Error" style:base-cell-address="'docker-log-2018-08-27'.K95"/>
      <style:map style:condition="cell-content()=MIN([.$B95:.$F95])" style:apply-style-name="Accent" style:base-cell-address="'docker-log-2018-08-27'.K95"/>
    </style:style>
    <style:style style:name="ce1869" style:family="table-cell" style:parent-style-name="Default">
      <style:map style:condition="cell-content()&gt;=900" style:apply-style-name="Error" style:base-cell-address="'docker-log-2018-08-27'.K96"/>
      <style:map style:condition="cell-content()=MIN([.$B96:.$F96])" style:apply-style-name="Accent" style:base-cell-address="'docker-log-2018-08-27'.K96"/>
    </style:style>
    <style:style style:name="ce1870" style:family="table-cell" style:parent-style-name="Default">
      <style:map style:condition="cell-content()&gt;=900" style:apply-style-name="Error" style:base-cell-address="'docker-log-2018-08-27'.K97"/>
      <style:map style:condition="cell-content()=MIN([.$B97:.$F97])" style:apply-style-name="Accent" style:base-cell-address="'docker-log-2018-08-27'.K97"/>
    </style:style>
    <style:style style:name="ce1871" style:family="table-cell" style:parent-style-name="Default">
      <style:map style:condition="cell-content()&gt;=900" style:apply-style-name="Error" style:base-cell-address="'docker-log-2018-08-27'.K98"/>
      <style:map style:condition="cell-content()=MIN([.$B98:.$F98])" style:apply-style-name="Accent" style:base-cell-address="'docker-log-2018-08-27'.K98"/>
    </style:style>
    <style:style style:name="ce1872" style:family="table-cell" style:parent-style-name="Default">
      <style:map style:condition="cell-content()&gt;=900" style:apply-style-name="Error" style:base-cell-address="'docker-log-2018-08-27'.K99"/>
      <style:map style:condition="cell-content()=MIN([.$B99:.$F99])" style:apply-style-name="Accent" style:base-cell-address="'docker-log-2018-08-27'.K99"/>
    </style:style>
    <style:style style:name="ce1873" style:family="table-cell" style:parent-style-name="Default">
      <style:map style:condition="cell-content()&gt;=900" style:apply-style-name="Error" style:base-cell-address="'docker-log-2018-08-27'.K100"/>
      <style:map style:condition="cell-content()=MIN([.$B100:.$F100])" style:apply-style-name="Accent" style:base-cell-address="'docker-log-2018-08-27'.K100"/>
    </style:style>
    <style:style style:name="ce1874" style:family="table-cell" style:parent-style-name="Default">
      <style:map style:condition="cell-content()&gt;=900" style:apply-style-name="Error" style:base-cell-address="'docker-log-2018-08-27'.K101"/>
      <style:map style:condition="cell-content()=MIN([.$B101:.$F101])" style:apply-style-name="Accent" style:base-cell-address="'docker-log-2018-08-27'.K101"/>
    </style:style>
    <style:style style:name="ce1875" style:family="table-cell" style:parent-style-name="Default">
      <style:map style:condition="cell-content()&gt;=900" style:apply-style-name="Error" style:base-cell-address="'docker-log-2018-08-27'.K102"/>
      <style:map style:condition="cell-content()=MIN([.$B102:.$F102])" style:apply-style-name="Accent" style:base-cell-address="'docker-log-2018-08-27'.K102"/>
    </style:style>
    <style:style style:name="ce1876" style:family="table-cell" style:parent-style-name="Default">
      <style:map style:condition="cell-content()&gt;=900" style:apply-style-name="Error" style:base-cell-address="'docker-log-2018-08-27'.K103"/>
      <style:map style:condition="cell-content()=MIN([.$B103:.$F103])" style:apply-style-name="Accent" style:base-cell-address="'docker-log-2018-08-27'.K103"/>
    </style:style>
    <style:style style:name="ce1877" style:family="table-cell" style:parent-style-name="Default">
      <style:map style:condition="cell-content()&gt;=900" style:apply-style-name="Error" style:base-cell-address="'docker-log-2018-08-27'.K104"/>
      <style:map style:condition="cell-content()=MIN([.$B104:.$F104])" style:apply-style-name="Accent" style:base-cell-address="'docker-log-2018-08-27'.K104"/>
    </style:style>
    <style:style style:name="ce1878" style:family="table-cell" style:parent-style-name="Default">
      <style:map style:condition="cell-content()&gt;=900" style:apply-style-name="Error" style:base-cell-address="'docker-log-2018-08-27'.K105"/>
      <style:map style:condition="cell-content()=MIN([.$B105:.$F105])" style:apply-style-name="Accent" style:base-cell-address="'docker-log-2018-08-27'.K105"/>
    </style:style>
    <style:style style:name="ce1879" style:family="table-cell" style:parent-style-name="Default">
      <style:map style:condition="cell-content()&gt;=900" style:apply-style-name="Error" style:base-cell-address="'docker-log-2018-08-27'.K106"/>
      <style:map style:condition="cell-content()=MIN([.$B106:.$F106])" style:apply-style-name="Accent" style:base-cell-address="'docker-log-2018-08-27'.K106"/>
    </style:style>
    <style:style style:name="ce1880" style:family="table-cell" style:parent-style-name="Default">
      <style:map style:condition="cell-content()&gt;=900" style:apply-style-name="Error" style:base-cell-address="'docker-log-2018-08-27'.K107"/>
      <style:map style:condition="cell-content()=MIN([.$B107:.$F107])" style:apply-style-name="Accent" style:base-cell-address="'docker-log-2018-08-27'.K107"/>
    </style:style>
    <style:style style:name="ce1881" style:family="table-cell" style:parent-style-name="Default">
      <style:map style:condition="cell-content()&gt;=900" style:apply-style-name="Error" style:base-cell-address="'docker-log-2018-08-27'.K108"/>
      <style:map style:condition="cell-content()=MIN([.$B108:.$F108])" style:apply-style-name="Accent" style:base-cell-address="'docker-log-2018-08-27'.K108"/>
    </style:style>
    <style:style style:name="ce1882" style:family="table-cell" style:parent-style-name="Default">
      <style:map style:condition="cell-content()&gt;=900" style:apply-style-name="Error" style:base-cell-address="'docker-log-2018-08-27'.K109"/>
      <style:map style:condition="cell-content()=MIN([.$B109:.$F109])" style:apply-style-name="Accent" style:base-cell-address="'docker-log-2018-08-27'.K109"/>
    </style:style>
    <style:style style:name="ce1883" style:family="table-cell" style:parent-style-name="Default">
      <style:map style:condition="cell-content()&gt;=900" style:apply-style-name="Error" style:base-cell-address="'docker-log-2018-08-27'.K110"/>
      <style:map style:condition="cell-content()=MIN([.$B110:.$F110])" style:apply-style-name="Accent" style:base-cell-address="'docker-log-2018-08-27'.K110"/>
    </style:style>
    <style:style style:name="ce1884" style:family="table-cell" style:parent-style-name="Default">
      <style:map style:condition="cell-content()&gt;=900" style:apply-style-name="Error" style:base-cell-address="'docker-log-2018-08-27'.K111"/>
      <style:map style:condition="cell-content()=MIN([.$B111:.$F111])" style:apply-style-name="Accent" style:base-cell-address="'docker-log-2018-08-27'.K111"/>
    </style:style>
    <style:style style:name="ce1885" style:family="table-cell" style:parent-style-name="Default">
      <style:map style:condition="cell-content()&gt;=900" style:apply-style-name="Error" style:base-cell-address="'docker-log-2018-08-27'.K112"/>
      <style:map style:condition="cell-content()=MIN([.$B112:.$F112])" style:apply-style-name="Accent" style:base-cell-address="'docker-log-2018-08-27'.K112"/>
    </style:style>
    <style:style style:name="ce1886" style:family="table-cell" style:parent-style-name="Default">
      <style:map style:condition="cell-content()&gt;=900" style:apply-style-name="Error" style:base-cell-address="'docker-log-2018-08-27'.K113"/>
      <style:map style:condition="cell-content()=MIN([.$B113:.$F113])" style:apply-style-name="Accent" style:base-cell-address="'docker-log-2018-08-27'.K113"/>
    </style:style>
    <style:style style:name="ce1887" style:family="table-cell" style:parent-style-name="Default">
      <style:map style:condition="cell-content()&gt;=900" style:apply-style-name="Error" style:base-cell-address="'docker-log-2018-08-27'.K4"/>
      <style:map style:condition="cell-content()=MIN([.$B4:.$F4])" style:apply-style-name="Accent" style:base-cell-address="'docker-log-2018-08-27'.K4"/>
    </style:style>
    <style:style style:name="ce1888" style:family="table-cell" style:parent-style-name="Default">
      <style:map style:condition="cell-content()&gt;=900" style:apply-style-name="Error" style:base-cell-address="'docker-log-2018-08-27'.K5"/>
      <style:map style:condition="cell-content()=MIN([.$B5:.$F5])" style:apply-style-name="Accent" style:base-cell-address="'docker-log-2018-08-27'.K5"/>
    </style:style>
    <style:style style:name="ce1889" style:family="table-cell" style:parent-style-name="Default">
      <style:map style:condition="cell-content()&gt;=900" style:apply-style-name="Error" style:base-cell-address="'docker-log-2018-08-27'.K6"/>
      <style:map style:condition="cell-content()=MIN([.$B6:.$F6])" style:apply-style-name="Accent" style:base-cell-address="'docker-log-2018-08-27'.K6"/>
    </style:style>
    <style:style style:name="ce1890" style:family="table-cell" style:parent-style-name="Default">
      <style:map style:condition="cell-content()&gt;=900" style:apply-style-name="Error" style:base-cell-address="'docker-log-2018-08-27'.K7"/>
      <style:map style:condition="cell-content()=MIN([.$B7:.$F7])" style:apply-style-name="Accent" style:base-cell-address="'docker-log-2018-08-27'.K7"/>
    </style:style>
    <style:style style:name="ce1891" style:family="table-cell" style:parent-style-name="Default">
      <style:map style:condition="cell-content()&gt;=900" style:apply-style-name="Error" style:base-cell-address="'docker-log-2018-08-27'.K8"/>
      <style:map style:condition="cell-content()=MIN([.$B8:.$F8])" style:apply-style-name="Accent" style:base-cell-address="'docker-log-2018-08-27'.K8"/>
    </style:style>
    <style:style style:name="ce1892" style:family="table-cell" style:parent-style-name="Default">
      <style:map style:condition="cell-content()&gt;=900" style:apply-style-name="Error" style:base-cell-address="'docker-log-2018-08-27'.K9"/>
      <style:map style:condition="cell-content()=MIN([.$B9:.$F9])" style:apply-style-name="Accent" style:base-cell-address="'docker-log-2018-08-27'.K9"/>
    </style:style>
    <style:style style:name="ce1893" style:family="table-cell" style:parent-style-name="Default">
      <style:map style:condition="cell-content()&gt;=900" style:apply-style-name="Error" style:base-cell-address="'docker-log-2018-08-27'.K10"/>
      <style:map style:condition="cell-content()=MIN([.$B10:.$F10])" style:apply-style-name="Accent" style:base-cell-address="'docker-log-2018-08-27'.K10"/>
    </style:style>
    <style:style style:name="ce1894" style:family="table-cell" style:parent-style-name="Default">
      <style:map style:condition="cell-content()&gt;=900" style:apply-style-name="Error" style:base-cell-address="'docker-log-2018-08-27'.K11"/>
      <style:map style:condition="cell-content()=MIN([.$B11:.$F11])" style:apply-style-name="Accent" style:base-cell-address="'docker-log-2018-08-27'.K11"/>
    </style:style>
    <style:style style:name="ce1895" style:family="table-cell" style:parent-style-name="Default">
      <style:map style:condition="cell-content()&gt;=900" style:apply-style-name="Error" style:base-cell-address="'docker-log-2018-08-27'.K12"/>
      <style:map style:condition="cell-content()=MIN([.$B12:.$F12])" style:apply-style-name="Accent" style:base-cell-address="'docker-log-2018-08-27'.K12"/>
    </style:style>
    <style:style style:name="ce1896" style:family="table-cell" style:parent-style-name="Default">
      <style:map style:condition="cell-content()&gt;=900" style:apply-style-name="Error" style:base-cell-address="'docker-log-2018-08-27'.K13"/>
      <style:map style:condition="cell-content()=MIN([.$B13:.$F13])" style:apply-style-name="Accent" style:base-cell-address="'docker-log-2018-08-27'.K13"/>
    </style:style>
    <style:style style:name="ce1897" style:family="table-cell" style:parent-style-name="Default">
      <style:map style:condition="cell-content()&gt;=900" style:apply-style-name="Error" style:base-cell-address="'docker-log-2018-08-27'.K14"/>
      <style:map style:condition="cell-content()=MIN([.$B14:.$F14])" style:apply-style-name="Accent" style:base-cell-address="'docker-log-2018-08-27'.K14"/>
    </style:style>
    <style:style style:name="ce1898" style:family="table-cell" style:parent-style-name="Default">
      <style:map style:condition="cell-content()&gt;=900" style:apply-style-name="Error" style:base-cell-address="'docker-log-2018-08-27'.K15"/>
      <style:map style:condition="cell-content()=MIN([.$B15:.$F15])" style:apply-style-name="Accent" style:base-cell-address="'docker-log-2018-08-27'.K15"/>
    </style:style>
    <style:style style:name="ce1899" style:family="table-cell" style:parent-style-name="Default">
      <style:map style:condition="cell-content()&gt;=900" style:apply-style-name="Error" style:base-cell-address="'docker-log-2018-08-27'.K16"/>
      <style:map style:condition="cell-content()=MIN([.$B16:.$F16])" style:apply-style-name="Accent" style:base-cell-address="'docker-log-2018-08-27'.K16"/>
    </style:style>
    <style:style style:name="ce1900" style:family="table-cell" style:parent-style-name="Default">
      <style:map style:condition="cell-content()&gt;=900" style:apply-style-name="Error" style:base-cell-address="'docker-log-2018-08-27'.K17"/>
      <style:map style:condition="cell-content()=MIN([.$B17:.$F17])" style:apply-style-name="Accent" style:base-cell-address="'docker-log-2018-08-27'.K17"/>
    </style:style>
    <style:style style:name="ce1901" style:family="table-cell" style:parent-style-name="Default">
      <style:map style:condition="cell-content()&gt;=900" style:apply-style-name="Error" style:base-cell-address="'docker-log-2018-08-27'.K18"/>
      <style:map style:condition="cell-content()=MIN([.$B18:.$F18])" style:apply-style-name="Accent" style:base-cell-address="'docker-log-2018-08-27'.K18"/>
    </style:style>
    <style:style style:name="ce1902" style:family="table-cell" style:parent-style-name="Default">
      <style:map style:condition="cell-content()&gt;=900" style:apply-style-name="Error" style:base-cell-address="'docker-log-2018-08-27'.K19"/>
      <style:map style:condition="cell-content()=MIN([.$B19:.$F19])" style:apply-style-name="Accent" style:base-cell-address="'docker-log-2018-08-27'.K19"/>
    </style:style>
    <style:style style:name="ce1903" style:family="table-cell" style:parent-style-name="Default">
      <style:map style:condition="cell-content()&gt;=900" style:apply-style-name="Error" style:base-cell-address="'docker-log-2018-08-27'.K20"/>
      <style:map style:condition="cell-content()=MIN([.$B20:.$F20])" style:apply-style-name="Accent" style:base-cell-address="'docker-log-2018-08-27'.K20"/>
    </style:style>
    <style:style style:name="ce1904" style:family="table-cell" style:parent-style-name="Default">
      <style:map style:condition="cell-content()&gt;=900" style:apply-style-name="Error" style:base-cell-address="'docker-log-2018-08-27'.K21"/>
      <style:map style:condition="cell-content()=MIN([.$B21:.$F21])" style:apply-style-name="Accent" style:base-cell-address="'docker-log-2018-08-27'.K21"/>
    </style:style>
    <style:style style:name="ce1905" style:family="table-cell" style:parent-style-name="Default">
      <style:map style:condition="cell-content()&gt;=900" style:apply-style-name="Error" style:base-cell-address="'docker-log-2018-08-27'.K22"/>
      <style:map style:condition="cell-content()=MIN([.$B22:.$F22])" style:apply-style-name="Accent" style:base-cell-address="'docker-log-2018-08-27'.K22"/>
    </style:style>
    <style:style style:name="ce1906" style:family="table-cell" style:parent-style-name="Default">
      <style:map style:condition="cell-content()&gt;=900" style:apply-style-name="Error" style:base-cell-address="'docker-log-2018-08-27'.K23"/>
      <style:map style:condition="cell-content()=MIN([.$B23:.$F23])" style:apply-style-name="Accent" style:base-cell-address="'docker-log-2018-08-27'.K23"/>
    </style:style>
    <style:style style:name="ce1907" style:family="table-cell" style:parent-style-name="Default">
      <style:map style:condition="cell-content()&gt;=900" style:apply-style-name="Error" style:base-cell-address="'docker-log-2018-08-27'.K24"/>
      <style:map style:condition="cell-content()=MIN([.$B24:.$F24])" style:apply-style-name="Accent" style:base-cell-address="'docker-log-2018-08-27'.K24"/>
    </style:style>
    <style:style style:name="ce1908" style:family="table-cell" style:parent-style-name="Default">
      <style:map style:condition="cell-content()&gt;=900" style:apply-style-name="Error" style:base-cell-address="'docker-log-2018-08-27'.K25"/>
      <style:map style:condition="cell-content()=MIN([.$B25:.$F25])" style:apply-style-name="Accent" style:base-cell-address="'docker-log-2018-08-27'.K25"/>
    </style:style>
    <style:style style:name="ce1909" style:family="table-cell" style:parent-style-name="Default">
      <style:map style:condition="cell-content()&gt;=900" style:apply-style-name="Error" style:base-cell-address="'docker-log-2018-08-27'.K26"/>
      <style:map style:condition="cell-content()=MIN([.$B26:.$F26])" style:apply-style-name="Accent" style:base-cell-address="'docker-log-2018-08-27'.K26"/>
    </style:style>
    <style:style style:name="ce1910" style:family="table-cell" style:parent-style-name="Default">
      <style:map style:condition="cell-content()&gt;=900" style:apply-style-name="Error" style:base-cell-address="'docker-log-2018-08-27'.K27"/>
      <style:map style:condition="cell-content()=MIN([.$B27:.$F27])" style:apply-style-name="Accent" style:base-cell-address="'docker-log-2018-08-27'.K27"/>
    </style:style>
    <style:style style:name="ce1911" style:family="table-cell" style:parent-style-name="Default">
      <style:map style:condition="cell-content()&gt;=900" style:apply-style-name="Error" style:base-cell-address="'docker-log-2018-08-27'.K28"/>
      <style:map style:condition="cell-content()=MIN([.$B28:.$F28])" style:apply-style-name="Accent" style:base-cell-address="'docker-log-2018-08-27'.K28"/>
    </style:style>
    <style:style style:name="ce1912" style:family="table-cell" style:parent-style-name="Default">
      <style:map style:condition="cell-content()&gt;=900" style:apply-style-name="Error" style:base-cell-address="'docker-log-2018-08-27'.K29"/>
      <style:map style:condition="cell-content()=MIN([.$B29:.$F29])" style:apply-style-name="Accent" style:base-cell-address="'docker-log-2018-08-27'.K29"/>
    </style:style>
    <style:style style:name="ce1913" style:family="table-cell" style:parent-style-name="Default">
      <style:map style:condition="cell-content()&gt;=900" style:apply-style-name="Error" style:base-cell-address="'docker-log-2018-08-27'.K30"/>
      <style:map style:condition="cell-content()=MIN([.$B30:.$F30])" style:apply-style-name="Accent" style:base-cell-address="'docker-log-2018-08-27'.K30"/>
    </style:style>
    <style:style style:name="ce1914" style:family="table-cell" style:parent-style-name="Default">
      <style:map style:condition="cell-content()&gt;=900" style:apply-style-name="Error" style:base-cell-address="'docker-log-2018-08-27'.K31"/>
      <style:map style:condition="cell-content()=MIN([.$B31:.$F31])" style:apply-style-name="Accent" style:base-cell-address="'docker-log-2018-08-27'.K31"/>
    </style:style>
    <style:style style:name="ce1915" style:family="table-cell" style:parent-style-name="Default">
      <style:map style:condition="cell-content()&gt;=900" style:apply-style-name="Error" style:base-cell-address="'docker-log-2018-08-27'.K32"/>
      <style:map style:condition="cell-content()=MIN([.$B32:.$F32])" style:apply-style-name="Accent" style:base-cell-address="'docker-log-2018-08-27'.K32"/>
    </style:style>
    <style:style style:name="ce1916" style:family="table-cell" style:parent-style-name="Default">
      <style:map style:condition="cell-content()&gt;=900" style:apply-style-name="Error" style:base-cell-address="'docker-log-2018-08-27'.K33"/>
      <style:map style:condition="cell-content()=MIN([.$B33:.$F33])" style:apply-style-name="Accent" style:base-cell-address="'docker-log-2018-08-27'.K33"/>
    </style:style>
    <style:style style:name="ce1917" style:family="table-cell" style:parent-style-name="Default">
      <style:map style:condition="cell-content()&gt;=900" style:apply-style-name="Error" style:base-cell-address="'docker-log-2018-08-27'.K34"/>
      <style:map style:condition="cell-content()=MIN([.$B34:.$F34])" style:apply-style-name="Accent" style:base-cell-address="'docker-log-2018-08-27'.K34"/>
    </style:style>
    <style:style style:name="ce1918" style:family="table-cell" style:parent-style-name="Default">
      <style:map style:condition="cell-content()&gt;=900" style:apply-style-name="Error" style:base-cell-address="'docker-log-2018-08-27'.K35"/>
      <style:map style:condition="cell-content()=MIN([.$B35:.$F35])" style:apply-style-name="Accent" style:base-cell-address="'docker-log-2018-08-27'.K35"/>
    </style:style>
    <style:style style:name="ce1919" style:family="table-cell" style:parent-style-name="Default">
      <style:map style:condition="cell-content()&gt;=900" style:apply-style-name="Error" style:base-cell-address="'docker-log-2018-08-27'.K36"/>
      <style:map style:condition="cell-content()=MIN([.$B36:.$F36])" style:apply-style-name="Accent" style:base-cell-address="'docker-log-2018-08-27'.K36"/>
    </style:style>
    <style:style style:name="ce1920" style:family="table-cell" style:parent-style-name="Default">
      <style:map style:condition="cell-content()&gt;=900" style:apply-style-name="Error" style:base-cell-address="'docker-log-2018-08-27'.K37"/>
      <style:map style:condition="cell-content()=MIN([.$B37:.$F37])" style:apply-style-name="Accent" style:base-cell-address="'docker-log-2018-08-27'.K37"/>
    </style:style>
    <style:style style:name="ce1921" style:family="table-cell" style:parent-style-name="Default">
      <style:map style:condition="cell-content()&gt;=900" style:apply-style-name="Error" style:base-cell-address="'docker-log-2018-08-27'.K38"/>
      <style:map style:condition="cell-content()=MIN([.$B38:.$F38])" style:apply-style-name="Accent" style:base-cell-address="'docker-log-2018-08-27'.K38"/>
    </style:style>
    <style:style style:name="ce1922" style:family="table-cell" style:parent-style-name="Default">
      <style:map style:condition="cell-content()&gt;=900" style:apply-style-name="Error" style:base-cell-address="'docker-log-2018-08-27'.K39"/>
      <style:map style:condition="cell-content()=MIN([.$B39:.$F39])" style:apply-style-name="Accent" style:base-cell-address="'docker-log-2018-08-27'.K39"/>
    </style:style>
    <style:style style:name="ce1923" style:family="table-cell" style:parent-style-name="Default">
      <style:map style:condition="cell-content()&gt;=900" style:apply-style-name="Error" style:base-cell-address="'docker-log-2018-08-27'.K40"/>
      <style:map style:condition="cell-content()=MIN([.$B40:.$F40])" style:apply-style-name="Accent" style:base-cell-address="'docker-log-2018-08-27'.K40"/>
    </style:style>
    <style:style style:name="ce1924" style:family="table-cell" style:parent-style-name="Default">
      <style:map style:condition="cell-content()&gt;=900" style:apply-style-name="Error" style:base-cell-address="'docker-log-2018-08-27'.K41"/>
      <style:map style:condition="cell-content()=MIN([.$B41:.$F41])" style:apply-style-name="Accent" style:base-cell-address="'docker-log-2018-08-27'.K41"/>
    </style:style>
    <style:style style:name="ce1925" style:family="table-cell" style:parent-style-name="Default">
      <style:map style:condition="cell-content()&gt;=900" style:apply-style-name="Error" style:base-cell-address="'docker-log-2018-08-27'.K42"/>
      <style:map style:condition="cell-content()=MIN([.$B42:.$F42])" style:apply-style-name="Accent" style:base-cell-address="'docker-log-2018-08-27'.K42"/>
    </style:style>
    <style:style style:name="ce1926" style:family="table-cell" style:parent-style-name="Default">
      <style:map style:condition="cell-content()&gt;=900" style:apply-style-name="Error" style:base-cell-address="'docker-log-2018-08-27'.K43"/>
      <style:map style:condition="cell-content()=MIN([.$B43:.$F43])" style:apply-style-name="Accent" style:base-cell-address="'docker-log-2018-08-27'.K43"/>
    </style:style>
    <style:style style:name="ce1927" style:family="table-cell" style:parent-style-name="Default">
      <style:map style:condition="cell-content()&gt;=900" style:apply-style-name="Error" style:base-cell-address="'docker-log-2018-08-27'.K44"/>
      <style:map style:condition="cell-content()=MIN([.$B44:.$F44])" style:apply-style-name="Accent" style:base-cell-address="'docker-log-2018-08-27'.K44"/>
    </style:style>
    <style:style style:name="ce1928" style:family="table-cell" style:parent-style-name="Default">
      <style:map style:condition="cell-content()&gt;=900" style:apply-style-name="Error" style:base-cell-address="'docker-log-2018-08-27'.K45"/>
      <style:map style:condition="cell-content()=MIN([.$B45:.$F45])" style:apply-style-name="Accent" style:base-cell-address="'docker-log-2018-08-27'.K45"/>
    </style:style>
    <style:style style:name="ce1929" style:family="table-cell" style:parent-style-name="Default">
      <style:map style:condition="cell-content()&gt;=900" style:apply-style-name="Error" style:base-cell-address="'docker-log-2018-08-27'.K46"/>
      <style:map style:condition="cell-content()=MIN([.$B46:.$F46])" style:apply-style-name="Accent" style:base-cell-address="'docker-log-2018-08-27'.K46"/>
    </style:style>
    <style:style style:name="ce1930" style:family="table-cell" style:parent-style-name="Default">
      <style:map style:condition="cell-content()&gt;=900" style:apply-style-name="Error" style:base-cell-address="'docker-log-2018-08-27'.K47"/>
      <style:map style:condition="cell-content()=MIN([.$B47:.$F47])" style:apply-style-name="Accent" style:base-cell-address="'docker-log-2018-08-27'.K47"/>
    </style:style>
    <style:style style:name="ce1931" style:family="table-cell" style:parent-style-name="Default">
      <style:map style:condition="cell-content()&gt;=900" style:apply-style-name="Error" style:base-cell-address="'docker-log-2018-08-27'.K48"/>
      <style:map style:condition="cell-content()=MIN([.$B48:.$F48])" style:apply-style-name="Accent" style:base-cell-address="'docker-log-2018-08-27'.K48"/>
    </style:style>
    <style:style style:name="ce1932" style:family="table-cell" style:parent-style-name="Default">
      <style:map style:condition="cell-content()&gt;=900" style:apply-style-name="Error" style:base-cell-address="'docker-log-2018-08-27'.K49"/>
      <style:map style:condition="cell-content()=MIN([.$B49:.$F49])" style:apply-style-name="Accent" style:base-cell-address="'docker-log-2018-08-27'.K49"/>
    </style:style>
    <style:style style:name="ce1933" style:family="table-cell" style:parent-style-name="Default">
      <style:map style:condition="cell-content()&gt;=900" style:apply-style-name="Error" style:base-cell-address="'docker-log-2018-08-27'.K50"/>
      <style:map style:condition="cell-content()=MIN([.$B50:.$F50])" style:apply-style-name="Accent" style:base-cell-address="'docker-log-2018-08-27'.K50"/>
    </style:style>
    <style:style style:name="ce1934" style:family="table-cell" style:parent-style-name="Default">
      <style:map style:condition="cell-content()&gt;=900" style:apply-style-name="Error" style:base-cell-address="'docker-log-2018-08-27'.K51"/>
      <style:map style:condition="cell-content()=MIN([.$B51:.$F51])" style:apply-style-name="Accent" style:base-cell-address="'docker-log-2018-08-27'.K51"/>
    </style:style>
    <style:style style:name="ce1935" style:family="table-cell" style:parent-style-name="Default">
      <style:map style:condition="cell-content()&gt;=900" style:apply-style-name="Error" style:base-cell-address="'docker-log-2018-08-27'.K52"/>
      <style:map style:condition="cell-content()=MIN([.$B52:.$F52])" style:apply-style-name="Accent" style:base-cell-address="'docker-log-2018-08-27'.K52"/>
    </style:style>
    <style:style style:name="ce1936" style:family="table-cell" style:parent-style-name="Default">
      <style:map style:condition="cell-content()&gt;=900" style:apply-style-name="Error" style:base-cell-address="'docker-log-2018-08-27'.K53"/>
      <style:map style:condition="cell-content()=MIN([.$B53:.$F53])" style:apply-style-name="Accent" style:base-cell-address="'docker-log-2018-08-27'.K53"/>
    </style:style>
    <style:style style:name="ce1937" style:family="table-cell" style:parent-style-name="Default">
      <style:map style:condition="cell-content()&gt;=900" style:apply-style-name="Error" style:base-cell-address="'docker-log-2018-08-27'.K54"/>
      <style:map style:condition="cell-content()=MIN([.$B54:.$F54])" style:apply-style-name="Accent" style:base-cell-address="'docker-log-2018-08-27'.K54"/>
    </style:style>
    <style:style style:name="ce1938" style:family="table-cell" style:parent-style-name="Default">
      <style:map style:condition="cell-content()&gt;=900" style:apply-style-name="Error" style:base-cell-address="'docker-log-2018-08-27'.K55"/>
      <style:map style:condition="cell-content()=MIN([.$B55:.$F55])" style:apply-style-name="Accent" style:base-cell-address="'docker-log-2018-08-27'.K55"/>
    </style:style>
    <style:style style:name="ce1939" style:family="table-cell" style:parent-style-name="Default">
      <style:map style:condition="cell-content()&gt;=900" style:apply-style-name="Error" style:base-cell-address="'docker-log-2018-08-27'.K56"/>
      <style:map style:condition="cell-content()=MIN([.$B56:.$F56])" style:apply-style-name="Accent" style:base-cell-address="'docker-log-2018-08-27'.K56"/>
    </style:style>
    <style:style style:name="ce1940" style:family="table-cell" style:parent-style-name="Default">
      <style:map style:condition="cell-content()&gt;=900" style:apply-style-name="Error" style:base-cell-address="'docker-log-2018-08-27'.K57"/>
      <style:map style:condition="cell-content()=MIN([.$B57:.$F57])" style:apply-style-name="Accent" style:base-cell-address="'docker-log-2018-08-27'.K57"/>
    </style:style>
    <style:style style:name="ce1941" style:family="table-cell" style:parent-style-name="Default">
      <style:map style:condition="cell-content()&gt;=900" style:apply-style-name="Error" style:base-cell-address="'docker-log-2018-08-27'.K58"/>
      <style:map style:condition="cell-content()=MIN([.$B58:.$F58])" style:apply-style-name="Accent" style:base-cell-address="'docker-log-2018-08-27'.K58"/>
    </style:style>
    <style:style style:name="ce1942" style:family="table-cell" style:parent-style-name="Default">
      <style:map style:condition="cell-content()&gt;=900" style:apply-style-name="Error" style:base-cell-address="'docker-log-2018-08-27'.K59"/>
      <style:map style:condition="cell-content()=MIN([.$B59:.$F59])" style:apply-style-name="Accent" style:base-cell-address="'docker-log-2018-08-27'.K59"/>
    </style:style>
    <style:style style:name="ce1943" style:family="table-cell" style:parent-style-name="Default">
      <style:map style:condition="cell-content()&gt;=900" style:apply-style-name="Error" style:base-cell-address="'docker-log-2018-08-27'.K60"/>
      <style:map style:condition="cell-content()=MIN([.$B60:.$F60])" style:apply-style-name="Accent" style:base-cell-address="'docker-log-2018-08-27'.K60"/>
    </style:style>
    <style:style style:name="ce1944" style:family="table-cell" style:parent-style-name="Default">
      <style:map style:condition="cell-content()&gt;=900" style:apply-style-name="Error" style:base-cell-address="'docker-log-2018-08-27'.K61"/>
      <style:map style:condition="cell-content()=MIN([.$B61:.$F61])" style:apply-style-name="Accent" style:base-cell-address="'docker-log-2018-08-27'.K61"/>
    </style:style>
    <style:style style:name="ce1945" style:family="table-cell" style:parent-style-name="Default">
      <style:map style:condition="cell-content()&gt;=900" style:apply-style-name="Error" style:base-cell-address="'docker-log-2018-08-27'.K62"/>
      <style:map style:condition="cell-content()=MIN([.$B62:.$F62])" style:apply-style-name="Accent" style:base-cell-address="'docker-log-2018-08-27'.K62"/>
    </style:style>
    <style:style style:name="ce1946" style:family="table-cell" style:parent-style-name="Default">
      <style:map style:condition="cell-content()&gt;=900" style:apply-style-name="Error" style:base-cell-address="'docker-log-2018-08-27'.K63"/>
      <style:map style:condition="cell-content()=MIN([.$B63:.$F63])" style:apply-style-name="Accent" style:base-cell-address="'docker-log-2018-08-27'.K63"/>
    </style:style>
    <style:style style:name="ce1947" style:family="table-cell" style:parent-style-name="Default">
      <style:map style:condition="cell-content()&gt;=900" style:apply-style-name="Error" style:base-cell-address="'docker-log-2018-08-27'.K64"/>
      <style:map style:condition="cell-content()=MIN([.$B64:.$F64])" style:apply-style-name="Accent" style:base-cell-address="'docker-log-2018-08-27'.K64"/>
    </style:style>
    <style:style style:name="ce1948" style:family="table-cell" style:parent-style-name="Default">
      <style:map style:condition="cell-content()&gt;=900" style:apply-style-name="Error" style:base-cell-address="'docker-log-2018-08-27'.K65"/>
      <style:map style:condition="cell-content()=MIN([.$B65:.$F65])" style:apply-style-name="Accent" style:base-cell-address="'docker-log-2018-08-27'.K65"/>
    </style:style>
    <style:style style:name="ce1949" style:family="table-cell" style:parent-style-name="Default">
      <style:map style:condition="cell-content()&gt;=900" style:apply-style-name="Error" style:base-cell-address="'docker-log-2018-08-27'.K66"/>
      <style:map style:condition="cell-content()=MIN([.$B66:.$F66])" style:apply-style-name="Accent" style:base-cell-address="'docker-log-2018-08-27'.K66"/>
    </style:style>
    <style:style style:name="ce1950" style:family="table-cell" style:parent-style-name="Default">
      <style:map style:condition="cell-content()&gt;=900" style:apply-style-name="Error" style:base-cell-address="'docker-log-2018-08-27'.K67"/>
      <style:map style:condition="cell-content()=MIN([.$B67:.$F67])" style:apply-style-name="Accent" style:base-cell-address="'docker-log-2018-08-27'.K67"/>
    </style:style>
    <style:style style:name="ce1951" style:family="table-cell" style:parent-style-name="Default">
      <style:map style:condition="cell-content()&gt;=900" style:apply-style-name="Error" style:base-cell-address="'docker-log-2018-08-27'.K68"/>
      <style:map style:condition="cell-content()=MIN([.$B68:.$F68])" style:apply-style-name="Accent" style:base-cell-address="'docker-log-2018-08-27'.K68"/>
    </style:style>
    <style:style style:name="ce1952" style:family="table-cell" style:parent-style-name="Default">
      <style:map style:condition="cell-content()&gt;=900" style:apply-style-name="Error" style:base-cell-address="'docker-log-2018-08-27'.K69"/>
      <style:map style:condition="cell-content()=MIN([.$B69:.$F69])" style:apply-style-name="Accent" style:base-cell-address="'docker-log-2018-08-27'.K69"/>
    </style:style>
    <style:style style:name="ce1953" style:family="table-cell" style:parent-style-name="Default">
      <style:map style:condition="cell-content()&gt;=900" style:apply-style-name="Error" style:base-cell-address="'docker-log-2018-08-27'.K70"/>
      <style:map style:condition="cell-content()=MIN([.$B70:.$F70])" style:apply-style-name="Accent" style:base-cell-address="'docker-log-2018-08-27'.K70"/>
    </style:style>
    <style:style style:name="ce1954" style:family="table-cell" style:parent-style-name="Default">
      <style:map style:condition="cell-content()&gt;=900" style:apply-style-name="Error" style:base-cell-address="'docker-log-2018-08-27'.K71"/>
      <style:map style:condition="cell-content()=MIN([.$B71:.$F71])" style:apply-style-name="Accent" style:base-cell-address="'docker-log-2018-08-27'.K71"/>
    </style:style>
    <style:style style:name="ce1955" style:family="table-cell" style:parent-style-name="Default">
      <style:map style:condition="cell-content()&gt;=900" style:apply-style-name="Error" style:base-cell-address="'docker-log-2018-08-27'.K72"/>
      <style:map style:condition="cell-content()=MIN([.$B72:.$F72])" style:apply-style-name="Accent" style:base-cell-address="'docker-log-2018-08-27'.K72"/>
    </style:style>
    <style:style style:name="ce1956" style:family="table-cell" style:parent-style-name="Default">
      <style:map style:condition="cell-content()&gt;=900" style:apply-style-name="Error" style:base-cell-address="'docker-log-2018-08-27'.K73"/>
      <style:map style:condition="cell-content()=MIN([.$B73:.$F73])" style:apply-style-name="Accent" style:base-cell-address="'docker-log-2018-08-27'.K73"/>
    </style:style>
    <style:style style:name="ce1957" style:family="table-cell" style:parent-style-name="Default">
      <style:map style:condition="cell-content()&gt;=900" style:apply-style-name="Error" style:base-cell-address="'docker-log-2018-08-27'.K74"/>
      <style:map style:condition="cell-content()=MIN([.$B74:.$F74])" style:apply-style-name="Accent" style:base-cell-address="'docker-log-2018-08-27'.K74"/>
    </style:style>
    <style:style style:name="ce1958" style:family="table-cell" style:parent-style-name="Default">
      <style:map style:condition="cell-content()&gt;=900" style:apply-style-name="Error" style:base-cell-address="'docker-log-2018-08-27'.K75"/>
      <style:map style:condition="cell-content()=MIN([.$B75:.$F75])" style:apply-style-name="Accent" style:base-cell-address="'docker-log-2018-08-27'.K75"/>
    </style:style>
    <style:style style:name="ce1959" style:family="table-cell" style:parent-style-name="Default">
      <style:map style:condition="cell-content()&gt;=900" style:apply-style-name="Error" style:base-cell-address="'docker-log-2018-08-27'.K76"/>
      <style:map style:condition="cell-content()=MIN([.$B76:.$F76])" style:apply-style-name="Accent" style:base-cell-address="'docker-log-2018-08-27'.K76"/>
    </style:style>
    <style:style style:name="ce1960" style:family="table-cell" style:parent-style-name="Default">
      <style:map style:condition="cell-content()&gt;=900" style:apply-style-name="Error" style:base-cell-address="'docker-log-2018-08-27'.K77"/>
      <style:map style:condition="cell-content()=MIN([.$B77:.$F77])" style:apply-style-name="Accent" style:base-cell-address="'docker-log-2018-08-27'.K77"/>
    </style:style>
    <style:style style:name="ce1961" style:family="table-cell" style:parent-style-name="Default">
      <style:map style:condition="cell-content()&gt;=900" style:apply-style-name="Error" style:base-cell-address="'docker-log-2018-08-27'.K78"/>
      <style:map style:condition="cell-content()=MIN([.$B78:.$F78])" style:apply-style-name="Accent" style:base-cell-address="'docker-log-2018-08-27'.K78"/>
    </style:style>
    <style:style style:name="ce1962" style:family="table-cell" style:parent-style-name="Default">
      <style:map style:condition="cell-content()&gt;=900" style:apply-style-name="Error" style:base-cell-address="'docker-log-2018-08-27'.K79"/>
      <style:map style:condition="cell-content()=MIN([.$B79:.$F79])" style:apply-style-name="Accent" style:base-cell-address="'docker-log-2018-08-27'.K79"/>
    </style:style>
    <style:style style:name="ce1963" style:family="table-cell" style:parent-style-name="Default">
      <style:map style:condition="cell-content()&gt;=900" style:apply-style-name="Error" style:base-cell-address="'docker-log-2018-08-27'.K80"/>
      <style:map style:condition="cell-content()=MIN([.$B80:.$F80])" style:apply-style-name="Accent" style:base-cell-address="'docker-log-2018-08-27'.K80"/>
    </style:style>
    <style:style style:name="ce1964" style:family="table-cell" style:parent-style-name="Default">
      <style:map style:condition="cell-content()&gt;=900" style:apply-style-name="Error" style:base-cell-address="'docker-log-2018-08-27'.K81"/>
      <style:map style:condition="cell-content()=MIN([.$B81:.$F81])" style:apply-style-name="Accent" style:base-cell-address="'docker-log-2018-08-27'.K81"/>
    </style:style>
    <style:style style:name="ce1965" style:family="table-cell" style:parent-style-name="Default">
      <style:map style:condition="cell-content()&gt;=900" style:apply-style-name="Error" style:base-cell-address="'docker-log-2018-08-27'.K82"/>
      <style:map style:condition="cell-content()=MIN([.$B82:.$F82])" style:apply-style-name="Accent" style:base-cell-address="'docker-log-2018-08-27'.K82"/>
    </style:style>
    <style:style style:name="ce1966" style:family="table-cell" style:parent-style-name="Default">
      <style:map style:condition="cell-content()&gt;=900" style:apply-style-name="Error" style:base-cell-address="'docker-log-2018-08-27'.K83"/>
      <style:map style:condition="cell-content()=MIN([.$B83:.$F83])" style:apply-style-name="Accent" style:base-cell-address="'docker-log-2018-08-27'.K83"/>
    </style:style>
    <style:style style:name="ce1967" style:family="table-cell" style:parent-style-name="Default">
      <style:map style:condition="cell-content()&gt;=900" style:apply-style-name="Error" style:base-cell-address="'docker-log-2018-08-27'.K84"/>
      <style:map style:condition="cell-content()=MIN([.$B84:.$F84])" style:apply-style-name="Accent" style:base-cell-address="'docker-log-2018-08-27'.K84"/>
    </style:style>
    <style:style style:name="ce1968" style:family="table-cell" style:parent-style-name="Default">
      <style:map style:condition="cell-content()&gt;=900" style:apply-style-name="Error" style:base-cell-address="'docker-log-2018-08-27'.K85"/>
      <style:map style:condition="cell-content()=MIN([.$B85:.$F85])" style:apply-style-name="Accent" style:base-cell-address="'docker-log-2018-08-27'.K85"/>
    </style:style>
    <style:style style:name="ce1969" style:family="table-cell" style:parent-style-name="Default">
      <style:map style:condition="cell-content()&gt;=900" style:apply-style-name="Error" style:base-cell-address="'docker-log-2018-08-27'.K86"/>
      <style:map style:condition="cell-content()=MIN([.$B86:.$F86])" style:apply-style-name="Accent" style:base-cell-address="'docker-log-2018-08-27'.K86"/>
    </style:style>
    <style:style style:name="ce1970" style:family="table-cell" style:parent-style-name="Default">
      <style:map style:condition="cell-content()&gt;=900" style:apply-style-name="Error" style:base-cell-address="'docker-log-2018-08-27'.K87"/>
      <style:map style:condition="cell-content()=MIN([.$B87:.$F87])" style:apply-style-name="Accent" style:base-cell-address="'docker-log-2018-08-27'.K87"/>
    </style:style>
    <style:style style:name="ce1971" style:family="table-cell" style:parent-style-name="Default">
      <style:map style:condition="cell-content()&gt;=900" style:apply-style-name="Error" style:base-cell-address="'docker-log-2018-08-27'.K88"/>
      <style:map style:condition="cell-content()=MIN([.$B88:.$F88])" style:apply-style-name="Accent" style:base-cell-address="'docker-log-2018-08-27'.K88"/>
    </style:style>
    <style:style style:name="ce1972" style:family="table-cell" style:parent-style-name="Default">
      <style:map style:condition="cell-content()&gt;=900" style:apply-style-name="Error" style:base-cell-address="'docker-log-2018-08-27'.K89"/>
      <style:map style:condition="cell-content()=MIN([.$B89:.$F89])" style:apply-style-name="Accent" style:base-cell-address="'docker-log-2018-08-27'.K89"/>
    </style:style>
    <style:style style:name="ce1973" style:family="table-cell" style:parent-style-name="Default">
      <style:map style:condition="cell-content()&gt;=900" style:apply-style-name="Error" style:base-cell-address="'docker-log-2018-08-27'.K90"/>
      <style:map style:condition="cell-content()=MIN([.$B90:.$F90])" style:apply-style-name="Accent" style:base-cell-address="'docker-log-2018-08-27'.K90"/>
    </style:style>
    <style:style style:name="ce1974" style:family="table-cell" style:parent-style-name="Default">
      <style:map style:condition="cell-content()&gt;=900" style:apply-style-name="Error" style:base-cell-address="'docker-log-2018-08-27'.K91"/>
      <style:map style:condition="cell-content()=MIN([.$B91:.$F91])" style:apply-style-name="Accent" style:base-cell-address="'docker-log-2018-08-27'.K91"/>
    </style:style>
    <style:style style:name="ce1975" style:family="table-cell" style:parent-style-name="Default">
      <style:map style:condition="cell-content()&gt;=900" style:apply-style-name="Error" style:base-cell-address="'docker-log-2018-08-27'.K92"/>
      <style:map style:condition="cell-content()=MIN([.$B92:.$F92])" style:apply-style-name="Accent" style:base-cell-address="'docker-log-2018-08-27'.K92"/>
    </style:style>
    <style:style style:name="ce1976" style:family="table-cell" style:parent-style-name="Default">
      <style:map style:condition="cell-content()&gt;=900" style:apply-style-name="Error" style:base-cell-address="'docker-log-2018-08-27'.K93"/>
      <style:map style:condition="cell-content()=MIN([.$B93:.$F93])" style:apply-style-name="Accent" style:base-cell-address="'docker-log-2018-08-27'.K93"/>
    </style:style>
    <style:style style:name="ce1977" style:family="table-cell" style:parent-style-name="Default">
      <style:map style:condition="cell-content()&gt;=900" style:apply-style-name="Error" style:base-cell-address="'docker-log-2018-08-27'.K94"/>
      <style:map style:condition="cell-content()=MIN([.$B94:.$F94])" style:apply-style-name="Accent" style:base-cell-address="'docker-log-2018-08-27'.K94"/>
    </style:style>
    <style:style style:name="ce1978" style:family="table-cell" style:parent-style-name="Default">
      <style:map style:condition="cell-content()&gt;=900" style:apply-style-name="Error" style:base-cell-address="'docker-log-2018-08-27'.K95"/>
      <style:map style:condition="cell-content()=MIN([.$B95:.$F95])" style:apply-style-name="Accent" style:base-cell-address="'docker-log-2018-08-27'.K95"/>
    </style:style>
    <style:style style:name="ce1979" style:family="table-cell" style:parent-style-name="Default">
      <style:map style:condition="cell-content()&gt;=900" style:apply-style-name="Error" style:base-cell-address="'docker-log-2018-08-27'.K96"/>
      <style:map style:condition="cell-content()=MIN([.$B96:.$F96])" style:apply-style-name="Accent" style:base-cell-address="'docker-log-2018-08-27'.K96"/>
    </style:style>
    <style:style style:name="ce1980" style:family="table-cell" style:parent-style-name="Default">
      <style:map style:condition="cell-content()&gt;=900" style:apply-style-name="Error" style:base-cell-address="'docker-log-2018-08-27'.K97"/>
      <style:map style:condition="cell-content()=MIN([.$B97:.$F97])" style:apply-style-name="Accent" style:base-cell-address="'docker-log-2018-08-27'.K97"/>
    </style:style>
    <style:style style:name="ce1981" style:family="table-cell" style:parent-style-name="Default">
      <style:map style:condition="cell-content()&gt;=900" style:apply-style-name="Error" style:base-cell-address="'docker-log-2018-08-27'.K98"/>
      <style:map style:condition="cell-content()=MIN([.$B98:.$F98])" style:apply-style-name="Accent" style:base-cell-address="'docker-log-2018-08-27'.K98"/>
    </style:style>
    <style:style style:name="ce1982" style:family="table-cell" style:parent-style-name="Default">
      <style:map style:condition="cell-content()&gt;=900" style:apply-style-name="Error" style:base-cell-address="'docker-log-2018-08-27'.K99"/>
      <style:map style:condition="cell-content()=MIN([.$B99:.$F99])" style:apply-style-name="Accent" style:base-cell-address="'docker-log-2018-08-27'.K99"/>
    </style:style>
    <style:style style:name="ce1983" style:family="table-cell" style:parent-style-name="Default">
      <style:map style:condition="cell-content()&gt;=900" style:apply-style-name="Error" style:base-cell-address="'docker-log-2018-08-27'.K100"/>
      <style:map style:condition="cell-content()=MIN([.$B100:.$F100])" style:apply-style-name="Accent" style:base-cell-address="'docker-log-2018-08-27'.K100"/>
    </style:style>
    <style:style style:name="ce1984" style:family="table-cell" style:parent-style-name="Default">
      <style:map style:condition="cell-content()&gt;=900" style:apply-style-name="Error" style:base-cell-address="'docker-log-2018-08-27'.K101"/>
      <style:map style:condition="cell-content()=MIN([.$B101:.$F101])" style:apply-style-name="Accent" style:base-cell-address="'docker-log-2018-08-27'.K101"/>
    </style:style>
    <style:style style:name="ce1985" style:family="table-cell" style:parent-style-name="Default">
      <style:map style:condition="cell-content()&gt;=900" style:apply-style-name="Error" style:base-cell-address="'docker-log-2018-08-27'.K102"/>
      <style:map style:condition="cell-content()=MIN([.$B102:.$F102])" style:apply-style-name="Accent" style:base-cell-address="'docker-log-2018-08-27'.K102"/>
    </style:style>
    <style:style style:name="ce1986" style:family="table-cell" style:parent-style-name="Default">
      <style:map style:condition="cell-content()&gt;=900" style:apply-style-name="Error" style:base-cell-address="'docker-log-2018-08-27'.K103"/>
      <style:map style:condition="cell-content()=MIN([.$B103:.$F103])" style:apply-style-name="Accent" style:base-cell-address="'docker-log-2018-08-27'.K103"/>
    </style:style>
    <style:style style:name="ce1987" style:family="table-cell" style:parent-style-name="Default">
      <style:map style:condition="cell-content()&gt;=900" style:apply-style-name="Error" style:base-cell-address="'docker-log-2018-08-27'.K104"/>
      <style:map style:condition="cell-content()=MIN([.$B104:.$F104])" style:apply-style-name="Accent" style:base-cell-address="'docker-log-2018-08-27'.K104"/>
    </style:style>
    <style:style style:name="ce1988" style:family="table-cell" style:parent-style-name="Default">
      <style:map style:condition="cell-content()&gt;=900" style:apply-style-name="Error" style:base-cell-address="'docker-log-2018-08-27'.K105"/>
      <style:map style:condition="cell-content()=MIN([.$B105:.$F105])" style:apply-style-name="Accent" style:base-cell-address="'docker-log-2018-08-27'.K105"/>
    </style:style>
    <style:style style:name="ce1989" style:family="table-cell" style:parent-style-name="Default">
      <style:map style:condition="cell-content()&gt;=900" style:apply-style-name="Error" style:base-cell-address="'docker-log-2018-08-27'.K106"/>
      <style:map style:condition="cell-content()=MIN([.$B106:.$F106])" style:apply-style-name="Accent" style:base-cell-address="'docker-log-2018-08-27'.K106"/>
    </style:style>
    <style:style style:name="ce1990" style:family="table-cell" style:parent-style-name="Default">
      <style:map style:condition="cell-content()&gt;=900" style:apply-style-name="Error" style:base-cell-address="'docker-log-2018-08-27'.K107"/>
      <style:map style:condition="cell-content()=MIN([.$B107:.$F107])" style:apply-style-name="Accent" style:base-cell-address="'docker-log-2018-08-27'.K107"/>
    </style:style>
    <style:style style:name="ce1991" style:family="table-cell" style:parent-style-name="Default">
      <style:map style:condition="cell-content()&gt;=900" style:apply-style-name="Error" style:base-cell-address="'docker-log-2018-08-27'.K108"/>
      <style:map style:condition="cell-content()=MIN([.$B108:.$F108])" style:apply-style-name="Accent" style:base-cell-address="'docker-log-2018-08-27'.K108"/>
    </style:style>
    <style:style style:name="ce1992" style:family="table-cell" style:parent-style-name="Default">
      <style:map style:condition="cell-content()&gt;=900" style:apply-style-name="Error" style:base-cell-address="'docker-log-2018-08-27'.K109"/>
      <style:map style:condition="cell-content()=MIN([.$B109:.$F109])" style:apply-style-name="Accent" style:base-cell-address="'docker-log-2018-08-27'.K109"/>
    </style:style>
    <style:style style:name="ce1993" style:family="table-cell" style:parent-style-name="Default">
      <style:map style:condition="cell-content()&gt;=900" style:apply-style-name="Error" style:base-cell-address="'docker-log-2018-08-27'.K110"/>
      <style:map style:condition="cell-content()=MIN([.$B110:.$F110])" style:apply-style-name="Accent" style:base-cell-address="'docker-log-2018-08-27'.K110"/>
    </style:style>
    <style:style style:name="ce1994" style:family="table-cell" style:parent-style-name="Default">
      <style:map style:condition="cell-content()&gt;=900" style:apply-style-name="Error" style:base-cell-address="'docker-log-2018-08-27'.K111"/>
      <style:map style:condition="cell-content()=MIN([.$B111:.$F111])" style:apply-style-name="Accent" style:base-cell-address="'docker-log-2018-08-27'.K111"/>
    </style:style>
    <style:style style:name="ce1995" style:family="table-cell" style:parent-style-name="Default">
      <style:map style:condition="cell-content()&gt;=900" style:apply-style-name="Error" style:base-cell-address="'docker-log-2018-08-27'.K112"/>
      <style:map style:condition="cell-content()=MIN([.$B112:.$F112])" style:apply-style-name="Accent" style:base-cell-address="'docker-log-2018-08-27'.K112"/>
    </style:style>
    <style:style style:name="ce1996" style:family="table-cell" style:parent-style-name="Default">
      <style:map style:condition="cell-content()&gt;=900" style:apply-style-name="Error" style:base-cell-address="'docker-log-2018-08-27'.K113"/>
      <style:map style:condition="cell-content()=MIN([.$B113:.$F113])" style:apply-style-name="Accent" style:base-cell-address="'docker-log-2018-08-27'.K113"/>
    </style:style>
  </office:automatic-styles>
  <office:body>
    <office:spreadsheet>
      <table:calculation-settings table:automatic-find-labels="false" table:use-regular-expressions="false" table:use-wildcards="true"/>
      <table:table table:name="docker-log-2018-08-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Heading1"/>
        <table:table-column table:style-name="co3" table:default-cell-style-name="Heading1"/>
        <table:table-column table:style-name="co4" table:default-cell-style-name="Heading1"/>
        <table:table-column table:style-name="co5" table:default-cell-style-name="Heading1"/>
        <table:table-column table:style-name="co6" table:default-cell-style-name="Heading1"/>
        <table:table-row table:style-name="ro1">
          <table:table-cell table:style-name="Heading1"/>
          <table:table-cell table:style-name="Heading1" office:value-type="string" calcext:value-type="string" table:number-columns-spanned="5" table:number-rows-spanned="1">
            <text:p>Time [s]</text:p>
          </table:table-cell>
          <table:covered-table-cell table:number-columns-repeated="4" table:style-name="Heading1"/>
          <table:table-cell office:value-type="string" calcext:value-type="string" table:number-columns-spanned="5" table:number-rows-spanned="1">
            <text:p>Memory [MB]</text:p>
          </table:table-cell>
          <table:covered-table-cell table:number-columns-repeated="4"/>
        </table:table-row>
        <table:table-row table:style-name="ro1">
          <table:table-cell table:style-name="Heading1" office:value-type="string" calcext:value-type="string">
            <text:p>Instance</text:p>
          </table:table-cell>
          <table:table-cell table:style-name="Heading1" office:value-type="string" calcext:value-type="string">
            <text:p>Clingo VSIDS</text:p>
          </table:table-cell>
          <table:table-cell table:style-name="Heading1" office:value-type="string" calcext:value-type="string">
            <text:p>Pred Offline</text:p>
          </table:table-cell>
          <table:table-cell table:style-name="Heading1" office:value-type="string" calcext:value-type="string">
            <text:p>Pred Offline (SF)</text:p>
          </table:table-cell>
          <table:table-cell table:style-name="Heading1" office:value-type="string" calcext:value-type="string">
            <text:p>Pred Offline + Restarts</text:p>
          </table:table-cell>
          <table:table-cell table:style-name="Heading1" office:value-type="string" calcext:value-type="string">
            <text:p>Pred Offline + R (SF)</text:p>
          </table:table-cell>
          <table:table-cell office:value-type="string" calcext:value-type="string">
            <text:p>Clingo VSIDS</text:p>
          </table:table-cell>
          <table:table-cell office:value-type="string" calcext:value-type="string">
            <text:p>Pred Offline</text:p>
          </table:table-cell>
          <table:table-cell office:value-type="string" calcext:value-type="string">
            <text:p>Pred Offline (SF)</text:p>
          </table:table-cell>
          <table:table-cell office:value-type="string" calcext:value-type="string">
            <text:p>Pred Offline + Restarts</text:p>
          </table:table-cell>
          <table:table-cell office:value-type="string" calcext:value-type="string">
            <text:p>Pred Offline + R (SF)</text:p>
          </table:table-cell>
        </table:table-row>
        <table:table-row table:style-name="ro1">
          <table:table-cell office:value-type="string" calcext:value-type="string">
            <text:p>07-partner_units_polynomial-28-0.asp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3" calcext:value-type="float">
            <text:p>0.853</text:p>
          </table:table-cell>
          <table:table-cell table:style-name="ce892" office:value-type="float" office:value="15.8" calcext:value-type="float">
            <text:p>15.8</text:p>
          </table:table-cell>
          <table:table-cell table:style-name="ce1113" office:value-type="float" office:value="36.3" calcext:value-type="float">
            <text:p>36.3</text:p>
          </table:table-cell>
          <table:table-cell table:style-name="ce1334" office:value-type="float" office:value="36.2" calcext:value-type="float">
            <text:p>36.2</text:p>
          </table:table-cell>
          <table:table-cell table:style-name="ce1555" office:value-type="float" office:value="36.3" calcext:value-type="float">
            <text:p>36.3</text:p>
          </table:table-cell>
          <table:table-cell table:style-name="ce1776"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10-partner_units_polynomial-58-0.asp</text:p>
          </table:table-cell>
          <table:table-cell table:style-name="ce336" office:value-type="float" office:value="38.31" calcext:value-type="float">
            <text:p>38.31</text:p>
          </table:table-cell>
          <table:table-cell table:style-name="ce448" office:value-type="float" office:value="2.629" calcext:value-type="float">
            <text:p>2.629</text:p>
          </table:table-cell>
          <table:table-cell table:style-name="ce559" office:value-type="float" office:value="2.416" calcext:value-type="float">
            <text:p>2.416</text:p>
          </table:table-cell>
          <table:table-cell table:style-name="ce670" office:value-type="float" office:value="11.225" calcext:value-type="float">
            <text:p>11.225</text:p>
          </table:table-cell>
          <table:table-cell table:style-name="ce781" office:value-type="float" office:value="10.845" calcext:value-type="float">
            <text:p>10.845</text:p>
          </table:table-cell>
          <table:table-cell table:style-name="ce893" office:value-type="float" office:value="78.3" calcext:value-type="float">
            <text:p>78.3</text:p>
          </table:table-cell>
          <table:table-cell table:style-name="ce1114" office:value-type="float" office:value="137.6" calcext:value-type="float">
            <text:p>137.6</text:p>
          </table:table-cell>
          <table:table-cell table:style-name="ce1335" office:value-type="float" office:value="137.1" calcext:value-type="float">
            <text:p>137.1</text:p>
          </table:table-cell>
          <table:table-cell table:style-name="ce1556" office:value-type="float" office:value="137.6" calcext:value-type="float">
            <text:p>137.6</text:p>
          </table:table-cell>
          <table:table-cell table:style-name="ce1777" office:value-type="float" office:value="137.1" calcext:value-type="float">
            <text:p>137.1</text:p>
          </table:table-cell>
        </table:table-row>
        <table:table-row table:style-name="ro1">
          <table:table-cell office:value-type="string" calcext:value-type="string">
            <text:p>100-partner_units-100-0.asp</text:p>
          </table:table-cell>
          <table:table-cell table:style-name="ce337" office:value-type="float" office:value="77.839" calcext:value-type="float">
            <text:p>77.839</text:p>
          </table:table-cell>
          <table:table-cell table:style-name="ce449" office:value-type="float" office:value="292.733" calcext:value-type="float">
            <text:p>292.733</text:p>
          </table:table-cell>
          <table:table-cell table:style-name="ce560" office:value-type="float" office:value="911.316" calcext:value-type="float">
            <text:p>911.316</text:p>
          </table:table-cell>
          <table:table-cell table:style-name="ce671" office:value-type="float" office:value="205.657" calcext:value-type="float">
            <text:p>205.657</text:p>
          </table:table-cell>
          <table:table-cell table:style-name="ce782" office:value-type="float" office:value="279.447" calcext:value-type="float">
            <text:p>279.447</text:p>
          </table:table-cell>
          <table:table-cell table:style-name="ce894" office:value-type="float" office:value="241" calcext:value-type="float">
            <text:p>241</text:p>
          </table:table-cell>
          <table:table-cell table:style-name="ce1115" office:value-type="float" office:value="608.2" calcext:value-type="float">
            <text:p>608.2</text:p>
          </table:table-cell>
          <table:table-cell table:style-name="ce1336" office:value-type="float" office:value="603.5" calcext:value-type="float">
            <text:p>603.5</text:p>
          </table:table-cell>
          <table:table-cell table:style-name="ce1557" office:value-type="float" office:value="609.1" calcext:value-type="float">
            <text:p>609.1</text:p>
          </table:table-cell>
          <table:table-cell table:style-name="ce1778" office:value-type="float" office:value="607.8" calcext:value-type="float">
            <text:p>607.8</text:p>
          </table:table-cell>
        </table:table-row>
        <table:table-row table:style-name="ro1">
          <table:table-cell office:value-type="string" calcext:value-type="string">
            <text:p>101-partner_units-100-0.asp</text:p>
          </table:table-cell>
          <table:table-cell table:style-name="ce338" office:value-type="float" office:value="15.169" calcext:value-type="float">
            <text:p>15.169</text:p>
          </table:table-cell>
          <table:table-cell table:style-name="ce450" office:value-type="float" office:value="46.855" calcext:value-type="float">
            <text:p>46.855</text:p>
          </table:table-cell>
          <table:table-cell table:style-name="ce561" office:value-type="float" office:value="911.061" calcext:value-type="float">
            <text:p>911.061</text:p>
          </table:table-cell>
          <table:table-cell table:style-name="ce672" office:value-type="float" office:value="911.906" calcext:value-type="float">
            <text:p>911.906</text:p>
          </table:table-cell>
          <table:table-cell table:style-name="ce783" office:value-type="float" office:value="737.685" calcext:value-type="float">
            <text:p>737.685</text:p>
          </table:table-cell>
          <table:table-cell table:style-name="ce895" office:value-type="float" office:value="232.3" calcext:value-type="float">
            <text:p>232.3</text:p>
          </table:table-cell>
          <table:table-cell table:style-name="ce1116" office:value-type="float" office:value="603.7" calcext:value-type="float">
            <text:p>603.7</text:p>
          </table:table-cell>
          <table:table-cell table:style-name="ce1337" office:value-type="float" office:value="600.8" calcext:value-type="float">
            <text:p>600.8</text:p>
          </table:table-cell>
          <table:table-cell table:style-name="ce1558" office:value-type="float" office:value="601.9" calcext:value-type="float">
            <text:p>601.9</text:p>
          </table:table-cell>
          <table:table-cell table:style-name="ce1779" office:value-type="float" office:value="602.6" calcext:value-type="float">
            <text:p>602.6</text:p>
          </table:table-cell>
        </table:table-row>
        <table:table-row table:style-name="ro1">
          <table:table-cell office:value-type="string" calcext:value-type="string">
            <text:p>102-partner_units-100-0.asp</text:p>
          </table:table-cell>
          <table:table-cell table:style-name="ce339" office:value-type="float" office:value="5.56" calcext:value-type="float">
            <text:p>5.56</text:p>
          </table:table-cell>
          <table:table-cell table:style-name="ce451" office:value-type="float" office:value="63.194" calcext:value-type="float">
            <text:p>63.194</text:p>
          </table:table-cell>
          <table:table-cell table:style-name="ce562" office:value-type="float" office:value="100.323" calcext:value-type="float">
            <text:p>100.323</text:p>
          </table:table-cell>
          <table:table-cell table:style-name="ce673" office:value-type="float" office:value="205.869" calcext:value-type="float">
            <text:p>205.869</text:p>
          </table:table-cell>
          <table:table-cell table:style-name="ce784" office:value-type="float" office:value="396.995" calcext:value-type="float">
            <text:p>396.995</text:p>
          </table:table-cell>
          <table:table-cell table:style-name="ce896" office:value-type="float" office:value="233.7" calcext:value-type="float">
            <text:p>233.7</text:p>
          </table:table-cell>
          <table:table-cell table:style-name="ce1117" office:value-type="float" office:value="605.5" calcext:value-type="float">
            <text:p>605.5</text:p>
          </table:table-cell>
          <table:table-cell table:style-name="ce1338" office:value-type="float" office:value="605.5" calcext:value-type="float">
            <text:p>605.5</text:p>
          </table:table-cell>
          <table:table-cell table:style-name="ce1559" office:value-type="float" office:value="606.3" calcext:value-type="float">
            <text:p>606.3</text:p>
          </table:table-cell>
          <table:table-cell table:style-name="ce1780" office:value-type="float" office:value="603.8" calcext:value-type="float">
            <text:p>603.8</text:p>
          </table:table-cell>
        </table:table-row>
        <table:table-row table:style-name="ro1">
          <table:table-cell office:value-type="string" calcext:value-type="string">
            <text:p>103-partner_units-100-0.asp</text:p>
          </table:table-cell>
          <table:table-cell table:style-name="ce340" office:value-type="float" office:value="13.724" calcext:value-type="float">
            <text:p>13.724</text:p>
          </table:table-cell>
          <table:table-cell table:style-name="ce452" office:value-type="float" office:value="34.7" calcext:value-type="float">
            <text:p>34.7</text:p>
          </table:table-cell>
          <table:table-cell table:style-name="ce563" office:value-type="float" office:value="911.925" calcext:value-type="float">
            <text:p>911.925</text:p>
          </table:table-cell>
          <table:table-cell table:style-name="ce674" office:value-type="float" office:value="68.014" calcext:value-type="float">
            <text:p>68.014</text:p>
          </table:table-cell>
          <table:table-cell table:style-name="ce785" office:value-type="float" office:value="332.95" calcext:value-type="float">
            <text:p>332.95</text:p>
          </table:table-cell>
          <table:table-cell table:style-name="ce897" office:value-type="float" office:value="234.3" calcext:value-type="float">
            <text:p>234.3</text:p>
          </table:table-cell>
          <table:table-cell table:style-name="ce1118" office:value-type="float" office:value="618.4" calcext:value-type="float">
            <text:p>618.4</text:p>
          </table:table-cell>
          <table:table-cell table:style-name="ce1339" office:value-type="float" office:value="615" calcext:value-type="float">
            <text:p>615</text:p>
          </table:table-cell>
          <table:table-cell table:style-name="ce1560" office:value-type="float" office:value="619.5" calcext:value-type="float">
            <text:p>619.5</text:p>
          </table:table-cell>
          <table:table-cell table:style-name="ce1781" office:value-type="float" office:value="613.4" calcext:value-type="float">
            <text:p>613.4</text:p>
          </table:table-cell>
        </table:table-row>
        <table:table-row table:style-name="ro1">
          <table:table-cell office:value-type="string" calcext:value-type="string">
            <text:p>104-partner_units-100-0.asp</text:p>
          </table:table-cell>
          <table:table-cell table:style-name="ce341" office:value-type="float" office:value="34.346" calcext:value-type="float">
            <text:p>34.346</text:p>
          </table:table-cell>
          <table:table-cell table:style-name="ce453" office:value-type="float" office:value="132" calcext:value-type="float">
            <text:p>132</text:p>
          </table:table-cell>
          <table:table-cell table:style-name="ce564" office:value-type="float" office:value="176.197" calcext:value-type="float">
            <text:p>176.197</text:p>
          </table:table-cell>
          <table:table-cell table:style-name="ce675" office:value-type="float" office:value="61.922" calcext:value-type="float">
            <text:p>61.922</text:p>
          </table:table-cell>
          <table:table-cell table:style-name="ce786" office:value-type="float" office:value="202.481" calcext:value-type="float">
            <text:p>202.481</text:p>
          </table:table-cell>
          <table:table-cell table:style-name="ce898" office:value-type="float" office:value="236.3" calcext:value-type="float">
            <text:p>236.3</text:p>
          </table:table-cell>
          <table:table-cell table:style-name="ce1119" office:value-type="float" office:value="608.6" calcext:value-type="float">
            <text:p>608.6</text:p>
          </table:table-cell>
          <table:table-cell table:style-name="ce1340" office:value-type="float" office:value="609.5" calcext:value-type="float">
            <text:p>609.5</text:p>
          </table:table-cell>
          <table:table-cell table:style-name="ce1561" office:value-type="float" office:value="612.9" calcext:value-type="float">
            <text:p>612.9</text:p>
          </table:table-cell>
          <table:table-cell table:style-name="ce1782" office:value-type="float" office:value="607.7" calcext:value-type="float">
            <text:p>607.7</text:p>
          </table:table-cell>
        </table:table-row>
        <table:table-row table:style-name="ro1">
          <table:table-cell office:value-type="string" calcext:value-type="string">
            <text:p>105-partner_units-100-0.asp</text:p>
          </table:table-cell>
          <table:table-cell table:style-name="ce342" office:value-type="float" office:value="10.108" calcext:value-type="float">
            <text:p>10.108</text:p>
          </table:table-cell>
          <table:table-cell table:style-name="ce454" office:value-type="float" office:value="122.578" calcext:value-type="float">
            <text:p>122.578</text:p>
          </table:table-cell>
          <table:table-cell table:style-name="ce565" office:value-type="float" office:value="93.065" calcext:value-type="float">
            <text:p>93.065</text:p>
          </table:table-cell>
          <table:table-cell table:style-name="ce676" office:value-type="float" office:value="167.223" calcext:value-type="float">
            <text:p>167.223</text:p>
          </table:table-cell>
          <table:table-cell table:style-name="ce787" office:value-type="float" office:value="223.635" calcext:value-type="float">
            <text:p>223.635</text:p>
          </table:table-cell>
          <table:table-cell table:style-name="ce899" office:value-type="float" office:value="234.1" calcext:value-type="float">
            <text:p>234.1</text:p>
          </table:table-cell>
          <table:table-cell table:style-name="ce1120" office:value-type="float" office:value="599.2" calcext:value-type="float">
            <text:p>599.2</text:p>
          </table:table-cell>
          <table:table-cell table:style-name="ce1341" office:value-type="float" office:value="600.8" calcext:value-type="float">
            <text:p>600.8</text:p>
          </table:table-cell>
          <table:table-cell table:style-name="ce1562" office:value-type="float" office:value="599.6" calcext:value-type="float">
            <text:p>599.6</text:p>
          </table:table-cell>
          <table:table-cell table:style-name="ce1783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06-partner_units-100-0.asp</text:p>
          </table:table-cell>
          <table:table-cell table:style-name="ce343" office:value-type="float" office:value="21.332" calcext:value-type="float">
            <text:p>21.332</text:p>
          </table:table-cell>
          <table:table-cell table:style-name="ce455" office:value-type="float" office:value="61.912" calcext:value-type="float">
            <text:p>61.912</text:p>
          </table:table-cell>
          <table:table-cell table:style-name="ce566" office:value-type="float" office:value="659.694" calcext:value-type="float">
            <text:p>659.694</text:p>
          </table:table-cell>
          <table:table-cell table:style-name="ce677" office:value-type="float" office:value="88.35" calcext:value-type="float">
            <text:p>88.35</text:p>
          </table:table-cell>
          <table:table-cell table:style-name="ce788" office:value-type="float" office:value="911.214" calcext:value-type="float">
            <text:p>911.214</text:p>
          </table:table-cell>
          <table:table-cell table:style-name="ce900" office:value-type="float" office:value="233.5" calcext:value-type="float">
            <text:p>233.5</text:p>
          </table:table-cell>
          <table:table-cell table:style-name="ce1121" office:value-type="float" office:value="601.3" calcext:value-type="float">
            <text:p>601.3</text:p>
          </table:table-cell>
          <table:table-cell table:style-name="ce1342" office:value-type="float" office:value="599.2" calcext:value-type="float">
            <text:p>599.2</text:p>
          </table:table-cell>
          <table:table-cell table:style-name="ce1563" office:value-type="float" office:value="598.7" calcext:value-type="float">
            <text:p>598.7</text:p>
          </table:table-cell>
          <table:table-cell table:style-name="ce1784" office:value-type="float" office:value="599.1" calcext:value-type="float">
            <text:p>599.1</text:p>
          </table:table-cell>
        </table:table-row>
        <table:table-row table:style-name="ro1">
          <table:table-cell office:value-type="string" calcext:value-type="string">
            <text:p>107-partner_units-100-0.asp</text:p>
          </table:table-cell>
          <table:table-cell table:style-name="ce344" office:value-type="float" office:value="20.228" calcext:value-type="float">
            <text:p>20.228</text:p>
          </table:table-cell>
          <table:table-cell table:style-name="ce456" office:value-type="float" office:value="301.581" calcext:value-type="float">
            <text:p>301.581</text:p>
          </table:table-cell>
          <table:table-cell table:style-name="ce567" office:value-type="float" office:value="230.754" calcext:value-type="float">
            <text:p>230.754</text:p>
          </table:table-cell>
          <table:table-cell table:style-name="ce678" office:value-type="float" office:value="911.233" calcext:value-type="float">
            <text:p>911.233</text:p>
          </table:table-cell>
          <table:table-cell table:style-name="ce789" office:value-type="float" office:value="345.214" calcext:value-type="float">
            <text:p>345.214</text:p>
          </table:table-cell>
          <table:table-cell table:style-name="ce901" office:value-type="float" office:value="233" calcext:value-type="float">
            <text:p>233</text:p>
          </table:table-cell>
          <table:table-cell table:style-name="ce1122" office:value-type="float" office:value="609.1" calcext:value-type="float">
            <text:p>609.1</text:p>
          </table:table-cell>
          <table:table-cell table:style-name="ce1343" office:value-type="float" office:value="604.1" calcext:value-type="float">
            <text:p>604.1</text:p>
          </table:table-cell>
          <table:table-cell table:style-name="ce1564" office:value-type="float" office:value="608.4" calcext:value-type="float">
            <text:p>608.4</text:p>
          </table:table-cell>
          <table:table-cell table:style-name="ce1785" office:value-type="float" office:value="607.5" calcext:value-type="float">
            <text:p>607.5</text:p>
          </table:table-cell>
        </table:table-row>
        <table:table-row table:style-name="ro1">
          <table:table-cell office:value-type="string" calcext:value-type="string">
            <text:p>108-partner_units-100-0.asp</text:p>
          </table:table-cell>
          <table:table-cell table:style-name="ce345" office:value-type="float" office:value="21.239" calcext:value-type="float">
            <text:p>21.239</text:p>
          </table:table-cell>
          <table:table-cell table:style-name="ce457" office:value-type="float" office:value="911.298" calcext:value-type="float">
            <text:p>911.298</text:p>
          </table:table-cell>
          <table:table-cell table:style-name="ce568" office:value-type="float" office:value="911.137" calcext:value-type="float">
            <text:p>911.137</text:p>
          </table:table-cell>
          <table:table-cell table:style-name="ce679" office:value-type="float" office:value="911.972" calcext:value-type="float">
            <text:p>911.972</text:p>
          </table:table-cell>
          <table:table-cell table:style-name="ce790" office:value-type="float" office:value="437.928" calcext:value-type="float">
            <text:p>437.928</text:p>
          </table:table-cell>
          <table:table-cell table:style-name="ce902" office:value-type="float" office:value="237.9" calcext:value-type="float">
            <text:p>237.9</text:p>
          </table:table-cell>
          <table:table-cell table:style-name="ce1123" office:value-type="float" office:value="603" calcext:value-type="float">
            <text:p>603</text:p>
          </table:table-cell>
          <table:table-cell table:style-name="ce1344" office:value-type="float" office:value="598.5" calcext:value-type="float">
            <text:p>598.5</text:p>
          </table:table-cell>
          <table:table-cell table:style-name="ce1565" office:value-type="float" office:value="598.7" calcext:value-type="float">
            <text:p>598.7</text:p>
          </table:table-cell>
          <table:table-cell table:style-name="ce1786" office:value-type="float" office:value="601.4" calcext:value-type="float">
            <text:p>601.4</text:p>
          </table:table-cell>
        </table:table-row>
        <table:table-row table:style-name="ro1">
          <table:table-cell office:value-type="string" calcext:value-type="string">
            <text:p>109-partner_units-100-0.asp</text:p>
          </table:table-cell>
          <table:table-cell table:style-name="ce346" office:value-type="float" office:value="3.405" calcext:value-type="float">
            <text:p>3.405</text:p>
          </table:table-cell>
          <table:table-cell table:style-name="ce458" office:value-type="float" office:value="151.514" calcext:value-type="float">
            <text:p>151.514</text:p>
          </table:table-cell>
          <table:table-cell table:style-name="ce569" office:value-type="float" office:value="634.61" calcext:value-type="float">
            <text:p>634.61</text:p>
          </table:table-cell>
          <table:table-cell table:style-name="ce680" office:value-type="float" office:value="239.461" calcext:value-type="float">
            <text:p>239.461</text:p>
          </table:table-cell>
          <table:table-cell table:style-name="ce791" office:value-type="float" office:value="780.987" calcext:value-type="float">
            <text:p>780.987</text:p>
          </table:table-cell>
          <table:table-cell table:style-name="ce903" office:value-type="float" office:value="233.9" calcext:value-type="float">
            <text:p>233.9</text:p>
          </table:table-cell>
          <table:table-cell table:style-name="ce1124" office:value-type="float" office:value="604.7" calcext:value-type="float">
            <text:p>604.7</text:p>
          </table:table-cell>
          <table:table-cell table:style-name="ce1345" office:value-type="float" office:value="602.3" calcext:value-type="float">
            <text:p>602.3</text:p>
          </table:table-cell>
          <table:table-cell table:style-name="ce1566" office:value-type="float" office:value="605.4" calcext:value-type="float">
            <text:p>605.4</text:p>
          </table:table-cell>
          <table:table-cell table:style-name="ce1787" office:value-type="float" office:value="604.8" calcext:value-type="float">
            <text:p>604.8</text:p>
          </table:table-cell>
        </table:table-row>
        <table:table-row table:style-name="ro1">
          <table:table-cell office:value-type="string" calcext:value-type="string">
            <text:p>111-partner_units_polynomial-100-0.asp</text:p>
          </table:table-cell>
          <table:table-cell table:style-name="ce347" office:value-type="float" office:value="911.46" calcext:value-type="float">
            <text:p>911.46</text:p>
          </table:table-cell>
          <table:table-cell table:style-name="ce459" office:value-type="float" office:value="911.918" calcext:value-type="float">
            <text:p>911.918</text:p>
          </table:table-cell>
          <table:table-cell table:style-name="ce570" office:value-type="float" office:value="911.549" calcext:value-type="float">
            <text:p>911.549</text:p>
          </table:table-cell>
          <table:table-cell table:style-name="ce681" office:value-type="float" office:value="912.008" calcext:value-type="float">
            <text:p>912.008</text:p>
          </table:table-cell>
          <table:table-cell table:style-name="ce792" office:value-type="float" office:value="911.539" calcext:value-type="float">
            <text:p>911.539</text:p>
          </table:table-cell>
          <table:table-cell table:style-name="ce904" office:value-type="float" office:value="337.1" calcext:value-type="float">
            <text:p>337.1</text:p>
          </table:table-cell>
          <table:table-cell table:style-name="ce1125" office:value-type="float" office:value="610.2" calcext:value-type="float">
            <text:p>610.2</text:p>
          </table:table-cell>
          <table:table-cell table:style-name="ce1346" office:value-type="float" office:value="612.1" calcext:value-type="float">
            <text:p>612.1</text:p>
          </table:table-cell>
          <table:table-cell table:style-name="ce1567" office:value-type="float" office:value="612.5" calcext:value-type="float">
            <text:p>612.5</text:p>
          </table:table-cell>
          <table:table-cell table:style-name="ce1788" office:value-type="float" office:value="614.3" calcext:value-type="float">
            <text:p>614.3</text:p>
          </table:table-cell>
        </table:table-row>
        <table:table-row table:style-name="ro1">
          <table:table-cell office:value-type="string" calcext:value-type="string">
            <text:p>112-partner_units_polynomial-100-0.asp</text:p>
          </table:table-cell>
          <table:table-cell table:style-name="ce348" office:value-type="float" office:value="911.358" calcext:value-type="float">
            <text:p>911.358</text:p>
          </table:table-cell>
          <table:table-cell table:style-name="ce460" office:value-type="float" office:value="911.096" calcext:value-type="float">
            <text:p>911.096</text:p>
          </table:table-cell>
          <table:table-cell table:style-name="ce571" office:value-type="float" office:value="911.901" calcext:value-type="float">
            <text:p>911.901</text:p>
          </table:table-cell>
          <table:table-cell table:style-name="ce682" office:value-type="float" office:value="911.86" calcext:value-type="float">
            <text:p>911.86</text:p>
          </table:table-cell>
          <table:table-cell table:style-name="ce793" office:value-type="float" office:value="911.904" calcext:value-type="float">
            <text:p>911.904</text:p>
          </table:table-cell>
          <table:table-cell table:style-name="ce905" office:value-type="float" office:value="271.8" calcext:value-type="float">
            <text:p>271.8</text:p>
          </table:table-cell>
          <table:table-cell table:style-name="ce1126" office:value-type="float" office:value="614.8" calcext:value-type="float">
            <text:p>614.8</text:p>
          </table:table-cell>
          <table:table-cell table:style-name="ce1347" office:value-type="float" office:value="609.9" calcext:value-type="float">
            <text:p>609.9</text:p>
          </table:table-cell>
          <table:table-cell table:style-name="ce1568" office:value-type="float" office:value="609.9" calcext:value-type="float">
            <text:p>609.9</text:p>
          </table:table-cell>
          <table:table-cell table:style-name="ce1789" office:value-type="float" office:value="609.3" calcext:value-type="float">
            <text:p>609.3</text:p>
          </table:table-cell>
        </table:table-row>
        <table:table-row table:style-name="ro1">
          <table:table-cell office:value-type="string" calcext:value-type="string">
            <text:p>114-partner_units_polynomial-100-0.asp</text:p>
          </table:table-cell>
          <table:table-cell table:style-name="ce349" office:value-type="float" office:value="911.718" calcext:value-type="float">
            <text:p>911.718</text:p>
          </table:table-cell>
          <table:table-cell table:style-name="ce461" office:value-type="float" office:value="911.602" calcext:value-type="float">
            <text:p>911.602</text:p>
          </table:table-cell>
          <table:table-cell table:style-name="ce572" office:value-type="float" office:value="911.078" calcext:value-type="float">
            <text:p>911.078</text:p>
          </table:table-cell>
          <table:table-cell table:style-name="ce683" office:value-type="float" office:value="911.358" calcext:value-type="float">
            <text:p>911.358</text:p>
          </table:table-cell>
          <table:table-cell table:style-name="ce794" office:value-type="float" office:value="911.733" calcext:value-type="float">
            <text:p>911.733</text:p>
          </table:table-cell>
          <table:table-cell table:style-name="ce906" office:value-type="float" office:value="270.1" calcext:value-type="float">
            <text:p>270.1</text:p>
          </table:table-cell>
          <table:table-cell table:style-name="ce1127" office:value-type="float" office:value="615.9" calcext:value-type="float">
            <text:p>615.9</text:p>
          </table:table-cell>
          <table:table-cell table:style-name="ce1348" office:value-type="float" office:value="610.1" calcext:value-type="float">
            <text:p>610.1</text:p>
          </table:table-cell>
          <table:table-cell table:style-name="ce1569" office:value-type="float" office:value="614.6" calcext:value-type="float">
            <text:p>614.6</text:p>
          </table:table-cell>
          <table:table-cell table:style-name="ce1790" office:value-type="float" office:value="610.8" calcext:value-type="float">
            <text:p>610.8</text:p>
          </table:table-cell>
        </table:table-row>
        <table:table-row table:style-name="ro1">
          <table:table-cell office:value-type="string" calcext:value-type="string">
            <text:p>115-partner_units_polynomial-100-0.asp</text:p>
          </table:table-cell>
          <table:table-cell table:style-name="ce350" office:value-type="float" office:value="911.336" calcext:value-type="float">
            <text:p>911.336</text:p>
          </table:table-cell>
          <table:table-cell table:style-name="ce462" office:value-type="float" office:value="911.311" calcext:value-type="float">
            <text:p>911.311</text:p>
          </table:table-cell>
          <table:table-cell table:style-name="ce573" office:value-type="float" office:value="911.762" calcext:value-type="float">
            <text:p>911.762</text:p>
          </table:table-cell>
          <table:table-cell table:style-name="ce684" office:value-type="float" office:value="911.048" calcext:value-type="float">
            <text:p>911.048</text:p>
          </table:table-cell>
          <table:table-cell table:style-name="ce795" office:value-type="float" office:value="911.723" calcext:value-type="float">
            <text:p>911.723</text:p>
          </table:table-cell>
          <table:table-cell table:style-name="ce907" office:value-type="float" office:value="290" calcext:value-type="float">
            <text:p>290</text:p>
          </table:table-cell>
          <table:table-cell table:style-name="ce1128" office:value-type="float" office:value="609.4" calcext:value-type="float">
            <text:p>609.4</text:p>
          </table:table-cell>
          <table:table-cell table:style-name="ce1349" office:value-type="float" office:value="609.1" calcext:value-type="float">
            <text:p>609.1</text:p>
          </table:table-cell>
          <table:table-cell table:style-name="ce1570" office:value-type="float" office:value="612" calcext:value-type="float">
            <text:p>612</text:p>
          </table:table-cell>
          <table:table-cell table:style-name="ce1791" office:value-type="float" office:value="612.4" calcext:value-type="float">
            <text:p>612.4</text:p>
          </table:table-cell>
        </table:table-row>
        <table:table-row table:style-name="ro1">
          <table:table-cell office:value-type="string" calcext:value-type="string">
            <text:p>116-partner_units_polynomial-100-0.asp</text:p>
          </table:table-cell>
          <table:table-cell table:style-name="ce351" office:value-type="float" office:value="911.514" calcext:value-type="float">
            <text:p>911.514</text:p>
          </table:table-cell>
          <table:table-cell table:style-name="ce463" office:value-type="float" office:value="911.227" calcext:value-type="float">
            <text:p>911.227</text:p>
          </table:table-cell>
          <table:table-cell table:style-name="ce574" office:value-type="float" office:value="911.82" calcext:value-type="float">
            <text:p>911.82</text:p>
          </table:table-cell>
          <table:table-cell table:style-name="ce685" office:value-type="float" office:value="911.502" calcext:value-type="float">
            <text:p>911.502</text:p>
          </table:table-cell>
          <table:table-cell table:style-name="ce796" office:value-type="float" office:value="911.62" calcext:value-type="float">
            <text:p>911.62</text:p>
          </table:table-cell>
          <table:table-cell table:style-name="ce908" office:value-type="float" office:value="283.7" calcext:value-type="float">
            <text:p>283.7</text:p>
          </table:table-cell>
          <table:table-cell table:style-name="ce1129" office:value-type="float" office:value="600.1" calcext:value-type="float">
            <text:p>600.1</text:p>
          </table:table-cell>
          <table:table-cell table:style-name="ce1350" office:value-type="float" office:value="598.8" calcext:value-type="float">
            <text:p>598.8</text:p>
          </table:table-cell>
          <table:table-cell table:style-name="ce1571" office:value-type="float" office:value="602.9" calcext:value-type="float">
            <text:p>602.9</text:p>
          </table:table-cell>
          <table:table-cell table:style-name="ce1792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119-partner_units_polynomial-100-0.asp</text:p>
          </table:table-cell>
          <table:table-cell table:style-name="ce352" office:value-type="float" office:value="911.257" calcext:value-type="float">
            <text:p>911.257</text:p>
          </table:table-cell>
          <table:table-cell table:style-name="ce464" office:value-type="float" office:value="911.507" calcext:value-type="float">
            <text:p>911.507</text:p>
          </table:table-cell>
          <table:table-cell table:style-name="ce575" office:value-type="float" office:value="911.047" calcext:value-type="float">
            <text:p>911.047</text:p>
          </table:table-cell>
          <table:table-cell table:style-name="ce686" office:value-type="float" office:value="911.377" calcext:value-type="float">
            <text:p>911.377</text:p>
          </table:table-cell>
          <table:table-cell table:style-name="ce797" office:value-type="float" office:value="911.178" calcext:value-type="float">
            <text:p>911.178</text:p>
          </table:table-cell>
          <table:table-cell table:style-name="ce909" office:value-type="float" office:value="307.3" calcext:value-type="float">
            <text:p>307.3</text:p>
          </table:table-cell>
          <table:table-cell table:style-name="ce1130" office:value-type="float" office:value="610" calcext:value-type="float">
            <text:p>610</text:p>
          </table:table-cell>
          <table:table-cell table:style-name="ce1351" office:value-type="float" office:value="610.9" calcext:value-type="float">
            <text:p>610.9</text:p>
          </table:table-cell>
          <table:table-cell table:style-name="ce1572" office:value-type="float" office:value="611.6" calcext:value-type="float">
            <text:p>611.6</text:p>
          </table:table-cell>
          <table:table-cell table:style-name="ce1793" office:value-type="float" office:value="609.9" calcext:value-type="float">
            <text:p>609.9</text:p>
          </table:table-cell>
        </table:table-row>
        <table:table-row table:style-name="ro1">
          <table:table-cell office:value-type="string" calcext:value-type="string">
            <text:p>121-partner_units_polynomial-100-0.asp</text:p>
          </table:table-cell>
          <table:table-cell table:style-name="ce353" office:value-type="float" office:value="911.551" calcext:value-type="float">
            <text:p>911.551</text:p>
          </table:table-cell>
          <table:table-cell table:style-name="ce465" office:value-type="float" office:value="911.44" calcext:value-type="float">
            <text:p>911.44</text:p>
          </table:table-cell>
          <table:table-cell table:style-name="ce576" office:value-type="float" office:value="911.925" calcext:value-type="float">
            <text:p>911.925</text:p>
          </table:table-cell>
          <table:table-cell table:style-name="ce687" office:value-type="float" office:value="911.483" calcext:value-type="float">
            <text:p>911.483</text:p>
          </table:table-cell>
          <table:table-cell table:style-name="ce798" office:value-type="float" office:value="911.591" calcext:value-type="float">
            <text:p>911.591</text:p>
          </table:table-cell>
          <table:table-cell table:style-name="ce910" office:value-type="float" office:value="285.9" calcext:value-type="float">
            <text:p>285.9</text:p>
          </table:table-cell>
          <table:table-cell table:style-name="ce1131" office:value-type="float" office:value="602.6" calcext:value-type="float">
            <text:p>602.6</text:p>
          </table:table-cell>
          <table:table-cell table:style-name="ce1352" office:value-type="float" office:value="599.9" calcext:value-type="float">
            <text:p>599.9</text:p>
          </table:table-cell>
          <table:table-cell table:style-name="ce1573" office:value-type="float" office:value="601.9" calcext:value-type="float">
            <text:p>601.9</text:p>
          </table:table-cell>
          <table:table-cell table:style-name="ce1794" office:value-type="float" office:value="602.9" calcext:value-type="float">
            <text:p>602.9</text:p>
          </table:table-cell>
        </table:table-row>
        <table:table-row table:style-name="ro1">
          <table:table-cell office:value-type="string" calcext:value-type="string">
            <text:p>123-partner_units_polynomial-100-0.asp</text:p>
          </table:table-cell>
          <table:table-cell table:style-name="ce354" office:value-type="float" office:value="911.528" calcext:value-type="float">
            <text:p>911.528</text:p>
          </table:table-cell>
          <table:table-cell table:style-name="ce466" office:value-type="float" office:value="911.617" calcext:value-type="float">
            <text:p>911.617</text:p>
          </table:table-cell>
          <table:table-cell table:style-name="ce577" office:value-type="float" office:value="911.25" calcext:value-type="float">
            <text:p>911.25</text:p>
          </table:table-cell>
          <table:table-cell table:style-name="ce688" office:value-type="float" office:value="912.008" calcext:value-type="float">
            <text:p>912.008</text:p>
          </table:table-cell>
          <table:table-cell table:style-name="ce799" office:value-type="float" office:value="911.398" calcext:value-type="float">
            <text:p>911.398</text:p>
          </table:table-cell>
          <table:table-cell table:style-name="ce911" office:value-type="float" office:value="270.5" calcext:value-type="float">
            <text:p>270.5</text:p>
          </table:table-cell>
          <table:table-cell table:style-name="ce1132" office:value-type="float" office:value="607.6" calcext:value-type="float">
            <text:p>607.6</text:p>
          </table:table-cell>
          <table:table-cell table:style-name="ce1353" office:value-type="float" office:value="607" calcext:value-type="float">
            <text:p>607</text:p>
          </table:table-cell>
          <table:table-cell table:style-name="ce1574" office:value-type="float" office:value="606.6" calcext:value-type="float">
            <text:p>606.6</text:p>
          </table:table-cell>
          <table:table-cell table:style-name="ce1795" office:value-type="float" office:value="605.6" calcext:value-type="float">
            <text:p>605.6</text:p>
          </table:table-cell>
        </table:table-row>
        <table:table-row table:style-name="ro1">
          <table:table-cell office:value-type="string" calcext:value-type="string">
            <text:p>124-partner_units_polynomial-100-0.asp</text:p>
          </table:table-cell>
          <table:table-cell table:style-name="ce355" office:value-type="float" office:value="911.656" calcext:value-type="float">
            <text:p>911.656</text:p>
          </table:table-cell>
          <table:table-cell table:style-name="ce467" office:value-type="float" office:value="911.237" calcext:value-type="float">
            <text:p>911.237</text:p>
          </table:table-cell>
          <table:table-cell table:style-name="ce578" office:value-type="float" office:value="911.897" calcext:value-type="float">
            <text:p>911.897</text:p>
          </table:table-cell>
          <table:table-cell table:style-name="ce689" office:value-type="float" office:value="911.437" calcext:value-type="float">
            <text:p>911.437</text:p>
          </table:table-cell>
          <table:table-cell table:style-name="ce800" office:value-type="float" office:value="911.141" calcext:value-type="float">
            <text:p>911.141</text:p>
          </table:table-cell>
          <table:table-cell table:style-name="ce912" office:value-type="float" office:value="288.8" calcext:value-type="float">
            <text:p>288.8</text:p>
          </table:table-cell>
          <table:table-cell table:style-name="ce1133" office:value-type="float" office:value="613.9" calcext:value-type="float">
            <text:p>613.9</text:p>
          </table:table-cell>
          <table:table-cell table:style-name="ce1354" office:value-type="float" office:value="612.4" calcext:value-type="float">
            <text:p>612.4</text:p>
          </table:table-cell>
          <table:table-cell table:style-name="ce1575" office:value-type="float" office:value="610.9" calcext:value-type="float">
            <text:p>610.9</text:p>
          </table:table-cell>
          <table:table-cell table:style-name="ce1796" office:value-type="float" office:value="609.1" calcext:value-type="float">
            <text:p>609.1</text:p>
          </table:table-cell>
        </table:table-row>
        <table:table-row table:style-name="ro1">
          <table:table-cell office:value-type="string" calcext:value-type="string">
            <text:p>125-partner_units_polynomial-100-0.asp</text:p>
          </table:table-cell>
          <table:table-cell table:style-name="ce356" office:value-type="float" office:value="911.143" calcext:value-type="float">
            <text:p>911.143</text:p>
          </table:table-cell>
          <table:table-cell table:style-name="ce468" office:value-type="float" office:value="911.483" calcext:value-type="float">
            <text:p>911.483</text:p>
          </table:table-cell>
          <table:table-cell table:style-name="ce579" office:value-type="float" office:value="911.994" calcext:value-type="float">
            <text:p>911.994</text:p>
          </table:table-cell>
          <table:table-cell table:style-name="ce690" office:value-type="float" office:value="911.21" calcext:value-type="float">
            <text:p>911.21</text:p>
          </table:table-cell>
          <table:table-cell table:style-name="ce801" office:value-type="float" office:value="911.019" calcext:value-type="float">
            <text:p>911.019</text:p>
          </table:table-cell>
          <table:table-cell table:style-name="ce913" office:value-type="float" office:value="266.1" calcext:value-type="float">
            <text:p>266.1</text:p>
          </table:table-cell>
          <table:table-cell table:style-name="ce1134" office:value-type="float" office:value="603.9" calcext:value-type="float">
            <text:p>603.9</text:p>
          </table:table-cell>
          <table:table-cell table:style-name="ce1355" office:value-type="float" office:value="601.6" calcext:value-type="float">
            <text:p>601.6</text:p>
          </table:table-cell>
          <table:table-cell table:style-name="ce1576" office:value-type="float" office:value="604.4" calcext:value-type="float">
            <text:p>604.4</text:p>
          </table:table-cell>
          <table:table-cell table:style-name="ce1797" office:value-type="float" office:value="600.3" calcext:value-type="float">
            <text:p>600.3</text:p>
          </table:table-cell>
        </table:table-row>
        <table:table-row table:style-name="ro1">
          <table:table-cell office:value-type="string" calcext:value-type="string">
            <text:p>127-partner_units_polynomial-100-0.asp</text:p>
          </table:table-cell>
          <table:table-cell table:style-name="ce357" office:value-type="float" office:value="911.28" calcext:value-type="float">
            <text:p>911.28</text:p>
          </table:table-cell>
          <table:table-cell table:style-name="ce469" office:value-type="float" office:value="911.764" calcext:value-type="float">
            <text:p>911.764</text:p>
          </table:table-cell>
          <table:table-cell table:style-name="ce580" office:value-type="float" office:value="911.044" calcext:value-type="float">
            <text:p>911.044</text:p>
          </table:table-cell>
          <table:table-cell table:style-name="ce691" office:value-type="float" office:value="911.966" calcext:value-type="float">
            <text:p>911.966</text:p>
          </table:table-cell>
          <table:table-cell table:style-name="ce802" office:value-type="float" office:value="911.882" calcext:value-type="float">
            <text:p>911.882</text:p>
          </table:table-cell>
          <table:table-cell table:style-name="ce914" office:value-type="float" office:value="287.6" calcext:value-type="float">
            <text:p>287.6</text:p>
          </table:table-cell>
          <table:table-cell table:style-name="ce1135" office:value-type="float" office:value="602.5" calcext:value-type="float">
            <text:p>602.5</text:p>
          </table:table-cell>
          <table:table-cell table:style-name="ce1356" office:value-type="float" office:value="601.1" calcext:value-type="float">
            <text:p>601.1</text:p>
          </table:table-cell>
          <table:table-cell table:style-name="ce1577" office:value-type="float" office:value="599.5" calcext:value-type="float">
            <text:p>599.5</text:p>
          </table:table-cell>
          <table:table-cell table:style-name="ce1798" office:value-type="float" office:value="598.2" calcext:value-type="float">
            <text:p>598.2</text:p>
          </table:table-cell>
        </table:table-row>
        <table:table-row table:style-name="ro1">
          <table:table-cell office:value-type="string" calcext:value-type="string">
            <text:p>128-partner_units_polynomial-100-0.asp</text:p>
          </table:table-cell>
          <table:table-cell table:style-name="ce358" office:value-type="float" office:value="911.536" calcext:value-type="float">
            <text:p>911.536</text:p>
          </table:table-cell>
          <table:table-cell table:style-name="ce470" office:value-type="float" office:value="911.848" calcext:value-type="float">
            <text:p>911.848</text:p>
          </table:table-cell>
          <table:table-cell table:style-name="ce581" office:value-type="float" office:value="911.876" calcext:value-type="float">
            <text:p>911.876</text:p>
          </table:table-cell>
          <table:table-cell table:style-name="ce692" office:value-type="float" office:value="911.448" calcext:value-type="float">
            <text:p>911.448</text:p>
          </table:table-cell>
          <table:table-cell table:style-name="ce803" office:value-type="float" office:value="911.134" calcext:value-type="float">
            <text:p>911.134</text:p>
          </table:table-cell>
          <table:table-cell table:style-name="ce915" office:value-type="float" office:value="272.7" calcext:value-type="float">
            <text:p>272.7</text:p>
          </table:table-cell>
          <table:table-cell table:style-name="ce1136" office:value-type="float" office:value="601.5" calcext:value-type="float">
            <text:p>601.5</text:p>
          </table:table-cell>
          <table:table-cell table:style-name="ce1357" office:value-type="float" office:value="600" calcext:value-type="float">
            <text:p>600</text:p>
          </table:table-cell>
          <table:table-cell table:style-name="ce1578" office:value-type="float" office:value="602.3" calcext:value-type="float">
            <text:p>602.3</text:p>
          </table:table-cell>
          <table:table-cell table:style-name="ce1799" office:value-type="float" office:value="599.5" calcext:value-type="float">
            <text:p>599.5</text:p>
          </table:table-cell>
        </table:table-row>
        <table:table-row table:style-name="ro1">
          <table:table-cell office:value-type="string" calcext:value-type="string">
            <text:p>129-partner_units_polynomial-100-0.asp</text:p>
          </table:table-cell>
          <table:table-cell table:style-name="ce359" office:value-type="float" office:value="911.687" calcext:value-type="float">
            <text:p>911.687</text:p>
          </table:table-cell>
          <table:table-cell table:style-name="ce471" office:value-type="float" office:value="911.582" calcext:value-type="float">
            <text:p>911.582</text:p>
          </table:table-cell>
          <table:table-cell table:style-name="ce582" office:value-type="float" office:value="911.945" calcext:value-type="float">
            <text:p>911.945</text:p>
          </table:table-cell>
          <table:table-cell table:style-name="ce693" office:value-type="float" office:value="911.118" calcext:value-type="float">
            <text:p>911.118</text:p>
          </table:table-cell>
          <table:table-cell table:style-name="ce804" office:value-type="float" office:value="911.488" calcext:value-type="float">
            <text:p>911.488</text:p>
          </table:table-cell>
          <table:table-cell table:style-name="ce916" office:value-type="float" office:value="292.3" calcext:value-type="float">
            <text:p>292.3</text:p>
          </table:table-cell>
          <table:table-cell table:style-name="ce1137" office:value-type="float" office:value="599.9" calcext:value-type="float">
            <text:p>599.9</text:p>
          </table:table-cell>
          <table:table-cell table:style-name="ce1358" office:value-type="float" office:value="599.5" calcext:value-type="float">
            <text:p>599.5</text:p>
          </table:table-cell>
          <table:table-cell table:style-name="ce1579" office:value-type="float" office:value="602.1" calcext:value-type="float">
            <text:p>602.1</text:p>
          </table:table-cell>
          <table:table-cell table:style-name="ce1800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31-partner_units-100-0.asp</text:p>
          </table:table-cell>
          <table:table-cell table:style-name="ce360" office:value-type="float" office:value="197.485" calcext:value-type="float">
            <text:p>197.485</text:p>
          </table:table-cell>
          <table:table-cell table:style-name="ce472" office:value-type="float" office:value="77.083" calcext:value-type="float">
            <text:p>77.083</text:p>
          </table:table-cell>
          <table:table-cell table:style-name="ce583" office:value-type="float" office:value="204.667" calcext:value-type="float">
            <text:p>204.667</text:p>
          </table:table-cell>
          <table:table-cell table:style-name="ce694" office:value-type="float" office:value="436.178" calcext:value-type="float">
            <text:p>436.178</text:p>
          </table:table-cell>
          <table:table-cell table:style-name="ce805" office:value-type="float" office:value="121.598" calcext:value-type="float">
            <text:p>121.598</text:p>
          </table:table-cell>
          <table:table-cell table:style-name="ce917" office:value-type="float" office:value="243.8" calcext:value-type="float">
            <text:p>243.8</text:p>
          </table:table-cell>
          <table:table-cell table:style-name="ce1138" office:value-type="float" office:value="611.1" calcext:value-type="float">
            <text:p>611.1</text:p>
          </table:table-cell>
          <table:table-cell table:style-name="ce1359" office:value-type="float" office:value="609.2" calcext:value-type="float">
            <text:p>609.2</text:p>
          </table:table-cell>
          <table:table-cell table:style-name="ce1580" office:value-type="float" office:value="610.9" calcext:value-type="float">
            <text:p>610.9</text:p>
          </table:table-cell>
          <table:table-cell table:style-name="ce1801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132-partner_units-100-0.asp</text:p>
          </table:table-cell>
          <table:table-cell table:style-name="ce361" office:value-type="float" office:value="479.297" calcext:value-type="float">
            <text:p>479.297</text:p>
          </table:table-cell>
          <table:table-cell table:style-name="ce473" office:value-type="float" office:value="74.108" calcext:value-type="float">
            <text:p>74.108</text:p>
          </table:table-cell>
          <table:table-cell table:style-name="ce584" office:value-type="float" office:value="911.641" calcext:value-type="float">
            <text:p>911.641</text:p>
          </table:table-cell>
          <table:table-cell table:style-name="ce695" office:value-type="float" office:value="103.56" calcext:value-type="float">
            <text:p>103.56</text:p>
          </table:table-cell>
          <table:table-cell table:style-name="ce806" office:value-type="float" office:value="229.393" calcext:value-type="float">
            <text:p>229.393</text:p>
          </table:table-cell>
          <table:table-cell table:style-name="ce918" office:value-type="float" office:value="279" calcext:value-type="float">
            <text:p>279</text:p>
          </table:table-cell>
          <table:table-cell table:style-name="ce1139" office:value-type="float" office:value="610.8" calcext:value-type="float">
            <text:p>610.8</text:p>
          </table:table-cell>
          <table:table-cell table:style-name="ce1360" office:value-type="float" office:value="614" calcext:value-type="float">
            <text:p>614</text:p>
          </table:table-cell>
          <table:table-cell table:style-name="ce1581" office:value-type="float" office:value="609.2" calcext:value-type="float">
            <text:p>609.2</text:p>
          </table:table-cell>
          <table:table-cell table:style-name="ce1802" office:value-type="float" office:value="612.1" calcext:value-type="float">
            <text:p>612.1</text:p>
          </table:table-cell>
        </table:table-row>
        <table:table-row table:style-name="ro1">
          <table:table-cell office:value-type="string" calcext:value-type="string">
            <text:p>133-partner_units-100-0.asp</text:p>
          </table:table-cell>
          <table:table-cell table:style-name="ce362" office:value-type="float" office:value="44.377" calcext:value-type="float">
            <text:p>44.377</text:p>
          </table:table-cell>
          <table:table-cell table:style-name="ce474" office:value-type="float" office:value="64.979" calcext:value-type="float">
            <text:p>64.979</text:p>
          </table:table-cell>
          <table:table-cell table:style-name="ce585" office:value-type="float" office:value="63.065" calcext:value-type="float">
            <text:p>63.065</text:p>
          </table:table-cell>
          <table:table-cell table:style-name="ce696" office:value-type="float" office:value="114.736" calcext:value-type="float">
            <text:p>114.736</text:p>
          </table:table-cell>
          <table:table-cell table:style-name="ce807" office:value-type="float" office:value="150.938" calcext:value-type="float">
            <text:p>150.938</text:p>
          </table:table-cell>
          <table:table-cell table:style-name="ce919" office:value-type="float" office:value="236.7" calcext:value-type="float">
            <text:p>236.7</text:p>
          </table:table-cell>
          <table:table-cell table:style-name="ce1140" office:value-type="float" office:value="617.8" calcext:value-type="float">
            <text:p>617.8</text:p>
          </table:table-cell>
          <table:table-cell table:style-name="ce1361" office:value-type="float" office:value="616.6" calcext:value-type="float">
            <text:p>616.6</text:p>
          </table:table-cell>
          <table:table-cell table:style-name="ce1582" office:value-type="float" office:value="619.7" calcext:value-type="float">
            <text:p>619.7</text:p>
          </table:table-cell>
          <table:table-cell table:style-name="ce1803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134-partner_units-100-0.asp</text:p>
          </table:table-cell>
          <table:table-cell table:style-name="ce363" office:value-type="float" office:value="47.404" calcext:value-type="float">
            <text:p>47.404</text:p>
          </table:table-cell>
          <table:table-cell table:style-name="ce475" office:value-type="float" office:value="657.398" calcext:value-type="float">
            <text:p>657.398</text:p>
          </table:table-cell>
          <table:table-cell table:style-name="ce586" office:value-type="float" office:value="911.202" calcext:value-type="float">
            <text:p>911.202</text:p>
          </table:table-cell>
          <table:table-cell table:style-name="ce697" office:value-type="float" office:value="911.266" calcext:value-type="float">
            <text:p>911.266</text:p>
          </table:table-cell>
          <table:table-cell table:style-name="ce808" office:value-type="float" office:value="911.036" calcext:value-type="float">
            <text:p>911.036</text:p>
          </table:table-cell>
          <table:table-cell table:style-name="ce920" office:value-type="float" office:value="237.4" calcext:value-type="float">
            <text:p>237.4</text:p>
          </table:table-cell>
          <table:table-cell table:style-name="ce1141" office:value-type="float" office:value="610.4" calcext:value-type="float">
            <text:p>610.4</text:p>
          </table:table-cell>
          <table:table-cell table:style-name="ce1362" office:value-type="float" office:value="610.2" calcext:value-type="float">
            <text:p>610.2</text:p>
          </table:table-cell>
          <table:table-cell table:style-name="ce1583" office:value-type="float" office:value="614.3" calcext:value-type="float">
            <text:p>614.3</text:p>
          </table:table-cell>
          <table:table-cell table:style-name="ce1804" office:value-type="float" office:value="608.3" calcext:value-type="float">
            <text:p>608.3</text:p>
          </table:table-cell>
        </table:table-row>
        <table:table-row table:style-name="ro1">
          <table:table-cell office:value-type="string" calcext:value-type="string">
            <text:p>135-partner_units-100-0.asp</text:p>
          </table:table-cell>
          <table:table-cell table:style-name="ce364" office:value-type="float" office:value="43.375" calcext:value-type="float">
            <text:p>43.375</text:p>
          </table:table-cell>
          <table:table-cell table:style-name="ce476" office:value-type="float" office:value="911.517" calcext:value-type="float">
            <text:p>911.517</text:p>
          </table:table-cell>
          <table:table-cell table:style-name="ce587" office:value-type="float" office:value="911.04" calcext:value-type="float">
            <text:p>911.04</text:p>
          </table:table-cell>
          <table:table-cell table:style-name="ce698" office:value-type="float" office:value="911.206" calcext:value-type="float">
            <text:p>911.206</text:p>
          </table:table-cell>
          <table:table-cell table:style-name="ce809" office:value-type="float" office:value="911.671" calcext:value-type="float">
            <text:p>911.671</text:p>
          </table:table-cell>
          <table:table-cell table:style-name="ce921" office:value-type="float" office:value="235" calcext:value-type="float">
            <text:p>235</text:p>
          </table:table-cell>
          <table:table-cell table:style-name="ce1142" office:value-type="float" office:value="609.7" calcext:value-type="float">
            <text:p>609.7</text:p>
          </table:table-cell>
          <table:table-cell table:style-name="ce1363" office:value-type="float" office:value="611.2" calcext:value-type="float">
            <text:p>611.2</text:p>
          </table:table-cell>
          <table:table-cell table:style-name="ce1584" office:value-type="float" office:value="611.8" calcext:value-type="float">
            <text:p>611.8</text:p>
          </table:table-cell>
          <table:table-cell table:style-name="ce1805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144-partner_units-100-0.asp</text:p>
          </table:table-cell>
          <table:table-cell table:style-name="ce365" office:value-type="float" office:value="576.973" calcext:value-type="float">
            <text:p>576.973</text:p>
          </table:table-cell>
          <table:table-cell table:style-name="ce477" office:value-type="float" office:value="41.688" calcext:value-type="float">
            <text:p>41.688</text:p>
          </table:table-cell>
          <table:table-cell table:style-name="ce588" office:value-type="float" office:value="107.71" calcext:value-type="float">
            <text:p>107.71</text:p>
          </table:table-cell>
          <table:table-cell table:style-name="ce699" office:value-type="float" office:value="44.725" calcext:value-type="float">
            <text:p>44.725</text:p>
          </table:table-cell>
          <table:table-cell table:style-name="ce810" office:value-type="float" office:value="187.472" calcext:value-type="float">
            <text:p>187.472</text:p>
          </table:table-cell>
          <table:table-cell table:style-name="ce922" office:value-type="float" office:value="278" calcext:value-type="float">
            <text:p>278</text:p>
          </table:table-cell>
          <table:table-cell table:style-name="ce1143" office:value-type="float" office:value="610.9" calcext:value-type="float">
            <text:p>610.9</text:p>
          </table:table-cell>
          <table:table-cell table:style-name="ce1364" office:value-type="float" office:value="609.5" calcext:value-type="float">
            <text:p>609.5</text:p>
          </table:table-cell>
          <table:table-cell table:style-name="ce1585" office:value-type="float" office:value="609.9" calcext:value-type="float">
            <text:p>609.9</text:p>
          </table:table-cell>
          <table:table-cell table:style-name="ce1806" office:value-type="float" office:value="610.3" calcext:value-type="float">
            <text:p>610.3</text:p>
          </table:table-cell>
        </table:table-row>
        <table:table-row table:style-name="ro1">
          <table:table-cell office:value-type="string" calcext:value-type="string">
            <text:p>150-partner_units-100-0.asp</text:p>
          </table:table-cell>
          <table:table-cell table:style-name="ce366" office:value-type="float" office:value="2.172" calcext:value-type="float">
            <text:p>2.172</text:p>
          </table:table-cell>
          <table:table-cell table:style-name="ce478" office:value-type="float" office:value="27.532" calcext:value-type="float">
            <text:p>27.532</text:p>
          </table:table-cell>
          <table:table-cell table:style-name="ce589" office:value-type="float" office:value="84.336" calcext:value-type="float">
            <text:p>84.336</text:p>
          </table:table-cell>
          <table:table-cell table:style-name="ce700" office:value-type="float" office:value="141.911" calcext:value-type="float">
            <text:p>141.911</text:p>
          </table:table-cell>
          <table:table-cell table:style-name="ce811" office:value-type="float" office:value="90.239" calcext:value-type="float">
            <text:p>90.239</text:p>
          </table:table-cell>
          <table:table-cell table:style-name="ce923" office:value-type="float" office:value="233.6" calcext:value-type="float">
            <text:p>233.6</text:p>
          </table:table-cell>
          <table:table-cell table:style-name="ce1144" office:value-type="float" office:value="611.4" calcext:value-type="float">
            <text:p>611.4</text:p>
          </table:table-cell>
          <table:table-cell table:style-name="ce1365" office:value-type="float" office:value="610.2" calcext:value-type="float">
            <text:p>610.2</text:p>
          </table:table-cell>
          <table:table-cell table:style-name="ce1586" office:value-type="float" office:value="613.5" calcext:value-type="float">
            <text:p>613.5</text:p>
          </table:table-cell>
          <table:table-cell table:style-name="ce1807" office:value-type="float" office:value="610.2" calcext:value-type="float">
            <text:p>610.2</text:p>
          </table:table-cell>
        </table:table-row>
        <table:table-row table:style-name="ro1">
          <table:table-cell office:value-type="string" calcext:value-type="string">
            <text:p>151-partner_units-100-0.asp</text:p>
          </table:table-cell>
          <table:table-cell table:style-name="ce367" office:value-type="float" office:value="26.393" calcext:value-type="float">
            <text:p>26.393</text:p>
          </table:table-cell>
          <table:table-cell table:style-name="ce479" office:value-type="float" office:value="49.977" calcext:value-type="float">
            <text:p>49.977</text:p>
          </table:table-cell>
          <table:table-cell table:style-name="ce590" office:value-type="float" office:value="199.734" calcext:value-type="float">
            <text:p>199.734</text:p>
          </table:table-cell>
          <table:table-cell table:style-name="ce701" office:value-type="float" office:value="40.795" calcext:value-type="float">
            <text:p>40.795</text:p>
          </table:table-cell>
          <table:table-cell table:style-name="ce812" office:value-type="float" office:value="140.895" calcext:value-type="float">
            <text:p>140.895</text:p>
          </table:table-cell>
          <table:table-cell table:style-name="ce924" office:value-type="float" office:value="236.8" calcext:value-type="float">
            <text:p>236.8</text:p>
          </table:table-cell>
          <table:table-cell table:style-name="ce1145" office:value-type="float" office:value="610.8" calcext:value-type="float">
            <text:p>610.8</text:p>
          </table:table-cell>
          <table:table-cell table:style-name="ce1366" office:value-type="float" office:value="609.8" calcext:value-type="float">
            <text:p>609.8</text:p>
          </table:table-cell>
          <table:table-cell table:style-name="ce1587" office:value-type="float" office:value="609.4" calcext:value-type="float">
            <text:p>609.4</text:p>
          </table:table-cell>
          <table:table-cell table:style-name="ce1808" office:value-type="float" office:value="610.9" calcext:value-type="float">
            <text:p>610.9</text:p>
          </table:table-cell>
        </table:table-row>
        <table:table-row table:style-name="ro1">
          <table:table-cell office:value-type="string" calcext:value-type="string">
            <text:p>152-partner_units-100-0.asp</text:p>
          </table:table-cell>
          <table:table-cell table:style-name="ce368" office:value-type="float" office:value="4.845" calcext:value-type="float">
            <text:p>4.845</text:p>
          </table:table-cell>
          <table:table-cell table:style-name="ce480" office:value-type="float" office:value="90.219" calcext:value-type="float">
            <text:p>90.219</text:p>
          </table:table-cell>
          <table:table-cell table:style-name="ce591" office:value-type="float" office:value="80.361" calcext:value-type="float">
            <text:p>80.361</text:p>
          </table:table-cell>
          <table:table-cell table:style-name="ce702" office:value-type="float" office:value="172.339" calcext:value-type="float">
            <text:p>172.339</text:p>
          </table:table-cell>
          <table:table-cell table:style-name="ce813" office:value-type="float" office:value="172.629" calcext:value-type="float">
            <text:p>172.629</text:p>
          </table:table-cell>
          <table:table-cell table:style-name="ce925" office:value-type="float" office:value="233.2" calcext:value-type="float">
            <text:p>233.2</text:p>
          </table:table-cell>
          <table:table-cell table:style-name="ce1146" office:value-type="float" office:value="611" calcext:value-type="float">
            <text:p>611</text:p>
          </table:table-cell>
          <table:table-cell table:style-name="ce1367" office:value-type="float" office:value="610.7" calcext:value-type="float">
            <text:p>610.7</text:p>
          </table:table-cell>
          <table:table-cell table:style-name="ce1588" office:value-type="float" office:value="611.1" calcext:value-type="float">
            <text:p>611.1</text:p>
          </table:table-cell>
          <table:table-cell table:style-name="ce1809" office:value-type="float" office:value="610.8" calcext:value-type="float">
            <text:p>610.8</text:p>
          </table:table-cell>
        </table:table-row>
        <table:table-row table:style-name="ro1">
          <table:table-cell office:value-type="string" calcext:value-type="string">
            <text:p>153-partner_units-100-0.asp</text:p>
          </table:table-cell>
          <table:table-cell table:style-name="ce369" office:value-type="float" office:value="8.591" calcext:value-type="float">
            <text:p>8.591</text:p>
          </table:table-cell>
          <table:table-cell table:style-name="ce481" office:value-type="float" office:value="67.149" calcext:value-type="float">
            <text:p>67.149</text:p>
          </table:table-cell>
          <table:table-cell table:style-name="ce592" office:value-type="float" office:value="83.17" calcext:value-type="float">
            <text:p>83.17</text:p>
          </table:table-cell>
          <table:table-cell table:style-name="ce703" office:value-type="float" office:value="424.1" calcext:value-type="float">
            <text:p>424.1</text:p>
          </table:table-cell>
          <table:table-cell table:style-name="ce814" office:value-type="float" office:value="69.045" calcext:value-type="float">
            <text:p>69.045</text:p>
          </table:table-cell>
          <table:table-cell table:style-name="ce926" office:value-type="float" office:value="234" calcext:value-type="float">
            <text:p>234</text:p>
          </table:table-cell>
          <table:table-cell table:style-name="ce1147" office:value-type="float" office:value="616.9" calcext:value-type="float">
            <text:p>616.9</text:p>
          </table:table-cell>
          <table:table-cell table:style-name="ce1368" office:value-type="float" office:value="616.9" calcext:value-type="float">
            <text:p>616.9</text:p>
          </table:table-cell>
          <table:table-cell table:style-name="ce1589" office:value-type="float" office:value="616.7" calcext:value-type="float">
            <text:p>616.7</text:p>
          </table:table-cell>
          <table:table-cell table:style-name="ce1810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154-partner_units-100-0.asp</text:p>
          </table:table-cell>
          <table:table-cell table:style-name="ce370" office:value-type="float" office:value="22.242" calcext:value-type="float">
            <text:p>22.242</text:p>
          </table:table-cell>
          <table:table-cell table:style-name="ce482" office:value-type="float" office:value="80.287" calcext:value-type="float">
            <text:p>80.287</text:p>
          </table:table-cell>
          <table:table-cell table:style-name="ce593" office:value-type="float" office:value="337.006" calcext:value-type="float">
            <text:p>337.006</text:p>
          </table:table-cell>
          <table:table-cell table:style-name="ce704" office:value-type="float" office:value="217.76" calcext:value-type="float">
            <text:p>217.76</text:p>
          </table:table-cell>
          <table:table-cell table:style-name="ce815" office:value-type="float" office:value="144.98" calcext:value-type="float">
            <text:p>144.98</text:p>
          </table:table-cell>
          <table:table-cell table:style-name="ce927" office:value-type="float" office:value="234.4" calcext:value-type="float">
            <text:p>234.4</text:p>
          </table:table-cell>
          <table:table-cell table:style-name="ce1148" office:value-type="float" office:value="611.6" calcext:value-type="float">
            <text:p>611.6</text:p>
          </table:table-cell>
          <table:table-cell table:style-name="ce1369" office:value-type="float" office:value="608" calcext:value-type="float">
            <text:p>608</text:p>
          </table:table-cell>
          <table:table-cell table:style-name="ce1590" office:value-type="float" office:value="610.1" calcext:value-type="float">
            <text:p>610.1</text:p>
          </table:table-cell>
          <table:table-cell table:style-name="ce1811" office:value-type="float" office:value="607.4" calcext:value-type="float">
            <text:p>607.4</text:p>
          </table:table-cell>
        </table:table-row>
        <table:table-row table:style-name="ro1">
          <table:table-cell office:value-type="string" calcext:value-type="string">
            <text:p>155-partner_units-100-0.asp</text:p>
          </table:table-cell>
          <table:table-cell table:style-name="ce371" office:value-type="float" office:value="3.407" calcext:value-type="float">
            <text:p>3.407</text:p>
          </table:table-cell>
          <table:table-cell table:style-name="ce483" office:value-type="float" office:value="43.731" calcext:value-type="float">
            <text:p>43.731</text:p>
          </table:table-cell>
          <table:table-cell table:style-name="ce594" office:value-type="float" office:value="219.052" calcext:value-type="float">
            <text:p>219.052</text:p>
          </table:table-cell>
          <table:table-cell table:style-name="ce705" office:value-type="float" office:value="377.664" calcext:value-type="float">
            <text:p>377.664</text:p>
          </table:table-cell>
          <table:table-cell table:style-name="ce816" office:value-type="float" office:value="245.999" calcext:value-type="float">
            <text:p>245.999</text:p>
          </table:table-cell>
          <table:table-cell table:style-name="ce928" office:value-type="float" office:value="232.4" calcext:value-type="float">
            <text:p>232.4</text:p>
          </table:table-cell>
          <table:table-cell table:style-name="ce1149" office:value-type="float" office:value="612.8" calcext:value-type="float">
            <text:p>612.8</text:p>
          </table:table-cell>
          <table:table-cell table:style-name="ce1370" office:value-type="float" office:value="610.4" calcext:value-type="float">
            <text:p>610.4</text:p>
          </table:table-cell>
          <table:table-cell table:style-name="ce1591" office:value-type="float" office:value="613.4" calcext:value-type="float">
            <text:p>613.4</text:p>
          </table:table-cell>
          <table:table-cell table:style-name="ce1812" office:value-type="float" office:value="611.2" calcext:value-type="float">
            <text:p>611.2</text:p>
          </table:table-cell>
        </table:table-row>
        <table:table-row table:style-name="ro1">
          <table:table-cell office:value-type="string" calcext:value-type="string">
            <text:p>156-partner_units-100-0.asp</text:p>
          </table:table-cell>
          <table:table-cell table:style-name="ce372" office:value-type="float" office:value="13.65" calcext:value-type="float">
            <text:p>13.65</text:p>
          </table:table-cell>
          <table:table-cell table:style-name="ce484" office:value-type="float" office:value="122.597" calcext:value-type="float">
            <text:p>122.597</text:p>
          </table:table-cell>
          <table:table-cell table:style-name="ce595" office:value-type="float" office:value="104.506" calcext:value-type="float">
            <text:p>104.506</text:p>
          </table:table-cell>
          <table:table-cell table:style-name="ce706" office:value-type="float" office:value="81.244" calcext:value-type="float">
            <text:p>81.244</text:p>
          </table:table-cell>
          <table:table-cell table:style-name="ce817" office:value-type="float" office:value="138.827" calcext:value-type="float">
            <text:p>138.827</text:p>
          </table:table-cell>
          <table:table-cell table:style-name="ce929" office:value-type="float" office:value="232.1" calcext:value-type="float">
            <text:p>232.1</text:p>
          </table:table-cell>
          <table:table-cell table:style-name="ce1150" office:value-type="float" office:value="600.4" calcext:value-type="float">
            <text:p>600.4</text:p>
          </table:table-cell>
          <table:table-cell table:style-name="ce1371" office:value-type="float" office:value="598.4" calcext:value-type="float">
            <text:p>598.4</text:p>
          </table:table-cell>
          <table:table-cell table:style-name="ce1592" office:value-type="float" office:value="600.2" calcext:value-type="float">
            <text:p>600.2</text:p>
          </table:table-cell>
          <table:table-cell table:style-name="ce1813" office:value-type="float" office:value="599.9" calcext:value-type="float">
            <text:p>599.9</text:p>
          </table:table-cell>
        </table:table-row>
        <table:table-row table:style-name="ro1">
          <table:table-cell office:value-type="string" calcext:value-type="string">
            <text:p>157-partner_units-100-0.asp</text:p>
          </table:table-cell>
          <table:table-cell table:style-name="ce373" office:value-type="float" office:value="14.663" calcext:value-type="float">
            <text:p>14.663</text:p>
          </table:table-cell>
          <table:table-cell table:style-name="ce485" office:value-type="float" office:value="111.642" calcext:value-type="float">
            <text:p>111.642</text:p>
          </table:table-cell>
          <table:table-cell table:style-name="ce596" office:value-type="float" office:value="291.66" calcext:value-type="float">
            <text:p>291.66</text:p>
          </table:table-cell>
          <table:table-cell table:style-name="ce707" office:value-type="float" office:value="75.051" calcext:value-type="float">
            <text:p>75.051</text:p>
          </table:table-cell>
          <table:table-cell table:style-name="ce818" office:value-type="float" office:value="183.384" calcext:value-type="float">
            <text:p>183.384</text:p>
          </table:table-cell>
          <table:table-cell table:style-name="ce930" office:value-type="float" office:value="234.5" calcext:value-type="float">
            <text:p>234.5</text:p>
          </table:table-cell>
          <table:table-cell table:style-name="ce1151" office:value-type="float" office:value="608.7" calcext:value-type="float">
            <text:p>608.7</text:p>
          </table:table-cell>
          <table:table-cell table:style-name="ce1372" office:value-type="float" office:value="608.5" calcext:value-type="float">
            <text:p>608.5</text:p>
          </table:table-cell>
          <table:table-cell table:style-name="ce1593" office:value-type="float" office:value="610.9" calcext:value-type="float">
            <text:p>610.9</text:p>
          </table:table-cell>
          <table:table-cell table:style-name="ce1814" office:value-type="float" office:value="611.3" calcext:value-type="float">
            <text:p>611.3</text:p>
          </table:table-cell>
        </table:table-row>
        <table:table-row table:style-name="ro1">
          <table:table-cell office:value-type="string" calcext:value-type="string">
            <text:p>158-partner_units-100-0.asp</text:p>
          </table:table-cell>
          <table:table-cell table:style-name="ce374" office:value-type="float" office:value="35.323" calcext:value-type="float">
            <text:p>35.323</text:p>
          </table:table-cell>
          <table:table-cell table:style-name="ce486" office:value-type="float" office:value="100.315" calcext:value-type="float">
            <text:p>100.315</text:p>
          </table:table-cell>
          <table:table-cell table:style-name="ce597" office:value-type="float" office:value="103.391" calcext:value-type="float">
            <text:p>103.391</text:p>
          </table:table-cell>
          <table:table-cell table:style-name="ce708" office:value-type="float" office:value="103.364" calcext:value-type="float">
            <text:p>103.364</text:p>
          </table:table-cell>
          <table:table-cell table:style-name="ce819" office:value-type="float" office:value="43.797" calcext:value-type="float">
            <text:p>43.797</text:p>
          </table:table-cell>
          <table:table-cell table:style-name="ce931" office:value-type="float" office:value="236.5" calcext:value-type="float">
            <text:p>236.5</text:p>
          </table:table-cell>
          <table:table-cell table:style-name="ce1152" office:value-type="float" office:value="604.3" calcext:value-type="float">
            <text:p>604.3</text:p>
          </table:table-cell>
          <table:table-cell table:style-name="ce1373" office:value-type="float" office:value="602.4" calcext:value-type="float">
            <text:p>602.4</text:p>
          </table:table-cell>
          <table:table-cell table:style-name="ce1594" office:value-type="float" office:value="602.8" calcext:value-type="float">
            <text:p>602.8</text:p>
          </table:table-cell>
          <table:table-cell table:style-name="ce1815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159-partner_units-100-0.asp</text:p>
          </table:table-cell>
          <table:table-cell table:style-name="ce375" office:value-type="float" office:value="17.696" calcext:value-type="float">
            <text:p>17.696</text:p>
          </table:table-cell>
          <table:table-cell table:style-name="ce487" office:value-type="float" office:value="82.137" calcext:value-type="float">
            <text:p>82.137</text:p>
          </table:table-cell>
          <table:table-cell table:style-name="ce598" office:value-type="float" office:value="623.397" calcext:value-type="float">
            <text:p>623.397</text:p>
          </table:table-cell>
          <table:table-cell table:style-name="ce709" office:value-type="float" office:value="410.789" calcext:value-type="float">
            <text:p>410.789</text:p>
          </table:table-cell>
          <table:table-cell table:style-name="ce820" office:value-type="float" office:value="911.053" calcext:value-type="float">
            <text:p>911.053</text:p>
          </table:table-cell>
          <table:table-cell table:style-name="ce932" office:value-type="float" office:value="234.3" calcext:value-type="float">
            <text:p>234.3</text:p>
          </table:table-cell>
          <table:table-cell table:style-name="ce1153" office:value-type="float" office:value="614" calcext:value-type="float">
            <text:p>614</text:p>
          </table:table-cell>
          <table:table-cell table:style-name="ce1374" office:value-type="float" office:value="610.1" calcext:value-type="float">
            <text:p>610.1</text:p>
          </table:table-cell>
          <table:table-cell table:style-name="ce1595" office:value-type="float" office:value="610.2" calcext:value-type="float">
            <text:p>610.2</text:p>
          </table:table-cell>
          <table:table-cell table:style-name="ce1816" office:value-type="float" office:value="610.7" calcext:value-type="float">
            <text:p>610.7</text:p>
          </table:table-cell>
        </table:table-row>
        <table:table-row table:style-name="ro1">
          <table:table-cell office:value-type="string" calcext:value-type="string">
            <text:p>160-partner_units-100-0.asp</text:p>
          </table:table-cell>
          <table:table-cell table:style-name="ce376" office:value-type="float" office:value="34.316" calcext:value-type="float">
            <text:p>34.316</text:p>
          </table:table-cell>
          <table:table-cell table:style-name="ce488" office:value-type="float" office:value="723.558" calcext:value-type="float">
            <text:p>723.558</text:p>
          </table:table-cell>
          <table:table-cell table:style-name="ce599" office:value-type="float" office:value="256.629" calcext:value-type="float">
            <text:p>256.629</text:p>
          </table:table-cell>
          <table:table-cell table:style-name="ce710" office:value-type="float" office:value="911.941" calcext:value-type="float">
            <text:p>911.941</text:p>
          </table:table-cell>
          <table:table-cell table:style-name="ce821" office:value-type="float" office:value="430.687" calcext:value-type="float">
            <text:p>430.687</text:p>
          </table:table-cell>
          <table:table-cell table:style-name="ce933" office:value-type="float" office:value="236.2" calcext:value-type="float">
            <text:p>236.2</text:p>
          </table:table-cell>
          <table:table-cell table:style-name="ce1154" office:value-type="float" office:value="619.7" calcext:value-type="float">
            <text:p>619.7</text:p>
          </table:table-cell>
          <table:table-cell table:style-name="ce1375" office:value-type="float" office:value="617.1" calcext:value-type="float">
            <text:p>617.1</text:p>
          </table:table-cell>
          <table:table-cell table:style-name="ce1596" office:value-type="float" office:value="615.9" calcext:value-type="float">
            <text:p>615.9</text:p>
          </table:table-cell>
          <table:table-cell table:style-name="ce1817" office:value-type="float" office:value="616.5" calcext:value-type="float">
            <text:p>616.5</text:p>
          </table:table-cell>
        </table:table-row>
        <table:table-row table:style-name="ro1">
          <table:table-cell office:value-type="string" calcext:value-type="string">
            <text:p>161-partner_units-100-0.asp</text:p>
          </table:table-cell>
          <table:table-cell table:style-name="ce377" office:value-type="float" office:value="3.405" calcext:value-type="float">
            <text:p>3.405</text:p>
          </table:table-cell>
          <table:table-cell table:style-name="ce489" office:value-type="float" office:value="34.73" calcext:value-type="float">
            <text:p>34.73</text:p>
          </table:table-cell>
          <table:table-cell table:style-name="ce600" office:value-type="float" office:value="109.457" calcext:value-type="float">
            <text:p>109.457</text:p>
          </table:table-cell>
          <table:table-cell table:style-name="ce711" office:value-type="float" office:value="107.499" calcext:value-type="float">
            <text:p>107.499</text:p>
          </table:table-cell>
          <table:table-cell table:style-name="ce822" office:value-type="float" office:value="442.431" calcext:value-type="float">
            <text:p>442.431</text:p>
          </table:table-cell>
          <table:table-cell table:style-name="ce934" office:value-type="float" office:value="232.1" calcext:value-type="float">
            <text:p>232.1</text:p>
          </table:table-cell>
          <table:table-cell table:style-name="ce1155" office:value-type="float" office:value="600.6" calcext:value-type="float">
            <text:p>600.6</text:p>
          </table:table-cell>
          <table:table-cell table:style-name="ce1376" office:value-type="float" office:value="602.5" calcext:value-type="float">
            <text:p>602.5</text:p>
          </table:table-cell>
          <table:table-cell table:style-name="ce1597" office:value-type="float" office:value="600" calcext:value-type="float">
            <text:p>600</text:p>
          </table:table-cell>
          <table:table-cell table:style-name="ce1818" office:value-type="float" office:value="599.3" calcext:value-type="float">
            <text:p>599.3</text:p>
          </table:table-cell>
        </table:table-row>
        <table:table-row table:style-name="ro1">
          <table:table-cell office:value-type="string" calcext:value-type="string">
            <text:p>162-partner_units-100-0.asp</text:p>
          </table:table-cell>
          <table:table-cell table:style-name="ce378" office:value-type="float" office:value="25.257" calcext:value-type="float">
            <text:p>25.257</text:p>
          </table:table-cell>
          <table:table-cell table:style-name="ce490" office:value-type="float" office:value="706.732" calcext:value-type="float">
            <text:p>706.732</text:p>
          </table:table-cell>
          <table:table-cell table:style-name="ce601" office:value-type="float" office:value="912.003" calcext:value-type="float">
            <text:p>912.003</text:p>
          </table:table-cell>
          <table:table-cell table:style-name="ce712" office:value-type="float" office:value="911.662" calcext:value-type="float">
            <text:p>911.662</text:p>
          </table:table-cell>
          <table:table-cell table:style-name="ce823" office:value-type="float" office:value="334.458" calcext:value-type="float">
            <text:p>334.458</text:p>
          </table:table-cell>
          <table:table-cell table:style-name="ce935" office:value-type="float" office:value="234.9" calcext:value-type="float">
            <text:p>234.9</text:p>
          </table:table-cell>
          <table:table-cell table:style-name="ce1156" office:value-type="float" office:value="602.1" calcext:value-type="float">
            <text:p>602.1</text:p>
          </table:table-cell>
          <table:table-cell table:style-name="ce1377" office:value-type="float" office:value="599.3" calcext:value-type="float">
            <text:p>599.3</text:p>
          </table:table-cell>
          <table:table-cell table:style-name="ce1598" office:value-type="float" office:value="602.8" calcext:value-type="float">
            <text:p>602.8</text:p>
          </table:table-cell>
          <table:table-cell table:style-name="ce1819" office:value-type="float" office:value="598.5" calcext:value-type="float">
            <text:p>598.5</text:p>
          </table:table-cell>
        </table:table-row>
        <table:table-row table:style-name="ro1">
          <table:table-cell office:value-type="string" calcext:value-type="string">
            <text:p>163-partner_units-100-0.asp</text:p>
          </table:table-cell>
          <table:table-cell table:style-name="ce379" office:value-type="float" office:value="18.709" calcext:value-type="float">
            <text:p>18.709</text:p>
          </table:table-cell>
          <table:table-cell table:style-name="ce491" office:value-type="float" office:value="93.24" calcext:value-type="float">
            <text:p>93.24</text:p>
          </table:table-cell>
          <table:table-cell table:style-name="ce602" office:value-type="float" office:value="86.295" calcext:value-type="float">
            <text:p>86.295</text:p>
          </table:table-cell>
          <table:table-cell table:style-name="ce713" office:value-type="float" office:value="79.106" calcext:value-type="float">
            <text:p>79.106</text:p>
          </table:table-cell>
          <table:table-cell table:style-name="ce824" office:value-type="float" office:value="133.815" calcext:value-type="float">
            <text:p>133.815</text:p>
          </table:table-cell>
          <table:table-cell table:style-name="ce936" office:value-type="float" office:value="233.8" calcext:value-type="float">
            <text:p>233.8</text:p>
          </table:table-cell>
          <table:table-cell table:style-name="ce1157" office:value-type="float" office:value="603.9" calcext:value-type="float">
            <text:p>603.9</text:p>
          </table:table-cell>
          <table:table-cell table:style-name="ce1378" office:value-type="float" office:value="606.5" calcext:value-type="float">
            <text:p>606.5</text:p>
          </table:table-cell>
          <table:table-cell table:style-name="ce1599" office:value-type="float" office:value="608.6" calcext:value-type="float">
            <text:p>608.6</text:p>
          </table:table-cell>
          <table:table-cell table:style-name="ce1820" office:value-type="float" office:value="604.8" calcext:value-type="float">
            <text:p>604.8</text:p>
          </table:table-cell>
        </table:table-row>
        <table:table-row table:style-name="ro1">
          <table:table-cell office:value-type="string" calcext:value-type="string">
            <text:p>164-partner_units-100-0.asp</text:p>
          </table:table-cell>
          <table:table-cell table:style-name="ce380" office:value-type="float" office:value="4.638" calcext:value-type="float">
            <text:p>4.638</text:p>
          </table:table-cell>
          <table:table-cell table:style-name="ce492" office:value-type="float" office:value="24.506" calcext:value-type="float">
            <text:p>24.506</text:p>
          </table:table-cell>
          <table:table-cell table:style-name="ce603" office:value-type="float" office:value="58.899" calcext:value-type="float">
            <text:p>58.899</text:p>
          </table:table-cell>
          <table:table-cell table:style-name="ce714" office:value-type="float" office:value="21.463" calcext:value-type="float">
            <text:p>21.463</text:p>
          </table:table-cell>
          <table:table-cell table:style-name="ce825" office:value-type="float" office:value="117.676" calcext:value-type="float">
            <text:p>117.676</text:p>
          </table:table-cell>
          <table:table-cell table:style-name="ce937" office:value-type="float" office:value="233.7" calcext:value-type="float">
            <text:p>233.7</text:p>
          </table:table-cell>
          <table:table-cell table:style-name="ce1158" office:value-type="float" office:value="612.7" calcext:value-type="float">
            <text:p>612.7</text:p>
          </table:table-cell>
          <table:table-cell table:style-name="ce1379" office:value-type="float" office:value="610.7" calcext:value-type="float">
            <text:p>610.7</text:p>
          </table:table-cell>
          <table:table-cell table:style-name="ce1600" office:value-type="float" office:value="609" calcext:value-type="float">
            <text:p>609</text:p>
          </table:table-cell>
          <table:table-cell table:style-name="ce1821" office:value-type="float" office:value="608.5" calcext:value-type="float">
            <text:p>608.5</text:p>
          </table:table-cell>
        </table:table-row>
        <table:table-row table:style-name="ro1">
          <table:table-cell office:value-type="string" calcext:value-type="string">
            <text:p>165-partner_units-100-0.asp</text:p>
          </table:table-cell>
          <table:table-cell table:style-name="ce381" office:value-type="float" office:value="5.556" calcext:value-type="float">
            <text:p>5.556</text:p>
          </table:table-cell>
          <table:table-cell table:style-name="ce493" office:value-type="float" office:value="411.142" calcext:value-type="float">
            <text:p>411.142</text:p>
          </table:table-cell>
          <table:table-cell table:style-name="ce604" office:value-type="float" office:value="407.684" calcext:value-type="float">
            <text:p>407.684</text:p>
          </table:table-cell>
          <table:table-cell table:style-name="ce715" office:value-type="float" office:value="17.903" calcext:value-type="float">
            <text:p>17.903</text:p>
          </table:table-cell>
          <table:table-cell table:style-name="ce826" office:value-type="float" office:value="17.404" calcext:value-type="float">
            <text:p>17.404</text:p>
          </table:table-cell>
          <table:table-cell table:style-name="ce938" office:value-type="float" office:value="234.5" calcext:value-type="float">
            <text:p>234.5</text:p>
          </table:table-cell>
          <table:table-cell table:style-name="ce1159" office:value-type="float" office:value="601.4" calcext:value-type="float">
            <text:p>601.4</text:p>
          </table:table-cell>
          <table:table-cell table:style-name="ce1380" office:value-type="float" office:value="599.6" calcext:value-type="float">
            <text:p>599.6</text:p>
          </table:table-cell>
          <table:table-cell table:style-name="ce1601" office:value-type="float" office:value="599.8" calcext:value-type="float">
            <text:p>599.8</text:p>
          </table:table-cell>
          <table:table-cell table:style-name="ce1822" office:value-type="float" office:value="599.1" calcext:value-type="float">
            <text:p>599.1</text:p>
          </table:table-cell>
        </table:table-row>
        <table:table-row table:style-name="ro1">
          <table:table-cell office:value-type="string" calcext:value-type="string">
            <text:p>166-partner_units-100-0.asp</text:p>
          </table:table-cell>
          <table:table-cell table:style-name="ce382" office:value-type="float" office:value="17.192" calcext:value-type="float">
            <text:p>17.192</text:p>
          </table:table-cell>
          <table:table-cell table:style-name="ce494" office:value-type="float" office:value="225.711" calcext:value-type="float">
            <text:p>225.711</text:p>
          </table:table-cell>
          <table:table-cell table:style-name="ce605" office:value-type="float" office:value="297.955" calcext:value-type="float">
            <text:p>297.955</text:p>
          </table:table-cell>
          <table:table-cell table:style-name="ce716" office:value-type="float" office:value="271.503" calcext:value-type="float">
            <text:p>271.503</text:p>
          </table:table-cell>
          <table:table-cell table:style-name="ce827" office:value-type="float" office:value="911.486" calcext:value-type="float">
            <text:p>911.486</text:p>
          </table:table-cell>
          <table:table-cell table:style-name="ce939" office:value-type="float" office:value="233.7" calcext:value-type="float">
            <text:p>233.7</text:p>
          </table:table-cell>
          <table:table-cell table:style-name="ce1160" office:value-type="float" office:value="618.2" calcext:value-type="float">
            <text:p>618.2</text:p>
          </table:table-cell>
          <table:table-cell table:style-name="ce1381" office:value-type="float" office:value="614.2" calcext:value-type="float">
            <text:p>614.2</text:p>
          </table:table-cell>
          <table:table-cell table:style-name="ce1602" office:value-type="float" office:value="618" calcext:value-type="float">
            <text:p>618</text:p>
          </table:table-cell>
          <table:table-cell table:style-name="ce1823" office:value-type="float" office:value="613.6" calcext:value-type="float">
            <text:p>613.6</text:p>
          </table:table-cell>
        </table:table-row>
        <table:table-row table:style-name="ro1">
          <table:table-cell office:value-type="string" calcext:value-type="string">
            <text:p>167-partner_units-100-0.asp</text:p>
          </table:table-cell>
          <table:table-cell table:style-name="ce383" office:value-type="float" office:value="2.171" calcext:value-type="float">
            <text:p>2.171</text:p>
          </table:table-cell>
          <table:table-cell table:style-name="ce495" office:value-type="float" office:value="107.638" calcext:value-type="float">
            <text:p>107.638</text:p>
          </table:table-cell>
          <table:table-cell table:style-name="ce606" office:value-type="float" office:value="378.632" calcext:value-type="float">
            <text:p>378.632</text:p>
          </table:table-cell>
          <table:table-cell table:style-name="ce717" office:value-type="float" office:value="258.254" calcext:value-type="float">
            <text:p>258.254</text:p>
          </table:table-cell>
          <table:table-cell table:style-name="ce828" office:value-type="float" office:value="25.524" calcext:value-type="float">
            <text:p>25.524</text:p>
          </table:table-cell>
          <table:table-cell table:style-name="ce940" office:value-type="float" office:value="232.3" calcext:value-type="float">
            <text:p>232.3</text:p>
          </table:table-cell>
          <table:table-cell table:style-name="ce1161" office:value-type="float" office:value="599.3" calcext:value-type="float">
            <text:p>599.3</text:p>
          </table:table-cell>
          <table:table-cell table:style-name="ce1382" office:value-type="float" office:value="601.4" calcext:value-type="float">
            <text:p>601.4</text:p>
          </table:table-cell>
          <table:table-cell table:style-name="ce1603" office:value-type="float" office:value="598.7" calcext:value-type="float">
            <text:p>598.7</text:p>
          </table:table-cell>
          <table:table-cell table:style-name="ce1824" office:value-type="float" office:value="596.5" calcext:value-type="float">
            <text:p>596.5</text:p>
          </table:table-cell>
        </table:table-row>
        <table:table-row table:style-name="ro1">
          <table:table-cell office:value-type="string" calcext:value-type="string">
            <text:p>168-partner_units-100-0.asp</text:p>
          </table:table-cell>
          <table:table-cell table:style-name="ce384" office:value-type="float" office:value="23.254" calcext:value-type="float">
            <text:p>23.254</text:p>
          </table:table-cell>
          <table:table-cell table:style-name="ce496" office:value-type="float" office:value="71.076" calcext:value-type="float">
            <text:p>71.076</text:p>
          </table:table-cell>
          <table:table-cell table:style-name="ce607" office:value-type="float" office:value="394.898" calcext:value-type="float">
            <text:p>394.898</text:p>
          </table:table-cell>
          <table:table-cell table:style-name="ce718" office:value-type="float" office:value="775.024" calcext:value-type="float">
            <text:p>775.024</text:p>
          </table:table-cell>
          <table:table-cell table:style-name="ce829" office:value-type="float" office:value="225.83" calcext:value-type="float">
            <text:p>225.83</text:p>
          </table:table-cell>
          <table:table-cell table:style-name="ce941" office:value-type="float" office:value="234.6" calcext:value-type="float">
            <text:p>234.6</text:p>
          </table:table-cell>
          <table:table-cell table:style-name="ce1162" office:value-type="float" office:value="598.8" calcext:value-type="float">
            <text:p>598.8</text:p>
          </table:table-cell>
          <table:table-cell table:style-name="ce1383" office:value-type="float" office:value="600.4" calcext:value-type="float">
            <text:p>600.4</text:p>
          </table:table-cell>
          <table:table-cell table:style-name="ce1604" office:value-type="float" office:value="601.5" calcext:value-type="float">
            <text:p>601.5</text:p>
          </table:table-cell>
          <table:table-cell table:style-name="ce1825" office:value-type="float" office:value="600.6" calcext:value-type="float">
            <text:p>600.6</text:p>
          </table:table-cell>
        </table:table-row>
        <table:table-row table:style-name="ro1">
          <table:table-cell office:value-type="string" calcext:value-type="string">
            <text:p>169-partner_units-100-0.asp</text:p>
          </table:table-cell>
          <table:table-cell table:style-name="ce385" office:value-type="float" office:value="31.422" calcext:value-type="float">
            <text:p>31.422</text:p>
          </table:table-cell>
          <table:table-cell table:style-name="ce497" office:value-type="float" office:value="886.618" calcext:value-type="float">
            <text:p>886.618</text:p>
          </table:table-cell>
          <table:table-cell table:style-name="ce608" office:value-type="float" office:value="116.735" calcext:value-type="float">
            <text:p>116.735</text:p>
          </table:table-cell>
          <table:table-cell table:style-name="ce719" office:value-type="float" office:value="351.872" calcext:value-type="float">
            <text:p>351.872</text:p>
          </table:table-cell>
          <table:table-cell table:style-name="ce830" office:value-type="float" office:value="292.612" calcext:value-type="float">
            <text:p>292.612</text:p>
          </table:table-cell>
          <table:table-cell table:style-name="ce942" office:value-type="float" office:value="238.1" calcext:value-type="float">
            <text:p>238.1</text:p>
          </table:table-cell>
          <table:table-cell table:style-name="ce1163" office:value-type="float" office:value="604.7" calcext:value-type="float">
            <text:p>604.7</text:p>
          </table:table-cell>
          <table:table-cell table:style-name="ce1384" office:value-type="float" office:value="602.4" calcext:value-type="float">
            <text:p>602.4</text:p>
          </table:table-cell>
          <table:table-cell table:style-name="ce1605" office:value-type="float" office:value="600.1" calcext:value-type="float">
            <text:p>600.1</text:p>
          </table:table-cell>
          <table:table-cell table:style-name="ce1826" office:value-type="float" office:value="597.9" calcext:value-type="float">
            <text:p>597.9</text:p>
          </table:table-cell>
        </table:table-row>
        <table:table-row table:style-name="ro1">
          <table:table-cell office:value-type="string" calcext:value-type="string">
            <text:p>171-partner_units_polynomial-43-0.asp</text:p>
          </table:table-cell>
          <table:table-cell table:style-name="ce386" office:value-type="float" office:value="0.628" calcext:value-type="float">
            <text:p>0.628</text:p>
          </table:table-cell>
          <table:table-cell table:style-name="ce498" office:value-type="float" office:value="1.168" calcext:value-type="float">
            <text:p>1.168</text:p>
          </table:table-cell>
          <table:table-cell table:style-name="ce609" office:value-type="float" office:value="1.17" calcext:value-type="float">
            <text:p>1.17</text:p>
          </table:table-cell>
          <table:table-cell table:style-name="ce720" office:value-type="float" office:value="3.863" calcext:value-type="float">
            <text:p>3.863</text:p>
          </table:table-cell>
          <table:table-cell table:style-name="ce831" office:value-type="float" office:value="4.072" calcext:value-type="float">
            <text:p>4.072</text:p>
          </table:table-cell>
          <table:table-cell table:style-name="ce943" office:value-type="float" office:value="29.4" calcext:value-type="float">
            <text:p>29.4</text:p>
          </table:table-cell>
          <table:table-cell table:style-name="ce1164" office:value-type="float" office:value="73.8" calcext:value-type="float">
            <text:p>73.8</text:p>
          </table:table-cell>
          <table:table-cell table:style-name="ce1385" office:value-type="float" office:value="73.4" calcext:value-type="float">
            <text:p>73.4</text:p>
          </table:table-cell>
          <table:table-cell table:style-name="ce1606" office:value-type="float" office:value="73.8" calcext:value-type="float">
            <text:p>73.8</text:p>
          </table:table-cell>
          <table:table-cell table:style-name="ce1827" office:value-type="float" office:value="73.4" calcext:value-type="float">
            <text:p>73.4</text:p>
          </table:table-cell>
        </table:table-row>
        <table:table-row table:style-name="ro1">
          <table:table-cell office:value-type="string" calcext:value-type="string">
            <text:p>174-partner_units_polynomial-45-0.asp</text:p>
          </table:table-cell>
          <table:table-cell table:style-name="ce387" office:value-type="float" office:value="1.348" calcext:value-type="float">
            <text:p>1.348</text:p>
          </table:table-cell>
          <table:table-cell table:style-name="ce499" office:value-type="float" office:value="911.37" calcext:value-type="float">
            <text:p>911.37</text:p>
          </table:table-cell>
          <table:table-cell table:style-name="ce610" office:value-type="float" office:value="222.178" calcext:value-type="float">
            <text:p>222.178</text:p>
          </table:table-cell>
          <table:table-cell table:style-name="ce721" office:value-type="float" office:value="911.237" calcext:value-type="float">
            <text:p>911.237</text:p>
          </table:table-cell>
          <table:table-cell table:style-name="ce832" office:value-type="float" office:value="911.922" calcext:value-type="float">
            <text:p>911.922</text:p>
          </table:table-cell>
          <table:table-cell table:style-name="ce944" office:value-type="float" office:value="45.5" calcext:value-type="float">
            <text:p>45.5</text:p>
          </table:table-cell>
          <table:table-cell table:style-name="ce1165" office:value-type="float" office:value="112.5" calcext:value-type="float">
            <text:p>112.5</text:p>
          </table:table-cell>
          <table:table-cell table:style-name="ce1386" office:value-type="float" office:value="110.3" calcext:value-type="float">
            <text:p>110.3</text:p>
          </table:table-cell>
          <table:table-cell table:style-name="ce1607" office:value-type="float" office:value="112.3" calcext:value-type="float">
            <text:p>112.3</text:p>
          </table:table-cell>
          <table:table-cell table:style-name="ce1828"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75-partner_units_polynomial-75-0.asp</text:p>
          </table:table-cell>
          <table:table-cell table:style-name="ce388" office:value-type="float" office:value="51.403" calcext:value-type="float">
            <text:p>51.403</text:p>
          </table:table-cell>
          <table:table-cell table:style-name="ce500" office:value-type="float" office:value="911.42" calcext:value-type="float">
            <text:p>911.42</text:p>
          </table:table-cell>
          <table:table-cell table:style-name="ce611" office:value-type="float" office:value="911.187" calcext:value-type="float">
            <text:p>911.187</text:p>
          </table:table-cell>
          <table:table-cell table:style-name="ce722" office:value-type="float" office:value="911.224" calcext:value-type="float">
            <text:p>911.224</text:p>
          </table:table-cell>
          <table:table-cell table:style-name="ce833" office:value-type="float" office:value="911.709" calcext:value-type="float">
            <text:p>911.709</text:p>
          </table:table-cell>
          <table:table-cell table:style-name="ce945" office:value-type="float" office:value="169.9" calcext:value-type="float">
            <text:p>169.9</text:p>
          </table:table-cell>
          <table:table-cell table:style-name="ce1166" office:value-type="float" office:value="394.8" calcext:value-type="float">
            <text:p>394.8</text:p>
          </table:table-cell>
          <table:table-cell table:style-name="ce1387" office:value-type="float" office:value="396.9" calcext:value-type="float">
            <text:p>396.9</text:p>
          </table:table-cell>
          <table:table-cell table:style-name="ce1608" office:value-type="float" office:value="395.9" calcext:value-type="float">
            <text:p>395.9</text:p>
          </table:table-cell>
          <table:table-cell table:style-name="ce1829" office:value-type="float" office:value="395.3" calcext:value-type="float">
            <text:p>395.3</text:p>
          </table:table-cell>
        </table:table-row>
        <table:table-row table:style-name="ro1">
          <table:table-cell office:value-type="string" calcext:value-type="string">
            <text:p>176-partner_units_polynomial-24-0.asp</text:p>
          </table:table-cell>
          <table:table-cell table:style-name="ce389" office:value-type="float" office:value="0.415" calcext:value-type="float">
            <text:p>0.415</text:p>
          </table:table-cell>
          <table:table-cell table:style-name="ce501" office:value-type="float" office:value="911.463" calcext:value-type="float">
            <text:p>911.463</text:p>
          </table:table-cell>
          <table:table-cell table:style-name="ce612" office:value-type="float" office:value="0.676" calcext:value-type="float">
            <text:p>0.676</text:p>
          </table:table-cell>
          <table:table-cell table:style-name="ce723" office:value-type="float" office:value="911.422" calcext:value-type="float">
            <text:p>911.422</text:p>
          </table:table-cell>
          <table:table-cell table:style-name="ce834" office:value-type="float" office:value="1.58" calcext:value-type="float">
            <text:p>1.58</text:p>
          </table:table-cell>
          <table:table-cell table:style-name="ce946" office:value-type="float" office:value="14.2" calcext:value-type="float">
            <text:p>14.2</text:p>
          </table:table-cell>
          <table:table-cell table:style-name="ce1167" office:value-type="float" office:value="38.2" calcext:value-type="float">
            <text:p>38.2</text:p>
          </table:table-cell>
          <table:table-cell table:style-name="ce1388" office:value-type="float" office:value="30.2" calcext:value-type="float">
            <text:p>30.2</text:p>
          </table:table-cell>
          <table:table-cell table:style-name="ce1609" office:value-type="float" office:value="37.4" calcext:value-type="float">
            <text:p>37.4</text:p>
          </table:table-cell>
          <table:table-cell table:style-name="ce1830"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177-partner_units_polynomial-24-0.asp</text:p>
          </table:table-cell>
          <table:table-cell table:style-name="ce390" office:value-type="float" office:value="0.207" calcext:value-type="float">
            <text:p>0.207</text:p>
          </table:table-cell>
          <table:table-cell table:style-name="ce502" office:value-type="float" office:value="911.669" calcext:value-type="float">
            <text:p>911.669</text:p>
          </table:table-cell>
          <table:table-cell table:style-name="ce613" office:value-type="float" office:value="9.667" calcext:value-type="float">
            <text:p>9.667</text:p>
          </table:table-cell>
          <table:table-cell table:style-name="ce724" office:value-type="float" office:value="911.129" calcext:value-type="float">
            <text:p>911.129</text:p>
          </table:table-cell>
          <table:table-cell table:style-name="ce835" office:value-type="float" office:value="27.377" calcext:value-type="float">
            <text:p>27.377</text:p>
          </table:table-cell>
          <table:table-cell table:style-name="ce947" office:value-type="float" office:value="13.7" calcext:value-type="float">
            <text:p>13.7</text:p>
          </table:table-cell>
          <table:table-cell table:style-name="ce1168" office:value-type="float" office:value="40.9" calcext:value-type="float">
            <text:p>40.9</text:p>
          </table:table-cell>
          <table:table-cell table:style-name="ce1389" office:value-type="float" office:value="31.5" calcext:value-type="float">
            <text:p>31.5</text:p>
          </table:table-cell>
          <table:table-cell table:style-name="ce1610" office:value-type="float" office:value="40.2" calcext:value-type="float">
            <text:p>40.2</text:p>
          </table:table-cell>
          <table:table-cell table:style-name="ce1831"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178-partner_units_polynomial-24-0.asp</text:p>
          </table:table-cell>
          <table:table-cell table:style-name="ce391" office:value-type="float" office:value="0.206" calcext:value-type="float">
            <text:p>0.206</text:p>
          </table:table-cell>
          <table:table-cell table:style-name="ce503" office:value-type="float" office:value="911.804" calcext:value-type="float">
            <text:p>911.804</text:p>
          </table:table-cell>
          <table:table-cell table:style-name="ce614" office:value-type="float" office:value="260.515" calcext:value-type="float">
            <text:p>260.515</text:p>
          </table:table-cell>
          <table:table-cell table:style-name="ce725" office:value-type="float" office:value="911.917" calcext:value-type="float">
            <text:p>911.917</text:p>
          </table:table-cell>
          <table:table-cell table:style-name="ce836" office:value-type="float" office:value="69.725" calcext:value-type="float">
            <text:p>69.725</text:p>
          </table:table-cell>
          <table:table-cell table:style-name="ce948" office:value-type="float" office:value="13.9" calcext:value-type="float">
            <text:p>13.9</text:p>
          </table:table-cell>
          <table:table-cell table:style-name="ce1169" office:value-type="float" office:value="39.6" calcext:value-type="float">
            <text:p>39.6</text:p>
          </table:table-cell>
          <table:table-cell table:style-name="ce1390" office:value-type="float" office:value="37" calcext:value-type="float">
            <text:p>37</text:p>
          </table:table-cell>
          <table:table-cell table:style-name="ce1611" office:value-type="float" office:value="38.1" calcext:value-type="float">
            <text:p>38.1</text:p>
          </table:table-cell>
          <table:table-cell table:style-name="ce1832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180-partner_units_polynomial-47-0.asp</text:p>
          </table:table-cell>
          <table:table-cell table:style-name="ce392" office:value-type="float" office:value="10.582" calcext:value-type="float">
            <text:p>10.582</text:p>
          </table:table-cell>
          <table:table-cell table:style-name="ce504" office:value-type="float" office:value="911.388" calcext:value-type="float">
            <text:p>911.388</text:p>
          </table:table-cell>
          <table:table-cell table:style-name="ce615" office:value-type="float" office:value="911.222" calcext:value-type="float">
            <text:p>911.222</text:p>
          </table:table-cell>
          <table:table-cell table:style-name="ce726" office:value-type="float" office:value="911.183" calcext:value-type="float">
            <text:p>911.183</text:p>
          </table:table-cell>
          <table:table-cell table:style-name="ce837" office:value-type="float" office:value="911.139" calcext:value-type="float">
            <text:p>911.139</text:p>
          </table:table-cell>
          <table:table-cell table:style-name="ce949" office:value-type="float" office:value="42.3" calcext:value-type="float">
            <text:p>42.3</text:p>
          </table:table-cell>
          <table:table-cell table:style-name="ce1170" office:value-type="float" office:value="97.8" calcext:value-type="float">
            <text:p>97.8</text:p>
          </table:table-cell>
          <table:table-cell table:style-name="ce1391" office:value-type="float" office:value="103.6" calcext:value-type="float">
            <text:p>103.6</text:p>
          </table:table-cell>
          <table:table-cell table:style-name="ce1612" office:value-type="float" office:value="99" calcext:value-type="float">
            <text:p>99</text:p>
          </table:table-cell>
          <table:table-cell table:style-name="ce1833" office:value-type="float" office:value="101.2" calcext:value-type="float">
            <text:p>101.2</text:p>
          </table:table-cell>
        </table:table-row>
        <table:table-row table:style-name="ro1">
          <table:table-cell office:value-type="string" calcext:value-type="string">
            <text:p>187-partner_units_polynomial-51-0.asp</text:p>
          </table:table-cell>
          <table:table-cell table:style-name="ce393" office:value-type="float" office:value="1.758" calcext:value-type="float">
            <text:p>1.758</text:p>
          </table:table-cell>
          <table:table-cell table:style-name="ce505" office:value-type="float" office:value="911.48" calcext:value-type="float">
            <text:p>911.48</text:p>
          </table:table-cell>
          <table:table-cell table:style-name="ce616" office:value-type="float" office:value="911.837" calcext:value-type="float">
            <text:p>911.837</text:p>
          </table:table-cell>
          <table:table-cell table:style-name="ce727" office:value-type="float" office:value="911.5" calcext:value-type="float">
            <text:p>911.5</text:p>
          </table:table-cell>
          <table:table-cell table:style-name="ce838" office:value-type="float" office:value="446.353" calcext:value-type="float">
            <text:p>446.353</text:p>
          </table:table-cell>
          <table:table-cell table:style-name="ce950" office:value-type="float" office:value="59.3" calcext:value-type="float">
            <text:p>59.3</text:p>
          </table:table-cell>
          <table:table-cell table:style-name="ce1171" office:value-type="float" office:value="149" calcext:value-type="float">
            <text:p>149</text:p>
          </table:table-cell>
          <table:table-cell table:style-name="ce1392" office:value-type="float" office:value="152.7" calcext:value-type="float">
            <text:p>152.7</text:p>
          </table:table-cell>
          <table:table-cell table:style-name="ce1613" office:value-type="float" office:value="150.5" calcext:value-type="float">
            <text:p>150.5</text:p>
          </table:table-cell>
          <table:table-cell table:style-name="ce1834" office:value-type="float" office:value="149.1" calcext:value-type="float">
            <text:p>149.1</text:p>
          </table:table-cell>
        </table:table-row>
        <table:table-row table:style-name="ro1">
          <table:table-cell office:value-type="string" calcext:value-type="string">
            <text:p>188-partner_units_polynomial-57-0.asp</text:p>
          </table:table-cell>
          <table:table-cell table:style-name="ce394" office:value-type="float" office:value="6.555" calcext:value-type="float">
            <text:p>6.555</text:p>
          </table:table-cell>
          <table:table-cell table:style-name="ce506" office:value-type="float" office:value="911.494" calcext:value-type="float">
            <text:p>911.494</text:p>
          </table:table-cell>
          <table:table-cell table:style-name="ce617" office:value-type="float" office:value="912.01" calcext:value-type="float">
            <text:p>912.01</text:p>
          </table:table-cell>
          <table:table-cell table:style-name="ce728" office:value-type="float" office:value="911.28" calcext:value-type="float">
            <text:p>911.28</text:p>
          </table:table-cell>
          <table:table-cell table:style-name="ce839" office:value-type="float" office:value="459.249" calcext:value-type="float">
            <text:p>459.249</text:p>
          </table:table-cell>
          <table:table-cell table:style-name="ce951" office:value-type="float" office:value="79.1" calcext:value-type="float">
            <text:p>79.1</text:p>
          </table:table-cell>
          <table:table-cell table:style-name="ce1172" office:value-type="float" office:value="193" calcext:value-type="float">
            <text:p>193</text:p>
          </table:table-cell>
          <table:table-cell table:style-name="ce1393" office:value-type="float" office:value="197.9" calcext:value-type="float">
            <text:p>197.9</text:p>
          </table:table-cell>
          <table:table-cell table:style-name="ce1614" office:value-type="float" office:value="193.8" calcext:value-type="float">
            <text:p>193.8</text:p>
          </table:table-cell>
          <table:table-cell table:style-name="ce1835" office:value-type="float" office:value="193.2" calcext:value-type="float">
            <text:p>193.2</text:p>
          </table:table-cell>
        </table:table-row>
        <table:table-row table:style-name="ro1">
          <table:table-cell office:value-type="string" calcext:value-type="string">
            <text:p>189-partner_units_polynomial-63-0.asp</text:p>
          </table:table-cell>
          <table:table-cell table:style-name="ce395" office:value-type="float" office:value="64.576" calcext:value-type="float">
            <text:p>64.576</text:p>
          </table:table-cell>
          <table:table-cell table:style-name="ce507" office:value-type="float" office:value="911.766" calcext:value-type="float">
            <text:p>911.766</text:p>
          </table:table-cell>
          <table:table-cell table:style-name="ce618" office:value-type="float" office:value="911.993" calcext:value-type="float">
            <text:p>911.993</text:p>
          </table:table-cell>
          <table:table-cell table:style-name="ce729" office:value-type="float" office:value="911.48" calcext:value-type="float">
            <text:p>911.48</text:p>
          </table:table-cell>
          <table:table-cell table:style-name="ce840" office:value-type="float" office:value="911.082" calcext:value-type="float">
            <text:p>911.082</text:p>
          </table:table-cell>
          <table:table-cell table:style-name="ce952" office:value-type="float" office:value="116" calcext:value-type="float">
            <text:p>116</text:p>
          </table:table-cell>
          <table:table-cell table:style-name="ce1173" office:value-type="float" office:value="248.1" calcext:value-type="float">
            <text:p>248.1</text:p>
          </table:table-cell>
          <table:table-cell table:style-name="ce1394" office:value-type="float" office:value="256.1" calcext:value-type="float">
            <text:p>256.1</text:p>
          </table:table-cell>
          <table:table-cell table:style-name="ce1615" office:value-type="float" office:value="250.3" calcext:value-type="float">
            <text:p>250.3</text:p>
          </table:table-cell>
          <table:table-cell table:style-name="ce1836" office:value-type="float" office:value="253.4" calcext:value-type="float">
            <text:p>253.4</text:p>
          </table:table-cell>
        </table:table-row>
        <table:table-row table:style-name="ro1">
          <table:table-cell office:value-type="string" calcext:value-type="string">
            <text:p>190-partner_units_polynomial-69-0.asp</text:p>
          </table:table-cell>
          <table:table-cell table:style-name="ce396" office:value-type="float" office:value="107.743" calcext:value-type="float">
            <text:p>107.743</text:p>
          </table:table-cell>
          <table:table-cell table:style-name="ce508" office:value-type="float" office:value="911.209" calcext:value-type="float">
            <text:p>911.209</text:p>
          </table:table-cell>
          <table:table-cell table:style-name="ce619" office:value-type="float" office:value="911.573" calcext:value-type="float">
            <text:p>911.573</text:p>
          </table:table-cell>
          <table:table-cell table:style-name="ce730" office:value-type="float" office:value="912.007" calcext:value-type="float">
            <text:p>912.007</text:p>
          </table:table-cell>
          <table:table-cell table:style-name="ce841" office:value-type="float" office:value="911.631" calcext:value-type="float">
            <text:p>911.631</text:p>
          </table:table-cell>
          <table:table-cell table:style-name="ce953" office:value-type="float" office:value="139.4" calcext:value-type="float">
            <text:p>139.4</text:p>
          </table:table-cell>
          <table:table-cell table:style-name="ce1174" office:value-type="float" office:value="323.5" calcext:value-type="float">
            <text:p>323.5</text:p>
          </table:table-cell>
          <table:table-cell table:style-name="ce1395" office:value-type="float" office:value="318.9" calcext:value-type="float">
            <text:p>318.9</text:p>
          </table:table-cell>
          <table:table-cell table:style-name="ce1616" office:value-type="float" office:value="323.1" calcext:value-type="float">
            <text:p>323.1</text:p>
          </table:table-cell>
          <table:table-cell table:style-name="ce1837" office:value-type="float" office:value="319.8" calcext:value-type="float">
            <text:p>319.8</text:p>
          </table:table-cell>
        </table:table-row>
        <table:table-row table:style-name="ro1">
          <table:table-cell office:value-type="string" calcext:value-type="string">
            <text:p>194-partner_units_polynomial-60-0.asp</text:p>
          </table:table-cell>
          <table:table-cell table:style-name="ce397" office:value-type="float" office:value="5.539" calcext:value-type="float">
            <text:p>5.539</text:p>
          </table:table-cell>
          <table:table-cell table:style-name="ce509" office:value-type="float" office:value="911.684" calcext:value-type="float">
            <text:p>911.684</text:p>
          </table:table-cell>
          <table:table-cell table:style-name="ce620" office:value-type="float" office:value="911.439" calcext:value-type="float">
            <text:p>911.439</text:p>
          </table:table-cell>
          <table:table-cell table:style-name="ce731" office:value-type="float" office:value="911.663" calcext:value-type="float">
            <text:p>911.663</text:p>
          </table:table-cell>
          <table:table-cell table:style-name="ce842" office:value-type="float" office:value="911.283" calcext:value-type="float">
            <text:p>911.283</text:p>
          </table:table-cell>
          <table:table-cell table:style-name="ce954" office:value-type="float" office:value="59.4" calcext:value-type="float">
            <text:p>59.4</text:p>
          </table:table-cell>
          <table:table-cell table:style-name="ce1175" office:value-type="float" office:value="161.1" calcext:value-type="float">
            <text:p>161.1</text:p>
          </table:table-cell>
          <table:table-cell table:style-name="ce1396" office:value-type="float" office:value="160.7" calcext:value-type="float">
            <text:p>160.7</text:p>
          </table:table-cell>
          <table:table-cell table:style-name="ce1617" office:value-type="float" office:value="161.1" calcext:value-type="float">
            <text:p>161.1</text:p>
          </table:table-cell>
          <table:table-cell table:style-name="ce1838" office:value-type="float" office:value="160.9" calcext:value-type="float">
            <text:p>160.9</text:p>
          </table:table-cell>
        </table:table-row>
        <table:table-row table:style-name="ro1">
          <table:table-cell office:value-type="string" calcext:value-type="string">
            <text:p>195-partner_units_polynomial-60-0.asp</text:p>
          </table:table-cell>
          <table:table-cell table:style-name="ce398" office:value-type="float" office:value="2.173" calcext:value-type="float">
            <text:p>2.173</text:p>
          </table:table-cell>
          <table:table-cell table:style-name="ce510" office:value-type="float" office:value="911.807" calcext:value-type="float">
            <text:p>911.807</text:p>
          </table:table-cell>
          <table:table-cell table:style-name="ce621" office:value-type="float" office:value="911.923" calcext:value-type="float">
            <text:p>911.923</text:p>
          </table:table-cell>
          <table:table-cell table:style-name="ce732" office:value-type="float" office:value="911.328" calcext:value-type="float">
            <text:p>911.328</text:p>
          </table:table-cell>
          <table:table-cell table:style-name="ce843" office:value-type="float" office:value="911.489" calcext:value-type="float">
            <text:p>911.489</text:p>
          </table:table-cell>
          <table:table-cell table:style-name="ce955" office:value-type="float" office:value="53.2" calcext:value-type="float">
            <text:p>53.2</text:p>
          </table:table-cell>
          <table:table-cell table:style-name="ce1176" office:value-type="float" office:value="158.4" calcext:value-type="float">
            <text:p>158.4</text:p>
          </table:table-cell>
          <table:table-cell table:style-name="ce1397" office:value-type="float" office:value="157.8" calcext:value-type="float">
            <text:p>157.8</text:p>
          </table:table-cell>
          <table:table-cell table:style-name="ce1618" office:value-type="float" office:value="158.4" calcext:value-type="float">
            <text:p>158.4</text:p>
          </table:table-cell>
          <table:table-cell table:style-name="ce1839" office:value-type="float" office:value="157.2" calcext:value-type="float">
            <text:p>157.2</text:p>
          </table:table-cell>
        </table:table-row>
        <table:table-row table:style-name="ro1">
          <table:table-cell office:value-type="string" calcext:value-type="string">
            <text:p>196-partner_units_polynomial-59-0.asp</text:p>
          </table:table-cell>
          <table:table-cell table:style-name="ce399" office:value-type="float" office:value="1.143" calcext:value-type="float">
            <text:p>1.143</text:p>
          </table:table-cell>
          <table:table-cell table:style-name="ce511" office:value-type="float" office:value="911.794" calcext:value-type="float">
            <text:p>911.794</text:p>
          </table:table-cell>
          <table:table-cell table:style-name="ce622" office:value-type="float" office:value="911.269" calcext:value-type="float">
            <text:p>911.269</text:p>
          </table:table-cell>
          <table:table-cell table:style-name="ce733" office:value-type="float" office:value="911.785" calcext:value-type="float">
            <text:p>911.785</text:p>
          </table:table-cell>
          <table:table-cell table:style-name="ce844" office:value-type="float" office:value="911.107" calcext:value-type="float">
            <text:p>911.107</text:p>
          </table:table-cell>
          <table:table-cell table:style-name="ce956" office:value-type="float" office:value="51.2" calcext:value-type="float">
            <text:p>51.2</text:p>
          </table:table-cell>
          <table:table-cell table:style-name="ce1177" office:value-type="float" office:value="155.9" calcext:value-type="float">
            <text:p>155.9</text:p>
          </table:table-cell>
          <table:table-cell table:style-name="ce1398" office:value-type="float" office:value="157.5" calcext:value-type="float">
            <text:p>157.5</text:p>
          </table:table-cell>
          <table:table-cell table:style-name="ce1619" office:value-type="float" office:value="156.6" calcext:value-type="float">
            <text:p>156.6</text:p>
          </table:table-cell>
          <table:table-cell table:style-name="ce1840" office:value-type="float" office:value="156.8" calcext:value-type="float">
            <text:p>156.8</text:p>
          </table:table-cell>
        </table:table-row>
        <table:table-row table:style-name="ro1">
          <table:table-cell office:value-type="string" calcext:value-type="string">
            <text:p>197-partner_units_polynomial-62-0.asp</text:p>
          </table:table-cell>
          <table:table-cell table:style-name="ce400" office:value-type="float" office:value="2.781" calcext:value-type="float">
            <text:p>2.781</text:p>
          </table:table-cell>
          <table:table-cell table:style-name="ce512" office:value-type="float" office:value="911.578" calcext:value-type="float">
            <text:p>911.578</text:p>
          </table:table-cell>
          <table:table-cell table:style-name="ce623" office:value-type="float" office:value="911.653" calcext:value-type="float">
            <text:p>911.653</text:p>
          </table:table-cell>
          <table:table-cell table:style-name="ce734" office:value-type="float" office:value="911.779" calcext:value-type="float">
            <text:p>911.779</text:p>
          </table:table-cell>
          <table:table-cell table:style-name="ce845" office:value-type="float" office:value="911.91" calcext:value-type="float">
            <text:p>911.91</text:p>
          </table:table-cell>
          <table:table-cell table:style-name="ce957" office:value-type="float" office:value="56.1" calcext:value-type="float">
            <text:p>56.1</text:p>
          </table:table-cell>
          <table:table-cell table:style-name="ce1178" office:value-type="float" office:value="165" calcext:value-type="float">
            <text:p>165</text:p>
          </table:table-cell>
          <table:table-cell table:style-name="ce1399" office:value-type="float" office:value="164.2" calcext:value-type="float">
            <text:p>164.2</text:p>
          </table:table-cell>
          <table:table-cell table:style-name="ce1620" office:value-type="float" office:value="165" calcext:value-type="float">
            <text:p>165</text:p>
          </table:table-cell>
          <table:table-cell table:style-name="ce1841" office:value-type="float" office:value="163.7" calcext:value-type="float">
            <text:p>163.7</text:p>
          </table:table-cell>
        </table:table-row>
        <table:table-row table:style-name="ro1">
          <table:table-cell office:value-type="string" calcext:value-type="string">
            <text:p>198-partner_units_polynomial-61-0.asp</text:p>
          </table:table-cell>
          <table:table-cell table:style-name="ce401" office:value-type="float" office:value="0.416" calcext:value-type="float">
            <text:p>0.416</text:p>
          </table:table-cell>
          <table:table-cell table:style-name="ce513" office:value-type="float" office:value="468.509" calcext:value-type="float">
            <text:p>468.509</text:p>
          </table:table-cell>
          <table:table-cell table:style-name="ce624" office:value-type="float" office:value="911.742" calcext:value-type="float">
            <text:p>911.742</text:p>
          </table:table-cell>
          <table:table-cell table:style-name="ce735" office:value-type="float" office:value="465.621" calcext:value-type="float">
            <text:p>465.621</text:p>
          </table:table-cell>
          <table:table-cell table:style-name="ce846" office:value-type="float" office:value="911.612" calcext:value-type="float">
            <text:p>911.612</text:p>
          </table:table-cell>
          <table:table-cell table:style-name="ce958" office:value-type="float" office:value="53.1" calcext:value-type="float">
            <text:p>53.1</text:p>
          </table:table-cell>
          <table:table-cell table:style-name="ce1179" office:value-type="float" office:value="163.7" calcext:value-type="float">
            <text:p>163.7</text:p>
          </table:table-cell>
          <table:table-cell table:style-name="ce1400" office:value-type="float" office:value="166.7" calcext:value-type="float">
            <text:p>166.7</text:p>
          </table:table-cell>
          <table:table-cell table:style-name="ce1621" office:value-type="float" office:value="163.6" calcext:value-type="float">
            <text:p>163.6</text:p>
          </table:table-cell>
          <table:table-cell table:style-name="ce1842" office:value-type="float" office:value="165.2" calcext:value-type="float">
            <text:p>165.2</text:p>
          </table:table-cell>
        </table:table-row>
        <table:table-row table:style-name="ro1">
          <table:table-cell office:value-type="string" calcext:value-type="string">
            <text:p>199-partner_units_polynomial-59-0.asp</text:p>
          </table:table-cell>
          <table:table-cell table:style-name="ce402" office:value-type="float" office:value="0.625" calcext:value-type="float">
            <text:p>0.625</text:p>
          </table:table-cell>
          <table:table-cell table:style-name="ce514" office:value-type="float" office:value="911.63" calcext:value-type="float">
            <text:p>911.63</text:p>
          </table:table-cell>
          <table:table-cell table:style-name="ce625" office:value-type="float" office:value="544.111" calcext:value-type="float">
            <text:p>544.111</text:p>
          </table:table-cell>
          <table:table-cell table:style-name="ce736" office:value-type="float" office:value="911.068" calcext:value-type="float">
            <text:p>911.068</text:p>
          </table:table-cell>
          <table:table-cell table:style-name="ce847" office:value-type="float" office:value="505.194" calcext:value-type="float">
            <text:p>505.194</text:p>
          </table:table-cell>
          <table:table-cell table:style-name="ce959" office:value-type="float" office:value="50.4" calcext:value-type="float">
            <text:p>50.4</text:p>
          </table:table-cell>
          <table:table-cell table:style-name="ce1180" office:value-type="float" office:value="157" calcext:value-type="float">
            <text:p>157</text:p>
          </table:table-cell>
          <table:table-cell table:style-name="ce1401" office:value-type="float" office:value="153.9" calcext:value-type="float">
            <text:p>153.9</text:p>
          </table:table-cell>
          <table:table-cell table:style-name="ce1622" office:value-type="float" office:value="157" calcext:value-type="float">
            <text:p>157</text:p>
          </table:table-cell>
          <table:table-cell table:style-name="ce1843" office:value-type="float" office:value="153.5" calcext:value-type="float">
            <text:p>153.5</text:p>
          </table:table-cell>
        </table:table-row>
        <table:table-row table:style-name="ro1">
          <table:table-cell office:value-type="string" calcext:value-type="string">
            <text:p>200-partner_units_polynomial-63-0.asp</text:p>
          </table:table-cell>
          <table:table-cell table:style-name="ce403" office:value-type="float" office:value="0.625" calcext:value-type="float">
            <text:p>0.625</text:p>
          </table:table-cell>
          <table:table-cell table:style-name="ce515" office:value-type="float" office:value="911.819" calcext:value-type="float">
            <text:p>911.819</text:p>
          </table:table-cell>
          <table:table-cell table:style-name="ce626" office:value-type="float" office:value="911.486" calcext:value-type="float">
            <text:p>911.486</text:p>
          </table:table-cell>
          <table:table-cell table:style-name="ce737" office:value-type="float" office:value="911.973" calcext:value-type="float">
            <text:p>911.973</text:p>
          </table:table-cell>
          <table:table-cell table:style-name="ce848" office:value-type="float" office:value="911.852" calcext:value-type="float">
            <text:p>911.852</text:p>
          </table:table-cell>
          <table:table-cell table:style-name="ce960" office:value-type="float" office:value="56" calcext:value-type="float">
            <text:p>56</text:p>
          </table:table-cell>
          <table:table-cell table:style-name="ce1181" office:value-type="float" office:value="171" calcext:value-type="float">
            <text:p>171</text:p>
          </table:table-cell>
          <table:table-cell table:style-name="ce1402" office:value-type="float" office:value="169.5" calcext:value-type="float">
            <text:p>169.5</text:p>
          </table:table-cell>
          <table:table-cell table:style-name="ce1623" office:value-type="float" office:value="170.8" calcext:value-type="float">
            <text:p>170.8</text:p>
          </table:table-cell>
          <table:table-cell table:style-name="ce1844" office:value-type="float" office:value="169.5" calcext:value-type="float">
            <text:p>169.5</text:p>
          </table:table-cell>
        </table:table-row>
        <table:table-row table:style-name="ro1">
          <table:table-cell office:value-type="string" calcext:value-type="string">
            <text:p>201-partner_units_polynomial-63-0.asp</text:p>
          </table:table-cell>
          <table:table-cell table:style-name="ce404" office:value-type="float" office:value="0.52" calcext:value-type="float">
            <text:p>0.52</text:p>
          </table:table-cell>
          <table:table-cell table:style-name="ce516" office:value-type="float" office:value="911.565" calcext:value-type="float">
            <text:p>911.565</text:p>
          </table:table-cell>
          <table:table-cell table:style-name="ce627" office:value-type="float" office:value="911.865" calcext:value-type="float">
            <text:p>911.865</text:p>
          </table:table-cell>
          <table:table-cell table:style-name="ce738" office:value-type="float" office:value="911.719" calcext:value-type="float">
            <text:p>911.719</text:p>
          </table:table-cell>
          <table:table-cell table:style-name="ce849" office:value-type="float" office:value="911.417" calcext:value-type="float">
            <text:p>911.417</text:p>
          </table:table-cell>
          <table:table-cell table:style-name="ce961" office:value-type="float" office:value="56.1" calcext:value-type="float">
            <text:p>56.1</text:p>
          </table:table-cell>
          <table:table-cell table:style-name="ce1182" office:value-type="float" office:value="171.8" calcext:value-type="float">
            <text:p>171.8</text:p>
          </table:table-cell>
          <table:table-cell table:style-name="ce1403" office:value-type="float" office:value="170.5" calcext:value-type="float">
            <text:p>170.5</text:p>
          </table:table-cell>
          <table:table-cell table:style-name="ce1624" office:value-type="float" office:value="171.1" calcext:value-type="float">
            <text:p>171.1</text:p>
          </table:table-cell>
          <table:table-cell table:style-name="ce1845" office:value-type="float" office:value="170.9" calcext:value-type="float">
            <text:p>170.9</text:p>
          </table:table-cell>
        </table:table-row>
        <table:table-row table:style-name="ro1">
          <table:table-cell office:value-type="string" calcext:value-type="string">
            <text:p>202-partner_units_polynomial-61-0.asp</text:p>
          </table:table-cell>
          <table:table-cell table:style-name="ce405" office:value-type="float" office:value="0.624" calcext:value-type="float">
            <text:p>0.624</text:p>
          </table:table-cell>
          <table:table-cell table:style-name="ce517" office:value-type="float" office:value="911.929" calcext:value-type="float">
            <text:p>911.929</text:p>
          </table:table-cell>
          <table:table-cell table:style-name="ce628" office:value-type="float" office:value="911.19" calcext:value-type="float">
            <text:p>911.19</text:p>
          </table:table-cell>
          <table:table-cell table:style-name="ce739" office:value-type="float" office:value="911.572" calcext:value-type="float">
            <text:p>911.572</text:p>
          </table:table-cell>
          <table:table-cell table:style-name="ce850" office:value-type="float" office:value="911.558" calcext:value-type="float">
            <text:p>911.558</text:p>
          </table:table-cell>
          <table:table-cell table:style-name="ce962" office:value-type="float" office:value="53.1" calcext:value-type="float">
            <text:p>53.1</text:p>
          </table:table-cell>
          <table:table-cell table:style-name="ce1183" office:value-type="float" office:value="163.1" calcext:value-type="float">
            <text:p>163.1</text:p>
          </table:table-cell>
          <table:table-cell table:style-name="ce1404" office:value-type="float" office:value="161.5" calcext:value-type="float">
            <text:p>161.5</text:p>
          </table:table-cell>
          <table:table-cell table:style-name="ce1625" office:value-type="float" office:value="163.1" calcext:value-type="float">
            <text:p>163.1</text:p>
          </table:table-cell>
          <table:table-cell table:style-name="ce1846" office:value-type="float" office:value="161.4" calcext:value-type="float">
            <text:p>161.4</text:p>
          </table:table-cell>
        </table:table-row>
        <table:table-row table:style-name="ro1">
          <table:table-cell office:value-type="string" calcext:value-type="string">
            <text:p>203-partner_units_polynomial-60-0.asp</text:p>
          </table:table-cell>
          <table:table-cell table:style-name="ce406" office:value-type="float" office:value="0.729" calcext:value-type="float">
            <text:p>0.729</text:p>
          </table:table-cell>
          <table:table-cell table:style-name="ce518" office:value-type="float" office:value="911.098" calcext:value-type="float">
            <text:p>911.098</text:p>
          </table:table-cell>
          <table:table-cell table:style-name="ce629" office:value-type="float" office:value="911.332" calcext:value-type="float">
            <text:p>911.332</text:p>
          </table:table-cell>
          <table:table-cell table:style-name="ce740" office:value-type="float" office:value="911.442" calcext:value-type="float">
            <text:p>911.442</text:p>
          </table:table-cell>
          <table:table-cell table:style-name="ce851" office:value-type="float" office:value="911.839" calcext:value-type="float">
            <text:p>911.839</text:p>
          </table:table-cell>
          <table:table-cell table:style-name="ce963" office:value-type="float" office:value="50.8" calcext:value-type="float">
            <text:p>50.8</text:p>
          </table:table-cell>
          <table:table-cell table:style-name="ce1184" office:value-type="float" office:value="157.9" calcext:value-type="float">
            <text:p>157.9</text:p>
          </table:table-cell>
          <table:table-cell table:style-name="ce1405" office:value-type="float" office:value="157.8" calcext:value-type="float">
            <text:p>157.8</text:p>
          </table:table-cell>
          <table:table-cell table:style-name="ce1626" office:value-type="float" office:value="156.9" calcext:value-type="float">
            <text:p>156.9</text:p>
          </table:table-cell>
          <table:table-cell table:style-name="ce1847" office:value-type="float" office:value="157.9" calcext:value-type="float">
            <text:p>157.9</text:p>
          </table:table-cell>
        </table:table-row>
        <table:table-row table:style-name="ro1">
          <table:table-cell office:value-type="string" calcext:value-type="string">
            <text:p>204-partner_units_polynomial-67-0.asp</text:p>
          </table:table-cell>
          <table:table-cell table:style-name="ce407" office:value-type="float" office:value="0.624" calcext:value-type="float">
            <text:p>0.624</text:p>
          </table:table-cell>
          <table:table-cell table:style-name="ce519" office:value-type="float" office:value="911.586" calcext:value-type="float">
            <text:p>911.586</text:p>
          </table:table-cell>
          <table:table-cell table:style-name="ce630" office:value-type="float" office:value="911.949" calcext:value-type="float">
            <text:p>911.949</text:p>
          </table:table-cell>
          <table:table-cell table:style-name="ce741" office:value-type="float" office:value="911.63" calcext:value-type="float">
            <text:p>911.63</text:p>
          </table:table-cell>
          <table:table-cell table:style-name="ce852" office:value-type="float" office:value="911.09" calcext:value-type="float">
            <text:p>911.09</text:p>
          </table:table-cell>
          <table:table-cell table:style-name="ce964" office:value-type="float" office:value="62" calcext:value-type="float">
            <text:p>62</text:p>
          </table:table-cell>
          <table:table-cell table:style-name="ce1185" office:value-type="float" office:value="185.9" calcext:value-type="float">
            <text:p>185.9</text:p>
          </table:table-cell>
          <table:table-cell table:style-name="ce1406" office:value-type="float" office:value="185.6" calcext:value-type="float">
            <text:p>185.6</text:p>
          </table:table-cell>
          <table:table-cell table:style-name="ce1627" office:value-type="float" office:value="185.6" calcext:value-type="float">
            <text:p>185.6</text:p>
          </table:table-cell>
          <table:table-cell table:style-name="ce1848" office:value-type="float" office:value="185.4" calcext:value-type="float">
            <text:p>185.4</text:p>
          </table:table-cell>
        </table:table-row>
        <table:table-row table:style-name="ro1">
          <table:table-cell office:value-type="string" calcext:value-type="string">
            <text:p>205-partner_units_polynomial-62-0.asp</text:p>
          </table:table-cell>
          <table:table-cell table:style-name="ce408" office:value-type="float" office:value="1.147" calcext:value-type="float">
            <text:p>1.147</text:p>
          </table:table-cell>
          <table:table-cell table:style-name="ce520" office:value-type="float" office:value="911.708" calcext:value-type="float">
            <text:p>911.708</text:p>
          </table:table-cell>
          <table:table-cell table:style-name="ce631" office:value-type="float" office:value="911.707" calcext:value-type="float">
            <text:p>911.707</text:p>
          </table:table-cell>
          <table:table-cell table:style-name="ce742" office:value-type="float" office:value="911.802" calcext:value-type="float">
            <text:p>911.802</text:p>
          </table:table-cell>
          <table:table-cell table:style-name="ce853" office:value-type="float" office:value="911.151" calcext:value-type="float">
            <text:p>911.151</text:p>
          </table:table-cell>
          <table:table-cell table:style-name="ce965" office:value-type="float" office:value="54.9" calcext:value-type="float">
            <text:p>54.9</text:p>
          </table:table-cell>
          <table:table-cell table:style-name="ce1186" office:value-type="float" office:value="168.9" calcext:value-type="float">
            <text:p>168.9</text:p>
          </table:table-cell>
          <table:table-cell table:style-name="ce1407" office:value-type="float" office:value="168.1" calcext:value-type="float">
            <text:p>168.1</text:p>
          </table:table-cell>
          <table:table-cell table:style-name="ce1628" office:value-type="float" office:value="169.2" calcext:value-type="float">
            <text:p>169.2</text:p>
          </table:table-cell>
          <table:table-cell table:style-name="ce1849" office:value-type="float" office:value="167.4" calcext:value-type="float">
            <text:p>167.4</text:p>
          </table:table-cell>
        </table:table-row>
        <table:table-row table:style-name="ro1">
          <table:table-cell office:value-type="string" calcext:value-type="string">
            <text:p>206-partner_units_polynomial-63-0.asp</text:p>
          </table:table-cell>
          <table:table-cell table:style-name="ce409" office:value-type="float" office:value="0.52" calcext:value-type="float">
            <text:p>0.52</text:p>
          </table:table-cell>
          <table:table-cell table:style-name="ce521" office:value-type="float" office:value="911.699" calcext:value-type="float">
            <text:p>911.699</text:p>
          </table:table-cell>
          <table:table-cell table:style-name="ce632" office:value-type="float" office:value="911.495" calcext:value-type="float">
            <text:p>911.495</text:p>
          </table:table-cell>
          <table:table-cell table:style-name="ce743" office:value-type="float" office:value="911.77" calcext:value-type="float">
            <text:p>911.77</text:p>
          </table:table-cell>
          <table:table-cell table:style-name="ce854" office:value-type="float" office:value="911.977" calcext:value-type="float">
            <text:p>911.977</text:p>
          </table:table-cell>
          <table:table-cell table:style-name="ce966" office:value-type="float" office:value="56.1" calcext:value-type="float">
            <text:p>56.1</text:p>
          </table:table-cell>
          <table:table-cell table:style-name="ce1187" office:value-type="float" office:value="170.8" calcext:value-type="float">
            <text:p>170.8</text:p>
          </table:table-cell>
          <table:table-cell table:style-name="ce1408" office:value-type="float" office:value="169.6" calcext:value-type="float">
            <text:p>169.6</text:p>
          </table:table-cell>
          <table:table-cell table:style-name="ce1629" office:value-type="float" office:value="170.5" calcext:value-type="float">
            <text:p>170.5</text:p>
          </table:table-cell>
          <table:table-cell table:style-name="ce1850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7-partner_units_polynomial-58-0.asp</text:p>
          </table:table-cell>
          <table:table-cell table:style-name="ce410" office:value-type="float" office:value="0.73" calcext:value-type="float">
            <text:p>0.73</text:p>
          </table:table-cell>
          <table:table-cell table:style-name="ce522" office:value-type="float" office:value="770.189" calcext:value-type="float">
            <text:p>770.189</text:p>
          </table:table-cell>
          <table:table-cell table:style-name="ce633" office:value-type="float" office:value="601.817" calcext:value-type="float">
            <text:p>601.817</text:p>
          </table:table-cell>
          <table:table-cell table:style-name="ce744" office:value-type="float" office:value="756.856" calcext:value-type="float">
            <text:p>756.856</text:p>
          </table:table-cell>
          <table:table-cell table:style-name="ce855" office:value-type="float" office:value="911.016" calcext:value-type="float">
            <text:p>911.016</text:p>
          </table:table-cell>
          <table:table-cell table:style-name="ce967" office:value-type="float" office:value="47.9" calcext:value-type="float">
            <text:p>47.9</text:p>
          </table:table-cell>
          <table:table-cell table:style-name="ce1188" office:value-type="float" office:value="153.3" calcext:value-type="float">
            <text:p>153.3</text:p>
          </table:table-cell>
          <table:table-cell table:style-name="ce1409" office:value-type="float" office:value="151" calcext:value-type="float">
            <text:p>151</text:p>
          </table:table-cell>
          <table:table-cell table:style-name="ce1630" office:value-type="float" office:value="154.4" calcext:value-type="float">
            <text:p>154.4</text:p>
          </table:table-cell>
          <table:table-cell table:style-name="ce1851" office:value-type="float" office:value="155.3" calcext:value-type="float">
            <text:p>155.3</text:p>
          </table:table-cell>
        </table:table-row>
        <table:table-row table:style-name="ro1">
          <table:table-cell office:value-type="string" calcext:value-type="string">
            <text:p>210-partner_units_polynomial-62-0.asp</text:p>
          </table:table-cell>
          <table:table-cell table:style-name="ce411" office:value-type="float" office:value="0.938" calcext:value-type="float">
            <text:p>0.938</text:p>
          </table:table-cell>
          <table:table-cell table:style-name="ce523" office:value-type="float" office:value="911.863" calcext:value-type="float">
            <text:p>911.863</text:p>
          </table:table-cell>
          <table:table-cell table:style-name="ce634" office:value-type="float" office:value="911.475" calcext:value-type="float">
            <text:p>911.475</text:p>
          </table:table-cell>
          <table:table-cell table:style-name="ce745" office:value-type="float" office:value="911.819" calcext:value-type="float">
            <text:p>911.819</text:p>
          </table:table-cell>
          <table:table-cell table:style-name="ce856" office:value-type="float" office:value="911.224" calcext:value-type="float">
            <text:p>911.224</text:p>
          </table:table-cell>
          <table:table-cell table:style-name="ce968" office:value-type="float" office:value="53.3" calcext:value-type="float">
            <text:p>53.3</text:p>
          </table:table-cell>
          <table:table-cell table:style-name="ce1189" office:value-type="float" office:value="164.9" calcext:value-type="float">
            <text:p>164.9</text:p>
          </table:table-cell>
          <table:table-cell table:style-name="ce1410" office:value-type="float" office:value="164.5" calcext:value-type="float">
            <text:p>164.5</text:p>
          </table:table-cell>
          <table:table-cell table:style-name="ce1631" office:value-type="float" office:value="165.1" calcext:value-type="float">
            <text:p>165.1</text:p>
          </table:table-cell>
          <table:table-cell table:style-name="ce1852" office:value-type="float" office:value="164.1" calcext:value-type="float">
            <text:p>164.1</text:p>
          </table:table-cell>
        </table:table-row>
        <table:table-row table:style-name="ro1">
          <table:table-cell office:value-type="string" calcext:value-type="string">
            <text:p>23-partner_units_polynomial-30-0.asp</text:p>
          </table:table-cell>
          <table:table-cell table:style-name="ce412" office:value-type="float" office:value="0.415" calcext:value-type="float">
            <text:p>0.415</text:p>
          </table:table-cell>
          <table:table-cell table:style-name="ce524" office:value-type="float" office:value="480.448" calcext:value-type="float">
            <text:p>480.448</text:p>
          </table:table-cell>
          <table:table-cell table:style-name="ce635" office:value-type="float" office:value="97.46" calcext:value-type="float">
            <text:p>97.46</text:p>
          </table:table-cell>
          <table:table-cell table:style-name="ce746" office:value-type="float" office:value="911.545" calcext:value-type="float">
            <text:p>911.545</text:p>
          </table:table-cell>
          <table:table-cell table:style-name="ce857" office:value-type="float" office:value="117.512" calcext:value-type="float">
            <text:p>117.512</text:p>
          </table:table-cell>
          <table:table-cell table:style-name="ce969" office:value-type="float" office:value="19.9" calcext:value-type="float">
            <text:p>19.9</text:p>
          </table:table-cell>
          <table:table-cell table:style-name="ce1190" office:value-type="float" office:value="49.1" calcext:value-type="float">
            <text:p>49.1</text:p>
          </table:table-cell>
          <table:table-cell table:style-name="ce1411" office:value-type="float" office:value="48.6" calcext:value-type="float">
            <text:p>48.6</text:p>
          </table:table-cell>
          <table:table-cell table:style-name="ce1632" office:value-type="float" office:value="50.4" calcext:value-type="float">
            <text:p>50.4</text:p>
          </table:table-cell>
          <table:table-cell table:style-name="ce1853"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6-partner_units_polynomial-60-0.asp</text:p>
          </table:table-cell>
          <table:table-cell table:style-name="ce413" office:value-type="float" office:value="13.634" calcext:value-type="float">
            <text:p>13.634</text:p>
          </table:table-cell>
          <table:table-cell table:style-name="ce525" office:value-type="float" office:value="911.203" calcext:value-type="float">
            <text:p>911.203</text:p>
          </table:table-cell>
          <table:table-cell table:style-name="ce636" office:value-type="float" office:value="911.082" calcext:value-type="float">
            <text:p>911.082</text:p>
          </table:table-cell>
          <table:table-cell table:style-name="ce747" office:value-type="float" office:value="911.54" calcext:value-type="float">
            <text:p>911.54</text:p>
          </table:table-cell>
          <table:table-cell table:style-name="ce858" office:value-type="float" office:value="911.225" calcext:value-type="float">
            <text:p>911.225</text:p>
          </table:table-cell>
          <table:table-cell table:style-name="ce970" office:value-type="float" office:value="88.3" calcext:value-type="float">
            <text:p>88.3</text:p>
          </table:table-cell>
          <table:table-cell table:style-name="ce1191" office:value-type="float" office:value="216.3" calcext:value-type="float">
            <text:p>216.3</text:p>
          </table:table-cell>
          <table:table-cell table:style-name="ce1412" office:value-type="float" office:value="224.1" calcext:value-type="float">
            <text:p>224.1</text:p>
          </table:table-cell>
          <table:table-cell table:style-name="ce1633" office:value-type="float" office:value="216.4" calcext:value-type="float">
            <text:p>216.4</text:p>
          </table:table-cell>
          <table:table-cell table:style-name="ce1854" office:value-type="float" office:value="220.6" calcext:value-type="float">
            <text:p>220.6</text:p>
          </table:table-cell>
        </table:table-row>
        <table:table-row table:style-name="ro1">
          <table:table-cell office:value-type="string" calcext:value-type="string">
            <text:p>29-partner_units_polynomial-40-0.asp</text:p>
          </table:table-cell>
          <table:table-cell table:style-name="ce414" office:value-type="float" office:value="0.52" calcext:value-type="float">
            <text:p>0.52</text:p>
          </table:table-cell>
          <table:table-cell table:style-name="ce526" office:value-type="float" office:value="911.866" calcext:value-type="float">
            <text:p>911.866</text:p>
          </table:table-cell>
          <table:table-cell table:style-name="ce637" office:value-type="float" office:value="1.796" calcext:value-type="float">
            <text:p>1.796</text:p>
          </table:table-cell>
          <table:table-cell table:style-name="ce748" office:value-type="float" office:value="912.024" calcext:value-type="float">
            <text:p>912.024</text:p>
          </table:table-cell>
          <table:table-cell table:style-name="ce859" office:value-type="float" office:value="7.162" calcext:value-type="float">
            <text:p>7.162</text:p>
          </table:table-cell>
          <table:table-cell table:style-name="ce971" office:value-type="float" office:value="25.1" calcext:value-type="float">
            <text:p>25.1</text:p>
          </table:table-cell>
          <table:table-cell table:style-name="ce1192" office:value-type="float" office:value="66.9" calcext:value-type="float">
            <text:p>66.9</text:p>
          </table:table-cell>
          <table:table-cell table:style-name="ce1413" office:value-type="float" office:value="63.3" calcext:value-type="float">
            <text:p>63.3</text:p>
          </table:table-cell>
          <table:table-cell table:style-name="ce1634" office:value-type="float" office:value="67.2" calcext:value-type="float">
            <text:p>67.2</text:p>
          </table:table-cell>
          <table:table-cell table:style-name="ce1855"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32-partner_units_polynomial-40-0.asp</text:p>
          </table:table-cell>
          <table:table-cell table:style-name="ce415" office:value-type="float" office:value="37.261" calcext:value-type="float">
            <text:p>37.261</text:p>
          </table:table-cell>
          <table:table-cell table:style-name="ce527" office:value-type="float" office:value="911.408" calcext:value-type="float">
            <text:p>911.408</text:p>
          </table:table-cell>
          <table:table-cell table:style-name="ce638" office:value-type="float" office:value="911.127" calcext:value-type="float">
            <text:p>911.127</text:p>
          </table:table-cell>
          <table:table-cell table:style-name="ce749" office:value-type="float" office:value="911.548" calcext:value-type="float">
            <text:p>911.548</text:p>
          </table:table-cell>
          <table:table-cell table:style-name="ce860" office:value-type="float" office:value="911.543" calcext:value-type="float">
            <text:p>911.543</text:p>
          </table:table-cell>
          <table:table-cell table:style-name="ce972" office:value-type="float" office:value="38.5" calcext:value-type="float">
            <text:p>38.5</text:p>
          </table:table-cell>
          <table:table-cell table:style-name="ce1193" office:value-type="float" office:value="69.8" calcext:value-type="float">
            <text:p>69.8</text:p>
          </table:table-cell>
          <table:table-cell table:style-name="ce1414" office:value-type="float" office:value="74.8" calcext:value-type="float">
            <text:p>74.8</text:p>
          </table:table-cell>
          <table:table-cell table:style-name="ce1635" office:value-type="float" office:value="71.8" calcext:value-type="float">
            <text:p>71.8</text:p>
          </table:table-cell>
          <table:table-cell table:style-name="ce1856" office:value-type="float" office:value="73.4" calcext:value-type="float">
            <text:p>73.4</text:p>
          </table:table-cell>
        </table:table-row>
        <table:table-row table:style-name="ro1">
          <table:table-cell office:value-type="string" calcext:value-type="string">
            <text:p>35-partner_units_polynomial-40-0.asp</text:p>
          </table:table-cell>
          <table:table-cell table:style-name="ce416" office:value-type="float" office:value="911.907" calcext:value-type="float">
            <text:p>911.907</text:p>
          </table:table-cell>
          <table:table-cell table:style-name="ce528" office:value-type="float" office:value="911.116" calcext:value-type="float">
            <text:p>911.116</text:p>
          </table:table-cell>
          <table:table-cell table:style-name="ce639" office:value-type="float" office:value="911.24" calcext:value-type="float">
            <text:p>911.24</text:p>
          </table:table-cell>
          <table:table-cell table:style-name="ce750" office:value-type="float" office:value="911.12" calcext:value-type="float">
            <text:p>911.12</text:p>
          </table:table-cell>
          <table:table-cell table:style-name="ce861" office:value-type="float" office:value="911.814" calcext:value-type="float">
            <text:p>911.814</text:p>
          </table:table-cell>
          <table:table-cell table:style-name="ce973" office:value-type="float" office:value="69.1" calcext:value-type="float">
            <text:p>69.1</text:p>
          </table:table-cell>
          <table:table-cell table:style-name="ce1194" office:value-type="float" office:value="74.2" calcext:value-type="float">
            <text:p>74.2</text:p>
          </table:table-cell>
          <table:table-cell table:style-name="ce1415" office:value-type="float" office:value="77.7" calcext:value-type="float">
            <text:p>77.7</text:p>
          </table:table-cell>
          <table:table-cell table:style-name="ce1636" office:value-type="float" office:value="74.6" calcext:value-type="float">
            <text:p>74.6</text:p>
          </table:table-cell>
          <table:table-cell table:style-name="ce1857"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38-partner_units_polynomial-79-0.asp</text:p>
          </table:table-cell>
          <table:table-cell table:style-name="ce417" office:value-type="float" office:value="911.101" calcext:value-type="float">
            <text:p>911.101</text:p>
          </table:table-cell>
          <table:table-cell table:style-name="ce529" office:value-type="float" office:value="911.3" calcext:value-type="float">
            <text:p>911.3</text:p>
          </table:table-cell>
          <table:table-cell table:style-name="ce640" office:value-type="float" office:value="911.983" calcext:value-type="float">
            <text:p>911.983</text:p>
          </table:table-cell>
          <table:table-cell table:style-name="ce751" office:value-type="float" office:value="911.826" calcext:value-type="float">
            <text:p>911.826</text:p>
          </table:table-cell>
          <table:table-cell table:style-name="ce862" office:value-type="float" office:value="911.762" calcext:value-type="float">
            <text:p>911.762</text:p>
          </table:table-cell>
          <table:table-cell table:style-name="ce974" office:value-type="float" office:value="192.9" calcext:value-type="float">
            <text:p>192.9</text:p>
          </table:table-cell>
          <table:table-cell table:style-name="ce1195" office:value-type="float" office:value="315.4" calcext:value-type="float">
            <text:p>315.4</text:p>
          </table:table-cell>
          <table:table-cell table:style-name="ce1416" office:value-type="float" office:value="316.7" calcext:value-type="float">
            <text:p>316.7</text:p>
          </table:table-cell>
          <table:table-cell table:style-name="ce1637" office:value-type="float" office:value="315.9" calcext:value-type="float">
            <text:p>315.9</text:p>
          </table:table-cell>
          <table:table-cell table:style-name="ce1858" office:value-type="float" office:value="314.9" calcext:value-type="float">
            <text:p>314.9</text:p>
          </table:table-cell>
        </table:table-row>
        <table:table-row table:style-name="ro1">
          <table:table-cell office:value-type="string" calcext:value-type="string">
            <text:p>41-partner_units_polynomial-79-0.asp</text:p>
          </table:table-cell>
          <table:table-cell table:style-name="ce418" office:value-type="float" office:value="911.421" calcext:value-type="float">
            <text:p>911.421</text:p>
          </table:table-cell>
          <table:table-cell table:style-name="ce530" office:value-type="float" office:value="912.017" calcext:value-type="float">
            <text:p>912.017</text:p>
          </table:table-cell>
          <table:table-cell table:style-name="ce641" office:value-type="float" office:value="911.128" calcext:value-type="float">
            <text:p>911.128</text:p>
          </table:table-cell>
          <table:table-cell table:style-name="ce752" office:value-type="float" office:value="911.875" calcext:value-type="float">
            <text:p>911.875</text:p>
          </table:table-cell>
          <table:table-cell table:style-name="ce863" office:value-type="float" office:value="911.879" calcext:value-type="float">
            <text:p>911.879</text:p>
          </table:table-cell>
          <table:table-cell table:style-name="ce975" office:value-type="float" office:value="246.8" calcext:value-type="float">
            <text:p>246.8</text:p>
          </table:table-cell>
          <table:table-cell table:style-name="ce1196" office:value-type="float" office:value="340" calcext:value-type="float">
            <text:p>340</text:p>
          </table:table-cell>
          <table:table-cell table:style-name="ce1417" office:value-type="float" office:value="338.2" calcext:value-type="float">
            <text:p>338.2</text:p>
          </table:table-cell>
          <table:table-cell table:style-name="ce1638" office:value-type="float" office:value="339.1" calcext:value-type="float">
            <text:p>339.1</text:p>
          </table:table-cell>
          <table:table-cell table:style-name="ce1859" office:value-type="float" office:value="338.9" calcext:value-type="float">
            <text:p>338.9</text:p>
          </table:table-cell>
        </table:table-row>
        <table:table-row table:style-name="ro1">
          <table:table-cell office:value-type="string" calcext:value-type="string">
            <text:p>52-partner_units_polynomial-100-0.asp</text:p>
          </table:table-cell>
          <table:table-cell table:style-name="ce419" office:value-type="float" office:value="911.394" calcext:value-type="float">
            <text:p>911.394</text:p>
          </table:table-cell>
          <table:table-cell table:style-name="ce531" office:value-type="float" office:value="911.339" calcext:value-type="float">
            <text:p>911.339</text:p>
          </table:table-cell>
          <table:table-cell table:style-name="ce642" office:value-type="float" office:value="911.261" calcext:value-type="float">
            <text:p>911.261</text:p>
          </table:table-cell>
          <table:table-cell table:style-name="ce753" office:value-type="float" office:value="911.114" calcext:value-type="float">
            <text:p>911.114</text:p>
          </table:table-cell>
          <table:table-cell table:style-name="ce864" office:value-type="float" office:value="911.77" calcext:value-type="float">
            <text:p>911.77</text:p>
          </table:table-cell>
          <table:table-cell table:style-name="ce976" office:value-type="float" office:value="270.6" calcext:value-type="float">
            <text:p>270.6</text:p>
          </table:table-cell>
          <table:table-cell table:style-name="ce1197" office:value-type="float" office:value="606.6" calcext:value-type="float">
            <text:p>606.6</text:p>
          </table:table-cell>
          <table:table-cell table:style-name="ce1418" office:value-type="float" office:value="604.9" calcext:value-type="float">
            <text:p>604.9</text:p>
          </table:table-cell>
          <table:table-cell table:style-name="ce1639" office:value-type="float" office:value="609.8" calcext:value-type="float">
            <text:p>609.8</text:p>
          </table:table-cell>
          <table:table-cell table:style-name="ce1860" office:value-type="float" office:value="604.5" calcext:value-type="float">
            <text:p>604.5</text:p>
          </table:table-cell>
        </table:table-row>
        <table:table-row table:style-name="ro1">
          <table:table-cell office:value-type="string" calcext:value-type="string">
            <text:p>54-partner_units_polynomial-100-0.asp</text:p>
          </table:table-cell>
          <table:table-cell table:style-name="ce420" office:value-type="float" office:value="911.455" calcext:value-type="float">
            <text:p>911.455</text:p>
          </table:table-cell>
          <table:table-cell table:style-name="ce532" office:value-type="float" office:value="911.404" calcext:value-type="float">
            <text:p>911.404</text:p>
          </table:table-cell>
          <table:table-cell table:style-name="ce643" office:value-type="float" office:value="911.379" calcext:value-type="float">
            <text:p>911.379</text:p>
          </table:table-cell>
          <table:table-cell table:style-name="ce754" office:value-type="float" office:value="911.548" calcext:value-type="float">
            <text:p>911.548</text:p>
          </table:table-cell>
          <table:table-cell table:style-name="ce865" office:value-type="float" office:value="911.857" calcext:value-type="float">
            <text:p>911.857</text:p>
          </table:table-cell>
          <table:table-cell table:style-name="ce977" office:value-type="float" office:value="267.5" calcext:value-type="float">
            <text:p>267.5</text:p>
          </table:table-cell>
          <table:table-cell table:style-name="ce1198" office:value-type="float" office:value="600.6" calcext:value-type="float">
            <text:p>600.6</text:p>
          </table:table-cell>
          <table:table-cell table:style-name="ce1419" office:value-type="float" office:value="600.4" calcext:value-type="float">
            <text:p>600.4</text:p>
          </table:table-cell>
          <table:table-cell table:style-name="ce1640" office:value-type="float" office:value="603.3" calcext:value-type="float">
            <text:p>603.3</text:p>
          </table:table-cell>
          <table:table-cell table:style-name="ce1861" office:value-type="float" office:value="597.6" calcext:value-type="float">
            <text:p>597.6</text:p>
          </table:table-cell>
        </table:table-row>
        <table:table-row table:style-name="ro1">
          <table:table-cell office:value-type="string" calcext:value-type="string">
            <text:p>55-partner_units_polynomial-100-0.asp</text:p>
          </table:table-cell>
          <table:table-cell table:style-name="ce421" office:value-type="float" office:value="911.397" calcext:value-type="float">
            <text:p>911.397</text:p>
          </table:table-cell>
          <table:table-cell table:style-name="ce533" office:value-type="float" office:value="911.397" calcext:value-type="float">
            <text:p>911.397</text:p>
          </table:table-cell>
          <table:table-cell table:style-name="ce644" office:value-type="float" office:value="911.037" calcext:value-type="float">
            <text:p>911.037</text:p>
          </table:table-cell>
          <table:table-cell table:style-name="ce755" office:value-type="float" office:value="911.982" calcext:value-type="float">
            <text:p>911.982</text:p>
          </table:table-cell>
          <table:table-cell table:style-name="ce866" office:value-type="float" office:value="911.83" calcext:value-type="float">
            <text:p>911.83</text:p>
          </table:table-cell>
          <table:table-cell table:style-name="ce978" office:value-type="float" office:value="281.3" calcext:value-type="float">
            <text:p>281.3</text:p>
          </table:table-cell>
          <table:table-cell table:style-name="ce1199" office:value-type="float" office:value="606.2" calcext:value-type="float">
            <text:p>606.2</text:p>
          </table:table-cell>
          <table:table-cell table:style-name="ce1420" office:value-type="float" office:value="607.7" calcext:value-type="float">
            <text:p>607.7</text:p>
          </table:table-cell>
          <table:table-cell table:style-name="ce1641" office:value-type="float" office:value="603.6" calcext:value-type="float">
            <text:p>603.6</text:p>
          </table:table-cell>
          <table:table-cell table:style-name="ce1862" office:value-type="float" office:value="607.6" calcext:value-type="float">
            <text:p>607.6</text:p>
          </table:table-cell>
        </table:table-row>
        <table:table-row table:style-name="ro1">
          <table:table-cell office:value-type="string" calcext:value-type="string">
            <text:p>56-partner_units_polynomial-100-0.asp</text:p>
          </table:table-cell>
          <table:table-cell table:style-name="ce422" office:value-type="float" office:value="911.412" calcext:value-type="float">
            <text:p>911.412</text:p>
          </table:table-cell>
          <table:table-cell table:style-name="ce534" office:value-type="float" office:value="911.809" calcext:value-type="float">
            <text:p>911.809</text:p>
          </table:table-cell>
          <table:table-cell table:style-name="ce645" office:value-type="float" office:value="911.836" calcext:value-type="float">
            <text:p>911.836</text:p>
          </table:table-cell>
          <table:table-cell table:style-name="ce756" office:value-type="float" office:value="911.83" calcext:value-type="float">
            <text:p>911.83</text:p>
          </table:table-cell>
          <table:table-cell table:style-name="ce867" office:value-type="float" office:value="911.986" calcext:value-type="float">
            <text:p>911.986</text:p>
          </table:table-cell>
          <table:table-cell table:style-name="ce979" office:value-type="float" office:value="267.1" calcext:value-type="float">
            <text:p>267.1</text:p>
          </table:table-cell>
          <table:table-cell table:style-name="ce1200" office:value-type="float" office:value="609.8" calcext:value-type="float">
            <text:p>609.8</text:p>
          </table:table-cell>
          <table:table-cell table:style-name="ce1421" office:value-type="float" office:value="611.4" calcext:value-type="float">
            <text:p>611.4</text:p>
          </table:table-cell>
          <table:table-cell table:style-name="ce1642" office:value-type="float" office:value="610.6" calcext:value-type="float">
            <text:p>610.6</text:p>
          </table:table-cell>
          <table:table-cell table:style-name="ce1863" office:value-type="float" office:value="611.4" calcext:value-type="float">
            <text:p>611.4</text:p>
          </table:table-cell>
        </table:table-row>
        <table:table-row table:style-name="ro1">
          <table:table-cell office:value-type="string" calcext:value-type="string">
            <text:p>57-partner_units_polynomial-100-0.asp</text:p>
          </table:table-cell>
          <table:table-cell table:style-name="ce423" office:value-type="float" office:value="911.348" calcext:value-type="float">
            <text:p>911.348</text:p>
          </table:table-cell>
          <table:table-cell table:style-name="ce535" office:value-type="float" office:value="911.285" calcext:value-type="float">
            <text:p>911.285</text:p>
          </table:table-cell>
          <table:table-cell table:style-name="ce646" office:value-type="float" office:value="911.633" calcext:value-type="float">
            <text:p>911.633</text:p>
          </table:table-cell>
          <table:table-cell table:style-name="ce757" office:value-type="float" office:value="911.485" calcext:value-type="float">
            <text:p>911.485</text:p>
          </table:table-cell>
          <table:table-cell table:style-name="ce868" office:value-type="float" office:value="911.767" calcext:value-type="float">
            <text:p>911.767</text:p>
          </table:table-cell>
          <table:table-cell table:style-name="ce980" office:value-type="float" office:value="307.9" calcext:value-type="float">
            <text:p>307.9</text:p>
          </table:table-cell>
          <table:table-cell table:style-name="ce1201" office:value-type="float" office:value="609.1" calcext:value-type="float">
            <text:p>609.1</text:p>
          </table:table-cell>
          <table:table-cell table:style-name="ce1422" office:value-type="float" office:value="607.7" calcext:value-type="float">
            <text:p>607.7</text:p>
          </table:table-cell>
          <table:table-cell table:style-name="ce1643" office:value-type="float" office:value="603.7" calcext:value-type="float">
            <text:p>603.7</text:p>
          </table:table-cell>
          <table:table-cell table:style-name="ce1864" office:value-type="float" office:value="604.3" calcext:value-type="float">
            <text:p>604.3</text:p>
          </table:table-cell>
        </table:table-row>
        <table:table-row table:style-name="ro1">
          <table:table-cell office:value-type="string" calcext:value-type="string">
            <text:p>58-partner_units_polynomial-100-0.asp</text:p>
          </table:table-cell>
          <table:table-cell table:style-name="ce424" office:value-type="float" office:value="911.092" calcext:value-type="float">
            <text:p>911.092</text:p>
          </table:table-cell>
          <table:table-cell table:style-name="ce536" office:value-type="float" office:value="911.745" calcext:value-type="float">
            <text:p>911.745</text:p>
          </table:table-cell>
          <table:table-cell table:style-name="ce647" office:value-type="float" office:value="911.316" calcext:value-type="float">
            <text:p>911.316</text:p>
          </table:table-cell>
          <table:table-cell table:style-name="ce758" office:value-type="float" office:value="911.6" calcext:value-type="float">
            <text:p>911.6</text:p>
          </table:table-cell>
          <table:table-cell table:style-name="ce869" office:value-type="float" office:value="911.956" calcext:value-type="float">
            <text:p>911.956</text:p>
          </table:table-cell>
          <table:table-cell table:style-name="ce981" office:value-type="float" office:value="299.1" calcext:value-type="float">
            <text:p>299.1</text:p>
          </table:table-cell>
          <table:table-cell table:style-name="ce1202" office:value-type="float" office:value="602.8" calcext:value-type="float">
            <text:p>602.8</text:p>
          </table:table-cell>
          <table:table-cell table:style-name="ce1423" office:value-type="float" office:value="597" calcext:value-type="float">
            <text:p>597</text:p>
          </table:table-cell>
          <table:table-cell table:style-name="ce1644" office:value-type="float" office:value="602.2" calcext:value-type="float">
            <text:p>602.2</text:p>
          </table:table-cell>
          <table:table-cell table:style-name="ce1865" office:value-type="float" office:value="601.1" calcext:value-type="float">
            <text:p>601.1</text:p>
          </table:table-cell>
        </table:table-row>
        <table:table-row table:style-name="ro1">
          <table:table-cell office:value-type="string" calcext:value-type="string">
            <text:p>59-partner_units_polynomial-100-0.asp</text:p>
          </table:table-cell>
          <table:table-cell table:style-name="ce425" office:value-type="float" office:value="911.812" calcext:value-type="float">
            <text:p>911.812</text:p>
          </table:table-cell>
          <table:table-cell table:style-name="ce537" office:value-type="float" office:value="911.698" calcext:value-type="float">
            <text:p>911.698</text:p>
          </table:table-cell>
          <table:table-cell table:style-name="ce648" office:value-type="float" office:value="911.75" calcext:value-type="float">
            <text:p>911.75</text:p>
          </table:table-cell>
          <table:table-cell table:style-name="ce759" office:value-type="float" office:value="911.66" calcext:value-type="float">
            <text:p>911.66</text:p>
          </table:table-cell>
          <table:table-cell table:style-name="ce870" office:value-type="float" office:value="911.977" calcext:value-type="float">
            <text:p>911.977</text:p>
          </table:table-cell>
          <table:table-cell table:style-name="ce982" office:value-type="float" office:value="294.7" calcext:value-type="float">
            <text:p>294.7</text:p>
          </table:table-cell>
          <table:table-cell table:style-name="ce1203" office:value-type="float" office:value="617.5" calcext:value-type="float">
            <text:p>617.5</text:p>
          </table:table-cell>
          <table:table-cell table:style-name="ce1424" office:value-type="float" office:value="617.4" calcext:value-type="float">
            <text:p>617.4</text:p>
          </table:table-cell>
          <table:table-cell table:style-name="ce1645" office:value-type="float" office:value="620.3" calcext:value-type="float">
            <text:p>620.3</text:p>
          </table:table-cell>
          <table:table-cell table:style-name="ce1866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60-partner_units_polynomial-100-0.asp</text:p>
          </table:table-cell>
          <table:table-cell table:style-name="ce426" office:value-type="float" office:value="911.154" calcext:value-type="float">
            <text:p>911.154</text:p>
          </table:table-cell>
          <table:table-cell table:style-name="ce538" office:value-type="float" office:value="911.714" calcext:value-type="float">
            <text:p>911.714</text:p>
          </table:table-cell>
          <table:table-cell table:style-name="ce649" office:value-type="float" office:value="911.68" calcext:value-type="float">
            <text:p>911.68</text:p>
          </table:table-cell>
          <table:table-cell table:style-name="ce760" office:value-type="float" office:value="912.004" calcext:value-type="float">
            <text:p>912.004</text:p>
          </table:table-cell>
          <table:table-cell table:style-name="ce871" office:value-type="float" office:value="911.675" calcext:value-type="float">
            <text:p>911.675</text:p>
          </table:table-cell>
          <table:table-cell table:style-name="ce983" office:value-type="float" office:value="277.6" calcext:value-type="float">
            <text:p>277.6</text:p>
          </table:table-cell>
          <table:table-cell table:style-name="ce1204" office:value-type="float" office:value="609.2" calcext:value-type="float">
            <text:p>609.2</text:p>
          </table:table-cell>
          <table:table-cell table:style-name="ce1425" office:value-type="float" office:value="603.6" calcext:value-type="float">
            <text:p>603.6</text:p>
          </table:table-cell>
          <table:table-cell table:style-name="ce1646" office:value-type="float" office:value="606.5" calcext:value-type="float">
            <text:p>606.5</text:p>
          </table:table-cell>
          <table:table-cell table:style-name="ce1867" office:value-type="float" office:value="605.9" calcext:value-type="float">
            <text:p>605.9</text:p>
          </table:table-cell>
        </table:table-row>
        <table:table-row table:style-name="ro1">
          <table:table-cell office:value-type="string" calcext:value-type="string">
            <text:p>61-partner_units_polynomial-100-0.asp</text:p>
          </table:table-cell>
          <table:table-cell table:style-name="ce427" office:value-type="float" office:value="911.534" calcext:value-type="float">
            <text:p>911.534</text:p>
          </table:table-cell>
          <table:table-cell table:style-name="ce539" office:value-type="float" office:value="911.46" calcext:value-type="float">
            <text:p>911.46</text:p>
          </table:table-cell>
          <table:table-cell table:style-name="ce650" office:value-type="float" office:value="911.6" calcext:value-type="float">
            <text:p>911.6</text:p>
          </table:table-cell>
          <table:table-cell table:style-name="ce761" office:value-type="float" office:value="911.461" calcext:value-type="float">
            <text:p>911.461</text:p>
          </table:table-cell>
          <table:table-cell table:style-name="ce872" office:value-type="float" office:value="911.431" calcext:value-type="float">
            <text:p>911.431</text:p>
          </table:table-cell>
          <table:table-cell table:style-name="ce984" office:value-type="float" office:value="276.6" calcext:value-type="float">
            <text:p>276.6</text:p>
          </table:table-cell>
          <table:table-cell table:style-name="ce1205" office:value-type="float" office:value="598.4" calcext:value-type="float">
            <text:p>598.4</text:p>
          </table:table-cell>
          <table:table-cell table:style-name="ce1426" office:value-type="float" office:value="599.6" calcext:value-type="float">
            <text:p>599.6</text:p>
          </table:table-cell>
          <table:table-cell table:style-name="ce1647" office:value-type="float" office:value="602.9" calcext:value-type="float">
            <text:p>602.9</text:p>
          </table:table-cell>
          <table:table-cell table:style-name="ce1868" office:value-type="float" office:value="600.6" calcext:value-type="float">
            <text:p>600.6</text:p>
          </table:table-cell>
        </table:table-row>
        <table:table-row table:style-name="ro1">
          <table:table-cell office:value-type="string" calcext:value-type="string">
            <text:p>62-partner_units_polynomial-100-0.asp</text:p>
          </table:table-cell>
          <table:table-cell table:style-name="ce428" office:value-type="float" office:value="911.33" calcext:value-type="float">
            <text:p>911.33</text:p>
          </table:table-cell>
          <table:table-cell table:style-name="ce540" office:value-type="float" office:value="911.836" calcext:value-type="float">
            <text:p>911.836</text:p>
          </table:table-cell>
          <table:table-cell table:style-name="ce651" office:value-type="float" office:value="911.168" calcext:value-type="float">
            <text:p>911.168</text:p>
          </table:table-cell>
          <table:table-cell table:style-name="ce762" office:value-type="float" office:value="911.616" calcext:value-type="float">
            <text:p>911.616</text:p>
          </table:table-cell>
          <table:table-cell table:style-name="ce873" office:value-type="float" office:value="911.953" calcext:value-type="float">
            <text:p>911.953</text:p>
          </table:table-cell>
          <table:table-cell table:style-name="ce985" office:value-type="float" office:value="264.3" calcext:value-type="float">
            <text:p>264.3</text:p>
          </table:table-cell>
          <table:table-cell table:style-name="ce1206" office:value-type="float" office:value="609.6" calcext:value-type="float">
            <text:p>609.6</text:p>
          </table:table-cell>
          <table:table-cell table:style-name="ce1427" office:value-type="float" office:value="604.5" calcext:value-type="float">
            <text:p>604.5</text:p>
          </table:table-cell>
          <table:table-cell table:style-name="ce1648" office:value-type="float" office:value="605.5" calcext:value-type="float">
            <text:p>605.5</text:p>
          </table:table-cell>
          <table:table-cell table:style-name="ce1869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63-partner_units_polynomial-100-0.asp</text:p>
          </table:table-cell>
          <table:table-cell table:style-name="ce429" office:value-type="float" office:value="911.452" calcext:value-type="float">
            <text:p>911.452</text:p>
          </table:table-cell>
          <table:table-cell table:style-name="ce541" office:value-type="float" office:value="911.705" calcext:value-type="float">
            <text:p>911.705</text:p>
          </table:table-cell>
          <table:table-cell table:style-name="ce652" office:value-type="float" office:value="911.94" calcext:value-type="float">
            <text:p>911.94</text:p>
          </table:table-cell>
          <table:table-cell table:style-name="ce763" office:value-type="float" office:value="911.308" calcext:value-type="float">
            <text:p>911.308</text:p>
          </table:table-cell>
          <table:table-cell table:style-name="ce874" office:value-type="float" office:value="911.247" calcext:value-type="float">
            <text:p>911.247</text:p>
          </table:table-cell>
          <table:table-cell table:style-name="ce986" office:value-type="float" office:value="293.3" calcext:value-type="float">
            <text:p>293.3</text:p>
          </table:table-cell>
          <table:table-cell table:style-name="ce1207" office:value-type="float" office:value="615.7" calcext:value-type="float">
            <text:p>615.7</text:p>
          </table:table-cell>
          <table:table-cell table:style-name="ce1428" office:value-type="float" office:value="616.3" calcext:value-type="float">
            <text:p>616.3</text:p>
          </table:table-cell>
          <table:table-cell table:style-name="ce1649" office:value-type="float" office:value="616.5" calcext:value-type="float">
            <text:p>616.5</text:p>
          </table:table-cell>
          <table:table-cell table:style-name="ce1870" office:value-type="float" office:value="614.8" calcext:value-type="float">
            <text:p>614.8</text:p>
          </table:table-cell>
        </table:table-row>
        <table:table-row table:style-name="ro1">
          <table:table-cell office:value-type="string" calcext:value-type="string">
            <text:p>64-partner_units_polynomial-100-0.asp</text:p>
          </table:table-cell>
          <table:table-cell table:style-name="ce430" office:value-type="float" office:value="911.608" calcext:value-type="float">
            <text:p>911.608</text:p>
          </table:table-cell>
          <table:table-cell table:style-name="ce542" office:value-type="float" office:value="911.911" calcext:value-type="float">
            <text:p>911.911</text:p>
          </table:table-cell>
          <table:table-cell table:style-name="ce653" office:value-type="float" office:value="911.475" calcext:value-type="float">
            <text:p>911.475</text:p>
          </table:table-cell>
          <table:table-cell table:style-name="ce764" office:value-type="float" office:value="911.776" calcext:value-type="float">
            <text:p>911.776</text:p>
          </table:table-cell>
          <table:table-cell table:style-name="ce875" office:value-type="float" office:value="911.477" calcext:value-type="float">
            <text:p>911.477</text:p>
          </table:table-cell>
          <table:table-cell table:style-name="ce987" office:value-type="float" office:value="274.1" calcext:value-type="float">
            <text:p>274.1</text:p>
          </table:table-cell>
          <table:table-cell table:style-name="ce1208" office:value-type="float" office:value="615.4" calcext:value-type="float">
            <text:p>615.4</text:p>
          </table:table-cell>
          <table:table-cell table:style-name="ce1429" office:value-type="float" office:value="613.8" calcext:value-type="float">
            <text:p>613.8</text:p>
          </table:table-cell>
          <table:table-cell table:style-name="ce1650" office:value-type="float" office:value="609.4" calcext:value-type="float">
            <text:p>609.4</text:p>
          </table:table-cell>
          <table:table-cell table:style-name="ce1871" office:value-type="float" office:value="610.2" calcext:value-type="float">
            <text:p>610.2</text:p>
          </table:table-cell>
        </table:table-row>
        <table:table-row table:style-name="ro1">
          <table:table-cell office:value-type="string" calcext:value-type="string">
            <text:p>65-partner_units_polynomial-100-0.asp</text:p>
          </table:table-cell>
          <table:table-cell table:style-name="ce431" office:value-type="float" office:value="911.183" calcext:value-type="float">
            <text:p>911.183</text:p>
          </table:table-cell>
          <table:table-cell table:style-name="ce543" office:value-type="float" office:value="911.717" calcext:value-type="float">
            <text:p>911.717</text:p>
          </table:table-cell>
          <table:table-cell table:style-name="ce654" office:value-type="float" office:value="911.464" calcext:value-type="float">
            <text:p>911.464</text:p>
          </table:table-cell>
          <table:table-cell table:style-name="ce765" office:value-type="float" office:value="911.734" calcext:value-type="float">
            <text:p>911.734</text:p>
          </table:table-cell>
          <table:table-cell table:style-name="ce876" office:value-type="float" office:value="911.458" calcext:value-type="float">
            <text:p>911.458</text:p>
          </table:table-cell>
          <table:table-cell table:style-name="ce988" office:value-type="float" office:value="281.2" calcext:value-type="float">
            <text:p>281.2</text:p>
          </table:table-cell>
          <table:table-cell table:style-name="ce1209" office:value-type="float" office:value="601.3" calcext:value-type="float">
            <text:p>601.3</text:p>
          </table:table-cell>
          <table:table-cell table:style-name="ce1430" office:value-type="float" office:value="600.2" calcext:value-type="float">
            <text:p>600.2</text:p>
          </table:table-cell>
          <table:table-cell table:style-name="ce1651" office:value-type="float" office:value="602.2" calcext:value-type="float">
            <text:p>602.2</text:p>
          </table:table-cell>
          <table:table-cell table:style-name="ce1872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66-partner_units_polynomial-100-0.asp</text:p>
          </table:table-cell>
          <table:table-cell table:style-name="ce432" office:value-type="float" office:value="911.517" calcext:value-type="float">
            <text:p>911.517</text:p>
          </table:table-cell>
          <table:table-cell table:style-name="ce544" office:value-type="float" office:value="911.046" calcext:value-type="float">
            <text:p>911.046</text:p>
          </table:table-cell>
          <table:table-cell table:style-name="ce655" office:value-type="float" office:value="911.333" calcext:value-type="float">
            <text:p>911.333</text:p>
          </table:table-cell>
          <table:table-cell table:style-name="ce766" office:value-type="float" office:value="911.148" calcext:value-type="float">
            <text:p>911.148</text:p>
          </table:table-cell>
          <table:table-cell table:style-name="ce877" office:value-type="float" office:value="911.203" calcext:value-type="float">
            <text:p>911.203</text:p>
          </table:table-cell>
          <table:table-cell table:style-name="ce989" office:value-type="float" office:value="267.2" calcext:value-type="float">
            <text:p>267.2</text:p>
          </table:table-cell>
          <table:table-cell table:style-name="ce1210" office:value-type="float" office:value="603.4" calcext:value-type="float">
            <text:p>603.4</text:p>
          </table:table-cell>
          <table:table-cell table:style-name="ce1431" office:value-type="float" office:value="597.9" calcext:value-type="float">
            <text:p>597.9</text:p>
          </table:table-cell>
          <table:table-cell table:style-name="ce1652" office:value-type="float" office:value="600.2" calcext:value-type="float">
            <text:p>600.2</text:p>
          </table:table-cell>
          <table:table-cell table:style-name="ce1873" office:value-type="float" office:value="597.5" calcext:value-type="float">
            <text:p>597.5</text:p>
          </table:table-cell>
        </table:table-row>
        <table:table-row table:style-name="ro1">
          <table:table-cell office:value-type="string" calcext:value-type="string">
            <text:p>67-partner_units_polynomial-100-0.asp</text:p>
          </table:table-cell>
          <table:table-cell table:style-name="ce433" office:value-type="float" office:value="911.39" calcext:value-type="float">
            <text:p>911.39</text:p>
          </table:table-cell>
          <table:table-cell table:style-name="ce545" office:value-type="float" office:value="911.699" calcext:value-type="float">
            <text:p>911.699</text:p>
          </table:table-cell>
          <table:table-cell table:style-name="ce656" office:value-type="float" office:value="911.784" calcext:value-type="float">
            <text:p>911.784</text:p>
          </table:table-cell>
          <table:table-cell table:style-name="ce767" office:value-type="float" office:value="911.691" calcext:value-type="float">
            <text:p>911.691</text:p>
          </table:table-cell>
          <table:table-cell table:style-name="ce878" office:value-type="float" office:value="911.254" calcext:value-type="float">
            <text:p>911.254</text:p>
          </table:table-cell>
          <table:table-cell table:style-name="ce990" office:value-type="float" office:value="331.9" calcext:value-type="float">
            <text:p>331.9</text:p>
          </table:table-cell>
          <table:table-cell table:style-name="ce1211" office:value-type="float" office:value="606.2" calcext:value-type="float">
            <text:p>606.2</text:p>
          </table:table-cell>
          <table:table-cell table:style-name="ce1432" office:value-type="float" office:value="608" calcext:value-type="float">
            <text:p>608</text:p>
          </table:table-cell>
          <table:table-cell table:style-name="ce1653" office:value-type="float" office:value="606.8" calcext:value-type="float">
            <text:p>606.8</text:p>
          </table:table-cell>
          <table:table-cell table:style-name="ce1874" office:value-type="float" office:value="606.2" calcext:value-type="float">
            <text:p>606.2</text:p>
          </table:table-cell>
        </table:table-row>
        <table:table-row table:style-name="ro1">
          <table:table-cell office:value-type="string" calcext:value-type="string">
            <text:p>68-partner_units_polynomial-100-0.asp</text:p>
          </table:table-cell>
          <table:table-cell table:style-name="ce434" office:value-type="float" office:value="911.617" calcext:value-type="float">
            <text:p>911.617</text:p>
          </table:table-cell>
          <table:table-cell table:style-name="ce546" office:value-type="float" office:value="911.948" calcext:value-type="float">
            <text:p>911.948</text:p>
          </table:table-cell>
          <table:table-cell table:style-name="ce657" office:value-type="float" office:value="911.823" calcext:value-type="float">
            <text:p>911.823</text:p>
          </table:table-cell>
          <table:table-cell table:style-name="ce768" office:value-type="float" office:value="911.203" calcext:value-type="float">
            <text:p>911.203</text:p>
          </table:table-cell>
          <table:table-cell table:style-name="ce879" office:value-type="float" office:value="911.29" calcext:value-type="float">
            <text:p>911.29</text:p>
          </table:table-cell>
          <table:table-cell table:style-name="ce991" office:value-type="float" office:value="289.2" calcext:value-type="float">
            <text:p>289.2</text:p>
          </table:table-cell>
          <table:table-cell table:style-name="ce1212" office:value-type="float" office:value="600" calcext:value-type="float">
            <text:p>600</text:p>
          </table:table-cell>
          <table:table-cell table:style-name="ce1433" office:value-type="float" office:value="601.1" calcext:value-type="float">
            <text:p>601.1</text:p>
          </table:table-cell>
          <table:table-cell table:style-name="ce1654" office:value-type="float" office:value="600.6" calcext:value-type="float">
            <text:p>600.6</text:p>
          </table:table-cell>
          <table:table-cell table:style-name="ce1875" office:value-type="float" office:value="600.7" calcext:value-type="float">
            <text:p>600.7</text:p>
          </table:table-cell>
        </table:table-row>
        <table:table-row table:style-name="ro1">
          <table:table-cell office:value-type="string" calcext:value-type="string">
            <text:p>69-partner_units_polynomial-100-0.asp</text:p>
          </table:table-cell>
          <table:table-cell table:style-name="ce435" office:value-type="float" office:value="911.482" calcext:value-type="float">
            <text:p>911.482</text:p>
          </table:table-cell>
          <table:table-cell table:style-name="ce547" office:value-type="float" office:value="911.688" calcext:value-type="float">
            <text:p>911.688</text:p>
          </table:table-cell>
          <table:table-cell table:style-name="ce658" office:value-type="float" office:value="911.807" calcext:value-type="float">
            <text:p>911.807</text:p>
          </table:table-cell>
          <table:table-cell table:style-name="ce769" office:value-type="float" office:value="911.172" calcext:value-type="float">
            <text:p>911.172</text:p>
          </table:table-cell>
          <table:table-cell table:style-name="ce880" office:value-type="float" office:value="911.766" calcext:value-type="float">
            <text:p>911.766</text:p>
          </table:table-cell>
          <table:table-cell table:style-name="ce992" office:value-type="float" office:value="264.3" calcext:value-type="float">
            <text:p>264.3</text:p>
          </table:table-cell>
          <table:table-cell table:style-name="ce1213" office:value-type="float" office:value="608.7" calcext:value-type="float">
            <text:p>608.7</text:p>
          </table:table-cell>
          <table:table-cell table:style-name="ce1434" office:value-type="float" office:value="605.6" calcext:value-type="float">
            <text:p>605.6</text:p>
          </table:table-cell>
          <table:table-cell table:style-name="ce1655" office:value-type="float" office:value="605.2" calcext:value-type="float">
            <text:p>605.2</text:p>
          </table:table-cell>
          <table:table-cell table:style-name="ce1876" office:value-type="float" office:value="604.1" calcext:value-type="float">
            <text:p>604.1</text:p>
          </table:table-cell>
        </table:table-row>
        <table:table-row table:style-name="ro1">
          <table:table-cell office:value-type="string" calcext:value-type="string">
            <text:p>79-partner_units-100-0.asp</text:p>
          </table:table-cell>
          <table:table-cell table:style-name="ce436" office:value-type="float" office:value="62.499" calcext:value-type="float">
            <text:p>62.499</text:p>
          </table:table-cell>
          <table:table-cell table:style-name="ce548" office:value-type="float" office:value="142.871" calcext:value-type="float">
            <text:p>142.871</text:p>
          </table:table-cell>
          <table:table-cell table:style-name="ce659" office:value-type="float" office:value="911.312" calcext:value-type="float">
            <text:p>911.312</text:p>
          </table:table-cell>
          <table:table-cell table:style-name="ce770" office:value-type="float" office:value="250.302" calcext:value-type="float">
            <text:p>250.302</text:p>
          </table:table-cell>
          <table:table-cell table:style-name="ce881" office:value-type="float" office:value="350.311" calcext:value-type="float">
            <text:p>350.311</text:p>
          </table:table-cell>
          <table:table-cell table:style-name="ce993" office:value-type="float" office:value="239.5" calcext:value-type="float">
            <text:p>239.5</text:p>
          </table:table-cell>
          <table:table-cell table:style-name="ce1214" office:value-type="float" office:value="616.5" calcext:value-type="float">
            <text:p>616.5</text:p>
          </table:table-cell>
          <table:table-cell table:style-name="ce1435" office:value-type="float" office:value="616" calcext:value-type="float">
            <text:p>616</text:p>
          </table:table-cell>
          <table:table-cell table:style-name="ce1656" office:value-type="float" office:value="616.4" calcext:value-type="float">
            <text:p>616.4</text:p>
          </table:table-cell>
          <table:table-cell table:style-name="ce1877" office:value-type="float" office:value="614.9" calcext:value-type="float">
            <text:p>614.9</text:p>
          </table:table-cell>
        </table:table-row>
        <table:table-row table:style-name="ro1">
          <table:table-cell office:value-type="string" calcext:value-type="string">
            <text:p>90-partner_units-100-0.asp</text:p>
          </table:table-cell>
          <table:table-cell table:style-name="ce437" office:value-type="float" office:value="16.69" calcext:value-type="float">
            <text:p>16.69</text:p>
          </table:table-cell>
          <table:table-cell table:style-name="ce549" office:value-type="float" office:value="715.668" calcext:value-type="float">
            <text:p>715.668</text:p>
          </table:table-cell>
          <table:table-cell table:style-name="ce660" office:value-type="float" office:value="57.237" calcext:value-type="float">
            <text:p>57.237</text:p>
          </table:table-cell>
          <table:table-cell table:style-name="ce771" office:value-type="float" office:value="58.895" calcext:value-type="float">
            <text:p>58.895</text:p>
          </table:table-cell>
          <table:table-cell table:style-name="ce882" office:value-type="float" office:value="272.297" calcext:value-type="float">
            <text:p>272.297</text:p>
          </table:table-cell>
          <table:table-cell table:style-name="ce994" office:value-type="float" office:value="234.5" calcext:value-type="float">
            <text:p>234.5</text:p>
          </table:table-cell>
          <table:table-cell table:style-name="ce1215" office:value-type="float" office:value="612.3" calcext:value-type="float">
            <text:p>612.3</text:p>
          </table:table-cell>
          <table:table-cell table:style-name="ce1436" office:value-type="float" office:value="609.3" calcext:value-type="float">
            <text:p>609.3</text:p>
          </table:table-cell>
          <table:table-cell table:style-name="ce1657" office:value-type="float" office:value="612.8" calcext:value-type="float">
            <text:p>612.8</text:p>
          </table:table-cell>
          <table:table-cell table:style-name="ce1878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91-partner_units-100-0.asp</text:p>
          </table:table-cell>
          <table:table-cell table:style-name="ce438" office:value-type="float" office:value="38.344" calcext:value-type="float">
            <text:p>38.344</text:p>
          </table:table-cell>
          <table:table-cell table:style-name="ce550" office:value-type="float" office:value="394.612" calcext:value-type="float">
            <text:p>394.612</text:p>
          </table:table-cell>
          <table:table-cell table:style-name="ce661" office:value-type="float" office:value="352.373" calcext:value-type="float">
            <text:p>352.373</text:p>
          </table:table-cell>
          <table:table-cell table:style-name="ce772" office:value-type="float" office:value="911.625" calcext:value-type="float">
            <text:p>911.625</text:p>
          </table:table-cell>
          <table:table-cell table:style-name="ce883" office:value-type="float" office:value="416.758" calcext:value-type="float">
            <text:p>416.758</text:p>
          </table:table-cell>
          <table:table-cell table:style-name="ce995" office:value-type="float" office:value="234.9" calcext:value-type="float">
            <text:p>234.9</text:p>
          </table:table-cell>
          <table:table-cell table:style-name="ce1216" office:value-type="float" office:value="600.6" calcext:value-type="float">
            <text:p>600.6</text:p>
          </table:table-cell>
          <table:table-cell table:style-name="ce1437" office:value-type="float" office:value="601.2" calcext:value-type="float">
            <text:p>601.2</text:p>
          </table:table-cell>
          <table:table-cell table:style-name="ce1658" office:value-type="float" office:value="605.1" calcext:value-type="float">
            <text:p>605.1</text:p>
          </table:table-cell>
          <table:table-cell table:style-name="ce1879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92-partner_units-100-0.asp</text:p>
          </table:table-cell>
          <table:table-cell table:style-name="ce439" office:value-type="float" office:value="15.172" calcext:value-type="float">
            <text:p>15.172</text:p>
          </table:table-cell>
          <table:table-cell table:style-name="ce551" office:value-type="float" office:value="911.859" calcext:value-type="float">
            <text:p>911.859</text:p>
          </table:table-cell>
          <table:table-cell table:style-name="ce662" office:value-type="float" office:value="226.839" calcext:value-type="float">
            <text:p>226.839</text:p>
          </table:table-cell>
          <table:table-cell table:style-name="ce773" office:value-type="float" office:value="911.322" calcext:value-type="float">
            <text:p>911.322</text:p>
          </table:table-cell>
          <table:table-cell table:style-name="ce884" office:value-type="float" office:value="62.388" calcext:value-type="float">
            <text:p>62.388</text:p>
          </table:table-cell>
          <table:table-cell table:style-name="ce996" office:value-type="float" office:value="235.9" calcext:value-type="float">
            <text:p>235.9</text:p>
          </table:table-cell>
          <table:table-cell table:style-name="ce1217" office:value-type="float" office:value="610.5" calcext:value-type="float">
            <text:p>610.5</text:p>
          </table:table-cell>
          <table:table-cell table:style-name="ce1438" office:value-type="float" office:value="604.4" calcext:value-type="float">
            <text:p>604.4</text:p>
          </table:table-cell>
          <table:table-cell table:style-name="ce1659" office:value-type="float" office:value="606.4" calcext:value-type="float">
            <text:p>606.4</text:p>
          </table:table-cell>
          <table:table-cell table:style-name="ce1880" office:value-type="float" office:value="604.6" calcext:value-type="float">
            <text:p>604.6</text:p>
          </table:table-cell>
        </table:table-row>
        <table:table-row table:style-name="ro1">
          <table:table-cell office:value-type="string" calcext:value-type="string">
            <text:p>93-partner_units-100-0.asp</text:p>
          </table:table-cell>
          <table:table-cell table:style-name="ce440" office:value-type="float" office:value="20.231" calcext:value-type="float">
            <text:p>20.231</text:p>
          </table:table-cell>
          <table:table-cell table:style-name="ce552" office:value-type="float" office:value="215.479" calcext:value-type="float">
            <text:p>215.479</text:p>
          </table:table-cell>
          <table:table-cell table:style-name="ce663" office:value-type="float" office:value="102.796" calcext:value-type="float">
            <text:p>102.796</text:p>
          </table:table-cell>
          <table:table-cell table:style-name="ce774" office:value-type="float" office:value="310.312" calcext:value-type="float">
            <text:p>310.312</text:p>
          </table:table-cell>
          <table:table-cell table:style-name="ce885" office:value-type="float" office:value="318.237" calcext:value-type="float">
            <text:p>318.237</text:p>
          </table:table-cell>
          <table:table-cell table:style-name="ce997" office:value-type="float" office:value="241" calcext:value-type="float">
            <text:p>241</text:p>
          </table:table-cell>
          <table:table-cell table:style-name="ce1218" office:value-type="float" office:value="619.7" calcext:value-type="float">
            <text:p>619.7</text:p>
          </table:table-cell>
          <table:table-cell table:style-name="ce1439" office:value-type="float" office:value="614.8" calcext:value-type="float">
            <text:p>614.8</text:p>
          </table:table-cell>
          <table:table-cell table:style-name="ce1660" office:value-type="float" office:value="618.8" calcext:value-type="float">
            <text:p>618.8</text:p>
          </table:table-cell>
          <table:table-cell table:style-name="ce1881" office:value-type="float" office:value="613.2" calcext:value-type="float">
            <text:p>613.2</text:p>
          </table:table-cell>
        </table:table-row>
        <table:table-row table:style-name="ro1">
          <table:table-cell office:value-type="string" calcext:value-type="string">
            <text:p>94-partner_units-100-0.asp</text:p>
          </table:table-cell>
          <table:table-cell table:style-name="ce441" office:value-type="float" office:value="9.647" calcext:value-type="float">
            <text:p>9.647</text:p>
          </table:table-cell>
          <table:table-cell table:style-name="ce553" office:value-type="float" office:value="911.887" calcext:value-type="float">
            <text:p>911.887</text:p>
          </table:table-cell>
          <table:table-cell table:style-name="ce664" office:value-type="float" office:value="911.133" calcext:value-type="float">
            <text:p>911.133</text:p>
          </table:table-cell>
          <table:table-cell table:style-name="ce775" office:value-type="float" office:value="911.082" calcext:value-type="float">
            <text:p>911.082</text:p>
          </table:table-cell>
          <table:table-cell table:style-name="ce886" office:value-type="float" office:value="314.156" calcext:value-type="float">
            <text:p>314.156</text:p>
          </table:table-cell>
          <table:table-cell table:style-name="ce998" office:value-type="float" office:value="232.6" calcext:value-type="float">
            <text:p>232.6</text:p>
          </table:table-cell>
          <table:table-cell table:style-name="ce1219" office:value-type="float" office:value="602.7" calcext:value-type="float">
            <text:p>602.7</text:p>
          </table:table-cell>
          <table:table-cell table:style-name="ce1440" office:value-type="float" office:value="597.4" calcext:value-type="float">
            <text:p>597.4</text:p>
          </table:table-cell>
          <table:table-cell table:style-name="ce1661" office:value-type="float" office:value="601.3" calcext:value-type="float">
            <text:p>601.3</text:p>
          </table:table-cell>
          <table:table-cell table:style-name="ce188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95-partner_units-100-0.asp</text:p>
          </table:table-cell>
          <table:table-cell table:style-name="ce442" office:value-type="float" office:value="13.65" calcext:value-type="float">
            <text:p>13.65</text:p>
          </table:table-cell>
          <table:table-cell table:style-name="ce554" office:value-type="float" office:value="911.607" calcext:value-type="float">
            <text:p>911.607</text:p>
          </table:table-cell>
          <table:table-cell table:style-name="ce665" office:value-type="float" office:value="82.412" calcext:value-type="float">
            <text:p>82.412</text:p>
          </table:table-cell>
          <table:table-cell table:style-name="ce776" office:value-type="float" office:value="911.454" calcext:value-type="float">
            <text:p>911.454</text:p>
          </table:table-cell>
          <table:table-cell table:style-name="ce887" office:value-type="float" office:value="78.564" calcext:value-type="float">
            <text:p>78.564</text:p>
          </table:table-cell>
          <table:table-cell table:style-name="ce999" office:value-type="float" office:value="232.7" calcext:value-type="float">
            <text:p>232.7</text:p>
          </table:table-cell>
          <table:table-cell table:style-name="ce1220" office:value-type="float" office:value="606.1" calcext:value-type="float">
            <text:p>606.1</text:p>
          </table:table-cell>
          <table:table-cell table:style-name="ce1441" office:value-type="float" office:value="603.4" calcext:value-type="float">
            <text:p>603.4</text:p>
          </table:table-cell>
          <table:table-cell table:style-name="ce1662" office:value-type="float" office:value="609.5" calcext:value-type="float">
            <text:p>609.5</text:p>
          </table:table-cell>
          <table:table-cell table:style-name="ce1883" office:value-type="float" office:value="608.5" calcext:value-type="float">
            <text:p>608.5</text:p>
          </table:table-cell>
        </table:table-row>
        <table:table-row table:style-name="ro1">
          <table:table-cell office:value-type="string" calcext:value-type="string">
            <text:p>96-partner_units-100-0.asp</text:p>
          </table:table-cell>
          <table:table-cell table:style-name="ce443" office:value-type="float" office:value="10.11" calcext:value-type="float">
            <text:p>10.11</text:p>
          </table:table-cell>
          <table:table-cell table:style-name="ce555" office:value-type="float" office:value="170.138" calcext:value-type="float">
            <text:p>170.138</text:p>
          </table:table-cell>
          <table:table-cell table:style-name="ce666" office:value-type="float" office:value="261.132" calcext:value-type="float">
            <text:p>261.132</text:p>
          </table:table-cell>
          <table:table-cell table:style-name="ce777" office:value-type="float" office:value="95.299" calcext:value-type="float">
            <text:p>95.299</text:p>
          </table:table-cell>
          <table:table-cell table:style-name="ce888" office:value-type="float" office:value="112.062" calcext:value-type="float">
            <text:p>112.062</text:p>
          </table:table-cell>
          <table:table-cell table:style-name="ce1000" office:value-type="float" office:value="232.4" calcext:value-type="float">
            <text:p>232.4</text:p>
          </table:table-cell>
          <table:table-cell table:style-name="ce1221" office:value-type="float" office:value="613.8" calcext:value-type="float">
            <text:p>613.8</text:p>
          </table:table-cell>
          <table:table-cell table:style-name="ce1442" office:value-type="float" office:value="610.4" calcext:value-type="float">
            <text:p>610.4</text:p>
          </table:table-cell>
          <table:table-cell table:style-name="ce1663" office:value-type="float" office:value="608.3" calcext:value-type="float">
            <text:p>608.3</text:p>
          </table:table-cell>
          <table:table-cell table:style-name="ce1884" office:value-type="float" office:value="608.5" calcext:value-type="float">
            <text:p>608.5</text:p>
          </table:table-cell>
        </table:table-row>
        <table:table-row table:style-name="ro1">
          <table:table-cell office:value-type="string" calcext:value-type="string">
            <text:p>97-partner_units-100-0.asp</text:p>
          </table:table-cell>
          <table:table-cell table:style-name="ce444" office:value-type="float" office:value="28.301" calcext:value-type="float">
            <text:p>28.301</text:p>
          </table:table-cell>
          <table:table-cell table:style-name="ce556" office:value-type="float" office:value="87.194" calcext:value-type="float">
            <text:p>87.194</text:p>
          </table:table-cell>
          <table:table-cell table:style-name="ce667" office:value-type="float" office:value="235.772" calcext:value-type="float">
            <text:p>235.772</text:p>
          </table:table-cell>
          <table:table-cell table:style-name="ce778" office:value-type="float" office:value="169.328" calcext:value-type="float">
            <text:p>169.328</text:p>
          </table:table-cell>
          <table:table-cell table:style-name="ce889" office:value-type="float" office:value="320.895" calcext:value-type="float">
            <text:p>320.895</text:p>
          </table:table-cell>
          <table:table-cell table:style-name="ce1001" office:value-type="float" office:value="234.8" calcext:value-type="float">
            <text:p>234.8</text:p>
          </table:table-cell>
          <table:table-cell table:style-name="ce1222" office:value-type="float" office:value="606.6" calcext:value-type="float">
            <text:p>606.6</text:p>
          </table:table-cell>
          <table:table-cell table:style-name="ce1443" office:value-type="float" office:value="604" calcext:value-type="float">
            <text:p>604</text:p>
          </table:table-cell>
          <table:table-cell table:style-name="ce1664" office:value-type="float" office:value="605.6" calcext:value-type="float">
            <text:p>605.6</text:p>
          </table:table-cell>
          <table:table-cell table:style-name="ce1885" office:value-type="float" office:value="607.8" calcext:value-type="float">
            <text:p>607.8</text:p>
          </table:table-cell>
        </table:table-row>
        <table:table-row table:style-name="ro1">
          <table:table-cell office:value-type="string" calcext:value-type="string">
            <text:p>98-partner_units-100-0.asp</text:p>
          </table:table-cell>
          <table:table-cell table:style-name="ce445" office:value-type="float" office:value="40.362" calcext:value-type="float">
            <text:p>40.362</text:p>
          </table:table-cell>
          <table:table-cell table:style-name="ce557" office:value-type="float" office:value="144.096" calcext:value-type="float">
            <text:p>144.096</text:p>
          </table:table-cell>
          <table:table-cell table:style-name="ce668" office:value-type="float" office:value="617.486" calcext:value-type="float">
            <text:p>617.486</text:p>
          </table:table-cell>
          <table:table-cell table:style-name="ce779" office:value-type="float" office:value="48.771" calcext:value-type="float">
            <text:p>48.771</text:p>
          </table:table-cell>
          <table:table-cell table:style-name="ce890" office:value-type="float" office:value="194.525" calcext:value-type="float">
            <text:p>194.525</text:p>
          </table:table-cell>
          <table:table-cell table:style-name="ce1002" office:value-type="float" office:value="235.8" calcext:value-type="float">
            <text:p>235.8</text:p>
          </table:table-cell>
          <table:table-cell table:style-name="ce1223" office:value-type="float" office:value="599.9" calcext:value-type="float">
            <text:p>599.9</text:p>
          </table:table-cell>
          <table:table-cell table:style-name="ce1444" office:value-type="float" office:value="596.7" calcext:value-type="float">
            <text:p>596.7</text:p>
          </table:table-cell>
          <table:table-cell table:style-name="ce1665" office:value-type="float" office:value="598.9" calcext:value-type="float">
            <text:p>598.9</text:p>
          </table:table-cell>
          <table:table-cell table:style-name="ce1886" office:value-type="float" office:value="601.4" calcext:value-type="float">
            <text:p>601.4</text:p>
          </table:table-cell>
        </table:table-row>
        <table:table-row table:style-name="ro1">
          <table:table-cell office:value-type="string" calcext:value-type="string">
            <text:p>99-partner_units-100-0.asp</text:p>
          </table:table-cell>
          <table:table-cell table:style-name="ce446" office:value-type="float" office:value="17.72" calcext:value-type="float">
            <text:p>17.72</text:p>
          </table:table-cell>
          <table:table-cell table:style-name="ce558" office:value-type="float" office:value="37.65" calcext:value-type="float">
            <text:p>37.65</text:p>
          </table:table-cell>
          <table:table-cell table:style-name="ce669" office:value-type="float" office:value="66.199" calcext:value-type="float">
            <text:p>66.199</text:p>
          </table:table-cell>
          <table:table-cell table:style-name="ce780" office:value-type="float" office:value="288.742" calcext:value-type="float">
            <text:p>288.742</text:p>
          </table:table-cell>
          <table:table-cell table:style-name="ce891" office:value-type="float" office:value="430.779" calcext:value-type="float">
            <text:p>430.779</text:p>
          </table:table-cell>
          <table:table-cell table:style-name="ce1003" office:value-type="float" office:value="234.9" calcext:value-type="float">
            <text:p>234.9</text:p>
          </table:table-cell>
          <table:table-cell table:style-name="ce1224" office:value-type="float" office:value="618.5" calcext:value-type="float">
            <text:p>618.5</text:p>
          </table:table-cell>
          <table:table-cell table:style-name="ce1445" office:value-type="float" office:value="617.1" calcext:value-type="float">
            <text:p>617.1</text:p>
          </table:table-cell>
          <table:table-cell table:style-name="ce1666" office:value-type="float" office:value="616.8" calcext:value-type="float">
            <text:p>616.8</text:p>
          </table:table-cell>
          <table:table-cell table:style-name="ce1887" office:value-type="float" office:value="616.7" calcext:value-type="float">
            <text:p>616.7</text:p>
          </table:table-cell>
        </table:table-row>
        <table:table-row table:style-name="ro1">
          <table:table-cell table:style-name="Heading1" office:value-type="string" calcext:value-type="string">
            <text:p>Solved</text:p>
          </table:table-cell>
          <table:table-cell table:style-name="ce447" table:formula="of:=COUNTIF([.B$3:.B$114];&quot;&lt; 900&quot;)" office:value-type="float" office:value="79" calcext:value-type="float">
            <text:p>79</text:p>
          </table:table-cell>
          <table:table-cell table:style-name="ce447" table:formula="of:=COUNTIF([.C$3:.C$114];&quot;&lt; 900&quot;)" office:value-type="float" office:value="48" calcext:value-type="float">
            <text:p>48</text:p>
          </table:table-cell>
          <table:table-cell table:style-name="ce447" table:formula="of:=COUNTIF([.D$3:.D$114];&quot;&lt; 900&quot;)" office:value-type="float" office:value="48" calcext:value-type="float">
            <text:p>48</text:p>
          </table:table-cell>
          <table:table-cell table:style-name="ce447" table:formula="of:=COUNTIF([.E$3:.E$114];&quot;&lt; 900&quot;)" office:value-type="float" office:value="41" calcext:value-type="float">
            <text:p>41</text:p>
          </table:table-cell>
          <table:table-cell table:style-name="ce447" table:formula="of:=COUNTIF([.F$3:.F$114];&quot;&lt; 900&quot;)" office:value-type="float" office:value="53" calcext:value-type="float">
            <text:p>53</text:p>
          </table:table-cell>
          <table:table-cell table:style-name="ce1004"/>
          <table:table-cell table:style-name="ce1225"/>
          <table:table-cell table:style-name="ce1446"/>
          <table:table-cell table:style-name="ce1667"/>
          <table:table-cell table:style-name="ce1888"/>
        </table:table-row>
        <table:table-row table:style-name="ro1">
          <table:table-cell table:number-columns-repeated="6"/>
          <table:table-cell table:style-name="ce1005"/>
          <table:table-cell table:style-name="ce1226"/>
          <table:table-cell table:style-name="ce1447"/>
          <table:table-cell table:style-name="ce1668"/>
          <table:table-cell table:style-name="ce1889"/>
        </table:table-row>
        <table:table-row table:style-name="ro1">
          <table:table-cell table:number-columns-repeated="6"/>
          <table:table-cell table:style-name="ce1006"/>
          <table:table-cell table:style-name="ce1227"/>
          <table:table-cell table:style-name="ce1448"/>
          <table:table-cell table:style-name="ce1669"/>
          <table:table-cell table:style-name="ce1890"/>
        </table:table-row>
        <table:table-row table:style-name="ro1">
          <table:table-cell table:number-columns-repeated="6"/>
          <table:table-cell table:style-name="ce1007"/>
          <table:table-cell table:style-name="ce1228"/>
          <table:table-cell table:style-name="ce1449"/>
          <table:table-cell table:style-name="ce1670"/>
          <table:table-cell table:style-name="ce1891"/>
        </table:table-row>
        <table:table-row table:style-name="ro1">
          <table:table-cell table:number-columns-repeated="6"/>
          <table:table-cell table:style-name="ce1008"/>
          <table:table-cell table:style-name="ce1229"/>
          <table:table-cell table:style-name="ce1450"/>
          <table:table-cell table:style-name="ce1671"/>
          <table:table-cell table:style-name="ce1892"/>
        </table:table-row>
        <table:table-row table:style-name="ro1">
          <table:table-cell table:number-columns-repeated="6"/>
          <table:table-cell table:style-name="ce1009"/>
          <table:table-cell table:style-name="ce1230"/>
          <table:table-cell table:style-name="ce1451"/>
          <table:table-cell table:style-name="ce1672"/>
          <table:table-cell table:style-name="ce1893"/>
        </table:table-row>
        <table:table-row table:style-name="ro1">
          <table:table-cell table:number-columns-repeated="6"/>
          <table:table-cell table:style-name="ce1010"/>
          <table:table-cell table:style-name="ce1231"/>
          <table:table-cell table:style-name="ce1452"/>
          <table:table-cell table:style-name="ce1673"/>
          <table:table-cell table:style-name="ce1894"/>
        </table:table-row>
        <table:table-row table:style-name="ro1">
          <table:table-cell table:number-columns-repeated="6"/>
          <table:table-cell table:style-name="ce1011"/>
          <table:table-cell table:style-name="ce1232"/>
          <table:table-cell table:style-name="ce1453"/>
          <table:table-cell table:style-name="ce1674"/>
          <table:table-cell table:style-name="ce1895"/>
        </table:table-row>
        <table:table-row table:style-name="ro1">
          <table:table-cell table:number-columns-repeated="6"/>
          <table:table-cell table:style-name="ce1012"/>
          <table:table-cell table:style-name="ce1233"/>
          <table:table-cell table:style-name="ce1454"/>
          <table:table-cell table:style-name="ce1675"/>
          <table:table-cell table:style-name="ce1896"/>
        </table:table-row>
        <table:table-row table:style-name="ro1">
          <table:table-cell table:number-columns-repeated="6"/>
          <table:table-cell table:style-name="ce1013"/>
          <table:table-cell table:style-name="ce1234"/>
          <table:table-cell table:style-name="ce1455"/>
          <table:table-cell table:style-name="ce1676"/>
          <table:table-cell table:style-name="ce1897"/>
        </table:table-row>
        <table:table-row table:style-name="ro1">
          <table:table-cell table:number-columns-repeated="6"/>
          <table:table-cell table:style-name="ce1014"/>
          <table:table-cell table:style-name="ce1235"/>
          <table:table-cell table:style-name="ce1456"/>
          <table:table-cell table:style-name="ce1677"/>
          <table:table-cell table:style-name="ce1898"/>
        </table:table-row>
        <table:table-row table:style-name="ro1">
          <table:table-cell table:number-columns-repeated="6"/>
          <table:table-cell table:style-name="ce1015"/>
          <table:table-cell table:style-name="ce1236"/>
          <table:table-cell table:style-name="ce1457"/>
          <table:table-cell table:style-name="ce1678"/>
          <table:table-cell table:style-name="ce1899"/>
        </table:table-row>
        <table:table-row table:style-name="ro1">
          <table:table-cell table:number-columns-repeated="6"/>
          <table:table-cell table:style-name="ce1016"/>
          <table:table-cell table:style-name="ce1237"/>
          <table:table-cell table:style-name="ce1458"/>
          <table:table-cell table:style-name="ce1679"/>
          <table:table-cell table:style-name="ce1900"/>
        </table:table-row>
        <table:table-row table:style-name="ro1">
          <table:table-cell table:number-columns-repeated="6"/>
          <table:table-cell table:style-name="ce1017"/>
          <table:table-cell table:style-name="ce1238"/>
          <table:table-cell table:style-name="ce1459"/>
          <table:table-cell table:style-name="ce1680"/>
          <table:table-cell table:style-name="ce1901"/>
        </table:table-row>
        <table:table-row table:style-name="ro1">
          <table:table-cell table:number-columns-repeated="6"/>
          <table:table-cell table:style-name="ce1018"/>
          <table:table-cell table:style-name="ce1239"/>
          <table:table-cell table:style-name="ce1460"/>
          <table:table-cell table:style-name="ce1681"/>
          <table:table-cell table:style-name="ce1902"/>
        </table:table-row>
        <table:table-row table:style-name="ro1">
          <table:table-cell table:number-columns-repeated="6"/>
          <table:table-cell table:style-name="ce1019"/>
          <table:table-cell table:style-name="ce1240"/>
          <table:table-cell table:style-name="ce1461"/>
          <table:table-cell table:style-name="ce1682"/>
          <table:table-cell table:style-name="ce1903"/>
        </table:table-row>
        <table:table-row table:style-name="ro1">
          <table:table-cell table:number-columns-repeated="6"/>
          <table:table-cell table:style-name="ce1020"/>
          <table:table-cell table:style-name="ce1241"/>
          <table:table-cell table:style-name="ce1462"/>
          <table:table-cell table:style-name="ce1683"/>
          <table:table-cell table:style-name="ce1904"/>
        </table:table-row>
        <table:table-row table:style-name="ro1">
          <table:table-cell table:number-columns-repeated="6"/>
          <table:table-cell table:style-name="ce1021"/>
          <table:table-cell table:style-name="ce1242"/>
          <table:table-cell table:style-name="ce1463"/>
          <table:table-cell table:style-name="ce1684"/>
          <table:table-cell table:style-name="ce1905"/>
        </table:table-row>
        <table:table-row table:style-name="ro1">
          <table:table-cell table:number-columns-repeated="6"/>
          <table:table-cell table:style-name="ce1022"/>
          <table:table-cell table:style-name="ce1243"/>
          <table:table-cell table:style-name="ce1464"/>
          <table:table-cell table:style-name="ce1685"/>
          <table:table-cell table:style-name="ce1906"/>
        </table:table-row>
        <table:table-row table:style-name="ro1">
          <table:table-cell table:number-columns-repeated="6"/>
          <table:table-cell table:style-name="ce1023"/>
          <table:table-cell table:style-name="ce1244"/>
          <table:table-cell table:style-name="ce1465"/>
          <table:table-cell table:style-name="ce1686"/>
          <table:table-cell table:style-name="ce1907"/>
        </table:table-row>
        <table:table-row table:style-name="ro1">
          <table:table-cell table:number-columns-repeated="6"/>
          <table:table-cell table:style-name="ce1024"/>
          <table:table-cell table:style-name="ce1245"/>
          <table:table-cell table:style-name="ce1466"/>
          <table:table-cell table:style-name="ce1687"/>
          <table:table-cell table:style-name="ce1908"/>
        </table:table-row>
        <table:table-row table:style-name="ro1">
          <table:table-cell table:number-columns-repeated="6"/>
          <table:table-cell table:style-name="ce1025"/>
          <table:table-cell table:style-name="ce1246"/>
          <table:table-cell table:style-name="ce1467"/>
          <table:table-cell table:style-name="ce1688"/>
          <table:table-cell table:style-name="ce1909"/>
        </table:table-row>
        <table:table-row table:style-name="ro1">
          <table:table-cell table:number-columns-repeated="6"/>
          <table:table-cell table:style-name="ce1026"/>
          <table:table-cell table:style-name="ce1247"/>
          <table:table-cell table:style-name="ce1468"/>
          <table:table-cell table:style-name="ce1689"/>
          <table:table-cell table:style-name="ce1910"/>
        </table:table-row>
        <table:table-row table:style-name="ro1">
          <table:table-cell table:number-columns-repeated="6"/>
          <table:table-cell table:style-name="ce1027"/>
          <table:table-cell table:style-name="ce1248"/>
          <table:table-cell table:style-name="ce1469"/>
          <table:table-cell table:style-name="ce1690"/>
          <table:table-cell table:style-name="ce1911"/>
        </table:table-row>
        <table:table-row table:style-name="ro1">
          <table:table-cell table:number-columns-repeated="6"/>
          <table:table-cell table:style-name="ce1028"/>
          <table:table-cell table:style-name="ce1249"/>
          <table:table-cell table:style-name="ce1470"/>
          <table:table-cell table:style-name="ce1691"/>
          <table:table-cell table:style-name="ce1912"/>
        </table:table-row>
        <table:table-row table:style-name="ro1">
          <table:table-cell table:number-columns-repeated="6"/>
          <table:table-cell table:style-name="ce1029"/>
          <table:table-cell table:style-name="ce1250"/>
          <table:table-cell table:style-name="ce1471"/>
          <table:table-cell table:style-name="ce1692"/>
          <table:table-cell table:style-name="ce1913"/>
        </table:table-row>
        <table:table-row table:style-name="ro1">
          <table:table-cell table:number-columns-repeated="6"/>
          <table:table-cell table:style-name="ce1030"/>
          <table:table-cell table:style-name="ce1251"/>
          <table:table-cell table:style-name="ce1472"/>
          <table:table-cell table:style-name="ce1693"/>
          <table:table-cell table:style-name="ce1914"/>
        </table:table-row>
        <table:table-row table:style-name="ro1">
          <table:table-cell table:number-columns-repeated="6"/>
          <table:table-cell table:style-name="ce1031"/>
          <table:table-cell table:style-name="ce1252"/>
          <table:table-cell table:style-name="ce1473"/>
          <table:table-cell table:style-name="ce1694"/>
          <table:table-cell table:style-name="ce1915"/>
        </table:table-row>
        <table:table-row table:style-name="ro1">
          <table:table-cell table:number-columns-repeated="6"/>
          <table:table-cell table:style-name="ce1032"/>
          <table:table-cell table:style-name="ce1253"/>
          <table:table-cell table:style-name="ce1474"/>
          <table:table-cell table:style-name="ce1695"/>
          <table:table-cell table:style-name="ce1916"/>
        </table:table-row>
        <table:table-row table:style-name="ro1">
          <table:table-cell table:number-columns-repeated="6"/>
          <table:table-cell table:style-name="ce1033"/>
          <table:table-cell table:style-name="ce1254"/>
          <table:table-cell table:style-name="ce1475"/>
          <table:table-cell table:style-name="ce1696"/>
          <table:table-cell table:style-name="ce1917"/>
        </table:table-row>
        <table:table-row table:style-name="ro1">
          <table:table-cell table:number-columns-repeated="6"/>
          <table:table-cell table:style-name="ce1034"/>
          <table:table-cell table:style-name="ce1255"/>
          <table:table-cell table:style-name="ce1476"/>
          <table:table-cell table:style-name="ce1697"/>
          <table:table-cell table:style-name="ce1918"/>
        </table:table-row>
        <table:table-row table:style-name="ro1">
          <table:table-cell table:number-columns-repeated="6"/>
          <table:table-cell table:style-name="ce1035"/>
          <table:table-cell table:style-name="ce1256"/>
          <table:table-cell table:style-name="ce1477"/>
          <table:table-cell table:style-name="ce1698"/>
          <table:table-cell table:style-name="ce1919"/>
        </table:table-row>
        <table:table-row table:style-name="ro1">
          <table:table-cell table:number-columns-repeated="6"/>
          <table:table-cell table:style-name="ce1036"/>
          <table:table-cell table:style-name="ce1257"/>
          <table:table-cell table:style-name="ce1478"/>
          <table:table-cell table:style-name="ce1699"/>
          <table:table-cell table:style-name="ce1920"/>
        </table:table-row>
        <table:table-row table:style-name="ro1">
          <table:table-cell table:number-columns-repeated="6"/>
          <table:table-cell table:style-name="ce1037"/>
          <table:table-cell table:style-name="ce1258"/>
          <table:table-cell table:style-name="ce1479"/>
          <table:table-cell table:style-name="ce1700"/>
          <table:table-cell table:style-name="ce1921"/>
        </table:table-row>
        <table:table-row table:style-name="ro1">
          <table:table-cell table:number-columns-repeated="6"/>
          <table:table-cell table:style-name="ce1038"/>
          <table:table-cell table:style-name="ce1259"/>
          <table:table-cell table:style-name="ce1480"/>
          <table:table-cell table:style-name="ce1701"/>
          <table:table-cell table:style-name="ce1922"/>
        </table:table-row>
        <table:table-row table:style-name="ro1">
          <table:table-cell table:number-columns-repeated="6"/>
          <table:table-cell table:style-name="ce1039"/>
          <table:table-cell table:style-name="ce1260"/>
          <table:table-cell table:style-name="ce1481"/>
          <table:table-cell table:style-name="ce1702"/>
          <table:table-cell table:style-name="ce1923"/>
        </table:table-row>
        <table:table-row table:style-name="ro1">
          <table:table-cell table:number-columns-repeated="6"/>
          <table:table-cell table:style-name="ce1040"/>
          <table:table-cell table:style-name="ce1261"/>
          <table:table-cell table:style-name="ce1482"/>
          <table:table-cell table:style-name="ce1703"/>
          <table:table-cell table:style-name="ce1924"/>
        </table:table-row>
        <table:table-row table:style-name="ro1">
          <table:table-cell table:number-columns-repeated="6"/>
          <table:table-cell table:style-name="ce1041"/>
          <table:table-cell table:style-name="ce1262"/>
          <table:table-cell table:style-name="ce1483"/>
          <table:table-cell table:style-name="ce1704"/>
          <table:table-cell table:style-name="ce1925"/>
        </table:table-row>
        <table:table-row table:style-name="ro1">
          <table:table-cell table:number-columns-repeated="6"/>
          <table:table-cell table:style-name="ce1042"/>
          <table:table-cell table:style-name="ce1263"/>
          <table:table-cell table:style-name="ce1484"/>
          <table:table-cell table:style-name="ce1705"/>
          <table:table-cell table:style-name="ce1926"/>
        </table:table-row>
        <table:table-row table:style-name="ro1">
          <table:table-cell table:number-columns-repeated="6"/>
          <table:table-cell table:style-name="ce1043"/>
          <table:table-cell table:style-name="ce1264"/>
          <table:table-cell table:style-name="ce1485"/>
          <table:table-cell table:style-name="ce1706"/>
          <table:table-cell table:style-name="ce1927"/>
        </table:table-row>
        <table:table-row table:style-name="ro1">
          <table:table-cell table:number-columns-repeated="6"/>
          <table:table-cell table:style-name="ce1044"/>
          <table:table-cell table:style-name="ce1265"/>
          <table:table-cell table:style-name="ce1486"/>
          <table:table-cell table:style-name="ce1707"/>
          <table:table-cell table:style-name="ce1928"/>
        </table:table-row>
        <table:table-row table:style-name="ro1">
          <table:table-cell table:number-columns-repeated="6"/>
          <table:table-cell table:style-name="ce1045"/>
          <table:table-cell table:style-name="ce1266"/>
          <table:table-cell table:style-name="ce1487"/>
          <table:table-cell table:style-name="ce1708"/>
          <table:table-cell table:style-name="ce1929"/>
        </table:table-row>
        <table:table-row table:style-name="ro1">
          <table:table-cell table:number-columns-repeated="6"/>
          <table:table-cell table:style-name="ce1046"/>
          <table:table-cell table:style-name="ce1267"/>
          <table:table-cell table:style-name="ce1488"/>
          <table:table-cell table:style-name="ce1709"/>
          <table:table-cell table:style-name="ce1930"/>
        </table:table-row>
        <table:table-row table:style-name="ro1">
          <table:table-cell table:number-columns-repeated="6"/>
          <table:table-cell table:style-name="ce1047"/>
          <table:table-cell table:style-name="ce1268"/>
          <table:table-cell table:style-name="ce1489"/>
          <table:table-cell table:style-name="ce1710"/>
          <table:table-cell table:style-name="ce1931"/>
        </table:table-row>
        <table:table-row table:style-name="ro1">
          <table:table-cell table:number-columns-repeated="6"/>
          <table:table-cell table:style-name="ce1048"/>
          <table:table-cell table:style-name="ce1269"/>
          <table:table-cell table:style-name="ce1490"/>
          <table:table-cell table:style-name="ce1711"/>
          <table:table-cell table:style-name="ce1932"/>
        </table:table-row>
        <table:table-row table:style-name="ro1">
          <table:table-cell table:number-columns-repeated="6"/>
          <table:table-cell table:style-name="ce1049"/>
          <table:table-cell table:style-name="ce1270"/>
          <table:table-cell table:style-name="ce1491"/>
          <table:table-cell table:style-name="ce1712"/>
          <table:table-cell table:style-name="ce1933"/>
        </table:table-row>
        <table:table-row table:style-name="ro1">
          <table:table-cell table:number-columns-repeated="6"/>
          <table:table-cell table:style-name="ce1050"/>
          <table:table-cell table:style-name="ce1271"/>
          <table:table-cell table:style-name="ce1492"/>
          <table:table-cell table:style-name="ce1713"/>
          <table:table-cell table:style-name="ce1934"/>
        </table:table-row>
        <table:table-row table:style-name="ro1">
          <table:table-cell table:number-columns-repeated="6"/>
          <table:table-cell table:style-name="ce1051"/>
          <table:table-cell table:style-name="ce1272"/>
          <table:table-cell table:style-name="ce1493"/>
          <table:table-cell table:style-name="ce1714"/>
          <table:table-cell table:style-name="ce1935"/>
        </table:table-row>
        <table:table-row table:style-name="ro1">
          <table:table-cell table:number-columns-repeated="6"/>
          <table:table-cell table:style-name="ce1052"/>
          <table:table-cell table:style-name="ce1273"/>
          <table:table-cell table:style-name="ce1494"/>
          <table:table-cell table:style-name="ce1715"/>
          <table:table-cell table:style-name="ce1936"/>
        </table:table-row>
        <table:table-row table:style-name="ro1">
          <table:table-cell table:number-columns-repeated="6"/>
          <table:table-cell table:style-name="ce1053"/>
          <table:table-cell table:style-name="ce1274"/>
          <table:table-cell table:style-name="ce1495"/>
          <table:table-cell table:style-name="ce1716"/>
          <table:table-cell table:style-name="ce1937"/>
        </table:table-row>
        <table:table-row table:style-name="ro1">
          <table:table-cell table:number-columns-repeated="6"/>
          <table:table-cell table:style-name="ce1054"/>
          <table:table-cell table:style-name="ce1275"/>
          <table:table-cell table:style-name="ce1496"/>
          <table:table-cell table:style-name="ce1717"/>
          <table:table-cell table:style-name="ce1938"/>
        </table:table-row>
        <table:table-row table:style-name="ro1">
          <table:table-cell table:number-columns-repeated="6"/>
          <table:table-cell table:style-name="ce1055"/>
          <table:table-cell table:style-name="ce1276"/>
          <table:table-cell table:style-name="ce1497"/>
          <table:table-cell table:style-name="ce1718"/>
          <table:table-cell table:style-name="ce1939"/>
        </table:table-row>
        <table:table-row table:style-name="ro1">
          <table:table-cell table:number-columns-repeated="6"/>
          <table:table-cell table:style-name="ce1056"/>
          <table:table-cell table:style-name="ce1277"/>
          <table:table-cell table:style-name="ce1498"/>
          <table:table-cell table:style-name="ce1719"/>
          <table:table-cell table:style-name="ce1940"/>
        </table:table-row>
        <table:table-row table:style-name="ro1">
          <table:table-cell table:number-columns-repeated="6"/>
          <table:table-cell table:style-name="ce1057"/>
          <table:table-cell table:style-name="ce1278"/>
          <table:table-cell table:style-name="ce1499"/>
          <table:table-cell table:style-name="ce1720"/>
          <table:table-cell table:style-name="ce1941"/>
        </table:table-row>
        <table:table-row table:style-name="ro1">
          <table:table-cell table:number-columns-repeated="6"/>
          <table:table-cell table:style-name="ce1058"/>
          <table:table-cell table:style-name="ce1279"/>
          <table:table-cell table:style-name="ce1500"/>
          <table:table-cell table:style-name="ce1721"/>
          <table:table-cell table:style-name="ce1942"/>
        </table:table-row>
        <table:table-row table:style-name="ro1">
          <table:table-cell table:number-columns-repeated="6"/>
          <table:table-cell table:style-name="ce1059"/>
          <table:table-cell table:style-name="ce1280"/>
          <table:table-cell table:style-name="ce1501"/>
          <table:table-cell table:style-name="ce1722"/>
          <table:table-cell table:style-name="ce1943"/>
        </table:table-row>
        <table:table-row table:style-name="ro1">
          <table:table-cell table:number-columns-repeated="6"/>
          <table:table-cell table:style-name="ce1060"/>
          <table:table-cell table:style-name="ce1281"/>
          <table:table-cell table:style-name="ce1502"/>
          <table:table-cell table:style-name="ce1723"/>
          <table:table-cell table:style-name="ce1944"/>
        </table:table-row>
        <table:table-row table:style-name="ro1">
          <table:table-cell table:number-columns-repeated="6"/>
          <table:table-cell table:style-name="ce1061"/>
          <table:table-cell table:style-name="ce1282"/>
          <table:table-cell table:style-name="ce1503"/>
          <table:table-cell table:style-name="ce1724"/>
          <table:table-cell table:style-name="ce1945"/>
        </table:table-row>
        <table:table-row table:style-name="ro1">
          <table:table-cell table:number-columns-repeated="6"/>
          <table:table-cell table:style-name="ce1062"/>
          <table:table-cell table:style-name="ce1283"/>
          <table:table-cell table:style-name="ce1504"/>
          <table:table-cell table:style-name="ce1725"/>
          <table:table-cell table:style-name="ce1946"/>
        </table:table-row>
        <table:table-row table:style-name="ro1">
          <table:table-cell table:number-columns-repeated="6"/>
          <table:table-cell table:style-name="ce1063"/>
          <table:table-cell table:style-name="ce1284"/>
          <table:table-cell table:style-name="ce1505"/>
          <table:table-cell table:style-name="ce1726"/>
          <table:table-cell table:style-name="ce1947"/>
        </table:table-row>
        <table:table-row table:style-name="ro1">
          <table:table-cell table:number-columns-repeated="6"/>
          <table:table-cell table:style-name="ce1064"/>
          <table:table-cell table:style-name="ce1285"/>
          <table:table-cell table:style-name="ce1506"/>
          <table:table-cell table:style-name="ce1727"/>
          <table:table-cell table:style-name="ce1948"/>
        </table:table-row>
        <table:table-row table:style-name="ro1">
          <table:table-cell table:number-columns-repeated="6"/>
          <table:table-cell table:style-name="ce1065"/>
          <table:table-cell table:style-name="ce1286"/>
          <table:table-cell table:style-name="ce1507"/>
          <table:table-cell table:style-name="ce1728"/>
          <table:table-cell table:style-name="ce1949"/>
        </table:table-row>
        <table:table-row table:style-name="ro1">
          <table:table-cell table:number-columns-repeated="6"/>
          <table:table-cell table:style-name="ce1066"/>
          <table:table-cell table:style-name="ce1287"/>
          <table:table-cell table:style-name="ce1508"/>
          <table:table-cell table:style-name="ce1729"/>
          <table:table-cell table:style-name="ce1950"/>
        </table:table-row>
        <table:table-row table:style-name="ro1">
          <table:table-cell table:number-columns-repeated="6"/>
          <table:table-cell table:style-name="ce1067"/>
          <table:table-cell table:style-name="ce1288"/>
          <table:table-cell table:style-name="ce1509"/>
          <table:table-cell table:style-name="ce1730"/>
          <table:table-cell table:style-name="ce1951"/>
        </table:table-row>
        <table:table-row table:style-name="ro1">
          <table:table-cell table:number-columns-repeated="6"/>
          <table:table-cell table:style-name="ce1068"/>
          <table:table-cell table:style-name="ce1289"/>
          <table:table-cell table:style-name="ce1510"/>
          <table:table-cell table:style-name="ce1731"/>
          <table:table-cell table:style-name="ce1952"/>
        </table:table-row>
        <table:table-row table:style-name="ro1">
          <table:table-cell table:number-columns-repeated="6"/>
          <table:table-cell table:style-name="ce1069"/>
          <table:table-cell table:style-name="ce1290"/>
          <table:table-cell table:style-name="ce1511"/>
          <table:table-cell table:style-name="ce1732"/>
          <table:table-cell table:style-name="ce1953"/>
        </table:table-row>
        <table:table-row table:style-name="ro1">
          <table:table-cell table:number-columns-repeated="6"/>
          <table:table-cell table:style-name="ce1070"/>
          <table:table-cell table:style-name="ce1291"/>
          <table:table-cell table:style-name="ce1512"/>
          <table:table-cell table:style-name="ce1733"/>
          <table:table-cell table:style-name="ce1954"/>
        </table:table-row>
        <table:table-row table:style-name="ro1">
          <table:table-cell table:number-columns-repeated="6"/>
          <table:table-cell table:style-name="ce1071"/>
          <table:table-cell table:style-name="ce1292"/>
          <table:table-cell table:style-name="ce1513"/>
          <table:table-cell table:style-name="ce1734"/>
          <table:table-cell table:style-name="ce1955"/>
        </table:table-row>
        <table:table-row table:style-name="ro1">
          <table:table-cell table:number-columns-repeated="6"/>
          <table:table-cell table:style-name="ce1072"/>
          <table:table-cell table:style-name="ce1293"/>
          <table:table-cell table:style-name="ce1514"/>
          <table:table-cell table:style-name="ce1735"/>
          <table:table-cell table:style-name="ce1956"/>
        </table:table-row>
        <table:table-row table:style-name="ro1">
          <table:table-cell table:number-columns-repeated="6"/>
          <table:table-cell table:style-name="ce1073"/>
          <table:table-cell table:style-name="ce1294"/>
          <table:table-cell table:style-name="ce1515"/>
          <table:table-cell table:style-name="ce1736"/>
          <table:table-cell table:style-name="ce1957"/>
        </table:table-row>
        <table:table-row table:style-name="ro1">
          <table:table-cell table:number-columns-repeated="6"/>
          <table:table-cell table:style-name="ce1074"/>
          <table:table-cell table:style-name="ce1295"/>
          <table:table-cell table:style-name="ce1516"/>
          <table:table-cell table:style-name="ce1737"/>
          <table:table-cell table:style-name="ce1958"/>
        </table:table-row>
        <table:table-row table:style-name="ro1">
          <table:table-cell table:number-columns-repeated="6"/>
          <table:table-cell table:style-name="ce1075"/>
          <table:table-cell table:style-name="ce1296"/>
          <table:table-cell table:style-name="ce1517"/>
          <table:table-cell table:style-name="ce1738"/>
          <table:table-cell table:style-name="ce1959"/>
        </table:table-row>
        <table:table-row table:style-name="ro1">
          <table:table-cell table:number-columns-repeated="6"/>
          <table:table-cell table:style-name="ce1076"/>
          <table:table-cell table:style-name="ce1297"/>
          <table:table-cell table:style-name="ce1518"/>
          <table:table-cell table:style-name="ce1739"/>
          <table:table-cell table:style-name="ce1960"/>
        </table:table-row>
        <table:table-row table:style-name="ro1">
          <table:table-cell table:number-columns-repeated="6"/>
          <table:table-cell table:style-name="ce1077"/>
          <table:table-cell table:style-name="ce1298"/>
          <table:table-cell table:style-name="ce1519"/>
          <table:table-cell table:style-name="ce1740"/>
          <table:table-cell table:style-name="ce1961"/>
        </table:table-row>
        <table:table-row table:style-name="ro1">
          <table:table-cell table:number-columns-repeated="6"/>
          <table:table-cell table:style-name="ce1078"/>
          <table:table-cell table:style-name="ce1299"/>
          <table:table-cell table:style-name="ce1520"/>
          <table:table-cell table:style-name="ce1741"/>
          <table:table-cell table:style-name="ce1962"/>
        </table:table-row>
        <table:table-row table:style-name="ro1">
          <table:table-cell table:number-columns-repeated="6"/>
          <table:table-cell table:style-name="ce1079"/>
          <table:table-cell table:style-name="ce1300"/>
          <table:table-cell table:style-name="ce1521"/>
          <table:table-cell table:style-name="ce1742"/>
          <table:table-cell table:style-name="ce1963"/>
        </table:table-row>
        <table:table-row table:style-name="ro1">
          <table:table-cell table:number-columns-repeated="6"/>
          <table:table-cell table:style-name="ce1080"/>
          <table:table-cell table:style-name="ce1301"/>
          <table:table-cell table:style-name="ce1522"/>
          <table:table-cell table:style-name="ce1743"/>
          <table:table-cell table:style-name="ce1964"/>
        </table:table-row>
        <table:table-row table:style-name="ro1">
          <table:table-cell table:number-columns-repeated="6"/>
          <table:table-cell table:style-name="ce1081"/>
          <table:table-cell table:style-name="ce1302"/>
          <table:table-cell table:style-name="ce1523"/>
          <table:table-cell table:style-name="ce1744"/>
          <table:table-cell table:style-name="ce1965"/>
        </table:table-row>
        <table:table-row table:style-name="ro1">
          <table:table-cell table:number-columns-repeated="6"/>
          <table:table-cell table:style-name="ce1082"/>
          <table:table-cell table:style-name="ce1303"/>
          <table:table-cell table:style-name="ce1524"/>
          <table:table-cell table:style-name="ce1745"/>
          <table:table-cell table:style-name="ce1966"/>
        </table:table-row>
        <table:table-row table:style-name="ro1">
          <table:table-cell table:number-columns-repeated="6"/>
          <table:table-cell table:style-name="ce1083"/>
          <table:table-cell table:style-name="ce1304"/>
          <table:table-cell table:style-name="ce1525"/>
          <table:table-cell table:style-name="ce1746"/>
          <table:table-cell table:style-name="ce1967"/>
        </table:table-row>
        <table:table-row table:style-name="ro1">
          <table:table-cell table:number-columns-repeated="6"/>
          <table:table-cell table:style-name="ce1084"/>
          <table:table-cell table:style-name="ce1305"/>
          <table:table-cell table:style-name="ce1526"/>
          <table:table-cell table:style-name="ce1747"/>
          <table:table-cell table:style-name="ce1968"/>
        </table:table-row>
        <table:table-row table:style-name="ro1">
          <table:table-cell table:number-columns-repeated="6"/>
          <table:table-cell table:style-name="ce1085"/>
          <table:table-cell table:style-name="ce1306"/>
          <table:table-cell table:style-name="ce1527"/>
          <table:table-cell table:style-name="ce1748"/>
          <table:table-cell table:style-name="ce1969"/>
        </table:table-row>
        <table:table-row table:style-name="ro1">
          <table:table-cell table:number-columns-repeated="6"/>
          <table:table-cell table:style-name="ce1086"/>
          <table:table-cell table:style-name="ce1307"/>
          <table:table-cell table:style-name="ce1528"/>
          <table:table-cell table:style-name="ce1749"/>
          <table:table-cell table:style-name="ce1970"/>
        </table:table-row>
        <table:table-row table:style-name="ro1">
          <table:table-cell table:number-columns-repeated="6"/>
          <table:table-cell table:style-name="ce1087"/>
          <table:table-cell table:style-name="ce1308"/>
          <table:table-cell table:style-name="ce1529"/>
          <table:table-cell table:style-name="ce1750"/>
          <table:table-cell table:style-name="ce1971"/>
        </table:table-row>
        <table:table-row table:style-name="ro1">
          <table:table-cell table:number-columns-repeated="6"/>
          <table:table-cell table:style-name="ce1088"/>
          <table:table-cell table:style-name="ce1309"/>
          <table:table-cell table:style-name="ce1530"/>
          <table:table-cell table:style-name="ce1751"/>
          <table:table-cell table:style-name="ce1972"/>
        </table:table-row>
        <table:table-row table:style-name="ro1">
          <table:table-cell table:number-columns-repeated="6"/>
          <table:table-cell table:style-name="ce1089"/>
          <table:table-cell table:style-name="ce1310"/>
          <table:table-cell table:style-name="ce1531"/>
          <table:table-cell table:style-name="ce1752"/>
          <table:table-cell table:style-name="ce1973"/>
        </table:table-row>
        <table:table-row table:style-name="ro1">
          <table:table-cell table:number-columns-repeated="6"/>
          <table:table-cell table:style-name="ce1090"/>
          <table:table-cell table:style-name="ce1311"/>
          <table:table-cell table:style-name="ce1532"/>
          <table:table-cell table:style-name="ce1753"/>
          <table:table-cell table:style-name="ce1974"/>
        </table:table-row>
        <table:table-row table:style-name="ro1">
          <table:table-cell table:number-columns-repeated="6"/>
          <table:table-cell table:style-name="ce1091"/>
          <table:table-cell table:style-name="ce1312"/>
          <table:table-cell table:style-name="ce1533"/>
          <table:table-cell table:style-name="ce1754"/>
          <table:table-cell table:style-name="ce1975"/>
        </table:table-row>
        <table:table-row table:style-name="ro1">
          <table:table-cell table:number-columns-repeated="6"/>
          <table:table-cell table:style-name="ce1092"/>
          <table:table-cell table:style-name="ce1313"/>
          <table:table-cell table:style-name="ce1534"/>
          <table:table-cell table:style-name="ce1755"/>
          <table:table-cell table:style-name="ce1976"/>
        </table:table-row>
        <table:table-row table:style-name="ro1">
          <table:table-cell table:number-columns-repeated="6"/>
          <table:table-cell table:style-name="ce1093"/>
          <table:table-cell table:style-name="ce1314"/>
          <table:table-cell table:style-name="ce1535"/>
          <table:table-cell table:style-name="ce1756"/>
          <table:table-cell table:style-name="ce1977"/>
        </table:table-row>
        <table:table-row table:style-name="ro1">
          <table:table-cell table:number-columns-repeated="6"/>
          <table:table-cell table:style-name="ce1094"/>
          <table:table-cell table:style-name="ce1315"/>
          <table:table-cell table:style-name="ce1536"/>
          <table:table-cell table:style-name="ce1757"/>
          <table:table-cell table:style-name="ce1978"/>
        </table:table-row>
        <table:table-row table:style-name="ro1">
          <table:table-cell table:number-columns-repeated="6"/>
          <table:table-cell table:style-name="ce1095"/>
          <table:table-cell table:style-name="ce1316"/>
          <table:table-cell table:style-name="ce1537"/>
          <table:table-cell table:style-name="ce1758"/>
          <table:table-cell table:style-name="ce1979"/>
        </table:table-row>
        <table:table-row table:style-name="ro1">
          <table:table-cell table:number-columns-repeated="6"/>
          <table:table-cell table:style-name="ce1096"/>
          <table:table-cell table:style-name="ce1317"/>
          <table:table-cell table:style-name="ce1538"/>
          <table:table-cell table:style-name="ce1759"/>
          <table:table-cell table:style-name="ce1980"/>
        </table:table-row>
        <table:table-row table:style-name="ro1">
          <table:table-cell table:number-columns-repeated="6"/>
          <table:table-cell table:style-name="ce1097"/>
          <table:table-cell table:style-name="ce1318"/>
          <table:table-cell table:style-name="ce1539"/>
          <table:table-cell table:style-name="ce1760"/>
          <table:table-cell table:style-name="ce1981"/>
        </table:table-row>
        <table:table-row table:style-name="ro1">
          <table:table-cell table:number-columns-repeated="6"/>
          <table:table-cell table:style-name="ce1098"/>
          <table:table-cell table:style-name="ce1319"/>
          <table:table-cell table:style-name="ce1540"/>
          <table:table-cell table:style-name="ce1761"/>
          <table:table-cell table:style-name="ce1982"/>
        </table:table-row>
        <table:table-row table:style-name="ro1">
          <table:table-cell table:number-columns-repeated="6"/>
          <table:table-cell table:style-name="ce1099"/>
          <table:table-cell table:style-name="ce1320"/>
          <table:table-cell table:style-name="ce1541"/>
          <table:table-cell table:style-name="ce1762"/>
          <table:table-cell table:style-name="ce1983"/>
        </table:table-row>
        <table:table-row table:style-name="ro1">
          <table:table-cell table:number-columns-repeated="6"/>
          <table:table-cell table:style-name="ce1100"/>
          <table:table-cell table:style-name="ce1321"/>
          <table:table-cell table:style-name="ce1542"/>
          <table:table-cell table:style-name="ce1763"/>
          <table:table-cell table:style-name="ce1984"/>
        </table:table-row>
        <table:table-row table:style-name="ro1">
          <table:table-cell table:number-columns-repeated="6"/>
          <table:table-cell table:style-name="ce1101"/>
          <table:table-cell table:style-name="ce1322"/>
          <table:table-cell table:style-name="ce1543"/>
          <table:table-cell table:style-name="ce1764"/>
          <table:table-cell table:style-name="ce1985"/>
        </table:table-row>
        <table:table-row table:style-name="ro1">
          <table:table-cell table:number-columns-repeated="6"/>
          <table:table-cell table:style-name="ce1102"/>
          <table:table-cell table:style-name="ce1323"/>
          <table:table-cell table:style-name="ce1544"/>
          <table:table-cell table:style-name="ce1765"/>
          <table:table-cell table:style-name="ce1986"/>
        </table:table-row>
        <table:table-row table:style-name="ro1">
          <table:table-cell table:number-columns-repeated="6"/>
          <table:table-cell table:style-name="ce1103"/>
          <table:table-cell table:style-name="ce1324"/>
          <table:table-cell table:style-name="ce1545"/>
          <table:table-cell table:style-name="ce1766"/>
          <table:table-cell table:style-name="ce1987"/>
        </table:table-row>
        <table:table-row table:style-name="ro1">
          <table:table-cell table:number-columns-repeated="6"/>
          <table:table-cell table:style-name="ce1104"/>
          <table:table-cell table:style-name="ce1325"/>
          <table:table-cell table:style-name="ce1546"/>
          <table:table-cell table:style-name="ce1767"/>
          <table:table-cell table:style-name="ce1988"/>
        </table:table-row>
        <table:table-row table:style-name="ro1">
          <table:table-cell table:number-columns-repeated="6"/>
          <table:table-cell table:style-name="ce1105"/>
          <table:table-cell table:style-name="ce1326"/>
          <table:table-cell table:style-name="ce1547"/>
          <table:table-cell table:style-name="ce1768"/>
          <table:table-cell table:style-name="ce1989"/>
        </table:table-row>
        <table:table-row table:style-name="ro1">
          <table:table-cell table:number-columns-repeated="6"/>
          <table:table-cell table:style-name="ce1106"/>
          <table:table-cell table:style-name="ce1327"/>
          <table:table-cell table:style-name="ce1548"/>
          <table:table-cell table:style-name="ce1769"/>
          <table:table-cell table:style-name="ce1990"/>
        </table:table-row>
        <table:table-row table:style-name="ro1">
          <table:table-cell table:number-columns-repeated="6"/>
          <table:table-cell table:style-name="ce1107"/>
          <table:table-cell table:style-name="ce1328"/>
          <table:table-cell table:style-name="ce1549"/>
          <table:table-cell table:style-name="ce1770"/>
          <table:table-cell table:style-name="ce1991"/>
        </table:table-row>
        <table:table-row table:style-name="ro1">
          <table:table-cell table:number-columns-repeated="6"/>
          <table:table-cell table:style-name="ce1108"/>
          <table:table-cell table:style-name="ce1329"/>
          <table:table-cell table:style-name="ce1550"/>
          <table:table-cell table:style-name="ce1771"/>
          <table:table-cell table:style-name="ce1992"/>
        </table:table-row>
        <table:table-row table:style-name="ro1">
          <table:table-cell table:number-columns-repeated="6"/>
          <table:table-cell table:style-name="ce1109"/>
          <table:table-cell table:style-name="ce1330"/>
          <table:table-cell table:style-name="ce1551"/>
          <table:table-cell table:style-name="ce1772"/>
          <table:table-cell table:style-name="ce1993"/>
        </table:table-row>
        <table:table-row table:style-name="ro1">
          <table:table-cell table:number-columns-repeated="6"/>
          <table:table-cell table:style-name="ce1110"/>
          <table:table-cell table:style-name="ce1331"/>
          <table:table-cell table:style-name="ce1552"/>
          <table:table-cell table:style-name="ce1773"/>
          <table:table-cell table:style-name="ce1994"/>
        </table:table-row>
        <table:table-row table:style-name="ro1">
          <table:table-cell table:number-columns-repeated="6"/>
          <table:table-cell table:style-name="ce1111"/>
          <table:table-cell table:style-name="ce1332"/>
          <table:table-cell table:style-name="ce1553"/>
          <table:table-cell table:style-name="ce1774"/>
          <table:table-cell table:style-name="ce1995"/>
        </table:table-row>
        <table:table-row table:style-name="ro1">
          <table:table-cell table:number-columns-repeated="6"/>
          <table:table-cell table:style-name="ce1112"/>
          <table:table-cell table:style-name="ce1333"/>
          <table:table-cell table:style-name="ce1554"/>
          <table:table-cell table:style-name="ce1775"/>
          <table:table-cell table:style-name="ce1996"/>
        </table:table-row>
        <calcext:conditional-formats>
          <calcext:conditional-format calcext:target-range-address="'docker-log-2018-08-27'.B3:'docker-log-2018-08-27'.F3">
            <calcext:condition calcext:apply-style-name="Error" calcext:value="&gt;=900" calcext:base-cell-address="'docker-log-2018-08-27'.B3"/>
            <calcext:condition calcext:apply-style-name="Accent" calcext:value="=MIN([.$B3:.$F3])" calcext:base-cell-address="'docker-log-2018-08-27'.B3"/>
          </calcext:conditional-format>
          <calcext:conditional-format calcext:target-range-address="'docker-log-2018-08-27'.B4:'docker-log-2018-08-27'.B4">
            <calcext:condition calcext:apply-style-name="Error" calcext:value="&gt;=900" calcext:base-cell-address="'docker-log-2018-08-27'.B4"/>
            <calcext:condition calcext:apply-style-name="Accent" calcext:value="=MIN([.$B4:.$F4])" calcext:base-cell-address="'docker-log-2018-08-27'.B4"/>
          </calcext:conditional-format>
          <calcext:conditional-format calcext:target-range-address="'docker-log-2018-08-27'.B5:'docker-log-2018-08-27'.B5">
            <calcext:condition calcext:apply-style-name="Error" calcext:value="&gt;=900" calcext:base-cell-address="'docker-log-2018-08-27'.B5"/>
            <calcext:condition calcext:apply-style-name="Accent" calcext:value="=MIN([.$B5:.$F5])" calcext:base-cell-address="'docker-log-2018-08-27'.B5"/>
          </calcext:conditional-format>
          <calcext:conditional-format calcext:target-range-address="'docker-log-2018-08-27'.B6:'docker-log-2018-08-27'.B6">
            <calcext:condition calcext:apply-style-name="Error" calcext:value="&gt;=900" calcext:base-cell-address="'docker-log-2018-08-27'.B6"/>
            <calcext:condition calcext:apply-style-name="Accent" calcext:value="=MIN([.$B6:.$F6])" calcext:base-cell-address="'docker-log-2018-08-27'.B6"/>
          </calcext:conditional-format>
          <calcext:conditional-format calcext:target-range-address="'docker-log-2018-08-27'.B7:'docker-log-2018-08-27'.B7">
            <calcext:condition calcext:apply-style-name="Error" calcext:value="&gt;=900" calcext:base-cell-address="'docker-log-2018-08-27'.B7"/>
            <calcext:condition calcext:apply-style-name="Accent" calcext:value="=MIN([.$B7:.$F7])" calcext:base-cell-address="'docker-log-2018-08-27'.B7"/>
          </calcext:conditional-format>
          <calcext:conditional-format calcext:target-range-address="'docker-log-2018-08-27'.B8:'docker-log-2018-08-27'.B8">
            <calcext:condition calcext:apply-style-name="Error" calcext:value="&gt;=900" calcext:base-cell-address="'docker-log-2018-08-27'.B8"/>
            <calcext:condition calcext:apply-style-name="Accent" calcext:value="=MIN([.$B8:.$F8])" calcext:base-cell-address="'docker-log-2018-08-27'.B8"/>
          </calcext:conditional-format>
          <calcext:conditional-format calcext:target-range-address="'docker-log-2018-08-27'.B9:'docker-log-2018-08-27'.B9">
            <calcext:condition calcext:apply-style-name="Error" calcext:value="&gt;=900" calcext:base-cell-address="'docker-log-2018-08-27'.B9"/>
            <calcext:condition calcext:apply-style-name="Accent" calcext:value="=MIN([.$B9:.$F9])" calcext:base-cell-address="'docker-log-2018-08-27'.B9"/>
          </calcext:conditional-format>
          <calcext:conditional-format calcext:target-range-address="'docker-log-2018-08-27'.B10:'docker-log-2018-08-27'.B10">
            <calcext:condition calcext:apply-style-name="Error" calcext:value="&gt;=900" calcext:base-cell-address="'docker-log-2018-08-27'.B10"/>
            <calcext:condition calcext:apply-style-name="Accent" calcext:value="=MIN([.$B10:.$F10])" calcext:base-cell-address="'docker-log-2018-08-27'.B10"/>
          </calcext:conditional-format>
          <calcext:conditional-format calcext:target-range-address="'docker-log-2018-08-27'.B11:'docker-log-2018-08-27'.B11">
            <calcext:condition calcext:apply-style-name="Error" calcext:value="&gt;=900" calcext:base-cell-address="'docker-log-2018-08-27'.B11"/>
            <calcext:condition calcext:apply-style-name="Accent" calcext:value="=MIN([.$B11:.$F11])" calcext:base-cell-address="'docker-log-2018-08-27'.B11"/>
          </calcext:conditional-format>
          <calcext:conditional-format calcext:target-range-address="'docker-log-2018-08-27'.B12:'docker-log-2018-08-27'.B12">
            <calcext:condition calcext:apply-style-name="Error" calcext:value="&gt;=900" calcext:base-cell-address="'docker-log-2018-08-27'.B12"/>
            <calcext:condition calcext:apply-style-name="Accent" calcext:value="=MIN([.$B12:.$F12])" calcext:base-cell-address="'docker-log-2018-08-27'.B12"/>
          </calcext:conditional-format>
          <calcext:conditional-format calcext:target-range-address="'docker-log-2018-08-27'.B13:'docker-log-2018-08-27'.B13">
            <calcext:condition calcext:apply-style-name="Error" calcext:value="&gt;=900" calcext:base-cell-address="'docker-log-2018-08-27'.B13"/>
            <calcext:condition calcext:apply-style-name="Accent" calcext:value="=MIN([.$B13:.$F13])" calcext:base-cell-address="'docker-log-2018-08-27'.B13"/>
          </calcext:conditional-format>
          <calcext:conditional-format calcext:target-range-address="'docker-log-2018-08-27'.B14:'docker-log-2018-08-27'.B14">
            <calcext:condition calcext:apply-style-name="Error" calcext:value="&gt;=900" calcext:base-cell-address="'docker-log-2018-08-27'.B14"/>
            <calcext:condition calcext:apply-style-name="Accent" calcext:value="=MIN([.$B14:.$F14])" calcext:base-cell-address="'docker-log-2018-08-27'.B14"/>
          </calcext:conditional-format>
          <calcext:conditional-format calcext:target-range-address="'docker-log-2018-08-27'.B15:'docker-log-2018-08-27'.B15">
            <calcext:condition calcext:apply-style-name="Error" calcext:value="&gt;=900" calcext:base-cell-address="'docker-log-2018-08-27'.B15"/>
            <calcext:condition calcext:apply-style-name="Accent" calcext:value="=MIN([.$B15:.$F15])" calcext:base-cell-address="'docker-log-2018-08-27'.B15"/>
          </calcext:conditional-format>
          <calcext:conditional-format calcext:target-range-address="'docker-log-2018-08-27'.B16:'docker-log-2018-08-27'.B16">
            <calcext:condition calcext:apply-style-name="Error" calcext:value="&gt;=900" calcext:base-cell-address="'docker-log-2018-08-27'.B16"/>
            <calcext:condition calcext:apply-style-name="Accent" calcext:value="=MIN([.$B16:.$F16])" calcext:base-cell-address="'docker-log-2018-08-27'.B16"/>
          </calcext:conditional-format>
          <calcext:conditional-format calcext:target-range-address="'docker-log-2018-08-27'.B17:'docker-log-2018-08-27'.B17">
            <calcext:condition calcext:apply-style-name="Error" calcext:value="&gt;=900" calcext:base-cell-address="'docker-log-2018-08-27'.B17"/>
            <calcext:condition calcext:apply-style-name="Accent" calcext:value="=MIN([.$B17:.$F17])" calcext:base-cell-address="'docker-log-2018-08-27'.B17"/>
          </calcext:conditional-format>
          <calcext:conditional-format calcext:target-range-address="'docker-log-2018-08-27'.B18:'docker-log-2018-08-27'.B18">
            <calcext:condition calcext:apply-style-name="Error" calcext:value="&gt;=900" calcext:base-cell-address="'docker-log-2018-08-27'.B18"/>
            <calcext:condition calcext:apply-style-name="Accent" calcext:value="=MIN([.$B18:.$F18])" calcext:base-cell-address="'docker-log-2018-08-27'.B18"/>
          </calcext:conditional-format>
          <calcext:conditional-format calcext:target-range-address="'docker-log-2018-08-27'.B19:'docker-log-2018-08-27'.B19">
            <calcext:condition calcext:apply-style-name="Error" calcext:value="&gt;=900" calcext:base-cell-address="'docker-log-2018-08-27'.B19"/>
            <calcext:condition calcext:apply-style-name="Accent" calcext:value="=MIN([.$B19:.$F19])" calcext:base-cell-address="'docker-log-2018-08-27'.B19"/>
          </calcext:conditional-format>
          <calcext:conditional-format calcext:target-range-address="'docker-log-2018-08-27'.B20:'docker-log-2018-08-27'.B20">
            <calcext:condition calcext:apply-style-name="Error" calcext:value="&gt;=900" calcext:base-cell-address="'docker-log-2018-08-27'.B20"/>
            <calcext:condition calcext:apply-style-name="Accent" calcext:value="=MIN([.$B20:.$F20])" calcext:base-cell-address="'docker-log-2018-08-27'.B20"/>
          </calcext:conditional-format>
          <calcext:conditional-format calcext:target-range-address="'docker-log-2018-08-27'.B21:'docker-log-2018-08-27'.B21">
            <calcext:condition calcext:apply-style-name="Error" calcext:value="&gt;=900" calcext:base-cell-address="'docker-log-2018-08-27'.B21"/>
            <calcext:condition calcext:apply-style-name="Accent" calcext:value="=MIN([.$B21:.$F21])" calcext:base-cell-address="'docker-log-2018-08-27'.B21"/>
          </calcext:conditional-format>
          <calcext:conditional-format calcext:target-range-address="'docker-log-2018-08-27'.B22:'docker-log-2018-08-27'.B22">
            <calcext:condition calcext:apply-style-name="Error" calcext:value="&gt;=900" calcext:base-cell-address="'docker-log-2018-08-27'.B22"/>
            <calcext:condition calcext:apply-style-name="Accent" calcext:value="=MIN([.$B22:.$F22])" calcext:base-cell-address="'docker-log-2018-08-27'.B22"/>
          </calcext:conditional-format>
          <calcext:conditional-format calcext:target-range-address="'docker-log-2018-08-27'.B23:'docker-log-2018-08-27'.B23">
            <calcext:condition calcext:apply-style-name="Error" calcext:value="&gt;=900" calcext:base-cell-address="'docker-log-2018-08-27'.B23"/>
            <calcext:condition calcext:apply-style-name="Accent" calcext:value="=MIN([.$B23:.$F23])" calcext:base-cell-address="'docker-log-2018-08-27'.B23"/>
          </calcext:conditional-format>
          <calcext:conditional-format calcext:target-range-address="'docker-log-2018-08-27'.B24:'docker-log-2018-08-27'.B24">
            <calcext:condition calcext:apply-style-name="Error" calcext:value="&gt;=900" calcext:base-cell-address="'docker-log-2018-08-27'.B24"/>
            <calcext:condition calcext:apply-style-name="Accent" calcext:value="=MIN([.$B24:.$F24])" calcext:base-cell-address="'docker-log-2018-08-27'.B24"/>
          </calcext:conditional-format>
          <calcext:conditional-format calcext:target-range-address="'docker-log-2018-08-27'.B25:'docker-log-2018-08-27'.B25">
            <calcext:condition calcext:apply-style-name="Error" calcext:value="&gt;=900" calcext:base-cell-address="'docker-log-2018-08-27'.B25"/>
            <calcext:condition calcext:apply-style-name="Accent" calcext:value="=MIN([.$B25:.$F25])" calcext:base-cell-address="'docker-log-2018-08-27'.B25"/>
          </calcext:conditional-format>
          <calcext:conditional-format calcext:target-range-address="'docker-log-2018-08-27'.B26:'docker-log-2018-08-27'.B26">
            <calcext:condition calcext:apply-style-name="Error" calcext:value="&gt;=900" calcext:base-cell-address="'docker-log-2018-08-27'.B26"/>
            <calcext:condition calcext:apply-style-name="Accent" calcext:value="=MIN([.$B26:.$F26])" calcext:base-cell-address="'docker-log-2018-08-27'.B26"/>
          </calcext:conditional-format>
          <calcext:conditional-format calcext:target-range-address="'docker-log-2018-08-27'.B27:'docker-log-2018-08-27'.B27">
            <calcext:condition calcext:apply-style-name="Error" calcext:value="&gt;=900" calcext:base-cell-address="'docker-log-2018-08-27'.B27"/>
            <calcext:condition calcext:apply-style-name="Accent" calcext:value="=MIN([.$B27:.$F27])" calcext:base-cell-address="'docker-log-2018-08-27'.B27"/>
          </calcext:conditional-format>
          <calcext:conditional-format calcext:target-range-address="'docker-log-2018-08-27'.B28:'docker-log-2018-08-27'.B28">
            <calcext:condition calcext:apply-style-name="Error" calcext:value="&gt;=900" calcext:base-cell-address="'docker-log-2018-08-27'.B28"/>
            <calcext:condition calcext:apply-style-name="Accent" calcext:value="=MIN([.$B28:.$F28])" calcext:base-cell-address="'docker-log-2018-08-27'.B28"/>
          </calcext:conditional-format>
          <calcext:conditional-format calcext:target-range-address="'docker-log-2018-08-27'.B29:'docker-log-2018-08-27'.B29">
            <calcext:condition calcext:apply-style-name="Error" calcext:value="&gt;=900" calcext:base-cell-address="'docker-log-2018-08-27'.B29"/>
            <calcext:condition calcext:apply-style-name="Accent" calcext:value="=MIN([.$B29:.$F29])" calcext:base-cell-address="'docker-log-2018-08-27'.B29"/>
          </calcext:conditional-format>
          <calcext:conditional-format calcext:target-range-address="'docker-log-2018-08-27'.B30:'docker-log-2018-08-27'.B30">
            <calcext:condition calcext:apply-style-name="Error" calcext:value="&gt;=900" calcext:base-cell-address="'docker-log-2018-08-27'.B30"/>
            <calcext:condition calcext:apply-style-name="Accent" calcext:value="=MIN([.$B30:.$F30])" calcext:base-cell-address="'docker-log-2018-08-27'.B30"/>
          </calcext:conditional-format>
          <calcext:conditional-format calcext:target-range-address="'docker-log-2018-08-27'.B31:'docker-log-2018-08-27'.B31">
            <calcext:condition calcext:apply-style-name="Error" calcext:value="&gt;=900" calcext:base-cell-address="'docker-log-2018-08-27'.B31"/>
            <calcext:condition calcext:apply-style-name="Accent" calcext:value="=MIN([.$B31:.$F31])" calcext:base-cell-address="'docker-log-2018-08-27'.B31"/>
          </calcext:conditional-format>
          <calcext:conditional-format calcext:target-range-address="'docker-log-2018-08-27'.B32:'docker-log-2018-08-27'.B32">
            <calcext:condition calcext:apply-style-name="Error" calcext:value="&gt;=900" calcext:base-cell-address="'docker-log-2018-08-27'.B32"/>
            <calcext:condition calcext:apply-style-name="Accent" calcext:value="=MIN([.$B32:.$F32])" calcext:base-cell-address="'docker-log-2018-08-27'.B32"/>
          </calcext:conditional-format>
          <calcext:conditional-format calcext:target-range-address="'docker-log-2018-08-27'.B33:'docker-log-2018-08-27'.B33">
            <calcext:condition calcext:apply-style-name="Error" calcext:value="&gt;=900" calcext:base-cell-address="'docker-log-2018-08-27'.B33"/>
            <calcext:condition calcext:apply-style-name="Accent" calcext:value="=MIN([.$B33:.$F33])" calcext:base-cell-address="'docker-log-2018-08-27'.B33"/>
          </calcext:conditional-format>
          <calcext:conditional-format calcext:target-range-address="'docker-log-2018-08-27'.B34:'docker-log-2018-08-27'.B34">
            <calcext:condition calcext:apply-style-name="Error" calcext:value="&gt;=900" calcext:base-cell-address="'docker-log-2018-08-27'.B34"/>
            <calcext:condition calcext:apply-style-name="Accent" calcext:value="=MIN([.$B34:.$F34])" calcext:base-cell-address="'docker-log-2018-08-27'.B34"/>
          </calcext:conditional-format>
          <calcext:conditional-format calcext:target-range-address="'docker-log-2018-08-27'.B35:'docker-log-2018-08-27'.B35">
            <calcext:condition calcext:apply-style-name="Error" calcext:value="&gt;=900" calcext:base-cell-address="'docker-log-2018-08-27'.B35"/>
            <calcext:condition calcext:apply-style-name="Accent" calcext:value="=MIN([.$B35:.$F35])" calcext:base-cell-address="'docker-log-2018-08-27'.B35"/>
          </calcext:conditional-format>
          <calcext:conditional-format calcext:target-range-address="'docker-log-2018-08-27'.B36:'docker-log-2018-08-27'.B36">
            <calcext:condition calcext:apply-style-name="Error" calcext:value="&gt;=900" calcext:base-cell-address="'docker-log-2018-08-27'.B36"/>
            <calcext:condition calcext:apply-style-name="Accent" calcext:value="=MIN([.$B36:.$F36])" calcext:base-cell-address="'docker-log-2018-08-27'.B36"/>
          </calcext:conditional-format>
          <calcext:conditional-format calcext:target-range-address="'docker-log-2018-08-27'.B37:'docker-log-2018-08-27'.B37">
            <calcext:condition calcext:apply-style-name="Error" calcext:value="&gt;=900" calcext:base-cell-address="'docker-log-2018-08-27'.B37"/>
            <calcext:condition calcext:apply-style-name="Accent" calcext:value="=MIN([.$B37:.$F37])" calcext:base-cell-address="'docker-log-2018-08-27'.B37"/>
          </calcext:conditional-format>
          <calcext:conditional-format calcext:target-range-address="'docker-log-2018-08-27'.B38:'docker-log-2018-08-27'.B38">
            <calcext:condition calcext:apply-style-name="Error" calcext:value="&gt;=900" calcext:base-cell-address="'docker-log-2018-08-27'.B38"/>
            <calcext:condition calcext:apply-style-name="Accent" calcext:value="=MIN([.$B38:.$F38])" calcext:base-cell-address="'docker-log-2018-08-27'.B38"/>
          </calcext:conditional-format>
          <calcext:conditional-format calcext:target-range-address="'docker-log-2018-08-27'.B39:'docker-log-2018-08-27'.B39">
            <calcext:condition calcext:apply-style-name="Error" calcext:value="&gt;=900" calcext:base-cell-address="'docker-log-2018-08-27'.B39"/>
            <calcext:condition calcext:apply-style-name="Accent" calcext:value="=MIN([.$B39:.$F39])" calcext:base-cell-address="'docker-log-2018-08-27'.B39"/>
          </calcext:conditional-format>
          <calcext:conditional-format calcext:target-range-address="'docker-log-2018-08-27'.B40:'docker-log-2018-08-27'.B40">
            <calcext:condition calcext:apply-style-name="Error" calcext:value="&gt;=900" calcext:base-cell-address="'docker-log-2018-08-27'.B40"/>
            <calcext:condition calcext:apply-style-name="Accent" calcext:value="=MIN([.$B40:.$F40])" calcext:base-cell-address="'docker-log-2018-08-27'.B40"/>
          </calcext:conditional-format>
          <calcext:conditional-format calcext:target-range-address="'docker-log-2018-08-27'.B41:'docker-log-2018-08-27'.B41">
            <calcext:condition calcext:apply-style-name="Error" calcext:value="&gt;=900" calcext:base-cell-address="'docker-log-2018-08-27'.B41"/>
            <calcext:condition calcext:apply-style-name="Accent" calcext:value="=MIN([.$B41:.$F41])" calcext:base-cell-address="'docker-log-2018-08-27'.B41"/>
          </calcext:conditional-format>
          <calcext:conditional-format calcext:target-range-address="'docker-log-2018-08-27'.B42:'docker-log-2018-08-27'.B42">
            <calcext:condition calcext:apply-style-name="Error" calcext:value="&gt;=900" calcext:base-cell-address="'docker-log-2018-08-27'.B42"/>
            <calcext:condition calcext:apply-style-name="Accent" calcext:value="=MIN([.$B42:.$F42])" calcext:base-cell-address="'docker-log-2018-08-27'.B42"/>
          </calcext:conditional-format>
          <calcext:conditional-format calcext:target-range-address="'docker-log-2018-08-27'.B43:'docker-log-2018-08-27'.B43">
            <calcext:condition calcext:apply-style-name="Error" calcext:value="&gt;=900" calcext:base-cell-address="'docker-log-2018-08-27'.B43"/>
            <calcext:condition calcext:apply-style-name="Accent" calcext:value="=MIN([.$B43:.$F43])" calcext:base-cell-address="'docker-log-2018-08-27'.B43"/>
          </calcext:conditional-format>
          <calcext:conditional-format calcext:target-range-address="'docker-log-2018-08-27'.B44:'docker-log-2018-08-27'.B44">
            <calcext:condition calcext:apply-style-name="Error" calcext:value="&gt;=900" calcext:base-cell-address="'docker-log-2018-08-27'.B44"/>
            <calcext:condition calcext:apply-style-name="Accent" calcext:value="=MIN([.$B44:.$F44])" calcext:base-cell-address="'docker-log-2018-08-27'.B44"/>
          </calcext:conditional-format>
          <calcext:conditional-format calcext:target-range-address="'docker-log-2018-08-27'.B45:'docker-log-2018-08-27'.B45">
            <calcext:condition calcext:apply-style-name="Error" calcext:value="&gt;=900" calcext:base-cell-address="'docker-log-2018-08-27'.B45"/>
            <calcext:condition calcext:apply-style-name="Accent" calcext:value="=MIN([.$B45:.$F45])" calcext:base-cell-address="'docker-log-2018-08-27'.B45"/>
          </calcext:conditional-format>
          <calcext:conditional-format calcext:target-range-address="'docker-log-2018-08-27'.B46:'docker-log-2018-08-27'.B46">
            <calcext:condition calcext:apply-style-name="Error" calcext:value="&gt;=900" calcext:base-cell-address="'docker-log-2018-08-27'.B46"/>
            <calcext:condition calcext:apply-style-name="Accent" calcext:value="=MIN([.$B46:.$F46])" calcext:base-cell-address="'docker-log-2018-08-27'.B46"/>
          </calcext:conditional-format>
          <calcext:conditional-format calcext:target-range-address="'docker-log-2018-08-27'.B47:'docker-log-2018-08-27'.B47">
            <calcext:condition calcext:apply-style-name="Error" calcext:value="&gt;=900" calcext:base-cell-address="'docker-log-2018-08-27'.B47"/>
            <calcext:condition calcext:apply-style-name="Accent" calcext:value="=MIN([.$B47:.$F47])" calcext:base-cell-address="'docker-log-2018-08-27'.B47"/>
          </calcext:conditional-format>
          <calcext:conditional-format calcext:target-range-address="'docker-log-2018-08-27'.B48:'docker-log-2018-08-27'.B48">
            <calcext:condition calcext:apply-style-name="Error" calcext:value="&gt;=900" calcext:base-cell-address="'docker-log-2018-08-27'.B48"/>
            <calcext:condition calcext:apply-style-name="Accent" calcext:value="=MIN([.$B48:.$F48])" calcext:base-cell-address="'docker-log-2018-08-27'.B48"/>
          </calcext:conditional-format>
          <calcext:conditional-format calcext:target-range-address="'docker-log-2018-08-27'.B49:'docker-log-2018-08-27'.B49">
            <calcext:condition calcext:apply-style-name="Error" calcext:value="&gt;=900" calcext:base-cell-address="'docker-log-2018-08-27'.B49"/>
            <calcext:condition calcext:apply-style-name="Accent" calcext:value="=MIN([.$B49:.$F49])" calcext:base-cell-address="'docker-log-2018-08-27'.B49"/>
          </calcext:conditional-format>
          <calcext:conditional-format calcext:target-range-address="'docker-log-2018-08-27'.B50:'docker-log-2018-08-27'.B50">
            <calcext:condition calcext:apply-style-name="Error" calcext:value="&gt;=900" calcext:base-cell-address="'docker-log-2018-08-27'.B50"/>
            <calcext:condition calcext:apply-style-name="Accent" calcext:value="=MIN([.$B50:.$F50])" calcext:base-cell-address="'docker-log-2018-08-27'.B50"/>
          </calcext:conditional-format>
          <calcext:conditional-format calcext:target-range-address="'docker-log-2018-08-27'.B51:'docker-log-2018-08-27'.B51">
            <calcext:condition calcext:apply-style-name="Error" calcext:value="&gt;=900" calcext:base-cell-address="'docker-log-2018-08-27'.B51"/>
            <calcext:condition calcext:apply-style-name="Accent" calcext:value="=MIN([.$B51:.$F51])" calcext:base-cell-address="'docker-log-2018-08-27'.B51"/>
          </calcext:conditional-format>
          <calcext:conditional-format calcext:target-range-address="'docker-log-2018-08-27'.B52:'docker-log-2018-08-27'.B52">
            <calcext:condition calcext:apply-style-name="Error" calcext:value="&gt;=900" calcext:base-cell-address="'docker-log-2018-08-27'.B52"/>
            <calcext:condition calcext:apply-style-name="Accent" calcext:value="=MIN([.$B52:.$F52])" calcext:base-cell-address="'docker-log-2018-08-27'.B52"/>
          </calcext:conditional-format>
          <calcext:conditional-format calcext:target-range-address="'docker-log-2018-08-27'.B53:'docker-log-2018-08-27'.B53">
            <calcext:condition calcext:apply-style-name="Error" calcext:value="&gt;=900" calcext:base-cell-address="'docker-log-2018-08-27'.B53"/>
            <calcext:condition calcext:apply-style-name="Accent" calcext:value="=MIN([.$B53:.$F53])" calcext:base-cell-address="'docker-log-2018-08-27'.B53"/>
          </calcext:conditional-format>
          <calcext:conditional-format calcext:target-range-address="'docker-log-2018-08-27'.B54:'docker-log-2018-08-27'.B54">
            <calcext:condition calcext:apply-style-name="Error" calcext:value="&gt;=900" calcext:base-cell-address="'docker-log-2018-08-27'.B54"/>
            <calcext:condition calcext:apply-style-name="Accent" calcext:value="=MIN([.$B54:.$F54])" calcext:base-cell-address="'docker-log-2018-08-27'.B54"/>
          </calcext:conditional-format>
          <calcext:conditional-format calcext:target-range-address="'docker-log-2018-08-27'.B55:'docker-log-2018-08-27'.B55">
            <calcext:condition calcext:apply-style-name="Error" calcext:value="&gt;=900" calcext:base-cell-address="'docker-log-2018-08-27'.B55"/>
            <calcext:condition calcext:apply-style-name="Accent" calcext:value="=MIN([.$B55:.$F55])" calcext:base-cell-address="'docker-log-2018-08-27'.B55"/>
          </calcext:conditional-format>
          <calcext:conditional-format calcext:target-range-address="'docker-log-2018-08-27'.B56:'docker-log-2018-08-27'.B56">
            <calcext:condition calcext:apply-style-name="Error" calcext:value="&gt;=900" calcext:base-cell-address="'docker-log-2018-08-27'.B56"/>
            <calcext:condition calcext:apply-style-name="Accent" calcext:value="=MIN([.$B56:.$F56])" calcext:base-cell-address="'docker-log-2018-08-27'.B56"/>
          </calcext:conditional-format>
          <calcext:conditional-format calcext:target-range-address="'docker-log-2018-08-27'.B57:'docker-log-2018-08-27'.B57">
            <calcext:condition calcext:apply-style-name="Error" calcext:value="&gt;=900" calcext:base-cell-address="'docker-log-2018-08-27'.B57"/>
            <calcext:condition calcext:apply-style-name="Accent" calcext:value="=MIN([.$B57:.$F57])" calcext:base-cell-address="'docker-log-2018-08-27'.B57"/>
          </calcext:conditional-format>
          <calcext:conditional-format calcext:target-range-address="'docker-log-2018-08-27'.B58:'docker-log-2018-08-27'.B58">
            <calcext:condition calcext:apply-style-name="Error" calcext:value="&gt;=900" calcext:base-cell-address="'docker-log-2018-08-27'.B58"/>
            <calcext:condition calcext:apply-style-name="Accent" calcext:value="=MIN([.$B58:.$F58])" calcext:base-cell-address="'docker-log-2018-08-27'.B58"/>
          </calcext:conditional-format>
          <calcext:conditional-format calcext:target-range-address="'docker-log-2018-08-27'.B59:'docker-log-2018-08-27'.B59">
            <calcext:condition calcext:apply-style-name="Error" calcext:value="&gt;=900" calcext:base-cell-address="'docker-log-2018-08-27'.B59"/>
            <calcext:condition calcext:apply-style-name="Accent" calcext:value="=MIN([.$B59:.$F59])" calcext:base-cell-address="'docker-log-2018-08-27'.B59"/>
          </calcext:conditional-format>
          <calcext:conditional-format calcext:target-range-address="'docker-log-2018-08-27'.B60:'docker-log-2018-08-27'.B60">
            <calcext:condition calcext:apply-style-name="Error" calcext:value="&gt;=900" calcext:base-cell-address="'docker-log-2018-08-27'.B60"/>
            <calcext:condition calcext:apply-style-name="Accent" calcext:value="=MIN([.$B60:.$F60])" calcext:base-cell-address="'docker-log-2018-08-27'.B60"/>
          </calcext:conditional-format>
          <calcext:conditional-format calcext:target-range-address="'docker-log-2018-08-27'.B61:'docker-log-2018-08-27'.B61">
            <calcext:condition calcext:apply-style-name="Error" calcext:value="&gt;=900" calcext:base-cell-address="'docker-log-2018-08-27'.B61"/>
            <calcext:condition calcext:apply-style-name="Accent" calcext:value="=MIN([.$B61:.$F61])" calcext:base-cell-address="'docker-log-2018-08-27'.B61"/>
          </calcext:conditional-format>
          <calcext:conditional-format calcext:target-range-address="'docker-log-2018-08-27'.B62:'docker-log-2018-08-27'.B62">
            <calcext:condition calcext:apply-style-name="Error" calcext:value="&gt;=900" calcext:base-cell-address="'docker-log-2018-08-27'.B62"/>
            <calcext:condition calcext:apply-style-name="Accent" calcext:value="=MIN([.$B62:.$F62])" calcext:base-cell-address="'docker-log-2018-08-27'.B62"/>
          </calcext:conditional-format>
          <calcext:conditional-format calcext:target-range-address="'docker-log-2018-08-27'.B63:'docker-log-2018-08-27'.B63">
            <calcext:condition calcext:apply-style-name="Error" calcext:value="&gt;=900" calcext:base-cell-address="'docker-log-2018-08-27'.B63"/>
            <calcext:condition calcext:apply-style-name="Accent" calcext:value="=MIN([.$B63:.$F63])" calcext:base-cell-address="'docker-log-2018-08-27'.B63"/>
          </calcext:conditional-format>
          <calcext:conditional-format calcext:target-range-address="'docker-log-2018-08-27'.B64:'docker-log-2018-08-27'.B64">
            <calcext:condition calcext:apply-style-name="Error" calcext:value="&gt;=900" calcext:base-cell-address="'docker-log-2018-08-27'.B64"/>
            <calcext:condition calcext:apply-style-name="Accent" calcext:value="=MIN([.$B64:.$F64])" calcext:base-cell-address="'docker-log-2018-08-27'.B64"/>
          </calcext:conditional-format>
          <calcext:conditional-format calcext:target-range-address="'docker-log-2018-08-27'.B65:'docker-log-2018-08-27'.B65">
            <calcext:condition calcext:apply-style-name="Error" calcext:value="&gt;=900" calcext:base-cell-address="'docker-log-2018-08-27'.B65"/>
            <calcext:condition calcext:apply-style-name="Accent" calcext:value="=MIN([.$B65:.$F65])" calcext:base-cell-address="'docker-log-2018-08-27'.B65"/>
          </calcext:conditional-format>
          <calcext:conditional-format calcext:target-range-address="'docker-log-2018-08-27'.B66:'docker-log-2018-08-27'.B66">
            <calcext:condition calcext:apply-style-name="Error" calcext:value="&gt;=900" calcext:base-cell-address="'docker-log-2018-08-27'.B66"/>
            <calcext:condition calcext:apply-style-name="Accent" calcext:value="=MIN([.$B66:.$F66])" calcext:base-cell-address="'docker-log-2018-08-27'.B66"/>
          </calcext:conditional-format>
          <calcext:conditional-format calcext:target-range-address="'docker-log-2018-08-27'.B67:'docker-log-2018-08-27'.B67">
            <calcext:condition calcext:apply-style-name="Error" calcext:value="&gt;=900" calcext:base-cell-address="'docker-log-2018-08-27'.B67"/>
            <calcext:condition calcext:apply-style-name="Accent" calcext:value="=MIN([.$B67:.$F67])" calcext:base-cell-address="'docker-log-2018-08-27'.B67"/>
          </calcext:conditional-format>
          <calcext:conditional-format calcext:target-range-address="'docker-log-2018-08-27'.B68:'docker-log-2018-08-27'.B68">
            <calcext:condition calcext:apply-style-name="Error" calcext:value="&gt;=900" calcext:base-cell-address="'docker-log-2018-08-27'.B68"/>
            <calcext:condition calcext:apply-style-name="Accent" calcext:value="=MIN([.$B68:.$F68])" calcext:base-cell-address="'docker-log-2018-08-27'.B68"/>
          </calcext:conditional-format>
          <calcext:conditional-format calcext:target-range-address="'docker-log-2018-08-27'.B69:'docker-log-2018-08-27'.B69">
            <calcext:condition calcext:apply-style-name="Error" calcext:value="&gt;=900" calcext:base-cell-address="'docker-log-2018-08-27'.B69"/>
            <calcext:condition calcext:apply-style-name="Accent" calcext:value="=MIN([.$B69:.$F69])" calcext:base-cell-address="'docker-log-2018-08-27'.B69"/>
          </calcext:conditional-format>
          <calcext:conditional-format calcext:target-range-address="'docker-log-2018-08-27'.B70:'docker-log-2018-08-27'.B70">
            <calcext:condition calcext:apply-style-name="Error" calcext:value="&gt;=900" calcext:base-cell-address="'docker-log-2018-08-27'.B70"/>
            <calcext:condition calcext:apply-style-name="Accent" calcext:value="=MIN([.$B70:.$F70])" calcext:base-cell-address="'docker-log-2018-08-27'.B70"/>
          </calcext:conditional-format>
          <calcext:conditional-format calcext:target-range-address="'docker-log-2018-08-27'.B71:'docker-log-2018-08-27'.B71">
            <calcext:condition calcext:apply-style-name="Error" calcext:value="&gt;=900" calcext:base-cell-address="'docker-log-2018-08-27'.B71"/>
            <calcext:condition calcext:apply-style-name="Accent" calcext:value="=MIN([.$B71:.$F71])" calcext:base-cell-address="'docker-log-2018-08-27'.B71"/>
          </calcext:conditional-format>
          <calcext:conditional-format calcext:target-range-address="'docker-log-2018-08-27'.B72:'docker-log-2018-08-27'.B72">
            <calcext:condition calcext:apply-style-name="Error" calcext:value="&gt;=900" calcext:base-cell-address="'docker-log-2018-08-27'.B72"/>
            <calcext:condition calcext:apply-style-name="Accent" calcext:value="=MIN([.$B72:.$F72])" calcext:base-cell-address="'docker-log-2018-08-27'.B72"/>
          </calcext:conditional-format>
          <calcext:conditional-format calcext:target-range-address="'docker-log-2018-08-27'.B73:'docker-log-2018-08-27'.B73">
            <calcext:condition calcext:apply-style-name="Error" calcext:value="&gt;=900" calcext:base-cell-address="'docker-log-2018-08-27'.B73"/>
            <calcext:condition calcext:apply-style-name="Accent" calcext:value="=MIN([.$B73:.$F73])" calcext:base-cell-address="'docker-log-2018-08-27'.B73"/>
          </calcext:conditional-format>
          <calcext:conditional-format calcext:target-range-address="'docker-log-2018-08-27'.B74:'docker-log-2018-08-27'.B74">
            <calcext:condition calcext:apply-style-name="Error" calcext:value="&gt;=900" calcext:base-cell-address="'docker-log-2018-08-27'.B74"/>
            <calcext:condition calcext:apply-style-name="Accent" calcext:value="=MIN([.$B74:.$F74])" calcext:base-cell-address="'docker-log-2018-08-27'.B74"/>
          </calcext:conditional-format>
          <calcext:conditional-format calcext:target-range-address="'docker-log-2018-08-27'.B75:'docker-log-2018-08-27'.B75">
            <calcext:condition calcext:apply-style-name="Error" calcext:value="&gt;=900" calcext:base-cell-address="'docker-log-2018-08-27'.B75"/>
            <calcext:condition calcext:apply-style-name="Accent" calcext:value="=MIN([.$B75:.$F75])" calcext:base-cell-address="'docker-log-2018-08-27'.B75"/>
          </calcext:conditional-format>
          <calcext:conditional-format calcext:target-range-address="'docker-log-2018-08-27'.B76:'docker-log-2018-08-27'.B76">
            <calcext:condition calcext:apply-style-name="Error" calcext:value="&gt;=900" calcext:base-cell-address="'docker-log-2018-08-27'.B76"/>
            <calcext:condition calcext:apply-style-name="Accent" calcext:value="=MIN([.$B76:.$F76])" calcext:base-cell-address="'docker-log-2018-08-27'.B76"/>
          </calcext:conditional-format>
          <calcext:conditional-format calcext:target-range-address="'docker-log-2018-08-27'.B77:'docker-log-2018-08-27'.B77">
            <calcext:condition calcext:apply-style-name="Error" calcext:value="&gt;=900" calcext:base-cell-address="'docker-log-2018-08-27'.B77"/>
            <calcext:condition calcext:apply-style-name="Accent" calcext:value="=MIN([.$B77:.$F77])" calcext:base-cell-address="'docker-log-2018-08-27'.B77"/>
          </calcext:conditional-format>
          <calcext:conditional-format calcext:target-range-address="'docker-log-2018-08-27'.B78:'docker-log-2018-08-27'.B78">
            <calcext:condition calcext:apply-style-name="Error" calcext:value="&gt;=900" calcext:base-cell-address="'docker-log-2018-08-27'.B78"/>
            <calcext:condition calcext:apply-style-name="Accent" calcext:value="=MIN([.$B78:.$F78])" calcext:base-cell-address="'docker-log-2018-08-27'.B78"/>
          </calcext:conditional-format>
          <calcext:conditional-format calcext:target-range-address="'docker-log-2018-08-27'.B79:'docker-log-2018-08-27'.B79">
            <calcext:condition calcext:apply-style-name="Error" calcext:value="&gt;=900" calcext:base-cell-address="'docker-log-2018-08-27'.B79"/>
            <calcext:condition calcext:apply-style-name="Accent" calcext:value="=MIN([.$B79:.$F79])" calcext:base-cell-address="'docker-log-2018-08-27'.B79"/>
          </calcext:conditional-format>
          <calcext:conditional-format calcext:target-range-address="'docker-log-2018-08-27'.B80:'docker-log-2018-08-27'.B80">
            <calcext:condition calcext:apply-style-name="Error" calcext:value="&gt;=900" calcext:base-cell-address="'docker-log-2018-08-27'.B80"/>
            <calcext:condition calcext:apply-style-name="Accent" calcext:value="=MIN([.$B80:.$F80])" calcext:base-cell-address="'docker-log-2018-08-27'.B80"/>
          </calcext:conditional-format>
          <calcext:conditional-format calcext:target-range-address="'docker-log-2018-08-27'.B81:'docker-log-2018-08-27'.B81">
            <calcext:condition calcext:apply-style-name="Error" calcext:value="&gt;=900" calcext:base-cell-address="'docker-log-2018-08-27'.B81"/>
            <calcext:condition calcext:apply-style-name="Accent" calcext:value="=MIN([.$B81:.$F81])" calcext:base-cell-address="'docker-log-2018-08-27'.B81"/>
          </calcext:conditional-format>
          <calcext:conditional-format calcext:target-range-address="'docker-log-2018-08-27'.B82:'docker-log-2018-08-27'.B82">
            <calcext:condition calcext:apply-style-name="Error" calcext:value="&gt;=900" calcext:base-cell-address="'docker-log-2018-08-27'.B82"/>
            <calcext:condition calcext:apply-style-name="Accent" calcext:value="=MIN([.$B82:.$F82])" calcext:base-cell-address="'docker-log-2018-08-27'.B82"/>
          </calcext:conditional-format>
          <calcext:conditional-format calcext:target-range-address="'docker-log-2018-08-27'.B83:'docker-log-2018-08-27'.B83">
            <calcext:condition calcext:apply-style-name="Error" calcext:value="&gt;=900" calcext:base-cell-address="'docker-log-2018-08-27'.B83"/>
            <calcext:condition calcext:apply-style-name="Accent" calcext:value="=MIN([.$B83:.$F83])" calcext:base-cell-address="'docker-log-2018-08-27'.B83"/>
          </calcext:conditional-format>
          <calcext:conditional-format calcext:target-range-address="'docker-log-2018-08-27'.B84:'docker-log-2018-08-27'.B84">
            <calcext:condition calcext:apply-style-name="Error" calcext:value="&gt;=900" calcext:base-cell-address="'docker-log-2018-08-27'.B84"/>
            <calcext:condition calcext:apply-style-name="Accent" calcext:value="=MIN([.$B84:.$F84])" calcext:base-cell-address="'docker-log-2018-08-27'.B84"/>
          </calcext:conditional-format>
          <calcext:conditional-format calcext:target-range-address="'docker-log-2018-08-27'.B85:'docker-log-2018-08-27'.B85">
            <calcext:condition calcext:apply-style-name="Error" calcext:value="&gt;=900" calcext:base-cell-address="'docker-log-2018-08-27'.B85"/>
            <calcext:condition calcext:apply-style-name="Accent" calcext:value="=MIN([.$B85:.$F85])" calcext:base-cell-address="'docker-log-2018-08-27'.B85"/>
          </calcext:conditional-format>
          <calcext:conditional-format calcext:target-range-address="'docker-log-2018-08-27'.B86:'docker-log-2018-08-27'.B86">
            <calcext:condition calcext:apply-style-name="Error" calcext:value="&gt;=900" calcext:base-cell-address="'docker-log-2018-08-27'.B86"/>
            <calcext:condition calcext:apply-style-name="Accent" calcext:value="=MIN([.$B86:.$F86])" calcext:base-cell-address="'docker-log-2018-08-27'.B86"/>
          </calcext:conditional-format>
          <calcext:conditional-format calcext:target-range-address="'docker-log-2018-08-27'.B87:'docker-log-2018-08-27'.B87">
            <calcext:condition calcext:apply-style-name="Error" calcext:value="&gt;=900" calcext:base-cell-address="'docker-log-2018-08-27'.B87"/>
            <calcext:condition calcext:apply-style-name="Accent" calcext:value="=MIN([.$B87:.$F87])" calcext:base-cell-address="'docker-log-2018-08-27'.B87"/>
          </calcext:conditional-format>
          <calcext:conditional-format calcext:target-range-address="'docker-log-2018-08-27'.B88:'docker-log-2018-08-27'.B88">
            <calcext:condition calcext:apply-style-name="Error" calcext:value="&gt;=900" calcext:base-cell-address="'docker-log-2018-08-27'.B88"/>
            <calcext:condition calcext:apply-style-name="Accent" calcext:value="=MIN([.$B88:.$F88])" calcext:base-cell-address="'docker-log-2018-08-27'.B88"/>
          </calcext:conditional-format>
          <calcext:conditional-format calcext:target-range-address="'docker-log-2018-08-27'.B89:'docker-log-2018-08-27'.B89">
            <calcext:condition calcext:apply-style-name="Error" calcext:value="&gt;=900" calcext:base-cell-address="'docker-log-2018-08-27'.B89"/>
            <calcext:condition calcext:apply-style-name="Accent" calcext:value="=MIN([.$B89:.$F89])" calcext:base-cell-address="'docker-log-2018-08-27'.B89"/>
          </calcext:conditional-format>
          <calcext:conditional-format calcext:target-range-address="'docker-log-2018-08-27'.B90:'docker-log-2018-08-27'.B90">
            <calcext:condition calcext:apply-style-name="Error" calcext:value="&gt;=900" calcext:base-cell-address="'docker-log-2018-08-27'.B90"/>
            <calcext:condition calcext:apply-style-name="Accent" calcext:value="=MIN([.$B90:.$F90])" calcext:base-cell-address="'docker-log-2018-08-27'.B90"/>
          </calcext:conditional-format>
          <calcext:conditional-format calcext:target-range-address="'docker-log-2018-08-27'.B91:'docker-log-2018-08-27'.B91">
            <calcext:condition calcext:apply-style-name="Error" calcext:value="&gt;=900" calcext:base-cell-address="'docker-log-2018-08-27'.B91"/>
            <calcext:condition calcext:apply-style-name="Accent" calcext:value="=MIN([.$B91:.$F91])" calcext:base-cell-address="'docker-log-2018-08-27'.B91"/>
          </calcext:conditional-format>
          <calcext:conditional-format calcext:target-range-address="'docker-log-2018-08-27'.B92:'docker-log-2018-08-27'.B92">
            <calcext:condition calcext:apply-style-name="Error" calcext:value="&gt;=900" calcext:base-cell-address="'docker-log-2018-08-27'.B92"/>
            <calcext:condition calcext:apply-style-name="Accent" calcext:value="=MIN([.$B92:.$F92])" calcext:base-cell-address="'docker-log-2018-08-27'.B92"/>
          </calcext:conditional-format>
          <calcext:conditional-format calcext:target-range-address="'docker-log-2018-08-27'.B93:'docker-log-2018-08-27'.B93">
            <calcext:condition calcext:apply-style-name="Error" calcext:value="&gt;=900" calcext:base-cell-address="'docker-log-2018-08-27'.B93"/>
            <calcext:condition calcext:apply-style-name="Accent" calcext:value="=MIN([.$B93:.$F93])" calcext:base-cell-address="'docker-log-2018-08-27'.B93"/>
          </calcext:conditional-format>
          <calcext:conditional-format calcext:target-range-address="'docker-log-2018-08-27'.B94:'docker-log-2018-08-27'.B94">
            <calcext:condition calcext:apply-style-name="Error" calcext:value="&gt;=900" calcext:base-cell-address="'docker-log-2018-08-27'.B94"/>
            <calcext:condition calcext:apply-style-name="Accent" calcext:value="=MIN([.$B94:.$F94])" calcext:base-cell-address="'docker-log-2018-08-27'.B94"/>
          </calcext:conditional-format>
          <calcext:conditional-format calcext:target-range-address="'docker-log-2018-08-27'.B95:'docker-log-2018-08-27'.B95">
            <calcext:condition calcext:apply-style-name="Error" calcext:value="&gt;=900" calcext:base-cell-address="'docker-log-2018-08-27'.B95"/>
            <calcext:condition calcext:apply-style-name="Accent" calcext:value="=MIN([.$B95:.$F95])" calcext:base-cell-address="'docker-log-2018-08-27'.B95"/>
          </calcext:conditional-format>
          <calcext:conditional-format calcext:target-range-address="'docker-log-2018-08-27'.B96:'docker-log-2018-08-27'.B96">
            <calcext:condition calcext:apply-style-name="Error" calcext:value="&gt;=900" calcext:base-cell-address="'docker-log-2018-08-27'.B96"/>
            <calcext:condition calcext:apply-style-name="Accent" calcext:value="=MIN([.$B96:.$F96])" calcext:base-cell-address="'docker-log-2018-08-27'.B96"/>
          </calcext:conditional-format>
          <calcext:conditional-format calcext:target-range-address="'docker-log-2018-08-27'.B97:'docker-log-2018-08-27'.B97">
            <calcext:condition calcext:apply-style-name="Error" calcext:value="&gt;=900" calcext:base-cell-address="'docker-log-2018-08-27'.B97"/>
            <calcext:condition calcext:apply-style-name="Accent" calcext:value="=MIN([.$B97:.$F97])" calcext:base-cell-address="'docker-log-2018-08-27'.B97"/>
          </calcext:conditional-format>
          <calcext:conditional-format calcext:target-range-address="'docker-log-2018-08-27'.B98:'docker-log-2018-08-27'.B98">
            <calcext:condition calcext:apply-style-name="Error" calcext:value="&gt;=900" calcext:base-cell-address="'docker-log-2018-08-27'.B98"/>
            <calcext:condition calcext:apply-style-name="Accent" calcext:value="=MIN([.$B98:.$F98])" calcext:base-cell-address="'docker-log-2018-08-27'.B98"/>
          </calcext:conditional-format>
          <calcext:conditional-format calcext:target-range-address="'docker-log-2018-08-27'.B99:'docker-log-2018-08-27'.B99">
            <calcext:condition calcext:apply-style-name="Error" calcext:value="&gt;=900" calcext:base-cell-address="'docker-log-2018-08-27'.B99"/>
            <calcext:condition calcext:apply-style-name="Accent" calcext:value="=MIN([.$B99:.$F99])" calcext:base-cell-address="'docker-log-2018-08-27'.B99"/>
          </calcext:conditional-format>
          <calcext:conditional-format calcext:target-range-address="'docker-log-2018-08-27'.B100:'docker-log-2018-08-27'.B100">
            <calcext:condition calcext:apply-style-name="Error" calcext:value="&gt;=900" calcext:base-cell-address="'docker-log-2018-08-27'.B100"/>
            <calcext:condition calcext:apply-style-name="Accent" calcext:value="=MIN([.$B100:.$F100])" calcext:base-cell-address="'docker-log-2018-08-27'.B100"/>
          </calcext:conditional-format>
          <calcext:conditional-format calcext:target-range-address="'docker-log-2018-08-27'.B101:'docker-log-2018-08-27'.B101">
            <calcext:condition calcext:apply-style-name="Error" calcext:value="&gt;=900" calcext:base-cell-address="'docker-log-2018-08-27'.B101"/>
            <calcext:condition calcext:apply-style-name="Accent" calcext:value="=MIN([.$B101:.$F101])" calcext:base-cell-address="'docker-log-2018-08-27'.B101"/>
          </calcext:conditional-format>
          <calcext:conditional-format calcext:target-range-address="'docker-log-2018-08-27'.B102:'docker-log-2018-08-27'.B102">
            <calcext:condition calcext:apply-style-name="Error" calcext:value="&gt;=900" calcext:base-cell-address="'docker-log-2018-08-27'.B102"/>
            <calcext:condition calcext:apply-style-name="Accent" calcext:value="=MIN([.$B102:.$F102])" calcext:base-cell-address="'docker-log-2018-08-27'.B102"/>
          </calcext:conditional-format>
          <calcext:conditional-format calcext:target-range-address="'docker-log-2018-08-27'.B103:'docker-log-2018-08-27'.B103">
            <calcext:condition calcext:apply-style-name="Error" calcext:value="&gt;=900" calcext:base-cell-address="'docker-log-2018-08-27'.B103"/>
            <calcext:condition calcext:apply-style-name="Accent" calcext:value="=MIN([.$B103:.$F103])" calcext:base-cell-address="'docker-log-2018-08-27'.B103"/>
          </calcext:conditional-format>
          <calcext:conditional-format calcext:target-range-address="'docker-log-2018-08-27'.B104:'docker-log-2018-08-27'.B104">
            <calcext:condition calcext:apply-style-name="Error" calcext:value="&gt;=900" calcext:base-cell-address="'docker-log-2018-08-27'.B104"/>
            <calcext:condition calcext:apply-style-name="Accent" calcext:value="=MIN([.$B104:.$F104])" calcext:base-cell-address="'docker-log-2018-08-27'.B104"/>
          </calcext:conditional-format>
          <calcext:conditional-format calcext:target-range-address="'docker-log-2018-08-27'.B105:'docker-log-2018-08-27'.B105">
            <calcext:condition calcext:apply-style-name="Error" calcext:value="&gt;=900" calcext:base-cell-address="'docker-log-2018-08-27'.B105"/>
            <calcext:condition calcext:apply-style-name="Accent" calcext:value="=MIN([.$B105:.$F105])" calcext:base-cell-address="'docker-log-2018-08-27'.B105"/>
          </calcext:conditional-format>
          <calcext:conditional-format calcext:target-range-address="'docker-log-2018-08-27'.B106:'docker-log-2018-08-27'.B106">
            <calcext:condition calcext:apply-style-name="Error" calcext:value="&gt;=900" calcext:base-cell-address="'docker-log-2018-08-27'.B106"/>
            <calcext:condition calcext:apply-style-name="Accent" calcext:value="=MIN([.$B106:.$F106])" calcext:base-cell-address="'docker-log-2018-08-27'.B106"/>
          </calcext:conditional-format>
          <calcext:conditional-format calcext:target-range-address="'docker-log-2018-08-27'.B107:'docker-log-2018-08-27'.B107">
            <calcext:condition calcext:apply-style-name="Error" calcext:value="&gt;=900" calcext:base-cell-address="'docker-log-2018-08-27'.B107"/>
            <calcext:condition calcext:apply-style-name="Accent" calcext:value="=MIN([.$B107:.$F107])" calcext:base-cell-address="'docker-log-2018-08-27'.B107"/>
          </calcext:conditional-format>
          <calcext:conditional-format calcext:target-range-address="'docker-log-2018-08-27'.B108:'docker-log-2018-08-27'.B108">
            <calcext:condition calcext:apply-style-name="Error" calcext:value="&gt;=900" calcext:base-cell-address="'docker-log-2018-08-27'.B108"/>
            <calcext:condition calcext:apply-style-name="Accent" calcext:value="=MIN([.$B108:.$F108])" calcext:base-cell-address="'docker-log-2018-08-27'.B108"/>
          </calcext:conditional-format>
          <calcext:conditional-format calcext:target-range-address="'docker-log-2018-08-27'.B109:'docker-log-2018-08-27'.B109">
            <calcext:condition calcext:apply-style-name="Error" calcext:value="&gt;=900" calcext:base-cell-address="'docker-log-2018-08-27'.B109"/>
            <calcext:condition calcext:apply-style-name="Accent" calcext:value="=MIN([.$B109:.$F109])" calcext:base-cell-address="'docker-log-2018-08-27'.B109"/>
          </calcext:conditional-format>
          <calcext:conditional-format calcext:target-range-address="'docker-log-2018-08-27'.B110:'docker-log-2018-08-27'.B110">
            <calcext:condition calcext:apply-style-name="Error" calcext:value="&gt;=900" calcext:base-cell-address="'docker-log-2018-08-27'.B110"/>
            <calcext:condition calcext:apply-style-name="Accent" calcext:value="=MIN([.$B110:.$F110])" calcext:base-cell-address="'docker-log-2018-08-27'.B110"/>
          </calcext:conditional-format>
          <calcext:conditional-format calcext:target-range-address="'docker-log-2018-08-27'.B111:'docker-log-2018-08-27'.B111">
            <calcext:condition calcext:apply-style-name="Error" calcext:value="&gt;=900" calcext:base-cell-address="'docker-log-2018-08-27'.B111"/>
            <calcext:condition calcext:apply-style-name="Accent" calcext:value="=MIN([.$B111:.$F111])" calcext:base-cell-address="'docker-log-2018-08-27'.B111"/>
          </calcext:conditional-format>
          <calcext:conditional-format calcext:target-range-address="'docker-log-2018-08-27'.B112:'docker-log-2018-08-27'.B112">
            <calcext:condition calcext:apply-style-name="Error" calcext:value="&gt;=900" calcext:base-cell-address="'docker-log-2018-08-27'.B112"/>
            <calcext:condition calcext:apply-style-name="Accent" calcext:value="=MIN([.$B112:.$F112])" calcext:base-cell-address="'docker-log-2018-08-27'.B112"/>
          </calcext:conditional-format>
          <calcext:conditional-format calcext:target-range-address="'docker-log-2018-08-27'.B113:'docker-log-2018-08-27'.B113">
            <calcext:condition calcext:apply-style-name="Error" calcext:value="&gt;=900" calcext:base-cell-address="'docker-log-2018-08-27'.B113"/>
            <calcext:condition calcext:apply-style-name="Accent" calcext:value="=MIN([.$B113:.$F113])" calcext:base-cell-address="'docker-log-2018-08-27'.B113"/>
          </calcext:conditional-format>
          <calcext:conditional-format calcext:target-range-address="'docker-log-2018-08-27'.B114:'docker-log-2018-08-27'.B114">
            <calcext:condition calcext:apply-style-name="Error" calcext:value="&gt;=900" calcext:base-cell-address="'docker-log-2018-08-27'.B114"/>
            <calcext:condition calcext:apply-style-name="Accent" calcext:value="=MIN([.$B114:.$F114])" calcext:base-cell-address="'docker-log-2018-08-27'.B114"/>
          </calcext:conditional-format>
          <calcext:conditional-format calcext:target-range-address="'docker-log-2018-08-27'.C4:'docker-log-2018-08-27'.C4">
            <calcext:condition calcext:apply-style-name="Error" calcext:value="&gt;=900" calcext:base-cell-address="'docker-log-2018-08-27'.C4"/>
            <calcext:condition calcext:apply-style-name="Accent" calcext:value="=MIN([.$B4:.$F4])" calcext:base-cell-address="'docker-log-2018-08-27'.C4"/>
          </calcext:conditional-format>
          <calcext:conditional-format calcext:target-range-address="'docker-log-2018-08-27'.C5:'docker-log-2018-08-27'.C5">
            <calcext:condition calcext:apply-style-name="Error" calcext:value="&gt;=900" calcext:base-cell-address="'docker-log-2018-08-27'.C5"/>
            <calcext:condition calcext:apply-style-name="Accent" calcext:value="=MIN([.$B5:.$F5])" calcext:base-cell-address="'docker-log-2018-08-27'.C5"/>
          </calcext:conditional-format>
          <calcext:conditional-format calcext:target-range-address="'docker-log-2018-08-27'.C6:'docker-log-2018-08-27'.C6">
            <calcext:condition calcext:apply-style-name="Error" calcext:value="&gt;=900" calcext:base-cell-address="'docker-log-2018-08-27'.C6"/>
            <calcext:condition calcext:apply-style-name="Accent" calcext:value="=MIN([.$B6:.$F6])" calcext:base-cell-address="'docker-log-2018-08-27'.C6"/>
          </calcext:conditional-format>
          <calcext:conditional-format calcext:target-range-address="'docker-log-2018-08-27'.C7:'docker-log-2018-08-27'.C7">
            <calcext:condition calcext:apply-style-name="Error" calcext:value="&gt;=900" calcext:base-cell-address="'docker-log-2018-08-27'.C7"/>
            <calcext:condition calcext:apply-style-name="Accent" calcext:value="=MIN([.$B7:.$F7])" calcext:base-cell-address="'docker-log-2018-08-27'.C7"/>
          </calcext:conditional-format>
          <calcext:conditional-format calcext:target-range-address="'docker-log-2018-08-27'.C8:'docker-log-2018-08-27'.C8">
            <calcext:condition calcext:apply-style-name="Error" calcext:value="&gt;=900" calcext:base-cell-address="'docker-log-2018-08-27'.C8"/>
            <calcext:condition calcext:apply-style-name="Accent" calcext:value="=MIN([.$B8:.$F8])" calcext:base-cell-address="'docker-log-2018-08-27'.C8"/>
          </calcext:conditional-format>
          <calcext:conditional-format calcext:target-range-address="'docker-log-2018-08-27'.C9:'docker-log-2018-08-27'.C9">
            <calcext:condition calcext:apply-style-name="Error" calcext:value="&gt;=900" calcext:base-cell-address="'docker-log-2018-08-27'.C9"/>
            <calcext:condition calcext:apply-style-name="Accent" calcext:value="=MIN([.$B9:.$F9])" calcext:base-cell-address="'docker-log-2018-08-27'.C9"/>
          </calcext:conditional-format>
          <calcext:conditional-format calcext:target-range-address="'docker-log-2018-08-27'.C10:'docker-log-2018-08-27'.C10">
            <calcext:condition calcext:apply-style-name="Error" calcext:value="&gt;=900" calcext:base-cell-address="'docker-log-2018-08-27'.C10"/>
            <calcext:condition calcext:apply-style-name="Accent" calcext:value="=MIN([.$B10:.$F10])" calcext:base-cell-address="'docker-log-2018-08-27'.C10"/>
          </calcext:conditional-format>
          <calcext:conditional-format calcext:target-range-address="'docker-log-2018-08-27'.C11:'docker-log-2018-08-27'.C11">
            <calcext:condition calcext:apply-style-name="Error" calcext:value="&gt;=900" calcext:base-cell-address="'docker-log-2018-08-27'.C11"/>
            <calcext:condition calcext:apply-style-name="Accent" calcext:value="=MIN([.$B11:.$F11])" calcext:base-cell-address="'docker-log-2018-08-27'.C11"/>
          </calcext:conditional-format>
          <calcext:conditional-format calcext:target-range-address="'docker-log-2018-08-27'.C12:'docker-log-2018-08-27'.C12">
            <calcext:condition calcext:apply-style-name="Error" calcext:value="&gt;=900" calcext:base-cell-address="'docker-log-2018-08-27'.C12"/>
            <calcext:condition calcext:apply-style-name="Accent" calcext:value="=MIN([.$B12:.$F12])" calcext:base-cell-address="'docker-log-2018-08-27'.C12"/>
          </calcext:conditional-format>
          <calcext:conditional-format calcext:target-range-address="'docker-log-2018-08-27'.C13:'docker-log-2018-08-27'.C13">
            <calcext:condition calcext:apply-style-name="Error" calcext:value="&gt;=900" calcext:base-cell-address="'docker-log-2018-08-27'.C13"/>
            <calcext:condition calcext:apply-style-name="Accent" calcext:value="=MIN([.$B13:.$F13])" calcext:base-cell-address="'docker-log-2018-08-27'.C13"/>
          </calcext:conditional-format>
          <calcext:conditional-format calcext:target-range-address="'docker-log-2018-08-27'.C14:'docker-log-2018-08-27'.C14">
            <calcext:condition calcext:apply-style-name="Error" calcext:value="&gt;=900" calcext:base-cell-address="'docker-log-2018-08-27'.C14"/>
            <calcext:condition calcext:apply-style-name="Accent" calcext:value="=MIN([.$B14:.$F14])" calcext:base-cell-address="'docker-log-2018-08-27'.C14"/>
          </calcext:conditional-format>
          <calcext:conditional-format calcext:target-range-address="'docker-log-2018-08-27'.C15:'docker-log-2018-08-27'.C15">
            <calcext:condition calcext:apply-style-name="Error" calcext:value="&gt;=900" calcext:base-cell-address="'docker-log-2018-08-27'.C15"/>
            <calcext:condition calcext:apply-style-name="Accent" calcext:value="=MIN([.$B15:.$F15])" calcext:base-cell-address="'docker-log-2018-08-27'.C15"/>
          </calcext:conditional-format>
          <calcext:conditional-format calcext:target-range-address="'docker-log-2018-08-27'.C16:'docker-log-2018-08-27'.C16">
            <calcext:condition calcext:apply-style-name="Error" calcext:value="&gt;=900" calcext:base-cell-address="'docker-log-2018-08-27'.C16"/>
            <calcext:condition calcext:apply-style-name="Accent" calcext:value="=MIN([.$B16:.$F16])" calcext:base-cell-address="'docker-log-2018-08-27'.C16"/>
          </calcext:conditional-format>
          <calcext:conditional-format calcext:target-range-address="'docker-log-2018-08-27'.C17:'docker-log-2018-08-27'.C17">
            <calcext:condition calcext:apply-style-name="Error" calcext:value="&gt;=900" calcext:base-cell-address="'docker-log-2018-08-27'.C17"/>
            <calcext:condition calcext:apply-style-name="Accent" calcext:value="=MIN([.$B17:.$F17])" calcext:base-cell-address="'docker-log-2018-08-27'.C17"/>
          </calcext:conditional-format>
          <calcext:conditional-format calcext:target-range-address="'docker-log-2018-08-27'.C18:'docker-log-2018-08-27'.C18">
            <calcext:condition calcext:apply-style-name="Error" calcext:value="&gt;=900" calcext:base-cell-address="'docker-log-2018-08-27'.C18"/>
            <calcext:condition calcext:apply-style-name="Accent" calcext:value="=MIN([.$B18:.$F18])" calcext:base-cell-address="'docker-log-2018-08-27'.C18"/>
          </calcext:conditional-format>
          <calcext:conditional-format calcext:target-range-address="'docker-log-2018-08-27'.C19:'docker-log-2018-08-27'.C19">
            <calcext:condition calcext:apply-style-name="Error" calcext:value="&gt;=900" calcext:base-cell-address="'docker-log-2018-08-27'.C19"/>
            <calcext:condition calcext:apply-style-name="Accent" calcext:value="=MIN([.$B19:.$F19])" calcext:base-cell-address="'docker-log-2018-08-27'.C19"/>
          </calcext:conditional-format>
          <calcext:conditional-format calcext:target-range-address="'docker-log-2018-08-27'.C20:'docker-log-2018-08-27'.C20">
            <calcext:condition calcext:apply-style-name="Error" calcext:value="&gt;=900" calcext:base-cell-address="'docker-log-2018-08-27'.C20"/>
            <calcext:condition calcext:apply-style-name="Accent" calcext:value="=MIN([.$B20:.$F20])" calcext:base-cell-address="'docker-log-2018-08-27'.C20"/>
          </calcext:conditional-format>
          <calcext:conditional-format calcext:target-range-address="'docker-log-2018-08-27'.C21:'docker-log-2018-08-27'.C21">
            <calcext:condition calcext:apply-style-name="Error" calcext:value="&gt;=900" calcext:base-cell-address="'docker-log-2018-08-27'.C21"/>
            <calcext:condition calcext:apply-style-name="Accent" calcext:value="=MIN([.$B21:.$F21])" calcext:base-cell-address="'docker-log-2018-08-27'.C21"/>
          </calcext:conditional-format>
          <calcext:conditional-format calcext:target-range-address="'docker-log-2018-08-27'.C22:'docker-log-2018-08-27'.C22">
            <calcext:condition calcext:apply-style-name="Error" calcext:value="&gt;=900" calcext:base-cell-address="'docker-log-2018-08-27'.C22"/>
            <calcext:condition calcext:apply-style-name="Accent" calcext:value="=MIN([.$B22:.$F22])" calcext:base-cell-address="'docker-log-2018-08-27'.C22"/>
          </calcext:conditional-format>
          <calcext:conditional-format calcext:target-range-address="'docker-log-2018-08-27'.C23:'docker-log-2018-08-27'.C23">
            <calcext:condition calcext:apply-style-name="Error" calcext:value="&gt;=900" calcext:base-cell-address="'docker-log-2018-08-27'.C23"/>
            <calcext:condition calcext:apply-style-name="Accent" calcext:value="=MIN([.$B23:.$F23])" calcext:base-cell-address="'docker-log-2018-08-27'.C23"/>
          </calcext:conditional-format>
          <calcext:conditional-format calcext:target-range-address="'docker-log-2018-08-27'.C24:'docker-log-2018-08-27'.C24">
            <calcext:condition calcext:apply-style-name="Error" calcext:value="&gt;=900" calcext:base-cell-address="'docker-log-2018-08-27'.C24"/>
            <calcext:condition calcext:apply-style-name="Accent" calcext:value="=MIN([.$B24:.$F24])" calcext:base-cell-address="'docker-log-2018-08-27'.C24"/>
          </calcext:conditional-format>
          <calcext:conditional-format calcext:target-range-address="'docker-log-2018-08-27'.C25:'docker-log-2018-08-27'.C25">
            <calcext:condition calcext:apply-style-name="Error" calcext:value="&gt;=900" calcext:base-cell-address="'docker-log-2018-08-27'.C25"/>
            <calcext:condition calcext:apply-style-name="Accent" calcext:value="=MIN([.$B25:.$F25])" calcext:base-cell-address="'docker-log-2018-08-27'.C25"/>
          </calcext:conditional-format>
          <calcext:conditional-format calcext:target-range-address="'docker-log-2018-08-27'.C26:'docker-log-2018-08-27'.C26">
            <calcext:condition calcext:apply-style-name="Error" calcext:value="&gt;=900" calcext:base-cell-address="'docker-log-2018-08-27'.C26"/>
            <calcext:condition calcext:apply-style-name="Accent" calcext:value="=MIN([.$B26:.$F26])" calcext:base-cell-address="'docker-log-2018-08-27'.C26"/>
          </calcext:conditional-format>
          <calcext:conditional-format calcext:target-range-address="'docker-log-2018-08-27'.C27:'docker-log-2018-08-27'.C27">
            <calcext:condition calcext:apply-style-name="Error" calcext:value="&gt;=900" calcext:base-cell-address="'docker-log-2018-08-27'.C27"/>
            <calcext:condition calcext:apply-style-name="Accent" calcext:value="=MIN([.$B27:.$F27])" calcext:base-cell-address="'docker-log-2018-08-27'.C27"/>
          </calcext:conditional-format>
          <calcext:conditional-format calcext:target-range-address="'docker-log-2018-08-27'.C28:'docker-log-2018-08-27'.C28">
            <calcext:condition calcext:apply-style-name="Error" calcext:value="&gt;=900" calcext:base-cell-address="'docker-log-2018-08-27'.C28"/>
            <calcext:condition calcext:apply-style-name="Accent" calcext:value="=MIN([.$B28:.$F28])" calcext:base-cell-address="'docker-log-2018-08-27'.C28"/>
          </calcext:conditional-format>
          <calcext:conditional-format calcext:target-range-address="'docker-log-2018-08-27'.C29:'docker-log-2018-08-27'.C29">
            <calcext:condition calcext:apply-style-name="Error" calcext:value="&gt;=900" calcext:base-cell-address="'docker-log-2018-08-27'.C29"/>
            <calcext:condition calcext:apply-style-name="Accent" calcext:value="=MIN([.$B29:.$F29])" calcext:base-cell-address="'docker-log-2018-08-27'.C29"/>
          </calcext:conditional-format>
          <calcext:conditional-format calcext:target-range-address="'docker-log-2018-08-27'.C30:'docker-log-2018-08-27'.C30">
            <calcext:condition calcext:apply-style-name="Error" calcext:value="&gt;=900" calcext:base-cell-address="'docker-log-2018-08-27'.C30"/>
            <calcext:condition calcext:apply-style-name="Accent" calcext:value="=MIN([.$B30:.$F30])" calcext:base-cell-address="'docker-log-2018-08-27'.C30"/>
          </calcext:conditional-format>
          <calcext:conditional-format calcext:target-range-address="'docker-log-2018-08-27'.C31:'docker-log-2018-08-27'.C31">
            <calcext:condition calcext:apply-style-name="Error" calcext:value="&gt;=900" calcext:base-cell-address="'docker-log-2018-08-27'.C31"/>
            <calcext:condition calcext:apply-style-name="Accent" calcext:value="=MIN([.$B31:.$F31])" calcext:base-cell-address="'docker-log-2018-08-27'.C31"/>
          </calcext:conditional-format>
          <calcext:conditional-format calcext:target-range-address="'docker-log-2018-08-27'.C32:'docker-log-2018-08-27'.C32">
            <calcext:condition calcext:apply-style-name="Error" calcext:value="&gt;=900" calcext:base-cell-address="'docker-log-2018-08-27'.C32"/>
            <calcext:condition calcext:apply-style-name="Accent" calcext:value="=MIN([.$B32:.$F32])" calcext:base-cell-address="'docker-log-2018-08-27'.C32"/>
          </calcext:conditional-format>
          <calcext:conditional-format calcext:target-range-address="'docker-log-2018-08-27'.C33:'docker-log-2018-08-27'.C33">
            <calcext:condition calcext:apply-style-name="Error" calcext:value="&gt;=900" calcext:base-cell-address="'docker-log-2018-08-27'.C33"/>
            <calcext:condition calcext:apply-style-name="Accent" calcext:value="=MIN([.$B33:.$F33])" calcext:base-cell-address="'docker-log-2018-08-27'.C33"/>
          </calcext:conditional-format>
          <calcext:conditional-format calcext:target-range-address="'docker-log-2018-08-27'.C34:'docker-log-2018-08-27'.C34">
            <calcext:condition calcext:apply-style-name="Error" calcext:value="&gt;=900" calcext:base-cell-address="'docker-log-2018-08-27'.C34"/>
            <calcext:condition calcext:apply-style-name="Accent" calcext:value="=MIN([.$B34:.$F34])" calcext:base-cell-address="'docker-log-2018-08-27'.C34"/>
          </calcext:conditional-format>
          <calcext:conditional-format calcext:target-range-address="'docker-log-2018-08-27'.C35:'docker-log-2018-08-27'.C35">
            <calcext:condition calcext:apply-style-name="Error" calcext:value="&gt;=900" calcext:base-cell-address="'docker-log-2018-08-27'.C35"/>
            <calcext:condition calcext:apply-style-name="Accent" calcext:value="=MIN([.$B35:.$F35])" calcext:base-cell-address="'docker-log-2018-08-27'.C35"/>
          </calcext:conditional-format>
          <calcext:conditional-format calcext:target-range-address="'docker-log-2018-08-27'.C36:'docker-log-2018-08-27'.C36">
            <calcext:condition calcext:apply-style-name="Error" calcext:value="&gt;=900" calcext:base-cell-address="'docker-log-2018-08-27'.C36"/>
            <calcext:condition calcext:apply-style-name="Accent" calcext:value="=MIN([.$B36:.$F36])" calcext:base-cell-address="'docker-log-2018-08-27'.C36"/>
          </calcext:conditional-format>
          <calcext:conditional-format calcext:target-range-address="'docker-log-2018-08-27'.C37:'docker-log-2018-08-27'.C37">
            <calcext:condition calcext:apply-style-name="Error" calcext:value="&gt;=900" calcext:base-cell-address="'docker-log-2018-08-27'.C37"/>
            <calcext:condition calcext:apply-style-name="Accent" calcext:value="=MIN([.$B37:.$F37])" calcext:base-cell-address="'docker-log-2018-08-27'.C37"/>
          </calcext:conditional-format>
          <calcext:conditional-format calcext:target-range-address="'docker-log-2018-08-27'.C38:'docker-log-2018-08-27'.C38">
            <calcext:condition calcext:apply-style-name="Error" calcext:value="&gt;=900" calcext:base-cell-address="'docker-log-2018-08-27'.C38"/>
            <calcext:condition calcext:apply-style-name="Accent" calcext:value="=MIN([.$B38:.$F38])" calcext:base-cell-address="'docker-log-2018-08-27'.C38"/>
          </calcext:conditional-format>
          <calcext:conditional-format calcext:target-range-address="'docker-log-2018-08-27'.C39:'docker-log-2018-08-27'.C39">
            <calcext:condition calcext:apply-style-name="Error" calcext:value="&gt;=900" calcext:base-cell-address="'docker-log-2018-08-27'.C39"/>
            <calcext:condition calcext:apply-style-name="Accent" calcext:value="=MIN([.$B39:.$F39])" calcext:base-cell-address="'docker-log-2018-08-27'.C39"/>
          </calcext:conditional-format>
          <calcext:conditional-format calcext:target-range-address="'docker-log-2018-08-27'.C40:'docker-log-2018-08-27'.C40">
            <calcext:condition calcext:apply-style-name="Error" calcext:value="&gt;=900" calcext:base-cell-address="'docker-log-2018-08-27'.C40"/>
            <calcext:condition calcext:apply-style-name="Accent" calcext:value="=MIN([.$B40:.$F40])" calcext:base-cell-address="'docker-log-2018-08-27'.C40"/>
          </calcext:conditional-format>
          <calcext:conditional-format calcext:target-range-address="'docker-log-2018-08-27'.C41:'docker-log-2018-08-27'.C41">
            <calcext:condition calcext:apply-style-name="Error" calcext:value="&gt;=900" calcext:base-cell-address="'docker-log-2018-08-27'.C41"/>
            <calcext:condition calcext:apply-style-name="Accent" calcext:value="=MIN([.$B41:.$F41])" calcext:base-cell-address="'docker-log-2018-08-27'.C41"/>
          </calcext:conditional-format>
          <calcext:conditional-format calcext:target-range-address="'docker-log-2018-08-27'.C42:'docker-log-2018-08-27'.C42">
            <calcext:condition calcext:apply-style-name="Error" calcext:value="&gt;=900" calcext:base-cell-address="'docker-log-2018-08-27'.C42"/>
            <calcext:condition calcext:apply-style-name="Accent" calcext:value="=MIN([.$B42:.$F42])" calcext:base-cell-address="'docker-log-2018-08-27'.C42"/>
          </calcext:conditional-format>
          <calcext:conditional-format calcext:target-range-address="'docker-log-2018-08-27'.C43:'docker-log-2018-08-27'.C43">
            <calcext:condition calcext:apply-style-name="Error" calcext:value="&gt;=900" calcext:base-cell-address="'docker-log-2018-08-27'.C43"/>
            <calcext:condition calcext:apply-style-name="Accent" calcext:value="=MIN([.$B43:.$F43])" calcext:base-cell-address="'docker-log-2018-08-27'.C43"/>
          </calcext:conditional-format>
          <calcext:conditional-format calcext:target-range-address="'docker-log-2018-08-27'.C44:'docker-log-2018-08-27'.C44">
            <calcext:condition calcext:apply-style-name="Error" calcext:value="&gt;=900" calcext:base-cell-address="'docker-log-2018-08-27'.C44"/>
            <calcext:condition calcext:apply-style-name="Accent" calcext:value="=MIN([.$B44:.$F44])" calcext:base-cell-address="'docker-log-2018-08-27'.C44"/>
          </calcext:conditional-format>
          <calcext:conditional-format calcext:target-range-address="'docker-log-2018-08-27'.C45:'docker-log-2018-08-27'.C45">
            <calcext:condition calcext:apply-style-name="Error" calcext:value="&gt;=900" calcext:base-cell-address="'docker-log-2018-08-27'.C45"/>
            <calcext:condition calcext:apply-style-name="Accent" calcext:value="=MIN([.$B45:.$F45])" calcext:base-cell-address="'docker-log-2018-08-27'.C45"/>
          </calcext:conditional-format>
          <calcext:conditional-format calcext:target-range-address="'docker-log-2018-08-27'.C46:'docker-log-2018-08-27'.C46">
            <calcext:condition calcext:apply-style-name="Error" calcext:value="&gt;=900" calcext:base-cell-address="'docker-log-2018-08-27'.C46"/>
            <calcext:condition calcext:apply-style-name="Accent" calcext:value="=MIN([.$B46:.$F46])" calcext:base-cell-address="'docker-log-2018-08-27'.C46"/>
          </calcext:conditional-format>
          <calcext:conditional-format calcext:target-range-address="'docker-log-2018-08-27'.C47:'docker-log-2018-08-27'.C47">
            <calcext:condition calcext:apply-style-name="Error" calcext:value="&gt;=900" calcext:base-cell-address="'docker-log-2018-08-27'.C47"/>
            <calcext:condition calcext:apply-style-name="Accent" calcext:value="=MIN([.$B47:.$F47])" calcext:base-cell-address="'docker-log-2018-08-27'.C47"/>
          </calcext:conditional-format>
          <calcext:conditional-format calcext:target-range-address="'docker-log-2018-08-27'.C48:'docker-log-2018-08-27'.C48">
            <calcext:condition calcext:apply-style-name="Error" calcext:value="&gt;=900" calcext:base-cell-address="'docker-log-2018-08-27'.C48"/>
            <calcext:condition calcext:apply-style-name="Accent" calcext:value="=MIN([.$B48:.$F48])" calcext:base-cell-address="'docker-log-2018-08-27'.C48"/>
          </calcext:conditional-format>
          <calcext:conditional-format calcext:target-range-address="'docker-log-2018-08-27'.C49:'docker-log-2018-08-27'.C49">
            <calcext:condition calcext:apply-style-name="Error" calcext:value="&gt;=900" calcext:base-cell-address="'docker-log-2018-08-27'.C49"/>
            <calcext:condition calcext:apply-style-name="Accent" calcext:value="=MIN([.$B49:.$F49])" calcext:base-cell-address="'docker-log-2018-08-27'.C49"/>
          </calcext:conditional-format>
          <calcext:conditional-format calcext:target-range-address="'docker-log-2018-08-27'.C50:'docker-log-2018-08-27'.C50">
            <calcext:condition calcext:apply-style-name="Error" calcext:value="&gt;=900" calcext:base-cell-address="'docker-log-2018-08-27'.C50"/>
            <calcext:condition calcext:apply-style-name="Accent" calcext:value="=MIN([.$B50:.$F50])" calcext:base-cell-address="'docker-log-2018-08-27'.C50"/>
          </calcext:conditional-format>
          <calcext:conditional-format calcext:target-range-address="'docker-log-2018-08-27'.C51:'docker-log-2018-08-27'.C51">
            <calcext:condition calcext:apply-style-name="Error" calcext:value="&gt;=900" calcext:base-cell-address="'docker-log-2018-08-27'.C51"/>
            <calcext:condition calcext:apply-style-name="Accent" calcext:value="=MIN([.$B51:.$F51])" calcext:base-cell-address="'docker-log-2018-08-27'.C51"/>
          </calcext:conditional-format>
          <calcext:conditional-format calcext:target-range-address="'docker-log-2018-08-27'.C52:'docker-log-2018-08-27'.C52">
            <calcext:condition calcext:apply-style-name="Error" calcext:value="&gt;=900" calcext:base-cell-address="'docker-log-2018-08-27'.C52"/>
            <calcext:condition calcext:apply-style-name="Accent" calcext:value="=MIN([.$B52:.$F52])" calcext:base-cell-address="'docker-log-2018-08-27'.C52"/>
          </calcext:conditional-format>
          <calcext:conditional-format calcext:target-range-address="'docker-log-2018-08-27'.C53:'docker-log-2018-08-27'.C53">
            <calcext:condition calcext:apply-style-name="Error" calcext:value="&gt;=900" calcext:base-cell-address="'docker-log-2018-08-27'.C53"/>
            <calcext:condition calcext:apply-style-name="Accent" calcext:value="=MIN([.$B53:.$F53])" calcext:base-cell-address="'docker-log-2018-08-27'.C53"/>
          </calcext:conditional-format>
          <calcext:conditional-format calcext:target-range-address="'docker-log-2018-08-27'.C54:'docker-log-2018-08-27'.C54">
            <calcext:condition calcext:apply-style-name="Error" calcext:value="&gt;=900" calcext:base-cell-address="'docker-log-2018-08-27'.C54"/>
            <calcext:condition calcext:apply-style-name="Accent" calcext:value="=MIN([.$B54:.$F54])" calcext:base-cell-address="'docker-log-2018-08-27'.C54"/>
          </calcext:conditional-format>
          <calcext:conditional-format calcext:target-range-address="'docker-log-2018-08-27'.C55:'docker-log-2018-08-27'.C55">
            <calcext:condition calcext:apply-style-name="Error" calcext:value="&gt;=900" calcext:base-cell-address="'docker-log-2018-08-27'.C55"/>
            <calcext:condition calcext:apply-style-name="Accent" calcext:value="=MIN([.$B55:.$F55])" calcext:base-cell-address="'docker-log-2018-08-27'.C55"/>
          </calcext:conditional-format>
          <calcext:conditional-format calcext:target-range-address="'docker-log-2018-08-27'.C56:'docker-log-2018-08-27'.C56">
            <calcext:condition calcext:apply-style-name="Error" calcext:value="&gt;=900" calcext:base-cell-address="'docker-log-2018-08-27'.C56"/>
            <calcext:condition calcext:apply-style-name="Accent" calcext:value="=MIN([.$B56:.$F56])" calcext:base-cell-address="'docker-log-2018-08-27'.C56"/>
          </calcext:conditional-format>
          <calcext:conditional-format calcext:target-range-address="'docker-log-2018-08-27'.C57:'docker-log-2018-08-27'.C57">
            <calcext:condition calcext:apply-style-name="Error" calcext:value="&gt;=900" calcext:base-cell-address="'docker-log-2018-08-27'.C57"/>
            <calcext:condition calcext:apply-style-name="Accent" calcext:value="=MIN([.$B57:.$F57])" calcext:base-cell-address="'docker-log-2018-08-27'.C57"/>
          </calcext:conditional-format>
          <calcext:conditional-format calcext:target-range-address="'docker-log-2018-08-27'.C58:'docker-log-2018-08-27'.C58">
            <calcext:condition calcext:apply-style-name="Error" calcext:value="&gt;=900" calcext:base-cell-address="'docker-log-2018-08-27'.C58"/>
            <calcext:condition calcext:apply-style-name="Accent" calcext:value="=MIN([.$B58:.$F58])" calcext:base-cell-address="'docker-log-2018-08-27'.C58"/>
          </calcext:conditional-format>
          <calcext:conditional-format calcext:target-range-address="'docker-log-2018-08-27'.C59:'docker-log-2018-08-27'.C59">
            <calcext:condition calcext:apply-style-name="Error" calcext:value="&gt;=900" calcext:base-cell-address="'docker-log-2018-08-27'.C59"/>
            <calcext:condition calcext:apply-style-name="Accent" calcext:value="=MIN([.$B59:.$F59])" calcext:base-cell-address="'docker-log-2018-08-27'.C59"/>
          </calcext:conditional-format>
          <calcext:conditional-format calcext:target-range-address="'docker-log-2018-08-27'.C60:'docker-log-2018-08-27'.C60">
            <calcext:condition calcext:apply-style-name="Error" calcext:value="&gt;=900" calcext:base-cell-address="'docker-log-2018-08-27'.C60"/>
            <calcext:condition calcext:apply-style-name="Accent" calcext:value="=MIN([.$B60:.$F60])" calcext:base-cell-address="'docker-log-2018-08-27'.C60"/>
          </calcext:conditional-format>
          <calcext:conditional-format calcext:target-range-address="'docker-log-2018-08-27'.C61:'docker-log-2018-08-27'.C61">
            <calcext:condition calcext:apply-style-name="Error" calcext:value="&gt;=900" calcext:base-cell-address="'docker-log-2018-08-27'.C61"/>
            <calcext:condition calcext:apply-style-name="Accent" calcext:value="=MIN([.$B61:.$F61])" calcext:base-cell-address="'docker-log-2018-08-27'.C61"/>
          </calcext:conditional-format>
          <calcext:conditional-format calcext:target-range-address="'docker-log-2018-08-27'.C62:'docker-log-2018-08-27'.C62">
            <calcext:condition calcext:apply-style-name="Error" calcext:value="&gt;=900" calcext:base-cell-address="'docker-log-2018-08-27'.C62"/>
            <calcext:condition calcext:apply-style-name="Accent" calcext:value="=MIN([.$B62:.$F62])" calcext:base-cell-address="'docker-log-2018-08-27'.C62"/>
          </calcext:conditional-format>
          <calcext:conditional-format calcext:target-range-address="'docker-log-2018-08-27'.C63:'docker-log-2018-08-27'.C63">
            <calcext:condition calcext:apply-style-name="Error" calcext:value="&gt;=900" calcext:base-cell-address="'docker-log-2018-08-27'.C63"/>
            <calcext:condition calcext:apply-style-name="Accent" calcext:value="=MIN([.$B63:.$F63])" calcext:base-cell-address="'docker-log-2018-08-27'.C63"/>
          </calcext:conditional-format>
          <calcext:conditional-format calcext:target-range-address="'docker-log-2018-08-27'.C64:'docker-log-2018-08-27'.C64">
            <calcext:condition calcext:apply-style-name="Error" calcext:value="&gt;=900" calcext:base-cell-address="'docker-log-2018-08-27'.C64"/>
            <calcext:condition calcext:apply-style-name="Accent" calcext:value="=MIN([.$B64:.$F64])" calcext:base-cell-address="'docker-log-2018-08-27'.C64"/>
          </calcext:conditional-format>
          <calcext:conditional-format calcext:target-range-address="'docker-log-2018-08-27'.C65:'docker-log-2018-08-27'.C65">
            <calcext:condition calcext:apply-style-name="Error" calcext:value="&gt;=900" calcext:base-cell-address="'docker-log-2018-08-27'.C65"/>
            <calcext:condition calcext:apply-style-name="Accent" calcext:value="=MIN([.$B65:.$F65])" calcext:base-cell-address="'docker-log-2018-08-27'.C65"/>
          </calcext:conditional-format>
          <calcext:conditional-format calcext:target-range-address="'docker-log-2018-08-27'.C66:'docker-log-2018-08-27'.C66">
            <calcext:condition calcext:apply-style-name="Error" calcext:value="&gt;=900" calcext:base-cell-address="'docker-log-2018-08-27'.C66"/>
            <calcext:condition calcext:apply-style-name="Accent" calcext:value="=MIN([.$B66:.$F66])" calcext:base-cell-address="'docker-log-2018-08-27'.C66"/>
          </calcext:conditional-format>
          <calcext:conditional-format calcext:target-range-address="'docker-log-2018-08-27'.C67:'docker-log-2018-08-27'.C67">
            <calcext:condition calcext:apply-style-name="Error" calcext:value="&gt;=900" calcext:base-cell-address="'docker-log-2018-08-27'.C67"/>
            <calcext:condition calcext:apply-style-name="Accent" calcext:value="=MIN([.$B67:.$F67])" calcext:base-cell-address="'docker-log-2018-08-27'.C67"/>
          </calcext:conditional-format>
          <calcext:conditional-format calcext:target-range-address="'docker-log-2018-08-27'.C68:'docker-log-2018-08-27'.C68">
            <calcext:condition calcext:apply-style-name="Error" calcext:value="&gt;=900" calcext:base-cell-address="'docker-log-2018-08-27'.C68"/>
            <calcext:condition calcext:apply-style-name="Accent" calcext:value="=MIN([.$B68:.$F68])" calcext:base-cell-address="'docker-log-2018-08-27'.C68"/>
          </calcext:conditional-format>
          <calcext:conditional-format calcext:target-range-address="'docker-log-2018-08-27'.C69:'docker-log-2018-08-27'.C69">
            <calcext:condition calcext:apply-style-name="Error" calcext:value="&gt;=900" calcext:base-cell-address="'docker-log-2018-08-27'.C69"/>
            <calcext:condition calcext:apply-style-name="Accent" calcext:value="=MIN([.$B69:.$F69])" calcext:base-cell-address="'docker-log-2018-08-27'.C69"/>
          </calcext:conditional-format>
          <calcext:conditional-format calcext:target-range-address="'docker-log-2018-08-27'.C70:'docker-log-2018-08-27'.C70">
            <calcext:condition calcext:apply-style-name="Error" calcext:value="&gt;=900" calcext:base-cell-address="'docker-log-2018-08-27'.C70"/>
            <calcext:condition calcext:apply-style-name="Accent" calcext:value="=MIN([.$B70:.$F70])" calcext:base-cell-address="'docker-log-2018-08-27'.C70"/>
          </calcext:conditional-format>
          <calcext:conditional-format calcext:target-range-address="'docker-log-2018-08-27'.C71:'docker-log-2018-08-27'.C71">
            <calcext:condition calcext:apply-style-name="Error" calcext:value="&gt;=900" calcext:base-cell-address="'docker-log-2018-08-27'.C71"/>
            <calcext:condition calcext:apply-style-name="Accent" calcext:value="=MIN([.$B71:.$F71])" calcext:base-cell-address="'docker-log-2018-08-27'.C71"/>
          </calcext:conditional-format>
          <calcext:conditional-format calcext:target-range-address="'docker-log-2018-08-27'.C72:'docker-log-2018-08-27'.C72">
            <calcext:condition calcext:apply-style-name="Error" calcext:value="&gt;=900" calcext:base-cell-address="'docker-log-2018-08-27'.C72"/>
            <calcext:condition calcext:apply-style-name="Accent" calcext:value="=MIN([.$B72:.$F72])" calcext:base-cell-address="'docker-log-2018-08-27'.C72"/>
          </calcext:conditional-format>
          <calcext:conditional-format calcext:target-range-address="'docker-log-2018-08-27'.C73:'docker-log-2018-08-27'.C73">
            <calcext:condition calcext:apply-style-name="Error" calcext:value="&gt;=900" calcext:base-cell-address="'docker-log-2018-08-27'.C73"/>
            <calcext:condition calcext:apply-style-name="Accent" calcext:value="=MIN([.$B73:.$F73])" calcext:base-cell-address="'docker-log-2018-08-27'.C73"/>
          </calcext:conditional-format>
          <calcext:conditional-format calcext:target-range-address="'docker-log-2018-08-27'.C74:'docker-log-2018-08-27'.C74">
            <calcext:condition calcext:apply-style-name="Error" calcext:value="&gt;=900" calcext:base-cell-address="'docker-log-2018-08-27'.C74"/>
            <calcext:condition calcext:apply-style-name="Accent" calcext:value="=MIN([.$B74:.$F74])" calcext:base-cell-address="'docker-log-2018-08-27'.C74"/>
          </calcext:conditional-format>
          <calcext:conditional-format calcext:target-range-address="'docker-log-2018-08-27'.C75:'docker-log-2018-08-27'.C75">
            <calcext:condition calcext:apply-style-name="Error" calcext:value="&gt;=900" calcext:base-cell-address="'docker-log-2018-08-27'.C75"/>
            <calcext:condition calcext:apply-style-name="Accent" calcext:value="=MIN([.$B75:.$F75])" calcext:base-cell-address="'docker-log-2018-08-27'.C75"/>
          </calcext:conditional-format>
          <calcext:conditional-format calcext:target-range-address="'docker-log-2018-08-27'.C76:'docker-log-2018-08-27'.C76">
            <calcext:condition calcext:apply-style-name="Error" calcext:value="&gt;=900" calcext:base-cell-address="'docker-log-2018-08-27'.C76"/>
            <calcext:condition calcext:apply-style-name="Accent" calcext:value="=MIN([.$B76:.$F76])" calcext:base-cell-address="'docker-log-2018-08-27'.C76"/>
          </calcext:conditional-format>
          <calcext:conditional-format calcext:target-range-address="'docker-log-2018-08-27'.C77:'docker-log-2018-08-27'.C77">
            <calcext:condition calcext:apply-style-name="Error" calcext:value="&gt;=900" calcext:base-cell-address="'docker-log-2018-08-27'.C77"/>
            <calcext:condition calcext:apply-style-name="Accent" calcext:value="=MIN([.$B77:.$F77])" calcext:base-cell-address="'docker-log-2018-08-27'.C77"/>
          </calcext:conditional-format>
          <calcext:conditional-format calcext:target-range-address="'docker-log-2018-08-27'.C78:'docker-log-2018-08-27'.C78">
            <calcext:condition calcext:apply-style-name="Error" calcext:value="&gt;=900" calcext:base-cell-address="'docker-log-2018-08-27'.C78"/>
            <calcext:condition calcext:apply-style-name="Accent" calcext:value="=MIN([.$B78:.$F78])" calcext:base-cell-address="'docker-log-2018-08-27'.C78"/>
          </calcext:conditional-format>
          <calcext:conditional-format calcext:target-range-address="'docker-log-2018-08-27'.C79:'docker-log-2018-08-27'.C79">
            <calcext:condition calcext:apply-style-name="Error" calcext:value="&gt;=900" calcext:base-cell-address="'docker-log-2018-08-27'.C79"/>
            <calcext:condition calcext:apply-style-name="Accent" calcext:value="=MIN([.$B79:.$F79])" calcext:base-cell-address="'docker-log-2018-08-27'.C79"/>
          </calcext:conditional-format>
          <calcext:conditional-format calcext:target-range-address="'docker-log-2018-08-27'.C80:'docker-log-2018-08-27'.C80">
            <calcext:condition calcext:apply-style-name="Error" calcext:value="&gt;=900" calcext:base-cell-address="'docker-log-2018-08-27'.C80"/>
            <calcext:condition calcext:apply-style-name="Accent" calcext:value="=MIN([.$B80:.$F80])" calcext:base-cell-address="'docker-log-2018-08-27'.C80"/>
          </calcext:conditional-format>
          <calcext:conditional-format calcext:target-range-address="'docker-log-2018-08-27'.C81:'docker-log-2018-08-27'.C81">
            <calcext:condition calcext:apply-style-name="Error" calcext:value="&gt;=900" calcext:base-cell-address="'docker-log-2018-08-27'.C81"/>
            <calcext:condition calcext:apply-style-name="Accent" calcext:value="=MIN([.$B81:.$F81])" calcext:base-cell-address="'docker-log-2018-08-27'.C81"/>
          </calcext:conditional-format>
          <calcext:conditional-format calcext:target-range-address="'docker-log-2018-08-27'.C82:'docker-log-2018-08-27'.C82">
            <calcext:condition calcext:apply-style-name="Error" calcext:value="&gt;=900" calcext:base-cell-address="'docker-log-2018-08-27'.C82"/>
            <calcext:condition calcext:apply-style-name="Accent" calcext:value="=MIN([.$B82:.$F82])" calcext:base-cell-address="'docker-log-2018-08-27'.C82"/>
          </calcext:conditional-format>
          <calcext:conditional-format calcext:target-range-address="'docker-log-2018-08-27'.C83:'docker-log-2018-08-27'.C83">
            <calcext:condition calcext:apply-style-name="Error" calcext:value="&gt;=900" calcext:base-cell-address="'docker-log-2018-08-27'.C83"/>
            <calcext:condition calcext:apply-style-name="Accent" calcext:value="=MIN([.$B83:.$F83])" calcext:base-cell-address="'docker-log-2018-08-27'.C83"/>
          </calcext:conditional-format>
          <calcext:conditional-format calcext:target-range-address="'docker-log-2018-08-27'.C84:'docker-log-2018-08-27'.C84">
            <calcext:condition calcext:apply-style-name="Error" calcext:value="&gt;=900" calcext:base-cell-address="'docker-log-2018-08-27'.C84"/>
            <calcext:condition calcext:apply-style-name="Accent" calcext:value="=MIN([.$B84:.$F84])" calcext:base-cell-address="'docker-log-2018-08-27'.C84"/>
          </calcext:conditional-format>
          <calcext:conditional-format calcext:target-range-address="'docker-log-2018-08-27'.C85:'docker-log-2018-08-27'.C85">
            <calcext:condition calcext:apply-style-name="Error" calcext:value="&gt;=900" calcext:base-cell-address="'docker-log-2018-08-27'.C85"/>
            <calcext:condition calcext:apply-style-name="Accent" calcext:value="=MIN([.$B85:.$F85])" calcext:base-cell-address="'docker-log-2018-08-27'.C85"/>
          </calcext:conditional-format>
          <calcext:conditional-format calcext:target-range-address="'docker-log-2018-08-27'.C86:'docker-log-2018-08-27'.C86">
            <calcext:condition calcext:apply-style-name="Error" calcext:value="&gt;=900" calcext:base-cell-address="'docker-log-2018-08-27'.C86"/>
            <calcext:condition calcext:apply-style-name="Accent" calcext:value="=MIN([.$B86:.$F86])" calcext:base-cell-address="'docker-log-2018-08-27'.C86"/>
          </calcext:conditional-format>
          <calcext:conditional-format calcext:target-range-address="'docker-log-2018-08-27'.C87:'docker-log-2018-08-27'.C87">
            <calcext:condition calcext:apply-style-name="Error" calcext:value="&gt;=900" calcext:base-cell-address="'docker-log-2018-08-27'.C87"/>
            <calcext:condition calcext:apply-style-name="Accent" calcext:value="=MIN([.$B87:.$F87])" calcext:base-cell-address="'docker-log-2018-08-27'.C87"/>
          </calcext:conditional-format>
          <calcext:conditional-format calcext:target-range-address="'docker-log-2018-08-27'.C88:'docker-log-2018-08-27'.C88">
            <calcext:condition calcext:apply-style-name="Error" calcext:value="&gt;=900" calcext:base-cell-address="'docker-log-2018-08-27'.C88"/>
            <calcext:condition calcext:apply-style-name="Accent" calcext:value="=MIN([.$B88:.$F88])" calcext:base-cell-address="'docker-log-2018-08-27'.C88"/>
          </calcext:conditional-format>
          <calcext:conditional-format calcext:target-range-address="'docker-log-2018-08-27'.C89:'docker-log-2018-08-27'.C89">
            <calcext:condition calcext:apply-style-name="Error" calcext:value="&gt;=900" calcext:base-cell-address="'docker-log-2018-08-27'.C89"/>
            <calcext:condition calcext:apply-style-name="Accent" calcext:value="=MIN([.$B89:.$F89])" calcext:base-cell-address="'docker-log-2018-08-27'.C89"/>
          </calcext:conditional-format>
          <calcext:conditional-format calcext:target-range-address="'docker-log-2018-08-27'.C90:'docker-log-2018-08-27'.C90">
            <calcext:condition calcext:apply-style-name="Error" calcext:value="&gt;=900" calcext:base-cell-address="'docker-log-2018-08-27'.C90"/>
            <calcext:condition calcext:apply-style-name="Accent" calcext:value="=MIN([.$B90:.$F90])" calcext:base-cell-address="'docker-log-2018-08-27'.C90"/>
          </calcext:conditional-format>
          <calcext:conditional-format calcext:target-range-address="'docker-log-2018-08-27'.C91:'docker-log-2018-08-27'.C91">
            <calcext:condition calcext:apply-style-name="Error" calcext:value="&gt;=900" calcext:base-cell-address="'docker-log-2018-08-27'.C91"/>
            <calcext:condition calcext:apply-style-name="Accent" calcext:value="=MIN([.$B91:.$F91])" calcext:base-cell-address="'docker-log-2018-08-27'.C91"/>
          </calcext:conditional-format>
          <calcext:conditional-format calcext:target-range-address="'docker-log-2018-08-27'.C92:'docker-log-2018-08-27'.C92">
            <calcext:condition calcext:apply-style-name="Error" calcext:value="&gt;=900" calcext:base-cell-address="'docker-log-2018-08-27'.C92"/>
            <calcext:condition calcext:apply-style-name="Accent" calcext:value="=MIN([.$B92:.$F92])" calcext:base-cell-address="'docker-log-2018-08-27'.C92"/>
          </calcext:conditional-format>
          <calcext:conditional-format calcext:target-range-address="'docker-log-2018-08-27'.C93:'docker-log-2018-08-27'.C93">
            <calcext:condition calcext:apply-style-name="Error" calcext:value="&gt;=900" calcext:base-cell-address="'docker-log-2018-08-27'.C93"/>
            <calcext:condition calcext:apply-style-name="Accent" calcext:value="=MIN([.$B93:.$F93])" calcext:base-cell-address="'docker-log-2018-08-27'.C93"/>
          </calcext:conditional-format>
          <calcext:conditional-format calcext:target-range-address="'docker-log-2018-08-27'.C94:'docker-log-2018-08-27'.C94">
            <calcext:condition calcext:apply-style-name="Error" calcext:value="&gt;=900" calcext:base-cell-address="'docker-log-2018-08-27'.C94"/>
            <calcext:condition calcext:apply-style-name="Accent" calcext:value="=MIN([.$B94:.$F94])" calcext:base-cell-address="'docker-log-2018-08-27'.C94"/>
          </calcext:conditional-format>
          <calcext:conditional-format calcext:target-range-address="'docker-log-2018-08-27'.C95:'docker-log-2018-08-27'.C95">
            <calcext:condition calcext:apply-style-name="Error" calcext:value="&gt;=900" calcext:base-cell-address="'docker-log-2018-08-27'.C95"/>
            <calcext:condition calcext:apply-style-name="Accent" calcext:value="=MIN([.$B95:.$F95])" calcext:base-cell-address="'docker-log-2018-08-27'.C95"/>
          </calcext:conditional-format>
          <calcext:conditional-format calcext:target-range-address="'docker-log-2018-08-27'.C96:'docker-log-2018-08-27'.C96">
            <calcext:condition calcext:apply-style-name="Error" calcext:value="&gt;=900" calcext:base-cell-address="'docker-log-2018-08-27'.C96"/>
            <calcext:condition calcext:apply-style-name="Accent" calcext:value="=MIN([.$B96:.$F96])" calcext:base-cell-address="'docker-log-2018-08-27'.C96"/>
          </calcext:conditional-format>
          <calcext:conditional-format calcext:target-range-address="'docker-log-2018-08-27'.C97:'docker-log-2018-08-27'.C97">
            <calcext:condition calcext:apply-style-name="Error" calcext:value="&gt;=900" calcext:base-cell-address="'docker-log-2018-08-27'.C97"/>
            <calcext:condition calcext:apply-style-name="Accent" calcext:value="=MIN([.$B97:.$F97])" calcext:base-cell-address="'docker-log-2018-08-27'.C97"/>
          </calcext:conditional-format>
          <calcext:conditional-format calcext:target-range-address="'docker-log-2018-08-27'.C98:'docker-log-2018-08-27'.C98">
            <calcext:condition calcext:apply-style-name="Error" calcext:value="&gt;=900" calcext:base-cell-address="'docker-log-2018-08-27'.C98"/>
            <calcext:condition calcext:apply-style-name="Accent" calcext:value="=MIN([.$B98:.$F98])" calcext:base-cell-address="'docker-log-2018-08-27'.C98"/>
          </calcext:conditional-format>
          <calcext:conditional-format calcext:target-range-address="'docker-log-2018-08-27'.C99:'docker-log-2018-08-27'.C99">
            <calcext:condition calcext:apply-style-name="Error" calcext:value="&gt;=900" calcext:base-cell-address="'docker-log-2018-08-27'.C99"/>
            <calcext:condition calcext:apply-style-name="Accent" calcext:value="=MIN([.$B99:.$F99])" calcext:base-cell-address="'docker-log-2018-08-27'.C99"/>
          </calcext:conditional-format>
          <calcext:conditional-format calcext:target-range-address="'docker-log-2018-08-27'.C100:'docker-log-2018-08-27'.C100">
            <calcext:condition calcext:apply-style-name="Error" calcext:value="&gt;=900" calcext:base-cell-address="'docker-log-2018-08-27'.C100"/>
            <calcext:condition calcext:apply-style-name="Accent" calcext:value="=MIN([.$B100:.$F100])" calcext:base-cell-address="'docker-log-2018-08-27'.C100"/>
          </calcext:conditional-format>
          <calcext:conditional-format calcext:target-range-address="'docker-log-2018-08-27'.C101:'docker-log-2018-08-27'.C101">
            <calcext:condition calcext:apply-style-name="Error" calcext:value="&gt;=900" calcext:base-cell-address="'docker-log-2018-08-27'.C101"/>
            <calcext:condition calcext:apply-style-name="Accent" calcext:value="=MIN([.$B101:.$F101])" calcext:base-cell-address="'docker-log-2018-08-27'.C101"/>
          </calcext:conditional-format>
          <calcext:conditional-format calcext:target-range-address="'docker-log-2018-08-27'.C102:'docker-log-2018-08-27'.C102">
            <calcext:condition calcext:apply-style-name="Error" calcext:value="&gt;=900" calcext:base-cell-address="'docker-log-2018-08-27'.C102"/>
            <calcext:condition calcext:apply-style-name="Accent" calcext:value="=MIN([.$B102:.$F102])" calcext:base-cell-address="'docker-log-2018-08-27'.C102"/>
          </calcext:conditional-format>
          <calcext:conditional-format calcext:target-range-address="'docker-log-2018-08-27'.C103:'docker-log-2018-08-27'.C103">
            <calcext:condition calcext:apply-style-name="Error" calcext:value="&gt;=900" calcext:base-cell-address="'docker-log-2018-08-27'.C103"/>
            <calcext:condition calcext:apply-style-name="Accent" calcext:value="=MIN([.$B103:.$F103])" calcext:base-cell-address="'docker-log-2018-08-27'.C103"/>
          </calcext:conditional-format>
          <calcext:conditional-format calcext:target-range-address="'docker-log-2018-08-27'.C104:'docker-log-2018-08-27'.C104">
            <calcext:condition calcext:apply-style-name="Error" calcext:value="&gt;=900" calcext:base-cell-address="'docker-log-2018-08-27'.C104"/>
            <calcext:condition calcext:apply-style-name="Accent" calcext:value="=MIN([.$B104:.$F104])" calcext:base-cell-address="'docker-log-2018-08-27'.C104"/>
          </calcext:conditional-format>
          <calcext:conditional-format calcext:target-range-address="'docker-log-2018-08-27'.C105:'docker-log-2018-08-27'.C105">
            <calcext:condition calcext:apply-style-name="Error" calcext:value="&gt;=900" calcext:base-cell-address="'docker-log-2018-08-27'.C105"/>
            <calcext:condition calcext:apply-style-name="Accent" calcext:value="=MIN([.$B105:.$F105])" calcext:base-cell-address="'docker-log-2018-08-27'.C105"/>
          </calcext:conditional-format>
          <calcext:conditional-format calcext:target-range-address="'docker-log-2018-08-27'.C106:'docker-log-2018-08-27'.C106">
            <calcext:condition calcext:apply-style-name="Error" calcext:value="&gt;=900" calcext:base-cell-address="'docker-log-2018-08-27'.C106"/>
            <calcext:condition calcext:apply-style-name="Accent" calcext:value="=MIN([.$B106:.$F106])" calcext:base-cell-address="'docker-log-2018-08-27'.C106"/>
          </calcext:conditional-format>
          <calcext:conditional-format calcext:target-range-address="'docker-log-2018-08-27'.C107:'docker-log-2018-08-27'.C107">
            <calcext:condition calcext:apply-style-name="Error" calcext:value="&gt;=900" calcext:base-cell-address="'docker-log-2018-08-27'.C107"/>
            <calcext:condition calcext:apply-style-name="Accent" calcext:value="=MIN([.$B107:.$F107])" calcext:base-cell-address="'docker-log-2018-08-27'.C107"/>
          </calcext:conditional-format>
          <calcext:conditional-format calcext:target-range-address="'docker-log-2018-08-27'.C108:'docker-log-2018-08-27'.C108">
            <calcext:condition calcext:apply-style-name="Error" calcext:value="&gt;=900" calcext:base-cell-address="'docker-log-2018-08-27'.C108"/>
            <calcext:condition calcext:apply-style-name="Accent" calcext:value="=MIN([.$B108:.$F108])" calcext:base-cell-address="'docker-log-2018-08-27'.C108"/>
          </calcext:conditional-format>
          <calcext:conditional-format calcext:target-range-address="'docker-log-2018-08-27'.C109:'docker-log-2018-08-27'.C109">
            <calcext:condition calcext:apply-style-name="Error" calcext:value="&gt;=900" calcext:base-cell-address="'docker-log-2018-08-27'.C109"/>
            <calcext:condition calcext:apply-style-name="Accent" calcext:value="=MIN([.$B109:.$F109])" calcext:base-cell-address="'docker-log-2018-08-27'.C109"/>
          </calcext:conditional-format>
          <calcext:conditional-format calcext:target-range-address="'docker-log-2018-08-27'.C110:'docker-log-2018-08-27'.C110">
            <calcext:condition calcext:apply-style-name="Error" calcext:value="&gt;=900" calcext:base-cell-address="'docker-log-2018-08-27'.C110"/>
            <calcext:condition calcext:apply-style-name="Accent" calcext:value="=MIN([.$B110:.$F110])" calcext:base-cell-address="'docker-log-2018-08-27'.C110"/>
          </calcext:conditional-format>
          <calcext:conditional-format calcext:target-range-address="'docker-log-2018-08-27'.C111:'docker-log-2018-08-27'.C111">
            <calcext:condition calcext:apply-style-name="Error" calcext:value="&gt;=900" calcext:base-cell-address="'docker-log-2018-08-27'.C111"/>
            <calcext:condition calcext:apply-style-name="Accent" calcext:value="=MIN([.$B111:.$F111])" calcext:base-cell-address="'docker-log-2018-08-27'.C111"/>
          </calcext:conditional-format>
          <calcext:conditional-format calcext:target-range-address="'docker-log-2018-08-27'.C112:'docker-log-2018-08-27'.C112">
            <calcext:condition calcext:apply-style-name="Error" calcext:value="&gt;=900" calcext:base-cell-address="'docker-log-2018-08-27'.C112"/>
            <calcext:condition calcext:apply-style-name="Accent" calcext:value="=MIN([.$B112:.$F112])" calcext:base-cell-address="'docker-log-2018-08-27'.C112"/>
          </calcext:conditional-format>
          <calcext:conditional-format calcext:target-range-address="'docker-log-2018-08-27'.C113:'docker-log-2018-08-27'.C113">
            <calcext:condition calcext:apply-style-name="Error" calcext:value="&gt;=900" calcext:base-cell-address="'docker-log-2018-08-27'.C113"/>
            <calcext:condition calcext:apply-style-name="Accent" calcext:value="=MIN([.$B113:.$F113])" calcext:base-cell-address="'docker-log-2018-08-27'.C113"/>
          </calcext:conditional-format>
          <calcext:conditional-format calcext:target-range-address="'docker-log-2018-08-27'.C114:'docker-log-2018-08-27'.C114">
            <calcext:condition calcext:apply-style-name="Error" calcext:value="&gt;=900" calcext:base-cell-address="'docker-log-2018-08-27'.C114"/>
            <calcext:condition calcext:apply-style-name="Accent" calcext:value="=MIN([.$B114:.$F114])" calcext:base-cell-address="'docker-log-2018-08-27'.C114"/>
          </calcext:conditional-format>
          <calcext:conditional-format calcext:target-range-address="'docker-log-2018-08-27'.D4:'docker-log-2018-08-27'.D4">
            <calcext:condition calcext:apply-style-name="Error" calcext:value="&gt;=900" calcext:base-cell-address="'docker-log-2018-08-27'.D4"/>
            <calcext:condition calcext:apply-style-name="Accent" calcext:value="=MIN([.$B4:.$F4])" calcext:base-cell-address="'docker-log-2018-08-27'.D4"/>
          </calcext:conditional-format>
          <calcext:conditional-format calcext:target-range-address="'docker-log-2018-08-27'.D5:'docker-log-2018-08-27'.D5">
            <calcext:condition calcext:apply-style-name="Error" calcext:value="&gt;=900" calcext:base-cell-address="'docker-log-2018-08-27'.D5"/>
            <calcext:condition calcext:apply-style-name="Accent" calcext:value="=MIN([.$B5:.$F5])" calcext:base-cell-address="'docker-log-2018-08-27'.D5"/>
          </calcext:conditional-format>
          <calcext:conditional-format calcext:target-range-address="'docker-log-2018-08-27'.D6:'docker-log-2018-08-27'.D6">
            <calcext:condition calcext:apply-style-name="Error" calcext:value="&gt;=900" calcext:base-cell-address="'docker-log-2018-08-27'.D6"/>
            <calcext:condition calcext:apply-style-name="Accent" calcext:value="=MIN([.$B6:.$F6])" calcext:base-cell-address="'docker-log-2018-08-27'.D6"/>
          </calcext:conditional-format>
          <calcext:conditional-format calcext:target-range-address="'docker-log-2018-08-27'.D7:'docker-log-2018-08-27'.D7">
            <calcext:condition calcext:apply-style-name="Error" calcext:value="&gt;=900" calcext:base-cell-address="'docker-log-2018-08-27'.D7"/>
            <calcext:condition calcext:apply-style-name="Accent" calcext:value="=MIN([.$B7:.$F7])" calcext:base-cell-address="'docker-log-2018-08-27'.D7"/>
          </calcext:conditional-format>
          <calcext:conditional-format calcext:target-range-address="'docker-log-2018-08-27'.D8:'docker-log-2018-08-27'.D8">
            <calcext:condition calcext:apply-style-name="Error" calcext:value="&gt;=900" calcext:base-cell-address="'docker-log-2018-08-27'.D8"/>
            <calcext:condition calcext:apply-style-name="Accent" calcext:value="=MIN([.$B8:.$F8])" calcext:base-cell-address="'docker-log-2018-08-27'.D8"/>
          </calcext:conditional-format>
          <calcext:conditional-format calcext:target-range-address="'docker-log-2018-08-27'.D9:'docker-log-2018-08-27'.D9">
            <calcext:condition calcext:apply-style-name="Error" calcext:value="&gt;=900" calcext:base-cell-address="'docker-log-2018-08-27'.D9"/>
            <calcext:condition calcext:apply-style-name="Accent" calcext:value="=MIN([.$B9:.$F9])" calcext:base-cell-address="'docker-log-2018-08-27'.D9"/>
          </calcext:conditional-format>
          <calcext:conditional-format calcext:target-range-address="'docker-log-2018-08-27'.D10:'docker-log-2018-08-27'.D10">
            <calcext:condition calcext:apply-style-name="Error" calcext:value="&gt;=900" calcext:base-cell-address="'docker-log-2018-08-27'.D10"/>
            <calcext:condition calcext:apply-style-name="Accent" calcext:value="=MIN([.$B10:.$F10])" calcext:base-cell-address="'docker-log-2018-08-27'.D10"/>
          </calcext:conditional-format>
          <calcext:conditional-format calcext:target-range-address="'docker-log-2018-08-27'.D11:'docker-log-2018-08-27'.D11">
            <calcext:condition calcext:apply-style-name="Error" calcext:value="&gt;=900" calcext:base-cell-address="'docker-log-2018-08-27'.D11"/>
            <calcext:condition calcext:apply-style-name="Accent" calcext:value="=MIN([.$B11:.$F11])" calcext:base-cell-address="'docker-log-2018-08-27'.D11"/>
          </calcext:conditional-format>
          <calcext:conditional-format calcext:target-range-address="'docker-log-2018-08-27'.D12:'docker-log-2018-08-27'.D12">
            <calcext:condition calcext:apply-style-name="Error" calcext:value="&gt;=900" calcext:base-cell-address="'docker-log-2018-08-27'.D12"/>
            <calcext:condition calcext:apply-style-name="Accent" calcext:value="=MIN([.$B12:.$F12])" calcext:base-cell-address="'docker-log-2018-08-27'.D12"/>
          </calcext:conditional-format>
          <calcext:conditional-format calcext:target-range-address="'docker-log-2018-08-27'.D13:'docker-log-2018-08-27'.D13">
            <calcext:condition calcext:apply-style-name="Error" calcext:value="&gt;=900" calcext:base-cell-address="'docker-log-2018-08-27'.D13"/>
            <calcext:condition calcext:apply-style-name="Accent" calcext:value="=MIN([.$B13:.$F13])" calcext:base-cell-address="'docker-log-2018-08-27'.D13"/>
          </calcext:conditional-format>
          <calcext:conditional-format calcext:target-range-address="'docker-log-2018-08-27'.D14:'docker-log-2018-08-27'.D14">
            <calcext:condition calcext:apply-style-name="Error" calcext:value="&gt;=900" calcext:base-cell-address="'docker-log-2018-08-27'.D14"/>
            <calcext:condition calcext:apply-style-name="Accent" calcext:value="=MIN([.$B14:.$F14])" calcext:base-cell-address="'docker-log-2018-08-27'.D14"/>
          </calcext:conditional-format>
          <calcext:conditional-format calcext:target-range-address="'docker-log-2018-08-27'.D15:'docker-log-2018-08-27'.D15">
            <calcext:condition calcext:apply-style-name="Error" calcext:value="&gt;=900" calcext:base-cell-address="'docker-log-2018-08-27'.D15"/>
            <calcext:condition calcext:apply-style-name="Accent" calcext:value="=MIN([.$B15:.$F15])" calcext:base-cell-address="'docker-log-2018-08-27'.D15"/>
          </calcext:conditional-format>
          <calcext:conditional-format calcext:target-range-address="'docker-log-2018-08-27'.D16:'docker-log-2018-08-27'.D16">
            <calcext:condition calcext:apply-style-name="Error" calcext:value="&gt;=900" calcext:base-cell-address="'docker-log-2018-08-27'.D16"/>
            <calcext:condition calcext:apply-style-name="Accent" calcext:value="=MIN([.$B16:.$F16])" calcext:base-cell-address="'docker-log-2018-08-27'.D16"/>
          </calcext:conditional-format>
          <calcext:conditional-format calcext:target-range-address="'docker-log-2018-08-27'.D17:'docker-log-2018-08-27'.D17">
            <calcext:condition calcext:apply-style-name="Error" calcext:value="&gt;=900" calcext:base-cell-address="'docker-log-2018-08-27'.D17"/>
            <calcext:condition calcext:apply-style-name="Accent" calcext:value="=MIN([.$B17:.$F17])" calcext:base-cell-address="'docker-log-2018-08-27'.D17"/>
          </calcext:conditional-format>
          <calcext:conditional-format calcext:target-range-address="'docker-log-2018-08-27'.D18:'docker-log-2018-08-27'.D18">
            <calcext:condition calcext:apply-style-name="Error" calcext:value="&gt;=900" calcext:base-cell-address="'docker-log-2018-08-27'.D18"/>
            <calcext:condition calcext:apply-style-name="Accent" calcext:value="=MIN([.$B18:.$F18])" calcext:base-cell-address="'docker-log-2018-08-27'.D18"/>
          </calcext:conditional-format>
          <calcext:conditional-format calcext:target-range-address="'docker-log-2018-08-27'.D19:'docker-log-2018-08-27'.D19">
            <calcext:condition calcext:apply-style-name="Error" calcext:value="&gt;=900" calcext:base-cell-address="'docker-log-2018-08-27'.D19"/>
            <calcext:condition calcext:apply-style-name="Accent" calcext:value="=MIN([.$B19:.$F19])" calcext:base-cell-address="'docker-log-2018-08-27'.D19"/>
          </calcext:conditional-format>
          <calcext:conditional-format calcext:target-range-address="'docker-log-2018-08-27'.D20:'docker-log-2018-08-27'.D20">
            <calcext:condition calcext:apply-style-name="Error" calcext:value="&gt;=900" calcext:base-cell-address="'docker-log-2018-08-27'.D20"/>
            <calcext:condition calcext:apply-style-name="Accent" calcext:value="=MIN([.$B20:.$F20])" calcext:base-cell-address="'docker-log-2018-08-27'.D20"/>
          </calcext:conditional-format>
          <calcext:conditional-format calcext:target-range-address="'docker-log-2018-08-27'.D21:'docker-log-2018-08-27'.D21">
            <calcext:condition calcext:apply-style-name="Error" calcext:value="&gt;=900" calcext:base-cell-address="'docker-log-2018-08-27'.D21"/>
            <calcext:condition calcext:apply-style-name="Accent" calcext:value="=MIN([.$B21:.$F21])" calcext:base-cell-address="'docker-log-2018-08-27'.D21"/>
          </calcext:conditional-format>
          <calcext:conditional-format calcext:target-range-address="'docker-log-2018-08-27'.D22:'docker-log-2018-08-27'.D22">
            <calcext:condition calcext:apply-style-name="Error" calcext:value="&gt;=900" calcext:base-cell-address="'docker-log-2018-08-27'.D22"/>
            <calcext:condition calcext:apply-style-name="Accent" calcext:value="=MIN([.$B22:.$F22])" calcext:base-cell-address="'docker-log-2018-08-27'.D22"/>
          </calcext:conditional-format>
          <calcext:conditional-format calcext:target-range-address="'docker-log-2018-08-27'.D23:'docker-log-2018-08-27'.D23">
            <calcext:condition calcext:apply-style-name="Error" calcext:value="&gt;=900" calcext:base-cell-address="'docker-log-2018-08-27'.D23"/>
            <calcext:condition calcext:apply-style-name="Accent" calcext:value="=MIN([.$B23:.$F23])" calcext:base-cell-address="'docker-log-2018-08-27'.D23"/>
          </calcext:conditional-format>
          <calcext:conditional-format calcext:target-range-address="'docker-log-2018-08-27'.D24:'docker-log-2018-08-27'.D24">
            <calcext:condition calcext:apply-style-name="Error" calcext:value="&gt;=900" calcext:base-cell-address="'docker-log-2018-08-27'.D24"/>
            <calcext:condition calcext:apply-style-name="Accent" calcext:value="=MIN([.$B24:.$F24])" calcext:base-cell-address="'docker-log-2018-08-27'.D24"/>
          </calcext:conditional-format>
          <calcext:conditional-format calcext:target-range-address="'docker-log-2018-08-27'.D25:'docker-log-2018-08-27'.D25">
            <calcext:condition calcext:apply-style-name="Error" calcext:value="&gt;=900" calcext:base-cell-address="'docker-log-2018-08-27'.D25"/>
            <calcext:condition calcext:apply-style-name="Accent" calcext:value="=MIN([.$B25:.$F25])" calcext:base-cell-address="'docker-log-2018-08-27'.D25"/>
          </calcext:conditional-format>
          <calcext:conditional-format calcext:target-range-address="'docker-log-2018-08-27'.D26:'docker-log-2018-08-27'.D26">
            <calcext:condition calcext:apply-style-name="Error" calcext:value="&gt;=900" calcext:base-cell-address="'docker-log-2018-08-27'.D26"/>
            <calcext:condition calcext:apply-style-name="Accent" calcext:value="=MIN([.$B26:.$F26])" calcext:base-cell-address="'docker-log-2018-08-27'.D26"/>
          </calcext:conditional-format>
          <calcext:conditional-format calcext:target-range-address="'docker-log-2018-08-27'.D27:'docker-log-2018-08-27'.D27">
            <calcext:condition calcext:apply-style-name="Error" calcext:value="&gt;=900" calcext:base-cell-address="'docker-log-2018-08-27'.D27"/>
            <calcext:condition calcext:apply-style-name="Accent" calcext:value="=MIN([.$B27:.$F27])" calcext:base-cell-address="'docker-log-2018-08-27'.D27"/>
          </calcext:conditional-format>
          <calcext:conditional-format calcext:target-range-address="'docker-log-2018-08-27'.D28:'docker-log-2018-08-27'.D28">
            <calcext:condition calcext:apply-style-name="Error" calcext:value="&gt;=900" calcext:base-cell-address="'docker-log-2018-08-27'.D28"/>
            <calcext:condition calcext:apply-style-name="Accent" calcext:value="=MIN([.$B28:.$F28])" calcext:base-cell-address="'docker-log-2018-08-27'.D28"/>
          </calcext:conditional-format>
          <calcext:conditional-format calcext:target-range-address="'docker-log-2018-08-27'.D29:'docker-log-2018-08-27'.D29">
            <calcext:condition calcext:apply-style-name="Error" calcext:value="&gt;=900" calcext:base-cell-address="'docker-log-2018-08-27'.D29"/>
            <calcext:condition calcext:apply-style-name="Accent" calcext:value="=MIN([.$B29:.$F29])" calcext:base-cell-address="'docker-log-2018-08-27'.D29"/>
          </calcext:conditional-format>
          <calcext:conditional-format calcext:target-range-address="'docker-log-2018-08-27'.D30:'docker-log-2018-08-27'.D30">
            <calcext:condition calcext:apply-style-name="Error" calcext:value="&gt;=900" calcext:base-cell-address="'docker-log-2018-08-27'.D30"/>
            <calcext:condition calcext:apply-style-name="Accent" calcext:value="=MIN([.$B30:.$F30])" calcext:base-cell-address="'docker-log-2018-08-27'.D30"/>
          </calcext:conditional-format>
          <calcext:conditional-format calcext:target-range-address="'docker-log-2018-08-27'.D31:'docker-log-2018-08-27'.D31">
            <calcext:condition calcext:apply-style-name="Error" calcext:value="&gt;=900" calcext:base-cell-address="'docker-log-2018-08-27'.D31"/>
            <calcext:condition calcext:apply-style-name="Accent" calcext:value="=MIN([.$B31:.$F31])" calcext:base-cell-address="'docker-log-2018-08-27'.D31"/>
          </calcext:conditional-format>
          <calcext:conditional-format calcext:target-range-address="'docker-log-2018-08-27'.D32:'docker-log-2018-08-27'.D32">
            <calcext:condition calcext:apply-style-name="Error" calcext:value="&gt;=900" calcext:base-cell-address="'docker-log-2018-08-27'.D32"/>
            <calcext:condition calcext:apply-style-name="Accent" calcext:value="=MIN([.$B32:.$F32])" calcext:base-cell-address="'docker-log-2018-08-27'.D32"/>
          </calcext:conditional-format>
          <calcext:conditional-format calcext:target-range-address="'docker-log-2018-08-27'.D33:'docker-log-2018-08-27'.D33">
            <calcext:condition calcext:apply-style-name="Error" calcext:value="&gt;=900" calcext:base-cell-address="'docker-log-2018-08-27'.D33"/>
            <calcext:condition calcext:apply-style-name="Accent" calcext:value="=MIN([.$B33:.$F33])" calcext:base-cell-address="'docker-log-2018-08-27'.D33"/>
          </calcext:conditional-format>
          <calcext:conditional-format calcext:target-range-address="'docker-log-2018-08-27'.D34:'docker-log-2018-08-27'.D34">
            <calcext:condition calcext:apply-style-name="Error" calcext:value="&gt;=900" calcext:base-cell-address="'docker-log-2018-08-27'.D34"/>
            <calcext:condition calcext:apply-style-name="Accent" calcext:value="=MIN([.$B34:.$F34])" calcext:base-cell-address="'docker-log-2018-08-27'.D34"/>
          </calcext:conditional-format>
          <calcext:conditional-format calcext:target-range-address="'docker-log-2018-08-27'.D35:'docker-log-2018-08-27'.D35">
            <calcext:condition calcext:apply-style-name="Error" calcext:value="&gt;=900" calcext:base-cell-address="'docker-log-2018-08-27'.D35"/>
            <calcext:condition calcext:apply-style-name="Accent" calcext:value="=MIN([.$B35:.$F35])" calcext:base-cell-address="'docker-log-2018-08-27'.D35"/>
          </calcext:conditional-format>
          <calcext:conditional-format calcext:target-range-address="'docker-log-2018-08-27'.D36:'docker-log-2018-08-27'.D36">
            <calcext:condition calcext:apply-style-name="Error" calcext:value="&gt;=900" calcext:base-cell-address="'docker-log-2018-08-27'.D36"/>
            <calcext:condition calcext:apply-style-name="Accent" calcext:value="=MIN([.$B36:.$F36])" calcext:base-cell-address="'docker-log-2018-08-27'.D36"/>
          </calcext:conditional-format>
          <calcext:conditional-format calcext:target-range-address="'docker-log-2018-08-27'.D37:'docker-log-2018-08-27'.D37">
            <calcext:condition calcext:apply-style-name="Error" calcext:value="&gt;=900" calcext:base-cell-address="'docker-log-2018-08-27'.D37"/>
            <calcext:condition calcext:apply-style-name="Accent" calcext:value="=MIN([.$B37:.$F37])" calcext:base-cell-address="'docker-log-2018-08-27'.D37"/>
          </calcext:conditional-format>
          <calcext:conditional-format calcext:target-range-address="'docker-log-2018-08-27'.D38:'docker-log-2018-08-27'.D38">
            <calcext:condition calcext:apply-style-name="Error" calcext:value="&gt;=900" calcext:base-cell-address="'docker-log-2018-08-27'.D38"/>
            <calcext:condition calcext:apply-style-name="Accent" calcext:value="=MIN([.$B38:.$F38])" calcext:base-cell-address="'docker-log-2018-08-27'.D38"/>
          </calcext:conditional-format>
          <calcext:conditional-format calcext:target-range-address="'docker-log-2018-08-27'.D39:'docker-log-2018-08-27'.D39">
            <calcext:condition calcext:apply-style-name="Error" calcext:value="&gt;=900" calcext:base-cell-address="'docker-log-2018-08-27'.D39"/>
            <calcext:condition calcext:apply-style-name="Accent" calcext:value="=MIN([.$B39:.$F39])" calcext:base-cell-address="'docker-log-2018-08-27'.D39"/>
          </calcext:conditional-format>
          <calcext:conditional-format calcext:target-range-address="'docker-log-2018-08-27'.D40:'docker-log-2018-08-27'.D40">
            <calcext:condition calcext:apply-style-name="Error" calcext:value="&gt;=900" calcext:base-cell-address="'docker-log-2018-08-27'.D40"/>
            <calcext:condition calcext:apply-style-name="Accent" calcext:value="=MIN([.$B40:.$F40])" calcext:base-cell-address="'docker-log-2018-08-27'.D40"/>
          </calcext:conditional-format>
          <calcext:conditional-format calcext:target-range-address="'docker-log-2018-08-27'.D41:'docker-log-2018-08-27'.D41">
            <calcext:condition calcext:apply-style-name="Error" calcext:value="&gt;=900" calcext:base-cell-address="'docker-log-2018-08-27'.D41"/>
            <calcext:condition calcext:apply-style-name="Accent" calcext:value="=MIN([.$B41:.$F41])" calcext:base-cell-address="'docker-log-2018-08-27'.D41"/>
          </calcext:conditional-format>
          <calcext:conditional-format calcext:target-range-address="'docker-log-2018-08-27'.D42:'docker-log-2018-08-27'.D42">
            <calcext:condition calcext:apply-style-name="Error" calcext:value="&gt;=900" calcext:base-cell-address="'docker-log-2018-08-27'.D42"/>
            <calcext:condition calcext:apply-style-name="Accent" calcext:value="=MIN([.$B42:.$F42])" calcext:base-cell-address="'docker-log-2018-08-27'.D42"/>
          </calcext:conditional-format>
          <calcext:conditional-format calcext:target-range-address="'docker-log-2018-08-27'.D43:'docker-log-2018-08-27'.D43">
            <calcext:condition calcext:apply-style-name="Error" calcext:value="&gt;=900" calcext:base-cell-address="'docker-log-2018-08-27'.D43"/>
            <calcext:condition calcext:apply-style-name="Accent" calcext:value="=MIN([.$B43:.$F43])" calcext:base-cell-address="'docker-log-2018-08-27'.D43"/>
          </calcext:conditional-format>
          <calcext:conditional-format calcext:target-range-address="'docker-log-2018-08-27'.D44:'docker-log-2018-08-27'.D44">
            <calcext:condition calcext:apply-style-name="Error" calcext:value="&gt;=900" calcext:base-cell-address="'docker-log-2018-08-27'.D44"/>
            <calcext:condition calcext:apply-style-name="Accent" calcext:value="=MIN([.$B44:.$F44])" calcext:base-cell-address="'docker-log-2018-08-27'.D44"/>
          </calcext:conditional-format>
          <calcext:conditional-format calcext:target-range-address="'docker-log-2018-08-27'.D45:'docker-log-2018-08-27'.D45">
            <calcext:condition calcext:apply-style-name="Error" calcext:value="&gt;=900" calcext:base-cell-address="'docker-log-2018-08-27'.D45"/>
            <calcext:condition calcext:apply-style-name="Accent" calcext:value="=MIN([.$B45:.$F45])" calcext:base-cell-address="'docker-log-2018-08-27'.D45"/>
          </calcext:conditional-format>
          <calcext:conditional-format calcext:target-range-address="'docker-log-2018-08-27'.D46:'docker-log-2018-08-27'.D46">
            <calcext:condition calcext:apply-style-name="Error" calcext:value="&gt;=900" calcext:base-cell-address="'docker-log-2018-08-27'.D46"/>
            <calcext:condition calcext:apply-style-name="Accent" calcext:value="=MIN([.$B46:.$F46])" calcext:base-cell-address="'docker-log-2018-08-27'.D46"/>
          </calcext:conditional-format>
          <calcext:conditional-format calcext:target-range-address="'docker-log-2018-08-27'.D47:'docker-log-2018-08-27'.D47">
            <calcext:condition calcext:apply-style-name="Error" calcext:value="&gt;=900" calcext:base-cell-address="'docker-log-2018-08-27'.D47"/>
            <calcext:condition calcext:apply-style-name="Accent" calcext:value="=MIN([.$B47:.$F47])" calcext:base-cell-address="'docker-log-2018-08-27'.D47"/>
          </calcext:conditional-format>
          <calcext:conditional-format calcext:target-range-address="'docker-log-2018-08-27'.D48:'docker-log-2018-08-27'.D48">
            <calcext:condition calcext:apply-style-name="Error" calcext:value="&gt;=900" calcext:base-cell-address="'docker-log-2018-08-27'.D48"/>
            <calcext:condition calcext:apply-style-name="Accent" calcext:value="=MIN([.$B48:.$F48])" calcext:base-cell-address="'docker-log-2018-08-27'.D48"/>
          </calcext:conditional-format>
          <calcext:conditional-format calcext:target-range-address="'docker-log-2018-08-27'.D49:'docker-log-2018-08-27'.D49">
            <calcext:condition calcext:apply-style-name="Error" calcext:value="&gt;=900" calcext:base-cell-address="'docker-log-2018-08-27'.D49"/>
            <calcext:condition calcext:apply-style-name="Accent" calcext:value="=MIN([.$B49:.$F49])" calcext:base-cell-address="'docker-log-2018-08-27'.D49"/>
          </calcext:conditional-format>
          <calcext:conditional-format calcext:target-range-address="'docker-log-2018-08-27'.D50:'docker-log-2018-08-27'.D50">
            <calcext:condition calcext:apply-style-name="Error" calcext:value="&gt;=900" calcext:base-cell-address="'docker-log-2018-08-27'.D50"/>
            <calcext:condition calcext:apply-style-name="Accent" calcext:value="=MIN([.$B50:.$F50])" calcext:base-cell-address="'docker-log-2018-08-27'.D50"/>
          </calcext:conditional-format>
          <calcext:conditional-format calcext:target-range-address="'docker-log-2018-08-27'.D51:'docker-log-2018-08-27'.D51">
            <calcext:condition calcext:apply-style-name="Error" calcext:value="&gt;=900" calcext:base-cell-address="'docker-log-2018-08-27'.D51"/>
            <calcext:condition calcext:apply-style-name="Accent" calcext:value="=MIN([.$B51:.$F51])" calcext:base-cell-address="'docker-log-2018-08-27'.D51"/>
          </calcext:conditional-format>
          <calcext:conditional-format calcext:target-range-address="'docker-log-2018-08-27'.D52:'docker-log-2018-08-27'.D52">
            <calcext:condition calcext:apply-style-name="Error" calcext:value="&gt;=900" calcext:base-cell-address="'docker-log-2018-08-27'.D52"/>
            <calcext:condition calcext:apply-style-name="Accent" calcext:value="=MIN([.$B52:.$F52])" calcext:base-cell-address="'docker-log-2018-08-27'.D52"/>
          </calcext:conditional-format>
          <calcext:conditional-format calcext:target-range-address="'docker-log-2018-08-27'.D53:'docker-log-2018-08-27'.D53">
            <calcext:condition calcext:apply-style-name="Error" calcext:value="&gt;=900" calcext:base-cell-address="'docker-log-2018-08-27'.D53"/>
            <calcext:condition calcext:apply-style-name="Accent" calcext:value="=MIN([.$B53:.$F53])" calcext:base-cell-address="'docker-log-2018-08-27'.D53"/>
          </calcext:conditional-format>
          <calcext:conditional-format calcext:target-range-address="'docker-log-2018-08-27'.D54:'docker-log-2018-08-27'.D54">
            <calcext:condition calcext:apply-style-name="Error" calcext:value="&gt;=900" calcext:base-cell-address="'docker-log-2018-08-27'.D54"/>
            <calcext:condition calcext:apply-style-name="Accent" calcext:value="=MIN([.$B54:.$F54])" calcext:base-cell-address="'docker-log-2018-08-27'.D54"/>
          </calcext:conditional-format>
          <calcext:conditional-format calcext:target-range-address="'docker-log-2018-08-27'.D55:'docker-log-2018-08-27'.D55">
            <calcext:condition calcext:apply-style-name="Error" calcext:value="&gt;=900" calcext:base-cell-address="'docker-log-2018-08-27'.D55"/>
            <calcext:condition calcext:apply-style-name="Accent" calcext:value="=MIN([.$B55:.$F55])" calcext:base-cell-address="'docker-log-2018-08-27'.D55"/>
          </calcext:conditional-format>
          <calcext:conditional-format calcext:target-range-address="'docker-log-2018-08-27'.D56:'docker-log-2018-08-27'.D56">
            <calcext:condition calcext:apply-style-name="Error" calcext:value="&gt;=900" calcext:base-cell-address="'docker-log-2018-08-27'.D56"/>
            <calcext:condition calcext:apply-style-name="Accent" calcext:value="=MIN([.$B56:.$F56])" calcext:base-cell-address="'docker-log-2018-08-27'.D56"/>
          </calcext:conditional-format>
          <calcext:conditional-format calcext:target-range-address="'docker-log-2018-08-27'.D57:'docker-log-2018-08-27'.D57">
            <calcext:condition calcext:apply-style-name="Error" calcext:value="&gt;=900" calcext:base-cell-address="'docker-log-2018-08-27'.D57"/>
            <calcext:condition calcext:apply-style-name="Accent" calcext:value="=MIN([.$B57:.$F57])" calcext:base-cell-address="'docker-log-2018-08-27'.D57"/>
          </calcext:conditional-format>
          <calcext:conditional-format calcext:target-range-address="'docker-log-2018-08-27'.D58:'docker-log-2018-08-27'.D58">
            <calcext:condition calcext:apply-style-name="Error" calcext:value="&gt;=900" calcext:base-cell-address="'docker-log-2018-08-27'.D58"/>
            <calcext:condition calcext:apply-style-name="Accent" calcext:value="=MIN([.$B58:.$F58])" calcext:base-cell-address="'docker-log-2018-08-27'.D58"/>
          </calcext:conditional-format>
          <calcext:conditional-format calcext:target-range-address="'docker-log-2018-08-27'.D59:'docker-log-2018-08-27'.D59">
            <calcext:condition calcext:apply-style-name="Error" calcext:value="&gt;=900" calcext:base-cell-address="'docker-log-2018-08-27'.D59"/>
            <calcext:condition calcext:apply-style-name="Accent" calcext:value="=MIN([.$B59:.$F59])" calcext:base-cell-address="'docker-log-2018-08-27'.D59"/>
          </calcext:conditional-format>
          <calcext:conditional-format calcext:target-range-address="'docker-log-2018-08-27'.D60:'docker-log-2018-08-27'.D60">
            <calcext:condition calcext:apply-style-name="Error" calcext:value="&gt;=900" calcext:base-cell-address="'docker-log-2018-08-27'.D60"/>
            <calcext:condition calcext:apply-style-name="Accent" calcext:value="=MIN([.$B60:.$F60])" calcext:base-cell-address="'docker-log-2018-08-27'.D60"/>
          </calcext:conditional-format>
          <calcext:conditional-format calcext:target-range-address="'docker-log-2018-08-27'.D61:'docker-log-2018-08-27'.D61">
            <calcext:condition calcext:apply-style-name="Error" calcext:value="&gt;=900" calcext:base-cell-address="'docker-log-2018-08-27'.D61"/>
            <calcext:condition calcext:apply-style-name="Accent" calcext:value="=MIN([.$B61:.$F61])" calcext:base-cell-address="'docker-log-2018-08-27'.D61"/>
          </calcext:conditional-format>
          <calcext:conditional-format calcext:target-range-address="'docker-log-2018-08-27'.D62:'docker-log-2018-08-27'.D62">
            <calcext:condition calcext:apply-style-name="Error" calcext:value="&gt;=900" calcext:base-cell-address="'docker-log-2018-08-27'.D62"/>
            <calcext:condition calcext:apply-style-name="Accent" calcext:value="=MIN([.$B62:.$F62])" calcext:base-cell-address="'docker-log-2018-08-27'.D62"/>
          </calcext:conditional-format>
          <calcext:conditional-format calcext:target-range-address="'docker-log-2018-08-27'.D63:'docker-log-2018-08-27'.D63">
            <calcext:condition calcext:apply-style-name="Error" calcext:value="&gt;=900" calcext:base-cell-address="'docker-log-2018-08-27'.D63"/>
            <calcext:condition calcext:apply-style-name="Accent" calcext:value="=MIN([.$B63:.$F63])" calcext:base-cell-address="'docker-log-2018-08-27'.D63"/>
          </calcext:conditional-format>
          <calcext:conditional-format calcext:target-range-address="'docker-log-2018-08-27'.D64:'docker-log-2018-08-27'.D64">
            <calcext:condition calcext:apply-style-name="Error" calcext:value="&gt;=900" calcext:base-cell-address="'docker-log-2018-08-27'.D64"/>
            <calcext:condition calcext:apply-style-name="Accent" calcext:value="=MIN([.$B64:.$F64])" calcext:base-cell-address="'docker-log-2018-08-27'.D64"/>
          </calcext:conditional-format>
          <calcext:conditional-format calcext:target-range-address="'docker-log-2018-08-27'.D65:'docker-log-2018-08-27'.D65">
            <calcext:condition calcext:apply-style-name="Error" calcext:value="&gt;=900" calcext:base-cell-address="'docker-log-2018-08-27'.D65"/>
            <calcext:condition calcext:apply-style-name="Accent" calcext:value="=MIN([.$B65:.$F65])" calcext:base-cell-address="'docker-log-2018-08-27'.D65"/>
          </calcext:conditional-format>
          <calcext:conditional-format calcext:target-range-address="'docker-log-2018-08-27'.D66:'docker-log-2018-08-27'.D66">
            <calcext:condition calcext:apply-style-name="Error" calcext:value="&gt;=900" calcext:base-cell-address="'docker-log-2018-08-27'.D66"/>
            <calcext:condition calcext:apply-style-name="Accent" calcext:value="=MIN([.$B66:.$F66])" calcext:base-cell-address="'docker-log-2018-08-27'.D66"/>
          </calcext:conditional-format>
          <calcext:conditional-format calcext:target-range-address="'docker-log-2018-08-27'.D67:'docker-log-2018-08-27'.D67">
            <calcext:condition calcext:apply-style-name="Error" calcext:value="&gt;=900" calcext:base-cell-address="'docker-log-2018-08-27'.D67"/>
            <calcext:condition calcext:apply-style-name="Accent" calcext:value="=MIN([.$B67:.$F67])" calcext:base-cell-address="'docker-log-2018-08-27'.D67"/>
          </calcext:conditional-format>
          <calcext:conditional-format calcext:target-range-address="'docker-log-2018-08-27'.D68:'docker-log-2018-08-27'.D68">
            <calcext:condition calcext:apply-style-name="Error" calcext:value="&gt;=900" calcext:base-cell-address="'docker-log-2018-08-27'.D68"/>
            <calcext:condition calcext:apply-style-name="Accent" calcext:value="=MIN([.$B68:.$F68])" calcext:base-cell-address="'docker-log-2018-08-27'.D68"/>
          </calcext:conditional-format>
          <calcext:conditional-format calcext:target-range-address="'docker-log-2018-08-27'.D69:'docker-log-2018-08-27'.D69">
            <calcext:condition calcext:apply-style-name="Error" calcext:value="&gt;=900" calcext:base-cell-address="'docker-log-2018-08-27'.D69"/>
            <calcext:condition calcext:apply-style-name="Accent" calcext:value="=MIN([.$B69:.$F69])" calcext:base-cell-address="'docker-log-2018-08-27'.D69"/>
          </calcext:conditional-format>
          <calcext:conditional-format calcext:target-range-address="'docker-log-2018-08-27'.D70:'docker-log-2018-08-27'.D70">
            <calcext:condition calcext:apply-style-name="Error" calcext:value="&gt;=900" calcext:base-cell-address="'docker-log-2018-08-27'.D70"/>
            <calcext:condition calcext:apply-style-name="Accent" calcext:value="=MIN([.$B70:.$F70])" calcext:base-cell-address="'docker-log-2018-08-27'.D70"/>
          </calcext:conditional-format>
          <calcext:conditional-format calcext:target-range-address="'docker-log-2018-08-27'.D71:'docker-log-2018-08-27'.D71">
            <calcext:condition calcext:apply-style-name="Error" calcext:value="&gt;=900" calcext:base-cell-address="'docker-log-2018-08-27'.D71"/>
            <calcext:condition calcext:apply-style-name="Accent" calcext:value="=MIN([.$B71:.$F71])" calcext:base-cell-address="'docker-log-2018-08-27'.D71"/>
          </calcext:conditional-format>
          <calcext:conditional-format calcext:target-range-address="'docker-log-2018-08-27'.D72:'docker-log-2018-08-27'.D72">
            <calcext:condition calcext:apply-style-name="Error" calcext:value="&gt;=900" calcext:base-cell-address="'docker-log-2018-08-27'.D72"/>
            <calcext:condition calcext:apply-style-name="Accent" calcext:value="=MIN([.$B72:.$F72])" calcext:base-cell-address="'docker-log-2018-08-27'.D72"/>
          </calcext:conditional-format>
          <calcext:conditional-format calcext:target-range-address="'docker-log-2018-08-27'.D73:'docker-log-2018-08-27'.D73">
            <calcext:condition calcext:apply-style-name="Error" calcext:value="&gt;=900" calcext:base-cell-address="'docker-log-2018-08-27'.D73"/>
            <calcext:condition calcext:apply-style-name="Accent" calcext:value="=MIN([.$B73:.$F73])" calcext:base-cell-address="'docker-log-2018-08-27'.D73"/>
          </calcext:conditional-format>
          <calcext:conditional-format calcext:target-range-address="'docker-log-2018-08-27'.D74:'docker-log-2018-08-27'.D74">
            <calcext:condition calcext:apply-style-name="Error" calcext:value="&gt;=900" calcext:base-cell-address="'docker-log-2018-08-27'.D74"/>
            <calcext:condition calcext:apply-style-name="Accent" calcext:value="=MIN([.$B74:.$F74])" calcext:base-cell-address="'docker-log-2018-08-27'.D74"/>
          </calcext:conditional-format>
          <calcext:conditional-format calcext:target-range-address="'docker-log-2018-08-27'.D75:'docker-log-2018-08-27'.D75">
            <calcext:condition calcext:apply-style-name="Error" calcext:value="&gt;=900" calcext:base-cell-address="'docker-log-2018-08-27'.D75"/>
            <calcext:condition calcext:apply-style-name="Accent" calcext:value="=MIN([.$B75:.$F75])" calcext:base-cell-address="'docker-log-2018-08-27'.D75"/>
          </calcext:conditional-format>
          <calcext:conditional-format calcext:target-range-address="'docker-log-2018-08-27'.D76:'docker-log-2018-08-27'.D76">
            <calcext:condition calcext:apply-style-name="Error" calcext:value="&gt;=900" calcext:base-cell-address="'docker-log-2018-08-27'.D76"/>
            <calcext:condition calcext:apply-style-name="Accent" calcext:value="=MIN([.$B76:.$F76])" calcext:base-cell-address="'docker-log-2018-08-27'.D76"/>
          </calcext:conditional-format>
          <calcext:conditional-format calcext:target-range-address="'docker-log-2018-08-27'.D77:'docker-log-2018-08-27'.D77">
            <calcext:condition calcext:apply-style-name="Error" calcext:value="&gt;=900" calcext:base-cell-address="'docker-log-2018-08-27'.D77"/>
            <calcext:condition calcext:apply-style-name="Accent" calcext:value="=MIN([.$B77:.$F77])" calcext:base-cell-address="'docker-log-2018-08-27'.D77"/>
          </calcext:conditional-format>
          <calcext:conditional-format calcext:target-range-address="'docker-log-2018-08-27'.D78:'docker-log-2018-08-27'.D78">
            <calcext:condition calcext:apply-style-name="Error" calcext:value="&gt;=900" calcext:base-cell-address="'docker-log-2018-08-27'.D78"/>
            <calcext:condition calcext:apply-style-name="Accent" calcext:value="=MIN([.$B78:.$F78])" calcext:base-cell-address="'docker-log-2018-08-27'.D78"/>
          </calcext:conditional-format>
          <calcext:conditional-format calcext:target-range-address="'docker-log-2018-08-27'.D79:'docker-log-2018-08-27'.D79">
            <calcext:condition calcext:apply-style-name="Error" calcext:value="&gt;=900" calcext:base-cell-address="'docker-log-2018-08-27'.D79"/>
            <calcext:condition calcext:apply-style-name="Accent" calcext:value="=MIN([.$B79:.$F79])" calcext:base-cell-address="'docker-log-2018-08-27'.D79"/>
          </calcext:conditional-format>
          <calcext:conditional-format calcext:target-range-address="'docker-log-2018-08-27'.D80:'docker-log-2018-08-27'.D80">
            <calcext:condition calcext:apply-style-name="Error" calcext:value="&gt;=900" calcext:base-cell-address="'docker-log-2018-08-27'.D80"/>
            <calcext:condition calcext:apply-style-name="Accent" calcext:value="=MIN([.$B80:.$F80])" calcext:base-cell-address="'docker-log-2018-08-27'.D80"/>
          </calcext:conditional-format>
          <calcext:conditional-format calcext:target-range-address="'docker-log-2018-08-27'.D81:'docker-log-2018-08-27'.D81">
            <calcext:condition calcext:apply-style-name="Error" calcext:value="&gt;=900" calcext:base-cell-address="'docker-log-2018-08-27'.D81"/>
            <calcext:condition calcext:apply-style-name="Accent" calcext:value="=MIN([.$B81:.$F81])" calcext:base-cell-address="'docker-log-2018-08-27'.D81"/>
          </calcext:conditional-format>
          <calcext:conditional-format calcext:target-range-address="'docker-log-2018-08-27'.D82:'docker-log-2018-08-27'.D82">
            <calcext:condition calcext:apply-style-name="Error" calcext:value="&gt;=900" calcext:base-cell-address="'docker-log-2018-08-27'.D82"/>
            <calcext:condition calcext:apply-style-name="Accent" calcext:value="=MIN([.$B82:.$F82])" calcext:base-cell-address="'docker-log-2018-08-27'.D82"/>
          </calcext:conditional-format>
          <calcext:conditional-format calcext:target-range-address="'docker-log-2018-08-27'.D83:'docker-log-2018-08-27'.D83">
            <calcext:condition calcext:apply-style-name="Error" calcext:value="&gt;=900" calcext:base-cell-address="'docker-log-2018-08-27'.D83"/>
            <calcext:condition calcext:apply-style-name="Accent" calcext:value="=MIN([.$B83:.$F83])" calcext:base-cell-address="'docker-log-2018-08-27'.D83"/>
          </calcext:conditional-format>
          <calcext:conditional-format calcext:target-range-address="'docker-log-2018-08-27'.D84:'docker-log-2018-08-27'.D84">
            <calcext:condition calcext:apply-style-name="Error" calcext:value="&gt;=900" calcext:base-cell-address="'docker-log-2018-08-27'.D84"/>
            <calcext:condition calcext:apply-style-name="Accent" calcext:value="=MIN([.$B84:.$F84])" calcext:base-cell-address="'docker-log-2018-08-27'.D84"/>
          </calcext:conditional-format>
          <calcext:conditional-format calcext:target-range-address="'docker-log-2018-08-27'.D85:'docker-log-2018-08-27'.D85">
            <calcext:condition calcext:apply-style-name="Error" calcext:value="&gt;=900" calcext:base-cell-address="'docker-log-2018-08-27'.D85"/>
            <calcext:condition calcext:apply-style-name="Accent" calcext:value="=MIN([.$B85:.$F85])" calcext:base-cell-address="'docker-log-2018-08-27'.D85"/>
          </calcext:conditional-format>
          <calcext:conditional-format calcext:target-range-address="'docker-log-2018-08-27'.D86:'docker-log-2018-08-27'.D86">
            <calcext:condition calcext:apply-style-name="Error" calcext:value="&gt;=900" calcext:base-cell-address="'docker-log-2018-08-27'.D86"/>
            <calcext:condition calcext:apply-style-name="Accent" calcext:value="=MIN([.$B86:.$F86])" calcext:base-cell-address="'docker-log-2018-08-27'.D86"/>
          </calcext:conditional-format>
          <calcext:conditional-format calcext:target-range-address="'docker-log-2018-08-27'.D87:'docker-log-2018-08-27'.D87">
            <calcext:condition calcext:apply-style-name="Error" calcext:value="&gt;=900" calcext:base-cell-address="'docker-log-2018-08-27'.D87"/>
            <calcext:condition calcext:apply-style-name="Accent" calcext:value="=MIN([.$B87:.$F87])" calcext:base-cell-address="'docker-log-2018-08-27'.D87"/>
          </calcext:conditional-format>
          <calcext:conditional-format calcext:target-range-address="'docker-log-2018-08-27'.D88:'docker-log-2018-08-27'.D88">
            <calcext:condition calcext:apply-style-name="Error" calcext:value="&gt;=900" calcext:base-cell-address="'docker-log-2018-08-27'.D88"/>
            <calcext:condition calcext:apply-style-name="Accent" calcext:value="=MIN([.$B88:.$F88])" calcext:base-cell-address="'docker-log-2018-08-27'.D88"/>
          </calcext:conditional-format>
          <calcext:conditional-format calcext:target-range-address="'docker-log-2018-08-27'.D89:'docker-log-2018-08-27'.D89">
            <calcext:condition calcext:apply-style-name="Error" calcext:value="&gt;=900" calcext:base-cell-address="'docker-log-2018-08-27'.D89"/>
            <calcext:condition calcext:apply-style-name="Accent" calcext:value="=MIN([.$B89:.$F89])" calcext:base-cell-address="'docker-log-2018-08-27'.D89"/>
          </calcext:conditional-format>
          <calcext:conditional-format calcext:target-range-address="'docker-log-2018-08-27'.D90:'docker-log-2018-08-27'.D90">
            <calcext:condition calcext:apply-style-name="Error" calcext:value="&gt;=900" calcext:base-cell-address="'docker-log-2018-08-27'.D90"/>
            <calcext:condition calcext:apply-style-name="Accent" calcext:value="=MIN([.$B90:.$F90])" calcext:base-cell-address="'docker-log-2018-08-27'.D90"/>
          </calcext:conditional-format>
          <calcext:conditional-format calcext:target-range-address="'docker-log-2018-08-27'.D91:'docker-log-2018-08-27'.D91">
            <calcext:condition calcext:apply-style-name="Error" calcext:value="&gt;=900" calcext:base-cell-address="'docker-log-2018-08-27'.D91"/>
            <calcext:condition calcext:apply-style-name="Accent" calcext:value="=MIN([.$B91:.$F91])" calcext:base-cell-address="'docker-log-2018-08-27'.D91"/>
          </calcext:conditional-format>
          <calcext:conditional-format calcext:target-range-address="'docker-log-2018-08-27'.D92:'docker-log-2018-08-27'.D92">
            <calcext:condition calcext:apply-style-name="Error" calcext:value="&gt;=900" calcext:base-cell-address="'docker-log-2018-08-27'.D92"/>
            <calcext:condition calcext:apply-style-name="Accent" calcext:value="=MIN([.$B92:.$F92])" calcext:base-cell-address="'docker-log-2018-08-27'.D92"/>
          </calcext:conditional-format>
          <calcext:conditional-format calcext:target-range-address="'docker-log-2018-08-27'.D93:'docker-log-2018-08-27'.D93">
            <calcext:condition calcext:apply-style-name="Error" calcext:value="&gt;=900" calcext:base-cell-address="'docker-log-2018-08-27'.D93"/>
            <calcext:condition calcext:apply-style-name="Accent" calcext:value="=MIN([.$B93:.$F93])" calcext:base-cell-address="'docker-log-2018-08-27'.D93"/>
          </calcext:conditional-format>
          <calcext:conditional-format calcext:target-range-address="'docker-log-2018-08-27'.D94:'docker-log-2018-08-27'.D94">
            <calcext:condition calcext:apply-style-name="Error" calcext:value="&gt;=900" calcext:base-cell-address="'docker-log-2018-08-27'.D94"/>
            <calcext:condition calcext:apply-style-name="Accent" calcext:value="=MIN([.$B94:.$F94])" calcext:base-cell-address="'docker-log-2018-08-27'.D94"/>
          </calcext:conditional-format>
          <calcext:conditional-format calcext:target-range-address="'docker-log-2018-08-27'.D95:'docker-log-2018-08-27'.D95">
            <calcext:condition calcext:apply-style-name="Error" calcext:value="&gt;=900" calcext:base-cell-address="'docker-log-2018-08-27'.D95"/>
            <calcext:condition calcext:apply-style-name="Accent" calcext:value="=MIN([.$B95:.$F95])" calcext:base-cell-address="'docker-log-2018-08-27'.D95"/>
          </calcext:conditional-format>
          <calcext:conditional-format calcext:target-range-address="'docker-log-2018-08-27'.D96:'docker-log-2018-08-27'.D96">
            <calcext:condition calcext:apply-style-name="Error" calcext:value="&gt;=900" calcext:base-cell-address="'docker-log-2018-08-27'.D96"/>
            <calcext:condition calcext:apply-style-name="Accent" calcext:value="=MIN([.$B96:.$F96])" calcext:base-cell-address="'docker-log-2018-08-27'.D96"/>
          </calcext:conditional-format>
          <calcext:conditional-format calcext:target-range-address="'docker-log-2018-08-27'.D97:'docker-log-2018-08-27'.D97">
            <calcext:condition calcext:apply-style-name="Error" calcext:value="&gt;=900" calcext:base-cell-address="'docker-log-2018-08-27'.D97"/>
            <calcext:condition calcext:apply-style-name="Accent" calcext:value="=MIN([.$B97:.$F97])" calcext:base-cell-address="'docker-log-2018-08-27'.D97"/>
          </calcext:conditional-format>
          <calcext:conditional-format calcext:target-range-address="'docker-log-2018-08-27'.D98:'docker-log-2018-08-27'.D98">
            <calcext:condition calcext:apply-style-name="Error" calcext:value="&gt;=900" calcext:base-cell-address="'docker-log-2018-08-27'.D98"/>
            <calcext:condition calcext:apply-style-name="Accent" calcext:value="=MIN([.$B98:.$F98])" calcext:base-cell-address="'docker-log-2018-08-27'.D98"/>
          </calcext:conditional-format>
          <calcext:conditional-format calcext:target-range-address="'docker-log-2018-08-27'.D99:'docker-log-2018-08-27'.D99">
            <calcext:condition calcext:apply-style-name="Error" calcext:value="&gt;=900" calcext:base-cell-address="'docker-log-2018-08-27'.D99"/>
            <calcext:condition calcext:apply-style-name="Accent" calcext:value="=MIN([.$B99:.$F99])" calcext:base-cell-address="'docker-log-2018-08-27'.D99"/>
          </calcext:conditional-format>
          <calcext:conditional-format calcext:target-range-address="'docker-log-2018-08-27'.D100:'docker-log-2018-08-27'.D100">
            <calcext:condition calcext:apply-style-name="Error" calcext:value="&gt;=900" calcext:base-cell-address="'docker-log-2018-08-27'.D100"/>
            <calcext:condition calcext:apply-style-name="Accent" calcext:value="=MIN([.$B100:.$F100])" calcext:base-cell-address="'docker-log-2018-08-27'.D100"/>
          </calcext:conditional-format>
          <calcext:conditional-format calcext:target-range-address="'docker-log-2018-08-27'.D101:'docker-log-2018-08-27'.D101">
            <calcext:condition calcext:apply-style-name="Error" calcext:value="&gt;=900" calcext:base-cell-address="'docker-log-2018-08-27'.D101"/>
            <calcext:condition calcext:apply-style-name="Accent" calcext:value="=MIN([.$B101:.$F101])" calcext:base-cell-address="'docker-log-2018-08-27'.D101"/>
          </calcext:conditional-format>
          <calcext:conditional-format calcext:target-range-address="'docker-log-2018-08-27'.D102:'docker-log-2018-08-27'.D102">
            <calcext:condition calcext:apply-style-name="Error" calcext:value="&gt;=900" calcext:base-cell-address="'docker-log-2018-08-27'.D102"/>
            <calcext:condition calcext:apply-style-name="Accent" calcext:value="=MIN([.$B102:.$F102])" calcext:base-cell-address="'docker-log-2018-08-27'.D102"/>
          </calcext:conditional-format>
          <calcext:conditional-format calcext:target-range-address="'docker-log-2018-08-27'.D103:'docker-log-2018-08-27'.D103">
            <calcext:condition calcext:apply-style-name="Error" calcext:value="&gt;=900" calcext:base-cell-address="'docker-log-2018-08-27'.D103"/>
            <calcext:condition calcext:apply-style-name="Accent" calcext:value="=MIN([.$B103:.$F103])" calcext:base-cell-address="'docker-log-2018-08-27'.D103"/>
          </calcext:conditional-format>
          <calcext:conditional-format calcext:target-range-address="'docker-log-2018-08-27'.D104:'docker-log-2018-08-27'.D104">
            <calcext:condition calcext:apply-style-name="Error" calcext:value="&gt;=900" calcext:base-cell-address="'docker-log-2018-08-27'.D104"/>
            <calcext:condition calcext:apply-style-name="Accent" calcext:value="=MIN([.$B104:.$F104])" calcext:base-cell-address="'docker-log-2018-08-27'.D104"/>
          </calcext:conditional-format>
          <calcext:conditional-format calcext:target-range-address="'docker-log-2018-08-27'.D105:'docker-log-2018-08-27'.D105">
            <calcext:condition calcext:apply-style-name="Error" calcext:value="&gt;=900" calcext:base-cell-address="'docker-log-2018-08-27'.D105"/>
            <calcext:condition calcext:apply-style-name="Accent" calcext:value="=MIN([.$B105:.$F105])" calcext:base-cell-address="'docker-log-2018-08-27'.D105"/>
          </calcext:conditional-format>
          <calcext:conditional-format calcext:target-range-address="'docker-log-2018-08-27'.D106:'docker-log-2018-08-27'.D106">
            <calcext:condition calcext:apply-style-name="Error" calcext:value="&gt;=900" calcext:base-cell-address="'docker-log-2018-08-27'.D106"/>
            <calcext:condition calcext:apply-style-name="Accent" calcext:value="=MIN([.$B106:.$F106])" calcext:base-cell-address="'docker-log-2018-08-27'.D106"/>
          </calcext:conditional-format>
          <calcext:conditional-format calcext:target-range-address="'docker-log-2018-08-27'.D107:'docker-log-2018-08-27'.D107">
            <calcext:condition calcext:apply-style-name="Error" calcext:value="&gt;=900" calcext:base-cell-address="'docker-log-2018-08-27'.D107"/>
            <calcext:condition calcext:apply-style-name="Accent" calcext:value="=MIN([.$B107:.$F107])" calcext:base-cell-address="'docker-log-2018-08-27'.D107"/>
          </calcext:conditional-format>
          <calcext:conditional-format calcext:target-range-address="'docker-log-2018-08-27'.D108:'docker-log-2018-08-27'.D108">
            <calcext:condition calcext:apply-style-name="Error" calcext:value="&gt;=900" calcext:base-cell-address="'docker-log-2018-08-27'.D108"/>
            <calcext:condition calcext:apply-style-name="Accent" calcext:value="=MIN([.$B108:.$F108])" calcext:base-cell-address="'docker-log-2018-08-27'.D108"/>
          </calcext:conditional-format>
          <calcext:conditional-format calcext:target-range-address="'docker-log-2018-08-27'.D109:'docker-log-2018-08-27'.D109">
            <calcext:condition calcext:apply-style-name="Error" calcext:value="&gt;=900" calcext:base-cell-address="'docker-log-2018-08-27'.D109"/>
            <calcext:condition calcext:apply-style-name="Accent" calcext:value="=MIN([.$B109:.$F109])" calcext:base-cell-address="'docker-log-2018-08-27'.D109"/>
          </calcext:conditional-format>
          <calcext:conditional-format calcext:target-range-address="'docker-log-2018-08-27'.D110:'docker-log-2018-08-27'.D110">
            <calcext:condition calcext:apply-style-name="Error" calcext:value="&gt;=900" calcext:base-cell-address="'docker-log-2018-08-27'.D110"/>
            <calcext:condition calcext:apply-style-name="Accent" calcext:value="=MIN([.$B110:.$F110])" calcext:base-cell-address="'docker-log-2018-08-27'.D110"/>
          </calcext:conditional-format>
          <calcext:conditional-format calcext:target-range-address="'docker-log-2018-08-27'.D111:'docker-log-2018-08-27'.D111">
            <calcext:condition calcext:apply-style-name="Error" calcext:value="&gt;=900" calcext:base-cell-address="'docker-log-2018-08-27'.D111"/>
            <calcext:condition calcext:apply-style-name="Accent" calcext:value="=MIN([.$B111:.$F111])" calcext:base-cell-address="'docker-log-2018-08-27'.D111"/>
          </calcext:conditional-format>
          <calcext:conditional-format calcext:target-range-address="'docker-log-2018-08-27'.D112:'docker-log-2018-08-27'.D112">
            <calcext:condition calcext:apply-style-name="Error" calcext:value="&gt;=900" calcext:base-cell-address="'docker-log-2018-08-27'.D112"/>
            <calcext:condition calcext:apply-style-name="Accent" calcext:value="=MIN([.$B112:.$F112])" calcext:base-cell-address="'docker-log-2018-08-27'.D112"/>
          </calcext:conditional-format>
          <calcext:conditional-format calcext:target-range-address="'docker-log-2018-08-27'.D113:'docker-log-2018-08-27'.D113">
            <calcext:condition calcext:apply-style-name="Error" calcext:value="&gt;=900" calcext:base-cell-address="'docker-log-2018-08-27'.D113"/>
            <calcext:condition calcext:apply-style-name="Accent" calcext:value="=MIN([.$B113:.$F113])" calcext:base-cell-address="'docker-log-2018-08-27'.D113"/>
          </calcext:conditional-format>
          <calcext:conditional-format calcext:target-range-address="'docker-log-2018-08-27'.D114:'docker-log-2018-08-27'.D114">
            <calcext:condition calcext:apply-style-name="Error" calcext:value="&gt;=900" calcext:base-cell-address="'docker-log-2018-08-27'.D114"/>
            <calcext:condition calcext:apply-style-name="Accent" calcext:value="=MIN([.$B114:.$F114])" calcext:base-cell-address="'docker-log-2018-08-27'.D114"/>
          </calcext:conditional-format>
          <calcext:conditional-format calcext:target-range-address="'docker-log-2018-08-27'.E4:'docker-log-2018-08-27'.E4">
            <calcext:condition calcext:apply-style-name="Error" calcext:value="&gt;=900" calcext:base-cell-address="'docker-log-2018-08-27'.E4"/>
            <calcext:condition calcext:apply-style-name="Accent" calcext:value="=MIN([.$B4:.$F4])" calcext:base-cell-address="'docker-log-2018-08-27'.E4"/>
          </calcext:conditional-format>
          <calcext:conditional-format calcext:target-range-address="'docker-log-2018-08-27'.E5:'docker-log-2018-08-27'.E5">
            <calcext:condition calcext:apply-style-name="Error" calcext:value="&gt;=900" calcext:base-cell-address="'docker-log-2018-08-27'.E5"/>
            <calcext:condition calcext:apply-style-name="Accent" calcext:value="=MIN([.$B5:.$F5])" calcext:base-cell-address="'docker-log-2018-08-27'.E5"/>
          </calcext:conditional-format>
          <calcext:conditional-format calcext:target-range-address="'docker-log-2018-08-27'.E6:'docker-log-2018-08-27'.E6">
            <calcext:condition calcext:apply-style-name="Error" calcext:value="&gt;=900" calcext:base-cell-address="'docker-log-2018-08-27'.E6"/>
            <calcext:condition calcext:apply-style-name="Accent" calcext:value="=MIN([.$B6:.$F6])" calcext:base-cell-address="'docker-log-2018-08-27'.E6"/>
          </calcext:conditional-format>
          <calcext:conditional-format calcext:target-range-address="'docker-log-2018-08-27'.E7:'docker-log-2018-08-27'.E7">
            <calcext:condition calcext:apply-style-name="Error" calcext:value="&gt;=900" calcext:base-cell-address="'docker-log-2018-08-27'.E7"/>
            <calcext:condition calcext:apply-style-name="Accent" calcext:value="=MIN([.$B7:.$F7])" calcext:base-cell-address="'docker-log-2018-08-27'.E7"/>
          </calcext:conditional-format>
          <calcext:conditional-format calcext:target-range-address="'docker-log-2018-08-27'.E8:'docker-log-2018-08-27'.E8">
            <calcext:condition calcext:apply-style-name="Error" calcext:value="&gt;=900" calcext:base-cell-address="'docker-log-2018-08-27'.E8"/>
            <calcext:condition calcext:apply-style-name="Accent" calcext:value="=MIN([.$B8:.$F8])" calcext:base-cell-address="'docker-log-2018-08-27'.E8"/>
          </calcext:conditional-format>
          <calcext:conditional-format calcext:target-range-address="'docker-log-2018-08-27'.E9:'docker-log-2018-08-27'.E9">
            <calcext:condition calcext:apply-style-name="Error" calcext:value="&gt;=900" calcext:base-cell-address="'docker-log-2018-08-27'.E9"/>
            <calcext:condition calcext:apply-style-name="Accent" calcext:value="=MIN([.$B9:.$F9])" calcext:base-cell-address="'docker-log-2018-08-27'.E9"/>
          </calcext:conditional-format>
          <calcext:conditional-format calcext:target-range-address="'docker-log-2018-08-27'.E10:'docker-log-2018-08-27'.E10">
            <calcext:condition calcext:apply-style-name="Error" calcext:value="&gt;=900" calcext:base-cell-address="'docker-log-2018-08-27'.E10"/>
            <calcext:condition calcext:apply-style-name="Accent" calcext:value="=MIN([.$B10:.$F10])" calcext:base-cell-address="'docker-log-2018-08-27'.E10"/>
          </calcext:conditional-format>
          <calcext:conditional-format calcext:target-range-address="'docker-log-2018-08-27'.E11:'docker-log-2018-08-27'.E11">
            <calcext:condition calcext:apply-style-name="Error" calcext:value="&gt;=900" calcext:base-cell-address="'docker-log-2018-08-27'.E11"/>
            <calcext:condition calcext:apply-style-name="Accent" calcext:value="=MIN([.$B11:.$F11])" calcext:base-cell-address="'docker-log-2018-08-27'.E11"/>
          </calcext:conditional-format>
          <calcext:conditional-format calcext:target-range-address="'docker-log-2018-08-27'.E12:'docker-log-2018-08-27'.E12">
            <calcext:condition calcext:apply-style-name="Error" calcext:value="&gt;=900" calcext:base-cell-address="'docker-log-2018-08-27'.E12"/>
            <calcext:condition calcext:apply-style-name="Accent" calcext:value="=MIN([.$B12:.$F12])" calcext:base-cell-address="'docker-log-2018-08-27'.E12"/>
          </calcext:conditional-format>
          <calcext:conditional-format calcext:target-range-address="'docker-log-2018-08-27'.E13:'docker-log-2018-08-27'.E13">
            <calcext:condition calcext:apply-style-name="Error" calcext:value="&gt;=900" calcext:base-cell-address="'docker-log-2018-08-27'.E13"/>
            <calcext:condition calcext:apply-style-name="Accent" calcext:value="=MIN([.$B13:.$F13])" calcext:base-cell-address="'docker-log-2018-08-27'.E13"/>
          </calcext:conditional-format>
          <calcext:conditional-format calcext:target-range-address="'docker-log-2018-08-27'.E14:'docker-log-2018-08-27'.E14">
            <calcext:condition calcext:apply-style-name="Error" calcext:value="&gt;=900" calcext:base-cell-address="'docker-log-2018-08-27'.E14"/>
            <calcext:condition calcext:apply-style-name="Accent" calcext:value="=MIN([.$B14:.$F14])" calcext:base-cell-address="'docker-log-2018-08-27'.E14"/>
          </calcext:conditional-format>
          <calcext:conditional-format calcext:target-range-address="'docker-log-2018-08-27'.E15:'docker-log-2018-08-27'.E15">
            <calcext:condition calcext:apply-style-name="Error" calcext:value="&gt;=900" calcext:base-cell-address="'docker-log-2018-08-27'.E15"/>
            <calcext:condition calcext:apply-style-name="Accent" calcext:value="=MIN([.$B15:.$F15])" calcext:base-cell-address="'docker-log-2018-08-27'.E15"/>
          </calcext:conditional-format>
          <calcext:conditional-format calcext:target-range-address="'docker-log-2018-08-27'.E16:'docker-log-2018-08-27'.E16">
            <calcext:condition calcext:apply-style-name="Error" calcext:value="&gt;=900" calcext:base-cell-address="'docker-log-2018-08-27'.E16"/>
            <calcext:condition calcext:apply-style-name="Accent" calcext:value="=MIN([.$B16:.$F16])" calcext:base-cell-address="'docker-log-2018-08-27'.E16"/>
          </calcext:conditional-format>
          <calcext:conditional-format calcext:target-range-address="'docker-log-2018-08-27'.E17:'docker-log-2018-08-27'.E17">
            <calcext:condition calcext:apply-style-name="Error" calcext:value="&gt;=900" calcext:base-cell-address="'docker-log-2018-08-27'.E17"/>
            <calcext:condition calcext:apply-style-name="Accent" calcext:value="=MIN([.$B17:.$F17])" calcext:base-cell-address="'docker-log-2018-08-27'.E17"/>
          </calcext:conditional-format>
          <calcext:conditional-format calcext:target-range-address="'docker-log-2018-08-27'.E18:'docker-log-2018-08-27'.E18">
            <calcext:condition calcext:apply-style-name="Error" calcext:value="&gt;=900" calcext:base-cell-address="'docker-log-2018-08-27'.E18"/>
            <calcext:condition calcext:apply-style-name="Accent" calcext:value="=MIN([.$B18:.$F18])" calcext:base-cell-address="'docker-log-2018-08-27'.E18"/>
          </calcext:conditional-format>
          <calcext:conditional-format calcext:target-range-address="'docker-log-2018-08-27'.E19:'docker-log-2018-08-27'.E19">
            <calcext:condition calcext:apply-style-name="Error" calcext:value="&gt;=900" calcext:base-cell-address="'docker-log-2018-08-27'.E19"/>
            <calcext:condition calcext:apply-style-name="Accent" calcext:value="=MIN([.$B19:.$F19])" calcext:base-cell-address="'docker-log-2018-08-27'.E19"/>
          </calcext:conditional-format>
          <calcext:conditional-format calcext:target-range-address="'docker-log-2018-08-27'.E20:'docker-log-2018-08-27'.E20">
            <calcext:condition calcext:apply-style-name="Error" calcext:value="&gt;=900" calcext:base-cell-address="'docker-log-2018-08-27'.E20"/>
            <calcext:condition calcext:apply-style-name="Accent" calcext:value="=MIN([.$B20:.$F20])" calcext:base-cell-address="'docker-log-2018-08-27'.E20"/>
          </calcext:conditional-format>
          <calcext:conditional-format calcext:target-range-address="'docker-log-2018-08-27'.E21:'docker-log-2018-08-27'.E21">
            <calcext:condition calcext:apply-style-name="Error" calcext:value="&gt;=900" calcext:base-cell-address="'docker-log-2018-08-27'.E21"/>
            <calcext:condition calcext:apply-style-name="Accent" calcext:value="=MIN([.$B21:.$F21])" calcext:base-cell-address="'docker-log-2018-08-27'.E21"/>
          </calcext:conditional-format>
          <calcext:conditional-format calcext:target-range-address="'docker-log-2018-08-27'.E22:'docker-log-2018-08-27'.E22">
            <calcext:condition calcext:apply-style-name="Error" calcext:value="&gt;=900" calcext:base-cell-address="'docker-log-2018-08-27'.E22"/>
            <calcext:condition calcext:apply-style-name="Accent" calcext:value="=MIN([.$B22:.$F22])" calcext:base-cell-address="'docker-log-2018-08-27'.E22"/>
          </calcext:conditional-format>
          <calcext:conditional-format calcext:target-range-address="'docker-log-2018-08-27'.E23:'docker-log-2018-08-27'.E23">
            <calcext:condition calcext:apply-style-name="Error" calcext:value="&gt;=900" calcext:base-cell-address="'docker-log-2018-08-27'.E23"/>
            <calcext:condition calcext:apply-style-name="Accent" calcext:value="=MIN([.$B23:.$F23])" calcext:base-cell-address="'docker-log-2018-08-27'.E23"/>
          </calcext:conditional-format>
          <calcext:conditional-format calcext:target-range-address="'docker-log-2018-08-27'.E24:'docker-log-2018-08-27'.E24">
            <calcext:condition calcext:apply-style-name="Error" calcext:value="&gt;=900" calcext:base-cell-address="'docker-log-2018-08-27'.E24"/>
            <calcext:condition calcext:apply-style-name="Accent" calcext:value="=MIN([.$B24:.$F24])" calcext:base-cell-address="'docker-log-2018-08-27'.E24"/>
          </calcext:conditional-format>
          <calcext:conditional-format calcext:target-range-address="'docker-log-2018-08-27'.E25:'docker-log-2018-08-27'.E25">
            <calcext:condition calcext:apply-style-name="Error" calcext:value="&gt;=900" calcext:base-cell-address="'docker-log-2018-08-27'.E25"/>
            <calcext:condition calcext:apply-style-name="Accent" calcext:value="=MIN([.$B25:.$F25])" calcext:base-cell-address="'docker-log-2018-08-27'.E25"/>
          </calcext:conditional-format>
          <calcext:conditional-format calcext:target-range-address="'docker-log-2018-08-27'.E26:'docker-log-2018-08-27'.E26">
            <calcext:condition calcext:apply-style-name="Error" calcext:value="&gt;=900" calcext:base-cell-address="'docker-log-2018-08-27'.E26"/>
            <calcext:condition calcext:apply-style-name="Accent" calcext:value="=MIN([.$B26:.$F26])" calcext:base-cell-address="'docker-log-2018-08-27'.E26"/>
          </calcext:conditional-format>
          <calcext:conditional-format calcext:target-range-address="'docker-log-2018-08-27'.E27:'docker-log-2018-08-27'.E27">
            <calcext:condition calcext:apply-style-name="Error" calcext:value="&gt;=900" calcext:base-cell-address="'docker-log-2018-08-27'.E27"/>
            <calcext:condition calcext:apply-style-name="Accent" calcext:value="=MIN([.$B27:.$F27])" calcext:base-cell-address="'docker-log-2018-08-27'.E27"/>
          </calcext:conditional-format>
          <calcext:conditional-format calcext:target-range-address="'docker-log-2018-08-27'.E28:'docker-log-2018-08-27'.E28">
            <calcext:condition calcext:apply-style-name="Error" calcext:value="&gt;=900" calcext:base-cell-address="'docker-log-2018-08-27'.E28"/>
            <calcext:condition calcext:apply-style-name="Accent" calcext:value="=MIN([.$B28:.$F28])" calcext:base-cell-address="'docker-log-2018-08-27'.E28"/>
          </calcext:conditional-format>
          <calcext:conditional-format calcext:target-range-address="'docker-log-2018-08-27'.E29:'docker-log-2018-08-27'.E29">
            <calcext:condition calcext:apply-style-name="Error" calcext:value="&gt;=900" calcext:base-cell-address="'docker-log-2018-08-27'.E29"/>
            <calcext:condition calcext:apply-style-name="Accent" calcext:value="=MIN([.$B29:.$F29])" calcext:base-cell-address="'docker-log-2018-08-27'.E29"/>
          </calcext:conditional-format>
          <calcext:conditional-format calcext:target-range-address="'docker-log-2018-08-27'.E30:'docker-log-2018-08-27'.E30">
            <calcext:condition calcext:apply-style-name="Error" calcext:value="&gt;=900" calcext:base-cell-address="'docker-log-2018-08-27'.E30"/>
            <calcext:condition calcext:apply-style-name="Accent" calcext:value="=MIN([.$B30:.$F30])" calcext:base-cell-address="'docker-log-2018-08-27'.E30"/>
          </calcext:conditional-format>
          <calcext:conditional-format calcext:target-range-address="'docker-log-2018-08-27'.E31:'docker-log-2018-08-27'.E31">
            <calcext:condition calcext:apply-style-name="Error" calcext:value="&gt;=900" calcext:base-cell-address="'docker-log-2018-08-27'.E31"/>
            <calcext:condition calcext:apply-style-name="Accent" calcext:value="=MIN([.$B31:.$F31])" calcext:base-cell-address="'docker-log-2018-08-27'.E31"/>
          </calcext:conditional-format>
          <calcext:conditional-format calcext:target-range-address="'docker-log-2018-08-27'.E32:'docker-log-2018-08-27'.E32">
            <calcext:condition calcext:apply-style-name="Error" calcext:value="&gt;=900" calcext:base-cell-address="'docker-log-2018-08-27'.E32"/>
            <calcext:condition calcext:apply-style-name="Accent" calcext:value="=MIN([.$B32:.$F32])" calcext:base-cell-address="'docker-log-2018-08-27'.E32"/>
          </calcext:conditional-format>
          <calcext:conditional-format calcext:target-range-address="'docker-log-2018-08-27'.E33:'docker-log-2018-08-27'.E33">
            <calcext:condition calcext:apply-style-name="Error" calcext:value="&gt;=900" calcext:base-cell-address="'docker-log-2018-08-27'.E33"/>
            <calcext:condition calcext:apply-style-name="Accent" calcext:value="=MIN([.$B33:.$F33])" calcext:base-cell-address="'docker-log-2018-08-27'.E33"/>
          </calcext:conditional-format>
          <calcext:conditional-format calcext:target-range-address="'docker-log-2018-08-27'.E34:'docker-log-2018-08-27'.E34">
            <calcext:condition calcext:apply-style-name="Error" calcext:value="&gt;=900" calcext:base-cell-address="'docker-log-2018-08-27'.E34"/>
            <calcext:condition calcext:apply-style-name="Accent" calcext:value="=MIN([.$B34:.$F34])" calcext:base-cell-address="'docker-log-2018-08-27'.E34"/>
          </calcext:conditional-format>
          <calcext:conditional-format calcext:target-range-address="'docker-log-2018-08-27'.E35:'docker-log-2018-08-27'.E35">
            <calcext:condition calcext:apply-style-name="Error" calcext:value="&gt;=900" calcext:base-cell-address="'docker-log-2018-08-27'.E35"/>
            <calcext:condition calcext:apply-style-name="Accent" calcext:value="=MIN([.$B35:.$F35])" calcext:base-cell-address="'docker-log-2018-08-27'.E35"/>
          </calcext:conditional-format>
          <calcext:conditional-format calcext:target-range-address="'docker-log-2018-08-27'.E36:'docker-log-2018-08-27'.E36">
            <calcext:condition calcext:apply-style-name="Error" calcext:value="&gt;=900" calcext:base-cell-address="'docker-log-2018-08-27'.E36"/>
            <calcext:condition calcext:apply-style-name="Accent" calcext:value="=MIN([.$B36:.$F36])" calcext:base-cell-address="'docker-log-2018-08-27'.E36"/>
          </calcext:conditional-format>
          <calcext:conditional-format calcext:target-range-address="'docker-log-2018-08-27'.E37:'docker-log-2018-08-27'.E37">
            <calcext:condition calcext:apply-style-name="Error" calcext:value="&gt;=900" calcext:base-cell-address="'docker-log-2018-08-27'.E37"/>
            <calcext:condition calcext:apply-style-name="Accent" calcext:value="=MIN([.$B37:.$F37])" calcext:base-cell-address="'docker-log-2018-08-27'.E37"/>
          </calcext:conditional-format>
          <calcext:conditional-format calcext:target-range-address="'docker-log-2018-08-27'.E38:'docker-log-2018-08-27'.E38">
            <calcext:condition calcext:apply-style-name="Error" calcext:value="&gt;=900" calcext:base-cell-address="'docker-log-2018-08-27'.E38"/>
            <calcext:condition calcext:apply-style-name="Accent" calcext:value="=MIN([.$B38:.$F38])" calcext:base-cell-address="'docker-log-2018-08-27'.E38"/>
          </calcext:conditional-format>
          <calcext:conditional-format calcext:target-range-address="'docker-log-2018-08-27'.E39:'docker-log-2018-08-27'.E39">
            <calcext:condition calcext:apply-style-name="Error" calcext:value="&gt;=900" calcext:base-cell-address="'docker-log-2018-08-27'.E39"/>
            <calcext:condition calcext:apply-style-name="Accent" calcext:value="=MIN([.$B39:.$F39])" calcext:base-cell-address="'docker-log-2018-08-27'.E39"/>
          </calcext:conditional-format>
          <calcext:conditional-format calcext:target-range-address="'docker-log-2018-08-27'.E40:'docker-log-2018-08-27'.E40">
            <calcext:condition calcext:apply-style-name="Error" calcext:value="&gt;=900" calcext:base-cell-address="'docker-log-2018-08-27'.E40"/>
            <calcext:condition calcext:apply-style-name="Accent" calcext:value="=MIN([.$B40:.$F40])" calcext:base-cell-address="'docker-log-2018-08-27'.E40"/>
          </calcext:conditional-format>
          <calcext:conditional-format calcext:target-range-address="'docker-log-2018-08-27'.E41:'docker-log-2018-08-27'.E41">
            <calcext:condition calcext:apply-style-name="Error" calcext:value="&gt;=900" calcext:base-cell-address="'docker-log-2018-08-27'.E41"/>
            <calcext:condition calcext:apply-style-name="Accent" calcext:value="=MIN([.$B41:.$F41])" calcext:base-cell-address="'docker-log-2018-08-27'.E41"/>
          </calcext:conditional-format>
          <calcext:conditional-format calcext:target-range-address="'docker-log-2018-08-27'.E42:'docker-log-2018-08-27'.E42">
            <calcext:condition calcext:apply-style-name="Error" calcext:value="&gt;=900" calcext:base-cell-address="'docker-log-2018-08-27'.E42"/>
            <calcext:condition calcext:apply-style-name="Accent" calcext:value="=MIN([.$B42:.$F42])" calcext:base-cell-address="'docker-log-2018-08-27'.E42"/>
          </calcext:conditional-format>
          <calcext:conditional-format calcext:target-range-address="'docker-log-2018-08-27'.E43:'docker-log-2018-08-27'.E43">
            <calcext:condition calcext:apply-style-name="Error" calcext:value="&gt;=900" calcext:base-cell-address="'docker-log-2018-08-27'.E43"/>
            <calcext:condition calcext:apply-style-name="Accent" calcext:value="=MIN([.$B43:.$F43])" calcext:base-cell-address="'docker-log-2018-08-27'.E43"/>
          </calcext:conditional-format>
          <calcext:conditional-format calcext:target-range-address="'docker-log-2018-08-27'.E44:'docker-log-2018-08-27'.E44">
            <calcext:condition calcext:apply-style-name="Error" calcext:value="&gt;=900" calcext:base-cell-address="'docker-log-2018-08-27'.E44"/>
            <calcext:condition calcext:apply-style-name="Accent" calcext:value="=MIN([.$B44:.$F44])" calcext:base-cell-address="'docker-log-2018-08-27'.E44"/>
          </calcext:conditional-format>
          <calcext:conditional-format calcext:target-range-address="'docker-log-2018-08-27'.E45:'docker-log-2018-08-27'.E45">
            <calcext:condition calcext:apply-style-name="Error" calcext:value="&gt;=900" calcext:base-cell-address="'docker-log-2018-08-27'.E45"/>
            <calcext:condition calcext:apply-style-name="Accent" calcext:value="=MIN([.$B45:.$F45])" calcext:base-cell-address="'docker-log-2018-08-27'.E45"/>
          </calcext:conditional-format>
          <calcext:conditional-format calcext:target-range-address="'docker-log-2018-08-27'.E46:'docker-log-2018-08-27'.E46">
            <calcext:condition calcext:apply-style-name="Error" calcext:value="&gt;=900" calcext:base-cell-address="'docker-log-2018-08-27'.E46"/>
            <calcext:condition calcext:apply-style-name="Accent" calcext:value="=MIN([.$B46:.$F46])" calcext:base-cell-address="'docker-log-2018-08-27'.E46"/>
          </calcext:conditional-format>
          <calcext:conditional-format calcext:target-range-address="'docker-log-2018-08-27'.E47:'docker-log-2018-08-27'.E47">
            <calcext:condition calcext:apply-style-name="Error" calcext:value="&gt;=900" calcext:base-cell-address="'docker-log-2018-08-27'.E47"/>
            <calcext:condition calcext:apply-style-name="Accent" calcext:value="=MIN([.$B47:.$F47])" calcext:base-cell-address="'docker-log-2018-08-27'.E47"/>
          </calcext:conditional-format>
          <calcext:conditional-format calcext:target-range-address="'docker-log-2018-08-27'.E48:'docker-log-2018-08-27'.E48">
            <calcext:condition calcext:apply-style-name="Error" calcext:value="&gt;=900" calcext:base-cell-address="'docker-log-2018-08-27'.E48"/>
            <calcext:condition calcext:apply-style-name="Accent" calcext:value="=MIN([.$B48:.$F48])" calcext:base-cell-address="'docker-log-2018-08-27'.E48"/>
          </calcext:conditional-format>
          <calcext:conditional-format calcext:target-range-address="'docker-log-2018-08-27'.E49:'docker-log-2018-08-27'.E49">
            <calcext:condition calcext:apply-style-name="Error" calcext:value="&gt;=900" calcext:base-cell-address="'docker-log-2018-08-27'.E49"/>
            <calcext:condition calcext:apply-style-name="Accent" calcext:value="=MIN([.$B49:.$F49])" calcext:base-cell-address="'docker-log-2018-08-27'.E49"/>
          </calcext:conditional-format>
          <calcext:conditional-format calcext:target-range-address="'docker-log-2018-08-27'.E50:'docker-log-2018-08-27'.E50">
            <calcext:condition calcext:apply-style-name="Error" calcext:value="&gt;=900" calcext:base-cell-address="'docker-log-2018-08-27'.E50"/>
            <calcext:condition calcext:apply-style-name="Accent" calcext:value="=MIN([.$B50:.$F50])" calcext:base-cell-address="'docker-log-2018-08-27'.E50"/>
          </calcext:conditional-format>
          <calcext:conditional-format calcext:target-range-address="'docker-log-2018-08-27'.E51:'docker-log-2018-08-27'.E51">
            <calcext:condition calcext:apply-style-name="Error" calcext:value="&gt;=900" calcext:base-cell-address="'docker-log-2018-08-27'.E51"/>
            <calcext:condition calcext:apply-style-name="Accent" calcext:value="=MIN([.$B51:.$F51])" calcext:base-cell-address="'docker-log-2018-08-27'.E51"/>
          </calcext:conditional-format>
          <calcext:conditional-format calcext:target-range-address="'docker-log-2018-08-27'.E52:'docker-log-2018-08-27'.E52">
            <calcext:condition calcext:apply-style-name="Error" calcext:value="&gt;=900" calcext:base-cell-address="'docker-log-2018-08-27'.E52"/>
            <calcext:condition calcext:apply-style-name="Accent" calcext:value="=MIN([.$B52:.$F52])" calcext:base-cell-address="'docker-log-2018-08-27'.E52"/>
          </calcext:conditional-format>
          <calcext:conditional-format calcext:target-range-address="'docker-log-2018-08-27'.E53:'docker-log-2018-08-27'.E53">
            <calcext:condition calcext:apply-style-name="Error" calcext:value="&gt;=900" calcext:base-cell-address="'docker-log-2018-08-27'.E53"/>
            <calcext:condition calcext:apply-style-name="Accent" calcext:value="=MIN([.$B53:.$F53])" calcext:base-cell-address="'docker-log-2018-08-27'.E53"/>
          </calcext:conditional-format>
          <calcext:conditional-format calcext:target-range-address="'docker-log-2018-08-27'.E54:'docker-log-2018-08-27'.E54">
            <calcext:condition calcext:apply-style-name="Error" calcext:value="&gt;=900" calcext:base-cell-address="'docker-log-2018-08-27'.E54"/>
            <calcext:condition calcext:apply-style-name="Accent" calcext:value="=MIN([.$B54:.$F54])" calcext:base-cell-address="'docker-log-2018-08-27'.E54"/>
          </calcext:conditional-format>
          <calcext:conditional-format calcext:target-range-address="'docker-log-2018-08-27'.E55:'docker-log-2018-08-27'.E55">
            <calcext:condition calcext:apply-style-name="Error" calcext:value="&gt;=900" calcext:base-cell-address="'docker-log-2018-08-27'.E55"/>
            <calcext:condition calcext:apply-style-name="Accent" calcext:value="=MIN([.$B55:.$F55])" calcext:base-cell-address="'docker-log-2018-08-27'.E55"/>
          </calcext:conditional-format>
          <calcext:conditional-format calcext:target-range-address="'docker-log-2018-08-27'.E56:'docker-log-2018-08-27'.E56">
            <calcext:condition calcext:apply-style-name="Error" calcext:value="&gt;=900" calcext:base-cell-address="'docker-log-2018-08-27'.E56"/>
            <calcext:condition calcext:apply-style-name="Accent" calcext:value="=MIN([.$B56:.$F56])" calcext:base-cell-address="'docker-log-2018-08-27'.E56"/>
          </calcext:conditional-format>
          <calcext:conditional-format calcext:target-range-address="'docker-log-2018-08-27'.E57:'docker-log-2018-08-27'.E57">
            <calcext:condition calcext:apply-style-name="Error" calcext:value="&gt;=900" calcext:base-cell-address="'docker-log-2018-08-27'.E57"/>
            <calcext:condition calcext:apply-style-name="Accent" calcext:value="=MIN([.$B57:.$F57])" calcext:base-cell-address="'docker-log-2018-08-27'.E57"/>
          </calcext:conditional-format>
          <calcext:conditional-format calcext:target-range-address="'docker-log-2018-08-27'.E58:'docker-log-2018-08-27'.E58">
            <calcext:condition calcext:apply-style-name="Error" calcext:value="&gt;=900" calcext:base-cell-address="'docker-log-2018-08-27'.E58"/>
            <calcext:condition calcext:apply-style-name="Accent" calcext:value="=MIN([.$B58:.$F58])" calcext:base-cell-address="'docker-log-2018-08-27'.E58"/>
          </calcext:conditional-format>
          <calcext:conditional-format calcext:target-range-address="'docker-log-2018-08-27'.E59:'docker-log-2018-08-27'.E59">
            <calcext:condition calcext:apply-style-name="Error" calcext:value="&gt;=900" calcext:base-cell-address="'docker-log-2018-08-27'.E59"/>
            <calcext:condition calcext:apply-style-name="Accent" calcext:value="=MIN([.$B59:.$F59])" calcext:base-cell-address="'docker-log-2018-08-27'.E59"/>
          </calcext:conditional-format>
          <calcext:conditional-format calcext:target-range-address="'docker-log-2018-08-27'.E60:'docker-log-2018-08-27'.E60">
            <calcext:condition calcext:apply-style-name="Error" calcext:value="&gt;=900" calcext:base-cell-address="'docker-log-2018-08-27'.E60"/>
            <calcext:condition calcext:apply-style-name="Accent" calcext:value="=MIN([.$B60:.$F60])" calcext:base-cell-address="'docker-log-2018-08-27'.E60"/>
          </calcext:conditional-format>
          <calcext:conditional-format calcext:target-range-address="'docker-log-2018-08-27'.E61:'docker-log-2018-08-27'.E61">
            <calcext:condition calcext:apply-style-name="Error" calcext:value="&gt;=900" calcext:base-cell-address="'docker-log-2018-08-27'.E61"/>
            <calcext:condition calcext:apply-style-name="Accent" calcext:value="=MIN([.$B61:.$F61])" calcext:base-cell-address="'docker-log-2018-08-27'.E61"/>
          </calcext:conditional-format>
          <calcext:conditional-format calcext:target-range-address="'docker-log-2018-08-27'.E62:'docker-log-2018-08-27'.E62">
            <calcext:condition calcext:apply-style-name="Error" calcext:value="&gt;=900" calcext:base-cell-address="'docker-log-2018-08-27'.E62"/>
            <calcext:condition calcext:apply-style-name="Accent" calcext:value="=MIN([.$B62:.$F62])" calcext:base-cell-address="'docker-log-2018-08-27'.E62"/>
          </calcext:conditional-format>
          <calcext:conditional-format calcext:target-range-address="'docker-log-2018-08-27'.E63:'docker-log-2018-08-27'.E63">
            <calcext:condition calcext:apply-style-name="Error" calcext:value="&gt;=900" calcext:base-cell-address="'docker-log-2018-08-27'.E63"/>
            <calcext:condition calcext:apply-style-name="Accent" calcext:value="=MIN([.$B63:.$F63])" calcext:base-cell-address="'docker-log-2018-08-27'.E63"/>
          </calcext:conditional-format>
          <calcext:conditional-format calcext:target-range-address="'docker-log-2018-08-27'.E64:'docker-log-2018-08-27'.E64">
            <calcext:condition calcext:apply-style-name="Error" calcext:value="&gt;=900" calcext:base-cell-address="'docker-log-2018-08-27'.E64"/>
            <calcext:condition calcext:apply-style-name="Accent" calcext:value="=MIN([.$B64:.$F64])" calcext:base-cell-address="'docker-log-2018-08-27'.E64"/>
          </calcext:conditional-format>
          <calcext:conditional-format calcext:target-range-address="'docker-log-2018-08-27'.E65:'docker-log-2018-08-27'.E65">
            <calcext:condition calcext:apply-style-name="Error" calcext:value="&gt;=900" calcext:base-cell-address="'docker-log-2018-08-27'.E65"/>
            <calcext:condition calcext:apply-style-name="Accent" calcext:value="=MIN([.$B65:.$F65])" calcext:base-cell-address="'docker-log-2018-08-27'.E65"/>
          </calcext:conditional-format>
          <calcext:conditional-format calcext:target-range-address="'docker-log-2018-08-27'.E66:'docker-log-2018-08-27'.E66">
            <calcext:condition calcext:apply-style-name="Error" calcext:value="&gt;=900" calcext:base-cell-address="'docker-log-2018-08-27'.E66"/>
            <calcext:condition calcext:apply-style-name="Accent" calcext:value="=MIN([.$B66:.$F66])" calcext:base-cell-address="'docker-log-2018-08-27'.E66"/>
          </calcext:conditional-format>
          <calcext:conditional-format calcext:target-range-address="'docker-log-2018-08-27'.E67:'docker-log-2018-08-27'.E67">
            <calcext:condition calcext:apply-style-name="Error" calcext:value="&gt;=900" calcext:base-cell-address="'docker-log-2018-08-27'.E67"/>
            <calcext:condition calcext:apply-style-name="Accent" calcext:value="=MIN([.$B67:.$F67])" calcext:base-cell-address="'docker-log-2018-08-27'.E67"/>
          </calcext:conditional-format>
          <calcext:conditional-format calcext:target-range-address="'docker-log-2018-08-27'.E68:'docker-log-2018-08-27'.E68">
            <calcext:condition calcext:apply-style-name="Error" calcext:value="&gt;=900" calcext:base-cell-address="'docker-log-2018-08-27'.E68"/>
            <calcext:condition calcext:apply-style-name="Accent" calcext:value="=MIN([.$B68:.$F68])" calcext:base-cell-address="'docker-log-2018-08-27'.E68"/>
          </calcext:conditional-format>
          <calcext:conditional-format calcext:target-range-address="'docker-log-2018-08-27'.E69:'docker-log-2018-08-27'.E69">
            <calcext:condition calcext:apply-style-name="Error" calcext:value="&gt;=900" calcext:base-cell-address="'docker-log-2018-08-27'.E69"/>
            <calcext:condition calcext:apply-style-name="Accent" calcext:value="=MIN([.$B69:.$F69])" calcext:base-cell-address="'docker-log-2018-08-27'.E69"/>
          </calcext:conditional-format>
          <calcext:conditional-format calcext:target-range-address="'docker-log-2018-08-27'.E70:'docker-log-2018-08-27'.E70">
            <calcext:condition calcext:apply-style-name="Error" calcext:value="&gt;=900" calcext:base-cell-address="'docker-log-2018-08-27'.E70"/>
            <calcext:condition calcext:apply-style-name="Accent" calcext:value="=MIN([.$B70:.$F70])" calcext:base-cell-address="'docker-log-2018-08-27'.E70"/>
          </calcext:conditional-format>
          <calcext:conditional-format calcext:target-range-address="'docker-log-2018-08-27'.E71:'docker-log-2018-08-27'.E71">
            <calcext:condition calcext:apply-style-name="Error" calcext:value="&gt;=900" calcext:base-cell-address="'docker-log-2018-08-27'.E71"/>
            <calcext:condition calcext:apply-style-name="Accent" calcext:value="=MIN([.$B71:.$F71])" calcext:base-cell-address="'docker-log-2018-08-27'.E71"/>
          </calcext:conditional-format>
          <calcext:conditional-format calcext:target-range-address="'docker-log-2018-08-27'.E72:'docker-log-2018-08-27'.E72">
            <calcext:condition calcext:apply-style-name="Error" calcext:value="&gt;=900" calcext:base-cell-address="'docker-log-2018-08-27'.E72"/>
            <calcext:condition calcext:apply-style-name="Accent" calcext:value="=MIN([.$B72:.$F72])" calcext:base-cell-address="'docker-log-2018-08-27'.E72"/>
          </calcext:conditional-format>
          <calcext:conditional-format calcext:target-range-address="'docker-log-2018-08-27'.E73:'docker-log-2018-08-27'.E73">
            <calcext:condition calcext:apply-style-name="Error" calcext:value="&gt;=900" calcext:base-cell-address="'docker-log-2018-08-27'.E73"/>
            <calcext:condition calcext:apply-style-name="Accent" calcext:value="=MIN([.$B73:.$F73])" calcext:base-cell-address="'docker-log-2018-08-27'.E73"/>
          </calcext:conditional-format>
          <calcext:conditional-format calcext:target-range-address="'docker-log-2018-08-27'.E74:'docker-log-2018-08-27'.E74">
            <calcext:condition calcext:apply-style-name="Error" calcext:value="&gt;=900" calcext:base-cell-address="'docker-log-2018-08-27'.E74"/>
            <calcext:condition calcext:apply-style-name="Accent" calcext:value="=MIN([.$B74:.$F74])" calcext:base-cell-address="'docker-log-2018-08-27'.E74"/>
          </calcext:conditional-format>
          <calcext:conditional-format calcext:target-range-address="'docker-log-2018-08-27'.E75:'docker-log-2018-08-27'.E75">
            <calcext:condition calcext:apply-style-name="Error" calcext:value="&gt;=900" calcext:base-cell-address="'docker-log-2018-08-27'.E75"/>
            <calcext:condition calcext:apply-style-name="Accent" calcext:value="=MIN([.$B75:.$F75])" calcext:base-cell-address="'docker-log-2018-08-27'.E75"/>
          </calcext:conditional-format>
          <calcext:conditional-format calcext:target-range-address="'docker-log-2018-08-27'.E76:'docker-log-2018-08-27'.E76">
            <calcext:condition calcext:apply-style-name="Error" calcext:value="&gt;=900" calcext:base-cell-address="'docker-log-2018-08-27'.E76"/>
            <calcext:condition calcext:apply-style-name="Accent" calcext:value="=MIN([.$B76:.$F76])" calcext:base-cell-address="'docker-log-2018-08-27'.E76"/>
          </calcext:conditional-format>
          <calcext:conditional-format calcext:target-range-address="'docker-log-2018-08-27'.E77:'docker-log-2018-08-27'.E77">
            <calcext:condition calcext:apply-style-name="Error" calcext:value="&gt;=900" calcext:base-cell-address="'docker-log-2018-08-27'.E77"/>
            <calcext:condition calcext:apply-style-name="Accent" calcext:value="=MIN([.$B77:.$F77])" calcext:base-cell-address="'docker-log-2018-08-27'.E77"/>
          </calcext:conditional-format>
          <calcext:conditional-format calcext:target-range-address="'docker-log-2018-08-27'.E78:'docker-log-2018-08-27'.E78">
            <calcext:condition calcext:apply-style-name="Error" calcext:value="&gt;=900" calcext:base-cell-address="'docker-log-2018-08-27'.E78"/>
            <calcext:condition calcext:apply-style-name="Accent" calcext:value="=MIN([.$B78:.$F78])" calcext:base-cell-address="'docker-log-2018-08-27'.E78"/>
          </calcext:conditional-format>
          <calcext:conditional-format calcext:target-range-address="'docker-log-2018-08-27'.E79:'docker-log-2018-08-27'.E79">
            <calcext:condition calcext:apply-style-name="Error" calcext:value="&gt;=900" calcext:base-cell-address="'docker-log-2018-08-27'.E79"/>
            <calcext:condition calcext:apply-style-name="Accent" calcext:value="=MIN([.$B79:.$F79])" calcext:base-cell-address="'docker-log-2018-08-27'.E79"/>
          </calcext:conditional-format>
          <calcext:conditional-format calcext:target-range-address="'docker-log-2018-08-27'.E80:'docker-log-2018-08-27'.E80">
            <calcext:condition calcext:apply-style-name="Error" calcext:value="&gt;=900" calcext:base-cell-address="'docker-log-2018-08-27'.E80"/>
            <calcext:condition calcext:apply-style-name="Accent" calcext:value="=MIN([.$B80:.$F80])" calcext:base-cell-address="'docker-log-2018-08-27'.E80"/>
          </calcext:conditional-format>
          <calcext:conditional-format calcext:target-range-address="'docker-log-2018-08-27'.E81:'docker-log-2018-08-27'.E81">
            <calcext:condition calcext:apply-style-name="Error" calcext:value="&gt;=900" calcext:base-cell-address="'docker-log-2018-08-27'.E81"/>
            <calcext:condition calcext:apply-style-name="Accent" calcext:value="=MIN([.$B81:.$F81])" calcext:base-cell-address="'docker-log-2018-08-27'.E81"/>
          </calcext:conditional-format>
          <calcext:conditional-format calcext:target-range-address="'docker-log-2018-08-27'.E82:'docker-log-2018-08-27'.E82">
            <calcext:condition calcext:apply-style-name="Error" calcext:value="&gt;=900" calcext:base-cell-address="'docker-log-2018-08-27'.E82"/>
            <calcext:condition calcext:apply-style-name="Accent" calcext:value="=MIN([.$B82:.$F82])" calcext:base-cell-address="'docker-log-2018-08-27'.E82"/>
          </calcext:conditional-format>
          <calcext:conditional-format calcext:target-range-address="'docker-log-2018-08-27'.E83:'docker-log-2018-08-27'.E83">
            <calcext:condition calcext:apply-style-name="Error" calcext:value="&gt;=900" calcext:base-cell-address="'docker-log-2018-08-27'.E83"/>
            <calcext:condition calcext:apply-style-name="Accent" calcext:value="=MIN([.$B83:.$F83])" calcext:base-cell-address="'docker-log-2018-08-27'.E83"/>
          </calcext:conditional-format>
          <calcext:conditional-format calcext:target-range-address="'docker-log-2018-08-27'.E84:'docker-log-2018-08-27'.E84">
            <calcext:condition calcext:apply-style-name="Error" calcext:value="&gt;=900" calcext:base-cell-address="'docker-log-2018-08-27'.E84"/>
            <calcext:condition calcext:apply-style-name="Accent" calcext:value="=MIN([.$B84:.$F84])" calcext:base-cell-address="'docker-log-2018-08-27'.E84"/>
          </calcext:conditional-format>
          <calcext:conditional-format calcext:target-range-address="'docker-log-2018-08-27'.E85:'docker-log-2018-08-27'.E85">
            <calcext:condition calcext:apply-style-name="Error" calcext:value="&gt;=900" calcext:base-cell-address="'docker-log-2018-08-27'.E85"/>
            <calcext:condition calcext:apply-style-name="Accent" calcext:value="=MIN([.$B85:.$F85])" calcext:base-cell-address="'docker-log-2018-08-27'.E85"/>
          </calcext:conditional-format>
          <calcext:conditional-format calcext:target-range-address="'docker-log-2018-08-27'.E86:'docker-log-2018-08-27'.E86">
            <calcext:condition calcext:apply-style-name="Error" calcext:value="&gt;=900" calcext:base-cell-address="'docker-log-2018-08-27'.E86"/>
            <calcext:condition calcext:apply-style-name="Accent" calcext:value="=MIN([.$B86:.$F86])" calcext:base-cell-address="'docker-log-2018-08-27'.E86"/>
          </calcext:conditional-format>
          <calcext:conditional-format calcext:target-range-address="'docker-log-2018-08-27'.E87:'docker-log-2018-08-27'.E87">
            <calcext:condition calcext:apply-style-name="Error" calcext:value="&gt;=900" calcext:base-cell-address="'docker-log-2018-08-27'.E87"/>
            <calcext:condition calcext:apply-style-name="Accent" calcext:value="=MIN([.$B87:.$F87])" calcext:base-cell-address="'docker-log-2018-08-27'.E87"/>
          </calcext:conditional-format>
          <calcext:conditional-format calcext:target-range-address="'docker-log-2018-08-27'.E88:'docker-log-2018-08-27'.E88">
            <calcext:condition calcext:apply-style-name="Error" calcext:value="&gt;=900" calcext:base-cell-address="'docker-log-2018-08-27'.E88"/>
            <calcext:condition calcext:apply-style-name="Accent" calcext:value="=MIN([.$B88:.$F88])" calcext:base-cell-address="'docker-log-2018-08-27'.E88"/>
          </calcext:conditional-format>
          <calcext:conditional-format calcext:target-range-address="'docker-log-2018-08-27'.E89:'docker-log-2018-08-27'.E89">
            <calcext:condition calcext:apply-style-name="Error" calcext:value="&gt;=900" calcext:base-cell-address="'docker-log-2018-08-27'.E89"/>
            <calcext:condition calcext:apply-style-name="Accent" calcext:value="=MIN([.$B89:.$F89])" calcext:base-cell-address="'docker-log-2018-08-27'.E89"/>
          </calcext:conditional-format>
          <calcext:conditional-format calcext:target-range-address="'docker-log-2018-08-27'.E90:'docker-log-2018-08-27'.E90">
            <calcext:condition calcext:apply-style-name="Error" calcext:value="&gt;=900" calcext:base-cell-address="'docker-log-2018-08-27'.E90"/>
            <calcext:condition calcext:apply-style-name="Accent" calcext:value="=MIN([.$B90:.$F90])" calcext:base-cell-address="'docker-log-2018-08-27'.E90"/>
          </calcext:conditional-format>
          <calcext:conditional-format calcext:target-range-address="'docker-log-2018-08-27'.E91:'docker-log-2018-08-27'.E91">
            <calcext:condition calcext:apply-style-name="Error" calcext:value="&gt;=900" calcext:base-cell-address="'docker-log-2018-08-27'.E91"/>
            <calcext:condition calcext:apply-style-name="Accent" calcext:value="=MIN([.$B91:.$F91])" calcext:base-cell-address="'docker-log-2018-08-27'.E91"/>
          </calcext:conditional-format>
          <calcext:conditional-format calcext:target-range-address="'docker-log-2018-08-27'.E92:'docker-log-2018-08-27'.E92">
            <calcext:condition calcext:apply-style-name="Error" calcext:value="&gt;=900" calcext:base-cell-address="'docker-log-2018-08-27'.E92"/>
            <calcext:condition calcext:apply-style-name="Accent" calcext:value="=MIN([.$B92:.$F92])" calcext:base-cell-address="'docker-log-2018-08-27'.E92"/>
          </calcext:conditional-format>
          <calcext:conditional-format calcext:target-range-address="'docker-log-2018-08-27'.E93:'docker-log-2018-08-27'.E93">
            <calcext:condition calcext:apply-style-name="Error" calcext:value="&gt;=900" calcext:base-cell-address="'docker-log-2018-08-27'.E93"/>
            <calcext:condition calcext:apply-style-name="Accent" calcext:value="=MIN([.$B93:.$F93])" calcext:base-cell-address="'docker-log-2018-08-27'.E93"/>
          </calcext:conditional-format>
          <calcext:conditional-format calcext:target-range-address="'docker-log-2018-08-27'.E94:'docker-log-2018-08-27'.E94">
            <calcext:condition calcext:apply-style-name="Error" calcext:value="&gt;=900" calcext:base-cell-address="'docker-log-2018-08-27'.E94"/>
            <calcext:condition calcext:apply-style-name="Accent" calcext:value="=MIN([.$B94:.$F94])" calcext:base-cell-address="'docker-log-2018-08-27'.E94"/>
          </calcext:conditional-format>
          <calcext:conditional-format calcext:target-range-address="'docker-log-2018-08-27'.E95:'docker-log-2018-08-27'.E95">
            <calcext:condition calcext:apply-style-name="Error" calcext:value="&gt;=900" calcext:base-cell-address="'docker-log-2018-08-27'.E95"/>
            <calcext:condition calcext:apply-style-name="Accent" calcext:value="=MIN([.$B95:.$F95])" calcext:base-cell-address="'docker-log-2018-08-27'.E95"/>
          </calcext:conditional-format>
          <calcext:conditional-format calcext:target-range-address="'docker-log-2018-08-27'.E96:'docker-log-2018-08-27'.E96">
            <calcext:condition calcext:apply-style-name="Error" calcext:value="&gt;=900" calcext:base-cell-address="'docker-log-2018-08-27'.E96"/>
            <calcext:condition calcext:apply-style-name="Accent" calcext:value="=MIN([.$B96:.$F96])" calcext:base-cell-address="'docker-log-2018-08-27'.E96"/>
          </calcext:conditional-format>
          <calcext:conditional-format calcext:target-range-address="'docker-log-2018-08-27'.E97:'docker-log-2018-08-27'.E97">
            <calcext:condition calcext:apply-style-name="Error" calcext:value="&gt;=900" calcext:base-cell-address="'docker-log-2018-08-27'.E97"/>
            <calcext:condition calcext:apply-style-name="Accent" calcext:value="=MIN([.$B97:.$F97])" calcext:base-cell-address="'docker-log-2018-08-27'.E97"/>
          </calcext:conditional-format>
          <calcext:conditional-format calcext:target-range-address="'docker-log-2018-08-27'.E98:'docker-log-2018-08-27'.E98">
            <calcext:condition calcext:apply-style-name="Error" calcext:value="&gt;=900" calcext:base-cell-address="'docker-log-2018-08-27'.E98"/>
            <calcext:condition calcext:apply-style-name="Accent" calcext:value="=MIN([.$B98:.$F98])" calcext:base-cell-address="'docker-log-2018-08-27'.E98"/>
          </calcext:conditional-format>
          <calcext:conditional-format calcext:target-range-address="'docker-log-2018-08-27'.E99:'docker-log-2018-08-27'.E99">
            <calcext:condition calcext:apply-style-name="Error" calcext:value="&gt;=900" calcext:base-cell-address="'docker-log-2018-08-27'.E99"/>
            <calcext:condition calcext:apply-style-name="Accent" calcext:value="=MIN([.$B99:.$F99])" calcext:base-cell-address="'docker-log-2018-08-27'.E99"/>
          </calcext:conditional-format>
          <calcext:conditional-format calcext:target-range-address="'docker-log-2018-08-27'.E100:'docker-log-2018-08-27'.E100">
            <calcext:condition calcext:apply-style-name="Error" calcext:value="&gt;=900" calcext:base-cell-address="'docker-log-2018-08-27'.E100"/>
            <calcext:condition calcext:apply-style-name="Accent" calcext:value="=MIN([.$B100:.$F100])" calcext:base-cell-address="'docker-log-2018-08-27'.E100"/>
          </calcext:conditional-format>
          <calcext:conditional-format calcext:target-range-address="'docker-log-2018-08-27'.E101:'docker-log-2018-08-27'.E101">
            <calcext:condition calcext:apply-style-name="Error" calcext:value="&gt;=900" calcext:base-cell-address="'docker-log-2018-08-27'.E101"/>
            <calcext:condition calcext:apply-style-name="Accent" calcext:value="=MIN([.$B101:.$F101])" calcext:base-cell-address="'docker-log-2018-08-27'.E101"/>
          </calcext:conditional-format>
          <calcext:conditional-format calcext:target-range-address="'docker-log-2018-08-27'.E102:'docker-log-2018-08-27'.E102">
            <calcext:condition calcext:apply-style-name="Error" calcext:value="&gt;=900" calcext:base-cell-address="'docker-log-2018-08-27'.E102"/>
            <calcext:condition calcext:apply-style-name="Accent" calcext:value="=MIN([.$B102:.$F102])" calcext:base-cell-address="'docker-log-2018-08-27'.E102"/>
          </calcext:conditional-format>
          <calcext:conditional-format calcext:target-range-address="'docker-log-2018-08-27'.E103:'docker-log-2018-08-27'.E103">
            <calcext:condition calcext:apply-style-name="Error" calcext:value="&gt;=900" calcext:base-cell-address="'docker-log-2018-08-27'.E103"/>
            <calcext:condition calcext:apply-style-name="Accent" calcext:value="=MIN([.$B103:.$F103])" calcext:base-cell-address="'docker-log-2018-08-27'.E103"/>
          </calcext:conditional-format>
          <calcext:conditional-format calcext:target-range-address="'docker-log-2018-08-27'.E104:'docker-log-2018-08-27'.E104">
            <calcext:condition calcext:apply-style-name="Error" calcext:value="&gt;=900" calcext:base-cell-address="'docker-log-2018-08-27'.E104"/>
            <calcext:condition calcext:apply-style-name="Accent" calcext:value="=MIN([.$B104:.$F104])" calcext:base-cell-address="'docker-log-2018-08-27'.E104"/>
          </calcext:conditional-format>
          <calcext:conditional-format calcext:target-range-address="'docker-log-2018-08-27'.E105:'docker-log-2018-08-27'.E105">
            <calcext:condition calcext:apply-style-name="Error" calcext:value="&gt;=900" calcext:base-cell-address="'docker-log-2018-08-27'.E105"/>
            <calcext:condition calcext:apply-style-name="Accent" calcext:value="=MIN([.$B105:.$F105])" calcext:base-cell-address="'docker-log-2018-08-27'.E105"/>
          </calcext:conditional-format>
          <calcext:conditional-format calcext:target-range-address="'docker-log-2018-08-27'.E106:'docker-log-2018-08-27'.E106">
            <calcext:condition calcext:apply-style-name="Error" calcext:value="&gt;=900" calcext:base-cell-address="'docker-log-2018-08-27'.E106"/>
            <calcext:condition calcext:apply-style-name="Accent" calcext:value="=MIN([.$B106:.$F106])" calcext:base-cell-address="'docker-log-2018-08-27'.E106"/>
          </calcext:conditional-format>
          <calcext:conditional-format calcext:target-range-address="'docker-log-2018-08-27'.E107:'docker-log-2018-08-27'.E107">
            <calcext:condition calcext:apply-style-name="Error" calcext:value="&gt;=900" calcext:base-cell-address="'docker-log-2018-08-27'.E107"/>
            <calcext:condition calcext:apply-style-name="Accent" calcext:value="=MIN([.$B107:.$F107])" calcext:base-cell-address="'docker-log-2018-08-27'.E107"/>
          </calcext:conditional-format>
          <calcext:conditional-format calcext:target-range-address="'docker-log-2018-08-27'.E108:'docker-log-2018-08-27'.E108">
            <calcext:condition calcext:apply-style-name="Error" calcext:value="&gt;=900" calcext:base-cell-address="'docker-log-2018-08-27'.E108"/>
            <calcext:condition calcext:apply-style-name="Accent" calcext:value="=MIN([.$B108:.$F108])" calcext:base-cell-address="'docker-log-2018-08-27'.E108"/>
          </calcext:conditional-format>
          <calcext:conditional-format calcext:target-range-address="'docker-log-2018-08-27'.E109:'docker-log-2018-08-27'.E109">
            <calcext:condition calcext:apply-style-name="Error" calcext:value="&gt;=900" calcext:base-cell-address="'docker-log-2018-08-27'.E109"/>
            <calcext:condition calcext:apply-style-name="Accent" calcext:value="=MIN([.$B109:.$F109])" calcext:base-cell-address="'docker-log-2018-08-27'.E109"/>
          </calcext:conditional-format>
          <calcext:conditional-format calcext:target-range-address="'docker-log-2018-08-27'.E110:'docker-log-2018-08-27'.E110">
            <calcext:condition calcext:apply-style-name="Error" calcext:value="&gt;=900" calcext:base-cell-address="'docker-log-2018-08-27'.E110"/>
            <calcext:condition calcext:apply-style-name="Accent" calcext:value="=MIN([.$B110:.$F110])" calcext:base-cell-address="'docker-log-2018-08-27'.E110"/>
          </calcext:conditional-format>
          <calcext:conditional-format calcext:target-range-address="'docker-log-2018-08-27'.E111:'docker-log-2018-08-27'.E111">
            <calcext:condition calcext:apply-style-name="Error" calcext:value="&gt;=900" calcext:base-cell-address="'docker-log-2018-08-27'.E111"/>
            <calcext:condition calcext:apply-style-name="Accent" calcext:value="=MIN([.$B111:.$F111])" calcext:base-cell-address="'docker-log-2018-08-27'.E111"/>
          </calcext:conditional-format>
          <calcext:conditional-format calcext:target-range-address="'docker-log-2018-08-27'.E112:'docker-log-2018-08-27'.E112">
            <calcext:condition calcext:apply-style-name="Error" calcext:value="&gt;=900" calcext:base-cell-address="'docker-log-2018-08-27'.E112"/>
            <calcext:condition calcext:apply-style-name="Accent" calcext:value="=MIN([.$B112:.$F112])" calcext:base-cell-address="'docker-log-2018-08-27'.E112"/>
          </calcext:conditional-format>
          <calcext:conditional-format calcext:target-range-address="'docker-log-2018-08-27'.E113:'docker-log-2018-08-27'.E113">
            <calcext:condition calcext:apply-style-name="Error" calcext:value="&gt;=900" calcext:base-cell-address="'docker-log-2018-08-27'.E113"/>
            <calcext:condition calcext:apply-style-name="Accent" calcext:value="=MIN([.$B113:.$F113])" calcext:base-cell-address="'docker-log-2018-08-27'.E113"/>
          </calcext:conditional-format>
          <calcext:conditional-format calcext:target-range-address="'docker-log-2018-08-27'.E114:'docker-log-2018-08-27'.E114">
            <calcext:condition calcext:apply-style-name="Error" calcext:value="&gt;=900" calcext:base-cell-address="'docker-log-2018-08-27'.E114"/>
            <calcext:condition calcext:apply-style-name="Accent" calcext:value="=MIN([.$B114:.$F114])" calcext:base-cell-address="'docker-log-2018-08-27'.E114"/>
          </calcext:conditional-format>
          <calcext:conditional-format calcext:target-range-address="'docker-log-2018-08-27'.F4:'docker-log-2018-08-27'.F4">
            <calcext:condition calcext:apply-style-name="Error" calcext:value="&gt;=900" calcext:base-cell-address="'docker-log-2018-08-27'.F4"/>
            <calcext:condition calcext:apply-style-name="Accent" calcext:value="=MIN([.$B4:.$F4])" calcext:base-cell-address="'docker-log-2018-08-27'.F4"/>
          </calcext:conditional-format>
          <calcext:conditional-format calcext:target-range-address="'docker-log-2018-08-27'.F5:'docker-log-2018-08-27'.F5">
            <calcext:condition calcext:apply-style-name="Error" calcext:value="&gt;=900" calcext:base-cell-address="'docker-log-2018-08-27'.F5"/>
            <calcext:condition calcext:apply-style-name="Accent" calcext:value="=MIN([.$B5:.$F5])" calcext:base-cell-address="'docker-log-2018-08-27'.F5"/>
          </calcext:conditional-format>
          <calcext:conditional-format calcext:target-range-address="'docker-log-2018-08-27'.F6:'docker-log-2018-08-27'.F6">
            <calcext:condition calcext:apply-style-name="Error" calcext:value="&gt;=900" calcext:base-cell-address="'docker-log-2018-08-27'.F6"/>
            <calcext:condition calcext:apply-style-name="Accent" calcext:value="=MIN([.$B6:.$F6])" calcext:base-cell-address="'docker-log-2018-08-27'.F6"/>
          </calcext:conditional-format>
          <calcext:conditional-format calcext:target-range-address="'docker-log-2018-08-27'.F7:'docker-log-2018-08-27'.F7">
            <calcext:condition calcext:apply-style-name="Error" calcext:value="&gt;=900" calcext:base-cell-address="'docker-log-2018-08-27'.F7"/>
            <calcext:condition calcext:apply-style-name="Accent" calcext:value="=MIN([.$B7:.$F7])" calcext:base-cell-address="'docker-log-2018-08-27'.F7"/>
          </calcext:conditional-format>
          <calcext:conditional-format calcext:target-range-address="'docker-log-2018-08-27'.F8:'docker-log-2018-08-27'.F8">
            <calcext:condition calcext:apply-style-name="Error" calcext:value="&gt;=900" calcext:base-cell-address="'docker-log-2018-08-27'.F8"/>
            <calcext:condition calcext:apply-style-name="Accent" calcext:value="=MIN([.$B8:.$F8])" calcext:base-cell-address="'docker-log-2018-08-27'.F8"/>
          </calcext:conditional-format>
          <calcext:conditional-format calcext:target-range-address="'docker-log-2018-08-27'.F9:'docker-log-2018-08-27'.F9">
            <calcext:condition calcext:apply-style-name="Error" calcext:value="&gt;=900" calcext:base-cell-address="'docker-log-2018-08-27'.F9"/>
            <calcext:condition calcext:apply-style-name="Accent" calcext:value="=MIN([.$B9:.$F9])" calcext:base-cell-address="'docker-log-2018-08-27'.F9"/>
          </calcext:conditional-format>
          <calcext:conditional-format calcext:target-range-address="'docker-log-2018-08-27'.F10:'docker-log-2018-08-27'.F10">
            <calcext:condition calcext:apply-style-name="Error" calcext:value="&gt;=900" calcext:base-cell-address="'docker-log-2018-08-27'.F10"/>
            <calcext:condition calcext:apply-style-name="Accent" calcext:value="=MIN([.$B10:.$F10])" calcext:base-cell-address="'docker-log-2018-08-27'.F10"/>
          </calcext:conditional-format>
          <calcext:conditional-format calcext:target-range-address="'docker-log-2018-08-27'.F11:'docker-log-2018-08-27'.F11">
            <calcext:condition calcext:apply-style-name="Error" calcext:value="&gt;=900" calcext:base-cell-address="'docker-log-2018-08-27'.F11"/>
            <calcext:condition calcext:apply-style-name="Accent" calcext:value="=MIN([.$B11:.$F11])" calcext:base-cell-address="'docker-log-2018-08-27'.F11"/>
          </calcext:conditional-format>
          <calcext:conditional-format calcext:target-range-address="'docker-log-2018-08-27'.F12:'docker-log-2018-08-27'.F12">
            <calcext:condition calcext:apply-style-name="Error" calcext:value="&gt;=900" calcext:base-cell-address="'docker-log-2018-08-27'.F12"/>
            <calcext:condition calcext:apply-style-name="Accent" calcext:value="=MIN([.$B12:.$F12])" calcext:base-cell-address="'docker-log-2018-08-27'.F12"/>
          </calcext:conditional-format>
          <calcext:conditional-format calcext:target-range-address="'docker-log-2018-08-27'.F13:'docker-log-2018-08-27'.F13">
            <calcext:condition calcext:apply-style-name="Error" calcext:value="&gt;=900" calcext:base-cell-address="'docker-log-2018-08-27'.F13"/>
            <calcext:condition calcext:apply-style-name="Accent" calcext:value="=MIN([.$B13:.$F13])" calcext:base-cell-address="'docker-log-2018-08-27'.F13"/>
          </calcext:conditional-format>
          <calcext:conditional-format calcext:target-range-address="'docker-log-2018-08-27'.F14:'docker-log-2018-08-27'.F14">
            <calcext:condition calcext:apply-style-name="Error" calcext:value="&gt;=900" calcext:base-cell-address="'docker-log-2018-08-27'.F14"/>
            <calcext:condition calcext:apply-style-name="Accent" calcext:value="=MIN([.$B14:.$F14])" calcext:base-cell-address="'docker-log-2018-08-27'.F14"/>
          </calcext:conditional-format>
          <calcext:conditional-format calcext:target-range-address="'docker-log-2018-08-27'.F15:'docker-log-2018-08-27'.F15">
            <calcext:condition calcext:apply-style-name="Error" calcext:value="&gt;=900" calcext:base-cell-address="'docker-log-2018-08-27'.F15"/>
            <calcext:condition calcext:apply-style-name="Accent" calcext:value="=MIN([.$B15:.$F15])" calcext:base-cell-address="'docker-log-2018-08-27'.F15"/>
          </calcext:conditional-format>
          <calcext:conditional-format calcext:target-range-address="'docker-log-2018-08-27'.F16:'docker-log-2018-08-27'.F16">
            <calcext:condition calcext:apply-style-name="Error" calcext:value="&gt;=900" calcext:base-cell-address="'docker-log-2018-08-27'.F16"/>
            <calcext:condition calcext:apply-style-name="Accent" calcext:value="=MIN([.$B16:.$F16])" calcext:base-cell-address="'docker-log-2018-08-27'.F16"/>
          </calcext:conditional-format>
          <calcext:conditional-format calcext:target-range-address="'docker-log-2018-08-27'.F17:'docker-log-2018-08-27'.F17">
            <calcext:condition calcext:apply-style-name="Error" calcext:value="&gt;=900" calcext:base-cell-address="'docker-log-2018-08-27'.F17"/>
            <calcext:condition calcext:apply-style-name="Accent" calcext:value="=MIN([.$B17:.$F17])" calcext:base-cell-address="'docker-log-2018-08-27'.F17"/>
          </calcext:conditional-format>
          <calcext:conditional-format calcext:target-range-address="'docker-log-2018-08-27'.F18:'docker-log-2018-08-27'.F18">
            <calcext:condition calcext:apply-style-name="Error" calcext:value="&gt;=900" calcext:base-cell-address="'docker-log-2018-08-27'.F18"/>
            <calcext:condition calcext:apply-style-name="Accent" calcext:value="=MIN([.$B18:.$F18])" calcext:base-cell-address="'docker-log-2018-08-27'.F18"/>
          </calcext:conditional-format>
          <calcext:conditional-format calcext:target-range-address="'docker-log-2018-08-27'.F19:'docker-log-2018-08-27'.F19">
            <calcext:condition calcext:apply-style-name="Error" calcext:value="&gt;=900" calcext:base-cell-address="'docker-log-2018-08-27'.F19"/>
            <calcext:condition calcext:apply-style-name="Accent" calcext:value="=MIN([.$B19:.$F19])" calcext:base-cell-address="'docker-log-2018-08-27'.F19"/>
          </calcext:conditional-format>
          <calcext:conditional-format calcext:target-range-address="'docker-log-2018-08-27'.F20:'docker-log-2018-08-27'.F20">
            <calcext:condition calcext:apply-style-name="Error" calcext:value="&gt;=900" calcext:base-cell-address="'docker-log-2018-08-27'.F20"/>
            <calcext:condition calcext:apply-style-name="Accent" calcext:value="=MIN([.$B20:.$F20])" calcext:base-cell-address="'docker-log-2018-08-27'.F20"/>
          </calcext:conditional-format>
          <calcext:conditional-format calcext:target-range-address="'docker-log-2018-08-27'.F21:'docker-log-2018-08-27'.F21">
            <calcext:condition calcext:apply-style-name="Error" calcext:value="&gt;=900" calcext:base-cell-address="'docker-log-2018-08-27'.F21"/>
            <calcext:condition calcext:apply-style-name="Accent" calcext:value="=MIN([.$B21:.$F21])" calcext:base-cell-address="'docker-log-2018-08-27'.F21"/>
          </calcext:conditional-format>
          <calcext:conditional-format calcext:target-range-address="'docker-log-2018-08-27'.F22:'docker-log-2018-08-27'.F22">
            <calcext:condition calcext:apply-style-name="Error" calcext:value="&gt;=900" calcext:base-cell-address="'docker-log-2018-08-27'.F22"/>
            <calcext:condition calcext:apply-style-name="Accent" calcext:value="=MIN([.$B22:.$F22])" calcext:base-cell-address="'docker-log-2018-08-27'.F22"/>
          </calcext:conditional-format>
          <calcext:conditional-format calcext:target-range-address="'docker-log-2018-08-27'.F23:'docker-log-2018-08-27'.F23">
            <calcext:condition calcext:apply-style-name="Error" calcext:value="&gt;=900" calcext:base-cell-address="'docker-log-2018-08-27'.F23"/>
            <calcext:condition calcext:apply-style-name="Accent" calcext:value="=MIN([.$B23:.$F23])" calcext:base-cell-address="'docker-log-2018-08-27'.F23"/>
          </calcext:conditional-format>
          <calcext:conditional-format calcext:target-range-address="'docker-log-2018-08-27'.F24:'docker-log-2018-08-27'.F24">
            <calcext:condition calcext:apply-style-name="Error" calcext:value="&gt;=900" calcext:base-cell-address="'docker-log-2018-08-27'.F24"/>
            <calcext:condition calcext:apply-style-name="Accent" calcext:value="=MIN([.$B24:.$F24])" calcext:base-cell-address="'docker-log-2018-08-27'.F24"/>
          </calcext:conditional-format>
          <calcext:conditional-format calcext:target-range-address="'docker-log-2018-08-27'.F25:'docker-log-2018-08-27'.F25">
            <calcext:condition calcext:apply-style-name="Error" calcext:value="&gt;=900" calcext:base-cell-address="'docker-log-2018-08-27'.F25"/>
            <calcext:condition calcext:apply-style-name="Accent" calcext:value="=MIN([.$B25:.$F25])" calcext:base-cell-address="'docker-log-2018-08-27'.F25"/>
          </calcext:conditional-format>
          <calcext:conditional-format calcext:target-range-address="'docker-log-2018-08-27'.F26:'docker-log-2018-08-27'.F26">
            <calcext:condition calcext:apply-style-name="Error" calcext:value="&gt;=900" calcext:base-cell-address="'docker-log-2018-08-27'.F26"/>
            <calcext:condition calcext:apply-style-name="Accent" calcext:value="=MIN([.$B26:.$F26])" calcext:base-cell-address="'docker-log-2018-08-27'.F26"/>
          </calcext:conditional-format>
          <calcext:conditional-format calcext:target-range-address="'docker-log-2018-08-27'.F27:'docker-log-2018-08-27'.F27">
            <calcext:condition calcext:apply-style-name="Error" calcext:value="&gt;=900" calcext:base-cell-address="'docker-log-2018-08-27'.F27"/>
            <calcext:condition calcext:apply-style-name="Accent" calcext:value="=MIN([.$B27:.$F27])" calcext:base-cell-address="'docker-log-2018-08-27'.F27"/>
          </calcext:conditional-format>
          <calcext:conditional-format calcext:target-range-address="'docker-log-2018-08-27'.F28:'docker-log-2018-08-27'.F28">
            <calcext:condition calcext:apply-style-name="Error" calcext:value="&gt;=900" calcext:base-cell-address="'docker-log-2018-08-27'.F28"/>
            <calcext:condition calcext:apply-style-name="Accent" calcext:value="=MIN([.$B28:.$F28])" calcext:base-cell-address="'docker-log-2018-08-27'.F28"/>
          </calcext:conditional-format>
          <calcext:conditional-format calcext:target-range-address="'docker-log-2018-08-27'.F29:'docker-log-2018-08-27'.F29">
            <calcext:condition calcext:apply-style-name="Error" calcext:value="&gt;=900" calcext:base-cell-address="'docker-log-2018-08-27'.F29"/>
            <calcext:condition calcext:apply-style-name="Accent" calcext:value="=MIN([.$B29:.$F29])" calcext:base-cell-address="'docker-log-2018-08-27'.F29"/>
          </calcext:conditional-format>
          <calcext:conditional-format calcext:target-range-address="'docker-log-2018-08-27'.F30:'docker-log-2018-08-27'.F30">
            <calcext:condition calcext:apply-style-name="Error" calcext:value="&gt;=900" calcext:base-cell-address="'docker-log-2018-08-27'.F30"/>
            <calcext:condition calcext:apply-style-name="Accent" calcext:value="=MIN([.$B30:.$F30])" calcext:base-cell-address="'docker-log-2018-08-27'.F30"/>
          </calcext:conditional-format>
          <calcext:conditional-format calcext:target-range-address="'docker-log-2018-08-27'.F31:'docker-log-2018-08-27'.F31">
            <calcext:condition calcext:apply-style-name="Error" calcext:value="&gt;=900" calcext:base-cell-address="'docker-log-2018-08-27'.F31"/>
            <calcext:condition calcext:apply-style-name="Accent" calcext:value="=MIN([.$B31:.$F31])" calcext:base-cell-address="'docker-log-2018-08-27'.F31"/>
          </calcext:conditional-format>
          <calcext:conditional-format calcext:target-range-address="'docker-log-2018-08-27'.F32:'docker-log-2018-08-27'.F32">
            <calcext:condition calcext:apply-style-name="Error" calcext:value="&gt;=900" calcext:base-cell-address="'docker-log-2018-08-27'.F32"/>
            <calcext:condition calcext:apply-style-name="Accent" calcext:value="=MIN([.$B32:.$F32])" calcext:base-cell-address="'docker-log-2018-08-27'.F32"/>
          </calcext:conditional-format>
          <calcext:conditional-format calcext:target-range-address="'docker-log-2018-08-27'.F33:'docker-log-2018-08-27'.F33">
            <calcext:condition calcext:apply-style-name="Error" calcext:value="&gt;=900" calcext:base-cell-address="'docker-log-2018-08-27'.F33"/>
            <calcext:condition calcext:apply-style-name="Accent" calcext:value="=MIN([.$B33:.$F33])" calcext:base-cell-address="'docker-log-2018-08-27'.F33"/>
          </calcext:conditional-format>
          <calcext:conditional-format calcext:target-range-address="'docker-log-2018-08-27'.F34:'docker-log-2018-08-27'.F34">
            <calcext:condition calcext:apply-style-name="Error" calcext:value="&gt;=900" calcext:base-cell-address="'docker-log-2018-08-27'.F34"/>
            <calcext:condition calcext:apply-style-name="Accent" calcext:value="=MIN([.$B34:.$F34])" calcext:base-cell-address="'docker-log-2018-08-27'.F34"/>
          </calcext:conditional-format>
          <calcext:conditional-format calcext:target-range-address="'docker-log-2018-08-27'.F35:'docker-log-2018-08-27'.F35">
            <calcext:condition calcext:apply-style-name="Error" calcext:value="&gt;=900" calcext:base-cell-address="'docker-log-2018-08-27'.F35"/>
            <calcext:condition calcext:apply-style-name="Accent" calcext:value="=MIN([.$B35:.$F35])" calcext:base-cell-address="'docker-log-2018-08-27'.F35"/>
          </calcext:conditional-format>
          <calcext:conditional-format calcext:target-range-address="'docker-log-2018-08-27'.F36:'docker-log-2018-08-27'.F36">
            <calcext:condition calcext:apply-style-name="Error" calcext:value="&gt;=900" calcext:base-cell-address="'docker-log-2018-08-27'.F36"/>
            <calcext:condition calcext:apply-style-name="Accent" calcext:value="=MIN([.$B36:.$F36])" calcext:base-cell-address="'docker-log-2018-08-27'.F36"/>
          </calcext:conditional-format>
          <calcext:conditional-format calcext:target-range-address="'docker-log-2018-08-27'.F37:'docker-log-2018-08-27'.F37">
            <calcext:condition calcext:apply-style-name="Error" calcext:value="&gt;=900" calcext:base-cell-address="'docker-log-2018-08-27'.F37"/>
            <calcext:condition calcext:apply-style-name="Accent" calcext:value="=MIN([.$B37:.$F37])" calcext:base-cell-address="'docker-log-2018-08-27'.F37"/>
          </calcext:conditional-format>
          <calcext:conditional-format calcext:target-range-address="'docker-log-2018-08-27'.F38:'docker-log-2018-08-27'.F38">
            <calcext:condition calcext:apply-style-name="Error" calcext:value="&gt;=900" calcext:base-cell-address="'docker-log-2018-08-27'.F38"/>
            <calcext:condition calcext:apply-style-name="Accent" calcext:value="=MIN([.$B38:.$F38])" calcext:base-cell-address="'docker-log-2018-08-27'.F38"/>
          </calcext:conditional-format>
          <calcext:conditional-format calcext:target-range-address="'docker-log-2018-08-27'.F39:'docker-log-2018-08-27'.F39">
            <calcext:condition calcext:apply-style-name="Error" calcext:value="&gt;=900" calcext:base-cell-address="'docker-log-2018-08-27'.F39"/>
            <calcext:condition calcext:apply-style-name="Accent" calcext:value="=MIN([.$B39:.$F39])" calcext:base-cell-address="'docker-log-2018-08-27'.F39"/>
          </calcext:conditional-format>
          <calcext:conditional-format calcext:target-range-address="'docker-log-2018-08-27'.F40:'docker-log-2018-08-27'.F40">
            <calcext:condition calcext:apply-style-name="Error" calcext:value="&gt;=900" calcext:base-cell-address="'docker-log-2018-08-27'.F40"/>
            <calcext:condition calcext:apply-style-name="Accent" calcext:value="=MIN([.$B40:.$F40])" calcext:base-cell-address="'docker-log-2018-08-27'.F40"/>
          </calcext:conditional-format>
          <calcext:conditional-format calcext:target-range-address="'docker-log-2018-08-27'.F41:'docker-log-2018-08-27'.F41">
            <calcext:condition calcext:apply-style-name="Error" calcext:value="&gt;=900" calcext:base-cell-address="'docker-log-2018-08-27'.F41"/>
            <calcext:condition calcext:apply-style-name="Accent" calcext:value="=MIN([.$B41:.$F41])" calcext:base-cell-address="'docker-log-2018-08-27'.F41"/>
          </calcext:conditional-format>
          <calcext:conditional-format calcext:target-range-address="'docker-log-2018-08-27'.F42:'docker-log-2018-08-27'.F42">
            <calcext:condition calcext:apply-style-name="Error" calcext:value="&gt;=900" calcext:base-cell-address="'docker-log-2018-08-27'.F42"/>
            <calcext:condition calcext:apply-style-name="Accent" calcext:value="=MIN([.$B42:.$F42])" calcext:base-cell-address="'docker-log-2018-08-27'.F42"/>
          </calcext:conditional-format>
          <calcext:conditional-format calcext:target-range-address="'docker-log-2018-08-27'.F43:'docker-log-2018-08-27'.F43">
            <calcext:condition calcext:apply-style-name="Error" calcext:value="&gt;=900" calcext:base-cell-address="'docker-log-2018-08-27'.F43"/>
            <calcext:condition calcext:apply-style-name="Accent" calcext:value="=MIN([.$B43:.$F43])" calcext:base-cell-address="'docker-log-2018-08-27'.F43"/>
          </calcext:conditional-format>
          <calcext:conditional-format calcext:target-range-address="'docker-log-2018-08-27'.F44:'docker-log-2018-08-27'.F44">
            <calcext:condition calcext:apply-style-name="Error" calcext:value="&gt;=900" calcext:base-cell-address="'docker-log-2018-08-27'.F44"/>
            <calcext:condition calcext:apply-style-name="Accent" calcext:value="=MIN([.$B44:.$F44])" calcext:base-cell-address="'docker-log-2018-08-27'.F44"/>
          </calcext:conditional-format>
          <calcext:conditional-format calcext:target-range-address="'docker-log-2018-08-27'.F45:'docker-log-2018-08-27'.F45">
            <calcext:condition calcext:apply-style-name="Error" calcext:value="&gt;=900" calcext:base-cell-address="'docker-log-2018-08-27'.F45"/>
            <calcext:condition calcext:apply-style-name="Accent" calcext:value="=MIN([.$B45:.$F45])" calcext:base-cell-address="'docker-log-2018-08-27'.F45"/>
          </calcext:conditional-format>
          <calcext:conditional-format calcext:target-range-address="'docker-log-2018-08-27'.F46:'docker-log-2018-08-27'.F46">
            <calcext:condition calcext:apply-style-name="Error" calcext:value="&gt;=900" calcext:base-cell-address="'docker-log-2018-08-27'.F46"/>
            <calcext:condition calcext:apply-style-name="Accent" calcext:value="=MIN([.$B46:.$F46])" calcext:base-cell-address="'docker-log-2018-08-27'.F46"/>
          </calcext:conditional-format>
          <calcext:conditional-format calcext:target-range-address="'docker-log-2018-08-27'.F47:'docker-log-2018-08-27'.F47">
            <calcext:condition calcext:apply-style-name="Error" calcext:value="&gt;=900" calcext:base-cell-address="'docker-log-2018-08-27'.F47"/>
            <calcext:condition calcext:apply-style-name="Accent" calcext:value="=MIN([.$B47:.$F47])" calcext:base-cell-address="'docker-log-2018-08-27'.F47"/>
          </calcext:conditional-format>
          <calcext:conditional-format calcext:target-range-address="'docker-log-2018-08-27'.F48:'docker-log-2018-08-27'.F48">
            <calcext:condition calcext:apply-style-name="Error" calcext:value="&gt;=900" calcext:base-cell-address="'docker-log-2018-08-27'.F48"/>
            <calcext:condition calcext:apply-style-name="Accent" calcext:value="=MIN([.$B48:.$F48])" calcext:base-cell-address="'docker-log-2018-08-27'.F48"/>
          </calcext:conditional-format>
          <calcext:conditional-format calcext:target-range-address="'docker-log-2018-08-27'.F49:'docker-log-2018-08-27'.F49">
            <calcext:condition calcext:apply-style-name="Error" calcext:value="&gt;=900" calcext:base-cell-address="'docker-log-2018-08-27'.F49"/>
            <calcext:condition calcext:apply-style-name="Accent" calcext:value="=MIN([.$B49:.$F49])" calcext:base-cell-address="'docker-log-2018-08-27'.F49"/>
          </calcext:conditional-format>
          <calcext:conditional-format calcext:target-range-address="'docker-log-2018-08-27'.F50:'docker-log-2018-08-27'.F50">
            <calcext:condition calcext:apply-style-name="Error" calcext:value="&gt;=900" calcext:base-cell-address="'docker-log-2018-08-27'.F50"/>
            <calcext:condition calcext:apply-style-name="Accent" calcext:value="=MIN([.$B50:.$F50])" calcext:base-cell-address="'docker-log-2018-08-27'.F50"/>
          </calcext:conditional-format>
          <calcext:conditional-format calcext:target-range-address="'docker-log-2018-08-27'.F51:'docker-log-2018-08-27'.F51">
            <calcext:condition calcext:apply-style-name="Error" calcext:value="&gt;=900" calcext:base-cell-address="'docker-log-2018-08-27'.F51"/>
            <calcext:condition calcext:apply-style-name="Accent" calcext:value="=MIN([.$B51:.$F51])" calcext:base-cell-address="'docker-log-2018-08-27'.F51"/>
          </calcext:conditional-format>
          <calcext:conditional-format calcext:target-range-address="'docker-log-2018-08-27'.F52:'docker-log-2018-08-27'.F52">
            <calcext:condition calcext:apply-style-name="Error" calcext:value="&gt;=900" calcext:base-cell-address="'docker-log-2018-08-27'.F52"/>
            <calcext:condition calcext:apply-style-name="Accent" calcext:value="=MIN([.$B52:.$F52])" calcext:base-cell-address="'docker-log-2018-08-27'.F52"/>
          </calcext:conditional-format>
          <calcext:conditional-format calcext:target-range-address="'docker-log-2018-08-27'.F53:'docker-log-2018-08-27'.F53">
            <calcext:condition calcext:apply-style-name="Error" calcext:value="&gt;=900" calcext:base-cell-address="'docker-log-2018-08-27'.F53"/>
            <calcext:condition calcext:apply-style-name="Accent" calcext:value="=MIN([.$B53:.$F53])" calcext:base-cell-address="'docker-log-2018-08-27'.F53"/>
          </calcext:conditional-format>
          <calcext:conditional-format calcext:target-range-address="'docker-log-2018-08-27'.F54:'docker-log-2018-08-27'.F54">
            <calcext:condition calcext:apply-style-name="Error" calcext:value="&gt;=900" calcext:base-cell-address="'docker-log-2018-08-27'.F54"/>
            <calcext:condition calcext:apply-style-name="Accent" calcext:value="=MIN([.$B54:.$F54])" calcext:base-cell-address="'docker-log-2018-08-27'.F54"/>
          </calcext:conditional-format>
          <calcext:conditional-format calcext:target-range-address="'docker-log-2018-08-27'.F55:'docker-log-2018-08-27'.F55">
            <calcext:condition calcext:apply-style-name="Error" calcext:value="&gt;=900" calcext:base-cell-address="'docker-log-2018-08-27'.F55"/>
            <calcext:condition calcext:apply-style-name="Accent" calcext:value="=MIN([.$B55:.$F55])" calcext:base-cell-address="'docker-log-2018-08-27'.F55"/>
          </calcext:conditional-format>
          <calcext:conditional-format calcext:target-range-address="'docker-log-2018-08-27'.F56:'docker-log-2018-08-27'.F56">
            <calcext:condition calcext:apply-style-name="Error" calcext:value="&gt;=900" calcext:base-cell-address="'docker-log-2018-08-27'.F56"/>
            <calcext:condition calcext:apply-style-name="Accent" calcext:value="=MIN([.$B56:.$F56])" calcext:base-cell-address="'docker-log-2018-08-27'.F56"/>
          </calcext:conditional-format>
          <calcext:conditional-format calcext:target-range-address="'docker-log-2018-08-27'.F57:'docker-log-2018-08-27'.F57">
            <calcext:condition calcext:apply-style-name="Error" calcext:value="&gt;=900" calcext:base-cell-address="'docker-log-2018-08-27'.F57"/>
            <calcext:condition calcext:apply-style-name="Accent" calcext:value="=MIN([.$B57:.$F57])" calcext:base-cell-address="'docker-log-2018-08-27'.F57"/>
          </calcext:conditional-format>
          <calcext:conditional-format calcext:target-range-address="'docker-log-2018-08-27'.F58:'docker-log-2018-08-27'.F58">
            <calcext:condition calcext:apply-style-name="Error" calcext:value="&gt;=900" calcext:base-cell-address="'docker-log-2018-08-27'.F58"/>
            <calcext:condition calcext:apply-style-name="Accent" calcext:value="=MIN([.$B58:.$F58])" calcext:base-cell-address="'docker-log-2018-08-27'.F58"/>
          </calcext:conditional-format>
          <calcext:conditional-format calcext:target-range-address="'docker-log-2018-08-27'.F59:'docker-log-2018-08-27'.F59">
            <calcext:condition calcext:apply-style-name="Error" calcext:value="&gt;=900" calcext:base-cell-address="'docker-log-2018-08-27'.F59"/>
            <calcext:condition calcext:apply-style-name="Accent" calcext:value="=MIN([.$B59:.$F59])" calcext:base-cell-address="'docker-log-2018-08-27'.F59"/>
          </calcext:conditional-format>
          <calcext:conditional-format calcext:target-range-address="'docker-log-2018-08-27'.F60:'docker-log-2018-08-27'.F60">
            <calcext:condition calcext:apply-style-name="Error" calcext:value="&gt;=900" calcext:base-cell-address="'docker-log-2018-08-27'.F60"/>
            <calcext:condition calcext:apply-style-name="Accent" calcext:value="=MIN([.$B60:.$F60])" calcext:base-cell-address="'docker-log-2018-08-27'.F60"/>
          </calcext:conditional-format>
          <calcext:conditional-format calcext:target-range-address="'docker-log-2018-08-27'.F61:'docker-log-2018-08-27'.F61">
            <calcext:condition calcext:apply-style-name="Error" calcext:value="&gt;=900" calcext:base-cell-address="'docker-log-2018-08-27'.F61"/>
            <calcext:condition calcext:apply-style-name="Accent" calcext:value="=MIN([.$B61:.$F61])" calcext:base-cell-address="'docker-log-2018-08-27'.F61"/>
          </calcext:conditional-format>
          <calcext:conditional-format calcext:target-range-address="'docker-log-2018-08-27'.F62:'docker-log-2018-08-27'.F62">
            <calcext:condition calcext:apply-style-name="Error" calcext:value="&gt;=900" calcext:base-cell-address="'docker-log-2018-08-27'.F62"/>
            <calcext:condition calcext:apply-style-name="Accent" calcext:value="=MIN([.$B62:.$F62])" calcext:base-cell-address="'docker-log-2018-08-27'.F62"/>
          </calcext:conditional-format>
          <calcext:conditional-format calcext:target-range-address="'docker-log-2018-08-27'.F63:'docker-log-2018-08-27'.F63">
            <calcext:condition calcext:apply-style-name="Error" calcext:value="&gt;=900" calcext:base-cell-address="'docker-log-2018-08-27'.F63"/>
            <calcext:condition calcext:apply-style-name="Accent" calcext:value="=MIN([.$B63:.$F63])" calcext:base-cell-address="'docker-log-2018-08-27'.F63"/>
          </calcext:conditional-format>
          <calcext:conditional-format calcext:target-range-address="'docker-log-2018-08-27'.F64:'docker-log-2018-08-27'.F64">
            <calcext:condition calcext:apply-style-name="Error" calcext:value="&gt;=900" calcext:base-cell-address="'docker-log-2018-08-27'.F64"/>
            <calcext:condition calcext:apply-style-name="Accent" calcext:value="=MIN([.$B64:.$F64])" calcext:base-cell-address="'docker-log-2018-08-27'.F64"/>
          </calcext:conditional-format>
          <calcext:conditional-format calcext:target-range-address="'docker-log-2018-08-27'.F65:'docker-log-2018-08-27'.F65">
            <calcext:condition calcext:apply-style-name="Error" calcext:value="&gt;=900" calcext:base-cell-address="'docker-log-2018-08-27'.F65"/>
            <calcext:condition calcext:apply-style-name="Accent" calcext:value="=MIN([.$B65:.$F65])" calcext:base-cell-address="'docker-log-2018-08-27'.F65"/>
          </calcext:conditional-format>
          <calcext:conditional-format calcext:target-range-address="'docker-log-2018-08-27'.F66:'docker-log-2018-08-27'.F66">
            <calcext:condition calcext:apply-style-name="Error" calcext:value="&gt;=900" calcext:base-cell-address="'docker-log-2018-08-27'.F66"/>
            <calcext:condition calcext:apply-style-name="Accent" calcext:value="=MIN([.$B66:.$F66])" calcext:base-cell-address="'docker-log-2018-08-27'.F66"/>
          </calcext:conditional-format>
          <calcext:conditional-format calcext:target-range-address="'docker-log-2018-08-27'.F67:'docker-log-2018-08-27'.F67">
            <calcext:condition calcext:apply-style-name="Error" calcext:value="&gt;=900" calcext:base-cell-address="'docker-log-2018-08-27'.F67"/>
            <calcext:condition calcext:apply-style-name="Accent" calcext:value="=MIN([.$B67:.$F67])" calcext:base-cell-address="'docker-log-2018-08-27'.F67"/>
          </calcext:conditional-format>
          <calcext:conditional-format calcext:target-range-address="'docker-log-2018-08-27'.F68:'docker-log-2018-08-27'.F68">
            <calcext:condition calcext:apply-style-name="Error" calcext:value="&gt;=900" calcext:base-cell-address="'docker-log-2018-08-27'.F68"/>
            <calcext:condition calcext:apply-style-name="Accent" calcext:value="=MIN([.$B68:.$F68])" calcext:base-cell-address="'docker-log-2018-08-27'.F68"/>
          </calcext:conditional-format>
          <calcext:conditional-format calcext:target-range-address="'docker-log-2018-08-27'.F69:'docker-log-2018-08-27'.F69">
            <calcext:condition calcext:apply-style-name="Error" calcext:value="&gt;=900" calcext:base-cell-address="'docker-log-2018-08-27'.F69"/>
            <calcext:condition calcext:apply-style-name="Accent" calcext:value="=MIN([.$B69:.$F69])" calcext:base-cell-address="'docker-log-2018-08-27'.F69"/>
          </calcext:conditional-format>
          <calcext:conditional-format calcext:target-range-address="'docker-log-2018-08-27'.F70:'docker-log-2018-08-27'.F70">
            <calcext:condition calcext:apply-style-name="Error" calcext:value="&gt;=900" calcext:base-cell-address="'docker-log-2018-08-27'.F70"/>
            <calcext:condition calcext:apply-style-name="Accent" calcext:value="=MIN([.$B70:.$F70])" calcext:base-cell-address="'docker-log-2018-08-27'.F70"/>
          </calcext:conditional-format>
          <calcext:conditional-format calcext:target-range-address="'docker-log-2018-08-27'.F71:'docker-log-2018-08-27'.F71">
            <calcext:condition calcext:apply-style-name="Error" calcext:value="&gt;=900" calcext:base-cell-address="'docker-log-2018-08-27'.F71"/>
            <calcext:condition calcext:apply-style-name="Accent" calcext:value="=MIN([.$B71:.$F71])" calcext:base-cell-address="'docker-log-2018-08-27'.F71"/>
          </calcext:conditional-format>
          <calcext:conditional-format calcext:target-range-address="'docker-log-2018-08-27'.F72:'docker-log-2018-08-27'.F72">
            <calcext:condition calcext:apply-style-name="Error" calcext:value="&gt;=900" calcext:base-cell-address="'docker-log-2018-08-27'.F72"/>
            <calcext:condition calcext:apply-style-name="Accent" calcext:value="=MIN([.$B72:.$F72])" calcext:base-cell-address="'docker-log-2018-08-27'.F72"/>
          </calcext:conditional-format>
          <calcext:conditional-format calcext:target-range-address="'docker-log-2018-08-27'.F73:'docker-log-2018-08-27'.F73">
            <calcext:condition calcext:apply-style-name="Error" calcext:value="&gt;=900" calcext:base-cell-address="'docker-log-2018-08-27'.F73"/>
            <calcext:condition calcext:apply-style-name="Accent" calcext:value="=MIN([.$B73:.$F73])" calcext:base-cell-address="'docker-log-2018-08-27'.F73"/>
          </calcext:conditional-format>
          <calcext:conditional-format calcext:target-range-address="'docker-log-2018-08-27'.F74:'docker-log-2018-08-27'.F74">
            <calcext:condition calcext:apply-style-name="Error" calcext:value="&gt;=900" calcext:base-cell-address="'docker-log-2018-08-27'.F74"/>
            <calcext:condition calcext:apply-style-name="Accent" calcext:value="=MIN([.$B74:.$F74])" calcext:base-cell-address="'docker-log-2018-08-27'.F74"/>
          </calcext:conditional-format>
          <calcext:conditional-format calcext:target-range-address="'docker-log-2018-08-27'.F75:'docker-log-2018-08-27'.F75">
            <calcext:condition calcext:apply-style-name="Error" calcext:value="&gt;=900" calcext:base-cell-address="'docker-log-2018-08-27'.F75"/>
            <calcext:condition calcext:apply-style-name="Accent" calcext:value="=MIN([.$B75:.$F75])" calcext:base-cell-address="'docker-log-2018-08-27'.F75"/>
          </calcext:conditional-format>
          <calcext:conditional-format calcext:target-range-address="'docker-log-2018-08-27'.F76:'docker-log-2018-08-27'.F76">
            <calcext:condition calcext:apply-style-name="Error" calcext:value="&gt;=900" calcext:base-cell-address="'docker-log-2018-08-27'.F76"/>
            <calcext:condition calcext:apply-style-name="Accent" calcext:value="=MIN([.$B76:.$F76])" calcext:base-cell-address="'docker-log-2018-08-27'.F76"/>
          </calcext:conditional-format>
          <calcext:conditional-format calcext:target-range-address="'docker-log-2018-08-27'.F77:'docker-log-2018-08-27'.F77">
            <calcext:condition calcext:apply-style-name="Error" calcext:value="&gt;=900" calcext:base-cell-address="'docker-log-2018-08-27'.F77"/>
            <calcext:condition calcext:apply-style-name="Accent" calcext:value="=MIN([.$B77:.$F77])" calcext:base-cell-address="'docker-log-2018-08-27'.F77"/>
          </calcext:conditional-format>
          <calcext:conditional-format calcext:target-range-address="'docker-log-2018-08-27'.F78:'docker-log-2018-08-27'.F78">
            <calcext:condition calcext:apply-style-name="Error" calcext:value="&gt;=900" calcext:base-cell-address="'docker-log-2018-08-27'.F78"/>
            <calcext:condition calcext:apply-style-name="Accent" calcext:value="=MIN([.$B78:.$F78])" calcext:base-cell-address="'docker-log-2018-08-27'.F78"/>
          </calcext:conditional-format>
          <calcext:conditional-format calcext:target-range-address="'docker-log-2018-08-27'.F79:'docker-log-2018-08-27'.F79">
            <calcext:condition calcext:apply-style-name="Error" calcext:value="&gt;=900" calcext:base-cell-address="'docker-log-2018-08-27'.F79"/>
            <calcext:condition calcext:apply-style-name="Accent" calcext:value="=MIN([.$B79:.$F79])" calcext:base-cell-address="'docker-log-2018-08-27'.F79"/>
          </calcext:conditional-format>
          <calcext:conditional-format calcext:target-range-address="'docker-log-2018-08-27'.F80:'docker-log-2018-08-27'.F80">
            <calcext:condition calcext:apply-style-name="Error" calcext:value="&gt;=900" calcext:base-cell-address="'docker-log-2018-08-27'.F80"/>
            <calcext:condition calcext:apply-style-name="Accent" calcext:value="=MIN([.$B80:.$F80])" calcext:base-cell-address="'docker-log-2018-08-27'.F80"/>
          </calcext:conditional-format>
          <calcext:conditional-format calcext:target-range-address="'docker-log-2018-08-27'.F81:'docker-log-2018-08-27'.F81">
            <calcext:condition calcext:apply-style-name="Error" calcext:value="&gt;=900" calcext:base-cell-address="'docker-log-2018-08-27'.F81"/>
            <calcext:condition calcext:apply-style-name="Accent" calcext:value="=MIN([.$B81:.$F81])" calcext:base-cell-address="'docker-log-2018-08-27'.F81"/>
          </calcext:conditional-format>
          <calcext:conditional-format calcext:target-range-address="'docker-log-2018-08-27'.F82:'docker-log-2018-08-27'.F82">
            <calcext:condition calcext:apply-style-name="Error" calcext:value="&gt;=900" calcext:base-cell-address="'docker-log-2018-08-27'.F82"/>
            <calcext:condition calcext:apply-style-name="Accent" calcext:value="=MIN([.$B82:.$F82])" calcext:base-cell-address="'docker-log-2018-08-27'.F82"/>
          </calcext:conditional-format>
          <calcext:conditional-format calcext:target-range-address="'docker-log-2018-08-27'.F83:'docker-log-2018-08-27'.F83">
            <calcext:condition calcext:apply-style-name="Error" calcext:value="&gt;=900" calcext:base-cell-address="'docker-log-2018-08-27'.F83"/>
            <calcext:condition calcext:apply-style-name="Accent" calcext:value="=MIN([.$B83:.$F83])" calcext:base-cell-address="'docker-log-2018-08-27'.F83"/>
          </calcext:conditional-format>
          <calcext:conditional-format calcext:target-range-address="'docker-log-2018-08-27'.F84:'docker-log-2018-08-27'.F84">
            <calcext:condition calcext:apply-style-name="Error" calcext:value="&gt;=900" calcext:base-cell-address="'docker-log-2018-08-27'.F84"/>
            <calcext:condition calcext:apply-style-name="Accent" calcext:value="=MIN([.$B84:.$F84])" calcext:base-cell-address="'docker-log-2018-08-27'.F84"/>
          </calcext:conditional-format>
          <calcext:conditional-format calcext:target-range-address="'docker-log-2018-08-27'.F85:'docker-log-2018-08-27'.F85">
            <calcext:condition calcext:apply-style-name="Error" calcext:value="&gt;=900" calcext:base-cell-address="'docker-log-2018-08-27'.F85"/>
            <calcext:condition calcext:apply-style-name="Accent" calcext:value="=MIN([.$B85:.$F85])" calcext:base-cell-address="'docker-log-2018-08-27'.F85"/>
          </calcext:conditional-format>
          <calcext:conditional-format calcext:target-range-address="'docker-log-2018-08-27'.F86:'docker-log-2018-08-27'.F86">
            <calcext:condition calcext:apply-style-name="Error" calcext:value="&gt;=900" calcext:base-cell-address="'docker-log-2018-08-27'.F86"/>
            <calcext:condition calcext:apply-style-name="Accent" calcext:value="=MIN([.$B86:.$F86])" calcext:base-cell-address="'docker-log-2018-08-27'.F86"/>
          </calcext:conditional-format>
          <calcext:conditional-format calcext:target-range-address="'docker-log-2018-08-27'.F87:'docker-log-2018-08-27'.F87">
            <calcext:condition calcext:apply-style-name="Error" calcext:value="&gt;=900" calcext:base-cell-address="'docker-log-2018-08-27'.F87"/>
            <calcext:condition calcext:apply-style-name="Accent" calcext:value="=MIN([.$B87:.$F87])" calcext:base-cell-address="'docker-log-2018-08-27'.F87"/>
          </calcext:conditional-format>
          <calcext:conditional-format calcext:target-range-address="'docker-log-2018-08-27'.F88:'docker-log-2018-08-27'.F88">
            <calcext:condition calcext:apply-style-name="Error" calcext:value="&gt;=900" calcext:base-cell-address="'docker-log-2018-08-27'.F88"/>
            <calcext:condition calcext:apply-style-name="Accent" calcext:value="=MIN([.$B88:.$F88])" calcext:base-cell-address="'docker-log-2018-08-27'.F88"/>
          </calcext:conditional-format>
          <calcext:conditional-format calcext:target-range-address="'docker-log-2018-08-27'.F89:'docker-log-2018-08-27'.F89">
            <calcext:condition calcext:apply-style-name="Error" calcext:value="&gt;=900" calcext:base-cell-address="'docker-log-2018-08-27'.F89"/>
            <calcext:condition calcext:apply-style-name="Accent" calcext:value="=MIN([.$B89:.$F89])" calcext:base-cell-address="'docker-log-2018-08-27'.F89"/>
          </calcext:conditional-format>
          <calcext:conditional-format calcext:target-range-address="'docker-log-2018-08-27'.F90:'docker-log-2018-08-27'.F90">
            <calcext:condition calcext:apply-style-name="Error" calcext:value="&gt;=900" calcext:base-cell-address="'docker-log-2018-08-27'.F90"/>
            <calcext:condition calcext:apply-style-name="Accent" calcext:value="=MIN([.$B90:.$F90])" calcext:base-cell-address="'docker-log-2018-08-27'.F90"/>
          </calcext:conditional-format>
          <calcext:conditional-format calcext:target-range-address="'docker-log-2018-08-27'.F91:'docker-log-2018-08-27'.F91">
            <calcext:condition calcext:apply-style-name="Error" calcext:value="&gt;=900" calcext:base-cell-address="'docker-log-2018-08-27'.F91"/>
            <calcext:condition calcext:apply-style-name="Accent" calcext:value="=MIN([.$B91:.$F91])" calcext:base-cell-address="'docker-log-2018-08-27'.F91"/>
          </calcext:conditional-format>
          <calcext:conditional-format calcext:target-range-address="'docker-log-2018-08-27'.F92:'docker-log-2018-08-27'.F92">
            <calcext:condition calcext:apply-style-name="Error" calcext:value="&gt;=900" calcext:base-cell-address="'docker-log-2018-08-27'.F92"/>
            <calcext:condition calcext:apply-style-name="Accent" calcext:value="=MIN([.$B92:.$F92])" calcext:base-cell-address="'docker-log-2018-08-27'.F92"/>
          </calcext:conditional-format>
          <calcext:conditional-format calcext:target-range-address="'docker-log-2018-08-27'.F93:'docker-log-2018-08-27'.F93">
            <calcext:condition calcext:apply-style-name="Error" calcext:value="&gt;=900" calcext:base-cell-address="'docker-log-2018-08-27'.F93"/>
            <calcext:condition calcext:apply-style-name="Accent" calcext:value="=MIN([.$B93:.$F93])" calcext:base-cell-address="'docker-log-2018-08-27'.F93"/>
          </calcext:conditional-format>
          <calcext:conditional-format calcext:target-range-address="'docker-log-2018-08-27'.F94:'docker-log-2018-08-27'.F94">
            <calcext:condition calcext:apply-style-name="Error" calcext:value="&gt;=900" calcext:base-cell-address="'docker-log-2018-08-27'.F94"/>
            <calcext:condition calcext:apply-style-name="Accent" calcext:value="=MIN([.$B94:.$F94])" calcext:base-cell-address="'docker-log-2018-08-27'.F94"/>
          </calcext:conditional-format>
          <calcext:conditional-format calcext:target-range-address="'docker-log-2018-08-27'.F95:'docker-log-2018-08-27'.F95">
            <calcext:condition calcext:apply-style-name="Error" calcext:value="&gt;=900" calcext:base-cell-address="'docker-log-2018-08-27'.F95"/>
            <calcext:condition calcext:apply-style-name="Accent" calcext:value="=MIN([.$B95:.$F95])" calcext:base-cell-address="'docker-log-2018-08-27'.F95"/>
          </calcext:conditional-format>
          <calcext:conditional-format calcext:target-range-address="'docker-log-2018-08-27'.F96:'docker-log-2018-08-27'.F96">
            <calcext:condition calcext:apply-style-name="Error" calcext:value="&gt;=900" calcext:base-cell-address="'docker-log-2018-08-27'.F96"/>
            <calcext:condition calcext:apply-style-name="Accent" calcext:value="=MIN([.$B96:.$F96])" calcext:base-cell-address="'docker-log-2018-08-27'.F96"/>
          </calcext:conditional-format>
          <calcext:conditional-format calcext:target-range-address="'docker-log-2018-08-27'.F97:'docker-log-2018-08-27'.F97">
            <calcext:condition calcext:apply-style-name="Error" calcext:value="&gt;=900" calcext:base-cell-address="'docker-log-2018-08-27'.F97"/>
            <calcext:condition calcext:apply-style-name="Accent" calcext:value="=MIN([.$B97:.$F97])" calcext:base-cell-address="'docker-log-2018-08-27'.F97"/>
          </calcext:conditional-format>
          <calcext:conditional-format calcext:target-range-address="'docker-log-2018-08-27'.F98:'docker-log-2018-08-27'.F98">
            <calcext:condition calcext:apply-style-name="Error" calcext:value="&gt;=900" calcext:base-cell-address="'docker-log-2018-08-27'.F98"/>
            <calcext:condition calcext:apply-style-name="Accent" calcext:value="=MIN([.$B98:.$F98])" calcext:base-cell-address="'docker-log-2018-08-27'.F98"/>
          </calcext:conditional-format>
          <calcext:conditional-format calcext:target-range-address="'docker-log-2018-08-27'.F99:'docker-log-2018-08-27'.F99">
            <calcext:condition calcext:apply-style-name="Error" calcext:value="&gt;=900" calcext:base-cell-address="'docker-log-2018-08-27'.F99"/>
            <calcext:condition calcext:apply-style-name="Accent" calcext:value="=MIN([.$B99:.$F99])" calcext:base-cell-address="'docker-log-2018-08-27'.F99"/>
          </calcext:conditional-format>
          <calcext:conditional-format calcext:target-range-address="'docker-log-2018-08-27'.F100:'docker-log-2018-08-27'.F100">
            <calcext:condition calcext:apply-style-name="Error" calcext:value="&gt;=900" calcext:base-cell-address="'docker-log-2018-08-27'.F100"/>
            <calcext:condition calcext:apply-style-name="Accent" calcext:value="=MIN([.$B100:.$F100])" calcext:base-cell-address="'docker-log-2018-08-27'.F100"/>
          </calcext:conditional-format>
          <calcext:conditional-format calcext:target-range-address="'docker-log-2018-08-27'.F101:'docker-log-2018-08-27'.F101">
            <calcext:condition calcext:apply-style-name="Error" calcext:value="&gt;=900" calcext:base-cell-address="'docker-log-2018-08-27'.F101"/>
            <calcext:condition calcext:apply-style-name="Accent" calcext:value="=MIN([.$B101:.$F101])" calcext:base-cell-address="'docker-log-2018-08-27'.F101"/>
          </calcext:conditional-format>
          <calcext:conditional-format calcext:target-range-address="'docker-log-2018-08-27'.F102:'docker-log-2018-08-27'.F102">
            <calcext:condition calcext:apply-style-name="Error" calcext:value="&gt;=900" calcext:base-cell-address="'docker-log-2018-08-27'.F102"/>
            <calcext:condition calcext:apply-style-name="Accent" calcext:value="=MIN([.$B102:.$F102])" calcext:base-cell-address="'docker-log-2018-08-27'.F102"/>
          </calcext:conditional-format>
          <calcext:conditional-format calcext:target-range-address="'docker-log-2018-08-27'.F103:'docker-log-2018-08-27'.F103">
            <calcext:condition calcext:apply-style-name="Error" calcext:value="&gt;=900" calcext:base-cell-address="'docker-log-2018-08-27'.F103"/>
            <calcext:condition calcext:apply-style-name="Accent" calcext:value="=MIN([.$B103:.$F103])" calcext:base-cell-address="'docker-log-2018-08-27'.F103"/>
          </calcext:conditional-format>
          <calcext:conditional-format calcext:target-range-address="'docker-log-2018-08-27'.F104:'docker-log-2018-08-27'.F104">
            <calcext:condition calcext:apply-style-name="Error" calcext:value="&gt;=900" calcext:base-cell-address="'docker-log-2018-08-27'.F104"/>
            <calcext:condition calcext:apply-style-name="Accent" calcext:value="=MIN([.$B104:.$F104])" calcext:base-cell-address="'docker-log-2018-08-27'.F104"/>
          </calcext:conditional-format>
          <calcext:conditional-format calcext:target-range-address="'docker-log-2018-08-27'.F105:'docker-log-2018-08-27'.F105">
            <calcext:condition calcext:apply-style-name="Error" calcext:value="&gt;=900" calcext:base-cell-address="'docker-log-2018-08-27'.F105"/>
            <calcext:condition calcext:apply-style-name="Accent" calcext:value="=MIN([.$B105:.$F105])" calcext:base-cell-address="'docker-log-2018-08-27'.F105"/>
          </calcext:conditional-format>
          <calcext:conditional-format calcext:target-range-address="'docker-log-2018-08-27'.F106:'docker-log-2018-08-27'.F106">
            <calcext:condition calcext:apply-style-name="Error" calcext:value="&gt;=900" calcext:base-cell-address="'docker-log-2018-08-27'.F106"/>
            <calcext:condition calcext:apply-style-name="Accent" calcext:value="=MIN([.$B106:.$F106])" calcext:base-cell-address="'docker-log-2018-08-27'.F106"/>
          </calcext:conditional-format>
          <calcext:conditional-format calcext:target-range-address="'docker-log-2018-08-27'.F107:'docker-log-2018-08-27'.F107">
            <calcext:condition calcext:apply-style-name="Error" calcext:value="&gt;=900" calcext:base-cell-address="'docker-log-2018-08-27'.F107"/>
            <calcext:condition calcext:apply-style-name="Accent" calcext:value="=MIN([.$B107:.$F107])" calcext:base-cell-address="'docker-log-2018-08-27'.F107"/>
          </calcext:conditional-format>
          <calcext:conditional-format calcext:target-range-address="'docker-log-2018-08-27'.F108:'docker-log-2018-08-27'.F108">
            <calcext:condition calcext:apply-style-name="Error" calcext:value="&gt;=900" calcext:base-cell-address="'docker-log-2018-08-27'.F108"/>
            <calcext:condition calcext:apply-style-name="Accent" calcext:value="=MIN([.$B108:.$F108])" calcext:base-cell-address="'docker-log-2018-08-27'.F108"/>
          </calcext:conditional-format>
          <calcext:conditional-format calcext:target-range-address="'docker-log-2018-08-27'.F109:'docker-log-2018-08-27'.F109">
            <calcext:condition calcext:apply-style-name="Error" calcext:value="&gt;=900" calcext:base-cell-address="'docker-log-2018-08-27'.F109"/>
            <calcext:condition calcext:apply-style-name="Accent" calcext:value="=MIN([.$B109:.$F109])" calcext:base-cell-address="'docker-log-2018-08-27'.F109"/>
          </calcext:conditional-format>
          <calcext:conditional-format calcext:target-range-address="'docker-log-2018-08-27'.F110:'docker-log-2018-08-27'.F110">
            <calcext:condition calcext:apply-style-name="Error" calcext:value="&gt;=900" calcext:base-cell-address="'docker-log-2018-08-27'.F110"/>
            <calcext:condition calcext:apply-style-name="Accent" calcext:value="=MIN([.$B110:.$F110])" calcext:base-cell-address="'docker-log-2018-08-27'.F110"/>
          </calcext:conditional-format>
          <calcext:conditional-format calcext:target-range-address="'docker-log-2018-08-27'.F111:'docker-log-2018-08-27'.F111">
            <calcext:condition calcext:apply-style-name="Error" calcext:value="&gt;=900" calcext:base-cell-address="'docker-log-2018-08-27'.F111"/>
            <calcext:condition calcext:apply-style-name="Accent" calcext:value="=MIN([.$B111:.$F111])" calcext:base-cell-address="'docker-log-2018-08-27'.F111"/>
          </calcext:conditional-format>
          <calcext:conditional-format calcext:target-range-address="'docker-log-2018-08-27'.F112:'docker-log-2018-08-27'.F112">
            <calcext:condition calcext:apply-style-name="Error" calcext:value="&gt;=900" calcext:base-cell-address="'docker-log-2018-08-27'.F112"/>
            <calcext:condition calcext:apply-style-name="Accent" calcext:value="=MIN([.$B112:.$F112])" calcext:base-cell-address="'docker-log-2018-08-27'.F112"/>
          </calcext:conditional-format>
          <calcext:conditional-format calcext:target-range-address="'docker-log-2018-08-27'.F113:'docker-log-2018-08-27'.F113">
            <calcext:condition calcext:apply-style-name="Error" calcext:value="&gt;=900" calcext:base-cell-address="'docker-log-2018-08-27'.F113"/>
            <calcext:condition calcext:apply-style-name="Accent" calcext:value="=MIN([.$B113:.$F113])" calcext:base-cell-address="'docker-log-2018-08-27'.F113"/>
          </calcext:conditional-format>
          <calcext:conditional-format calcext:target-range-address="'docker-log-2018-08-27'.F114:'docker-log-2018-08-27'.F114">
            <calcext:condition calcext:apply-style-name="Error" calcext:value="&gt;=900" calcext:base-cell-address="'docker-log-2018-08-27'.F114"/>
            <calcext:condition calcext:apply-style-name="Accent" calcext:value="=MIN([.$B114:.$F114])" calcext:base-cell-address="'docker-log-2018-08-27'.F114"/>
          </calcext:conditional-format>
          <calcext:conditional-format calcext:target-range-address="'docker-log-2018-08-27'.G3:'docker-log-2018-08-27'.G3">
            <calcext:condition calcext:apply-style-name="Error" calcext:value="&gt;=900" calcext:base-cell-address="'docker-log-2018-08-27'.G3"/>
            <calcext:condition calcext:apply-style-name="Accent" calcext:value="=MIN([.$B3:.$F3])" calcext:base-cell-address="'docker-log-2018-08-27'.G3"/>
          </calcext:conditional-format>
          <calcext:conditional-format calcext:target-range-address="'docker-log-2018-08-27'.H3:'docker-log-2018-08-27'.H3">
            <calcext:condition calcext:apply-style-name="Error" calcext:value="&gt;=900" calcext:base-cell-address="'docker-log-2018-08-27'.H3"/>
            <calcext:condition calcext:apply-style-name="Accent" calcext:value="=MIN([.$B3:.$F3])" calcext:base-cell-address="'docker-log-2018-08-27'.H3"/>
          </calcext:conditional-format>
          <calcext:conditional-format calcext:target-range-address="'docker-log-2018-08-27'.I3:'docker-log-2018-08-27'.I3">
            <calcext:condition calcext:apply-style-name="Error" calcext:value="&gt;=900" calcext:base-cell-address="'docker-log-2018-08-27'.I3"/>
            <calcext:condition calcext:apply-style-name="Accent" calcext:value="=MIN([.$B3:.$F3])" calcext:base-cell-address="'docker-log-2018-08-27'.I3"/>
          </calcext:conditional-format>
          <calcext:conditional-format calcext:target-range-address="'docker-log-2018-08-27'.J3:'docker-log-2018-08-27'.J3">
            <calcext:condition calcext:apply-style-name="Error" calcext:value="&gt;=900" calcext:base-cell-address="'docker-log-2018-08-27'.J3"/>
            <calcext:condition calcext:apply-style-name="Accent" calcext:value="=MIN([.$B3:.$F3])" calcext:base-cell-address="'docker-log-2018-08-27'.J3"/>
          </calcext:conditional-format>
          <calcext:conditional-format calcext:target-range-address="'docker-log-2018-08-27'.K3:'docker-log-2018-08-27'.K3">
            <calcext:condition calcext:apply-style-name="Error" calcext:value="&gt;=900" calcext:base-cell-address="'docker-log-2018-08-27'.K3"/>
            <calcext:condition calcext:apply-style-name="Accent" calcext:value="=MIN([.$B3:.$F3])" calcext:base-cell-address="'docker-log-2018-08-27'.K3"/>
          </calcext:conditional-format>
          <calcext:conditional-format calcext:target-range-address="'docker-log-2018-08-27'.G3:'docker-log-2018-08-27'.K3">
            <calcext:condition calcext:apply-style-name="Accent" calcext:value="=MIN([.$G3:.$K3])" calcext:base-cell-address="'docker-log-2018-08-27'.G3"/>
          </calcext:conditional-format>
          <calcext:conditional-format calcext:target-range-address="'docker-log-2018-08-27'.B115:'docker-log-2018-08-27'.F115">
            <calcext:condition calcext:apply-style-name="Accent 2" calcext:value="=MAX([.$B115:.$F115])" calcext:base-cell-address="'docker-log-2018-08-27'.B115"/>
          </calcext:conditional-format>
          <calcext:conditional-format calcext:target-range-address="'docker-log-2018-08-27'.G4:'docker-log-2018-08-27'.G4">
            <calcext:condition calcext:apply-style-name="Error" calcext:value="&gt;=900" calcext:base-cell-address="'docker-log-2018-08-27'.G4"/>
            <calcext:condition calcext:apply-style-name="Accent" calcext:value="=MIN([.$B4:.$F4])" calcext:base-cell-address="'docker-log-2018-08-27'.G4"/>
          </calcext:conditional-format>
          <calcext:conditional-format calcext:target-range-address="'docker-log-2018-08-27'.G4:'docker-log-2018-08-27'.G4">
            <calcext:condition calcext:apply-style-name="Accent" calcext:value="=MIN([.$G4:.$K4])" calcext:base-cell-address="'docker-log-2018-08-27'.G4"/>
          </calcext:conditional-format>
          <calcext:conditional-format calcext:target-range-address="'docker-log-2018-08-27'.G5:'docker-log-2018-08-27'.G5">
            <calcext:condition calcext:apply-style-name="Error" calcext:value="&gt;=900" calcext:base-cell-address="'docker-log-2018-08-27'.G5"/>
            <calcext:condition calcext:apply-style-name="Accent" calcext:value="=MIN([.$B5:.$F5])" calcext:base-cell-address="'docker-log-2018-08-27'.G5"/>
          </calcext:conditional-format>
          <calcext:conditional-format calcext:target-range-address="'docker-log-2018-08-27'.G5:'docker-log-2018-08-27'.G5">
            <calcext:condition calcext:apply-style-name="Accent" calcext:value="=MIN([.$G5:.$K5])" calcext:base-cell-address="'docker-log-2018-08-27'.G5"/>
          </calcext:conditional-format>
          <calcext:conditional-format calcext:target-range-address="'docker-log-2018-08-27'.G6:'docker-log-2018-08-27'.G6">
            <calcext:condition calcext:apply-style-name="Error" calcext:value="&gt;=900" calcext:base-cell-address="'docker-log-2018-08-27'.G6"/>
            <calcext:condition calcext:apply-style-name="Accent" calcext:value="=MIN([.$B6:.$F6])" calcext:base-cell-address="'docker-log-2018-08-27'.G6"/>
          </calcext:conditional-format>
          <calcext:conditional-format calcext:target-range-address="'docker-log-2018-08-27'.G6:'docker-log-2018-08-27'.G6">
            <calcext:condition calcext:apply-style-name="Accent" calcext:value="=MIN([.$G6:.$K6])" calcext:base-cell-address="'docker-log-2018-08-27'.G6"/>
          </calcext:conditional-format>
          <calcext:conditional-format calcext:target-range-address="'docker-log-2018-08-27'.G7:'docker-log-2018-08-27'.G7">
            <calcext:condition calcext:apply-style-name="Error" calcext:value="&gt;=900" calcext:base-cell-address="'docker-log-2018-08-27'.G7"/>
            <calcext:condition calcext:apply-style-name="Accent" calcext:value="=MIN([.$B7:.$F7])" calcext:base-cell-address="'docker-log-2018-08-27'.G7"/>
          </calcext:conditional-format>
          <calcext:conditional-format calcext:target-range-address="'docker-log-2018-08-27'.G7:'docker-log-2018-08-27'.G7">
            <calcext:condition calcext:apply-style-name="Accent" calcext:value="=MIN([.$G7:.$K7])" calcext:base-cell-address="'docker-log-2018-08-27'.G7"/>
          </calcext:conditional-format>
          <calcext:conditional-format calcext:target-range-address="'docker-log-2018-08-27'.G8:'docker-log-2018-08-27'.G8">
            <calcext:condition calcext:apply-style-name="Error" calcext:value="&gt;=900" calcext:base-cell-address="'docker-log-2018-08-27'.G8"/>
            <calcext:condition calcext:apply-style-name="Accent" calcext:value="=MIN([.$B8:.$F8])" calcext:base-cell-address="'docker-log-2018-08-27'.G8"/>
          </calcext:conditional-format>
          <calcext:conditional-format calcext:target-range-address="'docker-log-2018-08-27'.G8:'docker-log-2018-08-27'.G8">
            <calcext:condition calcext:apply-style-name="Accent" calcext:value="=MIN([.$G8:.$K8])" calcext:base-cell-address="'docker-log-2018-08-27'.G8"/>
          </calcext:conditional-format>
          <calcext:conditional-format calcext:target-range-address="'docker-log-2018-08-27'.G9:'docker-log-2018-08-27'.G9">
            <calcext:condition calcext:apply-style-name="Error" calcext:value="&gt;=900" calcext:base-cell-address="'docker-log-2018-08-27'.G9"/>
            <calcext:condition calcext:apply-style-name="Accent" calcext:value="=MIN([.$B9:.$F9])" calcext:base-cell-address="'docker-log-2018-08-27'.G9"/>
          </calcext:conditional-format>
          <calcext:conditional-format calcext:target-range-address="'docker-log-2018-08-27'.G9:'docker-log-2018-08-27'.G9">
            <calcext:condition calcext:apply-style-name="Accent" calcext:value="=MIN([.$G9:.$K9])" calcext:base-cell-address="'docker-log-2018-08-27'.G9"/>
          </calcext:conditional-format>
          <calcext:conditional-format calcext:target-range-address="'docker-log-2018-08-27'.G10:'docker-log-2018-08-27'.G10">
            <calcext:condition calcext:apply-style-name="Error" calcext:value="&gt;=900" calcext:base-cell-address="'docker-log-2018-08-27'.G10"/>
            <calcext:condition calcext:apply-style-name="Accent" calcext:value="=MIN([.$B10:.$F10])" calcext:base-cell-address="'docker-log-2018-08-27'.G10"/>
          </calcext:conditional-format>
          <calcext:conditional-format calcext:target-range-address="'docker-log-2018-08-27'.G10:'docker-log-2018-08-27'.G10">
            <calcext:condition calcext:apply-style-name="Accent" calcext:value="=MIN([.$G10:.$K10])" calcext:base-cell-address="'docker-log-2018-08-27'.G10"/>
          </calcext:conditional-format>
          <calcext:conditional-format calcext:target-range-address="'docker-log-2018-08-27'.G11:'docker-log-2018-08-27'.G11">
            <calcext:condition calcext:apply-style-name="Error" calcext:value="&gt;=900" calcext:base-cell-address="'docker-log-2018-08-27'.G11"/>
            <calcext:condition calcext:apply-style-name="Accent" calcext:value="=MIN([.$B11:.$F11])" calcext:base-cell-address="'docker-log-2018-08-27'.G11"/>
          </calcext:conditional-format>
          <calcext:conditional-format calcext:target-range-address="'docker-log-2018-08-27'.G11:'docker-log-2018-08-27'.G11">
            <calcext:condition calcext:apply-style-name="Accent" calcext:value="=MIN([.$G11:.$K11])" calcext:base-cell-address="'docker-log-2018-08-27'.G11"/>
          </calcext:conditional-format>
          <calcext:conditional-format calcext:target-range-address="'docker-log-2018-08-27'.G12:'docker-log-2018-08-27'.G12">
            <calcext:condition calcext:apply-style-name="Error" calcext:value="&gt;=900" calcext:base-cell-address="'docker-log-2018-08-27'.G12"/>
            <calcext:condition calcext:apply-style-name="Accent" calcext:value="=MIN([.$B12:.$F12])" calcext:base-cell-address="'docker-log-2018-08-27'.G12"/>
          </calcext:conditional-format>
          <calcext:conditional-format calcext:target-range-address="'docker-log-2018-08-27'.G12:'docker-log-2018-08-27'.G12">
            <calcext:condition calcext:apply-style-name="Accent" calcext:value="=MIN([.$G12:.$K12])" calcext:base-cell-address="'docker-log-2018-08-27'.G12"/>
          </calcext:conditional-format>
          <calcext:conditional-format calcext:target-range-address="'docker-log-2018-08-27'.G13:'docker-log-2018-08-27'.G13">
            <calcext:condition calcext:apply-style-name="Error" calcext:value="&gt;=900" calcext:base-cell-address="'docker-log-2018-08-27'.G13"/>
            <calcext:condition calcext:apply-style-name="Accent" calcext:value="=MIN([.$B13:.$F13])" calcext:base-cell-address="'docker-log-2018-08-27'.G13"/>
          </calcext:conditional-format>
          <calcext:conditional-format calcext:target-range-address="'docker-log-2018-08-27'.G13:'docker-log-2018-08-27'.G13">
            <calcext:condition calcext:apply-style-name="Accent" calcext:value="=MIN([.$G13:.$K13])" calcext:base-cell-address="'docker-log-2018-08-27'.G13"/>
          </calcext:conditional-format>
          <calcext:conditional-format calcext:target-range-address="'docker-log-2018-08-27'.G14:'docker-log-2018-08-27'.G14">
            <calcext:condition calcext:apply-style-name="Error" calcext:value="&gt;=900" calcext:base-cell-address="'docker-log-2018-08-27'.G14"/>
            <calcext:condition calcext:apply-style-name="Accent" calcext:value="=MIN([.$B14:.$F14])" calcext:base-cell-address="'docker-log-2018-08-27'.G14"/>
          </calcext:conditional-format>
          <calcext:conditional-format calcext:target-range-address="'docker-log-2018-08-27'.G14:'docker-log-2018-08-27'.G14">
            <calcext:condition calcext:apply-style-name="Accent" calcext:value="=MIN([.$G14:.$K14])" calcext:base-cell-address="'docker-log-2018-08-27'.G14"/>
          </calcext:conditional-format>
          <calcext:conditional-format calcext:target-range-address="'docker-log-2018-08-27'.G15:'docker-log-2018-08-27'.G15">
            <calcext:condition calcext:apply-style-name="Error" calcext:value="&gt;=900" calcext:base-cell-address="'docker-log-2018-08-27'.G15"/>
            <calcext:condition calcext:apply-style-name="Accent" calcext:value="=MIN([.$B15:.$F15])" calcext:base-cell-address="'docker-log-2018-08-27'.G15"/>
          </calcext:conditional-format>
          <calcext:conditional-format calcext:target-range-address="'docker-log-2018-08-27'.G15:'docker-log-2018-08-27'.G15">
            <calcext:condition calcext:apply-style-name="Accent" calcext:value="=MIN([.$G15:.$K15])" calcext:base-cell-address="'docker-log-2018-08-27'.G15"/>
          </calcext:conditional-format>
          <calcext:conditional-format calcext:target-range-address="'docker-log-2018-08-27'.G16:'docker-log-2018-08-27'.G16">
            <calcext:condition calcext:apply-style-name="Error" calcext:value="&gt;=900" calcext:base-cell-address="'docker-log-2018-08-27'.G16"/>
            <calcext:condition calcext:apply-style-name="Accent" calcext:value="=MIN([.$B16:.$F16])" calcext:base-cell-address="'docker-log-2018-08-27'.G16"/>
          </calcext:conditional-format>
          <calcext:conditional-format calcext:target-range-address="'docker-log-2018-08-27'.G16:'docker-log-2018-08-27'.G16">
            <calcext:condition calcext:apply-style-name="Accent" calcext:value="=MIN([.$G16:.$K16])" calcext:base-cell-address="'docker-log-2018-08-27'.G16"/>
          </calcext:conditional-format>
          <calcext:conditional-format calcext:target-range-address="'docker-log-2018-08-27'.G17:'docker-log-2018-08-27'.G17">
            <calcext:condition calcext:apply-style-name="Error" calcext:value="&gt;=900" calcext:base-cell-address="'docker-log-2018-08-27'.G17"/>
            <calcext:condition calcext:apply-style-name="Accent" calcext:value="=MIN([.$B17:.$F17])" calcext:base-cell-address="'docker-log-2018-08-27'.G17"/>
          </calcext:conditional-format>
          <calcext:conditional-format calcext:target-range-address="'docker-log-2018-08-27'.G17:'docker-log-2018-08-27'.G17">
            <calcext:condition calcext:apply-style-name="Accent" calcext:value="=MIN([.$G17:.$K17])" calcext:base-cell-address="'docker-log-2018-08-27'.G17"/>
          </calcext:conditional-format>
          <calcext:conditional-format calcext:target-range-address="'docker-log-2018-08-27'.G18:'docker-log-2018-08-27'.G18">
            <calcext:condition calcext:apply-style-name="Error" calcext:value="&gt;=900" calcext:base-cell-address="'docker-log-2018-08-27'.G18"/>
            <calcext:condition calcext:apply-style-name="Accent" calcext:value="=MIN([.$B18:.$F18])" calcext:base-cell-address="'docker-log-2018-08-27'.G18"/>
          </calcext:conditional-format>
          <calcext:conditional-format calcext:target-range-address="'docker-log-2018-08-27'.G18:'docker-log-2018-08-27'.G18">
            <calcext:condition calcext:apply-style-name="Accent" calcext:value="=MIN([.$G18:.$K18])" calcext:base-cell-address="'docker-log-2018-08-27'.G18"/>
          </calcext:conditional-format>
          <calcext:conditional-format calcext:target-range-address="'docker-log-2018-08-27'.G19:'docker-log-2018-08-27'.G19">
            <calcext:condition calcext:apply-style-name="Error" calcext:value="&gt;=900" calcext:base-cell-address="'docker-log-2018-08-27'.G19"/>
            <calcext:condition calcext:apply-style-name="Accent" calcext:value="=MIN([.$B19:.$F19])" calcext:base-cell-address="'docker-log-2018-08-27'.G19"/>
          </calcext:conditional-format>
          <calcext:conditional-format calcext:target-range-address="'docker-log-2018-08-27'.G19:'docker-log-2018-08-27'.G19">
            <calcext:condition calcext:apply-style-name="Accent" calcext:value="=MIN([.$G19:.$K19])" calcext:base-cell-address="'docker-log-2018-08-27'.G19"/>
          </calcext:conditional-format>
          <calcext:conditional-format calcext:target-range-address="'docker-log-2018-08-27'.G20:'docker-log-2018-08-27'.G20">
            <calcext:condition calcext:apply-style-name="Error" calcext:value="&gt;=900" calcext:base-cell-address="'docker-log-2018-08-27'.G20"/>
            <calcext:condition calcext:apply-style-name="Accent" calcext:value="=MIN([.$B20:.$F20])" calcext:base-cell-address="'docker-log-2018-08-27'.G20"/>
          </calcext:conditional-format>
          <calcext:conditional-format calcext:target-range-address="'docker-log-2018-08-27'.G20:'docker-log-2018-08-27'.G20">
            <calcext:condition calcext:apply-style-name="Accent" calcext:value="=MIN([.$G20:.$K20])" calcext:base-cell-address="'docker-log-2018-08-27'.G20"/>
          </calcext:conditional-format>
          <calcext:conditional-format calcext:target-range-address="'docker-log-2018-08-27'.G21:'docker-log-2018-08-27'.G21">
            <calcext:condition calcext:apply-style-name="Error" calcext:value="&gt;=900" calcext:base-cell-address="'docker-log-2018-08-27'.G21"/>
            <calcext:condition calcext:apply-style-name="Accent" calcext:value="=MIN([.$B21:.$F21])" calcext:base-cell-address="'docker-log-2018-08-27'.G21"/>
          </calcext:conditional-format>
          <calcext:conditional-format calcext:target-range-address="'docker-log-2018-08-27'.G21:'docker-log-2018-08-27'.G21">
            <calcext:condition calcext:apply-style-name="Accent" calcext:value="=MIN([.$G21:.$K21])" calcext:base-cell-address="'docker-log-2018-08-27'.G21"/>
          </calcext:conditional-format>
          <calcext:conditional-format calcext:target-range-address="'docker-log-2018-08-27'.G22:'docker-log-2018-08-27'.G22">
            <calcext:condition calcext:apply-style-name="Error" calcext:value="&gt;=900" calcext:base-cell-address="'docker-log-2018-08-27'.G22"/>
            <calcext:condition calcext:apply-style-name="Accent" calcext:value="=MIN([.$B22:.$F22])" calcext:base-cell-address="'docker-log-2018-08-27'.G22"/>
          </calcext:conditional-format>
          <calcext:conditional-format calcext:target-range-address="'docker-log-2018-08-27'.G22:'docker-log-2018-08-27'.G22">
            <calcext:condition calcext:apply-style-name="Accent" calcext:value="=MIN([.$G22:.$K22])" calcext:base-cell-address="'docker-log-2018-08-27'.G22"/>
          </calcext:conditional-format>
          <calcext:conditional-format calcext:target-range-address="'docker-log-2018-08-27'.G23:'docker-log-2018-08-27'.G23">
            <calcext:condition calcext:apply-style-name="Error" calcext:value="&gt;=900" calcext:base-cell-address="'docker-log-2018-08-27'.G23"/>
            <calcext:condition calcext:apply-style-name="Accent" calcext:value="=MIN([.$B23:.$F23])" calcext:base-cell-address="'docker-log-2018-08-27'.G23"/>
          </calcext:conditional-format>
          <calcext:conditional-format calcext:target-range-address="'docker-log-2018-08-27'.G23:'docker-log-2018-08-27'.G23">
            <calcext:condition calcext:apply-style-name="Accent" calcext:value="=MIN([.$G23:.$K23])" calcext:base-cell-address="'docker-log-2018-08-27'.G23"/>
          </calcext:conditional-format>
          <calcext:conditional-format calcext:target-range-address="'docker-log-2018-08-27'.G24:'docker-log-2018-08-27'.G24">
            <calcext:condition calcext:apply-style-name="Error" calcext:value="&gt;=900" calcext:base-cell-address="'docker-log-2018-08-27'.G24"/>
            <calcext:condition calcext:apply-style-name="Accent" calcext:value="=MIN([.$B24:.$F24])" calcext:base-cell-address="'docker-log-2018-08-27'.G24"/>
          </calcext:conditional-format>
          <calcext:conditional-format calcext:target-range-address="'docker-log-2018-08-27'.G24:'docker-log-2018-08-27'.G24">
            <calcext:condition calcext:apply-style-name="Accent" calcext:value="=MIN([.$G24:.$K24])" calcext:base-cell-address="'docker-log-2018-08-27'.G24"/>
          </calcext:conditional-format>
          <calcext:conditional-format calcext:target-range-address="'docker-log-2018-08-27'.G25:'docker-log-2018-08-27'.G25">
            <calcext:condition calcext:apply-style-name="Error" calcext:value="&gt;=900" calcext:base-cell-address="'docker-log-2018-08-27'.G25"/>
            <calcext:condition calcext:apply-style-name="Accent" calcext:value="=MIN([.$B25:.$F25])" calcext:base-cell-address="'docker-log-2018-08-27'.G25"/>
          </calcext:conditional-format>
          <calcext:conditional-format calcext:target-range-address="'docker-log-2018-08-27'.G25:'docker-log-2018-08-27'.G25">
            <calcext:condition calcext:apply-style-name="Accent" calcext:value="=MIN([.$G25:.$K25])" calcext:base-cell-address="'docker-log-2018-08-27'.G25"/>
          </calcext:conditional-format>
          <calcext:conditional-format calcext:target-range-address="'docker-log-2018-08-27'.G26:'docker-log-2018-08-27'.G26">
            <calcext:condition calcext:apply-style-name="Error" calcext:value="&gt;=900" calcext:base-cell-address="'docker-log-2018-08-27'.G26"/>
            <calcext:condition calcext:apply-style-name="Accent" calcext:value="=MIN([.$B26:.$F26])" calcext:base-cell-address="'docker-log-2018-08-27'.G26"/>
          </calcext:conditional-format>
          <calcext:conditional-format calcext:target-range-address="'docker-log-2018-08-27'.G26:'docker-log-2018-08-27'.G26">
            <calcext:condition calcext:apply-style-name="Accent" calcext:value="=MIN([.$G26:.$K26])" calcext:base-cell-address="'docker-log-2018-08-27'.G26"/>
          </calcext:conditional-format>
          <calcext:conditional-format calcext:target-range-address="'docker-log-2018-08-27'.G27:'docker-log-2018-08-27'.G27">
            <calcext:condition calcext:apply-style-name="Error" calcext:value="&gt;=900" calcext:base-cell-address="'docker-log-2018-08-27'.G27"/>
            <calcext:condition calcext:apply-style-name="Accent" calcext:value="=MIN([.$B27:.$F27])" calcext:base-cell-address="'docker-log-2018-08-27'.G27"/>
          </calcext:conditional-format>
          <calcext:conditional-format calcext:target-range-address="'docker-log-2018-08-27'.G27:'docker-log-2018-08-27'.G27">
            <calcext:condition calcext:apply-style-name="Accent" calcext:value="=MIN([.$G27:.$K27])" calcext:base-cell-address="'docker-log-2018-08-27'.G27"/>
          </calcext:conditional-format>
          <calcext:conditional-format calcext:target-range-address="'docker-log-2018-08-27'.G28:'docker-log-2018-08-27'.G28">
            <calcext:condition calcext:apply-style-name="Error" calcext:value="&gt;=900" calcext:base-cell-address="'docker-log-2018-08-27'.G28"/>
            <calcext:condition calcext:apply-style-name="Accent" calcext:value="=MIN([.$B28:.$F28])" calcext:base-cell-address="'docker-log-2018-08-27'.G28"/>
          </calcext:conditional-format>
          <calcext:conditional-format calcext:target-range-address="'docker-log-2018-08-27'.G28:'docker-log-2018-08-27'.G28">
            <calcext:condition calcext:apply-style-name="Accent" calcext:value="=MIN([.$G28:.$K28])" calcext:base-cell-address="'docker-log-2018-08-27'.G28"/>
          </calcext:conditional-format>
          <calcext:conditional-format calcext:target-range-address="'docker-log-2018-08-27'.G29:'docker-log-2018-08-27'.G29">
            <calcext:condition calcext:apply-style-name="Error" calcext:value="&gt;=900" calcext:base-cell-address="'docker-log-2018-08-27'.G29"/>
            <calcext:condition calcext:apply-style-name="Accent" calcext:value="=MIN([.$B29:.$F29])" calcext:base-cell-address="'docker-log-2018-08-27'.G29"/>
          </calcext:conditional-format>
          <calcext:conditional-format calcext:target-range-address="'docker-log-2018-08-27'.G29:'docker-log-2018-08-27'.G29">
            <calcext:condition calcext:apply-style-name="Accent" calcext:value="=MIN([.$G29:.$K29])" calcext:base-cell-address="'docker-log-2018-08-27'.G29"/>
          </calcext:conditional-format>
          <calcext:conditional-format calcext:target-range-address="'docker-log-2018-08-27'.G30:'docker-log-2018-08-27'.G30">
            <calcext:condition calcext:apply-style-name="Error" calcext:value="&gt;=900" calcext:base-cell-address="'docker-log-2018-08-27'.G30"/>
            <calcext:condition calcext:apply-style-name="Accent" calcext:value="=MIN([.$B30:.$F30])" calcext:base-cell-address="'docker-log-2018-08-27'.G30"/>
          </calcext:conditional-format>
          <calcext:conditional-format calcext:target-range-address="'docker-log-2018-08-27'.G30:'docker-log-2018-08-27'.G30">
            <calcext:condition calcext:apply-style-name="Accent" calcext:value="=MIN([.$G30:.$K30])" calcext:base-cell-address="'docker-log-2018-08-27'.G30"/>
          </calcext:conditional-format>
          <calcext:conditional-format calcext:target-range-address="'docker-log-2018-08-27'.G31:'docker-log-2018-08-27'.G31">
            <calcext:condition calcext:apply-style-name="Error" calcext:value="&gt;=900" calcext:base-cell-address="'docker-log-2018-08-27'.G31"/>
            <calcext:condition calcext:apply-style-name="Accent" calcext:value="=MIN([.$B31:.$F31])" calcext:base-cell-address="'docker-log-2018-08-27'.G31"/>
          </calcext:conditional-format>
          <calcext:conditional-format calcext:target-range-address="'docker-log-2018-08-27'.G31:'docker-log-2018-08-27'.G31">
            <calcext:condition calcext:apply-style-name="Accent" calcext:value="=MIN([.$G31:.$K31])" calcext:base-cell-address="'docker-log-2018-08-27'.G31"/>
          </calcext:conditional-format>
          <calcext:conditional-format calcext:target-range-address="'docker-log-2018-08-27'.G32:'docker-log-2018-08-27'.G32">
            <calcext:condition calcext:apply-style-name="Error" calcext:value="&gt;=900" calcext:base-cell-address="'docker-log-2018-08-27'.G32"/>
            <calcext:condition calcext:apply-style-name="Accent" calcext:value="=MIN([.$B32:.$F32])" calcext:base-cell-address="'docker-log-2018-08-27'.G32"/>
          </calcext:conditional-format>
          <calcext:conditional-format calcext:target-range-address="'docker-log-2018-08-27'.G32:'docker-log-2018-08-27'.G32">
            <calcext:condition calcext:apply-style-name="Accent" calcext:value="=MIN([.$G32:.$K32])" calcext:base-cell-address="'docker-log-2018-08-27'.G32"/>
          </calcext:conditional-format>
          <calcext:conditional-format calcext:target-range-address="'docker-log-2018-08-27'.G33:'docker-log-2018-08-27'.G33">
            <calcext:condition calcext:apply-style-name="Error" calcext:value="&gt;=900" calcext:base-cell-address="'docker-log-2018-08-27'.G33"/>
            <calcext:condition calcext:apply-style-name="Accent" calcext:value="=MIN([.$B33:.$F33])" calcext:base-cell-address="'docker-log-2018-08-27'.G33"/>
          </calcext:conditional-format>
          <calcext:conditional-format calcext:target-range-address="'docker-log-2018-08-27'.G33:'docker-log-2018-08-27'.G33">
            <calcext:condition calcext:apply-style-name="Accent" calcext:value="=MIN([.$G33:.$K33])" calcext:base-cell-address="'docker-log-2018-08-27'.G33"/>
          </calcext:conditional-format>
          <calcext:conditional-format calcext:target-range-address="'docker-log-2018-08-27'.G34:'docker-log-2018-08-27'.G34">
            <calcext:condition calcext:apply-style-name="Error" calcext:value="&gt;=900" calcext:base-cell-address="'docker-log-2018-08-27'.G34"/>
            <calcext:condition calcext:apply-style-name="Accent" calcext:value="=MIN([.$B34:.$F34])" calcext:base-cell-address="'docker-log-2018-08-27'.G34"/>
          </calcext:conditional-format>
          <calcext:conditional-format calcext:target-range-address="'docker-log-2018-08-27'.G34:'docker-log-2018-08-27'.G34">
            <calcext:condition calcext:apply-style-name="Accent" calcext:value="=MIN([.$G34:.$K34])" calcext:base-cell-address="'docker-log-2018-08-27'.G34"/>
          </calcext:conditional-format>
          <calcext:conditional-format calcext:target-range-address="'docker-log-2018-08-27'.G35:'docker-log-2018-08-27'.G35">
            <calcext:condition calcext:apply-style-name="Error" calcext:value="&gt;=900" calcext:base-cell-address="'docker-log-2018-08-27'.G35"/>
            <calcext:condition calcext:apply-style-name="Accent" calcext:value="=MIN([.$B35:.$F35])" calcext:base-cell-address="'docker-log-2018-08-27'.G35"/>
          </calcext:conditional-format>
          <calcext:conditional-format calcext:target-range-address="'docker-log-2018-08-27'.G35:'docker-log-2018-08-27'.G35">
            <calcext:condition calcext:apply-style-name="Accent" calcext:value="=MIN([.$G35:.$K35])" calcext:base-cell-address="'docker-log-2018-08-27'.G35"/>
          </calcext:conditional-format>
          <calcext:conditional-format calcext:target-range-address="'docker-log-2018-08-27'.G36:'docker-log-2018-08-27'.G36">
            <calcext:condition calcext:apply-style-name="Error" calcext:value="&gt;=900" calcext:base-cell-address="'docker-log-2018-08-27'.G36"/>
            <calcext:condition calcext:apply-style-name="Accent" calcext:value="=MIN([.$B36:.$F36])" calcext:base-cell-address="'docker-log-2018-08-27'.G36"/>
          </calcext:conditional-format>
          <calcext:conditional-format calcext:target-range-address="'docker-log-2018-08-27'.G36:'docker-log-2018-08-27'.G36">
            <calcext:condition calcext:apply-style-name="Accent" calcext:value="=MIN([.$G36:.$K36])" calcext:base-cell-address="'docker-log-2018-08-27'.G36"/>
          </calcext:conditional-format>
          <calcext:conditional-format calcext:target-range-address="'docker-log-2018-08-27'.G37:'docker-log-2018-08-27'.G37">
            <calcext:condition calcext:apply-style-name="Error" calcext:value="&gt;=900" calcext:base-cell-address="'docker-log-2018-08-27'.G37"/>
            <calcext:condition calcext:apply-style-name="Accent" calcext:value="=MIN([.$B37:.$F37])" calcext:base-cell-address="'docker-log-2018-08-27'.G37"/>
          </calcext:conditional-format>
          <calcext:conditional-format calcext:target-range-address="'docker-log-2018-08-27'.G37:'docker-log-2018-08-27'.G37">
            <calcext:condition calcext:apply-style-name="Accent" calcext:value="=MIN([.$G37:.$K37])" calcext:base-cell-address="'docker-log-2018-08-27'.G37"/>
          </calcext:conditional-format>
          <calcext:conditional-format calcext:target-range-address="'docker-log-2018-08-27'.G38:'docker-log-2018-08-27'.G38">
            <calcext:condition calcext:apply-style-name="Error" calcext:value="&gt;=900" calcext:base-cell-address="'docker-log-2018-08-27'.G38"/>
            <calcext:condition calcext:apply-style-name="Accent" calcext:value="=MIN([.$B38:.$F38])" calcext:base-cell-address="'docker-log-2018-08-27'.G38"/>
          </calcext:conditional-format>
          <calcext:conditional-format calcext:target-range-address="'docker-log-2018-08-27'.G38:'docker-log-2018-08-27'.G38">
            <calcext:condition calcext:apply-style-name="Accent" calcext:value="=MIN([.$G38:.$K38])" calcext:base-cell-address="'docker-log-2018-08-27'.G38"/>
          </calcext:conditional-format>
          <calcext:conditional-format calcext:target-range-address="'docker-log-2018-08-27'.G39:'docker-log-2018-08-27'.G39">
            <calcext:condition calcext:apply-style-name="Error" calcext:value="&gt;=900" calcext:base-cell-address="'docker-log-2018-08-27'.G39"/>
            <calcext:condition calcext:apply-style-name="Accent" calcext:value="=MIN([.$B39:.$F39])" calcext:base-cell-address="'docker-log-2018-08-27'.G39"/>
          </calcext:conditional-format>
          <calcext:conditional-format calcext:target-range-address="'docker-log-2018-08-27'.G39:'docker-log-2018-08-27'.G39">
            <calcext:condition calcext:apply-style-name="Accent" calcext:value="=MIN([.$G39:.$K39])" calcext:base-cell-address="'docker-log-2018-08-27'.G39"/>
          </calcext:conditional-format>
          <calcext:conditional-format calcext:target-range-address="'docker-log-2018-08-27'.G40:'docker-log-2018-08-27'.G40">
            <calcext:condition calcext:apply-style-name="Error" calcext:value="&gt;=900" calcext:base-cell-address="'docker-log-2018-08-27'.G40"/>
            <calcext:condition calcext:apply-style-name="Accent" calcext:value="=MIN([.$B40:.$F40])" calcext:base-cell-address="'docker-log-2018-08-27'.G40"/>
          </calcext:conditional-format>
          <calcext:conditional-format calcext:target-range-address="'docker-log-2018-08-27'.G40:'docker-log-2018-08-27'.G40">
            <calcext:condition calcext:apply-style-name="Accent" calcext:value="=MIN([.$G40:.$K40])" calcext:base-cell-address="'docker-log-2018-08-27'.G40"/>
          </calcext:conditional-format>
          <calcext:conditional-format calcext:target-range-address="'docker-log-2018-08-27'.G41:'docker-log-2018-08-27'.G41">
            <calcext:condition calcext:apply-style-name="Error" calcext:value="&gt;=900" calcext:base-cell-address="'docker-log-2018-08-27'.G41"/>
            <calcext:condition calcext:apply-style-name="Accent" calcext:value="=MIN([.$B41:.$F41])" calcext:base-cell-address="'docker-log-2018-08-27'.G41"/>
          </calcext:conditional-format>
          <calcext:conditional-format calcext:target-range-address="'docker-log-2018-08-27'.G41:'docker-log-2018-08-27'.G41">
            <calcext:condition calcext:apply-style-name="Accent" calcext:value="=MIN([.$G41:.$K41])" calcext:base-cell-address="'docker-log-2018-08-27'.G41"/>
          </calcext:conditional-format>
          <calcext:conditional-format calcext:target-range-address="'docker-log-2018-08-27'.G42:'docker-log-2018-08-27'.G42">
            <calcext:condition calcext:apply-style-name="Error" calcext:value="&gt;=900" calcext:base-cell-address="'docker-log-2018-08-27'.G42"/>
            <calcext:condition calcext:apply-style-name="Accent" calcext:value="=MIN([.$B42:.$F42])" calcext:base-cell-address="'docker-log-2018-08-27'.G42"/>
          </calcext:conditional-format>
          <calcext:conditional-format calcext:target-range-address="'docker-log-2018-08-27'.G42:'docker-log-2018-08-27'.G42">
            <calcext:condition calcext:apply-style-name="Accent" calcext:value="=MIN([.$G42:.$K42])" calcext:base-cell-address="'docker-log-2018-08-27'.G42"/>
          </calcext:conditional-format>
          <calcext:conditional-format calcext:target-range-address="'docker-log-2018-08-27'.G43:'docker-log-2018-08-27'.G43">
            <calcext:condition calcext:apply-style-name="Error" calcext:value="&gt;=900" calcext:base-cell-address="'docker-log-2018-08-27'.G43"/>
            <calcext:condition calcext:apply-style-name="Accent" calcext:value="=MIN([.$B43:.$F43])" calcext:base-cell-address="'docker-log-2018-08-27'.G43"/>
          </calcext:conditional-format>
          <calcext:conditional-format calcext:target-range-address="'docker-log-2018-08-27'.G43:'docker-log-2018-08-27'.G43">
            <calcext:condition calcext:apply-style-name="Accent" calcext:value="=MIN([.$G43:.$K43])" calcext:base-cell-address="'docker-log-2018-08-27'.G43"/>
          </calcext:conditional-format>
          <calcext:conditional-format calcext:target-range-address="'docker-log-2018-08-27'.G44:'docker-log-2018-08-27'.G44">
            <calcext:condition calcext:apply-style-name="Error" calcext:value="&gt;=900" calcext:base-cell-address="'docker-log-2018-08-27'.G44"/>
            <calcext:condition calcext:apply-style-name="Accent" calcext:value="=MIN([.$B44:.$F44])" calcext:base-cell-address="'docker-log-2018-08-27'.G44"/>
          </calcext:conditional-format>
          <calcext:conditional-format calcext:target-range-address="'docker-log-2018-08-27'.G44:'docker-log-2018-08-27'.G44">
            <calcext:condition calcext:apply-style-name="Accent" calcext:value="=MIN([.$G44:.$K44])" calcext:base-cell-address="'docker-log-2018-08-27'.G44"/>
          </calcext:conditional-format>
          <calcext:conditional-format calcext:target-range-address="'docker-log-2018-08-27'.G45:'docker-log-2018-08-27'.G45">
            <calcext:condition calcext:apply-style-name="Error" calcext:value="&gt;=900" calcext:base-cell-address="'docker-log-2018-08-27'.G45"/>
            <calcext:condition calcext:apply-style-name="Accent" calcext:value="=MIN([.$B45:.$F45])" calcext:base-cell-address="'docker-log-2018-08-27'.G45"/>
          </calcext:conditional-format>
          <calcext:conditional-format calcext:target-range-address="'docker-log-2018-08-27'.G45:'docker-log-2018-08-27'.G45">
            <calcext:condition calcext:apply-style-name="Accent" calcext:value="=MIN([.$G45:.$K45])" calcext:base-cell-address="'docker-log-2018-08-27'.G45"/>
          </calcext:conditional-format>
          <calcext:conditional-format calcext:target-range-address="'docker-log-2018-08-27'.G46:'docker-log-2018-08-27'.G46">
            <calcext:condition calcext:apply-style-name="Error" calcext:value="&gt;=900" calcext:base-cell-address="'docker-log-2018-08-27'.G46"/>
            <calcext:condition calcext:apply-style-name="Accent" calcext:value="=MIN([.$B46:.$F46])" calcext:base-cell-address="'docker-log-2018-08-27'.G46"/>
          </calcext:conditional-format>
          <calcext:conditional-format calcext:target-range-address="'docker-log-2018-08-27'.G46:'docker-log-2018-08-27'.G46">
            <calcext:condition calcext:apply-style-name="Accent" calcext:value="=MIN([.$G46:.$K46])" calcext:base-cell-address="'docker-log-2018-08-27'.G46"/>
          </calcext:conditional-format>
          <calcext:conditional-format calcext:target-range-address="'docker-log-2018-08-27'.G47:'docker-log-2018-08-27'.G47">
            <calcext:condition calcext:apply-style-name="Error" calcext:value="&gt;=900" calcext:base-cell-address="'docker-log-2018-08-27'.G47"/>
            <calcext:condition calcext:apply-style-name="Accent" calcext:value="=MIN([.$B47:.$F47])" calcext:base-cell-address="'docker-log-2018-08-27'.G47"/>
          </calcext:conditional-format>
          <calcext:conditional-format calcext:target-range-address="'docker-log-2018-08-27'.G47:'docker-log-2018-08-27'.G47">
            <calcext:condition calcext:apply-style-name="Accent" calcext:value="=MIN([.$G47:.$K47])" calcext:base-cell-address="'docker-log-2018-08-27'.G47"/>
          </calcext:conditional-format>
          <calcext:conditional-format calcext:target-range-address="'docker-log-2018-08-27'.G48:'docker-log-2018-08-27'.G48">
            <calcext:condition calcext:apply-style-name="Error" calcext:value="&gt;=900" calcext:base-cell-address="'docker-log-2018-08-27'.G48"/>
            <calcext:condition calcext:apply-style-name="Accent" calcext:value="=MIN([.$B48:.$F48])" calcext:base-cell-address="'docker-log-2018-08-27'.G48"/>
          </calcext:conditional-format>
          <calcext:conditional-format calcext:target-range-address="'docker-log-2018-08-27'.G48:'docker-log-2018-08-27'.G48">
            <calcext:condition calcext:apply-style-name="Accent" calcext:value="=MIN([.$G48:.$K48])" calcext:base-cell-address="'docker-log-2018-08-27'.G48"/>
          </calcext:conditional-format>
          <calcext:conditional-format calcext:target-range-address="'docker-log-2018-08-27'.G49:'docker-log-2018-08-27'.G49">
            <calcext:condition calcext:apply-style-name="Error" calcext:value="&gt;=900" calcext:base-cell-address="'docker-log-2018-08-27'.G49"/>
            <calcext:condition calcext:apply-style-name="Accent" calcext:value="=MIN([.$B49:.$F49])" calcext:base-cell-address="'docker-log-2018-08-27'.G49"/>
          </calcext:conditional-format>
          <calcext:conditional-format calcext:target-range-address="'docker-log-2018-08-27'.G49:'docker-log-2018-08-27'.G49">
            <calcext:condition calcext:apply-style-name="Accent" calcext:value="=MIN([.$G49:.$K49])" calcext:base-cell-address="'docker-log-2018-08-27'.G49"/>
          </calcext:conditional-format>
          <calcext:conditional-format calcext:target-range-address="'docker-log-2018-08-27'.G50:'docker-log-2018-08-27'.G50">
            <calcext:condition calcext:apply-style-name="Error" calcext:value="&gt;=900" calcext:base-cell-address="'docker-log-2018-08-27'.G50"/>
            <calcext:condition calcext:apply-style-name="Accent" calcext:value="=MIN([.$B50:.$F50])" calcext:base-cell-address="'docker-log-2018-08-27'.G50"/>
          </calcext:conditional-format>
          <calcext:conditional-format calcext:target-range-address="'docker-log-2018-08-27'.G50:'docker-log-2018-08-27'.G50">
            <calcext:condition calcext:apply-style-name="Accent" calcext:value="=MIN([.$G50:.$K50])" calcext:base-cell-address="'docker-log-2018-08-27'.G50"/>
          </calcext:conditional-format>
          <calcext:conditional-format calcext:target-range-address="'docker-log-2018-08-27'.G51:'docker-log-2018-08-27'.G51">
            <calcext:condition calcext:apply-style-name="Error" calcext:value="&gt;=900" calcext:base-cell-address="'docker-log-2018-08-27'.G51"/>
            <calcext:condition calcext:apply-style-name="Accent" calcext:value="=MIN([.$B51:.$F51])" calcext:base-cell-address="'docker-log-2018-08-27'.G51"/>
          </calcext:conditional-format>
          <calcext:conditional-format calcext:target-range-address="'docker-log-2018-08-27'.G51:'docker-log-2018-08-27'.G51">
            <calcext:condition calcext:apply-style-name="Accent" calcext:value="=MIN([.$G51:.$K51])" calcext:base-cell-address="'docker-log-2018-08-27'.G51"/>
          </calcext:conditional-format>
          <calcext:conditional-format calcext:target-range-address="'docker-log-2018-08-27'.G52:'docker-log-2018-08-27'.G52">
            <calcext:condition calcext:apply-style-name="Error" calcext:value="&gt;=900" calcext:base-cell-address="'docker-log-2018-08-27'.G52"/>
            <calcext:condition calcext:apply-style-name="Accent" calcext:value="=MIN([.$B52:.$F52])" calcext:base-cell-address="'docker-log-2018-08-27'.G52"/>
          </calcext:conditional-format>
          <calcext:conditional-format calcext:target-range-address="'docker-log-2018-08-27'.G52:'docker-log-2018-08-27'.G52">
            <calcext:condition calcext:apply-style-name="Accent" calcext:value="=MIN([.$G52:.$K52])" calcext:base-cell-address="'docker-log-2018-08-27'.G52"/>
          </calcext:conditional-format>
          <calcext:conditional-format calcext:target-range-address="'docker-log-2018-08-27'.G53:'docker-log-2018-08-27'.G53">
            <calcext:condition calcext:apply-style-name="Error" calcext:value="&gt;=900" calcext:base-cell-address="'docker-log-2018-08-27'.G53"/>
            <calcext:condition calcext:apply-style-name="Accent" calcext:value="=MIN([.$B53:.$F53])" calcext:base-cell-address="'docker-log-2018-08-27'.G53"/>
          </calcext:conditional-format>
          <calcext:conditional-format calcext:target-range-address="'docker-log-2018-08-27'.G53:'docker-log-2018-08-27'.G53">
            <calcext:condition calcext:apply-style-name="Accent" calcext:value="=MIN([.$G53:.$K53])" calcext:base-cell-address="'docker-log-2018-08-27'.G53"/>
          </calcext:conditional-format>
          <calcext:conditional-format calcext:target-range-address="'docker-log-2018-08-27'.G54:'docker-log-2018-08-27'.G54">
            <calcext:condition calcext:apply-style-name="Error" calcext:value="&gt;=900" calcext:base-cell-address="'docker-log-2018-08-27'.G54"/>
            <calcext:condition calcext:apply-style-name="Accent" calcext:value="=MIN([.$B54:.$F54])" calcext:base-cell-address="'docker-log-2018-08-27'.G54"/>
          </calcext:conditional-format>
          <calcext:conditional-format calcext:target-range-address="'docker-log-2018-08-27'.G54:'docker-log-2018-08-27'.G54">
            <calcext:condition calcext:apply-style-name="Accent" calcext:value="=MIN([.$G54:.$K54])" calcext:base-cell-address="'docker-log-2018-08-27'.G54"/>
          </calcext:conditional-format>
          <calcext:conditional-format calcext:target-range-address="'docker-log-2018-08-27'.G55:'docker-log-2018-08-27'.G55">
            <calcext:condition calcext:apply-style-name="Error" calcext:value="&gt;=900" calcext:base-cell-address="'docker-log-2018-08-27'.G55"/>
            <calcext:condition calcext:apply-style-name="Accent" calcext:value="=MIN([.$B55:.$F55])" calcext:base-cell-address="'docker-log-2018-08-27'.G55"/>
          </calcext:conditional-format>
          <calcext:conditional-format calcext:target-range-address="'docker-log-2018-08-27'.G55:'docker-log-2018-08-27'.G55">
            <calcext:condition calcext:apply-style-name="Accent" calcext:value="=MIN([.$G55:.$K55])" calcext:base-cell-address="'docker-log-2018-08-27'.G55"/>
          </calcext:conditional-format>
          <calcext:conditional-format calcext:target-range-address="'docker-log-2018-08-27'.G56:'docker-log-2018-08-27'.G56">
            <calcext:condition calcext:apply-style-name="Error" calcext:value="&gt;=900" calcext:base-cell-address="'docker-log-2018-08-27'.G56"/>
            <calcext:condition calcext:apply-style-name="Accent" calcext:value="=MIN([.$B56:.$F56])" calcext:base-cell-address="'docker-log-2018-08-27'.G56"/>
          </calcext:conditional-format>
          <calcext:conditional-format calcext:target-range-address="'docker-log-2018-08-27'.G56:'docker-log-2018-08-27'.G56">
            <calcext:condition calcext:apply-style-name="Accent" calcext:value="=MIN([.$G56:.$K56])" calcext:base-cell-address="'docker-log-2018-08-27'.G56"/>
          </calcext:conditional-format>
          <calcext:conditional-format calcext:target-range-address="'docker-log-2018-08-27'.G57:'docker-log-2018-08-27'.G57">
            <calcext:condition calcext:apply-style-name="Error" calcext:value="&gt;=900" calcext:base-cell-address="'docker-log-2018-08-27'.G57"/>
            <calcext:condition calcext:apply-style-name="Accent" calcext:value="=MIN([.$B57:.$F57])" calcext:base-cell-address="'docker-log-2018-08-27'.G57"/>
          </calcext:conditional-format>
          <calcext:conditional-format calcext:target-range-address="'docker-log-2018-08-27'.G57:'docker-log-2018-08-27'.G57">
            <calcext:condition calcext:apply-style-name="Accent" calcext:value="=MIN([.$G57:.$K57])" calcext:base-cell-address="'docker-log-2018-08-27'.G57"/>
          </calcext:conditional-format>
          <calcext:conditional-format calcext:target-range-address="'docker-log-2018-08-27'.G58:'docker-log-2018-08-27'.G58">
            <calcext:condition calcext:apply-style-name="Error" calcext:value="&gt;=900" calcext:base-cell-address="'docker-log-2018-08-27'.G58"/>
            <calcext:condition calcext:apply-style-name="Accent" calcext:value="=MIN([.$B58:.$F58])" calcext:base-cell-address="'docker-log-2018-08-27'.G58"/>
          </calcext:conditional-format>
          <calcext:conditional-format calcext:target-range-address="'docker-log-2018-08-27'.G58:'docker-log-2018-08-27'.G58">
            <calcext:condition calcext:apply-style-name="Accent" calcext:value="=MIN([.$G58:.$K58])" calcext:base-cell-address="'docker-log-2018-08-27'.G58"/>
          </calcext:conditional-format>
          <calcext:conditional-format calcext:target-range-address="'docker-log-2018-08-27'.G59:'docker-log-2018-08-27'.G59">
            <calcext:condition calcext:apply-style-name="Error" calcext:value="&gt;=900" calcext:base-cell-address="'docker-log-2018-08-27'.G59"/>
            <calcext:condition calcext:apply-style-name="Accent" calcext:value="=MIN([.$B59:.$F59])" calcext:base-cell-address="'docker-log-2018-08-27'.G59"/>
          </calcext:conditional-format>
          <calcext:conditional-format calcext:target-range-address="'docker-log-2018-08-27'.G59:'docker-log-2018-08-27'.G59">
            <calcext:condition calcext:apply-style-name="Accent" calcext:value="=MIN([.$G59:.$K59])" calcext:base-cell-address="'docker-log-2018-08-27'.G59"/>
          </calcext:conditional-format>
          <calcext:conditional-format calcext:target-range-address="'docker-log-2018-08-27'.G60:'docker-log-2018-08-27'.G60">
            <calcext:condition calcext:apply-style-name="Error" calcext:value="&gt;=900" calcext:base-cell-address="'docker-log-2018-08-27'.G60"/>
            <calcext:condition calcext:apply-style-name="Accent" calcext:value="=MIN([.$B60:.$F60])" calcext:base-cell-address="'docker-log-2018-08-27'.G60"/>
          </calcext:conditional-format>
          <calcext:conditional-format calcext:target-range-address="'docker-log-2018-08-27'.G60:'docker-log-2018-08-27'.G60">
            <calcext:condition calcext:apply-style-name="Accent" calcext:value="=MIN([.$G60:.$K60])" calcext:base-cell-address="'docker-log-2018-08-27'.G60"/>
          </calcext:conditional-format>
          <calcext:conditional-format calcext:target-range-address="'docker-log-2018-08-27'.G61:'docker-log-2018-08-27'.G61">
            <calcext:condition calcext:apply-style-name="Error" calcext:value="&gt;=900" calcext:base-cell-address="'docker-log-2018-08-27'.G61"/>
            <calcext:condition calcext:apply-style-name="Accent" calcext:value="=MIN([.$B61:.$F61])" calcext:base-cell-address="'docker-log-2018-08-27'.G61"/>
          </calcext:conditional-format>
          <calcext:conditional-format calcext:target-range-address="'docker-log-2018-08-27'.G61:'docker-log-2018-08-27'.G61">
            <calcext:condition calcext:apply-style-name="Accent" calcext:value="=MIN([.$G61:.$K61])" calcext:base-cell-address="'docker-log-2018-08-27'.G61"/>
          </calcext:conditional-format>
          <calcext:conditional-format calcext:target-range-address="'docker-log-2018-08-27'.G62:'docker-log-2018-08-27'.G62">
            <calcext:condition calcext:apply-style-name="Error" calcext:value="&gt;=900" calcext:base-cell-address="'docker-log-2018-08-27'.G62"/>
            <calcext:condition calcext:apply-style-name="Accent" calcext:value="=MIN([.$B62:.$F62])" calcext:base-cell-address="'docker-log-2018-08-27'.G62"/>
          </calcext:conditional-format>
          <calcext:conditional-format calcext:target-range-address="'docker-log-2018-08-27'.G62:'docker-log-2018-08-27'.G62">
            <calcext:condition calcext:apply-style-name="Accent" calcext:value="=MIN([.$G62:.$K62])" calcext:base-cell-address="'docker-log-2018-08-27'.G62"/>
          </calcext:conditional-format>
          <calcext:conditional-format calcext:target-range-address="'docker-log-2018-08-27'.G63:'docker-log-2018-08-27'.G63">
            <calcext:condition calcext:apply-style-name="Error" calcext:value="&gt;=900" calcext:base-cell-address="'docker-log-2018-08-27'.G63"/>
            <calcext:condition calcext:apply-style-name="Accent" calcext:value="=MIN([.$B63:.$F63])" calcext:base-cell-address="'docker-log-2018-08-27'.G63"/>
          </calcext:conditional-format>
          <calcext:conditional-format calcext:target-range-address="'docker-log-2018-08-27'.G63:'docker-log-2018-08-27'.G63">
            <calcext:condition calcext:apply-style-name="Accent" calcext:value="=MIN([.$G63:.$K63])" calcext:base-cell-address="'docker-log-2018-08-27'.G63"/>
          </calcext:conditional-format>
          <calcext:conditional-format calcext:target-range-address="'docker-log-2018-08-27'.G64:'docker-log-2018-08-27'.G64">
            <calcext:condition calcext:apply-style-name="Error" calcext:value="&gt;=900" calcext:base-cell-address="'docker-log-2018-08-27'.G64"/>
            <calcext:condition calcext:apply-style-name="Accent" calcext:value="=MIN([.$B64:.$F64])" calcext:base-cell-address="'docker-log-2018-08-27'.G64"/>
          </calcext:conditional-format>
          <calcext:conditional-format calcext:target-range-address="'docker-log-2018-08-27'.G64:'docker-log-2018-08-27'.G64">
            <calcext:condition calcext:apply-style-name="Accent" calcext:value="=MIN([.$G64:.$K64])" calcext:base-cell-address="'docker-log-2018-08-27'.G64"/>
          </calcext:conditional-format>
          <calcext:conditional-format calcext:target-range-address="'docker-log-2018-08-27'.G65:'docker-log-2018-08-27'.G65">
            <calcext:condition calcext:apply-style-name="Error" calcext:value="&gt;=900" calcext:base-cell-address="'docker-log-2018-08-27'.G65"/>
            <calcext:condition calcext:apply-style-name="Accent" calcext:value="=MIN([.$B65:.$F65])" calcext:base-cell-address="'docker-log-2018-08-27'.G65"/>
          </calcext:conditional-format>
          <calcext:conditional-format calcext:target-range-address="'docker-log-2018-08-27'.G65:'docker-log-2018-08-27'.G65">
            <calcext:condition calcext:apply-style-name="Accent" calcext:value="=MIN([.$G65:.$K65])" calcext:base-cell-address="'docker-log-2018-08-27'.G65"/>
          </calcext:conditional-format>
          <calcext:conditional-format calcext:target-range-address="'docker-log-2018-08-27'.G66:'docker-log-2018-08-27'.G66">
            <calcext:condition calcext:apply-style-name="Error" calcext:value="&gt;=900" calcext:base-cell-address="'docker-log-2018-08-27'.G66"/>
            <calcext:condition calcext:apply-style-name="Accent" calcext:value="=MIN([.$B66:.$F66])" calcext:base-cell-address="'docker-log-2018-08-27'.G66"/>
          </calcext:conditional-format>
          <calcext:conditional-format calcext:target-range-address="'docker-log-2018-08-27'.G66:'docker-log-2018-08-27'.G66">
            <calcext:condition calcext:apply-style-name="Accent" calcext:value="=MIN([.$G66:.$K66])" calcext:base-cell-address="'docker-log-2018-08-27'.G66"/>
          </calcext:conditional-format>
          <calcext:conditional-format calcext:target-range-address="'docker-log-2018-08-27'.G67:'docker-log-2018-08-27'.G67">
            <calcext:condition calcext:apply-style-name="Error" calcext:value="&gt;=900" calcext:base-cell-address="'docker-log-2018-08-27'.G67"/>
            <calcext:condition calcext:apply-style-name="Accent" calcext:value="=MIN([.$B67:.$F67])" calcext:base-cell-address="'docker-log-2018-08-27'.G67"/>
          </calcext:conditional-format>
          <calcext:conditional-format calcext:target-range-address="'docker-log-2018-08-27'.G67:'docker-log-2018-08-27'.G67">
            <calcext:condition calcext:apply-style-name="Accent" calcext:value="=MIN([.$G67:.$K67])" calcext:base-cell-address="'docker-log-2018-08-27'.G67"/>
          </calcext:conditional-format>
          <calcext:conditional-format calcext:target-range-address="'docker-log-2018-08-27'.G68:'docker-log-2018-08-27'.G68">
            <calcext:condition calcext:apply-style-name="Error" calcext:value="&gt;=900" calcext:base-cell-address="'docker-log-2018-08-27'.G68"/>
            <calcext:condition calcext:apply-style-name="Accent" calcext:value="=MIN([.$B68:.$F68])" calcext:base-cell-address="'docker-log-2018-08-27'.G68"/>
          </calcext:conditional-format>
          <calcext:conditional-format calcext:target-range-address="'docker-log-2018-08-27'.G68:'docker-log-2018-08-27'.G68">
            <calcext:condition calcext:apply-style-name="Accent" calcext:value="=MIN([.$G68:.$K68])" calcext:base-cell-address="'docker-log-2018-08-27'.G68"/>
          </calcext:conditional-format>
          <calcext:conditional-format calcext:target-range-address="'docker-log-2018-08-27'.G69:'docker-log-2018-08-27'.G69">
            <calcext:condition calcext:apply-style-name="Error" calcext:value="&gt;=900" calcext:base-cell-address="'docker-log-2018-08-27'.G69"/>
            <calcext:condition calcext:apply-style-name="Accent" calcext:value="=MIN([.$B69:.$F69])" calcext:base-cell-address="'docker-log-2018-08-27'.G69"/>
          </calcext:conditional-format>
          <calcext:conditional-format calcext:target-range-address="'docker-log-2018-08-27'.G69:'docker-log-2018-08-27'.G69">
            <calcext:condition calcext:apply-style-name="Accent" calcext:value="=MIN([.$G69:.$K69])" calcext:base-cell-address="'docker-log-2018-08-27'.G69"/>
          </calcext:conditional-format>
          <calcext:conditional-format calcext:target-range-address="'docker-log-2018-08-27'.G70:'docker-log-2018-08-27'.G70">
            <calcext:condition calcext:apply-style-name="Error" calcext:value="&gt;=900" calcext:base-cell-address="'docker-log-2018-08-27'.G70"/>
            <calcext:condition calcext:apply-style-name="Accent" calcext:value="=MIN([.$B70:.$F70])" calcext:base-cell-address="'docker-log-2018-08-27'.G70"/>
          </calcext:conditional-format>
          <calcext:conditional-format calcext:target-range-address="'docker-log-2018-08-27'.G70:'docker-log-2018-08-27'.G70">
            <calcext:condition calcext:apply-style-name="Accent" calcext:value="=MIN([.$G70:.$K70])" calcext:base-cell-address="'docker-log-2018-08-27'.G70"/>
          </calcext:conditional-format>
          <calcext:conditional-format calcext:target-range-address="'docker-log-2018-08-27'.G71:'docker-log-2018-08-27'.G71">
            <calcext:condition calcext:apply-style-name="Error" calcext:value="&gt;=900" calcext:base-cell-address="'docker-log-2018-08-27'.G71"/>
            <calcext:condition calcext:apply-style-name="Accent" calcext:value="=MIN([.$B71:.$F71])" calcext:base-cell-address="'docker-log-2018-08-27'.G71"/>
          </calcext:conditional-format>
          <calcext:conditional-format calcext:target-range-address="'docker-log-2018-08-27'.G71:'docker-log-2018-08-27'.G71">
            <calcext:condition calcext:apply-style-name="Accent" calcext:value="=MIN([.$G71:.$K71])" calcext:base-cell-address="'docker-log-2018-08-27'.G71"/>
          </calcext:conditional-format>
          <calcext:conditional-format calcext:target-range-address="'docker-log-2018-08-27'.G72:'docker-log-2018-08-27'.G72">
            <calcext:condition calcext:apply-style-name="Error" calcext:value="&gt;=900" calcext:base-cell-address="'docker-log-2018-08-27'.G72"/>
            <calcext:condition calcext:apply-style-name="Accent" calcext:value="=MIN([.$B72:.$F72])" calcext:base-cell-address="'docker-log-2018-08-27'.G72"/>
          </calcext:conditional-format>
          <calcext:conditional-format calcext:target-range-address="'docker-log-2018-08-27'.G72:'docker-log-2018-08-27'.G72">
            <calcext:condition calcext:apply-style-name="Accent" calcext:value="=MIN([.$G72:.$K72])" calcext:base-cell-address="'docker-log-2018-08-27'.G72"/>
          </calcext:conditional-format>
          <calcext:conditional-format calcext:target-range-address="'docker-log-2018-08-27'.G73:'docker-log-2018-08-27'.G73">
            <calcext:condition calcext:apply-style-name="Error" calcext:value="&gt;=900" calcext:base-cell-address="'docker-log-2018-08-27'.G73"/>
            <calcext:condition calcext:apply-style-name="Accent" calcext:value="=MIN([.$B73:.$F73])" calcext:base-cell-address="'docker-log-2018-08-27'.G73"/>
          </calcext:conditional-format>
          <calcext:conditional-format calcext:target-range-address="'docker-log-2018-08-27'.G73:'docker-log-2018-08-27'.G73">
            <calcext:condition calcext:apply-style-name="Accent" calcext:value="=MIN([.$G73:.$K73])" calcext:base-cell-address="'docker-log-2018-08-27'.G73"/>
          </calcext:conditional-format>
          <calcext:conditional-format calcext:target-range-address="'docker-log-2018-08-27'.G74:'docker-log-2018-08-27'.G74">
            <calcext:condition calcext:apply-style-name="Error" calcext:value="&gt;=900" calcext:base-cell-address="'docker-log-2018-08-27'.G74"/>
            <calcext:condition calcext:apply-style-name="Accent" calcext:value="=MIN([.$B74:.$F74])" calcext:base-cell-address="'docker-log-2018-08-27'.G74"/>
          </calcext:conditional-format>
          <calcext:conditional-format calcext:target-range-address="'docker-log-2018-08-27'.G74:'docker-log-2018-08-27'.G74">
            <calcext:condition calcext:apply-style-name="Accent" calcext:value="=MIN([.$G74:.$K74])" calcext:base-cell-address="'docker-log-2018-08-27'.G74"/>
          </calcext:conditional-format>
          <calcext:conditional-format calcext:target-range-address="'docker-log-2018-08-27'.G75:'docker-log-2018-08-27'.G75">
            <calcext:condition calcext:apply-style-name="Error" calcext:value="&gt;=900" calcext:base-cell-address="'docker-log-2018-08-27'.G75"/>
            <calcext:condition calcext:apply-style-name="Accent" calcext:value="=MIN([.$B75:.$F75])" calcext:base-cell-address="'docker-log-2018-08-27'.G75"/>
          </calcext:conditional-format>
          <calcext:conditional-format calcext:target-range-address="'docker-log-2018-08-27'.G75:'docker-log-2018-08-27'.G75">
            <calcext:condition calcext:apply-style-name="Accent" calcext:value="=MIN([.$G75:.$K75])" calcext:base-cell-address="'docker-log-2018-08-27'.G75"/>
          </calcext:conditional-format>
          <calcext:conditional-format calcext:target-range-address="'docker-log-2018-08-27'.G76:'docker-log-2018-08-27'.G76">
            <calcext:condition calcext:apply-style-name="Error" calcext:value="&gt;=900" calcext:base-cell-address="'docker-log-2018-08-27'.G76"/>
            <calcext:condition calcext:apply-style-name="Accent" calcext:value="=MIN([.$B76:.$F76])" calcext:base-cell-address="'docker-log-2018-08-27'.G76"/>
          </calcext:conditional-format>
          <calcext:conditional-format calcext:target-range-address="'docker-log-2018-08-27'.G76:'docker-log-2018-08-27'.G76">
            <calcext:condition calcext:apply-style-name="Accent" calcext:value="=MIN([.$G76:.$K76])" calcext:base-cell-address="'docker-log-2018-08-27'.G76"/>
          </calcext:conditional-format>
          <calcext:conditional-format calcext:target-range-address="'docker-log-2018-08-27'.G77:'docker-log-2018-08-27'.G77">
            <calcext:condition calcext:apply-style-name="Error" calcext:value="&gt;=900" calcext:base-cell-address="'docker-log-2018-08-27'.G77"/>
            <calcext:condition calcext:apply-style-name="Accent" calcext:value="=MIN([.$B77:.$F77])" calcext:base-cell-address="'docker-log-2018-08-27'.G77"/>
          </calcext:conditional-format>
          <calcext:conditional-format calcext:target-range-address="'docker-log-2018-08-27'.G77:'docker-log-2018-08-27'.G77">
            <calcext:condition calcext:apply-style-name="Accent" calcext:value="=MIN([.$G77:.$K77])" calcext:base-cell-address="'docker-log-2018-08-27'.G77"/>
          </calcext:conditional-format>
          <calcext:conditional-format calcext:target-range-address="'docker-log-2018-08-27'.G78:'docker-log-2018-08-27'.G78">
            <calcext:condition calcext:apply-style-name="Error" calcext:value="&gt;=900" calcext:base-cell-address="'docker-log-2018-08-27'.G78"/>
            <calcext:condition calcext:apply-style-name="Accent" calcext:value="=MIN([.$B78:.$F78])" calcext:base-cell-address="'docker-log-2018-08-27'.G78"/>
          </calcext:conditional-format>
          <calcext:conditional-format calcext:target-range-address="'docker-log-2018-08-27'.G78:'docker-log-2018-08-27'.G78">
            <calcext:condition calcext:apply-style-name="Accent" calcext:value="=MIN([.$G78:.$K78])" calcext:base-cell-address="'docker-log-2018-08-27'.G78"/>
          </calcext:conditional-format>
          <calcext:conditional-format calcext:target-range-address="'docker-log-2018-08-27'.G79:'docker-log-2018-08-27'.G79">
            <calcext:condition calcext:apply-style-name="Error" calcext:value="&gt;=900" calcext:base-cell-address="'docker-log-2018-08-27'.G79"/>
            <calcext:condition calcext:apply-style-name="Accent" calcext:value="=MIN([.$B79:.$F79])" calcext:base-cell-address="'docker-log-2018-08-27'.G79"/>
          </calcext:conditional-format>
          <calcext:conditional-format calcext:target-range-address="'docker-log-2018-08-27'.G79:'docker-log-2018-08-27'.G79">
            <calcext:condition calcext:apply-style-name="Accent" calcext:value="=MIN([.$G79:.$K79])" calcext:base-cell-address="'docker-log-2018-08-27'.G79"/>
          </calcext:conditional-format>
          <calcext:conditional-format calcext:target-range-address="'docker-log-2018-08-27'.G80:'docker-log-2018-08-27'.G80">
            <calcext:condition calcext:apply-style-name="Error" calcext:value="&gt;=900" calcext:base-cell-address="'docker-log-2018-08-27'.G80"/>
            <calcext:condition calcext:apply-style-name="Accent" calcext:value="=MIN([.$B80:.$F80])" calcext:base-cell-address="'docker-log-2018-08-27'.G80"/>
          </calcext:conditional-format>
          <calcext:conditional-format calcext:target-range-address="'docker-log-2018-08-27'.G80:'docker-log-2018-08-27'.G80">
            <calcext:condition calcext:apply-style-name="Accent" calcext:value="=MIN([.$G80:.$K80])" calcext:base-cell-address="'docker-log-2018-08-27'.G80"/>
          </calcext:conditional-format>
          <calcext:conditional-format calcext:target-range-address="'docker-log-2018-08-27'.G81:'docker-log-2018-08-27'.G81">
            <calcext:condition calcext:apply-style-name="Error" calcext:value="&gt;=900" calcext:base-cell-address="'docker-log-2018-08-27'.G81"/>
            <calcext:condition calcext:apply-style-name="Accent" calcext:value="=MIN([.$B81:.$F81])" calcext:base-cell-address="'docker-log-2018-08-27'.G81"/>
          </calcext:conditional-format>
          <calcext:conditional-format calcext:target-range-address="'docker-log-2018-08-27'.G81:'docker-log-2018-08-27'.G81">
            <calcext:condition calcext:apply-style-name="Accent" calcext:value="=MIN([.$G81:.$K81])" calcext:base-cell-address="'docker-log-2018-08-27'.G81"/>
          </calcext:conditional-format>
          <calcext:conditional-format calcext:target-range-address="'docker-log-2018-08-27'.G82:'docker-log-2018-08-27'.G82">
            <calcext:condition calcext:apply-style-name="Error" calcext:value="&gt;=900" calcext:base-cell-address="'docker-log-2018-08-27'.G82"/>
            <calcext:condition calcext:apply-style-name="Accent" calcext:value="=MIN([.$B82:.$F82])" calcext:base-cell-address="'docker-log-2018-08-27'.G82"/>
          </calcext:conditional-format>
          <calcext:conditional-format calcext:target-range-address="'docker-log-2018-08-27'.G82:'docker-log-2018-08-27'.G82">
            <calcext:condition calcext:apply-style-name="Accent" calcext:value="=MIN([.$G82:.$K82])" calcext:base-cell-address="'docker-log-2018-08-27'.G82"/>
          </calcext:conditional-format>
          <calcext:conditional-format calcext:target-range-address="'docker-log-2018-08-27'.G83:'docker-log-2018-08-27'.G83">
            <calcext:condition calcext:apply-style-name="Error" calcext:value="&gt;=900" calcext:base-cell-address="'docker-log-2018-08-27'.G83"/>
            <calcext:condition calcext:apply-style-name="Accent" calcext:value="=MIN([.$B83:.$F83])" calcext:base-cell-address="'docker-log-2018-08-27'.G83"/>
          </calcext:conditional-format>
          <calcext:conditional-format calcext:target-range-address="'docker-log-2018-08-27'.G83:'docker-log-2018-08-27'.G83">
            <calcext:condition calcext:apply-style-name="Accent" calcext:value="=MIN([.$G83:.$K83])" calcext:base-cell-address="'docker-log-2018-08-27'.G83"/>
          </calcext:conditional-format>
          <calcext:conditional-format calcext:target-range-address="'docker-log-2018-08-27'.G84:'docker-log-2018-08-27'.G84">
            <calcext:condition calcext:apply-style-name="Error" calcext:value="&gt;=900" calcext:base-cell-address="'docker-log-2018-08-27'.G84"/>
            <calcext:condition calcext:apply-style-name="Accent" calcext:value="=MIN([.$B84:.$F84])" calcext:base-cell-address="'docker-log-2018-08-27'.G84"/>
          </calcext:conditional-format>
          <calcext:conditional-format calcext:target-range-address="'docker-log-2018-08-27'.G84:'docker-log-2018-08-27'.G84">
            <calcext:condition calcext:apply-style-name="Accent" calcext:value="=MIN([.$G84:.$K84])" calcext:base-cell-address="'docker-log-2018-08-27'.G84"/>
          </calcext:conditional-format>
          <calcext:conditional-format calcext:target-range-address="'docker-log-2018-08-27'.G85:'docker-log-2018-08-27'.G85">
            <calcext:condition calcext:apply-style-name="Error" calcext:value="&gt;=900" calcext:base-cell-address="'docker-log-2018-08-27'.G85"/>
            <calcext:condition calcext:apply-style-name="Accent" calcext:value="=MIN([.$B85:.$F85])" calcext:base-cell-address="'docker-log-2018-08-27'.G85"/>
          </calcext:conditional-format>
          <calcext:conditional-format calcext:target-range-address="'docker-log-2018-08-27'.G85:'docker-log-2018-08-27'.G85">
            <calcext:condition calcext:apply-style-name="Accent" calcext:value="=MIN([.$G85:.$K85])" calcext:base-cell-address="'docker-log-2018-08-27'.G85"/>
          </calcext:conditional-format>
          <calcext:conditional-format calcext:target-range-address="'docker-log-2018-08-27'.G86:'docker-log-2018-08-27'.G86">
            <calcext:condition calcext:apply-style-name="Error" calcext:value="&gt;=900" calcext:base-cell-address="'docker-log-2018-08-27'.G86"/>
            <calcext:condition calcext:apply-style-name="Accent" calcext:value="=MIN([.$B86:.$F86])" calcext:base-cell-address="'docker-log-2018-08-27'.G86"/>
          </calcext:conditional-format>
          <calcext:conditional-format calcext:target-range-address="'docker-log-2018-08-27'.G86:'docker-log-2018-08-27'.G86">
            <calcext:condition calcext:apply-style-name="Accent" calcext:value="=MIN([.$G86:.$K86])" calcext:base-cell-address="'docker-log-2018-08-27'.G86"/>
          </calcext:conditional-format>
          <calcext:conditional-format calcext:target-range-address="'docker-log-2018-08-27'.G87:'docker-log-2018-08-27'.G87">
            <calcext:condition calcext:apply-style-name="Error" calcext:value="&gt;=900" calcext:base-cell-address="'docker-log-2018-08-27'.G87"/>
            <calcext:condition calcext:apply-style-name="Accent" calcext:value="=MIN([.$B87:.$F87])" calcext:base-cell-address="'docker-log-2018-08-27'.G87"/>
          </calcext:conditional-format>
          <calcext:conditional-format calcext:target-range-address="'docker-log-2018-08-27'.G87:'docker-log-2018-08-27'.G87">
            <calcext:condition calcext:apply-style-name="Accent" calcext:value="=MIN([.$G87:.$K87])" calcext:base-cell-address="'docker-log-2018-08-27'.G87"/>
          </calcext:conditional-format>
          <calcext:conditional-format calcext:target-range-address="'docker-log-2018-08-27'.G88:'docker-log-2018-08-27'.G88">
            <calcext:condition calcext:apply-style-name="Error" calcext:value="&gt;=900" calcext:base-cell-address="'docker-log-2018-08-27'.G88"/>
            <calcext:condition calcext:apply-style-name="Accent" calcext:value="=MIN([.$B88:.$F88])" calcext:base-cell-address="'docker-log-2018-08-27'.G88"/>
          </calcext:conditional-format>
          <calcext:conditional-format calcext:target-range-address="'docker-log-2018-08-27'.G88:'docker-log-2018-08-27'.G88">
            <calcext:condition calcext:apply-style-name="Accent" calcext:value="=MIN([.$G88:.$K88])" calcext:base-cell-address="'docker-log-2018-08-27'.G88"/>
          </calcext:conditional-format>
          <calcext:conditional-format calcext:target-range-address="'docker-log-2018-08-27'.G89:'docker-log-2018-08-27'.G89">
            <calcext:condition calcext:apply-style-name="Error" calcext:value="&gt;=900" calcext:base-cell-address="'docker-log-2018-08-27'.G89"/>
            <calcext:condition calcext:apply-style-name="Accent" calcext:value="=MIN([.$B89:.$F89])" calcext:base-cell-address="'docker-log-2018-08-27'.G89"/>
          </calcext:conditional-format>
          <calcext:conditional-format calcext:target-range-address="'docker-log-2018-08-27'.G89:'docker-log-2018-08-27'.G89">
            <calcext:condition calcext:apply-style-name="Accent" calcext:value="=MIN([.$G89:.$K89])" calcext:base-cell-address="'docker-log-2018-08-27'.G89"/>
          </calcext:conditional-format>
          <calcext:conditional-format calcext:target-range-address="'docker-log-2018-08-27'.G90:'docker-log-2018-08-27'.G90">
            <calcext:condition calcext:apply-style-name="Error" calcext:value="&gt;=900" calcext:base-cell-address="'docker-log-2018-08-27'.G90"/>
            <calcext:condition calcext:apply-style-name="Accent" calcext:value="=MIN([.$B90:.$F90])" calcext:base-cell-address="'docker-log-2018-08-27'.G90"/>
          </calcext:conditional-format>
          <calcext:conditional-format calcext:target-range-address="'docker-log-2018-08-27'.G90:'docker-log-2018-08-27'.G90">
            <calcext:condition calcext:apply-style-name="Accent" calcext:value="=MIN([.$G90:.$K90])" calcext:base-cell-address="'docker-log-2018-08-27'.G90"/>
          </calcext:conditional-format>
          <calcext:conditional-format calcext:target-range-address="'docker-log-2018-08-27'.G91:'docker-log-2018-08-27'.G91">
            <calcext:condition calcext:apply-style-name="Error" calcext:value="&gt;=900" calcext:base-cell-address="'docker-log-2018-08-27'.G91"/>
            <calcext:condition calcext:apply-style-name="Accent" calcext:value="=MIN([.$B91:.$F91])" calcext:base-cell-address="'docker-log-2018-08-27'.G91"/>
          </calcext:conditional-format>
          <calcext:conditional-format calcext:target-range-address="'docker-log-2018-08-27'.G91:'docker-log-2018-08-27'.G91">
            <calcext:condition calcext:apply-style-name="Accent" calcext:value="=MIN([.$G91:.$K91])" calcext:base-cell-address="'docker-log-2018-08-27'.G91"/>
          </calcext:conditional-format>
          <calcext:conditional-format calcext:target-range-address="'docker-log-2018-08-27'.G92:'docker-log-2018-08-27'.G92">
            <calcext:condition calcext:apply-style-name="Error" calcext:value="&gt;=900" calcext:base-cell-address="'docker-log-2018-08-27'.G92"/>
            <calcext:condition calcext:apply-style-name="Accent" calcext:value="=MIN([.$B92:.$F92])" calcext:base-cell-address="'docker-log-2018-08-27'.G92"/>
          </calcext:conditional-format>
          <calcext:conditional-format calcext:target-range-address="'docker-log-2018-08-27'.G92:'docker-log-2018-08-27'.G92">
            <calcext:condition calcext:apply-style-name="Accent" calcext:value="=MIN([.$G92:.$K92])" calcext:base-cell-address="'docker-log-2018-08-27'.G92"/>
          </calcext:conditional-format>
          <calcext:conditional-format calcext:target-range-address="'docker-log-2018-08-27'.G93:'docker-log-2018-08-27'.G93">
            <calcext:condition calcext:apply-style-name="Error" calcext:value="&gt;=900" calcext:base-cell-address="'docker-log-2018-08-27'.G93"/>
            <calcext:condition calcext:apply-style-name="Accent" calcext:value="=MIN([.$B93:.$F93])" calcext:base-cell-address="'docker-log-2018-08-27'.G93"/>
          </calcext:conditional-format>
          <calcext:conditional-format calcext:target-range-address="'docker-log-2018-08-27'.G93:'docker-log-2018-08-27'.G93">
            <calcext:condition calcext:apply-style-name="Accent" calcext:value="=MIN([.$G93:.$K93])" calcext:base-cell-address="'docker-log-2018-08-27'.G93"/>
          </calcext:conditional-format>
          <calcext:conditional-format calcext:target-range-address="'docker-log-2018-08-27'.G94:'docker-log-2018-08-27'.G94">
            <calcext:condition calcext:apply-style-name="Error" calcext:value="&gt;=900" calcext:base-cell-address="'docker-log-2018-08-27'.G94"/>
            <calcext:condition calcext:apply-style-name="Accent" calcext:value="=MIN([.$B94:.$F94])" calcext:base-cell-address="'docker-log-2018-08-27'.G94"/>
          </calcext:conditional-format>
          <calcext:conditional-format calcext:target-range-address="'docker-log-2018-08-27'.G94:'docker-log-2018-08-27'.G94">
            <calcext:condition calcext:apply-style-name="Accent" calcext:value="=MIN([.$G94:.$K94])" calcext:base-cell-address="'docker-log-2018-08-27'.G94"/>
          </calcext:conditional-format>
          <calcext:conditional-format calcext:target-range-address="'docker-log-2018-08-27'.G95:'docker-log-2018-08-27'.G95">
            <calcext:condition calcext:apply-style-name="Error" calcext:value="&gt;=900" calcext:base-cell-address="'docker-log-2018-08-27'.G95"/>
            <calcext:condition calcext:apply-style-name="Accent" calcext:value="=MIN([.$B95:.$F95])" calcext:base-cell-address="'docker-log-2018-08-27'.G95"/>
          </calcext:conditional-format>
          <calcext:conditional-format calcext:target-range-address="'docker-log-2018-08-27'.G95:'docker-log-2018-08-27'.G95">
            <calcext:condition calcext:apply-style-name="Accent" calcext:value="=MIN([.$G95:.$K95])" calcext:base-cell-address="'docker-log-2018-08-27'.G95"/>
          </calcext:conditional-format>
          <calcext:conditional-format calcext:target-range-address="'docker-log-2018-08-27'.G96:'docker-log-2018-08-27'.G96">
            <calcext:condition calcext:apply-style-name="Error" calcext:value="&gt;=900" calcext:base-cell-address="'docker-log-2018-08-27'.G96"/>
            <calcext:condition calcext:apply-style-name="Accent" calcext:value="=MIN([.$B96:.$F96])" calcext:base-cell-address="'docker-log-2018-08-27'.G96"/>
          </calcext:conditional-format>
          <calcext:conditional-format calcext:target-range-address="'docker-log-2018-08-27'.G96:'docker-log-2018-08-27'.G96">
            <calcext:condition calcext:apply-style-name="Accent" calcext:value="=MIN([.$G96:.$K96])" calcext:base-cell-address="'docker-log-2018-08-27'.G96"/>
          </calcext:conditional-format>
          <calcext:conditional-format calcext:target-range-address="'docker-log-2018-08-27'.G97:'docker-log-2018-08-27'.G97">
            <calcext:condition calcext:apply-style-name="Error" calcext:value="&gt;=900" calcext:base-cell-address="'docker-log-2018-08-27'.G97"/>
            <calcext:condition calcext:apply-style-name="Accent" calcext:value="=MIN([.$B97:.$F97])" calcext:base-cell-address="'docker-log-2018-08-27'.G97"/>
          </calcext:conditional-format>
          <calcext:conditional-format calcext:target-range-address="'docker-log-2018-08-27'.G97:'docker-log-2018-08-27'.G97">
            <calcext:condition calcext:apply-style-name="Accent" calcext:value="=MIN([.$G97:.$K97])" calcext:base-cell-address="'docker-log-2018-08-27'.G97"/>
          </calcext:conditional-format>
          <calcext:conditional-format calcext:target-range-address="'docker-log-2018-08-27'.G98:'docker-log-2018-08-27'.G98">
            <calcext:condition calcext:apply-style-name="Error" calcext:value="&gt;=900" calcext:base-cell-address="'docker-log-2018-08-27'.G98"/>
            <calcext:condition calcext:apply-style-name="Accent" calcext:value="=MIN([.$B98:.$F98])" calcext:base-cell-address="'docker-log-2018-08-27'.G98"/>
          </calcext:conditional-format>
          <calcext:conditional-format calcext:target-range-address="'docker-log-2018-08-27'.G98:'docker-log-2018-08-27'.G98">
            <calcext:condition calcext:apply-style-name="Accent" calcext:value="=MIN([.$G98:.$K98])" calcext:base-cell-address="'docker-log-2018-08-27'.G98"/>
          </calcext:conditional-format>
          <calcext:conditional-format calcext:target-range-address="'docker-log-2018-08-27'.G99:'docker-log-2018-08-27'.G99">
            <calcext:condition calcext:apply-style-name="Error" calcext:value="&gt;=900" calcext:base-cell-address="'docker-log-2018-08-27'.G99"/>
            <calcext:condition calcext:apply-style-name="Accent" calcext:value="=MIN([.$B99:.$F99])" calcext:base-cell-address="'docker-log-2018-08-27'.G99"/>
          </calcext:conditional-format>
          <calcext:conditional-format calcext:target-range-address="'docker-log-2018-08-27'.G99:'docker-log-2018-08-27'.G99">
            <calcext:condition calcext:apply-style-name="Accent" calcext:value="=MIN([.$G99:.$K99])" calcext:base-cell-address="'docker-log-2018-08-27'.G99"/>
          </calcext:conditional-format>
          <calcext:conditional-format calcext:target-range-address="'docker-log-2018-08-27'.G100:'docker-log-2018-08-27'.G100">
            <calcext:condition calcext:apply-style-name="Error" calcext:value="&gt;=900" calcext:base-cell-address="'docker-log-2018-08-27'.G100"/>
            <calcext:condition calcext:apply-style-name="Accent" calcext:value="=MIN([.$B100:.$F100])" calcext:base-cell-address="'docker-log-2018-08-27'.G100"/>
          </calcext:conditional-format>
          <calcext:conditional-format calcext:target-range-address="'docker-log-2018-08-27'.G100:'docker-log-2018-08-27'.G100">
            <calcext:condition calcext:apply-style-name="Accent" calcext:value="=MIN([.$G100:.$K100])" calcext:base-cell-address="'docker-log-2018-08-27'.G100"/>
          </calcext:conditional-format>
          <calcext:conditional-format calcext:target-range-address="'docker-log-2018-08-27'.G101:'docker-log-2018-08-27'.G101">
            <calcext:condition calcext:apply-style-name="Error" calcext:value="&gt;=900" calcext:base-cell-address="'docker-log-2018-08-27'.G101"/>
            <calcext:condition calcext:apply-style-name="Accent" calcext:value="=MIN([.$B101:.$F101])" calcext:base-cell-address="'docker-log-2018-08-27'.G101"/>
          </calcext:conditional-format>
          <calcext:conditional-format calcext:target-range-address="'docker-log-2018-08-27'.G101:'docker-log-2018-08-27'.G101">
            <calcext:condition calcext:apply-style-name="Accent" calcext:value="=MIN([.$G101:.$K101])" calcext:base-cell-address="'docker-log-2018-08-27'.G101"/>
          </calcext:conditional-format>
          <calcext:conditional-format calcext:target-range-address="'docker-log-2018-08-27'.G102:'docker-log-2018-08-27'.G102">
            <calcext:condition calcext:apply-style-name="Error" calcext:value="&gt;=900" calcext:base-cell-address="'docker-log-2018-08-27'.G102"/>
            <calcext:condition calcext:apply-style-name="Accent" calcext:value="=MIN([.$B102:.$F102])" calcext:base-cell-address="'docker-log-2018-08-27'.G102"/>
          </calcext:conditional-format>
          <calcext:conditional-format calcext:target-range-address="'docker-log-2018-08-27'.G102:'docker-log-2018-08-27'.G102">
            <calcext:condition calcext:apply-style-name="Accent" calcext:value="=MIN([.$G102:.$K102])" calcext:base-cell-address="'docker-log-2018-08-27'.G102"/>
          </calcext:conditional-format>
          <calcext:conditional-format calcext:target-range-address="'docker-log-2018-08-27'.G103:'docker-log-2018-08-27'.G103">
            <calcext:condition calcext:apply-style-name="Error" calcext:value="&gt;=900" calcext:base-cell-address="'docker-log-2018-08-27'.G103"/>
            <calcext:condition calcext:apply-style-name="Accent" calcext:value="=MIN([.$B103:.$F103])" calcext:base-cell-address="'docker-log-2018-08-27'.G103"/>
          </calcext:conditional-format>
          <calcext:conditional-format calcext:target-range-address="'docker-log-2018-08-27'.G103:'docker-log-2018-08-27'.G103">
            <calcext:condition calcext:apply-style-name="Accent" calcext:value="=MIN([.$G103:.$K103])" calcext:base-cell-address="'docker-log-2018-08-27'.G103"/>
          </calcext:conditional-format>
          <calcext:conditional-format calcext:target-range-address="'docker-log-2018-08-27'.G104:'docker-log-2018-08-27'.G104">
            <calcext:condition calcext:apply-style-name="Error" calcext:value="&gt;=900" calcext:base-cell-address="'docker-log-2018-08-27'.G104"/>
            <calcext:condition calcext:apply-style-name="Accent" calcext:value="=MIN([.$B104:.$F104])" calcext:base-cell-address="'docker-log-2018-08-27'.G104"/>
          </calcext:conditional-format>
          <calcext:conditional-format calcext:target-range-address="'docker-log-2018-08-27'.G104:'docker-log-2018-08-27'.G104">
            <calcext:condition calcext:apply-style-name="Accent" calcext:value="=MIN([.$G104:.$K104])" calcext:base-cell-address="'docker-log-2018-08-27'.G104"/>
          </calcext:conditional-format>
          <calcext:conditional-format calcext:target-range-address="'docker-log-2018-08-27'.G105:'docker-log-2018-08-27'.G105">
            <calcext:condition calcext:apply-style-name="Error" calcext:value="&gt;=900" calcext:base-cell-address="'docker-log-2018-08-27'.G105"/>
            <calcext:condition calcext:apply-style-name="Accent" calcext:value="=MIN([.$B105:.$F105])" calcext:base-cell-address="'docker-log-2018-08-27'.G105"/>
          </calcext:conditional-format>
          <calcext:conditional-format calcext:target-range-address="'docker-log-2018-08-27'.G105:'docker-log-2018-08-27'.G105">
            <calcext:condition calcext:apply-style-name="Accent" calcext:value="=MIN([.$G105:.$K105])" calcext:base-cell-address="'docker-log-2018-08-27'.G105"/>
          </calcext:conditional-format>
          <calcext:conditional-format calcext:target-range-address="'docker-log-2018-08-27'.G106:'docker-log-2018-08-27'.G106">
            <calcext:condition calcext:apply-style-name="Error" calcext:value="&gt;=900" calcext:base-cell-address="'docker-log-2018-08-27'.G106"/>
            <calcext:condition calcext:apply-style-name="Accent" calcext:value="=MIN([.$B106:.$F106])" calcext:base-cell-address="'docker-log-2018-08-27'.G106"/>
          </calcext:conditional-format>
          <calcext:conditional-format calcext:target-range-address="'docker-log-2018-08-27'.G106:'docker-log-2018-08-27'.G106">
            <calcext:condition calcext:apply-style-name="Accent" calcext:value="=MIN([.$G106:.$K106])" calcext:base-cell-address="'docker-log-2018-08-27'.G106"/>
          </calcext:conditional-format>
          <calcext:conditional-format calcext:target-range-address="'docker-log-2018-08-27'.G107:'docker-log-2018-08-27'.G107">
            <calcext:condition calcext:apply-style-name="Error" calcext:value="&gt;=900" calcext:base-cell-address="'docker-log-2018-08-27'.G107"/>
            <calcext:condition calcext:apply-style-name="Accent" calcext:value="=MIN([.$B107:.$F107])" calcext:base-cell-address="'docker-log-2018-08-27'.G107"/>
          </calcext:conditional-format>
          <calcext:conditional-format calcext:target-range-address="'docker-log-2018-08-27'.G107:'docker-log-2018-08-27'.G107">
            <calcext:condition calcext:apply-style-name="Accent" calcext:value="=MIN([.$G107:.$K107])" calcext:base-cell-address="'docker-log-2018-08-27'.G107"/>
          </calcext:conditional-format>
          <calcext:conditional-format calcext:target-range-address="'docker-log-2018-08-27'.G108:'docker-log-2018-08-27'.G108">
            <calcext:condition calcext:apply-style-name="Error" calcext:value="&gt;=900" calcext:base-cell-address="'docker-log-2018-08-27'.G108"/>
            <calcext:condition calcext:apply-style-name="Accent" calcext:value="=MIN([.$B108:.$F108])" calcext:base-cell-address="'docker-log-2018-08-27'.G108"/>
          </calcext:conditional-format>
          <calcext:conditional-format calcext:target-range-address="'docker-log-2018-08-27'.G108:'docker-log-2018-08-27'.G108">
            <calcext:condition calcext:apply-style-name="Accent" calcext:value="=MIN([.$G108:.$K108])" calcext:base-cell-address="'docker-log-2018-08-27'.G108"/>
          </calcext:conditional-format>
          <calcext:conditional-format calcext:target-range-address="'docker-log-2018-08-27'.G109:'docker-log-2018-08-27'.G109">
            <calcext:condition calcext:apply-style-name="Error" calcext:value="&gt;=900" calcext:base-cell-address="'docker-log-2018-08-27'.G109"/>
            <calcext:condition calcext:apply-style-name="Accent" calcext:value="=MIN([.$B109:.$F109])" calcext:base-cell-address="'docker-log-2018-08-27'.G109"/>
          </calcext:conditional-format>
          <calcext:conditional-format calcext:target-range-address="'docker-log-2018-08-27'.G109:'docker-log-2018-08-27'.G109">
            <calcext:condition calcext:apply-style-name="Accent" calcext:value="=MIN([.$G109:.$K109])" calcext:base-cell-address="'docker-log-2018-08-27'.G109"/>
          </calcext:conditional-format>
          <calcext:conditional-format calcext:target-range-address="'docker-log-2018-08-27'.G110:'docker-log-2018-08-27'.G110">
            <calcext:condition calcext:apply-style-name="Error" calcext:value="&gt;=900" calcext:base-cell-address="'docker-log-2018-08-27'.G110"/>
            <calcext:condition calcext:apply-style-name="Accent" calcext:value="=MIN([.$B110:.$F110])" calcext:base-cell-address="'docker-log-2018-08-27'.G110"/>
          </calcext:conditional-format>
          <calcext:conditional-format calcext:target-range-address="'docker-log-2018-08-27'.G110:'docker-log-2018-08-27'.G110">
            <calcext:condition calcext:apply-style-name="Accent" calcext:value="=MIN([.$G110:.$K110])" calcext:base-cell-address="'docker-log-2018-08-27'.G110"/>
          </calcext:conditional-format>
          <calcext:conditional-format calcext:target-range-address="'docker-log-2018-08-27'.G111:'docker-log-2018-08-27'.G111">
            <calcext:condition calcext:apply-style-name="Error" calcext:value="&gt;=900" calcext:base-cell-address="'docker-log-2018-08-27'.G111"/>
            <calcext:condition calcext:apply-style-name="Accent" calcext:value="=MIN([.$B111:.$F111])" calcext:base-cell-address="'docker-log-2018-08-27'.G111"/>
          </calcext:conditional-format>
          <calcext:conditional-format calcext:target-range-address="'docker-log-2018-08-27'.G111:'docker-log-2018-08-27'.G111">
            <calcext:condition calcext:apply-style-name="Accent" calcext:value="=MIN([.$G111:.$K111])" calcext:base-cell-address="'docker-log-2018-08-27'.G111"/>
          </calcext:conditional-format>
          <calcext:conditional-format calcext:target-range-address="'docker-log-2018-08-27'.G112:'docker-log-2018-08-27'.G112">
            <calcext:condition calcext:apply-style-name="Error" calcext:value="&gt;=900" calcext:base-cell-address="'docker-log-2018-08-27'.G112"/>
            <calcext:condition calcext:apply-style-name="Accent" calcext:value="=MIN([.$B112:.$F112])" calcext:base-cell-address="'docker-log-2018-08-27'.G112"/>
          </calcext:conditional-format>
          <calcext:conditional-format calcext:target-range-address="'docker-log-2018-08-27'.G112:'docker-log-2018-08-27'.G112">
            <calcext:condition calcext:apply-style-name="Accent" calcext:value="=MIN([.$G112:.$K112])" calcext:base-cell-address="'docker-log-2018-08-27'.G112"/>
          </calcext:conditional-format>
          <calcext:conditional-format calcext:target-range-address="'docker-log-2018-08-27'.G113:'docker-log-2018-08-27'.G113">
            <calcext:condition calcext:apply-style-name="Error" calcext:value="&gt;=900" calcext:base-cell-address="'docker-log-2018-08-27'.G113"/>
            <calcext:condition calcext:apply-style-name="Accent" calcext:value="=MIN([.$B113:.$F113])" calcext:base-cell-address="'docker-log-2018-08-27'.G113"/>
          </calcext:conditional-format>
          <calcext:conditional-format calcext:target-range-address="'docker-log-2018-08-27'.G113:'docker-log-2018-08-27'.G113">
            <calcext:condition calcext:apply-style-name="Accent" calcext:value="=MIN([.$G113:.$K113])" calcext:base-cell-address="'docker-log-2018-08-27'.G113"/>
          </calcext:conditional-format>
          <calcext:conditional-format calcext:target-range-address="'docker-log-2018-08-27'.H4:'docker-log-2018-08-27'.H4">
            <calcext:condition calcext:apply-style-name="Error" calcext:value="&gt;=900" calcext:base-cell-address="'docker-log-2018-08-27'.H4"/>
            <calcext:condition calcext:apply-style-name="Accent" calcext:value="=MIN([.$B4:.$F4])" calcext:base-cell-address="'docker-log-2018-08-27'.H4"/>
          </calcext:conditional-format>
          <calcext:conditional-format calcext:target-range-address="'docker-log-2018-08-27'.H4:'docker-log-2018-08-27'.H4">
            <calcext:condition calcext:apply-style-name="Accent" calcext:value="=MIN([.$G4:.$K4])" calcext:base-cell-address="'docker-log-2018-08-27'.H4"/>
          </calcext:conditional-format>
          <calcext:conditional-format calcext:target-range-address="'docker-log-2018-08-27'.H5:'docker-log-2018-08-27'.H5">
            <calcext:condition calcext:apply-style-name="Error" calcext:value="&gt;=900" calcext:base-cell-address="'docker-log-2018-08-27'.H5"/>
            <calcext:condition calcext:apply-style-name="Accent" calcext:value="=MIN([.$B5:.$F5])" calcext:base-cell-address="'docker-log-2018-08-27'.H5"/>
          </calcext:conditional-format>
          <calcext:conditional-format calcext:target-range-address="'docker-log-2018-08-27'.H5:'docker-log-2018-08-27'.H5">
            <calcext:condition calcext:apply-style-name="Accent" calcext:value="=MIN([.$G5:.$K5])" calcext:base-cell-address="'docker-log-2018-08-27'.H5"/>
          </calcext:conditional-format>
          <calcext:conditional-format calcext:target-range-address="'docker-log-2018-08-27'.H6:'docker-log-2018-08-27'.H6">
            <calcext:condition calcext:apply-style-name="Error" calcext:value="&gt;=900" calcext:base-cell-address="'docker-log-2018-08-27'.H6"/>
            <calcext:condition calcext:apply-style-name="Accent" calcext:value="=MIN([.$B6:.$F6])" calcext:base-cell-address="'docker-log-2018-08-27'.H6"/>
          </calcext:conditional-format>
          <calcext:conditional-format calcext:target-range-address="'docker-log-2018-08-27'.H6:'docker-log-2018-08-27'.H6">
            <calcext:condition calcext:apply-style-name="Accent" calcext:value="=MIN([.$G6:.$K6])" calcext:base-cell-address="'docker-log-2018-08-27'.H6"/>
          </calcext:conditional-format>
          <calcext:conditional-format calcext:target-range-address="'docker-log-2018-08-27'.H7:'docker-log-2018-08-27'.H7">
            <calcext:condition calcext:apply-style-name="Error" calcext:value="&gt;=900" calcext:base-cell-address="'docker-log-2018-08-27'.H7"/>
            <calcext:condition calcext:apply-style-name="Accent" calcext:value="=MIN([.$B7:.$F7])" calcext:base-cell-address="'docker-log-2018-08-27'.H7"/>
          </calcext:conditional-format>
          <calcext:conditional-format calcext:target-range-address="'docker-log-2018-08-27'.H7:'docker-log-2018-08-27'.H7">
            <calcext:condition calcext:apply-style-name="Accent" calcext:value="=MIN([.$G7:.$K7])" calcext:base-cell-address="'docker-log-2018-08-27'.H7"/>
          </calcext:conditional-format>
          <calcext:conditional-format calcext:target-range-address="'docker-log-2018-08-27'.H8:'docker-log-2018-08-27'.H8">
            <calcext:condition calcext:apply-style-name="Error" calcext:value="&gt;=900" calcext:base-cell-address="'docker-log-2018-08-27'.H8"/>
            <calcext:condition calcext:apply-style-name="Accent" calcext:value="=MIN([.$B8:.$F8])" calcext:base-cell-address="'docker-log-2018-08-27'.H8"/>
          </calcext:conditional-format>
          <calcext:conditional-format calcext:target-range-address="'docker-log-2018-08-27'.H8:'docker-log-2018-08-27'.H8">
            <calcext:condition calcext:apply-style-name="Accent" calcext:value="=MIN([.$G8:.$K8])" calcext:base-cell-address="'docker-log-2018-08-27'.H8"/>
          </calcext:conditional-format>
          <calcext:conditional-format calcext:target-range-address="'docker-log-2018-08-27'.H9:'docker-log-2018-08-27'.H9">
            <calcext:condition calcext:apply-style-name="Error" calcext:value="&gt;=900" calcext:base-cell-address="'docker-log-2018-08-27'.H9"/>
            <calcext:condition calcext:apply-style-name="Accent" calcext:value="=MIN([.$B9:.$F9])" calcext:base-cell-address="'docker-log-2018-08-27'.H9"/>
          </calcext:conditional-format>
          <calcext:conditional-format calcext:target-range-address="'docker-log-2018-08-27'.H9:'docker-log-2018-08-27'.H9">
            <calcext:condition calcext:apply-style-name="Accent" calcext:value="=MIN([.$G9:.$K9])" calcext:base-cell-address="'docker-log-2018-08-27'.H9"/>
          </calcext:conditional-format>
          <calcext:conditional-format calcext:target-range-address="'docker-log-2018-08-27'.H10:'docker-log-2018-08-27'.H10">
            <calcext:condition calcext:apply-style-name="Error" calcext:value="&gt;=900" calcext:base-cell-address="'docker-log-2018-08-27'.H10"/>
            <calcext:condition calcext:apply-style-name="Accent" calcext:value="=MIN([.$B10:.$F10])" calcext:base-cell-address="'docker-log-2018-08-27'.H10"/>
          </calcext:conditional-format>
          <calcext:conditional-format calcext:target-range-address="'docker-log-2018-08-27'.H10:'docker-log-2018-08-27'.H10">
            <calcext:condition calcext:apply-style-name="Accent" calcext:value="=MIN([.$G10:.$K10])" calcext:base-cell-address="'docker-log-2018-08-27'.H10"/>
          </calcext:conditional-format>
          <calcext:conditional-format calcext:target-range-address="'docker-log-2018-08-27'.H11:'docker-log-2018-08-27'.H11">
            <calcext:condition calcext:apply-style-name="Error" calcext:value="&gt;=900" calcext:base-cell-address="'docker-log-2018-08-27'.H11"/>
            <calcext:condition calcext:apply-style-name="Accent" calcext:value="=MIN([.$B11:.$F11])" calcext:base-cell-address="'docker-log-2018-08-27'.H11"/>
          </calcext:conditional-format>
          <calcext:conditional-format calcext:target-range-address="'docker-log-2018-08-27'.H11:'docker-log-2018-08-27'.H11">
            <calcext:condition calcext:apply-style-name="Accent" calcext:value="=MIN([.$G11:.$K11])" calcext:base-cell-address="'docker-log-2018-08-27'.H11"/>
          </calcext:conditional-format>
          <calcext:conditional-format calcext:target-range-address="'docker-log-2018-08-27'.H12:'docker-log-2018-08-27'.H12">
            <calcext:condition calcext:apply-style-name="Error" calcext:value="&gt;=900" calcext:base-cell-address="'docker-log-2018-08-27'.H12"/>
            <calcext:condition calcext:apply-style-name="Accent" calcext:value="=MIN([.$B12:.$F12])" calcext:base-cell-address="'docker-log-2018-08-27'.H12"/>
          </calcext:conditional-format>
          <calcext:conditional-format calcext:target-range-address="'docker-log-2018-08-27'.H12:'docker-log-2018-08-27'.H12">
            <calcext:condition calcext:apply-style-name="Accent" calcext:value="=MIN([.$G12:.$K12])" calcext:base-cell-address="'docker-log-2018-08-27'.H12"/>
          </calcext:conditional-format>
          <calcext:conditional-format calcext:target-range-address="'docker-log-2018-08-27'.H13:'docker-log-2018-08-27'.H13">
            <calcext:condition calcext:apply-style-name="Error" calcext:value="&gt;=900" calcext:base-cell-address="'docker-log-2018-08-27'.H13"/>
            <calcext:condition calcext:apply-style-name="Accent" calcext:value="=MIN([.$B13:.$F13])" calcext:base-cell-address="'docker-log-2018-08-27'.H13"/>
          </calcext:conditional-format>
          <calcext:conditional-format calcext:target-range-address="'docker-log-2018-08-27'.H13:'docker-log-2018-08-27'.H13">
            <calcext:condition calcext:apply-style-name="Accent" calcext:value="=MIN([.$G13:.$K13])" calcext:base-cell-address="'docker-log-2018-08-27'.H13"/>
          </calcext:conditional-format>
          <calcext:conditional-format calcext:target-range-address="'docker-log-2018-08-27'.H14:'docker-log-2018-08-27'.H14">
            <calcext:condition calcext:apply-style-name="Error" calcext:value="&gt;=900" calcext:base-cell-address="'docker-log-2018-08-27'.H14"/>
            <calcext:condition calcext:apply-style-name="Accent" calcext:value="=MIN([.$B14:.$F14])" calcext:base-cell-address="'docker-log-2018-08-27'.H14"/>
          </calcext:conditional-format>
          <calcext:conditional-format calcext:target-range-address="'docker-log-2018-08-27'.H14:'docker-log-2018-08-27'.H14">
            <calcext:condition calcext:apply-style-name="Accent" calcext:value="=MIN([.$G14:.$K14])" calcext:base-cell-address="'docker-log-2018-08-27'.H14"/>
          </calcext:conditional-format>
          <calcext:conditional-format calcext:target-range-address="'docker-log-2018-08-27'.H15:'docker-log-2018-08-27'.H15">
            <calcext:condition calcext:apply-style-name="Error" calcext:value="&gt;=900" calcext:base-cell-address="'docker-log-2018-08-27'.H15"/>
            <calcext:condition calcext:apply-style-name="Accent" calcext:value="=MIN([.$B15:.$F15])" calcext:base-cell-address="'docker-log-2018-08-27'.H15"/>
          </calcext:conditional-format>
          <calcext:conditional-format calcext:target-range-address="'docker-log-2018-08-27'.H15:'docker-log-2018-08-27'.H15">
            <calcext:condition calcext:apply-style-name="Accent" calcext:value="=MIN([.$G15:.$K15])" calcext:base-cell-address="'docker-log-2018-08-27'.H15"/>
          </calcext:conditional-format>
          <calcext:conditional-format calcext:target-range-address="'docker-log-2018-08-27'.H16:'docker-log-2018-08-27'.H16">
            <calcext:condition calcext:apply-style-name="Error" calcext:value="&gt;=900" calcext:base-cell-address="'docker-log-2018-08-27'.H16"/>
            <calcext:condition calcext:apply-style-name="Accent" calcext:value="=MIN([.$B16:.$F16])" calcext:base-cell-address="'docker-log-2018-08-27'.H16"/>
          </calcext:conditional-format>
          <calcext:conditional-format calcext:target-range-address="'docker-log-2018-08-27'.H16:'docker-log-2018-08-27'.H16">
            <calcext:condition calcext:apply-style-name="Accent" calcext:value="=MIN([.$G16:.$K16])" calcext:base-cell-address="'docker-log-2018-08-27'.H16"/>
          </calcext:conditional-format>
          <calcext:conditional-format calcext:target-range-address="'docker-log-2018-08-27'.H17:'docker-log-2018-08-27'.H17">
            <calcext:condition calcext:apply-style-name="Error" calcext:value="&gt;=900" calcext:base-cell-address="'docker-log-2018-08-27'.H17"/>
            <calcext:condition calcext:apply-style-name="Accent" calcext:value="=MIN([.$B17:.$F17])" calcext:base-cell-address="'docker-log-2018-08-27'.H17"/>
          </calcext:conditional-format>
          <calcext:conditional-format calcext:target-range-address="'docker-log-2018-08-27'.H17:'docker-log-2018-08-27'.H17">
            <calcext:condition calcext:apply-style-name="Accent" calcext:value="=MIN([.$G17:.$K17])" calcext:base-cell-address="'docker-log-2018-08-27'.H17"/>
          </calcext:conditional-format>
          <calcext:conditional-format calcext:target-range-address="'docker-log-2018-08-27'.H18:'docker-log-2018-08-27'.H18">
            <calcext:condition calcext:apply-style-name="Error" calcext:value="&gt;=900" calcext:base-cell-address="'docker-log-2018-08-27'.H18"/>
            <calcext:condition calcext:apply-style-name="Accent" calcext:value="=MIN([.$B18:.$F18])" calcext:base-cell-address="'docker-log-2018-08-27'.H18"/>
          </calcext:conditional-format>
          <calcext:conditional-format calcext:target-range-address="'docker-log-2018-08-27'.H18:'docker-log-2018-08-27'.H18">
            <calcext:condition calcext:apply-style-name="Accent" calcext:value="=MIN([.$G18:.$K18])" calcext:base-cell-address="'docker-log-2018-08-27'.H18"/>
          </calcext:conditional-format>
          <calcext:conditional-format calcext:target-range-address="'docker-log-2018-08-27'.H19:'docker-log-2018-08-27'.H19">
            <calcext:condition calcext:apply-style-name="Error" calcext:value="&gt;=900" calcext:base-cell-address="'docker-log-2018-08-27'.H19"/>
            <calcext:condition calcext:apply-style-name="Accent" calcext:value="=MIN([.$B19:.$F19])" calcext:base-cell-address="'docker-log-2018-08-27'.H19"/>
          </calcext:conditional-format>
          <calcext:conditional-format calcext:target-range-address="'docker-log-2018-08-27'.H19:'docker-log-2018-08-27'.H19">
            <calcext:condition calcext:apply-style-name="Accent" calcext:value="=MIN([.$G19:.$K19])" calcext:base-cell-address="'docker-log-2018-08-27'.H19"/>
          </calcext:conditional-format>
          <calcext:conditional-format calcext:target-range-address="'docker-log-2018-08-27'.H20:'docker-log-2018-08-27'.H20">
            <calcext:condition calcext:apply-style-name="Error" calcext:value="&gt;=900" calcext:base-cell-address="'docker-log-2018-08-27'.H20"/>
            <calcext:condition calcext:apply-style-name="Accent" calcext:value="=MIN([.$B20:.$F20])" calcext:base-cell-address="'docker-log-2018-08-27'.H20"/>
          </calcext:conditional-format>
          <calcext:conditional-format calcext:target-range-address="'docker-log-2018-08-27'.H20:'docker-log-2018-08-27'.H20">
            <calcext:condition calcext:apply-style-name="Accent" calcext:value="=MIN([.$G20:.$K20])" calcext:base-cell-address="'docker-log-2018-08-27'.H20"/>
          </calcext:conditional-format>
          <calcext:conditional-format calcext:target-range-address="'docker-log-2018-08-27'.H21:'docker-log-2018-08-27'.H21">
            <calcext:condition calcext:apply-style-name="Error" calcext:value="&gt;=900" calcext:base-cell-address="'docker-log-2018-08-27'.H21"/>
            <calcext:condition calcext:apply-style-name="Accent" calcext:value="=MIN([.$B21:.$F21])" calcext:base-cell-address="'docker-log-2018-08-27'.H21"/>
          </calcext:conditional-format>
          <calcext:conditional-format calcext:target-range-address="'docker-log-2018-08-27'.H21:'docker-log-2018-08-27'.H21">
            <calcext:condition calcext:apply-style-name="Accent" calcext:value="=MIN([.$G21:.$K21])" calcext:base-cell-address="'docker-log-2018-08-27'.H21"/>
          </calcext:conditional-format>
          <calcext:conditional-format calcext:target-range-address="'docker-log-2018-08-27'.H22:'docker-log-2018-08-27'.H22">
            <calcext:condition calcext:apply-style-name="Error" calcext:value="&gt;=900" calcext:base-cell-address="'docker-log-2018-08-27'.H22"/>
            <calcext:condition calcext:apply-style-name="Accent" calcext:value="=MIN([.$B22:.$F22])" calcext:base-cell-address="'docker-log-2018-08-27'.H22"/>
          </calcext:conditional-format>
          <calcext:conditional-format calcext:target-range-address="'docker-log-2018-08-27'.H22:'docker-log-2018-08-27'.H22">
            <calcext:condition calcext:apply-style-name="Accent" calcext:value="=MIN([.$G22:.$K22])" calcext:base-cell-address="'docker-log-2018-08-27'.H22"/>
          </calcext:conditional-format>
          <calcext:conditional-format calcext:target-range-address="'docker-log-2018-08-27'.H23:'docker-log-2018-08-27'.H23">
            <calcext:condition calcext:apply-style-name="Error" calcext:value="&gt;=900" calcext:base-cell-address="'docker-log-2018-08-27'.H23"/>
            <calcext:condition calcext:apply-style-name="Accent" calcext:value="=MIN([.$B23:.$F23])" calcext:base-cell-address="'docker-log-2018-08-27'.H23"/>
          </calcext:conditional-format>
          <calcext:conditional-format calcext:target-range-address="'docker-log-2018-08-27'.H23:'docker-log-2018-08-27'.H23">
            <calcext:condition calcext:apply-style-name="Accent" calcext:value="=MIN([.$G23:.$K23])" calcext:base-cell-address="'docker-log-2018-08-27'.H23"/>
          </calcext:conditional-format>
          <calcext:conditional-format calcext:target-range-address="'docker-log-2018-08-27'.H24:'docker-log-2018-08-27'.H24">
            <calcext:condition calcext:apply-style-name="Error" calcext:value="&gt;=900" calcext:base-cell-address="'docker-log-2018-08-27'.H24"/>
            <calcext:condition calcext:apply-style-name="Accent" calcext:value="=MIN([.$B24:.$F24])" calcext:base-cell-address="'docker-log-2018-08-27'.H24"/>
          </calcext:conditional-format>
          <calcext:conditional-format calcext:target-range-address="'docker-log-2018-08-27'.H24:'docker-log-2018-08-27'.H24">
            <calcext:condition calcext:apply-style-name="Accent" calcext:value="=MIN([.$G24:.$K24])" calcext:base-cell-address="'docker-log-2018-08-27'.H24"/>
          </calcext:conditional-format>
          <calcext:conditional-format calcext:target-range-address="'docker-log-2018-08-27'.H25:'docker-log-2018-08-27'.H25">
            <calcext:condition calcext:apply-style-name="Error" calcext:value="&gt;=900" calcext:base-cell-address="'docker-log-2018-08-27'.H25"/>
            <calcext:condition calcext:apply-style-name="Accent" calcext:value="=MIN([.$B25:.$F25])" calcext:base-cell-address="'docker-log-2018-08-27'.H25"/>
          </calcext:conditional-format>
          <calcext:conditional-format calcext:target-range-address="'docker-log-2018-08-27'.H25:'docker-log-2018-08-27'.H25">
            <calcext:condition calcext:apply-style-name="Accent" calcext:value="=MIN([.$G25:.$K25])" calcext:base-cell-address="'docker-log-2018-08-27'.H25"/>
          </calcext:conditional-format>
          <calcext:conditional-format calcext:target-range-address="'docker-log-2018-08-27'.H26:'docker-log-2018-08-27'.H26">
            <calcext:condition calcext:apply-style-name="Error" calcext:value="&gt;=900" calcext:base-cell-address="'docker-log-2018-08-27'.H26"/>
            <calcext:condition calcext:apply-style-name="Accent" calcext:value="=MIN([.$B26:.$F26])" calcext:base-cell-address="'docker-log-2018-08-27'.H26"/>
          </calcext:conditional-format>
          <calcext:conditional-format calcext:target-range-address="'docker-log-2018-08-27'.H26:'docker-log-2018-08-27'.H26">
            <calcext:condition calcext:apply-style-name="Accent" calcext:value="=MIN([.$G26:.$K26])" calcext:base-cell-address="'docker-log-2018-08-27'.H26"/>
          </calcext:conditional-format>
          <calcext:conditional-format calcext:target-range-address="'docker-log-2018-08-27'.H27:'docker-log-2018-08-27'.H27">
            <calcext:condition calcext:apply-style-name="Error" calcext:value="&gt;=900" calcext:base-cell-address="'docker-log-2018-08-27'.H27"/>
            <calcext:condition calcext:apply-style-name="Accent" calcext:value="=MIN([.$B27:.$F27])" calcext:base-cell-address="'docker-log-2018-08-27'.H27"/>
          </calcext:conditional-format>
          <calcext:conditional-format calcext:target-range-address="'docker-log-2018-08-27'.H27:'docker-log-2018-08-27'.H27">
            <calcext:condition calcext:apply-style-name="Accent" calcext:value="=MIN([.$G27:.$K27])" calcext:base-cell-address="'docker-log-2018-08-27'.H27"/>
          </calcext:conditional-format>
          <calcext:conditional-format calcext:target-range-address="'docker-log-2018-08-27'.H28:'docker-log-2018-08-27'.H28">
            <calcext:condition calcext:apply-style-name="Error" calcext:value="&gt;=900" calcext:base-cell-address="'docker-log-2018-08-27'.H28"/>
            <calcext:condition calcext:apply-style-name="Accent" calcext:value="=MIN([.$B28:.$F28])" calcext:base-cell-address="'docker-log-2018-08-27'.H28"/>
          </calcext:conditional-format>
          <calcext:conditional-format calcext:target-range-address="'docker-log-2018-08-27'.H28:'docker-log-2018-08-27'.H28">
            <calcext:condition calcext:apply-style-name="Accent" calcext:value="=MIN([.$G28:.$K28])" calcext:base-cell-address="'docker-log-2018-08-27'.H28"/>
          </calcext:conditional-format>
          <calcext:conditional-format calcext:target-range-address="'docker-log-2018-08-27'.H29:'docker-log-2018-08-27'.H29">
            <calcext:condition calcext:apply-style-name="Error" calcext:value="&gt;=900" calcext:base-cell-address="'docker-log-2018-08-27'.H29"/>
            <calcext:condition calcext:apply-style-name="Accent" calcext:value="=MIN([.$B29:.$F29])" calcext:base-cell-address="'docker-log-2018-08-27'.H29"/>
          </calcext:conditional-format>
          <calcext:conditional-format calcext:target-range-address="'docker-log-2018-08-27'.H29:'docker-log-2018-08-27'.H29">
            <calcext:condition calcext:apply-style-name="Accent" calcext:value="=MIN([.$G29:.$K29])" calcext:base-cell-address="'docker-log-2018-08-27'.H29"/>
          </calcext:conditional-format>
          <calcext:conditional-format calcext:target-range-address="'docker-log-2018-08-27'.H30:'docker-log-2018-08-27'.H30">
            <calcext:condition calcext:apply-style-name="Error" calcext:value="&gt;=900" calcext:base-cell-address="'docker-log-2018-08-27'.H30"/>
            <calcext:condition calcext:apply-style-name="Accent" calcext:value="=MIN([.$B30:.$F30])" calcext:base-cell-address="'docker-log-2018-08-27'.H30"/>
          </calcext:conditional-format>
          <calcext:conditional-format calcext:target-range-address="'docker-log-2018-08-27'.H30:'docker-log-2018-08-27'.H30">
            <calcext:condition calcext:apply-style-name="Accent" calcext:value="=MIN([.$G30:.$K30])" calcext:base-cell-address="'docker-log-2018-08-27'.H30"/>
          </calcext:conditional-format>
          <calcext:conditional-format calcext:target-range-address="'docker-log-2018-08-27'.H31:'docker-log-2018-08-27'.H31">
            <calcext:condition calcext:apply-style-name="Error" calcext:value="&gt;=900" calcext:base-cell-address="'docker-log-2018-08-27'.H31"/>
            <calcext:condition calcext:apply-style-name="Accent" calcext:value="=MIN([.$B31:.$F31])" calcext:base-cell-address="'docker-log-2018-08-27'.H31"/>
          </calcext:conditional-format>
          <calcext:conditional-format calcext:target-range-address="'docker-log-2018-08-27'.H31:'docker-log-2018-08-27'.H31">
            <calcext:condition calcext:apply-style-name="Accent" calcext:value="=MIN([.$G31:.$K31])" calcext:base-cell-address="'docker-log-2018-08-27'.H31"/>
          </calcext:conditional-format>
          <calcext:conditional-format calcext:target-range-address="'docker-log-2018-08-27'.H32:'docker-log-2018-08-27'.H32">
            <calcext:condition calcext:apply-style-name="Error" calcext:value="&gt;=900" calcext:base-cell-address="'docker-log-2018-08-27'.H32"/>
            <calcext:condition calcext:apply-style-name="Accent" calcext:value="=MIN([.$B32:.$F32])" calcext:base-cell-address="'docker-log-2018-08-27'.H32"/>
          </calcext:conditional-format>
          <calcext:conditional-format calcext:target-range-address="'docker-log-2018-08-27'.H32:'docker-log-2018-08-27'.H32">
            <calcext:condition calcext:apply-style-name="Accent" calcext:value="=MIN([.$G32:.$K32])" calcext:base-cell-address="'docker-log-2018-08-27'.H32"/>
          </calcext:conditional-format>
          <calcext:conditional-format calcext:target-range-address="'docker-log-2018-08-27'.H33:'docker-log-2018-08-27'.H33">
            <calcext:condition calcext:apply-style-name="Error" calcext:value="&gt;=900" calcext:base-cell-address="'docker-log-2018-08-27'.H33"/>
            <calcext:condition calcext:apply-style-name="Accent" calcext:value="=MIN([.$B33:.$F33])" calcext:base-cell-address="'docker-log-2018-08-27'.H33"/>
          </calcext:conditional-format>
          <calcext:conditional-format calcext:target-range-address="'docker-log-2018-08-27'.H33:'docker-log-2018-08-27'.H33">
            <calcext:condition calcext:apply-style-name="Accent" calcext:value="=MIN([.$G33:.$K33])" calcext:base-cell-address="'docker-log-2018-08-27'.H33"/>
          </calcext:conditional-format>
          <calcext:conditional-format calcext:target-range-address="'docker-log-2018-08-27'.H34:'docker-log-2018-08-27'.H34">
            <calcext:condition calcext:apply-style-name="Error" calcext:value="&gt;=900" calcext:base-cell-address="'docker-log-2018-08-27'.H34"/>
            <calcext:condition calcext:apply-style-name="Accent" calcext:value="=MIN([.$B34:.$F34])" calcext:base-cell-address="'docker-log-2018-08-27'.H34"/>
          </calcext:conditional-format>
          <calcext:conditional-format calcext:target-range-address="'docker-log-2018-08-27'.H34:'docker-log-2018-08-27'.H34">
            <calcext:condition calcext:apply-style-name="Accent" calcext:value="=MIN([.$G34:.$K34])" calcext:base-cell-address="'docker-log-2018-08-27'.H34"/>
          </calcext:conditional-format>
          <calcext:conditional-format calcext:target-range-address="'docker-log-2018-08-27'.H35:'docker-log-2018-08-27'.H35">
            <calcext:condition calcext:apply-style-name="Error" calcext:value="&gt;=900" calcext:base-cell-address="'docker-log-2018-08-27'.H35"/>
            <calcext:condition calcext:apply-style-name="Accent" calcext:value="=MIN([.$B35:.$F35])" calcext:base-cell-address="'docker-log-2018-08-27'.H35"/>
          </calcext:conditional-format>
          <calcext:conditional-format calcext:target-range-address="'docker-log-2018-08-27'.H35:'docker-log-2018-08-27'.H35">
            <calcext:condition calcext:apply-style-name="Accent" calcext:value="=MIN([.$G35:.$K35])" calcext:base-cell-address="'docker-log-2018-08-27'.H35"/>
          </calcext:conditional-format>
          <calcext:conditional-format calcext:target-range-address="'docker-log-2018-08-27'.H36:'docker-log-2018-08-27'.H36">
            <calcext:condition calcext:apply-style-name="Error" calcext:value="&gt;=900" calcext:base-cell-address="'docker-log-2018-08-27'.H36"/>
            <calcext:condition calcext:apply-style-name="Accent" calcext:value="=MIN([.$B36:.$F36])" calcext:base-cell-address="'docker-log-2018-08-27'.H36"/>
          </calcext:conditional-format>
          <calcext:conditional-format calcext:target-range-address="'docker-log-2018-08-27'.H36:'docker-log-2018-08-27'.H36">
            <calcext:condition calcext:apply-style-name="Accent" calcext:value="=MIN([.$G36:.$K36])" calcext:base-cell-address="'docker-log-2018-08-27'.H36"/>
          </calcext:conditional-format>
          <calcext:conditional-format calcext:target-range-address="'docker-log-2018-08-27'.H37:'docker-log-2018-08-27'.H37">
            <calcext:condition calcext:apply-style-name="Error" calcext:value="&gt;=900" calcext:base-cell-address="'docker-log-2018-08-27'.H37"/>
            <calcext:condition calcext:apply-style-name="Accent" calcext:value="=MIN([.$B37:.$F37])" calcext:base-cell-address="'docker-log-2018-08-27'.H37"/>
          </calcext:conditional-format>
          <calcext:conditional-format calcext:target-range-address="'docker-log-2018-08-27'.H37:'docker-log-2018-08-27'.H37">
            <calcext:condition calcext:apply-style-name="Accent" calcext:value="=MIN([.$G37:.$K37])" calcext:base-cell-address="'docker-log-2018-08-27'.H37"/>
          </calcext:conditional-format>
          <calcext:conditional-format calcext:target-range-address="'docker-log-2018-08-27'.H38:'docker-log-2018-08-27'.H38">
            <calcext:condition calcext:apply-style-name="Error" calcext:value="&gt;=900" calcext:base-cell-address="'docker-log-2018-08-27'.H38"/>
            <calcext:condition calcext:apply-style-name="Accent" calcext:value="=MIN([.$B38:.$F38])" calcext:base-cell-address="'docker-log-2018-08-27'.H38"/>
          </calcext:conditional-format>
          <calcext:conditional-format calcext:target-range-address="'docker-log-2018-08-27'.H38:'docker-log-2018-08-27'.H38">
            <calcext:condition calcext:apply-style-name="Accent" calcext:value="=MIN([.$G38:.$K38])" calcext:base-cell-address="'docker-log-2018-08-27'.H38"/>
          </calcext:conditional-format>
          <calcext:conditional-format calcext:target-range-address="'docker-log-2018-08-27'.H39:'docker-log-2018-08-27'.H39">
            <calcext:condition calcext:apply-style-name="Error" calcext:value="&gt;=900" calcext:base-cell-address="'docker-log-2018-08-27'.H39"/>
            <calcext:condition calcext:apply-style-name="Accent" calcext:value="=MIN([.$B39:.$F39])" calcext:base-cell-address="'docker-log-2018-08-27'.H39"/>
          </calcext:conditional-format>
          <calcext:conditional-format calcext:target-range-address="'docker-log-2018-08-27'.H39:'docker-log-2018-08-27'.H39">
            <calcext:condition calcext:apply-style-name="Accent" calcext:value="=MIN([.$G39:.$K39])" calcext:base-cell-address="'docker-log-2018-08-27'.H39"/>
          </calcext:conditional-format>
          <calcext:conditional-format calcext:target-range-address="'docker-log-2018-08-27'.H40:'docker-log-2018-08-27'.H40">
            <calcext:condition calcext:apply-style-name="Error" calcext:value="&gt;=900" calcext:base-cell-address="'docker-log-2018-08-27'.H40"/>
            <calcext:condition calcext:apply-style-name="Accent" calcext:value="=MIN([.$B40:.$F40])" calcext:base-cell-address="'docker-log-2018-08-27'.H40"/>
          </calcext:conditional-format>
          <calcext:conditional-format calcext:target-range-address="'docker-log-2018-08-27'.H40:'docker-log-2018-08-27'.H40">
            <calcext:condition calcext:apply-style-name="Accent" calcext:value="=MIN([.$G40:.$K40])" calcext:base-cell-address="'docker-log-2018-08-27'.H40"/>
          </calcext:conditional-format>
          <calcext:conditional-format calcext:target-range-address="'docker-log-2018-08-27'.H41:'docker-log-2018-08-27'.H41">
            <calcext:condition calcext:apply-style-name="Error" calcext:value="&gt;=900" calcext:base-cell-address="'docker-log-2018-08-27'.H41"/>
            <calcext:condition calcext:apply-style-name="Accent" calcext:value="=MIN([.$B41:.$F41])" calcext:base-cell-address="'docker-log-2018-08-27'.H41"/>
          </calcext:conditional-format>
          <calcext:conditional-format calcext:target-range-address="'docker-log-2018-08-27'.H41:'docker-log-2018-08-27'.H41">
            <calcext:condition calcext:apply-style-name="Accent" calcext:value="=MIN([.$G41:.$K41])" calcext:base-cell-address="'docker-log-2018-08-27'.H41"/>
          </calcext:conditional-format>
          <calcext:conditional-format calcext:target-range-address="'docker-log-2018-08-27'.H42:'docker-log-2018-08-27'.H42">
            <calcext:condition calcext:apply-style-name="Error" calcext:value="&gt;=900" calcext:base-cell-address="'docker-log-2018-08-27'.H42"/>
            <calcext:condition calcext:apply-style-name="Accent" calcext:value="=MIN([.$B42:.$F42])" calcext:base-cell-address="'docker-log-2018-08-27'.H42"/>
          </calcext:conditional-format>
          <calcext:conditional-format calcext:target-range-address="'docker-log-2018-08-27'.H42:'docker-log-2018-08-27'.H42">
            <calcext:condition calcext:apply-style-name="Accent" calcext:value="=MIN([.$G42:.$K42])" calcext:base-cell-address="'docker-log-2018-08-27'.H42"/>
          </calcext:conditional-format>
          <calcext:conditional-format calcext:target-range-address="'docker-log-2018-08-27'.H43:'docker-log-2018-08-27'.H43">
            <calcext:condition calcext:apply-style-name="Error" calcext:value="&gt;=900" calcext:base-cell-address="'docker-log-2018-08-27'.H43"/>
            <calcext:condition calcext:apply-style-name="Accent" calcext:value="=MIN([.$B43:.$F43])" calcext:base-cell-address="'docker-log-2018-08-27'.H43"/>
          </calcext:conditional-format>
          <calcext:conditional-format calcext:target-range-address="'docker-log-2018-08-27'.H43:'docker-log-2018-08-27'.H43">
            <calcext:condition calcext:apply-style-name="Accent" calcext:value="=MIN([.$G43:.$K43])" calcext:base-cell-address="'docker-log-2018-08-27'.H43"/>
          </calcext:conditional-format>
          <calcext:conditional-format calcext:target-range-address="'docker-log-2018-08-27'.H44:'docker-log-2018-08-27'.H44">
            <calcext:condition calcext:apply-style-name="Error" calcext:value="&gt;=900" calcext:base-cell-address="'docker-log-2018-08-27'.H44"/>
            <calcext:condition calcext:apply-style-name="Accent" calcext:value="=MIN([.$B44:.$F44])" calcext:base-cell-address="'docker-log-2018-08-27'.H44"/>
          </calcext:conditional-format>
          <calcext:conditional-format calcext:target-range-address="'docker-log-2018-08-27'.H44:'docker-log-2018-08-27'.H44">
            <calcext:condition calcext:apply-style-name="Accent" calcext:value="=MIN([.$G44:.$K44])" calcext:base-cell-address="'docker-log-2018-08-27'.H44"/>
          </calcext:conditional-format>
          <calcext:conditional-format calcext:target-range-address="'docker-log-2018-08-27'.H45:'docker-log-2018-08-27'.H45">
            <calcext:condition calcext:apply-style-name="Error" calcext:value="&gt;=900" calcext:base-cell-address="'docker-log-2018-08-27'.H45"/>
            <calcext:condition calcext:apply-style-name="Accent" calcext:value="=MIN([.$B45:.$F45])" calcext:base-cell-address="'docker-log-2018-08-27'.H45"/>
          </calcext:conditional-format>
          <calcext:conditional-format calcext:target-range-address="'docker-log-2018-08-27'.H45:'docker-log-2018-08-27'.H45">
            <calcext:condition calcext:apply-style-name="Accent" calcext:value="=MIN([.$G45:.$K45])" calcext:base-cell-address="'docker-log-2018-08-27'.H45"/>
          </calcext:conditional-format>
          <calcext:conditional-format calcext:target-range-address="'docker-log-2018-08-27'.H46:'docker-log-2018-08-27'.H46">
            <calcext:condition calcext:apply-style-name="Error" calcext:value="&gt;=900" calcext:base-cell-address="'docker-log-2018-08-27'.H46"/>
            <calcext:condition calcext:apply-style-name="Accent" calcext:value="=MIN([.$B46:.$F46])" calcext:base-cell-address="'docker-log-2018-08-27'.H46"/>
          </calcext:conditional-format>
          <calcext:conditional-format calcext:target-range-address="'docker-log-2018-08-27'.H46:'docker-log-2018-08-27'.H46">
            <calcext:condition calcext:apply-style-name="Accent" calcext:value="=MIN([.$G46:.$K46])" calcext:base-cell-address="'docker-log-2018-08-27'.H46"/>
          </calcext:conditional-format>
          <calcext:conditional-format calcext:target-range-address="'docker-log-2018-08-27'.H47:'docker-log-2018-08-27'.H47">
            <calcext:condition calcext:apply-style-name="Error" calcext:value="&gt;=900" calcext:base-cell-address="'docker-log-2018-08-27'.H47"/>
            <calcext:condition calcext:apply-style-name="Accent" calcext:value="=MIN([.$B47:.$F47])" calcext:base-cell-address="'docker-log-2018-08-27'.H47"/>
          </calcext:conditional-format>
          <calcext:conditional-format calcext:target-range-address="'docker-log-2018-08-27'.H47:'docker-log-2018-08-27'.H47">
            <calcext:condition calcext:apply-style-name="Accent" calcext:value="=MIN([.$G47:.$K47])" calcext:base-cell-address="'docker-log-2018-08-27'.H47"/>
          </calcext:conditional-format>
          <calcext:conditional-format calcext:target-range-address="'docker-log-2018-08-27'.H48:'docker-log-2018-08-27'.H48">
            <calcext:condition calcext:apply-style-name="Error" calcext:value="&gt;=900" calcext:base-cell-address="'docker-log-2018-08-27'.H48"/>
            <calcext:condition calcext:apply-style-name="Accent" calcext:value="=MIN([.$B48:.$F48])" calcext:base-cell-address="'docker-log-2018-08-27'.H48"/>
          </calcext:conditional-format>
          <calcext:conditional-format calcext:target-range-address="'docker-log-2018-08-27'.H48:'docker-log-2018-08-27'.H48">
            <calcext:condition calcext:apply-style-name="Accent" calcext:value="=MIN([.$G48:.$K48])" calcext:base-cell-address="'docker-log-2018-08-27'.H48"/>
          </calcext:conditional-format>
          <calcext:conditional-format calcext:target-range-address="'docker-log-2018-08-27'.H49:'docker-log-2018-08-27'.H49">
            <calcext:condition calcext:apply-style-name="Error" calcext:value="&gt;=900" calcext:base-cell-address="'docker-log-2018-08-27'.H49"/>
            <calcext:condition calcext:apply-style-name="Accent" calcext:value="=MIN([.$B49:.$F49])" calcext:base-cell-address="'docker-log-2018-08-27'.H49"/>
          </calcext:conditional-format>
          <calcext:conditional-format calcext:target-range-address="'docker-log-2018-08-27'.H49:'docker-log-2018-08-27'.H49">
            <calcext:condition calcext:apply-style-name="Accent" calcext:value="=MIN([.$G49:.$K49])" calcext:base-cell-address="'docker-log-2018-08-27'.H49"/>
          </calcext:conditional-format>
          <calcext:conditional-format calcext:target-range-address="'docker-log-2018-08-27'.H50:'docker-log-2018-08-27'.H50">
            <calcext:condition calcext:apply-style-name="Error" calcext:value="&gt;=900" calcext:base-cell-address="'docker-log-2018-08-27'.H50"/>
            <calcext:condition calcext:apply-style-name="Accent" calcext:value="=MIN([.$B50:.$F50])" calcext:base-cell-address="'docker-log-2018-08-27'.H50"/>
          </calcext:conditional-format>
          <calcext:conditional-format calcext:target-range-address="'docker-log-2018-08-27'.H50:'docker-log-2018-08-27'.H50">
            <calcext:condition calcext:apply-style-name="Accent" calcext:value="=MIN([.$G50:.$K50])" calcext:base-cell-address="'docker-log-2018-08-27'.H50"/>
          </calcext:conditional-format>
          <calcext:conditional-format calcext:target-range-address="'docker-log-2018-08-27'.H51:'docker-log-2018-08-27'.H51">
            <calcext:condition calcext:apply-style-name="Error" calcext:value="&gt;=900" calcext:base-cell-address="'docker-log-2018-08-27'.H51"/>
            <calcext:condition calcext:apply-style-name="Accent" calcext:value="=MIN([.$B51:.$F51])" calcext:base-cell-address="'docker-log-2018-08-27'.H51"/>
          </calcext:conditional-format>
          <calcext:conditional-format calcext:target-range-address="'docker-log-2018-08-27'.H51:'docker-log-2018-08-27'.H51">
            <calcext:condition calcext:apply-style-name="Accent" calcext:value="=MIN([.$G51:.$K51])" calcext:base-cell-address="'docker-log-2018-08-27'.H51"/>
          </calcext:conditional-format>
          <calcext:conditional-format calcext:target-range-address="'docker-log-2018-08-27'.H52:'docker-log-2018-08-27'.H52">
            <calcext:condition calcext:apply-style-name="Error" calcext:value="&gt;=900" calcext:base-cell-address="'docker-log-2018-08-27'.H52"/>
            <calcext:condition calcext:apply-style-name="Accent" calcext:value="=MIN([.$B52:.$F52])" calcext:base-cell-address="'docker-log-2018-08-27'.H52"/>
          </calcext:conditional-format>
          <calcext:conditional-format calcext:target-range-address="'docker-log-2018-08-27'.H52:'docker-log-2018-08-27'.H52">
            <calcext:condition calcext:apply-style-name="Accent" calcext:value="=MIN([.$G52:.$K52])" calcext:base-cell-address="'docker-log-2018-08-27'.H52"/>
          </calcext:conditional-format>
          <calcext:conditional-format calcext:target-range-address="'docker-log-2018-08-27'.H53:'docker-log-2018-08-27'.H53">
            <calcext:condition calcext:apply-style-name="Error" calcext:value="&gt;=900" calcext:base-cell-address="'docker-log-2018-08-27'.H53"/>
            <calcext:condition calcext:apply-style-name="Accent" calcext:value="=MIN([.$B53:.$F53])" calcext:base-cell-address="'docker-log-2018-08-27'.H53"/>
          </calcext:conditional-format>
          <calcext:conditional-format calcext:target-range-address="'docker-log-2018-08-27'.H53:'docker-log-2018-08-27'.H53">
            <calcext:condition calcext:apply-style-name="Accent" calcext:value="=MIN([.$G53:.$K53])" calcext:base-cell-address="'docker-log-2018-08-27'.H53"/>
          </calcext:conditional-format>
          <calcext:conditional-format calcext:target-range-address="'docker-log-2018-08-27'.H54:'docker-log-2018-08-27'.H54">
            <calcext:condition calcext:apply-style-name="Error" calcext:value="&gt;=900" calcext:base-cell-address="'docker-log-2018-08-27'.H54"/>
            <calcext:condition calcext:apply-style-name="Accent" calcext:value="=MIN([.$B54:.$F54])" calcext:base-cell-address="'docker-log-2018-08-27'.H54"/>
          </calcext:conditional-format>
          <calcext:conditional-format calcext:target-range-address="'docker-log-2018-08-27'.H54:'docker-log-2018-08-27'.H54">
            <calcext:condition calcext:apply-style-name="Accent" calcext:value="=MIN([.$G54:.$K54])" calcext:base-cell-address="'docker-log-2018-08-27'.H54"/>
          </calcext:conditional-format>
          <calcext:conditional-format calcext:target-range-address="'docker-log-2018-08-27'.H55:'docker-log-2018-08-27'.H55">
            <calcext:condition calcext:apply-style-name="Error" calcext:value="&gt;=900" calcext:base-cell-address="'docker-log-2018-08-27'.H55"/>
            <calcext:condition calcext:apply-style-name="Accent" calcext:value="=MIN([.$B55:.$F55])" calcext:base-cell-address="'docker-log-2018-08-27'.H55"/>
          </calcext:conditional-format>
          <calcext:conditional-format calcext:target-range-address="'docker-log-2018-08-27'.H55:'docker-log-2018-08-27'.H55">
            <calcext:condition calcext:apply-style-name="Accent" calcext:value="=MIN([.$G55:.$K55])" calcext:base-cell-address="'docker-log-2018-08-27'.H55"/>
          </calcext:conditional-format>
          <calcext:conditional-format calcext:target-range-address="'docker-log-2018-08-27'.H56:'docker-log-2018-08-27'.H56">
            <calcext:condition calcext:apply-style-name="Error" calcext:value="&gt;=900" calcext:base-cell-address="'docker-log-2018-08-27'.H56"/>
            <calcext:condition calcext:apply-style-name="Accent" calcext:value="=MIN([.$B56:.$F56])" calcext:base-cell-address="'docker-log-2018-08-27'.H56"/>
          </calcext:conditional-format>
          <calcext:conditional-format calcext:target-range-address="'docker-log-2018-08-27'.H56:'docker-log-2018-08-27'.H56">
            <calcext:condition calcext:apply-style-name="Accent" calcext:value="=MIN([.$G56:.$K56])" calcext:base-cell-address="'docker-log-2018-08-27'.H56"/>
          </calcext:conditional-format>
          <calcext:conditional-format calcext:target-range-address="'docker-log-2018-08-27'.H57:'docker-log-2018-08-27'.H57">
            <calcext:condition calcext:apply-style-name="Error" calcext:value="&gt;=900" calcext:base-cell-address="'docker-log-2018-08-27'.H57"/>
            <calcext:condition calcext:apply-style-name="Accent" calcext:value="=MIN([.$B57:.$F57])" calcext:base-cell-address="'docker-log-2018-08-27'.H57"/>
          </calcext:conditional-format>
          <calcext:conditional-format calcext:target-range-address="'docker-log-2018-08-27'.H57:'docker-log-2018-08-27'.H57">
            <calcext:condition calcext:apply-style-name="Accent" calcext:value="=MIN([.$G57:.$K57])" calcext:base-cell-address="'docker-log-2018-08-27'.H57"/>
          </calcext:conditional-format>
          <calcext:conditional-format calcext:target-range-address="'docker-log-2018-08-27'.H58:'docker-log-2018-08-27'.H58">
            <calcext:condition calcext:apply-style-name="Error" calcext:value="&gt;=900" calcext:base-cell-address="'docker-log-2018-08-27'.H58"/>
            <calcext:condition calcext:apply-style-name="Accent" calcext:value="=MIN([.$B58:.$F58])" calcext:base-cell-address="'docker-log-2018-08-27'.H58"/>
          </calcext:conditional-format>
          <calcext:conditional-format calcext:target-range-address="'docker-log-2018-08-27'.H58:'docker-log-2018-08-27'.H58">
            <calcext:condition calcext:apply-style-name="Accent" calcext:value="=MIN([.$G58:.$K58])" calcext:base-cell-address="'docker-log-2018-08-27'.H58"/>
          </calcext:conditional-format>
          <calcext:conditional-format calcext:target-range-address="'docker-log-2018-08-27'.H59:'docker-log-2018-08-27'.H59">
            <calcext:condition calcext:apply-style-name="Error" calcext:value="&gt;=900" calcext:base-cell-address="'docker-log-2018-08-27'.H59"/>
            <calcext:condition calcext:apply-style-name="Accent" calcext:value="=MIN([.$B59:.$F59])" calcext:base-cell-address="'docker-log-2018-08-27'.H59"/>
          </calcext:conditional-format>
          <calcext:conditional-format calcext:target-range-address="'docker-log-2018-08-27'.H59:'docker-log-2018-08-27'.H59">
            <calcext:condition calcext:apply-style-name="Accent" calcext:value="=MIN([.$G59:.$K59])" calcext:base-cell-address="'docker-log-2018-08-27'.H59"/>
          </calcext:conditional-format>
          <calcext:conditional-format calcext:target-range-address="'docker-log-2018-08-27'.H60:'docker-log-2018-08-27'.H60">
            <calcext:condition calcext:apply-style-name="Error" calcext:value="&gt;=900" calcext:base-cell-address="'docker-log-2018-08-27'.H60"/>
            <calcext:condition calcext:apply-style-name="Accent" calcext:value="=MIN([.$B60:.$F60])" calcext:base-cell-address="'docker-log-2018-08-27'.H60"/>
          </calcext:conditional-format>
          <calcext:conditional-format calcext:target-range-address="'docker-log-2018-08-27'.H60:'docker-log-2018-08-27'.H60">
            <calcext:condition calcext:apply-style-name="Accent" calcext:value="=MIN([.$G60:.$K60])" calcext:base-cell-address="'docker-log-2018-08-27'.H60"/>
          </calcext:conditional-format>
          <calcext:conditional-format calcext:target-range-address="'docker-log-2018-08-27'.H61:'docker-log-2018-08-27'.H61">
            <calcext:condition calcext:apply-style-name="Error" calcext:value="&gt;=900" calcext:base-cell-address="'docker-log-2018-08-27'.H61"/>
            <calcext:condition calcext:apply-style-name="Accent" calcext:value="=MIN([.$B61:.$F61])" calcext:base-cell-address="'docker-log-2018-08-27'.H61"/>
          </calcext:conditional-format>
          <calcext:conditional-format calcext:target-range-address="'docker-log-2018-08-27'.H61:'docker-log-2018-08-27'.H61">
            <calcext:condition calcext:apply-style-name="Accent" calcext:value="=MIN([.$G61:.$K61])" calcext:base-cell-address="'docker-log-2018-08-27'.H61"/>
          </calcext:conditional-format>
          <calcext:conditional-format calcext:target-range-address="'docker-log-2018-08-27'.H62:'docker-log-2018-08-27'.H62">
            <calcext:condition calcext:apply-style-name="Error" calcext:value="&gt;=900" calcext:base-cell-address="'docker-log-2018-08-27'.H62"/>
            <calcext:condition calcext:apply-style-name="Accent" calcext:value="=MIN([.$B62:.$F62])" calcext:base-cell-address="'docker-log-2018-08-27'.H62"/>
          </calcext:conditional-format>
          <calcext:conditional-format calcext:target-range-address="'docker-log-2018-08-27'.H62:'docker-log-2018-08-27'.H62">
            <calcext:condition calcext:apply-style-name="Accent" calcext:value="=MIN([.$G62:.$K62])" calcext:base-cell-address="'docker-log-2018-08-27'.H62"/>
          </calcext:conditional-format>
          <calcext:conditional-format calcext:target-range-address="'docker-log-2018-08-27'.H63:'docker-log-2018-08-27'.H63">
            <calcext:condition calcext:apply-style-name="Error" calcext:value="&gt;=900" calcext:base-cell-address="'docker-log-2018-08-27'.H63"/>
            <calcext:condition calcext:apply-style-name="Accent" calcext:value="=MIN([.$B63:.$F63])" calcext:base-cell-address="'docker-log-2018-08-27'.H63"/>
          </calcext:conditional-format>
          <calcext:conditional-format calcext:target-range-address="'docker-log-2018-08-27'.H63:'docker-log-2018-08-27'.H63">
            <calcext:condition calcext:apply-style-name="Accent" calcext:value="=MIN([.$G63:.$K63])" calcext:base-cell-address="'docker-log-2018-08-27'.H63"/>
          </calcext:conditional-format>
          <calcext:conditional-format calcext:target-range-address="'docker-log-2018-08-27'.H64:'docker-log-2018-08-27'.H64">
            <calcext:condition calcext:apply-style-name="Error" calcext:value="&gt;=900" calcext:base-cell-address="'docker-log-2018-08-27'.H64"/>
            <calcext:condition calcext:apply-style-name="Accent" calcext:value="=MIN([.$B64:.$F64])" calcext:base-cell-address="'docker-log-2018-08-27'.H64"/>
          </calcext:conditional-format>
          <calcext:conditional-format calcext:target-range-address="'docker-log-2018-08-27'.H64:'docker-log-2018-08-27'.H64">
            <calcext:condition calcext:apply-style-name="Accent" calcext:value="=MIN([.$G64:.$K64])" calcext:base-cell-address="'docker-log-2018-08-27'.H64"/>
          </calcext:conditional-format>
          <calcext:conditional-format calcext:target-range-address="'docker-log-2018-08-27'.H65:'docker-log-2018-08-27'.H65">
            <calcext:condition calcext:apply-style-name="Error" calcext:value="&gt;=900" calcext:base-cell-address="'docker-log-2018-08-27'.H65"/>
            <calcext:condition calcext:apply-style-name="Accent" calcext:value="=MIN([.$B65:.$F65])" calcext:base-cell-address="'docker-log-2018-08-27'.H65"/>
          </calcext:conditional-format>
          <calcext:conditional-format calcext:target-range-address="'docker-log-2018-08-27'.H65:'docker-log-2018-08-27'.H65">
            <calcext:condition calcext:apply-style-name="Accent" calcext:value="=MIN([.$G65:.$K65])" calcext:base-cell-address="'docker-log-2018-08-27'.H65"/>
          </calcext:conditional-format>
          <calcext:conditional-format calcext:target-range-address="'docker-log-2018-08-27'.H66:'docker-log-2018-08-27'.H66">
            <calcext:condition calcext:apply-style-name="Error" calcext:value="&gt;=900" calcext:base-cell-address="'docker-log-2018-08-27'.H66"/>
            <calcext:condition calcext:apply-style-name="Accent" calcext:value="=MIN([.$B66:.$F66])" calcext:base-cell-address="'docker-log-2018-08-27'.H66"/>
          </calcext:conditional-format>
          <calcext:conditional-format calcext:target-range-address="'docker-log-2018-08-27'.H66:'docker-log-2018-08-27'.H66">
            <calcext:condition calcext:apply-style-name="Accent" calcext:value="=MIN([.$G66:.$K66])" calcext:base-cell-address="'docker-log-2018-08-27'.H66"/>
          </calcext:conditional-format>
          <calcext:conditional-format calcext:target-range-address="'docker-log-2018-08-27'.H67:'docker-log-2018-08-27'.H67">
            <calcext:condition calcext:apply-style-name="Error" calcext:value="&gt;=900" calcext:base-cell-address="'docker-log-2018-08-27'.H67"/>
            <calcext:condition calcext:apply-style-name="Accent" calcext:value="=MIN([.$B67:.$F67])" calcext:base-cell-address="'docker-log-2018-08-27'.H67"/>
          </calcext:conditional-format>
          <calcext:conditional-format calcext:target-range-address="'docker-log-2018-08-27'.H67:'docker-log-2018-08-27'.H67">
            <calcext:condition calcext:apply-style-name="Accent" calcext:value="=MIN([.$G67:.$K67])" calcext:base-cell-address="'docker-log-2018-08-27'.H67"/>
          </calcext:conditional-format>
          <calcext:conditional-format calcext:target-range-address="'docker-log-2018-08-27'.H68:'docker-log-2018-08-27'.H68">
            <calcext:condition calcext:apply-style-name="Error" calcext:value="&gt;=900" calcext:base-cell-address="'docker-log-2018-08-27'.H68"/>
            <calcext:condition calcext:apply-style-name="Accent" calcext:value="=MIN([.$B68:.$F68])" calcext:base-cell-address="'docker-log-2018-08-27'.H68"/>
          </calcext:conditional-format>
          <calcext:conditional-format calcext:target-range-address="'docker-log-2018-08-27'.H68:'docker-log-2018-08-27'.H68">
            <calcext:condition calcext:apply-style-name="Accent" calcext:value="=MIN([.$G68:.$K68])" calcext:base-cell-address="'docker-log-2018-08-27'.H68"/>
          </calcext:conditional-format>
          <calcext:conditional-format calcext:target-range-address="'docker-log-2018-08-27'.H69:'docker-log-2018-08-27'.H69">
            <calcext:condition calcext:apply-style-name="Error" calcext:value="&gt;=900" calcext:base-cell-address="'docker-log-2018-08-27'.H69"/>
            <calcext:condition calcext:apply-style-name="Accent" calcext:value="=MIN([.$B69:.$F69])" calcext:base-cell-address="'docker-log-2018-08-27'.H69"/>
          </calcext:conditional-format>
          <calcext:conditional-format calcext:target-range-address="'docker-log-2018-08-27'.H69:'docker-log-2018-08-27'.H69">
            <calcext:condition calcext:apply-style-name="Accent" calcext:value="=MIN([.$G69:.$K69])" calcext:base-cell-address="'docker-log-2018-08-27'.H69"/>
          </calcext:conditional-format>
          <calcext:conditional-format calcext:target-range-address="'docker-log-2018-08-27'.H70:'docker-log-2018-08-27'.H70">
            <calcext:condition calcext:apply-style-name="Error" calcext:value="&gt;=900" calcext:base-cell-address="'docker-log-2018-08-27'.H70"/>
            <calcext:condition calcext:apply-style-name="Accent" calcext:value="=MIN([.$B70:.$F70])" calcext:base-cell-address="'docker-log-2018-08-27'.H70"/>
          </calcext:conditional-format>
          <calcext:conditional-format calcext:target-range-address="'docker-log-2018-08-27'.H70:'docker-log-2018-08-27'.H70">
            <calcext:condition calcext:apply-style-name="Accent" calcext:value="=MIN([.$G70:.$K70])" calcext:base-cell-address="'docker-log-2018-08-27'.H70"/>
          </calcext:conditional-format>
          <calcext:conditional-format calcext:target-range-address="'docker-log-2018-08-27'.H71:'docker-log-2018-08-27'.H71">
            <calcext:condition calcext:apply-style-name="Error" calcext:value="&gt;=900" calcext:base-cell-address="'docker-log-2018-08-27'.H71"/>
            <calcext:condition calcext:apply-style-name="Accent" calcext:value="=MIN([.$B71:.$F71])" calcext:base-cell-address="'docker-log-2018-08-27'.H71"/>
          </calcext:conditional-format>
          <calcext:conditional-format calcext:target-range-address="'docker-log-2018-08-27'.H71:'docker-log-2018-08-27'.H71">
            <calcext:condition calcext:apply-style-name="Accent" calcext:value="=MIN([.$G71:.$K71])" calcext:base-cell-address="'docker-log-2018-08-27'.H71"/>
          </calcext:conditional-format>
          <calcext:conditional-format calcext:target-range-address="'docker-log-2018-08-27'.H72:'docker-log-2018-08-27'.H72">
            <calcext:condition calcext:apply-style-name="Error" calcext:value="&gt;=900" calcext:base-cell-address="'docker-log-2018-08-27'.H72"/>
            <calcext:condition calcext:apply-style-name="Accent" calcext:value="=MIN([.$B72:.$F72])" calcext:base-cell-address="'docker-log-2018-08-27'.H72"/>
          </calcext:conditional-format>
          <calcext:conditional-format calcext:target-range-address="'docker-log-2018-08-27'.H72:'docker-log-2018-08-27'.H72">
            <calcext:condition calcext:apply-style-name="Accent" calcext:value="=MIN([.$G72:.$K72])" calcext:base-cell-address="'docker-log-2018-08-27'.H72"/>
          </calcext:conditional-format>
          <calcext:conditional-format calcext:target-range-address="'docker-log-2018-08-27'.H73:'docker-log-2018-08-27'.H73">
            <calcext:condition calcext:apply-style-name="Error" calcext:value="&gt;=900" calcext:base-cell-address="'docker-log-2018-08-27'.H73"/>
            <calcext:condition calcext:apply-style-name="Accent" calcext:value="=MIN([.$B73:.$F73])" calcext:base-cell-address="'docker-log-2018-08-27'.H73"/>
          </calcext:conditional-format>
          <calcext:conditional-format calcext:target-range-address="'docker-log-2018-08-27'.H73:'docker-log-2018-08-27'.H73">
            <calcext:condition calcext:apply-style-name="Accent" calcext:value="=MIN([.$G73:.$K73])" calcext:base-cell-address="'docker-log-2018-08-27'.H73"/>
          </calcext:conditional-format>
          <calcext:conditional-format calcext:target-range-address="'docker-log-2018-08-27'.H74:'docker-log-2018-08-27'.H74">
            <calcext:condition calcext:apply-style-name="Error" calcext:value="&gt;=900" calcext:base-cell-address="'docker-log-2018-08-27'.H74"/>
            <calcext:condition calcext:apply-style-name="Accent" calcext:value="=MIN([.$B74:.$F74])" calcext:base-cell-address="'docker-log-2018-08-27'.H74"/>
          </calcext:conditional-format>
          <calcext:conditional-format calcext:target-range-address="'docker-log-2018-08-27'.H74:'docker-log-2018-08-27'.H74">
            <calcext:condition calcext:apply-style-name="Accent" calcext:value="=MIN([.$G74:.$K74])" calcext:base-cell-address="'docker-log-2018-08-27'.H74"/>
          </calcext:conditional-format>
          <calcext:conditional-format calcext:target-range-address="'docker-log-2018-08-27'.H75:'docker-log-2018-08-27'.H75">
            <calcext:condition calcext:apply-style-name="Error" calcext:value="&gt;=900" calcext:base-cell-address="'docker-log-2018-08-27'.H75"/>
            <calcext:condition calcext:apply-style-name="Accent" calcext:value="=MIN([.$B75:.$F75])" calcext:base-cell-address="'docker-log-2018-08-27'.H75"/>
          </calcext:conditional-format>
          <calcext:conditional-format calcext:target-range-address="'docker-log-2018-08-27'.H75:'docker-log-2018-08-27'.H75">
            <calcext:condition calcext:apply-style-name="Accent" calcext:value="=MIN([.$G75:.$K75])" calcext:base-cell-address="'docker-log-2018-08-27'.H75"/>
          </calcext:conditional-format>
          <calcext:conditional-format calcext:target-range-address="'docker-log-2018-08-27'.H76:'docker-log-2018-08-27'.H76">
            <calcext:condition calcext:apply-style-name="Error" calcext:value="&gt;=900" calcext:base-cell-address="'docker-log-2018-08-27'.H76"/>
            <calcext:condition calcext:apply-style-name="Accent" calcext:value="=MIN([.$B76:.$F76])" calcext:base-cell-address="'docker-log-2018-08-27'.H76"/>
          </calcext:conditional-format>
          <calcext:conditional-format calcext:target-range-address="'docker-log-2018-08-27'.H76:'docker-log-2018-08-27'.H76">
            <calcext:condition calcext:apply-style-name="Accent" calcext:value="=MIN([.$G76:.$K76])" calcext:base-cell-address="'docker-log-2018-08-27'.H76"/>
          </calcext:conditional-format>
          <calcext:conditional-format calcext:target-range-address="'docker-log-2018-08-27'.H77:'docker-log-2018-08-27'.H77">
            <calcext:condition calcext:apply-style-name="Error" calcext:value="&gt;=900" calcext:base-cell-address="'docker-log-2018-08-27'.H77"/>
            <calcext:condition calcext:apply-style-name="Accent" calcext:value="=MIN([.$B77:.$F77])" calcext:base-cell-address="'docker-log-2018-08-27'.H77"/>
          </calcext:conditional-format>
          <calcext:conditional-format calcext:target-range-address="'docker-log-2018-08-27'.H77:'docker-log-2018-08-27'.H77">
            <calcext:condition calcext:apply-style-name="Accent" calcext:value="=MIN([.$G77:.$K77])" calcext:base-cell-address="'docker-log-2018-08-27'.H77"/>
          </calcext:conditional-format>
          <calcext:conditional-format calcext:target-range-address="'docker-log-2018-08-27'.H78:'docker-log-2018-08-27'.H78">
            <calcext:condition calcext:apply-style-name="Error" calcext:value="&gt;=900" calcext:base-cell-address="'docker-log-2018-08-27'.H78"/>
            <calcext:condition calcext:apply-style-name="Accent" calcext:value="=MIN([.$B78:.$F78])" calcext:base-cell-address="'docker-log-2018-08-27'.H78"/>
          </calcext:conditional-format>
          <calcext:conditional-format calcext:target-range-address="'docker-log-2018-08-27'.H78:'docker-log-2018-08-27'.H78">
            <calcext:condition calcext:apply-style-name="Accent" calcext:value="=MIN([.$G78:.$K78])" calcext:base-cell-address="'docker-log-2018-08-27'.H78"/>
          </calcext:conditional-format>
          <calcext:conditional-format calcext:target-range-address="'docker-log-2018-08-27'.H79:'docker-log-2018-08-27'.H79">
            <calcext:condition calcext:apply-style-name="Error" calcext:value="&gt;=900" calcext:base-cell-address="'docker-log-2018-08-27'.H79"/>
            <calcext:condition calcext:apply-style-name="Accent" calcext:value="=MIN([.$B79:.$F79])" calcext:base-cell-address="'docker-log-2018-08-27'.H79"/>
          </calcext:conditional-format>
          <calcext:conditional-format calcext:target-range-address="'docker-log-2018-08-27'.H79:'docker-log-2018-08-27'.H79">
            <calcext:condition calcext:apply-style-name="Accent" calcext:value="=MIN([.$G79:.$K79])" calcext:base-cell-address="'docker-log-2018-08-27'.H79"/>
          </calcext:conditional-format>
          <calcext:conditional-format calcext:target-range-address="'docker-log-2018-08-27'.H80:'docker-log-2018-08-27'.H80">
            <calcext:condition calcext:apply-style-name="Error" calcext:value="&gt;=900" calcext:base-cell-address="'docker-log-2018-08-27'.H80"/>
            <calcext:condition calcext:apply-style-name="Accent" calcext:value="=MIN([.$B80:.$F80])" calcext:base-cell-address="'docker-log-2018-08-27'.H80"/>
          </calcext:conditional-format>
          <calcext:conditional-format calcext:target-range-address="'docker-log-2018-08-27'.H80:'docker-log-2018-08-27'.H80">
            <calcext:condition calcext:apply-style-name="Accent" calcext:value="=MIN([.$G80:.$K80])" calcext:base-cell-address="'docker-log-2018-08-27'.H80"/>
          </calcext:conditional-format>
          <calcext:conditional-format calcext:target-range-address="'docker-log-2018-08-27'.H81:'docker-log-2018-08-27'.H81">
            <calcext:condition calcext:apply-style-name="Error" calcext:value="&gt;=900" calcext:base-cell-address="'docker-log-2018-08-27'.H81"/>
            <calcext:condition calcext:apply-style-name="Accent" calcext:value="=MIN([.$B81:.$F81])" calcext:base-cell-address="'docker-log-2018-08-27'.H81"/>
          </calcext:conditional-format>
          <calcext:conditional-format calcext:target-range-address="'docker-log-2018-08-27'.H81:'docker-log-2018-08-27'.H81">
            <calcext:condition calcext:apply-style-name="Accent" calcext:value="=MIN([.$G81:.$K81])" calcext:base-cell-address="'docker-log-2018-08-27'.H81"/>
          </calcext:conditional-format>
          <calcext:conditional-format calcext:target-range-address="'docker-log-2018-08-27'.H82:'docker-log-2018-08-27'.H82">
            <calcext:condition calcext:apply-style-name="Error" calcext:value="&gt;=900" calcext:base-cell-address="'docker-log-2018-08-27'.H82"/>
            <calcext:condition calcext:apply-style-name="Accent" calcext:value="=MIN([.$B82:.$F82])" calcext:base-cell-address="'docker-log-2018-08-27'.H82"/>
          </calcext:conditional-format>
          <calcext:conditional-format calcext:target-range-address="'docker-log-2018-08-27'.H82:'docker-log-2018-08-27'.H82">
            <calcext:condition calcext:apply-style-name="Accent" calcext:value="=MIN([.$G82:.$K82])" calcext:base-cell-address="'docker-log-2018-08-27'.H82"/>
          </calcext:conditional-format>
          <calcext:conditional-format calcext:target-range-address="'docker-log-2018-08-27'.H83:'docker-log-2018-08-27'.H83">
            <calcext:condition calcext:apply-style-name="Error" calcext:value="&gt;=900" calcext:base-cell-address="'docker-log-2018-08-27'.H83"/>
            <calcext:condition calcext:apply-style-name="Accent" calcext:value="=MIN([.$B83:.$F83])" calcext:base-cell-address="'docker-log-2018-08-27'.H83"/>
          </calcext:conditional-format>
          <calcext:conditional-format calcext:target-range-address="'docker-log-2018-08-27'.H83:'docker-log-2018-08-27'.H83">
            <calcext:condition calcext:apply-style-name="Accent" calcext:value="=MIN([.$G83:.$K83])" calcext:base-cell-address="'docker-log-2018-08-27'.H83"/>
          </calcext:conditional-format>
          <calcext:conditional-format calcext:target-range-address="'docker-log-2018-08-27'.H84:'docker-log-2018-08-27'.H84">
            <calcext:condition calcext:apply-style-name="Error" calcext:value="&gt;=900" calcext:base-cell-address="'docker-log-2018-08-27'.H84"/>
            <calcext:condition calcext:apply-style-name="Accent" calcext:value="=MIN([.$B84:.$F84])" calcext:base-cell-address="'docker-log-2018-08-27'.H84"/>
          </calcext:conditional-format>
          <calcext:conditional-format calcext:target-range-address="'docker-log-2018-08-27'.H84:'docker-log-2018-08-27'.H84">
            <calcext:condition calcext:apply-style-name="Accent" calcext:value="=MIN([.$G84:.$K84])" calcext:base-cell-address="'docker-log-2018-08-27'.H84"/>
          </calcext:conditional-format>
          <calcext:conditional-format calcext:target-range-address="'docker-log-2018-08-27'.H85:'docker-log-2018-08-27'.H85">
            <calcext:condition calcext:apply-style-name="Error" calcext:value="&gt;=900" calcext:base-cell-address="'docker-log-2018-08-27'.H85"/>
            <calcext:condition calcext:apply-style-name="Accent" calcext:value="=MIN([.$B85:.$F85])" calcext:base-cell-address="'docker-log-2018-08-27'.H85"/>
          </calcext:conditional-format>
          <calcext:conditional-format calcext:target-range-address="'docker-log-2018-08-27'.H85:'docker-log-2018-08-27'.H85">
            <calcext:condition calcext:apply-style-name="Accent" calcext:value="=MIN([.$G85:.$K85])" calcext:base-cell-address="'docker-log-2018-08-27'.H85"/>
          </calcext:conditional-format>
          <calcext:conditional-format calcext:target-range-address="'docker-log-2018-08-27'.H86:'docker-log-2018-08-27'.H86">
            <calcext:condition calcext:apply-style-name="Error" calcext:value="&gt;=900" calcext:base-cell-address="'docker-log-2018-08-27'.H86"/>
            <calcext:condition calcext:apply-style-name="Accent" calcext:value="=MIN([.$B86:.$F86])" calcext:base-cell-address="'docker-log-2018-08-27'.H86"/>
          </calcext:conditional-format>
          <calcext:conditional-format calcext:target-range-address="'docker-log-2018-08-27'.H86:'docker-log-2018-08-27'.H86">
            <calcext:condition calcext:apply-style-name="Accent" calcext:value="=MIN([.$G86:.$K86])" calcext:base-cell-address="'docker-log-2018-08-27'.H86"/>
          </calcext:conditional-format>
          <calcext:conditional-format calcext:target-range-address="'docker-log-2018-08-27'.H87:'docker-log-2018-08-27'.H87">
            <calcext:condition calcext:apply-style-name="Error" calcext:value="&gt;=900" calcext:base-cell-address="'docker-log-2018-08-27'.H87"/>
            <calcext:condition calcext:apply-style-name="Accent" calcext:value="=MIN([.$B87:.$F87])" calcext:base-cell-address="'docker-log-2018-08-27'.H87"/>
          </calcext:conditional-format>
          <calcext:conditional-format calcext:target-range-address="'docker-log-2018-08-27'.H87:'docker-log-2018-08-27'.H87">
            <calcext:condition calcext:apply-style-name="Accent" calcext:value="=MIN([.$G87:.$K87])" calcext:base-cell-address="'docker-log-2018-08-27'.H87"/>
          </calcext:conditional-format>
          <calcext:conditional-format calcext:target-range-address="'docker-log-2018-08-27'.H88:'docker-log-2018-08-27'.H88">
            <calcext:condition calcext:apply-style-name="Error" calcext:value="&gt;=900" calcext:base-cell-address="'docker-log-2018-08-27'.H88"/>
            <calcext:condition calcext:apply-style-name="Accent" calcext:value="=MIN([.$B88:.$F88])" calcext:base-cell-address="'docker-log-2018-08-27'.H88"/>
          </calcext:conditional-format>
          <calcext:conditional-format calcext:target-range-address="'docker-log-2018-08-27'.H88:'docker-log-2018-08-27'.H88">
            <calcext:condition calcext:apply-style-name="Accent" calcext:value="=MIN([.$G88:.$K88])" calcext:base-cell-address="'docker-log-2018-08-27'.H88"/>
          </calcext:conditional-format>
          <calcext:conditional-format calcext:target-range-address="'docker-log-2018-08-27'.H89:'docker-log-2018-08-27'.H89">
            <calcext:condition calcext:apply-style-name="Error" calcext:value="&gt;=900" calcext:base-cell-address="'docker-log-2018-08-27'.H89"/>
            <calcext:condition calcext:apply-style-name="Accent" calcext:value="=MIN([.$B89:.$F89])" calcext:base-cell-address="'docker-log-2018-08-27'.H89"/>
          </calcext:conditional-format>
          <calcext:conditional-format calcext:target-range-address="'docker-log-2018-08-27'.H89:'docker-log-2018-08-27'.H89">
            <calcext:condition calcext:apply-style-name="Accent" calcext:value="=MIN([.$G89:.$K89])" calcext:base-cell-address="'docker-log-2018-08-27'.H89"/>
          </calcext:conditional-format>
          <calcext:conditional-format calcext:target-range-address="'docker-log-2018-08-27'.H90:'docker-log-2018-08-27'.H90">
            <calcext:condition calcext:apply-style-name="Error" calcext:value="&gt;=900" calcext:base-cell-address="'docker-log-2018-08-27'.H90"/>
            <calcext:condition calcext:apply-style-name="Accent" calcext:value="=MIN([.$B90:.$F90])" calcext:base-cell-address="'docker-log-2018-08-27'.H90"/>
          </calcext:conditional-format>
          <calcext:conditional-format calcext:target-range-address="'docker-log-2018-08-27'.H90:'docker-log-2018-08-27'.H90">
            <calcext:condition calcext:apply-style-name="Accent" calcext:value="=MIN([.$G90:.$K90])" calcext:base-cell-address="'docker-log-2018-08-27'.H90"/>
          </calcext:conditional-format>
          <calcext:conditional-format calcext:target-range-address="'docker-log-2018-08-27'.H91:'docker-log-2018-08-27'.H91">
            <calcext:condition calcext:apply-style-name="Error" calcext:value="&gt;=900" calcext:base-cell-address="'docker-log-2018-08-27'.H91"/>
            <calcext:condition calcext:apply-style-name="Accent" calcext:value="=MIN([.$B91:.$F91])" calcext:base-cell-address="'docker-log-2018-08-27'.H91"/>
          </calcext:conditional-format>
          <calcext:conditional-format calcext:target-range-address="'docker-log-2018-08-27'.H91:'docker-log-2018-08-27'.H91">
            <calcext:condition calcext:apply-style-name="Accent" calcext:value="=MIN([.$G91:.$K91])" calcext:base-cell-address="'docker-log-2018-08-27'.H91"/>
          </calcext:conditional-format>
          <calcext:conditional-format calcext:target-range-address="'docker-log-2018-08-27'.H92:'docker-log-2018-08-27'.H92">
            <calcext:condition calcext:apply-style-name="Error" calcext:value="&gt;=900" calcext:base-cell-address="'docker-log-2018-08-27'.H92"/>
            <calcext:condition calcext:apply-style-name="Accent" calcext:value="=MIN([.$B92:.$F92])" calcext:base-cell-address="'docker-log-2018-08-27'.H92"/>
          </calcext:conditional-format>
          <calcext:conditional-format calcext:target-range-address="'docker-log-2018-08-27'.H92:'docker-log-2018-08-27'.H92">
            <calcext:condition calcext:apply-style-name="Accent" calcext:value="=MIN([.$G92:.$K92])" calcext:base-cell-address="'docker-log-2018-08-27'.H92"/>
          </calcext:conditional-format>
          <calcext:conditional-format calcext:target-range-address="'docker-log-2018-08-27'.H93:'docker-log-2018-08-27'.H93">
            <calcext:condition calcext:apply-style-name="Error" calcext:value="&gt;=900" calcext:base-cell-address="'docker-log-2018-08-27'.H93"/>
            <calcext:condition calcext:apply-style-name="Accent" calcext:value="=MIN([.$B93:.$F93])" calcext:base-cell-address="'docker-log-2018-08-27'.H93"/>
          </calcext:conditional-format>
          <calcext:conditional-format calcext:target-range-address="'docker-log-2018-08-27'.H93:'docker-log-2018-08-27'.H93">
            <calcext:condition calcext:apply-style-name="Accent" calcext:value="=MIN([.$G93:.$K93])" calcext:base-cell-address="'docker-log-2018-08-27'.H93"/>
          </calcext:conditional-format>
          <calcext:conditional-format calcext:target-range-address="'docker-log-2018-08-27'.H94:'docker-log-2018-08-27'.H94">
            <calcext:condition calcext:apply-style-name="Error" calcext:value="&gt;=900" calcext:base-cell-address="'docker-log-2018-08-27'.H94"/>
            <calcext:condition calcext:apply-style-name="Accent" calcext:value="=MIN([.$B94:.$F94])" calcext:base-cell-address="'docker-log-2018-08-27'.H94"/>
          </calcext:conditional-format>
          <calcext:conditional-format calcext:target-range-address="'docker-log-2018-08-27'.H94:'docker-log-2018-08-27'.H94">
            <calcext:condition calcext:apply-style-name="Accent" calcext:value="=MIN([.$G94:.$K94])" calcext:base-cell-address="'docker-log-2018-08-27'.H94"/>
          </calcext:conditional-format>
          <calcext:conditional-format calcext:target-range-address="'docker-log-2018-08-27'.H95:'docker-log-2018-08-27'.H95">
            <calcext:condition calcext:apply-style-name="Error" calcext:value="&gt;=900" calcext:base-cell-address="'docker-log-2018-08-27'.H95"/>
            <calcext:condition calcext:apply-style-name="Accent" calcext:value="=MIN([.$B95:.$F95])" calcext:base-cell-address="'docker-log-2018-08-27'.H95"/>
          </calcext:conditional-format>
          <calcext:conditional-format calcext:target-range-address="'docker-log-2018-08-27'.H95:'docker-log-2018-08-27'.H95">
            <calcext:condition calcext:apply-style-name="Accent" calcext:value="=MIN([.$G95:.$K95])" calcext:base-cell-address="'docker-log-2018-08-27'.H95"/>
          </calcext:conditional-format>
          <calcext:conditional-format calcext:target-range-address="'docker-log-2018-08-27'.H96:'docker-log-2018-08-27'.H96">
            <calcext:condition calcext:apply-style-name="Error" calcext:value="&gt;=900" calcext:base-cell-address="'docker-log-2018-08-27'.H96"/>
            <calcext:condition calcext:apply-style-name="Accent" calcext:value="=MIN([.$B96:.$F96])" calcext:base-cell-address="'docker-log-2018-08-27'.H96"/>
          </calcext:conditional-format>
          <calcext:conditional-format calcext:target-range-address="'docker-log-2018-08-27'.H96:'docker-log-2018-08-27'.H96">
            <calcext:condition calcext:apply-style-name="Accent" calcext:value="=MIN([.$G96:.$K96])" calcext:base-cell-address="'docker-log-2018-08-27'.H96"/>
          </calcext:conditional-format>
          <calcext:conditional-format calcext:target-range-address="'docker-log-2018-08-27'.H97:'docker-log-2018-08-27'.H97">
            <calcext:condition calcext:apply-style-name="Error" calcext:value="&gt;=900" calcext:base-cell-address="'docker-log-2018-08-27'.H97"/>
            <calcext:condition calcext:apply-style-name="Accent" calcext:value="=MIN([.$B97:.$F97])" calcext:base-cell-address="'docker-log-2018-08-27'.H97"/>
          </calcext:conditional-format>
          <calcext:conditional-format calcext:target-range-address="'docker-log-2018-08-27'.H97:'docker-log-2018-08-27'.H97">
            <calcext:condition calcext:apply-style-name="Accent" calcext:value="=MIN([.$G97:.$K97])" calcext:base-cell-address="'docker-log-2018-08-27'.H97"/>
          </calcext:conditional-format>
          <calcext:conditional-format calcext:target-range-address="'docker-log-2018-08-27'.H98:'docker-log-2018-08-27'.H98">
            <calcext:condition calcext:apply-style-name="Error" calcext:value="&gt;=900" calcext:base-cell-address="'docker-log-2018-08-27'.H98"/>
            <calcext:condition calcext:apply-style-name="Accent" calcext:value="=MIN([.$B98:.$F98])" calcext:base-cell-address="'docker-log-2018-08-27'.H98"/>
          </calcext:conditional-format>
          <calcext:conditional-format calcext:target-range-address="'docker-log-2018-08-27'.H98:'docker-log-2018-08-27'.H98">
            <calcext:condition calcext:apply-style-name="Accent" calcext:value="=MIN([.$G98:.$K98])" calcext:base-cell-address="'docker-log-2018-08-27'.H98"/>
          </calcext:conditional-format>
          <calcext:conditional-format calcext:target-range-address="'docker-log-2018-08-27'.H99:'docker-log-2018-08-27'.H99">
            <calcext:condition calcext:apply-style-name="Error" calcext:value="&gt;=900" calcext:base-cell-address="'docker-log-2018-08-27'.H99"/>
            <calcext:condition calcext:apply-style-name="Accent" calcext:value="=MIN([.$B99:.$F99])" calcext:base-cell-address="'docker-log-2018-08-27'.H99"/>
          </calcext:conditional-format>
          <calcext:conditional-format calcext:target-range-address="'docker-log-2018-08-27'.H99:'docker-log-2018-08-27'.H99">
            <calcext:condition calcext:apply-style-name="Accent" calcext:value="=MIN([.$G99:.$K99])" calcext:base-cell-address="'docker-log-2018-08-27'.H99"/>
          </calcext:conditional-format>
          <calcext:conditional-format calcext:target-range-address="'docker-log-2018-08-27'.H100:'docker-log-2018-08-27'.H100">
            <calcext:condition calcext:apply-style-name="Error" calcext:value="&gt;=900" calcext:base-cell-address="'docker-log-2018-08-27'.H100"/>
            <calcext:condition calcext:apply-style-name="Accent" calcext:value="=MIN([.$B100:.$F100])" calcext:base-cell-address="'docker-log-2018-08-27'.H100"/>
          </calcext:conditional-format>
          <calcext:conditional-format calcext:target-range-address="'docker-log-2018-08-27'.H100:'docker-log-2018-08-27'.H100">
            <calcext:condition calcext:apply-style-name="Accent" calcext:value="=MIN([.$G100:.$K100])" calcext:base-cell-address="'docker-log-2018-08-27'.H100"/>
          </calcext:conditional-format>
          <calcext:conditional-format calcext:target-range-address="'docker-log-2018-08-27'.H101:'docker-log-2018-08-27'.H101">
            <calcext:condition calcext:apply-style-name="Error" calcext:value="&gt;=900" calcext:base-cell-address="'docker-log-2018-08-27'.H101"/>
            <calcext:condition calcext:apply-style-name="Accent" calcext:value="=MIN([.$B101:.$F101])" calcext:base-cell-address="'docker-log-2018-08-27'.H101"/>
          </calcext:conditional-format>
          <calcext:conditional-format calcext:target-range-address="'docker-log-2018-08-27'.H101:'docker-log-2018-08-27'.H101">
            <calcext:condition calcext:apply-style-name="Accent" calcext:value="=MIN([.$G101:.$K101])" calcext:base-cell-address="'docker-log-2018-08-27'.H101"/>
          </calcext:conditional-format>
          <calcext:conditional-format calcext:target-range-address="'docker-log-2018-08-27'.H102:'docker-log-2018-08-27'.H102">
            <calcext:condition calcext:apply-style-name="Error" calcext:value="&gt;=900" calcext:base-cell-address="'docker-log-2018-08-27'.H102"/>
            <calcext:condition calcext:apply-style-name="Accent" calcext:value="=MIN([.$B102:.$F102])" calcext:base-cell-address="'docker-log-2018-08-27'.H102"/>
          </calcext:conditional-format>
          <calcext:conditional-format calcext:target-range-address="'docker-log-2018-08-27'.H102:'docker-log-2018-08-27'.H102">
            <calcext:condition calcext:apply-style-name="Accent" calcext:value="=MIN([.$G102:.$K102])" calcext:base-cell-address="'docker-log-2018-08-27'.H102"/>
          </calcext:conditional-format>
          <calcext:conditional-format calcext:target-range-address="'docker-log-2018-08-27'.H103:'docker-log-2018-08-27'.H103">
            <calcext:condition calcext:apply-style-name="Error" calcext:value="&gt;=900" calcext:base-cell-address="'docker-log-2018-08-27'.H103"/>
            <calcext:condition calcext:apply-style-name="Accent" calcext:value="=MIN([.$B103:.$F103])" calcext:base-cell-address="'docker-log-2018-08-27'.H103"/>
          </calcext:conditional-format>
          <calcext:conditional-format calcext:target-range-address="'docker-log-2018-08-27'.H103:'docker-log-2018-08-27'.H103">
            <calcext:condition calcext:apply-style-name="Accent" calcext:value="=MIN([.$G103:.$K103])" calcext:base-cell-address="'docker-log-2018-08-27'.H103"/>
          </calcext:conditional-format>
          <calcext:conditional-format calcext:target-range-address="'docker-log-2018-08-27'.H104:'docker-log-2018-08-27'.H104">
            <calcext:condition calcext:apply-style-name="Error" calcext:value="&gt;=900" calcext:base-cell-address="'docker-log-2018-08-27'.H104"/>
            <calcext:condition calcext:apply-style-name="Accent" calcext:value="=MIN([.$B104:.$F104])" calcext:base-cell-address="'docker-log-2018-08-27'.H104"/>
          </calcext:conditional-format>
          <calcext:conditional-format calcext:target-range-address="'docker-log-2018-08-27'.H104:'docker-log-2018-08-27'.H104">
            <calcext:condition calcext:apply-style-name="Accent" calcext:value="=MIN([.$G104:.$K104])" calcext:base-cell-address="'docker-log-2018-08-27'.H104"/>
          </calcext:conditional-format>
          <calcext:conditional-format calcext:target-range-address="'docker-log-2018-08-27'.H105:'docker-log-2018-08-27'.H105">
            <calcext:condition calcext:apply-style-name="Error" calcext:value="&gt;=900" calcext:base-cell-address="'docker-log-2018-08-27'.H105"/>
            <calcext:condition calcext:apply-style-name="Accent" calcext:value="=MIN([.$B105:.$F105])" calcext:base-cell-address="'docker-log-2018-08-27'.H105"/>
          </calcext:conditional-format>
          <calcext:conditional-format calcext:target-range-address="'docker-log-2018-08-27'.H105:'docker-log-2018-08-27'.H105">
            <calcext:condition calcext:apply-style-name="Accent" calcext:value="=MIN([.$G105:.$K105])" calcext:base-cell-address="'docker-log-2018-08-27'.H105"/>
          </calcext:conditional-format>
          <calcext:conditional-format calcext:target-range-address="'docker-log-2018-08-27'.H106:'docker-log-2018-08-27'.H106">
            <calcext:condition calcext:apply-style-name="Error" calcext:value="&gt;=900" calcext:base-cell-address="'docker-log-2018-08-27'.H106"/>
            <calcext:condition calcext:apply-style-name="Accent" calcext:value="=MIN([.$B106:.$F106])" calcext:base-cell-address="'docker-log-2018-08-27'.H106"/>
          </calcext:conditional-format>
          <calcext:conditional-format calcext:target-range-address="'docker-log-2018-08-27'.H106:'docker-log-2018-08-27'.H106">
            <calcext:condition calcext:apply-style-name="Accent" calcext:value="=MIN([.$G106:.$K106])" calcext:base-cell-address="'docker-log-2018-08-27'.H106"/>
          </calcext:conditional-format>
          <calcext:conditional-format calcext:target-range-address="'docker-log-2018-08-27'.H107:'docker-log-2018-08-27'.H107">
            <calcext:condition calcext:apply-style-name="Error" calcext:value="&gt;=900" calcext:base-cell-address="'docker-log-2018-08-27'.H107"/>
            <calcext:condition calcext:apply-style-name="Accent" calcext:value="=MIN([.$B107:.$F107])" calcext:base-cell-address="'docker-log-2018-08-27'.H107"/>
          </calcext:conditional-format>
          <calcext:conditional-format calcext:target-range-address="'docker-log-2018-08-27'.H107:'docker-log-2018-08-27'.H107">
            <calcext:condition calcext:apply-style-name="Accent" calcext:value="=MIN([.$G107:.$K107])" calcext:base-cell-address="'docker-log-2018-08-27'.H107"/>
          </calcext:conditional-format>
          <calcext:conditional-format calcext:target-range-address="'docker-log-2018-08-27'.H108:'docker-log-2018-08-27'.H108">
            <calcext:condition calcext:apply-style-name="Error" calcext:value="&gt;=900" calcext:base-cell-address="'docker-log-2018-08-27'.H108"/>
            <calcext:condition calcext:apply-style-name="Accent" calcext:value="=MIN([.$B108:.$F108])" calcext:base-cell-address="'docker-log-2018-08-27'.H108"/>
          </calcext:conditional-format>
          <calcext:conditional-format calcext:target-range-address="'docker-log-2018-08-27'.H108:'docker-log-2018-08-27'.H108">
            <calcext:condition calcext:apply-style-name="Accent" calcext:value="=MIN([.$G108:.$K108])" calcext:base-cell-address="'docker-log-2018-08-27'.H108"/>
          </calcext:conditional-format>
          <calcext:conditional-format calcext:target-range-address="'docker-log-2018-08-27'.H109:'docker-log-2018-08-27'.H109">
            <calcext:condition calcext:apply-style-name="Error" calcext:value="&gt;=900" calcext:base-cell-address="'docker-log-2018-08-27'.H109"/>
            <calcext:condition calcext:apply-style-name="Accent" calcext:value="=MIN([.$B109:.$F109])" calcext:base-cell-address="'docker-log-2018-08-27'.H109"/>
          </calcext:conditional-format>
          <calcext:conditional-format calcext:target-range-address="'docker-log-2018-08-27'.H109:'docker-log-2018-08-27'.H109">
            <calcext:condition calcext:apply-style-name="Accent" calcext:value="=MIN([.$G109:.$K109])" calcext:base-cell-address="'docker-log-2018-08-27'.H109"/>
          </calcext:conditional-format>
          <calcext:conditional-format calcext:target-range-address="'docker-log-2018-08-27'.H110:'docker-log-2018-08-27'.H110">
            <calcext:condition calcext:apply-style-name="Error" calcext:value="&gt;=900" calcext:base-cell-address="'docker-log-2018-08-27'.H110"/>
            <calcext:condition calcext:apply-style-name="Accent" calcext:value="=MIN([.$B110:.$F110])" calcext:base-cell-address="'docker-log-2018-08-27'.H110"/>
          </calcext:conditional-format>
          <calcext:conditional-format calcext:target-range-address="'docker-log-2018-08-27'.H110:'docker-log-2018-08-27'.H110">
            <calcext:condition calcext:apply-style-name="Accent" calcext:value="=MIN([.$G110:.$K110])" calcext:base-cell-address="'docker-log-2018-08-27'.H110"/>
          </calcext:conditional-format>
          <calcext:conditional-format calcext:target-range-address="'docker-log-2018-08-27'.H111:'docker-log-2018-08-27'.H111">
            <calcext:condition calcext:apply-style-name="Error" calcext:value="&gt;=900" calcext:base-cell-address="'docker-log-2018-08-27'.H111"/>
            <calcext:condition calcext:apply-style-name="Accent" calcext:value="=MIN([.$B111:.$F111])" calcext:base-cell-address="'docker-log-2018-08-27'.H111"/>
          </calcext:conditional-format>
          <calcext:conditional-format calcext:target-range-address="'docker-log-2018-08-27'.H111:'docker-log-2018-08-27'.H111">
            <calcext:condition calcext:apply-style-name="Accent" calcext:value="=MIN([.$G111:.$K111])" calcext:base-cell-address="'docker-log-2018-08-27'.H111"/>
          </calcext:conditional-format>
          <calcext:conditional-format calcext:target-range-address="'docker-log-2018-08-27'.H112:'docker-log-2018-08-27'.H112">
            <calcext:condition calcext:apply-style-name="Error" calcext:value="&gt;=900" calcext:base-cell-address="'docker-log-2018-08-27'.H112"/>
            <calcext:condition calcext:apply-style-name="Accent" calcext:value="=MIN([.$B112:.$F112])" calcext:base-cell-address="'docker-log-2018-08-27'.H112"/>
          </calcext:conditional-format>
          <calcext:conditional-format calcext:target-range-address="'docker-log-2018-08-27'.H112:'docker-log-2018-08-27'.H112">
            <calcext:condition calcext:apply-style-name="Accent" calcext:value="=MIN([.$G112:.$K112])" calcext:base-cell-address="'docker-log-2018-08-27'.H112"/>
          </calcext:conditional-format>
          <calcext:conditional-format calcext:target-range-address="'docker-log-2018-08-27'.H113:'docker-log-2018-08-27'.H113">
            <calcext:condition calcext:apply-style-name="Error" calcext:value="&gt;=900" calcext:base-cell-address="'docker-log-2018-08-27'.H113"/>
            <calcext:condition calcext:apply-style-name="Accent" calcext:value="=MIN([.$B113:.$F113])" calcext:base-cell-address="'docker-log-2018-08-27'.H113"/>
          </calcext:conditional-format>
          <calcext:conditional-format calcext:target-range-address="'docker-log-2018-08-27'.H113:'docker-log-2018-08-27'.H113">
            <calcext:condition calcext:apply-style-name="Accent" calcext:value="=MIN([.$G113:.$K113])" calcext:base-cell-address="'docker-log-2018-08-27'.H113"/>
          </calcext:conditional-format>
          <calcext:conditional-format calcext:target-range-address="'docker-log-2018-08-27'.I4:'docker-log-2018-08-27'.I4">
            <calcext:condition calcext:apply-style-name="Error" calcext:value="&gt;=900" calcext:base-cell-address="'docker-log-2018-08-27'.I4"/>
            <calcext:condition calcext:apply-style-name="Accent" calcext:value="=MIN([.$B4:.$F4])" calcext:base-cell-address="'docker-log-2018-08-27'.I4"/>
          </calcext:conditional-format>
          <calcext:conditional-format calcext:target-range-address="'docker-log-2018-08-27'.I4:'docker-log-2018-08-27'.I4">
            <calcext:condition calcext:apply-style-name="Accent" calcext:value="=MIN([.$G4:.$K4])" calcext:base-cell-address="'docker-log-2018-08-27'.I4"/>
          </calcext:conditional-format>
          <calcext:conditional-format calcext:target-range-address="'docker-log-2018-08-27'.I5:'docker-log-2018-08-27'.I5">
            <calcext:condition calcext:apply-style-name="Error" calcext:value="&gt;=900" calcext:base-cell-address="'docker-log-2018-08-27'.I5"/>
            <calcext:condition calcext:apply-style-name="Accent" calcext:value="=MIN([.$B5:.$F5])" calcext:base-cell-address="'docker-log-2018-08-27'.I5"/>
          </calcext:conditional-format>
          <calcext:conditional-format calcext:target-range-address="'docker-log-2018-08-27'.I5:'docker-log-2018-08-27'.I5">
            <calcext:condition calcext:apply-style-name="Accent" calcext:value="=MIN([.$G5:.$K5])" calcext:base-cell-address="'docker-log-2018-08-27'.I5"/>
          </calcext:conditional-format>
          <calcext:conditional-format calcext:target-range-address="'docker-log-2018-08-27'.I6:'docker-log-2018-08-27'.I6">
            <calcext:condition calcext:apply-style-name="Error" calcext:value="&gt;=900" calcext:base-cell-address="'docker-log-2018-08-27'.I6"/>
            <calcext:condition calcext:apply-style-name="Accent" calcext:value="=MIN([.$B6:.$F6])" calcext:base-cell-address="'docker-log-2018-08-27'.I6"/>
          </calcext:conditional-format>
          <calcext:conditional-format calcext:target-range-address="'docker-log-2018-08-27'.I6:'docker-log-2018-08-27'.I6">
            <calcext:condition calcext:apply-style-name="Accent" calcext:value="=MIN([.$G6:.$K6])" calcext:base-cell-address="'docker-log-2018-08-27'.I6"/>
          </calcext:conditional-format>
          <calcext:conditional-format calcext:target-range-address="'docker-log-2018-08-27'.I7:'docker-log-2018-08-27'.I7">
            <calcext:condition calcext:apply-style-name="Error" calcext:value="&gt;=900" calcext:base-cell-address="'docker-log-2018-08-27'.I7"/>
            <calcext:condition calcext:apply-style-name="Accent" calcext:value="=MIN([.$B7:.$F7])" calcext:base-cell-address="'docker-log-2018-08-27'.I7"/>
          </calcext:conditional-format>
          <calcext:conditional-format calcext:target-range-address="'docker-log-2018-08-27'.I7:'docker-log-2018-08-27'.I7">
            <calcext:condition calcext:apply-style-name="Accent" calcext:value="=MIN([.$G7:.$K7])" calcext:base-cell-address="'docker-log-2018-08-27'.I7"/>
          </calcext:conditional-format>
          <calcext:conditional-format calcext:target-range-address="'docker-log-2018-08-27'.I8:'docker-log-2018-08-27'.I8">
            <calcext:condition calcext:apply-style-name="Error" calcext:value="&gt;=900" calcext:base-cell-address="'docker-log-2018-08-27'.I8"/>
            <calcext:condition calcext:apply-style-name="Accent" calcext:value="=MIN([.$B8:.$F8])" calcext:base-cell-address="'docker-log-2018-08-27'.I8"/>
          </calcext:conditional-format>
          <calcext:conditional-format calcext:target-range-address="'docker-log-2018-08-27'.I8:'docker-log-2018-08-27'.I8">
            <calcext:condition calcext:apply-style-name="Accent" calcext:value="=MIN([.$G8:.$K8])" calcext:base-cell-address="'docker-log-2018-08-27'.I8"/>
          </calcext:conditional-format>
          <calcext:conditional-format calcext:target-range-address="'docker-log-2018-08-27'.I9:'docker-log-2018-08-27'.I9">
            <calcext:condition calcext:apply-style-name="Error" calcext:value="&gt;=900" calcext:base-cell-address="'docker-log-2018-08-27'.I9"/>
            <calcext:condition calcext:apply-style-name="Accent" calcext:value="=MIN([.$B9:.$F9])" calcext:base-cell-address="'docker-log-2018-08-27'.I9"/>
          </calcext:conditional-format>
          <calcext:conditional-format calcext:target-range-address="'docker-log-2018-08-27'.I9:'docker-log-2018-08-27'.I9">
            <calcext:condition calcext:apply-style-name="Accent" calcext:value="=MIN([.$G9:.$K9])" calcext:base-cell-address="'docker-log-2018-08-27'.I9"/>
          </calcext:conditional-format>
          <calcext:conditional-format calcext:target-range-address="'docker-log-2018-08-27'.I10:'docker-log-2018-08-27'.I10">
            <calcext:condition calcext:apply-style-name="Error" calcext:value="&gt;=900" calcext:base-cell-address="'docker-log-2018-08-27'.I10"/>
            <calcext:condition calcext:apply-style-name="Accent" calcext:value="=MIN([.$B10:.$F10])" calcext:base-cell-address="'docker-log-2018-08-27'.I10"/>
          </calcext:conditional-format>
          <calcext:conditional-format calcext:target-range-address="'docker-log-2018-08-27'.I10:'docker-log-2018-08-27'.I10">
            <calcext:condition calcext:apply-style-name="Accent" calcext:value="=MIN([.$G10:.$K10])" calcext:base-cell-address="'docker-log-2018-08-27'.I10"/>
          </calcext:conditional-format>
          <calcext:conditional-format calcext:target-range-address="'docker-log-2018-08-27'.I11:'docker-log-2018-08-27'.I11">
            <calcext:condition calcext:apply-style-name="Error" calcext:value="&gt;=900" calcext:base-cell-address="'docker-log-2018-08-27'.I11"/>
            <calcext:condition calcext:apply-style-name="Accent" calcext:value="=MIN([.$B11:.$F11])" calcext:base-cell-address="'docker-log-2018-08-27'.I11"/>
          </calcext:conditional-format>
          <calcext:conditional-format calcext:target-range-address="'docker-log-2018-08-27'.I11:'docker-log-2018-08-27'.I11">
            <calcext:condition calcext:apply-style-name="Accent" calcext:value="=MIN([.$G11:.$K11])" calcext:base-cell-address="'docker-log-2018-08-27'.I11"/>
          </calcext:conditional-format>
          <calcext:conditional-format calcext:target-range-address="'docker-log-2018-08-27'.I12:'docker-log-2018-08-27'.I12">
            <calcext:condition calcext:apply-style-name="Error" calcext:value="&gt;=900" calcext:base-cell-address="'docker-log-2018-08-27'.I12"/>
            <calcext:condition calcext:apply-style-name="Accent" calcext:value="=MIN([.$B12:.$F12])" calcext:base-cell-address="'docker-log-2018-08-27'.I12"/>
          </calcext:conditional-format>
          <calcext:conditional-format calcext:target-range-address="'docker-log-2018-08-27'.I12:'docker-log-2018-08-27'.I12">
            <calcext:condition calcext:apply-style-name="Accent" calcext:value="=MIN([.$G12:.$K12])" calcext:base-cell-address="'docker-log-2018-08-27'.I12"/>
          </calcext:conditional-format>
          <calcext:conditional-format calcext:target-range-address="'docker-log-2018-08-27'.I13:'docker-log-2018-08-27'.I13">
            <calcext:condition calcext:apply-style-name="Error" calcext:value="&gt;=900" calcext:base-cell-address="'docker-log-2018-08-27'.I13"/>
            <calcext:condition calcext:apply-style-name="Accent" calcext:value="=MIN([.$B13:.$F13])" calcext:base-cell-address="'docker-log-2018-08-27'.I13"/>
          </calcext:conditional-format>
          <calcext:conditional-format calcext:target-range-address="'docker-log-2018-08-27'.I13:'docker-log-2018-08-27'.I13">
            <calcext:condition calcext:apply-style-name="Accent" calcext:value="=MIN([.$G13:.$K13])" calcext:base-cell-address="'docker-log-2018-08-27'.I13"/>
          </calcext:conditional-format>
          <calcext:conditional-format calcext:target-range-address="'docker-log-2018-08-27'.I14:'docker-log-2018-08-27'.I14">
            <calcext:condition calcext:apply-style-name="Error" calcext:value="&gt;=900" calcext:base-cell-address="'docker-log-2018-08-27'.I14"/>
            <calcext:condition calcext:apply-style-name="Accent" calcext:value="=MIN([.$B14:.$F14])" calcext:base-cell-address="'docker-log-2018-08-27'.I14"/>
          </calcext:conditional-format>
          <calcext:conditional-format calcext:target-range-address="'docker-log-2018-08-27'.I14:'docker-log-2018-08-27'.I14">
            <calcext:condition calcext:apply-style-name="Accent" calcext:value="=MIN([.$G14:.$K14])" calcext:base-cell-address="'docker-log-2018-08-27'.I14"/>
          </calcext:conditional-format>
          <calcext:conditional-format calcext:target-range-address="'docker-log-2018-08-27'.I15:'docker-log-2018-08-27'.I15">
            <calcext:condition calcext:apply-style-name="Error" calcext:value="&gt;=900" calcext:base-cell-address="'docker-log-2018-08-27'.I15"/>
            <calcext:condition calcext:apply-style-name="Accent" calcext:value="=MIN([.$B15:.$F15])" calcext:base-cell-address="'docker-log-2018-08-27'.I15"/>
          </calcext:conditional-format>
          <calcext:conditional-format calcext:target-range-address="'docker-log-2018-08-27'.I15:'docker-log-2018-08-27'.I15">
            <calcext:condition calcext:apply-style-name="Accent" calcext:value="=MIN([.$G15:.$K15])" calcext:base-cell-address="'docker-log-2018-08-27'.I15"/>
          </calcext:conditional-format>
          <calcext:conditional-format calcext:target-range-address="'docker-log-2018-08-27'.I16:'docker-log-2018-08-27'.I16">
            <calcext:condition calcext:apply-style-name="Error" calcext:value="&gt;=900" calcext:base-cell-address="'docker-log-2018-08-27'.I16"/>
            <calcext:condition calcext:apply-style-name="Accent" calcext:value="=MIN([.$B16:.$F16])" calcext:base-cell-address="'docker-log-2018-08-27'.I16"/>
          </calcext:conditional-format>
          <calcext:conditional-format calcext:target-range-address="'docker-log-2018-08-27'.I16:'docker-log-2018-08-27'.I16">
            <calcext:condition calcext:apply-style-name="Accent" calcext:value="=MIN([.$G16:.$K16])" calcext:base-cell-address="'docker-log-2018-08-27'.I16"/>
          </calcext:conditional-format>
          <calcext:conditional-format calcext:target-range-address="'docker-log-2018-08-27'.I17:'docker-log-2018-08-27'.I17">
            <calcext:condition calcext:apply-style-name="Error" calcext:value="&gt;=900" calcext:base-cell-address="'docker-log-2018-08-27'.I17"/>
            <calcext:condition calcext:apply-style-name="Accent" calcext:value="=MIN([.$B17:.$F17])" calcext:base-cell-address="'docker-log-2018-08-27'.I17"/>
          </calcext:conditional-format>
          <calcext:conditional-format calcext:target-range-address="'docker-log-2018-08-27'.I17:'docker-log-2018-08-27'.I17">
            <calcext:condition calcext:apply-style-name="Accent" calcext:value="=MIN([.$G17:.$K17])" calcext:base-cell-address="'docker-log-2018-08-27'.I17"/>
          </calcext:conditional-format>
          <calcext:conditional-format calcext:target-range-address="'docker-log-2018-08-27'.I18:'docker-log-2018-08-27'.I18">
            <calcext:condition calcext:apply-style-name="Error" calcext:value="&gt;=900" calcext:base-cell-address="'docker-log-2018-08-27'.I18"/>
            <calcext:condition calcext:apply-style-name="Accent" calcext:value="=MIN([.$B18:.$F18])" calcext:base-cell-address="'docker-log-2018-08-27'.I18"/>
          </calcext:conditional-format>
          <calcext:conditional-format calcext:target-range-address="'docker-log-2018-08-27'.I18:'docker-log-2018-08-27'.I18">
            <calcext:condition calcext:apply-style-name="Accent" calcext:value="=MIN([.$G18:.$K18])" calcext:base-cell-address="'docker-log-2018-08-27'.I18"/>
          </calcext:conditional-format>
          <calcext:conditional-format calcext:target-range-address="'docker-log-2018-08-27'.I19:'docker-log-2018-08-27'.I19">
            <calcext:condition calcext:apply-style-name="Error" calcext:value="&gt;=900" calcext:base-cell-address="'docker-log-2018-08-27'.I19"/>
            <calcext:condition calcext:apply-style-name="Accent" calcext:value="=MIN([.$B19:.$F19])" calcext:base-cell-address="'docker-log-2018-08-27'.I19"/>
          </calcext:conditional-format>
          <calcext:conditional-format calcext:target-range-address="'docker-log-2018-08-27'.I19:'docker-log-2018-08-27'.I19">
            <calcext:condition calcext:apply-style-name="Accent" calcext:value="=MIN([.$G19:.$K19])" calcext:base-cell-address="'docker-log-2018-08-27'.I19"/>
          </calcext:conditional-format>
          <calcext:conditional-format calcext:target-range-address="'docker-log-2018-08-27'.I20:'docker-log-2018-08-27'.I20">
            <calcext:condition calcext:apply-style-name="Error" calcext:value="&gt;=900" calcext:base-cell-address="'docker-log-2018-08-27'.I20"/>
            <calcext:condition calcext:apply-style-name="Accent" calcext:value="=MIN([.$B20:.$F20])" calcext:base-cell-address="'docker-log-2018-08-27'.I20"/>
          </calcext:conditional-format>
          <calcext:conditional-format calcext:target-range-address="'docker-log-2018-08-27'.I20:'docker-log-2018-08-27'.I20">
            <calcext:condition calcext:apply-style-name="Accent" calcext:value="=MIN([.$G20:.$K20])" calcext:base-cell-address="'docker-log-2018-08-27'.I20"/>
          </calcext:conditional-format>
          <calcext:conditional-format calcext:target-range-address="'docker-log-2018-08-27'.I21:'docker-log-2018-08-27'.I21">
            <calcext:condition calcext:apply-style-name="Error" calcext:value="&gt;=900" calcext:base-cell-address="'docker-log-2018-08-27'.I21"/>
            <calcext:condition calcext:apply-style-name="Accent" calcext:value="=MIN([.$B21:.$F21])" calcext:base-cell-address="'docker-log-2018-08-27'.I21"/>
          </calcext:conditional-format>
          <calcext:conditional-format calcext:target-range-address="'docker-log-2018-08-27'.I21:'docker-log-2018-08-27'.I21">
            <calcext:condition calcext:apply-style-name="Accent" calcext:value="=MIN([.$G21:.$K21])" calcext:base-cell-address="'docker-log-2018-08-27'.I21"/>
          </calcext:conditional-format>
          <calcext:conditional-format calcext:target-range-address="'docker-log-2018-08-27'.I22:'docker-log-2018-08-27'.I22">
            <calcext:condition calcext:apply-style-name="Error" calcext:value="&gt;=900" calcext:base-cell-address="'docker-log-2018-08-27'.I22"/>
            <calcext:condition calcext:apply-style-name="Accent" calcext:value="=MIN([.$B22:.$F22])" calcext:base-cell-address="'docker-log-2018-08-27'.I22"/>
          </calcext:conditional-format>
          <calcext:conditional-format calcext:target-range-address="'docker-log-2018-08-27'.I22:'docker-log-2018-08-27'.I22">
            <calcext:condition calcext:apply-style-name="Accent" calcext:value="=MIN([.$G22:.$K22])" calcext:base-cell-address="'docker-log-2018-08-27'.I22"/>
          </calcext:conditional-format>
          <calcext:conditional-format calcext:target-range-address="'docker-log-2018-08-27'.I23:'docker-log-2018-08-27'.I23">
            <calcext:condition calcext:apply-style-name="Error" calcext:value="&gt;=900" calcext:base-cell-address="'docker-log-2018-08-27'.I23"/>
            <calcext:condition calcext:apply-style-name="Accent" calcext:value="=MIN([.$B23:.$F23])" calcext:base-cell-address="'docker-log-2018-08-27'.I23"/>
          </calcext:conditional-format>
          <calcext:conditional-format calcext:target-range-address="'docker-log-2018-08-27'.I23:'docker-log-2018-08-27'.I23">
            <calcext:condition calcext:apply-style-name="Accent" calcext:value="=MIN([.$G23:.$K23])" calcext:base-cell-address="'docker-log-2018-08-27'.I23"/>
          </calcext:conditional-format>
          <calcext:conditional-format calcext:target-range-address="'docker-log-2018-08-27'.I24:'docker-log-2018-08-27'.I24">
            <calcext:condition calcext:apply-style-name="Error" calcext:value="&gt;=900" calcext:base-cell-address="'docker-log-2018-08-27'.I24"/>
            <calcext:condition calcext:apply-style-name="Accent" calcext:value="=MIN([.$B24:.$F24])" calcext:base-cell-address="'docker-log-2018-08-27'.I24"/>
          </calcext:conditional-format>
          <calcext:conditional-format calcext:target-range-address="'docker-log-2018-08-27'.I24:'docker-log-2018-08-27'.I24">
            <calcext:condition calcext:apply-style-name="Accent" calcext:value="=MIN([.$G24:.$K24])" calcext:base-cell-address="'docker-log-2018-08-27'.I24"/>
          </calcext:conditional-format>
          <calcext:conditional-format calcext:target-range-address="'docker-log-2018-08-27'.I25:'docker-log-2018-08-27'.I25">
            <calcext:condition calcext:apply-style-name="Error" calcext:value="&gt;=900" calcext:base-cell-address="'docker-log-2018-08-27'.I25"/>
            <calcext:condition calcext:apply-style-name="Accent" calcext:value="=MIN([.$B25:.$F25])" calcext:base-cell-address="'docker-log-2018-08-27'.I25"/>
          </calcext:conditional-format>
          <calcext:conditional-format calcext:target-range-address="'docker-log-2018-08-27'.I25:'docker-log-2018-08-27'.I25">
            <calcext:condition calcext:apply-style-name="Accent" calcext:value="=MIN([.$G25:.$K25])" calcext:base-cell-address="'docker-log-2018-08-27'.I25"/>
          </calcext:conditional-format>
          <calcext:conditional-format calcext:target-range-address="'docker-log-2018-08-27'.I26:'docker-log-2018-08-27'.I26">
            <calcext:condition calcext:apply-style-name="Error" calcext:value="&gt;=900" calcext:base-cell-address="'docker-log-2018-08-27'.I26"/>
            <calcext:condition calcext:apply-style-name="Accent" calcext:value="=MIN([.$B26:.$F26])" calcext:base-cell-address="'docker-log-2018-08-27'.I26"/>
          </calcext:conditional-format>
          <calcext:conditional-format calcext:target-range-address="'docker-log-2018-08-27'.I26:'docker-log-2018-08-27'.I26">
            <calcext:condition calcext:apply-style-name="Accent" calcext:value="=MIN([.$G26:.$K26])" calcext:base-cell-address="'docker-log-2018-08-27'.I26"/>
          </calcext:conditional-format>
          <calcext:conditional-format calcext:target-range-address="'docker-log-2018-08-27'.I27:'docker-log-2018-08-27'.I27">
            <calcext:condition calcext:apply-style-name="Error" calcext:value="&gt;=900" calcext:base-cell-address="'docker-log-2018-08-27'.I27"/>
            <calcext:condition calcext:apply-style-name="Accent" calcext:value="=MIN([.$B27:.$F27])" calcext:base-cell-address="'docker-log-2018-08-27'.I27"/>
          </calcext:conditional-format>
          <calcext:conditional-format calcext:target-range-address="'docker-log-2018-08-27'.I27:'docker-log-2018-08-27'.I27">
            <calcext:condition calcext:apply-style-name="Accent" calcext:value="=MIN([.$G27:.$K27])" calcext:base-cell-address="'docker-log-2018-08-27'.I27"/>
          </calcext:conditional-format>
          <calcext:conditional-format calcext:target-range-address="'docker-log-2018-08-27'.I28:'docker-log-2018-08-27'.I28">
            <calcext:condition calcext:apply-style-name="Error" calcext:value="&gt;=900" calcext:base-cell-address="'docker-log-2018-08-27'.I28"/>
            <calcext:condition calcext:apply-style-name="Accent" calcext:value="=MIN([.$B28:.$F28])" calcext:base-cell-address="'docker-log-2018-08-27'.I28"/>
          </calcext:conditional-format>
          <calcext:conditional-format calcext:target-range-address="'docker-log-2018-08-27'.I28:'docker-log-2018-08-27'.I28">
            <calcext:condition calcext:apply-style-name="Accent" calcext:value="=MIN([.$G28:.$K28])" calcext:base-cell-address="'docker-log-2018-08-27'.I28"/>
          </calcext:conditional-format>
          <calcext:conditional-format calcext:target-range-address="'docker-log-2018-08-27'.I29:'docker-log-2018-08-27'.I29">
            <calcext:condition calcext:apply-style-name="Error" calcext:value="&gt;=900" calcext:base-cell-address="'docker-log-2018-08-27'.I29"/>
            <calcext:condition calcext:apply-style-name="Accent" calcext:value="=MIN([.$B29:.$F29])" calcext:base-cell-address="'docker-log-2018-08-27'.I29"/>
          </calcext:conditional-format>
          <calcext:conditional-format calcext:target-range-address="'docker-log-2018-08-27'.I29:'docker-log-2018-08-27'.I29">
            <calcext:condition calcext:apply-style-name="Accent" calcext:value="=MIN([.$G29:.$K29])" calcext:base-cell-address="'docker-log-2018-08-27'.I29"/>
          </calcext:conditional-format>
          <calcext:conditional-format calcext:target-range-address="'docker-log-2018-08-27'.I30:'docker-log-2018-08-27'.I30">
            <calcext:condition calcext:apply-style-name="Error" calcext:value="&gt;=900" calcext:base-cell-address="'docker-log-2018-08-27'.I30"/>
            <calcext:condition calcext:apply-style-name="Accent" calcext:value="=MIN([.$B30:.$F30])" calcext:base-cell-address="'docker-log-2018-08-27'.I30"/>
          </calcext:conditional-format>
          <calcext:conditional-format calcext:target-range-address="'docker-log-2018-08-27'.I30:'docker-log-2018-08-27'.I30">
            <calcext:condition calcext:apply-style-name="Accent" calcext:value="=MIN([.$G30:.$K30])" calcext:base-cell-address="'docker-log-2018-08-27'.I30"/>
          </calcext:conditional-format>
          <calcext:conditional-format calcext:target-range-address="'docker-log-2018-08-27'.I31:'docker-log-2018-08-27'.I31">
            <calcext:condition calcext:apply-style-name="Error" calcext:value="&gt;=900" calcext:base-cell-address="'docker-log-2018-08-27'.I31"/>
            <calcext:condition calcext:apply-style-name="Accent" calcext:value="=MIN([.$B31:.$F31])" calcext:base-cell-address="'docker-log-2018-08-27'.I31"/>
          </calcext:conditional-format>
          <calcext:conditional-format calcext:target-range-address="'docker-log-2018-08-27'.I31:'docker-log-2018-08-27'.I31">
            <calcext:condition calcext:apply-style-name="Accent" calcext:value="=MIN([.$G31:.$K31])" calcext:base-cell-address="'docker-log-2018-08-27'.I31"/>
          </calcext:conditional-format>
          <calcext:conditional-format calcext:target-range-address="'docker-log-2018-08-27'.I32:'docker-log-2018-08-27'.I32">
            <calcext:condition calcext:apply-style-name="Error" calcext:value="&gt;=900" calcext:base-cell-address="'docker-log-2018-08-27'.I32"/>
            <calcext:condition calcext:apply-style-name="Accent" calcext:value="=MIN([.$B32:.$F32])" calcext:base-cell-address="'docker-log-2018-08-27'.I32"/>
          </calcext:conditional-format>
          <calcext:conditional-format calcext:target-range-address="'docker-log-2018-08-27'.I32:'docker-log-2018-08-27'.I32">
            <calcext:condition calcext:apply-style-name="Accent" calcext:value="=MIN([.$G32:.$K32])" calcext:base-cell-address="'docker-log-2018-08-27'.I32"/>
          </calcext:conditional-format>
          <calcext:conditional-format calcext:target-range-address="'docker-log-2018-08-27'.I33:'docker-log-2018-08-27'.I33">
            <calcext:condition calcext:apply-style-name="Error" calcext:value="&gt;=900" calcext:base-cell-address="'docker-log-2018-08-27'.I33"/>
            <calcext:condition calcext:apply-style-name="Accent" calcext:value="=MIN([.$B33:.$F33])" calcext:base-cell-address="'docker-log-2018-08-27'.I33"/>
          </calcext:conditional-format>
          <calcext:conditional-format calcext:target-range-address="'docker-log-2018-08-27'.I33:'docker-log-2018-08-27'.I33">
            <calcext:condition calcext:apply-style-name="Accent" calcext:value="=MIN([.$G33:.$K33])" calcext:base-cell-address="'docker-log-2018-08-27'.I33"/>
          </calcext:conditional-format>
          <calcext:conditional-format calcext:target-range-address="'docker-log-2018-08-27'.I34:'docker-log-2018-08-27'.I34">
            <calcext:condition calcext:apply-style-name="Error" calcext:value="&gt;=900" calcext:base-cell-address="'docker-log-2018-08-27'.I34"/>
            <calcext:condition calcext:apply-style-name="Accent" calcext:value="=MIN([.$B34:.$F34])" calcext:base-cell-address="'docker-log-2018-08-27'.I34"/>
          </calcext:conditional-format>
          <calcext:conditional-format calcext:target-range-address="'docker-log-2018-08-27'.I34:'docker-log-2018-08-27'.I34">
            <calcext:condition calcext:apply-style-name="Accent" calcext:value="=MIN([.$G34:.$K34])" calcext:base-cell-address="'docker-log-2018-08-27'.I34"/>
          </calcext:conditional-format>
          <calcext:conditional-format calcext:target-range-address="'docker-log-2018-08-27'.I35:'docker-log-2018-08-27'.I35">
            <calcext:condition calcext:apply-style-name="Error" calcext:value="&gt;=900" calcext:base-cell-address="'docker-log-2018-08-27'.I35"/>
            <calcext:condition calcext:apply-style-name="Accent" calcext:value="=MIN([.$B35:.$F35])" calcext:base-cell-address="'docker-log-2018-08-27'.I35"/>
          </calcext:conditional-format>
          <calcext:conditional-format calcext:target-range-address="'docker-log-2018-08-27'.I35:'docker-log-2018-08-27'.I35">
            <calcext:condition calcext:apply-style-name="Accent" calcext:value="=MIN([.$G35:.$K35])" calcext:base-cell-address="'docker-log-2018-08-27'.I35"/>
          </calcext:conditional-format>
          <calcext:conditional-format calcext:target-range-address="'docker-log-2018-08-27'.I36:'docker-log-2018-08-27'.I36">
            <calcext:condition calcext:apply-style-name="Error" calcext:value="&gt;=900" calcext:base-cell-address="'docker-log-2018-08-27'.I36"/>
            <calcext:condition calcext:apply-style-name="Accent" calcext:value="=MIN([.$B36:.$F36])" calcext:base-cell-address="'docker-log-2018-08-27'.I36"/>
          </calcext:conditional-format>
          <calcext:conditional-format calcext:target-range-address="'docker-log-2018-08-27'.I36:'docker-log-2018-08-27'.I36">
            <calcext:condition calcext:apply-style-name="Accent" calcext:value="=MIN([.$G36:.$K36])" calcext:base-cell-address="'docker-log-2018-08-27'.I36"/>
          </calcext:conditional-format>
          <calcext:conditional-format calcext:target-range-address="'docker-log-2018-08-27'.I37:'docker-log-2018-08-27'.I37">
            <calcext:condition calcext:apply-style-name="Error" calcext:value="&gt;=900" calcext:base-cell-address="'docker-log-2018-08-27'.I37"/>
            <calcext:condition calcext:apply-style-name="Accent" calcext:value="=MIN([.$B37:.$F37])" calcext:base-cell-address="'docker-log-2018-08-27'.I37"/>
          </calcext:conditional-format>
          <calcext:conditional-format calcext:target-range-address="'docker-log-2018-08-27'.I37:'docker-log-2018-08-27'.I37">
            <calcext:condition calcext:apply-style-name="Accent" calcext:value="=MIN([.$G37:.$K37])" calcext:base-cell-address="'docker-log-2018-08-27'.I37"/>
          </calcext:conditional-format>
          <calcext:conditional-format calcext:target-range-address="'docker-log-2018-08-27'.I38:'docker-log-2018-08-27'.I38">
            <calcext:condition calcext:apply-style-name="Error" calcext:value="&gt;=900" calcext:base-cell-address="'docker-log-2018-08-27'.I38"/>
            <calcext:condition calcext:apply-style-name="Accent" calcext:value="=MIN([.$B38:.$F38])" calcext:base-cell-address="'docker-log-2018-08-27'.I38"/>
          </calcext:conditional-format>
          <calcext:conditional-format calcext:target-range-address="'docker-log-2018-08-27'.I38:'docker-log-2018-08-27'.I38">
            <calcext:condition calcext:apply-style-name="Accent" calcext:value="=MIN([.$G38:.$K38])" calcext:base-cell-address="'docker-log-2018-08-27'.I38"/>
          </calcext:conditional-format>
          <calcext:conditional-format calcext:target-range-address="'docker-log-2018-08-27'.I39:'docker-log-2018-08-27'.I39">
            <calcext:condition calcext:apply-style-name="Error" calcext:value="&gt;=900" calcext:base-cell-address="'docker-log-2018-08-27'.I39"/>
            <calcext:condition calcext:apply-style-name="Accent" calcext:value="=MIN([.$B39:.$F39])" calcext:base-cell-address="'docker-log-2018-08-27'.I39"/>
          </calcext:conditional-format>
          <calcext:conditional-format calcext:target-range-address="'docker-log-2018-08-27'.I39:'docker-log-2018-08-27'.I39">
            <calcext:condition calcext:apply-style-name="Accent" calcext:value="=MIN([.$G39:.$K39])" calcext:base-cell-address="'docker-log-2018-08-27'.I39"/>
          </calcext:conditional-format>
          <calcext:conditional-format calcext:target-range-address="'docker-log-2018-08-27'.I40:'docker-log-2018-08-27'.I40">
            <calcext:condition calcext:apply-style-name="Error" calcext:value="&gt;=900" calcext:base-cell-address="'docker-log-2018-08-27'.I40"/>
            <calcext:condition calcext:apply-style-name="Accent" calcext:value="=MIN([.$B40:.$F40])" calcext:base-cell-address="'docker-log-2018-08-27'.I40"/>
          </calcext:conditional-format>
          <calcext:conditional-format calcext:target-range-address="'docker-log-2018-08-27'.I40:'docker-log-2018-08-27'.I40">
            <calcext:condition calcext:apply-style-name="Accent" calcext:value="=MIN([.$G40:.$K40])" calcext:base-cell-address="'docker-log-2018-08-27'.I40"/>
          </calcext:conditional-format>
          <calcext:conditional-format calcext:target-range-address="'docker-log-2018-08-27'.I41:'docker-log-2018-08-27'.I41">
            <calcext:condition calcext:apply-style-name="Error" calcext:value="&gt;=900" calcext:base-cell-address="'docker-log-2018-08-27'.I41"/>
            <calcext:condition calcext:apply-style-name="Accent" calcext:value="=MIN([.$B41:.$F41])" calcext:base-cell-address="'docker-log-2018-08-27'.I41"/>
          </calcext:conditional-format>
          <calcext:conditional-format calcext:target-range-address="'docker-log-2018-08-27'.I41:'docker-log-2018-08-27'.I41">
            <calcext:condition calcext:apply-style-name="Accent" calcext:value="=MIN([.$G41:.$K41])" calcext:base-cell-address="'docker-log-2018-08-27'.I41"/>
          </calcext:conditional-format>
          <calcext:conditional-format calcext:target-range-address="'docker-log-2018-08-27'.I42:'docker-log-2018-08-27'.I42">
            <calcext:condition calcext:apply-style-name="Error" calcext:value="&gt;=900" calcext:base-cell-address="'docker-log-2018-08-27'.I42"/>
            <calcext:condition calcext:apply-style-name="Accent" calcext:value="=MIN([.$B42:.$F42])" calcext:base-cell-address="'docker-log-2018-08-27'.I42"/>
          </calcext:conditional-format>
          <calcext:conditional-format calcext:target-range-address="'docker-log-2018-08-27'.I42:'docker-log-2018-08-27'.I42">
            <calcext:condition calcext:apply-style-name="Accent" calcext:value="=MIN([.$G42:.$K42])" calcext:base-cell-address="'docker-log-2018-08-27'.I42"/>
          </calcext:conditional-format>
          <calcext:conditional-format calcext:target-range-address="'docker-log-2018-08-27'.I43:'docker-log-2018-08-27'.I43">
            <calcext:condition calcext:apply-style-name="Error" calcext:value="&gt;=900" calcext:base-cell-address="'docker-log-2018-08-27'.I43"/>
            <calcext:condition calcext:apply-style-name="Accent" calcext:value="=MIN([.$B43:.$F43])" calcext:base-cell-address="'docker-log-2018-08-27'.I43"/>
          </calcext:conditional-format>
          <calcext:conditional-format calcext:target-range-address="'docker-log-2018-08-27'.I43:'docker-log-2018-08-27'.I43">
            <calcext:condition calcext:apply-style-name="Accent" calcext:value="=MIN([.$G43:.$K43])" calcext:base-cell-address="'docker-log-2018-08-27'.I43"/>
          </calcext:conditional-format>
          <calcext:conditional-format calcext:target-range-address="'docker-log-2018-08-27'.I44:'docker-log-2018-08-27'.I44">
            <calcext:condition calcext:apply-style-name="Error" calcext:value="&gt;=900" calcext:base-cell-address="'docker-log-2018-08-27'.I44"/>
            <calcext:condition calcext:apply-style-name="Accent" calcext:value="=MIN([.$B44:.$F44])" calcext:base-cell-address="'docker-log-2018-08-27'.I44"/>
          </calcext:conditional-format>
          <calcext:conditional-format calcext:target-range-address="'docker-log-2018-08-27'.I44:'docker-log-2018-08-27'.I44">
            <calcext:condition calcext:apply-style-name="Accent" calcext:value="=MIN([.$G44:.$K44])" calcext:base-cell-address="'docker-log-2018-08-27'.I44"/>
          </calcext:conditional-format>
          <calcext:conditional-format calcext:target-range-address="'docker-log-2018-08-27'.I45:'docker-log-2018-08-27'.I45">
            <calcext:condition calcext:apply-style-name="Error" calcext:value="&gt;=900" calcext:base-cell-address="'docker-log-2018-08-27'.I45"/>
            <calcext:condition calcext:apply-style-name="Accent" calcext:value="=MIN([.$B45:.$F45])" calcext:base-cell-address="'docker-log-2018-08-27'.I45"/>
          </calcext:conditional-format>
          <calcext:conditional-format calcext:target-range-address="'docker-log-2018-08-27'.I45:'docker-log-2018-08-27'.I45">
            <calcext:condition calcext:apply-style-name="Accent" calcext:value="=MIN([.$G45:.$K45])" calcext:base-cell-address="'docker-log-2018-08-27'.I45"/>
          </calcext:conditional-format>
          <calcext:conditional-format calcext:target-range-address="'docker-log-2018-08-27'.I46:'docker-log-2018-08-27'.I46">
            <calcext:condition calcext:apply-style-name="Error" calcext:value="&gt;=900" calcext:base-cell-address="'docker-log-2018-08-27'.I46"/>
            <calcext:condition calcext:apply-style-name="Accent" calcext:value="=MIN([.$B46:.$F46])" calcext:base-cell-address="'docker-log-2018-08-27'.I46"/>
          </calcext:conditional-format>
          <calcext:conditional-format calcext:target-range-address="'docker-log-2018-08-27'.I46:'docker-log-2018-08-27'.I46">
            <calcext:condition calcext:apply-style-name="Accent" calcext:value="=MIN([.$G46:.$K46])" calcext:base-cell-address="'docker-log-2018-08-27'.I46"/>
          </calcext:conditional-format>
          <calcext:conditional-format calcext:target-range-address="'docker-log-2018-08-27'.I47:'docker-log-2018-08-27'.I47">
            <calcext:condition calcext:apply-style-name="Error" calcext:value="&gt;=900" calcext:base-cell-address="'docker-log-2018-08-27'.I47"/>
            <calcext:condition calcext:apply-style-name="Accent" calcext:value="=MIN([.$B47:.$F47])" calcext:base-cell-address="'docker-log-2018-08-27'.I47"/>
          </calcext:conditional-format>
          <calcext:conditional-format calcext:target-range-address="'docker-log-2018-08-27'.I47:'docker-log-2018-08-27'.I47">
            <calcext:condition calcext:apply-style-name="Accent" calcext:value="=MIN([.$G47:.$K47])" calcext:base-cell-address="'docker-log-2018-08-27'.I47"/>
          </calcext:conditional-format>
          <calcext:conditional-format calcext:target-range-address="'docker-log-2018-08-27'.I48:'docker-log-2018-08-27'.I48">
            <calcext:condition calcext:apply-style-name="Error" calcext:value="&gt;=900" calcext:base-cell-address="'docker-log-2018-08-27'.I48"/>
            <calcext:condition calcext:apply-style-name="Accent" calcext:value="=MIN([.$B48:.$F48])" calcext:base-cell-address="'docker-log-2018-08-27'.I48"/>
          </calcext:conditional-format>
          <calcext:conditional-format calcext:target-range-address="'docker-log-2018-08-27'.I48:'docker-log-2018-08-27'.I48">
            <calcext:condition calcext:apply-style-name="Accent" calcext:value="=MIN([.$G48:.$K48])" calcext:base-cell-address="'docker-log-2018-08-27'.I48"/>
          </calcext:conditional-format>
          <calcext:conditional-format calcext:target-range-address="'docker-log-2018-08-27'.I49:'docker-log-2018-08-27'.I49">
            <calcext:condition calcext:apply-style-name="Error" calcext:value="&gt;=900" calcext:base-cell-address="'docker-log-2018-08-27'.I49"/>
            <calcext:condition calcext:apply-style-name="Accent" calcext:value="=MIN([.$B49:.$F49])" calcext:base-cell-address="'docker-log-2018-08-27'.I49"/>
          </calcext:conditional-format>
          <calcext:conditional-format calcext:target-range-address="'docker-log-2018-08-27'.I49:'docker-log-2018-08-27'.I49">
            <calcext:condition calcext:apply-style-name="Accent" calcext:value="=MIN([.$G49:.$K49])" calcext:base-cell-address="'docker-log-2018-08-27'.I49"/>
          </calcext:conditional-format>
          <calcext:conditional-format calcext:target-range-address="'docker-log-2018-08-27'.I50:'docker-log-2018-08-27'.I50">
            <calcext:condition calcext:apply-style-name="Error" calcext:value="&gt;=900" calcext:base-cell-address="'docker-log-2018-08-27'.I50"/>
            <calcext:condition calcext:apply-style-name="Accent" calcext:value="=MIN([.$B50:.$F50])" calcext:base-cell-address="'docker-log-2018-08-27'.I50"/>
          </calcext:conditional-format>
          <calcext:conditional-format calcext:target-range-address="'docker-log-2018-08-27'.I50:'docker-log-2018-08-27'.I50">
            <calcext:condition calcext:apply-style-name="Accent" calcext:value="=MIN([.$G50:.$K50])" calcext:base-cell-address="'docker-log-2018-08-27'.I50"/>
          </calcext:conditional-format>
          <calcext:conditional-format calcext:target-range-address="'docker-log-2018-08-27'.I51:'docker-log-2018-08-27'.I51">
            <calcext:condition calcext:apply-style-name="Error" calcext:value="&gt;=900" calcext:base-cell-address="'docker-log-2018-08-27'.I51"/>
            <calcext:condition calcext:apply-style-name="Accent" calcext:value="=MIN([.$B51:.$F51])" calcext:base-cell-address="'docker-log-2018-08-27'.I51"/>
          </calcext:conditional-format>
          <calcext:conditional-format calcext:target-range-address="'docker-log-2018-08-27'.I51:'docker-log-2018-08-27'.I51">
            <calcext:condition calcext:apply-style-name="Accent" calcext:value="=MIN([.$G51:.$K51])" calcext:base-cell-address="'docker-log-2018-08-27'.I51"/>
          </calcext:conditional-format>
          <calcext:conditional-format calcext:target-range-address="'docker-log-2018-08-27'.I52:'docker-log-2018-08-27'.I52">
            <calcext:condition calcext:apply-style-name="Error" calcext:value="&gt;=900" calcext:base-cell-address="'docker-log-2018-08-27'.I52"/>
            <calcext:condition calcext:apply-style-name="Accent" calcext:value="=MIN([.$B52:.$F52])" calcext:base-cell-address="'docker-log-2018-08-27'.I52"/>
          </calcext:conditional-format>
          <calcext:conditional-format calcext:target-range-address="'docker-log-2018-08-27'.I52:'docker-log-2018-08-27'.I52">
            <calcext:condition calcext:apply-style-name="Accent" calcext:value="=MIN([.$G52:.$K52])" calcext:base-cell-address="'docker-log-2018-08-27'.I52"/>
          </calcext:conditional-format>
          <calcext:conditional-format calcext:target-range-address="'docker-log-2018-08-27'.I53:'docker-log-2018-08-27'.I53">
            <calcext:condition calcext:apply-style-name="Error" calcext:value="&gt;=900" calcext:base-cell-address="'docker-log-2018-08-27'.I53"/>
            <calcext:condition calcext:apply-style-name="Accent" calcext:value="=MIN([.$B53:.$F53])" calcext:base-cell-address="'docker-log-2018-08-27'.I53"/>
          </calcext:conditional-format>
          <calcext:conditional-format calcext:target-range-address="'docker-log-2018-08-27'.I53:'docker-log-2018-08-27'.I53">
            <calcext:condition calcext:apply-style-name="Accent" calcext:value="=MIN([.$G53:.$K53])" calcext:base-cell-address="'docker-log-2018-08-27'.I53"/>
          </calcext:conditional-format>
          <calcext:conditional-format calcext:target-range-address="'docker-log-2018-08-27'.I54:'docker-log-2018-08-27'.I54">
            <calcext:condition calcext:apply-style-name="Error" calcext:value="&gt;=900" calcext:base-cell-address="'docker-log-2018-08-27'.I54"/>
            <calcext:condition calcext:apply-style-name="Accent" calcext:value="=MIN([.$B54:.$F54])" calcext:base-cell-address="'docker-log-2018-08-27'.I54"/>
          </calcext:conditional-format>
          <calcext:conditional-format calcext:target-range-address="'docker-log-2018-08-27'.I54:'docker-log-2018-08-27'.I54">
            <calcext:condition calcext:apply-style-name="Accent" calcext:value="=MIN([.$G54:.$K54])" calcext:base-cell-address="'docker-log-2018-08-27'.I54"/>
          </calcext:conditional-format>
          <calcext:conditional-format calcext:target-range-address="'docker-log-2018-08-27'.I55:'docker-log-2018-08-27'.I55">
            <calcext:condition calcext:apply-style-name="Error" calcext:value="&gt;=900" calcext:base-cell-address="'docker-log-2018-08-27'.I55"/>
            <calcext:condition calcext:apply-style-name="Accent" calcext:value="=MIN([.$B55:.$F55])" calcext:base-cell-address="'docker-log-2018-08-27'.I55"/>
          </calcext:conditional-format>
          <calcext:conditional-format calcext:target-range-address="'docker-log-2018-08-27'.I55:'docker-log-2018-08-27'.I55">
            <calcext:condition calcext:apply-style-name="Accent" calcext:value="=MIN([.$G55:.$K55])" calcext:base-cell-address="'docker-log-2018-08-27'.I55"/>
          </calcext:conditional-format>
          <calcext:conditional-format calcext:target-range-address="'docker-log-2018-08-27'.I56:'docker-log-2018-08-27'.I56">
            <calcext:condition calcext:apply-style-name="Error" calcext:value="&gt;=900" calcext:base-cell-address="'docker-log-2018-08-27'.I56"/>
            <calcext:condition calcext:apply-style-name="Accent" calcext:value="=MIN([.$B56:.$F56])" calcext:base-cell-address="'docker-log-2018-08-27'.I56"/>
          </calcext:conditional-format>
          <calcext:conditional-format calcext:target-range-address="'docker-log-2018-08-27'.I56:'docker-log-2018-08-27'.I56">
            <calcext:condition calcext:apply-style-name="Accent" calcext:value="=MIN([.$G56:.$K56])" calcext:base-cell-address="'docker-log-2018-08-27'.I56"/>
          </calcext:conditional-format>
          <calcext:conditional-format calcext:target-range-address="'docker-log-2018-08-27'.I57:'docker-log-2018-08-27'.I57">
            <calcext:condition calcext:apply-style-name="Error" calcext:value="&gt;=900" calcext:base-cell-address="'docker-log-2018-08-27'.I57"/>
            <calcext:condition calcext:apply-style-name="Accent" calcext:value="=MIN([.$B57:.$F57])" calcext:base-cell-address="'docker-log-2018-08-27'.I57"/>
          </calcext:conditional-format>
          <calcext:conditional-format calcext:target-range-address="'docker-log-2018-08-27'.I57:'docker-log-2018-08-27'.I57">
            <calcext:condition calcext:apply-style-name="Accent" calcext:value="=MIN([.$G57:.$K57])" calcext:base-cell-address="'docker-log-2018-08-27'.I57"/>
          </calcext:conditional-format>
          <calcext:conditional-format calcext:target-range-address="'docker-log-2018-08-27'.I58:'docker-log-2018-08-27'.I58">
            <calcext:condition calcext:apply-style-name="Error" calcext:value="&gt;=900" calcext:base-cell-address="'docker-log-2018-08-27'.I58"/>
            <calcext:condition calcext:apply-style-name="Accent" calcext:value="=MIN([.$B58:.$F58])" calcext:base-cell-address="'docker-log-2018-08-27'.I58"/>
          </calcext:conditional-format>
          <calcext:conditional-format calcext:target-range-address="'docker-log-2018-08-27'.I58:'docker-log-2018-08-27'.I58">
            <calcext:condition calcext:apply-style-name="Accent" calcext:value="=MIN([.$G58:.$K58])" calcext:base-cell-address="'docker-log-2018-08-27'.I58"/>
          </calcext:conditional-format>
          <calcext:conditional-format calcext:target-range-address="'docker-log-2018-08-27'.I59:'docker-log-2018-08-27'.I59">
            <calcext:condition calcext:apply-style-name="Error" calcext:value="&gt;=900" calcext:base-cell-address="'docker-log-2018-08-27'.I59"/>
            <calcext:condition calcext:apply-style-name="Accent" calcext:value="=MIN([.$B59:.$F59])" calcext:base-cell-address="'docker-log-2018-08-27'.I59"/>
          </calcext:conditional-format>
          <calcext:conditional-format calcext:target-range-address="'docker-log-2018-08-27'.I59:'docker-log-2018-08-27'.I59">
            <calcext:condition calcext:apply-style-name="Accent" calcext:value="=MIN([.$G59:.$K59])" calcext:base-cell-address="'docker-log-2018-08-27'.I59"/>
          </calcext:conditional-format>
          <calcext:conditional-format calcext:target-range-address="'docker-log-2018-08-27'.I60:'docker-log-2018-08-27'.I60">
            <calcext:condition calcext:apply-style-name="Error" calcext:value="&gt;=900" calcext:base-cell-address="'docker-log-2018-08-27'.I60"/>
            <calcext:condition calcext:apply-style-name="Accent" calcext:value="=MIN([.$B60:.$F60])" calcext:base-cell-address="'docker-log-2018-08-27'.I60"/>
          </calcext:conditional-format>
          <calcext:conditional-format calcext:target-range-address="'docker-log-2018-08-27'.I60:'docker-log-2018-08-27'.I60">
            <calcext:condition calcext:apply-style-name="Accent" calcext:value="=MIN([.$G60:.$K60])" calcext:base-cell-address="'docker-log-2018-08-27'.I60"/>
          </calcext:conditional-format>
          <calcext:conditional-format calcext:target-range-address="'docker-log-2018-08-27'.I61:'docker-log-2018-08-27'.I61">
            <calcext:condition calcext:apply-style-name="Error" calcext:value="&gt;=900" calcext:base-cell-address="'docker-log-2018-08-27'.I61"/>
            <calcext:condition calcext:apply-style-name="Accent" calcext:value="=MIN([.$B61:.$F61])" calcext:base-cell-address="'docker-log-2018-08-27'.I61"/>
          </calcext:conditional-format>
          <calcext:conditional-format calcext:target-range-address="'docker-log-2018-08-27'.I61:'docker-log-2018-08-27'.I61">
            <calcext:condition calcext:apply-style-name="Accent" calcext:value="=MIN([.$G61:.$K61])" calcext:base-cell-address="'docker-log-2018-08-27'.I61"/>
          </calcext:conditional-format>
          <calcext:conditional-format calcext:target-range-address="'docker-log-2018-08-27'.I62:'docker-log-2018-08-27'.I62">
            <calcext:condition calcext:apply-style-name="Error" calcext:value="&gt;=900" calcext:base-cell-address="'docker-log-2018-08-27'.I62"/>
            <calcext:condition calcext:apply-style-name="Accent" calcext:value="=MIN([.$B62:.$F62])" calcext:base-cell-address="'docker-log-2018-08-27'.I62"/>
          </calcext:conditional-format>
          <calcext:conditional-format calcext:target-range-address="'docker-log-2018-08-27'.I62:'docker-log-2018-08-27'.I62">
            <calcext:condition calcext:apply-style-name="Accent" calcext:value="=MIN([.$G62:.$K62])" calcext:base-cell-address="'docker-log-2018-08-27'.I62"/>
          </calcext:conditional-format>
          <calcext:conditional-format calcext:target-range-address="'docker-log-2018-08-27'.I63:'docker-log-2018-08-27'.I63">
            <calcext:condition calcext:apply-style-name="Error" calcext:value="&gt;=900" calcext:base-cell-address="'docker-log-2018-08-27'.I63"/>
            <calcext:condition calcext:apply-style-name="Accent" calcext:value="=MIN([.$B63:.$F63])" calcext:base-cell-address="'docker-log-2018-08-27'.I63"/>
          </calcext:conditional-format>
          <calcext:conditional-format calcext:target-range-address="'docker-log-2018-08-27'.I63:'docker-log-2018-08-27'.I63">
            <calcext:condition calcext:apply-style-name="Accent" calcext:value="=MIN([.$G63:.$K63])" calcext:base-cell-address="'docker-log-2018-08-27'.I63"/>
          </calcext:conditional-format>
          <calcext:conditional-format calcext:target-range-address="'docker-log-2018-08-27'.I64:'docker-log-2018-08-27'.I64">
            <calcext:condition calcext:apply-style-name="Error" calcext:value="&gt;=900" calcext:base-cell-address="'docker-log-2018-08-27'.I64"/>
            <calcext:condition calcext:apply-style-name="Accent" calcext:value="=MIN([.$B64:.$F64])" calcext:base-cell-address="'docker-log-2018-08-27'.I64"/>
          </calcext:conditional-format>
          <calcext:conditional-format calcext:target-range-address="'docker-log-2018-08-27'.I64:'docker-log-2018-08-27'.I64">
            <calcext:condition calcext:apply-style-name="Accent" calcext:value="=MIN([.$G64:.$K64])" calcext:base-cell-address="'docker-log-2018-08-27'.I64"/>
          </calcext:conditional-format>
          <calcext:conditional-format calcext:target-range-address="'docker-log-2018-08-27'.I65:'docker-log-2018-08-27'.I65">
            <calcext:condition calcext:apply-style-name="Error" calcext:value="&gt;=900" calcext:base-cell-address="'docker-log-2018-08-27'.I65"/>
            <calcext:condition calcext:apply-style-name="Accent" calcext:value="=MIN([.$B65:.$F65])" calcext:base-cell-address="'docker-log-2018-08-27'.I65"/>
          </calcext:conditional-format>
          <calcext:conditional-format calcext:target-range-address="'docker-log-2018-08-27'.I65:'docker-log-2018-08-27'.I65">
            <calcext:condition calcext:apply-style-name="Accent" calcext:value="=MIN([.$G65:.$K65])" calcext:base-cell-address="'docker-log-2018-08-27'.I65"/>
          </calcext:conditional-format>
          <calcext:conditional-format calcext:target-range-address="'docker-log-2018-08-27'.I66:'docker-log-2018-08-27'.I66">
            <calcext:condition calcext:apply-style-name="Error" calcext:value="&gt;=900" calcext:base-cell-address="'docker-log-2018-08-27'.I66"/>
            <calcext:condition calcext:apply-style-name="Accent" calcext:value="=MIN([.$B66:.$F66])" calcext:base-cell-address="'docker-log-2018-08-27'.I66"/>
          </calcext:conditional-format>
          <calcext:conditional-format calcext:target-range-address="'docker-log-2018-08-27'.I66:'docker-log-2018-08-27'.I66">
            <calcext:condition calcext:apply-style-name="Accent" calcext:value="=MIN([.$G66:.$K66])" calcext:base-cell-address="'docker-log-2018-08-27'.I66"/>
          </calcext:conditional-format>
          <calcext:conditional-format calcext:target-range-address="'docker-log-2018-08-27'.I67:'docker-log-2018-08-27'.I67">
            <calcext:condition calcext:apply-style-name="Error" calcext:value="&gt;=900" calcext:base-cell-address="'docker-log-2018-08-27'.I67"/>
            <calcext:condition calcext:apply-style-name="Accent" calcext:value="=MIN([.$B67:.$F67])" calcext:base-cell-address="'docker-log-2018-08-27'.I67"/>
          </calcext:conditional-format>
          <calcext:conditional-format calcext:target-range-address="'docker-log-2018-08-27'.I67:'docker-log-2018-08-27'.I67">
            <calcext:condition calcext:apply-style-name="Accent" calcext:value="=MIN([.$G67:.$K67])" calcext:base-cell-address="'docker-log-2018-08-27'.I67"/>
          </calcext:conditional-format>
          <calcext:conditional-format calcext:target-range-address="'docker-log-2018-08-27'.I68:'docker-log-2018-08-27'.I68">
            <calcext:condition calcext:apply-style-name="Error" calcext:value="&gt;=900" calcext:base-cell-address="'docker-log-2018-08-27'.I68"/>
            <calcext:condition calcext:apply-style-name="Accent" calcext:value="=MIN([.$B68:.$F68])" calcext:base-cell-address="'docker-log-2018-08-27'.I68"/>
          </calcext:conditional-format>
          <calcext:conditional-format calcext:target-range-address="'docker-log-2018-08-27'.I68:'docker-log-2018-08-27'.I68">
            <calcext:condition calcext:apply-style-name="Accent" calcext:value="=MIN([.$G68:.$K68])" calcext:base-cell-address="'docker-log-2018-08-27'.I68"/>
          </calcext:conditional-format>
          <calcext:conditional-format calcext:target-range-address="'docker-log-2018-08-27'.I69:'docker-log-2018-08-27'.I69">
            <calcext:condition calcext:apply-style-name="Error" calcext:value="&gt;=900" calcext:base-cell-address="'docker-log-2018-08-27'.I69"/>
            <calcext:condition calcext:apply-style-name="Accent" calcext:value="=MIN([.$B69:.$F69])" calcext:base-cell-address="'docker-log-2018-08-27'.I69"/>
          </calcext:conditional-format>
          <calcext:conditional-format calcext:target-range-address="'docker-log-2018-08-27'.I69:'docker-log-2018-08-27'.I69">
            <calcext:condition calcext:apply-style-name="Accent" calcext:value="=MIN([.$G69:.$K69])" calcext:base-cell-address="'docker-log-2018-08-27'.I69"/>
          </calcext:conditional-format>
          <calcext:conditional-format calcext:target-range-address="'docker-log-2018-08-27'.I70:'docker-log-2018-08-27'.I70">
            <calcext:condition calcext:apply-style-name="Error" calcext:value="&gt;=900" calcext:base-cell-address="'docker-log-2018-08-27'.I70"/>
            <calcext:condition calcext:apply-style-name="Accent" calcext:value="=MIN([.$B70:.$F70])" calcext:base-cell-address="'docker-log-2018-08-27'.I70"/>
          </calcext:conditional-format>
          <calcext:conditional-format calcext:target-range-address="'docker-log-2018-08-27'.I70:'docker-log-2018-08-27'.I70">
            <calcext:condition calcext:apply-style-name="Accent" calcext:value="=MIN([.$G70:.$K70])" calcext:base-cell-address="'docker-log-2018-08-27'.I70"/>
          </calcext:conditional-format>
          <calcext:conditional-format calcext:target-range-address="'docker-log-2018-08-27'.I71:'docker-log-2018-08-27'.I71">
            <calcext:condition calcext:apply-style-name="Error" calcext:value="&gt;=900" calcext:base-cell-address="'docker-log-2018-08-27'.I71"/>
            <calcext:condition calcext:apply-style-name="Accent" calcext:value="=MIN([.$B71:.$F71])" calcext:base-cell-address="'docker-log-2018-08-27'.I71"/>
          </calcext:conditional-format>
          <calcext:conditional-format calcext:target-range-address="'docker-log-2018-08-27'.I71:'docker-log-2018-08-27'.I71">
            <calcext:condition calcext:apply-style-name="Accent" calcext:value="=MIN([.$G71:.$K71])" calcext:base-cell-address="'docker-log-2018-08-27'.I71"/>
          </calcext:conditional-format>
          <calcext:conditional-format calcext:target-range-address="'docker-log-2018-08-27'.I72:'docker-log-2018-08-27'.I72">
            <calcext:condition calcext:apply-style-name="Error" calcext:value="&gt;=900" calcext:base-cell-address="'docker-log-2018-08-27'.I72"/>
            <calcext:condition calcext:apply-style-name="Accent" calcext:value="=MIN([.$B72:.$F72])" calcext:base-cell-address="'docker-log-2018-08-27'.I72"/>
          </calcext:conditional-format>
          <calcext:conditional-format calcext:target-range-address="'docker-log-2018-08-27'.I72:'docker-log-2018-08-27'.I72">
            <calcext:condition calcext:apply-style-name="Accent" calcext:value="=MIN([.$G72:.$K72])" calcext:base-cell-address="'docker-log-2018-08-27'.I72"/>
          </calcext:conditional-format>
          <calcext:conditional-format calcext:target-range-address="'docker-log-2018-08-27'.I73:'docker-log-2018-08-27'.I73">
            <calcext:condition calcext:apply-style-name="Error" calcext:value="&gt;=900" calcext:base-cell-address="'docker-log-2018-08-27'.I73"/>
            <calcext:condition calcext:apply-style-name="Accent" calcext:value="=MIN([.$B73:.$F73])" calcext:base-cell-address="'docker-log-2018-08-27'.I73"/>
          </calcext:conditional-format>
          <calcext:conditional-format calcext:target-range-address="'docker-log-2018-08-27'.I73:'docker-log-2018-08-27'.I73">
            <calcext:condition calcext:apply-style-name="Accent" calcext:value="=MIN([.$G73:.$K73])" calcext:base-cell-address="'docker-log-2018-08-27'.I73"/>
          </calcext:conditional-format>
          <calcext:conditional-format calcext:target-range-address="'docker-log-2018-08-27'.I74:'docker-log-2018-08-27'.I74">
            <calcext:condition calcext:apply-style-name="Error" calcext:value="&gt;=900" calcext:base-cell-address="'docker-log-2018-08-27'.I74"/>
            <calcext:condition calcext:apply-style-name="Accent" calcext:value="=MIN([.$B74:.$F74])" calcext:base-cell-address="'docker-log-2018-08-27'.I74"/>
          </calcext:conditional-format>
          <calcext:conditional-format calcext:target-range-address="'docker-log-2018-08-27'.I74:'docker-log-2018-08-27'.I74">
            <calcext:condition calcext:apply-style-name="Accent" calcext:value="=MIN([.$G74:.$K74])" calcext:base-cell-address="'docker-log-2018-08-27'.I74"/>
          </calcext:conditional-format>
          <calcext:conditional-format calcext:target-range-address="'docker-log-2018-08-27'.I75:'docker-log-2018-08-27'.I75">
            <calcext:condition calcext:apply-style-name="Error" calcext:value="&gt;=900" calcext:base-cell-address="'docker-log-2018-08-27'.I75"/>
            <calcext:condition calcext:apply-style-name="Accent" calcext:value="=MIN([.$B75:.$F75])" calcext:base-cell-address="'docker-log-2018-08-27'.I75"/>
          </calcext:conditional-format>
          <calcext:conditional-format calcext:target-range-address="'docker-log-2018-08-27'.I75:'docker-log-2018-08-27'.I75">
            <calcext:condition calcext:apply-style-name="Accent" calcext:value="=MIN([.$G75:.$K75])" calcext:base-cell-address="'docker-log-2018-08-27'.I75"/>
          </calcext:conditional-format>
          <calcext:conditional-format calcext:target-range-address="'docker-log-2018-08-27'.I76:'docker-log-2018-08-27'.I76">
            <calcext:condition calcext:apply-style-name="Error" calcext:value="&gt;=900" calcext:base-cell-address="'docker-log-2018-08-27'.I76"/>
            <calcext:condition calcext:apply-style-name="Accent" calcext:value="=MIN([.$B76:.$F76])" calcext:base-cell-address="'docker-log-2018-08-27'.I76"/>
          </calcext:conditional-format>
          <calcext:conditional-format calcext:target-range-address="'docker-log-2018-08-27'.I76:'docker-log-2018-08-27'.I76">
            <calcext:condition calcext:apply-style-name="Accent" calcext:value="=MIN([.$G76:.$K76])" calcext:base-cell-address="'docker-log-2018-08-27'.I76"/>
          </calcext:conditional-format>
          <calcext:conditional-format calcext:target-range-address="'docker-log-2018-08-27'.I77:'docker-log-2018-08-27'.I77">
            <calcext:condition calcext:apply-style-name="Error" calcext:value="&gt;=900" calcext:base-cell-address="'docker-log-2018-08-27'.I77"/>
            <calcext:condition calcext:apply-style-name="Accent" calcext:value="=MIN([.$B77:.$F77])" calcext:base-cell-address="'docker-log-2018-08-27'.I77"/>
          </calcext:conditional-format>
          <calcext:conditional-format calcext:target-range-address="'docker-log-2018-08-27'.I77:'docker-log-2018-08-27'.I77">
            <calcext:condition calcext:apply-style-name="Accent" calcext:value="=MIN([.$G77:.$K77])" calcext:base-cell-address="'docker-log-2018-08-27'.I77"/>
          </calcext:conditional-format>
          <calcext:conditional-format calcext:target-range-address="'docker-log-2018-08-27'.I78:'docker-log-2018-08-27'.I78">
            <calcext:condition calcext:apply-style-name="Error" calcext:value="&gt;=900" calcext:base-cell-address="'docker-log-2018-08-27'.I78"/>
            <calcext:condition calcext:apply-style-name="Accent" calcext:value="=MIN([.$B78:.$F78])" calcext:base-cell-address="'docker-log-2018-08-27'.I78"/>
          </calcext:conditional-format>
          <calcext:conditional-format calcext:target-range-address="'docker-log-2018-08-27'.I78:'docker-log-2018-08-27'.I78">
            <calcext:condition calcext:apply-style-name="Accent" calcext:value="=MIN([.$G78:.$K78])" calcext:base-cell-address="'docker-log-2018-08-27'.I78"/>
          </calcext:conditional-format>
          <calcext:conditional-format calcext:target-range-address="'docker-log-2018-08-27'.I79:'docker-log-2018-08-27'.I79">
            <calcext:condition calcext:apply-style-name="Error" calcext:value="&gt;=900" calcext:base-cell-address="'docker-log-2018-08-27'.I79"/>
            <calcext:condition calcext:apply-style-name="Accent" calcext:value="=MIN([.$B79:.$F79])" calcext:base-cell-address="'docker-log-2018-08-27'.I79"/>
          </calcext:conditional-format>
          <calcext:conditional-format calcext:target-range-address="'docker-log-2018-08-27'.I79:'docker-log-2018-08-27'.I79">
            <calcext:condition calcext:apply-style-name="Accent" calcext:value="=MIN([.$G79:.$K79])" calcext:base-cell-address="'docker-log-2018-08-27'.I79"/>
          </calcext:conditional-format>
          <calcext:conditional-format calcext:target-range-address="'docker-log-2018-08-27'.I80:'docker-log-2018-08-27'.I80">
            <calcext:condition calcext:apply-style-name="Error" calcext:value="&gt;=900" calcext:base-cell-address="'docker-log-2018-08-27'.I80"/>
            <calcext:condition calcext:apply-style-name="Accent" calcext:value="=MIN([.$B80:.$F80])" calcext:base-cell-address="'docker-log-2018-08-27'.I80"/>
          </calcext:conditional-format>
          <calcext:conditional-format calcext:target-range-address="'docker-log-2018-08-27'.I80:'docker-log-2018-08-27'.I80">
            <calcext:condition calcext:apply-style-name="Accent" calcext:value="=MIN([.$G80:.$K80])" calcext:base-cell-address="'docker-log-2018-08-27'.I80"/>
          </calcext:conditional-format>
          <calcext:conditional-format calcext:target-range-address="'docker-log-2018-08-27'.I81:'docker-log-2018-08-27'.I81">
            <calcext:condition calcext:apply-style-name="Error" calcext:value="&gt;=900" calcext:base-cell-address="'docker-log-2018-08-27'.I81"/>
            <calcext:condition calcext:apply-style-name="Accent" calcext:value="=MIN([.$B81:.$F81])" calcext:base-cell-address="'docker-log-2018-08-27'.I81"/>
          </calcext:conditional-format>
          <calcext:conditional-format calcext:target-range-address="'docker-log-2018-08-27'.I81:'docker-log-2018-08-27'.I81">
            <calcext:condition calcext:apply-style-name="Accent" calcext:value="=MIN([.$G81:.$K81])" calcext:base-cell-address="'docker-log-2018-08-27'.I81"/>
          </calcext:conditional-format>
          <calcext:conditional-format calcext:target-range-address="'docker-log-2018-08-27'.I82:'docker-log-2018-08-27'.I82">
            <calcext:condition calcext:apply-style-name="Error" calcext:value="&gt;=900" calcext:base-cell-address="'docker-log-2018-08-27'.I82"/>
            <calcext:condition calcext:apply-style-name="Accent" calcext:value="=MIN([.$B82:.$F82])" calcext:base-cell-address="'docker-log-2018-08-27'.I82"/>
          </calcext:conditional-format>
          <calcext:conditional-format calcext:target-range-address="'docker-log-2018-08-27'.I82:'docker-log-2018-08-27'.I82">
            <calcext:condition calcext:apply-style-name="Accent" calcext:value="=MIN([.$G82:.$K82])" calcext:base-cell-address="'docker-log-2018-08-27'.I82"/>
          </calcext:conditional-format>
          <calcext:conditional-format calcext:target-range-address="'docker-log-2018-08-27'.I83:'docker-log-2018-08-27'.I83">
            <calcext:condition calcext:apply-style-name="Error" calcext:value="&gt;=900" calcext:base-cell-address="'docker-log-2018-08-27'.I83"/>
            <calcext:condition calcext:apply-style-name="Accent" calcext:value="=MIN([.$B83:.$F83])" calcext:base-cell-address="'docker-log-2018-08-27'.I83"/>
          </calcext:conditional-format>
          <calcext:conditional-format calcext:target-range-address="'docker-log-2018-08-27'.I83:'docker-log-2018-08-27'.I83">
            <calcext:condition calcext:apply-style-name="Accent" calcext:value="=MIN([.$G83:.$K83])" calcext:base-cell-address="'docker-log-2018-08-27'.I83"/>
          </calcext:conditional-format>
          <calcext:conditional-format calcext:target-range-address="'docker-log-2018-08-27'.I84:'docker-log-2018-08-27'.I84">
            <calcext:condition calcext:apply-style-name="Error" calcext:value="&gt;=900" calcext:base-cell-address="'docker-log-2018-08-27'.I84"/>
            <calcext:condition calcext:apply-style-name="Accent" calcext:value="=MIN([.$B84:.$F84])" calcext:base-cell-address="'docker-log-2018-08-27'.I84"/>
          </calcext:conditional-format>
          <calcext:conditional-format calcext:target-range-address="'docker-log-2018-08-27'.I84:'docker-log-2018-08-27'.I84">
            <calcext:condition calcext:apply-style-name="Accent" calcext:value="=MIN([.$G84:.$K84])" calcext:base-cell-address="'docker-log-2018-08-27'.I84"/>
          </calcext:conditional-format>
          <calcext:conditional-format calcext:target-range-address="'docker-log-2018-08-27'.I85:'docker-log-2018-08-27'.I85">
            <calcext:condition calcext:apply-style-name="Error" calcext:value="&gt;=900" calcext:base-cell-address="'docker-log-2018-08-27'.I85"/>
            <calcext:condition calcext:apply-style-name="Accent" calcext:value="=MIN([.$B85:.$F85])" calcext:base-cell-address="'docker-log-2018-08-27'.I85"/>
          </calcext:conditional-format>
          <calcext:conditional-format calcext:target-range-address="'docker-log-2018-08-27'.I85:'docker-log-2018-08-27'.I85">
            <calcext:condition calcext:apply-style-name="Accent" calcext:value="=MIN([.$G85:.$K85])" calcext:base-cell-address="'docker-log-2018-08-27'.I85"/>
          </calcext:conditional-format>
          <calcext:conditional-format calcext:target-range-address="'docker-log-2018-08-27'.I86:'docker-log-2018-08-27'.I86">
            <calcext:condition calcext:apply-style-name="Error" calcext:value="&gt;=900" calcext:base-cell-address="'docker-log-2018-08-27'.I86"/>
            <calcext:condition calcext:apply-style-name="Accent" calcext:value="=MIN([.$B86:.$F86])" calcext:base-cell-address="'docker-log-2018-08-27'.I86"/>
          </calcext:conditional-format>
          <calcext:conditional-format calcext:target-range-address="'docker-log-2018-08-27'.I86:'docker-log-2018-08-27'.I86">
            <calcext:condition calcext:apply-style-name="Accent" calcext:value="=MIN([.$G86:.$K86])" calcext:base-cell-address="'docker-log-2018-08-27'.I86"/>
          </calcext:conditional-format>
          <calcext:conditional-format calcext:target-range-address="'docker-log-2018-08-27'.I87:'docker-log-2018-08-27'.I87">
            <calcext:condition calcext:apply-style-name="Error" calcext:value="&gt;=900" calcext:base-cell-address="'docker-log-2018-08-27'.I87"/>
            <calcext:condition calcext:apply-style-name="Accent" calcext:value="=MIN([.$B87:.$F87])" calcext:base-cell-address="'docker-log-2018-08-27'.I87"/>
          </calcext:conditional-format>
          <calcext:conditional-format calcext:target-range-address="'docker-log-2018-08-27'.I87:'docker-log-2018-08-27'.I87">
            <calcext:condition calcext:apply-style-name="Accent" calcext:value="=MIN([.$G87:.$K87])" calcext:base-cell-address="'docker-log-2018-08-27'.I87"/>
          </calcext:conditional-format>
          <calcext:conditional-format calcext:target-range-address="'docker-log-2018-08-27'.I88:'docker-log-2018-08-27'.I88">
            <calcext:condition calcext:apply-style-name="Error" calcext:value="&gt;=900" calcext:base-cell-address="'docker-log-2018-08-27'.I88"/>
            <calcext:condition calcext:apply-style-name="Accent" calcext:value="=MIN([.$B88:.$F88])" calcext:base-cell-address="'docker-log-2018-08-27'.I88"/>
          </calcext:conditional-format>
          <calcext:conditional-format calcext:target-range-address="'docker-log-2018-08-27'.I88:'docker-log-2018-08-27'.I88">
            <calcext:condition calcext:apply-style-name="Accent" calcext:value="=MIN([.$G88:.$K88])" calcext:base-cell-address="'docker-log-2018-08-27'.I88"/>
          </calcext:conditional-format>
          <calcext:conditional-format calcext:target-range-address="'docker-log-2018-08-27'.I89:'docker-log-2018-08-27'.I89">
            <calcext:condition calcext:apply-style-name="Error" calcext:value="&gt;=900" calcext:base-cell-address="'docker-log-2018-08-27'.I89"/>
            <calcext:condition calcext:apply-style-name="Accent" calcext:value="=MIN([.$B89:.$F89])" calcext:base-cell-address="'docker-log-2018-08-27'.I89"/>
          </calcext:conditional-format>
          <calcext:conditional-format calcext:target-range-address="'docker-log-2018-08-27'.I89:'docker-log-2018-08-27'.I89">
            <calcext:condition calcext:apply-style-name="Accent" calcext:value="=MIN([.$G89:.$K89])" calcext:base-cell-address="'docker-log-2018-08-27'.I89"/>
          </calcext:conditional-format>
          <calcext:conditional-format calcext:target-range-address="'docker-log-2018-08-27'.I90:'docker-log-2018-08-27'.I90">
            <calcext:condition calcext:apply-style-name="Error" calcext:value="&gt;=900" calcext:base-cell-address="'docker-log-2018-08-27'.I90"/>
            <calcext:condition calcext:apply-style-name="Accent" calcext:value="=MIN([.$B90:.$F90])" calcext:base-cell-address="'docker-log-2018-08-27'.I90"/>
          </calcext:conditional-format>
          <calcext:conditional-format calcext:target-range-address="'docker-log-2018-08-27'.I90:'docker-log-2018-08-27'.I90">
            <calcext:condition calcext:apply-style-name="Accent" calcext:value="=MIN([.$G90:.$K90])" calcext:base-cell-address="'docker-log-2018-08-27'.I90"/>
          </calcext:conditional-format>
          <calcext:conditional-format calcext:target-range-address="'docker-log-2018-08-27'.I91:'docker-log-2018-08-27'.I91">
            <calcext:condition calcext:apply-style-name="Error" calcext:value="&gt;=900" calcext:base-cell-address="'docker-log-2018-08-27'.I91"/>
            <calcext:condition calcext:apply-style-name="Accent" calcext:value="=MIN([.$B91:.$F91])" calcext:base-cell-address="'docker-log-2018-08-27'.I91"/>
          </calcext:conditional-format>
          <calcext:conditional-format calcext:target-range-address="'docker-log-2018-08-27'.I91:'docker-log-2018-08-27'.I91">
            <calcext:condition calcext:apply-style-name="Accent" calcext:value="=MIN([.$G91:.$K91])" calcext:base-cell-address="'docker-log-2018-08-27'.I91"/>
          </calcext:conditional-format>
          <calcext:conditional-format calcext:target-range-address="'docker-log-2018-08-27'.I92:'docker-log-2018-08-27'.I92">
            <calcext:condition calcext:apply-style-name="Error" calcext:value="&gt;=900" calcext:base-cell-address="'docker-log-2018-08-27'.I92"/>
            <calcext:condition calcext:apply-style-name="Accent" calcext:value="=MIN([.$B92:.$F92])" calcext:base-cell-address="'docker-log-2018-08-27'.I92"/>
          </calcext:conditional-format>
          <calcext:conditional-format calcext:target-range-address="'docker-log-2018-08-27'.I92:'docker-log-2018-08-27'.I92">
            <calcext:condition calcext:apply-style-name="Accent" calcext:value="=MIN([.$G92:.$K92])" calcext:base-cell-address="'docker-log-2018-08-27'.I92"/>
          </calcext:conditional-format>
          <calcext:conditional-format calcext:target-range-address="'docker-log-2018-08-27'.I93:'docker-log-2018-08-27'.I93">
            <calcext:condition calcext:apply-style-name="Error" calcext:value="&gt;=900" calcext:base-cell-address="'docker-log-2018-08-27'.I93"/>
            <calcext:condition calcext:apply-style-name="Accent" calcext:value="=MIN([.$B93:.$F93])" calcext:base-cell-address="'docker-log-2018-08-27'.I93"/>
          </calcext:conditional-format>
          <calcext:conditional-format calcext:target-range-address="'docker-log-2018-08-27'.I93:'docker-log-2018-08-27'.I93">
            <calcext:condition calcext:apply-style-name="Accent" calcext:value="=MIN([.$G93:.$K93])" calcext:base-cell-address="'docker-log-2018-08-27'.I93"/>
          </calcext:conditional-format>
          <calcext:conditional-format calcext:target-range-address="'docker-log-2018-08-27'.I94:'docker-log-2018-08-27'.I94">
            <calcext:condition calcext:apply-style-name="Error" calcext:value="&gt;=900" calcext:base-cell-address="'docker-log-2018-08-27'.I94"/>
            <calcext:condition calcext:apply-style-name="Accent" calcext:value="=MIN([.$B94:.$F94])" calcext:base-cell-address="'docker-log-2018-08-27'.I94"/>
          </calcext:conditional-format>
          <calcext:conditional-format calcext:target-range-address="'docker-log-2018-08-27'.I94:'docker-log-2018-08-27'.I94">
            <calcext:condition calcext:apply-style-name="Accent" calcext:value="=MIN([.$G94:.$K94])" calcext:base-cell-address="'docker-log-2018-08-27'.I94"/>
          </calcext:conditional-format>
          <calcext:conditional-format calcext:target-range-address="'docker-log-2018-08-27'.I95:'docker-log-2018-08-27'.I95">
            <calcext:condition calcext:apply-style-name="Error" calcext:value="&gt;=900" calcext:base-cell-address="'docker-log-2018-08-27'.I95"/>
            <calcext:condition calcext:apply-style-name="Accent" calcext:value="=MIN([.$B95:.$F95])" calcext:base-cell-address="'docker-log-2018-08-27'.I95"/>
          </calcext:conditional-format>
          <calcext:conditional-format calcext:target-range-address="'docker-log-2018-08-27'.I95:'docker-log-2018-08-27'.I95">
            <calcext:condition calcext:apply-style-name="Accent" calcext:value="=MIN([.$G95:.$K95])" calcext:base-cell-address="'docker-log-2018-08-27'.I95"/>
          </calcext:conditional-format>
          <calcext:conditional-format calcext:target-range-address="'docker-log-2018-08-27'.I96:'docker-log-2018-08-27'.I96">
            <calcext:condition calcext:apply-style-name="Error" calcext:value="&gt;=900" calcext:base-cell-address="'docker-log-2018-08-27'.I96"/>
            <calcext:condition calcext:apply-style-name="Accent" calcext:value="=MIN([.$B96:.$F96])" calcext:base-cell-address="'docker-log-2018-08-27'.I96"/>
          </calcext:conditional-format>
          <calcext:conditional-format calcext:target-range-address="'docker-log-2018-08-27'.I96:'docker-log-2018-08-27'.I96">
            <calcext:condition calcext:apply-style-name="Accent" calcext:value="=MIN([.$G96:.$K96])" calcext:base-cell-address="'docker-log-2018-08-27'.I96"/>
          </calcext:conditional-format>
          <calcext:conditional-format calcext:target-range-address="'docker-log-2018-08-27'.I97:'docker-log-2018-08-27'.I97">
            <calcext:condition calcext:apply-style-name="Error" calcext:value="&gt;=900" calcext:base-cell-address="'docker-log-2018-08-27'.I97"/>
            <calcext:condition calcext:apply-style-name="Accent" calcext:value="=MIN([.$B97:.$F97])" calcext:base-cell-address="'docker-log-2018-08-27'.I97"/>
          </calcext:conditional-format>
          <calcext:conditional-format calcext:target-range-address="'docker-log-2018-08-27'.I97:'docker-log-2018-08-27'.I97">
            <calcext:condition calcext:apply-style-name="Accent" calcext:value="=MIN([.$G97:.$K97])" calcext:base-cell-address="'docker-log-2018-08-27'.I97"/>
          </calcext:conditional-format>
          <calcext:conditional-format calcext:target-range-address="'docker-log-2018-08-27'.I98:'docker-log-2018-08-27'.I98">
            <calcext:condition calcext:apply-style-name="Error" calcext:value="&gt;=900" calcext:base-cell-address="'docker-log-2018-08-27'.I98"/>
            <calcext:condition calcext:apply-style-name="Accent" calcext:value="=MIN([.$B98:.$F98])" calcext:base-cell-address="'docker-log-2018-08-27'.I98"/>
          </calcext:conditional-format>
          <calcext:conditional-format calcext:target-range-address="'docker-log-2018-08-27'.I98:'docker-log-2018-08-27'.I98">
            <calcext:condition calcext:apply-style-name="Accent" calcext:value="=MIN([.$G98:.$K98])" calcext:base-cell-address="'docker-log-2018-08-27'.I98"/>
          </calcext:conditional-format>
          <calcext:conditional-format calcext:target-range-address="'docker-log-2018-08-27'.I99:'docker-log-2018-08-27'.I99">
            <calcext:condition calcext:apply-style-name="Error" calcext:value="&gt;=900" calcext:base-cell-address="'docker-log-2018-08-27'.I99"/>
            <calcext:condition calcext:apply-style-name="Accent" calcext:value="=MIN([.$B99:.$F99])" calcext:base-cell-address="'docker-log-2018-08-27'.I99"/>
          </calcext:conditional-format>
          <calcext:conditional-format calcext:target-range-address="'docker-log-2018-08-27'.I99:'docker-log-2018-08-27'.I99">
            <calcext:condition calcext:apply-style-name="Accent" calcext:value="=MIN([.$G99:.$K99])" calcext:base-cell-address="'docker-log-2018-08-27'.I99"/>
          </calcext:conditional-format>
          <calcext:conditional-format calcext:target-range-address="'docker-log-2018-08-27'.I100:'docker-log-2018-08-27'.I100">
            <calcext:condition calcext:apply-style-name="Error" calcext:value="&gt;=900" calcext:base-cell-address="'docker-log-2018-08-27'.I100"/>
            <calcext:condition calcext:apply-style-name="Accent" calcext:value="=MIN([.$B100:.$F100])" calcext:base-cell-address="'docker-log-2018-08-27'.I100"/>
          </calcext:conditional-format>
          <calcext:conditional-format calcext:target-range-address="'docker-log-2018-08-27'.I100:'docker-log-2018-08-27'.I100">
            <calcext:condition calcext:apply-style-name="Accent" calcext:value="=MIN([.$G100:.$K100])" calcext:base-cell-address="'docker-log-2018-08-27'.I100"/>
          </calcext:conditional-format>
          <calcext:conditional-format calcext:target-range-address="'docker-log-2018-08-27'.I101:'docker-log-2018-08-27'.I101">
            <calcext:condition calcext:apply-style-name="Error" calcext:value="&gt;=900" calcext:base-cell-address="'docker-log-2018-08-27'.I101"/>
            <calcext:condition calcext:apply-style-name="Accent" calcext:value="=MIN([.$B101:.$F101])" calcext:base-cell-address="'docker-log-2018-08-27'.I101"/>
          </calcext:conditional-format>
          <calcext:conditional-format calcext:target-range-address="'docker-log-2018-08-27'.I101:'docker-log-2018-08-27'.I101">
            <calcext:condition calcext:apply-style-name="Accent" calcext:value="=MIN([.$G101:.$K101])" calcext:base-cell-address="'docker-log-2018-08-27'.I101"/>
          </calcext:conditional-format>
          <calcext:conditional-format calcext:target-range-address="'docker-log-2018-08-27'.I102:'docker-log-2018-08-27'.I102">
            <calcext:condition calcext:apply-style-name="Error" calcext:value="&gt;=900" calcext:base-cell-address="'docker-log-2018-08-27'.I102"/>
            <calcext:condition calcext:apply-style-name="Accent" calcext:value="=MIN([.$B102:.$F102])" calcext:base-cell-address="'docker-log-2018-08-27'.I102"/>
          </calcext:conditional-format>
          <calcext:conditional-format calcext:target-range-address="'docker-log-2018-08-27'.I102:'docker-log-2018-08-27'.I102">
            <calcext:condition calcext:apply-style-name="Accent" calcext:value="=MIN([.$G102:.$K102])" calcext:base-cell-address="'docker-log-2018-08-27'.I102"/>
          </calcext:conditional-format>
          <calcext:conditional-format calcext:target-range-address="'docker-log-2018-08-27'.I103:'docker-log-2018-08-27'.I103">
            <calcext:condition calcext:apply-style-name="Error" calcext:value="&gt;=900" calcext:base-cell-address="'docker-log-2018-08-27'.I103"/>
            <calcext:condition calcext:apply-style-name="Accent" calcext:value="=MIN([.$B103:.$F103])" calcext:base-cell-address="'docker-log-2018-08-27'.I103"/>
          </calcext:conditional-format>
          <calcext:conditional-format calcext:target-range-address="'docker-log-2018-08-27'.I103:'docker-log-2018-08-27'.I103">
            <calcext:condition calcext:apply-style-name="Accent" calcext:value="=MIN([.$G103:.$K103])" calcext:base-cell-address="'docker-log-2018-08-27'.I103"/>
          </calcext:conditional-format>
          <calcext:conditional-format calcext:target-range-address="'docker-log-2018-08-27'.I104:'docker-log-2018-08-27'.I104">
            <calcext:condition calcext:apply-style-name="Error" calcext:value="&gt;=900" calcext:base-cell-address="'docker-log-2018-08-27'.I104"/>
            <calcext:condition calcext:apply-style-name="Accent" calcext:value="=MIN([.$B104:.$F104])" calcext:base-cell-address="'docker-log-2018-08-27'.I104"/>
          </calcext:conditional-format>
          <calcext:conditional-format calcext:target-range-address="'docker-log-2018-08-27'.I104:'docker-log-2018-08-27'.I104">
            <calcext:condition calcext:apply-style-name="Accent" calcext:value="=MIN([.$G104:.$K104])" calcext:base-cell-address="'docker-log-2018-08-27'.I104"/>
          </calcext:conditional-format>
          <calcext:conditional-format calcext:target-range-address="'docker-log-2018-08-27'.I105:'docker-log-2018-08-27'.I105">
            <calcext:condition calcext:apply-style-name="Error" calcext:value="&gt;=900" calcext:base-cell-address="'docker-log-2018-08-27'.I105"/>
            <calcext:condition calcext:apply-style-name="Accent" calcext:value="=MIN([.$B105:.$F105])" calcext:base-cell-address="'docker-log-2018-08-27'.I105"/>
          </calcext:conditional-format>
          <calcext:conditional-format calcext:target-range-address="'docker-log-2018-08-27'.I105:'docker-log-2018-08-27'.I105">
            <calcext:condition calcext:apply-style-name="Accent" calcext:value="=MIN([.$G105:.$K105])" calcext:base-cell-address="'docker-log-2018-08-27'.I105"/>
          </calcext:conditional-format>
          <calcext:conditional-format calcext:target-range-address="'docker-log-2018-08-27'.I106:'docker-log-2018-08-27'.I106">
            <calcext:condition calcext:apply-style-name="Error" calcext:value="&gt;=900" calcext:base-cell-address="'docker-log-2018-08-27'.I106"/>
            <calcext:condition calcext:apply-style-name="Accent" calcext:value="=MIN([.$B106:.$F106])" calcext:base-cell-address="'docker-log-2018-08-27'.I106"/>
          </calcext:conditional-format>
          <calcext:conditional-format calcext:target-range-address="'docker-log-2018-08-27'.I106:'docker-log-2018-08-27'.I106">
            <calcext:condition calcext:apply-style-name="Accent" calcext:value="=MIN([.$G106:.$K106])" calcext:base-cell-address="'docker-log-2018-08-27'.I106"/>
          </calcext:conditional-format>
          <calcext:conditional-format calcext:target-range-address="'docker-log-2018-08-27'.I107:'docker-log-2018-08-27'.I107">
            <calcext:condition calcext:apply-style-name="Error" calcext:value="&gt;=900" calcext:base-cell-address="'docker-log-2018-08-27'.I107"/>
            <calcext:condition calcext:apply-style-name="Accent" calcext:value="=MIN([.$B107:.$F107])" calcext:base-cell-address="'docker-log-2018-08-27'.I107"/>
          </calcext:conditional-format>
          <calcext:conditional-format calcext:target-range-address="'docker-log-2018-08-27'.I107:'docker-log-2018-08-27'.I107">
            <calcext:condition calcext:apply-style-name="Accent" calcext:value="=MIN([.$G107:.$K107])" calcext:base-cell-address="'docker-log-2018-08-27'.I107"/>
          </calcext:conditional-format>
          <calcext:conditional-format calcext:target-range-address="'docker-log-2018-08-27'.I108:'docker-log-2018-08-27'.I108">
            <calcext:condition calcext:apply-style-name="Error" calcext:value="&gt;=900" calcext:base-cell-address="'docker-log-2018-08-27'.I108"/>
            <calcext:condition calcext:apply-style-name="Accent" calcext:value="=MIN([.$B108:.$F108])" calcext:base-cell-address="'docker-log-2018-08-27'.I108"/>
          </calcext:conditional-format>
          <calcext:conditional-format calcext:target-range-address="'docker-log-2018-08-27'.I108:'docker-log-2018-08-27'.I108">
            <calcext:condition calcext:apply-style-name="Accent" calcext:value="=MIN([.$G108:.$K108])" calcext:base-cell-address="'docker-log-2018-08-27'.I108"/>
          </calcext:conditional-format>
          <calcext:conditional-format calcext:target-range-address="'docker-log-2018-08-27'.I109:'docker-log-2018-08-27'.I109">
            <calcext:condition calcext:apply-style-name="Error" calcext:value="&gt;=900" calcext:base-cell-address="'docker-log-2018-08-27'.I109"/>
            <calcext:condition calcext:apply-style-name="Accent" calcext:value="=MIN([.$B109:.$F109])" calcext:base-cell-address="'docker-log-2018-08-27'.I109"/>
          </calcext:conditional-format>
          <calcext:conditional-format calcext:target-range-address="'docker-log-2018-08-27'.I109:'docker-log-2018-08-27'.I109">
            <calcext:condition calcext:apply-style-name="Accent" calcext:value="=MIN([.$G109:.$K109])" calcext:base-cell-address="'docker-log-2018-08-27'.I109"/>
          </calcext:conditional-format>
          <calcext:conditional-format calcext:target-range-address="'docker-log-2018-08-27'.I110:'docker-log-2018-08-27'.I110">
            <calcext:condition calcext:apply-style-name="Error" calcext:value="&gt;=900" calcext:base-cell-address="'docker-log-2018-08-27'.I110"/>
            <calcext:condition calcext:apply-style-name="Accent" calcext:value="=MIN([.$B110:.$F110])" calcext:base-cell-address="'docker-log-2018-08-27'.I110"/>
          </calcext:conditional-format>
          <calcext:conditional-format calcext:target-range-address="'docker-log-2018-08-27'.I110:'docker-log-2018-08-27'.I110">
            <calcext:condition calcext:apply-style-name="Accent" calcext:value="=MIN([.$G110:.$K110])" calcext:base-cell-address="'docker-log-2018-08-27'.I110"/>
          </calcext:conditional-format>
          <calcext:conditional-format calcext:target-range-address="'docker-log-2018-08-27'.I111:'docker-log-2018-08-27'.I111">
            <calcext:condition calcext:apply-style-name="Error" calcext:value="&gt;=900" calcext:base-cell-address="'docker-log-2018-08-27'.I111"/>
            <calcext:condition calcext:apply-style-name="Accent" calcext:value="=MIN([.$B111:.$F111])" calcext:base-cell-address="'docker-log-2018-08-27'.I111"/>
          </calcext:conditional-format>
          <calcext:conditional-format calcext:target-range-address="'docker-log-2018-08-27'.I111:'docker-log-2018-08-27'.I111">
            <calcext:condition calcext:apply-style-name="Accent" calcext:value="=MIN([.$G111:.$K111])" calcext:base-cell-address="'docker-log-2018-08-27'.I111"/>
          </calcext:conditional-format>
          <calcext:conditional-format calcext:target-range-address="'docker-log-2018-08-27'.I112:'docker-log-2018-08-27'.I112">
            <calcext:condition calcext:apply-style-name="Error" calcext:value="&gt;=900" calcext:base-cell-address="'docker-log-2018-08-27'.I112"/>
            <calcext:condition calcext:apply-style-name="Accent" calcext:value="=MIN([.$B112:.$F112])" calcext:base-cell-address="'docker-log-2018-08-27'.I112"/>
          </calcext:conditional-format>
          <calcext:conditional-format calcext:target-range-address="'docker-log-2018-08-27'.I112:'docker-log-2018-08-27'.I112">
            <calcext:condition calcext:apply-style-name="Accent" calcext:value="=MIN([.$G112:.$K112])" calcext:base-cell-address="'docker-log-2018-08-27'.I112"/>
          </calcext:conditional-format>
          <calcext:conditional-format calcext:target-range-address="'docker-log-2018-08-27'.I113:'docker-log-2018-08-27'.I113">
            <calcext:condition calcext:apply-style-name="Error" calcext:value="&gt;=900" calcext:base-cell-address="'docker-log-2018-08-27'.I113"/>
            <calcext:condition calcext:apply-style-name="Accent" calcext:value="=MIN([.$B113:.$F113])" calcext:base-cell-address="'docker-log-2018-08-27'.I113"/>
          </calcext:conditional-format>
          <calcext:conditional-format calcext:target-range-address="'docker-log-2018-08-27'.I113:'docker-log-2018-08-27'.I113">
            <calcext:condition calcext:apply-style-name="Accent" calcext:value="=MIN([.$G113:.$K113])" calcext:base-cell-address="'docker-log-2018-08-27'.I113"/>
          </calcext:conditional-format>
          <calcext:conditional-format calcext:target-range-address="'docker-log-2018-08-27'.J4:'docker-log-2018-08-27'.J4">
            <calcext:condition calcext:apply-style-name="Error" calcext:value="&gt;=900" calcext:base-cell-address="'docker-log-2018-08-27'.J4"/>
            <calcext:condition calcext:apply-style-name="Accent" calcext:value="=MIN([.$B4:.$F4])" calcext:base-cell-address="'docker-log-2018-08-27'.J4"/>
          </calcext:conditional-format>
          <calcext:conditional-format calcext:target-range-address="'docker-log-2018-08-27'.J4:'docker-log-2018-08-27'.J4">
            <calcext:condition calcext:apply-style-name="Accent" calcext:value="=MIN([.$G4:.$K4])" calcext:base-cell-address="'docker-log-2018-08-27'.J4"/>
          </calcext:conditional-format>
          <calcext:conditional-format calcext:target-range-address="'docker-log-2018-08-27'.J5:'docker-log-2018-08-27'.J5">
            <calcext:condition calcext:apply-style-name="Error" calcext:value="&gt;=900" calcext:base-cell-address="'docker-log-2018-08-27'.J5"/>
            <calcext:condition calcext:apply-style-name="Accent" calcext:value="=MIN([.$B5:.$F5])" calcext:base-cell-address="'docker-log-2018-08-27'.J5"/>
          </calcext:conditional-format>
          <calcext:conditional-format calcext:target-range-address="'docker-log-2018-08-27'.J5:'docker-log-2018-08-27'.J5">
            <calcext:condition calcext:apply-style-name="Accent" calcext:value="=MIN([.$G5:.$K5])" calcext:base-cell-address="'docker-log-2018-08-27'.J5"/>
          </calcext:conditional-format>
          <calcext:conditional-format calcext:target-range-address="'docker-log-2018-08-27'.J6:'docker-log-2018-08-27'.J6">
            <calcext:condition calcext:apply-style-name="Error" calcext:value="&gt;=900" calcext:base-cell-address="'docker-log-2018-08-27'.J6"/>
            <calcext:condition calcext:apply-style-name="Accent" calcext:value="=MIN([.$B6:.$F6])" calcext:base-cell-address="'docker-log-2018-08-27'.J6"/>
          </calcext:conditional-format>
          <calcext:conditional-format calcext:target-range-address="'docker-log-2018-08-27'.J6:'docker-log-2018-08-27'.J6">
            <calcext:condition calcext:apply-style-name="Accent" calcext:value="=MIN([.$G6:.$K6])" calcext:base-cell-address="'docker-log-2018-08-27'.J6"/>
          </calcext:conditional-format>
          <calcext:conditional-format calcext:target-range-address="'docker-log-2018-08-27'.J7:'docker-log-2018-08-27'.J7">
            <calcext:condition calcext:apply-style-name="Error" calcext:value="&gt;=900" calcext:base-cell-address="'docker-log-2018-08-27'.J7"/>
            <calcext:condition calcext:apply-style-name="Accent" calcext:value="=MIN([.$B7:.$F7])" calcext:base-cell-address="'docker-log-2018-08-27'.J7"/>
          </calcext:conditional-format>
          <calcext:conditional-format calcext:target-range-address="'docker-log-2018-08-27'.J7:'docker-log-2018-08-27'.J7">
            <calcext:condition calcext:apply-style-name="Accent" calcext:value="=MIN([.$G7:.$K7])" calcext:base-cell-address="'docker-log-2018-08-27'.J7"/>
          </calcext:conditional-format>
          <calcext:conditional-format calcext:target-range-address="'docker-log-2018-08-27'.J8:'docker-log-2018-08-27'.J8">
            <calcext:condition calcext:apply-style-name="Error" calcext:value="&gt;=900" calcext:base-cell-address="'docker-log-2018-08-27'.J8"/>
            <calcext:condition calcext:apply-style-name="Accent" calcext:value="=MIN([.$B8:.$F8])" calcext:base-cell-address="'docker-log-2018-08-27'.J8"/>
          </calcext:conditional-format>
          <calcext:conditional-format calcext:target-range-address="'docker-log-2018-08-27'.J8:'docker-log-2018-08-27'.J8">
            <calcext:condition calcext:apply-style-name="Accent" calcext:value="=MIN([.$G8:.$K8])" calcext:base-cell-address="'docker-log-2018-08-27'.J8"/>
          </calcext:conditional-format>
          <calcext:conditional-format calcext:target-range-address="'docker-log-2018-08-27'.J9:'docker-log-2018-08-27'.J9">
            <calcext:condition calcext:apply-style-name="Error" calcext:value="&gt;=900" calcext:base-cell-address="'docker-log-2018-08-27'.J9"/>
            <calcext:condition calcext:apply-style-name="Accent" calcext:value="=MIN([.$B9:.$F9])" calcext:base-cell-address="'docker-log-2018-08-27'.J9"/>
          </calcext:conditional-format>
          <calcext:conditional-format calcext:target-range-address="'docker-log-2018-08-27'.J9:'docker-log-2018-08-27'.J9">
            <calcext:condition calcext:apply-style-name="Accent" calcext:value="=MIN([.$G9:.$K9])" calcext:base-cell-address="'docker-log-2018-08-27'.J9"/>
          </calcext:conditional-format>
          <calcext:conditional-format calcext:target-range-address="'docker-log-2018-08-27'.J10:'docker-log-2018-08-27'.J10">
            <calcext:condition calcext:apply-style-name="Error" calcext:value="&gt;=900" calcext:base-cell-address="'docker-log-2018-08-27'.J10"/>
            <calcext:condition calcext:apply-style-name="Accent" calcext:value="=MIN([.$B10:.$F10])" calcext:base-cell-address="'docker-log-2018-08-27'.J10"/>
          </calcext:conditional-format>
          <calcext:conditional-format calcext:target-range-address="'docker-log-2018-08-27'.J10:'docker-log-2018-08-27'.J10">
            <calcext:condition calcext:apply-style-name="Accent" calcext:value="=MIN([.$G10:.$K10])" calcext:base-cell-address="'docker-log-2018-08-27'.J10"/>
          </calcext:conditional-format>
          <calcext:conditional-format calcext:target-range-address="'docker-log-2018-08-27'.J11:'docker-log-2018-08-27'.J11">
            <calcext:condition calcext:apply-style-name="Error" calcext:value="&gt;=900" calcext:base-cell-address="'docker-log-2018-08-27'.J11"/>
            <calcext:condition calcext:apply-style-name="Accent" calcext:value="=MIN([.$B11:.$F11])" calcext:base-cell-address="'docker-log-2018-08-27'.J11"/>
          </calcext:conditional-format>
          <calcext:conditional-format calcext:target-range-address="'docker-log-2018-08-27'.J11:'docker-log-2018-08-27'.J11">
            <calcext:condition calcext:apply-style-name="Accent" calcext:value="=MIN([.$G11:.$K11])" calcext:base-cell-address="'docker-log-2018-08-27'.J11"/>
          </calcext:conditional-format>
          <calcext:conditional-format calcext:target-range-address="'docker-log-2018-08-27'.J12:'docker-log-2018-08-27'.J12">
            <calcext:condition calcext:apply-style-name="Error" calcext:value="&gt;=900" calcext:base-cell-address="'docker-log-2018-08-27'.J12"/>
            <calcext:condition calcext:apply-style-name="Accent" calcext:value="=MIN([.$B12:.$F12])" calcext:base-cell-address="'docker-log-2018-08-27'.J12"/>
          </calcext:conditional-format>
          <calcext:conditional-format calcext:target-range-address="'docker-log-2018-08-27'.J12:'docker-log-2018-08-27'.J12">
            <calcext:condition calcext:apply-style-name="Accent" calcext:value="=MIN([.$G12:.$K12])" calcext:base-cell-address="'docker-log-2018-08-27'.J12"/>
          </calcext:conditional-format>
          <calcext:conditional-format calcext:target-range-address="'docker-log-2018-08-27'.J13:'docker-log-2018-08-27'.J13">
            <calcext:condition calcext:apply-style-name="Error" calcext:value="&gt;=900" calcext:base-cell-address="'docker-log-2018-08-27'.J13"/>
            <calcext:condition calcext:apply-style-name="Accent" calcext:value="=MIN([.$B13:.$F13])" calcext:base-cell-address="'docker-log-2018-08-27'.J13"/>
          </calcext:conditional-format>
          <calcext:conditional-format calcext:target-range-address="'docker-log-2018-08-27'.J13:'docker-log-2018-08-27'.J13">
            <calcext:condition calcext:apply-style-name="Accent" calcext:value="=MIN([.$G13:.$K13])" calcext:base-cell-address="'docker-log-2018-08-27'.J13"/>
          </calcext:conditional-format>
          <calcext:conditional-format calcext:target-range-address="'docker-log-2018-08-27'.J14:'docker-log-2018-08-27'.J14">
            <calcext:condition calcext:apply-style-name="Error" calcext:value="&gt;=900" calcext:base-cell-address="'docker-log-2018-08-27'.J14"/>
            <calcext:condition calcext:apply-style-name="Accent" calcext:value="=MIN([.$B14:.$F14])" calcext:base-cell-address="'docker-log-2018-08-27'.J14"/>
          </calcext:conditional-format>
          <calcext:conditional-format calcext:target-range-address="'docker-log-2018-08-27'.J14:'docker-log-2018-08-27'.J14">
            <calcext:condition calcext:apply-style-name="Accent" calcext:value="=MIN([.$G14:.$K14])" calcext:base-cell-address="'docker-log-2018-08-27'.J14"/>
          </calcext:conditional-format>
          <calcext:conditional-format calcext:target-range-address="'docker-log-2018-08-27'.J15:'docker-log-2018-08-27'.J15">
            <calcext:condition calcext:apply-style-name="Error" calcext:value="&gt;=900" calcext:base-cell-address="'docker-log-2018-08-27'.J15"/>
            <calcext:condition calcext:apply-style-name="Accent" calcext:value="=MIN([.$B15:.$F15])" calcext:base-cell-address="'docker-log-2018-08-27'.J15"/>
          </calcext:conditional-format>
          <calcext:conditional-format calcext:target-range-address="'docker-log-2018-08-27'.J15:'docker-log-2018-08-27'.J15">
            <calcext:condition calcext:apply-style-name="Accent" calcext:value="=MIN([.$G15:.$K15])" calcext:base-cell-address="'docker-log-2018-08-27'.J15"/>
          </calcext:conditional-format>
          <calcext:conditional-format calcext:target-range-address="'docker-log-2018-08-27'.J16:'docker-log-2018-08-27'.J16">
            <calcext:condition calcext:apply-style-name="Error" calcext:value="&gt;=900" calcext:base-cell-address="'docker-log-2018-08-27'.J16"/>
            <calcext:condition calcext:apply-style-name="Accent" calcext:value="=MIN([.$B16:.$F16])" calcext:base-cell-address="'docker-log-2018-08-27'.J16"/>
          </calcext:conditional-format>
          <calcext:conditional-format calcext:target-range-address="'docker-log-2018-08-27'.J16:'docker-log-2018-08-27'.J16">
            <calcext:condition calcext:apply-style-name="Accent" calcext:value="=MIN([.$G16:.$K16])" calcext:base-cell-address="'docker-log-2018-08-27'.J16"/>
          </calcext:conditional-format>
          <calcext:conditional-format calcext:target-range-address="'docker-log-2018-08-27'.J17:'docker-log-2018-08-27'.J17">
            <calcext:condition calcext:apply-style-name="Error" calcext:value="&gt;=900" calcext:base-cell-address="'docker-log-2018-08-27'.J17"/>
            <calcext:condition calcext:apply-style-name="Accent" calcext:value="=MIN([.$B17:.$F17])" calcext:base-cell-address="'docker-log-2018-08-27'.J17"/>
          </calcext:conditional-format>
          <calcext:conditional-format calcext:target-range-address="'docker-log-2018-08-27'.J17:'docker-log-2018-08-27'.J17">
            <calcext:condition calcext:apply-style-name="Accent" calcext:value="=MIN([.$G17:.$K17])" calcext:base-cell-address="'docker-log-2018-08-27'.J17"/>
          </calcext:conditional-format>
          <calcext:conditional-format calcext:target-range-address="'docker-log-2018-08-27'.J18:'docker-log-2018-08-27'.J18">
            <calcext:condition calcext:apply-style-name="Error" calcext:value="&gt;=900" calcext:base-cell-address="'docker-log-2018-08-27'.J18"/>
            <calcext:condition calcext:apply-style-name="Accent" calcext:value="=MIN([.$B18:.$F18])" calcext:base-cell-address="'docker-log-2018-08-27'.J18"/>
          </calcext:conditional-format>
          <calcext:conditional-format calcext:target-range-address="'docker-log-2018-08-27'.J18:'docker-log-2018-08-27'.J18">
            <calcext:condition calcext:apply-style-name="Accent" calcext:value="=MIN([.$G18:.$K18])" calcext:base-cell-address="'docker-log-2018-08-27'.J18"/>
          </calcext:conditional-format>
          <calcext:conditional-format calcext:target-range-address="'docker-log-2018-08-27'.J19:'docker-log-2018-08-27'.J19">
            <calcext:condition calcext:apply-style-name="Error" calcext:value="&gt;=900" calcext:base-cell-address="'docker-log-2018-08-27'.J19"/>
            <calcext:condition calcext:apply-style-name="Accent" calcext:value="=MIN([.$B19:.$F19])" calcext:base-cell-address="'docker-log-2018-08-27'.J19"/>
          </calcext:conditional-format>
          <calcext:conditional-format calcext:target-range-address="'docker-log-2018-08-27'.J19:'docker-log-2018-08-27'.J19">
            <calcext:condition calcext:apply-style-name="Accent" calcext:value="=MIN([.$G19:.$K19])" calcext:base-cell-address="'docker-log-2018-08-27'.J19"/>
          </calcext:conditional-format>
          <calcext:conditional-format calcext:target-range-address="'docker-log-2018-08-27'.J20:'docker-log-2018-08-27'.J20">
            <calcext:condition calcext:apply-style-name="Error" calcext:value="&gt;=900" calcext:base-cell-address="'docker-log-2018-08-27'.J20"/>
            <calcext:condition calcext:apply-style-name="Accent" calcext:value="=MIN([.$B20:.$F20])" calcext:base-cell-address="'docker-log-2018-08-27'.J20"/>
          </calcext:conditional-format>
          <calcext:conditional-format calcext:target-range-address="'docker-log-2018-08-27'.J20:'docker-log-2018-08-27'.J20">
            <calcext:condition calcext:apply-style-name="Accent" calcext:value="=MIN([.$G20:.$K20])" calcext:base-cell-address="'docker-log-2018-08-27'.J20"/>
          </calcext:conditional-format>
          <calcext:conditional-format calcext:target-range-address="'docker-log-2018-08-27'.J21:'docker-log-2018-08-27'.J21">
            <calcext:condition calcext:apply-style-name="Error" calcext:value="&gt;=900" calcext:base-cell-address="'docker-log-2018-08-27'.J21"/>
            <calcext:condition calcext:apply-style-name="Accent" calcext:value="=MIN([.$B21:.$F21])" calcext:base-cell-address="'docker-log-2018-08-27'.J21"/>
          </calcext:conditional-format>
          <calcext:conditional-format calcext:target-range-address="'docker-log-2018-08-27'.J21:'docker-log-2018-08-27'.J21">
            <calcext:condition calcext:apply-style-name="Accent" calcext:value="=MIN([.$G21:.$K21])" calcext:base-cell-address="'docker-log-2018-08-27'.J21"/>
          </calcext:conditional-format>
          <calcext:conditional-format calcext:target-range-address="'docker-log-2018-08-27'.J22:'docker-log-2018-08-27'.J22">
            <calcext:condition calcext:apply-style-name="Error" calcext:value="&gt;=900" calcext:base-cell-address="'docker-log-2018-08-27'.J22"/>
            <calcext:condition calcext:apply-style-name="Accent" calcext:value="=MIN([.$B22:.$F22])" calcext:base-cell-address="'docker-log-2018-08-27'.J22"/>
          </calcext:conditional-format>
          <calcext:conditional-format calcext:target-range-address="'docker-log-2018-08-27'.J22:'docker-log-2018-08-27'.J22">
            <calcext:condition calcext:apply-style-name="Accent" calcext:value="=MIN([.$G22:.$K22])" calcext:base-cell-address="'docker-log-2018-08-27'.J22"/>
          </calcext:conditional-format>
          <calcext:conditional-format calcext:target-range-address="'docker-log-2018-08-27'.J23:'docker-log-2018-08-27'.J23">
            <calcext:condition calcext:apply-style-name="Error" calcext:value="&gt;=900" calcext:base-cell-address="'docker-log-2018-08-27'.J23"/>
            <calcext:condition calcext:apply-style-name="Accent" calcext:value="=MIN([.$B23:.$F23])" calcext:base-cell-address="'docker-log-2018-08-27'.J23"/>
          </calcext:conditional-format>
          <calcext:conditional-format calcext:target-range-address="'docker-log-2018-08-27'.J23:'docker-log-2018-08-27'.J23">
            <calcext:condition calcext:apply-style-name="Accent" calcext:value="=MIN([.$G23:.$K23])" calcext:base-cell-address="'docker-log-2018-08-27'.J23"/>
          </calcext:conditional-format>
          <calcext:conditional-format calcext:target-range-address="'docker-log-2018-08-27'.J24:'docker-log-2018-08-27'.J24">
            <calcext:condition calcext:apply-style-name="Error" calcext:value="&gt;=900" calcext:base-cell-address="'docker-log-2018-08-27'.J24"/>
            <calcext:condition calcext:apply-style-name="Accent" calcext:value="=MIN([.$B24:.$F24])" calcext:base-cell-address="'docker-log-2018-08-27'.J24"/>
          </calcext:conditional-format>
          <calcext:conditional-format calcext:target-range-address="'docker-log-2018-08-27'.J24:'docker-log-2018-08-27'.J24">
            <calcext:condition calcext:apply-style-name="Accent" calcext:value="=MIN([.$G24:.$K24])" calcext:base-cell-address="'docker-log-2018-08-27'.J24"/>
          </calcext:conditional-format>
          <calcext:conditional-format calcext:target-range-address="'docker-log-2018-08-27'.J25:'docker-log-2018-08-27'.J25">
            <calcext:condition calcext:apply-style-name="Error" calcext:value="&gt;=900" calcext:base-cell-address="'docker-log-2018-08-27'.J25"/>
            <calcext:condition calcext:apply-style-name="Accent" calcext:value="=MIN([.$B25:.$F25])" calcext:base-cell-address="'docker-log-2018-08-27'.J25"/>
          </calcext:conditional-format>
          <calcext:conditional-format calcext:target-range-address="'docker-log-2018-08-27'.J25:'docker-log-2018-08-27'.J25">
            <calcext:condition calcext:apply-style-name="Accent" calcext:value="=MIN([.$G25:.$K25])" calcext:base-cell-address="'docker-log-2018-08-27'.J25"/>
          </calcext:conditional-format>
          <calcext:conditional-format calcext:target-range-address="'docker-log-2018-08-27'.J26:'docker-log-2018-08-27'.J26">
            <calcext:condition calcext:apply-style-name="Error" calcext:value="&gt;=900" calcext:base-cell-address="'docker-log-2018-08-27'.J26"/>
            <calcext:condition calcext:apply-style-name="Accent" calcext:value="=MIN([.$B26:.$F26])" calcext:base-cell-address="'docker-log-2018-08-27'.J26"/>
          </calcext:conditional-format>
          <calcext:conditional-format calcext:target-range-address="'docker-log-2018-08-27'.J26:'docker-log-2018-08-27'.J26">
            <calcext:condition calcext:apply-style-name="Accent" calcext:value="=MIN([.$G26:.$K26])" calcext:base-cell-address="'docker-log-2018-08-27'.J26"/>
          </calcext:conditional-format>
          <calcext:conditional-format calcext:target-range-address="'docker-log-2018-08-27'.J27:'docker-log-2018-08-27'.J27">
            <calcext:condition calcext:apply-style-name="Error" calcext:value="&gt;=900" calcext:base-cell-address="'docker-log-2018-08-27'.J27"/>
            <calcext:condition calcext:apply-style-name="Accent" calcext:value="=MIN([.$B27:.$F27])" calcext:base-cell-address="'docker-log-2018-08-27'.J27"/>
          </calcext:conditional-format>
          <calcext:conditional-format calcext:target-range-address="'docker-log-2018-08-27'.J27:'docker-log-2018-08-27'.J27">
            <calcext:condition calcext:apply-style-name="Accent" calcext:value="=MIN([.$G27:.$K27])" calcext:base-cell-address="'docker-log-2018-08-27'.J27"/>
          </calcext:conditional-format>
          <calcext:conditional-format calcext:target-range-address="'docker-log-2018-08-27'.J28:'docker-log-2018-08-27'.J28">
            <calcext:condition calcext:apply-style-name="Error" calcext:value="&gt;=900" calcext:base-cell-address="'docker-log-2018-08-27'.J28"/>
            <calcext:condition calcext:apply-style-name="Accent" calcext:value="=MIN([.$B28:.$F28])" calcext:base-cell-address="'docker-log-2018-08-27'.J28"/>
          </calcext:conditional-format>
          <calcext:conditional-format calcext:target-range-address="'docker-log-2018-08-27'.J28:'docker-log-2018-08-27'.J28">
            <calcext:condition calcext:apply-style-name="Accent" calcext:value="=MIN([.$G28:.$K28])" calcext:base-cell-address="'docker-log-2018-08-27'.J28"/>
          </calcext:conditional-format>
          <calcext:conditional-format calcext:target-range-address="'docker-log-2018-08-27'.J29:'docker-log-2018-08-27'.J29">
            <calcext:condition calcext:apply-style-name="Error" calcext:value="&gt;=900" calcext:base-cell-address="'docker-log-2018-08-27'.J29"/>
            <calcext:condition calcext:apply-style-name="Accent" calcext:value="=MIN([.$B29:.$F29])" calcext:base-cell-address="'docker-log-2018-08-27'.J29"/>
          </calcext:conditional-format>
          <calcext:conditional-format calcext:target-range-address="'docker-log-2018-08-27'.J29:'docker-log-2018-08-27'.J29">
            <calcext:condition calcext:apply-style-name="Accent" calcext:value="=MIN([.$G29:.$K29])" calcext:base-cell-address="'docker-log-2018-08-27'.J29"/>
          </calcext:conditional-format>
          <calcext:conditional-format calcext:target-range-address="'docker-log-2018-08-27'.J30:'docker-log-2018-08-27'.J30">
            <calcext:condition calcext:apply-style-name="Error" calcext:value="&gt;=900" calcext:base-cell-address="'docker-log-2018-08-27'.J30"/>
            <calcext:condition calcext:apply-style-name="Accent" calcext:value="=MIN([.$B30:.$F30])" calcext:base-cell-address="'docker-log-2018-08-27'.J30"/>
          </calcext:conditional-format>
          <calcext:conditional-format calcext:target-range-address="'docker-log-2018-08-27'.J30:'docker-log-2018-08-27'.J30">
            <calcext:condition calcext:apply-style-name="Accent" calcext:value="=MIN([.$G30:.$K30])" calcext:base-cell-address="'docker-log-2018-08-27'.J30"/>
          </calcext:conditional-format>
          <calcext:conditional-format calcext:target-range-address="'docker-log-2018-08-27'.J31:'docker-log-2018-08-27'.J31">
            <calcext:condition calcext:apply-style-name="Error" calcext:value="&gt;=900" calcext:base-cell-address="'docker-log-2018-08-27'.J31"/>
            <calcext:condition calcext:apply-style-name="Accent" calcext:value="=MIN([.$B31:.$F31])" calcext:base-cell-address="'docker-log-2018-08-27'.J31"/>
          </calcext:conditional-format>
          <calcext:conditional-format calcext:target-range-address="'docker-log-2018-08-27'.J31:'docker-log-2018-08-27'.J31">
            <calcext:condition calcext:apply-style-name="Accent" calcext:value="=MIN([.$G31:.$K31])" calcext:base-cell-address="'docker-log-2018-08-27'.J31"/>
          </calcext:conditional-format>
          <calcext:conditional-format calcext:target-range-address="'docker-log-2018-08-27'.J32:'docker-log-2018-08-27'.J32">
            <calcext:condition calcext:apply-style-name="Error" calcext:value="&gt;=900" calcext:base-cell-address="'docker-log-2018-08-27'.J32"/>
            <calcext:condition calcext:apply-style-name="Accent" calcext:value="=MIN([.$B32:.$F32])" calcext:base-cell-address="'docker-log-2018-08-27'.J32"/>
          </calcext:conditional-format>
          <calcext:conditional-format calcext:target-range-address="'docker-log-2018-08-27'.J32:'docker-log-2018-08-27'.J32">
            <calcext:condition calcext:apply-style-name="Accent" calcext:value="=MIN([.$G32:.$K32])" calcext:base-cell-address="'docker-log-2018-08-27'.J32"/>
          </calcext:conditional-format>
          <calcext:conditional-format calcext:target-range-address="'docker-log-2018-08-27'.J33:'docker-log-2018-08-27'.J33">
            <calcext:condition calcext:apply-style-name="Error" calcext:value="&gt;=900" calcext:base-cell-address="'docker-log-2018-08-27'.J33"/>
            <calcext:condition calcext:apply-style-name="Accent" calcext:value="=MIN([.$B33:.$F33])" calcext:base-cell-address="'docker-log-2018-08-27'.J33"/>
          </calcext:conditional-format>
          <calcext:conditional-format calcext:target-range-address="'docker-log-2018-08-27'.J33:'docker-log-2018-08-27'.J33">
            <calcext:condition calcext:apply-style-name="Accent" calcext:value="=MIN([.$G33:.$K33])" calcext:base-cell-address="'docker-log-2018-08-27'.J33"/>
          </calcext:conditional-format>
          <calcext:conditional-format calcext:target-range-address="'docker-log-2018-08-27'.J34:'docker-log-2018-08-27'.J34">
            <calcext:condition calcext:apply-style-name="Error" calcext:value="&gt;=900" calcext:base-cell-address="'docker-log-2018-08-27'.J34"/>
            <calcext:condition calcext:apply-style-name="Accent" calcext:value="=MIN([.$B34:.$F34])" calcext:base-cell-address="'docker-log-2018-08-27'.J34"/>
          </calcext:conditional-format>
          <calcext:conditional-format calcext:target-range-address="'docker-log-2018-08-27'.J34:'docker-log-2018-08-27'.J34">
            <calcext:condition calcext:apply-style-name="Accent" calcext:value="=MIN([.$G34:.$K34])" calcext:base-cell-address="'docker-log-2018-08-27'.J34"/>
          </calcext:conditional-format>
          <calcext:conditional-format calcext:target-range-address="'docker-log-2018-08-27'.J35:'docker-log-2018-08-27'.J35">
            <calcext:condition calcext:apply-style-name="Error" calcext:value="&gt;=900" calcext:base-cell-address="'docker-log-2018-08-27'.J35"/>
            <calcext:condition calcext:apply-style-name="Accent" calcext:value="=MIN([.$B35:.$F35])" calcext:base-cell-address="'docker-log-2018-08-27'.J35"/>
          </calcext:conditional-format>
          <calcext:conditional-format calcext:target-range-address="'docker-log-2018-08-27'.J35:'docker-log-2018-08-27'.J35">
            <calcext:condition calcext:apply-style-name="Accent" calcext:value="=MIN([.$G35:.$K35])" calcext:base-cell-address="'docker-log-2018-08-27'.J35"/>
          </calcext:conditional-format>
          <calcext:conditional-format calcext:target-range-address="'docker-log-2018-08-27'.J36:'docker-log-2018-08-27'.J36">
            <calcext:condition calcext:apply-style-name="Error" calcext:value="&gt;=900" calcext:base-cell-address="'docker-log-2018-08-27'.J36"/>
            <calcext:condition calcext:apply-style-name="Accent" calcext:value="=MIN([.$B36:.$F36])" calcext:base-cell-address="'docker-log-2018-08-27'.J36"/>
          </calcext:conditional-format>
          <calcext:conditional-format calcext:target-range-address="'docker-log-2018-08-27'.J36:'docker-log-2018-08-27'.J36">
            <calcext:condition calcext:apply-style-name="Accent" calcext:value="=MIN([.$G36:.$K36])" calcext:base-cell-address="'docker-log-2018-08-27'.J36"/>
          </calcext:conditional-format>
          <calcext:conditional-format calcext:target-range-address="'docker-log-2018-08-27'.J37:'docker-log-2018-08-27'.J37">
            <calcext:condition calcext:apply-style-name="Error" calcext:value="&gt;=900" calcext:base-cell-address="'docker-log-2018-08-27'.J37"/>
            <calcext:condition calcext:apply-style-name="Accent" calcext:value="=MIN([.$B37:.$F37])" calcext:base-cell-address="'docker-log-2018-08-27'.J37"/>
          </calcext:conditional-format>
          <calcext:conditional-format calcext:target-range-address="'docker-log-2018-08-27'.J37:'docker-log-2018-08-27'.J37">
            <calcext:condition calcext:apply-style-name="Accent" calcext:value="=MIN([.$G37:.$K37])" calcext:base-cell-address="'docker-log-2018-08-27'.J37"/>
          </calcext:conditional-format>
          <calcext:conditional-format calcext:target-range-address="'docker-log-2018-08-27'.J38:'docker-log-2018-08-27'.J38">
            <calcext:condition calcext:apply-style-name="Error" calcext:value="&gt;=900" calcext:base-cell-address="'docker-log-2018-08-27'.J38"/>
            <calcext:condition calcext:apply-style-name="Accent" calcext:value="=MIN([.$B38:.$F38])" calcext:base-cell-address="'docker-log-2018-08-27'.J38"/>
          </calcext:conditional-format>
          <calcext:conditional-format calcext:target-range-address="'docker-log-2018-08-27'.J38:'docker-log-2018-08-27'.J38">
            <calcext:condition calcext:apply-style-name="Accent" calcext:value="=MIN([.$G38:.$K38])" calcext:base-cell-address="'docker-log-2018-08-27'.J38"/>
          </calcext:conditional-format>
          <calcext:conditional-format calcext:target-range-address="'docker-log-2018-08-27'.J39:'docker-log-2018-08-27'.J39">
            <calcext:condition calcext:apply-style-name="Error" calcext:value="&gt;=900" calcext:base-cell-address="'docker-log-2018-08-27'.J39"/>
            <calcext:condition calcext:apply-style-name="Accent" calcext:value="=MIN([.$B39:.$F39])" calcext:base-cell-address="'docker-log-2018-08-27'.J39"/>
          </calcext:conditional-format>
          <calcext:conditional-format calcext:target-range-address="'docker-log-2018-08-27'.J39:'docker-log-2018-08-27'.J39">
            <calcext:condition calcext:apply-style-name="Accent" calcext:value="=MIN([.$G39:.$K39])" calcext:base-cell-address="'docker-log-2018-08-27'.J39"/>
          </calcext:conditional-format>
          <calcext:conditional-format calcext:target-range-address="'docker-log-2018-08-27'.J40:'docker-log-2018-08-27'.J40">
            <calcext:condition calcext:apply-style-name="Error" calcext:value="&gt;=900" calcext:base-cell-address="'docker-log-2018-08-27'.J40"/>
            <calcext:condition calcext:apply-style-name="Accent" calcext:value="=MIN([.$B40:.$F40])" calcext:base-cell-address="'docker-log-2018-08-27'.J40"/>
          </calcext:conditional-format>
          <calcext:conditional-format calcext:target-range-address="'docker-log-2018-08-27'.J40:'docker-log-2018-08-27'.J40">
            <calcext:condition calcext:apply-style-name="Accent" calcext:value="=MIN([.$G40:.$K40])" calcext:base-cell-address="'docker-log-2018-08-27'.J40"/>
          </calcext:conditional-format>
          <calcext:conditional-format calcext:target-range-address="'docker-log-2018-08-27'.J41:'docker-log-2018-08-27'.J41">
            <calcext:condition calcext:apply-style-name="Error" calcext:value="&gt;=900" calcext:base-cell-address="'docker-log-2018-08-27'.J41"/>
            <calcext:condition calcext:apply-style-name="Accent" calcext:value="=MIN([.$B41:.$F41])" calcext:base-cell-address="'docker-log-2018-08-27'.J41"/>
          </calcext:conditional-format>
          <calcext:conditional-format calcext:target-range-address="'docker-log-2018-08-27'.J41:'docker-log-2018-08-27'.J41">
            <calcext:condition calcext:apply-style-name="Accent" calcext:value="=MIN([.$G41:.$K41])" calcext:base-cell-address="'docker-log-2018-08-27'.J41"/>
          </calcext:conditional-format>
          <calcext:conditional-format calcext:target-range-address="'docker-log-2018-08-27'.J42:'docker-log-2018-08-27'.J42">
            <calcext:condition calcext:apply-style-name="Error" calcext:value="&gt;=900" calcext:base-cell-address="'docker-log-2018-08-27'.J42"/>
            <calcext:condition calcext:apply-style-name="Accent" calcext:value="=MIN([.$B42:.$F42])" calcext:base-cell-address="'docker-log-2018-08-27'.J42"/>
          </calcext:conditional-format>
          <calcext:conditional-format calcext:target-range-address="'docker-log-2018-08-27'.J42:'docker-log-2018-08-27'.J42">
            <calcext:condition calcext:apply-style-name="Accent" calcext:value="=MIN([.$G42:.$K42])" calcext:base-cell-address="'docker-log-2018-08-27'.J42"/>
          </calcext:conditional-format>
          <calcext:conditional-format calcext:target-range-address="'docker-log-2018-08-27'.J43:'docker-log-2018-08-27'.J43">
            <calcext:condition calcext:apply-style-name="Error" calcext:value="&gt;=900" calcext:base-cell-address="'docker-log-2018-08-27'.J43"/>
            <calcext:condition calcext:apply-style-name="Accent" calcext:value="=MIN([.$B43:.$F43])" calcext:base-cell-address="'docker-log-2018-08-27'.J43"/>
          </calcext:conditional-format>
          <calcext:conditional-format calcext:target-range-address="'docker-log-2018-08-27'.J43:'docker-log-2018-08-27'.J43">
            <calcext:condition calcext:apply-style-name="Accent" calcext:value="=MIN([.$G43:.$K43])" calcext:base-cell-address="'docker-log-2018-08-27'.J43"/>
          </calcext:conditional-format>
          <calcext:conditional-format calcext:target-range-address="'docker-log-2018-08-27'.J44:'docker-log-2018-08-27'.J44">
            <calcext:condition calcext:apply-style-name="Error" calcext:value="&gt;=900" calcext:base-cell-address="'docker-log-2018-08-27'.J44"/>
            <calcext:condition calcext:apply-style-name="Accent" calcext:value="=MIN([.$B44:.$F44])" calcext:base-cell-address="'docker-log-2018-08-27'.J44"/>
          </calcext:conditional-format>
          <calcext:conditional-format calcext:target-range-address="'docker-log-2018-08-27'.J44:'docker-log-2018-08-27'.J44">
            <calcext:condition calcext:apply-style-name="Accent" calcext:value="=MIN([.$G44:.$K44])" calcext:base-cell-address="'docker-log-2018-08-27'.J44"/>
          </calcext:conditional-format>
          <calcext:conditional-format calcext:target-range-address="'docker-log-2018-08-27'.J45:'docker-log-2018-08-27'.J45">
            <calcext:condition calcext:apply-style-name="Error" calcext:value="&gt;=900" calcext:base-cell-address="'docker-log-2018-08-27'.J45"/>
            <calcext:condition calcext:apply-style-name="Accent" calcext:value="=MIN([.$B45:.$F45])" calcext:base-cell-address="'docker-log-2018-08-27'.J45"/>
          </calcext:conditional-format>
          <calcext:conditional-format calcext:target-range-address="'docker-log-2018-08-27'.J45:'docker-log-2018-08-27'.J45">
            <calcext:condition calcext:apply-style-name="Accent" calcext:value="=MIN([.$G45:.$K45])" calcext:base-cell-address="'docker-log-2018-08-27'.J45"/>
          </calcext:conditional-format>
          <calcext:conditional-format calcext:target-range-address="'docker-log-2018-08-27'.J46:'docker-log-2018-08-27'.J46">
            <calcext:condition calcext:apply-style-name="Error" calcext:value="&gt;=900" calcext:base-cell-address="'docker-log-2018-08-27'.J46"/>
            <calcext:condition calcext:apply-style-name="Accent" calcext:value="=MIN([.$B46:.$F46])" calcext:base-cell-address="'docker-log-2018-08-27'.J46"/>
          </calcext:conditional-format>
          <calcext:conditional-format calcext:target-range-address="'docker-log-2018-08-27'.J46:'docker-log-2018-08-27'.J46">
            <calcext:condition calcext:apply-style-name="Accent" calcext:value="=MIN([.$G46:.$K46])" calcext:base-cell-address="'docker-log-2018-08-27'.J46"/>
          </calcext:conditional-format>
          <calcext:conditional-format calcext:target-range-address="'docker-log-2018-08-27'.J47:'docker-log-2018-08-27'.J47">
            <calcext:condition calcext:apply-style-name="Error" calcext:value="&gt;=900" calcext:base-cell-address="'docker-log-2018-08-27'.J47"/>
            <calcext:condition calcext:apply-style-name="Accent" calcext:value="=MIN([.$B47:.$F47])" calcext:base-cell-address="'docker-log-2018-08-27'.J47"/>
          </calcext:conditional-format>
          <calcext:conditional-format calcext:target-range-address="'docker-log-2018-08-27'.J47:'docker-log-2018-08-27'.J47">
            <calcext:condition calcext:apply-style-name="Accent" calcext:value="=MIN([.$G47:.$K47])" calcext:base-cell-address="'docker-log-2018-08-27'.J47"/>
          </calcext:conditional-format>
          <calcext:conditional-format calcext:target-range-address="'docker-log-2018-08-27'.J48:'docker-log-2018-08-27'.J48">
            <calcext:condition calcext:apply-style-name="Error" calcext:value="&gt;=900" calcext:base-cell-address="'docker-log-2018-08-27'.J48"/>
            <calcext:condition calcext:apply-style-name="Accent" calcext:value="=MIN([.$B48:.$F48])" calcext:base-cell-address="'docker-log-2018-08-27'.J48"/>
          </calcext:conditional-format>
          <calcext:conditional-format calcext:target-range-address="'docker-log-2018-08-27'.J48:'docker-log-2018-08-27'.J48">
            <calcext:condition calcext:apply-style-name="Accent" calcext:value="=MIN([.$G48:.$K48])" calcext:base-cell-address="'docker-log-2018-08-27'.J48"/>
          </calcext:conditional-format>
          <calcext:conditional-format calcext:target-range-address="'docker-log-2018-08-27'.J49:'docker-log-2018-08-27'.J49">
            <calcext:condition calcext:apply-style-name="Error" calcext:value="&gt;=900" calcext:base-cell-address="'docker-log-2018-08-27'.J49"/>
            <calcext:condition calcext:apply-style-name="Accent" calcext:value="=MIN([.$B49:.$F49])" calcext:base-cell-address="'docker-log-2018-08-27'.J49"/>
          </calcext:conditional-format>
          <calcext:conditional-format calcext:target-range-address="'docker-log-2018-08-27'.J49:'docker-log-2018-08-27'.J49">
            <calcext:condition calcext:apply-style-name="Accent" calcext:value="=MIN([.$G49:.$K49])" calcext:base-cell-address="'docker-log-2018-08-27'.J49"/>
          </calcext:conditional-format>
          <calcext:conditional-format calcext:target-range-address="'docker-log-2018-08-27'.J50:'docker-log-2018-08-27'.J50">
            <calcext:condition calcext:apply-style-name="Error" calcext:value="&gt;=900" calcext:base-cell-address="'docker-log-2018-08-27'.J50"/>
            <calcext:condition calcext:apply-style-name="Accent" calcext:value="=MIN([.$B50:.$F50])" calcext:base-cell-address="'docker-log-2018-08-27'.J50"/>
          </calcext:conditional-format>
          <calcext:conditional-format calcext:target-range-address="'docker-log-2018-08-27'.J50:'docker-log-2018-08-27'.J50">
            <calcext:condition calcext:apply-style-name="Accent" calcext:value="=MIN([.$G50:.$K50])" calcext:base-cell-address="'docker-log-2018-08-27'.J50"/>
          </calcext:conditional-format>
          <calcext:conditional-format calcext:target-range-address="'docker-log-2018-08-27'.J51:'docker-log-2018-08-27'.J51">
            <calcext:condition calcext:apply-style-name="Error" calcext:value="&gt;=900" calcext:base-cell-address="'docker-log-2018-08-27'.J51"/>
            <calcext:condition calcext:apply-style-name="Accent" calcext:value="=MIN([.$B51:.$F51])" calcext:base-cell-address="'docker-log-2018-08-27'.J51"/>
          </calcext:conditional-format>
          <calcext:conditional-format calcext:target-range-address="'docker-log-2018-08-27'.J51:'docker-log-2018-08-27'.J51">
            <calcext:condition calcext:apply-style-name="Accent" calcext:value="=MIN([.$G51:.$K51])" calcext:base-cell-address="'docker-log-2018-08-27'.J51"/>
          </calcext:conditional-format>
          <calcext:conditional-format calcext:target-range-address="'docker-log-2018-08-27'.J52:'docker-log-2018-08-27'.J52">
            <calcext:condition calcext:apply-style-name="Error" calcext:value="&gt;=900" calcext:base-cell-address="'docker-log-2018-08-27'.J52"/>
            <calcext:condition calcext:apply-style-name="Accent" calcext:value="=MIN([.$B52:.$F52])" calcext:base-cell-address="'docker-log-2018-08-27'.J52"/>
          </calcext:conditional-format>
          <calcext:conditional-format calcext:target-range-address="'docker-log-2018-08-27'.J52:'docker-log-2018-08-27'.J52">
            <calcext:condition calcext:apply-style-name="Accent" calcext:value="=MIN([.$G52:.$K52])" calcext:base-cell-address="'docker-log-2018-08-27'.J52"/>
          </calcext:conditional-format>
          <calcext:conditional-format calcext:target-range-address="'docker-log-2018-08-27'.J53:'docker-log-2018-08-27'.J53">
            <calcext:condition calcext:apply-style-name="Error" calcext:value="&gt;=900" calcext:base-cell-address="'docker-log-2018-08-27'.J53"/>
            <calcext:condition calcext:apply-style-name="Accent" calcext:value="=MIN([.$B53:.$F53])" calcext:base-cell-address="'docker-log-2018-08-27'.J53"/>
          </calcext:conditional-format>
          <calcext:conditional-format calcext:target-range-address="'docker-log-2018-08-27'.J53:'docker-log-2018-08-27'.J53">
            <calcext:condition calcext:apply-style-name="Accent" calcext:value="=MIN([.$G53:.$K53])" calcext:base-cell-address="'docker-log-2018-08-27'.J53"/>
          </calcext:conditional-format>
          <calcext:conditional-format calcext:target-range-address="'docker-log-2018-08-27'.J54:'docker-log-2018-08-27'.J54">
            <calcext:condition calcext:apply-style-name="Error" calcext:value="&gt;=900" calcext:base-cell-address="'docker-log-2018-08-27'.J54"/>
            <calcext:condition calcext:apply-style-name="Accent" calcext:value="=MIN([.$B54:.$F54])" calcext:base-cell-address="'docker-log-2018-08-27'.J54"/>
          </calcext:conditional-format>
          <calcext:conditional-format calcext:target-range-address="'docker-log-2018-08-27'.J54:'docker-log-2018-08-27'.J54">
            <calcext:condition calcext:apply-style-name="Accent" calcext:value="=MIN([.$G54:.$K54])" calcext:base-cell-address="'docker-log-2018-08-27'.J54"/>
          </calcext:conditional-format>
          <calcext:conditional-format calcext:target-range-address="'docker-log-2018-08-27'.J55:'docker-log-2018-08-27'.J55">
            <calcext:condition calcext:apply-style-name="Error" calcext:value="&gt;=900" calcext:base-cell-address="'docker-log-2018-08-27'.J55"/>
            <calcext:condition calcext:apply-style-name="Accent" calcext:value="=MIN([.$B55:.$F55])" calcext:base-cell-address="'docker-log-2018-08-27'.J55"/>
          </calcext:conditional-format>
          <calcext:conditional-format calcext:target-range-address="'docker-log-2018-08-27'.J55:'docker-log-2018-08-27'.J55">
            <calcext:condition calcext:apply-style-name="Accent" calcext:value="=MIN([.$G55:.$K55])" calcext:base-cell-address="'docker-log-2018-08-27'.J55"/>
          </calcext:conditional-format>
          <calcext:conditional-format calcext:target-range-address="'docker-log-2018-08-27'.J56:'docker-log-2018-08-27'.J56">
            <calcext:condition calcext:apply-style-name="Error" calcext:value="&gt;=900" calcext:base-cell-address="'docker-log-2018-08-27'.J56"/>
            <calcext:condition calcext:apply-style-name="Accent" calcext:value="=MIN([.$B56:.$F56])" calcext:base-cell-address="'docker-log-2018-08-27'.J56"/>
          </calcext:conditional-format>
          <calcext:conditional-format calcext:target-range-address="'docker-log-2018-08-27'.J56:'docker-log-2018-08-27'.J56">
            <calcext:condition calcext:apply-style-name="Accent" calcext:value="=MIN([.$G56:.$K56])" calcext:base-cell-address="'docker-log-2018-08-27'.J56"/>
          </calcext:conditional-format>
          <calcext:conditional-format calcext:target-range-address="'docker-log-2018-08-27'.J57:'docker-log-2018-08-27'.J57">
            <calcext:condition calcext:apply-style-name="Error" calcext:value="&gt;=900" calcext:base-cell-address="'docker-log-2018-08-27'.J57"/>
            <calcext:condition calcext:apply-style-name="Accent" calcext:value="=MIN([.$B57:.$F57])" calcext:base-cell-address="'docker-log-2018-08-27'.J57"/>
          </calcext:conditional-format>
          <calcext:conditional-format calcext:target-range-address="'docker-log-2018-08-27'.J57:'docker-log-2018-08-27'.J57">
            <calcext:condition calcext:apply-style-name="Accent" calcext:value="=MIN([.$G57:.$K57])" calcext:base-cell-address="'docker-log-2018-08-27'.J57"/>
          </calcext:conditional-format>
          <calcext:conditional-format calcext:target-range-address="'docker-log-2018-08-27'.J58:'docker-log-2018-08-27'.J58">
            <calcext:condition calcext:apply-style-name="Error" calcext:value="&gt;=900" calcext:base-cell-address="'docker-log-2018-08-27'.J58"/>
            <calcext:condition calcext:apply-style-name="Accent" calcext:value="=MIN([.$B58:.$F58])" calcext:base-cell-address="'docker-log-2018-08-27'.J58"/>
          </calcext:conditional-format>
          <calcext:conditional-format calcext:target-range-address="'docker-log-2018-08-27'.J58:'docker-log-2018-08-27'.J58">
            <calcext:condition calcext:apply-style-name="Accent" calcext:value="=MIN([.$G58:.$K58])" calcext:base-cell-address="'docker-log-2018-08-27'.J58"/>
          </calcext:conditional-format>
          <calcext:conditional-format calcext:target-range-address="'docker-log-2018-08-27'.J59:'docker-log-2018-08-27'.J59">
            <calcext:condition calcext:apply-style-name="Error" calcext:value="&gt;=900" calcext:base-cell-address="'docker-log-2018-08-27'.J59"/>
            <calcext:condition calcext:apply-style-name="Accent" calcext:value="=MIN([.$B59:.$F59])" calcext:base-cell-address="'docker-log-2018-08-27'.J59"/>
          </calcext:conditional-format>
          <calcext:conditional-format calcext:target-range-address="'docker-log-2018-08-27'.J59:'docker-log-2018-08-27'.J59">
            <calcext:condition calcext:apply-style-name="Accent" calcext:value="=MIN([.$G59:.$K59])" calcext:base-cell-address="'docker-log-2018-08-27'.J59"/>
          </calcext:conditional-format>
          <calcext:conditional-format calcext:target-range-address="'docker-log-2018-08-27'.J60:'docker-log-2018-08-27'.J60">
            <calcext:condition calcext:apply-style-name="Error" calcext:value="&gt;=900" calcext:base-cell-address="'docker-log-2018-08-27'.J60"/>
            <calcext:condition calcext:apply-style-name="Accent" calcext:value="=MIN([.$B60:.$F60])" calcext:base-cell-address="'docker-log-2018-08-27'.J60"/>
          </calcext:conditional-format>
          <calcext:conditional-format calcext:target-range-address="'docker-log-2018-08-27'.J60:'docker-log-2018-08-27'.J60">
            <calcext:condition calcext:apply-style-name="Accent" calcext:value="=MIN([.$G60:.$K60])" calcext:base-cell-address="'docker-log-2018-08-27'.J60"/>
          </calcext:conditional-format>
          <calcext:conditional-format calcext:target-range-address="'docker-log-2018-08-27'.J61:'docker-log-2018-08-27'.J61">
            <calcext:condition calcext:apply-style-name="Error" calcext:value="&gt;=900" calcext:base-cell-address="'docker-log-2018-08-27'.J61"/>
            <calcext:condition calcext:apply-style-name="Accent" calcext:value="=MIN([.$B61:.$F61])" calcext:base-cell-address="'docker-log-2018-08-27'.J61"/>
          </calcext:conditional-format>
          <calcext:conditional-format calcext:target-range-address="'docker-log-2018-08-27'.J61:'docker-log-2018-08-27'.J61">
            <calcext:condition calcext:apply-style-name="Accent" calcext:value="=MIN([.$G61:.$K61])" calcext:base-cell-address="'docker-log-2018-08-27'.J61"/>
          </calcext:conditional-format>
          <calcext:conditional-format calcext:target-range-address="'docker-log-2018-08-27'.J62:'docker-log-2018-08-27'.J62">
            <calcext:condition calcext:apply-style-name="Error" calcext:value="&gt;=900" calcext:base-cell-address="'docker-log-2018-08-27'.J62"/>
            <calcext:condition calcext:apply-style-name="Accent" calcext:value="=MIN([.$B62:.$F62])" calcext:base-cell-address="'docker-log-2018-08-27'.J62"/>
          </calcext:conditional-format>
          <calcext:conditional-format calcext:target-range-address="'docker-log-2018-08-27'.J62:'docker-log-2018-08-27'.J62">
            <calcext:condition calcext:apply-style-name="Accent" calcext:value="=MIN([.$G62:.$K62])" calcext:base-cell-address="'docker-log-2018-08-27'.J62"/>
          </calcext:conditional-format>
          <calcext:conditional-format calcext:target-range-address="'docker-log-2018-08-27'.J63:'docker-log-2018-08-27'.J63">
            <calcext:condition calcext:apply-style-name="Error" calcext:value="&gt;=900" calcext:base-cell-address="'docker-log-2018-08-27'.J63"/>
            <calcext:condition calcext:apply-style-name="Accent" calcext:value="=MIN([.$B63:.$F63])" calcext:base-cell-address="'docker-log-2018-08-27'.J63"/>
          </calcext:conditional-format>
          <calcext:conditional-format calcext:target-range-address="'docker-log-2018-08-27'.J63:'docker-log-2018-08-27'.J63">
            <calcext:condition calcext:apply-style-name="Accent" calcext:value="=MIN([.$G63:.$K63])" calcext:base-cell-address="'docker-log-2018-08-27'.J63"/>
          </calcext:conditional-format>
          <calcext:conditional-format calcext:target-range-address="'docker-log-2018-08-27'.J64:'docker-log-2018-08-27'.J64">
            <calcext:condition calcext:apply-style-name="Error" calcext:value="&gt;=900" calcext:base-cell-address="'docker-log-2018-08-27'.J64"/>
            <calcext:condition calcext:apply-style-name="Accent" calcext:value="=MIN([.$B64:.$F64])" calcext:base-cell-address="'docker-log-2018-08-27'.J64"/>
          </calcext:conditional-format>
          <calcext:conditional-format calcext:target-range-address="'docker-log-2018-08-27'.J64:'docker-log-2018-08-27'.J64">
            <calcext:condition calcext:apply-style-name="Accent" calcext:value="=MIN([.$G64:.$K64])" calcext:base-cell-address="'docker-log-2018-08-27'.J64"/>
          </calcext:conditional-format>
          <calcext:conditional-format calcext:target-range-address="'docker-log-2018-08-27'.J65:'docker-log-2018-08-27'.J65">
            <calcext:condition calcext:apply-style-name="Error" calcext:value="&gt;=900" calcext:base-cell-address="'docker-log-2018-08-27'.J65"/>
            <calcext:condition calcext:apply-style-name="Accent" calcext:value="=MIN([.$B65:.$F65])" calcext:base-cell-address="'docker-log-2018-08-27'.J65"/>
          </calcext:conditional-format>
          <calcext:conditional-format calcext:target-range-address="'docker-log-2018-08-27'.J65:'docker-log-2018-08-27'.J65">
            <calcext:condition calcext:apply-style-name="Accent" calcext:value="=MIN([.$G65:.$K65])" calcext:base-cell-address="'docker-log-2018-08-27'.J65"/>
          </calcext:conditional-format>
          <calcext:conditional-format calcext:target-range-address="'docker-log-2018-08-27'.J66:'docker-log-2018-08-27'.J66">
            <calcext:condition calcext:apply-style-name="Error" calcext:value="&gt;=900" calcext:base-cell-address="'docker-log-2018-08-27'.J66"/>
            <calcext:condition calcext:apply-style-name="Accent" calcext:value="=MIN([.$B66:.$F66])" calcext:base-cell-address="'docker-log-2018-08-27'.J66"/>
          </calcext:conditional-format>
          <calcext:conditional-format calcext:target-range-address="'docker-log-2018-08-27'.J66:'docker-log-2018-08-27'.J66">
            <calcext:condition calcext:apply-style-name="Accent" calcext:value="=MIN([.$G66:.$K66])" calcext:base-cell-address="'docker-log-2018-08-27'.J66"/>
          </calcext:conditional-format>
          <calcext:conditional-format calcext:target-range-address="'docker-log-2018-08-27'.J67:'docker-log-2018-08-27'.J67">
            <calcext:condition calcext:apply-style-name="Error" calcext:value="&gt;=900" calcext:base-cell-address="'docker-log-2018-08-27'.J67"/>
            <calcext:condition calcext:apply-style-name="Accent" calcext:value="=MIN([.$B67:.$F67])" calcext:base-cell-address="'docker-log-2018-08-27'.J67"/>
          </calcext:conditional-format>
          <calcext:conditional-format calcext:target-range-address="'docker-log-2018-08-27'.J67:'docker-log-2018-08-27'.J67">
            <calcext:condition calcext:apply-style-name="Accent" calcext:value="=MIN([.$G67:.$K67])" calcext:base-cell-address="'docker-log-2018-08-27'.J67"/>
          </calcext:conditional-format>
          <calcext:conditional-format calcext:target-range-address="'docker-log-2018-08-27'.J68:'docker-log-2018-08-27'.J68">
            <calcext:condition calcext:apply-style-name="Error" calcext:value="&gt;=900" calcext:base-cell-address="'docker-log-2018-08-27'.J68"/>
            <calcext:condition calcext:apply-style-name="Accent" calcext:value="=MIN([.$B68:.$F68])" calcext:base-cell-address="'docker-log-2018-08-27'.J68"/>
          </calcext:conditional-format>
          <calcext:conditional-format calcext:target-range-address="'docker-log-2018-08-27'.J68:'docker-log-2018-08-27'.J68">
            <calcext:condition calcext:apply-style-name="Accent" calcext:value="=MIN([.$G68:.$K68])" calcext:base-cell-address="'docker-log-2018-08-27'.J68"/>
          </calcext:conditional-format>
          <calcext:conditional-format calcext:target-range-address="'docker-log-2018-08-27'.J69:'docker-log-2018-08-27'.J69">
            <calcext:condition calcext:apply-style-name="Error" calcext:value="&gt;=900" calcext:base-cell-address="'docker-log-2018-08-27'.J69"/>
            <calcext:condition calcext:apply-style-name="Accent" calcext:value="=MIN([.$B69:.$F69])" calcext:base-cell-address="'docker-log-2018-08-27'.J69"/>
          </calcext:conditional-format>
          <calcext:conditional-format calcext:target-range-address="'docker-log-2018-08-27'.J69:'docker-log-2018-08-27'.J69">
            <calcext:condition calcext:apply-style-name="Accent" calcext:value="=MIN([.$G69:.$K69])" calcext:base-cell-address="'docker-log-2018-08-27'.J69"/>
          </calcext:conditional-format>
          <calcext:conditional-format calcext:target-range-address="'docker-log-2018-08-27'.J70:'docker-log-2018-08-27'.J70">
            <calcext:condition calcext:apply-style-name="Error" calcext:value="&gt;=900" calcext:base-cell-address="'docker-log-2018-08-27'.J70"/>
            <calcext:condition calcext:apply-style-name="Accent" calcext:value="=MIN([.$B70:.$F70])" calcext:base-cell-address="'docker-log-2018-08-27'.J70"/>
          </calcext:conditional-format>
          <calcext:conditional-format calcext:target-range-address="'docker-log-2018-08-27'.J70:'docker-log-2018-08-27'.J70">
            <calcext:condition calcext:apply-style-name="Accent" calcext:value="=MIN([.$G70:.$K70])" calcext:base-cell-address="'docker-log-2018-08-27'.J70"/>
          </calcext:conditional-format>
          <calcext:conditional-format calcext:target-range-address="'docker-log-2018-08-27'.J71:'docker-log-2018-08-27'.J71">
            <calcext:condition calcext:apply-style-name="Error" calcext:value="&gt;=900" calcext:base-cell-address="'docker-log-2018-08-27'.J71"/>
            <calcext:condition calcext:apply-style-name="Accent" calcext:value="=MIN([.$B71:.$F71])" calcext:base-cell-address="'docker-log-2018-08-27'.J71"/>
          </calcext:conditional-format>
          <calcext:conditional-format calcext:target-range-address="'docker-log-2018-08-27'.J71:'docker-log-2018-08-27'.J71">
            <calcext:condition calcext:apply-style-name="Accent" calcext:value="=MIN([.$G71:.$K71])" calcext:base-cell-address="'docker-log-2018-08-27'.J71"/>
          </calcext:conditional-format>
          <calcext:conditional-format calcext:target-range-address="'docker-log-2018-08-27'.J72:'docker-log-2018-08-27'.J72">
            <calcext:condition calcext:apply-style-name="Error" calcext:value="&gt;=900" calcext:base-cell-address="'docker-log-2018-08-27'.J72"/>
            <calcext:condition calcext:apply-style-name="Accent" calcext:value="=MIN([.$B72:.$F72])" calcext:base-cell-address="'docker-log-2018-08-27'.J72"/>
          </calcext:conditional-format>
          <calcext:conditional-format calcext:target-range-address="'docker-log-2018-08-27'.J72:'docker-log-2018-08-27'.J72">
            <calcext:condition calcext:apply-style-name="Accent" calcext:value="=MIN([.$G72:.$K72])" calcext:base-cell-address="'docker-log-2018-08-27'.J72"/>
          </calcext:conditional-format>
          <calcext:conditional-format calcext:target-range-address="'docker-log-2018-08-27'.J73:'docker-log-2018-08-27'.J73">
            <calcext:condition calcext:apply-style-name="Error" calcext:value="&gt;=900" calcext:base-cell-address="'docker-log-2018-08-27'.J73"/>
            <calcext:condition calcext:apply-style-name="Accent" calcext:value="=MIN([.$B73:.$F73])" calcext:base-cell-address="'docker-log-2018-08-27'.J73"/>
          </calcext:conditional-format>
          <calcext:conditional-format calcext:target-range-address="'docker-log-2018-08-27'.J73:'docker-log-2018-08-27'.J73">
            <calcext:condition calcext:apply-style-name="Accent" calcext:value="=MIN([.$G73:.$K73])" calcext:base-cell-address="'docker-log-2018-08-27'.J73"/>
          </calcext:conditional-format>
          <calcext:conditional-format calcext:target-range-address="'docker-log-2018-08-27'.J74:'docker-log-2018-08-27'.J74">
            <calcext:condition calcext:apply-style-name="Error" calcext:value="&gt;=900" calcext:base-cell-address="'docker-log-2018-08-27'.J74"/>
            <calcext:condition calcext:apply-style-name="Accent" calcext:value="=MIN([.$B74:.$F74])" calcext:base-cell-address="'docker-log-2018-08-27'.J74"/>
          </calcext:conditional-format>
          <calcext:conditional-format calcext:target-range-address="'docker-log-2018-08-27'.J74:'docker-log-2018-08-27'.J74">
            <calcext:condition calcext:apply-style-name="Accent" calcext:value="=MIN([.$G74:.$K74])" calcext:base-cell-address="'docker-log-2018-08-27'.J74"/>
          </calcext:conditional-format>
          <calcext:conditional-format calcext:target-range-address="'docker-log-2018-08-27'.J75:'docker-log-2018-08-27'.J75">
            <calcext:condition calcext:apply-style-name="Error" calcext:value="&gt;=900" calcext:base-cell-address="'docker-log-2018-08-27'.J75"/>
            <calcext:condition calcext:apply-style-name="Accent" calcext:value="=MIN([.$B75:.$F75])" calcext:base-cell-address="'docker-log-2018-08-27'.J75"/>
          </calcext:conditional-format>
          <calcext:conditional-format calcext:target-range-address="'docker-log-2018-08-27'.J75:'docker-log-2018-08-27'.J75">
            <calcext:condition calcext:apply-style-name="Accent" calcext:value="=MIN([.$G75:.$K75])" calcext:base-cell-address="'docker-log-2018-08-27'.J75"/>
          </calcext:conditional-format>
          <calcext:conditional-format calcext:target-range-address="'docker-log-2018-08-27'.J76:'docker-log-2018-08-27'.J76">
            <calcext:condition calcext:apply-style-name="Error" calcext:value="&gt;=900" calcext:base-cell-address="'docker-log-2018-08-27'.J76"/>
            <calcext:condition calcext:apply-style-name="Accent" calcext:value="=MIN([.$B76:.$F76])" calcext:base-cell-address="'docker-log-2018-08-27'.J76"/>
          </calcext:conditional-format>
          <calcext:conditional-format calcext:target-range-address="'docker-log-2018-08-27'.J76:'docker-log-2018-08-27'.J76">
            <calcext:condition calcext:apply-style-name="Accent" calcext:value="=MIN([.$G76:.$K76])" calcext:base-cell-address="'docker-log-2018-08-27'.J76"/>
          </calcext:conditional-format>
          <calcext:conditional-format calcext:target-range-address="'docker-log-2018-08-27'.J77:'docker-log-2018-08-27'.J77">
            <calcext:condition calcext:apply-style-name="Error" calcext:value="&gt;=900" calcext:base-cell-address="'docker-log-2018-08-27'.J77"/>
            <calcext:condition calcext:apply-style-name="Accent" calcext:value="=MIN([.$B77:.$F77])" calcext:base-cell-address="'docker-log-2018-08-27'.J77"/>
          </calcext:conditional-format>
          <calcext:conditional-format calcext:target-range-address="'docker-log-2018-08-27'.J77:'docker-log-2018-08-27'.J77">
            <calcext:condition calcext:apply-style-name="Accent" calcext:value="=MIN([.$G77:.$K77])" calcext:base-cell-address="'docker-log-2018-08-27'.J77"/>
          </calcext:conditional-format>
          <calcext:conditional-format calcext:target-range-address="'docker-log-2018-08-27'.J78:'docker-log-2018-08-27'.J78">
            <calcext:condition calcext:apply-style-name="Error" calcext:value="&gt;=900" calcext:base-cell-address="'docker-log-2018-08-27'.J78"/>
            <calcext:condition calcext:apply-style-name="Accent" calcext:value="=MIN([.$B78:.$F78])" calcext:base-cell-address="'docker-log-2018-08-27'.J78"/>
          </calcext:conditional-format>
          <calcext:conditional-format calcext:target-range-address="'docker-log-2018-08-27'.J78:'docker-log-2018-08-27'.J78">
            <calcext:condition calcext:apply-style-name="Accent" calcext:value="=MIN([.$G78:.$K78])" calcext:base-cell-address="'docker-log-2018-08-27'.J78"/>
          </calcext:conditional-format>
          <calcext:conditional-format calcext:target-range-address="'docker-log-2018-08-27'.J79:'docker-log-2018-08-27'.J79">
            <calcext:condition calcext:apply-style-name="Error" calcext:value="&gt;=900" calcext:base-cell-address="'docker-log-2018-08-27'.J79"/>
            <calcext:condition calcext:apply-style-name="Accent" calcext:value="=MIN([.$B79:.$F79])" calcext:base-cell-address="'docker-log-2018-08-27'.J79"/>
          </calcext:conditional-format>
          <calcext:conditional-format calcext:target-range-address="'docker-log-2018-08-27'.J79:'docker-log-2018-08-27'.J79">
            <calcext:condition calcext:apply-style-name="Accent" calcext:value="=MIN([.$G79:.$K79])" calcext:base-cell-address="'docker-log-2018-08-27'.J79"/>
          </calcext:conditional-format>
          <calcext:conditional-format calcext:target-range-address="'docker-log-2018-08-27'.J80:'docker-log-2018-08-27'.J80">
            <calcext:condition calcext:apply-style-name="Error" calcext:value="&gt;=900" calcext:base-cell-address="'docker-log-2018-08-27'.J80"/>
            <calcext:condition calcext:apply-style-name="Accent" calcext:value="=MIN([.$B80:.$F80])" calcext:base-cell-address="'docker-log-2018-08-27'.J80"/>
          </calcext:conditional-format>
          <calcext:conditional-format calcext:target-range-address="'docker-log-2018-08-27'.J80:'docker-log-2018-08-27'.J80">
            <calcext:condition calcext:apply-style-name="Accent" calcext:value="=MIN([.$G80:.$K80])" calcext:base-cell-address="'docker-log-2018-08-27'.J80"/>
          </calcext:conditional-format>
          <calcext:conditional-format calcext:target-range-address="'docker-log-2018-08-27'.J81:'docker-log-2018-08-27'.J81">
            <calcext:condition calcext:apply-style-name="Error" calcext:value="&gt;=900" calcext:base-cell-address="'docker-log-2018-08-27'.J81"/>
            <calcext:condition calcext:apply-style-name="Accent" calcext:value="=MIN([.$B81:.$F81])" calcext:base-cell-address="'docker-log-2018-08-27'.J81"/>
          </calcext:conditional-format>
          <calcext:conditional-format calcext:target-range-address="'docker-log-2018-08-27'.J81:'docker-log-2018-08-27'.J81">
            <calcext:condition calcext:apply-style-name="Accent" calcext:value="=MIN([.$G81:.$K81])" calcext:base-cell-address="'docker-log-2018-08-27'.J81"/>
          </calcext:conditional-format>
          <calcext:conditional-format calcext:target-range-address="'docker-log-2018-08-27'.J82:'docker-log-2018-08-27'.J82">
            <calcext:condition calcext:apply-style-name="Error" calcext:value="&gt;=900" calcext:base-cell-address="'docker-log-2018-08-27'.J82"/>
            <calcext:condition calcext:apply-style-name="Accent" calcext:value="=MIN([.$B82:.$F82])" calcext:base-cell-address="'docker-log-2018-08-27'.J82"/>
          </calcext:conditional-format>
          <calcext:conditional-format calcext:target-range-address="'docker-log-2018-08-27'.J82:'docker-log-2018-08-27'.J82">
            <calcext:condition calcext:apply-style-name="Accent" calcext:value="=MIN([.$G82:.$K82])" calcext:base-cell-address="'docker-log-2018-08-27'.J82"/>
          </calcext:conditional-format>
          <calcext:conditional-format calcext:target-range-address="'docker-log-2018-08-27'.J83:'docker-log-2018-08-27'.J83">
            <calcext:condition calcext:apply-style-name="Error" calcext:value="&gt;=900" calcext:base-cell-address="'docker-log-2018-08-27'.J83"/>
            <calcext:condition calcext:apply-style-name="Accent" calcext:value="=MIN([.$B83:.$F83])" calcext:base-cell-address="'docker-log-2018-08-27'.J83"/>
          </calcext:conditional-format>
          <calcext:conditional-format calcext:target-range-address="'docker-log-2018-08-27'.J83:'docker-log-2018-08-27'.J83">
            <calcext:condition calcext:apply-style-name="Accent" calcext:value="=MIN([.$G83:.$K83])" calcext:base-cell-address="'docker-log-2018-08-27'.J83"/>
          </calcext:conditional-format>
          <calcext:conditional-format calcext:target-range-address="'docker-log-2018-08-27'.J84:'docker-log-2018-08-27'.J84">
            <calcext:condition calcext:apply-style-name="Error" calcext:value="&gt;=900" calcext:base-cell-address="'docker-log-2018-08-27'.J84"/>
            <calcext:condition calcext:apply-style-name="Accent" calcext:value="=MIN([.$B84:.$F84])" calcext:base-cell-address="'docker-log-2018-08-27'.J84"/>
          </calcext:conditional-format>
          <calcext:conditional-format calcext:target-range-address="'docker-log-2018-08-27'.J84:'docker-log-2018-08-27'.J84">
            <calcext:condition calcext:apply-style-name="Accent" calcext:value="=MIN([.$G84:.$K84])" calcext:base-cell-address="'docker-log-2018-08-27'.J84"/>
          </calcext:conditional-format>
          <calcext:conditional-format calcext:target-range-address="'docker-log-2018-08-27'.J85:'docker-log-2018-08-27'.J85">
            <calcext:condition calcext:apply-style-name="Error" calcext:value="&gt;=900" calcext:base-cell-address="'docker-log-2018-08-27'.J85"/>
            <calcext:condition calcext:apply-style-name="Accent" calcext:value="=MIN([.$B85:.$F85])" calcext:base-cell-address="'docker-log-2018-08-27'.J85"/>
          </calcext:conditional-format>
          <calcext:conditional-format calcext:target-range-address="'docker-log-2018-08-27'.J85:'docker-log-2018-08-27'.J85">
            <calcext:condition calcext:apply-style-name="Accent" calcext:value="=MIN([.$G85:.$K85])" calcext:base-cell-address="'docker-log-2018-08-27'.J85"/>
          </calcext:conditional-format>
          <calcext:conditional-format calcext:target-range-address="'docker-log-2018-08-27'.J86:'docker-log-2018-08-27'.J86">
            <calcext:condition calcext:apply-style-name="Error" calcext:value="&gt;=900" calcext:base-cell-address="'docker-log-2018-08-27'.J86"/>
            <calcext:condition calcext:apply-style-name="Accent" calcext:value="=MIN([.$B86:.$F86])" calcext:base-cell-address="'docker-log-2018-08-27'.J86"/>
          </calcext:conditional-format>
          <calcext:conditional-format calcext:target-range-address="'docker-log-2018-08-27'.J86:'docker-log-2018-08-27'.J86">
            <calcext:condition calcext:apply-style-name="Accent" calcext:value="=MIN([.$G86:.$K86])" calcext:base-cell-address="'docker-log-2018-08-27'.J86"/>
          </calcext:conditional-format>
          <calcext:conditional-format calcext:target-range-address="'docker-log-2018-08-27'.J87:'docker-log-2018-08-27'.J87">
            <calcext:condition calcext:apply-style-name="Error" calcext:value="&gt;=900" calcext:base-cell-address="'docker-log-2018-08-27'.J87"/>
            <calcext:condition calcext:apply-style-name="Accent" calcext:value="=MIN([.$B87:.$F87])" calcext:base-cell-address="'docker-log-2018-08-27'.J87"/>
          </calcext:conditional-format>
          <calcext:conditional-format calcext:target-range-address="'docker-log-2018-08-27'.J87:'docker-log-2018-08-27'.J87">
            <calcext:condition calcext:apply-style-name="Accent" calcext:value="=MIN([.$G87:.$K87])" calcext:base-cell-address="'docker-log-2018-08-27'.J87"/>
          </calcext:conditional-format>
          <calcext:conditional-format calcext:target-range-address="'docker-log-2018-08-27'.J88:'docker-log-2018-08-27'.J88">
            <calcext:condition calcext:apply-style-name="Error" calcext:value="&gt;=900" calcext:base-cell-address="'docker-log-2018-08-27'.J88"/>
            <calcext:condition calcext:apply-style-name="Accent" calcext:value="=MIN([.$B88:.$F88])" calcext:base-cell-address="'docker-log-2018-08-27'.J88"/>
          </calcext:conditional-format>
          <calcext:conditional-format calcext:target-range-address="'docker-log-2018-08-27'.J88:'docker-log-2018-08-27'.J88">
            <calcext:condition calcext:apply-style-name="Accent" calcext:value="=MIN([.$G88:.$K88])" calcext:base-cell-address="'docker-log-2018-08-27'.J88"/>
          </calcext:conditional-format>
          <calcext:conditional-format calcext:target-range-address="'docker-log-2018-08-27'.J89:'docker-log-2018-08-27'.J89">
            <calcext:condition calcext:apply-style-name="Error" calcext:value="&gt;=900" calcext:base-cell-address="'docker-log-2018-08-27'.J89"/>
            <calcext:condition calcext:apply-style-name="Accent" calcext:value="=MIN([.$B89:.$F89])" calcext:base-cell-address="'docker-log-2018-08-27'.J89"/>
          </calcext:conditional-format>
          <calcext:conditional-format calcext:target-range-address="'docker-log-2018-08-27'.J89:'docker-log-2018-08-27'.J89">
            <calcext:condition calcext:apply-style-name="Accent" calcext:value="=MIN([.$G89:.$K89])" calcext:base-cell-address="'docker-log-2018-08-27'.J89"/>
          </calcext:conditional-format>
          <calcext:conditional-format calcext:target-range-address="'docker-log-2018-08-27'.J90:'docker-log-2018-08-27'.J90">
            <calcext:condition calcext:apply-style-name="Error" calcext:value="&gt;=900" calcext:base-cell-address="'docker-log-2018-08-27'.J90"/>
            <calcext:condition calcext:apply-style-name="Accent" calcext:value="=MIN([.$B90:.$F90])" calcext:base-cell-address="'docker-log-2018-08-27'.J90"/>
          </calcext:conditional-format>
          <calcext:conditional-format calcext:target-range-address="'docker-log-2018-08-27'.J90:'docker-log-2018-08-27'.J90">
            <calcext:condition calcext:apply-style-name="Accent" calcext:value="=MIN([.$G90:.$K90])" calcext:base-cell-address="'docker-log-2018-08-27'.J90"/>
          </calcext:conditional-format>
          <calcext:conditional-format calcext:target-range-address="'docker-log-2018-08-27'.J91:'docker-log-2018-08-27'.J91">
            <calcext:condition calcext:apply-style-name="Error" calcext:value="&gt;=900" calcext:base-cell-address="'docker-log-2018-08-27'.J91"/>
            <calcext:condition calcext:apply-style-name="Accent" calcext:value="=MIN([.$B91:.$F91])" calcext:base-cell-address="'docker-log-2018-08-27'.J91"/>
          </calcext:conditional-format>
          <calcext:conditional-format calcext:target-range-address="'docker-log-2018-08-27'.J91:'docker-log-2018-08-27'.J91">
            <calcext:condition calcext:apply-style-name="Accent" calcext:value="=MIN([.$G91:.$K91])" calcext:base-cell-address="'docker-log-2018-08-27'.J91"/>
          </calcext:conditional-format>
          <calcext:conditional-format calcext:target-range-address="'docker-log-2018-08-27'.J92:'docker-log-2018-08-27'.J92">
            <calcext:condition calcext:apply-style-name="Error" calcext:value="&gt;=900" calcext:base-cell-address="'docker-log-2018-08-27'.J92"/>
            <calcext:condition calcext:apply-style-name="Accent" calcext:value="=MIN([.$B92:.$F92])" calcext:base-cell-address="'docker-log-2018-08-27'.J92"/>
          </calcext:conditional-format>
          <calcext:conditional-format calcext:target-range-address="'docker-log-2018-08-27'.J92:'docker-log-2018-08-27'.J92">
            <calcext:condition calcext:apply-style-name="Accent" calcext:value="=MIN([.$G92:.$K92])" calcext:base-cell-address="'docker-log-2018-08-27'.J92"/>
          </calcext:conditional-format>
          <calcext:conditional-format calcext:target-range-address="'docker-log-2018-08-27'.J93:'docker-log-2018-08-27'.J93">
            <calcext:condition calcext:apply-style-name="Error" calcext:value="&gt;=900" calcext:base-cell-address="'docker-log-2018-08-27'.J93"/>
            <calcext:condition calcext:apply-style-name="Accent" calcext:value="=MIN([.$B93:.$F93])" calcext:base-cell-address="'docker-log-2018-08-27'.J93"/>
          </calcext:conditional-format>
          <calcext:conditional-format calcext:target-range-address="'docker-log-2018-08-27'.J93:'docker-log-2018-08-27'.J93">
            <calcext:condition calcext:apply-style-name="Accent" calcext:value="=MIN([.$G93:.$K93])" calcext:base-cell-address="'docker-log-2018-08-27'.J93"/>
          </calcext:conditional-format>
          <calcext:conditional-format calcext:target-range-address="'docker-log-2018-08-27'.J94:'docker-log-2018-08-27'.J94">
            <calcext:condition calcext:apply-style-name="Error" calcext:value="&gt;=900" calcext:base-cell-address="'docker-log-2018-08-27'.J94"/>
            <calcext:condition calcext:apply-style-name="Accent" calcext:value="=MIN([.$B94:.$F94])" calcext:base-cell-address="'docker-log-2018-08-27'.J94"/>
          </calcext:conditional-format>
          <calcext:conditional-format calcext:target-range-address="'docker-log-2018-08-27'.J94:'docker-log-2018-08-27'.J94">
            <calcext:condition calcext:apply-style-name="Accent" calcext:value="=MIN([.$G94:.$K94])" calcext:base-cell-address="'docker-log-2018-08-27'.J94"/>
          </calcext:conditional-format>
          <calcext:conditional-format calcext:target-range-address="'docker-log-2018-08-27'.J95:'docker-log-2018-08-27'.J95">
            <calcext:condition calcext:apply-style-name="Error" calcext:value="&gt;=900" calcext:base-cell-address="'docker-log-2018-08-27'.J95"/>
            <calcext:condition calcext:apply-style-name="Accent" calcext:value="=MIN([.$B95:.$F95])" calcext:base-cell-address="'docker-log-2018-08-27'.J95"/>
          </calcext:conditional-format>
          <calcext:conditional-format calcext:target-range-address="'docker-log-2018-08-27'.J95:'docker-log-2018-08-27'.J95">
            <calcext:condition calcext:apply-style-name="Accent" calcext:value="=MIN([.$G95:.$K95])" calcext:base-cell-address="'docker-log-2018-08-27'.J95"/>
          </calcext:conditional-format>
          <calcext:conditional-format calcext:target-range-address="'docker-log-2018-08-27'.J96:'docker-log-2018-08-27'.J96">
            <calcext:condition calcext:apply-style-name="Error" calcext:value="&gt;=900" calcext:base-cell-address="'docker-log-2018-08-27'.J96"/>
            <calcext:condition calcext:apply-style-name="Accent" calcext:value="=MIN([.$B96:.$F96])" calcext:base-cell-address="'docker-log-2018-08-27'.J96"/>
          </calcext:conditional-format>
          <calcext:conditional-format calcext:target-range-address="'docker-log-2018-08-27'.J96:'docker-log-2018-08-27'.J96">
            <calcext:condition calcext:apply-style-name="Accent" calcext:value="=MIN([.$G96:.$K96])" calcext:base-cell-address="'docker-log-2018-08-27'.J96"/>
          </calcext:conditional-format>
          <calcext:conditional-format calcext:target-range-address="'docker-log-2018-08-27'.J97:'docker-log-2018-08-27'.J97">
            <calcext:condition calcext:apply-style-name="Error" calcext:value="&gt;=900" calcext:base-cell-address="'docker-log-2018-08-27'.J97"/>
            <calcext:condition calcext:apply-style-name="Accent" calcext:value="=MIN([.$B97:.$F97])" calcext:base-cell-address="'docker-log-2018-08-27'.J97"/>
          </calcext:conditional-format>
          <calcext:conditional-format calcext:target-range-address="'docker-log-2018-08-27'.J97:'docker-log-2018-08-27'.J97">
            <calcext:condition calcext:apply-style-name="Accent" calcext:value="=MIN([.$G97:.$K97])" calcext:base-cell-address="'docker-log-2018-08-27'.J97"/>
          </calcext:conditional-format>
          <calcext:conditional-format calcext:target-range-address="'docker-log-2018-08-27'.J98:'docker-log-2018-08-27'.J98">
            <calcext:condition calcext:apply-style-name="Error" calcext:value="&gt;=900" calcext:base-cell-address="'docker-log-2018-08-27'.J98"/>
            <calcext:condition calcext:apply-style-name="Accent" calcext:value="=MIN([.$B98:.$F98])" calcext:base-cell-address="'docker-log-2018-08-27'.J98"/>
          </calcext:conditional-format>
          <calcext:conditional-format calcext:target-range-address="'docker-log-2018-08-27'.J98:'docker-log-2018-08-27'.J98">
            <calcext:condition calcext:apply-style-name="Accent" calcext:value="=MIN([.$G98:.$K98])" calcext:base-cell-address="'docker-log-2018-08-27'.J98"/>
          </calcext:conditional-format>
          <calcext:conditional-format calcext:target-range-address="'docker-log-2018-08-27'.J99:'docker-log-2018-08-27'.J99">
            <calcext:condition calcext:apply-style-name="Error" calcext:value="&gt;=900" calcext:base-cell-address="'docker-log-2018-08-27'.J99"/>
            <calcext:condition calcext:apply-style-name="Accent" calcext:value="=MIN([.$B99:.$F99])" calcext:base-cell-address="'docker-log-2018-08-27'.J99"/>
          </calcext:conditional-format>
          <calcext:conditional-format calcext:target-range-address="'docker-log-2018-08-27'.J99:'docker-log-2018-08-27'.J99">
            <calcext:condition calcext:apply-style-name="Accent" calcext:value="=MIN([.$G99:.$K99])" calcext:base-cell-address="'docker-log-2018-08-27'.J99"/>
          </calcext:conditional-format>
          <calcext:conditional-format calcext:target-range-address="'docker-log-2018-08-27'.J100:'docker-log-2018-08-27'.J100">
            <calcext:condition calcext:apply-style-name="Error" calcext:value="&gt;=900" calcext:base-cell-address="'docker-log-2018-08-27'.J100"/>
            <calcext:condition calcext:apply-style-name="Accent" calcext:value="=MIN([.$B100:.$F100])" calcext:base-cell-address="'docker-log-2018-08-27'.J100"/>
          </calcext:conditional-format>
          <calcext:conditional-format calcext:target-range-address="'docker-log-2018-08-27'.J100:'docker-log-2018-08-27'.J100">
            <calcext:condition calcext:apply-style-name="Accent" calcext:value="=MIN([.$G100:.$K100])" calcext:base-cell-address="'docker-log-2018-08-27'.J100"/>
          </calcext:conditional-format>
          <calcext:conditional-format calcext:target-range-address="'docker-log-2018-08-27'.J101:'docker-log-2018-08-27'.J101">
            <calcext:condition calcext:apply-style-name="Error" calcext:value="&gt;=900" calcext:base-cell-address="'docker-log-2018-08-27'.J101"/>
            <calcext:condition calcext:apply-style-name="Accent" calcext:value="=MIN([.$B101:.$F101])" calcext:base-cell-address="'docker-log-2018-08-27'.J101"/>
          </calcext:conditional-format>
          <calcext:conditional-format calcext:target-range-address="'docker-log-2018-08-27'.J101:'docker-log-2018-08-27'.J101">
            <calcext:condition calcext:apply-style-name="Accent" calcext:value="=MIN([.$G101:.$K101])" calcext:base-cell-address="'docker-log-2018-08-27'.J101"/>
          </calcext:conditional-format>
          <calcext:conditional-format calcext:target-range-address="'docker-log-2018-08-27'.J102:'docker-log-2018-08-27'.J102">
            <calcext:condition calcext:apply-style-name="Error" calcext:value="&gt;=900" calcext:base-cell-address="'docker-log-2018-08-27'.J102"/>
            <calcext:condition calcext:apply-style-name="Accent" calcext:value="=MIN([.$B102:.$F102])" calcext:base-cell-address="'docker-log-2018-08-27'.J102"/>
          </calcext:conditional-format>
          <calcext:conditional-format calcext:target-range-address="'docker-log-2018-08-27'.J102:'docker-log-2018-08-27'.J102">
            <calcext:condition calcext:apply-style-name="Accent" calcext:value="=MIN([.$G102:.$K102])" calcext:base-cell-address="'docker-log-2018-08-27'.J102"/>
          </calcext:conditional-format>
          <calcext:conditional-format calcext:target-range-address="'docker-log-2018-08-27'.J103:'docker-log-2018-08-27'.J103">
            <calcext:condition calcext:apply-style-name="Error" calcext:value="&gt;=900" calcext:base-cell-address="'docker-log-2018-08-27'.J103"/>
            <calcext:condition calcext:apply-style-name="Accent" calcext:value="=MIN([.$B103:.$F103])" calcext:base-cell-address="'docker-log-2018-08-27'.J103"/>
          </calcext:conditional-format>
          <calcext:conditional-format calcext:target-range-address="'docker-log-2018-08-27'.J103:'docker-log-2018-08-27'.J103">
            <calcext:condition calcext:apply-style-name="Accent" calcext:value="=MIN([.$G103:.$K103])" calcext:base-cell-address="'docker-log-2018-08-27'.J103"/>
          </calcext:conditional-format>
          <calcext:conditional-format calcext:target-range-address="'docker-log-2018-08-27'.J104:'docker-log-2018-08-27'.J104">
            <calcext:condition calcext:apply-style-name="Error" calcext:value="&gt;=900" calcext:base-cell-address="'docker-log-2018-08-27'.J104"/>
            <calcext:condition calcext:apply-style-name="Accent" calcext:value="=MIN([.$B104:.$F104])" calcext:base-cell-address="'docker-log-2018-08-27'.J104"/>
          </calcext:conditional-format>
          <calcext:conditional-format calcext:target-range-address="'docker-log-2018-08-27'.J104:'docker-log-2018-08-27'.J104">
            <calcext:condition calcext:apply-style-name="Accent" calcext:value="=MIN([.$G104:.$K104])" calcext:base-cell-address="'docker-log-2018-08-27'.J104"/>
          </calcext:conditional-format>
          <calcext:conditional-format calcext:target-range-address="'docker-log-2018-08-27'.J105:'docker-log-2018-08-27'.J105">
            <calcext:condition calcext:apply-style-name="Error" calcext:value="&gt;=900" calcext:base-cell-address="'docker-log-2018-08-27'.J105"/>
            <calcext:condition calcext:apply-style-name="Accent" calcext:value="=MIN([.$B105:.$F105])" calcext:base-cell-address="'docker-log-2018-08-27'.J105"/>
          </calcext:conditional-format>
          <calcext:conditional-format calcext:target-range-address="'docker-log-2018-08-27'.J105:'docker-log-2018-08-27'.J105">
            <calcext:condition calcext:apply-style-name="Accent" calcext:value="=MIN([.$G105:.$K105])" calcext:base-cell-address="'docker-log-2018-08-27'.J105"/>
          </calcext:conditional-format>
          <calcext:conditional-format calcext:target-range-address="'docker-log-2018-08-27'.J106:'docker-log-2018-08-27'.J106">
            <calcext:condition calcext:apply-style-name="Error" calcext:value="&gt;=900" calcext:base-cell-address="'docker-log-2018-08-27'.J106"/>
            <calcext:condition calcext:apply-style-name="Accent" calcext:value="=MIN([.$B106:.$F106])" calcext:base-cell-address="'docker-log-2018-08-27'.J106"/>
          </calcext:conditional-format>
          <calcext:conditional-format calcext:target-range-address="'docker-log-2018-08-27'.J106:'docker-log-2018-08-27'.J106">
            <calcext:condition calcext:apply-style-name="Accent" calcext:value="=MIN([.$G106:.$K106])" calcext:base-cell-address="'docker-log-2018-08-27'.J106"/>
          </calcext:conditional-format>
          <calcext:conditional-format calcext:target-range-address="'docker-log-2018-08-27'.J107:'docker-log-2018-08-27'.J107">
            <calcext:condition calcext:apply-style-name="Error" calcext:value="&gt;=900" calcext:base-cell-address="'docker-log-2018-08-27'.J107"/>
            <calcext:condition calcext:apply-style-name="Accent" calcext:value="=MIN([.$B107:.$F107])" calcext:base-cell-address="'docker-log-2018-08-27'.J107"/>
          </calcext:conditional-format>
          <calcext:conditional-format calcext:target-range-address="'docker-log-2018-08-27'.J107:'docker-log-2018-08-27'.J107">
            <calcext:condition calcext:apply-style-name="Accent" calcext:value="=MIN([.$G107:.$K107])" calcext:base-cell-address="'docker-log-2018-08-27'.J107"/>
          </calcext:conditional-format>
          <calcext:conditional-format calcext:target-range-address="'docker-log-2018-08-27'.J108:'docker-log-2018-08-27'.J108">
            <calcext:condition calcext:apply-style-name="Error" calcext:value="&gt;=900" calcext:base-cell-address="'docker-log-2018-08-27'.J108"/>
            <calcext:condition calcext:apply-style-name="Accent" calcext:value="=MIN([.$B108:.$F108])" calcext:base-cell-address="'docker-log-2018-08-27'.J108"/>
          </calcext:conditional-format>
          <calcext:conditional-format calcext:target-range-address="'docker-log-2018-08-27'.J108:'docker-log-2018-08-27'.J108">
            <calcext:condition calcext:apply-style-name="Accent" calcext:value="=MIN([.$G108:.$K108])" calcext:base-cell-address="'docker-log-2018-08-27'.J108"/>
          </calcext:conditional-format>
          <calcext:conditional-format calcext:target-range-address="'docker-log-2018-08-27'.J109:'docker-log-2018-08-27'.J109">
            <calcext:condition calcext:apply-style-name="Error" calcext:value="&gt;=900" calcext:base-cell-address="'docker-log-2018-08-27'.J109"/>
            <calcext:condition calcext:apply-style-name="Accent" calcext:value="=MIN([.$B109:.$F109])" calcext:base-cell-address="'docker-log-2018-08-27'.J109"/>
          </calcext:conditional-format>
          <calcext:conditional-format calcext:target-range-address="'docker-log-2018-08-27'.J109:'docker-log-2018-08-27'.J109">
            <calcext:condition calcext:apply-style-name="Accent" calcext:value="=MIN([.$G109:.$K109])" calcext:base-cell-address="'docker-log-2018-08-27'.J109"/>
          </calcext:conditional-format>
          <calcext:conditional-format calcext:target-range-address="'docker-log-2018-08-27'.J110:'docker-log-2018-08-27'.J110">
            <calcext:condition calcext:apply-style-name="Error" calcext:value="&gt;=900" calcext:base-cell-address="'docker-log-2018-08-27'.J110"/>
            <calcext:condition calcext:apply-style-name="Accent" calcext:value="=MIN([.$B110:.$F110])" calcext:base-cell-address="'docker-log-2018-08-27'.J110"/>
          </calcext:conditional-format>
          <calcext:conditional-format calcext:target-range-address="'docker-log-2018-08-27'.J110:'docker-log-2018-08-27'.J110">
            <calcext:condition calcext:apply-style-name="Accent" calcext:value="=MIN([.$G110:.$K110])" calcext:base-cell-address="'docker-log-2018-08-27'.J110"/>
          </calcext:conditional-format>
          <calcext:conditional-format calcext:target-range-address="'docker-log-2018-08-27'.J111:'docker-log-2018-08-27'.J111">
            <calcext:condition calcext:apply-style-name="Error" calcext:value="&gt;=900" calcext:base-cell-address="'docker-log-2018-08-27'.J111"/>
            <calcext:condition calcext:apply-style-name="Accent" calcext:value="=MIN([.$B111:.$F111])" calcext:base-cell-address="'docker-log-2018-08-27'.J111"/>
          </calcext:conditional-format>
          <calcext:conditional-format calcext:target-range-address="'docker-log-2018-08-27'.J111:'docker-log-2018-08-27'.J111">
            <calcext:condition calcext:apply-style-name="Accent" calcext:value="=MIN([.$G111:.$K111])" calcext:base-cell-address="'docker-log-2018-08-27'.J111"/>
          </calcext:conditional-format>
          <calcext:conditional-format calcext:target-range-address="'docker-log-2018-08-27'.J112:'docker-log-2018-08-27'.J112">
            <calcext:condition calcext:apply-style-name="Error" calcext:value="&gt;=900" calcext:base-cell-address="'docker-log-2018-08-27'.J112"/>
            <calcext:condition calcext:apply-style-name="Accent" calcext:value="=MIN([.$B112:.$F112])" calcext:base-cell-address="'docker-log-2018-08-27'.J112"/>
          </calcext:conditional-format>
          <calcext:conditional-format calcext:target-range-address="'docker-log-2018-08-27'.J112:'docker-log-2018-08-27'.J112">
            <calcext:condition calcext:apply-style-name="Accent" calcext:value="=MIN([.$G112:.$K112])" calcext:base-cell-address="'docker-log-2018-08-27'.J112"/>
          </calcext:conditional-format>
          <calcext:conditional-format calcext:target-range-address="'docker-log-2018-08-27'.J113:'docker-log-2018-08-27'.J113">
            <calcext:condition calcext:apply-style-name="Error" calcext:value="&gt;=900" calcext:base-cell-address="'docker-log-2018-08-27'.J113"/>
            <calcext:condition calcext:apply-style-name="Accent" calcext:value="=MIN([.$B113:.$F113])" calcext:base-cell-address="'docker-log-2018-08-27'.J113"/>
          </calcext:conditional-format>
          <calcext:conditional-format calcext:target-range-address="'docker-log-2018-08-27'.J113:'docker-log-2018-08-27'.J113">
            <calcext:condition calcext:apply-style-name="Accent" calcext:value="=MIN([.$G113:.$K113])" calcext:base-cell-address="'docker-log-2018-08-27'.J113"/>
          </calcext:conditional-format>
          <calcext:conditional-format calcext:target-range-address="'docker-log-2018-08-27'.K4:'docker-log-2018-08-27'.K4">
            <calcext:condition calcext:apply-style-name="Error" calcext:value="&gt;=900" calcext:base-cell-address="'docker-log-2018-08-27'.K4"/>
            <calcext:condition calcext:apply-style-name="Accent" calcext:value="=MIN([.$B4:.$F4])" calcext:base-cell-address="'docker-log-2018-08-27'.K4"/>
          </calcext:conditional-format>
          <calcext:conditional-format calcext:target-range-address="'docker-log-2018-08-27'.K4:'docker-log-2018-08-27'.K4">
            <calcext:condition calcext:apply-style-name="Accent" calcext:value="=MIN([.$G4:.$K4])" calcext:base-cell-address="'docker-log-2018-08-27'.K4"/>
          </calcext:conditional-format>
          <calcext:conditional-format calcext:target-range-address="'docker-log-2018-08-27'.K5:'docker-log-2018-08-27'.K5">
            <calcext:condition calcext:apply-style-name="Error" calcext:value="&gt;=900" calcext:base-cell-address="'docker-log-2018-08-27'.K5"/>
            <calcext:condition calcext:apply-style-name="Accent" calcext:value="=MIN([.$B5:.$F5])" calcext:base-cell-address="'docker-log-2018-08-27'.K5"/>
          </calcext:conditional-format>
          <calcext:conditional-format calcext:target-range-address="'docker-log-2018-08-27'.K5:'docker-log-2018-08-27'.K5">
            <calcext:condition calcext:apply-style-name="Accent" calcext:value="=MIN([.$G5:.$K5])" calcext:base-cell-address="'docker-log-2018-08-27'.K5"/>
          </calcext:conditional-format>
          <calcext:conditional-format calcext:target-range-address="'docker-log-2018-08-27'.K6:'docker-log-2018-08-27'.K6">
            <calcext:condition calcext:apply-style-name="Error" calcext:value="&gt;=900" calcext:base-cell-address="'docker-log-2018-08-27'.K6"/>
            <calcext:condition calcext:apply-style-name="Accent" calcext:value="=MIN([.$B6:.$F6])" calcext:base-cell-address="'docker-log-2018-08-27'.K6"/>
          </calcext:conditional-format>
          <calcext:conditional-format calcext:target-range-address="'docker-log-2018-08-27'.K6:'docker-log-2018-08-27'.K6">
            <calcext:condition calcext:apply-style-name="Accent" calcext:value="=MIN([.$G6:.$K6])" calcext:base-cell-address="'docker-log-2018-08-27'.K6"/>
          </calcext:conditional-format>
          <calcext:conditional-format calcext:target-range-address="'docker-log-2018-08-27'.K7:'docker-log-2018-08-27'.K7">
            <calcext:condition calcext:apply-style-name="Error" calcext:value="&gt;=900" calcext:base-cell-address="'docker-log-2018-08-27'.K7"/>
            <calcext:condition calcext:apply-style-name="Accent" calcext:value="=MIN([.$B7:.$F7])" calcext:base-cell-address="'docker-log-2018-08-27'.K7"/>
          </calcext:conditional-format>
          <calcext:conditional-format calcext:target-range-address="'docker-log-2018-08-27'.K7:'docker-log-2018-08-27'.K7">
            <calcext:condition calcext:apply-style-name="Accent" calcext:value="=MIN([.$G7:.$K7])" calcext:base-cell-address="'docker-log-2018-08-27'.K7"/>
          </calcext:conditional-format>
          <calcext:conditional-format calcext:target-range-address="'docker-log-2018-08-27'.K8:'docker-log-2018-08-27'.K8">
            <calcext:condition calcext:apply-style-name="Error" calcext:value="&gt;=900" calcext:base-cell-address="'docker-log-2018-08-27'.K8"/>
            <calcext:condition calcext:apply-style-name="Accent" calcext:value="=MIN([.$B8:.$F8])" calcext:base-cell-address="'docker-log-2018-08-27'.K8"/>
          </calcext:conditional-format>
          <calcext:conditional-format calcext:target-range-address="'docker-log-2018-08-27'.K8:'docker-log-2018-08-27'.K8">
            <calcext:condition calcext:apply-style-name="Accent" calcext:value="=MIN([.$G8:.$K8])" calcext:base-cell-address="'docker-log-2018-08-27'.K8"/>
          </calcext:conditional-format>
          <calcext:conditional-format calcext:target-range-address="'docker-log-2018-08-27'.K9:'docker-log-2018-08-27'.K9">
            <calcext:condition calcext:apply-style-name="Error" calcext:value="&gt;=900" calcext:base-cell-address="'docker-log-2018-08-27'.K9"/>
            <calcext:condition calcext:apply-style-name="Accent" calcext:value="=MIN([.$B9:.$F9])" calcext:base-cell-address="'docker-log-2018-08-27'.K9"/>
          </calcext:conditional-format>
          <calcext:conditional-format calcext:target-range-address="'docker-log-2018-08-27'.K9:'docker-log-2018-08-27'.K9">
            <calcext:condition calcext:apply-style-name="Accent" calcext:value="=MIN([.$G9:.$K9])" calcext:base-cell-address="'docker-log-2018-08-27'.K9"/>
          </calcext:conditional-format>
          <calcext:conditional-format calcext:target-range-address="'docker-log-2018-08-27'.K10:'docker-log-2018-08-27'.K10">
            <calcext:condition calcext:apply-style-name="Error" calcext:value="&gt;=900" calcext:base-cell-address="'docker-log-2018-08-27'.K10"/>
            <calcext:condition calcext:apply-style-name="Accent" calcext:value="=MIN([.$B10:.$F10])" calcext:base-cell-address="'docker-log-2018-08-27'.K10"/>
          </calcext:conditional-format>
          <calcext:conditional-format calcext:target-range-address="'docker-log-2018-08-27'.K10:'docker-log-2018-08-27'.K10">
            <calcext:condition calcext:apply-style-name="Accent" calcext:value="=MIN([.$G10:.$K10])" calcext:base-cell-address="'docker-log-2018-08-27'.K10"/>
          </calcext:conditional-format>
          <calcext:conditional-format calcext:target-range-address="'docker-log-2018-08-27'.K11:'docker-log-2018-08-27'.K11">
            <calcext:condition calcext:apply-style-name="Error" calcext:value="&gt;=900" calcext:base-cell-address="'docker-log-2018-08-27'.K11"/>
            <calcext:condition calcext:apply-style-name="Accent" calcext:value="=MIN([.$B11:.$F11])" calcext:base-cell-address="'docker-log-2018-08-27'.K11"/>
          </calcext:conditional-format>
          <calcext:conditional-format calcext:target-range-address="'docker-log-2018-08-27'.K11:'docker-log-2018-08-27'.K11">
            <calcext:condition calcext:apply-style-name="Accent" calcext:value="=MIN([.$G11:.$K11])" calcext:base-cell-address="'docker-log-2018-08-27'.K11"/>
          </calcext:conditional-format>
          <calcext:conditional-format calcext:target-range-address="'docker-log-2018-08-27'.K12:'docker-log-2018-08-27'.K12">
            <calcext:condition calcext:apply-style-name="Error" calcext:value="&gt;=900" calcext:base-cell-address="'docker-log-2018-08-27'.K12"/>
            <calcext:condition calcext:apply-style-name="Accent" calcext:value="=MIN([.$B12:.$F12])" calcext:base-cell-address="'docker-log-2018-08-27'.K12"/>
          </calcext:conditional-format>
          <calcext:conditional-format calcext:target-range-address="'docker-log-2018-08-27'.K12:'docker-log-2018-08-27'.K12">
            <calcext:condition calcext:apply-style-name="Accent" calcext:value="=MIN([.$G12:.$K12])" calcext:base-cell-address="'docker-log-2018-08-27'.K12"/>
          </calcext:conditional-format>
          <calcext:conditional-format calcext:target-range-address="'docker-log-2018-08-27'.K13:'docker-log-2018-08-27'.K13">
            <calcext:condition calcext:apply-style-name="Error" calcext:value="&gt;=900" calcext:base-cell-address="'docker-log-2018-08-27'.K13"/>
            <calcext:condition calcext:apply-style-name="Accent" calcext:value="=MIN([.$B13:.$F13])" calcext:base-cell-address="'docker-log-2018-08-27'.K13"/>
          </calcext:conditional-format>
          <calcext:conditional-format calcext:target-range-address="'docker-log-2018-08-27'.K13:'docker-log-2018-08-27'.K13">
            <calcext:condition calcext:apply-style-name="Accent" calcext:value="=MIN([.$G13:.$K13])" calcext:base-cell-address="'docker-log-2018-08-27'.K13"/>
          </calcext:conditional-format>
          <calcext:conditional-format calcext:target-range-address="'docker-log-2018-08-27'.K14:'docker-log-2018-08-27'.K14">
            <calcext:condition calcext:apply-style-name="Error" calcext:value="&gt;=900" calcext:base-cell-address="'docker-log-2018-08-27'.K14"/>
            <calcext:condition calcext:apply-style-name="Accent" calcext:value="=MIN([.$B14:.$F14])" calcext:base-cell-address="'docker-log-2018-08-27'.K14"/>
          </calcext:conditional-format>
          <calcext:conditional-format calcext:target-range-address="'docker-log-2018-08-27'.K14:'docker-log-2018-08-27'.K14">
            <calcext:condition calcext:apply-style-name="Accent" calcext:value="=MIN([.$G14:.$K14])" calcext:base-cell-address="'docker-log-2018-08-27'.K14"/>
          </calcext:conditional-format>
          <calcext:conditional-format calcext:target-range-address="'docker-log-2018-08-27'.K15:'docker-log-2018-08-27'.K15">
            <calcext:condition calcext:apply-style-name="Error" calcext:value="&gt;=900" calcext:base-cell-address="'docker-log-2018-08-27'.K15"/>
            <calcext:condition calcext:apply-style-name="Accent" calcext:value="=MIN([.$B15:.$F15])" calcext:base-cell-address="'docker-log-2018-08-27'.K15"/>
          </calcext:conditional-format>
          <calcext:conditional-format calcext:target-range-address="'docker-log-2018-08-27'.K15:'docker-log-2018-08-27'.K15">
            <calcext:condition calcext:apply-style-name="Accent" calcext:value="=MIN([.$G15:.$K15])" calcext:base-cell-address="'docker-log-2018-08-27'.K15"/>
          </calcext:conditional-format>
          <calcext:conditional-format calcext:target-range-address="'docker-log-2018-08-27'.K16:'docker-log-2018-08-27'.K16">
            <calcext:condition calcext:apply-style-name="Error" calcext:value="&gt;=900" calcext:base-cell-address="'docker-log-2018-08-27'.K16"/>
            <calcext:condition calcext:apply-style-name="Accent" calcext:value="=MIN([.$B16:.$F16])" calcext:base-cell-address="'docker-log-2018-08-27'.K16"/>
          </calcext:conditional-format>
          <calcext:conditional-format calcext:target-range-address="'docker-log-2018-08-27'.K16:'docker-log-2018-08-27'.K16">
            <calcext:condition calcext:apply-style-name="Accent" calcext:value="=MIN([.$G16:.$K16])" calcext:base-cell-address="'docker-log-2018-08-27'.K16"/>
          </calcext:conditional-format>
          <calcext:conditional-format calcext:target-range-address="'docker-log-2018-08-27'.K17:'docker-log-2018-08-27'.K17">
            <calcext:condition calcext:apply-style-name="Error" calcext:value="&gt;=900" calcext:base-cell-address="'docker-log-2018-08-27'.K17"/>
            <calcext:condition calcext:apply-style-name="Accent" calcext:value="=MIN([.$B17:.$F17])" calcext:base-cell-address="'docker-log-2018-08-27'.K17"/>
          </calcext:conditional-format>
          <calcext:conditional-format calcext:target-range-address="'docker-log-2018-08-27'.K17:'docker-log-2018-08-27'.K17">
            <calcext:condition calcext:apply-style-name="Accent" calcext:value="=MIN([.$G17:.$K17])" calcext:base-cell-address="'docker-log-2018-08-27'.K17"/>
          </calcext:conditional-format>
          <calcext:conditional-format calcext:target-range-address="'docker-log-2018-08-27'.K18:'docker-log-2018-08-27'.K18">
            <calcext:condition calcext:apply-style-name="Error" calcext:value="&gt;=900" calcext:base-cell-address="'docker-log-2018-08-27'.K18"/>
            <calcext:condition calcext:apply-style-name="Accent" calcext:value="=MIN([.$B18:.$F18])" calcext:base-cell-address="'docker-log-2018-08-27'.K18"/>
          </calcext:conditional-format>
          <calcext:conditional-format calcext:target-range-address="'docker-log-2018-08-27'.K18:'docker-log-2018-08-27'.K18">
            <calcext:condition calcext:apply-style-name="Accent" calcext:value="=MIN([.$G18:.$K18])" calcext:base-cell-address="'docker-log-2018-08-27'.K18"/>
          </calcext:conditional-format>
          <calcext:conditional-format calcext:target-range-address="'docker-log-2018-08-27'.K19:'docker-log-2018-08-27'.K19">
            <calcext:condition calcext:apply-style-name="Error" calcext:value="&gt;=900" calcext:base-cell-address="'docker-log-2018-08-27'.K19"/>
            <calcext:condition calcext:apply-style-name="Accent" calcext:value="=MIN([.$B19:.$F19])" calcext:base-cell-address="'docker-log-2018-08-27'.K19"/>
          </calcext:conditional-format>
          <calcext:conditional-format calcext:target-range-address="'docker-log-2018-08-27'.K19:'docker-log-2018-08-27'.K19">
            <calcext:condition calcext:apply-style-name="Accent" calcext:value="=MIN([.$G19:.$K19])" calcext:base-cell-address="'docker-log-2018-08-27'.K19"/>
          </calcext:conditional-format>
          <calcext:conditional-format calcext:target-range-address="'docker-log-2018-08-27'.K20:'docker-log-2018-08-27'.K20">
            <calcext:condition calcext:apply-style-name="Error" calcext:value="&gt;=900" calcext:base-cell-address="'docker-log-2018-08-27'.K20"/>
            <calcext:condition calcext:apply-style-name="Accent" calcext:value="=MIN([.$B20:.$F20])" calcext:base-cell-address="'docker-log-2018-08-27'.K20"/>
          </calcext:conditional-format>
          <calcext:conditional-format calcext:target-range-address="'docker-log-2018-08-27'.K20:'docker-log-2018-08-27'.K20">
            <calcext:condition calcext:apply-style-name="Accent" calcext:value="=MIN([.$G20:.$K20])" calcext:base-cell-address="'docker-log-2018-08-27'.K20"/>
          </calcext:conditional-format>
          <calcext:conditional-format calcext:target-range-address="'docker-log-2018-08-27'.K21:'docker-log-2018-08-27'.K21">
            <calcext:condition calcext:apply-style-name="Error" calcext:value="&gt;=900" calcext:base-cell-address="'docker-log-2018-08-27'.K21"/>
            <calcext:condition calcext:apply-style-name="Accent" calcext:value="=MIN([.$B21:.$F21])" calcext:base-cell-address="'docker-log-2018-08-27'.K21"/>
          </calcext:conditional-format>
          <calcext:conditional-format calcext:target-range-address="'docker-log-2018-08-27'.K21:'docker-log-2018-08-27'.K21">
            <calcext:condition calcext:apply-style-name="Accent" calcext:value="=MIN([.$G21:.$K21])" calcext:base-cell-address="'docker-log-2018-08-27'.K21"/>
          </calcext:conditional-format>
          <calcext:conditional-format calcext:target-range-address="'docker-log-2018-08-27'.K22:'docker-log-2018-08-27'.K22">
            <calcext:condition calcext:apply-style-name="Error" calcext:value="&gt;=900" calcext:base-cell-address="'docker-log-2018-08-27'.K22"/>
            <calcext:condition calcext:apply-style-name="Accent" calcext:value="=MIN([.$B22:.$F22])" calcext:base-cell-address="'docker-log-2018-08-27'.K22"/>
          </calcext:conditional-format>
          <calcext:conditional-format calcext:target-range-address="'docker-log-2018-08-27'.K22:'docker-log-2018-08-27'.K22">
            <calcext:condition calcext:apply-style-name="Accent" calcext:value="=MIN([.$G22:.$K22])" calcext:base-cell-address="'docker-log-2018-08-27'.K22"/>
          </calcext:conditional-format>
          <calcext:conditional-format calcext:target-range-address="'docker-log-2018-08-27'.K23:'docker-log-2018-08-27'.K23">
            <calcext:condition calcext:apply-style-name="Error" calcext:value="&gt;=900" calcext:base-cell-address="'docker-log-2018-08-27'.K23"/>
            <calcext:condition calcext:apply-style-name="Accent" calcext:value="=MIN([.$B23:.$F23])" calcext:base-cell-address="'docker-log-2018-08-27'.K23"/>
          </calcext:conditional-format>
          <calcext:conditional-format calcext:target-range-address="'docker-log-2018-08-27'.K23:'docker-log-2018-08-27'.K23">
            <calcext:condition calcext:apply-style-name="Accent" calcext:value="=MIN([.$G23:.$K23])" calcext:base-cell-address="'docker-log-2018-08-27'.K23"/>
          </calcext:conditional-format>
          <calcext:conditional-format calcext:target-range-address="'docker-log-2018-08-27'.K24:'docker-log-2018-08-27'.K24">
            <calcext:condition calcext:apply-style-name="Error" calcext:value="&gt;=900" calcext:base-cell-address="'docker-log-2018-08-27'.K24"/>
            <calcext:condition calcext:apply-style-name="Accent" calcext:value="=MIN([.$B24:.$F24])" calcext:base-cell-address="'docker-log-2018-08-27'.K24"/>
          </calcext:conditional-format>
          <calcext:conditional-format calcext:target-range-address="'docker-log-2018-08-27'.K24:'docker-log-2018-08-27'.K24">
            <calcext:condition calcext:apply-style-name="Accent" calcext:value="=MIN([.$G24:.$K24])" calcext:base-cell-address="'docker-log-2018-08-27'.K24"/>
          </calcext:conditional-format>
          <calcext:conditional-format calcext:target-range-address="'docker-log-2018-08-27'.K25:'docker-log-2018-08-27'.K25">
            <calcext:condition calcext:apply-style-name="Error" calcext:value="&gt;=900" calcext:base-cell-address="'docker-log-2018-08-27'.K25"/>
            <calcext:condition calcext:apply-style-name="Accent" calcext:value="=MIN([.$B25:.$F25])" calcext:base-cell-address="'docker-log-2018-08-27'.K25"/>
          </calcext:conditional-format>
          <calcext:conditional-format calcext:target-range-address="'docker-log-2018-08-27'.K25:'docker-log-2018-08-27'.K25">
            <calcext:condition calcext:apply-style-name="Accent" calcext:value="=MIN([.$G25:.$K25])" calcext:base-cell-address="'docker-log-2018-08-27'.K25"/>
          </calcext:conditional-format>
          <calcext:conditional-format calcext:target-range-address="'docker-log-2018-08-27'.K26:'docker-log-2018-08-27'.K26">
            <calcext:condition calcext:apply-style-name="Error" calcext:value="&gt;=900" calcext:base-cell-address="'docker-log-2018-08-27'.K26"/>
            <calcext:condition calcext:apply-style-name="Accent" calcext:value="=MIN([.$B26:.$F26])" calcext:base-cell-address="'docker-log-2018-08-27'.K26"/>
          </calcext:conditional-format>
          <calcext:conditional-format calcext:target-range-address="'docker-log-2018-08-27'.K26:'docker-log-2018-08-27'.K26">
            <calcext:condition calcext:apply-style-name="Accent" calcext:value="=MIN([.$G26:.$K26])" calcext:base-cell-address="'docker-log-2018-08-27'.K26"/>
          </calcext:conditional-format>
          <calcext:conditional-format calcext:target-range-address="'docker-log-2018-08-27'.K27:'docker-log-2018-08-27'.K27">
            <calcext:condition calcext:apply-style-name="Error" calcext:value="&gt;=900" calcext:base-cell-address="'docker-log-2018-08-27'.K27"/>
            <calcext:condition calcext:apply-style-name="Accent" calcext:value="=MIN([.$B27:.$F27])" calcext:base-cell-address="'docker-log-2018-08-27'.K27"/>
          </calcext:conditional-format>
          <calcext:conditional-format calcext:target-range-address="'docker-log-2018-08-27'.K27:'docker-log-2018-08-27'.K27">
            <calcext:condition calcext:apply-style-name="Accent" calcext:value="=MIN([.$G27:.$K27])" calcext:base-cell-address="'docker-log-2018-08-27'.K27"/>
          </calcext:conditional-format>
          <calcext:conditional-format calcext:target-range-address="'docker-log-2018-08-27'.K28:'docker-log-2018-08-27'.K28">
            <calcext:condition calcext:apply-style-name="Error" calcext:value="&gt;=900" calcext:base-cell-address="'docker-log-2018-08-27'.K28"/>
            <calcext:condition calcext:apply-style-name="Accent" calcext:value="=MIN([.$B28:.$F28])" calcext:base-cell-address="'docker-log-2018-08-27'.K28"/>
          </calcext:conditional-format>
          <calcext:conditional-format calcext:target-range-address="'docker-log-2018-08-27'.K28:'docker-log-2018-08-27'.K28">
            <calcext:condition calcext:apply-style-name="Accent" calcext:value="=MIN([.$G28:.$K28])" calcext:base-cell-address="'docker-log-2018-08-27'.K28"/>
          </calcext:conditional-format>
          <calcext:conditional-format calcext:target-range-address="'docker-log-2018-08-27'.K29:'docker-log-2018-08-27'.K29">
            <calcext:condition calcext:apply-style-name="Error" calcext:value="&gt;=900" calcext:base-cell-address="'docker-log-2018-08-27'.K29"/>
            <calcext:condition calcext:apply-style-name="Accent" calcext:value="=MIN([.$B29:.$F29])" calcext:base-cell-address="'docker-log-2018-08-27'.K29"/>
          </calcext:conditional-format>
          <calcext:conditional-format calcext:target-range-address="'docker-log-2018-08-27'.K29:'docker-log-2018-08-27'.K29">
            <calcext:condition calcext:apply-style-name="Accent" calcext:value="=MIN([.$G29:.$K29])" calcext:base-cell-address="'docker-log-2018-08-27'.K29"/>
          </calcext:conditional-format>
          <calcext:conditional-format calcext:target-range-address="'docker-log-2018-08-27'.K30:'docker-log-2018-08-27'.K30">
            <calcext:condition calcext:apply-style-name="Error" calcext:value="&gt;=900" calcext:base-cell-address="'docker-log-2018-08-27'.K30"/>
            <calcext:condition calcext:apply-style-name="Accent" calcext:value="=MIN([.$B30:.$F30])" calcext:base-cell-address="'docker-log-2018-08-27'.K30"/>
          </calcext:conditional-format>
          <calcext:conditional-format calcext:target-range-address="'docker-log-2018-08-27'.K30:'docker-log-2018-08-27'.K30">
            <calcext:condition calcext:apply-style-name="Accent" calcext:value="=MIN([.$G30:.$K30])" calcext:base-cell-address="'docker-log-2018-08-27'.K30"/>
          </calcext:conditional-format>
          <calcext:conditional-format calcext:target-range-address="'docker-log-2018-08-27'.K31:'docker-log-2018-08-27'.K31">
            <calcext:condition calcext:apply-style-name="Error" calcext:value="&gt;=900" calcext:base-cell-address="'docker-log-2018-08-27'.K31"/>
            <calcext:condition calcext:apply-style-name="Accent" calcext:value="=MIN([.$B31:.$F31])" calcext:base-cell-address="'docker-log-2018-08-27'.K31"/>
          </calcext:conditional-format>
          <calcext:conditional-format calcext:target-range-address="'docker-log-2018-08-27'.K31:'docker-log-2018-08-27'.K31">
            <calcext:condition calcext:apply-style-name="Accent" calcext:value="=MIN([.$G31:.$K31])" calcext:base-cell-address="'docker-log-2018-08-27'.K31"/>
          </calcext:conditional-format>
          <calcext:conditional-format calcext:target-range-address="'docker-log-2018-08-27'.K32:'docker-log-2018-08-27'.K32">
            <calcext:condition calcext:apply-style-name="Error" calcext:value="&gt;=900" calcext:base-cell-address="'docker-log-2018-08-27'.K32"/>
            <calcext:condition calcext:apply-style-name="Accent" calcext:value="=MIN([.$B32:.$F32])" calcext:base-cell-address="'docker-log-2018-08-27'.K32"/>
          </calcext:conditional-format>
          <calcext:conditional-format calcext:target-range-address="'docker-log-2018-08-27'.K32:'docker-log-2018-08-27'.K32">
            <calcext:condition calcext:apply-style-name="Accent" calcext:value="=MIN([.$G32:.$K32])" calcext:base-cell-address="'docker-log-2018-08-27'.K32"/>
          </calcext:conditional-format>
          <calcext:conditional-format calcext:target-range-address="'docker-log-2018-08-27'.K33:'docker-log-2018-08-27'.K33">
            <calcext:condition calcext:apply-style-name="Error" calcext:value="&gt;=900" calcext:base-cell-address="'docker-log-2018-08-27'.K33"/>
            <calcext:condition calcext:apply-style-name="Accent" calcext:value="=MIN([.$B33:.$F33])" calcext:base-cell-address="'docker-log-2018-08-27'.K33"/>
          </calcext:conditional-format>
          <calcext:conditional-format calcext:target-range-address="'docker-log-2018-08-27'.K33:'docker-log-2018-08-27'.K33">
            <calcext:condition calcext:apply-style-name="Accent" calcext:value="=MIN([.$G33:.$K33])" calcext:base-cell-address="'docker-log-2018-08-27'.K33"/>
          </calcext:conditional-format>
          <calcext:conditional-format calcext:target-range-address="'docker-log-2018-08-27'.K34:'docker-log-2018-08-27'.K34">
            <calcext:condition calcext:apply-style-name="Error" calcext:value="&gt;=900" calcext:base-cell-address="'docker-log-2018-08-27'.K34"/>
            <calcext:condition calcext:apply-style-name="Accent" calcext:value="=MIN([.$B34:.$F34])" calcext:base-cell-address="'docker-log-2018-08-27'.K34"/>
          </calcext:conditional-format>
          <calcext:conditional-format calcext:target-range-address="'docker-log-2018-08-27'.K34:'docker-log-2018-08-27'.K34">
            <calcext:condition calcext:apply-style-name="Accent" calcext:value="=MIN([.$G34:.$K34])" calcext:base-cell-address="'docker-log-2018-08-27'.K34"/>
          </calcext:conditional-format>
          <calcext:conditional-format calcext:target-range-address="'docker-log-2018-08-27'.K35:'docker-log-2018-08-27'.K35">
            <calcext:condition calcext:apply-style-name="Error" calcext:value="&gt;=900" calcext:base-cell-address="'docker-log-2018-08-27'.K35"/>
            <calcext:condition calcext:apply-style-name="Accent" calcext:value="=MIN([.$B35:.$F35])" calcext:base-cell-address="'docker-log-2018-08-27'.K35"/>
          </calcext:conditional-format>
          <calcext:conditional-format calcext:target-range-address="'docker-log-2018-08-27'.K35:'docker-log-2018-08-27'.K35">
            <calcext:condition calcext:apply-style-name="Accent" calcext:value="=MIN([.$G35:.$K35])" calcext:base-cell-address="'docker-log-2018-08-27'.K35"/>
          </calcext:conditional-format>
          <calcext:conditional-format calcext:target-range-address="'docker-log-2018-08-27'.K36:'docker-log-2018-08-27'.K36">
            <calcext:condition calcext:apply-style-name="Error" calcext:value="&gt;=900" calcext:base-cell-address="'docker-log-2018-08-27'.K36"/>
            <calcext:condition calcext:apply-style-name="Accent" calcext:value="=MIN([.$B36:.$F36])" calcext:base-cell-address="'docker-log-2018-08-27'.K36"/>
          </calcext:conditional-format>
          <calcext:conditional-format calcext:target-range-address="'docker-log-2018-08-27'.K36:'docker-log-2018-08-27'.K36">
            <calcext:condition calcext:apply-style-name="Accent" calcext:value="=MIN([.$G36:.$K36])" calcext:base-cell-address="'docker-log-2018-08-27'.K36"/>
          </calcext:conditional-format>
          <calcext:conditional-format calcext:target-range-address="'docker-log-2018-08-27'.K37:'docker-log-2018-08-27'.K37">
            <calcext:condition calcext:apply-style-name="Error" calcext:value="&gt;=900" calcext:base-cell-address="'docker-log-2018-08-27'.K37"/>
            <calcext:condition calcext:apply-style-name="Accent" calcext:value="=MIN([.$B37:.$F37])" calcext:base-cell-address="'docker-log-2018-08-27'.K37"/>
          </calcext:conditional-format>
          <calcext:conditional-format calcext:target-range-address="'docker-log-2018-08-27'.K37:'docker-log-2018-08-27'.K37">
            <calcext:condition calcext:apply-style-name="Accent" calcext:value="=MIN([.$G37:.$K37])" calcext:base-cell-address="'docker-log-2018-08-27'.K37"/>
          </calcext:conditional-format>
          <calcext:conditional-format calcext:target-range-address="'docker-log-2018-08-27'.K38:'docker-log-2018-08-27'.K38">
            <calcext:condition calcext:apply-style-name="Error" calcext:value="&gt;=900" calcext:base-cell-address="'docker-log-2018-08-27'.K38"/>
            <calcext:condition calcext:apply-style-name="Accent" calcext:value="=MIN([.$B38:.$F38])" calcext:base-cell-address="'docker-log-2018-08-27'.K38"/>
          </calcext:conditional-format>
          <calcext:conditional-format calcext:target-range-address="'docker-log-2018-08-27'.K38:'docker-log-2018-08-27'.K38">
            <calcext:condition calcext:apply-style-name="Accent" calcext:value="=MIN([.$G38:.$K38])" calcext:base-cell-address="'docker-log-2018-08-27'.K38"/>
          </calcext:conditional-format>
          <calcext:conditional-format calcext:target-range-address="'docker-log-2018-08-27'.K39:'docker-log-2018-08-27'.K39">
            <calcext:condition calcext:apply-style-name="Error" calcext:value="&gt;=900" calcext:base-cell-address="'docker-log-2018-08-27'.K39"/>
            <calcext:condition calcext:apply-style-name="Accent" calcext:value="=MIN([.$B39:.$F39])" calcext:base-cell-address="'docker-log-2018-08-27'.K39"/>
          </calcext:conditional-format>
          <calcext:conditional-format calcext:target-range-address="'docker-log-2018-08-27'.K39:'docker-log-2018-08-27'.K39">
            <calcext:condition calcext:apply-style-name="Accent" calcext:value="=MIN([.$G39:.$K39])" calcext:base-cell-address="'docker-log-2018-08-27'.K39"/>
          </calcext:conditional-format>
          <calcext:conditional-format calcext:target-range-address="'docker-log-2018-08-27'.K40:'docker-log-2018-08-27'.K40">
            <calcext:condition calcext:apply-style-name="Error" calcext:value="&gt;=900" calcext:base-cell-address="'docker-log-2018-08-27'.K40"/>
            <calcext:condition calcext:apply-style-name="Accent" calcext:value="=MIN([.$B40:.$F40])" calcext:base-cell-address="'docker-log-2018-08-27'.K40"/>
          </calcext:conditional-format>
          <calcext:conditional-format calcext:target-range-address="'docker-log-2018-08-27'.K40:'docker-log-2018-08-27'.K40">
            <calcext:condition calcext:apply-style-name="Accent" calcext:value="=MIN([.$G40:.$K40])" calcext:base-cell-address="'docker-log-2018-08-27'.K40"/>
          </calcext:conditional-format>
          <calcext:conditional-format calcext:target-range-address="'docker-log-2018-08-27'.K41:'docker-log-2018-08-27'.K41">
            <calcext:condition calcext:apply-style-name="Error" calcext:value="&gt;=900" calcext:base-cell-address="'docker-log-2018-08-27'.K41"/>
            <calcext:condition calcext:apply-style-name="Accent" calcext:value="=MIN([.$B41:.$F41])" calcext:base-cell-address="'docker-log-2018-08-27'.K41"/>
          </calcext:conditional-format>
          <calcext:conditional-format calcext:target-range-address="'docker-log-2018-08-27'.K41:'docker-log-2018-08-27'.K41">
            <calcext:condition calcext:apply-style-name="Accent" calcext:value="=MIN([.$G41:.$K41])" calcext:base-cell-address="'docker-log-2018-08-27'.K41"/>
          </calcext:conditional-format>
          <calcext:conditional-format calcext:target-range-address="'docker-log-2018-08-27'.K42:'docker-log-2018-08-27'.K42">
            <calcext:condition calcext:apply-style-name="Error" calcext:value="&gt;=900" calcext:base-cell-address="'docker-log-2018-08-27'.K42"/>
            <calcext:condition calcext:apply-style-name="Accent" calcext:value="=MIN([.$B42:.$F42])" calcext:base-cell-address="'docker-log-2018-08-27'.K42"/>
          </calcext:conditional-format>
          <calcext:conditional-format calcext:target-range-address="'docker-log-2018-08-27'.K42:'docker-log-2018-08-27'.K42">
            <calcext:condition calcext:apply-style-name="Accent" calcext:value="=MIN([.$G42:.$K42])" calcext:base-cell-address="'docker-log-2018-08-27'.K42"/>
          </calcext:conditional-format>
          <calcext:conditional-format calcext:target-range-address="'docker-log-2018-08-27'.K43:'docker-log-2018-08-27'.K43">
            <calcext:condition calcext:apply-style-name="Error" calcext:value="&gt;=900" calcext:base-cell-address="'docker-log-2018-08-27'.K43"/>
            <calcext:condition calcext:apply-style-name="Accent" calcext:value="=MIN([.$B43:.$F43])" calcext:base-cell-address="'docker-log-2018-08-27'.K43"/>
          </calcext:conditional-format>
          <calcext:conditional-format calcext:target-range-address="'docker-log-2018-08-27'.K43:'docker-log-2018-08-27'.K43">
            <calcext:condition calcext:apply-style-name="Accent" calcext:value="=MIN([.$G43:.$K43])" calcext:base-cell-address="'docker-log-2018-08-27'.K43"/>
          </calcext:conditional-format>
          <calcext:conditional-format calcext:target-range-address="'docker-log-2018-08-27'.K44:'docker-log-2018-08-27'.K44">
            <calcext:condition calcext:apply-style-name="Error" calcext:value="&gt;=900" calcext:base-cell-address="'docker-log-2018-08-27'.K44"/>
            <calcext:condition calcext:apply-style-name="Accent" calcext:value="=MIN([.$B44:.$F44])" calcext:base-cell-address="'docker-log-2018-08-27'.K44"/>
          </calcext:conditional-format>
          <calcext:conditional-format calcext:target-range-address="'docker-log-2018-08-27'.K44:'docker-log-2018-08-27'.K44">
            <calcext:condition calcext:apply-style-name="Accent" calcext:value="=MIN([.$G44:.$K44])" calcext:base-cell-address="'docker-log-2018-08-27'.K44"/>
          </calcext:conditional-format>
          <calcext:conditional-format calcext:target-range-address="'docker-log-2018-08-27'.K45:'docker-log-2018-08-27'.K45">
            <calcext:condition calcext:apply-style-name="Error" calcext:value="&gt;=900" calcext:base-cell-address="'docker-log-2018-08-27'.K45"/>
            <calcext:condition calcext:apply-style-name="Accent" calcext:value="=MIN([.$B45:.$F45])" calcext:base-cell-address="'docker-log-2018-08-27'.K45"/>
          </calcext:conditional-format>
          <calcext:conditional-format calcext:target-range-address="'docker-log-2018-08-27'.K45:'docker-log-2018-08-27'.K45">
            <calcext:condition calcext:apply-style-name="Accent" calcext:value="=MIN([.$G45:.$K45])" calcext:base-cell-address="'docker-log-2018-08-27'.K45"/>
          </calcext:conditional-format>
          <calcext:conditional-format calcext:target-range-address="'docker-log-2018-08-27'.K46:'docker-log-2018-08-27'.K46">
            <calcext:condition calcext:apply-style-name="Error" calcext:value="&gt;=900" calcext:base-cell-address="'docker-log-2018-08-27'.K46"/>
            <calcext:condition calcext:apply-style-name="Accent" calcext:value="=MIN([.$B46:.$F46])" calcext:base-cell-address="'docker-log-2018-08-27'.K46"/>
          </calcext:conditional-format>
          <calcext:conditional-format calcext:target-range-address="'docker-log-2018-08-27'.K46:'docker-log-2018-08-27'.K46">
            <calcext:condition calcext:apply-style-name="Accent" calcext:value="=MIN([.$G46:.$K46])" calcext:base-cell-address="'docker-log-2018-08-27'.K46"/>
          </calcext:conditional-format>
          <calcext:conditional-format calcext:target-range-address="'docker-log-2018-08-27'.K47:'docker-log-2018-08-27'.K47">
            <calcext:condition calcext:apply-style-name="Error" calcext:value="&gt;=900" calcext:base-cell-address="'docker-log-2018-08-27'.K47"/>
            <calcext:condition calcext:apply-style-name="Accent" calcext:value="=MIN([.$B47:.$F47])" calcext:base-cell-address="'docker-log-2018-08-27'.K47"/>
          </calcext:conditional-format>
          <calcext:conditional-format calcext:target-range-address="'docker-log-2018-08-27'.K47:'docker-log-2018-08-27'.K47">
            <calcext:condition calcext:apply-style-name="Accent" calcext:value="=MIN([.$G47:.$K47])" calcext:base-cell-address="'docker-log-2018-08-27'.K47"/>
          </calcext:conditional-format>
          <calcext:conditional-format calcext:target-range-address="'docker-log-2018-08-27'.K48:'docker-log-2018-08-27'.K48">
            <calcext:condition calcext:apply-style-name="Error" calcext:value="&gt;=900" calcext:base-cell-address="'docker-log-2018-08-27'.K48"/>
            <calcext:condition calcext:apply-style-name="Accent" calcext:value="=MIN([.$B48:.$F48])" calcext:base-cell-address="'docker-log-2018-08-27'.K48"/>
          </calcext:conditional-format>
          <calcext:conditional-format calcext:target-range-address="'docker-log-2018-08-27'.K48:'docker-log-2018-08-27'.K48">
            <calcext:condition calcext:apply-style-name="Accent" calcext:value="=MIN([.$G48:.$K48])" calcext:base-cell-address="'docker-log-2018-08-27'.K48"/>
          </calcext:conditional-format>
          <calcext:conditional-format calcext:target-range-address="'docker-log-2018-08-27'.K49:'docker-log-2018-08-27'.K49">
            <calcext:condition calcext:apply-style-name="Error" calcext:value="&gt;=900" calcext:base-cell-address="'docker-log-2018-08-27'.K49"/>
            <calcext:condition calcext:apply-style-name="Accent" calcext:value="=MIN([.$B49:.$F49])" calcext:base-cell-address="'docker-log-2018-08-27'.K49"/>
          </calcext:conditional-format>
          <calcext:conditional-format calcext:target-range-address="'docker-log-2018-08-27'.K49:'docker-log-2018-08-27'.K49">
            <calcext:condition calcext:apply-style-name="Accent" calcext:value="=MIN([.$G49:.$K49])" calcext:base-cell-address="'docker-log-2018-08-27'.K49"/>
          </calcext:conditional-format>
          <calcext:conditional-format calcext:target-range-address="'docker-log-2018-08-27'.K50:'docker-log-2018-08-27'.K50">
            <calcext:condition calcext:apply-style-name="Error" calcext:value="&gt;=900" calcext:base-cell-address="'docker-log-2018-08-27'.K50"/>
            <calcext:condition calcext:apply-style-name="Accent" calcext:value="=MIN([.$B50:.$F50])" calcext:base-cell-address="'docker-log-2018-08-27'.K50"/>
          </calcext:conditional-format>
          <calcext:conditional-format calcext:target-range-address="'docker-log-2018-08-27'.K50:'docker-log-2018-08-27'.K50">
            <calcext:condition calcext:apply-style-name="Accent" calcext:value="=MIN([.$G50:.$K50])" calcext:base-cell-address="'docker-log-2018-08-27'.K50"/>
          </calcext:conditional-format>
          <calcext:conditional-format calcext:target-range-address="'docker-log-2018-08-27'.K51:'docker-log-2018-08-27'.K51">
            <calcext:condition calcext:apply-style-name="Error" calcext:value="&gt;=900" calcext:base-cell-address="'docker-log-2018-08-27'.K51"/>
            <calcext:condition calcext:apply-style-name="Accent" calcext:value="=MIN([.$B51:.$F51])" calcext:base-cell-address="'docker-log-2018-08-27'.K51"/>
          </calcext:conditional-format>
          <calcext:conditional-format calcext:target-range-address="'docker-log-2018-08-27'.K51:'docker-log-2018-08-27'.K51">
            <calcext:condition calcext:apply-style-name="Accent" calcext:value="=MIN([.$G51:.$K51])" calcext:base-cell-address="'docker-log-2018-08-27'.K51"/>
          </calcext:conditional-format>
          <calcext:conditional-format calcext:target-range-address="'docker-log-2018-08-27'.K52:'docker-log-2018-08-27'.K52">
            <calcext:condition calcext:apply-style-name="Error" calcext:value="&gt;=900" calcext:base-cell-address="'docker-log-2018-08-27'.K52"/>
            <calcext:condition calcext:apply-style-name="Accent" calcext:value="=MIN([.$B52:.$F52])" calcext:base-cell-address="'docker-log-2018-08-27'.K52"/>
          </calcext:conditional-format>
          <calcext:conditional-format calcext:target-range-address="'docker-log-2018-08-27'.K52:'docker-log-2018-08-27'.K52">
            <calcext:condition calcext:apply-style-name="Accent" calcext:value="=MIN([.$G52:.$K52])" calcext:base-cell-address="'docker-log-2018-08-27'.K52"/>
          </calcext:conditional-format>
          <calcext:conditional-format calcext:target-range-address="'docker-log-2018-08-27'.K53:'docker-log-2018-08-27'.K53">
            <calcext:condition calcext:apply-style-name="Error" calcext:value="&gt;=900" calcext:base-cell-address="'docker-log-2018-08-27'.K53"/>
            <calcext:condition calcext:apply-style-name="Accent" calcext:value="=MIN([.$B53:.$F53])" calcext:base-cell-address="'docker-log-2018-08-27'.K53"/>
          </calcext:conditional-format>
          <calcext:conditional-format calcext:target-range-address="'docker-log-2018-08-27'.K53:'docker-log-2018-08-27'.K53">
            <calcext:condition calcext:apply-style-name="Accent" calcext:value="=MIN([.$G53:.$K53])" calcext:base-cell-address="'docker-log-2018-08-27'.K53"/>
          </calcext:conditional-format>
          <calcext:conditional-format calcext:target-range-address="'docker-log-2018-08-27'.K54:'docker-log-2018-08-27'.K54">
            <calcext:condition calcext:apply-style-name="Error" calcext:value="&gt;=900" calcext:base-cell-address="'docker-log-2018-08-27'.K54"/>
            <calcext:condition calcext:apply-style-name="Accent" calcext:value="=MIN([.$B54:.$F54])" calcext:base-cell-address="'docker-log-2018-08-27'.K54"/>
          </calcext:conditional-format>
          <calcext:conditional-format calcext:target-range-address="'docker-log-2018-08-27'.K54:'docker-log-2018-08-27'.K54">
            <calcext:condition calcext:apply-style-name="Accent" calcext:value="=MIN([.$G54:.$K54])" calcext:base-cell-address="'docker-log-2018-08-27'.K54"/>
          </calcext:conditional-format>
          <calcext:conditional-format calcext:target-range-address="'docker-log-2018-08-27'.K55:'docker-log-2018-08-27'.K55">
            <calcext:condition calcext:apply-style-name="Error" calcext:value="&gt;=900" calcext:base-cell-address="'docker-log-2018-08-27'.K55"/>
            <calcext:condition calcext:apply-style-name="Accent" calcext:value="=MIN([.$B55:.$F55])" calcext:base-cell-address="'docker-log-2018-08-27'.K55"/>
          </calcext:conditional-format>
          <calcext:conditional-format calcext:target-range-address="'docker-log-2018-08-27'.K55:'docker-log-2018-08-27'.K55">
            <calcext:condition calcext:apply-style-name="Accent" calcext:value="=MIN([.$G55:.$K55])" calcext:base-cell-address="'docker-log-2018-08-27'.K55"/>
          </calcext:conditional-format>
          <calcext:conditional-format calcext:target-range-address="'docker-log-2018-08-27'.K56:'docker-log-2018-08-27'.K56">
            <calcext:condition calcext:apply-style-name="Error" calcext:value="&gt;=900" calcext:base-cell-address="'docker-log-2018-08-27'.K56"/>
            <calcext:condition calcext:apply-style-name="Accent" calcext:value="=MIN([.$B56:.$F56])" calcext:base-cell-address="'docker-log-2018-08-27'.K56"/>
          </calcext:conditional-format>
          <calcext:conditional-format calcext:target-range-address="'docker-log-2018-08-27'.K56:'docker-log-2018-08-27'.K56">
            <calcext:condition calcext:apply-style-name="Accent" calcext:value="=MIN([.$G56:.$K56])" calcext:base-cell-address="'docker-log-2018-08-27'.K56"/>
          </calcext:conditional-format>
          <calcext:conditional-format calcext:target-range-address="'docker-log-2018-08-27'.K57:'docker-log-2018-08-27'.K57">
            <calcext:condition calcext:apply-style-name="Error" calcext:value="&gt;=900" calcext:base-cell-address="'docker-log-2018-08-27'.K57"/>
            <calcext:condition calcext:apply-style-name="Accent" calcext:value="=MIN([.$B57:.$F57])" calcext:base-cell-address="'docker-log-2018-08-27'.K57"/>
          </calcext:conditional-format>
          <calcext:conditional-format calcext:target-range-address="'docker-log-2018-08-27'.K57:'docker-log-2018-08-27'.K57">
            <calcext:condition calcext:apply-style-name="Accent" calcext:value="=MIN([.$G57:.$K57])" calcext:base-cell-address="'docker-log-2018-08-27'.K57"/>
          </calcext:conditional-format>
          <calcext:conditional-format calcext:target-range-address="'docker-log-2018-08-27'.K58:'docker-log-2018-08-27'.K58">
            <calcext:condition calcext:apply-style-name="Error" calcext:value="&gt;=900" calcext:base-cell-address="'docker-log-2018-08-27'.K58"/>
            <calcext:condition calcext:apply-style-name="Accent" calcext:value="=MIN([.$B58:.$F58])" calcext:base-cell-address="'docker-log-2018-08-27'.K58"/>
          </calcext:conditional-format>
          <calcext:conditional-format calcext:target-range-address="'docker-log-2018-08-27'.K58:'docker-log-2018-08-27'.K58">
            <calcext:condition calcext:apply-style-name="Accent" calcext:value="=MIN([.$G58:.$K58])" calcext:base-cell-address="'docker-log-2018-08-27'.K58"/>
          </calcext:conditional-format>
          <calcext:conditional-format calcext:target-range-address="'docker-log-2018-08-27'.K59:'docker-log-2018-08-27'.K59">
            <calcext:condition calcext:apply-style-name="Error" calcext:value="&gt;=900" calcext:base-cell-address="'docker-log-2018-08-27'.K59"/>
            <calcext:condition calcext:apply-style-name="Accent" calcext:value="=MIN([.$B59:.$F59])" calcext:base-cell-address="'docker-log-2018-08-27'.K59"/>
          </calcext:conditional-format>
          <calcext:conditional-format calcext:target-range-address="'docker-log-2018-08-27'.K59:'docker-log-2018-08-27'.K59">
            <calcext:condition calcext:apply-style-name="Accent" calcext:value="=MIN([.$G59:.$K59])" calcext:base-cell-address="'docker-log-2018-08-27'.K59"/>
          </calcext:conditional-format>
          <calcext:conditional-format calcext:target-range-address="'docker-log-2018-08-27'.K60:'docker-log-2018-08-27'.K60">
            <calcext:condition calcext:apply-style-name="Error" calcext:value="&gt;=900" calcext:base-cell-address="'docker-log-2018-08-27'.K60"/>
            <calcext:condition calcext:apply-style-name="Accent" calcext:value="=MIN([.$B60:.$F60])" calcext:base-cell-address="'docker-log-2018-08-27'.K60"/>
          </calcext:conditional-format>
          <calcext:conditional-format calcext:target-range-address="'docker-log-2018-08-27'.K60:'docker-log-2018-08-27'.K60">
            <calcext:condition calcext:apply-style-name="Accent" calcext:value="=MIN([.$G60:.$K60])" calcext:base-cell-address="'docker-log-2018-08-27'.K60"/>
          </calcext:conditional-format>
          <calcext:conditional-format calcext:target-range-address="'docker-log-2018-08-27'.K61:'docker-log-2018-08-27'.K61">
            <calcext:condition calcext:apply-style-name="Error" calcext:value="&gt;=900" calcext:base-cell-address="'docker-log-2018-08-27'.K61"/>
            <calcext:condition calcext:apply-style-name="Accent" calcext:value="=MIN([.$B61:.$F61])" calcext:base-cell-address="'docker-log-2018-08-27'.K61"/>
          </calcext:conditional-format>
          <calcext:conditional-format calcext:target-range-address="'docker-log-2018-08-27'.K61:'docker-log-2018-08-27'.K61">
            <calcext:condition calcext:apply-style-name="Accent" calcext:value="=MIN([.$G61:.$K61])" calcext:base-cell-address="'docker-log-2018-08-27'.K61"/>
          </calcext:conditional-format>
          <calcext:conditional-format calcext:target-range-address="'docker-log-2018-08-27'.K62:'docker-log-2018-08-27'.K62">
            <calcext:condition calcext:apply-style-name="Error" calcext:value="&gt;=900" calcext:base-cell-address="'docker-log-2018-08-27'.K62"/>
            <calcext:condition calcext:apply-style-name="Accent" calcext:value="=MIN([.$B62:.$F62])" calcext:base-cell-address="'docker-log-2018-08-27'.K62"/>
          </calcext:conditional-format>
          <calcext:conditional-format calcext:target-range-address="'docker-log-2018-08-27'.K62:'docker-log-2018-08-27'.K62">
            <calcext:condition calcext:apply-style-name="Accent" calcext:value="=MIN([.$G62:.$K62])" calcext:base-cell-address="'docker-log-2018-08-27'.K62"/>
          </calcext:conditional-format>
          <calcext:conditional-format calcext:target-range-address="'docker-log-2018-08-27'.K63:'docker-log-2018-08-27'.K63">
            <calcext:condition calcext:apply-style-name="Error" calcext:value="&gt;=900" calcext:base-cell-address="'docker-log-2018-08-27'.K63"/>
            <calcext:condition calcext:apply-style-name="Accent" calcext:value="=MIN([.$B63:.$F63])" calcext:base-cell-address="'docker-log-2018-08-27'.K63"/>
          </calcext:conditional-format>
          <calcext:conditional-format calcext:target-range-address="'docker-log-2018-08-27'.K63:'docker-log-2018-08-27'.K63">
            <calcext:condition calcext:apply-style-name="Accent" calcext:value="=MIN([.$G63:.$K63])" calcext:base-cell-address="'docker-log-2018-08-27'.K63"/>
          </calcext:conditional-format>
          <calcext:conditional-format calcext:target-range-address="'docker-log-2018-08-27'.K64:'docker-log-2018-08-27'.K64">
            <calcext:condition calcext:apply-style-name="Error" calcext:value="&gt;=900" calcext:base-cell-address="'docker-log-2018-08-27'.K64"/>
            <calcext:condition calcext:apply-style-name="Accent" calcext:value="=MIN([.$B64:.$F64])" calcext:base-cell-address="'docker-log-2018-08-27'.K64"/>
          </calcext:conditional-format>
          <calcext:conditional-format calcext:target-range-address="'docker-log-2018-08-27'.K64:'docker-log-2018-08-27'.K64">
            <calcext:condition calcext:apply-style-name="Accent" calcext:value="=MIN([.$G64:.$K64])" calcext:base-cell-address="'docker-log-2018-08-27'.K64"/>
          </calcext:conditional-format>
          <calcext:conditional-format calcext:target-range-address="'docker-log-2018-08-27'.K65:'docker-log-2018-08-27'.K65">
            <calcext:condition calcext:apply-style-name="Error" calcext:value="&gt;=900" calcext:base-cell-address="'docker-log-2018-08-27'.K65"/>
            <calcext:condition calcext:apply-style-name="Accent" calcext:value="=MIN([.$B65:.$F65])" calcext:base-cell-address="'docker-log-2018-08-27'.K65"/>
          </calcext:conditional-format>
          <calcext:conditional-format calcext:target-range-address="'docker-log-2018-08-27'.K65:'docker-log-2018-08-27'.K65">
            <calcext:condition calcext:apply-style-name="Accent" calcext:value="=MIN([.$G65:.$K65])" calcext:base-cell-address="'docker-log-2018-08-27'.K65"/>
          </calcext:conditional-format>
          <calcext:conditional-format calcext:target-range-address="'docker-log-2018-08-27'.K66:'docker-log-2018-08-27'.K66">
            <calcext:condition calcext:apply-style-name="Error" calcext:value="&gt;=900" calcext:base-cell-address="'docker-log-2018-08-27'.K66"/>
            <calcext:condition calcext:apply-style-name="Accent" calcext:value="=MIN([.$B66:.$F66])" calcext:base-cell-address="'docker-log-2018-08-27'.K66"/>
          </calcext:conditional-format>
          <calcext:conditional-format calcext:target-range-address="'docker-log-2018-08-27'.K66:'docker-log-2018-08-27'.K66">
            <calcext:condition calcext:apply-style-name="Accent" calcext:value="=MIN([.$G66:.$K66])" calcext:base-cell-address="'docker-log-2018-08-27'.K66"/>
          </calcext:conditional-format>
          <calcext:conditional-format calcext:target-range-address="'docker-log-2018-08-27'.K67:'docker-log-2018-08-27'.K67">
            <calcext:condition calcext:apply-style-name="Error" calcext:value="&gt;=900" calcext:base-cell-address="'docker-log-2018-08-27'.K67"/>
            <calcext:condition calcext:apply-style-name="Accent" calcext:value="=MIN([.$B67:.$F67])" calcext:base-cell-address="'docker-log-2018-08-27'.K67"/>
          </calcext:conditional-format>
          <calcext:conditional-format calcext:target-range-address="'docker-log-2018-08-27'.K67:'docker-log-2018-08-27'.K67">
            <calcext:condition calcext:apply-style-name="Accent" calcext:value="=MIN([.$G67:.$K67])" calcext:base-cell-address="'docker-log-2018-08-27'.K67"/>
          </calcext:conditional-format>
          <calcext:conditional-format calcext:target-range-address="'docker-log-2018-08-27'.K68:'docker-log-2018-08-27'.K68">
            <calcext:condition calcext:apply-style-name="Error" calcext:value="&gt;=900" calcext:base-cell-address="'docker-log-2018-08-27'.K68"/>
            <calcext:condition calcext:apply-style-name="Accent" calcext:value="=MIN([.$B68:.$F68])" calcext:base-cell-address="'docker-log-2018-08-27'.K68"/>
          </calcext:conditional-format>
          <calcext:conditional-format calcext:target-range-address="'docker-log-2018-08-27'.K68:'docker-log-2018-08-27'.K68">
            <calcext:condition calcext:apply-style-name="Accent" calcext:value="=MIN([.$G68:.$K68])" calcext:base-cell-address="'docker-log-2018-08-27'.K68"/>
          </calcext:conditional-format>
          <calcext:conditional-format calcext:target-range-address="'docker-log-2018-08-27'.K69:'docker-log-2018-08-27'.K69">
            <calcext:condition calcext:apply-style-name="Error" calcext:value="&gt;=900" calcext:base-cell-address="'docker-log-2018-08-27'.K69"/>
            <calcext:condition calcext:apply-style-name="Accent" calcext:value="=MIN([.$B69:.$F69])" calcext:base-cell-address="'docker-log-2018-08-27'.K69"/>
          </calcext:conditional-format>
          <calcext:conditional-format calcext:target-range-address="'docker-log-2018-08-27'.K69:'docker-log-2018-08-27'.K69">
            <calcext:condition calcext:apply-style-name="Accent" calcext:value="=MIN([.$G69:.$K69])" calcext:base-cell-address="'docker-log-2018-08-27'.K69"/>
          </calcext:conditional-format>
          <calcext:conditional-format calcext:target-range-address="'docker-log-2018-08-27'.K70:'docker-log-2018-08-27'.K70">
            <calcext:condition calcext:apply-style-name="Error" calcext:value="&gt;=900" calcext:base-cell-address="'docker-log-2018-08-27'.K70"/>
            <calcext:condition calcext:apply-style-name="Accent" calcext:value="=MIN([.$B70:.$F70])" calcext:base-cell-address="'docker-log-2018-08-27'.K70"/>
          </calcext:conditional-format>
          <calcext:conditional-format calcext:target-range-address="'docker-log-2018-08-27'.K70:'docker-log-2018-08-27'.K70">
            <calcext:condition calcext:apply-style-name="Accent" calcext:value="=MIN([.$G70:.$K70])" calcext:base-cell-address="'docker-log-2018-08-27'.K70"/>
          </calcext:conditional-format>
          <calcext:conditional-format calcext:target-range-address="'docker-log-2018-08-27'.K71:'docker-log-2018-08-27'.K71">
            <calcext:condition calcext:apply-style-name="Error" calcext:value="&gt;=900" calcext:base-cell-address="'docker-log-2018-08-27'.K71"/>
            <calcext:condition calcext:apply-style-name="Accent" calcext:value="=MIN([.$B71:.$F71])" calcext:base-cell-address="'docker-log-2018-08-27'.K71"/>
          </calcext:conditional-format>
          <calcext:conditional-format calcext:target-range-address="'docker-log-2018-08-27'.K71:'docker-log-2018-08-27'.K71">
            <calcext:condition calcext:apply-style-name="Accent" calcext:value="=MIN([.$G71:.$K71])" calcext:base-cell-address="'docker-log-2018-08-27'.K71"/>
          </calcext:conditional-format>
          <calcext:conditional-format calcext:target-range-address="'docker-log-2018-08-27'.K72:'docker-log-2018-08-27'.K72">
            <calcext:condition calcext:apply-style-name="Error" calcext:value="&gt;=900" calcext:base-cell-address="'docker-log-2018-08-27'.K72"/>
            <calcext:condition calcext:apply-style-name="Accent" calcext:value="=MIN([.$B72:.$F72])" calcext:base-cell-address="'docker-log-2018-08-27'.K72"/>
          </calcext:conditional-format>
          <calcext:conditional-format calcext:target-range-address="'docker-log-2018-08-27'.K72:'docker-log-2018-08-27'.K72">
            <calcext:condition calcext:apply-style-name="Accent" calcext:value="=MIN([.$G72:.$K72])" calcext:base-cell-address="'docker-log-2018-08-27'.K72"/>
          </calcext:conditional-format>
          <calcext:conditional-format calcext:target-range-address="'docker-log-2018-08-27'.K73:'docker-log-2018-08-27'.K73">
            <calcext:condition calcext:apply-style-name="Error" calcext:value="&gt;=900" calcext:base-cell-address="'docker-log-2018-08-27'.K73"/>
            <calcext:condition calcext:apply-style-name="Accent" calcext:value="=MIN([.$B73:.$F73])" calcext:base-cell-address="'docker-log-2018-08-27'.K73"/>
          </calcext:conditional-format>
          <calcext:conditional-format calcext:target-range-address="'docker-log-2018-08-27'.K73:'docker-log-2018-08-27'.K73">
            <calcext:condition calcext:apply-style-name="Accent" calcext:value="=MIN([.$G73:.$K73])" calcext:base-cell-address="'docker-log-2018-08-27'.K73"/>
          </calcext:conditional-format>
          <calcext:conditional-format calcext:target-range-address="'docker-log-2018-08-27'.K74:'docker-log-2018-08-27'.K74">
            <calcext:condition calcext:apply-style-name="Error" calcext:value="&gt;=900" calcext:base-cell-address="'docker-log-2018-08-27'.K74"/>
            <calcext:condition calcext:apply-style-name="Accent" calcext:value="=MIN([.$B74:.$F74])" calcext:base-cell-address="'docker-log-2018-08-27'.K74"/>
          </calcext:conditional-format>
          <calcext:conditional-format calcext:target-range-address="'docker-log-2018-08-27'.K74:'docker-log-2018-08-27'.K74">
            <calcext:condition calcext:apply-style-name="Accent" calcext:value="=MIN([.$G74:.$K74])" calcext:base-cell-address="'docker-log-2018-08-27'.K74"/>
          </calcext:conditional-format>
          <calcext:conditional-format calcext:target-range-address="'docker-log-2018-08-27'.K75:'docker-log-2018-08-27'.K75">
            <calcext:condition calcext:apply-style-name="Error" calcext:value="&gt;=900" calcext:base-cell-address="'docker-log-2018-08-27'.K75"/>
            <calcext:condition calcext:apply-style-name="Accent" calcext:value="=MIN([.$B75:.$F75])" calcext:base-cell-address="'docker-log-2018-08-27'.K75"/>
          </calcext:conditional-format>
          <calcext:conditional-format calcext:target-range-address="'docker-log-2018-08-27'.K75:'docker-log-2018-08-27'.K75">
            <calcext:condition calcext:apply-style-name="Accent" calcext:value="=MIN([.$G75:.$K75])" calcext:base-cell-address="'docker-log-2018-08-27'.K75"/>
          </calcext:conditional-format>
          <calcext:conditional-format calcext:target-range-address="'docker-log-2018-08-27'.K76:'docker-log-2018-08-27'.K76">
            <calcext:condition calcext:apply-style-name="Error" calcext:value="&gt;=900" calcext:base-cell-address="'docker-log-2018-08-27'.K76"/>
            <calcext:condition calcext:apply-style-name="Accent" calcext:value="=MIN([.$B76:.$F76])" calcext:base-cell-address="'docker-log-2018-08-27'.K76"/>
          </calcext:conditional-format>
          <calcext:conditional-format calcext:target-range-address="'docker-log-2018-08-27'.K76:'docker-log-2018-08-27'.K76">
            <calcext:condition calcext:apply-style-name="Accent" calcext:value="=MIN([.$G76:.$K76])" calcext:base-cell-address="'docker-log-2018-08-27'.K76"/>
          </calcext:conditional-format>
          <calcext:conditional-format calcext:target-range-address="'docker-log-2018-08-27'.K77:'docker-log-2018-08-27'.K77">
            <calcext:condition calcext:apply-style-name="Error" calcext:value="&gt;=900" calcext:base-cell-address="'docker-log-2018-08-27'.K77"/>
            <calcext:condition calcext:apply-style-name="Accent" calcext:value="=MIN([.$B77:.$F77])" calcext:base-cell-address="'docker-log-2018-08-27'.K77"/>
          </calcext:conditional-format>
          <calcext:conditional-format calcext:target-range-address="'docker-log-2018-08-27'.K77:'docker-log-2018-08-27'.K77">
            <calcext:condition calcext:apply-style-name="Accent" calcext:value="=MIN([.$G77:.$K77])" calcext:base-cell-address="'docker-log-2018-08-27'.K77"/>
          </calcext:conditional-format>
          <calcext:conditional-format calcext:target-range-address="'docker-log-2018-08-27'.K78:'docker-log-2018-08-27'.K78">
            <calcext:condition calcext:apply-style-name="Error" calcext:value="&gt;=900" calcext:base-cell-address="'docker-log-2018-08-27'.K78"/>
            <calcext:condition calcext:apply-style-name="Accent" calcext:value="=MIN([.$B78:.$F78])" calcext:base-cell-address="'docker-log-2018-08-27'.K78"/>
          </calcext:conditional-format>
          <calcext:conditional-format calcext:target-range-address="'docker-log-2018-08-27'.K78:'docker-log-2018-08-27'.K78">
            <calcext:condition calcext:apply-style-name="Accent" calcext:value="=MIN([.$G78:.$K78])" calcext:base-cell-address="'docker-log-2018-08-27'.K78"/>
          </calcext:conditional-format>
          <calcext:conditional-format calcext:target-range-address="'docker-log-2018-08-27'.K79:'docker-log-2018-08-27'.K79">
            <calcext:condition calcext:apply-style-name="Error" calcext:value="&gt;=900" calcext:base-cell-address="'docker-log-2018-08-27'.K79"/>
            <calcext:condition calcext:apply-style-name="Accent" calcext:value="=MIN([.$B79:.$F79])" calcext:base-cell-address="'docker-log-2018-08-27'.K79"/>
          </calcext:conditional-format>
          <calcext:conditional-format calcext:target-range-address="'docker-log-2018-08-27'.K79:'docker-log-2018-08-27'.K79">
            <calcext:condition calcext:apply-style-name="Accent" calcext:value="=MIN([.$G79:.$K79])" calcext:base-cell-address="'docker-log-2018-08-27'.K79"/>
          </calcext:conditional-format>
          <calcext:conditional-format calcext:target-range-address="'docker-log-2018-08-27'.K80:'docker-log-2018-08-27'.K80">
            <calcext:condition calcext:apply-style-name="Error" calcext:value="&gt;=900" calcext:base-cell-address="'docker-log-2018-08-27'.K80"/>
            <calcext:condition calcext:apply-style-name="Accent" calcext:value="=MIN([.$B80:.$F80])" calcext:base-cell-address="'docker-log-2018-08-27'.K80"/>
          </calcext:conditional-format>
          <calcext:conditional-format calcext:target-range-address="'docker-log-2018-08-27'.K80:'docker-log-2018-08-27'.K80">
            <calcext:condition calcext:apply-style-name="Accent" calcext:value="=MIN([.$G80:.$K80])" calcext:base-cell-address="'docker-log-2018-08-27'.K80"/>
          </calcext:conditional-format>
          <calcext:conditional-format calcext:target-range-address="'docker-log-2018-08-27'.K81:'docker-log-2018-08-27'.K81">
            <calcext:condition calcext:apply-style-name="Error" calcext:value="&gt;=900" calcext:base-cell-address="'docker-log-2018-08-27'.K81"/>
            <calcext:condition calcext:apply-style-name="Accent" calcext:value="=MIN([.$B81:.$F81])" calcext:base-cell-address="'docker-log-2018-08-27'.K81"/>
          </calcext:conditional-format>
          <calcext:conditional-format calcext:target-range-address="'docker-log-2018-08-27'.K81:'docker-log-2018-08-27'.K81">
            <calcext:condition calcext:apply-style-name="Accent" calcext:value="=MIN([.$G81:.$K81])" calcext:base-cell-address="'docker-log-2018-08-27'.K81"/>
          </calcext:conditional-format>
          <calcext:conditional-format calcext:target-range-address="'docker-log-2018-08-27'.K82:'docker-log-2018-08-27'.K82">
            <calcext:condition calcext:apply-style-name="Error" calcext:value="&gt;=900" calcext:base-cell-address="'docker-log-2018-08-27'.K82"/>
            <calcext:condition calcext:apply-style-name="Accent" calcext:value="=MIN([.$B82:.$F82])" calcext:base-cell-address="'docker-log-2018-08-27'.K82"/>
          </calcext:conditional-format>
          <calcext:conditional-format calcext:target-range-address="'docker-log-2018-08-27'.K82:'docker-log-2018-08-27'.K82">
            <calcext:condition calcext:apply-style-name="Accent" calcext:value="=MIN([.$G82:.$K82])" calcext:base-cell-address="'docker-log-2018-08-27'.K82"/>
          </calcext:conditional-format>
          <calcext:conditional-format calcext:target-range-address="'docker-log-2018-08-27'.K83:'docker-log-2018-08-27'.K83">
            <calcext:condition calcext:apply-style-name="Error" calcext:value="&gt;=900" calcext:base-cell-address="'docker-log-2018-08-27'.K83"/>
            <calcext:condition calcext:apply-style-name="Accent" calcext:value="=MIN([.$B83:.$F83])" calcext:base-cell-address="'docker-log-2018-08-27'.K83"/>
          </calcext:conditional-format>
          <calcext:conditional-format calcext:target-range-address="'docker-log-2018-08-27'.K83:'docker-log-2018-08-27'.K83">
            <calcext:condition calcext:apply-style-name="Accent" calcext:value="=MIN([.$G83:.$K83])" calcext:base-cell-address="'docker-log-2018-08-27'.K83"/>
          </calcext:conditional-format>
          <calcext:conditional-format calcext:target-range-address="'docker-log-2018-08-27'.K84:'docker-log-2018-08-27'.K84">
            <calcext:condition calcext:apply-style-name="Error" calcext:value="&gt;=900" calcext:base-cell-address="'docker-log-2018-08-27'.K84"/>
            <calcext:condition calcext:apply-style-name="Accent" calcext:value="=MIN([.$B84:.$F84])" calcext:base-cell-address="'docker-log-2018-08-27'.K84"/>
          </calcext:conditional-format>
          <calcext:conditional-format calcext:target-range-address="'docker-log-2018-08-27'.K84:'docker-log-2018-08-27'.K84">
            <calcext:condition calcext:apply-style-name="Accent" calcext:value="=MIN([.$G84:.$K84])" calcext:base-cell-address="'docker-log-2018-08-27'.K84"/>
          </calcext:conditional-format>
          <calcext:conditional-format calcext:target-range-address="'docker-log-2018-08-27'.K85:'docker-log-2018-08-27'.K85">
            <calcext:condition calcext:apply-style-name="Error" calcext:value="&gt;=900" calcext:base-cell-address="'docker-log-2018-08-27'.K85"/>
            <calcext:condition calcext:apply-style-name="Accent" calcext:value="=MIN([.$B85:.$F85])" calcext:base-cell-address="'docker-log-2018-08-27'.K85"/>
          </calcext:conditional-format>
          <calcext:conditional-format calcext:target-range-address="'docker-log-2018-08-27'.K85:'docker-log-2018-08-27'.K85">
            <calcext:condition calcext:apply-style-name="Accent" calcext:value="=MIN([.$G85:.$K85])" calcext:base-cell-address="'docker-log-2018-08-27'.K85"/>
          </calcext:conditional-format>
          <calcext:conditional-format calcext:target-range-address="'docker-log-2018-08-27'.K86:'docker-log-2018-08-27'.K86">
            <calcext:condition calcext:apply-style-name="Error" calcext:value="&gt;=900" calcext:base-cell-address="'docker-log-2018-08-27'.K86"/>
            <calcext:condition calcext:apply-style-name="Accent" calcext:value="=MIN([.$B86:.$F86])" calcext:base-cell-address="'docker-log-2018-08-27'.K86"/>
          </calcext:conditional-format>
          <calcext:conditional-format calcext:target-range-address="'docker-log-2018-08-27'.K86:'docker-log-2018-08-27'.K86">
            <calcext:condition calcext:apply-style-name="Accent" calcext:value="=MIN([.$G86:.$K86])" calcext:base-cell-address="'docker-log-2018-08-27'.K86"/>
          </calcext:conditional-format>
          <calcext:conditional-format calcext:target-range-address="'docker-log-2018-08-27'.K87:'docker-log-2018-08-27'.K87">
            <calcext:condition calcext:apply-style-name="Error" calcext:value="&gt;=900" calcext:base-cell-address="'docker-log-2018-08-27'.K87"/>
            <calcext:condition calcext:apply-style-name="Accent" calcext:value="=MIN([.$B87:.$F87])" calcext:base-cell-address="'docker-log-2018-08-27'.K87"/>
          </calcext:conditional-format>
          <calcext:conditional-format calcext:target-range-address="'docker-log-2018-08-27'.K87:'docker-log-2018-08-27'.K87">
            <calcext:condition calcext:apply-style-name="Accent" calcext:value="=MIN([.$G87:.$K87])" calcext:base-cell-address="'docker-log-2018-08-27'.K87"/>
          </calcext:conditional-format>
          <calcext:conditional-format calcext:target-range-address="'docker-log-2018-08-27'.K88:'docker-log-2018-08-27'.K88">
            <calcext:condition calcext:apply-style-name="Error" calcext:value="&gt;=900" calcext:base-cell-address="'docker-log-2018-08-27'.K88"/>
            <calcext:condition calcext:apply-style-name="Accent" calcext:value="=MIN([.$B88:.$F88])" calcext:base-cell-address="'docker-log-2018-08-27'.K88"/>
          </calcext:conditional-format>
          <calcext:conditional-format calcext:target-range-address="'docker-log-2018-08-27'.K88:'docker-log-2018-08-27'.K88">
            <calcext:condition calcext:apply-style-name="Accent" calcext:value="=MIN([.$G88:.$K88])" calcext:base-cell-address="'docker-log-2018-08-27'.K88"/>
          </calcext:conditional-format>
          <calcext:conditional-format calcext:target-range-address="'docker-log-2018-08-27'.K89:'docker-log-2018-08-27'.K89">
            <calcext:condition calcext:apply-style-name="Error" calcext:value="&gt;=900" calcext:base-cell-address="'docker-log-2018-08-27'.K89"/>
            <calcext:condition calcext:apply-style-name="Accent" calcext:value="=MIN([.$B89:.$F89])" calcext:base-cell-address="'docker-log-2018-08-27'.K89"/>
          </calcext:conditional-format>
          <calcext:conditional-format calcext:target-range-address="'docker-log-2018-08-27'.K89:'docker-log-2018-08-27'.K89">
            <calcext:condition calcext:apply-style-name="Accent" calcext:value="=MIN([.$G89:.$K89])" calcext:base-cell-address="'docker-log-2018-08-27'.K89"/>
          </calcext:conditional-format>
          <calcext:conditional-format calcext:target-range-address="'docker-log-2018-08-27'.K90:'docker-log-2018-08-27'.K90">
            <calcext:condition calcext:apply-style-name="Error" calcext:value="&gt;=900" calcext:base-cell-address="'docker-log-2018-08-27'.K90"/>
            <calcext:condition calcext:apply-style-name="Accent" calcext:value="=MIN([.$B90:.$F90])" calcext:base-cell-address="'docker-log-2018-08-27'.K90"/>
          </calcext:conditional-format>
          <calcext:conditional-format calcext:target-range-address="'docker-log-2018-08-27'.K90:'docker-log-2018-08-27'.K90">
            <calcext:condition calcext:apply-style-name="Accent" calcext:value="=MIN([.$G90:.$K90])" calcext:base-cell-address="'docker-log-2018-08-27'.K90"/>
          </calcext:conditional-format>
          <calcext:conditional-format calcext:target-range-address="'docker-log-2018-08-27'.K91:'docker-log-2018-08-27'.K91">
            <calcext:condition calcext:apply-style-name="Error" calcext:value="&gt;=900" calcext:base-cell-address="'docker-log-2018-08-27'.K91"/>
            <calcext:condition calcext:apply-style-name="Accent" calcext:value="=MIN([.$B91:.$F91])" calcext:base-cell-address="'docker-log-2018-08-27'.K91"/>
          </calcext:conditional-format>
          <calcext:conditional-format calcext:target-range-address="'docker-log-2018-08-27'.K91:'docker-log-2018-08-27'.K91">
            <calcext:condition calcext:apply-style-name="Accent" calcext:value="=MIN([.$G91:.$K91])" calcext:base-cell-address="'docker-log-2018-08-27'.K91"/>
          </calcext:conditional-format>
          <calcext:conditional-format calcext:target-range-address="'docker-log-2018-08-27'.K92:'docker-log-2018-08-27'.K92">
            <calcext:condition calcext:apply-style-name="Error" calcext:value="&gt;=900" calcext:base-cell-address="'docker-log-2018-08-27'.K92"/>
            <calcext:condition calcext:apply-style-name="Accent" calcext:value="=MIN([.$B92:.$F92])" calcext:base-cell-address="'docker-log-2018-08-27'.K92"/>
          </calcext:conditional-format>
          <calcext:conditional-format calcext:target-range-address="'docker-log-2018-08-27'.K92:'docker-log-2018-08-27'.K92">
            <calcext:condition calcext:apply-style-name="Accent" calcext:value="=MIN([.$G92:.$K92])" calcext:base-cell-address="'docker-log-2018-08-27'.K92"/>
          </calcext:conditional-format>
          <calcext:conditional-format calcext:target-range-address="'docker-log-2018-08-27'.K93:'docker-log-2018-08-27'.K93">
            <calcext:condition calcext:apply-style-name="Error" calcext:value="&gt;=900" calcext:base-cell-address="'docker-log-2018-08-27'.K93"/>
            <calcext:condition calcext:apply-style-name="Accent" calcext:value="=MIN([.$B93:.$F93])" calcext:base-cell-address="'docker-log-2018-08-27'.K93"/>
          </calcext:conditional-format>
          <calcext:conditional-format calcext:target-range-address="'docker-log-2018-08-27'.K93:'docker-log-2018-08-27'.K93">
            <calcext:condition calcext:apply-style-name="Accent" calcext:value="=MIN([.$G93:.$K93])" calcext:base-cell-address="'docker-log-2018-08-27'.K93"/>
          </calcext:conditional-format>
          <calcext:conditional-format calcext:target-range-address="'docker-log-2018-08-27'.K94:'docker-log-2018-08-27'.K94">
            <calcext:condition calcext:apply-style-name="Error" calcext:value="&gt;=900" calcext:base-cell-address="'docker-log-2018-08-27'.K94"/>
            <calcext:condition calcext:apply-style-name="Accent" calcext:value="=MIN([.$B94:.$F94])" calcext:base-cell-address="'docker-log-2018-08-27'.K94"/>
          </calcext:conditional-format>
          <calcext:conditional-format calcext:target-range-address="'docker-log-2018-08-27'.K94:'docker-log-2018-08-27'.K94">
            <calcext:condition calcext:apply-style-name="Accent" calcext:value="=MIN([.$G94:.$K94])" calcext:base-cell-address="'docker-log-2018-08-27'.K94"/>
          </calcext:conditional-format>
          <calcext:conditional-format calcext:target-range-address="'docker-log-2018-08-27'.K95:'docker-log-2018-08-27'.K95">
            <calcext:condition calcext:apply-style-name="Error" calcext:value="&gt;=900" calcext:base-cell-address="'docker-log-2018-08-27'.K95"/>
            <calcext:condition calcext:apply-style-name="Accent" calcext:value="=MIN([.$B95:.$F95])" calcext:base-cell-address="'docker-log-2018-08-27'.K95"/>
          </calcext:conditional-format>
          <calcext:conditional-format calcext:target-range-address="'docker-log-2018-08-27'.K95:'docker-log-2018-08-27'.K95">
            <calcext:condition calcext:apply-style-name="Accent" calcext:value="=MIN([.$G95:.$K95])" calcext:base-cell-address="'docker-log-2018-08-27'.K95"/>
          </calcext:conditional-format>
          <calcext:conditional-format calcext:target-range-address="'docker-log-2018-08-27'.K96:'docker-log-2018-08-27'.K96">
            <calcext:condition calcext:apply-style-name="Error" calcext:value="&gt;=900" calcext:base-cell-address="'docker-log-2018-08-27'.K96"/>
            <calcext:condition calcext:apply-style-name="Accent" calcext:value="=MIN([.$B96:.$F96])" calcext:base-cell-address="'docker-log-2018-08-27'.K96"/>
          </calcext:conditional-format>
          <calcext:conditional-format calcext:target-range-address="'docker-log-2018-08-27'.K96:'docker-log-2018-08-27'.K96">
            <calcext:condition calcext:apply-style-name="Accent" calcext:value="=MIN([.$G96:.$K96])" calcext:base-cell-address="'docker-log-2018-08-27'.K96"/>
          </calcext:conditional-format>
          <calcext:conditional-format calcext:target-range-address="'docker-log-2018-08-27'.K97:'docker-log-2018-08-27'.K97">
            <calcext:condition calcext:apply-style-name="Error" calcext:value="&gt;=900" calcext:base-cell-address="'docker-log-2018-08-27'.K97"/>
            <calcext:condition calcext:apply-style-name="Accent" calcext:value="=MIN([.$B97:.$F97])" calcext:base-cell-address="'docker-log-2018-08-27'.K97"/>
          </calcext:conditional-format>
          <calcext:conditional-format calcext:target-range-address="'docker-log-2018-08-27'.K97:'docker-log-2018-08-27'.K97">
            <calcext:condition calcext:apply-style-name="Accent" calcext:value="=MIN([.$G97:.$K97])" calcext:base-cell-address="'docker-log-2018-08-27'.K97"/>
          </calcext:conditional-format>
          <calcext:conditional-format calcext:target-range-address="'docker-log-2018-08-27'.K98:'docker-log-2018-08-27'.K98">
            <calcext:condition calcext:apply-style-name="Error" calcext:value="&gt;=900" calcext:base-cell-address="'docker-log-2018-08-27'.K98"/>
            <calcext:condition calcext:apply-style-name="Accent" calcext:value="=MIN([.$B98:.$F98])" calcext:base-cell-address="'docker-log-2018-08-27'.K98"/>
          </calcext:conditional-format>
          <calcext:conditional-format calcext:target-range-address="'docker-log-2018-08-27'.K98:'docker-log-2018-08-27'.K98">
            <calcext:condition calcext:apply-style-name="Accent" calcext:value="=MIN([.$G98:.$K98])" calcext:base-cell-address="'docker-log-2018-08-27'.K98"/>
          </calcext:conditional-format>
          <calcext:conditional-format calcext:target-range-address="'docker-log-2018-08-27'.K99:'docker-log-2018-08-27'.K99">
            <calcext:condition calcext:apply-style-name="Error" calcext:value="&gt;=900" calcext:base-cell-address="'docker-log-2018-08-27'.K99"/>
            <calcext:condition calcext:apply-style-name="Accent" calcext:value="=MIN([.$B99:.$F99])" calcext:base-cell-address="'docker-log-2018-08-27'.K99"/>
          </calcext:conditional-format>
          <calcext:conditional-format calcext:target-range-address="'docker-log-2018-08-27'.K99:'docker-log-2018-08-27'.K99">
            <calcext:condition calcext:apply-style-name="Accent" calcext:value="=MIN([.$G99:.$K99])" calcext:base-cell-address="'docker-log-2018-08-27'.K99"/>
          </calcext:conditional-format>
          <calcext:conditional-format calcext:target-range-address="'docker-log-2018-08-27'.K100:'docker-log-2018-08-27'.K100">
            <calcext:condition calcext:apply-style-name="Error" calcext:value="&gt;=900" calcext:base-cell-address="'docker-log-2018-08-27'.K100"/>
            <calcext:condition calcext:apply-style-name="Accent" calcext:value="=MIN([.$B100:.$F100])" calcext:base-cell-address="'docker-log-2018-08-27'.K100"/>
          </calcext:conditional-format>
          <calcext:conditional-format calcext:target-range-address="'docker-log-2018-08-27'.K100:'docker-log-2018-08-27'.K100">
            <calcext:condition calcext:apply-style-name="Accent" calcext:value="=MIN([.$G100:.$K100])" calcext:base-cell-address="'docker-log-2018-08-27'.K100"/>
          </calcext:conditional-format>
          <calcext:conditional-format calcext:target-range-address="'docker-log-2018-08-27'.K101:'docker-log-2018-08-27'.K101">
            <calcext:condition calcext:apply-style-name="Error" calcext:value="&gt;=900" calcext:base-cell-address="'docker-log-2018-08-27'.K101"/>
            <calcext:condition calcext:apply-style-name="Accent" calcext:value="=MIN([.$B101:.$F101])" calcext:base-cell-address="'docker-log-2018-08-27'.K101"/>
          </calcext:conditional-format>
          <calcext:conditional-format calcext:target-range-address="'docker-log-2018-08-27'.K101:'docker-log-2018-08-27'.K101">
            <calcext:condition calcext:apply-style-name="Accent" calcext:value="=MIN([.$G101:.$K101])" calcext:base-cell-address="'docker-log-2018-08-27'.K101"/>
          </calcext:conditional-format>
          <calcext:conditional-format calcext:target-range-address="'docker-log-2018-08-27'.K102:'docker-log-2018-08-27'.K102">
            <calcext:condition calcext:apply-style-name="Error" calcext:value="&gt;=900" calcext:base-cell-address="'docker-log-2018-08-27'.K102"/>
            <calcext:condition calcext:apply-style-name="Accent" calcext:value="=MIN([.$B102:.$F102])" calcext:base-cell-address="'docker-log-2018-08-27'.K102"/>
          </calcext:conditional-format>
          <calcext:conditional-format calcext:target-range-address="'docker-log-2018-08-27'.K102:'docker-log-2018-08-27'.K102">
            <calcext:condition calcext:apply-style-name="Accent" calcext:value="=MIN([.$G102:.$K102])" calcext:base-cell-address="'docker-log-2018-08-27'.K102"/>
          </calcext:conditional-format>
          <calcext:conditional-format calcext:target-range-address="'docker-log-2018-08-27'.K103:'docker-log-2018-08-27'.K103">
            <calcext:condition calcext:apply-style-name="Error" calcext:value="&gt;=900" calcext:base-cell-address="'docker-log-2018-08-27'.K103"/>
            <calcext:condition calcext:apply-style-name="Accent" calcext:value="=MIN([.$B103:.$F103])" calcext:base-cell-address="'docker-log-2018-08-27'.K103"/>
          </calcext:conditional-format>
          <calcext:conditional-format calcext:target-range-address="'docker-log-2018-08-27'.K103:'docker-log-2018-08-27'.K103">
            <calcext:condition calcext:apply-style-name="Accent" calcext:value="=MIN([.$G103:.$K103])" calcext:base-cell-address="'docker-log-2018-08-27'.K103"/>
          </calcext:conditional-format>
          <calcext:conditional-format calcext:target-range-address="'docker-log-2018-08-27'.K104:'docker-log-2018-08-27'.K104">
            <calcext:condition calcext:apply-style-name="Error" calcext:value="&gt;=900" calcext:base-cell-address="'docker-log-2018-08-27'.K104"/>
            <calcext:condition calcext:apply-style-name="Accent" calcext:value="=MIN([.$B104:.$F104])" calcext:base-cell-address="'docker-log-2018-08-27'.K104"/>
          </calcext:conditional-format>
          <calcext:conditional-format calcext:target-range-address="'docker-log-2018-08-27'.K104:'docker-log-2018-08-27'.K104">
            <calcext:condition calcext:apply-style-name="Accent" calcext:value="=MIN([.$G104:.$K104])" calcext:base-cell-address="'docker-log-2018-08-27'.K104"/>
          </calcext:conditional-format>
          <calcext:conditional-format calcext:target-range-address="'docker-log-2018-08-27'.K105:'docker-log-2018-08-27'.K105">
            <calcext:condition calcext:apply-style-name="Error" calcext:value="&gt;=900" calcext:base-cell-address="'docker-log-2018-08-27'.K105"/>
            <calcext:condition calcext:apply-style-name="Accent" calcext:value="=MIN([.$B105:.$F105])" calcext:base-cell-address="'docker-log-2018-08-27'.K105"/>
          </calcext:conditional-format>
          <calcext:conditional-format calcext:target-range-address="'docker-log-2018-08-27'.K105:'docker-log-2018-08-27'.K105">
            <calcext:condition calcext:apply-style-name="Accent" calcext:value="=MIN([.$G105:.$K105])" calcext:base-cell-address="'docker-log-2018-08-27'.K105"/>
          </calcext:conditional-format>
          <calcext:conditional-format calcext:target-range-address="'docker-log-2018-08-27'.K106:'docker-log-2018-08-27'.K106">
            <calcext:condition calcext:apply-style-name="Error" calcext:value="&gt;=900" calcext:base-cell-address="'docker-log-2018-08-27'.K106"/>
            <calcext:condition calcext:apply-style-name="Accent" calcext:value="=MIN([.$B106:.$F106])" calcext:base-cell-address="'docker-log-2018-08-27'.K106"/>
          </calcext:conditional-format>
          <calcext:conditional-format calcext:target-range-address="'docker-log-2018-08-27'.K106:'docker-log-2018-08-27'.K106">
            <calcext:condition calcext:apply-style-name="Accent" calcext:value="=MIN([.$G106:.$K106])" calcext:base-cell-address="'docker-log-2018-08-27'.K106"/>
          </calcext:conditional-format>
          <calcext:conditional-format calcext:target-range-address="'docker-log-2018-08-27'.K107:'docker-log-2018-08-27'.K107">
            <calcext:condition calcext:apply-style-name="Error" calcext:value="&gt;=900" calcext:base-cell-address="'docker-log-2018-08-27'.K107"/>
            <calcext:condition calcext:apply-style-name="Accent" calcext:value="=MIN([.$B107:.$F107])" calcext:base-cell-address="'docker-log-2018-08-27'.K107"/>
          </calcext:conditional-format>
          <calcext:conditional-format calcext:target-range-address="'docker-log-2018-08-27'.K107:'docker-log-2018-08-27'.K107">
            <calcext:condition calcext:apply-style-name="Accent" calcext:value="=MIN([.$G107:.$K107])" calcext:base-cell-address="'docker-log-2018-08-27'.K107"/>
          </calcext:conditional-format>
          <calcext:conditional-format calcext:target-range-address="'docker-log-2018-08-27'.K108:'docker-log-2018-08-27'.K108">
            <calcext:condition calcext:apply-style-name="Error" calcext:value="&gt;=900" calcext:base-cell-address="'docker-log-2018-08-27'.K108"/>
            <calcext:condition calcext:apply-style-name="Accent" calcext:value="=MIN([.$B108:.$F108])" calcext:base-cell-address="'docker-log-2018-08-27'.K108"/>
          </calcext:conditional-format>
          <calcext:conditional-format calcext:target-range-address="'docker-log-2018-08-27'.K108:'docker-log-2018-08-27'.K108">
            <calcext:condition calcext:apply-style-name="Accent" calcext:value="=MIN([.$G108:.$K108])" calcext:base-cell-address="'docker-log-2018-08-27'.K108"/>
          </calcext:conditional-format>
          <calcext:conditional-format calcext:target-range-address="'docker-log-2018-08-27'.K109:'docker-log-2018-08-27'.K109">
            <calcext:condition calcext:apply-style-name="Error" calcext:value="&gt;=900" calcext:base-cell-address="'docker-log-2018-08-27'.K109"/>
            <calcext:condition calcext:apply-style-name="Accent" calcext:value="=MIN([.$B109:.$F109])" calcext:base-cell-address="'docker-log-2018-08-27'.K109"/>
          </calcext:conditional-format>
          <calcext:conditional-format calcext:target-range-address="'docker-log-2018-08-27'.K109:'docker-log-2018-08-27'.K109">
            <calcext:condition calcext:apply-style-name="Accent" calcext:value="=MIN([.$G109:.$K109])" calcext:base-cell-address="'docker-log-2018-08-27'.K109"/>
          </calcext:conditional-format>
          <calcext:conditional-format calcext:target-range-address="'docker-log-2018-08-27'.K110:'docker-log-2018-08-27'.K110">
            <calcext:condition calcext:apply-style-name="Error" calcext:value="&gt;=900" calcext:base-cell-address="'docker-log-2018-08-27'.K110"/>
            <calcext:condition calcext:apply-style-name="Accent" calcext:value="=MIN([.$B110:.$F110])" calcext:base-cell-address="'docker-log-2018-08-27'.K110"/>
          </calcext:conditional-format>
          <calcext:conditional-format calcext:target-range-address="'docker-log-2018-08-27'.K110:'docker-log-2018-08-27'.K110">
            <calcext:condition calcext:apply-style-name="Accent" calcext:value="=MIN([.$G110:.$K110])" calcext:base-cell-address="'docker-log-2018-08-27'.K110"/>
          </calcext:conditional-format>
          <calcext:conditional-format calcext:target-range-address="'docker-log-2018-08-27'.K111:'docker-log-2018-08-27'.K111">
            <calcext:condition calcext:apply-style-name="Error" calcext:value="&gt;=900" calcext:base-cell-address="'docker-log-2018-08-27'.K111"/>
            <calcext:condition calcext:apply-style-name="Accent" calcext:value="=MIN([.$B111:.$F111])" calcext:base-cell-address="'docker-log-2018-08-27'.K111"/>
          </calcext:conditional-format>
          <calcext:conditional-format calcext:target-range-address="'docker-log-2018-08-27'.K111:'docker-log-2018-08-27'.K111">
            <calcext:condition calcext:apply-style-name="Accent" calcext:value="=MIN([.$G111:.$K111])" calcext:base-cell-address="'docker-log-2018-08-27'.K111"/>
          </calcext:conditional-format>
          <calcext:conditional-format calcext:target-range-address="'docker-log-2018-08-27'.K112:'docker-log-2018-08-27'.K112">
            <calcext:condition calcext:apply-style-name="Error" calcext:value="&gt;=900" calcext:base-cell-address="'docker-log-2018-08-27'.K112"/>
            <calcext:condition calcext:apply-style-name="Accent" calcext:value="=MIN([.$B112:.$F112])" calcext:base-cell-address="'docker-log-2018-08-27'.K112"/>
          </calcext:conditional-format>
          <calcext:conditional-format calcext:target-range-address="'docker-log-2018-08-27'.K112:'docker-log-2018-08-27'.K112">
            <calcext:condition calcext:apply-style-name="Accent" calcext:value="=MIN([.$G112:.$K112])" calcext:base-cell-address="'docker-log-2018-08-27'.K112"/>
          </calcext:conditional-format>
          <calcext:conditional-format calcext:target-range-address="'docker-log-2018-08-27'.K113:'docker-log-2018-08-27'.K113">
            <calcext:condition calcext:apply-style-name="Error" calcext:value="&gt;=900" calcext:base-cell-address="'docker-log-2018-08-27'.K113"/>
            <calcext:condition calcext:apply-style-name="Accent" calcext:value="=MIN([.$B113:.$F113])" calcext:base-cell-address="'docker-log-2018-08-27'.K113"/>
          </calcext:conditional-format>
          <calcext:conditional-format calcext:target-range-address="'docker-log-2018-08-27'.K113:'docker-log-2018-08-27'.K113">
            <calcext:condition calcext:apply-style-name="Accent" calcext:value="=MIN([.$G113:.$K113])" calcext:base-cell-address="'docker-log-2018-08-27'.K113"/>
          </calcext:conditional-format>
          <calcext:conditional-format calcext:target-range-address="'docker-log-2018-08-27'.G114:'docker-log-2018-08-27'.G114">
            <calcext:condition calcext:apply-style-name="Error" calcext:value="&gt;=900" calcext:base-cell-address="'docker-log-2018-08-27'.G4"/>
            <calcext:condition calcext:apply-style-name="Accent" calcext:value="=MIN([.$B4:.$F4])" calcext:base-cell-address="'docker-log-2018-08-27'.G4"/>
          </calcext:conditional-format>
          <calcext:conditional-format calcext:target-range-address="'docker-log-2018-08-27'.G114:'docker-log-2018-08-27'.G114">
            <calcext:condition calcext:apply-style-name="Accent" calcext:value="=MIN([.$G4:.$K4])" calcext:base-cell-address="'docker-log-2018-08-27'.G4"/>
          </calcext:conditional-format>
          <calcext:conditional-format calcext:target-range-address="'docker-log-2018-08-27'.G115:'docker-log-2018-08-27'.G115">
            <calcext:condition calcext:apply-style-name="Error" calcext:value="&gt;=900" calcext:base-cell-address="'docker-log-2018-08-27'.G5"/>
            <calcext:condition calcext:apply-style-name="Accent" calcext:value="=MIN([.$B5:.$F5])" calcext:base-cell-address="'docker-log-2018-08-27'.G5"/>
          </calcext:conditional-format>
          <calcext:conditional-format calcext:target-range-address="'docker-log-2018-08-27'.G115:'docker-log-2018-08-27'.G115">
            <calcext:condition calcext:apply-style-name="Accent" calcext:value="=MIN([.$G5:.$K5])" calcext:base-cell-address="'docker-log-2018-08-27'.G5"/>
          </calcext:conditional-format>
          <calcext:conditional-format calcext:target-range-address="'docker-log-2018-08-27'.G116:'docker-log-2018-08-27'.G116">
            <calcext:condition calcext:apply-style-name="Error" calcext:value="&gt;=900" calcext:base-cell-address="'docker-log-2018-08-27'.G6"/>
            <calcext:condition calcext:apply-style-name="Accent" calcext:value="=MIN([.$B6:.$F6])" calcext:base-cell-address="'docker-log-2018-08-27'.G6"/>
          </calcext:conditional-format>
          <calcext:conditional-format calcext:target-range-address="'docker-log-2018-08-27'.G116:'docker-log-2018-08-27'.G116">
            <calcext:condition calcext:apply-style-name="Accent" calcext:value="=MIN([.$G6:.$K6])" calcext:base-cell-address="'docker-log-2018-08-27'.G6"/>
          </calcext:conditional-format>
          <calcext:conditional-format calcext:target-range-address="'docker-log-2018-08-27'.G117:'docker-log-2018-08-27'.G117">
            <calcext:condition calcext:apply-style-name="Error" calcext:value="&gt;=900" calcext:base-cell-address="'docker-log-2018-08-27'.G7"/>
            <calcext:condition calcext:apply-style-name="Accent" calcext:value="=MIN([.$B7:.$F7])" calcext:base-cell-address="'docker-log-2018-08-27'.G7"/>
          </calcext:conditional-format>
          <calcext:conditional-format calcext:target-range-address="'docker-log-2018-08-27'.G117:'docker-log-2018-08-27'.G117">
            <calcext:condition calcext:apply-style-name="Accent" calcext:value="=MIN([.$G7:.$K7])" calcext:base-cell-address="'docker-log-2018-08-27'.G7"/>
          </calcext:conditional-format>
          <calcext:conditional-format calcext:target-range-address="'docker-log-2018-08-27'.G118:'docker-log-2018-08-27'.G118">
            <calcext:condition calcext:apply-style-name="Error" calcext:value="&gt;=900" calcext:base-cell-address="'docker-log-2018-08-27'.G8"/>
            <calcext:condition calcext:apply-style-name="Accent" calcext:value="=MIN([.$B8:.$F8])" calcext:base-cell-address="'docker-log-2018-08-27'.G8"/>
          </calcext:conditional-format>
          <calcext:conditional-format calcext:target-range-address="'docker-log-2018-08-27'.G118:'docker-log-2018-08-27'.G118">
            <calcext:condition calcext:apply-style-name="Accent" calcext:value="=MIN([.$G8:.$K8])" calcext:base-cell-address="'docker-log-2018-08-27'.G8"/>
          </calcext:conditional-format>
          <calcext:conditional-format calcext:target-range-address="'docker-log-2018-08-27'.G119:'docker-log-2018-08-27'.G119">
            <calcext:condition calcext:apply-style-name="Error" calcext:value="&gt;=900" calcext:base-cell-address="'docker-log-2018-08-27'.G9"/>
            <calcext:condition calcext:apply-style-name="Accent" calcext:value="=MIN([.$B9:.$F9])" calcext:base-cell-address="'docker-log-2018-08-27'.G9"/>
          </calcext:conditional-format>
          <calcext:conditional-format calcext:target-range-address="'docker-log-2018-08-27'.G119:'docker-log-2018-08-27'.G119">
            <calcext:condition calcext:apply-style-name="Accent" calcext:value="=MIN([.$G9:.$K9])" calcext:base-cell-address="'docker-log-2018-08-27'.G9"/>
          </calcext:conditional-format>
          <calcext:conditional-format calcext:target-range-address="'docker-log-2018-08-27'.G120:'docker-log-2018-08-27'.G120">
            <calcext:condition calcext:apply-style-name="Error" calcext:value="&gt;=900" calcext:base-cell-address="'docker-log-2018-08-27'.G10"/>
            <calcext:condition calcext:apply-style-name="Accent" calcext:value="=MIN([.$B10:.$F10])" calcext:base-cell-address="'docker-log-2018-08-27'.G10"/>
          </calcext:conditional-format>
          <calcext:conditional-format calcext:target-range-address="'docker-log-2018-08-27'.G120:'docker-log-2018-08-27'.G120">
            <calcext:condition calcext:apply-style-name="Accent" calcext:value="=MIN([.$G10:.$K10])" calcext:base-cell-address="'docker-log-2018-08-27'.G10"/>
          </calcext:conditional-format>
          <calcext:conditional-format calcext:target-range-address="'docker-log-2018-08-27'.G121:'docker-log-2018-08-27'.G121">
            <calcext:condition calcext:apply-style-name="Error" calcext:value="&gt;=900" calcext:base-cell-address="'docker-log-2018-08-27'.G11"/>
            <calcext:condition calcext:apply-style-name="Accent" calcext:value="=MIN([.$B11:.$F11])" calcext:base-cell-address="'docker-log-2018-08-27'.G11"/>
          </calcext:conditional-format>
          <calcext:conditional-format calcext:target-range-address="'docker-log-2018-08-27'.G121:'docker-log-2018-08-27'.G121">
            <calcext:condition calcext:apply-style-name="Accent" calcext:value="=MIN([.$G11:.$K11])" calcext:base-cell-address="'docker-log-2018-08-27'.G11"/>
          </calcext:conditional-format>
          <calcext:conditional-format calcext:target-range-address="'docker-log-2018-08-27'.G122:'docker-log-2018-08-27'.G122">
            <calcext:condition calcext:apply-style-name="Error" calcext:value="&gt;=900" calcext:base-cell-address="'docker-log-2018-08-27'.G12"/>
            <calcext:condition calcext:apply-style-name="Accent" calcext:value="=MIN([.$B12:.$F12])" calcext:base-cell-address="'docker-log-2018-08-27'.G12"/>
          </calcext:conditional-format>
          <calcext:conditional-format calcext:target-range-address="'docker-log-2018-08-27'.G122:'docker-log-2018-08-27'.G122">
            <calcext:condition calcext:apply-style-name="Accent" calcext:value="=MIN([.$G12:.$K12])" calcext:base-cell-address="'docker-log-2018-08-27'.G12"/>
          </calcext:conditional-format>
          <calcext:conditional-format calcext:target-range-address="'docker-log-2018-08-27'.G123:'docker-log-2018-08-27'.G123">
            <calcext:condition calcext:apply-style-name="Error" calcext:value="&gt;=900" calcext:base-cell-address="'docker-log-2018-08-27'.G13"/>
            <calcext:condition calcext:apply-style-name="Accent" calcext:value="=MIN([.$B13:.$F13])" calcext:base-cell-address="'docker-log-2018-08-27'.G13"/>
          </calcext:conditional-format>
          <calcext:conditional-format calcext:target-range-address="'docker-log-2018-08-27'.G123:'docker-log-2018-08-27'.G123">
            <calcext:condition calcext:apply-style-name="Accent" calcext:value="=MIN([.$G13:.$K13])" calcext:base-cell-address="'docker-log-2018-08-27'.G13"/>
          </calcext:conditional-format>
          <calcext:conditional-format calcext:target-range-address="'docker-log-2018-08-27'.G124:'docker-log-2018-08-27'.G124">
            <calcext:condition calcext:apply-style-name="Error" calcext:value="&gt;=900" calcext:base-cell-address="'docker-log-2018-08-27'.G14"/>
            <calcext:condition calcext:apply-style-name="Accent" calcext:value="=MIN([.$B14:.$F14])" calcext:base-cell-address="'docker-log-2018-08-27'.G14"/>
          </calcext:conditional-format>
          <calcext:conditional-format calcext:target-range-address="'docker-log-2018-08-27'.G124:'docker-log-2018-08-27'.G124">
            <calcext:condition calcext:apply-style-name="Accent" calcext:value="=MIN([.$G14:.$K14])" calcext:base-cell-address="'docker-log-2018-08-27'.G14"/>
          </calcext:conditional-format>
          <calcext:conditional-format calcext:target-range-address="'docker-log-2018-08-27'.G125:'docker-log-2018-08-27'.G125">
            <calcext:condition calcext:apply-style-name="Error" calcext:value="&gt;=900" calcext:base-cell-address="'docker-log-2018-08-27'.G15"/>
            <calcext:condition calcext:apply-style-name="Accent" calcext:value="=MIN([.$B15:.$F15])" calcext:base-cell-address="'docker-log-2018-08-27'.G15"/>
          </calcext:conditional-format>
          <calcext:conditional-format calcext:target-range-address="'docker-log-2018-08-27'.G125:'docker-log-2018-08-27'.G125">
            <calcext:condition calcext:apply-style-name="Accent" calcext:value="=MIN([.$G15:.$K15])" calcext:base-cell-address="'docker-log-2018-08-27'.G15"/>
          </calcext:conditional-format>
          <calcext:conditional-format calcext:target-range-address="'docker-log-2018-08-27'.G126:'docker-log-2018-08-27'.G126">
            <calcext:condition calcext:apply-style-name="Error" calcext:value="&gt;=900" calcext:base-cell-address="'docker-log-2018-08-27'.G16"/>
            <calcext:condition calcext:apply-style-name="Accent" calcext:value="=MIN([.$B16:.$F16])" calcext:base-cell-address="'docker-log-2018-08-27'.G16"/>
          </calcext:conditional-format>
          <calcext:conditional-format calcext:target-range-address="'docker-log-2018-08-27'.G126:'docker-log-2018-08-27'.G126">
            <calcext:condition calcext:apply-style-name="Accent" calcext:value="=MIN([.$G16:.$K16])" calcext:base-cell-address="'docker-log-2018-08-27'.G16"/>
          </calcext:conditional-format>
          <calcext:conditional-format calcext:target-range-address="'docker-log-2018-08-27'.G127:'docker-log-2018-08-27'.G127">
            <calcext:condition calcext:apply-style-name="Error" calcext:value="&gt;=900" calcext:base-cell-address="'docker-log-2018-08-27'.G17"/>
            <calcext:condition calcext:apply-style-name="Accent" calcext:value="=MIN([.$B17:.$F17])" calcext:base-cell-address="'docker-log-2018-08-27'.G17"/>
          </calcext:conditional-format>
          <calcext:conditional-format calcext:target-range-address="'docker-log-2018-08-27'.G127:'docker-log-2018-08-27'.G127">
            <calcext:condition calcext:apply-style-name="Accent" calcext:value="=MIN([.$G17:.$K17])" calcext:base-cell-address="'docker-log-2018-08-27'.G17"/>
          </calcext:conditional-format>
          <calcext:conditional-format calcext:target-range-address="'docker-log-2018-08-27'.G128:'docker-log-2018-08-27'.G128">
            <calcext:condition calcext:apply-style-name="Error" calcext:value="&gt;=900" calcext:base-cell-address="'docker-log-2018-08-27'.G18"/>
            <calcext:condition calcext:apply-style-name="Accent" calcext:value="=MIN([.$B18:.$F18])" calcext:base-cell-address="'docker-log-2018-08-27'.G18"/>
          </calcext:conditional-format>
          <calcext:conditional-format calcext:target-range-address="'docker-log-2018-08-27'.G128:'docker-log-2018-08-27'.G128">
            <calcext:condition calcext:apply-style-name="Accent" calcext:value="=MIN([.$G18:.$K18])" calcext:base-cell-address="'docker-log-2018-08-27'.G18"/>
          </calcext:conditional-format>
          <calcext:conditional-format calcext:target-range-address="'docker-log-2018-08-27'.G129:'docker-log-2018-08-27'.G129">
            <calcext:condition calcext:apply-style-name="Error" calcext:value="&gt;=900" calcext:base-cell-address="'docker-log-2018-08-27'.G19"/>
            <calcext:condition calcext:apply-style-name="Accent" calcext:value="=MIN([.$B19:.$F19])" calcext:base-cell-address="'docker-log-2018-08-27'.G19"/>
          </calcext:conditional-format>
          <calcext:conditional-format calcext:target-range-address="'docker-log-2018-08-27'.G129:'docker-log-2018-08-27'.G129">
            <calcext:condition calcext:apply-style-name="Accent" calcext:value="=MIN([.$G19:.$K19])" calcext:base-cell-address="'docker-log-2018-08-27'.G19"/>
          </calcext:conditional-format>
          <calcext:conditional-format calcext:target-range-address="'docker-log-2018-08-27'.G130:'docker-log-2018-08-27'.G130">
            <calcext:condition calcext:apply-style-name="Error" calcext:value="&gt;=900" calcext:base-cell-address="'docker-log-2018-08-27'.G20"/>
            <calcext:condition calcext:apply-style-name="Accent" calcext:value="=MIN([.$B20:.$F20])" calcext:base-cell-address="'docker-log-2018-08-27'.G20"/>
          </calcext:conditional-format>
          <calcext:conditional-format calcext:target-range-address="'docker-log-2018-08-27'.G130:'docker-log-2018-08-27'.G130">
            <calcext:condition calcext:apply-style-name="Accent" calcext:value="=MIN([.$G20:.$K20])" calcext:base-cell-address="'docker-log-2018-08-27'.G20"/>
          </calcext:conditional-format>
          <calcext:conditional-format calcext:target-range-address="'docker-log-2018-08-27'.G131:'docker-log-2018-08-27'.G131">
            <calcext:condition calcext:apply-style-name="Error" calcext:value="&gt;=900" calcext:base-cell-address="'docker-log-2018-08-27'.G21"/>
            <calcext:condition calcext:apply-style-name="Accent" calcext:value="=MIN([.$B21:.$F21])" calcext:base-cell-address="'docker-log-2018-08-27'.G21"/>
          </calcext:conditional-format>
          <calcext:conditional-format calcext:target-range-address="'docker-log-2018-08-27'.G131:'docker-log-2018-08-27'.G131">
            <calcext:condition calcext:apply-style-name="Accent" calcext:value="=MIN([.$G21:.$K21])" calcext:base-cell-address="'docker-log-2018-08-27'.G21"/>
          </calcext:conditional-format>
          <calcext:conditional-format calcext:target-range-address="'docker-log-2018-08-27'.G132:'docker-log-2018-08-27'.G132">
            <calcext:condition calcext:apply-style-name="Error" calcext:value="&gt;=900" calcext:base-cell-address="'docker-log-2018-08-27'.G22"/>
            <calcext:condition calcext:apply-style-name="Accent" calcext:value="=MIN([.$B22:.$F22])" calcext:base-cell-address="'docker-log-2018-08-27'.G22"/>
          </calcext:conditional-format>
          <calcext:conditional-format calcext:target-range-address="'docker-log-2018-08-27'.G132:'docker-log-2018-08-27'.G132">
            <calcext:condition calcext:apply-style-name="Accent" calcext:value="=MIN([.$G22:.$K22])" calcext:base-cell-address="'docker-log-2018-08-27'.G22"/>
          </calcext:conditional-format>
          <calcext:conditional-format calcext:target-range-address="'docker-log-2018-08-27'.G133:'docker-log-2018-08-27'.G133">
            <calcext:condition calcext:apply-style-name="Error" calcext:value="&gt;=900" calcext:base-cell-address="'docker-log-2018-08-27'.G23"/>
            <calcext:condition calcext:apply-style-name="Accent" calcext:value="=MIN([.$B23:.$F23])" calcext:base-cell-address="'docker-log-2018-08-27'.G23"/>
          </calcext:conditional-format>
          <calcext:conditional-format calcext:target-range-address="'docker-log-2018-08-27'.G133:'docker-log-2018-08-27'.G133">
            <calcext:condition calcext:apply-style-name="Accent" calcext:value="=MIN([.$G23:.$K23])" calcext:base-cell-address="'docker-log-2018-08-27'.G23"/>
          </calcext:conditional-format>
          <calcext:conditional-format calcext:target-range-address="'docker-log-2018-08-27'.G134:'docker-log-2018-08-27'.G134">
            <calcext:condition calcext:apply-style-name="Error" calcext:value="&gt;=900" calcext:base-cell-address="'docker-log-2018-08-27'.G24"/>
            <calcext:condition calcext:apply-style-name="Accent" calcext:value="=MIN([.$B24:.$F24])" calcext:base-cell-address="'docker-log-2018-08-27'.G24"/>
          </calcext:conditional-format>
          <calcext:conditional-format calcext:target-range-address="'docker-log-2018-08-27'.G134:'docker-log-2018-08-27'.G134">
            <calcext:condition calcext:apply-style-name="Accent" calcext:value="=MIN([.$G24:.$K24])" calcext:base-cell-address="'docker-log-2018-08-27'.G24"/>
          </calcext:conditional-format>
          <calcext:conditional-format calcext:target-range-address="'docker-log-2018-08-27'.G135:'docker-log-2018-08-27'.G135">
            <calcext:condition calcext:apply-style-name="Error" calcext:value="&gt;=900" calcext:base-cell-address="'docker-log-2018-08-27'.G25"/>
            <calcext:condition calcext:apply-style-name="Accent" calcext:value="=MIN([.$B25:.$F25])" calcext:base-cell-address="'docker-log-2018-08-27'.G25"/>
          </calcext:conditional-format>
          <calcext:conditional-format calcext:target-range-address="'docker-log-2018-08-27'.G135:'docker-log-2018-08-27'.G135">
            <calcext:condition calcext:apply-style-name="Accent" calcext:value="=MIN([.$G25:.$K25])" calcext:base-cell-address="'docker-log-2018-08-27'.G25"/>
          </calcext:conditional-format>
          <calcext:conditional-format calcext:target-range-address="'docker-log-2018-08-27'.G136:'docker-log-2018-08-27'.G136">
            <calcext:condition calcext:apply-style-name="Error" calcext:value="&gt;=900" calcext:base-cell-address="'docker-log-2018-08-27'.G26"/>
            <calcext:condition calcext:apply-style-name="Accent" calcext:value="=MIN([.$B26:.$F26])" calcext:base-cell-address="'docker-log-2018-08-27'.G26"/>
          </calcext:conditional-format>
          <calcext:conditional-format calcext:target-range-address="'docker-log-2018-08-27'.G136:'docker-log-2018-08-27'.G136">
            <calcext:condition calcext:apply-style-name="Accent" calcext:value="=MIN([.$G26:.$K26])" calcext:base-cell-address="'docker-log-2018-08-27'.G26"/>
          </calcext:conditional-format>
          <calcext:conditional-format calcext:target-range-address="'docker-log-2018-08-27'.G137:'docker-log-2018-08-27'.G137">
            <calcext:condition calcext:apply-style-name="Error" calcext:value="&gt;=900" calcext:base-cell-address="'docker-log-2018-08-27'.G27"/>
            <calcext:condition calcext:apply-style-name="Accent" calcext:value="=MIN([.$B27:.$F27])" calcext:base-cell-address="'docker-log-2018-08-27'.G27"/>
          </calcext:conditional-format>
          <calcext:conditional-format calcext:target-range-address="'docker-log-2018-08-27'.G137:'docker-log-2018-08-27'.G137">
            <calcext:condition calcext:apply-style-name="Accent" calcext:value="=MIN([.$G27:.$K27])" calcext:base-cell-address="'docker-log-2018-08-27'.G27"/>
          </calcext:conditional-format>
          <calcext:conditional-format calcext:target-range-address="'docker-log-2018-08-27'.G138:'docker-log-2018-08-27'.G138">
            <calcext:condition calcext:apply-style-name="Error" calcext:value="&gt;=900" calcext:base-cell-address="'docker-log-2018-08-27'.G28"/>
            <calcext:condition calcext:apply-style-name="Accent" calcext:value="=MIN([.$B28:.$F28])" calcext:base-cell-address="'docker-log-2018-08-27'.G28"/>
          </calcext:conditional-format>
          <calcext:conditional-format calcext:target-range-address="'docker-log-2018-08-27'.G138:'docker-log-2018-08-27'.G138">
            <calcext:condition calcext:apply-style-name="Accent" calcext:value="=MIN([.$G28:.$K28])" calcext:base-cell-address="'docker-log-2018-08-27'.G28"/>
          </calcext:conditional-format>
          <calcext:conditional-format calcext:target-range-address="'docker-log-2018-08-27'.G139:'docker-log-2018-08-27'.G139">
            <calcext:condition calcext:apply-style-name="Error" calcext:value="&gt;=900" calcext:base-cell-address="'docker-log-2018-08-27'.G29"/>
            <calcext:condition calcext:apply-style-name="Accent" calcext:value="=MIN([.$B29:.$F29])" calcext:base-cell-address="'docker-log-2018-08-27'.G29"/>
          </calcext:conditional-format>
          <calcext:conditional-format calcext:target-range-address="'docker-log-2018-08-27'.G139:'docker-log-2018-08-27'.G139">
            <calcext:condition calcext:apply-style-name="Accent" calcext:value="=MIN([.$G29:.$K29])" calcext:base-cell-address="'docker-log-2018-08-27'.G29"/>
          </calcext:conditional-format>
          <calcext:conditional-format calcext:target-range-address="'docker-log-2018-08-27'.G140:'docker-log-2018-08-27'.G140">
            <calcext:condition calcext:apply-style-name="Error" calcext:value="&gt;=900" calcext:base-cell-address="'docker-log-2018-08-27'.G30"/>
            <calcext:condition calcext:apply-style-name="Accent" calcext:value="=MIN([.$B30:.$F30])" calcext:base-cell-address="'docker-log-2018-08-27'.G30"/>
          </calcext:conditional-format>
          <calcext:conditional-format calcext:target-range-address="'docker-log-2018-08-27'.G140:'docker-log-2018-08-27'.G140">
            <calcext:condition calcext:apply-style-name="Accent" calcext:value="=MIN([.$G30:.$K30])" calcext:base-cell-address="'docker-log-2018-08-27'.G30"/>
          </calcext:conditional-format>
          <calcext:conditional-format calcext:target-range-address="'docker-log-2018-08-27'.G141:'docker-log-2018-08-27'.G141">
            <calcext:condition calcext:apply-style-name="Error" calcext:value="&gt;=900" calcext:base-cell-address="'docker-log-2018-08-27'.G31"/>
            <calcext:condition calcext:apply-style-name="Accent" calcext:value="=MIN([.$B31:.$F31])" calcext:base-cell-address="'docker-log-2018-08-27'.G31"/>
          </calcext:conditional-format>
          <calcext:conditional-format calcext:target-range-address="'docker-log-2018-08-27'.G141:'docker-log-2018-08-27'.G141">
            <calcext:condition calcext:apply-style-name="Accent" calcext:value="=MIN([.$G31:.$K31])" calcext:base-cell-address="'docker-log-2018-08-27'.G31"/>
          </calcext:conditional-format>
          <calcext:conditional-format calcext:target-range-address="'docker-log-2018-08-27'.G142:'docker-log-2018-08-27'.G142">
            <calcext:condition calcext:apply-style-name="Error" calcext:value="&gt;=900" calcext:base-cell-address="'docker-log-2018-08-27'.G32"/>
            <calcext:condition calcext:apply-style-name="Accent" calcext:value="=MIN([.$B32:.$F32])" calcext:base-cell-address="'docker-log-2018-08-27'.G32"/>
          </calcext:conditional-format>
          <calcext:conditional-format calcext:target-range-address="'docker-log-2018-08-27'.G142:'docker-log-2018-08-27'.G142">
            <calcext:condition calcext:apply-style-name="Accent" calcext:value="=MIN([.$G32:.$K32])" calcext:base-cell-address="'docker-log-2018-08-27'.G32"/>
          </calcext:conditional-format>
          <calcext:conditional-format calcext:target-range-address="'docker-log-2018-08-27'.G143:'docker-log-2018-08-27'.G143">
            <calcext:condition calcext:apply-style-name="Error" calcext:value="&gt;=900" calcext:base-cell-address="'docker-log-2018-08-27'.G33"/>
            <calcext:condition calcext:apply-style-name="Accent" calcext:value="=MIN([.$B33:.$F33])" calcext:base-cell-address="'docker-log-2018-08-27'.G33"/>
          </calcext:conditional-format>
          <calcext:conditional-format calcext:target-range-address="'docker-log-2018-08-27'.G143:'docker-log-2018-08-27'.G143">
            <calcext:condition calcext:apply-style-name="Accent" calcext:value="=MIN([.$G33:.$K33])" calcext:base-cell-address="'docker-log-2018-08-27'.G33"/>
          </calcext:conditional-format>
          <calcext:conditional-format calcext:target-range-address="'docker-log-2018-08-27'.G144:'docker-log-2018-08-27'.G144">
            <calcext:condition calcext:apply-style-name="Error" calcext:value="&gt;=900" calcext:base-cell-address="'docker-log-2018-08-27'.G34"/>
            <calcext:condition calcext:apply-style-name="Accent" calcext:value="=MIN([.$B34:.$F34])" calcext:base-cell-address="'docker-log-2018-08-27'.G34"/>
          </calcext:conditional-format>
          <calcext:conditional-format calcext:target-range-address="'docker-log-2018-08-27'.G144:'docker-log-2018-08-27'.G144">
            <calcext:condition calcext:apply-style-name="Accent" calcext:value="=MIN([.$G34:.$K34])" calcext:base-cell-address="'docker-log-2018-08-27'.G34"/>
          </calcext:conditional-format>
          <calcext:conditional-format calcext:target-range-address="'docker-log-2018-08-27'.G145:'docker-log-2018-08-27'.G145">
            <calcext:condition calcext:apply-style-name="Error" calcext:value="&gt;=900" calcext:base-cell-address="'docker-log-2018-08-27'.G35"/>
            <calcext:condition calcext:apply-style-name="Accent" calcext:value="=MIN([.$B35:.$F35])" calcext:base-cell-address="'docker-log-2018-08-27'.G35"/>
          </calcext:conditional-format>
          <calcext:conditional-format calcext:target-range-address="'docker-log-2018-08-27'.G145:'docker-log-2018-08-27'.G145">
            <calcext:condition calcext:apply-style-name="Accent" calcext:value="=MIN([.$G35:.$K35])" calcext:base-cell-address="'docker-log-2018-08-27'.G35"/>
          </calcext:conditional-format>
          <calcext:conditional-format calcext:target-range-address="'docker-log-2018-08-27'.G146:'docker-log-2018-08-27'.G146">
            <calcext:condition calcext:apply-style-name="Error" calcext:value="&gt;=900" calcext:base-cell-address="'docker-log-2018-08-27'.G36"/>
            <calcext:condition calcext:apply-style-name="Accent" calcext:value="=MIN([.$B36:.$F36])" calcext:base-cell-address="'docker-log-2018-08-27'.G36"/>
          </calcext:conditional-format>
          <calcext:conditional-format calcext:target-range-address="'docker-log-2018-08-27'.G146:'docker-log-2018-08-27'.G146">
            <calcext:condition calcext:apply-style-name="Accent" calcext:value="=MIN([.$G36:.$K36])" calcext:base-cell-address="'docker-log-2018-08-27'.G36"/>
          </calcext:conditional-format>
          <calcext:conditional-format calcext:target-range-address="'docker-log-2018-08-27'.G147:'docker-log-2018-08-27'.G147">
            <calcext:condition calcext:apply-style-name="Error" calcext:value="&gt;=900" calcext:base-cell-address="'docker-log-2018-08-27'.G37"/>
            <calcext:condition calcext:apply-style-name="Accent" calcext:value="=MIN([.$B37:.$F37])" calcext:base-cell-address="'docker-log-2018-08-27'.G37"/>
          </calcext:conditional-format>
          <calcext:conditional-format calcext:target-range-address="'docker-log-2018-08-27'.G147:'docker-log-2018-08-27'.G147">
            <calcext:condition calcext:apply-style-name="Accent" calcext:value="=MIN([.$G37:.$K37])" calcext:base-cell-address="'docker-log-2018-08-27'.G37"/>
          </calcext:conditional-format>
          <calcext:conditional-format calcext:target-range-address="'docker-log-2018-08-27'.G148:'docker-log-2018-08-27'.G148">
            <calcext:condition calcext:apply-style-name="Error" calcext:value="&gt;=900" calcext:base-cell-address="'docker-log-2018-08-27'.G38"/>
            <calcext:condition calcext:apply-style-name="Accent" calcext:value="=MIN([.$B38:.$F38])" calcext:base-cell-address="'docker-log-2018-08-27'.G38"/>
          </calcext:conditional-format>
          <calcext:conditional-format calcext:target-range-address="'docker-log-2018-08-27'.G148:'docker-log-2018-08-27'.G148">
            <calcext:condition calcext:apply-style-name="Accent" calcext:value="=MIN([.$G38:.$K38])" calcext:base-cell-address="'docker-log-2018-08-27'.G38"/>
          </calcext:conditional-format>
          <calcext:conditional-format calcext:target-range-address="'docker-log-2018-08-27'.G149:'docker-log-2018-08-27'.G149">
            <calcext:condition calcext:apply-style-name="Error" calcext:value="&gt;=900" calcext:base-cell-address="'docker-log-2018-08-27'.G39"/>
            <calcext:condition calcext:apply-style-name="Accent" calcext:value="=MIN([.$B39:.$F39])" calcext:base-cell-address="'docker-log-2018-08-27'.G39"/>
          </calcext:conditional-format>
          <calcext:conditional-format calcext:target-range-address="'docker-log-2018-08-27'.G149:'docker-log-2018-08-27'.G149">
            <calcext:condition calcext:apply-style-name="Accent" calcext:value="=MIN([.$G39:.$K39])" calcext:base-cell-address="'docker-log-2018-08-27'.G39"/>
          </calcext:conditional-format>
          <calcext:conditional-format calcext:target-range-address="'docker-log-2018-08-27'.G150:'docker-log-2018-08-27'.G150">
            <calcext:condition calcext:apply-style-name="Error" calcext:value="&gt;=900" calcext:base-cell-address="'docker-log-2018-08-27'.G40"/>
            <calcext:condition calcext:apply-style-name="Accent" calcext:value="=MIN([.$B40:.$F40])" calcext:base-cell-address="'docker-log-2018-08-27'.G40"/>
          </calcext:conditional-format>
          <calcext:conditional-format calcext:target-range-address="'docker-log-2018-08-27'.G150:'docker-log-2018-08-27'.G150">
            <calcext:condition calcext:apply-style-name="Accent" calcext:value="=MIN([.$G40:.$K40])" calcext:base-cell-address="'docker-log-2018-08-27'.G40"/>
          </calcext:conditional-format>
          <calcext:conditional-format calcext:target-range-address="'docker-log-2018-08-27'.G151:'docker-log-2018-08-27'.G151">
            <calcext:condition calcext:apply-style-name="Error" calcext:value="&gt;=900" calcext:base-cell-address="'docker-log-2018-08-27'.G41"/>
            <calcext:condition calcext:apply-style-name="Accent" calcext:value="=MIN([.$B41:.$F41])" calcext:base-cell-address="'docker-log-2018-08-27'.G41"/>
          </calcext:conditional-format>
          <calcext:conditional-format calcext:target-range-address="'docker-log-2018-08-27'.G151:'docker-log-2018-08-27'.G151">
            <calcext:condition calcext:apply-style-name="Accent" calcext:value="=MIN([.$G41:.$K41])" calcext:base-cell-address="'docker-log-2018-08-27'.G41"/>
          </calcext:conditional-format>
          <calcext:conditional-format calcext:target-range-address="'docker-log-2018-08-27'.G152:'docker-log-2018-08-27'.G152">
            <calcext:condition calcext:apply-style-name="Error" calcext:value="&gt;=900" calcext:base-cell-address="'docker-log-2018-08-27'.G42"/>
            <calcext:condition calcext:apply-style-name="Accent" calcext:value="=MIN([.$B42:.$F42])" calcext:base-cell-address="'docker-log-2018-08-27'.G42"/>
          </calcext:conditional-format>
          <calcext:conditional-format calcext:target-range-address="'docker-log-2018-08-27'.G152:'docker-log-2018-08-27'.G152">
            <calcext:condition calcext:apply-style-name="Accent" calcext:value="=MIN([.$G42:.$K42])" calcext:base-cell-address="'docker-log-2018-08-27'.G42"/>
          </calcext:conditional-format>
          <calcext:conditional-format calcext:target-range-address="'docker-log-2018-08-27'.G153:'docker-log-2018-08-27'.G153">
            <calcext:condition calcext:apply-style-name="Error" calcext:value="&gt;=900" calcext:base-cell-address="'docker-log-2018-08-27'.G43"/>
            <calcext:condition calcext:apply-style-name="Accent" calcext:value="=MIN([.$B43:.$F43])" calcext:base-cell-address="'docker-log-2018-08-27'.G43"/>
          </calcext:conditional-format>
          <calcext:conditional-format calcext:target-range-address="'docker-log-2018-08-27'.G153:'docker-log-2018-08-27'.G153">
            <calcext:condition calcext:apply-style-name="Accent" calcext:value="=MIN([.$G43:.$K43])" calcext:base-cell-address="'docker-log-2018-08-27'.G43"/>
          </calcext:conditional-format>
          <calcext:conditional-format calcext:target-range-address="'docker-log-2018-08-27'.G154:'docker-log-2018-08-27'.G154">
            <calcext:condition calcext:apply-style-name="Error" calcext:value="&gt;=900" calcext:base-cell-address="'docker-log-2018-08-27'.G44"/>
            <calcext:condition calcext:apply-style-name="Accent" calcext:value="=MIN([.$B44:.$F44])" calcext:base-cell-address="'docker-log-2018-08-27'.G44"/>
          </calcext:conditional-format>
          <calcext:conditional-format calcext:target-range-address="'docker-log-2018-08-27'.G154:'docker-log-2018-08-27'.G154">
            <calcext:condition calcext:apply-style-name="Accent" calcext:value="=MIN([.$G44:.$K44])" calcext:base-cell-address="'docker-log-2018-08-27'.G44"/>
          </calcext:conditional-format>
          <calcext:conditional-format calcext:target-range-address="'docker-log-2018-08-27'.G155:'docker-log-2018-08-27'.G155">
            <calcext:condition calcext:apply-style-name="Error" calcext:value="&gt;=900" calcext:base-cell-address="'docker-log-2018-08-27'.G45"/>
            <calcext:condition calcext:apply-style-name="Accent" calcext:value="=MIN([.$B45:.$F45])" calcext:base-cell-address="'docker-log-2018-08-27'.G45"/>
          </calcext:conditional-format>
          <calcext:conditional-format calcext:target-range-address="'docker-log-2018-08-27'.G155:'docker-log-2018-08-27'.G155">
            <calcext:condition calcext:apply-style-name="Accent" calcext:value="=MIN([.$G45:.$K45])" calcext:base-cell-address="'docker-log-2018-08-27'.G45"/>
          </calcext:conditional-format>
          <calcext:conditional-format calcext:target-range-address="'docker-log-2018-08-27'.G156:'docker-log-2018-08-27'.G156">
            <calcext:condition calcext:apply-style-name="Error" calcext:value="&gt;=900" calcext:base-cell-address="'docker-log-2018-08-27'.G46"/>
            <calcext:condition calcext:apply-style-name="Accent" calcext:value="=MIN([.$B46:.$F46])" calcext:base-cell-address="'docker-log-2018-08-27'.G46"/>
          </calcext:conditional-format>
          <calcext:conditional-format calcext:target-range-address="'docker-log-2018-08-27'.G156:'docker-log-2018-08-27'.G156">
            <calcext:condition calcext:apply-style-name="Accent" calcext:value="=MIN([.$G46:.$K46])" calcext:base-cell-address="'docker-log-2018-08-27'.G46"/>
          </calcext:conditional-format>
          <calcext:conditional-format calcext:target-range-address="'docker-log-2018-08-27'.G157:'docker-log-2018-08-27'.G157">
            <calcext:condition calcext:apply-style-name="Error" calcext:value="&gt;=900" calcext:base-cell-address="'docker-log-2018-08-27'.G47"/>
            <calcext:condition calcext:apply-style-name="Accent" calcext:value="=MIN([.$B47:.$F47])" calcext:base-cell-address="'docker-log-2018-08-27'.G47"/>
          </calcext:conditional-format>
          <calcext:conditional-format calcext:target-range-address="'docker-log-2018-08-27'.G157:'docker-log-2018-08-27'.G157">
            <calcext:condition calcext:apply-style-name="Accent" calcext:value="=MIN([.$G47:.$K47])" calcext:base-cell-address="'docker-log-2018-08-27'.G47"/>
          </calcext:conditional-format>
          <calcext:conditional-format calcext:target-range-address="'docker-log-2018-08-27'.G158:'docker-log-2018-08-27'.G158">
            <calcext:condition calcext:apply-style-name="Error" calcext:value="&gt;=900" calcext:base-cell-address="'docker-log-2018-08-27'.G48"/>
            <calcext:condition calcext:apply-style-name="Accent" calcext:value="=MIN([.$B48:.$F48])" calcext:base-cell-address="'docker-log-2018-08-27'.G48"/>
          </calcext:conditional-format>
          <calcext:conditional-format calcext:target-range-address="'docker-log-2018-08-27'.G158:'docker-log-2018-08-27'.G158">
            <calcext:condition calcext:apply-style-name="Accent" calcext:value="=MIN([.$G48:.$K48])" calcext:base-cell-address="'docker-log-2018-08-27'.G48"/>
          </calcext:conditional-format>
          <calcext:conditional-format calcext:target-range-address="'docker-log-2018-08-27'.G159:'docker-log-2018-08-27'.G159">
            <calcext:condition calcext:apply-style-name="Error" calcext:value="&gt;=900" calcext:base-cell-address="'docker-log-2018-08-27'.G49"/>
            <calcext:condition calcext:apply-style-name="Accent" calcext:value="=MIN([.$B49:.$F49])" calcext:base-cell-address="'docker-log-2018-08-27'.G49"/>
          </calcext:conditional-format>
          <calcext:conditional-format calcext:target-range-address="'docker-log-2018-08-27'.G159:'docker-log-2018-08-27'.G159">
            <calcext:condition calcext:apply-style-name="Accent" calcext:value="=MIN([.$G49:.$K49])" calcext:base-cell-address="'docker-log-2018-08-27'.G49"/>
          </calcext:conditional-format>
          <calcext:conditional-format calcext:target-range-address="'docker-log-2018-08-27'.G160:'docker-log-2018-08-27'.G160">
            <calcext:condition calcext:apply-style-name="Error" calcext:value="&gt;=900" calcext:base-cell-address="'docker-log-2018-08-27'.G50"/>
            <calcext:condition calcext:apply-style-name="Accent" calcext:value="=MIN([.$B50:.$F50])" calcext:base-cell-address="'docker-log-2018-08-27'.G50"/>
          </calcext:conditional-format>
          <calcext:conditional-format calcext:target-range-address="'docker-log-2018-08-27'.G160:'docker-log-2018-08-27'.G160">
            <calcext:condition calcext:apply-style-name="Accent" calcext:value="=MIN([.$G50:.$K50])" calcext:base-cell-address="'docker-log-2018-08-27'.G50"/>
          </calcext:conditional-format>
          <calcext:conditional-format calcext:target-range-address="'docker-log-2018-08-27'.G161:'docker-log-2018-08-27'.G161">
            <calcext:condition calcext:apply-style-name="Error" calcext:value="&gt;=900" calcext:base-cell-address="'docker-log-2018-08-27'.G51"/>
            <calcext:condition calcext:apply-style-name="Accent" calcext:value="=MIN([.$B51:.$F51])" calcext:base-cell-address="'docker-log-2018-08-27'.G51"/>
          </calcext:conditional-format>
          <calcext:conditional-format calcext:target-range-address="'docker-log-2018-08-27'.G161:'docker-log-2018-08-27'.G161">
            <calcext:condition calcext:apply-style-name="Accent" calcext:value="=MIN([.$G51:.$K51])" calcext:base-cell-address="'docker-log-2018-08-27'.G51"/>
          </calcext:conditional-format>
          <calcext:conditional-format calcext:target-range-address="'docker-log-2018-08-27'.G162:'docker-log-2018-08-27'.G162">
            <calcext:condition calcext:apply-style-name="Error" calcext:value="&gt;=900" calcext:base-cell-address="'docker-log-2018-08-27'.G52"/>
            <calcext:condition calcext:apply-style-name="Accent" calcext:value="=MIN([.$B52:.$F52])" calcext:base-cell-address="'docker-log-2018-08-27'.G52"/>
          </calcext:conditional-format>
          <calcext:conditional-format calcext:target-range-address="'docker-log-2018-08-27'.G162:'docker-log-2018-08-27'.G162">
            <calcext:condition calcext:apply-style-name="Accent" calcext:value="=MIN([.$G52:.$K52])" calcext:base-cell-address="'docker-log-2018-08-27'.G52"/>
          </calcext:conditional-format>
          <calcext:conditional-format calcext:target-range-address="'docker-log-2018-08-27'.G163:'docker-log-2018-08-27'.G163">
            <calcext:condition calcext:apply-style-name="Error" calcext:value="&gt;=900" calcext:base-cell-address="'docker-log-2018-08-27'.G53"/>
            <calcext:condition calcext:apply-style-name="Accent" calcext:value="=MIN([.$B53:.$F53])" calcext:base-cell-address="'docker-log-2018-08-27'.G53"/>
          </calcext:conditional-format>
          <calcext:conditional-format calcext:target-range-address="'docker-log-2018-08-27'.G163:'docker-log-2018-08-27'.G163">
            <calcext:condition calcext:apply-style-name="Accent" calcext:value="=MIN([.$G53:.$K53])" calcext:base-cell-address="'docker-log-2018-08-27'.G53"/>
          </calcext:conditional-format>
          <calcext:conditional-format calcext:target-range-address="'docker-log-2018-08-27'.G164:'docker-log-2018-08-27'.G164">
            <calcext:condition calcext:apply-style-name="Error" calcext:value="&gt;=900" calcext:base-cell-address="'docker-log-2018-08-27'.G54"/>
            <calcext:condition calcext:apply-style-name="Accent" calcext:value="=MIN([.$B54:.$F54])" calcext:base-cell-address="'docker-log-2018-08-27'.G54"/>
          </calcext:conditional-format>
          <calcext:conditional-format calcext:target-range-address="'docker-log-2018-08-27'.G164:'docker-log-2018-08-27'.G164">
            <calcext:condition calcext:apply-style-name="Accent" calcext:value="=MIN([.$G54:.$K54])" calcext:base-cell-address="'docker-log-2018-08-27'.G54"/>
          </calcext:conditional-format>
          <calcext:conditional-format calcext:target-range-address="'docker-log-2018-08-27'.G165:'docker-log-2018-08-27'.G165">
            <calcext:condition calcext:apply-style-name="Error" calcext:value="&gt;=900" calcext:base-cell-address="'docker-log-2018-08-27'.G55"/>
            <calcext:condition calcext:apply-style-name="Accent" calcext:value="=MIN([.$B55:.$F55])" calcext:base-cell-address="'docker-log-2018-08-27'.G55"/>
          </calcext:conditional-format>
          <calcext:conditional-format calcext:target-range-address="'docker-log-2018-08-27'.G165:'docker-log-2018-08-27'.G165">
            <calcext:condition calcext:apply-style-name="Accent" calcext:value="=MIN([.$G55:.$K55])" calcext:base-cell-address="'docker-log-2018-08-27'.G55"/>
          </calcext:conditional-format>
          <calcext:conditional-format calcext:target-range-address="'docker-log-2018-08-27'.G166:'docker-log-2018-08-27'.G166">
            <calcext:condition calcext:apply-style-name="Error" calcext:value="&gt;=900" calcext:base-cell-address="'docker-log-2018-08-27'.G56"/>
            <calcext:condition calcext:apply-style-name="Accent" calcext:value="=MIN([.$B56:.$F56])" calcext:base-cell-address="'docker-log-2018-08-27'.G56"/>
          </calcext:conditional-format>
          <calcext:conditional-format calcext:target-range-address="'docker-log-2018-08-27'.G166:'docker-log-2018-08-27'.G166">
            <calcext:condition calcext:apply-style-name="Accent" calcext:value="=MIN([.$G56:.$K56])" calcext:base-cell-address="'docker-log-2018-08-27'.G56"/>
          </calcext:conditional-format>
          <calcext:conditional-format calcext:target-range-address="'docker-log-2018-08-27'.G167:'docker-log-2018-08-27'.G167">
            <calcext:condition calcext:apply-style-name="Error" calcext:value="&gt;=900" calcext:base-cell-address="'docker-log-2018-08-27'.G57"/>
            <calcext:condition calcext:apply-style-name="Accent" calcext:value="=MIN([.$B57:.$F57])" calcext:base-cell-address="'docker-log-2018-08-27'.G57"/>
          </calcext:conditional-format>
          <calcext:conditional-format calcext:target-range-address="'docker-log-2018-08-27'.G167:'docker-log-2018-08-27'.G167">
            <calcext:condition calcext:apply-style-name="Accent" calcext:value="=MIN([.$G57:.$K57])" calcext:base-cell-address="'docker-log-2018-08-27'.G57"/>
          </calcext:conditional-format>
          <calcext:conditional-format calcext:target-range-address="'docker-log-2018-08-27'.G168:'docker-log-2018-08-27'.G168">
            <calcext:condition calcext:apply-style-name="Error" calcext:value="&gt;=900" calcext:base-cell-address="'docker-log-2018-08-27'.G58"/>
            <calcext:condition calcext:apply-style-name="Accent" calcext:value="=MIN([.$B58:.$F58])" calcext:base-cell-address="'docker-log-2018-08-27'.G58"/>
          </calcext:conditional-format>
          <calcext:conditional-format calcext:target-range-address="'docker-log-2018-08-27'.G168:'docker-log-2018-08-27'.G168">
            <calcext:condition calcext:apply-style-name="Accent" calcext:value="=MIN([.$G58:.$K58])" calcext:base-cell-address="'docker-log-2018-08-27'.G58"/>
          </calcext:conditional-format>
          <calcext:conditional-format calcext:target-range-address="'docker-log-2018-08-27'.G169:'docker-log-2018-08-27'.G169">
            <calcext:condition calcext:apply-style-name="Error" calcext:value="&gt;=900" calcext:base-cell-address="'docker-log-2018-08-27'.G59"/>
            <calcext:condition calcext:apply-style-name="Accent" calcext:value="=MIN([.$B59:.$F59])" calcext:base-cell-address="'docker-log-2018-08-27'.G59"/>
          </calcext:conditional-format>
          <calcext:conditional-format calcext:target-range-address="'docker-log-2018-08-27'.G169:'docker-log-2018-08-27'.G169">
            <calcext:condition calcext:apply-style-name="Accent" calcext:value="=MIN([.$G59:.$K59])" calcext:base-cell-address="'docker-log-2018-08-27'.G59"/>
          </calcext:conditional-format>
          <calcext:conditional-format calcext:target-range-address="'docker-log-2018-08-27'.G170:'docker-log-2018-08-27'.G170">
            <calcext:condition calcext:apply-style-name="Error" calcext:value="&gt;=900" calcext:base-cell-address="'docker-log-2018-08-27'.G60"/>
            <calcext:condition calcext:apply-style-name="Accent" calcext:value="=MIN([.$B60:.$F60])" calcext:base-cell-address="'docker-log-2018-08-27'.G60"/>
          </calcext:conditional-format>
          <calcext:conditional-format calcext:target-range-address="'docker-log-2018-08-27'.G170:'docker-log-2018-08-27'.G170">
            <calcext:condition calcext:apply-style-name="Accent" calcext:value="=MIN([.$G60:.$K60])" calcext:base-cell-address="'docker-log-2018-08-27'.G60"/>
          </calcext:conditional-format>
          <calcext:conditional-format calcext:target-range-address="'docker-log-2018-08-27'.G171:'docker-log-2018-08-27'.G171">
            <calcext:condition calcext:apply-style-name="Error" calcext:value="&gt;=900" calcext:base-cell-address="'docker-log-2018-08-27'.G61"/>
            <calcext:condition calcext:apply-style-name="Accent" calcext:value="=MIN([.$B61:.$F61])" calcext:base-cell-address="'docker-log-2018-08-27'.G61"/>
          </calcext:conditional-format>
          <calcext:conditional-format calcext:target-range-address="'docker-log-2018-08-27'.G171:'docker-log-2018-08-27'.G171">
            <calcext:condition calcext:apply-style-name="Accent" calcext:value="=MIN([.$G61:.$K61])" calcext:base-cell-address="'docker-log-2018-08-27'.G61"/>
          </calcext:conditional-format>
          <calcext:conditional-format calcext:target-range-address="'docker-log-2018-08-27'.G172:'docker-log-2018-08-27'.G172">
            <calcext:condition calcext:apply-style-name="Error" calcext:value="&gt;=900" calcext:base-cell-address="'docker-log-2018-08-27'.G62"/>
            <calcext:condition calcext:apply-style-name="Accent" calcext:value="=MIN([.$B62:.$F62])" calcext:base-cell-address="'docker-log-2018-08-27'.G62"/>
          </calcext:conditional-format>
          <calcext:conditional-format calcext:target-range-address="'docker-log-2018-08-27'.G172:'docker-log-2018-08-27'.G172">
            <calcext:condition calcext:apply-style-name="Accent" calcext:value="=MIN([.$G62:.$K62])" calcext:base-cell-address="'docker-log-2018-08-27'.G62"/>
          </calcext:conditional-format>
          <calcext:conditional-format calcext:target-range-address="'docker-log-2018-08-27'.G173:'docker-log-2018-08-27'.G173">
            <calcext:condition calcext:apply-style-name="Error" calcext:value="&gt;=900" calcext:base-cell-address="'docker-log-2018-08-27'.G63"/>
            <calcext:condition calcext:apply-style-name="Accent" calcext:value="=MIN([.$B63:.$F63])" calcext:base-cell-address="'docker-log-2018-08-27'.G63"/>
          </calcext:conditional-format>
          <calcext:conditional-format calcext:target-range-address="'docker-log-2018-08-27'.G173:'docker-log-2018-08-27'.G173">
            <calcext:condition calcext:apply-style-name="Accent" calcext:value="=MIN([.$G63:.$K63])" calcext:base-cell-address="'docker-log-2018-08-27'.G63"/>
          </calcext:conditional-format>
          <calcext:conditional-format calcext:target-range-address="'docker-log-2018-08-27'.G174:'docker-log-2018-08-27'.G174">
            <calcext:condition calcext:apply-style-name="Error" calcext:value="&gt;=900" calcext:base-cell-address="'docker-log-2018-08-27'.G64"/>
            <calcext:condition calcext:apply-style-name="Accent" calcext:value="=MIN([.$B64:.$F64])" calcext:base-cell-address="'docker-log-2018-08-27'.G64"/>
          </calcext:conditional-format>
          <calcext:conditional-format calcext:target-range-address="'docker-log-2018-08-27'.G174:'docker-log-2018-08-27'.G174">
            <calcext:condition calcext:apply-style-name="Accent" calcext:value="=MIN([.$G64:.$K64])" calcext:base-cell-address="'docker-log-2018-08-27'.G64"/>
          </calcext:conditional-format>
          <calcext:conditional-format calcext:target-range-address="'docker-log-2018-08-27'.G175:'docker-log-2018-08-27'.G175">
            <calcext:condition calcext:apply-style-name="Error" calcext:value="&gt;=900" calcext:base-cell-address="'docker-log-2018-08-27'.G65"/>
            <calcext:condition calcext:apply-style-name="Accent" calcext:value="=MIN([.$B65:.$F65])" calcext:base-cell-address="'docker-log-2018-08-27'.G65"/>
          </calcext:conditional-format>
          <calcext:conditional-format calcext:target-range-address="'docker-log-2018-08-27'.G175:'docker-log-2018-08-27'.G175">
            <calcext:condition calcext:apply-style-name="Accent" calcext:value="=MIN([.$G65:.$K65])" calcext:base-cell-address="'docker-log-2018-08-27'.G65"/>
          </calcext:conditional-format>
          <calcext:conditional-format calcext:target-range-address="'docker-log-2018-08-27'.G176:'docker-log-2018-08-27'.G176">
            <calcext:condition calcext:apply-style-name="Error" calcext:value="&gt;=900" calcext:base-cell-address="'docker-log-2018-08-27'.G66"/>
            <calcext:condition calcext:apply-style-name="Accent" calcext:value="=MIN([.$B66:.$F66])" calcext:base-cell-address="'docker-log-2018-08-27'.G66"/>
          </calcext:conditional-format>
          <calcext:conditional-format calcext:target-range-address="'docker-log-2018-08-27'.G176:'docker-log-2018-08-27'.G176">
            <calcext:condition calcext:apply-style-name="Accent" calcext:value="=MIN([.$G66:.$K66])" calcext:base-cell-address="'docker-log-2018-08-27'.G66"/>
          </calcext:conditional-format>
          <calcext:conditional-format calcext:target-range-address="'docker-log-2018-08-27'.G177:'docker-log-2018-08-27'.G177">
            <calcext:condition calcext:apply-style-name="Error" calcext:value="&gt;=900" calcext:base-cell-address="'docker-log-2018-08-27'.G67"/>
            <calcext:condition calcext:apply-style-name="Accent" calcext:value="=MIN([.$B67:.$F67])" calcext:base-cell-address="'docker-log-2018-08-27'.G67"/>
          </calcext:conditional-format>
          <calcext:conditional-format calcext:target-range-address="'docker-log-2018-08-27'.G177:'docker-log-2018-08-27'.G177">
            <calcext:condition calcext:apply-style-name="Accent" calcext:value="=MIN([.$G67:.$K67])" calcext:base-cell-address="'docker-log-2018-08-27'.G67"/>
          </calcext:conditional-format>
          <calcext:conditional-format calcext:target-range-address="'docker-log-2018-08-27'.G178:'docker-log-2018-08-27'.G178">
            <calcext:condition calcext:apply-style-name="Error" calcext:value="&gt;=900" calcext:base-cell-address="'docker-log-2018-08-27'.G68"/>
            <calcext:condition calcext:apply-style-name="Accent" calcext:value="=MIN([.$B68:.$F68])" calcext:base-cell-address="'docker-log-2018-08-27'.G68"/>
          </calcext:conditional-format>
          <calcext:conditional-format calcext:target-range-address="'docker-log-2018-08-27'.G178:'docker-log-2018-08-27'.G178">
            <calcext:condition calcext:apply-style-name="Accent" calcext:value="=MIN([.$G68:.$K68])" calcext:base-cell-address="'docker-log-2018-08-27'.G68"/>
          </calcext:conditional-format>
          <calcext:conditional-format calcext:target-range-address="'docker-log-2018-08-27'.G179:'docker-log-2018-08-27'.G179">
            <calcext:condition calcext:apply-style-name="Error" calcext:value="&gt;=900" calcext:base-cell-address="'docker-log-2018-08-27'.G69"/>
            <calcext:condition calcext:apply-style-name="Accent" calcext:value="=MIN([.$B69:.$F69])" calcext:base-cell-address="'docker-log-2018-08-27'.G69"/>
          </calcext:conditional-format>
          <calcext:conditional-format calcext:target-range-address="'docker-log-2018-08-27'.G179:'docker-log-2018-08-27'.G179">
            <calcext:condition calcext:apply-style-name="Accent" calcext:value="=MIN([.$G69:.$K69])" calcext:base-cell-address="'docker-log-2018-08-27'.G69"/>
          </calcext:conditional-format>
          <calcext:conditional-format calcext:target-range-address="'docker-log-2018-08-27'.G180:'docker-log-2018-08-27'.G180">
            <calcext:condition calcext:apply-style-name="Error" calcext:value="&gt;=900" calcext:base-cell-address="'docker-log-2018-08-27'.G70"/>
            <calcext:condition calcext:apply-style-name="Accent" calcext:value="=MIN([.$B70:.$F70])" calcext:base-cell-address="'docker-log-2018-08-27'.G70"/>
          </calcext:conditional-format>
          <calcext:conditional-format calcext:target-range-address="'docker-log-2018-08-27'.G180:'docker-log-2018-08-27'.G180">
            <calcext:condition calcext:apply-style-name="Accent" calcext:value="=MIN([.$G70:.$K70])" calcext:base-cell-address="'docker-log-2018-08-27'.G70"/>
          </calcext:conditional-format>
          <calcext:conditional-format calcext:target-range-address="'docker-log-2018-08-27'.G181:'docker-log-2018-08-27'.G181">
            <calcext:condition calcext:apply-style-name="Error" calcext:value="&gt;=900" calcext:base-cell-address="'docker-log-2018-08-27'.G71"/>
            <calcext:condition calcext:apply-style-name="Accent" calcext:value="=MIN([.$B71:.$F71])" calcext:base-cell-address="'docker-log-2018-08-27'.G71"/>
          </calcext:conditional-format>
          <calcext:conditional-format calcext:target-range-address="'docker-log-2018-08-27'.G181:'docker-log-2018-08-27'.G181">
            <calcext:condition calcext:apply-style-name="Accent" calcext:value="=MIN([.$G71:.$K71])" calcext:base-cell-address="'docker-log-2018-08-27'.G71"/>
          </calcext:conditional-format>
          <calcext:conditional-format calcext:target-range-address="'docker-log-2018-08-27'.G182:'docker-log-2018-08-27'.G182">
            <calcext:condition calcext:apply-style-name="Error" calcext:value="&gt;=900" calcext:base-cell-address="'docker-log-2018-08-27'.G72"/>
            <calcext:condition calcext:apply-style-name="Accent" calcext:value="=MIN([.$B72:.$F72])" calcext:base-cell-address="'docker-log-2018-08-27'.G72"/>
          </calcext:conditional-format>
          <calcext:conditional-format calcext:target-range-address="'docker-log-2018-08-27'.G182:'docker-log-2018-08-27'.G182">
            <calcext:condition calcext:apply-style-name="Accent" calcext:value="=MIN([.$G72:.$K72])" calcext:base-cell-address="'docker-log-2018-08-27'.G72"/>
          </calcext:conditional-format>
          <calcext:conditional-format calcext:target-range-address="'docker-log-2018-08-27'.G183:'docker-log-2018-08-27'.G183">
            <calcext:condition calcext:apply-style-name="Error" calcext:value="&gt;=900" calcext:base-cell-address="'docker-log-2018-08-27'.G73"/>
            <calcext:condition calcext:apply-style-name="Accent" calcext:value="=MIN([.$B73:.$F73])" calcext:base-cell-address="'docker-log-2018-08-27'.G73"/>
          </calcext:conditional-format>
          <calcext:conditional-format calcext:target-range-address="'docker-log-2018-08-27'.G183:'docker-log-2018-08-27'.G183">
            <calcext:condition calcext:apply-style-name="Accent" calcext:value="=MIN([.$G73:.$K73])" calcext:base-cell-address="'docker-log-2018-08-27'.G73"/>
          </calcext:conditional-format>
          <calcext:conditional-format calcext:target-range-address="'docker-log-2018-08-27'.G184:'docker-log-2018-08-27'.G184">
            <calcext:condition calcext:apply-style-name="Error" calcext:value="&gt;=900" calcext:base-cell-address="'docker-log-2018-08-27'.G74"/>
            <calcext:condition calcext:apply-style-name="Accent" calcext:value="=MIN([.$B74:.$F74])" calcext:base-cell-address="'docker-log-2018-08-27'.G74"/>
          </calcext:conditional-format>
          <calcext:conditional-format calcext:target-range-address="'docker-log-2018-08-27'.G184:'docker-log-2018-08-27'.G184">
            <calcext:condition calcext:apply-style-name="Accent" calcext:value="=MIN([.$G74:.$K74])" calcext:base-cell-address="'docker-log-2018-08-27'.G74"/>
          </calcext:conditional-format>
          <calcext:conditional-format calcext:target-range-address="'docker-log-2018-08-27'.G185:'docker-log-2018-08-27'.G185">
            <calcext:condition calcext:apply-style-name="Error" calcext:value="&gt;=900" calcext:base-cell-address="'docker-log-2018-08-27'.G75"/>
            <calcext:condition calcext:apply-style-name="Accent" calcext:value="=MIN([.$B75:.$F75])" calcext:base-cell-address="'docker-log-2018-08-27'.G75"/>
          </calcext:conditional-format>
          <calcext:conditional-format calcext:target-range-address="'docker-log-2018-08-27'.G185:'docker-log-2018-08-27'.G185">
            <calcext:condition calcext:apply-style-name="Accent" calcext:value="=MIN([.$G75:.$K75])" calcext:base-cell-address="'docker-log-2018-08-27'.G75"/>
          </calcext:conditional-format>
          <calcext:conditional-format calcext:target-range-address="'docker-log-2018-08-27'.G186:'docker-log-2018-08-27'.G186">
            <calcext:condition calcext:apply-style-name="Error" calcext:value="&gt;=900" calcext:base-cell-address="'docker-log-2018-08-27'.G76"/>
            <calcext:condition calcext:apply-style-name="Accent" calcext:value="=MIN([.$B76:.$F76])" calcext:base-cell-address="'docker-log-2018-08-27'.G76"/>
          </calcext:conditional-format>
          <calcext:conditional-format calcext:target-range-address="'docker-log-2018-08-27'.G186:'docker-log-2018-08-27'.G186">
            <calcext:condition calcext:apply-style-name="Accent" calcext:value="=MIN([.$G76:.$K76])" calcext:base-cell-address="'docker-log-2018-08-27'.G76"/>
          </calcext:conditional-format>
          <calcext:conditional-format calcext:target-range-address="'docker-log-2018-08-27'.G187:'docker-log-2018-08-27'.G187">
            <calcext:condition calcext:apply-style-name="Error" calcext:value="&gt;=900" calcext:base-cell-address="'docker-log-2018-08-27'.G77"/>
            <calcext:condition calcext:apply-style-name="Accent" calcext:value="=MIN([.$B77:.$F77])" calcext:base-cell-address="'docker-log-2018-08-27'.G77"/>
          </calcext:conditional-format>
          <calcext:conditional-format calcext:target-range-address="'docker-log-2018-08-27'.G187:'docker-log-2018-08-27'.G187">
            <calcext:condition calcext:apply-style-name="Accent" calcext:value="=MIN([.$G77:.$K77])" calcext:base-cell-address="'docker-log-2018-08-27'.G77"/>
          </calcext:conditional-format>
          <calcext:conditional-format calcext:target-range-address="'docker-log-2018-08-27'.G188:'docker-log-2018-08-27'.G188">
            <calcext:condition calcext:apply-style-name="Error" calcext:value="&gt;=900" calcext:base-cell-address="'docker-log-2018-08-27'.G78"/>
            <calcext:condition calcext:apply-style-name="Accent" calcext:value="=MIN([.$B78:.$F78])" calcext:base-cell-address="'docker-log-2018-08-27'.G78"/>
          </calcext:conditional-format>
          <calcext:conditional-format calcext:target-range-address="'docker-log-2018-08-27'.G188:'docker-log-2018-08-27'.G188">
            <calcext:condition calcext:apply-style-name="Accent" calcext:value="=MIN([.$G78:.$K78])" calcext:base-cell-address="'docker-log-2018-08-27'.G78"/>
          </calcext:conditional-format>
          <calcext:conditional-format calcext:target-range-address="'docker-log-2018-08-27'.G189:'docker-log-2018-08-27'.G189">
            <calcext:condition calcext:apply-style-name="Error" calcext:value="&gt;=900" calcext:base-cell-address="'docker-log-2018-08-27'.G79"/>
            <calcext:condition calcext:apply-style-name="Accent" calcext:value="=MIN([.$B79:.$F79])" calcext:base-cell-address="'docker-log-2018-08-27'.G79"/>
          </calcext:conditional-format>
          <calcext:conditional-format calcext:target-range-address="'docker-log-2018-08-27'.G189:'docker-log-2018-08-27'.G189">
            <calcext:condition calcext:apply-style-name="Accent" calcext:value="=MIN([.$G79:.$K79])" calcext:base-cell-address="'docker-log-2018-08-27'.G79"/>
          </calcext:conditional-format>
          <calcext:conditional-format calcext:target-range-address="'docker-log-2018-08-27'.G190:'docker-log-2018-08-27'.G190">
            <calcext:condition calcext:apply-style-name="Error" calcext:value="&gt;=900" calcext:base-cell-address="'docker-log-2018-08-27'.G80"/>
            <calcext:condition calcext:apply-style-name="Accent" calcext:value="=MIN([.$B80:.$F80])" calcext:base-cell-address="'docker-log-2018-08-27'.G80"/>
          </calcext:conditional-format>
          <calcext:conditional-format calcext:target-range-address="'docker-log-2018-08-27'.G190:'docker-log-2018-08-27'.G190">
            <calcext:condition calcext:apply-style-name="Accent" calcext:value="=MIN([.$G80:.$K80])" calcext:base-cell-address="'docker-log-2018-08-27'.G80"/>
          </calcext:conditional-format>
          <calcext:conditional-format calcext:target-range-address="'docker-log-2018-08-27'.G191:'docker-log-2018-08-27'.G191">
            <calcext:condition calcext:apply-style-name="Error" calcext:value="&gt;=900" calcext:base-cell-address="'docker-log-2018-08-27'.G81"/>
            <calcext:condition calcext:apply-style-name="Accent" calcext:value="=MIN([.$B81:.$F81])" calcext:base-cell-address="'docker-log-2018-08-27'.G81"/>
          </calcext:conditional-format>
          <calcext:conditional-format calcext:target-range-address="'docker-log-2018-08-27'.G191:'docker-log-2018-08-27'.G191">
            <calcext:condition calcext:apply-style-name="Accent" calcext:value="=MIN([.$G81:.$K81])" calcext:base-cell-address="'docker-log-2018-08-27'.G81"/>
          </calcext:conditional-format>
          <calcext:conditional-format calcext:target-range-address="'docker-log-2018-08-27'.G192:'docker-log-2018-08-27'.G192">
            <calcext:condition calcext:apply-style-name="Error" calcext:value="&gt;=900" calcext:base-cell-address="'docker-log-2018-08-27'.G82"/>
            <calcext:condition calcext:apply-style-name="Accent" calcext:value="=MIN([.$B82:.$F82])" calcext:base-cell-address="'docker-log-2018-08-27'.G82"/>
          </calcext:conditional-format>
          <calcext:conditional-format calcext:target-range-address="'docker-log-2018-08-27'.G192:'docker-log-2018-08-27'.G192">
            <calcext:condition calcext:apply-style-name="Accent" calcext:value="=MIN([.$G82:.$K82])" calcext:base-cell-address="'docker-log-2018-08-27'.G82"/>
          </calcext:conditional-format>
          <calcext:conditional-format calcext:target-range-address="'docker-log-2018-08-27'.G193:'docker-log-2018-08-27'.G193">
            <calcext:condition calcext:apply-style-name="Error" calcext:value="&gt;=900" calcext:base-cell-address="'docker-log-2018-08-27'.G83"/>
            <calcext:condition calcext:apply-style-name="Accent" calcext:value="=MIN([.$B83:.$F83])" calcext:base-cell-address="'docker-log-2018-08-27'.G83"/>
          </calcext:conditional-format>
          <calcext:conditional-format calcext:target-range-address="'docker-log-2018-08-27'.G193:'docker-log-2018-08-27'.G193">
            <calcext:condition calcext:apply-style-name="Accent" calcext:value="=MIN([.$G83:.$K83])" calcext:base-cell-address="'docker-log-2018-08-27'.G83"/>
          </calcext:conditional-format>
          <calcext:conditional-format calcext:target-range-address="'docker-log-2018-08-27'.G194:'docker-log-2018-08-27'.G194">
            <calcext:condition calcext:apply-style-name="Error" calcext:value="&gt;=900" calcext:base-cell-address="'docker-log-2018-08-27'.G84"/>
            <calcext:condition calcext:apply-style-name="Accent" calcext:value="=MIN([.$B84:.$F84])" calcext:base-cell-address="'docker-log-2018-08-27'.G84"/>
          </calcext:conditional-format>
          <calcext:conditional-format calcext:target-range-address="'docker-log-2018-08-27'.G194:'docker-log-2018-08-27'.G194">
            <calcext:condition calcext:apply-style-name="Accent" calcext:value="=MIN([.$G84:.$K84])" calcext:base-cell-address="'docker-log-2018-08-27'.G84"/>
          </calcext:conditional-format>
          <calcext:conditional-format calcext:target-range-address="'docker-log-2018-08-27'.G195:'docker-log-2018-08-27'.G195">
            <calcext:condition calcext:apply-style-name="Error" calcext:value="&gt;=900" calcext:base-cell-address="'docker-log-2018-08-27'.G85"/>
            <calcext:condition calcext:apply-style-name="Accent" calcext:value="=MIN([.$B85:.$F85])" calcext:base-cell-address="'docker-log-2018-08-27'.G85"/>
          </calcext:conditional-format>
          <calcext:conditional-format calcext:target-range-address="'docker-log-2018-08-27'.G195:'docker-log-2018-08-27'.G195">
            <calcext:condition calcext:apply-style-name="Accent" calcext:value="=MIN([.$G85:.$K85])" calcext:base-cell-address="'docker-log-2018-08-27'.G85"/>
          </calcext:conditional-format>
          <calcext:conditional-format calcext:target-range-address="'docker-log-2018-08-27'.G196:'docker-log-2018-08-27'.G196">
            <calcext:condition calcext:apply-style-name="Error" calcext:value="&gt;=900" calcext:base-cell-address="'docker-log-2018-08-27'.G86"/>
            <calcext:condition calcext:apply-style-name="Accent" calcext:value="=MIN([.$B86:.$F86])" calcext:base-cell-address="'docker-log-2018-08-27'.G86"/>
          </calcext:conditional-format>
          <calcext:conditional-format calcext:target-range-address="'docker-log-2018-08-27'.G196:'docker-log-2018-08-27'.G196">
            <calcext:condition calcext:apply-style-name="Accent" calcext:value="=MIN([.$G86:.$K86])" calcext:base-cell-address="'docker-log-2018-08-27'.G86"/>
          </calcext:conditional-format>
          <calcext:conditional-format calcext:target-range-address="'docker-log-2018-08-27'.G197:'docker-log-2018-08-27'.G197">
            <calcext:condition calcext:apply-style-name="Error" calcext:value="&gt;=900" calcext:base-cell-address="'docker-log-2018-08-27'.G87"/>
            <calcext:condition calcext:apply-style-name="Accent" calcext:value="=MIN([.$B87:.$F87])" calcext:base-cell-address="'docker-log-2018-08-27'.G87"/>
          </calcext:conditional-format>
          <calcext:conditional-format calcext:target-range-address="'docker-log-2018-08-27'.G197:'docker-log-2018-08-27'.G197">
            <calcext:condition calcext:apply-style-name="Accent" calcext:value="=MIN([.$G87:.$K87])" calcext:base-cell-address="'docker-log-2018-08-27'.G87"/>
          </calcext:conditional-format>
          <calcext:conditional-format calcext:target-range-address="'docker-log-2018-08-27'.G198:'docker-log-2018-08-27'.G198">
            <calcext:condition calcext:apply-style-name="Error" calcext:value="&gt;=900" calcext:base-cell-address="'docker-log-2018-08-27'.G88"/>
            <calcext:condition calcext:apply-style-name="Accent" calcext:value="=MIN([.$B88:.$F88])" calcext:base-cell-address="'docker-log-2018-08-27'.G88"/>
          </calcext:conditional-format>
          <calcext:conditional-format calcext:target-range-address="'docker-log-2018-08-27'.G198:'docker-log-2018-08-27'.G198">
            <calcext:condition calcext:apply-style-name="Accent" calcext:value="=MIN([.$G88:.$K88])" calcext:base-cell-address="'docker-log-2018-08-27'.G88"/>
          </calcext:conditional-format>
          <calcext:conditional-format calcext:target-range-address="'docker-log-2018-08-27'.G199:'docker-log-2018-08-27'.G199">
            <calcext:condition calcext:apply-style-name="Error" calcext:value="&gt;=900" calcext:base-cell-address="'docker-log-2018-08-27'.G89"/>
            <calcext:condition calcext:apply-style-name="Accent" calcext:value="=MIN([.$B89:.$F89])" calcext:base-cell-address="'docker-log-2018-08-27'.G89"/>
          </calcext:conditional-format>
          <calcext:conditional-format calcext:target-range-address="'docker-log-2018-08-27'.G199:'docker-log-2018-08-27'.G199">
            <calcext:condition calcext:apply-style-name="Accent" calcext:value="=MIN([.$G89:.$K89])" calcext:base-cell-address="'docker-log-2018-08-27'.G89"/>
          </calcext:conditional-format>
          <calcext:conditional-format calcext:target-range-address="'docker-log-2018-08-27'.G200:'docker-log-2018-08-27'.G200">
            <calcext:condition calcext:apply-style-name="Error" calcext:value="&gt;=900" calcext:base-cell-address="'docker-log-2018-08-27'.G90"/>
            <calcext:condition calcext:apply-style-name="Accent" calcext:value="=MIN([.$B90:.$F90])" calcext:base-cell-address="'docker-log-2018-08-27'.G90"/>
          </calcext:conditional-format>
          <calcext:conditional-format calcext:target-range-address="'docker-log-2018-08-27'.G200:'docker-log-2018-08-27'.G200">
            <calcext:condition calcext:apply-style-name="Accent" calcext:value="=MIN([.$G90:.$K90])" calcext:base-cell-address="'docker-log-2018-08-27'.G90"/>
          </calcext:conditional-format>
          <calcext:conditional-format calcext:target-range-address="'docker-log-2018-08-27'.G201:'docker-log-2018-08-27'.G201">
            <calcext:condition calcext:apply-style-name="Error" calcext:value="&gt;=900" calcext:base-cell-address="'docker-log-2018-08-27'.G91"/>
            <calcext:condition calcext:apply-style-name="Accent" calcext:value="=MIN([.$B91:.$F91])" calcext:base-cell-address="'docker-log-2018-08-27'.G91"/>
          </calcext:conditional-format>
          <calcext:conditional-format calcext:target-range-address="'docker-log-2018-08-27'.G201:'docker-log-2018-08-27'.G201">
            <calcext:condition calcext:apply-style-name="Accent" calcext:value="=MIN([.$G91:.$K91])" calcext:base-cell-address="'docker-log-2018-08-27'.G91"/>
          </calcext:conditional-format>
          <calcext:conditional-format calcext:target-range-address="'docker-log-2018-08-27'.G202:'docker-log-2018-08-27'.G202">
            <calcext:condition calcext:apply-style-name="Error" calcext:value="&gt;=900" calcext:base-cell-address="'docker-log-2018-08-27'.G92"/>
            <calcext:condition calcext:apply-style-name="Accent" calcext:value="=MIN([.$B92:.$F92])" calcext:base-cell-address="'docker-log-2018-08-27'.G92"/>
          </calcext:conditional-format>
          <calcext:conditional-format calcext:target-range-address="'docker-log-2018-08-27'.G202:'docker-log-2018-08-27'.G202">
            <calcext:condition calcext:apply-style-name="Accent" calcext:value="=MIN([.$G92:.$K92])" calcext:base-cell-address="'docker-log-2018-08-27'.G92"/>
          </calcext:conditional-format>
          <calcext:conditional-format calcext:target-range-address="'docker-log-2018-08-27'.G203:'docker-log-2018-08-27'.G203">
            <calcext:condition calcext:apply-style-name="Error" calcext:value="&gt;=900" calcext:base-cell-address="'docker-log-2018-08-27'.G93"/>
            <calcext:condition calcext:apply-style-name="Accent" calcext:value="=MIN([.$B93:.$F93])" calcext:base-cell-address="'docker-log-2018-08-27'.G93"/>
          </calcext:conditional-format>
          <calcext:conditional-format calcext:target-range-address="'docker-log-2018-08-27'.G203:'docker-log-2018-08-27'.G203">
            <calcext:condition calcext:apply-style-name="Accent" calcext:value="=MIN([.$G93:.$K93])" calcext:base-cell-address="'docker-log-2018-08-27'.G93"/>
          </calcext:conditional-format>
          <calcext:conditional-format calcext:target-range-address="'docker-log-2018-08-27'.G204:'docker-log-2018-08-27'.G204">
            <calcext:condition calcext:apply-style-name="Error" calcext:value="&gt;=900" calcext:base-cell-address="'docker-log-2018-08-27'.G94"/>
            <calcext:condition calcext:apply-style-name="Accent" calcext:value="=MIN([.$B94:.$F94])" calcext:base-cell-address="'docker-log-2018-08-27'.G94"/>
          </calcext:conditional-format>
          <calcext:conditional-format calcext:target-range-address="'docker-log-2018-08-27'.G204:'docker-log-2018-08-27'.G204">
            <calcext:condition calcext:apply-style-name="Accent" calcext:value="=MIN([.$G94:.$K94])" calcext:base-cell-address="'docker-log-2018-08-27'.G94"/>
          </calcext:conditional-format>
          <calcext:conditional-format calcext:target-range-address="'docker-log-2018-08-27'.G205:'docker-log-2018-08-27'.G205">
            <calcext:condition calcext:apply-style-name="Error" calcext:value="&gt;=900" calcext:base-cell-address="'docker-log-2018-08-27'.G95"/>
            <calcext:condition calcext:apply-style-name="Accent" calcext:value="=MIN([.$B95:.$F95])" calcext:base-cell-address="'docker-log-2018-08-27'.G95"/>
          </calcext:conditional-format>
          <calcext:conditional-format calcext:target-range-address="'docker-log-2018-08-27'.G205:'docker-log-2018-08-27'.G205">
            <calcext:condition calcext:apply-style-name="Accent" calcext:value="=MIN([.$G95:.$K95])" calcext:base-cell-address="'docker-log-2018-08-27'.G95"/>
          </calcext:conditional-format>
          <calcext:conditional-format calcext:target-range-address="'docker-log-2018-08-27'.G206:'docker-log-2018-08-27'.G206">
            <calcext:condition calcext:apply-style-name="Error" calcext:value="&gt;=900" calcext:base-cell-address="'docker-log-2018-08-27'.G96"/>
            <calcext:condition calcext:apply-style-name="Accent" calcext:value="=MIN([.$B96:.$F96])" calcext:base-cell-address="'docker-log-2018-08-27'.G96"/>
          </calcext:conditional-format>
          <calcext:conditional-format calcext:target-range-address="'docker-log-2018-08-27'.G206:'docker-log-2018-08-27'.G206">
            <calcext:condition calcext:apply-style-name="Accent" calcext:value="=MIN([.$G96:.$K96])" calcext:base-cell-address="'docker-log-2018-08-27'.G96"/>
          </calcext:conditional-format>
          <calcext:conditional-format calcext:target-range-address="'docker-log-2018-08-27'.G207:'docker-log-2018-08-27'.G207">
            <calcext:condition calcext:apply-style-name="Error" calcext:value="&gt;=900" calcext:base-cell-address="'docker-log-2018-08-27'.G97"/>
            <calcext:condition calcext:apply-style-name="Accent" calcext:value="=MIN([.$B97:.$F97])" calcext:base-cell-address="'docker-log-2018-08-27'.G97"/>
          </calcext:conditional-format>
          <calcext:conditional-format calcext:target-range-address="'docker-log-2018-08-27'.G207:'docker-log-2018-08-27'.G207">
            <calcext:condition calcext:apply-style-name="Accent" calcext:value="=MIN([.$G97:.$K97])" calcext:base-cell-address="'docker-log-2018-08-27'.G97"/>
          </calcext:conditional-format>
          <calcext:conditional-format calcext:target-range-address="'docker-log-2018-08-27'.G208:'docker-log-2018-08-27'.G208">
            <calcext:condition calcext:apply-style-name="Error" calcext:value="&gt;=900" calcext:base-cell-address="'docker-log-2018-08-27'.G98"/>
            <calcext:condition calcext:apply-style-name="Accent" calcext:value="=MIN([.$B98:.$F98])" calcext:base-cell-address="'docker-log-2018-08-27'.G98"/>
          </calcext:conditional-format>
          <calcext:conditional-format calcext:target-range-address="'docker-log-2018-08-27'.G208:'docker-log-2018-08-27'.G208">
            <calcext:condition calcext:apply-style-name="Accent" calcext:value="=MIN([.$G98:.$K98])" calcext:base-cell-address="'docker-log-2018-08-27'.G98"/>
          </calcext:conditional-format>
          <calcext:conditional-format calcext:target-range-address="'docker-log-2018-08-27'.G209:'docker-log-2018-08-27'.G209">
            <calcext:condition calcext:apply-style-name="Error" calcext:value="&gt;=900" calcext:base-cell-address="'docker-log-2018-08-27'.G99"/>
            <calcext:condition calcext:apply-style-name="Accent" calcext:value="=MIN([.$B99:.$F99])" calcext:base-cell-address="'docker-log-2018-08-27'.G99"/>
          </calcext:conditional-format>
          <calcext:conditional-format calcext:target-range-address="'docker-log-2018-08-27'.G209:'docker-log-2018-08-27'.G209">
            <calcext:condition calcext:apply-style-name="Accent" calcext:value="=MIN([.$G99:.$K99])" calcext:base-cell-address="'docker-log-2018-08-27'.G99"/>
          </calcext:conditional-format>
          <calcext:conditional-format calcext:target-range-address="'docker-log-2018-08-27'.G210:'docker-log-2018-08-27'.G210">
            <calcext:condition calcext:apply-style-name="Error" calcext:value="&gt;=900" calcext:base-cell-address="'docker-log-2018-08-27'.G100"/>
            <calcext:condition calcext:apply-style-name="Accent" calcext:value="=MIN([.$B100:.$F100])" calcext:base-cell-address="'docker-log-2018-08-27'.G100"/>
          </calcext:conditional-format>
          <calcext:conditional-format calcext:target-range-address="'docker-log-2018-08-27'.G210:'docker-log-2018-08-27'.G210">
            <calcext:condition calcext:apply-style-name="Accent" calcext:value="=MIN([.$G100:.$K100])" calcext:base-cell-address="'docker-log-2018-08-27'.G100"/>
          </calcext:conditional-format>
          <calcext:conditional-format calcext:target-range-address="'docker-log-2018-08-27'.G211:'docker-log-2018-08-27'.G211">
            <calcext:condition calcext:apply-style-name="Error" calcext:value="&gt;=900" calcext:base-cell-address="'docker-log-2018-08-27'.G101"/>
            <calcext:condition calcext:apply-style-name="Accent" calcext:value="=MIN([.$B101:.$F101])" calcext:base-cell-address="'docker-log-2018-08-27'.G101"/>
          </calcext:conditional-format>
          <calcext:conditional-format calcext:target-range-address="'docker-log-2018-08-27'.G211:'docker-log-2018-08-27'.G211">
            <calcext:condition calcext:apply-style-name="Accent" calcext:value="=MIN([.$G101:.$K101])" calcext:base-cell-address="'docker-log-2018-08-27'.G101"/>
          </calcext:conditional-format>
          <calcext:conditional-format calcext:target-range-address="'docker-log-2018-08-27'.G212:'docker-log-2018-08-27'.G212">
            <calcext:condition calcext:apply-style-name="Error" calcext:value="&gt;=900" calcext:base-cell-address="'docker-log-2018-08-27'.G102"/>
            <calcext:condition calcext:apply-style-name="Accent" calcext:value="=MIN([.$B102:.$F102])" calcext:base-cell-address="'docker-log-2018-08-27'.G102"/>
          </calcext:conditional-format>
          <calcext:conditional-format calcext:target-range-address="'docker-log-2018-08-27'.G212:'docker-log-2018-08-27'.G212">
            <calcext:condition calcext:apply-style-name="Accent" calcext:value="=MIN([.$G102:.$K102])" calcext:base-cell-address="'docker-log-2018-08-27'.G102"/>
          </calcext:conditional-format>
          <calcext:conditional-format calcext:target-range-address="'docker-log-2018-08-27'.G213:'docker-log-2018-08-27'.G213">
            <calcext:condition calcext:apply-style-name="Error" calcext:value="&gt;=900" calcext:base-cell-address="'docker-log-2018-08-27'.G103"/>
            <calcext:condition calcext:apply-style-name="Accent" calcext:value="=MIN([.$B103:.$F103])" calcext:base-cell-address="'docker-log-2018-08-27'.G103"/>
          </calcext:conditional-format>
          <calcext:conditional-format calcext:target-range-address="'docker-log-2018-08-27'.G213:'docker-log-2018-08-27'.G213">
            <calcext:condition calcext:apply-style-name="Accent" calcext:value="=MIN([.$G103:.$K103])" calcext:base-cell-address="'docker-log-2018-08-27'.G103"/>
          </calcext:conditional-format>
          <calcext:conditional-format calcext:target-range-address="'docker-log-2018-08-27'.G214:'docker-log-2018-08-27'.G214">
            <calcext:condition calcext:apply-style-name="Error" calcext:value="&gt;=900" calcext:base-cell-address="'docker-log-2018-08-27'.G104"/>
            <calcext:condition calcext:apply-style-name="Accent" calcext:value="=MIN([.$B104:.$F104])" calcext:base-cell-address="'docker-log-2018-08-27'.G104"/>
          </calcext:conditional-format>
          <calcext:conditional-format calcext:target-range-address="'docker-log-2018-08-27'.G214:'docker-log-2018-08-27'.G214">
            <calcext:condition calcext:apply-style-name="Accent" calcext:value="=MIN([.$G104:.$K104])" calcext:base-cell-address="'docker-log-2018-08-27'.G104"/>
          </calcext:conditional-format>
          <calcext:conditional-format calcext:target-range-address="'docker-log-2018-08-27'.G215:'docker-log-2018-08-27'.G215">
            <calcext:condition calcext:apply-style-name="Error" calcext:value="&gt;=900" calcext:base-cell-address="'docker-log-2018-08-27'.G105"/>
            <calcext:condition calcext:apply-style-name="Accent" calcext:value="=MIN([.$B105:.$F105])" calcext:base-cell-address="'docker-log-2018-08-27'.G105"/>
          </calcext:conditional-format>
          <calcext:conditional-format calcext:target-range-address="'docker-log-2018-08-27'.G215:'docker-log-2018-08-27'.G215">
            <calcext:condition calcext:apply-style-name="Accent" calcext:value="=MIN([.$G105:.$K105])" calcext:base-cell-address="'docker-log-2018-08-27'.G105"/>
          </calcext:conditional-format>
          <calcext:conditional-format calcext:target-range-address="'docker-log-2018-08-27'.G216:'docker-log-2018-08-27'.G216">
            <calcext:condition calcext:apply-style-name="Error" calcext:value="&gt;=900" calcext:base-cell-address="'docker-log-2018-08-27'.G106"/>
            <calcext:condition calcext:apply-style-name="Accent" calcext:value="=MIN([.$B106:.$F106])" calcext:base-cell-address="'docker-log-2018-08-27'.G106"/>
          </calcext:conditional-format>
          <calcext:conditional-format calcext:target-range-address="'docker-log-2018-08-27'.G216:'docker-log-2018-08-27'.G216">
            <calcext:condition calcext:apply-style-name="Accent" calcext:value="=MIN([.$G106:.$K106])" calcext:base-cell-address="'docker-log-2018-08-27'.G106"/>
          </calcext:conditional-format>
          <calcext:conditional-format calcext:target-range-address="'docker-log-2018-08-27'.G217:'docker-log-2018-08-27'.G217">
            <calcext:condition calcext:apply-style-name="Error" calcext:value="&gt;=900" calcext:base-cell-address="'docker-log-2018-08-27'.G107"/>
            <calcext:condition calcext:apply-style-name="Accent" calcext:value="=MIN([.$B107:.$F107])" calcext:base-cell-address="'docker-log-2018-08-27'.G107"/>
          </calcext:conditional-format>
          <calcext:conditional-format calcext:target-range-address="'docker-log-2018-08-27'.G217:'docker-log-2018-08-27'.G217">
            <calcext:condition calcext:apply-style-name="Accent" calcext:value="=MIN([.$G107:.$K107])" calcext:base-cell-address="'docker-log-2018-08-27'.G107"/>
          </calcext:conditional-format>
          <calcext:conditional-format calcext:target-range-address="'docker-log-2018-08-27'.G218:'docker-log-2018-08-27'.G218">
            <calcext:condition calcext:apply-style-name="Error" calcext:value="&gt;=900" calcext:base-cell-address="'docker-log-2018-08-27'.G108"/>
            <calcext:condition calcext:apply-style-name="Accent" calcext:value="=MIN([.$B108:.$F108])" calcext:base-cell-address="'docker-log-2018-08-27'.G108"/>
          </calcext:conditional-format>
          <calcext:conditional-format calcext:target-range-address="'docker-log-2018-08-27'.G218:'docker-log-2018-08-27'.G218">
            <calcext:condition calcext:apply-style-name="Accent" calcext:value="=MIN([.$G108:.$K108])" calcext:base-cell-address="'docker-log-2018-08-27'.G108"/>
          </calcext:conditional-format>
          <calcext:conditional-format calcext:target-range-address="'docker-log-2018-08-27'.G219:'docker-log-2018-08-27'.G219">
            <calcext:condition calcext:apply-style-name="Error" calcext:value="&gt;=900" calcext:base-cell-address="'docker-log-2018-08-27'.G109"/>
            <calcext:condition calcext:apply-style-name="Accent" calcext:value="=MIN([.$B109:.$F109])" calcext:base-cell-address="'docker-log-2018-08-27'.G109"/>
          </calcext:conditional-format>
          <calcext:conditional-format calcext:target-range-address="'docker-log-2018-08-27'.G219:'docker-log-2018-08-27'.G219">
            <calcext:condition calcext:apply-style-name="Accent" calcext:value="=MIN([.$G109:.$K109])" calcext:base-cell-address="'docker-log-2018-08-27'.G109"/>
          </calcext:conditional-format>
          <calcext:conditional-format calcext:target-range-address="'docker-log-2018-08-27'.G220:'docker-log-2018-08-27'.G220">
            <calcext:condition calcext:apply-style-name="Error" calcext:value="&gt;=900" calcext:base-cell-address="'docker-log-2018-08-27'.G110"/>
            <calcext:condition calcext:apply-style-name="Accent" calcext:value="=MIN([.$B110:.$F110])" calcext:base-cell-address="'docker-log-2018-08-27'.G110"/>
          </calcext:conditional-format>
          <calcext:conditional-format calcext:target-range-address="'docker-log-2018-08-27'.G220:'docker-log-2018-08-27'.G220">
            <calcext:condition calcext:apply-style-name="Accent" calcext:value="=MIN([.$G110:.$K110])" calcext:base-cell-address="'docker-log-2018-08-27'.G110"/>
          </calcext:conditional-format>
          <calcext:conditional-format calcext:target-range-address="'docker-log-2018-08-27'.G221:'docker-log-2018-08-27'.G221">
            <calcext:condition calcext:apply-style-name="Error" calcext:value="&gt;=900" calcext:base-cell-address="'docker-log-2018-08-27'.G111"/>
            <calcext:condition calcext:apply-style-name="Accent" calcext:value="=MIN([.$B111:.$F111])" calcext:base-cell-address="'docker-log-2018-08-27'.G111"/>
          </calcext:conditional-format>
          <calcext:conditional-format calcext:target-range-address="'docker-log-2018-08-27'.G221:'docker-log-2018-08-27'.G221">
            <calcext:condition calcext:apply-style-name="Accent" calcext:value="=MIN([.$G111:.$K111])" calcext:base-cell-address="'docker-log-2018-08-27'.G111"/>
          </calcext:conditional-format>
          <calcext:conditional-format calcext:target-range-address="'docker-log-2018-08-27'.G222:'docker-log-2018-08-27'.G222">
            <calcext:condition calcext:apply-style-name="Error" calcext:value="&gt;=900" calcext:base-cell-address="'docker-log-2018-08-27'.G112"/>
            <calcext:condition calcext:apply-style-name="Accent" calcext:value="=MIN([.$B112:.$F112])" calcext:base-cell-address="'docker-log-2018-08-27'.G112"/>
          </calcext:conditional-format>
          <calcext:conditional-format calcext:target-range-address="'docker-log-2018-08-27'.G222:'docker-log-2018-08-27'.G222">
            <calcext:condition calcext:apply-style-name="Accent" calcext:value="=MIN([.$G112:.$K112])" calcext:base-cell-address="'docker-log-2018-08-27'.G112"/>
          </calcext:conditional-format>
          <calcext:conditional-format calcext:target-range-address="'docker-log-2018-08-27'.G223:'docker-log-2018-08-27'.G223">
            <calcext:condition calcext:apply-style-name="Error" calcext:value="&gt;=900" calcext:base-cell-address="'docker-log-2018-08-27'.G113"/>
            <calcext:condition calcext:apply-style-name="Accent" calcext:value="=MIN([.$B113:.$F113])" calcext:base-cell-address="'docker-log-2018-08-27'.G113"/>
          </calcext:conditional-format>
          <calcext:conditional-format calcext:target-range-address="'docker-log-2018-08-27'.G223:'docker-log-2018-08-27'.G223">
            <calcext:condition calcext:apply-style-name="Accent" calcext:value="=MIN([.$G113:.$K113])" calcext:base-cell-address="'docker-log-2018-08-27'.G113"/>
          </calcext:conditional-format>
          <calcext:conditional-format calcext:target-range-address="'docker-log-2018-08-27'.H114:'docker-log-2018-08-27'.H114">
            <calcext:condition calcext:apply-style-name="Error" calcext:value="&gt;=900" calcext:base-cell-address="'docker-log-2018-08-27'.H4"/>
            <calcext:condition calcext:apply-style-name="Accent" calcext:value="=MIN([.$B4:.$F4])" calcext:base-cell-address="'docker-log-2018-08-27'.H4"/>
          </calcext:conditional-format>
          <calcext:conditional-format calcext:target-range-address="'docker-log-2018-08-27'.H114:'docker-log-2018-08-27'.H114">
            <calcext:condition calcext:apply-style-name="Accent" calcext:value="=MIN([.$G4:.$K4])" calcext:base-cell-address="'docker-log-2018-08-27'.H4"/>
          </calcext:conditional-format>
          <calcext:conditional-format calcext:target-range-address="'docker-log-2018-08-27'.H115:'docker-log-2018-08-27'.H115">
            <calcext:condition calcext:apply-style-name="Error" calcext:value="&gt;=900" calcext:base-cell-address="'docker-log-2018-08-27'.H5"/>
            <calcext:condition calcext:apply-style-name="Accent" calcext:value="=MIN([.$B5:.$F5])" calcext:base-cell-address="'docker-log-2018-08-27'.H5"/>
          </calcext:conditional-format>
          <calcext:conditional-format calcext:target-range-address="'docker-log-2018-08-27'.H115:'docker-log-2018-08-27'.H115">
            <calcext:condition calcext:apply-style-name="Accent" calcext:value="=MIN([.$G5:.$K5])" calcext:base-cell-address="'docker-log-2018-08-27'.H5"/>
          </calcext:conditional-format>
          <calcext:conditional-format calcext:target-range-address="'docker-log-2018-08-27'.H116:'docker-log-2018-08-27'.H116">
            <calcext:condition calcext:apply-style-name="Error" calcext:value="&gt;=900" calcext:base-cell-address="'docker-log-2018-08-27'.H6"/>
            <calcext:condition calcext:apply-style-name="Accent" calcext:value="=MIN([.$B6:.$F6])" calcext:base-cell-address="'docker-log-2018-08-27'.H6"/>
          </calcext:conditional-format>
          <calcext:conditional-format calcext:target-range-address="'docker-log-2018-08-27'.H116:'docker-log-2018-08-27'.H116">
            <calcext:condition calcext:apply-style-name="Accent" calcext:value="=MIN([.$G6:.$K6])" calcext:base-cell-address="'docker-log-2018-08-27'.H6"/>
          </calcext:conditional-format>
          <calcext:conditional-format calcext:target-range-address="'docker-log-2018-08-27'.H117:'docker-log-2018-08-27'.H117">
            <calcext:condition calcext:apply-style-name="Error" calcext:value="&gt;=900" calcext:base-cell-address="'docker-log-2018-08-27'.H7"/>
            <calcext:condition calcext:apply-style-name="Accent" calcext:value="=MIN([.$B7:.$F7])" calcext:base-cell-address="'docker-log-2018-08-27'.H7"/>
          </calcext:conditional-format>
          <calcext:conditional-format calcext:target-range-address="'docker-log-2018-08-27'.H117:'docker-log-2018-08-27'.H117">
            <calcext:condition calcext:apply-style-name="Accent" calcext:value="=MIN([.$G7:.$K7])" calcext:base-cell-address="'docker-log-2018-08-27'.H7"/>
          </calcext:conditional-format>
          <calcext:conditional-format calcext:target-range-address="'docker-log-2018-08-27'.H118:'docker-log-2018-08-27'.H118">
            <calcext:condition calcext:apply-style-name="Error" calcext:value="&gt;=900" calcext:base-cell-address="'docker-log-2018-08-27'.H8"/>
            <calcext:condition calcext:apply-style-name="Accent" calcext:value="=MIN([.$B8:.$F8])" calcext:base-cell-address="'docker-log-2018-08-27'.H8"/>
          </calcext:conditional-format>
          <calcext:conditional-format calcext:target-range-address="'docker-log-2018-08-27'.H118:'docker-log-2018-08-27'.H118">
            <calcext:condition calcext:apply-style-name="Accent" calcext:value="=MIN([.$G8:.$K8])" calcext:base-cell-address="'docker-log-2018-08-27'.H8"/>
          </calcext:conditional-format>
          <calcext:conditional-format calcext:target-range-address="'docker-log-2018-08-27'.H119:'docker-log-2018-08-27'.H119">
            <calcext:condition calcext:apply-style-name="Error" calcext:value="&gt;=900" calcext:base-cell-address="'docker-log-2018-08-27'.H9"/>
            <calcext:condition calcext:apply-style-name="Accent" calcext:value="=MIN([.$B9:.$F9])" calcext:base-cell-address="'docker-log-2018-08-27'.H9"/>
          </calcext:conditional-format>
          <calcext:conditional-format calcext:target-range-address="'docker-log-2018-08-27'.H119:'docker-log-2018-08-27'.H119">
            <calcext:condition calcext:apply-style-name="Accent" calcext:value="=MIN([.$G9:.$K9])" calcext:base-cell-address="'docker-log-2018-08-27'.H9"/>
          </calcext:conditional-format>
          <calcext:conditional-format calcext:target-range-address="'docker-log-2018-08-27'.H120:'docker-log-2018-08-27'.H120">
            <calcext:condition calcext:apply-style-name="Error" calcext:value="&gt;=900" calcext:base-cell-address="'docker-log-2018-08-27'.H10"/>
            <calcext:condition calcext:apply-style-name="Accent" calcext:value="=MIN([.$B10:.$F10])" calcext:base-cell-address="'docker-log-2018-08-27'.H10"/>
          </calcext:conditional-format>
          <calcext:conditional-format calcext:target-range-address="'docker-log-2018-08-27'.H120:'docker-log-2018-08-27'.H120">
            <calcext:condition calcext:apply-style-name="Accent" calcext:value="=MIN([.$G10:.$K10])" calcext:base-cell-address="'docker-log-2018-08-27'.H10"/>
          </calcext:conditional-format>
          <calcext:conditional-format calcext:target-range-address="'docker-log-2018-08-27'.H121:'docker-log-2018-08-27'.H121">
            <calcext:condition calcext:apply-style-name="Error" calcext:value="&gt;=900" calcext:base-cell-address="'docker-log-2018-08-27'.H11"/>
            <calcext:condition calcext:apply-style-name="Accent" calcext:value="=MIN([.$B11:.$F11])" calcext:base-cell-address="'docker-log-2018-08-27'.H11"/>
          </calcext:conditional-format>
          <calcext:conditional-format calcext:target-range-address="'docker-log-2018-08-27'.H121:'docker-log-2018-08-27'.H121">
            <calcext:condition calcext:apply-style-name="Accent" calcext:value="=MIN([.$G11:.$K11])" calcext:base-cell-address="'docker-log-2018-08-27'.H11"/>
          </calcext:conditional-format>
          <calcext:conditional-format calcext:target-range-address="'docker-log-2018-08-27'.H122:'docker-log-2018-08-27'.H122">
            <calcext:condition calcext:apply-style-name="Error" calcext:value="&gt;=900" calcext:base-cell-address="'docker-log-2018-08-27'.H12"/>
            <calcext:condition calcext:apply-style-name="Accent" calcext:value="=MIN([.$B12:.$F12])" calcext:base-cell-address="'docker-log-2018-08-27'.H12"/>
          </calcext:conditional-format>
          <calcext:conditional-format calcext:target-range-address="'docker-log-2018-08-27'.H122:'docker-log-2018-08-27'.H122">
            <calcext:condition calcext:apply-style-name="Accent" calcext:value="=MIN([.$G12:.$K12])" calcext:base-cell-address="'docker-log-2018-08-27'.H12"/>
          </calcext:conditional-format>
          <calcext:conditional-format calcext:target-range-address="'docker-log-2018-08-27'.H123:'docker-log-2018-08-27'.H123">
            <calcext:condition calcext:apply-style-name="Error" calcext:value="&gt;=900" calcext:base-cell-address="'docker-log-2018-08-27'.H13"/>
            <calcext:condition calcext:apply-style-name="Accent" calcext:value="=MIN([.$B13:.$F13])" calcext:base-cell-address="'docker-log-2018-08-27'.H13"/>
          </calcext:conditional-format>
          <calcext:conditional-format calcext:target-range-address="'docker-log-2018-08-27'.H123:'docker-log-2018-08-27'.H123">
            <calcext:condition calcext:apply-style-name="Accent" calcext:value="=MIN([.$G13:.$K13])" calcext:base-cell-address="'docker-log-2018-08-27'.H13"/>
          </calcext:conditional-format>
          <calcext:conditional-format calcext:target-range-address="'docker-log-2018-08-27'.H124:'docker-log-2018-08-27'.H124">
            <calcext:condition calcext:apply-style-name="Error" calcext:value="&gt;=900" calcext:base-cell-address="'docker-log-2018-08-27'.H14"/>
            <calcext:condition calcext:apply-style-name="Accent" calcext:value="=MIN([.$B14:.$F14])" calcext:base-cell-address="'docker-log-2018-08-27'.H14"/>
          </calcext:conditional-format>
          <calcext:conditional-format calcext:target-range-address="'docker-log-2018-08-27'.H124:'docker-log-2018-08-27'.H124">
            <calcext:condition calcext:apply-style-name="Accent" calcext:value="=MIN([.$G14:.$K14])" calcext:base-cell-address="'docker-log-2018-08-27'.H14"/>
          </calcext:conditional-format>
          <calcext:conditional-format calcext:target-range-address="'docker-log-2018-08-27'.H125:'docker-log-2018-08-27'.H125">
            <calcext:condition calcext:apply-style-name="Error" calcext:value="&gt;=900" calcext:base-cell-address="'docker-log-2018-08-27'.H15"/>
            <calcext:condition calcext:apply-style-name="Accent" calcext:value="=MIN([.$B15:.$F15])" calcext:base-cell-address="'docker-log-2018-08-27'.H15"/>
          </calcext:conditional-format>
          <calcext:conditional-format calcext:target-range-address="'docker-log-2018-08-27'.H125:'docker-log-2018-08-27'.H125">
            <calcext:condition calcext:apply-style-name="Accent" calcext:value="=MIN([.$G15:.$K15])" calcext:base-cell-address="'docker-log-2018-08-27'.H15"/>
          </calcext:conditional-format>
          <calcext:conditional-format calcext:target-range-address="'docker-log-2018-08-27'.H126:'docker-log-2018-08-27'.H126">
            <calcext:condition calcext:apply-style-name="Error" calcext:value="&gt;=900" calcext:base-cell-address="'docker-log-2018-08-27'.H16"/>
            <calcext:condition calcext:apply-style-name="Accent" calcext:value="=MIN([.$B16:.$F16])" calcext:base-cell-address="'docker-log-2018-08-27'.H16"/>
          </calcext:conditional-format>
          <calcext:conditional-format calcext:target-range-address="'docker-log-2018-08-27'.H126:'docker-log-2018-08-27'.H126">
            <calcext:condition calcext:apply-style-name="Accent" calcext:value="=MIN([.$G16:.$K16])" calcext:base-cell-address="'docker-log-2018-08-27'.H16"/>
          </calcext:conditional-format>
          <calcext:conditional-format calcext:target-range-address="'docker-log-2018-08-27'.H127:'docker-log-2018-08-27'.H127">
            <calcext:condition calcext:apply-style-name="Error" calcext:value="&gt;=900" calcext:base-cell-address="'docker-log-2018-08-27'.H17"/>
            <calcext:condition calcext:apply-style-name="Accent" calcext:value="=MIN([.$B17:.$F17])" calcext:base-cell-address="'docker-log-2018-08-27'.H17"/>
          </calcext:conditional-format>
          <calcext:conditional-format calcext:target-range-address="'docker-log-2018-08-27'.H127:'docker-log-2018-08-27'.H127">
            <calcext:condition calcext:apply-style-name="Accent" calcext:value="=MIN([.$G17:.$K17])" calcext:base-cell-address="'docker-log-2018-08-27'.H17"/>
          </calcext:conditional-format>
          <calcext:conditional-format calcext:target-range-address="'docker-log-2018-08-27'.H128:'docker-log-2018-08-27'.H128">
            <calcext:condition calcext:apply-style-name="Error" calcext:value="&gt;=900" calcext:base-cell-address="'docker-log-2018-08-27'.H18"/>
            <calcext:condition calcext:apply-style-name="Accent" calcext:value="=MIN([.$B18:.$F18])" calcext:base-cell-address="'docker-log-2018-08-27'.H18"/>
          </calcext:conditional-format>
          <calcext:conditional-format calcext:target-range-address="'docker-log-2018-08-27'.H128:'docker-log-2018-08-27'.H128">
            <calcext:condition calcext:apply-style-name="Accent" calcext:value="=MIN([.$G18:.$K18])" calcext:base-cell-address="'docker-log-2018-08-27'.H18"/>
          </calcext:conditional-format>
          <calcext:conditional-format calcext:target-range-address="'docker-log-2018-08-27'.H129:'docker-log-2018-08-27'.H129">
            <calcext:condition calcext:apply-style-name="Error" calcext:value="&gt;=900" calcext:base-cell-address="'docker-log-2018-08-27'.H19"/>
            <calcext:condition calcext:apply-style-name="Accent" calcext:value="=MIN([.$B19:.$F19])" calcext:base-cell-address="'docker-log-2018-08-27'.H19"/>
          </calcext:conditional-format>
          <calcext:conditional-format calcext:target-range-address="'docker-log-2018-08-27'.H129:'docker-log-2018-08-27'.H129">
            <calcext:condition calcext:apply-style-name="Accent" calcext:value="=MIN([.$G19:.$K19])" calcext:base-cell-address="'docker-log-2018-08-27'.H19"/>
          </calcext:conditional-format>
          <calcext:conditional-format calcext:target-range-address="'docker-log-2018-08-27'.H130:'docker-log-2018-08-27'.H130">
            <calcext:condition calcext:apply-style-name="Error" calcext:value="&gt;=900" calcext:base-cell-address="'docker-log-2018-08-27'.H20"/>
            <calcext:condition calcext:apply-style-name="Accent" calcext:value="=MIN([.$B20:.$F20])" calcext:base-cell-address="'docker-log-2018-08-27'.H20"/>
          </calcext:conditional-format>
          <calcext:conditional-format calcext:target-range-address="'docker-log-2018-08-27'.H130:'docker-log-2018-08-27'.H130">
            <calcext:condition calcext:apply-style-name="Accent" calcext:value="=MIN([.$G20:.$K20])" calcext:base-cell-address="'docker-log-2018-08-27'.H20"/>
          </calcext:conditional-format>
          <calcext:conditional-format calcext:target-range-address="'docker-log-2018-08-27'.H131:'docker-log-2018-08-27'.H131">
            <calcext:condition calcext:apply-style-name="Error" calcext:value="&gt;=900" calcext:base-cell-address="'docker-log-2018-08-27'.H21"/>
            <calcext:condition calcext:apply-style-name="Accent" calcext:value="=MIN([.$B21:.$F21])" calcext:base-cell-address="'docker-log-2018-08-27'.H21"/>
          </calcext:conditional-format>
          <calcext:conditional-format calcext:target-range-address="'docker-log-2018-08-27'.H131:'docker-log-2018-08-27'.H131">
            <calcext:condition calcext:apply-style-name="Accent" calcext:value="=MIN([.$G21:.$K21])" calcext:base-cell-address="'docker-log-2018-08-27'.H21"/>
          </calcext:conditional-format>
          <calcext:conditional-format calcext:target-range-address="'docker-log-2018-08-27'.H132:'docker-log-2018-08-27'.H132">
            <calcext:condition calcext:apply-style-name="Error" calcext:value="&gt;=900" calcext:base-cell-address="'docker-log-2018-08-27'.H22"/>
            <calcext:condition calcext:apply-style-name="Accent" calcext:value="=MIN([.$B22:.$F22])" calcext:base-cell-address="'docker-log-2018-08-27'.H22"/>
          </calcext:conditional-format>
          <calcext:conditional-format calcext:target-range-address="'docker-log-2018-08-27'.H132:'docker-log-2018-08-27'.H132">
            <calcext:condition calcext:apply-style-name="Accent" calcext:value="=MIN([.$G22:.$K22])" calcext:base-cell-address="'docker-log-2018-08-27'.H22"/>
          </calcext:conditional-format>
          <calcext:conditional-format calcext:target-range-address="'docker-log-2018-08-27'.H133:'docker-log-2018-08-27'.H133">
            <calcext:condition calcext:apply-style-name="Error" calcext:value="&gt;=900" calcext:base-cell-address="'docker-log-2018-08-27'.H23"/>
            <calcext:condition calcext:apply-style-name="Accent" calcext:value="=MIN([.$B23:.$F23])" calcext:base-cell-address="'docker-log-2018-08-27'.H23"/>
          </calcext:conditional-format>
          <calcext:conditional-format calcext:target-range-address="'docker-log-2018-08-27'.H133:'docker-log-2018-08-27'.H133">
            <calcext:condition calcext:apply-style-name="Accent" calcext:value="=MIN([.$G23:.$K23])" calcext:base-cell-address="'docker-log-2018-08-27'.H23"/>
          </calcext:conditional-format>
          <calcext:conditional-format calcext:target-range-address="'docker-log-2018-08-27'.H134:'docker-log-2018-08-27'.H134">
            <calcext:condition calcext:apply-style-name="Error" calcext:value="&gt;=900" calcext:base-cell-address="'docker-log-2018-08-27'.H24"/>
            <calcext:condition calcext:apply-style-name="Accent" calcext:value="=MIN([.$B24:.$F24])" calcext:base-cell-address="'docker-log-2018-08-27'.H24"/>
          </calcext:conditional-format>
          <calcext:conditional-format calcext:target-range-address="'docker-log-2018-08-27'.H134:'docker-log-2018-08-27'.H134">
            <calcext:condition calcext:apply-style-name="Accent" calcext:value="=MIN([.$G24:.$K24])" calcext:base-cell-address="'docker-log-2018-08-27'.H24"/>
          </calcext:conditional-format>
          <calcext:conditional-format calcext:target-range-address="'docker-log-2018-08-27'.H135:'docker-log-2018-08-27'.H135">
            <calcext:condition calcext:apply-style-name="Error" calcext:value="&gt;=900" calcext:base-cell-address="'docker-log-2018-08-27'.H25"/>
            <calcext:condition calcext:apply-style-name="Accent" calcext:value="=MIN([.$B25:.$F25])" calcext:base-cell-address="'docker-log-2018-08-27'.H25"/>
          </calcext:conditional-format>
          <calcext:conditional-format calcext:target-range-address="'docker-log-2018-08-27'.H135:'docker-log-2018-08-27'.H135">
            <calcext:condition calcext:apply-style-name="Accent" calcext:value="=MIN([.$G25:.$K25])" calcext:base-cell-address="'docker-log-2018-08-27'.H25"/>
          </calcext:conditional-format>
          <calcext:conditional-format calcext:target-range-address="'docker-log-2018-08-27'.H136:'docker-log-2018-08-27'.H136">
            <calcext:condition calcext:apply-style-name="Error" calcext:value="&gt;=900" calcext:base-cell-address="'docker-log-2018-08-27'.H26"/>
            <calcext:condition calcext:apply-style-name="Accent" calcext:value="=MIN([.$B26:.$F26])" calcext:base-cell-address="'docker-log-2018-08-27'.H26"/>
          </calcext:conditional-format>
          <calcext:conditional-format calcext:target-range-address="'docker-log-2018-08-27'.H136:'docker-log-2018-08-27'.H136">
            <calcext:condition calcext:apply-style-name="Accent" calcext:value="=MIN([.$G26:.$K26])" calcext:base-cell-address="'docker-log-2018-08-27'.H26"/>
          </calcext:conditional-format>
          <calcext:conditional-format calcext:target-range-address="'docker-log-2018-08-27'.H137:'docker-log-2018-08-27'.H137">
            <calcext:condition calcext:apply-style-name="Error" calcext:value="&gt;=900" calcext:base-cell-address="'docker-log-2018-08-27'.H27"/>
            <calcext:condition calcext:apply-style-name="Accent" calcext:value="=MIN([.$B27:.$F27])" calcext:base-cell-address="'docker-log-2018-08-27'.H27"/>
          </calcext:conditional-format>
          <calcext:conditional-format calcext:target-range-address="'docker-log-2018-08-27'.H137:'docker-log-2018-08-27'.H137">
            <calcext:condition calcext:apply-style-name="Accent" calcext:value="=MIN([.$G27:.$K27])" calcext:base-cell-address="'docker-log-2018-08-27'.H27"/>
          </calcext:conditional-format>
          <calcext:conditional-format calcext:target-range-address="'docker-log-2018-08-27'.H138:'docker-log-2018-08-27'.H138">
            <calcext:condition calcext:apply-style-name="Error" calcext:value="&gt;=900" calcext:base-cell-address="'docker-log-2018-08-27'.H28"/>
            <calcext:condition calcext:apply-style-name="Accent" calcext:value="=MIN([.$B28:.$F28])" calcext:base-cell-address="'docker-log-2018-08-27'.H28"/>
          </calcext:conditional-format>
          <calcext:conditional-format calcext:target-range-address="'docker-log-2018-08-27'.H138:'docker-log-2018-08-27'.H138">
            <calcext:condition calcext:apply-style-name="Accent" calcext:value="=MIN([.$G28:.$K28])" calcext:base-cell-address="'docker-log-2018-08-27'.H28"/>
          </calcext:conditional-format>
          <calcext:conditional-format calcext:target-range-address="'docker-log-2018-08-27'.H139:'docker-log-2018-08-27'.H139">
            <calcext:condition calcext:apply-style-name="Error" calcext:value="&gt;=900" calcext:base-cell-address="'docker-log-2018-08-27'.H29"/>
            <calcext:condition calcext:apply-style-name="Accent" calcext:value="=MIN([.$B29:.$F29])" calcext:base-cell-address="'docker-log-2018-08-27'.H29"/>
          </calcext:conditional-format>
          <calcext:conditional-format calcext:target-range-address="'docker-log-2018-08-27'.H139:'docker-log-2018-08-27'.H139">
            <calcext:condition calcext:apply-style-name="Accent" calcext:value="=MIN([.$G29:.$K29])" calcext:base-cell-address="'docker-log-2018-08-27'.H29"/>
          </calcext:conditional-format>
          <calcext:conditional-format calcext:target-range-address="'docker-log-2018-08-27'.H140:'docker-log-2018-08-27'.H140">
            <calcext:condition calcext:apply-style-name="Error" calcext:value="&gt;=900" calcext:base-cell-address="'docker-log-2018-08-27'.H30"/>
            <calcext:condition calcext:apply-style-name="Accent" calcext:value="=MIN([.$B30:.$F30])" calcext:base-cell-address="'docker-log-2018-08-27'.H30"/>
          </calcext:conditional-format>
          <calcext:conditional-format calcext:target-range-address="'docker-log-2018-08-27'.H140:'docker-log-2018-08-27'.H140">
            <calcext:condition calcext:apply-style-name="Accent" calcext:value="=MIN([.$G30:.$K30])" calcext:base-cell-address="'docker-log-2018-08-27'.H30"/>
          </calcext:conditional-format>
          <calcext:conditional-format calcext:target-range-address="'docker-log-2018-08-27'.H141:'docker-log-2018-08-27'.H141">
            <calcext:condition calcext:apply-style-name="Error" calcext:value="&gt;=900" calcext:base-cell-address="'docker-log-2018-08-27'.H31"/>
            <calcext:condition calcext:apply-style-name="Accent" calcext:value="=MIN([.$B31:.$F31])" calcext:base-cell-address="'docker-log-2018-08-27'.H31"/>
          </calcext:conditional-format>
          <calcext:conditional-format calcext:target-range-address="'docker-log-2018-08-27'.H141:'docker-log-2018-08-27'.H141">
            <calcext:condition calcext:apply-style-name="Accent" calcext:value="=MIN([.$G31:.$K31])" calcext:base-cell-address="'docker-log-2018-08-27'.H31"/>
          </calcext:conditional-format>
          <calcext:conditional-format calcext:target-range-address="'docker-log-2018-08-27'.H142:'docker-log-2018-08-27'.H142">
            <calcext:condition calcext:apply-style-name="Error" calcext:value="&gt;=900" calcext:base-cell-address="'docker-log-2018-08-27'.H32"/>
            <calcext:condition calcext:apply-style-name="Accent" calcext:value="=MIN([.$B32:.$F32])" calcext:base-cell-address="'docker-log-2018-08-27'.H32"/>
          </calcext:conditional-format>
          <calcext:conditional-format calcext:target-range-address="'docker-log-2018-08-27'.H142:'docker-log-2018-08-27'.H142">
            <calcext:condition calcext:apply-style-name="Accent" calcext:value="=MIN([.$G32:.$K32])" calcext:base-cell-address="'docker-log-2018-08-27'.H32"/>
          </calcext:conditional-format>
          <calcext:conditional-format calcext:target-range-address="'docker-log-2018-08-27'.H143:'docker-log-2018-08-27'.H143">
            <calcext:condition calcext:apply-style-name="Error" calcext:value="&gt;=900" calcext:base-cell-address="'docker-log-2018-08-27'.H33"/>
            <calcext:condition calcext:apply-style-name="Accent" calcext:value="=MIN([.$B33:.$F33])" calcext:base-cell-address="'docker-log-2018-08-27'.H33"/>
          </calcext:conditional-format>
          <calcext:conditional-format calcext:target-range-address="'docker-log-2018-08-27'.H143:'docker-log-2018-08-27'.H143">
            <calcext:condition calcext:apply-style-name="Accent" calcext:value="=MIN([.$G33:.$K33])" calcext:base-cell-address="'docker-log-2018-08-27'.H33"/>
          </calcext:conditional-format>
          <calcext:conditional-format calcext:target-range-address="'docker-log-2018-08-27'.H144:'docker-log-2018-08-27'.H144">
            <calcext:condition calcext:apply-style-name="Error" calcext:value="&gt;=900" calcext:base-cell-address="'docker-log-2018-08-27'.H34"/>
            <calcext:condition calcext:apply-style-name="Accent" calcext:value="=MIN([.$B34:.$F34])" calcext:base-cell-address="'docker-log-2018-08-27'.H34"/>
          </calcext:conditional-format>
          <calcext:conditional-format calcext:target-range-address="'docker-log-2018-08-27'.H144:'docker-log-2018-08-27'.H144">
            <calcext:condition calcext:apply-style-name="Accent" calcext:value="=MIN([.$G34:.$K34])" calcext:base-cell-address="'docker-log-2018-08-27'.H34"/>
          </calcext:conditional-format>
          <calcext:conditional-format calcext:target-range-address="'docker-log-2018-08-27'.H145:'docker-log-2018-08-27'.H145">
            <calcext:condition calcext:apply-style-name="Error" calcext:value="&gt;=900" calcext:base-cell-address="'docker-log-2018-08-27'.H35"/>
            <calcext:condition calcext:apply-style-name="Accent" calcext:value="=MIN([.$B35:.$F35])" calcext:base-cell-address="'docker-log-2018-08-27'.H35"/>
          </calcext:conditional-format>
          <calcext:conditional-format calcext:target-range-address="'docker-log-2018-08-27'.H145:'docker-log-2018-08-27'.H145">
            <calcext:condition calcext:apply-style-name="Accent" calcext:value="=MIN([.$G35:.$K35])" calcext:base-cell-address="'docker-log-2018-08-27'.H35"/>
          </calcext:conditional-format>
          <calcext:conditional-format calcext:target-range-address="'docker-log-2018-08-27'.H146:'docker-log-2018-08-27'.H146">
            <calcext:condition calcext:apply-style-name="Error" calcext:value="&gt;=900" calcext:base-cell-address="'docker-log-2018-08-27'.H36"/>
            <calcext:condition calcext:apply-style-name="Accent" calcext:value="=MIN([.$B36:.$F36])" calcext:base-cell-address="'docker-log-2018-08-27'.H36"/>
          </calcext:conditional-format>
          <calcext:conditional-format calcext:target-range-address="'docker-log-2018-08-27'.H146:'docker-log-2018-08-27'.H146">
            <calcext:condition calcext:apply-style-name="Accent" calcext:value="=MIN([.$G36:.$K36])" calcext:base-cell-address="'docker-log-2018-08-27'.H36"/>
          </calcext:conditional-format>
          <calcext:conditional-format calcext:target-range-address="'docker-log-2018-08-27'.H147:'docker-log-2018-08-27'.H147">
            <calcext:condition calcext:apply-style-name="Error" calcext:value="&gt;=900" calcext:base-cell-address="'docker-log-2018-08-27'.H37"/>
            <calcext:condition calcext:apply-style-name="Accent" calcext:value="=MIN([.$B37:.$F37])" calcext:base-cell-address="'docker-log-2018-08-27'.H37"/>
          </calcext:conditional-format>
          <calcext:conditional-format calcext:target-range-address="'docker-log-2018-08-27'.H147:'docker-log-2018-08-27'.H147">
            <calcext:condition calcext:apply-style-name="Accent" calcext:value="=MIN([.$G37:.$K37])" calcext:base-cell-address="'docker-log-2018-08-27'.H37"/>
          </calcext:conditional-format>
          <calcext:conditional-format calcext:target-range-address="'docker-log-2018-08-27'.H148:'docker-log-2018-08-27'.H148">
            <calcext:condition calcext:apply-style-name="Error" calcext:value="&gt;=900" calcext:base-cell-address="'docker-log-2018-08-27'.H38"/>
            <calcext:condition calcext:apply-style-name="Accent" calcext:value="=MIN([.$B38:.$F38])" calcext:base-cell-address="'docker-log-2018-08-27'.H38"/>
          </calcext:conditional-format>
          <calcext:conditional-format calcext:target-range-address="'docker-log-2018-08-27'.H148:'docker-log-2018-08-27'.H148">
            <calcext:condition calcext:apply-style-name="Accent" calcext:value="=MIN([.$G38:.$K38])" calcext:base-cell-address="'docker-log-2018-08-27'.H38"/>
          </calcext:conditional-format>
          <calcext:conditional-format calcext:target-range-address="'docker-log-2018-08-27'.H149:'docker-log-2018-08-27'.H149">
            <calcext:condition calcext:apply-style-name="Error" calcext:value="&gt;=900" calcext:base-cell-address="'docker-log-2018-08-27'.H39"/>
            <calcext:condition calcext:apply-style-name="Accent" calcext:value="=MIN([.$B39:.$F39])" calcext:base-cell-address="'docker-log-2018-08-27'.H39"/>
          </calcext:conditional-format>
          <calcext:conditional-format calcext:target-range-address="'docker-log-2018-08-27'.H149:'docker-log-2018-08-27'.H149">
            <calcext:condition calcext:apply-style-name="Accent" calcext:value="=MIN([.$G39:.$K39])" calcext:base-cell-address="'docker-log-2018-08-27'.H39"/>
          </calcext:conditional-format>
          <calcext:conditional-format calcext:target-range-address="'docker-log-2018-08-27'.H150:'docker-log-2018-08-27'.H150">
            <calcext:condition calcext:apply-style-name="Error" calcext:value="&gt;=900" calcext:base-cell-address="'docker-log-2018-08-27'.H40"/>
            <calcext:condition calcext:apply-style-name="Accent" calcext:value="=MIN([.$B40:.$F40])" calcext:base-cell-address="'docker-log-2018-08-27'.H40"/>
          </calcext:conditional-format>
          <calcext:conditional-format calcext:target-range-address="'docker-log-2018-08-27'.H150:'docker-log-2018-08-27'.H150">
            <calcext:condition calcext:apply-style-name="Accent" calcext:value="=MIN([.$G40:.$K40])" calcext:base-cell-address="'docker-log-2018-08-27'.H40"/>
          </calcext:conditional-format>
          <calcext:conditional-format calcext:target-range-address="'docker-log-2018-08-27'.H151:'docker-log-2018-08-27'.H151">
            <calcext:condition calcext:apply-style-name="Error" calcext:value="&gt;=900" calcext:base-cell-address="'docker-log-2018-08-27'.H41"/>
            <calcext:condition calcext:apply-style-name="Accent" calcext:value="=MIN([.$B41:.$F41])" calcext:base-cell-address="'docker-log-2018-08-27'.H41"/>
          </calcext:conditional-format>
          <calcext:conditional-format calcext:target-range-address="'docker-log-2018-08-27'.H151:'docker-log-2018-08-27'.H151">
            <calcext:condition calcext:apply-style-name="Accent" calcext:value="=MIN([.$G41:.$K41])" calcext:base-cell-address="'docker-log-2018-08-27'.H41"/>
          </calcext:conditional-format>
          <calcext:conditional-format calcext:target-range-address="'docker-log-2018-08-27'.H152:'docker-log-2018-08-27'.H152">
            <calcext:condition calcext:apply-style-name="Error" calcext:value="&gt;=900" calcext:base-cell-address="'docker-log-2018-08-27'.H42"/>
            <calcext:condition calcext:apply-style-name="Accent" calcext:value="=MIN([.$B42:.$F42])" calcext:base-cell-address="'docker-log-2018-08-27'.H42"/>
          </calcext:conditional-format>
          <calcext:conditional-format calcext:target-range-address="'docker-log-2018-08-27'.H152:'docker-log-2018-08-27'.H152">
            <calcext:condition calcext:apply-style-name="Accent" calcext:value="=MIN([.$G42:.$K42])" calcext:base-cell-address="'docker-log-2018-08-27'.H42"/>
          </calcext:conditional-format>
          <calcext:conditional-format calcext:target-range-address="'docker-log-2018-08-27'.H153:'docker-log-2018-08-27'.H153">
            <calcext:condition calcext:apply-style-name="Error" calcext:value="&gt;=900" calcext:base-cell-address="'docker-log-2018-08-27'.H43"/>
            <calcext:condition calcext:apply-style-name="Accent" calcext:value="=MIN([.$B43:.$F43])" calcext:base-cell-address="'docker-log-2018-08-27'.H43"/>
          </calcext:conditional-format>
          <calcext:conditional-format calcext:target-range-address="'docker-log-2018-08-27'.H153:'docker-log-2018-08-27'.H153">
            <calcext:condition calcext:apply-style-name="Accent" calcext:value="=MIN([.$G43:.$K43])" calcext:base-cell-address="'docker-log-2018-08-27'.H43"/>
          </calcext:conditional-format>
          <calcext:conditional-format calcext:target-range-address="'docker-log-2018-08-27'.H154:'docker-log-2018-08-27'.H154">
            <calcext:condition calcext:apply-style-name="Error" calcext:value="&gt;=900" calcext:base-cell-address="'docker-log-2018-08-27'.H44"/>
            <calcext:condition calcext:apply-style-name="Accent" calcext:value="=MIN([.$B44:.$F44])" calcext:base-cell-address="'docker-log-2018-08-27'.H44"/>
          </calcext:conditional-format>
          <calcext:conditional-format calcext:target-range-address="'docker-log-2018-08-27'.H154:'docker-log-2018-08-27'.H154">
            <calcext:condition calcext:apply-style-name="Accent" calcext:value="=MIN([.$G44:.$K44])" calcext:base-cell-address="'docker-log-2018-08-27'.H44"/>
          </calcext:conditional-format>
          <calcext:conditional-format calcext:target-range-address="'docker-log-2018-08-27'.H155:'docker-log-2018-08-27'.H155">
            <calcext:condition calcext:apply-style-name="Error" calcext:value="&gt;=900" calcext:base-cell-address="'docker-log-2018-08-27'.H45"/>
            <calcext:condition calcext:apply-style-name="Accent" calcext:value="=MIN([.$B45:.$F45])" calcext:base-cell-address="'docker-log-2018-08-27'.H45"/>
          </calcext:conditional-format>
          <calcext:conditional-format calcext:target-range-address="'docker-log-2018-08-27'.H155:'docker-log-2018-08-27'.H155">
            <calcext:condition calcext:apply-style-name="Accent" calcext:value="=MIN([.$G45:.$K45])" calcext:base-cell-address="'docker-log-2018-08-27'.H45"/>
          </calcext:conditional-format>
          <calcext:conditional-format calcext:target-range-address="'docker-log-2018-08-27'.H156:'docker-log-2018-08-27'.H156">
            <calcext:condition calcext:apply-style-name="Error" calcext:value="&gt;=900" calcext:base-cell-address="'docker-log-2018-08-27'.H46"/>
            <calcext:condition calcext:apply-style-name="Accent" calcext:value="=MIN([.$B46:.$F46])" calcext:base-cell-address="'docker-log-2018-08-27'.H46"/>
          </calcext:conditional-format>
          <calcext:conditional-format calcext:target-range-address="'docker-log-2018-08-27'.H156:'docker-log-2018-08-27'.H156">
            <calcext:condition calcext:apply-style-name="Accent" calcext:value="=MIN([.$G46:.$K46])" calcext:base-cell-address="'docker-log-2018-08-27'.H46"/>
          </calcext:conditional-format>
          <calcext:conditional-format calcext:target-range-address="'docker-log-2018-08-27'.H157:'docker-log-2018-08-27'.H157">
            <calcext:condition calcext:apply-style-name="Error" calcext:value="&gt;=900" calcext:base-cell-address="'docker-log-2018-08-27'.H47"/>
            <calcext:condition calcext:apply-style-name="Accent" calcext:value="=MIN([.$B47:.$F47])" calcext:base-cell-address="'docker-log-2018-08-27'.H47"/>
          </calcext:conditional-format>
          <calcext:conditional-format calcext:target-range-address="'docker-log-2018-08-27'.H157:'docker-log-2018-08-27'.H157">
            <calcext:condition calcext:apply-style-name="Accent" calcext:value="=MIN([.$G47:.$K47])" calcext:base-cell-address="'docker-log-2018-08-27'.H47"/>
          </calcext:conditional-format>
          <calcext:conditional-format calcext:target-range-address="'docker-log-2018-08-27'.H158:'docker-log-2018-08-27'.H158">
            <calcext:condition calcext:apply-style-name="Error" calcext:value="&gt;=900" calcext:base-cell-address="'docker-log-2018-08-27'.H48"/>
            <calcext:condition calcext:apply-style-name="Accent" calcext:value="=MIN([.$B48:.$F48])" calcext:base-cell-address="'docker-log-2018-08-27'.H48"/>
          </calcext:conditional-format>
          <calcext:conditional-format calcext:target-range-address="'docker-log-2018-08-27'.H158:'docker-log-2018-08-27'.H158">
            <calcext:condition calcext:apply-style-name="Accent" calcext:value="=MIN([.$G48:.$K48])" calcext:base-cell-address="'docker-log-2018-08-27'.H48"/>
          </calcext:conditional-format>
          <calcext:conditional-format calcext:target-range-address="'docker-log-2018-08-27'.H159:'docker-log-2018-08-27'.H159">
            <calcext:condition calcext:apply-style-name="Error" calcext:value="&gt;=900" calcext:base-cell-address="'docker-log-2018-08-27'.H49"/>
            <calcext:condition calcext:apply-style-name="Accent" calcext:value="=MIN([.$B49:.$F49])" calcext:base-cell-address="'docker-log-2018-08-27'.H49"/>
          </calcext:conditional-format>
          <calcext:conditional-format calcext:target-range-address="'docker-log-2018-08-27'.H159:'docker-log-2018-08-27'.H159">
            <calcext:condition calcext:apply-style-name="Accent" calcext:value="=MIN([.$G49:.$K49])" calcext:base-cell-address="'docker-log-2018-08-27'.H49"/>
          </calcext:conditional-format>
          <calcext:conditional-format calcext:target-range-address="'docker-log-2018-08-27'.H160:'docker-log-2018-08-27'.H160">
            <calcext:condition calcext:apply-style-name="Error" calcext:value="&gt;=900" calcext:base-cell-address="'docker-log-2018-08-27'.H50"/>
            <calcext:condition calcext:apply-style-name="Accent" calcext:value="=MIN([.$B50:.$F50])" calcext:base-cell-address="'docker-log-2018-08-27'.H50"/>
          </calcext:conditional-format>
          <calcext:conditional-format calcext:target-range-address="'docker-log-2018-08-27'.H160:'docker-log-2018-08-27'.H160">
            <calcext:condition calcext:apply-style-name="Accent" calcext:value="=MIN([.$G50:.$K50])" calcext:base-cell-address="'docker-log-2018-08-27'.H50"/>
          </calcext:conditional-format>
          <calcext:conditional-format calcext:target-range-address="'docker-log-2018-08-27'.H161:'docker-log-2018-08-27'.H161">
            <calcext:condition calcext:apply-style-name="Error" calcext:value="&gt;=900" calcext:base-cell-address="'docker-log-2018-08-27'.H51"/>
            <calcext:condition calcext:apply-style-name="Accent" calcext:value="=MIN([.$B51:.$F51])" calcext:base-cell-address="'docker-log-2018-08-27'.H51"/>
          </calcext:conditional-format>
          <calcext:conditional-format calcext:target-range-address="'docker-log-2018-08-27'.H161:'docker-log-2018-08-27'.H161">
            <calcext:condition calcext:apply-style-name="Accent" calcext:value="=MIN([.$G51:.$K51])" calcext:base-cell-address="'docker-log-2018-08-27'.H51"/>
          </calcext:conditional-format>
          <calcext:conditional-format calcext:target-range-address="'docker-log-2018-08-27'.H162:'docker-log-2018-08-27'.H162">
            <calcext:condition calcext:apply-style-name="Error" calcext:value="&gt;=900" calcext:base-cell-address="'docker-log-2018-08-27'.H52"/>
            <calcext:condition calcext:apply-style-name="Accent" calcext:value="=MIN([.$B52:.$F52])" calcext:base-cell-address="'docker-log-2018-08-27'.H52"/>
          </calcext:conditional-format>
          <calcext:conditional-format calcext:target-range-address="'docker-log-2018-08-27'.H162:'docker-log-2018-08-27'.H162">
            <calcext:condition calcext:apply-style-name="Accent" calcext:value="=MIN([.$G52:.$K52])" calcext:base-cell-address="'docker-log-2018-08-27'.H52"/>
          </calcext:conditional-format>
          <calcext:conditional-format calcext:target-range-address="'docker-log-2018-08-27'.H163:'docker-log-2018-08-27'.H163">
            <calcext:condition calcext:apply-style-name="Error" calcext:value="&gt;=900" calcext:base-cell-address="'docker-log-2018-08-27'.H53"/>
            <calcext:condition calcext:apply-style-name="Accent" calcext:value="=MIN([.$B53:.$F53])" calcext:base-cell-address="'docker-log-2018-08-27'.H53"/>
          </calcext:conditional-format>
          <calcext:conditional-format calcext:target-range-address="'docker-log-2018-08-27'.H163:'docker-log-2018-08-27'.H163">
            <calcext:condition calcext:apply-style-name="Accent" calcext:value="=MIN([.$G53:.$K53])" calcext:base-cell-address="'docker-log-2018-08-27'.H53"/>
          </calcext:conditional-format>
          <calcext:conditional-format calcext:target-range-address="'docker-log-2018-08-27'.H164:'docker-log-2018-08-27'.H164">
            <calcext:condition calcext:apply-style-name="Error" calcext:value="&gt;=900" calcext:base-cell-address="'docker-log-2018-08-27'.H54"/>
            <calcext:condition calcext:apply-style-name="Accent" calcext:value="=MIN([.$B54:.$F54])" calcext:base-cell-address="'docker-log-2018-08-27'.H54"/>
          </calcext:conditional-format>
          <calcext:conditional-format calcext:target-range-address="'docker-log-2018-08-27'.H164:'docker-log-2018-08-27'.H164">
            <calcext:condition calcext:apply-style-name="Accent" calcext:value="=MIN([.$G54:.$K54])" calcext:base-cell-address="'docker-log-2018-08-27'.H54"/>
          </calcext:conditional-format>
          <calcext:conditional-format calcext:target-range-address="'docker-log-2018-08-27'.H165:'docker-log-2018-08-27'.H165">
            <calcext:condition calcext:apply-style-name="Error" calcext:value="&gt;=900" calcext:base-cell-address="'docker-log-2018-08-27'.H55"/>
            <calcext:condition calcext:apply-style-name="Accent" calcext:value="=MIN([.$B55:.$F55])" calcext:base-cell-address="'docker-log-2018-08-27'.H55"/>
          </calcext:conditional-format>
          <calcext:conditional-format calcext:target-range-address="'docker-log-2018-08-27'.H165:'docker-log-2018-08-27'.H165">
            <calcext:condition calcext:apply-style-name="Accent" calcext:value="=MIN([.$G55:.$K55])" calcext:base-cell-address="'docker-log-2018-08-27'.H55"/>
          </calcext:conditional-format>
          <calcext:conditional-format calcext:target-range-address="'docker-log-2018-08-27'.H166:'docker-log-2018-08-27'.H166">
            <calcext:condition calcext:apply-style-name="Error" calcext:value="&gt;=900" calcext:base-cell-address="'docker-log-2018-08-27'.H56"/>
            <calcext:condition calcext:apply-style-name="Accent" calcext:value="=MIN([.$B56:.$F56])" calcext:base-cell-address="'docker-log-2018-08-27'.H56"/>
          </calcext:conditional-format>
          <calcext:conditional-format calcext:target-range-address="'docker-log-2018-08-27'.H166:'docker-log-2018-08-27'.H166">
            <calcext:condition calcext:apply-style-name="Accent" calcext:value="=MIN([.$G56:.$K56])" calcext:base-cell-address="'docker-log-2018-08-27'.H56"/>
          </calcext:conditional-format>
          <calcext:conditional-format calcext:target-range-address="'docker-log-2018-08-27'.H167:'docker-log-2018-08-27'.H167">
            <calcext:condition calcext:apply-style-name="Error" calcext:value="&gt;=900" calcext:base-cell-address="'docker-log-2018-08-27'.H57"/>
            <calcext:condition calcext:apply-style-name="Accent" calcext:value="=MIN([.$B57:.$F57])" calcext:base-cell-address="'docker-log-2018-08-27'.H57"/>
          </calcext:conditional-format>
          <calcext:conditional-format calcext:target-range-address="'docker-log-2018-08-27'.H167:'docker-log-2018-08-27'.H167">
            <calcext:condition calcext:apply-style-name="Accent" calcext:value="=MIN([.$G57:.$K57])" calcext:base-cell-address="'docker-log-2018-08-27'.H57"/>
          </calcext:conditional-format>
          <calcext:conditional-format calcext:target-range-address="'docker-log-2018-08-27'.H168:'docker-log-2018-08-27'.H168">
            <calcext:condition calcext:apply-style-name="Error" calcext:value="&gt;=900" calcext:base-cell-address="'docker-log-2018-08-27'.H58"/>
            <calcext:condition calcext:apply-style-name="Accent" calcext:value="=MIN([.$B58:.$F58])" calcext:base-cell-address="'docker-log-2018-08-27'.H58"/>
          </calcext:conditional-format>
          <calcext:conditional-format calcext:target-range-address="'docker-log-2018-08-27'.H168:'docker-log-2018-08-27'.H168">
            <calcext:condition calcext:apply-style-name="Accent" calcext:value="=MIN([.$G58:.$K58])" calcext:base-cell-address="'docker-log-2018-08-27'.H58"/>
          </calcext:conditional-format>
          <calcext:conditional-format calcext:target-range-address="'docker-log-2018-08-27'.H169:'docker-log-2018-08-27'.H169">
            <calcext:condition calcext:apply-style-name="Error" calcext:value="&gt;=900" calcext:base-cell-address="'docker-log-2018-08-27'.H59"/>
            <calcext:condition calcext:apply-style-name="Accent" calcext:value="=MIN([.$B59:.$F59])" calcext:base-cell-address="'docker-log-2018-08-27'.H59"/>
          </calcext:conditional-format>
          <calcext:conditional-format calcext:target-range-address="'docker-log-2018-08-27'.H169:'docker-log-2018-08-27'.H169">
            <calcext:condition calcext:apply-style-name="Accent" calcext:value="=MIN([.$G59:.$K59])" calcext:base-cell-address="'docker-log-2018-08-27'.H59"/>
          </calcext:conditional-format>
          <calcext:conditional-format calcext:target-range-address="'docker-log-2018-08-27'.H170:'docker-log-2018-08-27'.H170">
            <calcext:condition calcext:apply-style-name="Error" calcext:value="&gt;=900" calcext:base-cell-address="'docker-log-2018-08-27'.H60"/>
            <calcext:condition calcext:apply-style-name="Accent" calcext:value="=MIN([.$B60:.$F60])" calcext:base-cell-address="'docker-log-2018-08-27'.H60"/>
          </calcext:conditional-format>
          <calcext:conditional-format calcext:target-range-address="'docker-log-2018-08-27'.H170:'docker-log-2018-08-27'.H170">
            <calcext:condition calcext:apply-style-name="Accent" calcext:value="=MIN([.$G60:.$K60])" calcext:base-cell-address="'docker-log-2018-08-27'.H60"/>
          </calcext:conditional-format>
          <calcext:conditional-format calcext:target-range-address="'docker-log-2018-08-27'.H171:'docker-log-2018-08-27'.H171">
            <calcext:condition calcext:apply-style-name="Error" calcext:value="&gt;=900" calcext:base-cell-address="'docker-log-2018-08-27'.H61"/>
            <calcext:condition calcext:apply-style-name="Accent" calcext:value="=MIN([.$B61:.$F61])" calcext:base-cell-address="'docker-log-2018-08-27'.H61"/>
          </calcext:conditional-format>
          <calcext:conditional-format calcext:target-range-address="'docker-log-2018-08-27'.H171:'docker-log-2018-08-27'.H171">
            <calcext:condition calcext:apply-style-name="Accent" calcext:value="=MIN([.$G61:.$K61])" calcext:base-cell-address="'docker-log-2018-08-27'.H61"/>
          </calcext:conditional-format>
          <calcext:conditional-format calcext:target-range-address="'docker-log-2018-08-27'.H172:'docker-log-2018-08-27'.H172">
            <calcext:condition calcext:apply-style-name="Error" calcext:value="&gt;=900" calcext:base-cell-address="'docker-log-2018-08-27'.H62"/>
            <calcext:condition calcext:apply-style-name="Accent" calcext:value="=MIN([.$B62:.$F62])" calcext:base-cell-address="'docker-log-2018-08-27'.H62"/>
          </calcext:conditional-format>
          <calcext:conditional-format calcext:target-range-address="'docker-log-2018-08-27'.H172:'docker-log-2018-08-27'.H172">
            <calcext:condition calcext:apply-style-name="Accent" calcext:value="=MIN([.$G62:.$K62])" calcext:base-cell-address="'docker-log-2018-08-27'.H62"/>
          </calcext:conditional-format>
          <calcext:conditional-format calcext:target-range-address="'docker-log-2018-08-27'.H173:'docker-log-2018-08-27'.H173">
            <calcext:condition calcext:apply-style-name="Error" calcext:value="&gt;=900" calcext:base-cell-address="'docker-log-2018-08-27'.H63"/>
            <calcext:condition calcext:apply-style-name="Accent" calcext:value="=MIN([.$B63:.$F63])" calcext:base-cell-address="'docker-log-2018-08-27'.H63"/>
          </calcext:conditional-format>
          <calcext:conditional-format calcext:target-range-address="'docker-log-2018-08-27'.H173:'docker-log-2018-08-27'.H173">
            <calcext:condition calcext:apply-style-name="Accent" calcext:value="=MIN([.$G63:.$K63])" calcext:base-cell-address="'docker-log-2018-08-27'.H63"/>
          </calcext:conditional-format>
          <calcext:conditional-format calcext:target-range-address="'docker-log-2018-08-27'.H174:'docker-log-2018-08-27'.H174">
            <calcext:condition calcext:apply-style-name="Error" calcext:value="&gt;=900" calcext:base-cell-address="'docker-log-2018-08-27'.H64"/>
            <calcext:condition calcext:apply-style-name="Accent" calcext:value="=MIN([.$B64:.$F64])" calcext:base-cell-address="'docker-log-2018-08-27'.H64"/>
          </calcext:conditional-format>
          <calcext:conditional-format calcext:target-range-address="'docker-log-2018-08-27'.H174:'docker-log-2018-08-27'.H174">
            <calcext:condition calcext:apply-style-name="Accent" calcext:value="=MIN([.$G64:.$K64])" calcext:base-cell-address="'docker-log-2018-08-27'.H64"/>
          </calcext:conditional-format>
          <calcext:conditional-format calcext:target-range-address="'docker-log-2018-08-27'.H175:'docker-log-2018-08-27'.H175">
            <calcext:condition calcext:apply-style-name="Error" calcext:value="&gt;=900" calcext:base-cell-address="'docker-log-2018-08-27'.H65"/>
            <calcext:condition calcext:apply-style-name="Accent" calcext:value="=MIN([.$B65:.$F65])" calcext:base-cell-address="'docker-log-2018-08-27'.H65"/>
          </calcext:conditional-format>
          <calcext:conditional-format calcext:target-range-address="'docker-log-2018-08-27'.H175:'docker-log-2018-08-27'.H175">
            <calcext:condition calcext:apply-style-name="Accent" calcext:value="=MIN([.$G65:.$K65])" calcext:base-cell-address="'docker-log-2018-08-27'.H65"/>
          </calcext:conditional-format>
          <calcext:conditional-format calcext:target-range-address="'docker-log-2018-08-27'.H176:'docker-log-2018-08-27'.H176">
            <calcext:condition calcext:apply-style-name="Error" calcext:value="&gt;=900" calcext:base-cell-address="'docker-log-2018-08-27'.H66"/>
            <calcext:condition calcext:apply-style-name="Accent" calcext:value="=MIN([.$B66:.$F66])" calcext:base-cell-address="'docker-log-2018-08-27'.H66"/>
          </calcext:conditional-format>
          <calcext:conditional-format calcext:target-range-address="'docker-log-2018-08-27'.H176:'docker-log-2018-08-27'.H176">
            <calcext:condition calcext:apply-style-name="Accent" calcext:value="=MIN([.$G66:.$K66])" calcext:base-cell-address="'docker-log-2018-08-27'.H66"/>
          </calcext:conditional-format>
          <calcext:conditional-format calcext:target-range-address="'docker-log-2018-08-27'.H177:'docker-log-2018-08-27'.H177">
            <calcext:condition calcext:apply-style-name="Error" calcext:value="&gt;=900" calcext:base-cell-address="'docker-log-2018-08-27'.H67"/>
            <calcext:condition calcext:apply-style-name="Accent" calcext:value="=MIN([.$B67:.$F67])" calcext:base-cell-address="'docker-log-2018-08-27'.H67"/>
          </calcext:conditional-format>
          <calcext:conditional-format calcext:target-range-address="'docker-log-2018-08-27'.H177:'docker-log-2018-08-27'.H177">
            <calcext:condition calcext:apply-style-name="Accent" calcext:value="=MIN([.$G67:.$K67])" calcext:base-cell-address="'docker-log-2018-08-27'.H67"/>
          </calcext:conditional-format>
          <calcext:conditional-format calcext:target-range-address="'docker-log-2018-08-27'.H178:'docker-log-2018-08-27'.H178">
            <calcext:condition calcext:apply-style-name="Error" calcext:value="&gt;=900" calcext:base-cell-address="'docker-log-2018-08-27'.H68"/>
            <calcext:condition calcext:apply-style-name="Accent" calcext:value="=MIN([.$B68:.$F68])" calcext:base-cell-address="'docker-log-2018-08-27'.H68"/>
          </calcext:conditional-format>
          <calcext:conditional-format calcext:target-range-address="'docker-log-2018-08-27'.H178:'docker-log-2018-08-27'.H178">
            <calcext:condition calcext:apply-style-name="Accent" calcext:value="=MIN([.$G68:.$K68])" calcext:base-cell-address="'docker-log-2018-08-27'.H68"/>
          </calcext:conditional-format>
          <calcext:conditional-format calcext:target-range-address="'docker-log-2018-08-27'.H179:'docker-log-2018-08-27'.H179">
            <calcext:condition calcext:apply-style-name="Error" calcext:value="&gt;=900" calcext:base-cell-address="'docker-log-2018-08-27'.H69"/>
            <calcext:condition calcext:apply-style-name="Accent" calcext:value="=MIN([.$B69:.$F69])" calcext:base-cell-address="'docker-log-2018-08-27'.H69"/>
          </calcext:conditional-format>
          <calcext:conditional-format calcext:target-range-address="'docker-log-2018-08-27'.H179:'docker-log-2018-08-27'.H179">
            <calcext:condition calcext:apply-style-name="Accent" calcext:value="=MIN([.$G69:.$K69])" calcext:base-cell-address="'docker-log-2018-08-27'.H69"/>
          </calcext:conditional-format>
          <calcext:conditional-format calcext:target-range-address="'docker-log-2018-08-27'.H180:'docker-log-2018-08-27'.H180">
            <calcext:condition calcext:apply-style-name="Error" calcext:value="&gt;=900" calcext:base-cell-address="'docker-log-2018-08-27'.H70"/>
            <calcext:condition calcext:apply-style-name="Accent" calcext:value="=MIN([.$B70:.$F70])" calcext:base-cell-address="'docker-log-2018-08-27'.H70"/>
          </calcext:conditional-format>
          <calcext:conditional-format calcext:target-range-address="'docker-log-2018-08-27'.H180:'docker-log-2018-08-27'.H180">
            <calcext:condition calcext:apply-style-name="Accent" calcext:value="=MIN([.$G70:.$K70])" calcext:base-cell-address="'docker-log-2018-08-27'.H70"/>
          </calcext:conditional-format>
          <calcext:conditional-format calcext:target-range-address="'docker-log-2018-08-27'.H181:'docker-log-2018-08-27'.H181">
            <calcext:condition calcext:apply-style-name="Error" calcext:value="&gt;=900" calcext:base-cell-address="'docker-log-2018-08-27'.H71"/>
            <calcext:condition calcext:apply-style-name="Accent" calcext:value="=MIN([.$B71:.$F71])" calcext:base-cell-address="'docker-log-2018-08-27'.H71"/>
          </calcext:conditional-format>
          <calcext:conditional-format calcext:target-range-address="'docker-log-2018-08-27'.H181:'docker-log-2018-08-27'.H181">
            <calcext:condition calcext:apply-style-name="Accent" calcext:value="=MIN([.$G71:.$K71])" calcext:base-cell-address="'docker-log-2018-08-27'.H71"/>
          </calcext:conditional-format>
          <calcext:conditional-format calcext:target-range-address="'docker-log-2018-08-27'.H182:'docker-log-2018-08-27'.H182">
            <calcext:condition calcext:apply-style-name="Error" calcext:value="&gt;=900" calcext:base-cell-address="'docker-log-2018-08-27'.H72"/>
            <calcext:condition calcext:apply-style-name="Accent" calcext:value="=MIN([.$B72:.$F72])" calcext:base-cell-address="'docker-log-2018-08-27'.H72"/>
          </calcext:conditional-format>
          <calcext:conditional-format calcext:target-range-address="'docker-log-2018-08-27'.H182:'docker-log-2018-08-27'.H182">
            <calcext:condition calcext:apply-style-name="Accent" calcext:value="=MIN([.$G72:.$K72])" calcext:base-cell-address="'docker-log-2018-08-27'.H72"/>
          </calcext:conditional-format>
          <calcext:conditional-format calcext:target-range-address="'docker-log-2018-08-27'.H183:'docker-log-2018-08-27'.H183">
            <calcext:condition calcext:apply-style-name="Error" calcext:value="&gt;=900" calcext:base-cell-address="'docker-log-2018-08-27'.H73"/>
            <calcext:condition calcext:apply-style-name="Accent" calcext:value="=MIN([.$B73:.$F73])" calcext:base-cell-address="'docker-log-2018-08-27'.H73"/>
          </calcext:conditional-format>
          <calcext:conditional-format calcext:target-range-address="'docker-log-2018-08-27'.H183:'docker-log-2018-08-27'.H183">
            <calcext:condition calcext:apply-style-name="Accent" calcext:value="=MIN([.$G73:.$K73])" calcext:base-cell-address="'docker-log-2018-08-27'.H73"/>
          </calcext:conditional-format>
          <calcext:conditional-format calcext:target-range-address="'docker-log-2018-08-27'.H184:'docker-log-2018-08-27'.H184">
            <calcext:condition calcext:apply-style-name="Error" calcext:value="&gt;=900" calcext:base-cell-address="'docker-log-2018-08-27'.H74"/>
            <calcext:condition calcext:apply-style-name="Accent" calcext:value="=MIN([.$B74:.$F74])" calcext:base-cell-address="'docker-log-2018-08-27'.H74"/>
          </calcext:conditional-format>
          <calcext:conditional-format calcext:target-range-address="'docker-log-2018-08-27'.H184:'docker-log-2018-08-27'.H184">
            <calcext:condition calcext:apply-style-name="Accent" calcext:value="=MIN([.$G74:.$K74])" calcext:base-cell-address="'docker-log-2018-08-27'.H74"/>
          </calcext:conditional-format>
          <calcext:conditional-format calcext:target-range-address="'docker-log-2018-08-27'.H185:'docker-log-2018-08-27'.H185">
            <calcext:condition calcext:apply-style-name="Error" calcext:value="&gt;=900" calcext:base-cell-address="'docker-log-2018-08-27'.H75"/>
            <calcext:condition calcext:apply-style-name="Accent" calcext:value="=MIN([.$B75:.$F75])" calcext:base-cell-address="'docker-log-2018-08-27'.H75"/>
          </calcext:conditional-format>
          <calcext:conditional-format calcext:target-range-address="'docker-log-2018-08-27'.H185:'docker-log-2018-08-27'.H185">
            <calcext:condition calcext:apply-style-name="Accent" calcext:value="=MIN([.$G75:.$K75])" calcext:base-cell-address="'docker-log-2018-08-27'.H75"/>
          </calcext:conditional-format>
          <calcext:conditional-format calcext:target-range-address="'docker-log-2018-08-27'.H186:'docker-log-2018-08-27'.H186">
            <calcext:condition calcext:apply-style-name="Error" calcext:value="&gt;=900" calcext:base-cell-address="'docker-log-2018-08-27'.H76"/>
            <calcext:condition calcext:apply-style-name="Accent" calcext:value="=MIN([.$B76:.$F76])" calcext:base-cell-address="'docker-log-2018-08-27'.H76"/>
          </calcext:conditional-format>
          <calcext:conditional-format calcext:target-range-address="'docker-log-2018-08-27'.H186:'docker-log-2018-08-27'.H186">
            <calcext:condition calcext:apply-style-name="Accent" calcext:value="=MIN([.$G76:.$K76])" calcext:base-cell-address="'docker-log-2018-08-27'.H76"/>
          </calcext:conditional-format>
          <calcext:conditional-format calcext:target-range-address="'docker-log-2018-08-27'.H187:'docker-log-2018-08-27'.H187">
            <calcext:condition calcext:apply-style-name="Error" calcext:value="&gt;=900" calcext:base-cell-address="'docker-log-2018-08-27'.H77"/>
            <calcext:condition calcext:apply-style-name="Accent" calcext:value="=MIN([.$B77:.$F77])" calcext:base-cell-address="'docker-log-2018-08-27'.H77"/>
          </calcext:conditional-format>
          <calcext:conditional-format calcext:target-range-address="'docker-log-2018-08-27'.H187:'docker-log-2018-08-27'.H187">
            <calcext:condition calcext:apply-style-name="Accent" calcext:value="=MIN([.$G77:.$K77])" calcext:base-cell-address="'docker-log-2018-08-27'.H77"/>
          </calcext:conditional-format>
          <calcext:conditional-format calcext:target-range-address="'docker-log-2018-08-27'.H188:'docker-log-2018-08-27'.H188">
            <calcext:condition calcext:apply-style-name="Error" calcext:value="&gt;=900" calcext:base-cell-address="'docker-log-2018-08-27'.H78"/>
            <calcext:condition calcext:apply-style-name="Accent" calcext:value="=MIN([.$B78:.$F78])" calcext:base-cell-address="'docker-log-2018-08-27'.H78"/>
          </calcext:conditional-format>
          <calcext:conditional-format calcext:target-range-address="'docker-log-2018-08-27'.H188:'docker-log-2018-08-27'.H188">
            <calcext:condition calcext:apply-style-name="Accent" calcext:value="=MIN([.$G78:.$K78])" calcext:base-cell-address="'docker-log-2018-08-27'.H78"/>
          </calcext:conditional-format>
          <calcext:conditional-format calcext:target-range-address="'docker-log-2018-08-27'.H189:'docker-log-2018-08-27'.H189">
            <calcext:condition calcext:apply-style-name="Error" calcext:value="&gt;=900" calcext:base-cell-address="'docker-log-2018-08-27'.H79"/>
            <calcext:condition calcext:apply-style-name="Accent" calcext:value="=MIN([.$B79:.$F79])" calcext:base-cell-address="'docker-log-2018-08-27'.H79"/>
          </calcext:conditional-format>
          <calcext:conditional-format calcext:target-range-address="'docker-log-2018-08-27'.H189:'docker-log-2018-08-27'.H189">
            <calcext:condition calcext:apply-style-name="Accent" calcext:value="=MIN([.$G79:.$K79])" calcext:base-cell-address="'docker-log-2018-08-27'.H79"/>
          </calcext:conditional-format>
          <calcext:conditional-format calcext:target-range-address="'docker-log-2018-08-27'.H190:'docker-log-2018-08-27'.H190">
            <calcext:condition calcext:apply-style-name="Error" calcext:value="&gt;=900" calcext:base-cell-address="'docker-log-2018-08-27'.H80"/>
            <calcext:condition calcext:apply-style-name="Accent" calcext:value="=MIN([.$B80:.$F80])" calcext:base-cell-address="'docker-log-2018-08-27'.H80"/>
          </calcext:conditional-format>
          <calcext:conditional-format calcext:target-range-address="'docker-log-2018-08-27'.H190:'docker-log-2018-08-27'.H190">
            <calcext:condition calcext:apply-style-name="Accent" calcext:value="=MIN([.$G80:.$K80])" calcext:base-cell-address="'docker-log-2018-08-27'.H80"/>
          </calcext:conditional-format>
          <calcext:conditional-format calcext:target-range-address="'docker-log-2018-08-27'.H191:'docker-log-2018-08-27'.H191">
            <calcext:condition calcext:apply-style-name="Error" calcext:value="&gt;=900" calcext:base-cell-address="'docker-log-2018-08-27'.H81"/>
            <calcext:condition calcext:apply-style-name="Accent" calcext:value="=MIN([.$B81:.$F81])" calcext:base-cell-address="'docker-log-2018-08-27'.H81"/>
          </calcext:conditional-format>
          <calcext:conditional-format calcext:target-range-address="'docker-log-2018-08-27'.H191:'docker-log-2018-08-27'.H191">
            <calcext:condition calcext:apply-style-name="Accent" calcext:value="=MIN([.$G81:.$K81])" calcext:base-cell-address="'docker-log-2018-08-27'.H81"/>
          </calcext:conditional-format>
          <calcext:conditional-format calcext:target-range-address="'docker-log-2018-08-27'.H192:'docker-log-2018-08-27'.H192">
            <calcext:condition calcext:apply-style-name="Error" calcext:value="&gt;=900" calcext:base-cell-address="'docker-log-2018-08-27'.H82"/>
            <calcext:condition calcext:apply-style-name="Accent" calcext:value="=MIN([.$B82:.$F82])" calcext:base-cell-address="'docker-log-2018-08-27'.H82"/>
          </calcext:conditional-format>
          <calcext:conditional-format calcext:target-range-address="'docker-log-2018-08-27'.H192:'docker-log-2018-08-27'.H192">
            <calcext:condition calcext:apply-style-name="Accent" calcext:value="=MIN([.$G82:.$K82])" calcext:base-cell-address="'docker-log-2018-08-27'.H82"/>
          </calcext:conditional-format>
          <calcext:conditional-format calcext:target-range-address="'docker-log-2018-08-27'.H193:'docker-log-2018-08-27'.H193">
            <calcext:condition calcext:apply-style-name="Error" calcext:value="&gt;=900" calcext:base-cell-address="'docker-log-2018-08-27'.H83"/>
            <calcext:condition calcext:apply-style-name="Accent" calcext:value="=MIN([.$B83:.$F83])" calcext:base-cell-address="'docker-log-2018-08-27'.H83"/>
          </calcext:conditional-format>
          <calcext:conditional-format calcext:target-range-address="'docker-log-2018-08-27'.H193:'docker-log-2018-08-27'.H193">
            <calcext:condition calcext:apply-style-name="Accent" calcext:value="=MIN([.$G83:.$K83])" calcext:base-cell-address="'docker-log-2018-08-27'.H83"/>
          </calcext:conditional-format>
          <calcext:conditional-format calcext:target-range-address="'docker-log-2018-08-27'.H194:'docker-log-2018-08-27'.H194">
            <calcext:condition calcext:apply-style-name="Error" calcext:value="&gt;=900" calcext:base-cell-address="'docker-log-2018-08-27'.H84"/>
            <calcext:condition calcext:apply-style-name="Accent" calcext:value="=MIN([.$B84:.$F84])" calcext:base-cell-address="'docker-log-2018-08-27'.H84"/>
          </calcext:conditional-format>
          <calcext:conditional-format calcext:target-range-address="'docker-log-2018-08-27'.H194:'docker-log-2018-08-27'.H194">
            <calcext:condition calcext:apply-style-name="Accent" calcext:value="=MIN([.$G84:.$K84])" calcext:base-cell-address="'docker-log-2018-08-27'.H84"/>
          </calcext:conditional-format>
          <calcext:conditional-format calcext:target-range-address="'docker-log-2018-08-27'.H195:'docker-log-2018-08-27'.H195">
            <calcext:condition calcext:apply-style-name="Error" calcext:value="&gt;=900" calcext:base-cell-address="'docker-log-2018-08-27'.H85"/>
            <calcext:condition calcext:apply-style-name="Accent" calcext:value="=MIN([.$B85:.$F85])" calcext:base-cell-address="'docker-log-2018-08-27'.H85"/>
          </calcext:conditional-format>
          <calcext:conditional-format calcext:target-range-address="'docker-log-2018-08-27'.H195:'docker-log-2018-08-27'.H195">
            <calcext:condition calcext:apply-style-name="Accent" calcext:value="=MIN([.$G85:.$K85])" calcext:base-cell-address="'docker-log-2018-08-27'.H85"/>
          </calcext:conditional-format>
          <calcext:conditional-format calcext:target-range-address="'docker-log-2018-08-27'.H196:'docker-log-2018-08-27'.H196">
            <calcext:condition calcext:apply-style-name="Error" calcext:value="&gt;=900" calcext:base-cell-address="'docker-log-2018-08-27'.H86"/>
            <calcext:condition calcext:apply-style-name="Accent" calcext:value="=MIN([.$B86:.$F86])" calcext:base-cell-address="'docker-log-2018-08-27'.H86"/>
          </calcext:conditional-format>
          <calcext:conditional-format calcext:target-range-address="'docker-log-2018-08-27'.H196:'docker-log-2018-08-27'.H196">
            <calcext:condition calcext:apply-style-name="Accent" calcext:value="=MIN([.$G86:.$K86])" calcext:base-cell-address="'docker-log-2018-08-27'.H86"/>
          </calcext:conditional-format>
          <calcext:conditional-format calcext:target-range-address="'docker-log-2018-08-27'.H197:'docker-log-2018-08-27'.H197">
            <calcext:condition calcext:apply-style-name="Error" calcext:value="&gt;=900" calcext:base-cell-address="'docker-log-2018-08-27'.H87"/>
            <calcext:condition calcext:apply-style-name="Accent" calcext:value="=MIN([.$B87:.$F87])" calcext:base-cell-address="'docker-log-2018-08-27'.H87"/>
          </calcext:conditional-format>
          <calcext:conditional-format calcext:target-range-address="'docker-log-2018-08-27'.H197:'docker-log-2018-08-27'.H197">
            <calcext:condition calcext:apply-style-name="Accent" calcext:value="=MIN([.$G87:.$K87])" calcext:base-cell-address="'docker-log-2018-08-27'.H87"/>
          </calcext:conditional-format>
          <calcext:conditional-format calcext:target-range-address="'docker-log-2018-08-27'.H198:'docker-log-2018-08-27'.H198">
            <calcext:condition calcext:apply-style-name="Error" calcext:value="&gt;=900" calcext:base-cell-address="'docker-log-2018-08-27'.H88"/>
            <calcext:condition calcext:apply-style-name="Accent" calcext:value="=MIN([.$B88:.$F88])" calcext:base-cell-address="'docker-log-2018-08-27'.H88"/>
          </calcext:conditional-format>
          <calcext:conditional-format calcext:target-range-address="'docker-log-2018-08-27'.H198:'docker-log-2018-08-27'.H198">
            <calcext:condition calcext:apply-style-name="Accent" calcext:value="=MIN([.$G88:.$K88])" calcext:base-cell-address="'docker-log-2018-08-27'.H88"/>
          </calcext:conditional-format>
          <calcext:conditional-format calcext:target-range-address="'docker-log-2018-08-27'.H199:'docker-log-2018-08-27'.H199">
            <calcext:condition calcext:apply-style-name="Error" calcext:value="&gt;=900" calcext:base-cell-address="'docker-log-2018-08-27'.H89"/>
            <calcext:condition calcext:apply-style-name="Accent" calcext:value="=MIN([.$B89:.$F89])" calcext:base-cell-address="'docker-log-2018-08-27'.H89"/>
          </calcext:conditional-format>
          <calcext:conditional-format calcext:target-range-address="'docker-log-2018-08-27'.H199:'docker-log-2018-08-27'.H199">
            <calcext:condition calcext:apply-style-name="Accent" calcext:value="=MIN([.$G89:.$K89])" calcext:base-cell-address="'docker-log-2018-08-27'.H89"/>
          </calcext:conditional-format>
          <calcext:conditional-format calcext:target-range-address="'docker-log-2018-08-27'.H200:'docker-log-2018-08-27'.H200">
            <calcext:condition calcext:apply-style-name="Error" calcext:value="&gt;=900" calcext:base-cell-address="'docker-log-2018-08-27'.H90"/>
            <calcext:condition calcext:apply-style-name="Accent" calcext:value="=MIN([.$B90:.$F90])" calcext:base-cell-address="'docker-log-2018-08-27'.H90"/>
          </calcext:conditional-format>
          <calcext:conditional-format calcext:target-range-address="'docker-log-2018-08-27'.H200:'docker-log-2018-08-27'.H200">
            <calcext:condition calcext:apply-style-name="Accent" calcext:value="=MIN([.$G90:.$K90])" calcext:base-cell-address="'docker-log-2018-08-27'.H90"/>
          </calcext:conditional-format>
          <calcext:conditional-format calcext:target-range-address="'docker-log-2018-08-27'.H201:'docker-log-2018-08-27'.H201">
            <calcext:condition calcext:apply-style-name="Error" calcext:value="&gt;=900" calcext:base-cell-address="'docker-log-2018-08-27'.H91"/>
            <calcext:condition calcext:apply-style-name="Accent" calcext:value="=MIN([.$B91:.$F91])" calcext:base-cell-address="'docker-log-2018-08-27'.H91"/>
          </calcext:conditional-format>
          <calcext:conditional-format calcext:target-range-address="'docker-log-2018-08-27'.H201:'docker-log-2018-08-27'.H201">
            <calcext:condition calcext:apply-style-name="Accent" calcext:value="=MIN([.$G91:.$K91])" calcext:base-cell-address="'docker-log-2018-08-27'.H91"/>
          </calcext:conditional-format>
          <calcext:conditional-format calcext:target-range-address="'docker-log-2018-08-27'.H202:'docker-log-2018-08-27'.H202">
            <calcext:condition calcext:apply-style-name="Error" calcext:value="&gt;=900" calcext:base-cell-address="'docker-log-2018-08-27'.H92"/>
            <calcext:condition calcext:apply-style-name="Accent" calcext:value="=MIN([.$B92:.$F92])" calcext:base-cell-address="'docker-log-2018-08-27'.H92"/>
          </calcext:conditional-format>
          <calcext:conditional-format calcext:target-range-address="'docker-log-2018-08-27'.H202:'docker-log-2018-08-27'.H202">
            <calcext:condition calcext:apply-style-name="Accent" calcext:value="=MIN([.$G92:.$K92])" calcext:base-cell-address="'docker-log-2018-08-27'.H92"/>
          </calcext:conditional-format>
          <calcext:conditional-format calcext:target-range-address="'docker-log-2018-08-27'.H203:'docker-log-2018-08-27'.H203">
            <calcext:condition calcext:apply-style-name="Error" calcext:value="&gt;=900" calcext:base-cell-address="'docker-log-2018-08-27'.H93"/>
            <calcext:condition calcext:apply-style-name="Accent" calcext:value="=MIN([.$B93:.$F93])" calcext:base-cell-address="'docker-log-2018-08-27'.H93"/>
          </calcext:conditional-format>
          <calcext:conditional-format calcext:target-range-address="'docker-log-2018-08-27'.H203:'docker-log-2018-08-27'.H203">
            <calcext:condition calcext:apply-style-name="Accent" calcext:value="=MIN([.$G93:.$K93])" calcext:base-cell-address="'docker-log-2018-08-27'.H93"/>
          </calcext:conditional-format>
          <calcext:conditional-format calcext:target-range-address="'docker-log-2018-08-27'.H204:'docker-log-2018-08-27'.H204">
            <calcext:condition calcext:apply-style-name="Error" calcext:value="&gt;=900" calcext:base-cell-address="'docker-log-2018-08-27'.H94"/>
            <calcext:condition calcext:apply-style-name="Accent" calcext:value="=MIN([.$B94:.$F94])" calcext:base-cell-address="'docker-log-2018-08-27'.H94"/>
          </calcext:conditional-format>
          <calcext:conditional-format calcext:target-range-address="'docker-log-2018-08-27'.H204:'docker-log-2018-08-27'.H204">
            <calcext:condition calcext:apply-style-name="Accent" calcext:value="=MIN([.$G94:.$K94])" calcext:base-cell-address="'docker-log-2018-08-27'.H94"/>
          </calcext:conditional-format>
          <calcext:conditional-format calcext:target-range-address="'docker-log-2018-08-27'.H205:'docker-log-2018-08-27'.H205">
            <calcext:condition calcext:apply-style-name="Error" calcext:value="&gt;=900" calcext:base-cell-address="'docker-log-2018-08-27'.H95"/>
            <calcext:condition calcext:apply-style-name="Accent" calcext:value="=MIN([.$B95:.$F95])" calcext:base-cell-address="'docker-log-2018-08-27'.H95"/>
          </calcext:conditional-format>
          <calcext:conditional-format calcext:target-range-address="'docker-log-2018-08-27'.H205:'docker-log-2018-08-27'.H205">
            <calcext:condition calcext:apply-style-name="Accent" calcext:value="=MIN([.$G95:.$K95])" calcext:base-cell-address="'docker-log-2018-08-27'.H95"/>
          </calcext:conditional-format>
          <calcext:conditional-format calcext:target-range-address="'docker-log-2018-08-27'.H206:'docker-log-2018-08-27'.H206">
            <calcext:condition calcext:apply-style-name="Error" calcext:value="&gt;=900" calcext:base-cell-address="'docker-log-2018-08-27'.H96"/>
            <calcext:condition calcext:apply-style-name="Accent" calcext:value="=MIN([.$B96:.$F96])" calcext:base-cell-address="'docker-log-2018-08-27'.H96"/>
          </calcext:conditional-format>
          <calcext:conditional-format calcext:target-range-address="'docker-log-2018-08-27'.H206:'docker-log-2018-08-27'.H206">
            <calcext:condition calcext:apply-style-name="Accent" calcext:value="=MIN([.$G96:.$K96])" calcext:base-cell-address="'docker-log-2018-08-27'.H96"/>
          </calcext:conditional-format>
          <calcext:conditional-format calcext:target-range-address="'docker-log-2018-08-27'.H207:'docker-log-2018-08-27'.H207">
            <calcext:condition calcext:apply-style-name="Error" calcext:value="&gt;=900" calcext:base-cell-address="'docker-log-2018-08-27'.H97"/>
            <calcext:condition calcext:apply-style-name="Accent" calcext:value="=MIN([.$B97:.$F97])" calcext:base-cell-address="'docker-log-2018-08-27'.H97"/>
          </calcext:conditional-format>
          <calcext:conditional-format calcext:target-range-address="'docker-log-2018-08-27'.H207:'docker-log-2018-08-27'.H207">
            <calcext:condition calcext:apply-style-name="Accent" calcext:value="=MIN([.$G97:.$K97])" calcext:base-cell-address="'docker-log-2018-08-27'.H97"/>
          </calcext:conditional-format>
          <calcext:conditional-format calcext:target-range-address="'docker-log-2018-08-27'.H208:'docker-log-2018-08-27'.H208">
            <calcext:condition calcext:apply-style-name="Error" calcext:value="&gt;=900" calcext:base-cell-address="'docker-log-2018-08-27'.H98"/>
            <calcext:condition calcext:apply-style-name="Accent" calcext:value="=MIN([.$B98:.$F98])" calcext:base-cell-address="'docker-log-2018-08-27'.H98"/>
          </calcext:conditional-format>
          <calcext:conditional-format calcext:target-range-address="'docker-log-2018-08-27'.H208:'docker-log-2018-08-27'.H208">
            <calcext:condition calcext:apply-style-name="Accent" calcext:value="=MIN([.$G98:.$K98])" calcext:base-cell-address="'docker-log-2018-08-27'.H98"/>
          </calcext:conditional-format>
          <calcext:conditional-format calcext:target-range-address="'docker-log-2018-08-27'.H209:'docker-log-2018-08-27'.H209">
            <calcext:condition calcext:apply-style-name="Error" calcext:value="&gt;=900" calcext:base-cell-address="'docker-log-2018-08-27'.H99"/>
            <calcext:condition calcext:apply-style-name="Accent" calcext:value="=MIN([.$B99:.$F99])" calcext:base-cell-address="'docker-log-2018-08-27'.H99"/>
          </calcext:conditional-format>
          <calcext:conditional-format calcext:target-range-address="'docker-log-2018-08-27'.H209:'docker-log-2018-08-27'.H209">
            <calcext:condition calcext:apply-style-name="Accent" calcext:value="=MIN([.$G99:.$K99])" calcext:base-cell-address="'docker-log-2018-08-27'.H99"/>
          </calcext:conditional-format>
          <calcext:conditional-format calcext:target-range-address="'docker-log-2018-08-27'.H210:'docker-log-2018-08-27'.H210">
            <calcext:condition calcext:apply-style-name="Error" calcext:value="&gt;=900" calcext:base-cell-address="'docker-log-2018-08-27'.H100"/>
            <calcext:condition calcext:apply-style-name="Accent" calcext:value="=MIN([.$B100:.$F100])" calcext:base-cell-address="'docker-log-2018-08-27'.H100"/>
          </calcext:conditional-format>
          <calcext:conditional-format calcext:target-range-address="'docker-log-2018-08-27'.H210:'docker-log-2018-08-27'.H210">
            <calcext:condition calcext:apply-style-name="Accent" calcext:value="=MIN([.$G100:.$K100])" calcext:base-cell-address="'docker-log-2018-08-27'.H100"/>
          </calcext:conditional-format>
          <calcext:conditional-format calcext:target-range-address="'docker-log-2018-08-27'.H211:'docker-log-2018-08-27'.H211">
            <calcext:condition calcext:apply-style-name="Error" calcext:value="&gt;=900" calcext:base-cell-address="'docker-log-2018-08-27'.H101"/>
            <calcext:condition calcext:apply-style-name="Accent" calcext:value="=MIN([.$B101:.$F101])" calcext:base-cell-address="'docker-log-2018-08-27'.H101"/>
          </calcext:conditional-format>
          <calcext:conditional-format calcext:target-range-address="'docker-log-2018-08-27'.H211:'docker-log-2018-08-27'.H211">
            <calcext:condition calcext:apply-style-name="Accent" calcext:value="=MIN([.$G101:.$K101])" calcext:base-cell-address="'docker-log-2018-08-27'.H101"/>
          </calcext:conditional-format>
          <calcext:conditional-format calcext:target-range-address="'docker-log-2018-08-27'.H212:'docker-log-2018-08-27'.H212">
            <calcext:condition calcext:apply-style-name="Error" calcext:value="&gt;=900" calcext:base-cell-address="'docker-log-2018-08-27'.H102"/>
            <calcext:condition calcext:apply-style-name="Accent" calcext:value="=MIN([.$B102:.$F102])" calcext:base-cell-address="'docker-log-2018-08-27'.H102"/>
          </calcext:conditional-format>
          <calcext:conditional-format calcext:target-range-address="'docker-log-2018-08-27'.H212:'docker-log-2018-08-27'.H212">
            <calcext:condition calcext:apply-style-name="Accent" calcext:value="=MIN([.$G102:.$K102])" calcext:base-cell-address="'docker-log-2018-08-27'.H102"/>
          </calcext:conditional-format>
          <calcext:conditional-format calcext:target-range-address="'docker-log-2018-08-27'.H213:'docker-log-2018-08-27'.H213">
            <calcext:condition calcext:apply-style-name="Error" calcext:value="&gt;=900" calcext:base-cell-address="'docker-log-2018-08-27'.H103"/>
            <calcext:condition calcext:apply-style-name="Accent" calcext:value="=MIN([.$B103:.$F103])" calcext:base-cell-address="'docker-log-2018-08-27'.H103"/>
          </calcext:conditional-format>
          <calcext:conditional-format calcext:target-range-address="'docker-log-2018-08-27'.H213:'docker-log-2018-08-27'.H213">
            <calcext:condition calcext:apply-style-name="Accent" calcext:value="=MIN([.$G103:.$K103])" calcext:base-cell-address="'docker-log-2018-08-27'.H103"/>
          </calcext:conditional-format>
          <calcext:conditional-format calcext:target-range-address="'docker-log-2018-08-27'.H214:'docker-log-2018-08-27'.H214">
            <calcext:condition calcext:apply-style-name="Error" calcext:value="&gt;=900" calcext:base-cell-address="'docker-log-2018-08-27'.H104"/>
            <calcext:condition calcext:apply-style-name="Accent" calcext:value="=MIN([.$B104:.$F104])" calcext:base-cell-address="'docker-log-2018-08-27'.H104"/>
          </calcext:conditional-format>
          <calcext:conditional-format calcext:target-range-address="'docker-log-2018-08-27'.H214:'docker-log-2018-08-27'.H214">
            <calcext:condition calcext:apply-style-name="Accent" calcext:value="=MIN([.$G104:.$K104])" calcext:base-cell-address="'docker-log-2018-08-27'.H104"/>
          </calcext:conditional-format>
          <calcext:conditional-format calcext:target-range-address="'docker-log-2018-08-27'.H215:'docker-log-2018-08-27'.H215">
            <calcext:condition calcext:apply-style-name="Error" calcext:value="&gt;=900" calcext:base-cell-address="'docker-log-2018-08-27'.H105"/>
            <calcext:condition calcext:apply-style-name="Accent" calcext:value="=MIN([.$B105:.$F105])" calcext:base-cell-address="'docker-log-2018-08-27'.H105"/>
          </calcext:conditional-format>
          <calcext:conditional-format calcext:target-range-address="'docker-log-2018-08-27'.H215:'docker-log-2018-08-27'.H215">
            <calcext:condition calcext:apply-style-name="Accent" calcext:value="=MIN([.$G105:.$K105])" calcext:base-cell-address="'docker-log-2018-08-27'.H105"/>
          </calcext:conditional-format>
          <calcext:conditional-format calcext:target-range-address="'docker-log-2018-08-27'.H216:'docker-log-2018-08-27'.H216">
            <calcext:condition calcext:apply-style-name="Error" calcext:value="&gt;=900" calcext:base-cell-address="'docker-log-2018-08-27'.H106"/>
            <calcext:condition calcext:apply-style-name="Accent" calcext:value="=MIN([.$B106:.$F106])" calcext:base-cell-address="'docker-log-2018-08-27'.H106"/>
          </calcext:conditional-format>
          <calcext:conditional-format calcext:target-range-address="'docker-log-2018-08-27'.H216:'docker-log-2018-08-27'.H216">
            <calcext:condition calcext:apply-style-name="Accent" calcext:value="=MIN([.$G106:.$K106])" calcext:base-cell-address="'docker-log-2018-08-27'.H106"/>
          </calcext:conditional-format>
          <calcext:conditional-format calcext:target-range-address="'docker-log-2018-08-27'.H217:'docker-log-2018-08-27'.H217">
            <calcext:condition calcext:apply-style-name="Error" calcext:value="&gt;=900" calcext:base-cell-address="'docker-log-2018-08-27'.H107"/>
            <calcext:condition calcext:apply-style-name="Accent" calcext:value="=MIN([.$B107:.$F107])" calcext:base-cell-address="'docker-log-2018-08-27'.H107"/>
          </calcext:conditional-format>
          <calcext:conditional-format calcext:target-range-address="'docker-log-2018-08-27'.H217:'docker-log-2018-08-27'.H217">
            <calcext:condition calcext:apply-style-name="Accent" calcext:value="=MIN([.$G107:.$K107])" calcext:base-cell-address="'docker-log-2018-08-27'.H107"/>
          </calcext:conditional-format>
          <calcext:conditional-format calcext:target-range-address="'docker-log-2018-08-27'.H218:'docker-log-2018-08-27'.H218">
            <calcext:condition calcext:apply-style-name="Error" calcext:value="&gt;=900" calcext:base-cell-address="'docker-log-2018-08-27'.H108"/>
            <calcext:condition calcext:apply-style-name="Accent" calcext:value="=MIN([.$B108:.$F108])" calcext:base-cell-address="'docker-log-2018-08-27'.H108"/>
          </calcext:conditional-format>
          <calcext:conditional-format calcext:target-range-address="'docker-log-2018-08-27'.H218:'docker-log-2018-08-27'.H218">
            <calcext:condition calcext:apply-style-name="Accent" calcext:value="=MIN([.$G108:.$K108])" calcext:base-cell-address="'docker-log-2018-08-27'.H108"/>
          </calcext:conditional-format>
          <calcext:conditional-format calcext:target-range-address="'docker-log-2018-08-27'.H219:'docker-log-2018-08-27'.H219">
            <calcext:condition calcext:apply-style-name="Error" calcext:value="&gt;=900" calcext:base-cell-address="'docker-log-2018-08-27'.H109"/>
            <calcext:condition calcext:apply-style-name="Accent" calcext:value="=MIN([.$B109:.$F109])" calcext:base-cell-address="'docker-log-2018-08-27'.H109"/>
          </calcext:conditional-format>
          <calcext:conditional-format calcext:target-range-address="'docker-log-2018-08-27'.H219:'docker-log-2018-08-27'.H219">
            <calcext:condition calcext:apply-style-name="Accent" calcext:value="=MIN([.$G109:.$K109])" calcext:base-cell-address="'docker-log-2018-08-27'.H109"/>
          </calcext:conditional-format>
          <calcext:conditional-format calcext:target-range-address="'docker-log-2018-08-27'.H220:'docker-log-2018-08-27'.H220">
            <calcext:condition calcext:apply-style-name="Error" calcext:value="&gt;=900" calcext:base-cell-address="'docker-log-2018-08-27'.H110"/>
            <calcext:condition calcext:apply-style-name="Accent" calcext:value="=MIN([.$B110:.$F110])" calcext:base-cell-address="'docker-log-2018-08-27'.H110"/>
          </calcext:conditional-format>
          <calcext:conditional-format calcext:target-range-address="'docker-log-2018-08-27'.H220:'docker-log-2018-08-27'.H220">
            <calcext:condition calcext:apply-style-name="Accent" calcext:value="=MIN([.$G110:.$K110])" calcext:base-cell-address="'docker-log-2018-08-27'.H110"/>
          </calcext:conditional-format>
          <calcext:conditional-format calcext:target-range-address="'docker-log-2018-08-27'.H221:'docker-log-2018-08-27'.H221">
            <calcext:condition calcext:apply-style-name="Error" calcext:value="&gt;=900" calcext:base-cell-address="'docker-log-2018-08-27'.H111"/>
            <calcext:condition calcext:apply-style-name="Accent" calcext:value="=MIN([.$B111:.$F111])" calcext:base-cell-address="'docker-log-2018-08-27'.H111"/>
          </calcext:conditional-format>
          <calcext:conditional-format calcext:target-range-address="'docker-log-2018-08-27'.H221:'docker-log-2018-08-27'.H221">
            <calcext:condition calcext:apply-style-name="Accent" calcext:value="=MIN([.$G111:.$K111])" calcext:base-cell-address="'docker-log-2018-08-27'.H111"/>
          </calcext:conditional-format>
          <calcext:conditional-format calcext:target-range-address="'docker-log-2018-08-27'.H222:'docker-log-2018-08-27'.H222">
            <calcext:condition calcext:apply-style-name="Error" calcext:value="&gt;=900" calcext:base-cell-address="'docker-log-2018-08-27'.H112"/>
            <calcext:condition calcext:apply-style-name="Accent" calcext:value="=MIN([.$B112:.$F112])" calcext:base-cell-address="'docker-log-2018-08-27'.H112"/>
          </calcext:conditional-format>
          <calcext:conditional-format calcext:target-range-address="'docker-log-2018-08-27'.H222:'docker-log-2018-08-27'.H222">
            <calcext:condition calcext:apply-style-name="Accent" calcext:value="=MIN([.$G112:.$K112])" calcext:base-cell-address="'docker-log-2018-08-27'.H112"/>
          </calcext:conditional-format>
          <calcext:conditional-format calcext:target-range-address="'docker-log-2018-08-27'.H223:'docker-log-2018-08-27'.H223">
            <calcext:condition calcext:apply-style-name="Error" calcext:value="&gt;=900" calcext:base-cell-address="'docker-log-2018-08-27'.H113"/>
            <calcext:condition calcext:apply-style-name="Accent" calcext:value="=MIN([.$B113:.$F113])" calcext:base-cell-address="'docker-log-2018-08-27'.H113"/>
          </calcext:conditional-format>
          <calcext:conditional-format calcext:target-range-address="'docker-log-2018-08-27'.H223:'docker-log-2018-08-27'.H223">
            <calcext:condition calcext:apply-style-name="Accent" calcext:value="=MIN([.$G113:.$K113])" calcext:base-cell-address="'docker-log-2018-08-27'.H113"/>
          </calcext:conditional-format>
          <calcext:conditional-format calcext:target-range-address="'docker-log-2018-08-27'.I114:'docker-log-2018-08-27'.I114">
            <calcext:condition calcext:apply-style-name="Error" calcext:value="&gt;=900" calcext:base-cell-address="'docker-log-2018-08-27'.I4"/>
            <calcext:condition calcext:apply-style-name="Accent" calcext:value="=MIN([.$B4:.$F4])" calcext:base-cell-address="'docker-log-2018-08-27'.I4"/>
          </calcext:conditional-format>
          <calcext:conditional-format calcext:target-range-address="'docker-log-2018-08-27'.I114:'docker-log-2018-08-27'.I114">
            <calcext:condition calcext:apply-style-name="Accent" calcext:value="=MIN([.$G4:.$K4])" calcext:base-cell-address="'docker-log-2018-08-27'.I4"/>
          </calcext:conditional-format>
          <calcext:conditional-format calcext:target-range-address="'docker-log-2018-08-27'.I115:'docker-log-2018-08-27'.I115">
            <calcext:condition calcext:apply-style-name="Error" calcext:value="&gt;=900" calcext:base-cell-address="'docker-log-2018-08-27'.I5"/>
            <calcext:condition calcext:apply-style-name="Accent" calcext:value="=MIN([.$B5:.$F5])" calcext:base-cell-address="'docker-log-2018-08-27'.I5"/>
          </calcext:conditional-format>
          <calcext:conditional-format calcext:target-range-address="'docker-log-2018-08-27'.I115:'docker-log-2018-08-27'.I115">
            <calcext:condition calcext:apply-style-name="Accent" calcext:value="=MIN([.$G5:.$K5])" calcext:base-cell-address="'docker-log-2018-08-27'.I5"/>
          </calcext:conditional-format>
          <calcext:conditional-format calcext:target-range-address="'docker-log-2018-08-27'.I116:'docker-log-2018-08-27'.I116">
            <calcext:condition calcext:apply-style-name="Error" calcext:value="&gt;=900" calcext:base-cell-address="'docker-log-2018-08-27'.I6"/>
            <calcext:condition calcext:apply-style-name="Accent" calcext:value="=MIN([.$B6:.$F6])" calcext:base-cell-address="'docker-log-2018-08-27'.I6"/>
          </calcext:conditional-format>
          <calcext:conditional-format calcext:target-range-address="'docker-log-2018-08-27'.I116:'docker-log-2018-08-27'.I116">
            <calcext:condition calcext:apply-style-name="Accent" calcext:value="=MIN([.$G6:.$K6])" calcext:base-cell-address="'docker-log-2018-08-27'.I6"/>
          </calcext:conditional-format>
          <calcext:conditional-format calcext:target-range-address="'docker-log-2018-08-27'.I117:'docker-log-2018-08-27'.I117">
            <calcext:condition calcext:apply-style-name="Error" calcext:value="&gt;=900" calcext:base-cell-address="'docker-log-2018-08-27'.I7"/>
            <calcext:condition calcext:apply-style-name="Accent" calcext:value="=MIN([.$B7:.$F7])" calcext:base-cell-address="'docker-log-2018-08-27'.I7"/>
          </calcext:conditional-format>
          <calcext:conditional-format calcext:target-range-address="'docker-log-2018-08-27'.I117:'docker-log-2018-08-27'.I117">
            <calcext:condition calcext:apply-style-name="Accent" calcext:value="=MIN([.$G7:.$K7])" calcext:base-cell-address="'docker-log-2018-08-27'.I7"/>
          </calcext:conditional-format>
          <calcext:conditional-format calcext:target-range-address="'docker-log-2018-08-27'.I118:'docker-log-2018-08-27'.I118">
            <calcext:condition calcext:apply-style-name="Error" calcext:value="&gt;=900" calcext:base-cell-address="'docker-log-2018-08-27'.I8"/>
            <calcext:condition calcext:apply-style-name="Accent" calcext:value="=MIN([.$B8:.$F8])" calcext:base-cell-address="'docker-log-2018-08-27'.I8"/>
          </calcext:conditional-format>
          <calcext:conditional-format calcext:target-range-address="'docker-log-2018-08-27'.I118:'docker-log-2018-08-27'.I118">
            <calcext:condition calcext:apply-style-name="Accent" calcext:value="=MIN([.$G8:.$K8])" calcext:base-cell-address="'docker-log-2018-08-27'.I8"/>
          </calcext:conditional-format>
          <calcext:conditional-format calcext:target-range-address="'docker-log-2018-08-27'.I119:'docker-log-2018-08-27'.I119">
            <calcext:condition calcext:apply-style-name="Error" calcext:value="&gt;=900" calcext:base-cell-address="'docker-log-2018-08-27'.I9"/>
            <calcext:condition calcext:apply-style-name="Accent" calcext:value="=MIN([.$B9:.$F9])" calcext:base-cell-address="'docker-log-2018-08-27'.I9"/>
          </calcext:conditional-format>
          <calcext:conditional-format calcext:target-range-address="'docker-log-2018-08-27'.I119:'docker-log-2018-08-27'.I119">
            <calcext:condition calcext:apply-style-name="Accent" calcext:value="=MIN([.$G9:.$K9])" calcext:base-cell-address="'docker-log-2018-08-27'.I9"/>
          </calcext:conditional-format>
          <calcext:conditional-format calcext:target-range-address="'docker-log-2018-08-27'.I120:'docker-log-2018-08-27'.I120">
            <calcext:condition calcext:apply-style-name="Error" calcext:value="&gt;=900" calcext:base-cell-address="'docker-log-2018-08-27'.I10"/>
            <calcext:condition calcext:apply-style-name="Accent" calcext:value="=MIN([.$B10:.$F10])" calcext:base-cell-address="'docker-log-2018-08-27'.I10"/>
          </calcext:conditional-format>
          <calcext:conditional-format calcext:target-range-address="'docker-log-2018-08-27'.I120:'docker-log-2018-08-27'.I120">
            <calcext:condition calcext:apply-style-name="Accent" calcext:value="=MIN([.$G10:.$K10])" calcext:base-cell-address="'docker-log-2018-08-27'.I10"/>
          </calcext:conditional-format>
          <calcext:conditional-format calcext:target-range-address="'docker-log-2018-08-27'.I121:'docker-log-2018-08-27'.I121">
            <calcext:condition calcext:apply-style-name="Error" calcext:value="&gt;=900" calcext:base-cell-address="'docker-log-2018-08-27'.I11"/>
            <calcext:condition calcext:apply-style-name="Accent" calcext:value="=MIN([.$B11:.$F11])" calcext:base-cell-address="'docker-log-2018-08-27'.I11"/>
          </calcext:conditional-format>
          <calcext:conditional-format calcext:target-range-address="'docker-log-2018-08-27'.I121:'docker-log-2018-08-27'.I121">
            <calcext:condition calcext:apply-style-name="Accent" calcext:value="=MIN([.$G11:.$K11])" calcext:base-cell-address="'docker-log-2018-08-27'.I11"/>
          </calcext:conditional-format>
          <calcext:conditional-format calcext:target-range-address="'docker-log-2018-08-27'.I122:'docker-log-2018-08-27'.I122">
            <calcext:condition calcext:apply-style-name="Error" calcext:value="&gt;=900" calcext:base-cell-address="'docker-log-2018-08-27'.I12"/>
            <calcext:condition calcext:apply-style-name="Accent" calcext:value="=MIN([.$B12:.$F12])" calcext:base-cell-address="'docker-log-2018-08-27'.I12"/>
          </calcext:conditional-format>
          <calcext:conditional-format calcext:target-range-address="'docker-log-2018-08-27'.I122:'docker-log-2018-08-27'.I122">
            <calcext:condition calcext:apply-style-name="Accent" calcext:value="=MIN([.$G12:.$K12])" calcext:base-cell-address="'docker-log-2018-08-27'.I12"/>
          </calcext:conditional-format>
          <calcext:conditional-format calcext:target-range-address="'docker-log-2018-08-27'.I123:'docker-log-2018-08-27'.I123">
            <calcext:condition calcext:apply-style-name="Error" calcext:value="&gt;=900" calcext:base-cell-address="'docker-log-2018-08-27'.I13"/>
            <calcext:condition calcext:apply-style-name="Accent" calcext:value="=MIN([.$B13:.$F13])" calcext:base-cell-address="'docker-log-2018-08-27'.I13"/>
          </calcext:conditional-format>
          <calcext:conditional-format calcext:target-range-address="'docker-log-2018-08-27'.I123:'docker-log-2018-08-27'.I123">
            <calcext:condition calcext:apply-style-name="Accent" calcext:value="=MIN([.$G13:.$K13])" calcext:base-cell-address="'docker-log-2018-08-27'.I13"/>
          </calcext:conditional-format>
          <calcext:conditional-format calcext:target-range-address="'docker-log-2018-08-27'.I124:'docker-log-2018-08-27'.I124">
            <calcext:condition calcext:apply-style-name="Error" calcext:value="&gt;=900" calcext:base-cell-address="'docker-log-2018-08-27'.I14"/>
            <calcext:condition calcext:apply-style-name="Accent" calcext:value="=MIN([.$B14:.$F14])" calcext:base-cell-address="'docker-log-2018-08-27'.I14"/>
          </calcext:conditional-format>
          <calcext:conditional-format calcext:target-range-address="'docker-log-2018-08-27'.I124:'docker-log-2018-08-27'.I124">
            <calcext:condition calcext:apply-style-name="Accent" calcext:value="=MIN([.$G14:.$K14])" calcext:base-cell-address="'docker-log-2018-08-27'.I14"/>
          </calcext:conditional-format>
          <calcext:conditional-format calcext:target-range-address="'docker-log-2018-08-27'.I125:'docker-log-2018-08-27'.I125">
            <calcext:condition calcext:apply-style-name="Error" calcext:value="&gt;=900" calcext:base-cell-address="'docker-log-2018-08-27'.I15"/>
            <calcext:condition calcext:apply-style-name="Accent" calcext:value="=MIN([.$B15:.$F15])" calcext:base-cell-address="'docker-log-2018-08-27'.I15"/>
          </calcext:conditional-format>
          <calcext:conditional-format calcext:target-range-address="'docker-log-2018-08-27'.I125:'docker-log-2018-08-27'.I125">
            <calcext:condition calcext:apply-style-name="Accent" calcext:value="=MIN([.$G15:.$K15])" calcext:base-cell-address="'docker-log-2018-08-27'.I15"/>
          </calcext:conditional-format>
          <calcext:conditional-format calcext:target-range-address="'docker-log-2018-08-27'.I126:'docker-log-2018-08-27'.I126">
            <calcext:condition calcext:apply-style-name="Error" calcext:value="&gt;=900" calcext:base-cell-address="'docker-log-2018-08-27'.I16"/>
            <calcext:condition calcext:apply-style-name="Accent" calcext:value="=MIN([.$B16:.$F16])" calcext:base-cell-address="'docker-log-2018-08-27'.I16"/>
          </calcext:conditional-format>
          <calcext:conditional-format calcext:target-range-address="'docker-log-2018-08-27'.I126:'docker-log-2018-08-27'.I126">
            <calcext:condition calcext:apply-style-name="Accent" calcext:value="=MIN([.$G16:.$K16])" calcext:base-cell-address="'docker-log-2018-08-27'.I16"/>
          </calcext:conditional-format>
          <calcext:conditional-format calcext:target-range-address="'docker-log-2018-08-27'.I127:'docker-log-2018-08-27'.I127">
            <calcext:condition calcext:apply-style-name="Error" calcext:value="&gt;=900" calcext:base-cell-address="'docker-log-2018-08-27'.I17"/>
            <calcext:condition calcext:apply-style-name="Accent" calcext:value="=MIN([.$B17:.$F17])" calcext:base-cell-address="'docker-log-2018-08-27'.I17"/>
          </calcext:conditional-format>
          <calcext:conditional-format calcext:target-range-address="'docker-log-2018-08-27'.I127:'docker-log-2018-08-27'.I127">
            <calcext:condition calcext:apply-style-name="Accent" calcext:value="=MIN([.$G17:.$K17])" calcext:base-cell-address="'docker-log-2018-08-27'.I17"/>
          </calcext:conditional-format>
          <calcext:conditional-format calcext:target-range-address="'docker-log-2018-08-27'.I128:'docker-log-2018-08-27'.I128">
            <calcext:condition calcext:apply-style-name="Error" calcext:value="&gt;=900" calcext:base-cell-address="'docker-log-2018-08-27'.I18"/>
            <calcext:condition calcext:apply-style-name="Accent" calcext:value="=MIN([.$B18:.$F18])" calcext:base-cell-address="'docker-log-2018-08-27'.I18"/>
          </calcext:conditional-format>
          <calcext:conditional-format calcext:target-range-address="'docker-log-2018-08-27'.I128:'docker-log-2018-08-27'.I128">
            <calcext:condition calcext:apply-style-name="Accent" calcext:value="=MIN([.$G18:.$K18])" calcext:base-cell-address="'docker-log-2018-08-27'.I18"/>
          </calcext:conditional-format>
          <calcext:conditional-format calcext:target-range-address="'docker-log-2018-08-27'.I129:'docker-log-2018-08-27'.I129">
            <calcext:condition calcext:apply-style-name="Error" calcext:value="&gt;=900" calcext:base-cell-address="'docker-log-2018-08-27'.I19"/>
            <calcext:condition calcext:apply-style-name="Accent" calcext:value="=MIN([.$B19:.$F19])" calcext:base-cell-address="'docker-log-2018-08-27'.I19"/>
          </calcext:conditional-format>
          <calcext:conditional-format calcext:target-range-address="'docker-log-2018-08-27'.I129:'docker-log-2018-08-27'.I129">
            <calcext:condition calcext:apply-style-name="Accent" calcext:value="=MIN([.$G19:.$K19])" calcext:base-cell-address="'docker-log-2018-08-27'.I19"/>
          </calcext:conditional-format>
          <calcext:conditional-format calcext:target-range-address="'docker-log-2018-08-27'.I130:'docker-log-2018-08-27'.I130">
            <calcext:condition calcext:apply-style-name="Error" calcext:value="&gt;=900" calcext:base-cell-address="'docker-log-2018-08-27'.I20"/>
            <calcext:condition calcext:apply-style-name="Accent" calcext:value="=MIN([.$B20:.$F20])" calcext:base-cell-address="'docker-log-2018-08-27'.I20"/>
          </calcext:conditional-format>
          <calcext:conditional-format calcext:target-range-address="'docker-log-2018-08-27'.I130:'docker-log-2018-08-27'.I130">
            <calcext:condition calcext:apply-style-name="Accent" calcext:value="=MIN([.$G20:.$K20])" calcext:base-cell-address="'docker-log-2018-08-27'.I20"/>
          </calcext:conditional-format>
          <calcext:conditional-format calcext:target-range-address="'docker-log-2018-08-27'.I131:'docker-log-2018-08-27'.I131">
            <calcext:condition calcext:apply-style-name="Error" calcext:value="&gt;=900" calcext:base-cell-address="'docker-log-2018-08-27'.I21"/>
            <calcext:condition calcext:apply-style-name="Accent" calcext:value="=MIN([.$B21:.$F21])" calcext:base-cell-address="'docker-log-2018-08-27'.I21"/>
          </calcext:conditional-format>
          <calcext:conditional-format calcext:target-range-address="'docker-log-2018-08-27'.I131:'docker-log-2018-08-27'.I131">
            <calcext:condition calcext:apply-style-name="Accent" calcext:value="=MIN([.$G21:.$K21])" calcext:base-cell-address="'docker-log-2018-08-27'.I21"/>
          </calcext:conditional-format>
          <calcext:conditional-format calcext:target-range-address="'docker-log-2018-08-27'.I132:'docker-log-2018-08-27'.I132">
            <calcext:condition calcext:apply-style-name="Error" calcext:value="&gt;=900" calcext:base-cell-address="'docker-log-2018-08-27'.I22"/>
            <calcext:condition calcext:apply-style-name="Accent" calcext:value="=MIN([.$B22:.$F22])" calcext:base-cell-address="'docker-log-2018-08-27'.I22"/>
          </calcext:conditional-format>
          <calcext:conditional-format calcext:target-range-address="'docker-log-2018-08-27'.I132:'docker-log-2018-08-27'.I132">
            <calcext:condition calcext:apply-style-name="Accent" calcext:value="=MIN([.$G22:.$K22])" calcext:base-cell-address="'docker-log-2018-08-27'.I22"/>
          </calcext:conditional-format>
          <calcext:conditional-format calcext:target-range-address="'docker-log-2018-08-27'.I133:'docker-log-2018-08-27'.I133">
            <calcext:condition calcext:apply-style-name="Error" calcext:value="&gt;=900" calcext:base-cell-address="'docker-log-2018-08-27'.I23"/>
            <calcext:condition calcext:apply-style-name="Accent" calcext:value="=MIN([.$B23:.$F23])" calcext:base-cell-address="'docker-log-2018-08-27'.I23"/>
          </calcext:conditional-format>
          <calcext:conditional-format calcext:target-range-address="'docker-log-2018-08-27'.I133:'docker-log-2018-08-27'.I133">
            <calcext:condition calcext:apply-style-name="Accent" calcext:value="=MIN([.$G23:.$K23])" calcext:base-cell-address="'docker-log-2018-08-27'.I23"/>
          </calcext:conditional-format>
          <calcext:conditional-format calcext:target-range-address="'docker-log-2018-08-27'.I134:'docker-log-2018-08-27'.I134">
            <calcext:condition calcext:apply-style-name="Error" calcext:value="&gt;=900" calcext:base-cell-address="'docker-log-2018-08-27'.I24"/>
            <calcext:condition calcext:apply-style-name="Accent" calcext:value="=MIN([.$B24:.$F24])" calcext:base-cell-address="'docker-log-2018-08-27'.I24"/>
          </calcext:conditional-format>
          <calcext:conditional-format calcext:target-range-address="'docker-log-2018-08-27'.I134:'docker-log-2018-08-27'.I134">
            <calcext:condition calcext:apply-style-name="Accent" calcext:value="=MIN([.$G24:.$K24])" calcext:base-cell-address="'docker-log-2018-08-27'.I24"/>
          </calcext:conditional-format>
          <calcext:conditional-format calcext:target-range-address="'docker-log-2018-08-27'.I135:'docker-log-2018-08-27'.I135">
            <calcext:condition calcext:apply-style-name="Error" calcext:value="&gt;=900" calcext:base-cell-address="'docker-log-2018-08-27'.I25"/>
            <calcext:condition calcext:apply-style-name="Accent" calcext:value="=MIN([.$B25:.$F25])" calcext:base-cell-address="'docker-log-2018-08-27'.I25"/>
          </calcext:conditional-format>
          <calcext:conditional-format calcext:target-range-address="'docker-log-2018-08-27'.I135:'docker-log-2018-08-27'.I135">
            <calcext:condition calcext:apply-style-name="Accent" calcext:value="=MIN([.$G25:.$K25])" calcext:base-cell-address="'docker-log-2018-08-27'.I25"/>
          </calcext:conditional-format>
          <calcext:conditional-format calcext:target-range-address="'docker-log-2018-08-27'.I136:'docker-log-2018-08-27'.I136">
            <calcext:condition calcext:apply-style-name="Error" calcext:value="&gt;=900" calcext:base-cell-address="'docker-log-2018-08-27'.I26"/>
            <calcext:condition calcext:apply-style-name="Accent" calcext:value="=MIN([.$B26:.$F26])" calcext:base-cell-address="'docker-log-2018-08-27'.I26"/>
          </calcext:conditional-format>
          <calcext:conditional-format calcext:target-range-address="'docker-log-2018-08-27'.I136:'docker-log-2018-08-27'.I136">
            <calcext:condition calcext:apply-style-name="Accent" calcext:value="=MIN([.$G26:.$K26])" calcext:base-cell-address="'docker-log-2018-08-27'.I26"/>
          </calcext:conditional-format>
          <calcext:conditional-format calcext:target-range-address="'docker-log-2018-08-27'.I137:'docker-log-2018-08-27'.I137">
            <calcext:condition calcext:apply-style-name="Error" calcext:value="&gt;=900" calcext:base-cell-address="'docker-log-2018-08-27'.I27"/>
            <calcext:condition calcext:apply-style-name="Accent" calcext:value="=MIN([.$B27:.$F27])" calcext:base-cell-address="'docker-log-2018-08-27'.I27"/>
          </calcext:conditional-format>
          <calcext:conditional-format calcext:target-range-address="'docker-log-2018-08-27'.I137:'docker-log-2018-08-27'.I137">
            <calcext:condition calcext:apply-style-name="Accent" calcext:value="=MIN([.$G27:.$K27])" calcext:base-cell-address="'docker-log-2018-08-27'.I27"/>
          </calcext:conditional-format>
          <calcext:conditional-format calcext:target-range-address="'docker-log-2018-08-27'.I138:'docker-log-2018-08-27'.I138">
            <calcext:condition calcext:apply-style-name="Error" calcext:value="&gt;=900" calcext:base-cell-address="'docker-log-2018-08-27'.I28"/>
            <calcext:condition calcext:apply-style-name="Accent" calcext:value="=MIN([.$B28:.$F28])" calcext:base-cell-address="'docker-log-2018-08-27'.I28"/>
          </calcext:conditional-format>
          <calcext:conditional-format calcext:target-range-address="'docker-log-2018-08-27'.I138:'docker-log-2018-08-27'.I138">
            <calcext:condition calcext:apply-style-name="Accent" calcext:value="=MIN([.$G28:.$K28])" calcext:base-cell-address="'docker-log-2018-08-27'.I28"/>
          </calcext:conditional-format>
          <calcext:conditional-format calcext:target-range-address="'docker-log-2018-08-27'.I139:'docker-log-2018-08-27'.I139">
            <calcext:condition calcext:apply-style-name="Error" calcext:value="&gt;=900" calcext:base-cell-address="'docker-log-2018-08-27'.I29"/>
            <calcext:condition calcext:apply-style-name="Accent" calcext:value="=MIN([.$B29:.$F29])" calcext:base-cell-address="'docker-log-2018-08-27'.I29"/>
          </calcext:conditional-format>
          <calcext:conditional-format calcext:target-range-address="'docker-log-2018-08-27'.I139:'docker-log-2018-08-27'.I139">
            <calcext:condition calcext:apply-style-name="Accent" calcext:value="=MIN([.$G29:.$K29])" calcext:base-cell-address="'docker-log-2018-08-27'.I29"/>
          </calcext:conditional-format>
          <calcext:conditional-format calcext:target-range-address="'docker-log-2018-08-27'.I140:'docker-log-2018-08-27'.I140">
            <calcext:condition calcext:apply-style-name="Error" calcext:value="&gt;=900" calcext:base-cell-address="'docker-log-2018-08-27'.I30"/>
            <calcext:condition calcext:apply-style-name="Accent" calcext:value="=MIN([.$B30:.$F30])" calcext:base-cell-address="'docker-log-2018-08-27'.I30"/>
          </calcext:conditional-format>
          <calcext:conditional-format calcext:target-range-address="'docker-log-2018-08-27'.I140:'docker-log-2018-08-27'.I140">
            <calcext:condition calcext:apply-style-name="Accent" calcext:value="=MIN([.$G30:.$K30])" calcext:base-cell-address="'docker-log-2018-08-27'.I30"/>
          </calcext:conditional-format>
          <calcext:conditional-format calcext:target-range-address="'docker-log-2018-08-27'.I141:'docker-log-2018-08-27'.I141">
            <calcext:condition calcext:apply-style-name="Error" calcext:value="&gt;=900" calcext:base-cell-address="'docker-log-2018-08-27'.I31"/>
            <calcext:condition calcext:apply-style-name="Accent" calcext:value="=MIN([.$B31:.$F31])" calcext:base-cell-address="'docker-log-2018-08-27'.I31"/>
          </calcext:conditional-format>
          <calcext:conditional-format calcext:target-range-address="'docker-log-2018-08-27'.I141:'docker-log-2018-08-27'.I141">
            <calcext:condition calcext:apply-style-name="Accent" calcext:value="=MIN([.$G31:.$K31])" calcext:base-cell-address="'docker-log-2018-08-27'.I31"/>
          </calcext:conditional-format>
          <calcext:conditional-format calcext:target-range-address="'docker-log-2018-08-27'.I142:'docker-log-2018-08-27'.I142">
            <calcext:condition calcext:apply-style-name="Error" calcext:value="&gt;=900" calcext:base-cell-address="'docker-log-2018-08-27'.I32"/>
            <calcext:condition calcext:apply-style-name="Accent" calcext:value="=MIN([.$B32:.$F32])" calcext:base-cell-address="'docker-log-2018-08-27'.I32"/>
          </calcext:conditional-format>
          <calcext:conditional-format calcext:target-range-address="'docker-log-2018-08-27'.I142:'docker-log-2018-08-27'.I142">
            <calcext:condition calcext:apply-style-name="Accent" calcext:value="=MIN([.$G32:.$K32])" calcext:base-cell-address="'docker-log-2018-08-27'.I32"/>
          </calcext:conditional-format>
          <calcext:conditional-format calcext:target-range-address="'docker-log-2018-08-27'.I143:'docker-log-2018-08-27'.I143">
            <calcext:condition calcext:apply-style-name="Error" calcext:value="&gt;=900" calcext:base-cell-address="'docker-log-2018-08-27'.I33"/>
            <calcext:condition calcext:apply-style-name="Accent" calcext:value="=MIN([.$B33:.$F33])" calcext:base-cell-address="'docker-log-2018-08-27'.I33"/>
          </calcext:conditional-format>
          <calcext:conditional-format calcext:target-range-address="'docker-log-2018-08-27'.I143:'docker-log-2018-08-27'.I143">
            <calcext:condition calcext:apply-style-name="Accent" calcext:value="=MIN([.$G33:.$K33])" calcext:base-cell-address="'docker-log-2018-08-27'.I33"/>
          </calcext:conditional-format>
          <calcext:conditional-format calcext:target-range-address="'docker-log-2018-08-27'.I144:'docker-log-2018-08-27'.I144">
            <calcext:condition calcext:apply-style-name="Error" calcext:value="&gt;=900" calcext:base-cell-address="'docker-log-2018-08-27'.I34"/>
            <calcext:condition calcext:apply-style-name="Accent" calcext:value="=MIN([.$B34:.$F34])" calcext:base-cell-address="'docker-log-2018-08-27'.I34"/>
          </calcext:conditional-format>
          <calcext:conditional-format calcext:target-range-address="'docker-log-2018-08-27'.I144:'docker-log-2018-08-27'.I144">
            <calcext:condition calcext:apply-style-name="Accent" calcext:value="=MIN([.$G34:.$K34])" calcext:base-cell-address="'docker-log-2018-08-27'.I34"/>
          </calcext:conditional-format>
          <calcext:conditional-format calcext:target-range-address="'docker-log-2018-08-27'.I145:'docker-log-2018-08-27'.I145">
            <calcext:condition calcext:apply-style-name="Error" calcext:value="&gt;=900" calcext:base-cell-address="'docker-log-2018-08-27'.I35"/>
            <calcext:condition calcext:apply-style-name="Accent" calcext:value="=MIN([.$B35:.$F35])" calcext:base-cell-address="'docker-log-2018-08-27'.I35"/>
          </calcext:conditional-format>
          <calcext:conditional-format calcext:target-range-address="'docker-log-2018-08-27'.I145:'docker-log-2018-08-27'.I145">
            <calcext:condition calcext:apply-style-name="Accent" calcext:value="=MIN([.$G35:.$K35])" calcext:base-cell-address="'docker-log-2018-08-27'.I35"/>
          </calcext:conditional-format>
          <calcext:conditional-format calcext:target-range-address="'docker-log-2018-08-27'.I146:'docker-log-2018-08-27'.I146">
            <calcext:condition calcext:apply-style-name="Error" calcext:value="&gt;=900" calcext:base-cell-address="'docker-log-2018-08-27'.I36"/>
            <calcext:condition calcext:apply-style-name="Accent" calcext:value="=MIN([.$B36:.$F36])" calcext:base-cell-address="'docker-log-2018-08-27'.I36"/>
          </calcext:conditional-format>
          <calcext:conditional-format calcext:target-range-address="'docker-log-2018-08-27'.I146:'docker-log-2018-08-27'.I146">
            <calcext:condition calcext:apply-style-name="Accent" calcext:value="=MIN([.$G36:.$K36])" calcext:base-cell-address="'docker-log-2018-08-27'.I36"/>
          </calcext:conditional-format>
          <calcext:conditional-format calcext:target-range-address="'docker-log-2018-08-27'.I147:'docker-log-2018-08-27'.I147">
            <calcext:condition calcext:apply-style-name="Error" calcext:value="&gt;=900" calcext:base-cell-address="'docker-log-2018-08-27'.I37"/>
            <calcext:condition calcext:apply-style-name="Accent" calcext:value="=MIN([.$B37:.$F37])" calcext:base-cell-address="'docker-log-2018-08-27'.I37"/>
          </calcext:conditional-format>
          <calcext:conditional-format calcext:target-range-address="'docker-log-2018-08-27'.I147:'docker-log-2018-08-27'.I147">
            <calcext:condition calcext:apply-style-name="Accent" calcext:value="=MIN([.$G37:.$K37])" calcext:base-cell-address="'docker-log-2018-08-27'.I37"/>
          </calcext:conditional-format>
          <calcext:conditional-format calcext:target-range-address="'docker-log-2018-08-27'.I148:'docker-log-2018-08-27'.I148">
            <calcext:condition calcext:apply-style-name="Error" calcext:value="&gt;=900" calcext:base-cell-address="'docker-log-2018-08-27'.I38"/>
            <calcext:condition calcext:apply-style-name="Accent" calcext:value="=MIN([.$B38:.$F38])" calcext:base-cell-address="'docker-log-2018-08-27'.I38"/>
          </calcext:conditional-format>
          <calcext:conditional-format calcext:target-range-address="'docker-log-2018-08-27'.I148:'docker-log-2018-08-27'.I148">
            <calcext:condition calcext:apply-style-name="Accent" calcext:value="=MIN([.$G38:.$K38])" calcext:base-cell-address="'docker-log-2018-08-27'.I38"/>
          </calcext:conditional-format>
          <calcext:conditional-format calcext:target-range-address="'docker-log-2018-08-27'.I149:'docker-log-2018-08-27'.I149">
            <calcext:condition calcext:apply-style-name="Error" calcext:value="&gt;=900" calcext:base-cell-address="'docker-log-2018-08-27'.I39"/>
            <calcext:condition calcext:apply-style-name="Accent" calcext:value="=MIN([.$B39:.$F39])" calcext:base-cell-address="'docker-log-2018-08-27'.I39"/>
          </calcext:conditional-format>
          <calcext:conditional-format calcext:target-range-address="'docker-log-2018-08-27'.I149:'docker-log-2018-08-27'.I149">
            <calcext:condition calcext:apply-style-name="Accent" calcext:value="=MIN([.$G39:.$K39])" calcext:base-cell-address="'docker-log-2018-08-27'.I39"/>
          </calcext:conditional-format>
          <calcext:conditional-format calcext:target-range-address="'docker-log-2018-08-27'.I150:'docker-log-2018-08-27'.I150">
            <calcext:condition calcext:apply-style-name="Error" calcext:value="&gt;=900" calcext:base-cell-address="'docker-log-2018-08-27'.I40"/>
            <calcext:condition calcext:apply-style-name="Accent" calcext:value="=MIN([.$B40:.$F40])" calcext:base-cell-address="'docker-log-2018-08-27'.I40"/>
          </calcext:conditional-format>
          <calcext:conditional-format calcext:target-range-address="'docker-log-2018-08-27'.I150:'docker-log-2018-08-27'.I150">
            <calcext:condition calcext:apply-style-name="Accent" calcext:value="=MIN([.$G40:.$K40])" calcext:base-cell-address="'docker-log-2018-08-27'.I40"/>
          </calcext:conditional-format>
          <calcext:conditional-format calcext:target-range-address="'docker-log-2018-08-27'.I151:'docker-log-2018-08-27'.I151">
            <calcext:condition calcext:apply-style-name="Error" calcext:value="&gt;=900" calcext:base-cell-address="'docker-log-2018-08-27'.I41"/>
            <calcext:condition calcext:apply-style-name="Accent" calcext:value="=MIN([.$B41:.$F41])" calcext:base-cell-address="'docker-log-2018-08-27'.I41"/>
          </calcext:conditional-format>
          <calcext:conditional-format calcext:target-range-address="'docker-log-2018-08-27'.I151:'docker-log-2018-08-27'.I151">
            <calcext:condition calcext:apply-style-name="Accent" calcext:value="=MIN([.$G41:.$K41])" calcext:base-cell-address="'docker-log-2018-08-27'.I41"/>
          </calcext:conditional-format>
          <calcext:conditional-format calcext:target-range-address="'docker-log-2018-08-27'.I152:'docker-log-2018-08-27'.I152">
            <calcext:condition calcext:apply-style-name="Error" calcext:value="&gt;=900" calcext:base-cell-address="'docker-log-2018-08-27'.I42"/>
            <calcext:condition calcext:apply-style-name="Accent" calcext:value="=MIN([.$B42:.$F42])" calcext:base-cell-address="'docker-log-2018-08-27'.I42"/>
          </calcext:conditional-format>
          <calcext:conditional-format calcext:target-range-address="'docker-log-2018-08-27'.I152:'docker-log-2018-08-27'.I152">
            <calcext:condition calcext:apply-style-name="Accent" calcext:value="=MIN([.$G42:.$K42])" calcext:base-cell-address="'docker-log-2018-08-27'.I42"/>
          </calcext:conditional-format>
          <calcext:conditional-format calcext:target-range-address="'docker-log-2018-08-27'.I153:'docker-log-2018-08-27'.I153">
            <calcext:condition calcext:apply-style-name="Error" calcext:value="&gt;=900" calcext:base-cell-address="'docker-log-2018-08-27'.I43"/>
            <calcext:condition calcext:apply-style-name="Accent" calcext:value="=MIN([.$B43:.$F43])" calcext:base-cell-address="'docker-log-2018-08-27'.I43"/>
          </calcext:conditional-format>
          <calcext:conditional-format calcext:target-range-address="'docker-log-2018-08-27'.I153:'docker-log-2018-08-27'.I153">
            <calcext:condition calcext:apply-style-name="Accent" calcext:value="=MIN([.$G43:.$K43])" calcext:base-cell-address="'docker-log-2018-08-27'.I43"/>
          </calcext:conditional-format>
          <calcext:conditional-format calcext:target-range-address="'docker-log-2018-08-27'.I154:'docker-log-2018-08-27'.I154">
            <calcext:condition calcext:apply-style-name="Error" calcext:value="&gt;=900" calcext:base-cell-address="'docker-log-2018-08-27'.I44"/>
            <calcext:condition calcext:apply-style-name="Accent" calcext:value="=MIN([.$B44:.$F44])" calcext:base-cell-address="'docker-log-2018-08-27'.I44"/>
          </calcext:conditional-format>
          <calcext:conditional-format calcext:target-range-address="'docker-log-2018-08-27'.I154:'docker-log-2018-08-27'.I154">
            <calcext:condition calcext:apply-style-name="Accent" calcext:value="=MIN([.$G44:.$K44])" calcext:base-cell-address="'docker-log-2018-08-27'.I44"/>
          </calcext:conditional-format>
          <calcext:conditional-format calcext:target-range-address="'docker-log-2018-08-27'.I155:'docker-log-2018-08-27'.I155">
            <calcext:condition calcext:apply-style-name="Error" calcext:value="&gt;=900" calcext:base-cell-address="'docker-log-2018-08-27'.I45"/>
            <calcext:condition calcext:apply-style-name="Accent" calcext:value="=MIN([.$B45:.$F45])" calcext:base-cell-address="'docker-log-2018-08-27'.I45"/>
          </calcext:conditional-format>
          <calcext:conditional-format calcext:target-range-address="'docker-log-2018-08-27'.I155:'docker-log-2018-08-27'.I155">
            <calcext:condition calcext:apply-style-name="Accent" calcext:value="=MIN([.$G45:.$K45])" calcext:base-cell-address="'docker-log-2018-08-27'.I45"/>
          </calcext:conditional-format>
          <calcext:conditional-format calcext:target-range-address="'docker-log-2018-08-27'.I156:'docker-log-2018-08-27'.I156">
            <calcext:condition calcext:apply-style-name="Error" calcext:value="&gt;=900" calcext:base-cell-address="'docker-log-2018-08-27'.I46"/>
            <calcext:condition calcext:apply-style-name="Accent" calcext:value="=MIN([.$B46:.$F46])" calcext:base-cell-address="'docker-log-2018-08-27'.I46"/>
          </calcext:conditional-format>
          <calcext:conditional-format calcext:target-range-address="'docker-log-2018-08-27'.I156:'docker-log-2018-08-27'.I156">
            <calcext:condition calcext:apply-style-name="Accent" calcext:value="=MIN([.$G46:.$K46])" calcext:base-cell-address="'docker-log-2018-08-27'.I46"/>
          </calcext:conditional-format>
          <calcext:conditional-format calcext:target-range-address="'docker-log-2018-08-27'.I157:'docker-log-2018-08-27'.I157">
            <calcext:condition calcext:apply-style-name="Error" calcext:value="&gt;=900" calcext:base-cell-address="'docker-log-2018-08-27'.I47"/>
            <calcext:condition calcext:apply-style-name="Accent" calcext:value="=MIN([.$B47:.$F47])" calcext:base-cell-address="'docker-log-2018-08-27'.I47"/>
          </calcext:conditional-format>
          <calcext:conditional-format calcext:target-range-address="'docker-log-2018-08-27'.I157:'docker-log-2018-08-27'.I157">
            <calcext:condition calcext:apply-style-name="Accent" calcext:value="=MIN([.$G47:.$K47])" calcext:base-cell-address="'docker-log-2018-08-27'.I47"/>
          </calcext:conditional-format>
          <calcext:conditional-format calcext:target-range-address="'docker-log-2018-08-27'.I158:'docker-log-2018-08-27'.I158">
            <calcext:condition calcext:apply-style-name="Error" calcext:value="&gt;=900" calcext:base-cell-address="'docker-log-2018-08-27'.I48"/>
            <calcext:condition calcext:apply-style-name="Accent" calcext:value="=MIN([.$B48:.$F48])" calcext:base-cell-address="'docker-log-2018-08-27'.I48"/>
          </calcext:conditional-format>
          <calcext:conditional-format calcext:target-range-address="'docker-log-2018-08-27'.I158:'docker-log-2018-08-27'.I158">
            <calcext:condition calcext:apply-style-name="Accent" calcext:value="=MIN([.$G48:.$K48])" calcext:base-cell-address="'docker-log-2018-08-27'.I48"/>
          </calcext:conditional-format>
          <calcext:conditional-format calcext:target-range-address="'docker-log-2018-08-27'.I159:'docker-log-2018-08-27'.I159">
            <calcext:condition calcext:apply-style-name="Error" calcext:value="&gt;=900" calcext:base-cell-address="'docker-log-2018-08-27'.I49"/>
            <calcext:condition calcext:apply-style-name="Accent" calcext:value="=MIN([.$B49:.$F49])" calcext:base-cell-address="'docker-log-2018-08-27'.I49"/>
          </calcext:conditional-format>
          <calcext:conditional-format calcext:target-range-address="'docker-log-2018-08-27'.I159:'docker-log-2018-08-27'.I159">
            <calcext:condition calcext:apply-style-name="Accent" calcext:value="=MIN([.$G49:.$K49])" calcext:base-cell-address="'docker-log-2018-08-27'.I49"/>
          </calcext:conditional-format>
          <calcext:conditional-format calcext:target-range-address="'docker-log-2018-08-27'.I160:'docker-log-2018-08-27'.I160">
            <calcext:condition calcext:apply-style-name="Error" calcext:value="&gt;=900" calcext:base-cell-address="'docker-log-2018-08-27'.I50"/>
            <calcext:condition calcext:apply-style-name="Accent" calcext:value="=MIN([.$B50:.$F50])" calcext:base-cell-address="'docker-log-2018-08-27'.I50"/>
          </calcext:conditional-format>
          <calcext:conditional-format calcext:target-range-address="'docker-log-2018-08-27'.I160:'docker-log-2018-08-27'.I160">
            <calcext:condition calcext:apply-style-name="Accent" calcext:value="=MIN([.$G50:.$K50])" calcext:base-cell-address="'docker-log-2018-08-27'.I50"/>
          </calcext:conditional-format>
          <calcext:conditional-format calcext:target-range-address="'docker-log-2018-08-27'.I161:'docker-log-2018-08-27'.I161">
            <calcext:condition calcext:apply-style-name="Error" calcext:value="&gt;=900" calcext:base-cell-address="'docker-log-2018-08-27'.I51"/>
            <calcext:condition calcext:apply-style-name="Accent" calcext:value="=MIN([.$B51:.$F51])" calcext:base-cell-address="'docker-log-2018-08-27'.I51"/>
          </calcext:conditional-format>
          <calcext:conditional-format calcext:target-range-address="'docker-log-2018-08-27'.I161:'docker-log-2018-08-27'.I161">
            <calcext:condition calcext:apply-style-name="Accent" calcext:value="=MIN([.$G51:.$K51])" calcext:base-cell-address="'docker-log-2018-08-27'.I51"/>
          </calcext:conditional-format>
          <calcext:conditional-format calcext:target-range-address="'docker-log-2018-08-27'.I162:'docker-log-2018-08-27'.I162">
            <calcext:condition calcext:apply-style-name="Error" calcext:value="&gt;=900" calcext:base-cell-address="'docker-log-2018-08-27'.I52"/>
            <calcext:condition calcext:apply-style-name="Accent" calcext:value="=MIN([.$B52:.$F52])" calcext:base-cell-address="'docker-log-2018-08-27'.I52"/>
          </calcext:conditional-format>
          <calcext:conditional-format calcext:target-range-address="'docker-log-2018-08-27'.I162:'docker-log-2018-08-27'.I162">
            <calcext:condition calcext:apply-style-name="Accent" calcext:value="=MIN([.$G52:.$K52])" calcext:base-cell-address="'docker-log-2018-08-27'.I52"/>
          </calcext:conditional-format>
          <calcext:conditional-format calcext:target-range-address="'docker-log-2018-08-27'.I163:'docker-log-2018-08-27'.I163">
            <calcext:condition calcext:apply-style-name="Error" calcext:value="&gt;=900" calcext:base-cell-address="'docker-log-2018-08-27'.I53"/>
            <calcext:condition calcext:apply-style-name="Accent" calcext:value="=MIN([.$B53:.$F53])" calcext:base-cell-address="'docker-log-2018-08-27'.I53"/>
          </calcext:conditional-format>
          <calcext:conditional-format calcext:target-range-address="'docker-log-2018-08-27'.I163:'docker-log-2018-08-27'.I163">
            <calcext:condition calcext:apply-style-name="Accent" calcext:value="=MIN([.$G53:.$K53])" calcext:base-cell-address="'docker-log-2018-08-27'.I53"/>
          </calcext:conditional-format>
          <calcext:conditional-format calcext:target-range-address="'docker-log-2018-08-27'.I164:'docker-log-2018-08-27'.I164">
            <calcext:condition calcext:apply-style-name="Error" calcext:value="&gt;=900" calcext:base-cell-address="'docker-log-2018-08-27'.I54"/>
            <calcext:condition calcext:apply-style-name="Accent" calcext:value="=MIN([.$B54:.$F54])" calcext:base-cell-address="'docker-log-2018-08-27'.I54"/>
          </calcext:conditional-format>
          <calcext:conditional-format calcext:target-range-address="'docker-log-2018-08-27'.I164:'docker-log-2018-08-27'.I164">
            <calcext:condition calcext:apply-style-name="Accent" calcext:value="=MIN([.$G54:.$K54])" calcext:base-cell-address="'docker-log-2018-08-27'.I54"/>
          </calcext:conditional-format>
          <calcext:conditional-format calcext:target-range-address="'docker-log-2018-08-27'.I165:'docker-log-2018-08-27'.I165">
            <calcext:condition calcext:apply-style-name="Error" calcext:value="&gt;=900" calcext:base-cell-address="'docker-log-2018-08-27'.I55"/>
            <calcext:condition calcext:apply-style-name="Accent" calcext:value="=MIN([.$B55:.$F55])" calcext:base-cell-address="'docker-log-2018-08-27'.I55"/>
          </calcext:conditional-format>
          <calcext:conditional-format calcext:target-range-address="'docker-log-2018-08-27'.I165:'docker-log-2018-08-27'.I165">
            <calcext:condition calcext:apply-style-name="Accent" calcext:value="=MIN([.$G55:.$K55])" calcext:base-cell-address="'docker-log-2018-08-27'.I55"/>
          </calcext:conditional-format>
          <calcext:conditional-format calcext:target-range-address="'docker-log-2018-08-27'.I166:'docker-log-2018-08-27'.I166">
            <calcext:condition calcext:apply-style-name="Error" calcext:value="&gt;=900" calcext:base-cell-address="'docker-log-2018-08-27'.I56"/>
            <calcext:condition calcext:apply-style-name="Accent" calcext:value="=MIN([.$B56:.$F56])" calcext:base-cell-address="'docker-log-2018-08-27'.I56"/>
          </calcext:conditional-format>
          <calcext:conditional-format calcext:target-range-address="'docker-log-2018-08-27'.I166:'docker-log-2018-08-27'.I166">
            <calcext:condition calcext:apply-style-name="Accent" calcext:value="=MIN([.$G56:.$K56])" calcext:base-cell-address="'docker-log-2018-08-27'.I56"/>
          </calcext:conditional-format>
          <calcext:conditional-format calcext:target-range-address="'docker-log-2018-08-27'.I167:'docker-log-2018-08-27'.I167">
            <calcext:condition calcext:apply-style-name="Error" calcext:value="&gt;=900" calcext:base-cell-address="'docker-log-2018-08-27'.I57"/>
            <calcext:condition calcext:apply-style-name="Accent" calcext:value="=MIN([.$B57:.$F57])" calcext:base-cell-address="'docker-log-2018-08-27'.I57"/>
          </calcext:conditional-format>
          <calcext:conditional-format calcext:target-range-address="'docker-log-2018-08-27'.I167:'docker-log-2018-08-27'.I167">
            <calcext:condition calcext:apply-style-name="Accent" calcext:value="=MIN([.$G57:.$K57])" calcext:base-cell-address="'docker-log-2018-08-27'.I57"/>
          </calcext:conditional-format>
          <calcext:conditional-format calcext:target-range-address="'docker-log-2018-08-27'.I168:'docker-log-2018-08-27'.I168">
            <calcext:condition calcext:apply-style-name="Error" calcext:value="&gt;=900" calcext:base-cell-address="'docker-log-2018-08-27'.I58"/>
            <calcext:condition calcext:apply-style-name="Accent" calcext:value="=MIN([.$B58:.$F58])" calcext:base-cell-address="'docker-log-2018-08-27'.I58"/>
          </calcext:conditional-format>
          <calcext:conditional-format calcext:target-range-address="'docker-log-2018-08-27'.I168:'docker-log-2018-08-27'.I168">
            <calcext:condition calcext:apply-style-name="Accent" calcext:value="=MIN([.$G58:.$K58])" calcext:base-cell-address="'docker-log-2018-08-27'.I58"/>
          </calcext:conditional-format>
          <calcext:conditional-format calcext:target-range-address="'docker-log-2018-08-27'.I169:'docker-log-2018-08-27'.I169">
            <calcext:condition calcext:apply-style-name="Error" calcext:value="&gt;=900" calcext:base-cell-address="'docker-log-2018-08-27'.I59"/>
            <calcext:condition calcext:apply-style-name="Accent" calcext:value="=MIN([.$B59:.$F59])" calcext:base-cell-address="'docker-log-2018-08-27'.I59"/>
          </calcext:conditional-format>
          <calcext:conditional-format calcext:target-range-address="'docker-log-2018-08-27'.I169:'docker-log-2018-08-27'.I169">
            <calcext:condition calcext:apply-style-name="Accent" calcext:value="=MIN([.$G59:.$K59])" calcext:base-cell-address="'docker-log-2018-08-27'.I59"/>
          </calcext:conditional-format>
          <calcext:conditional-format calcext:target-range-address="'docker-log-2018-08-27'.I170:'docker-log-2018-08-27'.I170">
            <calcext:condition calcext:apply-style-name="Error" calcext:value="&gt;=900" calcext:base-cell-address="'docker-log-2018-08-27'.I60"/>
            <calcext:condition calcext:apply-style-name="Accent" calcext:value="=MIN([.$B60:.$F60])" calcext:base-cell-address="'docker-log-2018-08-27'.I60"/>
          </calcext:conditional-format>
          <calcext:conditional-format calcext:target-range-address="'docker-log-2018-08-27'.I170:'docker-log-2018-08-27'.I170">
            <calcext:condition calcext:apply-style-name="Accent" calcext:value="=MIN([.$G60:.$K60])" calcext:base-cell-address="'docker-log-2018-08-27'.I60"/>
          </calcext:conditional-format>
          <calcext:conditional-format calcext:target-range-address="'docker-log-2018-08-27'.I171:'docker-log-2018-08-27'.I171">
            <calcext:condition calcext:apply-style-name="Error" calcext:value="&gt;=900" calcext:base-cell-address="'docker-log-2018-08-27'.I61"/>
            <calcext:condition calcext:apply-style-name="Accent" calcext:value="=MIN([.$B61:.$F61])" calcext:base-cell-address="'docker-log-2018-08-27'.I61"/>
          </calcext:conditional-format>
          <calcext:conditional-format calcext:target-range-address="'docker-log-2018-08-27'.I171:'docker-log-2018-08-27'.I171">
            <calcext:condition calcext:apply-style-name="Accent" calcext:value="=MIN([.$G61:.$K61])" calcext:base-cell-address="'docker-log-2018-08-27'.I61"/>
          </calcext:conditional-format>
          <calcext:conditional-format calcext:target-range-address="'docker-log-2018-08-27'.I172:'docker-log-2018-08-27'.I172">
            <calcext:condition calcext:apply-style-name="Error" calcext:value="&gt;=900" calcext:base-cell-address="'docker-log-2018-08-27'.I62"/>
            <calcext:condition calcext:apply-style-name="Accent" calcext:value="=MIN([.$B62:.$F62])" calcext:base-cell-address="'docker-log-2018-08-27'.I62"/>
          </calcext:conditional-format>
          <calcext:conditional-format calcext:target-range-address="'docker-log-2018-08-27'.I172:'docker-log-2018-08-27'.I172">
            <calcext:condition calcext:apply-style-name="Accent" calcext:value="=MIN([.$G62:.$K62])" calcext:base-cell-address="'docker-log-2018-08-27'.I62"/>
          </calcext:conditional-format>
          <calcext:conditional-format calcext:target-range-address="'docker-log-2018-08-27'.I173:'docker-log-2018-08-27'.I173">
            <calcext:condition calcext:apply-style-name="Error" calcext:value="&gt;=900" calcext:base-cell-address="'docker-log-2018-08-27'.I63"/>
            <calcext:condition calcext:apply-style-name="Accent" calcext:value="=MIN([.$B63:.$F63])" calcext:base-cell-address="'docker-log-2018-08-27'.I63"/>
          </calcext:conditional-format>
          <calcext:conditional-format calcext:target-range-address="'docker-log-2018-08-27'.I173:'docker-log-2018-08-27'.I173">
            <calcext:condition calcext:apply-style-name="Accent" calcext:value="=MIN([.$G63:.$K63])" calcext:base-cell-address="'docker-log-2018-08-27'.I63"/>
          </calcext:conditional-format>
          <calcext:conditional-format calcext:target-range-address="'docker-log-2018-08-27'.I174:'docker-log-2018-08-27'.I174">
            <calcext:condition calcext:apply-style-name="Error" calcext:value="&gt;=900" calcext:base-cell-address="'docker-log-2018-08-27'.I64"/>
            <calcext:condition calcext:apply-style-name="Accent" calcext:value="=MIN([.$B64:.$F64])" calcext:base-cell-address="'docker-log-2018-08-27'.I64"/>
          </calcext:conditional-format>
          <calcext:conditional-format calcext:target-range-address="'docker-log-2018-08-27'.I174:'docker-log-2018-08-27'.I174">
            <calcext:condition calcext:apply-style-name="Accent" calcext:value="=MIN([.$G64:.$K64])" calcext:base-cell-address="'docker-log-2018-08-27'.I64"/>
          </calcext:conditional-format>
          <calcext:conditional-format calcext:target-range-address="'docker-log-2018-08-27'.I175:'docker-log-2018-08-27'.I175">
            <calcext:condition calcext:apply-style-name="Error" calcext:value="&gt;=900" calcext:base-cell-address="'docker-log-2018-08-27'.I65"/>
            <calcext:condition calcext:apply-style-name="Accent" calcext:value="=MIN([.$B65:.$F65])" calcext:base-cell-address="'docker-log-2018-08-27'.I65"/>
          </calcext:conditional-format>
          <calcext:conditional-format calcext:target-range-address="'docker-log-2018-08-27'.I175:'docker-log-2018-08-27'.I175">
            <calcext:condition calcext:apply-style-name="Accent" calcext:value="=MIN([.$G65:.$K65])" calcext:base-cell-address="'docker-log-2018-08-27'.I65"/>
          </calcext:conditional-format>
          <calcext:conditional-format calcext:target-range-address="'docker-log-2018-08-27'.I176:'docker-log-2018-08-27'.I176">
            <calcext:condition calcext:apply-style-name="Error" calcext:value="&gt;=900" calcext:base-cell-address="'docker-log-2018-08-27'.I66"/>
            <calcext:condition calcext:apply-style-name="Accent" calcext:value="=MIN([.$B66:.$F66])" calcext:base-cell-address="'docker-log-2018-08-27'.I66"/>
          </calcext:conditional-format>
          <calcext:conditional-format calcext:target-range-address="'docker-log-2018-08-27'.I176:'docker-log-2018-08-27'.I176">
            <calcext:condition calcext:apply-style-name="Accent" calcext:value="=MIN([.$G66:.$K66])" calcext:base-cell-address="'docker-log-2018-08-27'.I66"/>
          </calcext:conditional-format>
          <calcext:conditional-format calcext:target-range-address="'docker-log-2018-08-27'.I177:'docker-log-2018-08-27'.I177">
            <calcext:condition calcext:apply-style-name="Error" calcext:value="&gt;=900" calcext:base-cell-address="'docker-log-2018-08-27'.I67"/>
            <calcext:condition calcext:apply-style-name="Accent" calcext:value="=MIN([.$B67:.$F67])" calcext:base-cell-address="'docker-log-2018-08-27'.I67"/>
          </calcext:conditional-format>
          <calcext:conditional-format calcext:target-range-address="'docker-log-2018-08-27'.I177:'docker-log-2018-08-27'.I177">
            <calcext:condition calcext:apply-style-name="Accent" calcext:value="=MIN([.$G67:.$K67])" calcext:base-cell-address="'docker-log-2018-08-27'.I67"/>
          </calcext:conditional-format>
          <calcext:conditional-format calcext:target-range-address="'docker-log-2018-08-27'.I178:'docker-log-2018-08-27'.I178">
            <calcext:condition calcext:apply-style-name="Error" calcext:value="&gt;=900" calcext:base-cell-address="'docker-log-2018-08-27'.I68"/>
            <calcext:condition calcext:apply-style-name="Accent" calcext:value="=MIN([.$B68:.$F68])" calcext:base-cell-address="'docker-log-2018-08-27'.I68"/>
          </calcext:conditional-format>
          <calcext:conditional-format calcext:target-range-address="'docker-log-2018-08-27'.I178:'docker-log-2018-08-27'.I178">
            <calcext:condition calcext:apply-style-name="Accent" calcext:value="=MIN([.$G68:.$K68])" calcext:base-cell-address="'docker-log-2018-08-27'.I68"/>
          </calcext:conditional-format>
          <calcext:conditional-format calcext:target-range-address="'docker-log-2018-08-27'.I179:'docker-log-2018-08-27'.I179">
            <calcext:condition calcext:apply-style-name="Error" calcext:value="&gt;=900" calcext:base-cell-address="'docker-log-2018-08-27'.I69"/>
            <calcext:condition calcext:apply-style-name="Accent" calcext:value="=MIN([.$B69:.$F69])" calcext:base-cell-address="'docker-log-2018-08-27'.I69"/>
          </calcext:conditional-format>
          <calcext:conditional-format calcext:target-range-address="'docker-log-2018-08-27'.I179:'docker-log-2018-08-27'.I179">
            <calcext:condition calcext:apply-style-name="Accent" calcext:value="=MIN([.$G69:.$K69])" calcext:base-cell-address="'docker-log-2018-08-27'.I69"/>
          </calcext:conditional-format>
          <calcext:conditional-format calcext:target-range-address="'docker-log-2018-08-27'.I180:'docker-log-2018-08-27'.I180">
            <calcext:condition calcext:apply-style-name="Error" calcext:value="&gt;=900" calcext:base-cell-address="'docker-log-2018-08-27'.I70"/>
            <calcext:condition calcext:apply-style-name="Accent" calcext:value="=MIN([.$B70:.$F70])" calcext:base-cell-address="'docker-log-2018-08-27'.I70"/>
          </calcext:conditional-format>
          <calcext:conditional-format calcext:target-range-address="'docker-log-2018-08-27'.I180:'docker-log-2018-08-27'.I180">
            <calcext:condition calcext:apply-style-name="Accent" calcext:value="=MIN([.$G70:.$K70])" calcext:base-cell-address="'docker-log-2018-08-27'.I70"/>
          </calcext:conditional-format>
          <calcext:conditional-format calcext:target-range-address="'docker-log-2018-08-27'.I181:'docker-log-2018-08-27'.I181">
            <calcext:condition calcext:apply-style-name="Error" calcext:value="&gt;=900" calcext:base-cell-address="'docker-log-2018-08-27'.I71"/>
            <calcext:condition calcext:apply-style-name="Accent" calcext:value="=MIN([.$B71:.$F71])" calcext:base-cell-address="'docker-log-2018-08-27'.I71"/>
          </calcext:conditional-format>
          <calcext:conditional-format calcext:target-range-address="'docker-log-2018-08-27'.I181:'docker-log-2018-08-27'.I181">
            <calcext:condition calcext:apply-style-name="Accent" calcext:value="=MIN([.$G71:.$K71])" calcext:base-cell-address="'docker-log-2018-08-27'.I71"/>
          </calcext:conditional-format>
          <calcext:conditional-format calcext:target-range-address="'docker-log-2018-08-27'.I182:'docker-log-2018-08-27'.I182">
            <calcext:condition calcext:apply-style-name="Error" calcext:value="&gt;=900" calcext:base-cell-address="'docker-log-2018-08-27'.I72"/>
            <calcext:condition calcext:apply-style-name="Accent" calcext:value="=MIN([.$B72:.$F72])" calcext:base-cell-address="'docker-log-2018-08-27'.I72"/>
          </calcext:conditional-format>
          <calcext:conditional-format calcext:target-range-address="'docker-log-2018-08-27'.I182:'docker-log-2018-08-27'.I182">
            <calcext:condition calcext:apply-style-name="Accent" calcext:value="=MIN([.$G72:.$K72])" calcext:base-cell-address="'docker-log-2018-08-27'.I72"/>
          </calcext:conditional-format>
          <calcext:conditional-format calcext:target-range-address="'docker-log-2018-08-27'.I183:'docker-log-2018-08-27'.I183">
            <calcext:condition calcext:apply-style-name="Error" calcext:value="&gt;=900" calcext:base-cell-address="'docker-log-2018-08-27'.I73"/>
            <calcext:condition calcext:apply-style-name="Accent" calcext:value="=MIN([.$B73:.$F73])" calcext:base-cell-address="'docker-log-2018-08-27'.I73"/>
          </calcext:conditional-format>
          <calcext:conditional-format calcext:target-range-address="'docker-log-2018-08-27'.I183:'docker-log-2018-08-27'.I183">
            <calcext:condition calcext:apply-style-name="Accent" calcext:value="=MIN([.$G73:.$K73])" calcext:base-cell-address="'docker-log-2018-08-27'.I73"/>
          </calcext:conditional-format>
          <calcext:conditional-format calcext:target-range-address="'docker-log-2018-08-27'.I184:'docker-log-2018-08-27'.I184">
            <calcext:condition calcext:apply-style-name="Error" calcext:value="&gt;=900" calcext:base-cell-address="'docker-log-2018-08-27'.I74"/>
            <calcext:condition calcext:apply-style-name="Accent" calcext:value="=MIN([.$B74:.$F74])" calcext:base-cell-address="'docker-log-2018-08-27'.I74"/>
          </calcext:conditional-format>
          <calcext:conditional-format calcext:target-range-address="'docker-log-2018-08-27'.I184:'docker-log-2018-08-27'.I184">
            <calcext:condition calcext:apply-style-name="Accent" calcext:value="=MIN([.$G74:.$K74])" calcext:base-cell-address="'docker-log-2018-08-27'.I74"/>
          </calcext:conditional-format>
          <calcext:conditional-format calcext:target-range-address="'docker-log-2018-08-27'.I185:'docker-log-2018-08-27'.I185">
            <calcext:condition calcext:apply-style-name="Error" calcext:value="&gt;=900" calcext:base-cell-address="'docker-log-2018-08-27'.I75"/>
            <calcext:condition calcext:apply-style-name="Accent" calcext:value="=MIN([.$B75:.$F75])" calcext:base-cell-address="'docker-log-2018-08-27'.I75"/>
          </calcext:conditional-format>
          <calcext:conditional-format calcext:target-range-address="'docker-log-2018-08-27'.I185:'docker-log-2018-08-27'.I185">
            <calcext:condition calcext:apply-style-name="Accent" calcext:value="=MIN([.$G75:.$K75])" calcext:base-cell-address="'docker-log-2018-08-27'.I75"/>
          </calcext:conditional-format>
          <calcext:conditional-format calcext:target-range-address="'docker-log-2018-08-27'.I186:'docker-log-2018-08-27'.I186">
            <calcext:condition calcext:apply-style-name="Error" calcext:value="&gt;=900" calcext:base-cell-address="'docker-log-2018-08-27'.I76"/>
            <calcext:condition calcext:apply-style-name="Accent" calcext:value="=MIN([.$B76:.$F76])" calcext:base-cell-address="'docker-log-2018-08-27'.I76"/>
          </calcext:conditional-format>
          <calcext:conditional-format calcext:target-range-address="'docker-log-2018-08-27'.I186:'docker-log-2018-08-27'.I186">
            <calcext:condition calcext:apply-style-name="Accent" calcext:value="=MIN([.$G76:.$K76])" calcext:base-cell-address="'docker-log-2018-08-27'.I76"/>
          </calcext:conditional-format>
          <calcext:conditional-format calcext:target-range-address="'docker-log-2018-08-27'.I187:'docker-log-2018-08-27'.I187">
            <calcext:condition calcext:apply-style-name="Error" calcext:value="&gt;=900" calcext:base-cell-address="'docker-log-2018-08-27'.I77"/>
            <calcext:condition calcext:apply-style-name="Accent" calcext:value="=MIN([.$B77:.$F77])" calcext:base-cell-address="'docker-log-2018-08-27'.I77"/>
          </calcext:conditional-format>
          <calcext:conditional-format calcext:target-range-address="'docker-log-2018-08-27'.I187:'docker-log-2018-08-27'.I187">
            <calcext:condition calcext:apply-style-name="Accent" calcext:value="=MIN([.$G77:.$K77])" calcext:base-cell-address="'docker-log-2018-08-27'.I77"/>
          </calcext:conditional-format>
          <calcext:conditional-format calcext:target-range-address="'docker-log-2018-08-27'.I188:'docker-log-2018-08-27'.I188">
            <calcext:condition calcext:apply-style-name="Error" calcext:value="&gt;=900" calcext:base-cell-address="'docker-log-2018-08-27'.I78"/>
            <calcext:condition calcext:apply-style-name="Accent" calcext:value="=MIN([.$B78:.$F78])" calcext:base-cell-address="'docker-log-2018-08-27'.I78"/>
          </calcext:conditional-format>
          <calcext:conditional-format calcext:target-range-address="'docker-log-2018-08-27'.I188:'docker-log-2018-08-27'.I188">
            <calcext:condition calcext:apply-style-name="Accent" calcext:value="=MIN([.$G78:.$K78])" calcext:base-cell-address="'docker-log-2018-08-27'.I78"/>
          </calcext:conditional-format>
          <calcext:conditional-format calcext:target-range-address="'docker-log-2018-08-27'.I189:'docker-log-2018-08-27'.I189">
            <calcext:condition calcext:apply-style-name="Error" calcext:value="&gt;=900" calcext:base-cell-address="'docker-log-2018-08-27'.I79"/>
            <calcext:condition calcext:apply-style-name="Accent" calcext:value="=MIN([.$B79:.$F79])" calcext:base-cell-address="'docker-log-2018-08-27'.I79"/>
          </calcext:conditional-format>
          <calcext:conditional-format calcext:target-range-address="'docker-log-2018-08-27'.I189:'docker-log-2018-08-27'.I189">
            <calcext:condition calcext:apply-style-name="Accent" calcext:value="=MIN([.$G79:.$K79])" calcext:base-cell-address="'docker-log-2018-08-27'.I79"/>
          </calcext:conditional-format>
          <calcext:conditional-format calcext:target-range-address="'docker-log-2018-08-27'.I190:'docker-log-2018-08-27'.I190">
            <calcext:condition calcext:apply-style-name="Error" calcext:value="&gt;=900" calcext:base-cell-address="'docker-log-2018-08-27'.I80"/>
            <calcext:condition calcext:apply-style-name="Accent" calcext:value="=MIN([.$B80:.$F80])" calcext:base-cell-address="'docker-log-2018-08-27'.I80"/>
          </calcext:conditional-format>
          <calcext:conditional-format calcext:target-range-address="'docker-log-2018-08-27'.I190:'docker-log-2018-08-27'.I190">
            <calcext:condition calcext:apply-style-name="Accent" calcext:value="=MIN([.$G80:.$K80])" calcext:base-cell-address="'docker-log-2018-08-27'.I80"/>
          </calcext:conditional-format>
          <calcext:conditional-format calcext:target-range-address="'docker-log-2018-08-27'.I191:'docker-log-2018-08-27'.I191">
            <calcext:condition calcext:apply-style-name="Error" calcext:value="&gt;=900" calcext:base-cell-address="'docker-log-2018-08-27'.I81"/>
            <calcext:condition calcext:apply-style-name="Accent" calcext:value="=MIN([.$B81:.$F81])" calcext:base-cell-address="'docker-log-2018-08-27'.I81"/>
          </calcext:conditional-format>
          <calcext:conditional-format calcext:target-range-address="'docker-log-2018-08-27'.I191:'docker-log-2018-08-27'.I191">
            <calcext:condition calcext:apply-style-name="Accent" calcext:value="=MIN([.$G81:.$K81])" calcext:base-cell-address="'docker-log-2018-08-27'.I81"/>
          </calcext:conditional-format>
          <calcext:conditional-format calcext:target-range-address="'docker-log-2018-08-27'.I192:'docker-log-2018-08-27'.I192">
            <calcext:condition calcext:apply-style-name="Error" calcext:value="&gt;=900" calcext:base-cell-address="'docker-log-2018-08-27'.I82"/>
            <calcext:condition calcext:apply-style-name="Accent" calcext:value="=MIN([.$B82:.$F82])" calcext:base-cell-address="'docker-log-2018-08-27'.I82"/>
          </calcext:conditional-format>
          <calcext:conditional-format calcext:target-range-address="'docker-log-2018-08-27'.I192:'docker-log-2018-08-27'.I192">
            <calcext:condition calcext:apply-style-name="Accent" calcext:value="=MIN([.$G82:.$K82])" calcext:base-cell-address="'docker-log-2018-08-27'.I82"/>
          </calcext:conditional-format>
          <calcext:conditional-format calcext:target-range-address="'docker-log-2018-08-27'.I193:'docker-log-2018-08-27'.I193">
            <calcext:condition calcext:apply-style-name="Error" calcext:value="&gt;=900" calcext:base-cell-address="'docker-log-2018-08-27'.I83"/>
            <calcext:condition calcext:apply-style-name="Accent" calcext:value="=MIN([.$B83:.$F83])" calcext:base-cell-address="'docker-log-2018-08-27'.I83"/>
          </calcext:conditional-format>
          <calcext:conditional-format calcext:target-range-address="'docker-log-2018-08-27'.I193:'docker-log-2018-08-27'.I193">
            <calcext:condition calcext:apply-style-name="Accent" calcext:value="=MIN([.$G83:.$K83])" calcext:base-cell-address="'docker-log-2018-08-27'.I83"/>
          </calcext:conditional-format>
          <calcext:conditional-format calcext:target-range-address="'docker-log-2018-08-27'.I194:'docker-log-2018-08-27'.I194">
            <calcext:condition calcext:apply-style-name="Error" calcext:value="&gt;=900" calcext:base-cell-address="'docker-log-2018-08-27'.I84"/>
            <calcext:condition calcext:apply-style-name="Accent" calcext:value="=MIN([.$B84:.$F84])" calcext:base-cell-address="'docker-log-2018-08-27'.I84"/>
          </calcext:conditional-format>
          <calcext:conditional-format calcext:target-range-address="'docker-log-2018-08-27'.I194:'docker-log-2018-08-27'.I194">
            <calcext:condition calcext:apply-style-name="Accent" calcext:value="=MIN([.$G84:.$K84])" calcext:base-cell-address="'docker-log-2018-08-27'.I84"/>
          </calcext:conditional-format>
          <calcext:conditional-format calcext:target-range-address="'docker-log-2018-08-27'.I195:'docker-log-2018-08-27'.I195">
            <calcext:condition calcext:apply-style-name="Error" calcext:value="&gt;=900" calcext:base-cell-address="'docker-log-2018-08-27'.I85"/>
            <calcext:condition calcext:apply-style-name="Accent" calcext:value="=MIN([.$B85:.$F85])" calcext:base-cell-address="'docker-log-2018-08-27'.I85"/>
          </calcext:conditional-format>
          <calcext:conditional-format calcext:target-range-address="'docker-log-2018-08-27'.I195:'docker-log-2018-08-27'.I195">
            <calcext:condition calcext:apply-style-name="Accent" calcext:value="=MIN([.$G85:.$K85])" calcext:base-cell-address="'docker-log-2018-08-27'.I85"/>
          </calcext:conditional-format>
          <calcext:conditional-format calcext:target-range-address="'docker-log-2018-08-27'.I196:'docker-log-2018-08-27'.I196">
            <calcext:condition calcext:apply-style-name="Error" calcext:value="&gt;=900" calcext:base-cell-address="'docker-log-2018-08-27'.I86"/>
            <calcext:condition calcext:apply-style-name="Accent" calcext:value="=MIN([.$B86:.$F86])" calcext:base-cell-address="'docker-log-2018-08-27'.I86"/>
          </calcext:conditional-format>
          <calcext:conditional-format calcext:target-range-address="'docker-log-2018-08-27'.I196:'docker-log-2018-08-27'.I196">
            <calcext:condition calcext:apply-style-name="Accent" calcext:value="=MIN([.$G86:.$K86])" calcext:base-cell-address="'docker-log-2018-08-27'.I86"/>
          </calcext:conditional-format>
          <calcext:conditional-format calcext:target-range-address="'docker-log-2018-08-27'.I197:'docker-log-2018-08-27'.I197">
            <calcext:condition calcext:apply-style-name="Error" calcext:value="&gt;=900" calcext:base-cell-address="'docker-log-2018-08-27'.I87"/>
            <calcext:condition calcext:apply-style-name="Accent" calcext:value="=MIN([.$B87:.$F87])" calcext:base-cell-address="'docker-log-2018-08-27'.I87"/>
          </calcext:conditional-format>
          <calcext:conditional-format calcext:target-range-address="'docker-log-2018-08-27'.I197:'docker-log-2018-08-27'.I197">
            <calcext:condition calcext:apply-style-name="Accent" calcext:value="=MIN([.$G87:.$K87])" calcext:base-cell-address="'docker-log-2018-08-27'.I87"/>
          </calcext:conditional-format>
          <calcext:conditional-format calcext:target-range-address="'docker-log-2018-08-27'.I198:'docker-log-2018-08-27'.I198">
            <calcext:condition calcext:apply-style-name="Error" calcext:value="&gt;=900" calcext:base-cell-address="'docker-log-2018-08-27'.I88"/>
            <calcext:condition calcext:apply-style-name="Accent" calcext:value="=MIN([.$B88:.$F88])" calcext:base-cell-address="'docker-log-2018-08-27'.I88"/>
          </calcext:conditional-format>
          <calcext:conditional-format calcext:target-range-address="'docker-log-2018-08-27'.I198:'docker-log-2018-08-27'.I198">
            <calcext:condition calcext:apply-style-name="Accent" calcext:value="=MIN([.$G88:.$K88])" calcext:base-cell-address="'docker-log-2018-08-27'.I88"/>
          </calcext:conditional-format>
          <calcext:conditional-format calcext:target-range-address="'docker-log-2018-08-27'.I199:'docker-log-2018-08-27'.I199">
            <calcext:condition calcext:apply-style-name="Error" calcext:value="&gt;=900" calcext:base-cell-address="'docker-log-2018-08-27'.I89"/>
            <calcext:condition calcext:apply-style-name="Accent" calcext:value="=MIN([.$B89:.$F89])" calcext:base-cell-address="'docker-log-2018-08-27'.I89"/>
          </calcext:conditional-format>
          <calcext:conditional-format calcext:target-range-address="'docker-log-2018-08-27'.I199:'docker-log-2018-08-27'.I199">
            <calcext:condition calcext:apply-style-name="Accent" calcext:value="=MIN([.$G89:.$K89])" calcext:base-cell-address="'docker-log-2018-08-27'.I89"/>
          </calcext:conditional-format>
          <calcext:conditional-format calcext:target-range-address="'docker-log-2018-08-27'.I200:'docker-log-2018-08-27'.I200">
            <calcext:condition calcext:apply-style-name="Error" calcext:value="&gt;=900" calcext:base-cell-address="'docker-log-2018-08-27'.I90"/>
            <calcext:condition calcext:apply-style-name="Accent" calcext:value="=MIN([.$B90:.$F90])" calcext:base-cell-address="'docker-log-2018-08-27'.I90"/>
          </calcext:conditional-format>
          <calcext:conditional-format calcext:target-range-address="'docker-log-2018-08-27'.I200:'docker-log-2018-08-27'.I200">
            <calcext:condition calcext:apply-style-name="Accent" calcext:value="=MIN([.$G90:.$K90])" calcext:base-cell-address="'docker-log-2018-08-27'.I90"/>
          </calcext:conditional-format>
          <calcext:conditional-format calcext:target-range-address="'docker-log-2018-08-27'.I201:'docker-log-2018-08-27'.I201">
            <calcext:condition calcext:apply-style-name="Error" calcext:value="&gt;=900" calcext:base-cell-address="'docker-log-2018-08-27'.I91"/>
            <calcext:condition calcext:apply-style-name="Accent" calcext:value="=MIN([.$B91:.$F91])" calcext:base-cell-address="'docker-log-2018-08-27'.I91"/>
          </calcext:conditional-format>
          <calcext:conditional-format calcext:target-range-address="'docker-log-2018-08-27'.I201:'docker-log-2018-08-27'.I201">
            <calcext:condition calcext:apply-style-name="Accent" calcext:value="=MIN([.$G91:.$K91])" calcext:base-cell-address="'docker-log-2018-08-27'.I91"/>
          </calcext:conditional-format>
          <calcext:conditional-format calcext:target-range-address="'docker-log-2018-08-27'.I202:'docker-log-2018-08-27'.I202">
            <calcext:condition calcext:apply-style-name="Error" calcext:value="&gt;=900" calcext:base-cell-address="'docker-log-2018-08-27'.I92"/>
            <calcext:condition calcext:apply-style-name="Accent" calcext:value="=MIN([.$B92:.$F92])" calcext:base-cell-address="'docker-log-2018-08-27'.I92"/>
          </calcext:conditional-format>
          <calcext:conditional-format calcext:target-range-address="'docker-log-2018-08-27'.I202:'docker-log-2018-08-27'.I202">
            <calcext:condition calcext:apply-style-name="Accent" calcext:value="=MIN([.$G92:.$K92])" calcext:base-cell-address="'docker-log-2018-08-27'.I92"/>
          </calcext:conditional-format>
          <calcext:conditional-format calcext:target-range-address="'docker-log-2018-08-27'.I203:'docker-log-2018-08-27'.I203">
            <calcext:condition calcext:apply-style-name="Error" calcext:value="&gt;=900" calcext:base-cell-address="'docker-log-2018-08-27'.I93"/>
            <calcext:condition calcext:apply-style-name="Accent" calcext:value="=MIN([.$B93:.$F93])" calcext:base-cell-address="'docker-log-2018-08-27'.I93"/>
          </calcext:conditional-format>
          <calcext:conditional-format calcext:target-range-address="'docker-log-2018-08-27'.I203:'docker-log-2018-08-27'.I203">
            <calcext:condition calcext:apply-style-name="Accent" calcext:value="=MIN([.$G93:.$K93])" calcext:base-cell-address="'docker-log-2018-08-27'.I93"/>
          </calcext:conditional-format>
          <calcext:conditional-format calcext:target-range-address="'docker-log-2018-08-27'.I204:'docker-log-2018-08-27'.I204">
            <calcext:condition calcext:apply-style-name="Error" calcext:value="&gt;=900" calcext:base-cell-address="'docker-log-2018-08-27'.I94"/>
            <calcext:condition calcext:apply-style-name="Accent" calcext:value="=MIN([.$B94:.$F94])" calcext:base-cell-address="'docker-log-2018-08-27'.I94"/>
          </calcext:conditional-format>
          <calcext:conditional-format calcext:target-range-address="'docker-log-2018-08-27'.I204:'docker-log-2018-08-27'.I204">
            <calcext:condition calcext:apply-style-name="Accent" calcext:value="=MIN([.$G94:.$K94])" calcext:base-cell-address="'docker-log-2018-08-27'.I94"/>
          </calcext:conditional-format>
          <calcext:conditional-format calcext:target-range-address="'docker-log-2018-08-27'.I205:'docker-log-2018-08-27'.I205">
            <calcext:condition calcext:apply-style-name="Error" calcext:value="&gt;=900" calcext:base-cell-address="'docker-log-2018-08-27'.I95"/>
            <calcext:condition calcext:apply-style-name="Accent" calcext:value="=MIN([.$B95:.$F95])" calcext:base-cell-address="'docker-log-2018-08-27'.I95"/>
          </calcext:conditional-format>
          <calcext:conditional-format calcext:target-range-address="'docker-log-2018-08-27'.I205:'docker-log-2018-08-27'.I205">
            <calcext:condition calcext:apply-style-name="Accent" calcext:value="=MIN([.$G95:.$K95])" calcext:base-cell-address="'docker-log-2018-08-27'.I95"/>
          </calcext:conditional-format>
          <calcext:conditional-format calcext:target-range-address="'docker-log-2018-08-27'.I206:'docker-log-2018-08-27'.I206">
            <calcext:condition calcext:apply-style-name="Error" calcext:value="&gt;=900" calcext:base-cell-address="'docker-log-2018-08-27'.I96"/>
            <calcext:condition calcext:apply-style-name="Accent" calcext:value="=MIN([.$B96:.$F96])" calcext:base-cell-address="'docker-log-2018-08-27'.I96"/>
          </calcext:conditional-format>
          <calcext:conditional-format calcext:target-range-address="'docker-log-2018-08-27'.I206:'docker-log-2018-08-27'.I206">
            <calcext:condition calcext:apply-style-name="Accent" calcext:value="=MIN([.$G96:.$K96])" calcext:base-cell-address="'docker-log-2018-08-27'.I96"/>
          </calcext:conditional-format>
          <calcext:conditional-format calcext:target-range-address="'docker-log-2018-08-27'.I207:'docker-log-2018-08-27'.I207">
            <calcext:condition calcext:apply-style-name="Error" calcext:value="&gt;=900" calcext:base-cell-address="'docker-log-2018-08-27'.I97"/>
            <calcext:condition calcext:apply-style-name="Accent" calcext:value="=MIN([.$B97:.$F97])" calcext:base-cell-address="'docker-log-2018-08-27'.I97"/>
          </calcext:conditional-format>
          <calcext:conditional-format calcext:target-range-address="'docker-log-2018-08-27'.I207:'docker-log-2018-08-27'.I207">
            <calcext:condition calcext:apply-style-name="Accent" calcext:value="=MIN([.$G97:.$K97])" calcext:base-cell-address="'docker-log-2018-08-27'.I97"/>
          </calcext:conditional-format>
          <calcext:conditional-format calcext:target-range-address="'docker-log-2018-08-27'.I208:'docker-log-2018-08-27'.I208">
            <calcext:condition calcext:apply-style-name="Error" calcext:value="&gt;=900" calcext:base-cell-address="'docker-log-2018-08-27'.I98"/>
            <calcext:condition calcext:apply-style-name="Accent" calcext:value="=MIN([.$B98:.$F98])" calcext:base-cell-address="'docker-log-2018-08-27'.I98"/>
          </calcext:conditional-format>
          <calcext:conditional-format calcext:target-range-address="'docker-log-2018-08-27'.I208:'docker-log-2018-08-27'.I208">
            <calcext:condition calcext:apply-style-name="Accent" calcext:value="=MIN([.$G98:.$K98])" calcext:base-cell-address="'docker-log-2018-08-27'.I98"/>
          </calcext:conditional-format>
          <calcext:conditional-format calcext:target-range-address="'docker-log-2018-08-27'.I209:'docker-log-2018-08-27'.I209">
            <calcext:condition calcext:apply-style-name="Error" calcext:value="&gt;=900" calcext:base-cell-address="'docker-log-2018-08-27'.I99"/>
            <calcext:condition calcext:apply-style-name="Accent" calcext:value="=MIN([.$B99:.$F99])" calcext:base-cell-address="'docker-log-2018-08-27'.I99"/>
          </calcext:conditional-format>
          <calcext:conditional-format calcext:target-range-address="'docker-log-2018-08-27'.I209:'docker-log-2018-08-27'.I209">
            <calcext:condition calcext:apply-style-name="Accent" calcext:value="=MIN([.$G99:.$K99])" calcext:base-cell-address="'docker-log-2018-08-27'.I99"/>
          </calcext:conditional-format>
          <calcext:conditional-format calcext:target-range-address="'docker-log-2018-08-27'.I210:'docker-log-2018-08-27'.I210">
            <calcext:condition calcext:apply-style-name="Error" calcext:value="&gt;=900" calcext:base-cell-address="'docker-log-2018-08-27'.I100"/>
            <calcext:condition calcext:apply-style-name="Accent" calcext:value="=MIN([.$B100:.$F100])" calcext:base-cell-address="'docker-log-2018-08-27'.I100"/>
          </calcext:conditional-format>
          <calcext:conditional-format calcext:target-range-address="'docker-log-2018-08-27'.I210:'docker-log-2018-08-27'.I210">
            <calcext:condition calcext:apply-style-name="Accent" calcext:value="=MIN([.$G100:.$K100])" calcext:base-cell-address="'docker-log-2018-08-27'.I100"/>
          </calcext:conditional-format>
          <calcext:conditional-format calcext:target-range-address="'docker-log-2018-08-27'.I211:'docker-log-2018-08-27'.I211">
            <calcext:condition calcext:apply-style-name="Error" calcext:value="&gt;=900" calcext:base-cell-address="'docker-log-2018-08-27'.I101"/>
            <calcext:condition calcext:apply-style-name="Accent" calcext:value="=MIN([.$B101:.$F101])" calcext:base-cell-address="'docker-log-2018-08-27'.I101"/>
          </calcext:conditional-format>
          <calcext:conditional-format calcext:target-range-address="'docker-log-2018-08-27'.I211:'docker-log-2018-08-27'.I211">
            <calcext:condition calcext:apply-style-name="Accent" calcext:value="=MIN([.$G101:.$K101])" calcext:base-cell-address="'docker-log-2018-08-27'.I101"/>
          </calcext:conditional-format>
          <calcext:conditional-format calcext:target-range-address="'docker-log-2018-08-27'.I212:'docker-log-2018-08-27'.I212">
            <calcext:condition calcext:apply-style-name="Error" calcext:value="&gt;=900" calcext:base-cell-address="'docker-log-2018-08-27'.I102"/>
            <calcext:condition calcext:apply-style-name="Accent" calcext:value="=MIN([.$B102:.$F102])" calcext:base-cell-address="'docker-log-2018-08-27'.I102"/>
          </calcext:conditional-format>
          <calcext:conditional-format calcext:target-range-address="'docker-log-2018-08-27'.I212:'docker-log-2018-08-27'.I212">
            <calcext:condition calcext:apply-style-name="Accent" calcext:value="=MIN([.$G102:.$K102])" calcext:base-cell-address="'docker-log-2018-08-27'.I102"/>
          </calcext:conditional-format>
          <calcext:conditional-format calcext:target-range-address="'docker-log-2018-08-27'.I213:'docker-log-2018-08-27'.I213">
            <calcext:condition calcext:apply-style-name="Error" calcext:value="&gt;=900" calcext:base-cell-address="'docker-log-2018-08-27'.I103"/>
            <calcext:condition calcext:apply-style-name="Accent" calcext:value="=MIN([.$B103:.$F103])" calcext:base-cell-address="'docker-log-2018-08-27'.I103"/>
          </calcext:conditional-format>
          <calcext:conditional-format calcext:target-range-address="'docker-log-2018-08-27'.I213:'docker-log-2018-08-27'.I213">
            <calcext:condition calcext:apply-style-name="Accent" calcext:value="=MIN([.$G103:.$K103])" calcext:base-cell-address="'docker-log-2018-08-27'.I103"/>
          </calcext:conditional-format>
          <calcext:conditional-format calcext:target-range-address="'docker-log-2018-08-27'.I214:'docker-log-2018-08-27'.I214">
            <calcext:condition calcext:apply-style-name="Error" calcext:value="&gt;=900" calcext:base-cell-address="'docker-log-2018-08-27'.I104"/>
            <calcext:condition calcext:apply-style-name="Accent" calcext:value="=MIN([.$B104:.$F104])" calcext:base-cell-address="'docker-log-2018-08-27'.I104"/>
          </calcext:conditional-format>
          <calcext:conditional-format calcext:target-range-address="'docker-log-2018-08-27'.I214:'docker-log-2018-08-27'.I214">
            <calcext:condition calcext:apply-style-name="Accent" calcext:value="=MIN([.$G104:.$K104])" calcext:base-cell-address="'docker-log-2018-08-27'.I104"/>
          </calcext:conditional-format>
          <calcext:conditional-format calcext:target-range-address="'docker-log-2018-08-27'.I215:'docker-log-2018-08-27'.I215">
            <calcext:condition calcext:apply-style-name="Error" calcext:value="&gt;=900" calcext:base-cell-address="'docker-log-2018-08-27'.I105"/>
            <calcext:condition calcext:apply-style-name="Accent" calcext:value="=MIN([.$B105:.$F105])" calcext:base-cell-address="'docker-log-2018-08-27'.I105"/>
          </calcext:conditional-format>
          <calcext:conditional-format calcext:target-range-address="'docker-log-2018-08-27'.I215:'docker-log-2018-08-27'.I215">
            <calcext:condition calcext:apply-style-name="Accent" calcext:value="=MIN([.$G105:.$K105])" calcext:base-cell-address="'docker-log-2018-08-27'.I105"/>
          </calcext:conditional-format>
          <calcext:conditional-format calcext:target-range-address="'docker-log-2018-08-27'.I216:'docker-log-2018-08-27'.I216">
            <calcext:condition calcext:apply-style-name="Error" calcext:value="&gt;=900" calcext:base-cell-address="'docker-log-2018-08-27'.I106"/>
            <calcext:condition calcext:apply-style-name="Accent" calcext:value="=MIN([.$B106:.$F106])" calcext:base-cell-address="'docker-log-2018-08-27'.I106"/>
          </calcext:conditional-format>
          <calcext:conditional-format calcext:target-range-address="'docker-log-2018-08-27'.I216:'docker-log-2018-08-27'.I216">
            <calcext:condition calcext:apply-style-name="Accent" calcext:value="=MIN([.$G106:.$K106])" calcext:base-cell-address="'docker-log-2018-08-27'.I106"/>
          </calcext:conditional-format>
          <calcext:conditional-format calcext:target-range-address="'docker-log-2018-08-27'.I217:'docker-log-2018-08-27'.I217">
            <calcext:condition calcext:apply-style-name="Error" calcext:value="&gt;=900" calcext:base-cell-address="'docker-log-2018-08-27'.I107"/>
            <calcext:condition calcext:apply-style-name="Accent" calcext:value="=MIN([.$B107:.$F107])" calcext:base-cell-address="'docker-log-2018-08-27'.I107"/>
          </calcext:conditional-format>
          <calcext:conditional-format calcext:target-range-address="'docker-log-2018-08-27'.I217:'docker-log-2018-08-27'.I217">
            <calcext:condition calcext:apply-style-name="Accent" calcext:value="=MIN([.$G107:.$K107])" calcext:base-cell-address="'docker-log-2018-08-27'.I107"/>
          </calcext:conditional-format>
          <calcext:conditional-format calcext:target-range-address="'docker-log-2018-08-27'.I218:'docker-log-2018-08-27'.I218">
            <calcext:condition calcext:apply-style-name="Error" calcext:value="&gt;=900" calcext:base-cell-address="'docker-log-2018-08-27'.I108"/>
            <calcext:condition calcext:apply-style-name="Accent" calcext:value="=MIN([.$B108:.$F108])" calcext:base-cell-address="'docker-log-2018-08-27'.I108"/>
          </calcext:conditional-format>
          <calcext:conditional-format calcext:target-range-address="'docker-log-2018-08-27'.I218:'docker-log-2018-08-27'.I218">
            <calcext:condition calcext:apply-style-name="Accent" calcext:value="=MIN([.$G108:.$K108])" calcext:base-cell-address="'docker-log-2018-08-27'.I108"/>
          </calcext:conditional-format>
          <calcext:conditional-format calcext:target-range-address="'docker-log-2018-08-27'.I219:'docker-log-2018-08-27'.I219">
            <calcext:condition calcext:apply-style-name="Error" calcext:value="&gt;=900" calcext:base-cell-address="'docker-log-2018-08-27'.I109"/>
            <calcext:condition calcext:apply-style-name="Accent" calcext:value="=MIN([.$B109:.$F109])" calcext:base-cell-address="'docker-log-2018-08-27'.I109"/>
          </calcext:conditional-format>
          <calcext:conditional-format calcext:target-range-address="'docker-log-2018-08-27'.I219:'docker-log-2018-08-27'.I219">
            <calcext:condition calcext:apply-style-name="Accent" calcext:value="=MIN([.$G109:.$K109])" calcext:base-cell-address="'docker-log-2018-08-27'.I109"/>
          </calcext:conditional-format>
          <calcext:conditional-format calcext:target-range-address="'docker-log-2018-08-27'.I220:'docker-log-2018-08-27'.I220">
            <calcext:condition calcext:apply-style-name="Error" calcext:value="&gt;=900" calcext:base-cell-address="'docker-log-2018-08-27'.I110"/>
            <calcext:condition calcext:apply-style-name="Accent" calcext:value="=MIN([.$B110:.$F110])" calcext:base-cell-address="'docker-log-2018-08-27'.I110"/>
          </calcext:conditional-format>
          <calcext:conditional-format calcext:target-range-address="'docker-log-2018-08-27'.I220:'docker-log-2018-08-27'.I220">
            <calcext:condition calcext:apply-style-name="Accent" calcext:value="=MIN([.$G110:.$K110])" calcext:base-cell-address="'docker-log-2018-08-27'.I110"/>
          </calcext:conditional-format>
          <calcext:conditional-format calcext:target-range-address="'docker-log-2018-08-27'.I221:'docker-log-2018-08-27'.I221">
            <calcext:condition calcext:apply-style-name="Error" calcext:value="&gt;=900" calcext:base-cell-address="'docker-log-2018-08-27'.I111"/>
            <calcext:condition calcext:apply-style-name="Accent" calcext:value="=MIN([.$B111:.$F111])" calcext:base-cell-address="'docker-log-2018-08-27'.I111"/>
          </calcext:conditional-format>
          <calcext:conditional-format calcext:target-range-address="'docker-log-2018-08-27'.I221:'docker-log-2018-08-27'.I221">
            <calcext:condition calcext:apply-style-name="Accent" calcext:value="=MIN([.$G111:.$K111])" calcext:base-cell-address="'docker-log-2018-08-27'.I111"/>
          </calcext:conditional-format>
          <calcext:conditional-format calcext:target-range-address="'docker-log-2018-08-27'.I222:'docker-log-2018-08-27'.I222">
            <calcext:condition calcext:apply-style-name="Error" calcext:value="&gt;=900" calcext:base-cell-address="'docker-log-2018-08-27'.I112"/>
            <calcext:condition calcext:apply-style-name="Accent" calcext:value="=MIN([.$B112:.$F112])" calcext:base-cell-address="'docker-log-2018-08-27'.I112"/>
          </calcext:conditional-format>
          <calcext:conditional-format calcext:target-range-address="'docker-log-2018-08-27'.I222:'docker-log-2018-08-27'.I222">
            <calcext:condition calcext:apply-style-name="Accent" calcext:value="=MIN([.$G112:.$K112])" calcext:base-cell-address="'docker-log-2018-08-27'.I112"/>
          </calcext:conditional-format>
          <calcext:conditional-format calcext:target-range-address="'docker-log-2018-08-27'.I223:'docker-log-2018-08-27'.I223">
            <calcext:condition calcext:apply-style-name="Error" calcext:value="&gt;=900" calcext:base-cell-address="'docker-log-2018-08-27'.I113"/>
            <calcext:condition calcext:apply-style-name="Accent" calcext:value="=MIN([.$B113:.$F113])" calcext:base-cell-address="'docker-log-2018-08-27'.I113"/>
          </calcext:conditional-format>
          <calcext:conditional-format calcext:target-range-address="'docker-log-2018-08-27'.I223:'docker-log-2018-08-27'.I223">
            <calcext:condition calcext:apply-style-name="Accent" calcext:value="=MIN([.$G113:.$K113])" calcext:base-cell-address="'docker-log-2018-08-27'.I113"/>
          </calcext:conditional-format>
          <calcext:conditional-format calcext:target-range-address="'docker-log-2018-08-27'.J114:'docker-log-2018-08-27'.J114">
            <calcext:condition calcext:apply-style-name="Error" calcext:value="&gt;=900" calcext:base-cell-address="'docker-log-2018-08-27'.J4"/>
            <calcext:condition calcext:apply-style-name="Accent" calcext:value="=MIN([.$B4:.$F4])" calcext:base-cell-address="'docker-log-2018-08-27'.J4"/>
          </calcext:conditional-format>
          <calcext:conditional-format calcext:target-range-address="'docker-log-2018-08-27'.J114:'docker-log-2018-08-27'.J114">
            <calcext:condition calcext:apply-style-name="Accent" calcext:value="=MIN([.$G4:.$K4])" calcext:base-cell-address="'docker-log-2018-08-27'.J4"/>
          </calcext:conditional-format>
          <calcext:conditional-format calcext:target-range-address="'docker-log-2018-08-27'.J115:'docker-log-2018-08-27'.J115">
            <calcext:condition calcext:apply-style-name="Error" calcext:value="&gt;=900" calcext:base-cell-address="'docker-log-2018-08-27'.J5"/>
            <calcext:condition calcext:apply-style-name="Accent" calcext:value="=MIN([.$B5:.$F5])" calcext:base-cell-address="'docker-log-2018-08-27'.J5"/>
          </calcext:conditional-format>
          <calcext:conditional-format calcext:target-range-address="'docker-log-2018-08-27'.J115:'docker-log-2018-08-27'.J115">
            <calcext:condition calcext:apply-style-name="Accent" calcext:value="=MIN([.$G5:.$K5])" calcext:base-cell-address="'docker-log-2018-08-27'.J5"/>
          </calcext:conditional-format>
          <calcext:conditional-format calcext:target-range-address="'docker-log-2018-08-27'.J116:'docker-log-2018-08-27'.J116">
            <calcext:condition calcext:apply-style-name="Error" calcext:value="&gt;=900" calcext:base-cell-address="'docker-log-2018-08-27'.J6"/>
            <calcext:condition calcext:apply-style-name="Accent" calcext:value="=MIN([.$B6:.$F6])" calcext:base-cell-address="'docker-log-2018-08-27'.J6"/>
          </calcext:conditional-format>
          <calcext:conditional-format calcext:target-range-address="'docker-log-2018-08-27'.J116:'docker-log-2018-08-27'.J116">
            <calcext:condition calcext:apply-style-name="Accent" calcext:value="=MIN([.$G6:.$K6])" calcext:base-cell-address="'docker-log-2018-08-27'.J6"/>
          </calcext:conditional-format>
          <calcext:conditional-format calcext:target-range-address="'docker-log-2018-08-27'.J117:'docker-log-2018-08-27'.J117">
            <calcext:condition calcext:apply-style-name="Error" calcext:value="&gt;=900" calcext:base-cell-address="'docker-log-2018-08-27'.J7"/>
            <calcext:condition calcext:apply-style-name="Accent" calcext:value="=MIN([.$B7:.$F7])" calcext:base-cell-address="'docker-log-2018-08-27'.J7"/>
          </calcext:conditional-format>
          <calcext:conditional-format calcext:target-range-address="'docker-log-2018-08-27'.J117:'docker-log-2018-08-27'.J117">
            <calcext:condition calcext:apply-style-name="Accent" calcext:value="=MIN([.$G7:.$K7])" calcext:base-cell-address="'docker-log-2018-08-27'.J7"/>
          </calcext:conditional-format>
          <calcext:conditional-format calcext:target-range-address="'docker-log-2018-08-27'.J118:'docker-log-2018-08-27'.J118">
            <calcext:condition calcext:apply-style-name="Error" calcext:value="&gt;=900" calcext:base-cell-address="'docker-log-2018-08-27'.J8"/>
            <calcext:condition calcext:apply-style-name="Accent" calcext:value="=MIN([.$B8:.$F8])" calcext:base-cell-address="'docker-log-2018-08-27'.J8"/>
          </calcext:conditional-format>
          <calcext:conditional-format calcext:target-range-address="'docker-log-2018-08-27'.J118:'docker-log-2018-08-27'.J118">
            <calcext:condition calcext:apply-style-name="Accent" calcext:value="=MIN([.$G8:.$K8])" calcext:base-cell-address="'docker-log-2018-08-27'.J8"/>
          </calcext:conditional-format>
          <calcext:conditional-format calcext:target-range-address="'docker-log-2018-08-27'.J119:'docker-log-2018-08-27'.J119">
            <calcext:condition calcext:apply-style-name="Error" calcext:value="&gt;=900" calcext:base-cell-address="'docker-log-2018-08-27'.J9"/>
            <calcext:condition calcext:apply-style-name="Accent" calcext:value="=MIN([.$B9:.$F9])" calcext:base-cell-address="'docker-log-2018-08-27'.J9"/>
          </calcext:conditional-format>
          <calcext:conditional-format calcext:target-range-address="'docker-log-2018-08-27'.J119:'docker-log-2018-08-27'.J119">
            <calcext:condition calcext:apply-style-name="Accent" calcext:value="=MIN([.$G9:.$K9])" calcext:base-cell-address="'docker-log-2018-08-27'.J9"/>
          </calcext:conditional-format>
          <calcext:conditional-format calcext:target-range-address="'docker-log-2018-08-27'.J120:'docker-log-2018-08-27'.J120">
            <calcext:condition calcext:apply-style-name="Error" calcext:value="&gt;=900" calcext:base-cell-address="'docker-log-2018-08-27'.J10"/>
            <calcext:condition calcext:apply-style-name="Accent" calcext:value="=MIN([.$B10:.$F10])" calcext:base-cell-address="'docker-log-2018-08-27'.J10"/>
          </calcext:conditional-format>
          <calcext:conditional-format calcext:target-range-address="'docker-log-2018-08-27'.J120:'docker-log-2018-08-27'.J120">
            <calcext:condition calcext:apply-style-name="Accent" calcext:value="=MIN([.$G10:.$K10])" calcext:base-cell-address="'docker-log-2018-08-27'.J10"/>
          </calcext:conditional-format>
          <calcext:conditional-format calcext:target-range-address="'docker-log-2018-08-27'.J121:'docker-log-2018-08-27'.J121">
            <calcext:condition calcext:apply-style-name="Error" calcext:value="&gt;=900" calcext:base-cell-address="'docker-log-2018-08-27'.J11"/>
            <calcext:condition calcext:apply-style-name="Accent" calcext:value="=MIN([.$B11:.$F11])" calcext:base-cell-address="'docker-log-2018-08-27'.J11"/>
          </calcext:conditional-format>
          <calcext:conditional-format calcext:target-range-address="'docker-log-2018-08-27'.J121:'docker-log-2018-08-27'.J121">
            <calcext:condition calcext:apply-style-name="Accent" calcext:value="=MIN([.$G11:.$K11])" calcext:base-cell-address="'docker-log-2018-08-27'.J11"/>
          </calcext:conditional-format>
          <calcext:conditional-format calcext:target-range-address="'docker-log-2018-08-27'.J122:'docker-log-2018-08-27'.J122">
            <calcext:condition calcext:apply-style-name="Error" calcext:value="&gt;=900" calcext:base-cell-address="'docker-log-2018-08-27'.J12"/>
            <calcext:condition calcext:apply-style-name="Accent" calcext:value="=MIN([.$B12:.$F12])" calcext:base-cell-address="'docker-log-2018-08-27'.J12"/>
          </calcext:conditional-format>
          <calcext:conditional-format calcext:target-range-address="'docker-log-2018-08-27'.J122:'docker-log-2018-08-27'.J122">
            <calcext:condition calcext:apply-style-name="Accent" calcext:value="=MIN([.$G12:.$K12])" calcext:base-cell-address="'docker-log-2018-08-27'.J12"/>
          </calcext:conditional-format>
          <calcext:conditional-format calcext:target-range-address="'docker-log-2018-08-27'.J123:'docker-log-2018-08-27'.J123">
            <calcext:condition calcext:apply-style-name="Error" calcext:value="&gt;=900" calcext:base-cell-address="'docker-log-2018-08-27'.J13"/>
            <calcext:condition calcext:apply-style-name="Accent" calcext:value="=MIN([.$B13:.$F13])" calcext:base-cell-address="'docker-log-2018-08-27'.J13"/>
          </calcext:conditional-format>
          <calcext:conditional-format calcext:target-range-address="'docker-log-2018-08-27'.J123:'docker-log-2018-08-27'.J123">
            <calcext:condition calcext:apply-style-name="Accent" calcext:value="=MIN([.$G13:.$K13])" calcext:base-cell-address="'docker-log-2018-08-27'.J13"/>
          </calcext:conditional-format>
          <calcext:conditional-format calcext:target-range-address="'docker-log-2018-08-27'.J124:'docker-log-2018-08-27'.J124">
            <calcext:condition calcext:apply-style-name="Error" calcext:value="&gt;=900" calcext:base-cell-address="'docker-log-2018-08-27'.J14"/>
            <calcext:condition calcext:apply-style-name="Accent" calcext:value="=MIN([.$B14:.$F14])" calcext:base-cell-address="'docker-log-2018-08-27'.J14"/>
          </calcext:conditional-format>
          <calcext:conditional-format calcext:target-range-address="'docker-log-2018-08-27'.J124:'docker-log-2018-08-27'.J124">
            <calcext:condition calcext:apply-style-name="Accent" calcext:value="=MIN([.$G14:.$K14])" calcext:base-cell-address="'docker-log-2018-08-27'.J14"/>
          </calcext:conditional-format>
          <calcext:conditional-format calcext:target-range-address="'docker-log-2018-08-27'.J125:'docker-log-2018-08-27'.J125">
            <calcext:condition calcext:apply-style-name="Error" calcext:value="&gt;=900" calcext:base-cell-address="'docker-log-2018-08-27'.J15"/>
            <calcext:condition calcext:apply-style-name="Accent" calcext:value="=MIN([.$B15:.$F15])" calcext:base-cell-address="'docker-log-2018-08-27'.J15"/>
          </calcext:conditional-format>
          <calcext:conditional-format calcext:target-range-address="'docker-log-2018-08-27'.J125:'docker-log-2018-08-27'.J125">
            <calcext:condition calcext:apply-style-name="Accent" calcext:value="=MIN([.$G15:.$K15])" calcext:base-cell-address="'docker-log-2018-08-27'.J15"/>
          </calcext:conditional-format>
          <calcext:conditional-format calcext:target-range-address="'docker-log-2018-08-27'.J126:'docker-log-2018-08-27'.J126">
            <calcext:condition calcext:apply-style-name="Error" calcext:value="&gt;=900" calcext:base-cell-address="'docker-log-2018-08-27'.J16"/>
            <calcext:condition calcext:apply-style-name="Accent" calcext:value="=MIN([.$B16:.$F16])" calcext:base-cell-address="'docker-log-2018-08-27'.J16"/>
          </calcext:conditional-format>
          <calcext:conditional-format calcext:target-range-address="'docker-log-2018-08-27'.J126:'docker-log-2018-08-27'.J126">
            <calcext:condition calcext:apply-style-name="Accent" calcext:value="=MIN([.$G16:.$K16])" calcext:base-cell-address="'docker-log-2018-08-27'.J16"/>
          </calcext:conditional-format>
          <calcext:conditional-format calcext:target-range-address="'docker-log-2018-08-27'.J127:'docker-log-2018-08-27'.J127">
            <calcext:condition calcext:apply-style-name="Error" calcext:value="&gt;=900" calcext:base-cell-address="'docker-log-2018-08-27'.J17"/>
            <calcext:condition calcext:apply-style-name="Accent" calcext:value="=MIN([.$B17:.$F17])" calcext:base-cell-address="'docker-log-2018-08-27'.J17"/>
          </calcext:conditional-format>
          <calcext:conditional-format calcext:target-range-address="'docker-log-2018-08-27'.J127:'docker-log-2018-08-27'.J127">
            <calcext:condition calcext:apply-style-name="Accent" calcext:value="=MIN([.$G17:.$K17])" calcext:base-cell-address="'docker-log-2018-08-27'.J17"/>
          </calcext:conditional-format>
          <calcext:conditional-format calcext:target-range-address="'docker-log-2018-08-27'.J128:'docker-log-2018-08-27'.J128">
            <calcext:condition calcext:apply-style-name="Error" calcext:value="&gt;=900" calcext:base-cell-address="'docker-log-2018-08-27'.J18"/>
            <calcext:condition calcext:apply-style-name="Accent" calcext:value="=MIN([.$B18:.$F18])" calcext:base-cell-address="'docker-log-2018-08-27'.J18"/>
          </calcext:conditional-format>
          <calcext:conditional-format calcext:target-range-address="'docker-log-2018-08-27'.J128:'docker-log-2018-08-27'.J128">
            <calcext:condition calcext:apply-style-name="Accent" calcext:value="=MIN([.$G18:.$K18])" calcext:base-cell-address="'docker-log-2018-08-27'.J18"/>
          </calcext:conditional-format>
          <calcext:conditional-format calcext:target-range-address="'docker-log-2018-08-27'.J129:'docker-log-2018-08-27'.J129">
            <calcext:condition calcext:apply-style-name="Error" calcext:value="&gt;=900" calcext:base-cell-address="'docker-log-2018-08-27'.J19"/>
            <calcext:condition calcext:apply-style-name="Accent" calcext:value="=MIN([.$B19:.$F19])" calcext:base-cell-address="'docker-log-2018-08-27'.J19"/>
          </calcext:conditional-format>
          <calcext:conditional-format calcext:target-range-address="'docker-log-2018-08-27'.J129:'docker-log-2018-08-27'.J129">
            <calcext:condition calcext:apply-style-name="Accent" calcext:value="=MIN([.$G19:.$K19])" calcext:base-cell-address="'docker-log-2018-08-27'.J19"/>
          </calcext:conditional-format>
          <calcext:conditional-format calcext:target-range-address="'docker-log-2018-08-27'.J130:'docker-log-2018-08-27'.J130">
            <calcext:condition calcext:apply-style-name="Error" calcext:value="&gt;=900" calcext:base-cell-address="'docker-log-2018-08-27'.J20"/>
            <calcext:condition calcext:apply-style-name="Accent" calcext:value="=MIN([.$B20:.$F20])" calcext:base-cell-address="'docker-log-2018-08-27'.J20"/>
          </calcext:conditional-format>
          <calcext:conditional-format calcext:target-range-address="'docker-log-2018-08-27'.J130:'docker-log-2018-08-27'.J130">
            <calcext:condition calcext:apply-style-name="Accent" calcext:value="=MIN([.$G20:.$K20])" calcext:base-cell-address="'docker-log-2018-08-27'.J20"/>
          </calcext:conditional-format>
          <calcext:conditional-format calcext:target-range-address="'docker-log-2018-08-27'.J131:'docker-log-2018-08-27'.J131">
            <calcext:condition calcext:apply-style-name="Error" calcext:value="&gt;=900" calcext:base-cell-address="'docker-log-2018-08-27'.J21"/>
            <calcext:condition calcext:apply-style-name="Accent" calcext:value="=MIN([.$B21:.$F21])" calcext:base-cell-address="'docker-log-2018-08-27'.J21"/>
          </calcext:conditional-format>
          <calcext:conditional-format calcext:target-range-address="'docker-log-2018-08-27'.J131:'docker-log-2018-08-27'.J131">
            <calcext:condition calcext:apply-style-name="Accent" calcext:value="=MIN([.$G21:.$K21])" calcext:base-cell-address="'docker-log-2018-08-27'.J21"/>
          </calcext:conditional-format>
          <calcext:conditional-format calcext:target-range-address="'docker-log-2018-08-27'.J132:'docker-log-2018-08-27'.J132">
            <calcext:condition calcext:apply-style-name="Error" calcext:value="&gt;=900" calcext:base-cell-address="'docker-log-2018-08-27'.J22"/>
            <calcext:condition calcext:apply-style-name="Accent" calcext:value="=MIN([.$B22:.$F22])" calcext:base-cell-address="'docker-log-2018-08-27'.J22"/>
          </calcext:conditional-format>
          <calcext:conditional-format calcext:target-range-address="'docker-log-2018-08-27'.J132:'docker-log-2018-08-27'.J132">
            <calcext:condition calcext:apply-style-name="Accent" calcext:value="=MIN([.$G22:.$K22])" calcext:base-cell-address="'docker-log-2018-08-27'.J22"/>
          </calcext:conditional-format>
          <calcext:conditional-format calcext:target-range-address="'docker-log-2018-08-27'.J133:'docker-log-2018-08-27'.J133">
            <calcext:condition calcext:apply-style-name="Error" calcext:value="&gt;=900" calcext:base-cell-address="'docker-log-2018-08-27'.J23"/>
            <calcext:condition calcext:apply-style-name="Accent" calcext:value="=MIN([.$B23:.$F23])" calcext:base-cell-address="'docker-log-2018-08-27'.J23"/>
          </calcext:conditional-format>
          <calcext:conditional-format calcext:target-range-address="'docker-log-2018-08-27'.J133:'docker-log-2018-08-27'.J133">
            <calcext:condition calcext:apply-style-name="Accent" calcext:value="=MIN([.$G23:.$K23])" calcext:base-cell-address="'docker-log-2018-08-27'.J23"/>
          </calcext:conditional-format>
          <calcext:conditional-format calcext:target-range-address="'docker-log-2018-08-27'.J134:'docker-log-2018-08-27'.J134">
            <calcext:condition calcext:apply-style-name="Error" calcext:value="&gt;=900" calcext:base-cell-address="'docker-log-2018-08-27'.J24"/>
            <calcext:condition calcext:apply-style-name="Accent" calcext:value="=MIN([.$B24:.$F24])" calcext:base-cell-address="'docker-log-2018-08-27'.J24"/>
          </calcext:conditional-format>
          <calcext:conditional-format calcext:target-range-address="'docker-log-2018-08-27'.J134:'docker-log-2018-08-27'.J134">
            <calcext:condition calcext:apply-style-name="Accent" calcext:value="=MIN([.$G24:.$K24])" calcext:base-cell-address="'docker-log-2018-08-27'.J24"/>
          </calcext:conditional-format>
          <calcext:conditional-format calcext:target-range-address="'docker-log-2018-08-27'.J135:'docker-log-2018-08-27'.J135">
            <calcext:condition calcext:apply-style-name="Error" calcext:value="&gt;=900" calcext:base-cell-address="'docker-log-2018-08-27'.J25"/>
            <calcext:condition calcext:apply-style-name="Accent" calcext:value="=MIN([.$B25:.$F25])" calcext:base-cell-address="'docker-log-2018-08-27'.J25"/>
          </calcext:conditional-format>
          <calcext:conditional-format calcext:target-range-address="'docker-log-2018-08-27'.J135:'docker-log-2018-08-27'.J135">
            <calcext:condition calcext:apply-style-name="Accent" calcext:value="=MIN([.$G25:.$K25])" calcext:base-cell-address="'docker-log-2018-08-27'.J25"/>
          </calcext:conditional-format>
          <calcext:conditional-format calcext:target-range-address="'docker-log-2018-08-27'.J136:'docker-log-2018-08-27'.J136">
            <calcext:condition calcext:apply-style-name="Error" calcext:value="&gt;=900" calcext:base-cell-address="'docker-log-2018-08-27'.J26"/>
            <calcext:condition calcext:apply-style-name="Accent" calcext:value="=MIN([.$B26:.$F26])" calcext:base-cell-address="'docker-log-2018-08-27'.J26"/>
          </calcext:conditional-format>
          <calcext:conditional-format calcext:target-range-address="'docker-log-2018-08-27'.J136:'docker-log-2018-08-27'.J136">
            <calcext:condition calcext:apply-style-name="Accent" calcext:value="=MIN([.$G26:.$K26])" calcext:base-cell-address="'docker-log-2018-08-27'.J26"/>
          </calcext:conditional-format>
          <calcext:conditional-format calcext:target-range-address="'docker-log-2018-08-27'.J137:'docker-log-2018-08-27'.J137">
            <calcext:condition calcext:apply-style-name="Error" calcext:value="&gt;=900" calcext:base-cell-address="'docker-log-2018-08-27'.J27"/>
            <calcext:condition calcext:apply-style-name="Accent" calcext:value="=MIN([.$B27:.$F27])" calcext:base-cell-address="'docker-log-2018-08-27'.J27"/>
          </calcext:conditional-format>
          <calcext:conditional-format calcext:target-range-address="'docker-log-2018-08-27'.J137:'docker-log-2018-08-27'.J137">
            <calcext:condition calcext:apply-style-name="Accent" calcext:value="=MIN([.$G27:.$K27])" calcext:base-cell-address="'docker-log-2018-08-27'.J27"/>
          </calcext:conditional-format>
          <calcext:conditional-format calcext:target-range-address="'docker-log-2018-08-27'.J138:'docker-log-2018-08-27'.J138">
            <calcext:condition calcext:apply-style-name="Error" calcext:value="&gt;=900" calcext:base-cell-address="'docker-log-2018-08-27'.J28"/>
            <calcext:condition calcext:apply-style-name="Accent" calcext:value="=MIN([.$B28:.$F28])" calcext:base-cell-address="'docker-log-2018-08-27'.J28"/>
          </calcext:conditional-format>
          <calcext:conditional-format calcext:target-range-address="'docker-log-2018-08-27'.J138:'docker-log-2018-08-27'.J138">
            <calcext:condition calcext:apply-style-name="Accent" calcext:value="=MIN([.$G28:.$K28])" calcext:base-cell-address="'docker-log-2018-08-27'.J28"/>
          </calcext:conditional-format>
          <calcext:conditional-format calcext:target-range-address="'docker-log-2018-08-27'.J139:'docker-log-2018-08-27'.J139">
            <calcext:condition calcext:apply-style-name="Error" calcext:value="&gt;=900" calcext:base-cell-address="'docker-log-2018-08-27'.J29"/>
            <calcext:condition calcext:apply-style-name="Accent" calcext:value="=MIN([.$B29:.$F29])" calcext:base-cell-address="'docker-log-2018-08-27'.J29"/>
          </calcext:conditional-format>
          <calcext:conditional-format calcext:target-range-address="'docker-log-2018-08-27'.J139:'docker-log-2018-08-27'.J139">
            <calcext:condition calcext:apply-style-name="Accent" calcext:value="=MIN([.$G29:.$K29])" calcext:base-cell-address="'docker-log-2018-08-27'.J29"/>
          </calcext:conditional-format>
          <calcext:conditional-format calcext:target-range-address="'docker-log-2018-08-27'.J140:'docker-log-2018-08-27'.J140">
            <calcext:condition calcext:apply-style-name="Error" calcext:value="&gt;=900" calcext:base-cell-address="'docker-log-2018-08-27'.J30"/>
            <calcext:condition calcext:apply-style-name="Accent" calcext:value="=MIN([.$B30:.$F30])" calcext:base-cell-address="'docker-log-2018-08-27'.J30"/>
          </calcext:conditional-format>
          <calcext:conditional-format calcext:target-range-address="'docker-log-2018-08-27'.J140:'docker-log-2018-08-27'.J140">
            <calcext:condition calcext:apply-style-name="Accent" calcext:value="=MIN([.$G30:.$K30])" calcext:base-cell-address="'docker-log-2018-08-27'.J30"/>
          </calcext:conditional-format>
          <calcext:conditional-format calcext:target-range-address="'docker-log-2018-08-27'.J141:'docker-log-2018-08-27'.J141">
            <calcext:condition calcext:apply-style-name="Error" calcext:value="&gt;=900" calcext:base-cell-address="'docker-log-2018-08-27'.J31"/>
            <calcext:condition calcext:apply-style-name="Accent" calcext:value="=MIN([.$B31:.$F31])" calcext:base-cell-address="'docker-log-2018-08-27'.J31"/>
          </calcext:conditional-format>
          <calcext:conditional-format calcext:target-range-address="'docker-log-2018-08-27'.J141:'docker-log-2018-08-27'.J141">
            <calcext:condition calcext:apply-style-name="Accent" calcext:value="=MIN([.$G31:.$K31])" calcext:base-cell-address="'docker-log-2018-08-27'.J31"/>
          </calcext:conditional-format>
          <calcext:conditional-format calcext:target-range-address="'docker-log-2018-08-27'.J142:'docker-log-2018-08-27'.J142">
            <calcext:condition calcext:apply-style-name="Error" calcext:value="&gt;=900" calcext:base-cell-address="'docker-log-2018-08-27'.J32"/>
            <calcext:condition calcext:apply-style-name="Accent" calcext:value="=MIN([.$B32:.$F32])" calcext:base-cell-address="'docker-log-2018-08-27'.J32"/>
          </calcext:conditional-format>
          <calcext:conditional-format calcext:target-range-address="'docker-log-2018-08-27'.J142:'docker-log-2018-08-27'.J142">
            <calcext:condition calcext:apply-style-name="Accent" calcext:value="=MIN([.$G32:.$K32])" calcext:base-cell-address="'docker-log-2018-08-27'.J32"/>
          </calcext:conditional-format>
          <calcext:conditional-format calcext:target-range-address="'docker-log-2018-08-27'.J143:'docker-log-2018-08-27'.J143">
            <calcext:condition calcext:apply-style-name="Error" calcext:value="&gt;=900" calcext:base-cell-address="'docker-log-2018-08-27'.J33"/>
            <calcext:condition calcext:apply-style-name="Accent" calcext:value="=MIN([.$B33:.$F33])" calcext:base-cell-address="'docker-log-2018-08-27'.J33"/>
          </calcext:conditional-format>
          <calcext:conditional-format calcext:target-range-address="'docker-log-2018-08-27'.J143:'docker-log-2018-08-27'.J143">
            <calcext:condition calcext:apply-style-name="Accent" calcext:value="=MIN([.$G33:.$K33])" calcext:base-cell-address="'docker-log-2018-08-27'.J33"/>
          </calcext:conditional-format>
          <calcext:conditional-format calcext:target-range-address="'docker-log-2018-08-27'.J144:'docker-log-2018-08-27'.J144">
            <calcext:condition calcext:apply-style-name="Error" calcext:value="&gt;=900" calcext:base-cell-address="'docker-log-2018-08-27'.J34"/>
            <calcext:condition calcext:apply-style-name="Accent" calcext:value="=MIN([.$B34:.$F34])" calcext:base-cell-address="'docker-log-2018-08-27'.J34"/>
          </calcext:conditional-format>
          <calcext:conditional-format calcext:target-range-address="'docker-log-2018-08-27'.J144:'docker-log-2018-08-27'.J144">
            <calcext:condition calcext:apply-style-name="Accent" calcext:value="=MIN([.$G34:.$K34])" calcext:base-cell-address="'docker-log-2018-08-27'.J34"/>
          </calcext:conditional-format>
          <calcext:conditional-format calcext:target-range-address="'docker-log-2018-08-27'.J145:'docker-log-2018-08-27'.J145">
            <calcext:condition calcext:apply-style-name="Error" calcext:value="&gt;=900" calcext:base-cell-address="'docker-log-2018-08-27'.J35"/>
            <calcext:condition calcext:apply-style-name="Accent" calcext:value="=MIN([.$B35:.$F35])" calcext:base-cell-address="'docker-log-2018-08-27'.J35"/>
          </calcext:conditional-format>
          <calcext:conditional-format calcext:target-range-address="'docker-log-2018-08-27'.J145:'docker-log-2018-08-27'.J145">
            <calcext:condition calcext:apply-style-name="Accent" calcext:value="=MIN([.$G35:.$K35])" calcext:base-cell-address="'docker-log-2018-08-27'.J35"/>
          </calcext:conditional-format>
          <calcext:conditional-format calcext:target-range-address="'docker-log-2018-08-27'.J146:'docker-log-2018-08-27'.J146">
            <calcext:condition calcext:apply-style-name="Error" calcext:value="&gt;=900" calcext:base-cell-address="'docker-log-2018-08-27'.J36"/>
            <calcext:condition calcext:apply-style-name="Accent" calcext:value="=MIN([.$B36:.$F36])" calcext:base-cell-address="'docker-log-2018-08-27'.J36"/>
          </calcext:conditional-format>
          <calcext:conditional-format calcext:target-range-address="'docker-log-2018-08-27'.J146:'docker-log-2018-08-27'.J146">
            <calcext:condition calcext:apply-style-name="Accent" calcext:value="=MIN([.$G36:.$K36])" calcext:base-cell-address="'docker-log-2018-08-27'.J36"/>
          </calcext:conditional-format>
          <calcext:conditional-format calcext:target-range-address="'docker-log-2018-08-27'.J147:'docker-log-2018-08-27'.J147">
            <calcext:condition calcext:apply-style-name="Error" calcext:value="&gt;=900" calcext:base-cell-address="'docker-log-2018-08-27'.J37"/>
            <calcext:condition calcext:apply-style-name="Accent" calcext:value="=MIN([.$B37:.$F37])" calcext:base-cell-address="'docker-log-2018-08-27'.J37"/>
          </calcext:conditional-format>
          <calcext:conditional-format calcext:target-range-address="'docker-log-2018-08-27'.J147:'docker-log-2018-08-27'.J147">
            <calcext:condition calcext:apply-style-name="Accent" calcext:value="=MIN([.$G37:.$K37])" calcext:base-cell-address="'docker-log-2018-08-27'.J37"/>
          </calcext:conditional-format>
          <calcext:conditional-format calcext:target-range-address="'docker-log-2018-08-27'.J148:'docker-log-2018-08-27'.J148">
            <calcext:condition calcext:apply-style-name="Error" calcext:value="&gt;=900" calcext:base-cell-address="'docker-log-2018-08-27'.J38"/>
            <calcext:condition calcext:apply-style-name="Accent" calcext:value="=MIN([.$B38:.$F38])" calcext:base-cell-address="'docker-log-2018-08-27'.J38"/>
          </calcext:conditional-format>
          <calcext:conditional-format calcext:target-range-address="'docker-log-2018-08-27'.J148:'docker-log-2018-08-27'.J148">
            <calcext:condition calcext:apply-style-name="Accent" calcext:value="=MIN([.$G38:.$K38])" calcext:base-cell-address="'docker-log-2018-08-27'.J38"/>
          </calcext:conditional-format>
          <calcext:conditional-format calcext:target-range-address="'docker-log-2018-08-27'.J149:'docker-log-2018-08-27'.J149">
            <calcext:condition calcext:apply-style-name="Error" calcext:value="&gt;=900" calcext:base-cell-address="'docker-log-2018-08-27'.J39"/>
            <calcext:condition calcext:apply-style-name="Accent" calcext:value="=MIN([.$B39:.$F39])" calcext:base-cell-address="'docker-log-2018-08-27'.J39"/>
          </calcext:conditional-format>
          <calcext:conditional-format calcext:target-range-address="'docker-log-2018-08-27'.J149:'docker-log-2018-08-27'.J149">
            <calcext:condition calcext:apply-style-name="Accent" calcext:value="=MIN([.$G39:.$K39])" calcext:base-cell-address="'docker-log-2018-08-27'.J39"/>
          </calcext:conditional-format>
          <calcext:conditional-format calcext:target-range-address="'docker-log-2018-08-27'.J150:'docker-log-2018-08-27'.J150">
            <calcext:condition calcext:apply-style-name="Error" calcext:value="&gt;=900" calcext:base-cell-address="'docker-log-2018-08-27'.J40"/>
            <calcext:condition calcext:apply-style-name="Accent" calcext:value="=MIN([.$B40:.$F40])" calcext:base-cell-address="'docker-log-2018-08-27'.J40"/>
          </calcext:conditional-format>
          <calcext:conditional-format calcext:target-range-address="'docker-log-2018-08-27'.J150:'docker-log-2018-08-27'.J150">
            <calcext:condition calcext:apply-style-name="Accent" calcext:value="=MIN([.$G40:.$K40])" calcext:base-cell-address="'docker-log-2018-08-27'.J40"/>
          </calcext:conditional-format>
          <calcext:conditional-format calcext:target-range-address="'docker-log-2018-08-27'.J151:'docker-log-2018-08-27'.J151">
            <calcext:condition calcext:apply-style-name="Error" calcext:value="&gt;=900" calcext:base-cell-address="'docker-log-2018-08-27'.J41"/>
            <calcext:condition calcext:apply-style-name="Accent" calcext:value="=MIN([.$B41:.$F41])" calcext:base-cell-address="'docker-log-2018-08-27'.J41"/>
          </calcext:conditional-format>
          <calcext:conditional-format calcext:target-range-address="'docker-log-2018-08-27'.J151:'docker-log-2018-08-27'.J151">
            <calcext:condition calcext:apply-style-name="Accent" calcext:value="=MIN([.$G41:.$K41])" calcext:base-cell-address="'docker-log-2018-08-27'.J41"/>
          </calcext:conditional-format>
          <calcext:conditional-format calcext:target-range-address="'docker-log-2018-08-27'.J152:'docker-log-2018-08-27'.J152">
            <calcext:condition calcext:apply-style-name="Error" calcext:value="&gt;=900" calcext:base-cell-address="'docker-log-2018-08-27'.J42"/>
            <calcext:condition calcext:apply-style-name="Accent" calcext:value="=MIN([.$B42:.$F42])" calcext:base-cell-address="'docker-log-2018-08-27'.J42"/>
          </calcext:conditional-format>
          <calcext:conditional-format calcext:target-range-address="'docker-log-2018-08-27'.J152:'docker-log-2018-08-27'.J152">
            <calcext:condition calcext:apply-style-name="Accent" calcext:value="=MIN([.$G42:.$K42])" calcext:base-cell-address="'docker-log-2018-08-27'.J42"/>
          </calcext:conditional-format>
          <calcext:conditional-format calcext:target-range-address="'docker-log-2018-08-27'.J153:'docker-log-2018-08-27'.J153">
            <calcext:condition calcext:apply-style-name="Error" calcext:value="&gt;=900" calcext:base-cell-address="'docker-log-2018-08-27'.J43"/>
            <calcext:condition calcext:apply-style-name="Accent" calcext:value="=MIN([.$B43:.$F43])" calcext:base-cell-address="'docker-log-2018-08-27'.J43"/>
          </calcext:conditional-format>
          <calcext:conditional-format calcext:target-range-address="'docker-log-2018-08-27'.J153:'docker-log-2018-08-27'.J153">
            <calcext:condition calcext:apply-style-name="Accent" calcext:value="=MIN([.$G43:.$K43])" calcext:base-cell-address="'docker-log-2018-08-27'.J43"/>
          </calcext:conditional-format>
          <calcext:conditional-format calcext:target-range-address="'docker-log-2018-08-27'.J154:'docker-log-2018-08-27'.J154">
            <calcext:condition calcext:apply-style-name="Error" calcext:value="&gt;=900" calcext:base-cell-address="'docker-log-2018-08-27'.J44"/>
            <calcext:condition calcext:apply-style-name="Accent" calcext:value="=MIN([.$B44:.$F44])" calcext:base-cell-address="'docker-log-2018-08-27'.J44"/>
          </calcext:conditional-format>
          <calcext:conditional-format calcext:target-range-address="'docker-log-2018-08-27'.J154:'docker-log-2018-08-27'.J154">
            <calcext:condition calcext:apply-style-name="Accent" calcext:value="=MIN([.$G44:.$K44])" calcext:base-cell-address="'docker-log-2018-08-27'.J44"/>
          </calcext:conditional-format>
          <calcext:conditional-format calcext:target-range-address="'docker-log-2018-08-27'.J155:'docker-log-2018-08-27'.J155">
            <calcext:condition calcext:apply-style-name="Error" calcext:value="&gt;=900" calcext:base-cell-address="'docker-log-2018-08-27'.J45"/>
            <calcext:condition calcext:apply-style-name="Accent" calcext:value="=MIN([.$B45:.$F45])" calcext:base-cell-address="'docker-log-2018-08-27'.J45"/>
          </calcext:conditional-format>
          <calcext:conditional-format calcext:target-range-address="'docker-log-2018-08-27'.J155:'docker-log-2018-08-27'.J155">
            <calcext:condition calcext:apply-style-name="Accent" calcext:value="=MIN([.$G45:.$K45])" calcext:base-cell-address="'docker-log-2018-08-27'.J45"/>
          </calcext:conditional-format>
          <calcext:conditional-format calcext:target-range-address="'docker-log-2018-08-27'.J156:'docker-log-2018-08-27'.J156">
            <calcext:condition calcext:apply-style-name="Error" calcext:value="&gt;=900" calcext:base-cell-address="'docker-log-2018-08-27'.J46"/>
            <calcext:condition calcext:apply-style-name="Accent" calcext:value="=MIN([.$B46:.$F46])" calcext:base-cell-address="'docker-log-2018-08-27'.J46"/>
          </calcext:conditional-format>
          <calcext:conditional-format calcext:target-range-address="'docker-log-2018-08-27'.J156:'docker-log-2018-08-27'.J156">
            <calcext:condition calcext:apply-style-name="Accent" calcext:value="=MIN([.$G46:.$K46])" calcext:base-cell-address="'docker-log-2018-08-27'.J46"/>
          </calcext:conditional-format>
          <calcext:conditional-format calcext:target-range-address="'docker-log-2018-08-27'.J157:'docker-log-2018-08-27'.J157">
            <calcext:condition calcext:apply-style-name="Error" calcext:value="&gt;=900" calcext:base-cell-address="'docker-log-2018-08-27'.J47"/>
            <calcext:condition calcext:apply-style-name="Accent" calcext:value="=MIN([.$B47:.$F47])" calcext:base-cell-address="'docker-log-2018-08-27'.J47"/>
          </calcext:conditional-format>
          <calcext:conditional-format calcext:target-range-address="'docker-log-2018-08-27'.J157:'docker-log-2018-08-27'.J157">
            <calcext:condition calcext:apply-style-name="Accent" calcext:value="=MIN([.$G47:.$K47])" calcext:base-cell-address="'docker-log-2018-08-27'.J47"/>
          </calcext:conditional-format>
          <calcext:conditional-format calcext:target-range-address="'docker-log-2018-08-27'.J158:'docker-log-2018-08-27'.J158">
            <calcext:condition calcext:apply-style-name="Error" calcext:value="&gt;=900" calcext:base-cell-address="'docker-log-2018-08-27'.J48"/>
            <calcext:condition calcext:apply-style-name="Accent" calcext:value="=MIN([.$B48:.$F48])" calcext:base-cell-address="'docker-log-2018-08-27'.J48"/>
          </calcext:conditional-format>
          <calcext:conditional-format calcext:target-range-address="'docker-log-2018-08-27'.J158:'docker-log-2018-08-27'.J158">
            <calcext:condition calcext:apply-style-name="Accent" calcext:value="=MIN([.$G48:.$K48])" calcext:base-cell-address="'docker-log-2018-08-27'.J48"/>
          </calcext:conditional-format>
          <calcext:conditional-format calcext:target-range-address="'docker-log-2018-08-27'.J159:'docker-log-2018-08-27'.J159">
            <calcext:condition calcext:apply-style-name="Error" calcext:value="&gt;=900" calcext:base-cell-address="'docker-log-2018-08-27'.J49"/>
            <calcext:condition calcext:apply-style-name="Accent" calcext:value="=MIN([.$B49:.$F49])" calcext:base-cell-address="'docker-log-2018-08-27'.J49"/>
          </calcext:conditional-format>
          <calcext:conditional-format calcext:target-range-address="'docker-log-2018-08-27'.J159:'docker-log-2018-08-27'.J159">
            <calcext:condition calcext:apply-style-name="Accent" calcext:value="=MIN([.$G49:.$K49])" calcext:base-cell-address="'docker-log-2018-08-27'.J49"/>
          </calcext:conditional-format>
          <calcext:conditional-format calcext:target-range-address="'docker-log-2018-08-27'.J160:'docker-log-2018-08-27'.J160">
            <calcext:condition calcext:apply-style-name="Error" calcext:value="&gt;=900" calcext:base-cell-address="'docker-log-2018-08-27'.J50"/>
            <calcext:condition calcext:apply-style-name="Accent" calcext:value="=MIN([.$B50:.$F50])" calcext:base-cell-address="'docker-log-2018-08-27'.J50"/>
          </calcext:conditional-format>
          <calcext:conditional-format calcext:target-range-address="'docker-log-2018-08-27'.J160:'docker-log-2018-08-27'.J160">
            <calcext:condition calcext:apply-style-name="Accent" calcext:value="=MIN([.$G50:.$K50])" calcext:base-cell-address="'docker-log-2018-08-27'.J50"/>
          </calcext:conditional-format>
          <calcext:conditional-format calcext:target-range-address="'docker-log-2018-08-27'.J161:'docker-log-2018-08-27'.J161">
            <calcext:condition calcext:apply-style-name="Error" calcext:value="&gt;=900" calcext:base-cell-address="'docker-log-2018-08-27'.J51"/>
            <calcext:condition calcext:apply-style-name="Accent" calcext:value="=MIN([.$B51:.$F51])" calcext:base-cell-address="'docker-log-2018-08-27'.J51"/>
          </calcext:conditional-format>
          <calcext:conditional-format calcext:target-range-address="'docker-log-2018-08-27'.J161:'docker-log-2018-08-27'.J161">
            <calcext:condition calcext:apply-style-name="Accent" calcext:value="=MIN([.$G51:.$K51])" calcext:base-cell-address="'docker-log-2018-08-27'.J51"/>
          </calcext:conditional-format>
          <calcext:conditional-format calcext:target-range-address="'docker-log-2018-08-27'.J162:'docker-log-2018-08-27'.J162">
            <calcext:condition calcext:apply-style-name="Error" calcext:value="&gt;=900" calcext:base-cell-address="'docker-log-2018-08-27'.J52"/>
            <calcext:condition calcext:apply-style-name="Accent" calcext:value="=MIN([.$B52:.$F52])" calcext:base-cell-address="'docker-log-2018-08-27'.J52"/>
          </calcext:conditional-format>
          <calcext:conditional-format calcext:target-range-address="'docker-log-2018-08-27'.J162:'docker-log-2018-08-27'.J162">
            <calcext:condition calcext:apply-style-name="Accent" calcext:value="=MIN([.$G52:.$K52])" calcext:base-cell-address="'docker-log-2018-08-27'.J52"/>
          </calcext:conditional-format>
          <calcext:conditional-format calcext:target-range-address="'docker-log-2018-08-27'.J163:'docker-log-2018-08-27'.J163">
            <calcext:condition calcext:apply-style-name="Error" calcext:value="&gt;=900" calcext:base-cell-address="'docker-log-2018-08-27'.J53"/>
            <calcext:condition calcext:apply-style-name="Accent" calcext:value="=MIN([.$B53:.$F53])" calcext:base-cell-address="'docker-log-2018-08-27'.J53"/>
          </calcext:conditional-format>
          <calcext:conditional-format calcext:target-range-address="'docker-log-2018-08-27'.J163:'docker-log-2018-08-27'.J163">
            <calcext:condition calcext:apply-style-name="Accent" calcext:value="=MIN([.$G53:.$K53])" calcext:base-cell-address="'docker-log-2018-08-27'.J53"/>
          </calcext:conditional-format>
          <calcext:conditional-format calcext:target-range-address="'docker-log-2018-08-27'.J164:'docker-log-2018-08-27'.J164">
            <calcext:condition calcext:apply-style-name="Error" calcext:value="&gt;=900" calcext:base-cell-address="'docker-log-2018-08-27'.J54"/>
            <calcext:condition calcext:apply-style-name="Accent" calcext:value="=MIN([.$B54:.$F54])" calcext:base-cell-address="'docker-log-2018-08-27'.J54"/>
          </calcext:conditional-format>
          <calcext:conditional-format calcext:target-range-address="'docker-log-2018-08-27'.J164:'docker-log-2018-08-27'.J164">
            <calcext:condition calcext:apply-style-name="Accent" calcext:value="=MIN([.$G54:.$K54])" calcext:base-cell-address="'docker-log-2018-08-27'.J54"/>
          </calcext:conditional-format>
          <calcext:conditional-format calcext:target-range-address="'docker-log-2018-08-27'.J165:'docker-log-2018-08-27'.J165">
            <calcext:condition calcext:apply-style-name="Error" calcext:value="&gt;=900" calcext:base-cell-address="'docker-log-2018-08-27'.J55"/>
            <calcext:condition calcext:apply-style-name="Accent" calcext:value="=MIN([.$B55:.$F55])" calcext:base-cell-address="'docker-log-2018-08-27'.J55"/>
          </calcext:conditional-format>
          <calcext:conditional-format calcext:target-range-address="'docker-log-2018-08-27'.J165:'docker-log-2018-08-27'.J165">
            <calcext:condition calcext:apply-style-name="Accent" calcext:value="=MIN([.$G55:.$K55])" calcext:base-cell-address="'docker-log-2018-08-27'.J55"/>
          </calcext:conditional-format>
          <calcext:conditional-format calcext:target-range-address="'docker-log-2018-08-27'.J166:'docker-log-2018-08-27'.J166">
            <calcext:condition calcext:apply-style-name="Error" calcext:value="&gt;=900" calcext:base-cell-address="'docker-log-2018-08-27'.J56"/>
            <calcext:condition calcext:apply-style-name="Accent" calcext:value="=MIN([.$B56:.$F56])" calcext:base-cell-address="'docker-log-2018-08-27'.J56"/>
          </calcext:conditional-format>
          <calcext:conditional-format calcext:target-range-address="'docker-log-2018-08-27'.J166:'docker-log-2018-08-27'.J166">
            <calcext:condition calcext:apply-style-name="Accent" calcext:value="=MIN([.$G56:.$K56])" calcext:base-cell-address="'docker-log-2018-08-27'.J56"/>
          </calcext:conditional-format>
          <calcext:conditional-format calcext:target-range-address="'docker-log-2018-08-27'.J167:'docker-log-2018-08-27'.J167">
            <calcext:condition calcext:apply-style-name="Error" calcext:value="&gt;=900" calcext:base-cell-address="'docker-log-2018-08-27'.J57"/>
            <calcext:condition calcext:apply-style-name="Accent" calcext:value="=MIN([.$B57:.$F57])" calcext:base-cell-address="'docker-log-2018-08-27'.J57"/>
          </calcext:conditional-format>
          <calcext:conditional-format calcext:target-range-address="'docker-log-2018-08-27'.J167:'docker-log-2018-08-27'.J167">
            <calcext:condition calcext:apply-style-name="Accent" calcext:value="=MIN([.$G57:.$K57])" calcext:base-cell-address="'docker-log-2018-08-27'.J57"/>
          </calcext:conditional-format>
          <calcext:conditional-format calcext:target-range-address="'docker-log-2018-08-27'.J168:'docker-log-2018-08-27'.J168">
            <calcext:condition calcext:apply-style-name="Error" calcext:value="&gt;=900" calcext:base-cell-address="'docker-log-2018-08-27'.J58"/>
            <calcext:condition calcext:apply-style-name="Accent" calcext:value="=MIN([.$B58:.$F58])" calcext:base-cell-address="'docker-log-2018-08-27'.J58"/>
          </calcext:conditional-format>
          <calcext:conditional-format calcext:target-range-address="'docker-log-2018-08-27'.J168:'docker-log-2018-08-27'.J168">
            <calcext:condition calcext:apply-style-name="Accent" calcext:value="=MIN([.$G58:.$K58])" calcext:base-cell-address="'docker-log-2018-08-27'.J58"/>
          </calcext:conditional-format>
          <calcext:conditional-format calcext:target-range-address="'docker-log-2018-08-27'.J169:'docker-log-2018-08-27'.J169">
            <calcext:condition calcext:apply-style-name="Error" calcext:value="&gt;=900" calcext:base-cell-address="'docker-log-2018-08-27'.J59"/>
            <calcext:condition calcext:apply-style-name="Accent" calcext:value="=MIN([.$B59:.$F59])" calcext:base-cell-address="'docker-log-2018-08-27'.J59"/>
          </calcext:conditional-format>
          <calcext:conditional-format calcext:target-range-address="'docker-log-2018-08-27'.J169:'docker-log-2018-08-27'.J169">
            <calcext:condition calcext:apply-style-name="Accent" calcext:value="=MIN([.$G59:.$K59])" calcext:base-cell-address="'docker-log-2018-08-27'.J59"/>
          </calcext:conditional-format>
          <calcext:conditional-format calcext:target-range-address="'docker-log-2018-08-27'.J170:'docker-log-2018-08-27'.J170">
            <calcext:condition calcext:apply-style-name="Error" calcext:value="&gt;=900" calcext:base-cell-address="'docker-log-2018-08-27'.J60"/>
            <calcext:condition calcext:apply-style-name="Accent" calcext:value="=MIN([.$B60:.$F60])" calcext:base-cell-address="'docker-log-2018-08-27'.J60"/>
          </calcext:conditional-format>
          <calcext:conditional-format calcext:target-range-address="'docker-log-2018-08-27'.J170:'docker-log-2018-08-27'.J170">
            <calcext:condition calcext:apply-style-name="Accent" calcext:value="=MIN([.$G60:.$K60])" calcext:base-cell-address="'docker-log-2018-08-27'.J60"/>
          </calcext:conditional-format>
          <calcext:conditional-format calcext:target-range-address="'docker-log-2018-08-27'.J171:'docker-log-2018-08-27'.J171">
            <calcext:condition calcext:apply-style-name="Error" calcext:value="&gt;=900" calcext:base-cell-address="'docker-log-2018-08-27'.J61"/>
            <calcext:condition calcext:apply-style-name="Accent" calcext:value="=MIN([.$B61:.$F61])" calcext:base-cell-address="'docker-log-2018-08-27'.J61"/>
          </calcext:conditional-format>
          <calcext:conditional-format calcext:target-range-address="'docker-log-2018-08-27'.J171:'docker-log-2018-08-27'.J171">
            <calcext:condition calcext:apply-style-name="Accent" calcext:value="=MIN([.$G61:.$K61])" calcext:base-cell-address="'docker-log-2018-08-27'.J61"/>
          </calcext:conditional-format>
          <calcext:conditional-format calcext:target-range-address="'docker-log-2018-08-27'.J172:'docker-log-2018-08-27'.J172">
            <calcext:condition calcext:apply-style-name="Error" calcext:value="&gt;=900" calcext:base-cell-address="'docker-log-2018-08-27'.J62"/>
            <calcext:condition calcext:apply-style-name="Accent" calcext:value="=MIN([.$B62:.$F62])" calcext:base-cell-address="'docker-log-2018-08-27'.J62"/>
          </calcext:conditional-format>
          <calcext:conditional-format calcext:target-range-address="'docker-log-2018-08-27'.J172:'docker-log-2018-08-27'.J172">
            <calcext:condition calcext:apply-style-name="Accent" calcext:value="=MIN([.$G62:.$K62])" calcext:base-cell-address="'docker-log-2018-08-27'.J62"/>
          </calcext:conditional-format>
          <calcext:conditional-format calcext:target-range-address="'docker-log-2018-08-27'.J173:'docker-log-2018-08-27'.J173">
            <calcext:condition calcext:apply-style-name="Error" calcext:value="&gt;=900" calcext:base-cell-address="'docker-log-2018-08-27'.J63"/>
            <calcext:condition calcext:apply-style-name="Accent" calcext:value="=MIN([.$B63:.$F63])" calcext:base-cell-address="'docker-log-2018-08-27'.J63"/>
          </calcext:conditional-format>
          <calcext:conditional-format calcext:target-range-address="'docker-log-2018-08-27'.J173:'docker-log-2018-08-27'.J173">
            <calcext:condition calcext:apply-style-name="Accent" calcext:value="=MIN([.$G63:.$K63])" calcext:base-cell-address="'docker-log-2018-08-27'.J63"/>
          </calcext:conditional-format>
          <calcext:conditional-format calcext:target-range-address="'docker-log-2018-08-27'.J174:'docker-log-2018-08-27'.J174">
            <calcext:condition calcext:apply-style-name="Error" calcext:value="&gt;=900" calcext:base-cell-address="'docker-log-2018-08-27'.J64"/>
            <calcext:condition calcext:apply-style-name="Accent" calcext:value="=MIN([.$B64:.$F64])" calcext:base-cell-address="'docker-log-2018-08-27'.J64"/>
          </calcext:conditional-format>
          <calcext:conditional-format calcext:target-range-address="'docker-log-2018-08-27'.J174:'docker-log-2018-08-27'.J174">
            <calcext:condition calcext:apply-style-name="Accent" calcext:value="=MIN([.$G64:.$K64])" calcext:base-cell-address="'docker-log-2018-08-27'.J64"/>
          </calcext:conditional-format>
          <calcext:conditional-format calcext:target-range-address="'docker-log-2018-08-27'.J175:'docker-log-2018-08-27'.J175">
            <calcext:condition calcext:apply-style-name="Error" calcext:value="&gt;=900" calcext:base-cell-address="'docker-log-2018-08-27'.J65"/>
            <calcext:condition calcext:apply-style-name="Accent" calcext:value="=MIN([.$B65:.$F65])" calcext:base-cell-address="'docker-log-2018-08-27'.J65"/>
          </calcext:conditional-format>
          <calcext:conditional-format calcext:target-range-address="'docker-log-2018-08-27'.J175:'docker-log-2018-08-27'.J175">
            <calcext:condition calcext:apply-style-name="Accent" calcext:value="=MIN([.$G65:.$K65])" calcext:base-cell-address="'docker-log-2018-08-27'.J65"/>
          </calcext:conditional-format>
          <calcext:conditional-format calcext:target-range-address="'docker-log-2018-08-27'.J176:'docker-log-2018-08-27'.J176">
            <calcext:condition calcext:apply-style-name="Error" calcext:value="&gt;=900" calcext:base-cell-address="'docker-log-2018-08-27'.J66"/>
            <calcext:condition calcext:apply-style-name="Accent" calcext:value="=MIN([.$B66:.$F66])" calcext:base-cell-address="'docker-log-2018-08-27'.J66"/>
          </calcext:conditional-format>
          <calcext:conditional-format calcext:target-range-address="'docker-log-2018-08-27'.J176:'docker-log-2018-08-27'.J176">
            <calcext:condition calcext:apply-style-name="Accent" calcext:value="=MIN([.$G66:.$K66])" calcext:base-cell-address="'docker-log-2018-08-27'.J66"/>
          </calcext:conditional-format>
          <calcext:conditional-format calcext:target-range-address="'docker-log-2018-08-27'.J177:'docker-log-2018-08-27'.J177">
            <calcext:condition calcext:apply-style-name="Error" calcext:value="&gt;=900" calcext:base-cell-address="'docker-log-2018-08-27'.J67"/>
            <calcext:condition calcext:apply-style-name="Accent" calcext:value="=MIN([.$B67:.$F67])" calcext:base-cell-address="'docker-log-2018-08-27'.J67"/>
          </calcext:conditional-format>
          <calcext:conditional-format calcext:target-range-address="'docker-log-2018-08-27'.J177:'docker-log-2018-08-27'.J177">
            <calcext:condition calcext:apply-style-name="Accent" calcext:value="=MIN([.$G67:.$K67])" calcext:base-cell-address="'docker-log-2018-08-27'.J67"/>
          </calcext:conditional-format>
          <calcext:conditional-format calcext:target-range-address="'docker-log-2018-08-27'.J178:'docker-log-2018-08-27'.J178">
            <calcext:condition calcext:apply-style-name="Error" calcext:value="&gt;=900" calcext:base-cell-address="'docker-log-2018-08-27'.J68"/>
            <calcext:condition calcext:apply-style-name="Accent" calcext:value="=MIN([.$B68:.$F68])" calcext:base-cell-address="'docker-log-2018-08-27'.J68"/>
          </calcext:conditional-format>
          <calcext:conditional-format calcext:target-range-address="'docker-log-2018-08-27'.J178:'docker-log-2018-08-27'.J178">
            <calcext:condition calcext:apply-style-name="Accent" calcext:value="=MIN([.$G68:.$K68])" calcext:base-cell-address="'docker-log-2018-08-27'.J68"/>
          </calcext:conditional-format>
          <calcext:conditional-format calcext:target-range-address="'docker-log-2018-08-27'.J179:'docker-log-2018-08-27'.J179">
            <calcext:condition calcext:apply-style-name="Error" calcext:value="&gt;=900" calcext:base-cell-address="'docker-log-2018-08-27'.J69"/>
            <calcext:condition calcext:apply-style-name="Accent" calcext:value="=MIN([.$B69:.$F69])" calcext:base-cell-address="'docker-log-2018-08-27'.J69"/>
          </calcext:conditional-format>
          <calcext:conditional-format calcext:target-range-address="'docker-log-2018-08-27'.J179:'docker-log-2018-08-27'.J179">
            <calcext:condition calcext:apply-style-name="Accent" calcext:value="=MIN([.$G69:.$K69])" calcext:base-cell-address="'docker-log-2018-08-27'.J69"/>
          </calcext:conditional-format>
          <calcext:conditional-format calcext:target-range-address="'docker-log-2018-08-27'.J180:'docker-log-2018-08-27'.J180">
            <calcext:condition calcext:apply-style-name="Error" calcext:value="&gt;=900" calcext:base-cell-address="'docker-log-2018-08-27'.J70"/>
            <calcext:condition calcext:apply-style-name="Accent" calcext:value="=MIN([.$B70:.$F70])" calcext:base-cell-address="'docker-log-2018-08-27'.J70"/>
          </calcext:conditional-format>
          <calcext:conditional-format calcext:target-range-address="'docker-log-2018-08-27'.J180:'docker-log-2018-08-27'.J180">
            <calcext:condition calcext:apply-style-name="Accent" calcext:value="=MIN([.$G70:.$K70])" calcext:base-cell-address="'docker-log-2018-08-27'.J70"/>
          </calcext:conditional-format>
          <calcext:conditional-format calcext:target-range-address="'docker-log-2018-08-27'.J181:'docker-log-2018-08-27'.J181">
            <calcext:condition calcext:apply-style-name="Error" calcext:value="&gt;=900" calcext:base-cell-address="'docker-log-2018-08-27'.J71"/>
            <calcext:condition calcext:apply-style-name="Accent" calcext:value="=MIN([.$B71:.$F71])" calcext:base-cell-address="'docker-log-2018-08-27'.J71"/>
          </calcext:conditional-format>
          <calcext:conditional-format calcext:target-range-address="'docker-log-2018-08-27'.J181:'docker-log-2018-08-27'.J181">
            <calcext:condition calcext:apply-style-name="Accent" calcext:value="=MIN([.$G71:.$K71])" calcext:base-cell-address="'docker-log-2018-08-27'.J71"/>
          </calcext:conditional-format>
          <calcext:conditional-format calcext:target-range-address="'docker-log-2018-08-27'.J182:'docker-log-2018-08-27'.J182">
            <calcext:condition calcext:apply-style-name="Error" calcext:value="&gt;=900" calcext:base-cell-address="'docker-log-2018-08-27'.J72"/>
            <calcext:condition calcext:apply-style-name="Accent" calcext:value="=MIN([.$B72:.$F72])" calcext:base-cell-address="'docker-log-2018-08-27'.J72"/>
          </calcext:conditional-format>
          <calcext:conditional-format calcext:target-range-address="'docker-log-2018-08-27'.J182:'docker-log-2018-08-27'.J182">
            <calcext:condition calcext:apply-style-name="Accent" calcext:value="=MIN([.$G72:.$K72])" calcext:base-cell-address="'docker-log-2018-08-27'.J72"/>
          </calcext:conditional-format>
          <calcext:conditional-format calcext:target-range-address="'docker-log-2018-08-27'.J183:'docker-log-2018-08-27'.J183">
            <calcext:condition calcext:apply-style-name="Error" calcext:value="&gt;=900" calcext:base-cell-address="'docker-log-2018-08-27'.J73"/>
            <calcext:condition calcext:apply-style-name="Accent" calcext:value="=MIN([.$B73:.$F73])" calcext:base-cell-address="'docker-log-2018-08-27'.J73"/>
          </calcext:conditional-format>
          <calcext:conditional-format calcext:target-range-address="'docker-log-2018-08-27'.J183:'docker-log-2018-08-27'.J183">
            <calcext:condition calcext:apply-style-name="Accent" calcext:value="=MIN([.$G73:.$K73])" calcext:base-cell-address="'docker-log-2018-08-27'.J73"/>
          </calcext:conditional-format>
          <calcext:conditional-format calcext:target-range-address="'docker-log-2018-08-27'.J184:'docker-log-2018-08-27'.J184">
            <calcext:condition calcext:apply-style-name="Error" calcext:value="&gt;=900" calcext:base-cell-address="'docker-log-2018-08-27'.J74"/>
            <calcext:condition calcext:apply-style-name="Accent" calcext:value="=MIN([.$B74:.$F74])" calcext:base-cell-address="'docker-log-2018-08-27'.J74"/>
          </calcext:conditional-format>
          <calcext:conditional-format calcext:target-range-address="'docker-log-2018-08-27'.J184:'docker-log-2018-08-27'.J184">
            <calcext:condition calcext:apply-style-name="Accent" calcext:value="=MIN([.$G74:.$K74])" calcext:base-cell-address="'docker-log-2018-08-27'.J74"/>
          </calcext:conditional-format>
          <calcext:conditional-format calcext:target-range-address="'docker-log-2018-08-27'.J185:'docker-log-2018-08-27'.J185">
            <calcext:condition calcext:apply-style-name="Error" calcext:value="&gt;=900" calcext:base-cell-address="'docker-log-2018-08-27'.J75"/>
            <calcext:condition calcext:apply-style-name="Accent" calcext:value="=MIN([.$B75:.$F75])" calcext:base-cell-address="'docker-log-2018-08-27'.J75"/>
          </calcext:conditional-format>
          <calcext:conditional-format calcext:target-range-address="'docker-log-2018-08-27'.J185:'docker-log-2018-08-27'.J185">
            <calcext:condition calcext:apply-style-name="Accent" calcext:value="=MIN([.$G75:.$K75])" calcext:base-cell-address="'docker-log-2018-08-27'.J75"/>
          </calcext:conditional-format>
          <calcext:conditional-format calcext:target-range-address="'docker-log-2018-08-27'.J186:'docker-log-2018-08-27'.J186">
            <calcext:condition calcext:apply-style-name="Error" calcext:value="&gt;=900" calcext:base-cell-address="'docker-log-2018-08-27'.J76"/>
            <calcext:condition calcext:apply-style-name="Accent" calcext:value="=MIN([.$B76:.$F76])" calcext:base-cell-address="'docker-log-2018-08-27'.J76"/>
          </calcext:conditional-format>
          <calcext:conditional-format calcext:target-range-address="'docker-log-2018-08-27'.J186:'docker-log-2018-08-27'.J186">
            <calcext:condition calcext:apply-style-name="Accent" calcext:value="=MIN([.$G76:.$K76])" calcext:base-cell-address="'docker-log-2018-08-27'.J76"/>
          </calcext:conditional-format>
          <calcext:conditional-format calcext:target-range-address="'docker-log-2018-08-27'.J187:'docker-log-2018-08-27'.J187">
            <calcext:condition calcext:apply-style-name="Error" calcext:value="&gt;=900" calcext:base-cell-address="'docker-log-2018-08-27'.J77"/>
            <calcext:condition calcext:apply-style-name="Accent" calcext:value="=MIN([.$B77:.$F77])" calcext:base-cell-address="'docker-log-2018-08-27'.J77"/>
          </calcext:conditional-format>
          <calcext:conditional-format calcext:target-range-address="'docker-log-2018-08-27'.J187:'docker-log-2018-08-27'.J187">
            <calcext:condition calcext:apply-style-name="Accent" calcext:value="=MIN([.$G77:.$K77])" calcext:base-cell-address="'docker-log-2018-08-27'.J77"/>
          </calcext:conditional-format>
          <calcext:conditional-format calcext:target-range-address="'docker-log-2018-08-27'.J188:'docker-log-2018-08-27'.J188">
            <calcext:condition calcext:apply-style-name="Error" calcext:value="&gt;=900" calcext:base-cell-address="'docker-log-2018-08-27'.J78"/>
            <calcext:condition calcext:apply-style-name="Accent" calcext:value="=MIN([.$B78:.$F78])" calcext:base-cell-address="'docker-log-2018-08-27'.J78"/>
          </calcext:conditional-format>
          <calcext:conditional-format calcext:target-range-address="'docker-log-2018-08-27'.J188:'docker-log-2018-08-27'.J188">
            <calcext:condition calcext:apply-style-name="Accent" calcext:value="=MIN([.$G78:.$K78])" calcext:base-cell-address="'docker-log-2018-08-27'.J78"/>
          </calcext:conditional-format>
          <calcext:conditional-format calcext:target-range-address="'docker-log-2018-08-27'.J189:'docker-log-2018-08-27'.J189">
            <calcext:condition calcext:apply-style-name="Error" calcext:value="&gt;=900" calcext:base-cell-address="'docker-log-2018-08-27'.J79"/>
            <calcext:condition calcext:apply-style-name="Accent" calcext:value="=MIN([.$B79:.$F79])" calcext:base-cell-address="'docker-log-2018-08-27'.J79"/>
          </calcext:conditional-format>
          <calcext:conditional-format calcext:target-range-address="'docker-log-2018-08-27'.J189:'docker-log-2018-08-27'.J189">
            <calcext:condition calcext:apply-style-name="Accent" calcext:value="=MIN([.$G79:.$K79])" calcext:base-cell-address="'docker-log-2018-08-27'.J79"/>
          </calcext:conditional-format>
          <calcext:conditional-format calcext:target-range-address="'docker-log-2018-08-27'.J190:'docker-log-2018-08-27'.J190">
            <calcext:condition calcext:apply-style-name="Error" calcext:value="&gt;=900" calcext:base-cell-address="'docker-log-2018-08-27'.J80"/>
            <calcext:condition calcext:apply-style-name="Accent" calcext:value="=MIN([.$B80:.$F80])" calcext:base-cell-address="'docker-log-2018-08-27'.J80"/>
          </calcext:conditional-format>
          <calcext:conditional-format calcext:target-range-address="'docker-log-2018-08-27'.J190:'docker-log-2018-08-27'.J190">
            <calcext:condition calcext:apply-style-name="Accent" calcext:value="=MIN([.$G80:.$K80])" calcext:base-cell-address="'docker-log-2018-08-27'.J80"/>
          </calcext:conditional-format>
          <calcext:conditional-format calcext:target-range-address="'docker-log-2018-08-27'.J191:'docker-log-2018-08-27'.J191">
            <calcext:condition calcext:apply-style-name="Error" calcext:value="&gt;=900" calcext:base-cell-address="'docker-log-2018-08-27'.J81"/>
            <calcext:condition calcext:apply-style-name="Accent" calcext:value="=MIN([.$B81:.$F81])" calcext:base-cell-address="'docker-log-2018-08-27'.J81"/>
          </calcext:conditional-format>
          <calcext:conditional-format calcext:target-range-address="'docker-log-2018-08-27'.J191:'docker-log-2018-08-27'.J191">
            <calcext:condition calcext:apply-style-name="Accent" calcext:value="=MIN([.$G81:.$K81])" calcext:base-cell-address="'docker-log-2018-08-27'.J81"/>
          </calcext:conditional-format>
          <calcext:conditional-format calcext:target-range-address="'docker-log-2018-08-27'.J192:'docker-log-2018-08-27'.J192">
            <calcext:condition calcext:apply-style-name="Error" calcext:value="&gt;=900" calcext:base-cell-address="'docker-log-2018-08-27'.J82"/>
            <calcext:condition calcext:apply-style-name="Accent" calcext:value="=MIN([.$B82:.$F82])" calcext:base-cell-address="'docker-log-2018-08-27'.J82"/>
          </calcext:conditional-format>
          <calcext:conditional-format calcext:target-range-address="'docker-log-2018-08-27'.J192:'docker-log-2018-08-27'.J192">
            <calcext:condition calcext:apply-style-name="Accent" calcext:value="=MIN([.$G82:.$K82])" calcext:base-cell-address="'docker-log-2018-08-27'.J82"/>
          </calcext:conditional-format>
          <calcext:conditional-format calcext:target-range-address="'docker-log-2018-08-27'.J193:'docker-log-2018-08-27'.J193">
            <calcext:condition calcext:apply-style-name="Error" calcext:value="&gt;=900" calcext:base-cell-address="'docker-log-2018-08-27'.J83"/>
            <calcext:condition calcext:apply-style-name="Accent" calcext:value="=MIN([.$B83:.$F83])" calcext:base-cell-address="'docker-log-2018-08-27'.J83"/>
          </calcext:conditional-format>
          <calcext:conditional-format calcext:target-range-address="'docker-log-2018-08-27'.J193:'docker-log-2018-08-27'.J193">
            <calcext:condition calcext:apply-style-name="Accent" calcext:value="=MIN([.$G83:.$K83])" calcext:base-cell-address="'docker-log-2018-08-27'.J83"/>
          </calcext:conditional-format>
          <calcext:conditional-format calcext:target-range-address="'docker-log-2018-08-27'.J194:'docker-log-2018-08-27'.J194">
            <calcext:condition calcext:apply-style-name="Error" calcext:value="&gt;=900" calcext:base-cell-address="'docker-log-2018-08-27'.J84"/>
            <calcext:condition calcext:apply-style-name="Accent" calcext:value="=MIN([.$B84:.$F84])" calcext:base-cell-address="'docker-log-2018-08-27'.J84"/>
          </calcext:conditional-format>
          <calcext:conditional-format calcext:target-range-address="'docker-log-2018-08-27'.J194:'docker-log-2018-08-27'.J194">
            <calcext:condition calcext:apply-style-name="Accent" calcext:value="=MIN([.$G84:.$K84])" calcext:base-cell-address="'docker-log-2018-08-27'.J84"/>
          </calcext:conditional-format>
          <calcext:conditional-format calcext:target-range-address="'docker-log-2018-08-27'.J195:'docker-log-2018-08-27'.J195">
            <calcext:condition calcext:apply-style-name="Error" calcext:value="&gt;=900" calcext:base-cell-address="'docker-log-2018-08-27'.J85"/>
            <calcext:condition calcext:apply-style-name="Accent" calcext:value="=MIN([.$B85:.$F85])" calcext:base-cell-address="'docker-log-2018-08-27'.J85"/>
          </calcext:conditional-format>
          <calcext:conditional-format calcext:target-range-address="'docker-log-2018-08-27'.J195:'docker-log-2018-08-27'.J195">
            <calcext:condition calcext:apply-style-name="Accent" calcext:value="=MIN([.$G85:.$K85])" calcext:base-cell-address="'docker-log-2018-08-27'.J85"/>
          </calcext:conditional-format>
          <calcext:conditional-format calcext:target-range-address="'docker-log-2018-08-27'.J196:'docker-log-2018-08-27'.J196">
            <calcext:condition calcext:apply-style-name="Error" calcext:value="&gt;=900" calcext:base-cell-address="'docker-log-2018-08-27'.J86"/>
            <calcext:condition calcext:apply-style-name="Accent" calcext:value="=MIN([.$B86:.$F86])" calcext:base-cell-address="'docker-log-2018-08-27'.J86"/>
          </calcext:conditional-format>
          <calcext:conditional-format calcext:target-range-address="'docker-log-2018-08-27'.J196:'docker-log-2018-08-27'.J196">
            <calcext:condition calcext:apply-style-name="Accent" calcext:value="=MIN([.$G86:.$K86])" calcext:base-cell-address="'docker-log-2018-08-27'.J86"/>
          </calcext:conditional-format>
          <calcext:conditional-format calcext:target-range-address="'docker-log-2018-08-27'.J197:'docker-log-2018-08-27'.J197">
            <calcext:condition calcext:apply-style-name="Error" calcext:value="&gt;=900" calcext:base-cell-address="'docker-log-2018-08-27'.J87"/>
            <calcext:condition calcext:apply-style-name="Accent" calcext:value="=MIN([.$B87:.$F87])" calcext:base-cell-address="'docker-log-2018-08-27'.J87"/>
          </calcext:conditional-format>
          <calcext:conditional-format calcext:target-range-address="'docker-log-2018-08-27'.J197:'docker-log-2018-08-27'.J197">
            <calcext:condition calcext:apply-style-name="Accent" calcext:value="=MIN([.$G87:.$K87])" calcext:base-cell-address="'docker-log-2018-08-27'.J87"/>
          </calcext:conditional-format>
          <calcext:conditional-format calcext:target-range-address="'docker-log-2018-08-27'.J198:'docker-log-2018-08-27'.J198">
            <calcext:condition calcext:apply-style-name="Error" calcext:value="&gt;=900" calcext:base-cell-address="'docker-log-2018-08-27'.J88"/>
            <calcext:condition calcext:apply-style-name="Accent" calcext:value="=MIN([.$B88:.$F88])" calcext:base-cell-address="'docker-log-2018-08-27'.J88"/>
          </calcext:conditional-format>
          <calcext:conditional-format calcext:target-range-address="'docker-log-2018-08-27'.J198:'docker-log-2018-08-27'.J198">
            <calcext:condition calcext:apply-style-name="Accent" calcext:value="=MIN([.$G88:.$K88])" calcext:base-cell-address="'docker-log-2018-08-27'.J88"/>
          </calcext:conditional-format>
          <calcext:conditional-format calcext:target-range-address="'docker-log-2018-08-27'.J199:'docker-log-2018-08-27'.J199">
            <calcext:condition calcext:apply-style-name="Error" calcext:value="&gt;=900" calcext:base-cell-address="'docker-log-2018-08-27'.J89"/>
            <calcext:condition calcext:apply-style-name="Accent" calcext:value="=MIN([.$B89:.$F89])" calcext:base-cell-address="'docker-log-2018-08-27'.J89"/>
          </calcext:conditional-format>
          <calcext:conditional-format calcext:target-range-address="'docker-log-2018-08-27'.J199:'docker-log-2018-08-27'.J199">
            <calcext:condition calcext:apply-style-name="Accent" calcext:value="=MIN([.$G89:.$K89])" calcext:base-cell-address="'docker-log-2018-08-27'.J89"/>
          </calcext:conditional-format>
          <calcext:conditional-format calcext:target-range-address="'docker-log-2018-08-27'.J200:'docker-log-2018-08-27'.J200">
            <calcext:condition calcext:apply-style-name="Error" calcext:value="&gt;=900" calcext:base-cell-address="'docker-log-2018-08-27'.J90"/>
            <calcext:condition calcext:apply-style-name="Accent" calcext:value="=MIN([.$B90:.$F90])" calcext:base-cell-address="'docker-log-2018-08-27'.J90"/>
          </calcext:conditional-format>
          <calcext:conditional-format calcext:target-range-address="'docker-log-2018-08-27'.J200:'docker-log-2018-08-27'.J200">
            <calcext:condition calcext:apply-style-name="Accent" calcext:value="=MIN([.$G90:.$K90])" calcext:base-cell-address="'docker-log-2018-08-27'.J90"/>
          </calcext:conditional-format>
          <calcext:conditional-format calcext:target-range-address="'docker-log-2018-08-27'.J201:'docker-log-2018-08-27'.J201">
            <calcext:condition calcext:apply-style-name="Error" calcext:value="&gt;=900" calcext:base-cell-address="'docker-log-2018-08-27'.J91"/>
            <calcext:condition calcext:apply-style-name="Accent" calcext:value="=MIN([.$B91:.$F91])" calcext:base-cell-address="'docker-log-2018-08-27'.J91"/>
          </calcext:conditional-format>
          <calcext:conditional-format calcext:target-range-address="'docker-log-2018-08-27'.J201:'docker-log-2018-08-27'.J201">
            <calcext:condition calcext:apply-style-name="Accent" calcext:value="=MIN([.$G91:.$K91])" calcext:base-cell-address="'docker-log-2018-08-27'.J91"/>
          </calcext:conditional-format>
          <calcext:conditional-format calcext:target-range-address="'docker-log-2018-08-27'.J202:'docker-log-2018-08-27'.J202">
            <calcext:condition calcext:apply-style-name="Error" calcext:value="&gt;=900" calcext:base-cell-address="'docker-log-2018-08-27'.J92"/>
            <calcext:condition calcext:apply-style-name="Accent" calcext:value="=MIN([.$B92:.$F92])" calcext:base-cell-address="'docker-log-2018-08-27'.J92"/>
          </calcext:conditional-format>
          <calcext:conditional-format calcext:target-range-address="'docker-log-2018-08-27'.J202:'docker-log-2018-08-27'.J202">
            <calcext:condition calcext:apply-style-name="Accent" calcext:value="=MIN([.$G92:.$K92])" calcext:base-cell-address="'docker-log-2018-08-27'.J92"/>
          </calcext:conditional-format>
          <calcext:conditional-format calcext:target-range-address="'docker-log-2018-08-27'.J203:'docker-log-2018-08-27'.J203">
            <calcext:condition calcext:apply-style-name="Error" calcext:value="&gt;=900" calcext:base-cell-address="'docker-log-2018-08-27'.J93"/>
            <calcext:condition calcext:apply-style-name="Accent" calcext:value="=MIN([.$B93:.$F93])" calcext:base-cell-address="'docker-log-2018-08-27'.J93"/>
          </calcext:conditional-format>
          <calcext:conditional-format calcext:target-range-address="'docker-log-2018-08-27'.J203:'docker-log-2018-08-27'.J203">
            <calcext:condition calcext:apply-style-name="Accent" calcext:value="=MIN([.$G93:.$K93])" calcext:base-cell-address="'docker-log-2018-08-27'.J93"/>
          </calcext:conditional-format>
          <calcext:conditional-format calcext:target-range-address="'docker-log-2018-08-27'.J204:'docker-log-2018-08-27'.J204">
            <calcext:condition calcext:apply-style-name="Error" calcext:value="&gt;=900" calcext:base-cell-address="'docker-log-2018-08-27'.J94"/>
            <calcext:condition calcext:apply-style-name="Accent" calcext:value="=MIN([.$B94:.$F94])" calcext:base-cell-address="'docker-log-2018-08-27'.J94"/>
          </calcext:conditional-format>
          <calcext:conditional-format calcext:target-range-address="'docker-log-2018-08-27'.J204:'docker-log-2018-08-27'.J204">
            <calcext:condition calcext:apply-style-name="Accent" calcext:value="=MIN([.$G94:.$K94])" calcext:base-cell-address="'docker-log-2018-08-27'.J94"/>
          </calcext:conditional-format>
          <calcext:conditional-format calcext:target-range-address="'docker-log-2018-08-27'.J205:'docker-log-2018-08-27'.J205">
            <calcext:condition calcext:apply-style-name="Error" calcext:value="&gt;=900" calcext:base-cell-address="'docker-log-2018-08-27'.J95"/>
            <calcext:condition calcext:apply-style-name="Accent" calcext:value="=MIN([.$B95:.$F95])" calcext:base-cell-address="'docker-log-2018-08-27'.J95"/>
          </calcext:conditional-format>
          <calcext:conditional-format calcext:target-range-address="'docker-log-2018-08-27'.J205:'docker-log-2018-08-27'.J205">
            <calcext:condition calcext:apply-style-name="Accent" calcext:value="=MIN([.$G95:.$K95])" calcext:base-cell-address="'docker-log-2018-08-27'.J95"/>
          </calcext:conditional-format>
          <calcext:conditional-format calcext:target-range-address="'docker-log-2018-08-27'.J206:'docker-log-2018-08-27'.J206">
            <calcext:condition calcext:apply-style-name="Error" calcext:value="&gt;=900" calcext:base-cell-address="'docker-log-2018-08-27'.J96"/>
            <calcext:condition calcext:apply-style-name="Accent" calcext:value="=MIN([.$B96:.$F96])" calcext:base-cell-address="'docker-log-2018-08-27'.J96"/>
          </calcext:conditional-format>
          <calcext:conditional-format calcext:target-range-address="'docker-log-2018-08-27'.J206:'docker-log-2018-08-27'.J206">
            <calcext:condition calcext:apply-style-name="Accent" calcext:value="=MIN([.$G96:.$K96])" calcext:base-cell-address="'docker-log-2018-08-27'.J96"/>
          </calcext:conditional-format>
          <calcext:conditional-format calcext:target-range-address="'docker-log-2018-08-27'.J207:'docker-log-2018-08-27'.J207">
            <calcext:condition calcext:apply-style-name="Error" calcext:value="&gt;=900" calcext:base-cell-address="'docker-log-2018-08-27'.J97"/>
            <calcext:condition calcext:apply-style-name="Accent" calcext:value="=MIN([.$B97:.$F97])" calcext:base-cell-address="'docker-log-2018-08-27'.J97"/>
          </calcext:conditional-format>
          <calcext:conditional-format calcext:target-range-address="'docker-log-2018-08-27'.J207:'docker-log-2018-08-27'.J207">
            <calcext:condition calcext:apply-style-name="Accent" calcext:value="=MIN([.$G97:.$K97])" calcext:base-cell-address="'docker-log-2018-08-27'.J97"/>
          </calcext:conditional-format>
          <calcext:conditional-format calcext:target-range-address="'docker-log-2018-08-27'.J208:'docker-log-2018-08-27'.J208">
            <calcext:condition calcext:apply-style-name="Error" calcext:value="&gt;=900" calcext:base-cell-address="'docker-log-2018-08-27'.J98"/>
            <calcext:condition calcext:apply-style-name="Accent" calcext:value="=MIN([.$B98:.$F98])" calcext:base-cell-address="'docker-log-2018-08-27'.J98"/>
          </calcext:conditional-format>
          <calcext:conditional-format calcext:target-range-address="'docker-log-2018-08-27'.J208:'docker-log-2018-08-27'.J208">
            <calcext:condition calcext:apply-style-name="Accent" calcext:value="=MIN([.$G98:.$K98])" calcext:base-cell-address="'docker-log-2018-08-27'.J98"/>
          </calcext:conditional-format>
          <calcext:conditional-format calcext:target-range-address="'docker-log-2018-08-27'.J209:'docker-log-2018-08-27'.J209">
            <calcext:condition calcext:apply-style-name="Error" calcext:value="&gt;=900" calcext:base-cell-address="'docker-log-2018-08-27'.J99"/>
            <calcext:condition calcext:apply-style-name="Accent" calcext:value="=MIN([.$B99:.$F99])" calcext:base-cell-address="'docker-log-2018-08-27'.J99"/>
          </calcext:conditional-format>
          <calcext:conditional-format calcext:target-range-address="'docker-log-2018-08-27'.J209:'docker-log-2018-08-27'.J209">
            <calcext:condition calcext:apply-style-name="Accent" calcext:value="=MIN([.$G99:.$K99])" calcext:base-cell-address="'docker-log-2018-08-27'.J99"/>
          </calcext:conditional-format>
          <calcext:conditional-format calcext:target-range-address="'docker-log-2018-08-27'.J210:'docker-log-2018-08-27'.J210">
            <calcext:condition calcext:apply-style-name="Error" calcext:value="&gt;=900" calcext:base-cell-address="'docker-log-2018-08-27'.J100"/>
            <calcext:condition calcext:apply-style-name="Accent" calcext:value="=MIN([.$B100:.$F100])" calcext:base-cell-address="'docker-log-2018-08-27'.J100"/>
          </calcext:conditional-format>
          <calcext:conditional-format calcext:target-range-address="'docker-log-2018-08-27'.J210:'docker-log-2018-08-27'.J210">
            <calcext:condition calcext:apply-style-name="Accent" calcext:value="=MIN([.$G100:.$K100])" calcext:base-cell-address="'docker-log-2018-08-27'.J100"/>
          </calcext:conditional-format>
          <calcext:conditional-format calcext:target-range-address="'docker-log-2018-08-27'.J211:'docker-log-2018-08-27'.J211">
            <calcext:condition calcext:apply-style-name="Error" calcext:value="&gt;=900" calcext:base-cell-address="'docker-log-2018-08-27'.J101"/>
            <calcext:condition calcext:apply-style-name="Accent" calcext:value="=MIN([.$B101:.$F101])" calcext:base-cell-address="'docker-log-2018-08-27'.J101"/>
          </calcext:conditional-format>
          <calcext:conditional-format calcext:target-range-address="'docker-log-2018-08-27'.J211:'docker-log-2018-08-27'.J211">
            <calcext:condition calcext:apply-style-name="Accent" calcext:value="=MIN([.$G101:.$K101])" calcext:base-cell-address="'docker-log-2018-08-27'.J101"/>
          </calcext:conditional-format>
          <calcext:conditional-format calcext:target-range-address="'docker-log-2018-08-27'.J212:'docker-log-2018-08-27'.J212">
            <calcext:condition calcext:apply-style-name="Error" calcext:value="&gt;=900" calcext:base-cell-address="'docker-log-2018-08-27'.J102"/>
            <calcext:condition calcext:apply-style-name="Accent" calcext:value="=MIN([.$B102:.$F102])" calcext:base-cell-address="'docker-log-2018-08-27'.J102"/>
          </calcext:conditional-format>
          <calcext:conditional-format calcext:target-range-address="'docker-log-2018-08-27'.J212:'docker-log-2018-08-27'.J212">
            <calcext:condition calcext:apply-style-name="Accent" calcext:value="=MIN([.$G102:.$K102])" calcext:base-cell-address="'docker-log-2018-08-27'.J102"/>
          </calcext:conditional-format>
          <calcext:conditional-format calcext:target-range-address="'docker-log-2018-08-27'.J213:'docker-log-2018-08-27'.J213">
            <calcext:condition calcext:apply-style-name="Error" calcext:value="&gt;=900" calcext:base-cell-address="'docker-log-2018-08-27'.J103"/>
            <calcext:condition calcext:apply-style-name="Accent" calcext:value="=MIN([.$B103:.$F103])" calcext:base-cell-address="'docker-log-2018-08-27'.J103"/>
          </calcext:conditional-format>
          <calcext:conditional-format calcext:target-range-address="'docker-log-2018-08-27'.J213:'docker-log-2018-08-27'.J213">
            <calcext:condition calcext:apply-style-name="Accent" calcext:value="=MIN([.$G103:.$K103])" calcext:base-cell-address="'docker-log-2018-08-27'.J103"/>
          </calcext:conditional-format>
          <calcext:conditional-format calcext:target-range-address="'docker-log-2018-08-27'.J214:'docker-log-2018-08-27'.J214">
            <calcext:condition calcext:apply-style-name="Error" calcext:value="&gt;=900" calcext:base-cell-address="'docker-log-2018-08-27'.J104"/>
            <calcext:condition calcext:apply-style-name="Accent" calcext:value="=MIN([.$B104:.$F104])" calcext:base-cell-address="'docker-log-2018-08-27'.J104"/>
          </calcext:conditional-format>
          <calcext:conditional-format calcext:target-range-address="'docker-log-2018-08-27'.J214:'docker-log-2018-08-27'.J214">
            <calcext:condition calcext:apply-style-name="Accent" calcext:value="=MIN([.$G104:.$K104])" calcext:base-cell-address="'docker-log-2018-08-27'.J104"/>
          </calcext:conditional-format>
          <calcext:conditional-format calcext:target-range-address="'docker-log-2018-08-27'.J215:'docker-log-2018-08-27'.J215">
            <calcext:condition calcext:apply-style-name="Error" calcext:value="&gt;=900" calcext:base-cell-address="'docker-log-2018-08-27'.J105"/>
            <calcext:condition calcext:apply-style-name="Accent" calcext:value="=MIN([.$B105:.$F105])" calcext:base-cell-address="'docker-log-2018-08-27'.J105"/>
          </calcext:conditional-format>
          <calcext:conditional-format calcext:target-range-address="'docker-log-2018-08-27'.J215:'docker-log-2018-08-27'.J215">
            <calcext:condition calcext:apply-style-name="Accent" calcext:value="=MIN([.$G105:.$K105])" calcext:base-cell-address="'docker-log-2018-08-27'.J105"/>
          </calcext:conditional-format>
          <calcext:conditional-format calcext:target-range-address="'docker-log-2018-08-27'.J216:'docker-log-2018-08-27'.J216">
            <calcext:condition calcext:apply-style-name="Error" calcext:value="&gt;=900" calcext:base-cell-address="'docker-log-2018-08-27'.J106"/>
            <calcext:condition calcext:apply-style-name="Accent" calcext:value="=MIN([.$B106:.$F106])" calcext:base-cell-address="'docker-log-2018-08-27'.J106"/>
          </calcext:conditional-format>
          <calcext:conditional-format calcext:target-range-address="'docker-log-2018-08-27'.J216:'docker-log-2018-08-27'.J216">
            <calcext:condition calcext:apply-style-name="Accent" calcext:value="=MIN([.$G106:.$K106])" calcext:base-cell-address="'docker-log-2018-08-27'.J106"/>
          </calcext:conditional-format>
          <calcext:conditional-format calcext:target-range-address="'docker-log-2018-08-27'.J217:'docker-log-2018-08-27'.J217">
            <calcext:condition calcext:apply-style-name="Error" calcext:value="&gt;=900" calcext:base-cell-address="'docker-log-2018-08-27'.J107"/>
            <calcext:condition calcext:apply-style-name="Accent" calcext:value="=MIN([.$B107:.$F107])" calcext:base-cell-address="'docker-log-2018-08-27'.J107"/>
          </calcext:conditional-format>
          <calcext:conditional-format calcext:target-range-address="'docker-log-2018-08-27'.J217:'docker-log-2018-08-27'.J217">
            <calcext:condition calcext:apply-style-name="Accent" calcext:value="=MIN([.$G107:.$K107])" calcext:base-cell-address="'docker-log-2018-08-27'.J107"/>
          </calcext:conditional-format>
          <calcext:conditional-format calcext:target-range-address="'docker-log-2018-08-27'.J218:'docker-log-2018-08-27'.J218">
            <calcext:condition calcext:apply-style-name="Error" calcext:value="&gt;=900" calcext:base-cell-address="'docker-log-2018-08-27'.J108"/>
            <calcext:condition calcext:apply-style-name="Accent" calcext:value="=MIN([.$B108:.$F108])" calcext:base-cell-address="'docker-log-2018-08-27'.J108"/>
          </calcext:conditional-format>
          <calcext:conditional-format calcext:target-range-address="'docker-log-2018-08-27'.J218:'docker-log-2018-08-27'.J218">
            <calcext:condition calcext:apply-style-name="Accent" calcext:value="=MIN([.$G108:.$K108])" calcext:base-cell-address="'docker-log-2018-08-27'.J108"/>
          </calcext:conditional-format>
          <calcext:conditional-format calcext:target-range-address="'docker-log-2018-08-27'.J219:'docker-log-2018-08-27'.J219">
            <calcext:condition calcext:apply-style-name="Error" calcext:value="&gt;=900" calcext:base-cell-address="'docker-log-2018-08-27'.J109"/>
            <calcext:condition calcext:apply-style-name="Accent" calcext:value="=MIN([.$B109:.$F109])" calcext:base-cell-address="'docker-log-2018-08-27'.J109"/>
          </calcext:conditional-format>
          <calcext:conditional-format calcext:target-range-address="'docker-log-2018-08-27'.J219:'docker-log-2018-08-27'.J219">
            <calcext:condition calcext:apply-style-name="Accent" calcext:value="=MIN([.$G109:.$K109])" calcext:base-cell-address="'docker-log-2018-08-27'.J109"/>
          </calcext:conditional-format>
          <calcext:conditional-format calcext:target-range-address="'docker-log-2018-08-27'.J220:'docker-log-2018-08-27'.J220">
            <calcext:condition calcext:apply-style-name="Error" calcext:value="&gt;=900" calcext:base-cell-address="'docker-log-2018-08-27'.J110"/>
            <calcext:condition calcext:apply-style-name="Accent" calcext:value="=MIN([.$B110:.$F110])" calcext:base-cell-address="'docker-log-2018-08-27'.J110"/>
          </calcext:conditional-format>
          <calcext:conditional-format calcext:target-range-address="'docker-log-2018-08-27'.J220:'docker-log-2018-08-27'.J220">
            <calcext:condition calcext:apply-style-name="Accent" calcext:value="=MIN([.$G110:.$K110])" calcext:base-cell-address="'docker-log-2018-08-27'.J110"/>
          </calcext:conditional-format>
          <calcext:conditional-format calcext:target-range-address="'docker-log-2018-08-27'.J221:'docker-log-2018-08-27'.J221">
            <calcext:condition calcext:apply-style-name="Error" calcext:value="&gt;=900" calcext:base-cell-address="'docker-log-2018-08-27'.J111"/>
            <calcext:condition calcext:apply-style-name="Accent" calcext:value="=MIN([.$B111:.$F111])" calcext:base-cell-address="'docker-log-2018-08-27'.J111"/>
          </calcext:conditional-format>
          <calcext:conditional-format calcext:target-range-address="'docker-log-2018-08-27'.J221:'docker-log-2018-08-27'.J221">
            <calcext:condition calcext:apply-style-name="Accent" calcext:value="=MIN([.$G111:.$K111])" calcext:base-cell-address="'docker-log-2018-08-27'.J111"/>
          </calcext:conditional-format>
          <calcext:conditional-format calcext:target-range-address="'docker-log-2018-08-27'.J222:'docker-log-2018-08-27'.J222">
            <calcext:condition calcext:apply-style-name="Error" calcext:value="&gt;=900" calcext:base-cell-address="'docker-log-2018-08-27'.J112"/>
            <calcext:condition calcext:apply-style-name="Accent" calcext:value="=MIN([.$B112:.$F112])" calcext:base-cell-address="'docker-log-2018-08-27'.J112"/>
          </calcext:conditional-format>
          <calcext:conditional-format calcext:target-range-address="'docker-log-2018-08-27'.J222:'docker-log-2018-08-27'.J222">
            <calcext:condition calcext:apply-style-name="Accent" calcext:value="=MIN([.$G112:.$K112])" calcext:base-cell-address="'docker-log-2018-08-27'.J112"/>
          </calcext:conditional-format>
          <calcext:conditional-format calcext:target-range-address="'docker-log-2018-08-27'.J223:'docker-log-2018-08-27'.J223">
            <calcext:condition calcext:apply-style-name="Error" calcext:value="&gt;=900" calcext:base-cell-address="'docker-log-2018-08-27'.J113"/>
            <calcext:condition calcext:apply-style-name="Accent" calcext:value="=MIN([.$B113:.$F113])" calcext:base-cell-address="'docker-log-2018-08-27'.J113"/>
          </calcext:conditional-format>
          <calcext:conditional-format calcext:target-range-address="'docker-log-2018-08-27'.J223:'docker-log-2018-08-27'.J223">
            <calcext:condition calcext:apply-style-name="Accent" calcext:value="=MIN([.$G113:.$K113])" calcext:base-cell-address="'docker-log-2018-08-27'.J113"/>
          </calcext:conditional-format>
          <calcext:conditional-format calcext:target-range-address="'docker-log-2018-08-27'.K114:'docker-log-2018-08-27'.K114">
            <calcext:condition calcext:apply-style-name="Error" calcext:value="&gt;=900" calcext:base-cell-address="'docker-log-2018-08-27'.K4"/>
            <calcext:condition calcext:apply-style-name="Accent" calcext:value="=MIN([.$B4:.$F4])" calcext:base-cell-address="'docker-log-2018-08-27'.K4"/>
          </calcext:conditional-format>
          <calcext:conditional-format calcext:target-range-address="'docker-log-2018-08-27'.K114:'docker-log-2018-08-27'.K114">
            <calcext:condition calcext:apply-style-name="Accent" calcext:value="=MIN([.$G4:.$K4])" calcext:base-cell-address="'docker-log-2018-08-27'.K4"/>
          </calcext:conditional-format>
          <calcext:conditional-format calcext:target-range-address="'docker-log-2018-08-27'.K115:'docker-log-2018-08-27'.K115">
            <calcext:condition calcext:apply-style-name="Error" calcext:value="&gt;=900" calcext:base-cell-address="'docker-log-2018-08-27'.K5"/>
            <calcext:condition calcext:apply-style-name="Accent" calcext:value="=MIN([.$B5:.$F5])" calcext:base-cell-address="'docker-log-2018-08-27'.K5"/>
          </calcext:conditional-format>
          <calcext:conditional-format calcext:target-range-address="'docker-log-2018-08-27'.K115:'docker-log-2018-08-27'.K115">
            <calcext:condition calcext:apply-style-name="Accent" calcext:value="=MIN([.$G5:.$K5])" calcext:base-cell-address="'docker-log-2018-08-27'.K5"/>
          </calcext:conditional-format>
          <calcext:conditional-format calcext:target-range-address="'docker-log-2018-08-27'.K116:'docker-log-2018-08-27'.K116">
            <calcext:condition calcext:apply-style-name="Error" calcext:value="&gt;=900" calcext:base-cell-address="'docker-log-2018-08-27'.K6"/>
            <calcext:condition calcext:apply-style-name="Accent" calcext:value="=MIN([.$B6:.$F6])" calcext:base-cell-address="'docker-log-2018-08-27'.K6"/>
          </calcext:conditional-format>
          <calcext:conditional-format calcext:target-range-address="'docker-log-2018-08-27'.K116:'docker-log-2018-08-27'.K116">
            <calcext:condition calcext:apply-style-name="Accent" calcext:value="=MIN([.$G6:.$K6])" calcext:base-cell-address="'docker-log-2018-08-27'.K6"/>
          </calcext:conditional-format>
          <calcext:conditional-format calcext:target-range-address="'docker-log-2018-08-27'.K117:'docker-log-2018-08-27'.K117">
            <calcext:condition calcext:apply-style-name="Error" calcext:value="&gt;=900" calcext:base-cell-address="'docker-log-2018-08-27'.K7"/>
            <calcext:condition calcext:apply-style-name="Accent" calcext:value="=MIN([.$B7:.$F7])" calcext:base-cell-address="'docker-log-2018-08-27'.K7"/>
          </calcext:conditional-format>
          <calcext:conditional-format calcext:target-range-address="'docker-log-2018-08-27'.K117:'docker-log-2018-08-27'.K117">
            <calcext:condition calcext:apply-style-name="Accent" calcext:value="=MIN([.$G7:.$K7])" calcext:base-cell-address="'docker-log-2018-08-27'.K7"/>
          </calcext:conditional-format>
          <calcext:conditional-format calcext:target-range-address="'docker-log-2018-08-27'.K118:'docker-log-2018-08-27'.K118">
            <calcext:condition calcext:apply-style-name="Error" calcext:value="&gt;=900" calcext:base-cell-address="'docker-log-2018-08-27'.K8"/>
            <calcext:condition calcext:apply-style-name="Accent" calcext:value="=MIN([.$B8:.$F8])" calcext:base-cell-address="'docker-log-2018-08-27'.K8"/>
          </calcext:conditional-format>
          <calcext:conditional-format calcext:target-range-address="'docker-log-2018-08-27'.K118:'docker-log-2018-08-27'.K118">
            <calcext:condition calcext:apply-style-name="Accent" calcext:value="=MIN([.$G8:.$K8])" calcext:base-cell-address="'docker-log-2018-08-27'.K8"/>
          </calcext:conditional-format>
          <calcext:conditional-format calcext:target-range-address="'docker-log-2018-08-27'.K119:'docker-log-2018-08-27'.K119">
            <calcext:condition calcext:apply-style-name="Error" calcext:value="&gt;=900" calcext:base-cell-address="'docker-log-2018-08-27'.K9"/>
            <calcext:condition calcext:apply-style-name="Accent" calcext:value="=MIN([.$B9:.$F9])" calcext:base-cell-address="'docker-log-2018-08-27'.K9"/>
          </calcext:conditional-format>
          <calcext:conditional-format calcext:target-range-address="'docker-log-2018-08-27'.K119:'docker-log-2018-08-27'.K119">
            <calcext:condition calcext:apply-style-name="Accent" calcext:value="=MIN([.$G9:.$K9])" calcext:base-cell-address="'docker-log-2018-08-27'.K9"/>
          </calcext:conditional-format>
          <calcext:conditional-format calcext:target-range-address="'docker-log-2018-08-27'.K120:'docker-log-2018-08-27'.K120">
            <calcext:condition calcext:apply-style-name="Error" calcext:value="&gt;=900" calcext:base-cell-address="'docker-log-2018-08-27'.K10"/>
            <calcext:condition calcext:apply-style-name="Accent" calcext:value="=MIN([.$B10:.$F10])" calcext:base-cell-address="'docker-log-2018-08-27'.K10"/>
          </calcext:conditional-format>
          <calcext:conditional-format calcext:target-range-address="'docker-log-2018-08-27'.K120:'docker-log-2018-08-27'.K120">
            <calcext:condition calcext:apply-style-name="Accent" calcext:value="=MIN([.$G10:.$K10])" calcext:base-cell-address="'docker-log-2018-08-27'.K10"/>
          </calcext:conditional-format>
          <calcext:conditional-format calcext:target-range-address="'docker-log-2018-08-27'.K121:'docker-log-2018-08-27'.K121">
            <calcext:condition calcext:apply-style-name="Error" calcext:value="&gt;=900" calcext:base-cell-address="'docker-log-2018-08-27'.K11"/>
            <calcext:condition calcext:apply-style-name="Accent" calcext:value="=MIN([.$B11:.$F11])" calcext:base-cell-address="'docker-log-2018-08-27'.K11"/>
          </calcext:conditional-format>
          <calcext:conditional-format calcext:target-range-address="'docker-log-2018-08-27'.K121:'docker-log-2018-08-27'.K121">
            <calcext:condition calcext:apply-style-name="Accent" calcext:value="=MIN([.$G11:.$K11])" calcext:base-cell-address="'docker-log-2018-08-27'.K11"/>
          </calcext:conditional-format>
          <calcext:conditional-format calcext:target-range-address="'docker-log-2018-08-27'.K122:'docker-log-2018-08-27'.K122">
            <calcext:condition calcext:apply-style-name="Error" calcext:value="&gt;=900" calcext:base-cell-address="'docker-log-2018-08-27'.K12"/>
            <calcext:condition calcext:apply-style-name="Accent" calcext:value="=MIN([.$B12:.$F12])" calcext:base-cell-address="'docker-log-2018-08-27'.K12"/>
          </calcext:conditional-format>
          <calcext:conditional-format calcext:target-range-address="'docker-log-2018-08-27'.K122:'docker-log-2018-08-27'.K122">
            <calcext:condition calcext:apply-style-name="Accent" calcext:value="=MIN([.$G12:.$K12])" calcext:base-cell-address="'docker-log-2018-08-27'.K12"/>
          </calcext:conditional-format>
          <calcext:conditional-format calcext:target-range-address="'docker-log-2018-08-27'.K123:'docker-log-2018-08-27'.K123">
            <calcext:condition calcext:apply-style-name="Error" calcext:value="&gt;=900" calcext:base-cell-address="'docker-log-2018-08-27'.K13"/>
            <calcext:condition calcext:apply-style-name="Accent" calcext:value="=MIN([.$B13:.$F13])" calcext:base-cell-address="'docker-log-2018-08-27'.K13"/>
          </calcext:conditional-format>
          <calcext:conditional-format calcext:target-range-address="'docker-log-2018-08-27'.K123:'docker-log-2018-08-27'.K123">
            <calcext:condition calcext:apply-style-name="Accent" calcext:value="=MIN([.$G13:.$K13])" calcext:base-cell-address="'docker-log-2018-08-27'.K13"/>
          </calcext:conditional-format>
          <calcext:conditional-format calcext:target-range-address="'docker-log-2018-08-27'.K124:'docker-log-2018-08-27'.K124">
            <calcext:condition calcext:apply-style-name="Error" calcext:value="&gt;=900" calcext:base-cell-address="'docker-log-2018-08-27'.K14"/>
            <calcext:condition calcext:apply-style-name="Accent" calcext:value="=MIN([.$B14:.$F14])" calcext:base-cell-address="'docker-log-2018-08-27'.K14"/>
          </calcext:conditional-format>
          <calcext:conditional-format calcext:target-range-address="'docker-log-2018-08-27'.K124:'docker-log-2018-08-27'.K124">
            <calcext:condition calcext:apply-style-name="Accent" calcext:value="=MIN([.$G14:.$K14])" calcext:base-cell-address="'docker-log-2018-08-27'.K14"/>
          </calcext:conditional-format>
          <calcext:conditional-format calcext:target-range-address="'docker-log-2018-08-27'.K125:'docker-log-2018-08-27'.K125">
            <calcext:condition calcext:apply-style-name="Error" calcext:value="&gt;=900" calcext:base-cell-address="'docker-log-2018-08-27'.K15"/>
            <calcext:condition calcext:apply-style-name="Accent" calcext:value="=MIN([.$B15:.$F15])" calcext:base-cell-address="'docker-log-2018-08-27'.K15"/>
          </calcext:conditional-format>
          <calcext:conditional-format calcext:target-range-address="'docker-log-2018-08-27'.K125:'docker-log-2018-08-27'.K125">
            <calcext:condition calcext:apply-style-name="Accent" calcext:value="=MIN([.$G15:.$K15])" calcext:base-cell-address="'docker-log-2018-08-27'.K15"/>
          </calcext:conditional-format>
          <calcext:conditional-format calcext:target-range-address="'docker-log-2018-08-27'.K126:'docker-log-2018-08-27'.K126">
            <calcext:condition calcext:apply-style-name="Error" calcext:value="&gt;=900" calcext:base-cell-address="'docker-log-2018-08-27'.K16"/>
            <calcext:condition calcext:apply-style-name="Accent" calcext:value="=MIN([.$B16:.$F16])" calcext:base-cell-address="'docker-log-2018-08-27'.K16"/>
          </calcext:conditional-format>
          <calcext:conditional-format calcext:target-range-address="'docker-log-2018-08-27'.K126:'docker-log-2018-08-27'.K126">
            <calcext:condition calcext:apply-style-name="Accent" calcext:value="=MIN([.$G16:.$K16])" calcext:base-cell-address="'docker-log-2018-08-27'.K16"/>
          </calcext:conditional-format>
          <calcext:conditional-format calcext:target-range-address="'docker-log-2018-08-27'.K127:'docker-log-2018-08-27'.K127">
            <calcext:condition calcext:apply-style-name="Error" calcext:value="&gt;=900" calcext:base-cell-address="'docker-log-2018-08-27'.K17"/>
            <calcext:condition calcext:apply-style-name="Accent" calcext:value="=MIN([.$B17:.$F17])" calcext:base-cell-address="'docker-log-2018-08-27'.K17"/>
          </calcext:conditional-format>
          <calcext:conditional-format calcext:target-range-address="'docker-log-2018-08-27'.K127:'docker-log-2018-08-27'.K127">
            <calcext:condition calcext:apply-style-name="Accent" calcext:value="=MIN([.$G17:.$K17])" calcext:base-cell-address="'docker-log-2018-08-27'.K17"/>
          </calcext:conditional-format>
          <calcext:conditional-format calcext:target-range-address="'docker-log-2018-08-27'.K128:'docker-log-2018-08-27'.K128">
            <calcext:condition calcext:apply-style-name="Error" calcext:value="&gt;=900" calcext:base-cell-address="'docker-log-2018-08-27'.K18"/>
            <calcext:condition calcext:apply-style-name="Accent" calcext:value="=MIN([.$B18:.$F18])" calcext:base-cell-address="'docker-log-2018-08-27'.K18"/>
          </calcext:conditional-format>
          <calcext:conditional-format calcext:target-range-address="'docker-log-2018-08-27'.K128:'docker-log-2018-08-27'.K128">
            <calcext:condition calcext:apply-style-name="Accent" calcext:value="=MIN([.$G18:.$K18])" calcext:base-cell-address="'docker-log-2018-08-27'.K18"/>
          </calcext:conditional-format>
          <calcext:conditional-format calcext:target-range-address="'docker-log-2018-08-27'.K129:'docker-log-2018-08-27'.K129">
            <calcext:condition calcext:apply-style-name="Error" calcext:value="&gt;=900" calcext:base-cell-address="'docker-log-2018-08-27'.K19"/>
            <calcext:condition calcext:apply-style-name="Accent" calcext:value="=MIN([.$B19:.$F19])" calcext:base-cell-address="'docker-log-2018-08-27'.K19"/>
          </calcext:conditional-format>
          <calcext:conditional-format calcext:target-range-address="'docker-log-2018-08-27'.K129:'docker-log-2018-08-27'.K129">
            <calcext:condition calcext:apply-style-name="Accent" calcext:value="=MIN([.$G19:.$K19])" calcext:base-cell-address="'docker-log-2018-08-27'.K19"/>
          </calcext:conditional-format>
          <calcext:conditional-format calcext:target-range-address="'docker-log-2018-08-27'.K130:'docker-log-2018-08-27'.K130">
            <calcext:condition calcext:apply-style-name="Error" calcext:value="&gt;=900" calcext:base-cell-address="'docker-log-2018-08-27'.K20"/>
            <calcext:condition calcext:apply-style-name="Accent" calcext:value="=MIN([.$B20:.$F20])" calcext:base-cell-address="'docker-log-2018-08-27'.K20"/>
          </calcext:conditional-format>
          <calcext:conditional-format calcext:target-range-address="'docker-log-2018-08-27'.K130:'docker-log-2018-08-27'.K130">
            <calcext:condition calcext:apply-style-name="Accent" calcext:value="=MIN([.$G20:.$K20])" calcext:base-cell-address="'docker-log-2018-08-27'.K20"/>
          </calcext:conditional-format>
          <calcext:conditional-format calcext:target-range-address="'docker-log-2018-08-27'.K131:'docker-log-2018-08-27'.K131">
            <calcext:condition calcext:apply-style-name="Error" calcext:value="&gt;=900" calcext:base-cell-address="'docker-log-2018-08-27'.K21"/>
            <calcext:condition calcext:apply-style-name="Accent" calcext:value="=MIN([.$B21:.$F21])" calcext:base-cell-address="'docker-log-2018-08-27'.K21"/>
          </calcext:conditional-format>
          <calcext:conditional-format calcext:target-range-address="'docker-log-2018-08-27'.K131:'docker-log-2018-08-27'.K131">
            <calcext:condition calcext:apply-style-name="Accent" calcext:value="=MIN([.$G21:.$K21])" calcext:base-cell-address="'docker-log-2018-08-27'.K21"/>
          </calcext:conditional-format>
          <calcext:conditional-format calcext:target-range-address="'docker-log-2018-08-27'.K132:'docker-log-2018-08-27'.K132">
            <calcext:condition calcext:apply-style-name="Error" calcext:value="&gt;=900" calcext:base-cell-address="'docker-log-2018-08-27'.K22"/>
            <calcext:condition calcext:apply-style-name="Accent" calcext:value="=MIN([.$B22:.$F22])" calcext:base-cell-address="'docker-log-2018-08-27'.K22"/>
          </calcext:conditional-format>
          <calcext:conditional-format calcext:target-range-address="'docker-log-2018-08-27'.K132:'docker-log-2018-08-27'.K132">
            <calcext:condition calcext:apply-style-name="Accent" calcext:value="=MIN([.$G22:.$K22])" calcext:base-cell-address="'docker-log-2018-08-27'.K22"/>
          </calcext:conditional-format>
          <calcext:conditional-format calcext:target-range-address="'docker-log-2018-08-27'.K133:'docker-log-2018-08-27'.K133">
            <calcext:condition calcext:apply-style-name="Error" calcext:value="&gt;=900" calcext:base-cell-address="'docker-log-2018-08-27'.K23"/>
            <calcext:condition calcext:apply-style-name="Accent" calcext:value="=MIN([.$B23:.$F23])" calcext:base-cell-address="'docker-log-2018-08-27'.K23"/>
          </calcext:conditional-format>
          <calcext:conditional-format calcext:target-range-address="'docker-log-2018-08-27'.K133:'docker-log-2018-08-27'.K133">
            <calcext:condition calcext:apply-style-name="Accent" calcext:value="=MIN([.$G23:.$K23])" calcext:base-cell-address="'docker-log-2018-08-27'.K23"/>
          </calcext:conditional-format>
          <calcext:conditional-format calcext:target-range-address="'docker-log-2018-08-27'.K134:'docker-log-2018-08-27'.K134">
            <calcext:condition calcext:apply-style-name="Error" calcext:value="&gt;=900" calcext:base-cell-address="'docker-log-2018-08-27'.K24"/>
            <calcext:condition calcext:apply-style-name="Accent" calcext:value="=MIN([.$B24:.$F24])" calcext:base-cell-address="'docker-log-2018-08-27'.K24"/>
          </calcext:conditional-format>
          <calcext:conditional-format calcext:target-range-address="'docker-log-2018-08-27'.K134:'docker-log-2018-08-27'.K134">
            <calcext:condition calcext:apply-style-name="Accent" calcext:value="=MIN([.$G24:.$K24])" calcext:base-cell-address="'docker-log-2018-08-27'.K24"/>
          </calcext:conditional-format>
          <calcext:conditional-format calcext:target-range-address="'docker-log-2018-08-27'.K135:'docker-log-2018-08-27'.K135">
            <calcext:condition calcext:apply-style-name="Error" calcext:value="&gt;=900" calcext:base-cell-address="'docker-log-2018-08-27'.K25"/>
            <calcext:condition calcext:apply-style-name="Accent" calcext:value="=MIN([.$B25:.$F25])" calcext:base-cell-address="'docker-log-2018-08-27'.K25"/>
          </calcext:conditional-format>
          <calcext:conditional-format calcext:target-range-address="'docker-log-2018-08-27'.K135:'docker-log-2018-08-27'.K135">
            <calcext:condition calcext:apply-style-name="Accent" calcext:value="=MIN([.$G25:.$K25])" calcext:base-cell-address="'docker-log-2018-08-27'.K25"/>
          </calcext:conditional-format>
          <calcext:conditional-format calcext:target-range-address="'docker-log-2018-08-27'.K136:'docker-log-2018-08-27'.K136">
            <calcext:condition calcext:apply-style-name="Error" calcext:value="&gt;=900" calcext:base-cell-address="'docker-log-2018-08-27'.K26"/>
            <calcext:condition calcext:apply-style-name="Accent" calcext:value="=MIN([.$B26:.$F26])" calcext:base-cell-address="'docker-log-2018-08-27'.K26"/>
          </calcext:conditional-format>
          <calcext:conditional-format calcext:target-range-address="'docker-log-2018-08-27'.K136:'docker-log-2018-08-27'.K136">
            <calcext:condition calcext:apply-style-name="Accent" calcext:value="=MIN([.$G26:.$K26])" calcext:base-cell-address="'docker-log-2018-08-27'.K26"/>
          </calcext:conditional-format>
          <calcext:conditional-format calcext:target-range-address="'docker-log-2018-08-27'.K137:'docker-log-2018-08-27'.K137">
            <calcext:condition calcext:apply-style-name="Error" calcext:value="&gt;=900" calcext:base-cell-address="'docker-log-2018-08-27'.K27"/>
            <calcext:condition calcext:apply-style-name="Accent" calcext:value="=MIN([.$B27:.$F27])" calcext:base-cell-address="'docker-log-2018-08-27'.K27"/>
          </calcext:conditional-format>
          <calcext:conditional-format calcext:target-range-address="'docker-log-2018-08-27'.K137:'docker-log-2018-08-27'.K137">
            <calcext:condition calcext:apply-style-name="Accent" calcext:value="=MIN([.$G27:.$K27])" calcext:base-cell-address="'docker-log-2018-08-27'.K27"/>
          </calcext:conditional-format>
          <calcext:conditional-format calcext:target-range-address="'docker-log-2018-08-27'.K138:'docker-log-2018-08-27'.K138">
            <calcext:condition calcext:apply-style-name="Error" calcext:value="&gt;=900" calcext:base-cell-address="'docker-log-2018-08-27'.K28"/>
            <calcext:condition calcext:apply-style-name="Accent" calcext:value="=MIN([.$B28:.$F28])" calcext:base-cell-address="'docker-log-2018-08-27'.K28"/>
          </calcext:conditional-format>
          <calcext:conditional-format calcext:target-range-address="'docker-log-2018-08-27'.K138:'docker-log-2018-08-27'.K138">
            <calcext:condition calcext:apply-style-name="Accent" calcext:value="=MIN([.$G28:.$K28])" calcext:base-cell-address="'docker-log-2018-08-27'.K28"/>
          </calcext:conditional-format>
          <calcext:conditional-format calcext:target-range-address="'docker-log-2018-08-27'.K139:'docker-log-2018-08-27'.K139">
            <calcext:condition calcext:apply-style-name="Error" calcext:value="&gt;=900" calcext:base-cell-address="'docker-log-2018-08-27'.K29"/>
            <calcext:condition calcext:apply-style-name="Accent" calcext:value="=MIN([.$B29:.$F29])" calcext:base-cell-address="'docker-log-2018-08-27'.K29"/>
          </calcext:conditional-format>
          <calcext:conditional-format calcext:target-range-address="'docker-log-2018-08-27'.K139:'docker-log-2018-08-27'.K139">
            <calcext:condition calcext:apply-style-name="Accent" calcext:value="=MIN([.$G29:.$K29])" calcext:base-cell-address="'docker-log-2018-08-27'.K29"/>
          </calcext:conditional-format>
          <calcext:conditional-format calcext:target-range-address="'docker-log-2018-08-27'.K140:'docker-log-2018-08-27'.K140">
            <calcext:condition calcext:apply-style-name="Error" calcext:value="&gt;=900" calcext:base-cell-address="'docker-log-2018-08-27'.K30"/>
            <calcext:condition calcext:apply-style-name="Accent" calcext:value="=MIN([.$B30:.$F30])" calcext:base-cell-address="'docker-log-2018-08-27'.K30"/>
          </calcext:conditional-format>
          <calcext:conditional-format calcext:target-range-address="'docker-log-2018-08-27'.K140:'docker-log-2018-08-27'.K140">
            <calcext:condition calcext:apply-style-name="Accent" calcext:value="=MIN([.$G30:.$K30])" calcext:base-cell-address="'docker-log-2018-08-27'.K30"/>
          </calcext:conditional-format>
          <calcext:conditional-format calcext:target-range-address="'docker-log-2018-08-27'.K141:'docker-log-2018-08-27'.K141">
            <calcext:condition calcext:apply-style-name="Error" calcext:value="&gt;=900" calcext:base-cell-address="'docker-log-2018-08-27'.K31"/>
            <calcext:condition calcext:apply-style-name="Accent" calcext:value="=MIN([.$B31:.$F31])" calcext:base-cell-address="'docker-log-2018-08-27'.K31"/>
          </calcext:conditional-format>
          <calcext:conditional-format calcext:target-range-address="'docker-log-2018-08-27'.K141:'docker-log-2018-08-27'.K141">
            <calcext:condition calcext:apply-style-name="Accent" calcext:value="=MIN([.$G31:.$K31])" calcext:base-cell-address="'docker-log-2018-08-27'.K31"/>
          </calcext:conditional-format>
          <calcext:conditional-format calcext:target-range-address="'docker-log-2018-08-27'.K142:'docker-log-2018-08-27'.K142">
            <calcext:condition calcext:apply-style-name="Error" calcext:value="&gt;=900" calcext:base-cell-address="'docker-log-2018-08-27'.K32"/>
            <calcext:condition calcext:apply-style-name="Accent" calcext:value="=MIN([.$B32:.$F32])" calcext:base-cell-address="'docker-log-2018-08-27'.K32"/>
          </calcext:conditional-format>
          <calcext:conditional-format calcext:target-range-address="'docker-log-2018-08-27'.K142:'docker-log-2018-08-27'.K142">
            <calcext:condition calcext:apply-style-name="Accent" calcext:value="=MIN([.$G32:.$K32])" calcext:base-cell-address="'docker-log-2018-08-27'.K32"/>
          </calcext:conditional-format>
          <calcext:conditional-format calcext:target-range-address="'docker-log-2018-08-27'.K143:'docker-log-2018-08-27'.K143">
            <calcext:condition calcext:apply-style-name="Error" calcext:value="&gt;=900" calcext:base-cell-address="'docker-log-2018-08-27'.K33"/>
            <calcext:condition calcext:apply-style-name="Accent" calcext:value="=MIN([.$B33:.$F33])" calcext:base-cell-address="'docker-log-2018-08-27'.K33"/>
          </calcext:conditional-format>
          <calcext:conditional-format calcext:target-range-address="'docker-log-2018-08-27'.K143:'docker-log-2018-08-27'.K143">
            <calcext:condition calcext:apply-style-name="Accent" calcext:value="=MIN([.$G33:.$K33])" calcext:base-cell-address="'docker-log-2018-08-27'.K33"/>
          </calcext:conditional-format>
          <calcext:conditional-format calcext:target-range-address="'docker-log-2018-08-27'.K144:'docker-log-2018-08-27'.K144">
            <calcext:condition calcext:apply-style-name="Error" calcext:value="&gt;=900" calcext:base-cell-address="'docker-log-2018-08-27'.K34"/>
            <calcext:condition calcext:apply-style-name="Accent" calcext:value="=MIN([.$B34:.$F34])" calcext:base-cell-address="'docker-log-2018-08-27'.K34"/>
          </calcext:conditional-format>
          <calcext:conditional-format calcext:target-range-address="'docker-log-2018-08-27'.K144:'docker-log-2018-08-27'.K144">
            <calcext:condition calcext:apply-style-name="Accent" calcext:value="=MIN([.$G34:.$K34])" calcext:base-cell-address="'docker-log-2018-08-27'.K34"/>
          </calcext:conditional-format>
          <calcext:conditional-format calcext:target-range-address="'docker-log-2018-08-27'.K145:'docker-log-2018-08-27'.K145">
            <calcext:condition calcext:apply-style-name="Error" calcext:value="&gt;=900" calcext:base-cell-address="'docker-log-2018-08-27'.K35"/>
            <calcext:condition calcext:apply-style-name="Accent" calcext:value="=MIN([.$B35:.$F35])" calcext:base-cell-address="'docker-log-2018-08-27'.K35"/>
          </calcext:conditional-format>
          <calcext:conditional-format calcext:target-range-address="'docker-log-2018-08-27'.K145:'docker-log-2018-08-27'.K145">
            <calcext:condition calcext:apply-style-name="Accent" calcext:value="=MIN([.$G35:.$K35])" calcext:base-cell-address="'docker-log-2018-08-27'.K35"/>
          </calcext:conditional-format>
          <calcext:conditional-format calcext:target-range-address="'docker-log-2018-08-27'.K146:'docker-log-2018-08-27'.K146">
            <calcext:condition calcext:apply-style-name="Error" calcext:value="&gt;=900" calcext:base-cell-address="'docker-log-2018-08-27'.K36"/>
            <calcext:condition calcext:apply-style-name="Accent" calcext:value="=MIN([.$B36:.$F36])" calcext:base-cell-address="'docker-log-2018-08-27'.K36"/>
          </calcext:conditional-format>
          <calcext:conditional-format calcext:target-range-address="'docker-log-2018-08-27'.K146:'docker-log-2018-08-27'.K146">
            <calcext:condition calcext:apply-style-name="Accent" calcext:value="=MIN([.$G36:.$K36])" calcext:base-cell-address="'docker-log-2018-08-27'.K36"/>
          </calcext:conditional-format>
          <calcext:conditional-format calcext:target-range-address="'docker-log-2018-08-27'.K147:'docker-log-2018-08-27'.K147">
            <calcext:condition calcext:apply-style-name="Error" calcext:value="&gt;=900" calcext:base-cell-address="'docker-log-2018-08-27'.K37"/>
            <calcext:condition calcext:apply-style-name="Accent" calcext:value="=MIN([.$B37:.$F37])" calcext:base-cell-address="'docker-log-2018-08-27'.K37"/>
          </calcext:conditional-format>
          <calcext:conditional-format calcext:target-range-address="'docker-log-2018-08-27'.K147:'docker-log-2018-08-27'.K147">
            <calcext:condition calcext:apply-style-name="Accent" calcext:value="=MIN([.$G37:.$K37])" calcext:base-cell-address="'docker-log-2018-08-27'.K37"/>
          </calcext:conditional-format>
          <calcext:conditional-format calcext:target-range-address="'docker-log-2018-08-27'.K148:'docker-log-2018-08-27'.K148">
            <calcext:condition calcext:apply-style-name="Error" calcext:value="&gt;=900" calcext:base-cell-address="'docker-log-2018-08-27'.K38"/>
            <calcext:condition calcext:apply-style-name="Accent" calcext:value="=MIN([.$B38:.$F38])" calcext:base-cell-address="'docker-log-2018-08-27'.K38"/>
          </calcext:conditional-format>
          <calcext:conditional-format calcext:target-range-address="'docker-log-2018-08-27'.K148:'docker-log-2018-08-27'.K148">
            <calcext:condition calcext:apply-style-name="Accent" calcext:value="=MIN([.$G38:.$K38])" calcext:base-cell-address="'docker-log-2018-08-27'.K38"/>
          </calcext:conditional-format>
          <calcext:conditional-format calcext:target-range-address="'docker-log-2018-08-27'.K149:'docker-log-2018-08-27'.K149">
            <calcext:condition calcext:apply-style-name="Error" calcext:value="&gt;=900" calcext:base-cell-address="'docker-log-2018-08-27'.K39"/>
            <calcext:condition calcext:apply-style-name="Accent" calcext:value="=MIN([.$B39:.$F39])" calcext:base-cell-address="'docker-log-2018-08-27'.K39"/>
          </calcext:conditional-format>
          <calcext:conditional-format calcext:target-range-address="'docker-log-2018-08-27'.K149:'docker-log-2018-08-27'.K149">
            <calcext:condition calcext:apply-style-name="Accent" calcext:value="=MIN([.$G39:.$K39])" calcext:base-cell-address="'docker-log-2018-08-27'.K39"/>
          </calcext:conditional-format>
          <calcext:conditional-format calcext:target-range-address="'docker-log-2018-08-27'.K150:'docker-log-2018-08-27'.K150">
            <calcext:condition calcext:apply-style-name="Error" calcext:value="&gt;=900" calcext:base-cell-address="'docker-log-2018-08-27'.K40"/>
            <calcext:condition calcext:apply-style-name="Accent" calcext:value="=MIN([.$B40:.$F40])" calcext:base-cell-address="'docker-log-2018-08-27'.K40"/>
          </calcext:conditional-format>
          <calcext:conditional-format calcext:target-range-address="'docker-log-2018-08-27'.K150:'docker-log-2018-08-27'.K150">
            <calcext:condition calcext:apply-style-name="Accent" calcext:value="=MIN([.$G40:.$K40])" calcext:base-cell-address="'docker-log-2018-08-27'.K40"/>
          </calcext:conditional-format>
          <calcext:conditional-format calcext:target-range-address="'docker-log-2018-08-27'.K151:'docker-log-2018-08-27'.K151">
            <calcext:condition calcext:apply-style-name="Error" calcext:value="&gt;=900" calcext:base-cell-address="'docker-log-2018-08-27'.K41"/>
            <calcext:condition calcext:apply-style-name="Accent" calcext:value="=MIN([.$B41:.$F41])" calcext:base-cell-address="'docker-log-2018-08-27'.K41"/>
          </calcext:conditional-format>
          <calcext:conditional-format calcext:target-range-address="'docker-log-2018-08-27'.K151:'docker-log-2018-08-27'.K151">
            <calcext:condition calcext:apply-style-name="Accent" calcext:value="=MIN([.$G41:.$K41])" calcext:base-cell-address="'docker-log-2018-08-27'.K41"/>
          </calcext:conditional-format>
          <calcext:conditional-format calcext:target-range-address="'docker-log-2018-08-27'.K152:'docker-log-2018-08-27'.K152">
            <calcext:condition calcext:apply-style-name="Error" calcext:value="&gt;=900" calcext:base-cell-address="'docker-log-2018-08-27'.K42"/>
            <calcext:condition calcext:apply-style-name="Accent" calcext:value="=MIN([.$B42:.$F42])" calcext:base-cell-address="'docker-log-2018-08-27'.K42"/>
          </calcext:conditional-format>
          <calcext:conditional-format calcext:target-range-address="'docker-log-2018-08-27'.K152:'docker-log-2018-08-27'.K152">
            <calcext:condition calcext:apply-style-name="Accent" calcext:value="=MIN([.$G42:.$K42])" calcext:base-cell-address="'docker-log-2018-08-27'.K42"/>
          </calcext:conditional-format>
          <calcext:conditional-format calcext:target-range-address="'docker-log-2018-08-27'.K153:'docker-log-2018-08-27'.K153">
            <calcext:condition calcext:apply-style-name="Error" calcext:value="&gt;=900" calcext:base-cell-address="'docker-log-2018-08-27'.K43"/>
            <calcext:condition calcext:apply-style-name="Accent" calcext:value="=MIN([.$B43:.$F43])" calcext:base-cell-address="'docker-log-2018-08-27'.K43"/>
          </calcext:conditional-format>
          <calcext:conditional-format calcext:target-range-address="'docker-log-2018-08-27'.K153:'docker-log-2018-08-27'.K153">
            <calcext:condition calcext:apply-style-name="Accent" calcext:value="=MIN([.$G43:.$K43])" calcext:base-cell-address="'docker-log-2018-08-27'.K43"/>
          </calcext:conditional-format>
          <calcext:conditional-format calcext:target-range-address="'docker-log-2018-08-27'.K154:'docker-log-2018-08-27'.K154">
            <calcext:condition calcext:apply-style-name="Error" calcext:value="&gt;=900" calcext:base-cell-address="'docker-log-2018-08-27'.K44"/>
            <calcext:condition calcext:apply-style-name="Accent" calcext:value="=MIN([.$B44:.$F44])" calcext:base-cell-address="'docker-log-2018-08-27'.K44"/>
          </calcext:conditional-format>
          <calcext:conditional-format calcext:target-range-address="'docker-log-2018-08-27'.K154:'docker-log-2018-08-27'.K154">
            <calcext:condition calcext:apply-style-name="Accent" calcext:value="=MIN([.$G44:.$K44])" calcext:base-cell-address="'docker-log-2018-08-27'.K44"/>
          </calcext:conditional-format>
          <calcext:conditional-format calcext:target-range-address="'docker-log-2018-08-27'.K155:'docker-log-2018-08-27'.K155">
            <calcext:condition calcext:apply-style-name="Error" calcext:value="&gt;=900" calcext:base-cell-address="'docker-log-2018-08-27'.K45"/>
            <calcext:condition calcext:apply-style-name="Accent" calcext:value="=MIN([.$B45:.$F45])" calcext:base-cell-address="'docker-log-2018-08-27'.K45"/>
          </calcext:conditional-format>
          <calcext:conditional-format calcext:target-range-address="'docker-log-2018-08-27'.K155:'docker-log-2018-08-27'.K155">
            <calcext:condition calcext:apply-style-name="Accent" calcext:value="=MIN([.$G45:.$K45])" calcext:base-cell-address="'docker-log-2018-08-27'.K45"/>
          </calcext:conditional-format>
          <calcext:conditional-format calcext:target-range-address="'docker-log-2018-08-27'.K156:'docker-log-2018-08-27'.K156">
            <calcext:condition calcext:apply-style-name="Error" calcext:value="&gt;=900" calcext:base-cell-address="'docker-log-2018-08-27'.K46"/>
            <calcext:condition calcext:apply-style-name="Accent" calcext:value="=MIN([.$B46:.$F46])" calcext:base-cell-address="'docker-log-2018-08-27'.K46"/>
          </calcext:conditional-format>
          <calcext:conditional-format calcext:target-range-address="'docker-log-2018-08-27'.K156:'docker-log-2018-08-27'.K156">
            <calcext:condition calcext:apply-style-name="Accent" calcext:value="=MIN([.$G46:.$K46])" calcext:base-cell-address="'docker-log-2018-08-27'.K46"/>
          </calcext:conditional-format>
          <calcext:conditional-format calcext:target-range-address="'docker-log-2018-08-27'.K157:'docker-log-2018-08-27'.K157">
            <calcext:condition calcext:apply-style-name="Error" calcext:value="&gt;=900" calcext:base-cell-address="'docker-log-2018-08-27'.K47"/>
            <calcext:condition calcext:apply-style-name="Accent" calcext:value="=MIN([.$B47:.$F47])" calcext:base-cell-address="'docker-log-2018-08-27'.K47"/>
          </calcext:conditional-format>
          <calcext:conditional-format calcext:target-range-address="'docker-log-2018-08-27'.K157:'docker-log-2018-08-27'.K157">
            <calcext:condition calcext:apply-style-name="Accent" calcext:value="=MIN([.$G47:.$K47])" calcext:base-cell-address="'docker-log-2018-08-27'.K47"/>
          </calcext:conditional-format>
          <calcext:conditional-format calcext:target-range-address="'docker-log-2018-08-27'.K158:'docker-log-2018-08-27'.K158">
            <calcext:condition calcext:apply-style-name="Error" calcext:value="&gt;=900" calcext:base-cell-address="'docker-log-2018-08-27'.K48"/>
            <calcext:condition calcext:apply-style-name="Accent" calcext:value="=MIN([.$B48:.$F48])" calcext:base-cell-address="'docker-log-2018-08-27'.K48"/>
          </calcext:conditional-format>
          <calcext:conditional-format calcext:target-range-address="'docker-log-2018-08-27'.K158:'docker-log-2018-08-27'.K158">
            <calcext:condition calcext:apply-style-name="Accent" calcext:value="=MIN([.$G48:.$K48])" calcext:base-cell-address="'docker-log-2018-08-27'.K48"/>
          </calcext:conditional-format>
          <calcext:conditional-format calcext:target-range-address="'docker-log-2018-08-27'.K159:'docker-log-2018-08-27'.K159">
            <calcext:condition calcext:apply-style-name="Error" calcext:value="&gt;=900" calcext:base-cell-address="'docker-log-2018-08-27'.K49"/>
            <calcext:condition calcext:apply-style-name="Accent" calcext:value="=MIN([.$B49:.$F49])" calcext:base-cell-address="'docker-log-2018-08-27'.K49"/>
          </calcext:conditional-format>
          <calcext:conditional-format calcext:target-range-address="'docker-log-2018-08-27'.K159:'docker-log-2018-08-27'.K159">
            <calcext:condition calcext:apply-style-name="Accent" calcext:value="=MIN([.$G49:.$K49])" calcext:base-cell-address="'docker-log-2018-08-27'.K49"/>
          </calcext:conditional-format>
          <calcext:conditional-format calcext:target-range-address="'docker-log-2018-08-27'.K160:'docker-log-2018-08-27'.K160">
            <calcext:condition calcext:apply-style-name="Error" calcext:value="&gt;=900" calcext:base-cell-address="'docker-log-2018-08-27'.K50"/>
            <calcext:condition calcext:apply-style-name="Accent" calcext:value="=MIN([.$B50:.$F50])" calcext:base-cell-address="'docker-log-2018-08-27'.K50"/>
          </calcext:conditional-format>
          <calcext:conditional-format calcext:target-range-address="'docker-log-2018-08-27'.K160:'docker-log-2018-08-27'.K160">
            <calcext:condition calcext:apply-style-name="Accent" calcext:value="=MIN([.$G50:.$K50])" calcext:base-cell-address="'docker-log-2018-08-27'.K50"/>
          </calcext:conditional-format>
          <calcext:conditional-format calcext:target-range-address="'docker-log-2018-08-27'.K161:'docker-log-2018-08-27'.K161">
            <calcext:condition calcext:apply-style-name="Error" calcext:value="&gt;=900" calcext:base-cell-address="'docker-log-2018-08-27'.K51"/>
            <calcext:condition calcext:apply-style-name="Accent" calcext:value="=MIN([.$B51:.$F51])" calcext:base-cell-address="'docker-log-2018-08-27'.K51"/>
          </calcext:conditional-format>
          <calcext:conditional-format calcext:target-range-address="'docker-log-2018-08-27'.K161:'docker-log-2018-08-27'.K161">
            <calcext:condition calcext:apply-style-name="Accent" calcext:value="=MIN([.$G51:.$K51])" calcext:base-cell-address="'docker-log-2018-08-27'.K51"/>
          </calcext:conditional-format>
          <calcext:conditional-format calcext:target-range-address="'docker-log-2018-08-27'.K162:'docker-log-2018-08-27'.K162">
            <calcext:condition calcext:apply-style-name="Error" calcext:value="&gt;=900" calcext:base-cell-address="'docker-log-2018-08-27'.K52"/>
            <calcext:condition calcext:apply-style-name="Accent" calcext:value="=MIN([.$B52:.$F52])" calcext:base-cell-address="'docker-log-2018-08-27'.K52"/>
          </calcext:conditional-format>
          <calcext:conditional-format calcext:target-range-address="'docker-log-2018-08-27'.K162:'docker-log-2018-08-27'.K162">
            <calcext:condition calcext:apply-style-name="Accent" calcext:value="=MIN([.$G52:.$K52])" calcext:base-cell-address="'docker-log-2018-08-27'.K52"/>
          </calcext:conditional-format>
          <calcext:conditional-format calcext:target-range-address="'docker-log-2018-08-27'.K163:'docker-log-2018-08-27'.K163">
            <calcext:condition calcext:apply-style-name="Error" calcext:value="&gt;=900" calcext:base-cell-address="'docker-log-2018-08-27'.K53"/>
            <calcext:condition calcext:apply-style-name="Accent" calcext:value="=MIN([.$B53:.$F53])" calcext:base-cell-address="'docker-log-2018-08-27'.K53"/>
          </calcext:conditional-format>
          <calcext:conditional-format calcext:target-range-address="'docker-log-2018-08-27'.K163:'docker-log-2018-08-27'.K163">
            <calcext:condition calcext:apply-style-name="Accent" calcext:value="=MIN([.$G53:.$K53])" calcext:base-cell-address="'docker-log-2018-08-27'.K53"/>
          </calcext:conditional-format>
          <calcext:conditional-format calcext:target-range-address="'docker-log-2018-08-27'.K164:'docker-log-2018-08-27'.K164">
            <calcext:condition calcext:apply-style-name="Error" calcext:value="&gt;=900" calcext:base-cell-address="'docker-log-2018-08-27'.K54"/>
            <calcext:condition calcext:apply-style-name="Accent" calcext:value="=MIN([.$B54:.$F54])" calcext:base-cell-address="'docker-log-2018-08-27'.K54"/>
          </calcext:conditional-format>
          <calcext:conditional-format calcext:target-range-address="'docker-log-2018-08-27'.K164:'docker-log-2018-08-27'.K164">
            <calcext:condition calcext:apply-style-name="Accent" calcext:value="=MIN([.$G54:.$K54])" calcext:base-cell-address="'docker-log-2018-08-27'.K54"/>
          </calcext:conditional-format>
          <calcext:conditional-format calcext:target-range-address="'docker-log-2018-08-27'.K165:'docker-log-2018-08-27'.K165">
            <calcext:condition calcext:apply-style-name="Error" calcext:value="&gt;=900" calcext:base-cell-address="'docker-log-2018-08-27'.K55"/>
            <calcext:condition calcext:apply-style-name="Accent" calcext:value="=MIN([.$B55:.$F55])" calcext:base-cell-address="'docker-log-2018-08-27'.K55"/>
          </calcext:conditional-format>
          <calcext:conditional-format calcext:target-range-address="'docker-log-2018-08-27'.K165:'docker-log-2018-08-27'.K165">
            <calcext:condition calcext:apply-style-name="Accent" calcext:value="=MIN([.$G55:.$K55])" calcext:base-cell-address="'docker-log-2018-08-27'.K55"/>
          </calcext:conditional-format>
          <calcext:conditional-format calcext:target-range-address="'docker-log-2018-08-27'.K166:'docker-log-2018-08-27'.K166">
            <calcext:condition calcext:apply-style-name="Error" calcext:value="&gt;=900" calcext:base-cell-address="'docker-log-2018-08-27'.K56"/>
            <calcext:condition calcext:apply-style-name="Accent" calcext:value="=MIN([.$B56:.$F56])" calcext:base-cell-address="'docker-log-2018-08-27'.K56"/>
          </calcext:conditional-format>
          <calcext:conditional-format calcext:target-range-address="'docker-log-2018-08-27'.K166:'docker-log-2018-08-27'.K166">
            <calcext:condition calcext:apply-style-name="Accent" calcext:value="=MIN([.$G56:.$K56])" calcext:base-cell-address="'docker-log-2018-08-27'.K56"/>
          </calcext:conditional-format>
          <calcext:conditional-format calcext:target-range-address="'docker-log-2018-08-27'.K167:'docker-log-2018-08-27'.K167">
            <calcext:condition calcext:apply-style-name="Error" calcext:value="&gt;=900" calcext:base-cell-address="'docker-log-2018-08-27'.K57"/>
            <calcext:condition calcext:apply-style-name="Accent" calcext:value="=MIN([.$B57:.$F57])" calcext:base-cell-address="'docker-log-2018-08-27'.K57"/>
          </calcext:conditional-format>
          <calcext:conditional-format calcext:target-range-address="'docker-log-2018-08-27'.K167:'docker-log-2018-08-27'.K167">
            <calcext:condition calcext:apply-style-name="Accent" calcext:value="=MIN([.$G57:.$K57])" calcext:base-cell-address="'docker-log-2018-08-27'.K57"/>
          </calcext:conditional-format>
          <calcext:conditional-format calcext:target-range-address="'docker-log-2018-08-27'.K168:'docker-log-2018-08-27'.K168">
            <calcext:condition calcext:apply-style-name="Error" calcext:value="&gt;=900" calcext:base-cell-address="'docker-log-2018-08-27'.K58"/>
            <calcext:condition calcext:apply-style-name="Accent" calcext:value="=MIN([.$B58:.$F58])" calcext:base-cell-address="'docker-log-2018-08-27'.K58"/>
          </calcext:conditional-format>
          <calcext:conditional-format calcext:target-range-address="'docker-log-2018-08-27'.K168:'docker-log-2018-08-27'.K168">
            <calcext:condition calcext:apply-style-name="Accent" calcext:value="=MIN([.$G58:.$K58])" calcext:base-cell-address="'docker-log-2018-08-27'.K58"/>
          </calcext:conditional-format>
          <calcext:conditional-format calcext:target-range-address="'docker-log-2018-08-27'.K169:'docker-log-2018-08-27'.K169">
            <calcext:condition calcext:apply-style-name="Error" calcext:value="&gt;=900" calcext:base-cell-address="'docker-log-2018-08-27'.K59"/>
            <calcext:condition calcext:apply-style-name="Accent" calcext:value="=MIN([.$B59:.$F59])" calcext:base-cell-address="'docker-log-2018-08-27'.K59"/>
          </calcext:conditional-format>
          <calcext:conditional-format calcext:target-range-address="'docker-log-2018-08-27'.K169:'docker-log-2018-08-27'.K169">
            <calcext:condition calcext:apply-style-name="Accent" calcext:value="=MIN([.$G59:.$K59])" calcext:base-cell-address="'docker-log-2018-08-27'.K59"/>
          </calcext:conditional-format>
          <calcext:conditional-format calcext:target-range-address="'docker-log-2018-08-27'.K170:'docker-log-2018-08-27'.K170">
            <calcext:condition calcext:apply-style-name="Error" calcext:value="&gt;=900" calcext:base-cell-address="'docker-log-2018-08-27'.K60"/>
            <calcext:condition calcext:apply-style-name="Accent" calcext:value="=MIN([.$B60:.$F60])" calcext:base-cell-address="'docker-log-2018-08-27'.K60"/>
          </calcext:conditional-format>
          <calcext:conditional-format calcext:target-range-address="'docker-log-2018-08-27'.K170:'docker-log-2018-08-27'.K170">
            <calcext:condition calcext:apply-style-name="Accent" calcext:value="=MIN([.$G60:.$K60])" calcext:base-cell-address="'docker-log-2018-08-27'.K60"/>
          </calcext:conditional-format>
          <calcext:conditional-format calcext:target-range-address="'docker-log-2018-08-27'.K171:'docker-log-2018-08-27'.K171">
            <calcext:condition calcext:apply-style-name="Error" calcext:value="&gt;=900" calcext:base-cell-address="'docker-log-2018-08-27'.K61"/>
            <calcext:condition calcext:apply-style-name="Accent" calcext:value="=MIN([.$B61:.$F61])" calcext:base-cell-address="'docker-log-2018-08-27'.K61"/>
          </calcext:conditional-format>
          <calcext:conditional-format calcext:target-range-address="'docker-log-2018-08-27'.K171:'docker-log-2018-08-27'.K171">
            <calcext:condition calcext:apply-style-name="Accent" calcext:value="=MIN([.$G61:.$K61])" calcext:base-cell-address="'docker-log-2018-08-27'.K61"/>
          </calcext:conditional-format>
          <calcext:conditional-format calcext:target-range-address="'docker-log-2018-08-27'.K172:'docker-log-2018-08-27'.K172">
            <calcext:condition calcext:apply-style-name="Error" calcext:value="&gt;=900" calcext:base-cell-address="'docker-log-2018-08-27'.K62"/>
            <calcext:condition calcext:apply-style-name="Accent" calcext:value="=MIN([.$B62:.$F62])" calcext:base-cell-address="'docker-log-2018-08-27'.K62"/>
          </calcext:conditional-format>
          <calcext:conditional-format calcext:target-range-address="'docker-log-2018-08-27'.K172:'docker-log-2018-08-27'.K172">
            <calcext:condition calcext:apply-style-name="Accent" calcext:value="=MIN([.$G62:.$K62])" calcext:base-cell-address="'docker-log-2018-08-27'.K62"/>
          </calcext:conditional-format>
          <calcext:conditional-format calcext:target-range-address="'docker-log-2018-08-27'.K173:'docker-log-2018-08-27'.K173">
            <calcext:condition calcext:apply-style-name="Error" calcext:value="&gt;=900" calcext:base-cell-address="'docker-log-2018-08-27'.K63"/>
            <calcext:condition calcext:apply-style-name="Accent" calcext:value="=MIN([.$B63:.$F63])" calcext:base-cell-address="'docker-log-2018-08-27'.K63"/>
          </calcext:conditional-format>
          <calcext:conditional-format calcext:target-range-address="'docker-log-2018-08-27'.K173:'docker-log-2018-08-27'.K173">
            <calcext:condition calcext:apply-style-name="Accent" calcext:value="=MIN([.$G63:.$K63])" calcext:base-cell-address="'docker-log-2018-08-27'.K63"/>
          </calcext:conditional-format>
          <calcext:conditional-format calcext:target-range-address="'docker-log-2018-08-27'.K174:'docker-log-2018-08-27'.K174">
            <calcext:condition calcext:apply-style-name="Error" calcext:value="&gt;=900" calcext:base-cell-address="'docker-log-2018-08-27'.K64"/>
            <calcext:condition calcext:apply-style-name="Accent" calcext:value="=MIN([.$B64:.$F64])" calcext:base-cell-address="'docker-log-2018-08-27'.K64"/>
          </calcext:conditional-format>
          <calcext:conditional-format calcext:target-range-address="'docker-log-2018-08-27'.K174:'docker-log-2018-08-27'.K174">
            <calcext:condition calcext:apply-style-name="Accent" calcext:value="=MIN([.$G64:.$K64])" calcext:base-cell-address="'docker-log-2018-08-27'.K64"/>
          </calcext:conditional-format>
          <calcext:conditional-format calcext:target-range-address="'docker-log-2018-08-27'.K175:'docker-log-2018-08-27'.K175">
            <calcext:condition calcext:apply-style-name="Error" calcext:value="&gt;=900" calcext:base-cell-address="'docker-log-2018-08-27'.K65"/>
            <calcext:condition calcext:apply-style-name="Accent" calcext:value="=MIN([.$B65:.$F65])" calcext:base-cell-address="'docker-log-2018-08-27'.K65"/>
          </calcext:conditional-format>
          <calcext:conditional-format calcext:target-range-address="'docker-log-2018-08-27'.K175:'docker-log-2018-08-27'.K175">
            <calcext:condition calcext:apply-style-name="Accent" calcext:value="=MIN([.$G65:.$K65])" calcext:base-cell-address="'docker-log-2018-08-27'.K65"/>
          </calcext:conditional-format>
          <calcext:conditional-format calcext:target-range-address="'docker-log-2018-08-27'.K176:'docker-log-2018-08-27'.K176">
            <calcext:condition calcext:apply-style-name="Error" calcext:value="&gt;=900" calcext:base-cell-address="'docker-log-2018-08-27'.K66"/>
            <calcext:condition calcext:apply-style-name="Accent" calcext:value="=MIN([.$B66:.$F66])" calcext:base-cell-address="'docker-log-2018-08-27'.K66"/>
          </calcext:conditional-format>
          <calcext:conditional-format calcext:target-range-address="'docker-log-2018-08-27'.K176:'docker-log-2018-08-27'.K176">
            <calcext:condition calcext:apply-style-name="Accent" calcext:value="=MIN([.$G66:.$K66])" calcext:base-cell-address="'docker-log-2018-08-27'.K66"/>
          </calcext:conditional-format>
          <calcext:conditional-format calcext:target-range-address="'docker-log-2018-08-27'.K177:'docker-log-2018-08-27'.K177">
            <calcext:condition calcext:apply-style-name="Error" calcext:value="&gt;=900" calcext:base-cell-address="'docker-log-2018-08-27'.K67"/>
            <calcext:condition calcext:apply-style-name="Accent" calcext:value="=MIN([.$B67:.$F67])" calcext:base-cell-address="'docker-log-2018-08-27'.K67"/>
          </calcext:conditional-format>
          <calcext:conditional-format calcext:target-range-address="'docker-log-2018-08-27'.K177:'docker-log-2018-08-27'.K177">
            <calcext:condition calcext:apply-style-name="Accent" calcext:value="=MIN([.$G67:.$K67])" calcext:base-cell-address="'docker-log-2018-08-27'.K67"/>
          </calcext:conditional-format>
          <calcext:conditional-format calcext:target-range-address="'docker-log-2018-08-27'.K178:'docker-log-2018-08-27'.K178">
            <calcext:condition calcext:apply-style-name="Error" calcext:value="&gt;=900" calcext:base-cell-address="'docker-log-2018-08-27'.K68"/>
            <calcext:condition calcext:apply-style-name="Accent" calcext:value="=MIN([.$B68:.$F68])" calcext:base-cell-address="'docker-log-2018-08-27'.K68"/>
          </calcext:conditional-format>
          <calcext:conditional-format calcext:target-range-address="'docker-log-2018-08-27'.K178:'docker-log-2018-08-27'.K178">
            <calcext:condition calcext:apply-style-name="Accent" calcext:value="=MIN([.$G68:.$K68])" calcext:base-cell-address="'docker-log-2018-08-27'.K68"/>
          </calcext:conditional-format>
          <calcext:conditional-format calcext:target-range-address="'docker-log-2018-08-27'.K179:'docker-log-2018-08-27'.K179">
            <calcext:condition calcext:apply-style-name="Error" calcext:value="&gt;=900" calcext:base-cell-address="'docker-log-2018-08-27'.K69"/>
            <calcext:condition calcext:apply-style-name="Accent" calcext:value="=MIN([.$B69:.$F69])" calcext:base-cell-address="'docker-log-2018-08-27'.K69"/>
          </calcext:conditional-format>
          <calcext:conditional-format calcext:target-range-address="'docker-log-2018-08-27'.K179:'docker-log-2018-08-27'.K179">
            <calcext:condition calcext:apply-style-name="Accent" calcext:value="=MIN([.$G69:.$K69])" calcext:base-cell-address="'docker-log-2018-08-27'.K69"/>
          </calcext:conditional-format>
          <calcext:conditional-format calcext:target-range-address="'docker-log-2018-08-27'.K180:'docker-log-2018-08-27'.K180">
            <calcext:condition calcext:apply-style-name="Error" calcext:value="&gt;=900" calcext:base-cell-address="'docker-log-2018-08-27'.K70"/>
            <calcext:condition calcext:apply-style-name="Accent" calcext:value="=MIN([.$B70:.$F70])" calcext:base-cell-address="'docker-log-2018-08-27'.K70"/>
          </calcext:conditional-format>
          <calcext:conditional-format calcext:target-range-address="'docker-log-2018-08-27'.K180:'docker-log-2018-08-27'.K180">
            <calcext:condition calcext:apply-style-name="Accent" calcext:value="=MIN([.$G70:.$K70])" calcext:base-cell-address="'docker-log-2018-08-27'.K70"/>
          </calcext:conditional-format>
          <calcext:conditional-format calcext:target-range-address="'docker-log-2018-08-27'.K181:'docker-log-2018-08-27'.K181">
            <calcext:condition calcext:apply-style-name="Error" calcext:value="&gt;=900" calcext:base-cell-address="'docker-log-2018-08-27'.K71"/>
            <calcext:condition calcext:apply-style-name="Accent" calcext:value="=MIN([.$B71:.$F71])" calcext:base-cell-address="'docker-log-2018-08-27'.K71"/>
          </calcext:conditional-format>
          <calcext:conditional-format calcext:target-range-address="'docker-log-2018-08-27'.K181:'docker-log-2018-08-27'.K181">
            <calcext:condition calcext:apply-style-name="Accent" calcext:value="=MIN([.$G71:.$K71])" calcext:base-cell-address="'docker-log-2018-08-27'.K71"/>
          </calcext:conditional-format>
          <calcext:conditional-format calcext:target-range-address="'docker-log-2018-08-27'.K182:'docker-log-2018-08-27'.K182">
            <calcext:condition calcext:apply-style-name="Error" calcext:value="&gt;=900" calcext:base-cell-address="'docker-log-2018-08-27'.K72"/>
            <calcext:condition calcext:apply-style-name="Accent" calcext:value="=MIN([.$B72:.$F72])" calcext:base-cell-address="'docker-log-2018-08-27'.K72"/>
          </calcext:conditional-format>
          <calcext:conditional-format calcext:target-range-address="'docker-log-2018-08-27'.K182:'docker-log-2018-08-27'.K182">
            <calcext:condition calcext:apply-style-name="Accent" calcext:value="=MIN([.$G72:.$K72])" calcext:base-cell-address="'docker-log-2018-08-27'.K72"/>
          </calcext:conditional-format>
          <calcext:conditional-format calcext:target-range-address="'docker-log-2018-08-27'.K183:'docker-log-2018-08-27'.K183">
            <calcext:condition calcext:apply-style-name="Error" calcext:value="&gt;=900" calcext:base-cell-address="'docker-log-2018-08-27'.K73"/>
            <calcext:condition calcext:apply-style-name="Accent" calcext:value="=MIN([.$B73:.$F73])" calcext:base-cell-address="'docker-log-2018-08-27'.K73"/>
          </calcext:conditional-format>
          <calcext:conditional-format calcext:target-range-address="'docker-log-2018-08-27'.K183:'docker-log-2018-08-27'.K183">
            <calcext:condition calcext:apply-style-name="Accent" calcext:value="=MIN([.$G73:.$K73])" calcext:base-cell-address="'docker-log-2018-08-27'.K73"/>
          </calcext:conditional-format>
          <calcext:conditional-format calcext:target-range-address="'docker-log-2018-08-27'.K184:'docker-log-2018-08-27'.K184">
            <calcext:condition calcext:apply-style-name="Error" calcext:value="&gt;=900" calcext:base-cell-address="'docker-log-2018-08-27'.K74"/>
            <calcext:condition calcext:apply-style-name="Accent" calcext:value="=MIN([.$B74:.$F74])" calcext:base-cell-address="'docker-log-2018-08-27'.K74"/>
          </calcext:conditional-format>
          <calcext:conditional-format calcext:target-range-address="'docker-log-2018-08-27'.K184:'docker-log-2018-08-27'.K184">
            <calcext:condition calcext:apply-style-name="Accent" calcext:value="=MIN([.$G74:.$K74])" calcext:base-cell-address="'docker-log-2018-08-27'.K74"/>
          </calcext:conditional-format>
          <calcext:conditional-format calcext:target-range-address="'docker-log-2018-08-27'.K185:'docker-log-2018-08-27'.K185">
            <calcext:condition calcext:apply-style-name="Error" calcext:value="&gt;=900" calcext:base-cell-address="'docker-log-2018-08-27'.K75"/>
            <calcext:condition calcext:apply-style-name="Accent" calcext:value="=MIN([.$B75:.$F75])" calcext:base-cell-address="'docker-log-2018-08-27'.K75"/>
          </calcext:conditional-format>
          <calcext:conditional-format calcext:target-range-address="'docker-log-2018-08-27'.K185:'docker-log-2018-08-27'.K185">
            <calcext:condition calcext:apply-style-name="Accent" calcext:value="=MIN([.$G75:.$K75])" calcext:base-cell-address="'docker-log-2018-08-27'.K75"/>
          </calcext:conditional-format>
          <calcext:conditional-format calcext:target-range-address="'docker-log-2018-08-27'.K186:'docker-log-2018-08-27'.K186">
            <calcext:condition calcext:apply-style-name="Error" calcext:value="&gt;=900" calcext:base-cell-address="'docker-log-2018-08-27'.K76"/>
            <calcext:condition calcext:apply-style-name="Accent" calcext:value="=MIN([.$B76:.$F76])" calcext:base-cell-address="'docker-log-2018-08-27'.K76"/>
          </calcext:conditional-format>
          <calcext:conditional-format calcext:target-range-address="'docker-log-2018-08-27'.K186:'docker-log-2018-08-27'.K186">
            <calcext:condition calcext:apply-style-name="Accent" calcext:value="=MIN([.$G76:.$K76])" calcext:base-cell-address="'docker-log-2018-08-27'.K76"/>
          </calcext:conditional-format>
          <calcext:conditional-format calcext:target-range-address="'docker-log-2018-08-27'.K187:'docker-log-2018-08-27'.K187">
            <calcext:condition calcext:apply-style-name="Error" calcext:value="&gt;=900" calcext:base-cell-address="'docker-log-2018-08-27'.K77"/>
            <calcext:condition calcext:apply-style-name="Accent" calcext:value="=MIN([.$B77:.$F77])" calcext:base-cell-address="'docker-log-2018-08-27'.K77"/>
          </calcext:conditional-format>
          <calcext:conditional-format calcext:target-range-address="'docker-log-2018-08-27'.K187:'docker-log-2018-08-27'.K187">
            <calcext:condition calcext:apply-style-name="Accent" calcext:value="=MIN([.$G77:.$K77])" calcext:base-cell-address="'docker-log-2018-08-27'.K77"/>
          </calcext:conditional-format>
          <calcext:conditional-format calcext:target-range-address="'docker-log-2018-08-27'.K188:'docker-log-2018-08-27'.K188">
            <calcext:condition calcext:apply-style-name="Error" calcext:value="&gt;=900" calcext:base-cell-address="'docker-log-2018-08-27'.K78"/>
            <calcext:condition calcext:apply-style-name="Accent" calcext:value="=MIN([.$B78:.$F78])" calcext:base-cell-address="'docker-log-2018-08-27'.K78"/>
          </calcext:conditional-format>
          <calcext:conditional-format calcext:target-range-address="'docker-log-2018-08-27'.K188:'docker-log-2018-08-27'.K188">
            <calcext:condition calcext:apply-style-name="Accent" calcext:value="=MIN([.$G78:.$K78])" calcext:base-cell-address="'docker-log-2018-08-27'.K78"/>
          </calcext:conditional-format>
          <calcext:conditional-format calcext:target-range-address="'docker-log-2018-08-27'.K189:'docker-log-2018-08-27'.K189">
            <calcext:condition calcext:apply-style-name="Error" calcext:value="&gt;=900" calcext:base-cell-address="'docker-log-2018-08-27'.K79"/>
            <calcext:condition calcext:apply-style-name="Accent" calcext:value="=MIN([.$B79:.$F79])" calcext:base-cell-address="'docker-log-2018-08-27'.K79"/>
          </calcext:conditional-format>
          <calcext:conditional-format calcext:target-range-address="'docker-log-2018-08-27'.K189:'docker-log-2018-08-27'.K189">
            <calcext:condition calcext:apply-style-name="Accent" calcext:value="=MIN([.$G79:.$K79])" calcext:base-cell-address="'docker-log-2018-08-27'.K79"/>
          </calcext:conditional-format>
          <calcext:conditional-format calcext:target-range-address="'docker-log-2018-08-27'.K190:'docker-log-2018-08-27'.K190">
            <calcext:condition calcext:apply-style-name="Error" calcext:value="&gt;=900" calcext:base-cell-address="'docker-log-2018-08-27'.K80"/>
            <calcext:condition calcext:apply-style-name="Accent" calcext:value="=MIN([.$B80:.$F80])" calcext:base-cell-address="'docker-log-2018-08-27'.K80"/>
          </calcext:conditional-format>
          <calcext:conditional-format calcext:target-range-address="'docker-log-2018-08-27'.K190:'docker-log-2018-08-27'.K190">
            <calcext:condition calcext:apply-style-name="Accent" calcext:value="=MIN([.$G80:.$K80])" calcext:base-cell-address="'docker-log-2018-08-27'.K80"/>
          </calcext:conditional-format>
          <calcext:conditional-format calcext:target-range-address="'docker-log-2018-08-27'.K191:'docker-log-2018-08-27'.K191">
            <calcext:condition calcext:apply-style-name="Error" calcext:value="&gt;=900" calcext:base-cell-address="'docker-log-2018-08-27'.K81"/>
            <calcext:condition calcext:apply-style-name="Accent" calcext:value="=MIN([.$B81:.$F81])" calcext:base-cell-address="'docker-log-2018-08-27'.K81"/>
          </calcext:conditional-format>
          <calcext:conditional-format calcext:target-range-address="'docker-log-2018-08-27'.K191:'docker-log-2018-08-27'.K191">
            <calcext:condition calcext:apply-style-name="Accent" calcext:value="=MIN([.$G81:.$K81])" calcext:base-cell-address="'docker-log-2018-08-27'.K81"/>
          </calcext:conditional-format>
          <calcext:conditional-format calcext:target-range-address="'docker-log-2018-08-27'.K192:'docker-log-2018-08-27'.K192">
            <calcext:condition calcext:apply-style-name="Error" calcext:value="&gt;=900" calcext:base-cell-address="'docker-log-2018-08-27'.K82"/>
            <calcext:condition calcext:apply-style-name="Accent" calcext:value="=MIN([.$B82:.$F82])" calcext:base-cell-address="'docker-log-2018-08-27'.K82"/>
          </calcext:conditional-format>
          <calcext:conditional-format calcext:target-range-address="'docker-log-2018-08-27'.K192:'docker-log-2018-08-27'.K192">
            <calcext:condition calcext:apply-style-name="Accent" calcext:value="=MIN([.$G82:.$K82])" calcext:base-cell-address="'docker-log-2018-08-27'.K82"/>
          </calcext:conditional-format>
          <calcext:conditional-format calcext:target-range-address="'docker-log-2018-08-27'.K193:'docker-log-2018-08-27'.K193">
            <calcext:condition calcext:apply-style-name="Error" calcext:value="&gt;=900" calcext:base-cell-address="'docker-log-2018-08-27'.K83"/>
            <calcext:condition calcext:apply-style-name="Accent" calcext:value="=MIN([.$B83:.$F83])" calcext:base-cell-address="'docker-log-2018-08-27'.K83"/>
          </calcext:conditional-format>
          <calcext:conditional-format calcext:target-range-address="'docker-log-2018-08-27'.K193:'docker-log-2018-08-27'.K193">
            <calcext:condition calcext:apply-style-name="Accent" calcext:value="=MIN([.$G83:.$K83])" calcext:base-cell-address="'docker-log-2018-08-27'.K83"/>
          </calcext:conditional-format>
          <calcext:conditional-format calcext:target-range-address="'docker-log-2018-08-27'.K194:'docker-log-2018-08-27'.K194">
            <calcext:condition calcext:apply-style-name="Error" calcext:value="&gt;=900" calcext:base-cell-address="'docker-log-2018-08-27'.K84"/>
            <calcext:condition calcext:apply-style-name="Accent" calcext:value="=MIN([.$B84:.$F84])" calcext:base-cell-address="'docker-log-2018-08-27'.K84"/>
          </calcext:conditional-format>
          <calcext:conditional-format calcext:target-range-address="'docker-log-2018-08-27'.K194:'docker-log-2018-08-27'.K194">
            <calcext:condition calcext:apply-style-name="Accent" calcext:value="=MIN([.$G84:.$K84])" calcext:base-cell-address="'docker-log-2018-08-27'.K84"/>
          </calcext:conditional-format>
          <calcext:conditional-format calcext:target-range-address="'docker-log-2018-08-27'.K195:'docker-log-2018-08-27'.K195">
            <calcext:condition calcext:apply-style-name="Error" calcext:value="&gt;=900" calcext:base-cell-address="'docker-log-2018-08-27'.K85"/>
            <calcext:condition calcext:apply-style-name="Accent" calcext:value="=MIN([.$B85:.$F85])" calcext:base-cell-address="'docker-log-2018-08-27'.K85"/>
          </calcext:conditional-format>
          <calcext:conditional-format calcext:target-range-address="'docker-log-2018-08-27'.K195:'docker-log-2018-08-27'.K195">
            <calcext:condition calcext:apply-style-name="Accent" calcext:value="=MIN([.$G85:.$K85])" calcext:base-cell-address="'docker-log-2018-08-27'.K85"/>
          </calcext:conditional-format>
          <calcext:conditional-format calcext:target-range-address="'docker-log-2018-08-27'.K196:'docker-log-2018-08-27'.K196">
            <calcext:condition calcext:apply-style-name="Error" calcext:value="&gt;=900" calcext:base-cell-address="'docker-log-2018-08-27'.K86"/>
            <calcext:condition calcext:apply-style-name="Accent" calcext:value="=MIN([.$B86:.$F86])" calcext:base-cell-address="'docker-log-2018-08-27'.K86"/>
          </calcext:conditional-format>
          <calcext:conditional-format calcext:target-range-address="'docker-log-2018-08-27'.K196:'docker-log-2018-08-27'.K196">
            <calcext:condition calcext:apply-style-name="Accent" calcext:value="=MIN([.$G86:.$K86])" calcext:base-cell-address="'docker-log-2018-08-27'.K86"/>
          </calcext:conditional-format>
          <calcext:conditional-format calcext:target-range-address="'docker-log-2018-08-27'.K197:'docker-log-2018-08-27'.K197">
            <calcext:condition calcext:apply-style-name="Error" calcext:value="&gt;=900" calcext:base-cell-address="'docker-log-2018-08-27'.K87"/>
            <calcext:condition calcext:apply-style-name="Accent" calcext:value="=MIN([.$B87:.$F87])" calcext:base-cell-address="'docker-log-2018-08-27'.K87"/>
          </calcext:conditional-format>
          <calcext:conditional-format calcext:target-range-address="'docker-log-2018-08-27'.K197:'docker-log-2018-08-27'.K197">
            <calcext:condition calcext:apply-style-name="Accent" calcext:value="=MIN([.$G87:.$K87])" calcext:base-cell-address="'docker-log-2018-08-27'.K87"/>
          </calcext:conditional-format>
          <calcext:conditional-format calcext:target-range-address="'docker-log-2018-08-27'.K198:'docker-log-2018-08-27'.K198">
            <calcext:condition calcext:apply-style-name="Error" calcext:value="&gt;=900" calcext:base-cell-address="'docker-log-2018-08-27'.K88"/>
            <calcext:condition calcext:apply-style-name="Accent" calcext:value="=MIN([.$B88:.$F88])" calcext:base-cell-address="'docker-log-2018-08-27'.K88"/>
          </calcext:conditional-format>
          <calcext:conditional-format calcext:target-range-address="'docker-log-2018-08-27'.K198:'docker-log-2018-08-27'.K198">
            <calcext:condition calcext:apply-style-name="Accent" calcext:value="=MIN([.$G88:.$K88])" calcext:base-cell-address="'docker-log-2018-08-27'.K88"/>
          </calcext:conditional-format>
          <calcext:conditional-format calcext:target-range-address="'docker-log-2018-08-27'.K199:'docker-log-2018-08-27'.K199">
            <calcext:condition calcext:apply-style-name="Error" calcext:value="&gt;=900" calcext:base-cell-address="'docker-log-2018-08-27'.K89"/>
            <calcext:condition calcext:apply-style-name="Accent" calcext:value="=MIN([.$B89:.$F89])" calcext:base-cell-address="'docker-log-2018-08-27'.K89"/>
          </calcext:conditional-format>
          <calcext:conditional-format calcext:target-range-address="'docker-log-2018-08-27'.K199:'docker-log-2018-08-27'.K199">
            <calcext:condition calcext:apply-style-name="Accent" calcext:value="=MIN([.$G89:.$K89])" calcext:base-cell-address="'docker-log-2018-08-27'.K89"/>
          </calcext:conditional-format>
          <calcext:conditional-format calcext:target-range-address="'docker-log-2018-08-27'.K200:'docker-log-2018-08-27'.K200">
            <calcext:condition calcext:apply-style-name="Error" calcext:value="&gt;=900" calcext:base-cell-address="'docker-log-2018-08-27'.K90"/>
            <calcext:condition calcext:apply-style-name="Accent" calcext:value="=MIN([.$B90:.$F90])" calcext:base-cell-address="'docker-log-2018-08-27'.K90"/>
          </calcext:conditional-format>
          <calcext:conditional-format calcext:target-range-address="'docker-log-2018-08-27'.K200:'docker-log-2018-08-27'.K200">
            <calcext:condition calcext:apply-style-name="Accent" calcext:value="=MIN([.$G90:.$K90])" calcext:base-cell-address="'docker-log-2018-08-27'.K90"/>
          </calcext:conditional-format>
          <calcext:conditional-format calcext:target-range-address="'docker-log-2018-08-27'.K201:'docker-log-2018-08-27'.K201">
            <calcext:condition calcext:apply-style-name="Error" calcext:value="&gt;=900" calcext:base-cell-address="'docker-log-2018-08-27'.K91"/>
            <calcext:condition calcext:apply-style-name="Accent" calcext:value="=MIN([.$B91:.$F91])" calcext:base-cell-address="'docker-log-2018-08-27'.K91"/>
          </calcext:conditional-format>
          <calcext:conditional-format calcext:target-range-address="'docker-log-2018-08-27'.K201:'docker-log-2018-08-27'.K201">
            <calcext:condition calcext:apply-style-name="Accent" calcext:value="=MIN([.$G91:.$K91])" calcext:base-cell-address="'docker-log-2018-08-27'.K91"/>
          </calcext:conditional-format>
          <calcext:conditional-format calcext:target-range-address="'docker-log-2018-08-27'.K202:'docker-log-2018-08-27'.K202">
            <calcext:condition calcext:apply-style-name="Error" calcext:value="&gt;=900" calcext:base-cell-address="'docker-log-2018-08-27'.K92"/>
            <calcext:condition calcext:apply-style-name="Accent" calcext:value="=MIN([.$B92:.$F92])" calcext:base-cell-address="'docker-log-2018-08-27'.K92"/>
          </calcext:conditional-format>
          <calcext:conditional-format calcext:target-range-address="'docker-log-2018-08-27'.K202:'docker-log-2018-08-27'.K202">
            <calcext:condition calcext:apply-style-name="Accent" calcext:value="=MIN([.$G92:.$K92])" calcext:base-cell-address="'docker-log-2018-08-27'.K92"/>
          </calcext:conditional-format>
          <calcext:conditional-format calcext:target-range-address="'docker-log-2018-08-27'.K203:'docker-log-2018-08-27'.K203">
            <calcext:condition calcext:apply-style-name="Error" calcext:value="&gt;=900" calcext:base-cell-address="'docker-log-2018-08-27'.K93"/>
            <calcext:condition calcext:apply-style-name="Accent" calcext:value="=MIN([.$B93:.$F93])" calcext:base-cell-address="'docker-log-2018-08-27'.K93"/>
          </calcext:conditional-format>
          <calcext:conditional-format calcext:target-range-address="'docker-log-2018-08-27'.K203:'docker-log-2018-08-27'.K203">
            <calcext:condition calcext:apply-style-name="Accent" calcext:value="=MIN([.$G93:.$K93])" calcext:base-cell-address="'docker-log-2018-08-27'.K93"/>
          </calcext:conditional-format>
          <calcext:conditional-format calcext:target-range-address="'docker-log-2018-08-27'.K204:'docker-log-2018-08-27'.K204">
            <calcext:condition calcext:apply-style-name="Error" calcext:value="&gt;=900" calcext:base-cell-address="'docker-log-2018-08-27'.K94"/>
            <calcext:condition calcext:apply-style-name="Accent" calcext:value="=MIN([.$B94:.$F94])" calcext:base-cell-address="'docker-log-2018-08-27'.K94"/>
          </calcext:conditional-format>
          <calcext:conditional-format calcext:target-range-address="'docker-log-2018-08-27'.K204:'docker-log-2018-08-27'.K204">
            <calcext:condition calcext:apply-style-name="Accent" calcext:value="=MIN([.$G94:.$K94])" calcext:base-cell-address="'docker-log-2018-08-27'.K94"/>
          </calcext:conditional-format>
          <calcext:conditional-format calcext:target-range-address="'docker-log-2018-08-27'.K205:'docker-log-2018-08-27'.K205">
            <calcext:condition calcext:apply-style-name="Error" calcext:value="&gt;=900" calcext:base-cell-address="'docker-log-2018-08-27'.K95"/>
            <calcext:condition calcext:apply-style-name="Accent" calcext:value="=MIN([.$B95:.$F95])" calcext:base-cell-address="'docker-log-2018-08-27'.K95"/>
          </calcext:conditional-format>
          <calcext:conditional-format calcext:target-range-address="'docker-log-2018-08-27'.K205:'docker-log-2018-08-27'.K205">
            <calcext:condition calcext:apply-style-name="Accent" calcext:value="=MIN([.$G95:.$K95])" calcext:base-cell-address="'docker-log-2018-08-27'.K95"/>
          </calcext:conditional-format>
          <calcext:conditional-format calcext:target-range-address="'docker-log-2018-08-27'.K206:'docker-log-2018-08-27'.K206">
            <calcext:condition calcext:apply-style-name="Error" calcext:value="&gt;=900" calcext:base-cell-address="'docker-log-2018-08-27'.K96"/>
            <calcext:condition calcext:apply-style-name="Accent" calcext:value="=MIN([.$B96:.$F96])" calcext:base-cell-address="'docker-log-2018-08-27'.K96"/>
          </calcext:conditional-format>
          <calcext:conditional-format calcext:target-range-address="'docker-log-2018-08-27'.K206:'docker-log-2018-08-27'.K206">
            <calcext:condition calcext:apply-style-name="Accent" calcext:value="=MIN([.$G96:.$K96])" calcext:base-cell-address="'docker-log-2018-08-27'.K96"/>
          </calcext:conditional-format>
          <calcext:conditional-format calcext:target-range-address="'docker-log-2018-08-27'.K207:'docker-log-2018-08-27'.K207">
            <calcext:condition calcext:apply-style-name="Error" calcext:value="&gt;=900" calcext:base-cell-address="'docker-log-2018-08-27'.K97"/>
            <calcext:condition calcext:apply-style-name="Accent" calcext:value="=MIN([.$B97:.$F97])" calcext:base-cell-address="'docker-log-2018-08-27'.K97"/>
          </calcext:conditional-format>
          <calcext:conditional-format calcext:target-range-address="'docker-log-2018-08-27'.K207:'docker-log-2018-08-27'.K207">
            <calcext:condition calcext:apply-style-name="Accent" calcext:value="=MIN([.$G97:.$K97])" calcext:base-cell-address="'docker-log-2018-08-27'.K97"/>
          </calcext:conditional-format>
          <calcext:conditional-format calcext:target-range-address="'docker-log-2018-08-27'.K208:'docker-log-2018-08-27'.K208">
            <calcext:condition calcext:apply-style-name="Error" calcext:value="&gt;=900" calcext:base-cell-address="'docker-log-2018-08-27'.K98"/>
            <calcext:condition calcext:apply-style-name="Accent" calcext:value="=MIN([.$B98:.$F98])" calcext:base-cell-address="'docker-log-2018-08-27'.K98"/>
          </calcext:conditional-format>
          <calcext:conditional-format calcext:target-range-address="'docker-log-2018-08-27'.K208:'docker-log-2018-08-27'.K208">
            <calcext:condition calcext:apply-style-name="Accent" calcext:value="=MIN([.$G98:.$K98])" calcext:base-cell-address="'docker-log-2018-08-27'.K98"/>
          </calcext:conditional-format>
          <calcext:conditional-format calcext:target-range-address="'docker-log-2018-08-27'.K209:'docker-log-2018-08-27'.K209">
            <calcext:condition calcext:apply-style-name="Error" calcext:value="&gt;=900" calcext:base-cell-address="'docker-log-2018-08-27'.K99"/>
            <calcext:condition calcext:apply-style-name="Accent" calcext:value="=MIN([.$B99:.$F99])" calcext:base-cell-address="'docker-log-2018-08-27'.K99"/>
          </calcext:conditional-format>
          <calcext:conditional-format calcext:target-range-address="'docker-log-2018-08-27'.K209:'docker-log-2018-08-27'.K209">
            <calcext:condition calcext:apply-style-name="Accent" calcext:value="=MIN([.$G99:.$K99])" calcext:base-cell-address="'docker-log-2018-08-27'.K99"/>
          </calcext:conditional-format>
          <calcext:conditional-format calcext:target-range-address="'docker-log-2018-08-27'.K210:'docker-log-2018-08-27'.K210">
            <calcext:condition calcext:apply-style-name="Error" calcext:value="&gt;=900" calcext:base-cell-address="'docker-log-2018-08-27'.K100"/>
            <calcext:condition calcext:apply-style-name="Accent" calcext:value="=MIN([.$B100:.$F100])" calcext:base-cell-address="'docker-log-2018-08-27'.K100"/>
          </calcext:conditional-format>
          <calcext:conditional-format calcext:target-range-address="'docker-log-2018-08-27'.K210:'docker-log-2018-08-27'.K210">
            <calcext:condition calcext:apply-style-name="Accent" calcext:value="=MIN([.$G100:.$K100])" calcext:base-cell-address="'docker-log-2018-08-27'.K100"/>
          </calcext:conditional-format>
          <calcext:conditional-format calcext:target-range-address="'docker-log-2018-08-27'.K211:'docker-log-2018-08-27'.K211">
            <calcext:condition calcext:apply-style-name="Error" calcext:value="&gt;=900" calcext:base-cell-address="'docker-log-2018-08-27'.K101"/>
            <calcext:condition calcext:apply-style-name="Accent" calcext:value="=MIN([.$B101:.$F101])" calcext:base-cell-address="'docker-log-2018-08-27'.K101"/>
          </calcext:conditional-format>
          <calcext:conditional-format calcext:target-range-address="'docker-log-2018-08-27'.K211:'docker-log-2018-08-27'.K211">
            <calcext:condition calcext:apply-style-name="Accent" calcext:value="=MIN([.$G101:.$K101])" calcext:base-cell-address="'docker-log-2018-08-27'.K101"/>
          </calcext:conditional-format>
          <calcext:conditional-format calcext:target-range-address="'docker-log-2018-08-27'.K212:'docker-log-2018-08-27'.K212">
            <calcext:condition calcext:apply-style-name="Error" calcext:value="&gt;=900" calcext:base-cell-address="'docker-log-2018-08-27'.K102"/>
            <calcext:condition calcext:apply-style-name="Accent" calcext:value="=MIN([.$B102:.$F102])" calcext:base-cell-address="'docker-log-2018-08-27'.K102"/>
          </calcext:conditional-format>
          <calcext:conditional-format calcext:target-range-address="'docker-log-2018-08-27'.K212:'docker-log-2018-08-27'.K212">
            <calcext:condition calcext:apply-style-name="Accent" calcext:value="=MIN([.$G102:.$K102])" calcext:base-cell-address="'docker-log-2018-08-27'.K102"/>
          </calcext:conditional-format>
          <calcext:conditional-format calcext:target-range-address="'docker-log-2018-08-27'.K213:'docker-log-2018-08-27'.K213">
            <calcext:condition calcext:apply-style-name="Error" calcext:value="&gt;=900" calcext:base-cell-address="'docker-log-2018-08-27'.K103"/>
            <calcext:condition calcext:apply-style-name="Accent" calcext:value="=MIN([.$B103:.$F103])" calcext:base-cell-address="'docker-log-2018-08-27'.K103"/>
          </calcext:conditional-format>
          <calcext:conditional-format calcext:target-range-address="'docker-log-2018-08-27'.K213:'docker-log-2018-08-27'.K213">
            <calcext:condition calcext:apply-style-name="Accent" calcext:value="=MIN([.$G103:.$K103])" calcext:base-cell-address="'docker-log-2018-08-27'.K103"/>
          </calcext:conditional-format>
          <calcext:conditional-format calcext:target-range-address="'docker-log-2018-08-27'.K214:'docker-log-2018-08-27'.K214">
            <calcext:condition calcext:apply-style-name="Error" calcext:value="&gt;=900" calcext:base-cell-address="'docker-log-2018-08-27'.K104"/>
            <calcext:condition calcext:apply-style-name="Accent" calcext:value="=MIN([.$B104:.$F104])" calcext:base-cell-address="'docker-log-2018-08-27'.K104"/>
          </calcext:conditional-format>
          <calcext:conditional-format calcext:target-range-address="'docker-log-2018-08-27'.K214:'docker-log-2018-08-27'.K214">
            <calcext:condition calcext:apply-style-name="Accent" calcext:value="=MIN([.$G104:.$K104])" calcext:base-cell-address="'docker-log-2018-08-27'.K104"/>
          </calcext:conditional-format>
          <calcext:conditional-format calcext:target-range-address="'docker-log-2018-08-27'.K215:'docker-log-2018-08-27'.K215">
            <calcext:condition calcext:apply-style-name="Error" calcext:value="&gt;=900" calcext:base-cell-address="'docker-log-2018-08-27'.K105"/>
            <calcext:condition calcext:apply-style-name="Accent" calcext:value="=MIN([.$B105:.$F105])" calcext:base-cell-address="'docker-log-2018-08-27'.K105"/>
          </calcext:conditional-format>
          <calcext:conditional-format calcext:target-range-address="'docker-log-2018-08-27'.K215:'docker-log-2018-08-27'.K215">
            <calcext:condition calcext:apply-style-name="Accent" calcext:value="=MIN([.$G105:.$K105])" calcext:base-cell-address="'docker-log-2018-08-27'.K105"/>
          </calcext:conditional-format>
          <calcext:conditional-format calcext:target-range-address="'docker-log-2018-08-27'.K216:'docker-log-2018-08-27'.K216">
            <calcext:condition calcext:apply-style-name="Error" calcext:value="&gt;=900" calcext:base-cell-address="'docker-log-2018-08-27'.K106"/>
            <calcext:condition calcext:apply-style-name="Accent" calcext:value="=MIN([.$B106:.$F106])" calcext:base-cell-address="'docker-log-2018-08-27'.K106"/>
          </calcext:conditional-format>
          <calcext:conditional-format calcext:target-range-address="'docker-log-2018-08-27'.K216:'docker-log-2018-08-27'.K216">
            <calcext:condition calcext:apply-style-name="Accent" calcext:value="=MIN([.$G106:.$K106])" calcext:base-cell-address="'docker-log-2018-08-27'.K106"/>
          </calcext:conditional-format>
          <calcext:conditional-format calcext:target-range-address="'docker-log-2018-08-27'.K217:'docker-log-2018-08-27'.K217">
            <calcext:condition calcext:apply-style-name="Error" calcext:value="&gt;=900" calcext:base-cell-address="'docker-log-2018-08-27'.K107"/>
            <calcext:condition calcext:apply-style-name="Accent" calcext:value="=MIN([.$B107:.$F107])" calcext:base-cell-address="'docker-log-2018-08-27'.K107"/>
          </calcext:conditional-format>
          <calcext:conditional-format calcext:target-range-address="'docker-log-2018-08-27'.K217:'docker-log-2018-08-27'.K217">
            <calcext:condition calcext:apply-style-name="Accent" calcext:value="=MIN([.$G107:.$K107])" calcext:base-cell-address="'docker-log-2018-08-27'.K107"/>
          </calcext:conditional-format>
          <calcext:conditional-format calcext:target-range-address="'docker-log-2018-08-27'.K218:'docker-log-2018-08-27'.K218">
            <calcext:condition calcext:apply-style-name="Error" calcext:value="&gt;=900" calcext:base-cell-address="'docker-log-2018-08-27'.K108"/>
            <calcext:condition calcext:apply-style-name="Accent" calcext:value="=MIN([.$B108:.$F108])" calcext:base-cell-address="'docker-log-2018-08-27'.K108"/>
          </calcext:conditional-format>
          <calcext:conditional-format calcext:target-range-address="'docker-log-2018-08-27'.K218:'docker-log-2018-08-27'.K218">
            <calcext:condition calcext:apply-style-name="Accent" calcext:value="=MIN([.$G108:.$K108])" calcext:base-cell-address="'docker-log-2018-08-27'.K108"/>
          </calcext:conditional-format>
          <calcext:conditional-format calcext:target-range-address="'docker-log-2018-08-27'.K219:'docker-log-2018-08-27'.K219">
            <calcext:condition calcext:apply-style-name="Error" calcext:value="&gt;=900" calcext:base-cell-address="'docker-log-2018-08-27'.K109"/>
            <calcext:condition calcext:apply-style-name="Accent" calcext:value="=MIN([.$B109:.$F109])" calcext:base-cell-address="'docker-log-2018-08-27'.K109"/>
          </calcext:conditional-format>
          <calcext:conditional-format calcext:target-range-address="'docker-log-2018-08-27'.K219:'docker-log-2018-08-27'.K219">
            <calcext:condition calcext:apply-style-name="Accent" calcext:value="=MIN([.$G109:.$K109])" calcext:base-cell-address="'docker-log-2018-08-27'.K109"/>
          </calcext:conditional-format>
          <calcext:conditional-format calcext:target-range-address="'docker-log-2018-08-27'.K220:'docker-log-2018-08-27'.K220">
            <calcext:condition calcext:apply-style-name="Error" calcext:value="&gt;=900" calcext:base-cell-address="'docker-log-2018-08-27'.K110"/>
            <calcext:condition calcext:apply-style-name="Accent" calcext:value="=MIN([.$B110:.$F110])" calcext:base-cell-address="'docker-log-2018-08-27'.K110"/>
          </calcext:conditional-format>
          <calcext:conditional-format calcext:target-range-address="'docker-log-2018-08-27'.K220:'docker-log-2018-08-27'.K220">
            <calcext:condition calcext:apply-style-name="Accent" calcext:value="=MIN([.$G110:.$K110])" calcext:base-cell-address="'docker-log-2018-08-27'.K110"/>
          </calcext:conditional-format>
          <calcext:conditional-format calcext:target-range-address="'docker-log-2018-08-27'.K221:'docker-log-2018-08-27'.K221">
            <calcext:condition calcext:apply-style-name="Error" calcext:value="&gt;=900" calcext:base-cell-address="'docker-log-2018-08-27'.K111"/>
            <calcext:condition calcext:apply-style-name="Accent" calcext:value="=MIN([.$B111:.$F111])" calcext:base-cell-address="'docker-log-2018-08-27'.K111"/>
          </calcext:conditional-format>
          <calcext:conditional-format calcext:target-range-address="'docker-log-2018-08-27'.K221:'docker-log-2018-08-27'.K221">
            <calcext:condition calcext:apply-style-name="Accent" calcext:value="=MIN([.$G111:.$K111])" calcext:base-cell-address="'docker-log-2018-08-27'.K111"/>
          </calcext:conditional-format>
          <calcext:conditional-format calcext:target-range-address="'docker-log-2018-08-27'.K222:'docker-log-2018-08-27'.K222">
            <calcext:condition calcext:apply-style-name="Error" calcext:value="&gt;=900" calcext:base-cell-address="'docker-log-2018-08-27'.K112"/>
            <calcext:condition calcext:apply-style-name="Accent" calcext:value="=MIN([.$B112:.$F112])" calcext:base-cell-address="'docker-log-2018-08-27'.K112"/>
          </calcext:conditional-format>
          <calcext:conditional-format calcext:target-range-address="'docker-log-2018-08-27'.K222:'docker-log-2018-08-27'.K222">
            <calcext:condition calcext:apply-style-name="Accent" calcext:value="=MIN([.$G112:.$K112])" calcext:base-cell-address="'docker-log-2018-08-27'.K112"/>
          </calcext:conditional-format>
          <calcext:conditional-format calcext:target-range-address="'docker-log-2018-08-27'.K223:'docker-log-2018-08-27'.K223">
            <calcext:condition calcext:apply-style-name="Error" calcext:value="&gt;=900" calcext:base-cell-address="'docker-log-2018-08-27'.K113"/>
            <calcext:condition calcext:apply-style-name="Accent" calcext:value="=MIN([.$B113:.$F113])" calcext:base-cell-address="'docker-log-2018-08-27'.K113"/>
          </calcext:conditional-format>
          <calcext:conditional-format calcext:target-range-address="'docker-log-2018-08-27'.K223:'docker-log-2018-08-27'.K223">
            <calcext:condition calcext:apply-style-name="Accent" calcext:value="=MIN([.$G113:.$K113])" calcext:base-cell-address="'docker-log-2018-08-27'.K1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8-29">00/00/0000</text:date></text:span><text:span text:style-name="MT1">, </text:span><text:span text:style-name="MT1"><text:time style:data-style-name="N2" text:time-value="12:55:05.33483644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3:10:58.372532869</dc:date>
    <meta:editing-duration>PT21M7S</meta:editing-duration>
    <meta:editing-cycles>6</meta:editing-cycles>
    <meta:generator>LibreOffice/6.0.6.2$Linux_X86_64 LibreOffice_project/00$Build-2</meta:generator>
    <meta:document-statistic meta:table-count="1" meta:cell-count="1251" meta:object-count="0"/>
  </office:meta>
</office:document-meta>
</file>